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2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igh price</text:p>
          </table:table-cell>
          <table:table-cell table:style-name="ce1" office:value-type="string">
            <text:p>Low price</text:p>
          </table:table-cell>
          <table:table-cell table:style-name="ce1" office:value-type="string">
            <text:p>Closing price</text:p>
          </table:table-cell>
          <table:table-cell table:style-name="ce1" office:value-type="string">
            <text:p>Average price</text:p>
          </table:table-cell>
          <table:table-cell table:style-name="ce1" office:value-type="string">
            <text:p>Total volume</text:p>
          </table:table-cell>
          <table:table-cell table:style-name="ce1" office:value-type="string">
            <text:p>Turnover</text:p>
          </table:table-cell>
          <table:table-cell table:style-name="ce1" office:value-type="string">
            <text:p>Trades</text:p>
          </table:table-cell>
        </table:table-row>
        <table:table-row table:style-name="ro2">
          <table:table-cell office:value-type="string">
            <text:p>2007-01-02</text:p>
          </table:table-cell>
          <table:table-cell office:value-type="float" office:value="1164.37">
            <text:p>1164.37</text:p>
          </table:table-cell>
          <table:table-cell office:value-type="float" office:value="1147.14">
            <text:p>1147.14</text:p>
          </table:table-cell>
          <table:table-cell office:value-type="float" office:value="1164.12">
            <text:p>1164.12</text:p>
          </table:table-cell>
          <table:table-cell table:number-columns-repeated="2"/>
          <table:table-cell office:value-type="float" office:value="11620098126">
            <text:p>11620098126</text:p>
          </table:table-cell>
          <table:table-cell/>
        </table:table-row>
        <table:table-row table:style-name="ro2">
          <table:table-cell office:value-type="string">
            <text:p>2007-01-03</text:p>
          </table:table-cell>
          <table:table-cell office:value-type="float" office:value="1164.38">
            <text:p>1164.38</text:p>
          </table:table-cell>
          <table:table-cell office:value-type="float" office:value="1151.02">
            <text:p>1151.02</text:p>
          </table:table-cell>
          <table:table-cell office:value-type="float" office:value="1158.38">
            <text:p>1158.38</text:p>
          </table:table-cell>
          <table:table-cell table:number-columns-repeated="2"/>
          <table:table-cell office:value-type="float" office:value="16543977598">
            <text:p>16543977598</text:p>
          </table:table-cell>
          <table:table-cell/>
        </table:table-row>
        <table:table-row table:style-name="ro2">
          <table:table-cell office:value-type="string">
            <text:p>2007-01-04</text:p>
          </table:table-cell>
          <table:table-cell office:value-type="float" office:value="1156.87">
            <text:p>1156.87</text:p>
          </table:table-cell>
          <table:table-cell office:value-type="float" office:value="1140.93">
            <text:p>1140.93</text:p>
          </table:table-cell>
          <table:table-cell office:value-type="float" office:value="1149.58">
            <text:p>1149.58</text:p>
          </table:table-cell>
          <table:table-cell table:number-columns-repeated="2"/>
          <table:table-cell office:value-type="float" office:value="20112508729">
            <text:p>20112508729</text:p>
          </table:table-cell>
          <table:table-cell/>
        </table:table-row>
        <table:table-row table:style-name="ro2">
          <table:table-cell office:value-type="string">
            <text:p>2007-01-05</text:p>
          </table:table-cell>
          <table:table-cell office:value-type="float" office:value="1148.53">
            <text:p>1148.53</text:p>
          </table:table-cell>
          <table:table-cell office:value-type="float" office:value="1138.06">
            <text:p>1138.06</text:p>
          </table:table-cell>
          <table:table-cell office:value-type="float" office:value="1147.22">
            <text:p>1147.22</text:p>
          </table:table-cell>
          <table:table-cell table:number-columns-repeated="2"/>
          <table:table-cell office:value-type="float" office:value="8483252666">
            <text:p>8483252666</text:p>
          </table:table-cell>
          <table:table-cell/>
        </table:table-row>
        <table:table-row table:style-name="ro2">
          <table:table-cell office:value-type="string">
            <text:p>2007-01-08</text:p>
          </table:table-cell>
          <table:table-cell office:value-type="float" office:value="1151.17">
            <text:p>1151.17</text:p>
          </table:table-cell>
          <table:table-cell office:value-type="float" office:value="1140.16">
            <text:p>1140.16</text:p>
          </table:table-cell>
          <table:table-cell office:value-type="float" office:value="1144.48">
            <text:p>1144.48</text:p>
          </table:table-cell>
          <table:table-cell table:number-columns-repeated="2"/>
          <table:table-cell office:value-type="float" office:value="16884337266">
            <text:p>16884337266</text:p>
          </table:table-cell>
          <table:table-cell/>
        </table:table-row>
        <table:table-row table:style-name="ro2">
          <table:table-cell office:value-type="string">
            <text:p>2007-01-09</text:p>
          </table:table-cell>
          <table:table-cell office:value-type="float" office:value="1153.66">
            <text:p>1153.66</text:p>
          </table:table-cell>
          <table:table-cell office:value-type="float" office:value="1142.97">
            <text:p>1142.97</text:p>
          </table:table-cell>
          <table:table-cell office:value-type="float" office:value="1143.09">
            <text:p>1143.09</text:p>
          </table:table-cell>
          <table:table-cell table:number-columns-repeated="2"/>
          <table:table-cell office:value-type="float" office:value="16233329576">
            <text:p>16233329576</text:p>
          </table:table-cell>
          <table:table-cell/>
        </table:table-row>
        <table:table-row table:style-name="ro2">
          <table:table-cell office:value-type="string">
            <text:p>2007-01-10</text:p>
          </table:table-cell>
          <table:table-cell office:value-type="float" office:value="1142.49">
            <text:p>1142.49</text:p>
          </table:table-cell>
          <table:table-cell office:value-type="float" office:value="1128.49">
            <text:p>1128.49</text:p>
          </table:table-cell>
          <table:table-cell office:value-type="float" office:value="1133.05">
            <text:p>1133.05</text:p>
          </table:table-cell>
          <table:table-cell table:number-columns-repeated="2"/>
          <table:table-cell office:value-type="float" office:value="20070548131">
            <text:p>20070548131</text:p>
          </table:table-cell>
          <table:table-cell/>
        </table:table-row>
        <table:table-row table:style-name="ro2">
          <table:table-cell office:value-type="string">
            <text:p>2007-01-11</text:p>
          </table:table-cell>
          <table:table-cell office:value-type="float" office:value="1161.81">
            <text:p>1161.81</text:p>
          </table:table-cell>
          <table:table-cell office:value-type="float" office:value="1133.95">
            <text:p>1133.95</text:p>
          </table:table-cell>
          <table:table-cell office:value-type="float" office:value="1160.04">
            <text:p>1160.04</text:p>
          </table:table-cell>
          <table:table-cell table:number-columns-repeated="2"/>
          <table:table-cell office:value-type="float" office:value="21959644309">
            <text:p>21959644309</text:p>
          </table:table-cell>
          <table:table-cell/>
        </table:table-row>
        <table:table-row table:style-name="ro2">
          <table:table-cell office:value-type="string">
            <text:p>2007-01-12</text:p>
          </table:table-cell>
          <table:table-cell office:value-type="float" office:value="1165.2">
            <text:p>1165.2</text:p>
          </table:table-cell>
          <table:table-cell office:value-type="float" office:value="1155.02">
            <text:p>1155.02</text:p>
          </table:table-cell>
          <table:table-cell office:value-type="float" office:value="1159.46">
            <text:p>1159.46</text:p>
          </table:table-cell>
          <table:table-cell table:number-columns-repeated="2"/>
          <table:table-cell office:value-type="float" office:value="16690181912">
            <text:p>16690181912</text:p>
          </table:table-cell>
          <table:table-cell/>
        </table:table-row>
        <table:table-row table:style-name="ro2">
          <table:table-cell office:value-type="string">
            <text:p>2007-01-15</text:p>
          </table:table-cell>
          <table:table-cell office:value-type="float" office:value="1177.31">
            <text:p>1177.31</text:p>
          </table:table-cell>
          <table:table-cell office:value-type="float" office:value="1160.36">
            <text:p>1160.36</text:p>
          </table:table-cell>
          <table:table-cell office:value-type="float" office:value="1173.87">
            <text:p>1173.87</text:p>
          </table:table-cell>
          <table:table-cell table:number-columns-repeated="2"/>
          <table:table-cell office:value-type="float" office:value="13443702595">
            <text:p>13443702595</text:p>
          </table:table-cell>
          <table:table-cell/>
        </table:table-row>
        <table:table-row table:style-name="ro2">
          <table:table-cell office:value-type="string">
            <text:p>2007-01-16</text:p>
          </table:table-cell>
          <table:table-cell office:value-type="float" office:value="1178.28">
            <text:p>1178.28</text:p>
          </table:table-cell>
          <table:table-cell office:value-type="float" office:value="1168.69">
            <text:p>1168.69</text:p>
          </table:table-cell>
          <table:table-cell office:value-type="float" office:value="1170.63">
            <text:p>1170.63</text:p>
          </table:table-cell>
          <table:table-cell table:number-columns-repeated="2"/>
          <table:table-cell office:value-type="float" office:value="20764627138">
            <text:p>20764627138</text:p>
          </table:table-cell>
          <table:table-cell/>
        </table:table-row>
        <table:table-row table:style-name="ro2">
          <table:table-cell office:value-type="string">
            <text:p>2007-01-17</text:p>
          </table:table-cell>
          <table:table-cell office:value-type="float" office:value="1180.88">
            <text:p>1180.88</text:p>
          </table:table-cell>
          <table:table-cell office:value-type="float" office:value="1170.22">
            <text:p>1170.22</text:p>
          </table:table-cell>
          <table:table-cell office:value-type="float" office:value="1175.9">
            <text:p>1175.9</text:p>
          </table:table-cell>
          <table:table-cell table:number-columns-repeated="2"/>
          <table:table-cell office:value-type="float" office:value="23191052199">
            <text:p>23191052199</text:p>
          </table:table-cell>
          <table:table-cell/>
        </table:table-row>
        <table:table-row table:style-name="ro2">
          <table:table-cell office:value-type="string">
            <text:p>2007-01-18</text:p>
          </table:table-cell>
          <table:table-cell office:value-type="float" office:value="1181.5">
            <text:p>1181.5</text:p>
          </table:table-cell>
          <table:table-cell office:value-type="float" office:value="1167.64">
            <text:p>1167.64</text:p>
          </table:table-cell>
          <table:table-cell office:value-type="float" office:value="1173.59">
            <text:p>1173.59</text:p>
          </table:table-cell>
          <table:table-cell table:number-columns-repeated="2"/>
          <table:table-cell office:value-type="float" office:value="21464488017">
            <text:p>21464488017</text:p>
          </table:table-cell>
          <table:table-cell/>
        </table:table-row>
        <table:table-row table:style-name="ro2">
          <table:table-cell office:value-type="string">
            <text:p>2007-01-19</text:p>
          </table:table-cell>
          <table:table-cell office:value-type="float" office:value="1182.34">
            <text:p>1182.34</text:p>
          </table:table-cell>
          <table:table-cell office:value-type="float" office:value="1170.24">
            <text:p>1170.24</text:p>
          </table:table-cell>
          <table:table-cell office:value-type="float" office:value="1180.57">
            <text:p>1180.57</text:p>
          </table:table-cell>
          <table:table-cell table:number-columns-repeated="2"/>
          <table:table-cell office:value-type="float" office:value="21549326590">
            <text:p>21549326590</text:p>
          </table:table-cell>
          <table:table-cell/>
        </table:table-row>
        <table:table-row table:style-name="ro2">
          <table:table-cell office:value-type="string">
            <text:p>2007-01-22</text:p>
          </table:table-cell>
          <table:table-cell office:value-type="float" office:value="1190.87">
            <text:p>1190.87</text:p>
          </table:table-cell>
          <table:table-cell office:value-type="float" office:value="1180.03">
            <text:p>1180.03</text:p>
          </table:table-cell>
          <table:table-cell office:value-type="float" office:value="1181.35">
            <text:p>1181.35</text:p>
          </table:table-cell>
          <table:table-cell table:number-columns-repeated="2"/>
          <table:table-cell office:value-type="float" office:value="19383269479">
            <text:p>19383269479</text:p>
          </table:table-cell>
          <table:table-cell/>
        </table:table-row>
        <table:table-row table:style-name="ro2">
          <table:table-cell office:value-type="string">
            <text:p>2007-01-23</text:p>
          </table:table-cell>
          <table:table-cell office:value-type="float" office:value="1183.4">
            <text:p>1183.4</text:p>
          </table:table-cell>
          <table:table-cell office:value-type="float" office:value="1171.83">
            <text:p>1171.83</text:p>
          </table:table-cell>
          <table:table-cell office:value-type="float" office:value="1175.13">
            <text:p>1175.13</text:p>
          </table:table-cell>
          <table:table-cell table:number-columns-repeated="2"/>
          <table:table-cell office:value-type="float" office:value="27857112250">
            <text:p>27857112250</text:p>
          </table:table-cell>
          <table:table-cell/>
        </table:table-row>
        <table:table-row table:style-name="ro2">
          <table:table-cell office:value-type="string">
            <text:p>2007-01-24</text:p>
          </table:table-cell>
          <table:table-cell office:value-type="float" office:value="1181.63">
            <text:p>1181.63</text:p>
          </table:table-cell>
          <table:table-cell office:value-type="float" office:value="1174.59">
            <text:p>1174.59</text:p>
          </table:table-cell>
          <table:table-cell office:value-type="float" office:value="1177.89">
            <text:p>1177.89</text:p>
          </table:table-cell>
          <table:table-cell table:number-columns-repeated="2"/>
          <table:table-cell office:value-type="float" office:value="19366929870">
            <text:p>19366929870</text:p>
          </table:table-cell>
          <table:table-cell/>
        </table:table-row>
        <table:table-row table:style-name="ro2">
          <table:table-cell office:value-type="string">
            <text:p>2007-01-25</text:p>
          </table:table-cell>
          <table:table-cell office:value-type="float" office:value="1192.09">
            <text:p>1192.09</text:p>
          </table:table-cell>
          <table:table-cell office:value-type="float" office:value="1177.59">
            <text:p>1177.59</text:p>
          </table:table-cell>
          <table:table-cell office:value-type="float" office:value="1185.82">
            <text:p>1185.82</text:p>
          </table:table-cell>
          <table:table-cell table:number-columns-repeated="2"/>
          <table:table-cell office:value-type="float" office:value="28581781650">
            <text:p>28581781650</text:p>
          </table:table-cell>
          <table:table-cell/>
        </table:table-row>
        <table:table-row table:style-name="ro2">
          <table:table-cell office:value-type="string">
            <text:p>2007-01-26</text:p>
          </table:table-cell>
          <table:table-cell office:value-type="float" office:value="1185.46">
            <text:p>1185.46</text:p>
          </table:table-cell>
          <table:table-cell office:value-type="float" office:value="1174.6">
            <text:p>1174.6</text:p>
          </table:table-cell>
          <table:table-cell office:value-type="float" office:value="1177.35">
            <text:p>1177.35</text:p>
          </table:table-cell>
          <table:table-cell table:number-columns-repeated="2"/>
          <table:table-cell office:value-type="float" office:value="17043434663">
            <text:p>17043434663</text:p>
          </table:table-cell>
          <table:table-cell/>
        </table:table-row>
        <table:table-row table:style-name="ro2">
          <table:table-cell office:value-type="string">
            <text:p>2007-01-29</text:p>
          </table:table-cell>
          <table:table-cell office:value-type="float" office:value="1181.87">
            <text:p>1181.87</text:p>
          </table:table-cell>
          <table:table-cell office:value-type="float" office:value="1173.64">
            <text:p>1173.64</text:p>
          </table:table-cell>
          <table:table-cell office:value-type="float" office:value="1178.88">
            <text:p>1178.88</text:p>
          </table:table-cell>
          <table:table-cell table:number-columns-repeated="2"/>
          <table:table-cell office:value-type="float" office:value="16446812088">
            <text:p>16446812088</text:p>
          </table:table-cell>
          <table:table-cell/>
        </table:table-row>
        <table:table-row table:style-name="ro2">
          <table:table-cell office:value-type="string">
            <text:p>2007-01-30</text:p>
          </table:table-cell>
          <table:table-cell office:value-type="float" office:value="1191.5">
            <text:p>1191.5</text:p>
          </table:table-cell>
          <table:table-cell office:value-type="float" office:value="1172.69">
            <text:p>1172.69</text:p>
          </table:table-cell>
          <table:table-cell office:value-type="float" office:value="1190.26">
            <text:p>1190.26</text:p>
          </table:table-cell>
          <table:table-cell table:number-columns-repeated="2"/>
          <table:table-cell office:value-type="float" office:value="31766079014">
            <text:p>31766079014</text:p>
          </table:table-cell>
          <table:table-cell/>
        </table:table-row>
        <table:table-row table:style-name="ro2">
          <table:table-cell office:value-type="string">
            <text:p>2007-01-31</text:p>
          </table:table-cell>
          <table:table-cell office:value-type="float" office:value="1193.67">
            <text:p>1193.67</text:p>
          </table:table-cell>
          <table:table-cell office:value-type="float" office:value="1183.54">
            <text:p>1183.54</text:p>
          </table:table-cell>
          <table:table-cell office:value-type="float" office:value="1185.98">
            <text:p>1185.98</text:p>
          </table:table-cell>
          <table:table-cell table:number-columns-repeated="2"/>
          <table:table-cell office:value-type="float" office:value="22236410090">
            <text:p>22236410090</text:p>
          </table:table-cell>
          <table:table-cell/>
        </table:table-row>
        <table:table-row table:style-name="ro2">
          <table:table-cell office:value-type="string">
            <text:p>2007-02-01</text:p>
          </table:table-cell>
          <table:table-cell office:value-type="float" office:value="1201.65">
            <text:p>1201.65</text:p>
          </table:table-cell>
          <table:table-cell office:value-type="float" office:value="1187.56">
            <text:p>1187.56</text:p>
          </table:table-cell>
          <table:table-cell office:value-type="float" office:value="1191.71">
            <text:p>1191.71</text:p>
          </table:table-cell>
          <table:table-cell table:number-columns-repeated="2"/>
          <table:table-cell office:value-type="float" office:value="34335223370">
            <text:p>34335223370</text:p>
          </table:table-cell>
          <table:table-cell/>
        </table:table-row>
        <table:table-row table:style-name="ro2">
          <table:table-cell office:value-type="string">
            <text:p>2007-02-02</text:p>
          </table:table-cell>
          <table:table-cell office:value-type="float" office:value="1191.79">
            <text:p>1191.79</text:p>
          </table:table-cell>
          <table:table-cell office:value-type="float" office:value="1183.3">
            <text:p>1183.3</text:p>
          </table:table-cell>
          <table:table-cell office:value-type="float" office:value="1187.09">
            <text:p>1187.09</text:p>
          </table:table-cell>
          <table:table-cell table:number-columns-repeated="2"/>
          <table:table-cell office:value-type="float" office:value="37043266783">
            <text:p>37043266783</text:p>
          </table:table-cell>
          <table:table-cell/>
        </table:table-row>
        <table:table-row table:style-name="ro2">
          <table:table-cell office:value-type="string">
            <text:p>2007-02-05</text:p>
          </table:table-cell>
          <table:table-cell office:value-type="float" office:value="1196.38">
            <text:p>1196.38</text:p>
          </table:table-cell>
          <table:table-cell office:value-type="float" office:value="1186.95">
            <text:p>1186.95</text:p>
          </table:table-cell>
          <table:table-cell office:value-type="float" office:value="1192.64">
            <text:p>1192.64</text:p>
          </table:table-cell>
          <table:table-cell table:number-columns-repeated="2"/>
          <table:table-cell office:value-type="float" office:value="19179184711">
            <text:p>19179184711</text:p>
          </table:table-cell>
          <table:table-cell/>
        </table:table-row>
        <table:table-row table:style-name="ro2">
          <table:table-cell office:value-type="string">
            <text:p>2007-02-06</text:p>
          </table:table-cell>
          <table:table-cell office:value-type="float" office:value="1206.18">
            <text:p>1206.18</text:p>
          </table:table-cell>
          <table:table-cell office:value-type="float" office:value="1192.94">
            <text:p>1192.94</text:p>
          </table:table-cell>
          <table:table-cell office:value-type="float" office:value="1201.03">
            <text:p>1201.03</text:p>
          </table:table-cell>
          <table:table-cell table:number-columns-repeated="2"/>
          <table:table-cell office:value-type="float" office:value="24774240920">
            <text:p>24774240920</text:p>
          </table:table-cell>
          <table:table-cell/>
        </table:table-row>
        <table:table-row table:style-name="ro2">
          <table:table-cell office:value-type="string">
            <text:p>2007-02-07</text:p>
          </table:table-cell>
          <table:table-cell office:value-type="float" office:value="1207.19">
            <text:p>1207.19</text:p>
          </table:table-cell>
          <table:table-cell office:value-type="float" office:value="1196.4">
            <text:p>1196.4</text:p>
          </table:table-cell>
          <table:table-cell office:value-type="float" office:value="1206.02">
            <text:p>1206.02</text:p>
          </table:table-cell>
          <table:table-cell table:number-columns-repeated="2"/>
          <table:table-cell office:value-type="float" office:value="23304974968">
            <text:p>23304974968</text:p>
          </table:table-cell>
          <table:table-cell/>
        </table:table-row>
        <table:table-row table:style-name="ro2">
          <table:table-cell office:value-type="string">
            <text:p>2007-02-08</text:p>
          </table:table-cell>
          <table:table-cell office:value-type="float" office:value="1205.42">
            <text:p>1205.42</text:p>
          </table:table-cell>
          <table:table-cell office:value-type="float" office:value="1186.28">
            <text:p>1186.28</text:p>
          </table:table-cell>
          <table:table-cell office:value-type="float" office:value="1193.62">
            <text:p>1193.62</text:p>
          </table:table-cell>
          <table:table-cell table:number-columns-repeated="2"/>
          <table:table-cell office:value-type="float" office:value="22962657906">
            <text:p>22962657906</text:p>
          </table:table-cell>
          <table:table-cell/>
        </table:table-row>
        <table:table-row table:style-name="ro2">
          <table:table-cell office:value-type="string">
            <text:p>2007-02-09</text:p>
          </table:table-cell>
          <table:table-cell office:value-type="float" office:value="1201.67">
            <text:p>1201.67</text:p>
          </table:table-cell>
          <table:table-cell office:value-type="float" office:value="1194.82">
            <text:p>1194.82</text:p>
          </table:table-cell>
          <table:table-cell office:value-type="float" office:value="1201.15">
            <text:p>1201.15</text:p>
          </table:table-cell>
          <table:table-cell table:number-columns-repeated="2"/>
          <table:table-cell office:value-type="float" office:value="17414011216">
            <text:p>17414011216</text:p>
          </table:table-cell>
          <table:table-cell/>
        </table:table-row>
        <table:table-row table:style-name="ro2">
          <table:table-cell office:value-type="string">
            <text:p>2007-02-12</text:p>
          </table:table-cell>
          <table:table-cell office:value-type="float" office:value="1200.25">
            <text:p>1200.25</text:p>
          </table:table-cell>
          <table:table-cell office:value-type="float" office:value="1184.67">
            <text:p>1184.67</text:p>
          </table:table-cell>
          <table:table-cell office:value-type="float" office:value="1187.12">
            <text:p>1187.12</text:p>
          </table:table-cell>
          <table:table-cell table:number-columns-repeated="2"/>
          <table:table-cell office:value-type="float" office:value="17858322079">
            <text:p>17858322079</text:p>
          </table:table-cell>
          <table:table-cell/>
        </table:table-row>
        <table:table-row table:style-name="ro2">
          <table:table-cell office:value-type="string">
            <text:p>2007-02-13</text:p>
          </table:table-cell>
          <table:table-cell office:value-type="float" office:value="1193.93">
            <text:p>1193.93</text:p>
          </table:table-cell>
          <table:table-cell office:value-type="float" office:value="1185.81">
            <text:p>1185.81</text:p>
          </table:table-cell>
          <table:table-cell office:value-type="float" office:value="1190.1">
            <text:p>1190.1</text:p>
          </table:table-cell>
          <table:table-cell table:number-columns-repeated="2"/>
          <table:table-cell office:value-type="float" office:value="19311980431">
            <text:p>19311980431</text:p>
          </table:table-cell>
          <table:table-cell/>
        </table:table-row>
        <table:table-row table:style-name="ro2">
          <table:table-cell office:value-type="string">
            <text:p>2007-02-14</text:p>
          </table:table-cell>
          <table:table-cell office:value-type="float" office:value="1212.24">
            <text:p>1212.24</text:p>
          </table:table-cell>
          <table:table-cell office:value-type="float" office:value="1191.3">
            <text:p>1191.3</text:p>
          </table:table-cell>
          <table:table-cell office:value-type="float" office:value="1212.24">
            <text:p>1212.24</text:p>
          </table:table-cell>
          <table:table-cell table:number-columns-repeated="2"/>
          <table:table-cell office:value-type="float" office:value="27784941092">
            <text:p>27784941092</text:p>
          </table:table-cell>
          <table:table-cell/>
        </table:table-row>
        <table:table-row table:style-name="ro2">
          <table:table-cell office:value-type="string">
            <text:p>2007-02-15</text:p>
          </table:table-cell>
          <table:table-cell office:value-type="float" office:value="1222.56">
            <text:p>1222.56</text:p>
          </table:table-cell>
          <table:table-cell office:value-type="float" office:value="1212.08">
            <text:p>1212.08</text:p>
          </table:table-cell>
          <table:table-cell office:value-type="float" office:value="1220.37">
            <text:p>1220.37</text:p>
          </table:table-cell>
          <table:table-cell table:number-columns-repeated="2"/>
          <table:table-cell office:value-type="float" office:value="24710272046">
            <text:p>24710272046</text:p>
          </table:table-cell>
          <table:table-cell/>
        </table:table-row>
        <table:table-row table:style-name="ro2">
          <table:table-cell office:value-type="string">
            <text:p>2007-02-16</text:p>
          </table:table-cell>
          <table:table-cell office:value-type="float" office:value="1220.37">
            <text:p>1220.37</text:p>
          </table:table-cell>
          <table:table-cell office:value-type="float" office:value="1211.38">
            <text:p>1211.38</text:p>
          </table:table-cell>
          <table:table-cell office:value-type="float" office:value="1215.04">
            <text:p>1215.04</text:p>
          </table:table-cell>
          <table:table-cell table:number-columns-repeated="2"/>
          <table:table-cell office:value-type="float" office:value="20460661594">
            <text:p>20460661594</text:p>
          </table:table-cell>
          <table:table-cell/>
        </table:table-row>
        <table:table-row table:style-name="ro2">
          <table:table-cell office:value-type="string">
            <text:p>2007-02-19</text:p>
          </table:table-cell>
          <table:table-cell office:value-type="float" office:value="1226.48">
            <text:p>1226.48</text:p>
          </table:table-cell>
          <table:table-cell office:value-type="float" office:value="1215.63">
            <text:p>1215.63</text:p>
          </table:table-cell>
          <table:table-cell office:value-type="float" office:value="1221.45">
            <text:p>1221.45</text:p>
          </table:table-cell>
          <table:table-cell table:number-columns-repeated="2"/>
          <table:table-cell office:value-type="float" office:value="18214114481">
            <text:p>18214114481</text:p>
          </table:table-cell>
          <table:table-cell/>
        </table:table-row>
        <table:table-row table:style-name="ro2">
          <table:table-cell office:value-type="string">
            <text:p>2007-02-20</text:p>
          </table:table-cell>
          <table:table-cell office:value-type="float" office:value="1225.45">
            <text:p>1225.45</text:p>
          </table:table-cell>
          <table:table-cell office:value-type="float" office:value="1206.55">
            <text:p>1206.55</text:p>
          </table:table-cell>
          <table:table-cell office:value-type="float" office:value="1211.47">
            <text:p>1211.47</text:p>
          </table:table-cell>
          <table:table-cell table:number-columns-repeated="2"/>
          <table:table-cell office:value-type="float" office:value="25182105066">
            <text:p>25182105066</text:p>
          </table:table-cell>
          <table:table-cell/>
        </table:table-row>
        <table:table-row table:style-name="ro2">
          <table:table-cell office:value-type="string">
            <text:p>2007-02-21</text:p>
          </table:table-cell>
          <table:table-cell office:value-type="float" office:value="1218.67">
            <text:p>1218.67</text:p>
          </table:table-cell>
          <table:table-cell office:value-type="float" office:value="1205.15">
            <text:p>1205.15</text:p>
          </table:table-cell>
          <table:table-cell office:value-type="float" office:value="1207.26">
            <text:p>1207.26</text:p>
          </table:table-cell>
          <table:table-cell table:number-columns-repeated="2"/>
          <table:table-cell office:value-type="float" office:value="21539385668">
            <text:p>21539385668</text:p>
          </table:table-cell>
          <table:table-cell/>
        </table:table-row>
        <table:table-row table:style-name="ro2">
          <table:table-cell office:value-type="string">
            <text:p>2007-02-22</text:p>
          </table:table-cell>
          <table:table-cell office:value-type="float" office:value="1217.64">
            <text:p>1217.64</text:p>
          </table:table-cell>
          <table:table-cell office:value-type="float" office:value="1207.25">
            <text:p>1207.25</text:p>
          </table:table-cell>
          <table:table-cell office:value-type="float" office:value="1207.73">
            <text:p>1207.73</text:p>
          </table:table-cell>
          <table:table-cell table:number-columns-repeated="2"/>
          <table:table-cell office:value-type="float" office:value="23742915226">
            <text:p>23742915226</text:p>
          </table:table-cell>
          <table:table-cell/>
        </table:table-row>
        <table:table-row table:style-name="ro2">
          <table:table-cell office:value-type="string">
            <text:p>2007-02-23</text:p>
          </table:table-cell>
          <table:table-cell office:value-type="float" office:value="1219.76">
            <text:p>1219.76</text:p>
          </table:table-cell>
          <table:table-cell office:value-type="float" office:value="1205.35">
            <text:p>1205.35</text:p>
          </table:table-cell>
          <table:table-cell office:value-type="float" office:value="1218.32">
            <text:p>1218.32</text:p>
          </table:table-cell>
          <table:table-cell table:number-columns-repeated="2"/>
          <table:table-cell office:value-type="float" office:value="21158055307">
            <text:p>21158055307</text:p>
          </table:table-cell>
          <table:table-cell/>
        </table:table-row>
        <table:table-row table:style-name="ro2">
          <table:table-cell office:value-type="string">
            <text:p>2007-02-26</text:p>
          </table:table-cell>
          <table:table-cell office:value-type="float" office:value="1232.99">
            <text:p>1232.99</text:p>
          </table:table-cell>
          <table:table-cell office:value-type="float" office:value="1218.32">
            <text:p>1218.32</text:p>
          </table:table-cell>
          <table:table-cell office:value-type="float" office:value="1229.65">
            <text:p>1229.65</text:p>
          </table:table-cell>
          <table:table-cell table:number-columns-repeated="2"/>
          <table:table-cell office:value-type="float" office:value="15201376567">
            <text:p>15201376567</text:p>
          </table:table-cell>
          <table:table-cell/>
        </table:table-row>
        <table:table-row table:style-name="ro2">
          <table:table-cell office:value-type="string">
            <text:p>2007-02-27</text:p>
          </table:table-cell>
          <table:table-cell office:value-type="float" office:value="1228.45">
            <text:p>1228.45</text:p>
          </table:table-cell>
          <table:table-cell office:value-type="float" office:value="1171.21">
            <text:p>1171.21</text:p>
          </table:table-cell>
          <table:table-cell office:value-type="float" office:value="1183.07">
            <text:p>1183.07</text:p>
          </table:table-cell>
          <table:table-cell table:number-columns-repeated="2"/>
          <table:table-cell office:value-type="float" office:value="33221044605">
            <text:p>33221044605</text:p>
          </table:table-cell>
          <table:table-cell/>
        </table:table-row>
        <table:table-row table:style-name="ro2">
          <table:table-cell office:value-type="string">
            <text:p>2007-02-28</text:p>
          </table:table-cell>
          <table:table-cell office:value-type="float" office:value="1180.07">
            <text:p>1180.07</text:p>
          </table:table-cell>
          <table:table-cell office:value-type="float" office:value="1152.6">
            <text:p>1152.6</text:p>
          </table:table-cell>
          <table:table-cell office:value-type="float" office:value="1157.84">
            <text:p>1157.84</text:p>
          </table:table-cell>
          <table:table-cell table:number-columns-repeated="2"/>
          <table:table-cell office:value-type="float" office:value="36593340803">
            <text:p>36593340803</text:p>
          </table:table-cell>
          <table:table-cell/>
        </table:table-row>
        <table:table-row table:style-name="ro2">
          <table:table-cell office:value-type="string">
            <text:p>2007-03-01</text:p>
          </table:table-cell>
          <table:table-cell office:value-type="float" office:value="1176">
            <text:p>1176</text:p>
          </table:table-cell>
          <table:table-cell office:value-type="float" office:value="1130.14">
            <text:p>1130.14</text:p>
          </table:table-cell>
          <table:table-cell office:value-type="float" office:value="1151.18">
            <text:p>1151.18</text:p>
          </table:table-cell>
          <table:table-cell table:number-columns-repeated="2"/>
          <table:table-cell office:value-type="float" office:value="37428759301">
            <text:p>37428759301</text:p>
          </table:table-cell>
          <table:table-cell/>
        </table:table-row>
        <table:table-row table:style-name="ro2">
          <table:table-cell office:value-type="string">
            <text:p>2007-03-02</text:p>
          </table:table-cell>
          <table:table-cell office:value-type="float" office:value="1169.64">
            <text:p>1169.64</text:p>
          </table:table-cell>
          <table:table-cell office:value-type="float" office:value="1143.24">
            <text:p>1143.24</text:p>
          </table:table-cell>
          <table:table-cell office:value-type="float" office:value="1159.55">
            <text:p>1159.55</text:p>
          </table:table-cell>
          <table:table-cell table:number-columns-repeated="2"/>
          <table:table-cell office:value-type="float" office:value="26161465733">
            <text:p>26161465733</text:p>
          </table:table-cell>
          <table:table-cell/>
        </table:table-row>
        <table:table-row table:style-name="ro2">
          <table:table-cell office:value-type="string">
            <text:p>2007-03-05</text:p>
          </table:table-cell>
          <table:table-cell office:value-type="float" office:value="1156.24">
            <text:p>1156.24</text:p>
          </table:table-cell>
          <table:table-cell office:value-type="float" office:value="1119.09">
            <text:p>1119.09</text:p>
          </table:table-cell>
          <table:table-cell office:value-type="float" office:value="1147.93">
            <text:p>1147.93</text:p>
          </table:table-cell>
          <table:table-cell table:number-columns-repeated="2"/>
          <table:table-cell office:value-type="float" office:value="26210673449">
            <text:p>26210673449</text:p>
          </table:table-cell>
          <table:table-cell/>
        </table:table-row>
        <table:table-row table:style-name="ro2">
          <table:table-cell office:value-type="string">
            <text:p>2007-03-06</text:p>
          </table:table-cell>
          <table:table-cell office:value-type="float" office:value="1160.57">
            <text:p>1160.57</text:p>
          </table:table-cell>
          <table:table-cell office:value-type="float" office:value="1145.89">
            <text:p>1145.89</text:p>
          </table:table-cell>
          <table:table-cell office:value-type="float" office:value="1148.57">
            <text:p>1148.57</text:p>
          </table:table-cell>
          <table:table-cell table:number-columns-repeated="2"/>
          <table:table-cell office:value-type="float" office:value="19859462491">
            <text:p>19859462491</text:p>
          </table:table-cell>
          <table:table-cell/>
        </table:table-row>
        <table:table-row table:style-name="ro2">
          <table:table-cell office:value-type="string">
            <text:p>2007-03-07</text:p>
          </table:table-cell>
          <table:table-cell office:value-type="float" office:value="1167.25">
            <text:p>1167.25</text:p>
          </table:table-cell>
          <table:table-cell office:value-type="float" office:value="1149.47">
            <text:p>1149.47</text:p>
          </table:table-cell>
          <table:table-cell office:value-type="float" office:value="1164.44">
            <text:p>1164.44</text:p>
          </table:table-cell>
          <table:table-cell table:number-columns-repeated="2"/>
          <table:table-cell office:value-type="float" office:value="20589317522">
            <text:p>20589317522</text:p>
          </table:table-cell>
          <table:table-cell/>
        </table:table-row>
        <table:table-row table:style-name="ro2">
          <table:table-cell office:value-type="string">
            <text:p>2007-03-08</text:p>
          </table:table-cell>
          <table:table-cell office:value-type="float" office:value="1187.24">
            <text:p>1187.24</text:p>
          </table:table-cell>
          <table:table-cell office:value-type="float" office:value="1165.64">
            <text:p>1165.64</text:p>
          </table:table-cell>
          <table:table-cell office:value-type="float" office:value="1187.24">
            <text:p>1187.24</text:p>
          </table:table-cell>
          <table:table-cell table:number-columns-repeated="2"/>
          <table:table-cell office:value-type="float" office:value="24332097011">
            <text:p>24332097011</text:p>
          </table:table-cell>
          <table:table-cell/>
        </table:table-row>
        <table:table-row table:style-name="ro2">
          <table:table-cell office:value-type="string">
            <text:p>2007-03-09</text:p>
          </table:table-cell>
          <table:table-cell office:value-type="float" office:value="1197.2">
            <text:p>1197.2</text:p>
          </table:table-cell>
          <table:table-cell office:value-type="float" office:value="1174.32">
            <text:p>1174.32</text:p>
          </table:table-cell>
          <table:table-cell office:value-type="float" office:value="1188.88">
            <text:p>1188.88</text:p>
          </table:table-cell>
          <table:table-cell table:number-columns-repeated="2"/>
          <table:table-cell office:value-type="float" office:value="21832641985">
            <text:p>21832641985</text:p>
          </table:table-cell>
          <table:table-cell/>
        </table:table-row>
        <table:table-row table:style-name="ro2">
          <table:table-cell office:value-type="string">
            <text:p>2007-03-12</text:p>
          </table:table-cell>
          <table:table-cell office:value-type="float" office:value="1201.14">
            <text:p>1201.14</text:p>
          </table:table-cell>
          <table:table-cell office:value-type="float" office:value="1185.35">
            <text:p>1185.35</text:p>
          </table:table-cell>
          <table:table-cell office:value-type="float" office:value="1191.53">
            <text:p>1191.53</text:p>
          </table:table-cell>
          <table:table-cell table:number-columns-repeated="2"/>
          <table:table-cell office:value-type="float" office:value="16396514922">
            <text:p>16396514922</text:p>
          </table:table-cell>
          <table:table-cell/>
        </table:table-row>
        <table:table-row table:style-name="ro2">
          <table:table-cell office:value-type="string">
            <text:p>2007-03-13</text:p>
          </table:table-cell>
          <table:table-cell office:value-type="float" office:value="1194.43">
            <text:p>1194.43</text:p>
          </table:table-cell>
          <table:table-cell office:value-type="float" office:value="1175.68">
            <text:p>1175.68</text:p>
          </table:table-cell>
          <table:table-cell office:value-type="float" office:value="1175.75">
            <text:p>1175.75</text:p>
          </table:table-cell>
          <table:table-cell table:number-columns-repeated="2"/>
          <table:table-cell office:value-type="float" office:value="21429780534">
            <text:p>21429780534</text:p>
          </table:table-cell>
          <table:table-cell/>
        </table:table-row>
        <table:table-row table:style-name="ro2">
          <table:table-cell office:value-type="string">
            <text:p>2007-03-14</text:p>
          </table:table-cell>
          <table:table-cell office:value-type="float" office:value="1172.74">
            <text:p>1172.74</text:p>
          </table:table-cell>
          <table:table-cell office:value-type="float" office:value="1136.77">
            <text:p>1136.77</text:p>
          </table:table-cell>
          <table:table-cell office:value-type="float" office:value="1136.83">
            <text:p>1136.83</text:p>
          </table:table-cell>
          <table:table-cell table:number-columns-repeated="2"/>
          <table:table-cell office:value-type="float" office:value="34023157842">
            <text:p>34023157842</text:p>
          </table:table-cell>
          <table:table-cell/>
        </table:table-row>
        <table:table-row table:style-name="ro2">
          <table:table-cell office:value-type="string">
            <text:p>2007-03-15</text:p>
          </table:table-cell>
          <table:table-cell office:value-type="float" office:value="1166.73">
            <text:p>1166.73</text:p>
          </table:table-cell>
          <table:table-cell office:value-type="float" office:value="1139.08">
            <text:p>1139.08</text:p>
          </table:table-cell>
          <table:table-cell office:value-type="float" office:value="1166.73">
            <text:p>1166.73</text:p>
          </table:table-cell>
          <table:table-cell table:number-columns-repeated="2"/>
          <table:table-cell office:value-type="float" office:value="22642292436">
            <text:p>22642292436</text:p>
          </table:table-cell>
          <table:table-cell/>
        </table:table-row>
        <table:table-row table:style-name="ro2">
          <table:table-cell office:value-type="string">
            <text:p>2007-03-16</text:p>
          </table:table-cell>
          <table:table-cell office:value-type="float" office:value="1177.01">
            <text:p>1177.01</text:p>
          </table:table-cell>
          <table:table-cell office:value-type="float" office:value="1158.47">
            <text:p>1158.47</text:p>
          </table:table-cell>
          <table:table-cell office:value-type="float" office:value="1166.98">
            <text:p>1166.98</text:p>
          </table:table-cell>
          <table:table-cell table:number-columns-repeated="2"/>
          <table:table-cell office:value-type="float" office:value="20555533901">
            <text:p>20555533901</text:p>
          </table:table-cell>
          <table:table-cell/>
        </table:table-row>
        <table:table-row table:style-name="ro2">
          <table:table-cell office:value-type="string">
            <text:p>2007-03-19</text:p>
          </table:table-cell>
          <table:table-cell office:value-type="float" office:value="1190.43">
            <text:p>1190.43</text:p>
          </table:table-cell>
          <table:table-cell office:value-type="float" office:value="1169.69">
            <text:p>1169.69</text:p>
          </table:table-cell>
          <table:table-cell office:value-type="float" office:value="1188.73">
            <text:p>1188.73</text:p>
          </table:table-cell>
          <table:table-cell table:number-columns-repeated="2"/>
          <table:table-cell office:value-type="float" office:value="21688560500">
            <text:p>21688560500</text:p>
          </table:table-cell>
          <table:table-cell/>
        </table:table-row>
        <table:table-row table:style-name="ro2">
          <table:table-cell office:value-type="string">
            <text:p>2007-03-20</text:p>
          </table:table-cell>
          <table:table-cell office:value-type="float" office:value="1196.38">
            <text:p>1196.38</text:p>
          </table:table-cell>
          <table:table-cell office:value-type="float" office:value="1180.09">
            <text:p>1180.09</text:p>
          </table:table-cell>
          <table:table-cell office:value-type="float" office:value="1196.26">
            <text:p>1196.26</text:p>
          </table:table-cell>
          <table:table-cell table:number-columns-repeated="2"/>
          <table:table-cell office:value-type="float" office:value="25029804883">
            <text:p>25029804883</text:p>
          </table:table-cell>
          <table:table-cell/>
        </table:table-row>
        <table:table-row table:style-name="ro2">
          <table:table-cell office:value-type="string">
            <text:p>2007-03-21</text:p>
          </table:table-cell>
          <table:table-cell office:value-type="float" office:value="1209.56">
            <text:p>1209.56</text:p>
          </table:table-cell>
          <table:table-cell office:value-type="float" office:value="1195.92">
            <text:p>1195.92</text:p>
          </table:table-cell>
          <table:table-cell office:value-type="float" office:value="1204.67">
            <text:p>1204.67</text:p>
          </table:table-cell>
          <table:table-cell table:number-columns-repeated="2"/>
          <table:table-cell office:value-type="float" office:value="19473192494">
            <text:p>19473192494</text:p>
          </table:table-cell>
          <table:table-cell/>
        </table:table-row>
        <table:table-row table:style-name="ro2">
          <table:table-cell office:value-type="string">
            <text:p>2007-03-22</text:p>
          </table:table-cell>
          <table:table-cell office:value-type="float" office:value="1228.39">
            <text:p>1228.39</text:p>
          </table:table-cell>
          <table:table-cell office:value-type="float" office:value="1207.37">
            <text:p>1207.37</text:p>
          </table:table-cell>
          <table:table-cell office:value-type="float" office:value="1223.57">
            <text:p>1223.57</text:p>
          </table:table-cell>
          <table:table-cell table:number-columns-repeated="2"/>
          <table:table-cell office:value-type="float" office:value="24884254682">
            <text:p>24884254682</text:p>
          </table:table-cell>
          <table:table-cell/>
        </table:table-row>
        <table:table-row table:style-name="ro2">
          <table:table-cell office:value-type="string">
            <text:p>2007-03-23</text:p>
          </table:table-cell>
          <table:table-cell office:value-type="float" office:value="1226.82">
            <text:p>1226.82</text:p>
          </table:table-cell>
          <table:table-cell office:value-type="float" office:value="1217.86">
            <text:p>1217.86</text:p>
          </table:table-cell>
          <table:table-cell office:value-type="float" office:value="1221.85">
            <text:p>1221.85</text:p>
          </table:table-cell>
          <table:table-cell table:number-columns-repeated="2"/>
          <table:table-cell office:value-type="float" office:value="18634779425">
            <text:p>18634779425</text:p>
          </table:table-cell>
          <table:table-cell/>
        </table:table-row>
        <table:table-row table:style-name="ro2">
          <table:table-cell office:value-type="string">
            <text:p>2007-03-26</text:p>
          </table:table-cell>
          <table:table-cell office:value-type="float" office:value="1222.35">
            <text:p>1222.35</text:p>
          </table:table-cell>
          <table:table-cell office:value-type="float" office:value="1204.47">
            <text:p>1204.47</text:p>
          </table:table-cell>
          <table:table-cell office:value-type="float" office:value="1206.26">
            <text:p>1206.26</text:p>
          </table:table-cell>
          <table:table-cell table:number-columns-repeated="2"/>
          <table:table-cell office:value-type="float" office:value="15848553782">
            <text:p>15848553782</text:p>
          </table:table-cell>
          <table:table-cell/>
        </table:table-row>
        <table:table-row table:style-name="ro2">
          <table:table-cell office:value-type="string">
            <text:p>2007-03-27</text:p>
          </table:table-cell>
          <table:table-cell office:value-type="float" office:value="1219.59">
            <text:p>1219.59</text:p>
          </table:table-cell>
          <table:table-cell office:value-type="float" office:value="1207.46">
            <text:p>1207.46</text:p>
          </table:table-cell>
          <table:table-cell office:value-type="float" office:value="1214.63">
            <text:p>1214.63</text:p>
          </table:table-cell>
          <table:table-cell table:number-columns-repeated="2"/>
          <table:table-cell office:value-type="float" office:value="21200028228">
            <text:p>21200028228</text:p>
          </table:table-cell>
          <table:table-cell/>
        </table:table-row>
        <table:table-row table:style-name="ro2">
          <table:table-cell office:value-type="string">
            <text:p>2007-03-28</text:p>
          </table:table-cell>
          <table:table-cell office:value-type="float" office:value="1214.33">
            <text:p>1214.33</text:p>
          </table:table-cell>
          <table:table-cell office:value-type="float" office:value="1196.41">
            <text:p>1196.41</text:p>
          </table:table-cell>
          <table:table-cell office:value-type="float" office:value="1201.14">
            <text:p>1201.14</text:p>
          </table:table-cell>
          <table:table-cell table:number-columns-repeated="2"/>
          <table:table-cell office:value-type="float" office:value="21394055209">
            <text:p>21394055209</text:p>
          </table:table-cell>
          <table:table-cell/>
        </table:table-row>
        <table:table-row table:style-name="ro2">
          <table:table-cell office:value-type="string">
            <text:p>2007-03-29</text:p>
          </table:table-cell>
          <table:table-cell office:value-type="float" office:value="1215.19">
            <text:p>1215.19</text:p>
          </table:table-cell>
          <table:table-cell office:value-type="float" office:value="1202.04">
            <text:p>1202.04</text:p>
          </table:table-cell>
          <table:table-cell office:value-type="float" office:value="1214.28">
            <text:p>1214.28</text:p>
          </table:table-cell>
          <table:table-cell table:number-columns-repeated="2"/>
          <table:table-cell office:value-type="float" office:value="20470242022">
            <text:p>20470242022</text:p>
          </table:table-cell>
          <table:table-cell/>
        </table:table-row>
        <table:table-row table:style-name="ro2">
          <table:table-cell office:value-type="string">
            <text:p>2007-03-30</text:p>
          </table:table-cell>
          <table:table-cell office:value-type="float" office:value="1220.34">
            <text:p>1220.34</text:p>
          </table:table-cell>
          <table:table-cell office:value-type="float" office:value="1210.29">
            <text:p>1210.29</text:p>
          </table:table-cell>
          <table:table-cell office:value-type="float" office:value="1214.41">
            <text:p>1214.41</text:p>
          </table:table-cell>
          <table:table-cell table:number-columns-repeated="2"/>
          <table:table-cell office:value-type="float" office:value="24237621514">
            <text:p>24237621514</text:p>
          </table:table-cell>
          <table:table-cell/>
        </table:table-row>
        <table:table-row table:style-name="ro2">
          <table:table-cell office:value-type="string">
            <text:p>2007-04-02</text:p>
          </table:table-cell>
          <table:table-cell office:value-type="float" office:value="1225.98">
            <text:p>1225.98</text:p>
          </table:table-cell>
          <table:table-cell office:value-type="float" office:value="1205.81">
            <text:p>1205.81</text:p>
          </table:table-cell>
          <table:table-cell office:value-type="float" office:value="1225.98">
            <text:p>1225.98</text:p>
          </table:table-cell>
          <table:table-cell table:number-columns-repeated="2"/>
          <table:table-cell office:value-type="float" office:value="18383475463">
            <text:p>18383475463</text:p>
          </table:table-cell>
          <table:table-cell/>
        </table:table-row>
        <table:table-row table:style-name="ro2">
          <table:table-cell office:value-type="string">
            <text:p>2007-04-03</text:p>
          </table:table-cell>
          <table:table-cell office:value-type="float" office:value="1247.19">
            <text:p>1247.19</text:p>
          </table:table-cell>
          <table:table-cell office:value-type="float" office:value="1226.7">
            <text:p>1226.7</text:p>
          </table:table-cell>
          <table:table-cell office:value-type="float" office:value="1245.57">
            <text:p>1245.57</text:p>
          </table:table-cell>
          <table:table-cell table:number-columns-repeated="2"/>
          <table:table-cell office:value-type="float" office:value="21662935176">
            <text:p>21662935176</text:p>
          </table:table-cell>
          <table:table-cell/>
        </table:table-row>
        <table:table-row table:style-name="ro2">
          <table:table-cell office:value-type="string">
            <text:p>2007-04-04</text:p>
          </table:table-cell>
          <table:table-cell office:value-type="float" office:value="1250.5">
            <text:p>1250.5</text:p>
          </table:table-cell>
          <table:table-cell office:value-type="float" office:value="1236.4">
            <text:p>1236.4</text:p>
          </table:table-cell>
          <table:table-cell office:value-type="float" office:value="1241.43">
            <text:p>1241.43</text:p>
          </table:table-cell>
          <table:table-cell table:number-columns-repeated="2"/>
          <table:table-cell office:value-type="float" office:value="20375652643">
            <text:p>20375652643</text:p>
          </table:table-cell>
          <table:table-cell/>
        </table:table-row>
        <table:table-row table:style-name="ro2">
          <table:table-cell office:value-type="string">
            <text:p>2007-04-05</text:p>
          </table:table-cell>
          <table:table-cell office:value-type="float" office:value="1244.38">
            <text:p>1244.38</text:p>
          </table:table-cell>
          <table:table-cell office:value-type="float" office:value="1236.85">
            <text:p>1236.85</text:p>
          </table:table-cell>
          <table:table-cell office:value-type="float" office:value="1242.18">
            <text:p>1242.18</text:p>
          </table:table-cell>
          <table:table-cell table:number-columns-repeated="2"/>
          <table:table-cell office:value-type="float" office:value="7928729972">
            <text:p>7928729972</text:p>
          </table:table-cell>
          <table:table-cell/>
        </table:table-row>
        <table:table-row table:style-name="ro2">
          <table:table-cell office:value-type="string">
            <text:p>2007-04-10</text:p>
          </table:table-cell>
          <table:table-cell office:value-type="float" office:value="1258.58">
            <text:p>1258.58</text:p>
          </table:table-cell>
          <table:table-cell office:value-type="float" office:value="1241.5">
            <text:p>1241.5</text:p>
          </table:table-cell>
          <table:table-cell office:value-type="float" office:value="1255.73">
            <text:p>1255.73</text:p>
          </table:table-cell>
          <table:table-cell table:number-columns-repeated="2"/>
          <table:table-cell office:value-type="float" office:value="21078670497">
            <text:p>21078670497</text:p>
          </table:table-cell>
          <table:table-cell/>
        </table:table-row>
        <table:table-row table:style-name="ro2">
          <table:table-cell office:value-type="string">
            <text:p>2007-04-11</text:p>
          </table:table-cell>
          <table:table-cell office:value-type="float" office:value="1263.71">
            <text:p>1263.71</text:p>
          </table:table-cell>
          <table:table-cell office:value-type="float" office:value="1246.09">
            <text:p>1246.09</text:p>
          </table:table-cell>
          <table:table-cell office:value-type="float" office:value="1249.19">
            <text:p>1249.19</text:p>
          </table:table-cell>
          <table:table-cell table:number-columns-repeated="2"/>
          <table:table-cell office:value-type="float" office:value="26393953128">
            <text:p>26393953128</text:p>
          </table:table-cell>
          <table:table-cell/>
        </table:table-row>
        <table:table-row table:style-name="ro2">
          <table:table-cell office:value-type="string">
            <text:p>2007-04-12</text:p>
          </table:table-cell>
          <table:table-cell office:value-type="float" office:value="1255.24">
            <text:p>1255.24</text:p>
          </table:table-cell>
          <table:table-cell office:value-type="float" office:value="1236.12">
            <text:p>1236.12</text:p>
          </table:table-cell>
          <table:table-cell office:value-type="float" office:value="1253.21">
            <text:p>1253.21</text:p>
          </table:table-cell>
          <table:table-cell table:number-columns-repeated="2"/>
          <table:table-cell office:value-type="float" office:value="22145869712">
            <text:p>22145869712</text:p>
          </table:table-cell>
          <table:table-cell/>
        </table:table-row>
        <table:table-row table:style-name="ro2">
          <table:table-cell office:value-type="string">
            <text:p>2007-04-13</text:p>
          </table:table-cell>
          <table:table-cell office:value-type="float" office:value="1263.91">
            <text:p>1263.91</text:p>
          </table:table-cell>
          <table:table-cell office:value-type="float" office:value="1253.09">
            <text:p>1253.09</text:p>
          </table:table-cell>
          <table:table-cell office:value-type="float" office:value="1263.53">
            <text:p>1263.53</text:p>
          </table:table-cell>
          <table:table-cell table:number-columns-repeated="2"/>
          <table:table-cell office:value-type="float" office:value="17450935538">
            <text:p>17450935538</text:p>
          </table:table-cell>
          <table:table-cell/>
        </table:table-row>
        <table:table-row table:style-name="ro2">
          <table:table-cell office:value-type="string">
            <text:p>2007-04-16</text:p>
          </table:table-cell>
          <table:table-cell office:value-type="float" office:value="1277.9">
            <text:p>1277.9</text:p>
          </table:table-cell>
          <table:table-cell office:value-type="float" office:value="1261.85">
            <text:p>1261.85</text:p>
          </table:table-cell>
          <table:table-cell office:value-type="float" office:value="1277.64">
            <text:p>1277.64</text:p>
          </table:table-cell>
          <table:table-cell table:number-columns-repeated="2"/>
          <table:table-cell office:value-type="float" office:value="20726319608">
            <text:p>20726319608</text:p>
          </table:table-cell>
          <table:table-cell/>
        </table:table-row>
        <table:table-row table:style-name="ro2">
          <table:table-cell office:value-type="string">
            <text:p>2007-04-17</text:p>
          </table:table-cell>
          <table:table-cell office:value-type="float" office:value="1280.77">
            <text:p>1280.77</text:p>
          </table:table-cell>
          <table:table-cell office:value-type="float" office:value="1267.51">
            <text:p>1267.51</text:p>
          </table:table-cell>
          <table:table-cell office:value-type="float" office:value="1278.27">
            <text:p>1278.27</text:p>
          </table:table-cell>
          <table:table-cell table:number-columns-repeated="2"/>
          <table:table-cell office:value-type="float" office:value="22900839284">
            <text:p>22900839284</text:p>
          </table:table-cell>
          <table:table-cell/>
        </table:table-row>
        <table:table-row table:style-name="ro2">
          <table:table-cell office:value-type="string">
            <text:p>2007-04-18</text:p>
          </table:table-cell>
          <table:table-cell office:value-type="float" office:value="1277.96">
            <text:p>1277.96</text:p>
          </table:table-cell>
          <table:table-cell office:value-type="float" office:value="1262.44">
            <text:p>1262.44</text:p>
          </table:table-cell>
          <table:table-cell office:value-type="float" office:value="1271.75">
            <text:p>1271.75</text:p>
          </table:table-cell>
          <table:table-cell table:number-columns-repeated="2"/>
          <table:table-cell office:value-type="float" office:value="25318717347">
            <text:p>25318717347</text:p>
          </table:table-cell>
          <table:table-cell/>
        </table:table-row>
        <table:table-row table:style-name="ro2">
          <table:table-cell office:value-type="string">
            <text:p>2007-04-19</text:p>
          </table:table-cell>
          <table:table-cell office:value-type="float" office:value="1270.55">
            <text:p>1270.55</text:p>
          </table:table-cell>
          <table:table-cell office:value-type="float" office:value="1252.17">
            <text:p>1252.17</text:p>
          </table:table-cell>
          <table:table-cell office:value-type="float" office:value="1267.38">
            <text:p>1267.38</text:p>
          </table:table-cell>
          <table:table-cell table:number-columns-repeated="2"/>
          <table:table-cell office:value-type="float" office:value="25623230018">
            <text:p>25623230018</text:p>
          </table:table-cell>
          <table:table-cell/>
        </table:table-row>
        <table:table-row table:style-name="ro2">
          <table:table-cell office:value-type="string">
            <text:p>2007-04-20</text:p>
          </table:table-cell>
          <table:table-cell office:value-type="float" office:value="1287.5">
            <text:p>1287.5</text:p>
          </table:table-cell>
          <table:table-cell office:value-type="float" office:value="1265.27">
            <text:p>1265.27</text:p>
          </table:table-cell>
          <table:table-cell office:value-type="float" office:value="1282.18">
            <text:p>1282.18</text:p>
          </table:table-cell>
          <table:table-cell table:number-columns-repeated="2"/>
          <table:table-cell office:value-type="float" office:value="32384243141">
            <text:p>32384243141</text:p>
          </table:table-cell>
          <table:table-cell/>
        </table:table-row>
        <table:table-row table:style-name="ro2">
          <table:table-cell office:value-type="string">
            <text:p>2007-04-23</text:p>
          </table:table-cell>
          <table:table-cell office:value-type="float" office:value="1285.85">
            <text:p>1285.85</text:p>
          </table:table-cell>
          <table:table-cell office:value-type="float" office:value="1273.62">
            <text:p>1273.62</text:p>
          </table:table-cell>
          <table:table-cell office:value-type="float" office:value="1278.43">
            <text:p>1278.43</text:p>
          </table:table-cell>
          <table:table-cell table:number-columns-repeated="2"/>
          <table:table-cell office:value-type="float" office:value="28039457963">
            <text:p>28039457963</text:p>
          </table:table-cell>
          <table:table-cell/>
        </table:table-row>
        <table:table-row table:style-name="ro2">
          <table:table-cell office:value-type="string">
            <text:p>2007-04-24</text:p>
          </table:table-cell>
          <table:table-cell office:value-type="float" office:value="1278.73">
            <text:p>1278.73</text:p>
          </table:table-cell>
          <table:table-cell office:value-type="float" office:value="1256.51">
            <text:p>1256.51</text:p>
          </table:table-cell>
          <table:table-cell office:value-type="float" office:value="1260.99">
            <text:p>1260.99</text:p>
          </table:table-cell>
          <table:table-cell table:number-columns-repeated="2"/>
          <table:table-cell office:value-type="float" office:value="31306114306">
            <text:p>31306114306</text:p>
          </table:table-cell>
          <table:table-cell/>
        </table:table-row>
        <table:table-row table:style-name="ro2">
          <table:table-cell office:value-type="string">
            <text:p>2007-04-25</text:p>
          </table:table-cell>
          <table:table-cell office:value-type="float" office:value="1269.13">
            <text:p>1269.13</text:p>
          </table:table-cell>
          <table:table-cell office:value-type="float" office:value="1256.89">
            <text:p>1256.89</text:p>
          </table:table-cell>
          <table:table-cell office:value-type="float" office:value="1264.73">
            <text:p>1264.73</text:p>
          </table:table-cell>
          <table:table-cell table:number-columns-repeated="2"/>
          <table:table-cell office:value-type="float" office:value="28745291204">
            <text:p>28745291204</text:p>
          </table:table-cell>
          <table:table-cell/>
        </table:table-row>
        <table:table-row table:style-name="ro2">
          <table:table-cell office:value-type="string">
            <text:p>2007-04-26</text:p>
          </table:table-cell>
          <table:table-cell office:value-type="float" office:value="1280.34">
            <text:p>1280.34</text:p>
          </table:table-cell>
          <table:table-cell office:value-type="float" office:value="1262.62">
            <text:p>1262.62</text:p>
          </table:table-cell>
          <table:table-cell office:value-type="float" office:value="1274.8">
            <text:p>1274.8</text:p>
          </table:table-cell>
          <table:table-cell table:number-columns-repeated="2"/>
          <table:table-cell office:value-type="float" office:value="38357816697">
            <text:p>38357816697</text:p>
          </table:table-cell>
          <table:table-cell/>
        </table:table-row>
        <table:table-row table:style-name="ro2">
          <table:table-cell office:value-type="string">
            <text:p>2007-04-27</text:p>
          </table:table-cell>
          <table:table-cell office:value-type="float" office:value="1274.19">
            <text:p>1274.19</text:p>
          </table:table-cell>
          <table:table-cell office:value-type="float" office:value="1257.84">
            <text:p>1257.84</text:p>
          </table:table-cell>
          <table:table-cell office:value-type="float" office:value="1264.61">
            <text:p>1264.61</text:p>
          </table:table-cell>
          <table:table-cell table:number-columns-repeated="2"/>
          <table:table-cell office:value-type="float" office:value="28341201407">
            <text:p>28341201407</text:p>
          </table:table-cell>
          <table:table-cell/>
        </table:table-row>
        <table:table-row table:style-name="ro2">
          <table:table-cell office:value-type="string">
            <text:p>2007-04-30</text:p>
          </table:table-cell>
          <table:table-cell office:value-type="float" office:value="1277">
            <text:p>1277</text:p>
          </table:table-cell>
          <table:table-cell office:value-type="float" office:value="1262.41">
            <text:p>1262.41</text:p>
          </table:table-cell>
          <table:table-cell office:value-type="float" office:value="1273.83">
            <text:p>1273.83</text:p>
          </table:table-cell>
          <table:table-cell table:number-columns-repeated="2"/>
          <table:table-cell office:value-type="float" office:value="11899395162">
            <text:p>11899395162</text:p>
          </table:table-cell>
          <table:table-cell/>
        </table:table-row>
        <table:table-row table:style-name="ro2">
          <table:table-cell office:value-type="string">
            <text:p>2007-05-02</text:p>
          </table:table-cell>
          <table:table-cell office:value-type="float" office:value="1274.99">
            <text:p>1274.99</text:p>
          </table:table-cell>
          <table:table-cell office:value-type="float" office:value="1260.95">
            <text:p>1260.95</text:p>
          </table:table-cell>
          <table:table-cell office:value-type="float" office:value="1267.79">
            <text:p>1267.79</text:p>
          </table:table-cell>
          <table:table-cell table:number-columns-repeated="2"/>
          <table:table-cell office:value-type="float" office:value="28186828292">
            <text:p>28186828292</text:p>
          </table:table-cell>
          <table:table-cell/>
        </table:table-row>
        <table:table-row table:style-name="ro2">
          <table:table-cell office:value-type="string">
            <text:p>2007-05-03</text:p>
          </table:table-cell>
          <table:table-cell office:value-type="float" office:value="1268.4">
            <text:p>1268.4</text:p>
          </table:table-cell>
          <table:table-cell office:value-type="float" office:value="1249.42">
            <text:p>1249.42</text:p>
          </table:table-cell>
          <table:table-cell office:value-type="float" office:value="1256.75">
            <text:p>1256.75</text:p>
          </table:table-cell>
          <table:table-cell table:number-columns-repeated="2"/>
          <table:table-cell office:value-type="float" office:value="56029963134">
            <text:p>56029963134</text:p>
          </table:table-cell>
          <table:table-cell/>
        </table:table-row>
        <table:table-row table:style-name="ro2">
          <table:table-cell office:value-type="string">
            <text:p>2007-05-04</text:p>
          </table:table-cell>
          <table:table-cell office:value-type="float" office:value="1266.47">
            <text:p>1266.47</text:p>
          </table:table-cell>
          <table:table-cell office:value-type="float" office:value="1249.9">
            <text:p>1249.9</text:p>
          </table:table-cell>
          <table:table-cell office:value-type="float" office:value="1264.19">
            <text:p>1264.19</text:p>
          </table:table-cell>
          <table:table-cell table:number-columns-repeated="2"/>
          <table:table-cell office:value-type="float" office:value="25660404444">
            <text:p>25660404444</text:p>
          </table:table-cell>
          <table:table-cell/>
        </table:table-row>
        <table:table-row table:style-name="ro2">
          <table:table-cell office:value-type="string">
            <text:p>2007-05-07</text:p>
          </table:table-cell>
          <table:table-cell office:value-type="float" office:value="1273.16">
            <text:p>1273.16</text:p>
          </table:table-cell>
          <table:table-cell office:value-type="float" office:value="1263.59">
            <text:p>1263.59</text:p>
          </table:table-cell>
          <table:table-cell office:value-type="float" office:value="1272.62">
            <text:p>1272.62</text:p>
          </table:table-cell>
          <table:table-cell table:number-columns-repeated="2"/>
          <table:table-cell office:value-type="float" office:value="11922508780">
            <text:p>11922508780</text:p>
          </table:table-cell>
          <table:table-cell/>
        </table:table-row>
        <table:table-row table:style-name="ro2">
          <table:table-cell office:value-type="string">
            <text:p>2007-05-08</text:p>
          </table:table-cell>
          <table:table-cell office:value-type="float" office:value="1272.92">
            <text:p>1272.92</text:p>
          </table:table-cell>
          <table:table-cell office:value-type="float" office:value="1237.98">
            <text:p>1237.98</text:p>
          </table:table-cell>
          <table:table-cell office:value-type="float" office:value="1240.59">
            <text:p>1240.59</text:p>
          </table:table-cell>
          <table:table-cell table:number-columns-repeated="2"/>
          <table:table-cell office:value-type="float" office:value="23393440383">
            <text:p>23393440383</text:p>
          </table:table-cell>
          <table:table-cell/>
        </table:table-row>
        <table:table-row table:style-name="ro2">
          <table:table-cell office:value-type="string">
            <text:p>2007-05-09</text:p>
          </table:table-cell>
          <table:table-cell office:value-type="float" office:value="1249.98">
            <text:p>1249.98</text:p>
          </table:table-cell>
          <table:table-cell office:value-type="float" office:value="1227.61">
            <text:p>1227.61</text:p>
          </table:table-cell>
          <table:table-cell office:value-type="float" office:value="1239.7">
            <text:p>1239.7</text:p>
          </table:table-cell>
          <table:table-cell table:number-columns-repeated="2"/>
          <table:table-cell office:value-type="float" office:value="26649884568">
            <text:p>26649884568</text:p>
          </table:table-cell>
          <table:table-cell/>
        </table:table-row>
        <table:table-row table:style-name="ro2">
          <table:table-cell office:value-type="string">
            <text:p>2007-05-10</text:p>
          </table:table-cell>
          <table:table-cell office:value-type="float" office:value="1243.84">
            <text:p>1243.84</text:p>
          </table:table-cell>
          <table:table-cell table:number-columns-repeated="2" office:value-type="float" office:value="1221.69">
            <text:p>1221.69</text:p>
          </table:table-cell>
          <table:table-cell table:number-columns-repeated="2"/>
          <table:table-cell office:value-type="float" office:value="24338907035">
            <text:p>24338907035</text:p>
          </table:table-cell>
          <table:table-cell/>
        </table:table-row>
        <table:table-row table:style-name="ro2">
          <table:table-cell office:value-type="string">
            <text:p>2007-05-11</text:p>
          </table:table-cell>
          <table:table-cell office:value-type="float" office:value="1244.61">
            <text:p>1244.61</text:p>
          </table:table-cell>
          <table:table-cell office:value-type="float" office:value="1208.16">
            <text:p>1208.16</text:p>
          </table:table-cell>
          <table:table-cell office:value-type="float" office:value="1240.39">
            <text:p>1240.39</text:p>
          </table:table-cell>
          <table:table-cell table:number-columns-repeated="2"/>
          <table:table-cell office:value-type="float" office:value="29069195134">
            <text:p>29069195134</text:p>
          </table:table-cell>
          <table:table-cell/>
        </table:table-row>
        <table:table-row table:style-name="ro2">
          <table:table-cell office:value-type="string">
            <text:p>2007-05-14</text:p>
          </table:table-cell>
          <table:table-cell office:value-type="float" office:value="1255">
            <text:p>1255</text:p>
          </table:table-cell>
          <table:table-cell office:value-type="float" office:value="1241.04">
            <text:p>1241.04</text:p>
          </table:table-cell>
          <table:table-cell office:value-type="float" office:value="1254.45">
            <text:p>1254.45</text:p>
          </table:table-cell>
          <table:table-cell table:number-columns-repeated="2"/>
          <table:table-cell office:value-type="float" office:value="26022547801">
            <text:p>26022547801</text:p>
          </table:table-cell>
          <table:table-cell/>
        </table:table-row>
        <table:table-row table:style-name="ro2">
          <table:table-cell office:value-type="string">
            <text:p>2007-05-15</text:p>
          </table:table-cell>
          <table:table-cell office:value-type="float" office:value="1261.4">
            <text:p>1261.4</text:p>
          </table:table-cell>
          <table:table-cell office:value-type="float" office:value="1246.84">
            <text:p>1246.84</text:p>
          </table:table-cell>
          <table:table-cell office:value-type="float" office:value="1257.6">
            <text:p>1257.6</text:p>
          </table:table-cell>
          <table:table-cell table:number-columns-repeated="2"/>
          <table:table-cell office:value-type="float" office:value="21880673833">
            <text:p>21880673833</text:p>
          </table:table-cell>
          <table:table-cell/>
        </table:table-row>
        <table:table-row table:style-name="ro2">
          <table:table-cell office:value-type="string">
            <text:p>2007-05-16</text:p>
          </table:table-cell>
          <table:table-cell office:value-type="float" office:value="1261.78">
            <text:p>1261.78</text:p>
          </table:table-cell>
          <table:table-cell office:value-type="float" office:value="1253.35">
            <text:p>1253.35</text:p>
          </table:table-cell>
          <table:table-cell office:value-type="float" office:value="1259.27">
            <text:p>1259.27</text:p>
          </table:table-cell>
          <table:table-cell table:number-columns-repeated="2"/>
          <table:table-cell office:value-type="float" office:value="12019165974">
            <text:p>12019165974</text:p>
          </table:table-cell>
          <table:table-cell/>
        </table:table-row>
        <table:table-row table:style-name="ro2">
          <table:table-cell office:value-type="string">
            <text:p>2007-05-18</text:p>
          </table:table-cell>
          <table:table-cell office:value-type="float" office:value="1272.15">
            <text:p>1272.15</text:p>
          </table:table-cell>
          <table:table-cell office:value-type="float" office:value="1259.26">
            <text:p>1259.26</text:p>
          </table:table-cell>
          <table:table-cell office:value-type="float" office:value="1269.46">
            <text:p>1269.46</text:p>
          </table:table-cell>
          <table:table-cell table:number-columns-repeated="2"/>
          <table:table-cell office:value-type="float" office:value="19863560488">
            <text:p>19863560488</text:p>
          </table:table-cell>
          <table:table-cell/>
        </table:table-row>
        <table:table-row table:style-name="ro2">
          <table:table-cell office:value-type="string">
            <text:p>2007-05-21</text:p>
          </table:table-cell>
          <table:table-cell office:value-type="float" office:value="1278.53">
            <text:p>1278.53</text:p>
          </table:table-cell>
          <table:table-cell office:value-type="float" office:value="1262.53">
            <text:p>1262.53</text:p>
          </table:table-cell>
          <table:table-cell office:value-type="float" office:value="1263.3">
            <text:p>1263.3</text:p>
          </table:table-cell>
          <table:table-cell table:number-columns-repeated="2"/>
          <table:table-cell office:value-type="float" office:value="21662576692">
            <text:p>21662576692</text:p>
          </table:table-cell>
          <table:table-cell/>
        </table:table-row>
        <table:table-row table:style-name="ro2">
          <table:table-cell office:value-type="string">
            <text:p>2007-05-22</text:p>
          </table:table-cell>
          <table:table-cell office:value-type="float" office:value="1270.94">
            <text:p>1270.94</text:p>
          </table:table-cell>
          <table:table-cell office:value-type="float" office:value="1252.7">
            <text:p>1252.7</text:p>
          </table:table-cell>
          <table:table-cell office:value-type="float" office:value="1255.49">
            <text:p>1255.49</text:p>
          </table:table-cell>
          <table:table-cell table:number-columns-repeated="2"/>
          <table:table-cell office:value-type="float" office:value="24353035738">
            <text:p>24353035738</text:p>
          </table:table-cell>
          <table:table-cell/>
        </table:table-row>
        <table:table-row table:style-name="ro2">
          <table:table-cell office:value-type="string">
            <text:p>2007-05-23</text:p>
          </table:table-cell>
          <table:table-cell office:value-type="float" office:value="1279.17">
            <text:p>1279.17</text:p>
          </table:table-cell>
          <table:table-cell office:value-type="float" office:value="1255.15">
            <text:p>1255.15</text:p>
          </table:table-cell>
          <table:table-cell office:value-type="float" office:value="1279.17">
            <text:p>1279.17</text:p>
          </table:table-cell>
          <table:table-cell table:number-columns-repeated="2"/>
          <table:table-cell office:value-type="float" office:value="18138459790">
            <text:p>18138459790</text:p>
          </table:table-cell>
          <table:table-cell/>
        </table:table-row>
        <table:table-row table:style-name="ro2">
          <table:table-cell office:value-type="string">
            <text:p>2007-05-24</text:p>
          </table:table-cell>
          <table:table-cell office:value-type="float" office:value="1284.43">
            <text:p>1284.43</text:p>
          </table:table-cell>
          <table:table-cell office:value-type="float" office:value="1266.96">
            <text:p>1266.96</text:p>
          </table:table-cell>
          <table:table-cell office:value-type="float" office:value="1273.09">
            <text:p>1273.09</text:p>
          </table:table-cell>
          <table:table-cell table:number-columns-repeated="2"/>
          <table:table-cell office:value-type="float" office:value="19300612298">
            <text:p>19300612298</text:p>
          </table:table-cell>
          <table:table-cell/>
        </table:table-row>
        <table:table-row table:style-name="ro2">
          <table:table-cell office:value-type="string">
            <text:p>2007-05-25</text:p>
          </table:table-cell>
          <table:table-cell office:value-type="float" office:value="1275.13">
            <text:p>1275.13</text:p>
          </table:table-cell>
          <table:table-cell office:value-type="float" office:value="1266.14">
            <text:p>1266.14</text:p>
          </table:table-cell>
          <table:table-cell office:value-type="float" office:value="1269.04">
            <text:p>1269.04</text:p>
          </table:table-cell>
          <table:table-cell table:number-columns-repeated="2"/>
          <table:table-cell office:value-type="float" office:value="17861502859">
            <text:p>17861502859</text:p>
          </table:table-cell>
          <table:table-cell/>
        </table:table-row>
        <table:table-row table:style-name="ro2">
          <table:table-cell office:value-type="string">
            <text:p>2007-05-28</text:p>
          </table:table-cell>
          <table:table-cell office:value-type="float" office:value="1276.82">
            <text:p>1276.82</text:p>
          </table:table-cell>
          <table:table-cell office:value-type="float" office:value="1269.35">
            <text:p>1269.35</text:p>
          </table:table-cell>
          <table:table-cell office:value-type="float" office:value="1275.09">
            <text:p>1275.09</text:p>
          </table:table-cell>
          <table:table-cell table:number-columns-repeated="2"/>
          <table:table-cell office:value-type="float" office:value="5601897397">
            <text:p>5601897397</text:p>
          </table:table-cell>
          <table:table-cell/>
        </table:table-row>
        <table:table-row table:style-name="ro2">
          <table:table-cell office:value-type="string">
            <text:p>2007-05-29</text:p>
          </table:table-cell>
          <table:table-cell office:value-type="float" office:value="1280.52">
            <text:p>1280.52</text:p>
          </table:table-cell>
          <table:table-cell office:value-type="float" office:value="1268.7">
            <text:p>1268.7</text:p>
          </table:table-cell>
          <table:table-cell office:value-type="float" office:value="1271.01">
            <text:p>1271.01</text:p>
          </table:table-cell>
          <table:table-cell table:number-columns-repeated="2"/>
          <table:table-cell office:value-type="float" office:value="15024065687">
            <text:p>15024065687</text:p>
          </table:table-cell>
          <table:table-cell/>
        </table:table-row>
        <table:table-row table:style-name="ro2">
          <table:table-cell office:value-type="string">
            <text:p>2007-05-30</text:p>
          </table:table-cell>
          <table:table-cell office:value-type="float" office:value="1270.39">
            <text:p>1270.39</text:p>
          </table:table-cell>
          <table:table-cell office:value-type="float" office:value="1254.3">
            <text:p>1254.3</text:p>
          </table:table-cell>
          <table:table-cell office:value-type="float" office:value="1261.27">
            <text:p>1261.27</text:p>
          </table:table-cell>
          <table:table-cell table:number-columns-repeated="2"/>
          <table:table-cell office:value-type="float" office:value="20854212189">
            <text:p>20854212189</text:p>
          </table:table-cell>
          <table:table-cell/>
        </table:table-row>
        <table:table-row table:style-name="ro2">
          <table:table-cell office:value-type="string">
            <text:p>2007-05-31</text:p>
          </table:table-cell>
          <table:table-cell office:value-type="float" office:value="1281.31">
            <text:p>1281.31</text:p>
          </table:table-cell>
          <table:table-cell office:value-type="float" office:value="1262.5">
            <text:p>1262.5</text:p>
          </table:table-cell>
          <table:table-cell office:value-type="float" office:value="1276.32">
            <text:p>1276.32</text:p>
          </table:table-cell>
          <table:table-cell table:number-columns-repeated="2"/>
          <table:table-cell office:value-type="float" office:value="20844276116">
            <text:p>20844276116</text:p>
          </table:table-cell>
          <table:table-cell/>
        </table:table-row>
        <table:table-row table:style-name="ro2">
          <table:table-cell office:value-type="string">
            <text:p>2007-06-01</text:p>
          </table:table-cell>
          <table:table-cell office:value-type="float" office:value="1293.46">
            <text:p>1293.46</text:p>
          </table:table-cell>
          <table:table-cell office:value-type="float" office:value="1276.56">
            <text:p>1276.56</text:p>
          </table:table-cell>
          <table:table-cell office:value-type="float" office:value="1292.02">
            <text:p>1292.02</text:p>
          </table:table-cell>
          <table:table-cell table:number-columns-repeated="2"/>
          <table:table-cell office:value-type="float" office:value="18504095021">
            <text:p>18504095021</text:p>
          </table:table-cell>
          <table:table-cell/>
        </table:table-row>
        <table:table-row table:style-name="ro2">
          <table:table-cell office:value-type="string">
            <text:p>2007-06-04</text:p>
          </table:table-cell>
          <table:table-cell office:value-type="float" office:value="1296.08">
            <text:p>1296.08</text:p>
          </table:table-cell>
          <table:table-cell office:value-type="float" office:value="1280.86">
            <text:p>1280.86</text:p>
          </table:table-cell>
          <table:table-cell office:value-type="float" office:value="1284.82">
            <text:p>1284.82</text:p>
          </table:table-cell>
          <table:table-cell table:number-columns-repeated="2"/>
          <table:table-cell office:value-type="float" office:value="16179564282">
            <text:p>16179564282</text:p>
          </table:table-cell>
          <table:table-cell/>
        </table:table-row>
        <table:table-row table:style-name="ro2">
          <table:table-cell office:value-type="string">
            <text:p>2007-06-05</text:p>
          </table:table-cell>
          <table:table-cell office:value-type="float" office:value="1291.49">
            <text:p>1291.49</text:p>
          </table:table-cell>
          <table:table-cell office:value-type="float" office:value="1276.86">
            <text:p>1276.86</text:p>
          </table:table-cell>
          <table:table-cell office:value-type="float" office:value="1281.04">
            <text:p>1281.04</text:p>
          </table:table-cell>
          <table:table-cell table:number-columns-repeated="2"/>
          <table:table-cell office:value-type="float" office:value="19034691567">
            <text:p>19034691567</text:p>
          </table:table-cell>
          <table:table-cell/>
        </table:table-row>
        <table:table-row table:style-name="ro2">
          <table:table-cell office:value-type="string">
            <text:p>2007-06-07</text:p>
          </table:table-cell>
          <table:table-cell office:value-type="float" office:value="1279.72">
            <text:p>1279.72</text:p>
          </table:table-cell>
          <table:table-cell office:value-type="float" office:value="1227.48">
            <text:p>1227.48</text:p>
          </table:table-cell>
          <table:table-cell office:value-type="float" office:value="1232.8">
            <text:p>1232.8</text:p>
          </table:table-cell>
          <table:table-cell table:number-columns-repeated="2"/>
          <table:table-cell office:value-type="float" office:value="33325338203">
            <text:p>33325338203</text:p>
          </table:table-cell>
          <table:table-cell/>
        </table:table-row>
        <table:table-row table:style-name="ro2">
          <table:table-cell office:value-type="string">
            <text:p>2007-06-08</text:p>
          </table:table-cell>
          <table:table-cell office:value-type="float" office:value="1243.53">
            <text:p>1243.53</text:p>
          </table:table-cell>
          <table:table-cell office:value-type="float" office:value="1211.4">
            <text:p>1211.4</text:p>
          </table:table-cell>
          <table:table-cell office:value-type="float" office:value="1238.91">
            <text:p>1238.91</text:p>
          </table:table-cell>
          <table:table-cell table:number-columns-repeated="2"/>
          <table:table-cell office:value-type="float" office:value="30153737838">
            <text:p>30153737838</text:p>
          </table:table-cell>
          <table:table-cell/>
        </table:table-row>
        <table:table-row table:style-name="ro2">
          <table:table-cell office:value-type="string">
            <text:p>2007-06-11</text:p>
          </table:table-cell>
          <table:table-cell office:value-type="float" office:value="1254.26">
            <text:p>1254.26</text:p>
          </table:table-cell>
          <table:table-cell office:value-type="float" office:value="1240.39">
            <text:p>1240.39</text:p>
          </table:table-cell>
          <table:table-cell office:value-type="float" office:value="1249.7">
            <text:p>1249.7</text:p>
          </table:table-cell>
          <table:table-cell table:number-columns-repeated="2"/>
          <table:table-cell office:value-type="float" office:value="17766174224">
            <text:p>17766174224</text:p>
          </table:table-cell>
          <table:table-cell/>
        </table:table-row>
        <table:table-row table:style-name="ro2">
          <table:table-cell office:value-type="string">
            <text:p>2007-06-12</text:p>
          </table:table-cell>
          <table:table-cell office:value-type="float" office:value="1259.1">
            <text:p>1259.1</text:p>
          </table:table-cell>
          <table:table-cell office:value-type="float" office:value="1230.38">
            <text:p>1230.38</text:p>
          </table:table-cell>
          <table:table-cell office:value-type="float" office:value="1237.4">
            <text:p>1237.4</text:p>
          </table:table-cell>
          <table:table-cell table:number-columns-repeated="2"/>
          <table:table-cell office:value-type="float" office:value="23132426965">
            <text:p>23132426965</text:p>
          </table:table-cell>
          <table:table-cell/>
        </table:table-row>
        <table:table-row table:style-name="ro2">
          <table:table-cell office:value-type="string">
            <text:p>2007-06-13</text:p>
          </table:table-cell>
          <table:table-cell office:value-type="float" office:value="1247.43">
            <text:p>1247.43</text:p>
          </table:table-cell>
          <table:table-cell office:value-type="float" office:value="1226.21">
            <text:p>1226.21</text:p>
          </table:table-cell>
          <table:table-cell office:value-type="float" office:value="1244.43">
            <text:p>1244.43</text:p>
          </table:table-cell>
          <table:table-cell table:number-columns-repeated="2"/>
          <table:table-cell office:value-type="float" office:value="19500738046">
            <text:p>19500738046</text:p>
          </table:table-cell>
          <table:table-cell/>
        </table:table-row>
        <table:table-row table:style-name="ro2">
          <table:table-cell office:value-type="string">
            <text:p>2007-06-14</text:p>
          </table:table-cell>
          <table:table-cell office:value-type="float" office:value="1269.46">
            <text:p>1269.46</text:p>
          </table:table-cell>
          <table:table-cell office:value-type="float" office:value="1245.54">
            <text:p>1245.54</text:p>
          </table:table-cell>
          <table:table-cell office:value-type="float" office:value="1267.73">
            <text:p>1267.73</text:p>
          </table:table-cell>
          <table:table-cell table:number-columns-repeated="2"/>
          <table:table-cell office:value-type="float" office:value="23637751330">
            <text:p>23637751330</text:p>
          </table:table-cell>
          <table:table-cell/>
        </table:table-row>
        <table:table-row table:style-name="ro2">
          <table:table-cell office:value-type="string">
            <text:p>2007-06-15</text:p>
          </table:table-cell>
          <table:table-cell office:value-type="float" office:value="1279.93">
            <text:p>1279.93</text:p>
          </table:table-cell>
          <table:table-cell office:value-type="float" office:value="1267.37">
            <text:p>1267.37</text:p>
          </table:table-cell>
          <table:table-cell office:value-type="float" office:value="1276.03">
            <text:p>1276.03</text:p>
          </table:table-cell>
          <table:table-cell table:number-columns-repeated="2"/>
          <table:table-cell office:value-type="float" office:value="21467592041">
            <text:p>21467592041</text:p>
          </table:table-cell>
          <table:table-cell/>
        </table:table-row>
        <table:table-row table:style-name="ro2">
          <table:table-cell office:value-type="string">
            <text:p>2007-06-18</text:p>
          </table:table-cell>
          <table:table-cell office:value-type="float" office:value="1288.1">
            <text:p>1288.1</text:p>
          </table:table-cell>
          <table:table-cell office:value-type="float" office:value="1276.77">
            <text:p>1276.77</text:p>
          </table:table-cell>
          <table:table-cell office:value-type="float" office:value="1288.09">
            <text:p>1288.09</text:p>
          </table:table-cell>
          <table:table-cell table:number-columns-repeated="2"/>
          <table:table-cell office:value-type="float" office:value="24123585748">
            <text:p>24123585748</text:p>
          </table:table-cell>
          <table:table-cell/>
        </table:table-row>
        <table:table-row table:style-name="ro2">
          <table:table-cell office:value-type="string">
            <text:p>2007-06-19</text:p>
          </table:table-cell>
          <table:table-cell office:value-type="float" office:value="1290.73">
            <text:p>1290.73</text:p>
          </table:table-cell>
          <table:table-cell office:value-type="float" office:value="1274.71">
            <text:p>1274.71</text:p>
          </table:table-cell>
          <table:table-cell office:value-type="float" office:value="1276.61">
            <text:p>1276.61</text:p>
          </table:table-cell>
          <table:table-cell table:number-columns-repeated="2"/>
          <table:table-cell office:value-type="float" office:value="18776948983">
            <text:p>18776948983</text:p>
          </table:table-cell>
          <table:table-cell/>
        </table:table-row>
        <table:table-row table:style-name="ro2">
          <table:table-cell office:value-type="string">
            <text:p>2007-06-20</text:p>
          </table:table-cell>
          <table:table-cell office:value-type="float" office:value="1286.08">
            <text:p>1286.08</text:p>
          </table:table-cell>
          <table:table-cell office:value-type="float" office:value="1272.28">
            <text:p>1272.28</text:p>
          </table:table-cell>
          <table:table-cell office:value-type="float" office:value="1278.52">
            <text:p>1278.52</text:p>
          </table:table-cell>
          <table:table-cell table:number-columns-repeated="2"/>
          <table:table-cell office:value-type="float" office:value="23960296238">
            <text:p>23960296238</text:p>
          </table:table-cell>
          <table:table-cell/>
        </table:table-row>
        <table:table-row table:style-name="ro2">
          <table:table-cell office:value-type="string">
            <text:p>2007-06-21</text:p>
          </table:table-cell>
          <table:table-cell office:value-type="float" office:value="1276.55">
            <text:p>1276.55</text:p>
          </table:table-cell>
          <table:table-cell office:value-type="float" office:value="1250.86">
            <text:p>1250.86</text:p>
          </table:table-cell>
          <table:table-cell office:value-type="float" office:value="1252.88">
            <text:p>1252.88</text:p>
          </table:table-cell>
          <table:table-cell table:number-columns-repeated="2"/>
          <table:table-cell office:value-type="float" office:value="20795644609">
            <text:p>20795644609</text:p>
          </table:table-cell>
          <table:table-cell/>
        </table:table-row>
        <table:table-row table:style-name="ro2">
          <table:table-cell office:value-type="string">
            <text:p>2007-06-25</text:p>
          </table:table-cell>
          <table:table-cell office:value-type="float" office:value="1251.9">
            <text:p>1251.9</text:p>
          </table:table-cell>
          <table:table-cell office:value-type="float" office:value="1234.66">
            <text:p>1234.66</text:p>
          </table:table-cell>
          <table:table-cell office:value-type="float" office:value="1250.16">
            <text:p>1250.16</text:p>
          </table:table-cell>
          <table:table-cell table:number-columns-repeated="2"/>
          <table:table-cell office:value-type="float" office:value="17747606011">
            <text:p>17747606011</text:p>
          </table:table-cell>
          <table:table-cell/>
        </table:table-row>
        <table:table-row table:style-name="ro2">
          <table:table-cell office:value-type="string">
            <text:p>2007-06-26</text:p>
          </table:table-cell>
          <table:table-cell office:value-type="float" office:value="1249.67">
            <text:p>1249.67</text:p>
          </table:table-cell>
          <table:table-cell office:value-type="float" office:value="1234.83">
            <text:p>1234.83</text:p>
          </table:table-cell>
          <table:table-cell office:value-type="float" office:value="1244.47">
            <text:p>1244.47</text:p>
          </table:table-cell>
          <table:table-cell table:number-columns-repeated="2"/>
          <table:table-cell office:value-type="float" office:value="18169068988">
            <text:p>18169068988</text:p>
          </table:table-cell>
          <table:table-cell/>
        </table:table-row>
        <table:table-row table:style-name="ro2">
          <table:table-cell office:value-type="string">
            <text:p>2007-06-27</text:p>
          </table:table-cell>
          <table:table-cell office:value-type="float" office:value="1246.52">
            <text:p>1246.52</text:p>
          </table:table-cell>
          <table:table-cell office:value-type="float" office:value="1229.18">
            <text:p>1229.18</text:p>
          </table:table-cell>
          <table:table-cell office:value-type="float" office:value="1241.22">
            <text:p>1241.22</text:p>
          </table:table-cell>
          <table:table-cell table:number-columns-repeated="2"/>
          <table:table-cell office:value-type="float" office:value="18830636556">
            <text:p>18830636556</text:p>
          </table:table-cell>
          <table:table-cell/>
        </table:table-row>
        <table:table-row table:style-name="ro2">
          <table:table-cell office:value-type="string">
            <text:p>2007-06-28</text:p>
          </table:table-cell>
          <table:table-cell office:value-type="float" office:value="1258.83">
            <text:p>1258.83</text:p>
          </table:table-cell>
          <table:table-cell office:value-type="float" office:value="1242.33">
            <text:p>1242.33</text:p>
          </table:table-cell>
          <table:table-cell office:value-type="float" office:value="1257.94">
            <text:p>1257.94</text:p>
          </table:table-cell>
          <table:table-cell table:number-columns-repeated="2"/>
          <table:table-cell office:value-type="float" office:value="17447786359">
            <text:p>17447786359</text:p>
          </table:table-cell>
          <table:table-cell/>
        </table:table-row>
        <table:table-row table:style-name="ro2">
          <table:table-cell office:value-type="string">
            <text:p>2007-06-29</text:p>
          </table:table-cell>
          <table:table-cell office:value-type="float" office:value="1261.91">
            <text:p>1261.91</text:p>
          </table:table-cell>
          <table:table-cell office:value-type="float" office:value="1247.28">
            <text:p>1247.28</text:p>
          </table:table-cell>
          <table:table-cell office:value-type="float" office:value="1254.86">
            <text:p>1254.86</text:p>
          </table:table-cell>
          <table:table-cell table:number-columns-repeated="2"/>
          <table:table-cell office:value-type="float" office:value="18711662755">
            <text:p>18711662755</text:p>
          </table:table-cell>
          <table:table-cell/>
        </table:table-row>
        <table:table-row table:style-name="ro2">
          <table:table-cell office:value-type="string">
            <text:p>2007-07-02</text:p>
          </table:table-cell>
          <table:table-cell office:value-type="float" office:value="1256.62">
            <text:p>1256.62</text:p>
          </table:table-cell>
          <table:table-cell office:value-type="float" office:value="1243.27">
            <text:p>1243.27</text:p>
          </table:table-cell>
          <table:table-cell office:value-type="float" office:value="1254.49">
            <text:p>1254.49</text:p>
          </table:table-cell>
          <table:table-cell table:number-columns-repeated="2"/>
          <table:table-cell office:value-type="float" office:value="15419731846">
            <text:p>15419731846</text:p>
          </table:table-cell>
          <table:table-cell/>
        </table:table-row>
        <table:table-row table:style-name="ro2">
          <table:table-cell office:value-type="string">
            <text:p>2007-07-03</text:p>
          </table:table-cell>
          <table:table-cell office:value-type="float" office:value="1275.45">
            <text:p>1275.45</text:p>
          </table:table-cell>
          <table:table-cell office:value-type="float" office:value="1255.34">
            <text:p>1255.34</text:p>
          </table:table-cell>
          <table:table-cell office:value-type="float" office:value="1274.49">
            <text:p>1274.49</text:p>
          </table:table-cell>
          <table:table-cell table:number-columns-repeated="2"/>
          <table:table-cell office:value-type="float" office:value="19062743253">
            <text:p>19062743253</text:p>
          </table:table-cell>
          <table:table-cell/>
        </table:table-row>
        <table:table-row table:style-name="ro2">
          <table:table-cell office:value-type="string">
            <text:p>2007-07-04</text:p>
          </table:table-cell>
          <table:table-cell office:value-type="float" office:value="1282.55">
            <text:p>1282.55</text:p>
          </table:table-cell>
          <table:table-cell office:value-type="float" office:value="1273.36">
            <text:p>1273.36</text:p>
          </table:table-cell>
          <table:table-cell office:value-type="float" office:value="1279.49">
            <text:p>1279.49</text:p>
          </table:table-cell>
          <table:table-cell table:number-columns-repeated="2"/>
          <table:table-cell office:value-type="float" office:value="12660819159">
            <text:p>12660819159</text:p>
          </table:table-cell>
          <table:table-cell/>
        </table:table-row>
        <table:table-row table:style-name="ro2">
          <table:table-cell office:value-type="string">
            <text:p>2007-07-05</text:p>
          </table:table-cell>
          <table:table-cell office:value-type="float" office:value="1283.45">
            <text:p>1283.45</text:p>
          </table:table-cell>
          <table:table-cell office:value-type="float" office:value="1271.33">
            <text:p>1271.33</text:p>
          </table:table-cell>
          <table:table-cell office:value-type="float" office:value="1274.07">
            <text:p>1274.07</text:p>
          </table:table-cell>
          <table:table-cell table:number-columns-repeated="2"/>
          <table:table-cell office:value-type="float" office:value="16874531780">
            <text:p>16874531780</text:p>
          </table:table-cell>
          <table:table-cell/>
        </table:table-row>
        <table:table-row table:style-name="ro2">
          <table:table-cell office:value-type="string">
            <text:p>2007-07-06</text:p>
          </table:table-cell>
          <table:table-cell office:value-type="float" office:value="1279.82">
            <text:p>1279.82</text:p>
          </table:table-cell>
          <table:table-cell office:value-type="float" office:value="1271.58">
            <text:p>1271.58</text:p>
          </table:table-cell>
          <table:table-cell office:value-type="float" office:value="1278.38">
            <text:p>1278.38</text:p>
          </table:table-cell>
          <table:table-cell table:number-columns-repeated="2"/>
          <table:table-cell office:value-type="float" office:value="11624777763">
            <text:p>11624777763</text:p>
          </table:table-cell>
          <table:table-cell/>
        </table:table-row>
        <table:table-row table:style-name="ro2">
          <table:table-cell office:value-type="string">
            <text:p>2007-07-09</text:p>
          </table:table-cell>
          <table:table-cell office:value-type="float" office:value="1293.28">
            <text:p>1293.28</text:p>
          </table:table-cell>
          <table:table-cell office:value-type="float" office:value="1278.38">
            <text:p>1278.38</text:p>
          </table:table-cell>
          <table:table-cell office:value-type="float" office:value="1293.25">
            <text:p>1293.25</text:p>
          </table:table-cell>
          <table:table-cell table:number-columns-repeated="2"/>
          <table:table-cell office:value-type="float" office:value="15408362928">
            <text:p>15408362928</text:p>
          </table:table-cell>
          <table:table-cell/>
        </table:table-row>
        <table:table-row table:style-name="ro2">
          <table:table-cell office:value-type="string">
            <text:p>2007-07-10</text:p>
          </table:table-cell>
          <table:table-cell office:value-type="float" office:value="1302.34">
            <text:p>1302.34</text:p>
          </table:table-cell>
          <table:table-cell office:value-type="float" office:value="1279.17">
            <text:p>1279.17</text:p>
          </table:table-cell>
          <table:table-cell office:value-type="float" office:value="1284.98">
            <text:p>1284.98</text:p>
          </table:table-cell>
          <table:table-cell table:number-columns-repeated="2"/>
          <table:table-cell office:value-type="float" office:value="19694217187">
            <text:p>19694217187</text:p>
          </table:table-cell>
          <table:table-cell/>
        </table:table-row>
        <table:table-row table:style-name="ro2">
          <table:table-cell office:value-type="string">
            <text:p>2007-07-11</text:p>
          </table:table-cell>
          <table:table-cell office:value-type="float" office:value="1284.6">
            <text:p>1284.6</text:p>
          </table:table-cell>
          <table:table-cell office:value-type="float" office:value="1271.37">
            <text:p>1271.37</text:p>
          </table:table-cell>
          <table:table-cell office:value-type="float" office:value="1284.58">
            <text:p>1284.58</text:p>
          </table:table-cell>
          <table:table-cell table:number-columns-repeated="2"/>
          <table:table-cell office:value-type="float" office:value="18282037702">
            <text:p>18282037702</text:p>
          </table:table-cell>
          <table:table-cell/>
        </table:table-row>
        <table:table-row table:style-name="ro2">
          <table:table-cell office:value-type="string">
            <text:p>2007-07-12</text:p>
          </table:table-cell>
          <table:table-cell office:value-type="float" office:value="1309.63">
            <text:p>1309.63</text:p>
          </table:table-cell>
          <table:table-cell office:value-type="float" office:value="1282.56">
            <text:p>1282.56</text:p>
          </table:table-cell>
          <table:table-cell office:value-type="float" office:value="1307.3">
            <text:p>1307.3</text:p>
          </table:table-cell>
          <table:table-cell table:number-columns-repeated="2"/>
          <table:table-cell office:value-type="float" office:value="17104554901">
            <text:p>17104554901</text:p>
          </table:table-cell>
          <table:table-cell/>
        </table:table-row>
        <table:table-row table:style-name="ro2">
          <table:table-cell office:value-type="string">
            <text:p>2007-07-13</text:p>
          </table:table-cell>
          <table:table-cell office:value-type="float" office:value="1321.83">
            <text:p>1321.83</text:p>
          </table:table-cell>
          <table:table-cell office:value-type="float" office:value="1304.23">
            <text:p>1304.23</text:p>
          </table:table-cell>
          <table:table-cell office:value-type="float" office:value="1308.76">
            <text:p>1308.76</text:p>
          </table:table-cell>
          <table:table-cell table:number-columns-repeated="2"/>
          <table:table-cell office:value-type="float" office:value="16490238094">
            <text:p>16490238094</text:p>
          </table:table-cell>
          <table:table-cell/>
        </table:table-row>
        <table:table-row table:style-name="ro2">
          <table:table-cell office:value-type="string">
            <text:p>2007-07-16</text:p>
          </table:table-cell>
          <table:table-cell office:value-type="float" office:value="1316.44">
            <text:p>1316.44</text:p>
          </table:table-cell>
          <table:table-cell office:value-type="float" office:value="1306.71">
            <text:p>1306.71</text:p>
          </table:table-cell>
          <table:table-cell office:value-type="float" office:value="1311.87">
            <text:p>1311.87</text:p>
          </table:table-cell>
          <table:table-cell table:number-columns-repeated="2"/>
          <table:table-cell office:value-type="float" office:value="15587806191">
            <text:p>15587806191</text:p>
          </table:table-cell>
          <table:table-cell/>
        </table:table-row>
        <table:table-row table:style-name="ro2">
          <table:table-cell office:value-type="string">
            <text:p>2007-07-17</text:p>
          </table:table-cell>
          <table:table-cell office:value-type="float" office:value="1312.9">
            <text:p>1312.9</text:p>
          </table:table-cell>
          <table:table-cell office:value-type="float" office:value="1298.93">
            <text:p>1298.93</text:p>
          </table:table-cell>
          <table:table-cell office:value-type="float" office:value="1300.28">
            <text:p>1300.28</text:p>
          </table:table-cell>
          <table:table-cell table:number-columns-repeated="2"/>
          <table:table-cell office:value-type="float" office:value="17923412647">
            <text:p>17923412647</text:p>
          </table:table-cell>
          <table:table-cell/>
        </table:table-row>
        <table:table-row table:style-name="ro2">
          <table:table-cell office:value-type="string">
            <text:p>2007-07-18</text:p>
          </table:table-cell>
          <table:table-cell office:value-type="float" office:value="1303.58">
            <text:p>1303.58</text:p>
          </table:table-cell>
          <table:table-cell office:value-type="float" office:value="1289.18">
            <text:p>1289.18</text:p>
          </table:table-cell>
          <table:table-cell office:value-type="float" office:value="1291.75">
            <text:p>1291.75</text:p>
          </table:table-cell>
          <table:table-cell table:number-columns-repeated="2"/>
          <table:table-cell office:value-type="float" office:value="20826829629">
            <text:p>20826829629</text:p>
          </table:table-cell>
          <table:table-cell/>
        </table:table-row>
        <table:table-row table:style-name="ro2">
          <table:table-cell office:value-type="string">
            <text:p>2007-07-19</text:p>
          </table:table-cell>
          <table:table-cell office:value-type="float" office:value="1308.45">
            <text:p>1308.45</text:p>
          </table:table-cell>
          <table:table-cell office:value-type="float" office:value="1292.72">
            <text:p>1292.72</text:p>
          </table:table-cell>
          <table:table-cell office:value-type="float" office:value="1302.96">
            <text:p>1302.96</text:p>
          </table:table-cell>
          <table:table-cell table:number-columns-repeated="2"/>
          <table:table-cell office:value-type="float" office:value="23073787334">
            <text:p>23073787334</text:p>
          </table:table-cell>
          <table:table-cell/>
        </table:table-row>
        <table:table-row table:style-name="ro2">
          <table:table-cell office:value-type="string">
            <text:p>2007-07-20</text:p>
          </table:table-cell>
          <table:table-cell office:value-type="float" office:value="1303.6">
            <text:p>1303.6</text:p>
          </table:table-cell>
          <table:table-cell table:number-columns-repeated="2" office:value-type="float" office:value="1283.17">
            <text:p>1283.17</text:p>
          </table:table-cell>
          <table:table-cell table:number-columns-repeated="2"/>
          <table:table-cell office:value-type="float" office:value="25995613955">
            <text:p>25995613955</text:p>
          </table:table-cell>
          <table:table-cell/>
        </table:table-row>
        <table:table-row table:style-name="ro2">
          <table:table-cell office:value-type="string">
            <text:p>2007-07-23</text:p>
          </table:table-cell>
          <table:table-cell office:value-type="float" office:value="1293.67">
            <text:p>1293.67</text:p>
          </table:table-cell>
          <table:table-cell office:value-type="float" office:value="1280.2">
            <text:p>1280.2</text:p>
          </table:table-cell>
          <table:table-cell office:value-type="float" office:value="1293.17">
            <text:p>1293.17</text:p>
          </table:table-cell>
          <table:table-cell table:number-columns-repeated="2"/>
          <table:table-cell office:value-type="float" office:value="15481115720">
            <text:p>15481115720</text:p>
          </table:table-cell>
          <table:table-cell/>
        </table:table-row>
        <table:table-row table:style-name="ro2">
          <table:table-cell office:value-type="string">
            <text:p>2007-07-24</text:p>
          </table:table-cell>
          <table:table-cell office:value-type="float" office:value="1297.19">
            <text:p>1297.19</text:p>
          </table:table-cell>
          <table:table-cell table:number-columns-repeated="2" office:value-type="float" office:value="1274.9">
            <text:p>1274.9</text:p>
          </table:table-cell>
          <table:table-cell table:number-columns-repeated="2"/>
          <table:table-cell office:value-type="float" office:value="22408800737">
            <text:p>22408800737</text:p>
          </table:table-cell>
          <table:table-cell/>
        </table:table-row>
        <table:table-row table:style-name="ro2">
          <table:table-cell office:value-type="string">
            <text:p>2007-07-25</text:p>
          </table:table-cell>
          <table:table-cell office:value-type="float" office:value="1274.41">
            <text:p>1274.41</text:p>
          </table:table-cell>
          <table:table-cell office:value-type="float" office:value="1255.16">
            <text:p>1255.16</text:p>
          </table:table-cell>
          <table:table-cell office:value-type="float" office:value="1255.25">
            <text:p>1255.25</text:p>
          </table:table-cell>
          <table:table-cell table:number-columns-repeated="2"/>
          <table:table-cell office:value-type="float" office:value="21641932649">
            <text:p>21641932649</text:p>
          </table:table-cell>
          <table:table-cell/>
        </table:table-row>
        <table:table-row table:style-name="ro2">
          <table:table-cell office:value-type="string">
            <text:p>2007-07-26</text:p>
          </table:table-cell>
          <table:table-cell office:value-type="float" office:value="1268.36">
            <text:p>1268.36</text:p>
          </table:table-cell>
          <table:table-cell office:value-type="float" office:value="1210.06">
            <text:p>1210.06</text:p>
          </table:table-cell>
          <table:table-cell office:value-type="float" office:value="1212.34">
            <text:p>1212.34</text:p>
          </table:table-cell>
          <table:table-cell table:number-columns-repeated="2"/>
          <table:table-cell office:value-type="float" office:value="29769614517">
            <text:p>29769614517</text:p>
          </table:table-cell>
          <table:table-cell/>
        </table:table-row>
        <table:table-row table:style-name="ro2">
          <table:table-cell office:value-type="string">
            <text:p>2007-07-27</text:p>
          </table:table-cell>
          <table:table-cell office:value-type="float" office:value="1230.56">
            <text:p>1230.56</text:p>
          </table:table-cell>
          <table:table-cell office:value-type="float" office:value="1200.02">
            <text:p>1200.02</text:p>
          </table:table-cell>
          <table:table-cell office:value-type="float" office:value="1215.46">
            <text:p>1215.46</text:p>
          </table:table-cell>
          <table:table-cell table:number-columns-repeated="2"/>
          <table:table-cell office:value-type="float" office:value="25764853583">
            <text:p>25764853583</text:p>
          </table:table-cell>
          <table:table-cell/>
        </table:table-row>
        <table:table-row table:style-name="ro2">
          <table:table-cell office:value-type="string">
            <text:p>2007-07-30</text:p>
          </table:table-cell>
          <table:table-cell office:value-type="float" office:value="1232.41">
            <text:p>1232.41</text:p>
          </table:table-cell>
          <table:table-cell office:value-type="float" office:value="1213.51">
            <text:p>1213.51</text:p>
          </table:table-cell>
          <table:table-cell office:value-type="float" office:value="1228.39">
            <text:p>1228.39</text:p>
          </table:table-cell>
          <table:table-cell table:number-columns-repeated="2"/>
          <table:table-cell office:value-type="float" office:value="19004557108">
            <text:p>19004557108</text:p>
          </table:table-cell>
          <table:table-cell/>
        </table:table-row>
        <table:table-row table:style-name="ro2">
          <table:table-cell office:value-type="string">
            <text:p>2007-07-31</text:p>
          </table:table-cell>
          <table:table-cell office:value-type="float" office:value="1245.43">
            <text:p>1245.43</text:p>
          </table:table-cell>
          <table:table-cell office:value-type="float" office:value="1229.12">
            <text:p>1229.12</text:p>
          </table:table-cell>
          <table:table-cell office:value-type="float" office:value="1243.87">
            <text:p>1243.87</text:p>
          </table:table-cell>
          <table:table-cell table:number-columns-repeated="2"/>
          <table:table-cell office:value-type="float" office:value="20048556104">
            <text:p>20048556104</text:p>
          </table:table-cell>
          <table:table-cell/>
        </table:table-row>
        <table:table-row table:style-name="ro2">
          <table:table-cell office:value-type="string">
            <text:p>2007-08-01</text:p>
          </table:table-cell>
          <table:table-cell office:value-type="float" office:value="1240.83">
            <text:p>1240.83</text:p>
          </table:table-cell>
          <table:table-cell office:value-type="float" office:value="1206.74">
            <text:p>1206.74</text:p>
          </table:table-cell>
          <table:table-cell office:value-type="float" office:value="1221.08">
            <text:p>1221.08</text:p>
          </table:table-cell>
          <table:table-cell table:number-columns-repeated="2"/>
          <table:table-cell office:value-type="float" office:value="20425285372">
            <text:p>20425285372</text:p>
          </table:table-cell>
          <table:table-cell/>
        </table:table-row>
        <table:table-row table:style-name="ro2">
          <table:table-cell office:value-type="string">
            <text:p>2007-08-02</text:p>
          </table:table-cell>
          <table:table-cell office:value-type="float" office:value="1243.13">
            <text:p>1243.13</text:p>
          </table:table-cell>
          <table:table-cell office:value-type="float" office:value="1222.29">
            <text:p>1222.29</text:p>
          </table:table-cell>
          <table:table-cell office:value-type="float" office:value="1235.86">
            <text:p>1235.86</text:p>
          </table:table-cell>
          <table:table-cell table:number-columns-repeated="2"/>
          <table:table-cell office:value-type="float" office:value="17431810725">
            <text:p>17431810725</text:p>
          </table:table-cell>
          <table:table-cell/>
        </table:table-row>
        <table:table-row table:style-name="ro2">
          <table:table-cell office:value-type="string">
            <text:p>2007-08-03</text:p>
          </table:table-cell>
          <table:table-cell office:value-type="float" office:value="1242.15">
            <text:p>1242.15</text:p>
          </table:table-cell>
          <table:table-cell office:value-type="float" office:value="1217.05">
            <text:p>1217.05</text:p>
          </table:table-cell>
          <table:table-cell office:value-type="float" office:value="1220.76">
            <text:p>1220.76</text:p>
          </table:table-cell>
          <table:table-cell table:number-columns-repeated="2"/>
          <table:table-cell office:value-type="float" office:value="17364850392">
            <text:p>17364850392</text:p>
          </table:table-cell>
          <table:table-cell/>
        </table:table-row>
        <table:table-row table:style-name="ro2">
          <table:table-cell office:value-type="string">
            <text:p>2007-08-06</text:p>
          </table:table-cell>
          <table:table-cell office:value-type="float" office:value="1218.81">
            <text:p>1218.81</text:p>
          </table:table-cell>
          <table:table-cell office:value-type="float" office:value="1198.71">
            <text:p>1198.71</text:p>
          </table:table-cell>
          <table:table-cell office:value-type="float" office:value="1203.84">
            <text:p>1203.84</text:p>
          </table:table-cell>
          <table:table-cell table:number-columns-repeated="2"/>
          <table:table-cell office:value-type="float" office:value="16290272393">
            <text:p>16290272393</text:p>
          </table:table-cell>
          <table:table-cell/>
        </table:table-row>
        <table:table-row table:style-name="ro2">
          <table:table-cell office:value-type="string">
            <text:p>2007-08-07</text:p>
          </table:table-cell>
          <table:table-cell office:value-type="float" office:value="1225.13">
            <text:p>1225.13</text:p>
          </table:table-cell>
          <table:table-cell office:value-type="float" office:value="1204.82">
            <text:p>1204.82</text:p>
          </table:table-cell>
          <table:table-cell office:value-type="float" office:value="1216.57">
            <text:p>1216.57</text:p>
          </table:table-cell>
          <table:table-cell table:number-columns-repeated="2"/>
          <table:table-cell office:value-type="float" office:value="16902760503">
            <text:p>16902760503</text:p>
          </table:table-cell>
          <table:table-cell/>
        </table:table-row>
        <table:table-row table:style-name="ro2">
          <table:table-cell office:value-type="string">
            <text:p>2007-08-08</text:p>
          </table:table-cell>
          <table:table-cell office:value-type="float" office:value="1243.5">
            <text:p>1243.5</text:p>
          </table:table-cell>
          <table:table-cell office:value-type="float" office:value="1217.91">
            <text:p>1217.91</text:p>
          </table:table-cell>
          <table:table-cell office:value-type="float" office:value="1243.49">
            <text:p>1243.49</text:p>
          </table:table-cell>
          <table:table-cell table:number-columns-repeated="2"/>
          <table:table-cell office:value-type="float" office:value="19639487784">
            <text:p>19639487784</text:p>
          </table:table-cell>
          <table:table-cell/>
        </table:table-row>
        <table:table-row table:style-name="ro2">
          <table:table-cell office:value-type="string">
            <text:p>2007-08-09</text:p>
          </table:table-cell>
          <table:table-cell office:value-type="float" office:value="1243.85">
            <text:p>1243.85</text:p>
          </table:table-cell>
          <table:table-cell office:value-type="float" office:value="1198.06">
            <text:p>1198.06</text:p>
          </table:table-cell>
          <table:table-cell office:value-type="float" office:value="1209.93">
            <text:p>1209.93</text:p>
          </table:table-cell>
          <table:table-cell table:number-columns-repeated="2"/>
          <table:table-cell office:value-type="float" office:value="30640595360">
            <text:p>30640595360</text:p>
          </table:table-cell>
          <table:table-cell/>
        </table:table-row>
        <table:table-row table:style-name="ro2">
          <table:table-cell office:value-type="string">
            <text:p>2007-08-10</text:p>
          </table:table-cell>
          <table:table-cell office:value-type="float" office:value="1207.61">
            <text:p>1207.61</text:p>
          </table:table-cell>
          <table:table-cell office:value-type="float" office:value="1163.25">
            <text:p>1163.25</text:p>
          </table:table-cell>
          <table:table-cell office:value-type="float" office:value="1170.08">
            <text:p>1170.08</text:p>
          </table:table-cell>
          <table:table-cell table:number-columns-repeated="2"/>
          <table:table-cell office:value-type="float" office:value="31842475155">
            <text:p>31842475155</text:p>
          </table:table-cell>
          <table:table-cell/>
        </table:table-row>
        <table:table-row table:style-name="ro2">
          <table:table-cell office:value-type="string">
            <text:p>2007-08-13</text:p>
          </table:table-cell>
          <table:table-cell office:value-type="float" office:value="1206.37">
            <text:p>1206.37</text:p>
          </table:table-cell>
          <table:table-cell office:value-type="float" office:value="1171.54">
            <text:p>1171.54</text:p>
          </table:table-cell>
          <table:table-cell office:value-type="float" office:value="1205.45">
            <text:p>1205.45</text:p>
          </table:table-cell>
          <table:table-cell table:number-columns-repeated="2"/>
          <table:table-cell office:value-type="float" office:value="18990229964">
            <text:p>18990229964</text:p>
          </table:table-cell>
          <table:table-cell/>
        </table:table-row>
        <table:table-row table:style-name="ro2">
          <table:table-cell office:value-type="string">
            <text:p>2007-08-14</text:p>
          </table:table-cell>
          <table:table-cell office:value-type="float" office:value="1211.43">
            <text:p>1211.43</text:p>
          </table:table-cell>
          <table:table-cell office:value-type="float" office:value="1191.39">
            <text:p>1191.39</text:p>
          </table:table-cell>
          <table:table-cell office:value-type="float" office:value="1193.77">
            <text:p>1193.77</text:p>
          </table:table-cell>
          <table:table-cell table:number-columns-repeated="2"/>
          <table:table-cell office:value-type="float" office:value="17299693146">
            <text:p>17299693146</text:p>
          </table:table-cell>
          <table:table-cell/>
        </table:table-row>
        <table:table-row table:style-name="ro2">
          <table:table-cell office:value-type="string">
            <text:p>2007-08-15</text:p>
          </table:table-cell>
          <table:table-cell office:value-type="float" office:value="1192.31">
            <text:p>1192.31</text:p>
          </table:table-cell>
          <table:table-cell office:value-type="float" office:value="1169.68">
            <text:p>1169.68</text:p>
          </table:table-cell>
          <table:table-cell office:value-type="float" office:value="1183.45">
            <text:p>1183.45</text:p>
          </table:table-cell>
          <table:table-cell table:number-columns-repeated="2"/>
          <table:table-cell office:value-type="float" office:value="21192445197">
            <text:p>21192445197</text:p>
          </table:table-cell>
          <table:table-cell/>
        </table:table-row>
        <table:table-row table:style-name="ro2">
          <table:table-cell office:value-type="string">
            <text:p>2007-08-16</text:p>
          </table:table-cell>
          <table:table-cell office:value-type="float" office:value="1181.99">
            <text:p>1181.99</text:p>
          </table:table-cell>
          <table:table-cell office:value-type="float" office:value="1137.67">
            <text:p>1137.67</text:p>
          </table:table-cell>
          <table:table-cell office:value-type="float" office:value="1145.43">
            <text:p>1145.43</text:p>
          </table:table-cell>
          <table:table-cell table:number-columns-repeated="2"/>
          <table:table-cell office:value-type="float" office:value="33602519066">
            <text:p>33602519066</text:p>
          </table:table-cell>
          <table:table-cell/>
        </table:table-row>
        <table:table-row table:style-name="ro2">
          <table:table-cell office:value-type="string">
            <text:p>2007-08-17</text:p>
          </table:table-cell>
          <table:table-cell office:value-type="float" office:value="1179.47">
            <text:p>1179.47</text:p>
          </table:table-cell>
          <table:table-cell office:value-type="float" office:value="1126.95">
            <text:p>1126.95</text:p>
          </table:table-cell>
          <table:table-cell office:value-type="float" office:value="1163.21">
            <text:p>1163.21</text:p>
          </table:table-cell>
          <table:table-cell table:number-columns-repeated="2"/>
          <table:table-cell office:value-type="float" office:value="37618678690">
            <text:p>37618678690</text:p>
          </table:table-cell>
          <table:table-cell/>
        </table:table-row>
        <table:table-row table:style-name="ro2">
          <table:table-cell office:value-type="string">
            <text:p>2007-08-20</text:p>
          </table:table-cell>
          <table:table-cell office:value-type="float" office:value="1187.34">
            <text:p>1187.34</text:p>
          </table:table-cell>
          <table:table-cell office:value-type="float" office:value="1164.43">
            <text:p>1164.43</text:p>
          </table:table-cell>
          <table:table-cell office:value-type="float" office:value="1176.22">
            <text:p>1176.22</text:p>
          </table:table-cell>
          <table:table-cell table:number-columns-repeated="2"/>
          <table:table-cell office:value-type="float" office:value="18666029673">
            <text:p>18666029673</text:p>
          </table:table-cell>
          <table:table-cell/>
        </table:table-row>
        <table:table-row table:style-name="ro2">
          <table:table-cell office:value-type="string">
            <text:p>2007-08-21</text:p>
          </table:table-cell>
          <table:table-cell office:value-type="float" office:value="1182.77">
            <text:p>1182.77</text:p>
          </table:table-cell>
          <table:table-cell office:value-type="float" office:value="1157.03">
            <text:p>1157.03</text:p>
          </table:table-cell>
          <table:table-cell office:value-type="float" office:value="1170.25">
            <text:p>1170.25</text:p>
          </table:table-cell>
          <table:table-cell table:number-columns-repeated="2"/>
          <table:table-cell office:value-type="float" office:value="20793577102">
            <text:p>20793577102</text:p>
          </table:table-cell>
          <table:table-cell/>
        </table:table-row>
        <table:table-row table:style-name="ro2">
          <table:table-cell office:value-type="string">
            <text:p>2007-08-22</text:p>
          </table:table-cell>
          <table:table-cell office:value-type="float" office:value="1192">
            <text:p>1192</text:p>
          </table:table-cell>
          <table:table-cell office:value-type="float" office:value="1170.37">
            <text:p>1170.37</text:p>
          </table:table-cell>
          <table:table-cell office:value-type="float" office:value="1191.99">
            <text:p>1191.99</text:p>
          </table:table-cell>
          <table:table-cell table:number-columns-repeated="2"/>
          <table:table-cell office:value-type="float" office:value="17153146611">
            <text:p>17153146611</text:p>
          </table:table-cell>
          <table:table-cell/>
        </table:table-row>
        <table:table-row table:style-name="ro2">
          <table:table-cell office:value-type="string">
            <text:p>2007-08-23</text:p>
          </table:table-cell>
          <table:table-cell office:value-type="float" office:value="1206.43">
            <text:p>1206.43</text:p>
          </table:table-cell>
          <table:table-cell office:value-type="float" office:value="1192.47">
            <text:p>1192.47</text:p>
          </table:table-cell>
          <table:table-cell office:value-type="float" office:value="1197.82">
            <text:p>1197.82</text:p>
          </table:table-cell>
          <table:table-cell table:number-columns-repeated="2"/>
          <table:table-cell office:value-type="float" office:value="18729197186">
            <text:p>18729197186</text:p>
          </table:table-cell>
          <table:table-cell/>
        </table:table-row>
        <table:table-row table:style-name="ro2">
          <table:table-cell office:value-type="string">
            <text:p>2007-08-24</text:p>
          </table:table-cell>
          <table:table-cell office:value-type="float" office:value="1214.68">
            <text:p>1214.68</text:p>
          </table:table-cell>
          <table:table-cell office:value-type="float" office:value="1189.31">
            <text:p>1189.31</text:p>
          </table:table-cell>
          <table:table-cell office:value-type="float" office:value="1209.81">
            <text:p>1209.81</text:p>
          </table:table-cell>
          <table:table-cell table:number-columns-repeated="2"/>
          <table:table-cell office:value-type="float" office:value="16940884738">
            <text:p>16940884738</text:p>
          </table:table-cell>
          <table:table-cell/>
        </table:table-row>
        <table:table-row table:style-name="ro2">
          <table:table-cell office:value-type="string">
            <text:p>2007-08-27</text:p>
          </table:table-cell>
          <table:table-cell office:value-type="float" office:value="1217">
            <text:p>1217</text:p>
          </table:table-cell>
          <table:table-cell office:value-type="float" office:value="1199.94">
            <text:p>1199.94</text:p>
          </table:table-cell>
          <table:table-cell office:value-type="float" office:value="1200.75">
            <text:p>1200.75</text:p>
          </table:table-cell>
          <table:table-cell table:number-columns-repeated="2"/>
          <table:table-cell office:value-type="float" office:value="10680488373">
            <text:p>10680488373</text:p>
          </table:table-cell>
          <table:table-cell/>
        </table:table-row>
        <table:table-row table:style-name="ro2">
          <table:table-cell office:value-type="string">
            <text:p>2007-08-28</text:p>
          </table:table-cell>
          <table:table-cell office:value-type="float" office:value="1201.57">
            <text:p>1201.57</text:p>
          </table:table-cell>
          <table:table-cell office:value-type="float" office:value="1170.26">
            <text:p>1170.26</text:p>
          </table:table-cell>
          <table:table-cell office:value-type="float" office:value="1170.89">
            <text:p>1170.89</text:p>
          </table:table-cell>
          <table:table-cell table:number-columns-repeated="2"/>
          <table:table-cell office:value-type="float" office:value="17961338595">
            <text:p>17961338595</text:p>
          </table:table-cell>
          <table:table-cell/>
        </table:table-row>
        <table:table-row table:style-name="ro2">
          <table:table-cell office:value-type="string">
            <text:p>2007-08-29</text:p>
          </table:table-cell>
          <table:table-cell office:value-type="float" office:value="1188.03">
            <text:p>1188.03</text:p>
          </table:table-cell>
          <table:table-cell office:value-type="float" office:value="1156.64">
            <text:p>1156.64</text:p>
          </table:table-cell>
          <table:table-cell office:value-type="float" office:value="1187.27">
            <text:p>1187.27</text:p>
          </table:table-cell>
          <table:table-cell table:number-columns-repeated="2"/>
          <table:table-cell office:value-type="float" office:value="21684451419">
            <text:p>21684451419</text:p>
          </table:table-cell>
          <table:table-cell/>
        </table:table-row>
        <table:table-row table:style-name="ro2">
          <table:table-cell office:value-type="string">
            <text:p>2007-08-30</text:p>
          </table:table-cell>
          <table:table-cell office:value-type="float" office:value="1202.54">
            <text:p>1202.54</text:p>
          </table:table-cell>
          <table:table-cell office:value-type="float" office:value="1179.62">
            <text:p>1179.62</text:p>
          </table:table-cell>
          <table:table-cell office:value-type="float" office:value="1201.1">
            <text:p>1201.1</text:p>
          </table:table-cell>
          <table:table-cell table:number-columns-repeated="2"/>
          <table:table-cell office:value-type="float" office:value="21746324779">
            <text:p>21746324779</text:p>
          </table:table-cell>
          <table:table-cell/>
        </table:table-row>
        <table:table-row table:style-name="ro2">
          <table:table-cell office:value-type="string">
            <text:p>2007-08-31</text:p>
          </table:table-cell>
          <table:table-cell office:value-type="float" office:value="1214.84">
            <text:p>1214.84</text:p>
          </table:table-cell>
          <table:table-cell office:value-type="float" office:value="1198.03">
            <text:p>1198.03</text:p>
          </table:table-cell>
          <table:table-cell office:value-type="float" office:value="1213.24">
            <text:p>1213.24</text:p>
          </table:table-cell>
          <table:table-cell table:number-columns-repeated="2"/>
          <table:table-cell office:value-type="float" office:value="19911583126">
            <text:p>19911583126</text:p>
          </table:table-cell>
          <table:table-cell/>
        </table:table-row>
        <table:table-row table:style-name="ro2">
          <table:table-cell office:value-type="string">
            <text:p>2007-09-03</text:p>
          </table:table-cell>
          <table:table-cell office:value-type="float" office:value="1222.75">
            <text:p>1222.75</text:p>
          </table:table-cell>
          <table:table-cell office:value-type="float" office:value="1213.11">
            <text:p>1213.11</text:p>
          </table:table-cell>
          <table:table-cell office:value-type="float" office:value="1222.31">
            <text:p>1222.31</text:p>
          </table:table-cell>
          <table:table-cell table:number-columns-repeated="2"/>
          <table:table-cell office:value-type="float" office:value="11911337689">
            <text:p>11911337689</text:p>
          </table:table-cell>
          <table:table-cell/>
        </table:table-row>
        <table:table-row table:style-name="ro2">
          <table:table-cell office:value-type="string">
            <text:p>2007-09-04</text:p>
          </table:table-cell>
          <table:table-cell office:value-type="float" office:value="1226.6">
            <text:p>1226.6</text:p>
          </table:table-cell>
          <table:table-cell office:value-type="float" office:value="1210.38">
            <text:p>1210.38</text:p>
          </table:table-cell>
          <table:table-cell office:value-type="float" office:value="1226.08">
            <text:p>1226.08</text:p>
          </table:table-cell>
          <table:table-cell table:number-columns-repeated="2"/>
          <table:table-cell office:value-type="float" office:value="17333115880">
            <text:p>17333115880</text:p>
          </table:table-cell>
          <table:table-cell/>
        </table:table-row>
        <table:table-row table:style-name="ro2">
          <table:table-cell office:value-type="string">
            <text:p>2007-09-05</text:p>
          </table:table-cell>
          <table:table-cell office:value-type="float" office:value="1228.6">
            <text:p>1228.6</text:p>
          </table:table-cell>
          <table:table-cell table:number-columns-repeated="2" office:value-type="float" office:value="1197.64">
            <text:p>1197.64</text:p>
          </table:table-cell>
          <table:table-cell table:number-columns-repeated="2"/>
          <table:table-cell office:value-type="float" office:value="20806155306">
            <text:p>20806155306</text:p>
          </table:table-cell>
          <table:table-cell/>
        </table:table-row>
        <table:table-row table:style-name="ro2">
          <table:table-cell office:value-type="string">
            <text:p>2007-09-06</text:p>
          </table:table-cell>
          <table:table-cell office:value-type="float" office:value="1207.81">
            <text:p>1207.81</text:p>
          </table:table-cell>
          <table:table-cell office:value-type="float" office:value="1184.91">
            <text:p>1184.91</text:p>
          </table:table-cell>
          <table:table-cell office:value-type="float" office:value="1190.67">
            <text:p>1190.67</text:p>
          </table:table-cell>
          <table:table-cell table:number-columns-repeated="2"/>
          <table:table-cell office:value-type="float" office:value="20074237762">
            <text:p>20074237762</text:p>
          </table:table-cell>
          <table:table-cell/>
        </table:table-row>
        <table:table-row table:style-name="ro2">
          <table:table-cell office:value-type="string">
            <text:p>2007-09-07</text:p>
          </table:table-cell>
          <table:table-cell office:value-type="float" office:value="1193.23">
            <text:p>1193.23</text:p>
          </table:table-cell>
          <table:table-cell office:value-type="float" office:value="1154.79">
            <text:p>1154.79</text:p>
          </table:table-cell>
          <table:table-cell office:value-type="float" office:value="1159.95">
            <text:p>1159.95</text:p>
          </table:table-cell>
          <table:table-cell table:number-columns-repeated="2"/>
          <table:table-cell office:value-type="float" office:value="25010651862">
            <text:p>25010651862</text:p>
          </table:table-cell>
          <table:table-cell/>
        </table:table-row>
        <table:table-row table:style-name="ro2">
          <table:table-cell office:value-type="string">
            <text:p>2007-09-10</text:p>
          </table:table-cell>
          <table:table-cell office:value-type="float" office:value="1168.96">
            <text:p>1168.96</text:p>
          </table:table-cell>
          <table:table-cell office:value-type="float" office:value="1143.45">
            <text:p>1143.45</text:p>
          </table:table-cell>
          <table:table-cell office:value-type="float" office:value="1147.2">
            <text:p>1147.2</text:p>
          </table:table-cell>
          <table:table-cell table:number-columns-repeated="2"/>
          <table:table-cell office:value-type="float" office:value="20870061193">
            <text:p>20870061193</text:p>
          </table:table-cell>
          <table:table-cell/>
        </table:table-row>
        <table:table-row table:style-name="ro2">
          <table:table-cell office:value-type="string">
            <text:p>2007-09-11</text:p>
          </table:table-cell>
          <table:table-cell office:value-type="float" office:value="1173.97">
            <text:p>1173.97</text:p>
          </table:table-cell>
          <table:table-cell office:value-type="float" office:value="1148.29">
            <text:p>1148.29</text:p>
          </table:table-cell>
          <table:table-cell office:value-type="float" office:value="1172.42">
            <text:p>1172.42</text:p>
          </table:table-cell>
          <table:table-cell table:number-columns-repeated="2"/>
          <table:table-cell office:value-type="float" office:value="20117485054">
            <text:p>20117485054</text:p>
          </table:table-cell>
          <table:table-cell/>
        </table:table-row>
        <table:table-row table:style-name="ro2">
          <table:table-cell office:value-type="string">
            <text:p>2007-09-12</text:p>
          </table:table-cell>
          <table:table-cell office:value-type="float" office:value="1180.6">
            <text:p>1180.6</text:p>
          </table:table-cell>
          <table:table-cell office:value-type="float" office:value="1162.61">
            <text:p>1162.61</text:p>
          </table:table-cell>
          <table:table-cell office:value-type="float" office:value="1180.6">
            <text:p>1180.6</text:p>
          </table:table-cell>
          <table:table-cell table:number-columns-repeated="2"/>
          <table:table-cell office:value-type="float" office:value="21167216410">
            <text:p>21167216410</text:p>
          </table:table-cell>
          <table:table-cell/>
        </table:table-row>
        <table:table-row table:style-name="ro2">
          <table:table-cell office:value-type="string">
            <text:p>2007-09-13</text:p>
          </table:table-cell>
          <table:table-cell office:value-type="float" office:value="1198.78">
            <text:p>1198.78</text:p>
          </table:table-cell>
          <table:table-cell office:value-type="float" office:value="1170.84">
            <text:p>1170.84</text:p>
          </table:table-cell>
          <table:table-cell office:value-type="float" office:value="1196.63">
            <text:p>1196.63</text:p>
          </table:table-cell>
          <table:table-cell table:number-columns-repeated="2"/>
          <table:table-cell office:value-type="float" office:value="20750463494">
            <text:p>20750463494</text:p>
          </table:table-cell>
          <table:table-cell/>
        </table:table-row>
        <table:table-row table:style-name="ro2">
          <table:table-cell office:value-type="string">
            <text:p>2007-09-14</text:p>
          </table:table-cell>
          <table:table-cell office:value-type="float" office:value="1196.14">
            <text:p>1196.14</text:p>
          </table:table-cell>
          <table:table-cell office:value-type="float" office:value="1173.39">
            <text:p>1173.39</text:p>
          </table:table-cell>
          <table:table-cell office:value-type="float" office:value="1179.76">
            <text:p>1179.76</text:p>
          </table:table-cell>
          <table:table-cell table:number-columns-repeated="2"/>
          <table:table-cell office:value-type="float" office:value="19643078630">
            <text:p>19643078630</text:p>
          </table:table-cell>
          <table:table-cell/>
        </table:table-row>
        <table:table-row table:style-name="ro2">
          <table:table-cell office:value-type="string">
            <text:p>2007-09-17</text:p>
          </table:table-cell>
          <table:table-cell office:value-type="float" office:value="1179.64">
            <text:p>1179.64</text:p>
          </table:table-cell>
          <table:table-cell office:value-type="float" office:value="1154.74">
            <text:p>1154.74</text:p>
          </table:table-cell>
          <table:table-cell office:value-type="float" office:value="1160.75">
            <text:p>1160.75</text:p>
          </table:table-cell>
          <table:table-cell table:number-columns-repeated="2"/>
          <table:table-cell office:value-type="float" office:value="15221783210">
            <text:p>15221783210</text:p>
          </table:table-cell>
          <table:table-cell/>
        </table:table-row>
        <table:table-row table:style-name="ro2">
          <table:table-cell office:value-type="string">
            <text:p>2007-09-18</text:p>
          </table:table-cell>
          <table:table-cell office:value-type="float" office:value="1180.61">
            <text:p>1180.61</text:p>
          </table:table-cell>
          <table:table-cell office:value-type="float" office:value="1155.17">
            <text:p>1155.17</text:p>
          </table:table-cell>
          <table:table-cell office:value-type="float" office:value="1178.97">
            <text:p>1178.97</text:p>
          </table:table-cell>
          <table:table-cell table:number-columns-repeated="2"/>
          <table:table-cell office:value-type="float" office:value="22209747755">
            <text:p>22209747755</text:p>
          </table:table-cell>
          <table:table-cell/>
        </table:table-row>
        <table:table-row table:style-name="ro2">
          <table:table-cell office:value-type="string">
            <text:p>2007-09-19</text:p>
          </table:table-cell>
          <table:table-cell office:value-type="float" office:value="1222.11">
            <text:p>1222.11</text:p>
          </table:table-cell>
          <table:table-cell office:value-type="float" office:value="1181.89">
            <text:p>1181.89</text:p>
          </table:table-cell>
          <table:table-cell office:value-type="float" office:value="1221.77">
            <text:p>1221.77</text:p>
          </table:table-cell>
          <table:table-cell table:number-columns-repeated="2"/>
          <table:table-cell office:value-type="float" office:value="29478088870">
            <text:p>29478088870</text:p>
          </table:table-cell>
          <table:table-cell/>
        </table:table-row>
        <table:table-row table:style-name="ro2">
          <table:table-cell office:value-type="string">
            <text:p>2007-09-20</text:p>
          </table:table-cell>
          <table:table-cell office:value-type="float" office:value="1220.31">
            <text:p>1220.31</text:p>
          </table:table-cell>
          <table:table-cell office:value-type="float" office:value="1200.27">
            <text:p>1200.27</text:p>
          </table:table-cell>
          <table:table-cell office:value-type="float" office:value="1208.32">
            <text:p>1208.32</text:p>
          </table:table-cell>
          <table:table-cell table:number-columns-repeated="2"/>
          <table:table-cell office:value-type="float" office:value="22463287731">
            <text:p>22463287731</text:p>
          </table:table-cell>
          <table:table-cell/>
        </table:table-row>
        <table:table-row table:style-name="ro2">
          <table:table-cell office:value-type="string">
            <text:p>2007-09-21</text:p>
          </table:table-cell>
          <table:table-cell office:value-type="float" office:value="1215.84">
            <text:p>1215.84</text:p>
          </table:table-cell>
          <table:table-cell office:value-type="float" office:value="1203.42">
            <text:p>1203.42</text:p>
          </table:table-cell>
          <table:table-cell office:value-type="float" office:value="1212.54">
            <text:p>1212.54</text:p>
          </table:table-cell>
          <table:table-cell table:number-columns-repeated="2"/>
          <table:table-cell office:value-type="float" office:value="18072573913">
            <text:p>18072573913</text:p>
          </table:table-cell>
          <table:table-cell/>
        </table:table-row>
        <table:table-row table:style-name="ro2">
          <table:table-cell office:value-type="string">
            <text:p>2007-09-24</text:p>
          </table:table-cell>
          <table:table-cell office:value-type="float" office:value="1212.75">
            <text:p>1212.75</text:p>
          </table:table-cell>
          <table:table-cell table:number-columns-repeated="2" office:value-type="float" office:value="1198.5">
            <text:p>1198.5</text:p>
          </table:table-cell>
          <table:table-cell table:number-columns-repeated="2"/>
          <table:table-cell office:value-type="float" office:value="19612395486">
            <text:p>19612395486</text:p>
          </table:table-cell>
          <table:table-cell/>
        </table:table-row>
        <table:table-row table:style-name="ro2">
          <table:table-cell office:value-type="string">
            <text:p>2007-09-25</text:p>
          </table:table-cell>
          <table:table-cell office:value-type="float" office:value="1198.25">
            <text:p>1198.25</text:p>
          </table:table-cell>
          <table:table-cell office:value-type="float" office:value="1177.03">
            <text:p>1177.03</text:p>
          </table:table-cell>
          <table:table-cell office:value-type="float" office:value="1184.49">
            <text:p>1184.49</text:p>
          </table:table-cell>
          <table:table-cell table:number-columns-repeated="2"/>
          <table:table-cell office:value-type="float" office:value="20576550963">
            <text:p>20576550963</text:p>
          </table:table-cell>
          <table:table-cell/>
        </table:table-row>
        <table:table-row table:style-name="ro2">
          <table:table-cell office:value-type="string">
            <text:p>2007-09-26</text:p>
          </table:table-cell>
          <table:table-cell office:value-type="float" office:value="1199.1">
            <text:p>1199.1</text:p>
          </table:table-cell>
          <table:table-cell office:value-type="float" office:value="1185.43">
            <text:p>1185.43</text:p>
          </table:table-cell>
          <table:table-cell office:value-type="float" office:value="1196.66">
            <text:p>1196.66</text:p>
          </table:table-cell>
          <table:table-cell table:number-columns-repeated="2"/>
          <table:table-cell office:value-type="float" office:value="16946896928">
            <text:p>16946896928</text:p>
          </table:table-cell>
          <table:table-cell/>
        </table:table-row>
        <table:table-row table:style-name="ro2">
          <table:table-cell office:value-type="string">
            <text:p>2007-09-27</text:p>
          </table:table-cell>
          <table:table-cell office:value-type="float" office:value="1224.54">
            <text:p>1224.54</text:p>
          </table:table-cell>
          <table:table-cell office:value-type="float" office:value="1197.76">
            <text:p>1197.76</text:p>
          </table:table-cell>
          <table:table-cell office:value-type="float" office:value="1217.24">
            <text:p>1217.24</text:p>
          </table:table-cell>
          <table:table-cell table:number-columns-repeated="2"/>
          <table:table-cell office:value-type="float" office:value="25512881787">
            <text:p>25512881787</text:p>
          </table:table-cell>
          <table:table-cell/>
        </table:table-row>
        <table:table-row table:style-name="ro2">
          <table:table-cell office:value-type="string">
            <text:p>2007-09-28</text:p>
          </table:table-cell>
          <table:table-cell office:value-type="float" office:value="1221.54">
            <text:p>1221.54</text:p>
          </table:table-cell>
          <table:table-cell office:value-type="float" office:value="1211.8">
            <text:p>1211.8</text:p>
          </table:table-cell>
          <table:table-cell office:value-type="float" office:value="1221.54">
            <text:p>1221.54</text:p>
          </table:table-cell>
          <table:table-cell table:number-columns-repeated="2"/>
          <table:table-cell office:value-type="float" office:value="22758448763">
            <text:p>22758448763</text:p>
          </table:table-cell>
          <table:table-cell/>
        </table:table-row>
        <table:table-row table:style-name="ro2">
          <table:table-cell office:value-type="string">
            <text:p>2007-10-01</text:p>
          </table:table-cell>
          <table:table-cell office:value-type="float" office:value="1230.72">
            <text:p>1230.72</text:p>
          </table:table-cell>
          <table:table-cell office:value-type="float" office:value="1211.09">
            <text:p>1211.09</text:p>
          </table:table-cell>
          <table:table-cell office:value-type="float" office:value="1229.3">
            <text:p>1229.3</text:p>
          </table:table-cell>
          <table:table-cell table:number-columns-repeated="2"/>
          <table:table-cell office:value-type="float" office:value="16647659507">
            <text:p>16647659507</text:p>
          </table:table-cell>
          <table:table-cell/>
        </table:table-row>
        <table:table-row table:style-name="ro2">
          <table:table-cell office:value-type="string">
            <text:p>2007-10-02</text:p>
          </table:table-cell>
          <table:table-cell office:value-type="float" office:value="1245.63">
            <text:p>1245.63</text:p>
          </table:table-cell>
          <table:table-cell office:value-type="float" office:value="1230.39">
            <text:p>1230.39</text:p>
          </table:table-cell>
          <table:table-cell office:value-type="float" office:value="1235.87">
            <text:p>1235.87</text:p>
          </table:table-cell>
          <table:table-cell table:number-columns-repeated="2"/>
          <table:table-cell office:value-type="float" office:value="22525045930">
            <text:p>22525045930</text:p>
          </table:table-cell>
          <table:table-cell/>
        </table:table-row>
        <table:table-row table:style-name="ro2">
          <table:table-cell office:value-type="string">
            <text:p>2007-10-03</text:p>
          </table:table-cell>
          <table:table-cell office:value-type="float" office:value="1245.28">
            <text:p>1245.28</text:p>
          </table:table-cell>
          <table:table-cell office:value-type="float" office:value="1232.7">
            <text:p>1232.7</text:p>
          </table:table-cell>
          <table:table-cell office:value-type="float" office:value="1241.77">
            <text:p>1241.77</text:p>
          </table:table-cell>
          <table:table-cell table:number-columns-repeated="2"/>
          <table:table-cell office:value-type="float" office:value="21104509788">
            <text:p>21104509788</text:p>
          </table:table-cell>
          <table:table-cell/>
        </table:table-row>
        <table:table-row table:style-name="ro2">
          <table:table-cell office:value-type="string">
            <text:p>2007-10-04</text:p>
          </table:table-cell>
          <table:table-cell office:value-type="float" office:value="1245.88">
            <text:p>1245.88</text:p>
          </table:table-cell>
          <table:table-cell office:value-type="float" office:value="1230.56">
            <text:p>1230.56</text:p>
          </table:table-cell>
          <table:table-cell office:value-type="float" office:value="1243.64">
            <text:p>1243.64</text:p>
          </table:table-cell>
          <table:table-cell table:number-columns-repeated="2"/>
          <table:table-cell office:value-type="float" office:value="17255157004">
            <text:p>17255157004</text:p>
          </table:table-cell>
          <table:table-cell/>
        </table:table-row>
        <table:table-row table:style-name="ro2">
          <table:table-cell office:value-type="string">
            <text:p>2007-10-05</text:p>
          </table:table-cell>
          <table:table-cell office:value-type="float" office:value="1260.6">
            <text:p>1260.6</text:p>
          </table:table-cell>
          <table:table-cell office:value-type="float" office:value="1239.56">
            <text:p>1239.56</text:p>
          </table:table-cell>
          <table:table-cell office:value-type="float" office:value="1257.7">
            <text:p>1257.7</text:p>
          </table:table-cell>
          <table:table-cell table:number-columns-repeated="2"/>
          <table:table-cell office:value-type="float" office:value="21356272699">
            <text:p>21356272699</text:p>
          </table:table-cell>
          <table:table-cell/>
        </table:table-row>
        <table:table-row table:style-name="ro2">
          <table:table-cell office:value-type="string">
            <text:p>2007-10-08</text:p>
          </table:table-cell>
          <table:table-cell office:value-type="float" office:value="1262.06">
            <text:p>1262.06</text:p>
          </table:table-cell>
          <table:table-cell office:value-type="float" office:value="1248.32">
            <text:p>1248.32</text:p>
          </table:table-cell>
          <table:table-cell office:value-type="float" office:value="1251.79">
            <text:p>1251.79</text:p>
          </table:table-cell>
          <table:table-cell table:number-columns-repeated="2"/>
          <table:table-cell office:value-type="float" office:value="15051576972">
            <text:p>15051576972</text:p>
          </table:table-cell>
          <table:table-cell/>
        </table:table-row>
        <table:table-row table:style-name="ro2">
          <table:table-cell office:value-type="string">
            <text:p>2007-10-09</text:p>
          </table:table-cell>
          <table:table-cell office:value-type="float" office:value="1258.91">
            <text:p>1258.91</text:p>
          </table:table-cell>
          <table:table-cell office:value-type="float" office:value="1245.47">
            <text:p>1245.47</text:p>
          </table:table-cell>
          <table:table-cell office:value-type="float" office:value="1258.59">
            <text:p>1258.59</text:p>
          </table:table-cell>
          <table:table-cell table:number-columns-repeated="2"/>
          <table:table-cell office:value-type="float" office:value="18099521472">
            <text:p>18099521472</text:p>
          </table:table-cell>
          <table:table-cell/>
        </table:table-row>
        <table:table-row table:style-name="ro2">
          <table:table-cell office:value-type="string">
            <text:p>2007-10-10</text:p>
          </table:table-cell>
          <table:table-cell office:value-type="float" office:value="1263.76">
            <text:p>1263.76</text:p>
          </table:table-cell>
          <table:table-cell office:value-type="float" office:value="1255.66">
            <text:p>1255.66</text:p>
          </table:table-cell>
          <table:table-cell office:value-type="float" office:value="1260.4">
            <text:p>1260.4</text:p>
          </table:table-cell>
          <table:table-cell table:number-columns-repeated="2"/>
          <table:table-cell office:value-type="float" office:value="18985525509">
            <text:p>18985525509</text:p>
          </table:table-cell>
          <table:table-cell/>
        </table:table-row>
        <table:table-row table:style-name="ro2">
          <table:table-cell office:value-type="string">
            <text:p>2007-10-11</text:p>
          </table:table-cell>
          <table:table-cell office:value-type="float" office:value="1274.45">
            <text:p>1274.45</text:p>
          </table:table-cell>
          <table:table-cell office:value-type="float" office:value="1258.72">
            <text:p>1258.72</text:p>
          </table:table-cell>
          <table:table-cell office:value-type="float" office:value="1267.7">
            <text:p>1267.7</text:p>
          </table:table-cell>
          <table:table-cell table:number-columns-repeated="2"/>
          <table:table-cell office:value-type="float" office:value="21330955051">
            <text:p>21330955051</text:p>
          </table:table-cell>
          <table:table-cell/>
        </table:table-row>
        <table:table-row table:style-name="ro2">
          <table:table-cell office:value-type="string">
            <text:p>2007-10-12</text:p>
          </table:table-cell>
          <table:table-cell office:value-type="float" office:value="1266.11">
            <text:p>1266.11</text:p>
          </table:table-cell>
          <table:table-cell office:value-type="float" office:value="1248.22">
            <text:p>1248.22</text:p>
          </table:table-cell>
          <table:table-cell office:value-type="float" office:value="1260.3">
            <text:p>1260.3</text:p>
          </table:table-cell>
          <table:table-cell table:number-columns-repeated="2"/>
          <table:table-cell office:value-type="float" office:value="16714668835">
            <text:p>16714668835</text:p>
          </table:table-cell>
          <table:table-cell/>
        </table:table-row>
        <table:table-row table:style-name="ro2">
          <table:table-cell office:value-type="string">
            <text:p>2007-10-15</text:p>
          </table:table-cell>
          <table:table-cell office:value-type="float" office:value="1261.72">
            <text:p>1261.72</text:p>
          </table:table-cell>
          <table:table-cell office:value-type="float" office:value="1245.47">
            <text:p>1245.47</text:p>
          </table:table-cell>
          <table:table-cell office:value-type="float" office:value="1249.65">
            <text:p>1249.65</text:p>
          </table:table-cell>
          <table:table-cell table:number-columns-repeated="2"/>
          <table:table-cell office:value-type="float" office:value="16014270455">
            <text:p>16014270455</text:p>
          </table:table-cell>
          <table:table-cell/>
        </table:table-row>
        <table:table-row table:style-name="ro2">
          <table:table-cell office:value-type="string">
            <text:p>2007-10-16</text:p>
          </table:table-cell>
          <table:table-cell office:value-type="float" office:value="1211.68">
            <text:p>1211.68</text:p>
          </table:table-cell>
          <table:table-cell office:value-type="float" office:value="1192.43">
            <text:p>1192.43</text:p>
          </table:table-cell>
          <table:table-cell office:value-type="float" office:value="1203.95">
            <text:p>1203.95</text:p>
          </table:table-cell>
          <table:table-cell table:number-columns-repeated="2"/>
          <table:table-cell office:value-type="float" office:value="66160577370">
            <text:p>66160577370</text:p>
          </table:table-cell>
          <table:table-cell/>
        </table:table-row>
        <table:table-row table:style-name="ro2">
          <table:table-cell office:value-type="string">
            <text:p>2007-10-17</text:p>
          </table:table-cell>
          <table:table-cell office:value-type="float" office:value="1213.86">
            <text:p>1213.86</text:p>
          </table:table-cell>
          <table:table-cell office:value-type="float" office:value="1198.45">
            <text:p>1198.45</text:p>
          </table:table-cell>
          <table:table-cell office:value-type="float" office:value="1206.86">
            <text:p>1206.86</text:p>
          </table:table-cell>
          <table:table-cell table:number-columns-repeated="2"/>
          <table:table-cell office:value-type="float" office:value="27399715316">
            <text:p>27399715316</text:p>
          </table:table-cell>
          <table:table-cell/>
        </table:table-row>
        <table:table-row table:style-name="ro2">
          <table:table-cell office:value-type="string">
            <text:p>2007-10-18</text:p>
          </table:table-cell>
          <table:table-cell office:value-type="float" office:value="1210.03">
            <text:p>1210.03</text:p>
          </table:table-cell>
          <table:table-cell office:value-type="float" office:value="1183.43">
            <text:p>1183.43</text:p>
          </table:table-cell>
          <table:table-cell office:value-type="float" office:value="1187.36">
            <text:p>1187.36</text:p>
          </table:table-cell>
          <table:table-cell table:number-columns-repeated="2"/>
          <table:table-cell office:value-type="float" office:value="26998471174">
            <text:p>26998471174</text:p>
          </table:table-cell>
          <table:table-cell/>
        </table:table-row>
        <table:table-row table:style-name="ro2">
          <table:table-cell office:value-type="string">
            <text:p>2007-10-19</text:p>
          </table:table-cell>
          <table:table-cell office:value-type="float" office:value="1187.06">
            <text:p>1187.06</text:p>
          </table:table-cell>
          <table:table-cell office:value-type="float" office:value="1167.55">
            <text:p>1167.55</text:p>
          </table:table-cell>
          <table:table-cell office:value-type="float" office:value="1169.69">
            <text:p>1169.69</text:p>
          </table:table-cell>
          <table:table-cell table:number-columns-repeated="2"/>
          <table:table-cell office:value-type="float" office:value="19618800216">
            <text:p>19618800216</text:p>
          </table:table-cell>
          <table:table-cell/>
        </table:table-row>
        <table:table-row table:style-name="ro2">
          <table:table-cell office:value-type="string">
            <text:p>2007-10-22</text:p>
          </table:table-cell>
          <table:table-cell office:value-type="float" office:value="1167.98">
            <text:p>1167.98</text:p>
          </table:table-cell>
          <table:table-cell office:value-type="float" office:value="1137.67">
            <text:p>1137.67</text:p>
          </table:table-cell>
          <table:table-cell office:value-type="float" office:value="1145.87">
            <text:p>1145.87</text:p>
          </table:table-cell>
          <table:table-cell table:number-columns-repeated="2"/>
          <table:table-cell office:value-type="float" office:value="23245934860">
            <text:p>23245934860</text:p>
          </table:table-cell>
          <table:table-cell/>
        </table:table-row>
        <table:table-row table:style-name="ro2">
          <table:table-cell office:value-type="string">
            <text:p>2007-10-23</text:p>
          </table:table-cell>
          <table:table-cell office:value-type="float" office:value="1179.08">
            <text:p>1179.08</text:p>
          </table:table-cell>
          <table:table-cell office:value-type="float" office:value="1147.63">
            <text:p>1147.63</text:p>
          </table:table-cell>
          <table:table-cell office:value-type="float" office:value="1175.39">
            <text:p>1175.39</text:p>
          </table:table-cell>
          <table:table-cell table:number-columns-repeated="2"/>
          <table:table-cell office:value-type="float" office:value="25101946707">
            <text:p>25101946707</text:p>
          </table:table-cell>
          <table:table-cell/>
        </table:table-row>
        <table:table-row table:style-name="ro2">
          <table:table-cell office:value-type="string">
            <text:p>2007-10-24</text:p>
          </table:table-cell>
          <table:table-cell office:value-type="float" office:value="1183.2">
            <text:p>1183.2</text:p>
          </table:table-cell>
          <table:table-cell office:value-type="float" office:value="1154.32">
            <text:p>1154.32</text:p>
          </table:table-cell>
          <table:table-cell office:value-type="float" office:value="1158.83">
            <text:p>1158.83</text:p>
          </table:table-cell>
          <table:table-cell table:number-columns-repeated="2"/>
          <table:table-cell office:value-type="float" office:value="30000022497">
            <text:p>30000022497</text:p>
          </table:table-cell>
          <table:table-cell/>
        </table:table-row>
        <table:table-row table:style-name="ro2">
          <table:table-cell office:value-type="string">
            <text:p>2007-10-25</text:p>
          </table:table-cell>
          <table:table-cell office:value-type="float" office:value="1179.85">
            <text:p>1179.85</text:p>
          </table:table-cell>
          <table:table-cell office:value-type="float" office:value="1159.95">
            <text:p>1159.95</text:p>
          </table:table-cell>
          <table:table-cell office:value-type="float" office:value="1172.48">
            <text:p>1172.48</text:p>
          </table:table-cell>
          <table:table-cell table:number-columns-repeated="2"/>
          <table:table-cell office:value-type="float" office:value="26881570573">
            <text:p>26881570573</text:p>
          </table:table-cell>
          <table:table-cell/>
        </table:table-row>
        <table:table-row table:style-name="ro2">
          <table:table-cell office:value-type="string">
            <text:p>2007-10-26</text:p>
          </table:table-cell>
          <table:table-cell office:value-type="float" office:value="1181.42">
            <text:p>1181.42</text:p>
          </table:table-cell>
          <table:table-cell office:value-type="float" office:value="1157.97">
            <text:p>1157.97</text:p>
          </table:table-cell>
          <table:table-cell office:value-type="float" office:value="1173.31">
            <text:p>1173.31</text:p>
          </table:table-cell>
          <table:table-cell table:number-columns-repeated="2"/>
          <table:table-cell office:value-type="float" office:value="27141214739">
            <text:p>27141214739</text:p>
          </table:table-cell>
          <table:table-cell/>
        </table:table-row>
        <table:table-row table:style-name="ro2">
          <table:table-cell office:value-type="string">
            <text:p>2007-10-29</text:p>
          </table:table-cell>
          <table:table-cell office:value-type="float" office:value="1183.87">
            <text:p>1183.87</text:p>
          </table:table-cell>
          <table:table-cell office:value-type="float" office:value="1172.61">
            <text:p>1172.61</text:p>
          </table:table-cell>
          <table:table-cell office:value-type="float" office:value="1176.62">
            <text:p>1176.62</text:p>
          </table:table-cell>
          <table:table-cell table:number-columns-repeated="2"/>
          <table:table-cell office:value-type="float" office:value="16301698892">
            <text:p>16301698892</text:p>
          </table:table-cell>
          <table:table-cell/>
        </table:table-row>
        <table:table-row table:style-name="ro2">
          <table:table-cell office:value-type="string">
            <text:p>2007-10-30</text:p>
          </table:table-cell>
          <table:table-cell office:value-type="float" office:value="1175.8">
            <text:p>1175.8</text:p>
          </table:table-cell>
          <table:table-cell office:value-type="float" office:value="1164.1">
            <text:p>1164.1</text:p>
          </table:table-cell>
          <table:table-cell office:value-type="float" office:value="1170.35">
            <text:p>1170.35</text:p>
          </table:table-cell>
          <table:table-cell table:number-columns-repeated="2"/>
          <table:table-cell office:value-type="float" office:value="20416200917">
            <text:p>20416200917</text:p>
          </table:table-cell>
          <table:table-cell/>
        </table:table-row>
        <table:table-row table:style-name="ro2">
          <table:table-cell office:value-type="string">
            <text:p>2007-10-31</text:p>
          </table:table-cell>
          <table:table-cell office:value-type="float" office:value="1183.95">
            <text:p>1183.95</text:p>
          </table:table-cell>
          <table:table-cell office:value-type="float" office:value="1162.87">
            <text:p>1162.87</text:p>
          </table:table-cell>
          <table:table-cell office:value-type="float" office:value="1183.2">
            <text:p>1183.2</text:p>
          </table:table-cell>
          <table:table-cell table:number-columns-repeated="2"/>
          <table:table-cell office:value-type="float" office:value="21657818365">
            <text:p>21657818365</text:p>
          </table:table-cell>
          <table:table-cell/>
        </table:table-row>
        <table:table-row table:style-name="ro2">
          <table:table-cell office:value-type="string">
            <text:p>2007-11-01</text:p>
          </table:table-cell>
          <table:table-cell office:value-type="float" office:value="1187.42">
            <text:p>1187.42</text:p>
          </table:table-cell>
          <table:table-cell office:value-type="float" office:value="1156.6">
            <text:p>1156.6</text:p>
          </table:table-cell>
          <table:table-cell office:value-type="float" office:value="1168.49">
            <text:p>1168.49</text:p>
          </table:table-cell>
          <table:table-cell table:number-columns-repeated="2"/>
          <table:table-cell office:value-type="float" office:value="23171575963">
            <text:p>23171575963</text:p>
          </table:table-cell>
          <table:table-cell/>
        </table:table-row>
        <table:table-row table:style-name="ro2">
          <table:table-cell office:value-type="string">
            <text:p>2007-11-02</text:p>
          </table:table-cell>
          <table:table-cell office:value-type="float" office:value="1167.51">
            <text:p>1167.51</text:p>
          </table:table-cell>
          <table:table-cell office:value-type="float" office:value="1148.13">
            <text:p>1148.13</text:p>
          </table:table-cell>
          <table:table-cell office:value-type="float" office:value="1153.22">
            <text:p>1153.22</text:p>
          </table:table-cell>
          <table:table-cell table:number-columns-repeated="2"/>
          <table:table-cell office:value-type="float" office:value="10741162507">
            <text:p>10741162507</text:p>
          </table:table-cell>
          <table:table-cell/>
        </table:table-row>
        <table:table-row table:style-name="ro2">
          <table:table-cell office:value-type="string">
            <text:p>2007-11-05</text:p>
          </table:table-cell>
          <table:table-cell office:value-type="float" office:value="1159.15">
            <text:p>1159.15</text:p>
          </table:table-cell>
          <table:table-cell office:value-type="float" office:value="1143.66">
            <text:p>1143.66</text:p>
          </table:table-cell>
          <table:table-cell office:value-type="float" office:value="1157.55">
            <text:p>1157.55</text:p>
          </table:table-cell>
          <table:table-cell table:number-columns-repeated="2"/>
          <table:table-cell office:value-type="float" office:value="17759660626">
            <text:p>17759660626</text:p>
          </table:table-cell>
          <table:table-cell/>
        </table:table-row>
        <table:table-row table:style-name="ro2">
          <table:table-cell office:value-type="string">
            <text:p>2007-11-06</text:p>
          </table:table-cell>
          <table:table-cell office:value-type="float" office:value="1171.86">
            <text:p>1171.86</text:p>
          </table:table-cell>
          <table:table-cell office:value-type="float" office:value="1159.83">
            <text:p>1159.83</text:p>
          </table:table-cell>
          <table:table-cell office:value-type="float" office:value="1163.21">
            <text:p>1163.21</text:p>
          </table:table-cell>
          <table:table-cell table:number-columns-repeated="2"/>
          <table:table-cell office:value-type="float" office:value="19025997267">
            <text:p>19025997267</text:p>
          </table:table-cell>
          <table:table-cell/>
        </table:table-row>
        <table:table-row table:style-name="ro2">
          <table:table-cell office:value-type="string">
            <text:p>2007-11-07</text:p>
          </table:table-cell>
          <table:table-cell office:value-type="float" office:value="1171.22">
            <text:p>1171.22</text:p>
          </table:table-cell>
          <table:table-cell office:value-type="float" office:value="1143.2">
            <text:p>1143.2</text:p>
          </table:table-cell>
          <table:table-cell office:value-type="float" office:value="1150.38">
            <text:p>1150.38</text:p>
          </table:table-cell>
          <table:table-cell table:number-columns-repeated="2"/>
          <table:table-cell office:value-type="float" office:value="20498353275">
            <text:p>20498353275</text:p>
          </table:table-cell>
          <table:table-cell/>
        </table:table-row>
        <table:table-row table:style-name="ro2">
          <table:table-cell office:value-type="string">
            <text:p>2007-11-08</text:p>
          </table:table-cell>
          <table:table-cell office:value-type="float" office:value="1151.7">
            <text:p>1151.7</text:p>
          </table:table-cell>
          <table:table-cell office:value-type="float" office:value="1128.82">
            <text:p>1128.82</text:p>
          </table:table-cell>
          <table:table-cell office:value-type="float" office:value="1145.49">
            <text:p>1145.49</text:p>
          </table:table-cell>
          <table:table-cell table:number-columns-repeated="2"/>
          <table:table-cell office:value-type="float" office:value="26404077699">
            <text:p>26404077699</text:p>
          </table:table-cell>
          <table:table-cell/>
        </table:table-row>
        <table:table-row table:style-name="ro2">
          <table:table-cell office:value-type="string">
            <text:p>2007-11-09</text:p>
          </table:table-cell>
          <table:table-cell office:value-type="float" office:value="1152.84">
            <text:p>1152.84</text:p>
          </table:table-cell>
          <table:table-cell office:value-type="float" office:value="1111.55">
            <text:p>1111.55</text:p>
          </table:table-cell>
          <table:table-cell office:value-type="float" office:value="1115.09">
            <text:p>1115.09</text:p>
          </table:table-cell>
          <table:table-cell table:number-columns-repeated="2"/>
          <table:table-cell office:value-type="float" office:value="23858214850">
            <text:p>23858214850</text:p>
          </table:table-cell>
          <table:table-cell/>
        </table:table-row>
        <table:table-row table:style-name="ro2">
          <table:table-cell office:value-type="string">
            <text:p>2007-11-12</text:p>
          </table:table-cell>
          <table:table-cell office:value-type="float" office:value="1129.57">
            <text:p>1129.57</text:p>
          </table:table-cell>
          <table:table-cell office:value-type="float" office:value="1103.37">
            <text:p>1103.37</text:p>
          </table:table-cell>
          <table:table-cell office:value-type="float" office:value="1126">
            <text:p>1126</text:p>
          </table:table-cell>
          <table:table-cell table:number-columns-repeated="2"/>
          <table:table-cell office:value-type="float" office:value="18186939424">
            <text:p>18186939424</text:p>
          </table:table-cell>
          <table:table-cell/>
        </table:table-row>
        <table:table-row table:style-name="ro2">
          <table:table-cell office:value-type="string">
            <text:p>2007-11-13</text:p>
          </table:table-cell>
          <table:table-cell office:value-type="float" office:value="1125.85">
            <text:p>1125.85</text:p>
          </table:table-cell>
          <table:table-cell office:value-type="float" office:value="1104.97">
            <text:p>1104.97</text:p>
          </table:table-cell>
          <table:table-cell office:value-type="float" office:value="1120.29">
            <text:p>1120.29</text:p>
          </table:table-cell>
          <table:table-cell table:number-columns-repeated="2"/>
          <table:table-cell office:value-type="float" office:value="26578992379">
            <text:p>26578992379</text:p>
          </table:table-cell>
          <table:table-cell/>
        </table:table-row>
        <table:table-row table:style-name="ro2">
          <table:table-cell office:value-type="string">
            <text:p>2007-11-14</text:p>
          </table:table-cell>
          <table:table-cell office:value-type="float" office:value="1138.93">
            <text:p>1138.93</text:p>
          </table:table-cell>
          <table:table-cell office:value-type="float" office:value="1107.61">
            <text:p>1107.61</text:p>
          </table:table-cell>
          <table:table-cell office:value-type="float" office:value="1121.57">
            <text:p>1121.57</text:p>
          </table:table-cell>
          <table:table-cell table:number-columns-repeated="2"/>
          <table:table-cell office:value-type="float" office:value="24070093769">
            <text:p>24070093769</text:p>
          </table:table-cell>
          <table:table-cell/>
        </table:table-row>
        <table:table-row table:style-name="ro2">
          <table:table-cell office:value-type="string">
            <text:p>2007-11-15</text:p>
          </table:table-cell>
          <table:table-cell office:value-type="float" office:value="1125.11">
            <text:p>1125.11</text:p>
          </table:table-cell>
          <table:table-cell office:value-type="float" office:value="1094.19">
            <text:p>1094.19</text:p>
          </table:table-cell>
          <table:table-cell office:value-type="float" office:value="1102.59">
            <text:p>1102.59</text:p>
          </table:table-cell>
          <table:table-cell table:number-columns-repeated="2"/>
          <table:table-cell office:value-type="float" office:value="22670182411">
            <text:p>22670182411</text:p>
          </table:table-cell>
          <table:table-cell/>
        </table:table-row>
        <table:table-row table:style-name="ro2">
          <table:table-cell office:value-type="string">
            <text:p>2007-11-16</text:p>
          </table:table-cell>
          <table:table-cell office:value-type="float" office:value="1103.24">
            <text:p>1103.24</text:p>
          </table:table-cell>
          <table:table-cell office:value-type="float" office:value="1087.23">
            <text:p>1087.23</text:p>
          </table:table-cell>
          <table:table-cell office:value-type="float" office:value="1096.69">
            <text:p>1096.69</text:p>
          </table:table-cell>
          <table:table-cell table:number-columns-repeated="2"/>
          <table:table-cell office:value-type="float" office:value="22791465033">
            <text:p>22791465033</text:p>
          </table:table-cell>
          <table:table-cell/>
        </table:table-row>
        <table:table-row table:style-name="ro2">
          <table:table-cell office:value-type="string">
            <text:p>2007-11-19</text:p>
          </table:table-cell>
          <table:table-cell office:value-type="float" office:value="1106.52">
            <text:p>1106.52</text:p>
          </table:table-cell>
          <table:table-cell office:value-type="float" office:value="1058.77">
            <text:p>1058.77</text:p>
          </table:table-cell>
          <table:table-cell office:value-type="float" office:value="1065.74">
            <text:p>1065.74</text:p>
          </table:table-cell>
          <table:table-cell table:number-columns-repeated="2"/>
          <table:table-cell office:value-type="float" office:value="24665929642">
            <text:p>24665929642</text:p>
          </table:table-cell>
          <table:table-cell/>
        </table:table-row>
        <table:table-row table:style-name="ro2">
          <table:table-cell office:value-type="string">
            <text:p>2007-11-20</text:p>
          </table:table-cell>
          <table:table-cell office:value-type="float" office:value="1093.14">
            <text:p>1093.14</text:p>
          </table:table-cell>
          <table:table-cell office:value-type="float" office:value="1051.69">
            <text:p>1051.69</text:p>
          </table:table-cell>
          <table:table-cell office:value-type="float" office:value="1076.95">
            <text:p>1076.95</text:p>
          </table:table-cell>
          <table:table-cell table:number-columns-repeated="2"/>
          <table:table-cell office:value-type="float" office:value="31069982606">
            <text:p>31069982606</text:p>
          </table:table-cell>
          <table:table-cell/>
        </table:table-row>
        <table:table-row table:style-name="ro2">
          <table:table-cell office:value-type="string">
            <text:p>2007-11-21</text:p>
          </table:table-cell>
          <table:table-cell office:value-type="float" office:value="1073.3">
            <text:p>1073.3</text:p>
          </table:table-cell>
          <table:table-cell office:value-type="float" office:value="1051.03">
            <text:p>1051.03</text:p>
          </table:table-cell>
          <table:table-cell office:value-type="float" office:value="1059.08">
            <text:p>1059.08</text:p>
          </table:table-cell>
          <table:table-cell table:number-columns-repeated="2"/>
          <table:table-cell office:value-type="float" office:value="30256106755">
            <text:p>30256106755</text:p>
          </table:table-cell>
          <table:table-cell/>
        </table:table-row>
        <table:table-row table:style-name="ro2">
          <table:table-cell office:value-type="string">
            <text:p>2007-11-22</text:p>
          </table:table-cell>
          <table:table-cell office:value-type="float" office:value="1071.69">
            <text:p>1071.69</text:p>
          </table:table-cell>
          <table:table-cell office:value-type="float" office:value="1050.31">
            <text:p>1050.31</text:p>
          </table:table-cell>
          <table:table-cell office:value-type="float" office:value="1053.64">
            <text:p>1053.64</text:p>
          </table:table-cell>
          <table:table-cell table:number-columns-repeated="2"/>
          <table:table-cell office:value-type="float" office:value="18201927034">
            <text:p>18201927034</text:p>
          </table:table-cell>
          <table:table-cell/>
        </table:table-row>
        <table:table-row table:style-name="ro2">
          <table:table-cell office:value-type="string">
            <text:p>2007-11-23</text:p>
          </table:table-cell>
          <table:table-cell office:value-type="float" office:value="1063.89">
            <text:p>1063.89</text:p>
          </table:table-cell>
          <table:table-cell office:value-type="float" office:value="1052.57">
            <text:p>1052.57</text:p>
          </table:table-cell>
          <table:table-cell office:value-type="float" office:value="1055.93">
            <text:p>1055.93</text:p>
          </table:table-cell>
          <table:table-cell table:number-columns-repeated="2"/>
          <table:table-cell office:value-type="float" office:value="14936745748">
            <text:p>14936745748</text:p>
          </table:table-cell>
          <table:table-cell/>
        </table:table-row>
        <table:table-row table:style-name="ro2">
          <table:table-cell office:value-type="string">
            <text:p>2007-11-26</text:p>
          </table:table-cell>
          <table:table-cell office:value-type="float" office:value="1084.97">
            <text:p>1084.97</text:p>
          </table:table-cell>
          <table:table-cell office:value-type="float" office:value="1057.03">
            <text:p>1057.03</text:p>
          </table:table-cell>
          <table:table-cell office:value-type="float" office:value="1062.65">
            <text:p>1062.65</text:p>
          </table:table-cell>
          <table:table-cell table:number-columns-repeated="2"/>
          <table:table-cell office:value-type="float" office:value="17238693805">
            <text:p>17238693805</text:p>
          </table:table-cell>
          <table:table-cell/>
        </table:table-row>
        <table:table-row table:style-name="ro2">
          <table:table-cell office:value-type="string">
            <text:p>2007-11-27</text:p>
          </table:table-cell>
          <table:table-cell office:value-type="float" office:value="1069.11">
            <text:p>1069.11</text:p>
          </table:table-cell>
          <table:table-cell office:value-type="float" office:value="1046.48">
            <text:p>1046.48</text:p>
          </table:table-cell>
          <table:table-cell office:value-type="float" office:value="1058.63">
            <text:p>1058.63</text:p>
          </table:table-cell>
          <table:table-cell table:number-columns-repeated="2"/>
          <table:table-cell office:value-type="float" office:value="18256194587">
            <text:p>18256194587</text:p>
          </table:table-cell>
          <table:table-cell/>
        </table:table-row>
        <table:table-row table:style-name="ro2">
          <table:table-cell office:value-type="string">
            <text:p>2007-11-28</text:p>
          </table:table-cell>
          <table:table-cell office:value-type="float" office:value="1095.08">
            <text:p>1095.08</text:p>
          </table:table-cell>
          <table:table-cell office:value-type="float" office:value="1051.51">
            <text:p>1051.51</text:p>
          </table:table-cell>
          <table:table-cell office:value-type="float" office:value="1094.36">
            <text:p>1094.36</text:p>
          </table:table-cell>
          <table:table-cell table:number-columns-repeated="2"/>
          <table:table-cell office:value-type="float" office:value="21161137700">
            <text:p>21161137700</text:p>
          </table:table-cell>
          <table:table-cell/>
        </table:table-row>
        <table:table-row table:style-name="ro2">
          <table:table-cell office:value-type="string">
            <text:p>2007-11-29</text:p>
          </table:table-cell>
          <table:table-cell office:value-type="float" office:value="1105.09">
            <text:p>1105.09</text:p>
          </table:table-cell>
          <table:table-cell office:value-type="float" office:value="1089.46">
            <text:p>1089.46</text:p>
          </table:table-cell>
          <table:table-cell office:value-type="float" office:value="1099.11">
            <text:p>1099.11</text:p>
          </table:table-cell>
          <table:table-cell table:number-columns-repeated="2"/>
          <table:table-cell office:value-type="float" office:value="19506311297">
            <text:p>19506311297</text:p>
          </table:table-cell>
          <table:table-cell/>
        </table:table-row>
        <table:table-row table:style-name="ro2">
          <table:table-cell office:value-type="string">
            <text:p>2007-11-30</text:p>
          </table:table-cell>
          <table:table-cell office:value-type="float" office:value="1112.4">
            <text:p>1112.4</text:p>
          </table:table-cell>
          <table:table-cell office:value-type="float" office:value="1098.14">
            <text:p>1098.14</text:p>
          </table:table-cell>
          <table:table-cell office:value-type="float" office:value="1106.71">
            <text:p>1106.71</text:p>
          </table:table-cell>
          <table:table-cell table:number-columns-repeated="2"/>
          <table:table-cell office:value-type="float" office:value="23319838782">
            <text:p>23319838782</text:p>
          </table:table-cell>
          <table:table-cell/>
        </table:table-row>
        <table:table-row table:style-name="ro2">
          <table:table-cell office:value-type="string">
            <text:p>2007-12-03</text:p>
          </table:table-cell>
          <table:table-cell office:value-type="float" office:value="1112.11">
            <text:p>1112.11</text:p>
          </table:table-cell>
          <table:table-cell office:value-type="float" office:value="1098.58">
            <text:p>1098.58</text:p>
          </table:table-cell>
          <table:table-cell office:value-type="float" office:value="1102.39">
            <text:p>1102.39</text:p>
          </table:table-cell>
          <table:table-cell table:number-columns-repeated="2"/>
          <table:table-cell office:value-type="float" office:value="14484845268">
            <text:p>14484845268</text:p>
          </table:table-cell>
          <table:table-cell/>
        </table:table-row>
        <table:table-row table:style-name="ro2">
          <table:table-cell office:value-type="string">
            <text:p>2007-12-04</text:p>
          </table:table-cell>
          <table:table-cell office:value-type="float" office:value="1104.2">
            <text:p>1104.2</text:p>
          </table:table-cell>
          <table:table-cell office:value-type="float" office:value="1076.3">
            <text:p>1076.3</text:p>
          </table:table-cell>
          <table:table-cell office:value-type="float" office:value="1081.22">
            <text:p>1081.22</text:p>
          </table:table-cell>
          <table:table-cell table:number-columns-repeated="2"/>
          <table:table-cell office:value-type="float" office:value="18659144007">
            <text:p>18659144007</text:p>
          </table:table-cell>
          <table:table-cell/>
        </table:table-row>
        <table:table-row table:style-name="ro2">
          <table:table-cell office:value-type="string">
            <text:p>2007-12-05</text:p>
          </table:table-cell>
          <table:table-cell office:value-type="float" office:value="1103.64">
            <text:p>1103.64</text:p>
          </table:table-cell>
          <table:table-cell office:value-type="float" office:value="1079.93">
            <text:p>1079.93</text:p>
          </table:table-cell>
          <table:table-cell office:value-type="float" office:value="1101.87">
            <text:p>1101.87</text:p>
          </table:table-cell>
          <table:table-cell table:number-columns-repeated="2"/>
          <table:table-cell office:value-type="float" office:value="18631429149">
            <text:p>18631429149</text:p>
          </table:table-cell>
          <table:table-cell/>
        </table:table-row>
        <table:table-row table:style-name="ro2">
          <table:table-cell office:value-type="string">
            <text:p>2007-12-06</text:p>
          </table:table-cell>
          <table:table-cell office:value-type="float" office:value="1123.01">
            <text:p>1123.01</text:p>
          </table:table-cell>
          <table:table-cell office:value-type="float" office:value="1095.06">
            <text:p>1095.06</text:p>
          </table:table-cell>
          <table:table-cell office:value-type="float" office:value="1105.23">
            <text:p>1105.23</text:p>
          </table:table-cell>
          <table:table-cell table:number-columns-repeated="2"/>
          <table:table-cell office:value-type="float" office:value="18974594102">
            <text:p>18974594102</text:p>
          </table:table-cell>
          <table:table-cell/>
        </table:table-row>
        <table:table-row table:style-name="ro2">
          <table:table-cell office:value-type="string">
            <text:p>2007-12-07</text:p>
          </table:table-cell>
          <table:table-cell office:value-type="float" office:value="1120.86">
            <text:p>1120.86</text:p>
          </table:table-cell>
          <table:table-cell office:value-type="float" office:value="1105.84">
            <text:p>1105.84</text:p>
          </table:table-cell>
          <table:table-cell office:value-type="float" office:value="1119.7">
            <text:p>1119.7</text:p>
          </table:table-cell>
          <table:table-cell table:number-columns-repeated="2"/>
          <table:table-cell office:value-type="float" office:value="13446950114">
            <text:p>13446950114</text:p>
          </table:table-cell>
          <table:table-cell/>
        </table:table-row>
        <table:table-row table:style-name="ro2">
          <table:table-cell office:value-type="string">
            <text:p>2007-12-10</text:p>
          </table:table-cell>
          <table:table-cell office:value-type="float" office:value="1136.82">
            <text:p>1136.82</text:p>
          </table:table-cell>
          <table:table-cell office:value-type="float" office:value="1114.05">
            <text:p>1114.05</text:p>
          </table:table-cell>
          <table:table-cell office:value-type="float" office:value="1130.9">
            <text:p>1130.9</text:p>
          </table:table-cell>
          <table:table-cell table:number-columns-repeated="2"/>
          <table:table-cell office:value-type="float" office:value="13495455604">
            <text:p>13495455604</text:p>
          </table:table-cell>
          <table:table-cell/>
        </table:table-row>
        <table:table-row table:style-name="ro2">
          <table:table-cell office:value-type="string">
            <text:p>2007-12-11</text:p>
          </table:table-cell>
          <table:table-cell office:value-type="float" office:value="1136.59">
            <text:p>1136.59</text:p>
          </table:table-cell>
          <table:table-cell office:value-type="float" office:value="1120.45">
            <text:p>1120.45</text:p>
          </table:table-cell>
          <table:table-cell office:value-type="float" office:value="1131.58">
            <text:p>1131.58</text:p>
          </table:table-cell>
          <table:table-cell table:number-columns-repeated="2"/>
          <table:table-cell office:value-type="float" office:value="16977312726">
            <text:p>16977312726</text:p>
          </table:table-cell>
          <table:table-cell/>
        </table:table-row>
        <table:table-row table:style-name="ro2">
          <table:table-cell office:value-type="string">
            <text:p>2007-12-12</text:p>
          </table:table-cell>
          <table:table-cell office:value-type="float" office:value="1137.09">
            <text:p>1137.09</text:p>
          </table:table-cell>
          <table:table-cell office:value-type="float" office:value="1111.52">
            <text:p>1111.52</text:p>
          </table:table-cell>
          <table:table-cell office:value-type="float" office:value="1129.88">
            <text:p>1129.88</text:p>
          </table:table-cell>
          <table:table-cell table:number-columns-repeated="2"/>
          <table:table-cell office:value-type="float" office:value="20133194246">
            <text:p>20133194246</text:p>
          </table:table-cell>
          <table:table-cell/>
        </table:table-row>
        <table:table-row table:style-name="ro2">
          <table:table-cell office:value-type="string">
            <text:p>2007-12-13</text:p>
          </table:table-cell>
          <table:table-cell office:value-type="float" office:value="1129.76">
            <text:p>1129.76</text:p>
          </table:table-cell>
          <table:table-cell office:value-type="float" office:value="1099.02">
            <text:p>1099.02</text:p>
          </table:table-cell>
          <table:table-cell office:value-type="float" office:value="1102.12">
            <text:p>1102.12</text:p>
          </table:table-cell>
          <table:table-cell table:number-columns-repeated="2"/>
          <table:table-cell office:value-type="float" office:value="16831531898">
            <text:p>16831531898</text:p>
          </table:table-cell>
          <table:table-cell/>
        </table:table-row>
        <table:table-row table:style-name="ro2">
          <table:table-cell office:value-type="string">
            <text:p>2007-12-14</text:p>
          </table:table-cell>
          <table:table-cell office:value-type="float" office:value="1110.34">
            <text:p>1110.34</text:p>
          </table:table-cell>
          <table:table-cell office:value-type="float" office:value="1087.3">
            <text:p>1087.3</text:p>
          </table:table-cell>
          <table:table-cell office:value-type="float" office:value="1097.69">
            <text:p>1097.69</text:p>
          </table:table-cell>
          <table:table-cell table:number-columns-repeated="2"/>
          <table:table-cell office:value-type="float" office:value="14527789745">
            <text:p>14527789745</text:p>
          </table:table-cell>
          <table:table-cell/>
        </table:table-row>
        <table:table-row table:style-name="ro2">
          <table:table-cell office:value-type="string">
            <text:p>2007-12-17</text:p>
          </table:table-cell>
          <table:table-cell office:value-type="float" office:value="1096.1">
            <text:p>1096.1</text:p>
          </table:table-cell>
          <table:table-cell office:value-type="float" office:value="1067.03">
            <text:p>1067.03</text:p>
          </table:table-cell>
          <table:table-cell office:value-type="float" office:value="1067.85">
            <text:p>1067.85</text:p>
          </table:table-cell>
          <table:table-cell table:number-columns-repeated="2"/>
          <table:table-cell office:value-type="float" office:value="13746046929">
            <text:p>13746046929</text:p>
          </table:table-cell>
          <table:table-cell/>
        </table:table-row>
        <table:table-row table:style-name="ro2">
          <table:table-cell office:value-type="string">
            <text:p>2007-12-18</text:p>
          </table:table-cell>
          <table:table-cell office:value-type="float" office:value="1079.19">
            <text:p>1079.19</text:p>
          </table:table-cell>
          <table:table-cell office:value-type="float" office:value="1059.78">
            <text:p>1059.78</text:p>
          </table:table-cell>
          <table:table-cell office:value-type="float" office:value="1064.62">
            <text:p>1064.62</text:p>
          </table:table-cell>
          <table:table-cell table:number-columns-repeated="2"/>
          <table:table-cell office:value-type="float" office:value="15503275302">
            <text:p>15503275302</text:p>
          </table:table-cell>
          <table:table-cell/>
        </table:table-row>
        <table:table-row table:style-name="ro2">
          <table:table-cell office:value-type="string">
            <text:p>2007-12-19</text:p>
          </table:table-cell>
          <table:table-cell office:value-type="float" office:value="1072.36">
            <text:p>1072.36</text:p>
          </table:table-cell>
          <table:table-cell office:value-type="float" office:value="1058.39">
            <text:p>1058.39</text:p>
          </table:table-cell>
          <table:table-cell office:value-type="float" office:value="1064.47">
            <text:p>1064.47</text:p>
          </table:table-cell>
          <table:table-cell table:number-columns-repeated="2"/>
          <table:table-cell office:value-type="float" office:value="17763613416">
            <text:p>17763613416</text:p>
          </table:table-cell>
          <table:table-cell/>
        </table:table-row>
        <table:table-row table:style-name="ro2">
          <table:table-cell office:value-type="string">
            <text:p>2007-12-20</text:p>
          </table:table-cell>
          <table:table-cell office:value-type="float" office:value="1074.84">
            <text:p>1074.84</text:p>
          </table:table-cell>
          <table:table-cell office:value-type="float" office:value="1059.52">
            <text:p>1059.52</text:p>
          </table:table-cell>
          <table:table-cell office:value-type="float" office:value="1059.99">
            <text:p>1059.99</text:p>
          </table:table-cell>
          <table:table-cell table:number-columns-repeated="2"/>
          <table:table-cell office:value-type="float" office:value="12050566882">
            <text:p>12050566882</text:p>
          </table:table-cell>
          <table:table-cell/>
        </table:table-row>
        <table:table-row table:style-name="ro2">
          <table:table-cell office:value-type="string">
            <text:p>2007-12-21</text:p>
          </table:table-cell>
          <table:table-cell office:value-type="float" office:value="1081.15">
            <text:p>1081.15</text:p>
          </table:table-cell>
          <table:table-cell office:value-type="float" office:value="1061.57">
            <text:p>1061.57</text:p>
          </table:table-cell>
          <table:table-cell office:value-type="float" office:value="1078.93">
            <text:p>1078.93</text:p>
          </table:table-cell>
          <table:table-cell table:number-columns-repeated="2"/>
          <table:table-cell office:value-type="float" office:value="13244756664">
            <text:p>13244756664</text:p>
          </table:table-cell>
          <table:table-cell/>
        </table:table-row>
        <table:table-row table:style-name="ro2">
          <table:table-cell office:value-type="string">
            <text:p>2007-12-27</text:p>
          </table:table-cell>
          <table:table-cell office:value-type="float" office:value="1088.08">
            <text:p>1088.08</text:p>
          </table:table-cell>
          <table:table-cell office:value-type="float" office:value="1073.14">
            <text:p>1073.14</text:p>
          </table:table-cell>
          <table:table-cell office:value-type="float" office:value="1073.66">
            <text:p>1073.66</text:p>
          </table:table-cell>
          <table:table-cell table:number-columns-repeated="2"/>
          <table:table-cell office:value-type="float" office:value="9233389736">
            <text:p>9233389736</text:p>
          </table:table-cell>
          <table:table-cell/>
        </table:table-row>
        <table:table-row table:style-name="ro2">
          <table:table-cell office:value-type="string">
            <text:p>2007-12-28</text:p>
          </table:table-cell>
          <table:table-cell office:value-type="float" office:value="1083.43">
            <text:p>1083.43</text:p>
          </table:table-cell>
          <table:table-cell office:value-type="float" office:value="1067.82">
            <text:p>1067.82</text:p>
          </table:table-cell>
          <table:table-cell office:value-type="float" office:value="1081.44">
            <text:p>1081.44</text:p>
          </table:table-cell>
          <table:table-cell table:number-columns-repeated="2"/>
          <table:table-cell office:value-type="float" office:value="12691665753">
            <text:p>12691665753</text:p>
          </table:table-cell>
          <table:table-cell/>
        </table:table-row>
        <table:table-row table:style-name="ro2">
          <table:table-cell office:value-type="string">
            <text:p>2008-01-02</text:p>
          </table:table-cell>
          <table:table-cell office:value-type="float" office:value="1081.69">
            <text:p>1081.69</text:p>
          </table:table-cell>
          <table:table-cell office:value-type="float" office:value="1056.33">
            <text:p>1056.33</text:p>
          </table:table-cell>
          <table:table-cell office:value-type="float" office:value="1058.37">
            <text:p>1058.37</text:p>
          </table:table-cell>
          <table:table-cell table:number-columns-repeated="2"/>
          <table:table-cell office:value-type="float" office:value="10527035831">
            <text:p>10527035831</text:p>
          </table:table-cell>
          <table:table-cell/>
        </table:table-row>
        <table:table-row table:style-name="ro2">
          <table:table-cell office:value-type="string">
            <text:p>2008-01-03</text:p>
          </table:table-cell>
          <table:table-cell office:value-type="float" office:value="1061.99">
            <text:p>1061.99</text:p>
          </table:table-cell>
          <table:table-cell office:value-type="float" office:value="1038.9">
            <text:p>1038.9</text:p>
          </table:table-cell>
          <table:table-cell office:value-type="float" office:value="1050.61">
            <text:p>1050.61</text:p>
          </table:table-cell>
          <table:table-cell table:number-columns-repeated="2"/>
          <table:table-cell office:value-type="float" office:value="15298851377">
            <text:p>15298851377</text:p>
          </table:table-cell>
          <table:table-cell/>
        </table:table-row>
        <table:table-row table:style-name="ro2">
          <table:table-cell office:value-type="string">
            <text:p>2008-01-04</text:p>
          </table:table-cell>
          <table:table-cell office:value-type="float" office:value="1051.63">
            <text:p>1051.63</text:p>
          </table:table-cell>
          <table:table-cell office:value-type="float" office:value="1012.58">
            <text:p>1012.58</text:p>
          </table:table-cell>
          <table:table-cell office:value-type="float" office:value="1014.63">
            <text:p>1014.63</text:p>
          </table:table-cell>
          <table:table-cell table:number-columns-repeated="2"/>
          <table:table-cell office:value-type="float" office:value="19638257384">
            <text:p>19638257384</text:p>
          </table:table-cell>
          <table:table-cell/>
        </table:table-row>
        <table:table-row table:style-name="ro2">
          <table:table-cell office:value-type="string">
            <text:p>2008-01-07</text:p>
          </table:table-cell>
          <table:table-cell office:value-type="float" office:value="1024.52">
            <text:p>1024.52</text:p>
          </table:table-cell>
          <table:table-cell office:value-type="float" office:value="999.8">
            <text:p>999.8</text:p>
          </table:table-cell>
          <table:table-cell office:value-type="float" office:value="1011.49">
            <text:p>1011.49</text:p>
          </table:table-cell>
          <table:table-cell table:number-columns-repeated="2"/>
          <table:table-cell office:value-type="float" office:value="19914375162">
            <text:p>19914375162</text:p>
          </table:table-cell>
          <table:table-cell/>
        </table:table-row>
        <table:table-row table:style-name="ro2">
          <table:table-cell office:value-type="string">
            <text:p>2008-01-08</text:p>
          </table:table-cell>
          <table:table-cell office:value-type="float" office:value="1035.8">
            <text:p>1035.8</text:p>
          </table:table-cell>
          <table:table-cell office:value-type="float" office:value="1009.32">
            <text:p>1009.32</text:p>
          </table:table-cell>
          <table:table-cell office:value-type="float" office:value="1024.42">
            <text:p>1024.42</text:p>
          </table:table-cell>
          <table:table-cell table:number-columns-repeated="2"/>
          <table:table-cell office:value-type="float" office:value="21019104128">
            <text:p>21019104128</text:p>
          </table:table-cell>
          <table:table-cell/>
        </table:table-row>
        <table:table-row table:style-name="ro2">
          <table:table-cell office:value-type="string">
            <text:p>2008-01-09</text:p>
          </table:table-cell>
          <table:table-cell office:value-type="float" office:value="1023.56">
            <text:p>1023.56</text:p>
          </table:table-cell>
          <table:table-cell office:value-type="float" office:value="998.67">
            <text:p>998.67</text:p>
          </table:table-cell>
          <table:table-cell office:value-type="float" office:value="1003.69">
            <text:p>1003.69</text:p>
          </table:table-cell>
          <table:table-cell table:number-columns-repeated="2"/>
          <table:table-cell office:value-type="float" office:value="24828797349">
            <text:p>24828797349</text:p>
          </table:table-cell>
          <table:table-cell/>
        </table:table-row>
        <table:table-row table:style-name="ro2">
          <table:table-cell office:value-type="string">
            <text:p>2008-01-10</text:p>
          </table:table-cell>
          <table:table-cell office:value-type="float" office:value="1015.32">
            <text:p>1015.32</text:p>
          </table:table-cell>
          <table:table-cell office:value-type="float" office:value="982.23">
            <text:p>982.23</text:p>
          </table:table-cell>
          <table:table-cell office:value-type="float" office:value="989.7">
            <text:p>989.7</text:p>
          </table:table-cell>
          <table:table-cell table:number-columns-repeated="2"/>
          <table:table-cell office:value-type="float" office:value="22992209968">
            <text:p>22992209968</text:p>
          </table:table-cell>
          <table:table-cell/>
        </table:table-row>
        <table:table-row table:style-name="ro2">
          <table:table-cell office:value-type="string">
            <text:p>2008-01-11</text:p>
          </table:table-cell>
          <table:table-cell office:value-type="float" office:value="996.05">
            <text:p>996.05</text:p>
          </table:table-cell>
          <table:table-cell office:value-type="float" office:value="980.25">
            <text:p>980.25</text:p>
          </table:table-cell>
          <table:table-cell office:value-type="float" office:value="987.94">
            <text:p>987.94</text:p>
          </table:table-cell>
          <table:table-cell table:number-columns-repeated="2"/>
          <table:table-cell office:value-type="float" office:value="23165032122">
            <text:p>23165032122</text:p>
          </table:table-cell>
          <table:table-cell/>
        </table:table-row>
        <table:table-row table:style-name="ro2">
          <table:table-cell office:value-type="string">
            <text:p>2008-01-14</text:p>
          </table:table-cell>
          <table:table-cell office:value-type="float" office:value="1011.03">
            <text:p>1011.03</text:p>
          </table:table-cell>
          <table:table-cell office:value-type="float" office:value="984.47">
            <text:p>984.47</text:p>
          </table:table-cell>
          <table:table-cell office:value-type="float" office:value="1008">
            <text:p>1008</text:p>
          </table:table-cell>
          <table:table-cell table:number-columns-repeated="2"/>
          <table:table-cell office:value-type="float" office:value="18874304461">
            <text:p>18874304461</text:p>
          </table:table-cell>
          <table:table-cell/>
        </table:table-row>
        <table:table-row table:style-name="ro2">
          <table:table-cell office:value-type="string">
            <text:p>2008-01-15</text:p>
          </table:table-cell>
          <table:table-cell office:value-type="float" office:value="1008.24">
            <text:p>1008.24</text:p>
          </table:table-cell>
          <table:table-cell office:value-type="float" office:value="967.12">
            <text:p>967.12</text:p>
          </table:table-cell>
          <table:table-cell office:value-type="float" office:value="972.15">
            <text:p>972.15</text:p>
          </table:table-cell>
          <table:table-cell table:number-columns-repeated="2"/>
          <table:table-cell office:value-type="float" office:value="20832850620">
            <text:p>20832850620</text:p>
          </table:table-cell>
          <table:table-cell/>
        </table:table-row>
        <table:table-row table:style-name="ro2">
          <table:table-cell office:value-type="string">
            <text:p>2008-01-16</text:p>
          </table:table-cell>
          <table:table-cell office:value-type="float" office:value="987.11">
            <text:p>987.11</text:p>
          </table:table-cell>
          <table:table-cell office:value-type="float" office:value="951.88">
            <text:p>951.88</text:p>
          </table:table-cell>
          <table:table-cell office:value-type="float" office:value="965.63">
            <text:p>965.63</text:p>
          </table:table-cell>
          <table:table-cell table:number-columns-repeated="2"/>
          <table:table-cell office:value-type="float" office:value="28197146503">
            <text:p>28197146503</text:p>
          </table:table-cell>
          <table:table-cell/>
        </table:table-row>
        <table:table-row table:style-name="ro2">
          <table:table-cell office:value-type="string">
            <text:p>2008-01-17</text:p>
          </table:table-cell>
          <table:table-cell office:value-type="float" office:value="986.8">
            <text:p>986.8</text:p>
          </table:table-cell>
          <table:table-cell office:value-type="float" office:value="961.5">
            <text:p>961.5</text:p>
          </table:table-cell>
          <table:table-cell office:value-type="float" office:value="966.29">
            <text:p>966.29</text:p>
          </table:table-cell>
          <table:table-cell table:number-columns-repeated="2"/>
          <table:table-cell office:value-type="float" office:value="22661306648">
            <text:p>22661306648</text:p>
          </table:table-cell>
          <table:table-cell/>
        </table:table-row>
        <table:table-row table:style-name="ro2">
          <table:table-cell office:value-type="string">
            <text:p>2008-01-18</text:p>
          </table:table-cell>
          <table:table-cell office:value-type="float" office:value="982.56">
            <text:p>982.56</text:p>
          </table:table-cell>
          <table:table-cell office:value-type="float" office:value="953.01">
            <text:p>953.01</text:p>
          </table:table-cell>
          <table:table-cell office:value-type="float" office:value="957.63">
            <text:p>957.63</text:p>
          </table:table-cell>
          <table:table-cell table:number-columns-repeated="2"/>
          <table:table-cell office:value-type="float" office:value="22031304754">
            <text:p>22031304754</text:p>
          </table:table-cell>
          <table:table-cell/>
        </table:table-row>
        <table:table-row table:style-name="ro2">
          <table:table-cell office:value-type="string">
            <text:p>2008-01-21</text:p>
          </table:table-cell>
          <table:table-cell office:value-type="float" office:value="957.24">
            <text:p>957.24</text:p>
          </table:table-cell>
          <table:table-cell office:value-type="float" office:value="912.93">
            <text:p>912.93</text:p>
          </table:table-cell>
          <table:table-cell office:value-type="float" office:value="917.75">
            <text:p>917.75</text:p>
          </table:table-cell>
          <table:table-cell table:number-columns-repeated="2"/>
          <table:table-cell office:value-type="float" office:value="28634315177">
            <text:p>28634315177</text:p>
          </table:table-cell>
          <table:table-cell/>
        </table:table-row>
        <table:table-row table:style-name="ro2">
          <table:table-cell office:value-type="string">
            <text:p>2008-01-22</text:p>
          </table:table-cell>
          <table:table-cell office:value-type="float" office:value="959.3">
            <text:p>959.3</text:p>
          </table:table-cell>
          <table:table-cell office:value-type="float" office:value="874.79">
            <text:p>874.79</text:p>
          </table:table-cell>
          <table:table-cell office:value-type="float" office:value="955.93">
            <text:p>955.93</text:p>
          </table:table-cell>
          <table:table-cell table:number-columns-repeated="2"/>
          <table:table-cell office:value-type="float" office:value="36597016438">
            <text:p>36597016438</text:p>
          </table:table-cell>
          <table:table-cell/>
        </table:table-row>
        <table:table-row table:style-name="ro2">
          <table:table-cell office:value-type="string">
            <text:p>2008-01-23</text:p>
          </table:table-cell>
          <table:table-cell office:value-type="float" office:value="967.66">
            <text:p>967.66</text:p>
          </table:table-cell>
          <table:table-cell office:value-type="float" office:value="914.43">
            <text:p>914.43</text:p>
          </table:table-cell>
          <table:table-cell office:value-type="float" office:value="921.28">
            <text:p>921.28</text:p>
          </table:table-cell>
          <table:table-cell table:number-columns-repeated="2"/>
          <table:table-cell office:value-type="float" office:value="26996861849">
            <text:p>26996861849</text:p>
          </table:table-cell>
          <table:table-cell/>
        </table:table-row>
        <table:table-row table:style-name="ro2">
          <table:table-cell office:value-type="string">
            <text:p>2008-01-24</text:p>
          </table:table-cell>
          <table:table-cell office:value-type="float" office:value="967.63">
            <text:p>967.63</text:p>
          </table:table-cell>
          <table:table-cell office:value-type="float" office:value="923.7">
            <text:p>923.7</text:p>
          </table:table-cell>
          <table:table-cell office:value-type="float" office:value="958.55">
            <text:p>958.55</text:p>
          </table:table-cell>
          <table:table-cell table:number-columns-repeated="2"/>
          <table:table-cell office:value-type="float" office:value="24732096319">
            <text:p>24732096319</text:p>
          </table:table-cell>
          <table:table-cell/>
        </table:table-row>
        <table:table-row table:style-name="ro2">
          <table:table-cell office:value-type="string">
            <text:p>2008-01-25</text:p>
          </table:table-cell>
          <table:table-cell office:value-type="float" office:value="977.93">
            <text:p>977.93</text:p>
          </table:table-cell>
          <table:table-cell office:value-type="float" office:value="956.44">
            <text:p>956.44</text:p>
          </table:table-cell>
          <table:table-cell office:value-type="float" office:value="961.69">
            <text:p>961.69</text:p>
          </table:table-cell>
          <table:table-cell table:number-columns-repeated="2"/>
          <table:table-cell office:value-type="float" office:value="19949209311">
            <text:p>19949209311</text:p>
          </table:table-cell>
          <table:table-cell/>
        </table:table-row>
        <table:table-row table:style-name="ro2">
          <table:table-cell office:value-type="string">
            <text:p>2008-01-28</text:p>
          </table:table-cell>
          <table:table-cell office:value-type="float" office:value="960.22">
            <text:p>960.22</text:p>
          </table:table-cell>
          <table:table-cell office:value-type="float" office:value="933.92">
            <text:p>933.92</text:p>
          </table:table-cell>
          <table:table-cell office:value-type="float" office:value="949.08">
            <text:p>949.08</text:p>
          </table:table-cell>
          <table:table-cell table:number-columns-repeated="2"/>
          <table:table-cell office:value-type="float" office:value="15373590773">
            <text:p>15373590773</text:p>
          </table:table-cell>
          <table:table-cell/>
        </table:table-row>
        <table:table-row table:style-name="ro2">
          <table:table-cell office:value-type="string">
            <text:p>2008-01-29</text:p>
          </table:table-cell>
          <table:table-cell office:value-type="float" office:value="959.71">
            <text:p>959.71</text:p>
          </table:table-cell>
          <table:table-cell office:value-type="float" office:value="949.09">
            <text:p>949.09</text:p>
          </table:table-cell>
          <table:table-cell office:value-type="float" office:value="956.97">
            <text:p>956.97</text:p>
          </table:table-cell>
          <table:table-cell table:number-columns-repeated="2"/>
          <table:table-cell office:value-type="float" office:value="17439033674">
            <text:p>17439033674</text:p>
          </table:table-cell>
          <table:table-cell/>
        </table:table-row>
        <table:table-row table:style-name="ro2">
          <table:table-cell office:value-type="string">
            <text:p>2008-01-30</text:p>
          </table:table-cell>
          <table:table-cell office:value-type="float" office:value="957.94">
            <text:p>957.94</text:p>
          </table:table-cell>
          <table:table-cell office:value-type="float" office:value="944.73">
            <text:p>944.73</text:p>
          </table:table-cell>
          <table:table-cell office:value-type="float" office:value="951.14">
            <text:p>951.14</text:p>
          </table:table-cell>
          <table:table-cell table:number-columns-repeated="2"/>
          <table:table-cell office:value-type="float" office:value="17715317580">
            <text:p>17715317580</text:p>
          </table:table-cell>
          <table:table-cell/>
        </table:table-row>
        <table:table-row table:style-name="ro2">
          <table:table-cell office:value-type="string">
            <text:p>2008-01-31</text:p>
          </table:table-cell>
          <table:table-cell office:value-type="float" office:value="952.28">
            <text:p>952.28</text:p>
          </table:table-cell>
          <table:table-cell office:value-type="float" office:value="931.16">
            <text:p>931.16</text:p>
          </table:table-cell>
          <table:table-cell office:value-type="float" office:value="949.04">
            <text:p>949.04</text:p>
          </table:table-cell>
          <table:table-cell table:number-columns-repeated="2"/>
          <table:table-cell office:value-type="float" office:value="27136814626">
            <text:p>27136814626</text:p>
          </table:table-cell>
          <table:table-cell/>
        </table:table-row>
        <table:table-row table:style-name="ro2">
          <table:table-cell office:value-type="string">
            <text:p>2008-02-01</text:p>
          </table:table-cell>
          <table:table-cell office:value-type="float" office:value="983.77">
            <text:p>983.77</text:p>
          </table:table-cell>
          <table:table-cell office:value-type="float" office:value="947.21">
            <text:p>947.21</text:p>
          </table:table-cell>
          <table:table-cell office:value-type="float" office:value="976.43">
            <text:p>976.43</text:p>
          </table:table-cell>
          <table:table-cell table:number-columns-repeated="2"/>
          <table:table-cell office:value-type="float" office:value="26874984138">
            <text:p>26874984138</text:p>
          </table:table-cell>
          <table:table-cell/>
        </table:table-row>
        <table:table-row table:style-name="ro2">
          <table:table-cell office:value-type="string">
            <text:p>2008-02-04</text:p>
          </table:table-cell>
          <table:table-cell office:value-type="float" office:value="988.3">
            <text:p>988.3</text:p>
          </table:table-cell>
          <table:table-cell office:value-type="float" office:value="974.83">
            <text:p>974.83</text:p>
          </table:table-cell>
          <table:table-cell office:value-type="float" office:value="976.46">
            <text:p>976.46</text:p>
          </table:table-cell>
          <table:table-cell table:number-columns-repeated="2"/>
          <table:table-cell office:value-type="float" office:value="19536949844">
            <text:p>19536949844</text:p>
          </table:table-cell>
          <table:table-cell/>
        </table:table-row>
        <table:table-row table:style-name="ro2">
          <table:table-cell office:value-type="string">
            <text:p>2008-02-05</text:p>
          </table:table-cell>
          <table:table-cell office:value-type="float" office:value="979.11">
            <text:p>979.11</text:p>
          </table:table-cell>
          <table:table-cell office:value-type="float" office:value="941.24">
            <text:p>941.24</text:p>
          </table:table-cell>
          <table:table-cell office:value-type="float" office:value="945.63">
            <text:p>945.63</text:p>
          </table:table-cell>
          <table:table-cell table:number-columns-repeated="2"/>
          <table:table-cell office:value-type="float" office:value="22663699137">
            <text:p>22663699137</text:p>
          </table:table-cell>
          <table:table-cell/>
        </table:table-row>
        <table:table-row table:style-name="ro2">
          <table:table-cell office:value-type="string">
            <text:p>2008-02-06</text:p>
          </table:table-cell>
          <table:table-cell office:value-type="float" office:value="951.87">
            <text:p>951.87</text:p>
          </table:table-cell>
          <table:table-cell office:value-type="float" office:value="934.27">
            <text:p>934.27</text:p>
          </table:table-cell>
          <table:table-cell office:value-type="float" office:value="951.84">
            <text:p>951.84</text:p>
          </table:table-cell>
          <table:table-cell table:number-columns-repeated="2"/>
          <table:table-cell office:value-type="float" office:value="21353753336">
            <text:p>21353753336</text:p>
          </table:table-cell>
          <table:table-cell/>
        </table:table-row>
        <table:table-row table:style-name="ro2">
          <table:table-cell office:value-type="string">
            <text:p>2008-02-07</text:p>
          </table:table-cell>
          <table:table-cell office:value-type="float" office:value="951.7">
            <text:p>951.7</text:p>
          </table:table-cell>
          <table:table-cell office:value-type="float" office:value="923.16">
            <text:p>923.16</text:p>
          </table:table-cell>
          <table:table-cell office:value-type="float" office:value="925.87">
            <text:p>925.87</text:p>
          </table:table-cell>
          <table:table-cell table:number-columns-repeated="2"/>
          <table:table-cell office:value-type="float" office:value="21358970590">
            <text:p>21358970590</text:p>
          </table:table-cell>
          <table:table-cell/>
        </table:table-row>
        <table:table-row table:style-name="ro2">
          <table:table-cell office:value-type="string">
            <text:p>2008-02-08</text:p>
          </table:table-cell>
          <table:table-cell office:value-type="float" office:value="933.29">
            <text:p>933.29</text:p>
          </table:table-cell>
          <table:table-cell office:value-type="float" office:value="907.5">
            <text:p>907.5</text:p>
          </table:table-cell>
          <table:table-cell office:value-type="float" office:value="920.76">
            <text:p>920.76</text:p>
          </table:table-cell>
          <table:table-cell table:number-columns-repeated="2"/>
          <table:table-cell office:value-type="float" office:value="22685964611">
            <text:p>22685964611</text:p>
          </table:table-cell>
          <table:table-cell/>
        </table:table-row>
        <table:table-row table:style-name="ro2">
          <table:table-cell office:value-type="string">
            <text:p>2008-02-11</text:p>
          </table:table-cell>
          <table:table-cell office:value-type="float" office:value="920.57">
            <text:p>920.57</text:p>
          </table:table-cell>
          <table:table-cell office:value-type="float" office:value="904.23">
            <text:p>904.23</text:p>
          </table:table-cell>
          <table:table-cell office:value-type="float" office:value="911.39">
            <text:p>911.39</text:p>
          </table:table-cell>
          <table:table-cell table:number-columns-repeated="2"/>
          <table:table-cell office:value-type="float" office:value="16232679828">
            <text:p>16232679828</text:p>
          </table:table-cell>
          <table:table-cell/>
        </table:table-row>
        <table:table-row table:style-name="ro2">
          <table:table-cell office:value-type="string">
            <text:p>2008-02-12</text:p>
          </table:table-cell>
          <table:table-cell office:value-type="float" office:value="946.85">
            <text:p>946.85</text:p>
          </table:table-cell>
          <table:table-cell office:value-type="float" office:value="906.87">
            <text:p>906.87</text:p>
          </table:table-cell>
          <table:table-cell office:value-type="float" office:value="945.41">
            <text:p>945.41</text:p>
          </table:table-cell>
          <table:table-cell table:number-columns-repeated="2"/>
          <table:table-cell office:value-type="float" office:value="21925141085">
            <text:p>21925141085</text:p>
          </table:table-cell>
          <table:table-cell/>
        </table:table-row>
        <table:table-row table:style-name="ro2">
          <table:table-cell office:value-type="string">
            <text:p>2008-02-13</text:p>
          </table:table-cell>
          <table:table-cell office:value-type="float" office:value="950.64">
            <text:p>950.64</text:p>
          </table:table-cell>
          <table:table-cell office:value-type="float" office:value="922.45">
            <text:p>922.45</text:p>
          </table:table-cell>
          <table:table-cell office:value-type="float" office:value="949.05">
            <text:p>949.05</text:p>
          </table:table-cell>
          <table:table-cell table:number-columns-repeated="2"/>
          <table:table-cell office:value-type="float" office:value="21284020564">
            <text:p>21284020564</text:p>
          </table:table-cell>
          <table:table-cell/>
        </table:table-row>
        <table:table-row table:style-name="ro2">
          <table:table-cell office:value-type="string">
            <text:p>2008-02-14</text:p>
          </table:table-cell>
          <table:table-cell office:value-type="float" office:value="967.97">
            <text:p>967.97</text:p>
          </table:table-cell>
          <table:table-cell office:value-type="float" office:value="946.94">
            <text:p>946.94</text:p>
          </table:table-cell>
          <table:table-cell office:value-type="float" office:value="950.84">
            <text:p>950.84</text:p>
          </table:table-cell>
          <table:table-cell table:number-columns-repeated="2"/>
          <table:table-cell office:value-type="float" office:value="23128556769">
            <text:p>23128556769</text:p>
          </table:table-cell>
          <table:table-cell/>
        </table:table-row>
        <table:table-row table:style-name="ro2">
          <table:table-cell office:value-type="string">
            <text:p>2008-02-15</text:p>
          </table:table-cell>
          <table:table-cell office:value-type="float" office:value="957.51">
            <text:p>957.51</text:p>
          </table:table-cell>
          <table:table-cell office:value-type="float" office:value="935.03">
            <text:p>935.03</text:p>
          </table:table-cell>
          <table:table-cell office:value-type="float" office:value="938.79">
            <text:p>938.79</text:p>
          </table:table-cell>
          <table:table-cell table:number-columns-repeated="2"/>
          <table:table-cell office:value-type="float" office:value="16959646461">
            <text:p>16959646461</text:p>
          </table:table-cell>
          <table:table-cell/>
        </table:table-row>
        <table:table-row table:style-name="ro2">
          <table:table-cell office:value-type="string">
            <text:p>2008-02-18</text:p>
          </table:table-cell>
          <table:table-cell office:value-type="float" office:value="964.45">
            <text:p>964.45</text:p>
          </table:table-cell>
          <table:table-cell office:value-type="float" office:value="938.73">
            <text:p>938.73</text:p>
          </table:table-cell>
          <table:table-cell office:value-type="float" office:value="962.13">
            <text:p>962.13</text:p>
          </table:table-cell>
          <table:table-cell table:number-columns-repeated="2"/>
          <table:table-cell office:value-type="float" office:value="13056010153">
            <text:p>13056010153</text:p>
          </table:table-cell>
          <table:table-cell/>
        </table:table-row>
        <table:table-row table:style-name="ro2">
          <table:table-cell office:value-type="string">
            <text:p>2008-02-19</text:p>
          </table:table-cell>
          <table:table-cell office:value-type="float" office:value="977.9">
            <text:p>977.9</text:p>
          </table:table-cell>
          <table:table-cell office:value-type="float" office:value="953.52">
            <text:p>953.52</text:p>
          </table:table-cell>
          <table:table-cell office:value-type="float" office:value="967.42">
            <text:p>967.42</text:p>
          </table:table-cell>
          <table:table-cell table:number-columns-repeated="2"/>
          <table:table-cell office:value-type="float" office:value="21298646571">
            <text:p>21298646571</text:p>
          </table:table-cell>
          <table:table-cell/>
        </table:table-row>
        <table:table-row table:style-name="ro2">
          <table:table-cell office:value-type="string">
            <text:p>2008-02-20</text:p>
          </table:table-cell>
          <table:table-cell office:value-type="float" office:value="966.63">
            <text:p>966.63</text:p>
          </table:table-cell>
          <table:table-cell office:value-type="float" office:value="948.02">
            <text:p>948.02</text:p>
          </table:table-cell>
          <table:table-cell office:value-type="float" office:value="954.53">
            <text:p>954.53</text:p>
          </table:table-cell>
          <table:table-cell table:number-columns-repeated="2"/>
          <table:table-cell office:value-type="float" office:value="19261768132">
            <text:p>19261768132</text:p>
          </table:table-cell>
          <table:table-cell/>
        </table:table-row>
        <table:table-row table:style-name="ro2">
          <table:table-cell office:value-type="string">
            <text:p>2008-02-21</text:p>
          </table:table-cell>
          <table:table-cell office:value-type="float" office:value="972.41">
            <text:p>972.41</text:p>
          </table:table-cell>
          <table:table-cell office:value-type="float" office:value="955.02">
            <text:p>955.02</text:p>
          </table:table-cell>
          <table:table-cell office:value-type="float" office:value="959.79">
            <text:p>959.79</text:p>
          </table:table-cell>
          <table:table-cell table:number-columns-repeated="2"/>
          <table:table-cell office:value-type="float" office:value="19137486707">
            <text:p>19137486707</text:p>
          </table:table-cell>
          <table:table-cell/>
        </table:table-row>
        <table:table-row table:style-name="ro2">
          <table:table-cell office:value-type="string">
            <text:p>2008-02-22</text:p>
          </table:table-cell>
          <table:table-cell office:value-type="float" office:value="959.12">
            <text:p>959.12</text:p>
          </table:table-cell>
          <table:table-cell office:value-type="float" office:value="939.51">
            <text:p>939.51</text:p>
          </table:table-cell>
          <table:table-cell office:value-type="float" office:value="944.13">
            <text:p>944.13</text:p>
          </table:table-cell>
          <table:table-cell table:number-columns-repeated="2"/>
          <table:table-cell office:value-type="float" office:value="17882208332">
            <text:p>17882208332</text:p>
          </table:table-cell>
          <table:table-cell/>
        </table:table-row>
        <table:table-row table:style-name="ro2">
          <table:table-cell office:value-type="string">
            <text:p>2008-02-25</text:p>
          </table:table-cell>
          <table:table-cell office:value-type="float" office:value="963.58">
            <text:p>963.58</text:p>
          </table:table-cell>
          <table:table-cell office:value-type="float" office:value="944.98">
            <text:p>944.98</text:p>
          </table:table-cell>
          <table:table-cell office:value-type="float" office:value="961.88">
            <text:p>961.88</text:p>
          </table:table-cell>
          <table:table-cell table:number-columns-repeated="2"/>
          <table:table-cell office:value-type="float" office:value="14428455451">
            <text:p>14428455451</text:p>
          </table:table-cell>
          <table:table-cell/>
        </table:table-row>
        <table:table-row table:style-name="ro2">
          <table:table-cell office:value-type="string">
            <text:p>2008-02-26</text:p>
          </table:table-cell>
          <table:table-cell office:value-type="float" office:value="982.95">
            <text:p>982.95</text:p>
          </table:table-cell>
          <table:table-cell office:value-type="float" office:value="962.43">
            <text:p>962.43</text:p>
          </table:table-cell>
          <table:table-cell office:value-type="float" office:value="980.1">
            <text:p>980.1</text:p>
          </table:table-cell>
          <table:table-cell table:number-columns-repeated="2"/>
          <table:table-cell office:value-type="float" office:value="17778880521">
            <text:p>17778880521</text:p>
          </table:table-cell>
          <table:table-cell/>
        </table:table-row>
        <table:table-row table:style-name="ro2">
          <table:table-cell office:value-type="string">
            <text:p>2008-02-27</text:p>
          </table:table-cell>
          <table:table-cell office:value-type="float" office:value="986.3">
            <text:p>986.3</text:p>
          </table:table-cell>
          <table:table-cell office:value-type="float" office:value="969.53">
            <text:p>969.53</text:p>
          </table:table-cell>
          <table:table-cell office:value-type="float" office:value="986.3">
            <text:p>986.3</text:p>
          </table:table-cell>
          <table:table-cell table:number-columns-repeated="2"/>
          <table:table-cell office:value-type="float" office:value="20768864560">
            <text:p>20768864560</text:p>
          </table:table-cell>
          <table:table-cell/>
        </table:table-row>
        <table:table-row table:style-name="ro2">
          <table:table-cell office:value-type="string">
            <text:p>2008-02-28</text:p>
          </table:table-cell>
          <table:table-cell office:value-type="float" office:value="988.77">
            <text:p>988.77</text:p>
          </table:table-cell>
          <table:table-cell office:value-type="float" office:value="970.84">
            <text:p>970.84</text:p>
          </table:table-cell>
          <table:table-cell office:value-type="float" office:value="971.08">
            <text:p>971.08</text:p>
          </table:table-cell>
          <table:table-cell table:number-columns-repeated="2"/>
          <table:table-cell office:value-type="float" office:value="16557995023">
            <text:p>16557995023</text:p>
          </table:table-cell>
          <table:table-cell/>
        </table:table-row>
        <table:table-row table:style-name="ro2">
          <table:table-cell office:value-type="string">
            <text:p>2008-02-29</text:p>
          </table:table-cell>
          <table:table-cell office:value-type="float" office:value="972.58">
            <text:p>972.58</text:p>
          </table:table-cell>
          <table:table-cell office:value-type="float" office:value="955.79">
            <text:p>955.79</text:p>
          </table:table-cell>
          <table:table-cell office:value-type="float" office:value="965.29">
            <text:p>965.29</text:p>
          </table:table-cell>
          <table:table-cell table:number-columns-repeated="2"/>
          <table:table-cell office:value-type="float" office:value="18586930475">
            <text:p>18586930475</text:p>
          </table:table-cell>
          <table:table-cell/>
        </table:table-row>
        <table:table-row table:style-name="ro2">
          <table:table-cell office:value-type="string">
            <text:p>2008-03-03</text:p>
          </table:table-cell>
          <table:table-cell office:value-type="float" office:value="964.26">
            <text:p>964.26</text:p>
          </table:table-cell>
          <table:table-cell office:value-type="float" office:value="940.92">
            <text:p>940.92</text:p>
          </table:table-cell>
          <table:table-cell office:value-type="float" office:value="954.22">
            <text:p>954.22</text:p>
          </table:table-cell>
          <table:table-cell table:number-columns-repeated="2"/>
          <table:table-cell office:value-type="float" office:value="18389009946">
            <text:p>18389009946</text:p>
          </table:table-cell>
          <table:table-cell/>
        </table:table-row>
        <table:table-row table:style-name="ro2">
          <table:table-cell office:value-type="string">
            <text:p>2008-03-04</text:p>
          </table:table-cell>
          <table:table-cell office:value-type="float" office:value="962.38">
            <text:p>962.38</text:p>
          </table:table-cell>
          <table:table-cell office:value-type="float" office:value="925.26">
            <text:p>925.26</text:p>
          </table:table-cell>
          <table:table-cell office:value-type="float" office:value="931.71">
            <text:p>931.71</text:p>
          </table:table-cell>
          <table:table-cell table:number-columns-repeated="2"/>
          <table:table-cell office:value-type="float" office:value="20194434534">
            <text:p>20194434534</text:p>
          </table:table-cell>
          <table:table-cell/>
        </table:table-row>
        <table:table-row table:style-name="ro2">
          <table:table-cell office:value-type="string">
            <text:p>2008-03-05</text:p>
          </table:table-cell>
          <table:table-cell office:value-type="float" office:value="954.44">
            <text:p>954.44</text:p>
          </table:table-cell>
          <table:table-cell office:value-type="float" office:value="932.32">
            <text:p>932.32</text:p>
          </table:table-cell>
          <table:table-cell office:value-type="float" office:value="950.25">
            <text:p>950.25</text:p>
          </table:table-cell>
          <table:table-cell table:number-columns-repeated="2"/>
          <table:table-cell office:value-type="float" office:value="18960530057">
            <text:p>18960530057</text:p>
          </table:table-cell>
          <table:table-cell/>
        </table:table-row>
        <table:table-row table:style-name="ro2">
          <table:table-cell office:value-type="string">
            <text:p>2008-03-06</text:p>
          </table:table-cell>
          <table:table-cell office:value-type="float" office:value="952.19">
            <text:p>952.19</text:p>
          </table:table-cell>
          <table:table-cell office:value-type="float" office:value="935.66">
            <text:p>935.66</text:p>
          </table:table-cell>
          <table:table-cell office:value-type="float" office:value="938.07">
            <text:p>938.07</text:p>
          </table:table-cell>
          <table:table-cell table:number-columns-repeated="2"/>
          <table:table-cell office:value-type="float" office:value="14632438133">
            <text:p>14632438133</text:p>
          </table:table-cell>
          <table:table-cell/>
        </table:table-row>
        <table:table-row table:style-name="ro2">
          <table:table-cell office:value-type="string">
            <text:p>2008-03-07</text:p>
          </table:table-cell>
          <table:table-cell office:value-type="float" office:value="936.36">
            <text:p>936.36</text:p>
          </table:table-cell>
          <table:table-cell office:value-type="float" office:value="916.53">
            <text:p>916.53</text:p>
          </table:table-cell>
          <table:table-cell office:value-type="float" office:value="925.54">
            <text:p>925.54</text:p>
          </table:table-cell>
          <table:table-cell table:number-columns-repeated="2"/>
          <table:table-cell office:value-type="float" office:value="18477607540">
            <text:p>18477607540</text:p>
          </table:table-cell>
          <table:table-cell/>
        </table:table-row>
        <table:table-row table:style-name="ro2">
          <table:table-cell office:value-type="string">
            <text:p>2008-03-10</text:p>
          </table:table-cell>
          <table:table-cell office:value-type="float" office:value="925.51">
            <text:p>925.51</text:p>
          </table:table-cell>
          <table:table-cell office:value-type="float" office:value="905.04">
            <text:p>905.04</text:p>
          </table:table-cell>
          <table:table-cell office:value-type="float" office:value="914.68">
            <text:p>914.68</text:p>
          </table:table-cell>
          <table:table-cell table:number-columns-repeated="2"/>
          <table:table-cell office:value-type="float" office:value="15492250644">
            <text:p>15492250644</text:p>
          </table:table-cell>
          <table:table-cell/>
        </table:table-row>
        <table:table-row table:style-name="ro2">
          <table:table-cell office:value-type="string">
            <text:p>2008-03-11</text:p>
          </table:table-cell>
          <table:table-cell office:value-type="float" office:value="936.8">
            <text:p>936.8</text:p>
          </table:table-cell>
          <table:table-cell office:value-type="float" office:value="906.71">
            <text:p>906.71</text:p>
          </table:table-cell>
          <table:table-cell office:value-type="float" office:value="929.63">
            <text:p>929.63</text:p>
          </table:table-cell>
          <table:table-cell table:number-columns-repeated="2"/>
          <table:table-cell office:value-type="float" office:value="17998788650">
            <text:p>17998788650</text:p>
          </table:table-cell>
          <table:table-cell/>
        </table:table-row>
        <table:table-row table:style-name="ro2">
          <table:table-cell office:value-type="string">
            <text:p>2008-03-12</text:p>
          </table:table-cell>
          <table:table-cell office:value-type="float" office:value="951.9">
            <text:p>951.9</text:p>
          </table:table-cell>
          <table:table-cell office:value-type="float" office:value="930.42">
            <text:p>930.42</text:p>
          </table:table-cell>
          <table:table-cell office:value-type="float" office:value="947.79">
            <text:p>947.79</text:p>
          </table:table-cell>
          <table:table-cell table:number-columns-repeated="2"/>
          <table:table-cell office:value-type="float" office:value="17438149319">
            <text:p>17438149319</text:p>
          </table:table-cell>
          <table:table-cell/>
        </table:table-row>
        <table:table-row table:style-name="ro2">
          <table:table-cell office:value-type="string">
            <text:p>2008-03-13</text:p>
          </table:table-cell>
          <table:table-cell office:value-type="float" office:value="946.32">
            <text:p>946.32</text:p>
          </table:table-cell>
          <table:table-cell office:value-type="float" office:value="919.22">
            <text:p>919.22</text:p>
          </table:table-cell>
          <table:table-cell office:value-type="float" office:value="936.52">
            <text:p>936.52</text:p>
          </table:table-cell>
          <table:table-cell table:number-columns-repeated="2"/>
          <table:table-cell office:value-type="float" office:value="16366573519">
            <text:p>16366573519</text:p>
          </table:table-cell>
          <table:table-cell/>
        </table:table-row>
        <table:table-row table:style-name="ro2">
          <table:table-cell office:value-type="string">
            <text:p>2008-03-14</text:p>
          </table:table-cell>
          <table:table-cell office:value-type="float" office:value="950.3">
            <text:p>950.3</text:p>
          </table:table-cell>
          <table:table-cell office:value-type="float" office:value="919.66">
            <text:p>919.66</text:p>
          </table:table-cell>
          <table:table-cell office:value-type="float" office:value="924.22">
            <text:p>924.22</text:p>
          </table:table-cell>
          <table:table-cell table:number-columns-repeated="2"/>
          <table:table-cell office:value-type="float" office:value="17863819057">
            <text:p>17863819057</text:p>
          </table:table-cell>
          <table:table-cell/>
        </table:table-row>
        <table:table-row table:style-name="ro2">
          <table:table-cell office:value-type="string">
            <text:p>2008-03-18</text:p>
          </table:table-cell>
          <table:table-cell office:value-type="float" office:value="917.51">
            <text:p>917.51</text:p>
          </table:table-cell>
          <table:table-cell office:value-type="float" office:value="887.17">
            <text:p>887.17</text:p>
          </table:table-cell>
          <table:table-cell office:value-type="float" office:value="914.55">
            <text:p>914.55</text:p>
          </table:table-cell>
          <table:table-cell table:number-columns-repeated="2"/>
          <table:table-cell office:value-type="float" office:value="19093107633">
            <text:p>19093107633</text:p>
          </table:table-cell>
          <table:table-cell/>
        </table:table-row>
        <table:table-row table:style-name="ro2">
          <table:table-cell office:value-type="string">
            <text:p>2008-03-19</text:p>
          </table:table-cell>
          <table:table-cell office:value-type="float" office:value="925.79">
            <text:p>925.79</text:p>
          </table:table-cell>
          <table:table-cell office:value-type="float" office:value="896.2">
            <text:p>896.2</text:p>
          </table:table-cell>
          <table:table-cell office:value-type="float" office:value="905.64">
            <text:p>905.64</text:p>
          </table:table-cell>
          <table:table-cell table:number-columns-repeated="2"/>
          <table:table-cell office:value-type="float" office:value="20898253944">
            <text:p>20898253944</text:p>
          </table:table-cell>
          <table:table-cell/>
        </table:table-row>
        <table:table-row table:style-name="ro2">
          <table:table-cell office:value-type="string">
            <text:p>2008-03-20</text:p>
          </table:table-cell>
          <table:table-cell office:value-type="float" office:value="905.7">
            <text:p>905.7</text:p>
          </table:table-cell>
          <table:table-cell office:value-type="float" office:value="893.38">
            <text:p>893.38</text:p>
          </table:table-cell>
          <table:table-cell office:value-type="float" office:value="894.78">
            <text:p>894.78</text:p>
          </table:table-cell>
          <table:table-cell table:number-columns-repeated="2"/>
          <table:table-cell office:value-type="float" office:value="10985135251">
            <text:p>10985135251</text:p>
          </table:table-cell>
          <table:table-cell/>
        </table:table-row>
        <table:table-row table:style-name="ro2">
          <table:table-cell office:value-type="string">
            <text:p>2008-03-25</text:p>
          </table:table-cell>
          <table:table-cell office:value-type="float" office:value="935.16">
            <text:p>935.16</text:p>
          </table:table-cell>
          <table:table-cell office:value-type="float" office:value="897.83">
            <text:p>897.83</text:p>
          </table:table-cell>
          <table:table-cell office:value-type="float" office:value="932.09">
            <text:p>932.09</text:p>
          </table:table-cell>
          <table:table-cell table:number-columns-repeated="2"/>
          <table:table-cell office:value-type="float" office:value="18455424276">
            <text:p>18455424276</text:p>
          </table:table-cell>
          <table:table-cell/>
        </table:table-row>
        <table:table-row table:style-name="ro2">
          <table:table-cell office:value-type="string">
            <text:p>2008-03-26</text:p>
          </table:table-cell>
          <table:table-cell office:value-type="float" office:value="934.32">
            <text:p>934.32</text:p>
          </table:table-cell>
          <table:table-cell office:value-type="float" office:value="923.93">
            <text:p>923.93</text:p>
          </table:table-cell>
          <table:table-cell office:value-type="float" office:value="931.87">
            <text:p>931.87</text:p>
          </table:table-cell>
          <table:table-cell table:number-columns-repeated="2"/>
          <table:table-cell office:value-type="float" office:value="17348797440">
            <text:p>17348797440</text:p>
          </table:table-cell>
          <table:table-cell/>
        </table:table-row>
        <table:table-row table:style-name="ro2">
          <table:table-cell office:value-type="string">
            <text:p>2008-03-27</text:p>
          </table:table-cell>
          <table:table-cell office:value-type="float" office:value="954.3">
            <text:p>954.3</text:p>
          </table:table-cell>
          <table:table-cell office:value-type="float" office:value="930.54">
            <text:p>930.54</text:p>
          </table:table-cell>
          <table:table-cell office:value-type="float" office:value="952.99">
            <text:p>952.99</text:p>
          </table:table-cell>
          <table:table-cell table:number-columns-repeated="2"/>
          <table:table-cell office:value-type="float" office:value="20796669691">
            <text:p>20796669691</text:p>
          </table:table-cell>
          <table:table-cell/>
        </table:table-row>
        <table:table-row table:style-name="ro2">
          <table:table-cell office:value-type="string">
            <text:p>2008-03-28</text:p>
          </table:table-cell>
          <table:table-cell office:value-type="float" office:value="953.61">
            <text:p>953.61</text:p>
          </table:table-cell>
          <table:table-cell office:value-type="float" office:value="945.82">
            <text:p>945.82</text:p>
          </table:table-cell>
          <table:table-cell office:value-type="float" office:value="951.71">
            <text:p>951.71</text:p>
          </table:table-cell>
          <table:table-cell table:number-columns-repeated="2"/>
          <table:table-cell office:value-type="float" office:value="14431547060">
            <text:p>14431547060</text:p>
          </table:table-cell>
          <table:table-cell/>
        </table:table-row>
        <table:table-row table:style-name="ro2">
          <table:table-cell office:value-type="string">
            <text:p>2008-03-31</text:p>
          </table:table-cell>
          <table:table-cell office:value-type="float" office:value="952.87">
            <text:p>952.87</text:p>
          </table:table-cell>
          <table:table-cell office:value-type="float" office:value="932.45">
            <text:p>932.45</text:p>
          </table:table-cell>
          <table:table-cell office:value-type="float" office:value="952.13">
            <text:p>952.13</text:p>
          </table:table-cell>
          <table:table-cell table:number-columns-repeated="2"/>
          <table:table-cell office:value-type="float" office:value="16770779447">
            <text:p>16770779447</text:p>
          </table:table-cell>
          <table:table-cell/>
        </table:table-row>
        <table:table-row table:style-name="ro2">
          <table:table-cell office:value-type="string">
            <text:p>2008-04-01</text:p>
          </table:table-cell>
          <table:table-cell office:value-type="float" office:value="984.75">
            <text:p>984.75</text:p>
          </table:table-cell>
          <table:table-cell office:value-type="float" office:value="946.47">
            <text:p>946.47</text:p>
          </table:table-cell>
          <table:table-cell office:value-type="float" office:value="981.23">
            <text:p>981.23</text:p>
          </table:table-cell>
          <table:table-cell table:number-columns-repeated="2"/>
          <table:table-cell office:value-type="float" office:value="20359079310">
            <text:p>20359079310</text:p>
          </table:table-cell>
          <table:table-cell/>
        </table:table-row>
        <table:table-row table:style-name="ro2">
          <table:table-cell office:value-type="string">
            <text:p>2008-04-02</text:p>
          </table:table-cell>
          <table:table-cell office:value-type="float" office:value="998.63">
            <text:p>998.63</text:p>
          </table:table-cell>
          <table:table-cell office:value-type="float" office:value="979.77">
            <text:p>979.77</text:p>
          </table:table-cell>
          <table:table-cell office:value-type="float" office:value="996.91">
            <text:p>996.91</text:p>
          </table:table-cell>
          <table:table-cell table:number-columns-repeated="2"/>
          <table:table-cell office:value-type="float" office:value="22728990994">
            <text:p>22728990994</text:p>
          </table:table-cell>
          <table:table-cell/>
        </table:table-row>
        <table:table-row table:style-name="ro2">
          <table:table-cell office:value-type="string">
            <text:p>2008-04-03</text:p>
          </table:table-cell>
          <table:table-cell office:value-type="float" office:value="999.51">
            <text:p>999.51</text:p>
          </table:table-cell>
          <table:table-cell office:value-type="float" office:value="982.74">
            <text:p>982.74</text:p>
          </table:table-cell>
          <table:table-cell office:value-type="float" office:value="987.5">
            <text:p>987.5</text:p>
          </table:table-cell>
          <table:table-cell table:number-columns-repeated="2"/>
          <table:table-cell office:value-type="float" office:value="17270772398">
            <text:p>17270772398</text:p>
          </table:table-cell>
          <table:table-cell/>
        </table:table-row>
        <table:table-row table:style-name="ro2">
          <table:table-cell office:value-type="string">
            <text:p>2008-04-04</text:p>
          </table:table-cell>
          <table:table-cell office:value-type="float" office:value="987.68">
            <text:p>987.68</text:p>
          </table:table-cell>
          <table:table-cell office:value-type="float" office:value="975.73">
            <text:p>975.73</text:p>
          </table:table-cell>
          <table:table-cell office:value-type="float" office:value="979.57">
            <text:p>979.57</text:p>
          </table:table-cell>
          <table:table-cell table:number-columns-repeated="2"/>
          <table:table-cell office:value-type="float" office:value="14748671195">
            <text:p>14748671195</text:p>
          </table:table-cell>
          <table:table-cell/>
        </table:table-row>
        <table:table-row table:style-name="ro2">
          <table:table-cell office:value-type="string">
            <text:p>2008-04-07</text:p>
          </table:table-cell>
          <table:table-cell office:value-type="float" office:value="995.14">
            <text:p>995.14</text:p>
          </table:table-cell>
          <table:table-cell office:value-type="float" office:value="980.18">
            <text:p>980.18</text:p>
          </table:table-cell>
          <table:table-cell office:value-type="float" office:value="993.34">
            <text:p>993.34</text:p>
          </table:table-cell>
          <table:table-cell table:number-columns-repeated="2"/>
          <table:table-cell office:value-type="float" office:value="14951539481">
            <text:p>14951539481</text:p>
          </table:table-cell>
          <table:table-cell/>
        </table:table-row>
        <table:table-row table:style-name="ro2">
          <table:table-cell office:value-type="string">
            <text:p>2008-04-08</text:p>
          </table:table-cell>
          <table:table-cell office:value-type="float" office:value="992.42">
            <text:p>992.42</text:p>
          </table:table-cell>
          <table:table-cell office:value-type="float" office:value="972.64">
            <text:p>972.64</text:p>
          </table:table-cell>
          <table:table-cell office:value-type="float" office:value="981.09">
            <text:p>981.09</text:p>
          </table:table-cell>
          <table:table-cell table:number-columns-repeated="2"/>
          <table:table-cell office:value-type="float" office:value="18031246444">
            <text:p>18031246444</text:p>
          </table:table-cell>
          <table:table-cell/>
        </table:table-row>
        <table:table-row table:style-name="ro2">
          <table:table-cell office:value-type="string">
            <text:p>2008-04-09</text:p>
          </table:table-cell>
          <table:table-cell office:value-type="float" office:value="984.01">
            <text:p>984.01</text:p>
          </table:table-cell>
          <table:table-cell office:value-type="float" office:value="968.81">
            <text:p>968.81</text:p>
          </table:table-cell>
          <table:table-cell office:value-type="float" office:value="978.5">
            <text:p>978.5</text:p>
          </table:table-cell>
          <table:table-cell table:number-columns-repeated="2"/>
          <table:table-cell office:value-type="float" office:value="15796053416">
            <text:p>15796053416</text:p>
          </table:table-cell>
          <table:table-cell/>
        </table:table-row>
        <table:table-row table:style-name="ro2">
          <table:table-cell office:value-type="string">
            <text:p>2008-04-10</text:p>
          </table:table-cell>
          <table:table-cell office:value-type="float" office:value="975.5">
            <text:p>975.5</text:p>
          </table:table-cell>
          <table:table-cell office:value-type="float" office:value="951.37">
            <text:p>951.37</text:p>
          </table:table-cell>
          <table:table-cell office:value-type="float" office:value="969.89">
            <text:p>969.89</text:p>
          </table:table-cell>
          <table:table-cell table:number-columns-repeated="2"/>
          <table:table-cell office:value-type="float" office:value="20092429591">
            <text:p>20092429591</text:p>
          </table:table-cell>
          <table:table-cell/>
        </table:table-row>
        <table:table-row table:style-name="ro2">
          <table:table-cell office:value-type="string">
            <text:p>2008-04-11</text:p>
          </table:table-cell>
          <table:table-cell office:value-type="float" office:value="975.41">
            <text:p>975.41</text:p>
          </table:table-cell>
          <table:table-cell office:value-type="float" office:value="949.34">
            <text:p>949.34</text:p>
          </table:table-cell>
          <table:table-cell office:value-type="float" office:value="956.52">
            <text:p>956.52</text:p>
          </table:table-cell>
          <table:table-cell table:number-columns-repeated="2"/>
          <table:table-cell office:value-type="float" office:value="16589839098">
            <text:p>16589839098</text:p>
          </table:table-cell>
          <table:table-cell/>
        </table:table-row>
        <table:table-row table:style-name="ro2">
          <table:table-cell office:value-type="string">
            <text:p>2008-04-14</text:p>
          </table:table-cell>
          <table:table-cell office:value-type="float" office:value="955.47">
            <text:p>955.47</text:p>
          </table:table-cell>
          <table:table-cell office:value-type="float" office:value="940.89">
            <text:p>940.89</text:p>
          </table:table-cell>
          <table:table-cell office:value-type="float" office:value="948.4">
            <text:p>948.4</text:p>
          </table:table-cell>
          <table:table-cell table:number-columns-repeated="2"/>
          <table:table-cell office:value-type="float" office:value="13589377234">
            <text:p>13589377234</text:p>
          </table:table-cell>
          <table:table-cell/>
        </table:table-row>
        <table:table-row table:style-name="ro2">
          <table:table-cell office:value-type="string">
            <text:p>2008-04-15</text:p>
          </table:table-cell>
          <table:table-cell office:value-type="float" office:value="956.34">
            <text:p>956.34</text:p>
          </table:table-cell>
          <table:table-cell office:value-type="float" office:value="943.07">
            <text:p>943.07</text:p>
          </table:table-cell>
          <table:table-cell office:value-type="float" office:value="950.19">
            <text:p>950.19</text:p>
          </table:table-cell>
          <table:table-cell table:number-columns-repeated="2"/>
          <table:table-cell office:value-type="float" office:value="17340249696">
            <text:p>17340249696</text:p>
          </table:table-cell>
          <table:table-cell/>
        </table:table-row>
        <table:table-row table:style-name="ro2">
          <table:table-cell office:value-type="string">
            <text:p>2008-04-16</text:p>
          </table:table-cell>
          <table:table-cell office:value-type="float" office:value="978.11">
            <text:p>978.11</text:p>
          </table:table-cell>
          <table:table-cell office:value-type="float" office:value="951.36">
            <text:p>951.36</text:p>
          </table:table-cell>
          <table:table-cell office:value-type="float" office:value="978.03">
            <text:p>978.03</text:p>
          </table:table-cell>
          <table:table-cell table:number-columns-repeated="2"/>
          <table:table-cell office:value-type="float" office:value="24771589743">
            <text:p>24771589743</text:p>
          </table:table-cell>
          <table:table-cell/>
        </table:table-row>
        <table:table-row table:style-name="ro2">
          <table:table-cell office:value-type="string">
            <text:p>2008-04-17</text:p>
          </table:table-cell>
          <table:table-cell office:value-type="float" office:value="980.68">
            <text:p>980.68</text:p>
          </table:table-cell>
          <table:table-cell office:value-type="float" office:value="958.36">
            <text:p>958.36</text:p>
          </table:table-cell>
          <table:table-cell office:value-type="float" office:value="963.79">
            <text:p>963.79</text:p>
          </table:table-cell>
          <table:table-cell table:number-columns-repeated="2"/>
          <table:table-cell office:value-type="float" office:value="19419399176">
            <text:p>19419399176</text:p>
          </table:table-cell>
          <table:table-cell/>
        </table:table-row>
        <table:table-row table:style-name="ro2">
          <table:table-cell office:value-type="string">
            <text:p>2008-04-18</text:p>
          </table:table-cell>
          <table:table-cell office:value-type="float" office:value="987.44">
            <text:p>987.44</text:p>
          </table:table-cell>
          <table:table-cell office:value-type="float" office:value="964.03">
            <text:p>964.03</text:p>
          </table:table-cell>
          <table:table-cell office:value-type="float" office:value="981.44">
            <text:p>981.44</text:p>
          </table:table-cell>
          <table:table-cell table:number-columns-repeated="2"/>
          <table:table-cell office:value-type="float" office:value="17932138018">
            <text:p>17932138018</text:p>
          </table:table-cell>
          <table:table-cell/>
        </table:table-row>
        <table:table-row table:style-name="ro2">
          <table:table-cell office:value-type="string">
            <text:p>2008-04-21</text:p>
          </table:table-cell>
          <table:table-cell office:value-type="float" office:value="989.6">
            <text:p>989.6</text:p>
          </table:table-cell>
          <table:table-cell office:value-type="float" office:value="965.13">
            <text:p>965.13</text:p>
          </table:table-cell>
          <table:table-cell office:value-type="float" office:value="969.19">
            <text:p>969.19</text:p>
          </table:table-cell>
          <table:table-cell table:number-columns-repeated="2"/>
          <table:table-cell office:value-type="float" office:value="15244265933">
            <text:p>15244265933</text:p>
          </table:table-cell>
          <table:table-cell/>
        </table:table-row>
        <table:table-row table:style-name="ro2">
          <table:table-cell office:value-type="string">
            <text:p>2008-04-22</text:p>
          </table:table-cell>
          <table:table-cell office:value-type="float" office:value="973.57">
            <text:p>973.57</text:p>
          </table:table-cell>
          <table:table-cell office:value-type="float" office:value="961.78">
            <text:p>961.78</text:p>
          </table:table-cell>
          <table:table-cell office:value-type="float" office:value="962.35">
            <text:p>962.35</text:p>
          </table:table-cell>
          <table:table-cell table:number-columns-repeated="2"/>
          <table:table-cell office:value-type="float" office:value="19186545361">
            <text:p>19186545361</text:p>
          </table:table-cell>
          <table:table-cell/>
        </table:table-row>
        <table:table-row table:style-name="ro2">
          <table:table-cell office:value-type="string">
            <text:p>2008-04-23</text:p>
          </table:table-cell>
          <table:table-cell office:value-type="float" office:value="976.54">
            <text:p>976.54</text:p>
          </table:table-cell>
          <table:table-cell office:value-type="float" office:value="958.35">
            <text:p>958.35</text:p>
          </table:table-cell>
          <table:table-cell office:value-type="float" office:value="976.52">
            <text:p>976.52</text:p>
          </table:table-cell>
          <table:table-cell table:number-columns-repeated="2"/>
          <table:table-cell office:value-type="float" office:value="21188118486">
            <text:p>21188118486</text:p>
          </table:table-cell>
          <table:table-cell/>
        </table:table-row>
        <table:table-row table:style-name="ro2">
          <table:table-cell office:value-type="string">
            <text:p>2008-04-24</text:p>
          </table:table-cell>
          <table:table-cell office:value-type="float" office:value="980.29">
            <text:p>980.29</text:p>
          </table:table-cell>
          <table:table-cell office:value-type="float" office:value="956.12">
            <text:p>956.12</text:p>
          </table:table-cell>
          <table:table-cell office:value-type="float" office:value="966.99">
            <text:p>966.99</text:p>
          </table:table-cell>
          <table:table-cell table:number-columns-repeated="2"/>
          <table:table-cell office:value-type="float" office:value="23180907444">
            <text:p>23180907444</text:p>
          </table:table-cell>
          <table:table-cell/>
        </table:table-row>
        <table:table-row table:style-name="ro2">
          <table:table-cell office:value-type="string">
            <text:p>2008-04-25</text:p>
          </table:table-cell>
          <table:table-cell office:value-type="float" office:value="1003.56">
            <text:p>1003.56</text:p>
          </table:table-cell>
          <table:table-cell office:value-type="float" office:value="982.09">
            <text:p>982.09</text:p>
          </table:table-cell>
          <table:table-cell office:value-type="float" office:value="998.83">
            <text:p>998.83</text:p>
          </table:table-cell>
          <table:table-cell table:number-columns-repeated="2"/>
          <table:table-cell office:value-type="float" office:value="32686721396">
            <text:p>32686721396</text:p>
          </table:table-cell>
          <table:table-cell/>
        </table:table-row>
        <table:table-row table:style-name="ro2">
          <table:table-cell office:value-type="string">
            <text:p>2008-04-28</text:p>
          </table:table-cell>
          <table:table-cell office:value-type="float" office:value="1011.29">
            <text:p>1011.29</text:p>
          </table:table-cell>
          <table:table-cell office:value-type="float" office:value="999.9">
            <text:p>999.9</text:p>
          </table:table-cell>
          <table:table-cell office:value-type="float" office:value="1005.31">
            <text:p>1005.31</text:p>
          </table:table-cell>
          <table:table-cell table:number-columns-repeated="2"/>
          <table:table-cell office:value-type="float" office:value="15020033495">
            <text:p>15020033495</text:p>
          </table:table-cell>
          <table:table-cell/>
        </table:table-row>
        <table:table-row table:style-name="ro2">
          <table:table-cell office:value-type="string">
            <text:p>2008-04-29</text:p>
          </table:table-cell>
          <table:table-cell office:value-type="float" office:value="1006.46">
            <text:p>1006.46</text:p>
          </table:table-cell>
          <table:table-cell office:value-type="float" office:value="987.08">
            <text:p>987.08</text:p>
          </table:table-cell>
          <table:table-cell office:value-type="float" office:value="990.72">
            <text:p>990.72</text:p>
          </table:table-cell>
          <table:table-cell table:number-columns-repeated="2"/>
          <table:table-cell office:value-type="float" office:value="18926759318">
            <text:p>18926759318</text:p>
          </table:table-cell>
          <table:table-cell/>
        </table:table-row>
        <table:table-row table:style-name="ro2">
          <table:table-cell office:value-type="string">
            <text:p>2008-04-30</text:p>
          </table:table-cell>
          <table:table-cell office:value-type="float" office:value="991.9">
            <text:p>991.9</text:p>
          </table:table-cell>
          <table:table-cell office:value-type="float" office:value="983.16">
            <text:p>983.16</text:p>
          </table:table-cell>
          <table:table-cell office:value-type="float" office:value="986.06">
            <text:p>986.06</text:p>
          </table:table-cell>
          <table:table-cell table:number-columns-repeated="2"/>
          <table:table-cell office:value-type="float" office:value="10827670855">
            <text:p>10827670855</text:p>
          </table:table-cell>
          <table:table-cell/>
        </table:table-row>
        <table:table-row table:style-name="ro2">
          <table:table-cell office:value-type="string">
            <text:p>2008-05-02</text:p>
          </table:table-cell>
          <table:table-cell office:value-type="float" office:value="1012.85">
            <text:p>1012.85</text:p>
          </table:table-cell>
          <table:table-cell office:value-type="float" office:value="984.34">
            <text:p>984.34</text:p>
          </table:table-cell>
          <table:table-cell office:value-type="float" office:value="1008.2">
            <text:p>1008.2</text:p>
          </table:table-cell>
          <table:table-cell table:number-columns-repeated="2"/>
          <table:table-cell office:value-type="float" office:value="22125112931">
            <text:p>22125112931</text:p>
          </table:table-cell>
          <table:table-cell/>
        </table:table-row>
        <table:table-row table:style-name="ro2">
          <table:table-cell office:value-type="string">
            <text:p>2008-05-05</text:p>
          </table:table-cell>
          <table:table-cell office:value-type="float" office:value="1010">
            <text:p>1010</text:p>
          </table:table-cell>
          <table:table-cell office:value-type="float" office:value="999">
            <text:p>999</text:p>
          </table:table-cell>
          <table:table-cell office:value-type="float" office:value="1009.33">
            <text:p>1009.33</text:p>
          </table:table-cell>
          <table:table-cell table:number-columns-repeated="2"/>
          <table:table-cell office:value-type="float" office:value="9727158582">
            <text:p>9727158582</text:p>
          </table:table-cell>
          <table:table-cell/>
        </table:table-row>
        <table:table-row table:style-name="ro2">
          <table:table-cell office:value-type="string">
            <text:p>2008-05-06</text:p>
          </table:table-cell>
          <table:table-cell office:value-type="float" office:value="1012.6">
            <text:p>1012.6</text:p>
          </table:table-cell>
          <table:table-cell office:value-type="float" office:value="994.88">
            <text:p>994.88</text:p>
          </table:table-cell>
          <table:table-cell office:value-type="float" office:value="1006.73">
            <text:p>1006.73</text:p>
          </table:table-cell>
          <table:table-cell table:number-columns-repeated="2"/>
          <table:table-cell office:value-type="float" office:value="16890775016">
            <text:p>16890775016</text:p>
          </table:table-cell>
          <table:table-cell/>
        </table:table-row>
        <table:table-row table:style-name="ro2">
          <table:table-cell office:value-type="string">
            <text:p>2008-05-07</text:p>
          </table:table-cell>
          <table:table-cell office:value-type="float" office:value="1024.07">
            <text:p>1024.07</text:p>
          </table:table-cell>
          <table:table-cell office:value-type="float" office:value="1006.55">
            <text:p>1006.55</text:p>
          </table:table-cell>
          <table:table-cell office:value-type="float" office:value="1020.05">
            <text:p>1020.05</text:p>
          </table:table-cell>
          <table:table-cell table:number-columns-repeated="2"/>
          <table:table-cell office:value-type="float" office:value="17425935682">
            <text:p>17425935682</text:p>
          </table:table-cell>
          <table:table-cell/>
        </table:table-row>
        <table:table-row table:style-name="ro2">
          <table:table-cell office:value-type="string">
            <text:p>2008-05-08</text:p>
          </table:table-cell>
          <table:table-cell office:value-type="float" office:value="1019.67">
            <text:p>1019.67</text:p>
          </table:table-cell>
          <table:table-cell office:value-type="float" office:value="1009.63">
            <text:p>1009.63</text:p>
          </table:table-cell>
          <table:table-cell office:value-type="float" office:value="1019.67">
            <text:p>1019.67</text:p>
          </table:table-cell>
          <table:table-cell table:number-columns-repeated="2"/>
          <table:table-cell office:value-type="float" office:value="17026653659">
            <text:p>17026653659</text:p>
          </table:table-cell>
          <table:table-cell/>
        </table:table-row>
        <table:table-row table:style-name="ro2">
          <table:table-cell office:value-type="string">
            <text:p>2008-05-09</text:p>
          </table:table-cell>
          <table:table-cell office:value-type="float" office:value="1019.42">
            <text:p>1019.42</text:p>
          </table:table-cell>
          <table:table-cell office:value-type="float" office:value="999.04">
            <text:p>999.04</text:p>
          </table:table-cell>
          <table:table-cell office:value-type="float" office:value="1003.51">
            <text:p>1003.51</text:p>
          </table:table-cell>
          <table:table-cell table:number-columns-repeated="2"/>
          <table:table-cell office:value-type="float" office:value="12714999055">
            <text:p>12714999055</text:p>
          </table:table-cell>
          <table:table-cell/>
        </table:table-row>
        <table:table-row table:style-name="ro2">
          <table:table-cell office:value-type="string">
            <text:p>2008-05-12</text:p>
          </table:table-cell>
          <table:table-cell office:value-type="float" office:value="1008.58">
            <text:p>1008.58</text:p>
          </table:table-cell>
          <table:table-cell office:value-type="float" office:value="999.91">
            <text:p>999.91</text:p>
          </table:table-cell>
          <table:table-cell office:value-type="float" office:value="1008.3">
            <text:p>1008.3</text:p>
          </table:table-cell>
          <table:table-cell table:number-columns-repeated="2"/>
          <table:table-cell office:value-type="float" office:value="7861104446">
            <text:p>7861104446</text:p>
          </table:table-cell>
          <table:table-cell/>
        </table:table-row>
        <table:table-row table:style-name="ro2">
          <table:table-cell office:value-type="string">
            <text:p>2008-05-13</text:p>
          </table:table-cell>
          <table:table-cell office:value-type="float" office:value="1016.28">
            <text:p>1016.28</text:p>
          </table:table-cell>
          <table:table-cell office:value-type="float" office:value="999.63">
            <text:p>999.63</text:p>
          </table:table-cell>
          <table:table-cell office:value-type="float" office:value="1011.86">
            <text:p>1011.86</text:p>
          </table:table-cell>
          <table:table-cell table:number-columns-repeated="2"/>
          <table:table-cell office:value-type="float" office:value="14812103894">
            <text:p>14812103894</text:p>
          </table:table-cell>
          <table:table-cell/>
        </table:table-row>
        <table:table-row table:style-name="ro2">
          <table:table-cell office:value-type="string">
            <text:p>2008-05-14</text:p>
          </table:table-cell>
          <table:table-cell office:value-type="float" office:value="1016.6">
            <text:p>1016.6</text:p>
          </table:table-cell>
          <table:table-cell office:value-type="float" office:value="998.97">
            <text:p>998.97</text:p>
          </table:table-cell>
          <table:table-cell office:value-type="float" office:value="1012.86">
            <text:p>1012.86</text:p>
          </table:table-cell>
          <table:table-cell table:number-columns-repeated="2"/>
          <table:table-cell office:value-type="float" office:value="18579630979">
            <text:p>18579630979</text:p>
          </table:table-cell>
          <table:table-cell/>
        </table:table-row>
        <table:table-row table:style-name="ro2">
          <table:table-cell office:value-type="string">
            <text:p>2008-05-15</text:p>
          </table:table-cell>
          <table:table-cell office:value-type="float" office:value="1019.35">
            <text:p>1019.35</text:p>
          </table:table-cell>
          <table:table-cell office:value-type="float" office:value="1001.67">
            <text:p>1001.67</text:p>
          </table:table-cell>
          <table:table-cell office:value-type="float" office:value="1018.13">
            <text:p>1018.13</text:p>
          </table:table-cell>
          <table:table-cell table:number-columns-repeated="2"/>
          <table:table-cell office:value-type="float" office:value="20566146212">
            <text:p>20566146212</text:p>
          </table:table-cell>
          <table:table-cell/>
        </table:table-row>
        <table:table-row table:style-name="ro2">
          <table:table-cell office:value-type="string">
            <text:p>2008-05-16</text:p>
          </table:table-cell>
          <table:table-cell office:value-type="float" office:value="1030.51">
            <text:p>1030.51</text:p>
          </table:table-cell>
          <table:table-cell office:value-type="float" office:value="1018.74">
            <text:p>1018.74</text:p>
          </table:table-cell>
          <table:table-cell office:value-type="float" office:value="1023.18">
            <text:p>1023.18</text:p>
          </table:table-cell>
          <table:table-cell table:number-columns-repeated="2"/>
          <table:table-cell office:value-type="float" office:value="16235362127">
            <text:p>16235362127</text:p>
          </table:table-cell>
          <table:table-cell/>
        </table:table-row>
        <table:table-row table:style-name="ro2">
          <table:table-cell office:value-type="string">
            <text:p>2008-05-19</text:p>
          </table:table-cell>
          <table:table-cell office:value-type="float" office:value="1036.86">
            <text:p>1036.86</text:p>
          </table:table-cell>
          <table:table-cell office:value-type="float" office:value="1023.37">
            <text:p>1023.37</text:p>
          </table:table-cell>
          <table:table-cell office:value-type="float" office:value="1036.86">
            <text:p>1036.86</text:p>
          </table:table-cell>
          <table:table-cell table:number-columns-repeated="2"/>
          <table:table-cell office:value-type="float" office:value="15829152751">
            <text:p>15829152751</text:p>
          </table:table-cell>
          <table:table-cell/>
        </table:table-row>
        <table:table-row table:style-name="ro2">
          <table:table-cell office:value-type="string">
            <text:p>2008-05-20</text:p>
          </table:table-cell>
          <table:table-cell office:value-type="float" office:value="1036.24">
            <text:p>1036.24</text:p>
          </table:table-cell>
          <table:table-cell office:value-type="float" office:value="1010.75">
            <text:p>1010.75</text:p>
          </table:table-cell>
          <table:table-cell office:value-type="float" office:value="1011.62">
            <text:p>1011.62</text:p>
          </table:table-cell>
          <table:table-cell table:number-columns-repeated="2"/>
          <table:table-cell office:value-type="float" office:value="15503067375">
            <text:p>15503067375</text:p>
          </table:table-cell>
          <table:table-cell/>
        </table:table-row>
        <table:table-row table:style-name="ro2">
          <table:table-cell office:value-type="string">
            <text:p>2008-05-21</text:p>
          </table:table-cell>
          <table:table-cell office:value-type="float" office:value="1015.75">
            <text:p>1015.75</text:p>
          </table:table-cell>
          <table:table-cell office:value-type="float" office:value="1001.7">
            <text:p>1001.7</text:p>
          </table:table-cell>
          <table:table-cell office:value-type="float" office:value="1004.36">
            <text:p>1004.36</text:p>
          </table:table-cell>
          <table:table-cell table:number-columns-repeated="2"/>
          <table:table-cell office:value-type="float" office:value="18139795646">
            <text:p>18139795646</text:p>
          </table:table-cell>
          <table:table-cell/>
        </table:table-row>
        <table:table-row table:style-name="ro2">
          <table:table-cell office:value-type="string">
            <text:p>2008-05-22</text:p>
          </table:table-cell>
          <table:table-cell office:value-type="float" office:value="1018.85">
            <text:p>1018.85</text:p>
          </table:table-cell>
          <table:table-cell office:value-type="float" office:value="992.07">
            <text:p>992.07</text:p>
          </table:table-cell>
          <table:table-cell office:value-type="float" office:value="1017.2">
            <text:p>1017.2</text:p>
          </table:table-cell>
          <table:table-cell table:number-columns-repeated="2"/>
          <table:table-cell office:value-type="float" office:value="16824377007">
            <text:p>16824377007</text:p>
          </table:table-cell>
          <table:table-cell/>
        </table:table-row>
        <table:table-row table:style-name="ro2">
          <table:table-cell office:value-type="string">
            <text:p>2008-05-23</text:p>
          </table:table-cell>
          <table:table-cell office:value-type="float" office:value="1016.96">
            <text:p>1016.96</text:p>
          </table:table-cell>
          <table:table-cell table:number-columns-repeated="2" office:value-type="float" office:value="994.23">
            <text:p>994.23</text:p>
          </table:table-cell>
          <table:table-cell table:number-columns-repeated="2"/>
          <table:table-cell office:value-type="float" office:value="13055153871">
            <text:p>13055153871</text:p>
          </table:table-cell>
          <table:table-cell/>
        </table:table-row>
        <table:table-row table:style-name="ro2">
          <table:table-cell office:value-type="string">
            <text:p>2008-05-26</text:p>
          </table:table-cell>
          <table:table-cell office:value-type="float" office:value="1000.41">
            <text:p>1000.41</text:p>
          </table:table-cell>
          <table:table-cell office:value-type="float" office:value="993.91">
            <text:p>993.91</text:p>
          </table:table-cell>
          <table:table-cell office:value-type="float" office:value="997.56">
            <text:p>997.56</text:p>
          </table:table-cell>
          <table:table-cell table:number-columns-repeated="2"/>
          <table:table-cell office:value-type="float" office:value="4648786407">
            <text:p>4648786407</text:p>
          </table:table-cell>
          <table:table-cell/>
        </table:table-row>
        <table:table-row table:style-name="ro2">
          <table:table-cell office:value-type="string">
            <text:p>2008-05-27</text:p>
          </table:table-cell>
          <table:table-cell office:value-type="float" office:value="1003.33">
            <text:p>1003.33</text:p>
          </table:table-cell>
          <table:table-cell office:value-type="float" office:value="980.66">
            <text:p>980.66</text:p>
          </table:table-cell>
          <table:table-cell office:value-type="float" office:value="993">
            <text:p>993</text:p>
          </table:table-cell>
          <table:table-cell table:number-columns-repeated="2"/>
          <table:table-cell office:value-type="float" office:value="15453559731">
            <text:p>15453559731</text:p>
          </table:table-cell>
          <table:table-cell/>
        </table:table-row>
        <table:table-row table:style-name="ro2">
          <table:table-cell office:value-type="string">
            <text:p>2008-05-28</text:p>
          </table:table-cell>
          <table:table-cell office:value-type="float" office:value="1007.88">
            <text:p>1007.88</text:p>
          </table:table-cell>
          <table:table-cell office:value-type="float" office:value="985.64">
            <text:p>985.64</text:p>
          </table:table-cell>
          <table:table-cell office:value-type="float" office:value="1002.83">
            <text:p>1002.83</text:p>
          </table:table-cell>
          <table:table-cell table:number-columns-repeated="2"/>
          <table:table-cell office:value-type="float" office:value="14986421718">
            <text:p>14986421718</text:p>
          </table:table-cell>
          <table:table-cell/>
        </table:table-row>
        <table:table-row table:style-name="ro2">
          <table:table-cell office:value-type="string">
            <text:p>2008-05-29</text:p>
          </table:table-cell>
          <table:table-cell office:value-type="float" office:value="1005.54">
            <text:p>1005.54</text:p>
          </table:table-cell>
          <table:table-cell office:value-type="float" office:value="992.21">
            <text:p>992.21</text:p>
          </table:table-cell>
          <table:table-cell office:value-type="float" office:value="1001.83">
            <text:p>1001.83</text:p>
          </table:table-cell>
          <table:table-cell table:number-columns-repeated="2"/>
          <table:table-cell office:value-type="float" office:value="14479102534">
            <text:p>14479102534</text:p>
          </table:table-cell>
          <table:table-cell/>
        </table:table-row>
        <table:table-row table:style-name="ro2">
          <table:table-cell office:value-type="string">
            <text:p>2008-05-30</text:p>
          </table:table-cell>
          <table:table-cell office:value-type="float" office:value="1010.1">
            <text:p>1010.1</text:p>
          </table:table-cell>
          <table:table-cell office:value-type="float" office:value="1001.85">
            <text:p>1001.85</text:p>
          </table:table-cell>
          <table:table-cell office:value-type="float" office:value="1004.9">
            <text:p>1004.9</text:p>
          </table:table-cell>
          <table:table-cell table:number-columns-repeated="2"/>
          <table:table-cell office:value-type="float" office:value="15448407972">
            <text:p>15448407972</text:p>
          </table:table-cell>
          <table:table-cell/>
        </table:table-row>
        <table:table-row table:style-name="ro2">
          <table:table-cell office:value-type="string">
            <text:p>2008-06-02</text:p>
          </table:table-cell>
          <table:table-cell office:value-type="float" office:value="1003.22">
            <text:p>1003.22</text:p>
          </table:table-cell>
          <table:table-cell office:value-type="float" office:value="989.82">
            <text:p>989.82</text:p>
          </table:table-cell>
          <table:table-cell office:value-type="float" office:value="995.59">
            <text:p>995.59</text:p>
          </table:table-cell>
          <table:table-cell table:number-columns-repeated="2"/>
          <table:table-cell office:value-type="float" office:value="9014638457">
            <text:p>9014638457</text:p>
          </table:table-cell>
          <table:table-cell/>
        </table:table-row>
        <table:table-row table:style-name="ro2">
          <table:table-cell office:value-type="string">
            <text:p>2008-06-03</text:p>
          </table:table-cell>
          <table:table-cell office:value-type="float" office:value="1000.16">
            <text:p>1000.16</text:p>
          </table:table-cell>
          <table:table-cell office:value-type="float" office:value="992.75">
            <text:p>992.75</text:p>
          </table:table-cell>
          <table:table-cell office:value-type="float" office:value="997.86">
            <text:p>997.86</text:p>
          </table:table-cell>
          <table:table-cell table:number-columns-repeated="2"/>
          <table:table-cell office:value-type="float" office:value="8204542059">
            <text:p>8204542059</text:p>
          </table:table-cell>
          <table:table-cell/>
        </table:table-row>
        <table:table-row table:style-name="ro2">
          <table:table-cell office:value-type="string">
            <text:p>2008-06-04</text:p>
          </table:table-cell>
          <table:table-cell office:value-type="float" office:value="997.7">
            <text:p>997.7</text:p>
          </table:table-cell>
          <table:table-cell office:value-type="float" office:value="976.29">
            <text:p>976.29</text:p>
          </table:table-cell>
          <table:table-cell office:value-type="float" office:value="983.51">
            <text:p>983.51</text:p>
          </table:table-cell>
          <table:table-cell table:number-columns-repeated="2"/>
          <table:table-cell office:value-type="float" office:value="15351549836">
            <text:p>15351549836</text:p>
          </table:table-cell>
          <table:table-cell/>
        </table:table-row>
        <table:table-row table:style-name="ro2">
          <table:table-cell office:value-type="string">
            <text:p>2008-06-05</text:p>
          </table:table-cell>
          <table:table-cell office:value-type="float" office:value="992.12">
            <text:p>992.12</text:p>
          </table:table-cell>
          <table:table-cell office:value-type="float" office:value="979.14">
            <text:p>979.14</text:p>
          </table:table-cell>
          <table:table-cell office:value-type="float" office:value="981.15">
            <text:p>981.15</text:p>
          </table:table-cell>
          <table:table-cell table:number-columns-repeated="2"/>
          <table:table-cell office:value-type="float" office:value="17179536382">
            <text:p>17179536382</text:p>
          </table:table-cell>
          <table:table-cell/>
        </table:table-row>
        <table:table-row table:style-name="ro2">
          <table:table-cell office:value-type="string">
            <text:p>2008-06-06</text:p>
          </table:table-cell>
          <table:table-cell table:style-name="ce4"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2008-06-09</text:p>
          </table:table-cell>
          <table:table-cell office:value-type="float" office:value="978.2">
            <text:p>978.2</text:p>
          </table:table-cell>
          <table:table-cell office:value-type="float" office:value="955.16">
            <text:p>955.16</text:p>
          </table:table-cell>
          <table:table-cell office:value-type="float" office:value="957.83">
            <text:p>957.83</text:p>
          </table:table-cell>
          <table:table-cell table:number-columns-repeated="2"/>
          <table:table-cell office:value-type="float" office:value="18076487623">
            <text:p>18076487623</text:p>
          </table:table-cell>
          <table:table-cell/>
        </table:table-row>
        <table:table-row table:style-name="ro2">
          <table:table-cell office:value-type="string">
            <text:p>2008-06-10</text:p>
          </table:table-cell>
          <table:table-cell office:value-type="float" office:value="957.93">
            <text:p>957.93</text:p>
          </table:table-cell>
          <table:table-cell office:value-type="float" office:value="944.27">
            <text:p>944.27</text:p>
          </table:table-cell>
          <table:table-cell office:value-type="float" office:value="951.47">
            <text:p>951.47</text:p>
          </table:table-cell>
          <table:table-cell table:number-columns-repeated="2"/>
          <table:table-cell office:value-type="float" office:value="16326727677">
            <text:p>16326727677</text:p>
          </table:table-cell>
          <table:table-cell/>
        </table:table-row>
        <table:table-row table:style-name="ro2">
          <table:table-cell office:value-type="string">
            <text:p>2008-06-11</text:p>
          </table:table-cell>
          <table:table-cell office:value-type="float" office:value="958.74">
            <text:p>958.74</text:p>
          </table:table-cell>
          <table:table-cell office:value-type="float" office:value="930.3">
            <text:p>930.3</text:p>
          </table:table-cell>
          <table:table-cell office:value-type="float" office:value="934.86">
            <text:p>934.86</text:p>
          </table:table-cell>
          <table:table-cell table:number-columns-repeated="2"/>
          <table:table-cell office:value-type="float" office:value="16500059023">
            <text:p>16500059023</text:p>
          </table:table-cell>
          <table:table-cell/>
        </table:table-row>
        <table:table-row table:style-name="ro2">
          <table:table-cell office:value-type="string">
            <text:p>2008-06-12</text:p>
          </table:table-cell>
          <table:table-cell office:value-type="float" office:value="948.42">
            <text:p>948.42</text:p>
          </table:table-cell>
          <table:table-cell office:value-type="float" office:value="931.68">
            <text:p>931.68</text:p>
          </table:table-cell>
          <table:table-cell office:value-type="float" office:value="947.47">
            <text:p>947.47</text:p>
          </table:table-cell>
          <table:table-cell table:number-columns-repeated="2"/>
          <table:table-cell office:value-type="float" office:value="14036859732">
            <text:p>14036859732</text:p>
          </table:table-cell>
          <table:table-cell/>
        </table:table-row>
        <table:table-row table:style-name="ro2">
          <table:table-cell office:value-type="string">
            <text:p>2008-06-13</text:p>
          </table:table-cell>
          <table:table-cell office:value-type="float" office:value="949.01">
            <text:p>949.01</text:p>
          </table:table-cell>
          <table:table-cell office:value-type="float" office:value="932.54">
            <text:p>932.54</text:p>
          </table:table-cell>
          <table:table-cell office:value-type="float" office:value="947.58">
            <text:p>947.58</text:p>
          </table:table-cell>
          <table:table-cell table:number-columns-repeated="2"/>
          <table:table-cell office:value-type="float" office:value="12727088230">
            <text:p>12727088230</text:p>
          </table:table-cell>
          <table:table-cell/>
        </table:table-row>
        <table:table-row table:style-name="ro2">
          <table:table-cell office:value-type="string">
            <text:p>2008-06-16</text:p>
          </table:table-cell>
          <table:table-cell office:value-type="float" office:value="954.33">
            <text:p>954.33</text:p>
          </table:table-cell>
          <table:table-cell office:value-type="float" office:value="939.87">
            <text:p>939.87</text:p>
          </table:table-cell>
          <table:table-cell office:value-type="float" office:value="947.49">
            <text:p>947.49</text:p>
          </table:table-cell>
          <table:table-cell table:number-columns-repeated="2"/>
          <table:table-cell office:value-type="float" office:value="10979231584">
            <text:p>10979231584</text:p>
          </table:table-cell>
          <table:table-cell/>
        </table:table-row>
        <table:table-row table:style-name="ro2">
          <table:table-cell office:value-type="string">
            <text:p>2008-06-17</text:p>
          </table:table-cell>
          <table:table-cell office:value-type="float" office:value="960.7">
            <text:p>960.7</text:p>
          </table:table-cell>
          <table:table-cell office:value-type="float" office:value="948.36">
            <text:p>948.36</text:p>
          </table:table-cell>
          <table:table-cell office:value-type="float" office:value="956.9">
            <text:p>956.9</text:p>
          </table:table-cell>
          <table:table-cell table:number-columns-repeated="2"/>
          <table:table-cell office:value-type="float" office:value="11241293962">
            <text:p>11241293962</text:p>
          </table:table-cell>
          <table:table-cell/>
        </table:table-row>
        <table:table-row table:style-name="ro2">
          <table:table-cell office:value-type="string">
            <text:p>2008-06-18</text:p>
          </table:table-cell>
          <table:table-cell office:value-type="float" office:value="962.66">
            <text:p>962.66</text:p>
          </table:table-cell>
          <table:table-cell office:value-type="float" office:value="938.28">
            <text:p>938.28</text:p>
          </table:table-cell>
          <table:table-cell office:value-type="float" office:value="941.62">
            <text:p>941.62</text:p>
          </table:table-cell>
          <table:table-cell table:number-columns-repeated="2"/>
          <table:table-cell office:value-type="float" office:value="16390337704">
            <text:p>16390337704</text:p>
          </table:table-cell>
          <table:table-cell/>
        </table:table-row>
        <table:table-row table:style-name="ro2">
          <table:table-cell office:value-type="string">
            <text:p>2008-06-19</text:p>
          </table:table-cell>
          <table:table-cell office:value-type="float" office:value="942.71">
            <text:p>942.71</text:p>
          </table:table-cell>
          <table:table-cell office:value-type="float" office:value="931.46">
            <text:p>931.46</text:p>
          </table:table-cell>
          <table:table-cell office:value-type="float" office:value="932.82">
            <text:p>932.82</text:p>
          </table:table-cell>
          <table:table-cell table:number-columns-repeated="2"/>
          <table:table-cell office:value-type="float" office:value="17727056602">
            <text:p>17727056602</text:p>
          </table:table-cell>
          <table:table-cell/>
        </table:table-row>
        <table:table-row table:style-name="ro2">
          <table:table-cell office:value-type="string">
            <text:p>2008-06-23</text:p>
          </table:table-cell>
          <table:table-cell office:value-type="float" office:value="933.22">
            <text:p>933.22</text:p>
          </table:table-cell>
          <table:table-cell office:value-type="float" office:value="913.98">
            <text:p>913.98</text:p>
          </table:table-cell>
          <table:table-cell office:value-type="float" office:value="914.4">
            <text:p>914.4</text:p>
          </table:table-cell>
          <table:table-cell table:number-columns-repeated="2"/>
          <table:table-cell office:value-type="float" office:value="14448534562">
            <text:p>14448534562</text:p>
          </table:table-cell>
          <table:table-cell/>
        </table:table-row>
        <table:table-row table:style-name="ro2">
          <table:table-cell office:value-type="string">
            <text:p>2008-06-24</text:p>
          </table:table-cell>
          <table:table-cell office:value-type="float" office:value="920.25">
            <text:p>920.25</text:p>
          </table:table-cell>
          <table:table-cell office:value-type="float" office:value="887.11">
            <text:p>887.11</text:p>
          </table:table-cell>
          <table:table-cell office:value-type="float" office:value="897.72">
            <text:p>897.72</text:p>
          </table:table-cell>
          <table:table-cell table:number-columns-repeated="2"/>
          <table:table-cell office:value-type="float" office:value="17885016740">
            <text:p>17885016740</text:p>
          </table:table-cell>
          <table:table-cell/>
        </table:table-row>
        <table:table-row table:style-name="ro2">
          <table:table-cell office:value-type="string">
            <text:p>2008-06-25</text:p>
          </table:table-cell>
          <table:table-cell office:value-type="float" office:value="911.97">
            <text:p>911.97</text:p>
          </table:table-cell>
          <table:table-cell office:value-type="float" office:value="897.35">
            <text:p>897.35</text:p>
          </table:table-cell>
          <table:table-cell office:value-type="float" office:value="910.64">
            <text:p>910.64</text:p>
          </table:table-cell>
          <table:table-cell table:number-columns-repeated="2"/>
          <table:table-cell office:value-type="float" office:value="13880463064">
            <text:p>13880463064</text:p>
          </table:table-cell>
          <table:table-cell/>
        </table:table-row>
        <table:table-row table:style-name="ro2">
          <table:table-cell office:value-type="string">
            <text:p>2008-06-26</text:p>
          </table:table-cell>
          <table:table-cell office:value-type="float" office:value="910.4">
            <text:p>910.4</text:p>
          </table:table-cell>
          <table:table-cell office:value-type="float" office:value="877.64">
            <text:p>877.64</text:p>
          </table:table-cell>
          <table:table-cell office:value-type="float" office:value="880.56">
            <text:p>880.56</text:p>
          </table:table-cell>
          <table:table-cell table:number-columns-repeated="2"/>
          <table:table-cell office:value-type="float" office:value="16324269595">
            <text:p>16324269595</text:p>
          </table:table-cell>
          <table:table-cell/>
        </table:table-row>
        <table:table-row table:style-name="ro2">
          <table:table-cell office:value-type="string">
            <text:p>2008-06-27</text:p>
          </table:table-cell>
          <table:table-cell office:value-type="float" office:value="882.95">
            <text:p>882.95</text:p>
          </table:table-cell>
          <table:table-cell office:value-type="float" office:value="855.54">
            <text:p>855.54</text:p>
          </table:table-cell>
          <table:table-cell office:value-type="float" office:value="862.65">
            <text:p>862.65</text:p>
          </table:table-cell>
          <table:table-cell table:number-columns-repeated="2"/>
          <table:table-cell office:value-type="float" office:value="18169060217">
            <text:p>18169060217</text:p>
          </table:table-cell>
          <table:table-cell/>
        </table:table-row>
        <table:table-row table:style-name="ro2">
          <table:table-cell office:value-type="string">
            <text:p>2008-06-30</text:p>
          </table:table-cell>
          <table:table-cell office:value-type="float" office:value="864.94">
            <text:p>864.94</text:p>
          </table:table-cell>
          <table:table-cell office:value-type="float" office:value="841.35">
            <text:p>841.35</text:p>
          </table:table-cell>
          <table:table-cell office:value-type="float" office:value="857.65">
            <text:p>857.65</text:p>
          </table:table-cell>
          <table:table-cell table:number-columns-repeated="2"/>
          <table:table-cell office:value-type="float" office:value="18598356858">
            <text:p>18598356858</text:p>
          </table:table-cell>
          <table:table-cell/>
        </table:table-row>
        <table:table-row table:style-name="ro2">
          <table:table-cell office:value-type="string">
            <text:p>2008-07-01</text:p>
          </table:table-cell>
          <table:table-cell office:value-type="float" office:value="860.03">
            <text:p>860.03</text:p>
          </table:table-cell>
          <table:table-cell office:value-type="float" office:value="832.77">
            <text:p>832.77</text:p>
          </table:table-cell>
          <table:table-cell office:value-type="float" office:value="841.07">
            <text:p>841.07</text:p>
          </table:table-cell>
          <table:table-cell table:number-columns-repeated="2"/>
          <table:table-cell office:value-type="float" office:value="15494779779">
            <text:p>15494779779</text:p>
          </table:table-cell>
          <table:table-cell/>
        </table:table-row>
        <table:table-row table:style-name="ro2">
          <table:table-cell office:value-type="string">
            <text:p>2008-07-02</text:p>
          </table:table-cell>
          <table:table-cell office:value-type="float" office:value="861.12">
            <text:p>861.12</text:p>
          </table:table-cell>
          <table:table-cell office:value-type="float" office:value="841.93">
            <text:p>841.93</text:p>
          </table:table-cell>
          <table:table-cell office:value-type="float" office:value="849.5">
            <text:p>849.5</text:p>
          </table:table-cell>
          <table:table-cell table:number-columns-repeated="2"/>
          <table:table-cell office:value-type="float" office:value="15982842864">
            <text:p>15982842864</text:p>
          </table:table-cell>
          <table:table-cell/>
        </table:table-row>
        <table:table-row table:style-name="ro2">
          <table:table-cell office:value-type="string">
            <text:p>2008-07-03</text:p>
          </table:table-cell>
          <table:table-cell office:value-type="float" office:value="853.84">
            <text:p>853.84</text:p>
          </table:table-cell>
          <table:table-cell office:value-type="float" office:value="824.71">
            <text:p>824.71</text:p>
          </table:table-cell>
          <table:table-cell office:value-type="float" office:value="851.58">
            <text:p>851.58</text:p>
          </table:table-cell>
          <table:table-cell table:number-columns-repeated="2"/>
          <table:table-cell office:value-type="float" office:value="16451739757">
            <text:p>16451739757</text:p>
          </table:table-cell>
          <table:table-cell/>
        </table:table-row>
        <table:table-row table:style-name="ro2">
          <table:table-cell office:value-type="string">
            <text:p>2008-07-04</text:p>
          </table:table-cell>
          <table:table-cell office:value-type="float" office:value="854.38">
            <text:p>854.38</text:p>
          </table:table-cell>
          <table:table-cell office:value-type="float" office:value="836.27">
            <text:p>836.27</text:p>
          </table:table-cell>
          <table:table-cell office:value-type="float" office:value="839.92">
            <text:p>839.92</text:p>
          </table:table-cell>
          <table:table-cell table:number-columns-repeated="2"/>
          <table:table-cell office:value-type="float" office:value="8032602190">
            <text:p>8032602190</text:p>
          </table:table-cell>
          <table:table-cell/>
        </table:table-row>
        <table:table-row table:style-name="ro2">
          <table:table-cell office:value-type="string">
            <text:p>2008-07-07</text:p>
          </table:table-cell>
          <table:table-cell office:value-type="float" office:value="853.56">
            <text:p>853.56</text:p>
          </table:table-cell>
          <table:table-cell office:value-type="float" office:value="838.01">
            <text:p>838.01</text:p>
          </table:table-cell>
          <table:table-cell office:value-type="float" office:value="853.14">
            <text:p>853.14</text:p>
          </table:table-cell>
          <table:table-cell table:number-columns-repeated="2"/>
          <table:table-cell office:value-type="float" office:value="8632505774">
            <text:p>8632505774</text:p>
          </table:table-cell>
          <table:table-cell/>
        </table:table-row>
        <table:table-row table:style-name="ro2">
          <table:table-cell office:value-type="string">
            <text:p>2008-07-08</text:p>
          </table:table-cell>
          <table:table-cell office:value-type="float" office:value="852.27">
            <text:p>852.27</text:p>
          </table:table-cell>
          <table:table-cell office:value-type="float" office:value="828.33">
            <text:p>828.33</text:p>
          </table:table-cell>
          <table:table-cell office:value-type="float" office:value="836.38">
            <text:p>836.38</text:p>
          </table:table-cell>
          <table:table-cell table:number-columns-repeated="2"/>
          <table:table-cell office:value-type="float" office:value="12523826195">
            <text:p>12523826195</text:p>
          </table:table-cell>
          <table:table-cell/>
        </table:table-row>
        <table:table-row table:style-name="ro2">
          <table:table-cell office:value-type="string">
            <text:p>2008-07-09</text:p>
          </table:table-cell>
          <table:table-cell office:value-type="float" office:value="856.36">
            <text:p>856.36</text:p>
          </table:table-cell>
          <table:table-cell office:value-type="float" office:value="837.49">
            <text:p>837.49</text:p>
          </table:table-cell>
          <table:table-cell office:value-type="float" office:value="851.44">
            <text:p>851.44</text:p>
          </table:table-cell>
          <table:table-cell table:number-columns-repeated="2"/>
          <table:table-cell office:value-type="float" office:value="9884754829">
            <text:p>9884754829</text:p>
          </table:table-cell>
          <table:table-cell/>
        </table:table-row>
        <table:table-row table:style-name="ro2">
          <table:table-cell office:value-type="string">
            <text:p>2008-07-10</text:p>
          </table:table-cell>
          <table:table-cell office:value-type="float" office:value="850.33">
            <text:p>850.33</text:p>
          </table:table-cell>
          <table:table-cell office:value-type="float" office:value="832.08">
            <text:p>832.08</text:p>
          </table:table-cell>
          <table:table-cell office:value-type="float" office:value="833.58">
            <text:p>833.58</text:p>
          </table:table-cell>
          <table:table-cell table:number-columns-repeated="2"/>
          <table:table-cell office:value-type="float" office:value="11891431924">
            <text:p>11891431924</text:p>
          </table:table-cell>
          <table:table-cell/>
        </table:table-row>
        <table:table-row table:style-name="ro2">
          <table:table-cell office:value-type="string">
            <text:p>2008-07-11</text:p>
          </table:table-cell>
          <table:table-cell office:value-type="float" office:value="840.62">
            <text:p>840.62</text:p>
          </table:table-cell>
          <table:table-cell office:value-type="float" office:value="811.75">
            <text:p>811.75</text:p>
          </table:table-cell>
          <table:table-cell office:value-type="float" office:value="813.6">
            <text:p>813.6</text:p>
          </table:table-cell>
          <table:table-cell table:number-columns-repeated="2"/>
          <table:table-cell office:value-type="float" office:value="11349315434">
            <text:p>11349315434</text:p>
          </table:table-cell>
          <table:table-cell/>
        </table:table-row>
        <table:table-row table:style-name="ro2">
          <table:table-cell office:value-type="string">
            <text:p>2008-07-14</text:p>
          </table:table-cell>
          <table:table-cell office:value-type="float" office:value="835.74">
            <text:p>835.74</text:p>
          </table:table-cell>
          <table:table-cell office:value-type="float" office:value="814.59">
            <text:p>814.59</text:p>
          </table:table-cell>
          <table:table-cell office:value-type="float" office:value="826.59">
            <text:p>826.59</text:p>
          </table:table-cell>
          <table:table-cell table:number-columns-repeated="2"/>
          <table:table-cell office:value-type="float" office:value="9956811612">
            <text:p>9956811612</text:p>
          </table:table-cell>
          <table:table-cell/>
        </table:table-row>
        <table:table-row table:style-name="ro2">
          <table:table-cell office:value-type="string">
            <text:p>2008-07-15</text:p>
          </table:table-cell>
          <table:table-cell office:value-type="float" office:value="825.48">
            <text:p>825.48</text:p>
          </table:table-cell>
          <table:table-cell office:value-type="float" office:value="800.99">
            <text:p>800.99</text:p>
          </table:table-cell>
          <table:table-cell office:value-type="float" office:value="814.99">
            <text:p>814.99</text:p>
          </table:table-cell>
          <table:table-cell table:number-columns-repeated="2"/>
          <table:table-cell office:value-type="float" office:value="15701674340">
            <text:p>15701674340</text:p>
          </table:table-cell>
          <table:table-cell/>
        </table:table-row>
        <table:table-row table:style-name="ro2">
          <table:table-cell office:value-type="string">
            <text:p>2008-07-16</text:p>
          </table:table-cell>
          <table:table-cell office:value-type="float" office:value="830.1">
            <text:p>830.1</text:p>
          </table:table-cell>
          <table:table-cell office:value-type="float" office:value="806.97">
            <text:p>806.97</text:p>
          </table:table-cell>
          <table:table-cell office:value-type="float" office:value="826.83">
            <text:p>826.83</text:p>
          </table:table-cell>
          <table:table-cell table:number-columns-repeated="2"/>
          <table:table-cell office:value-type="float" office:value="14304495384">
            <text:p>14304495384</text:p>
          </table:table-cell>
          <table:table-cell/>
        </table:table-row>
        <table:table-row table:style-name="ro2">
          <table:table-cell office:value-type="string">
            <text:p>2008-07-17</text:p>
          </table:table-cell>
          <table:table-cell office:value-type="float" office:value="863.88">
            <text:p>863.88</text:p>
          </table:table-cell>
          <table:table-cell office:value-type="float" office:value="828.55">
            <text:p>828.55</text:p>
          </table:table-cell>
          <table:table-cell office:value-type="float" office:value="858.4">
            <text:p>858.4</text:p>
          </table:table-cell>
          <table:table-cell table:number-columns-repeated="2"/>
          <table:table-cell office:value-type="float" office:value="20384198248">
            <text:p>20384198248</text:p>
          </table:table-cell>
          <table:table-cell/>
        </table:table-row>
        <table:table-row table:style-name="ro2">
          <table:table-cell office:value-type="string">
            <text:p>2008-07-18</text:p>
          </table:table-cell>
          <table:table-cell office:value-type="float" office:value="883.32">
            <text:p>883.32</text:p>
          </table:table-cell>
          <table:table-cell office:value-type="float" office:value="852.42">
            <text:p>852.42</text:p>
          </table:table-cell>
          <table:table-cell office:value-type="float" office:value="881.02">
            <text:p>881.02</text:p>
          </table:table-cell>
          <table:table-cell table:number-columns-repeated="2"/>
          <table:table-cell office:value-type="float" office:value="18116159335">
            <text:p>18116159335</text:p>
          </table:table-cell>
          <table:table-cell/>
        </table:table-row>
        <table:table-row table:style-name="ro2">
          <table:table-cell office:value-type="string">
            <text:p>2008-07-21</text:p>
          </table:table-cell>
          <table:table-cell office:value-type="float" office:value="888.55">
            <text:p>888.55</text:p>
          </table:table-cell>
          <table:table-cell office:value-type="float" office:value="865.23">
            <text:p>865.23</text:p>
          </table:table-cell>
          <table:table-cell office:value-type="float" office:value="886.62">
            <text:p>886.62</text:p>
          </table:table-cell>
          <table:table-cell table:number-columns-repeated="2"/>
          <table:table-cell office:value-type="float" office:value="14937057142">
            <text:p>14937057142</text:p>
          </table:table-cell>
          <table:table-cell/>
        </table:table-row>
        <table:table-row table:style-name="ro2">
          <table:table-cell office:value-type="string">
            <text:p>2008-07-22</text:p>
          </table:table-cell>
          <table:table-cell office:value-type="float" office:value="882.06">
            <text:p>882.06</text:p>
          </table:table-cell>
          <table:table-cell office:value-type="float" office:value="850.96">
            <text:p>850.96</text:p>
          </table:table-cell>
          <table:table-cell office:value-type="float" office:value="863.47">
            <text:p>863.47</text:p>
          </table:table-cell>
          <table:table-cell table:number-columns-repeated="2"/>
          <table:table-cell office:value-type="float" office:value="15690054166">
            <text:p>15690054166</text:p>
          </table:table-cell>
          <table:table-cell/>
        </table:table-row>
        <table:table-row table:style-name="ro2">
          <table:table-cell office:value-type="string">
            <text:p>2008-07-23</text:p>
          </table:table-cell>
          <table:table-cell office:value-type="float" office:value="887.46">
            <text:p>887.46</text:p>
          </table:table-cell>
          <table:table-cell office:value-type="float" office:value="864.51">
            <text:p>864.51</text:p>
          </table:table-cell>
          <table:table-cell office:value-type="float" office:value="880.57">
            <text:p>880.57</text:p>
          </table:table-cell>
          <table:table-cell table:number-columns-repeated="2"/>
          <table:table-cell office:value-type="float" office:value="13760266892">
            <text:p>13760266892</text:p>
          </table:table-cell>
          <table:table-cell/>
        </table:table-row>
        <table:table-row table:style-name="ro2">
          <table:table-cell office:value-type="string">
            <text:p>2008-07-24</text:p>
          </table:table-cell>
          <table:table-cell office:value-type="float" office:value="884.94">
            <text:p>884.94</text:p>
          </table:table-cell>
          <table:table-cell office:value-type="float" office:value="855.61">
            <text:p>855.61</text:p>
          </table:table-cell>
          <table:table-cell office:value-type="float" office:value="857.33">
            <text:p>857.33</text:p>
          </table:table-cell>
          <table:table-cell table:number-columns-repeated="2"/>
          <table:table-cell office:value-type="float" office:value="14996503421">
            <text:p>14996503421</text:p>
          </table:table-cell>
          <table:table-cell/>
        </table:table-row>
        <table:table-row table:style-name="ro2">
          <table:table-cell office:value-type="string">
            <text:p>2008-07-25</text:p>
          </table:table-cell>
          <table:table-cell office:value-type="float" office:value="864.74">
            <text:p>864.74</text:p>
          </table:table-cell>
          <table:table-cell office:value-type="float" office:value="840.8">
            <text:p>840.8</text:p>
          </table:table-cell>
          <table:table-cell office:value-type="float" office:value="858.29">
            <text:p>858.29</text:p>
          </table:table-cell>
          <table:table-cell table:number-columns-repeated="2"/>
          <table:table-cell office:value-type="float" office:value="12232158360">
            <text:p>12232158360</text:p>
          </table:table-cell>
          <table:table-cell/>
        </table:table-row>
        <table:table-row table:style-name="ro2">
          <table:table-cell office:value-type="string">
            <text:p>2008-07-28</text:p>
          </table:table-cell>
          <table:table-cell office:value-type="float" office:value="859.43">
            <text:p>859.43</text:p>
          </table:table-cell>
          <table:table-cell office:value-type="float" office:value="848.63">
            <text:p>848.63</text:p>
          </table:table-cell>
          <table:table-cell office:value-type="float" office:value="850.31">
            <text:p>850.31</text:p>
          </table:table-cell>
          <table:table-cell table:number-columns-repeated="2"/>
          <table:table-cell office:value-type="float" office:value="7271751270">
            <text:p>7271751270</text:p>
          </table:table-cell>
          <table:table-cell/>
        </table:table-row>
        <table:table-row table:style-name="ro2">
          <table:table-cell office:value-type="string">
            <text:p>2008-07-29</text:p>
          </table:table-cell>
          <table:table-cell office:value-type="float" office:value="854.73">
            <text:p>854.73</text:p>
          </table:table-cell>
          <table:table-cell office:value-type="float" office:value="833.67">
            <text:p>833.67</text:p>
          </table:table-cell>
          <table:table-cell office:value-type="float" office:value="851.63">
            <text:p>851.63</text:p>
          </table:table-cell>
          <table:table-cell table:number-columns-repeated="2"/>
          <table:table-cell office:value-type="float" office:value="10755049618">
            <text:p>10755049618</text:p>
          </table:table-cell>
          <table:table-cell/>
        </table:table-row>
        <table:table-row table:style-name="ro2">
          <table:table-cell office:value-type="string">
            <text:p>2008-07-30</text:p>
          </table:table-cell>
          <table:table-cell office:value-type="float" office:value="870.11">
            <text:p>870.11</text:p>
          </table:table-cell>
          <table:table-cell office:value-type="float" office:value="852.37">
            <text:p>852.37</text:p>
          </table:table-cell>
          <table:table-cell office:value-type="float" office:value="865.95">
            <text:p>865.95</text:p>
          </table:table-cell>
          <table:table-cell table:number-columns-repeated="2"/>
          <table:table-cell office:value-type="float" office:value="10501040968">
            <text:p>10501040968</text:p>
          </table:table-cell>
          <table:table-cell/>
        </table:table-row>
        <table:table-row table:style-name="ro2">
          <table:table-cell office:value-type="string">
            <text:p>2008-07-31</text:p>
          </table:table-cell>
          <table:table-cell office:value-type="float" office:value="872.08">
            <text:p>872.08</text:p>
          </table:table-cell>
          <table:table-cell office:value-type="float" office:value="858.03">
            <text:p>858.03</text:p>
          </table:table-cell>
          <table:table-cell office:value-type="float" office:value="867.44">
            <text:p>867.44</text:p>
          </table:table-cell>
          <table:table-cell table:number-columns-repeated="2"/>
          <table:table-cell office:value-type="float" office:value="10827272754">
            <text:p>10827272754</text:p>
          </table:table-cell>
          <table:table-cell/>
        </table:table-row>
        <table:table-row table:style-name="ro2">
          <table:table-cell office:value-type="string">
            <text:p>2008-08-01</text:p>
          </table:table-cell>
          <table:table-cell office:value-type="float" office:value="866.7">
            <text:p>866.7</text:p>
          </table:table-cell>
          <table:table-cell office:value-type="float" office:value="852.34">
            <text:p>852.34</text:p>
          </table:table-cell>
          <table:table-cell office:value-type="float" office:value="854.68">
            <text:p>854.68</text:p>
          </table:table-cell>
          <table:table-cell table:number-columns-repeated="2"/>
          <table:table-cell office:value-type="float" office:value="8193046824">
            <text:p>8193046824</text:p>
          </table:table-cell>
          <table:table-cell/>
        </table:table-row>
        <table:table-row table:style-name="ro2">
          <table:table-cell office:value-type="string">
            <text:p>2008-08-04</text:p>
          </table:table-cell>
          <table:table-cell office:value-type="float" office:value="860.98">
            <text:p>860.98</text:p>
          </table:table-cell>
          <table:table-cell office:value-type="float" office:value="845.94">
            <text:p>845.94</text:p>
          </table:table-cell>
          <table:table-cell office:value-type="float" office:value="847.15">
            <text:p>847.15</text:p>
          </table:table-cell>
          <table:table-cell table:number-columns-repeated="2"/>
          <table:table-cell office:value-type="float" office:value="7744117937">
            <text:p>7744117937</text:p>
          </table:table-cell>
          <table:table-cell/>
        </table:table-row>
        <table:table-row table:style-name="ro2">
          <table:table-cell office:value-type="string">
            <text:p>2008-08-05</text:p>
          </table:table-cell>
          <table:table-cell office:value-type="float" office:value="877.96">
            <text:p>877.96</text:p>
          </table:table-cell>
          <table:table-cell office:value-type="float" office:value="847.15">
            <text:p>847.15</text:p>
          </table:table-cell>
          <table:table-cell office:value-type="float" office:value="876.59">
            <text:p>876.59</text:p>
          </table:table-cell>
          <table:table-cell table:number-columns-repeated="2"/>
          <table:table-cell office:value-type="float" office:value="13167971503">
            <text:p>13167971503</text:p>
          </table:table-cell>
          <table:table-cell/>
        </table:table-row>
        <table:table-row table:style-name="ro2">
          <table:table-cell office:value-type="string">
            <text:p>2008-08-06</text:p>
          </table:table-cell>
          <table:table-cell office:value-type="float" office:value="889.98">
            <text:p>889.98</text:p>
          </table:table-cell>
          <table:table-cell office:value-type="float" office:value="877.33">
            <text:p>877.33</text:p>
          </table:table-cell>
          <table:table-cell office:value-type="float" office:value="886.52">
            <text:p>886.52</text:p>
          </table:table-cell>
          <table:table-cell table:number-columns-repeated="2"/>
          <table:table-cell office:value-type="float" office:value="14662329083">
            <text:p>14662329083</text:p>
          </table:table-cell>
          <table:table-cell/>
        </table:table-row>
        <table:table-row table:style-name="ro2">
          <table:table-cell office:value-type="string">
            <text:p>2008-08-07</text:p>
          </table:table-cell>
          <table:table-cell office:value-type="float" office:value="896.4">
            <text:p>896.4</text:p>
          </table:table-cell>
          <table:table-cell office:value-type="float" office:value="876.37">
            <text:p>876.37</text:p>
          </table:table-cell>
          <table:table-cell office:value-type="float" office:value="881.35">
            <text:p>881.35</text:p>
          </table:table-cell>
          <table:table-cell table:number-columns-repeated="2"/>
          <table:table-cell office:value-type="float" office:value="13113037109">
            <text:p>13113037109</text:p>
          </table:table-cell>
          <table:table-cell/>
        </table:table-row>
        <table:table-row table:style-name="ro2">
          <table:table-cell office:value-type="string">
            <text:p>2008-08-08</text:p>
          </table:table-cell>
          <table:table-cell office:value-type="float" office:value="885.03">
            <text:p>885.03</text:p>
          </table:table-cell>
          <table:table-cell office:value-type="float" office:value="867.18">
            <text:p>867.18</text:p>
          </table:table-cell>
          <table:table-cell office:value-type="float" office:value="885.01">
            <text:p>885.01</text:p>
          </table:table-cell>
          <table:table-cell table:number-columns-repeated="2"/>
          <table:table-cell office:value-type="float" office:value="10923521122">
            <text:p>10923521122</text:p>
          </table:table-cell>
          <table:table-cell/>
        </table:table-row>
        <table:table-row table:style-name="ro2">
          <table:table-cell office:value-type="string">
            <text:p>2008-08-11</text:p>
          </table:table-cell>
          <table:table-cell office:value-type="float" office:value="901.46">
            <text:p>901.46</text:p>
          </table:table-cell>
          <table:table-cell office:value-type="float" office:value="885.25">
            <text:p>885.25</text:p>
          </table:table-cell>
          <table:table-cell office:value-type="float" office:value="900.26">
            <text:p>900.26</text:p>
          </table:table-cell>
          <table:table-cell table:number-columns-repeated="2"/>
          <table:table-cell office:value-type="float" office:value="11893123887">
            <text:p>11893123887</text:p>
          </table:table-cell>
          <table:table-cell/>
        </table:table-row>
        <table:table-row table:style-name="ro2">
          <table:table-cell office:value-type="string">
            <text:p>2008-08-12</text:p>
          </table:table-cell>
          <table:table-cell office:value-type="float" office:value="903.07">
            <text:p>903.07</text:p>
          </table:table-cell>
          <table:table-cell office:value-type="float" office:value="890.98">
            <text:p>890.98</text:p>
          </table:table-cell>
          <table:table-cell office:value-type="float" office:value="894">
            <text:p>894</text:p>
          </table:table-cell>
          <table:table-cell table:number-columns-repeated="2"/>
          <table:table-cell office:value-type="float" office:value="13614852622">
            <text:p>13614852622</text:p>
          </table:table-cell>
          <table:table-cell/>
        </table:table-row>
        <table:table-row table:style-name="ro2">
          <table:table-cell office:value-type="string">
            <text:p>2008-08-13</text:p>
          </table:table-cell>
          <table:table-cell office:value-type="float" office:value="894.24">
            <text:p>894.24</text:p>
          </table:table-cell>
          <table:table-cell office:value-type="float" office:value="866.03">
            <text:p>866.03</text:p>
          </table:table-cell>
          <table:table-cell office:value-type="float" office:value="868.81">
            <text:p>868.81</text:p>
          </table:table-cell>
          <table:table-cell table:number-columns-repeated="2"/>
          <table:table-cell office:value-type="float" office:value="13012284776">
            <text:p>13012284776</text:p>
          </table:table-cell>
          <table:table-cell/>
        </table:table-row>
        <table:table-row table:style-name="ro2">
          <table:table-cell office:value-type="string">
            <text:p>2008-08-14</text:p>
          </table:table-cell>
          <table:table-cell office:value-type="float" office:value="877.97">
            <text:p>877.97</text:p>
          </table:table-cell>
          <table:table-cell office:value-type="float" office:value="864.66">
            <text:p>864.66</text:p>
          </table:table-cell>
          <table:table-cell office:value-type="float" office:value="874.73">
            <text:p>874.73</text:p>
          </table:table-cell>
          <table:table-cell table:number-columns-repeated="2"/>
          <table:table-cell office:value-type="float" office:value="11151785407">
            <text:p>11151785407</text:p>
          </table:table-cell>
          <table:table-cell/>
        </table:table-row>
        <table:table-row table:style-name="ro2">
          <table:table-cell office:value-type="string">
            <text:p>2008-08-15</text:p>
          </table:table-cell>
          <table:table-cell office:value-type="float" office:value="881.94">
            <text:p>881.94</text:p>
          </table:table-cell>
          <table:table-cell office:value-type="float" office:value="869.35">
            <text:p>869.35</text:p>
          </table:table-cell>
          <table:table-cell office:value-type="float" office:value="873.33">
            <text:p>873.33</text:p>
          </table:table-cell>
          <table:table-cell table:number-columns-repeated="2"/>
          <table:table-cell office:value-type="float" office:value="11113483269">
            <text:p>11113483269</text:p>
          </table:table-cell>
          <table:table-cell/>
        </table:table-row>
        <table:table-row table:style-name="ro2">
          <table:table-cell office:value-type="string">
            <text:p>2008-08-18</text:p>
          </table:table-cell>
          <table:table-cell office:value-type="float" office:value="881.56">
            <text:p>881.56</text:p>
          </table:table-cell>
          <table:table-cell office:value-type="float" office:value="869.37">
            <text:p>869.37</text:p>
          </table:table-cell>
          <table:table-cell office:value-type="float" office:value="875.27">
            <text:p>875.27</text:p>
          </table:table-cell>
          <table:table-cell table:number-columns-repeated="2"/>
          <table:table-cell office:value-type="float" office:value="10832482939">
            <text:p>10832482939</text:p>
          </table:table-cell>
          <table:table-cell/>
        </table:table-row>
        <table:table-row table:style-name="ro2">
          <table:table-cell office:value-type="string">
            <text:p>2008-08-19</text:p>
          </table:table-cell>
          <table:table-cell office:value-type="float" office:value="873.67">
            <text:p>873.67</text:p>
          </table:table-cell>
          <table:table-cell office:value-type="float" office:value="837.94">
            <text:p>837.94</text:p>
          </table:table-cell>
          <table:table-cell office:value-type="float" office:value="838">
            <text:p>838</text:p>
          </table:table-cell>
          <table:table-cell table:number-columns-repeated="2"/>
          <table:table-cell office:value-type="float" office:value="13520589561">
            <text:p>13520589561</text:p>
          </table:table-cell>
          <table:table-cell/>
        </table:table-row>
        <table:table-row table:style-name="ro2">
          <table:table-cell office:value-type="string">
            <text:p>2008-08-20</text:p>
          </table:table-cell>
          <table:table-cell office:value-type="float" office:value="846.61">
            <text:p>846.61</text:p>
          </table:table-cell>
          <table:table-cell office:value-type="float" office:value="832.86">
            <text:p>832.86</text:p>
          </table:table-cell>
          <table:table-cell office:value-type="float" office:value="842.44">
            <text:p>842.44</text:p>
          </table:table-cell>
          <table:table-cell table:number-columns-repeated="2"/>
          <table:table-cell office:value-type="float" office:value="12944372605">
            <text:p>12944372605</text:p>
          </table:table-cell>
          <table:table-cell/>
        </table:table-row>
        <table:table-row table:style-name="ro2">
          <table:table-cell office:value-type="string">
            <text:p>2008-08-21</text:p>
          </table:table-cell>
          <table:table-cell office:value-type="float" office:value="846.03">
            <text:p>846.03</text:p>
          </table:table-cell>
          <table:table-cell office:value-type="float" office:value="830.18">
            <text:p>830.18</text:p>
          </table:table-cell>
          <table:table-cell office:value-type="float" office:value="837.07">
            <text:p>837.07</text:p>
          </table:table-cell>
          <table:table-cell table:number-columns-repeated="2"/>
          <table:table-cell office:value-type="float" office:value="10827478591">
            <text:p>10827478591</text:p>
          </table:table-cell>
          <table:table-cell/>
        </table:table-row>
        <table:table-row table:style-name="ro2">
          <table:table-cell office:value-type="string">
            <text:p>2008-08-22</text:p>
          </table:table-cell>
          <table:table-cell office:value-type="float" office:value="865.26">
            <text:p>865.26</text:p>
          </table:table-cell>
          <table:table-cell office:value-type="float" office:value="837.81">
            <text:p>837.81</text:p>
          </table:table-cell>
          <table:table-cell office:value-type="float" office:value="865.02">
            <text:p>865.02</text:p>
          </table:table-cell>
          <table:table-cell table:number-columns-repeated="2"/>
          <table:table-cell office:value-type="float" office:value="14326309506">
            <text:p>14326309506</text:p>
          </table:table-cell>
          <table:table-cell/>
        </table:table-row>
        <table:table-row table:style-name="ro2">
          <table:table-cell office:value-type="string">
            <text:p>2008-08-25</text:p>
          </table:table-cell>
          <table:table-cell office:value-type="float" office:value="865.64">
            <text:p>865.64</text:p>
          </table:table-cell>
          <table:table-cell office:value-type="float" office:value="850.44">
            <text:p>850.44</text:p>
          </table:table-cell>
          <table:table-cell office:value-type="float" office:value="852.2">
            <text:p>852.2</text:p>
          </table:table-cell>
          <table:table-cell table:number-columns-repeated="2"/>
          <table:table-cell office:value-type="float" office:value="4644790213">
            <text:p>4644790213</text:p>
          </table:table-cell>
          <table:table-cell/>
        </table:table-row>
        <table:table-row table:style-name="ro2">
          <table:table-cell office:value-type="string">
            <text:p>2008-08-26</text:p>
          </table:table-cell>
          <table:table-cell office:value-type="float" office:value="861.49">
            <text:p>861.49</text:p>
          </table:table-cell>
          <table:table-cell office:value-type="float" office:value="844.38">
            <text:p>844.38</text:p>
          </table:table-cell>
          <table:table-cell office:value-type="float" office:value="860.71">
            <text:p>860.71</text:p>
          </table:table-cell>
          <table:table-cell table:number-columns-repeated="2"/>
          <table:table-cell office:value-type="float" office:value="9924480109">
            <text:p>9924480109</text:p>
          </table:table-cell>
          <table:table-cell/>
        </table:table-row>
        <table:table-row table:style-name="ro2">
          <table:table-cell office:value-type="string">
            <text:p>2008-08-27</text:p>
          </table:table-cell>
          <table:table-cell office:value-type="float" office:value="862.95">
            <text:p>862.95</text:p>
          </table:table-cell>
          <table:table-cell office:value-type="float" office:value="847.25">
            <text:p>847.25</text:p>
          </table:table-cell>
          <table:table-cell office:value-type="float" office:value="862.93">
            <text:p>862.93</text:p>
          </table:table-cell>
          <table:table-cell table:number-columns-repeated="2"/>
          <table:table-cell office:value-type="float" office:value="11359353803">
            <text:p>11359353803</text:p>
          </table:table-cell>
          <table:table-cell/>
        </table:table-row>
        <table:table-row table:style-name="ro2">
          <table:table-cell office:value-type="string">
            <text:p>2008-08-28</text:p>
          </table:table-cell>
          <table:table-cell office:value-type="float" office:value="878.92">
            <text:p>878.92</text:p>
          </table:table-cell>
          <table:table-cell office:value-type="float" office:value="855.06">
            <text:p>855.06</text:p>
          </table:table-cell>
          <table:table-cell office:value-type="float" office:value="876.74">
            <text:p>876.74</text:p>
          </table:table-cell>
          <table:table-cell table:number-columns-repeated="2"/>
          <table:table-cell office:value-type="float" office:value="12380050355">
            <text:p>12380050355</text:p>
          </table:table-cell>
          <table:table-cell/>
        </table:table-row>
        <table:table-row table:style-name="ro2">
          <table:table-cell office:value-type="string">
            <text:p>2008-08-29</text:p>
          </table:table-cell>
          <table:table-cell office:value-type="float" office:value="881.61">
            <text:p>881.61</text:p>
          </table:table-cell>
          <table:table-cell office:value-type="float" office:value="868.82">
            <text:p>868.82</text:p>
          </table:table-cell>
          <table:table-cell office:value-type="float" office:value="870.86">
            <text:p>870.86</text:p>
          </table:table-cell>
          <table:table-cell table:number-columns-repeated="2"/>
          <table:table-cell office:value-type="float" office:value="12858096742">
            <text:p>12858096742</text:p>
          </table:table-cell>
          <table:table-cell/>
        </table:table-row>
        <table:table-row table:style-name="ro2">
          <table:table-cell office:value-type="string">
            <text:p>2008-09-01</text:p>
          </table:table-cell>
          <table:table-cell office:value-type="float" office:value="873.41">
            <text:p>873.41</text:p>
          </table:table-cell>
          <table:table-cell office:value-type="float" office:value="858.32">
            <text:p>858.32</text:p>
          </table:table-cell>
          <table:table-cell office:value-type="float" office:value="873.41">
            <text:p>873.41</text:p>
          </table:table-cell>
          <table:table-cell table:number-columns-repeated="2"/>
          <table:table-cell office:value-type="float" office:value="7676984158">
            <text:p>7676984158</text:p>
          </table:table-cell>
          <table:table-cell/>
        </table:table-row>
        <table:table-row table:style-name="ro2">
          <table:table-cell office:value-type="string">
            <text:p>2008-09-02</text:p>
          </table:table-cell>
          <table:table-cell office:value-type="float" office:value="893.84">
            <text:p>893.84</text:p>
          </table:table-cell>
          <table:table-cell office:value-type="float" office:value="864.33">
            <text:p>864.33</text:p>
          </table:table-cell>
          <table:table-cell office:value-type="float" office:value="889.36">
            <text:p>889.36</text:p>
          </table:table-cell>
          <table:table-cell table:number-columns-repeated="2"/>
          <table:table-cell office:value-type="float" office:value="20660181806">
            <text:p>20660181806</text:p>
          </table:table-cell>
          <table:table-cell/>
        </table:table-row>
        <table:table-row table:style-name="ro2">
          <table:table-cell office:value-type="string">
            <text:p>2008-09-03</text:p>
          </table:table-cell>
          <table:table-cell office:value-type="float" office:value="888.62">
            <text:p>888.62</text:p>
          </table:table-cell>
          <table:table-cell office:value-type="float" office:value="876.11">
            <text:p>876.11</text:p>
          </table:table-cell>
          <table:table-cell office:value-type="float" office:value="880.75">
            <text:p>880.75</text:p>
          </table:table-cell>
          <table:table-cell table:number-columns-repeated="2"/>
          <table:table-cell office:value-type="float" office:value="12535779759">
            <text:p>12535779759</text:p>
          </table:table-cell>
          <table:table-cell/>
        </table:table-row>
        <table:table-row table:style-name="ro2">
          <table:table-cell office:value-type="string">
            <text:p>2008-09-04</text:p>
          </table:table-cell>
          <table:table-cell office:value-type="float" office:value="883.64">
            <text:p>883.64</text:p>
          </table:table-cell>
          <table:table-cell office:value-type="float" office:value="850.18">
            <text:p>850.18</text:p>
          </table:table-cell>
          <table:table-cell office:value-type="float" office:value="850.53">
            <text:p>850.53</text:p>
          </table:table-cell>
          <table:table-cell table:number-columns-repeated="2"/>
          <table:table-cell office:value-type="float" office:value="17084761822">
            <text:p>17084761822</text:p>
          </table:table-cell>
          <table:table-cell/>
        </table:table-row>
        <table:table-row table:style-name="ro2">
          <table:table-cell office:value-type="string">
            <text:p>2008-09-05</text:p>
          </table:table-cell>
          <table:table-cell office:value-type="float" office:value="849.86">
            <text:p>849.86</text:p>
          </table:table-cell>
          <table:table-cell office:value-type="float" office:value="823.12">
            <text:p>823.12</text:p>
          </table:table-cell>
          <table:table-cell office:value-type="float" office:value="825.01">
            <text:p>825.01</text:p>
          </table:table-cell>
          <table:table-cell table:number-columns-repeated="2"/>
          <table:table-cell office:value-type="float" office:value="19300974775">
            <text:p>19300974775</text:p>
          </table:table-cell>
          <table:table-cell/>
        </table:table-row>
        <table:table-row table:style-name="ro2">
          <table:table-cell office:value-type="string">
            <text:p>2008-09-08</text:p>
          </table:table-cell>
          <table:table-cell office:value-type="float" office:value="869.13">
            <text:p>869.13</text:p>
          </table:table-cell>
          <table:table-cell office:value-type="float" office:value="828.34">
            <text:p>828.34</text:p>
          </table:table-cell>
          <table:table-cell office:value-type="float" office:value="855.95">
            <text:p>855.95</text:p>
          </table:table-cell>
          <table:table-cell table:number-columns-repeated="2"/>
          <table:table-cell office:value-type="float" office:value="16746366710">
            <text:p>16746366710</text:p>
          </table:table-cell>
          <table:table-cell/>
        </table:table-row>
        <table:table-row table:style-name="ro2">
          <table:table-cell office:value-type="string">
            <text:p>2008-09-09</text:p>
          </table:table-cell>
          <table:table-cell office:value-type="float" office:value="866.57">
            <text:p>866.57</text:p>
          </table:table-cell>
          <table:table-cell office:value-type="float" office:value="842.52">
            <text:p>842.52</text:p>
          </table:table-cell>
          <table:table-cell office:value-type="float" office:value="846.6">
            <text:p>846.6</text:p>
          </table:table-cell>
          <table:table-cell table:number-columns-repeated="2"/>
          <table:table-cell office:value-type="float" office:value="16488021169">
            <text:p>16488021169</text:p>
          </table:table-cell>
          <table:table-cell/>
        </table:table-row>
        <table:table-row table:style-name="ro2">
          <table:table-cell office:value-type="string">
            <text:p>2008-09-10</text:p>
          </table:table-cell>
          <table:table-cell office:value-type="float" office:value="850.78">
            <text:p>850.78</text:p>
          </table:table-cell>
          <table:table-cell office:value-type="float" office:value="835.86">
            <text:p>835.86</text:p>
          </table:table-cell>
          <table:table-cell office:value-type="float" office:value="840.33">
            <text:p>840.33</text:p>
          </table:table-cell>
          <table:table-cell table:number-columns-repeated="2"/>
          <table:table-cell office:value-type="float" office:value="16015313764">
            <text:p>16015313764</text:p>
          </table:table-cell>
          <table:table-cell/>
        </table:table-row>
        <table:table-row table:style-name="ro2">
          <table:table-cell office:value-type="string">
            <text:p>2008-09-11</text:p>
          </table:table-cell>
          <table:table-cell office:value-type="float" office:value="841.62">
            <text:p>841.62</text:p>
          </table:table-cell>
          <table:table-cell office:value-type="float" office:value="819.06">
            <text:p>819.06</text:p>
          </table:table-cell>
          <table:table-cell office:value-type="float" office:value="827.66">
            <text:p>827.66</text:p>
          </table:table-cell>
          <table:table-cell table:number-columns-repeated="2"/>
          <table:table-cell office:value-type="float" office:value="14834946600">
            <text:p>14834946600</text:p>
          </table:table-cell>
          <table:table-cell/>
        </table:table-row>
        <table:table-row table:style-name="ro2">
          <table:table-cell office:value-type="string">
            <text:p>2008-09-12</text:p>
          </table:table-cell>
          <table:table-cell office:value-type="float" office:value="849.58">
            <text:p>849.58</text:p>
          </table:table-cell>
          <table:table-cell office:value-type="float" office:value="828.64">
            <text:p>828.64</text:p>
          </table:table-cell>
          <table:table-cell office:value-type="float" office:value="847.79">
            <text:p>847.79</text:p>
          </table:table-cell>
          <table:table-cell table:number-columns-repeated="2"/>
          <table:table-cell office:value-type="float" office:value="12348734276">
            <text:p>12348734276</text:p>
          </table:table-cell>
          <table:table-cell/>
        </table:table-row>
        <table:table-row table:style-name="ro2">
          <table:table-cell office:value-type="string">
            <text:p>2008-09-15</text:p>
          </table:table-cell>
          <table:table-cell office:value-type="float" office:value="846.06">
            <text:p>846.06</text:p>
          </table:table-cell>
          <table:table-cell office:value-type="float" office:value="807.17">
            <text:p>807.17</text:p>
          </table:table-cell>
          <table:table-cell office:value-type="float" office:value="822.6">
            <text:p>822.6</text:p>
          </table:table-cell>
          <table:table-cell table:number-columns-repeated="2"/>
          <table:table-cell office:value-type="float" office:value="17283788091">
            <text:p>17283788091</text:p>
          </table:table-cell>
          <table:table-cell/>
        </table:table-row>
        <table:table-row table:style-name="ro2">
          <table:table-cell office:value-type="string">
            <text:p>2008-09-16</text:p>
          </table:table-cell>
          <table:table-cell office:value-type="float" office:value="822.6">
            <text:p>822.6</text:p>
          </table:table-cell>
          <table:table-cell office:value-type="float" office:value="796.08">
            <text:p>796.08</text:p>
          </table:table-cell>
          <table:table-cell office:value-type="float" office:value="808.91">
            <text:p>808.91</text:p>
          </table:table-cell>
          <table:table-cell table:number-columns-repeated="2"/>
          <table:table-cell office:value-type="float" office:value="23956091262">
            <text:p>23956091262</text:p>
          </table:table-cell>
          <table:table-cell/>
        </table:table-row>
        <table:table-row table:style-name="ro2">
          <table:table-cell office:value-type="string">
            <text:p>2008-09-17</text:p>
          </table:table-cell>
          <table:table-cell office:value-type="float" office:value="823.16">
            <text:p>823.16</text:p>
          </table:table-cell>
          <table:table-cell office:value-type="float" office:value="776.35">
            <text:p>776.35</text:p>
          </table:table-cell>
          <table:table-cell office:value-type="float" office:value="779.37">
            <text:p>779.37</text:p>
          </table:table-cell>
          <table:table-cell table:number-columns-repeated="2"/>
          <table:table-cell office:value-type="float" office:value="18281332870">
            <text:p>18281332870</text:p>
          </table:table-cell>
          <table:table-cell/>
        </table:table-row>
        <table:table-row table:style-name="ro2">
          <table:table-cell office:value-type="string">
            <text:p>2008-09-18</text:p>
          </table:table-cell>
          <table:table-cell office:value-type="float" office:value="797.34">
            <text:p>797.34</text:p>
          </table:table-cell>
          <table:table-cell office:value-type="float" office:value="772.39">
            <text:p>772.39</text:p>
          </table:table-cell>
          <table:table-cell office:value-type="float" office:value="781.53">
            <text:p>781.53</text:p>
          </table:table-cell>
          <table:table-cell table:number-columns-repeated="2"/>
          <table:table-cell office:value-type="float" office:value="22825133571">
            <text:p>22825133571</text:p>
          </table:table-cell>
          <table:table-cell/>
        </table:table-row>
        <table:table-row table:style-name="ro2">
          <table:table-cell office:value-type="string">
            <text:p>2008-09-19</text:p>
          </table:table-cell>
          <table:table-cell office:value-type="float" office:value="859.17">
            <text:p>859.17</text:p>
          </table:table-cell>
          <table:table-cell office:value-type="float" office:value="786">
            <text:p>786</text:p>
          </table:table-cell>
          <table:table-cell office:value-type="float" office:value="851.72">
            <text:p>851.72</text:p>
          </table:table-cell>
          <table:table-cell table:number-columns-repeated="2"/>
          <table:table-cell office:value-type="float" office:value="29882915261">
            <text:p>29882915261</text:p>
          </table:table-cell>
          <table:table-cell/>
        </table:table-row>
        <table:table-row table:style-name="ro2">
          <table:table-cell office:value-type="string">
            <text:p>2008-09-22</text:p>
          </table:table-cell>
          <table:table-cell office:value-type="float" office:value="858.93">
            <text:p>858.93</text:p>
          </table:table-cell>
          <table:table-cell office:value-type="float" office:value="835.79">
            <text:p>835.79</text:p>
          </table:table-cell>
          <table:table-cell office:value-type="float" office:value="836.43">
            <text:p>836.43</text:p>
          </table:table-cell>
          <table:table-cell table:number-columns-repeated="2"/>
          <table:table-cell office:value-type="float" office:value="15245784967">
            <text:p>15245784967</text:p>
          </table:table-cell>
          <table:table-cell/>
        </table:table-row>
        <table:table-row table:style-name="ro2">
          <table:table-cell office:value-type="string">
            <text:p>2008-09-23</text:p>
          </table:table-cell>
          <table:table-cell office:value-type="float" office:value="836.18">
            <text:p>836.18</text:p>
          </table:table-cell>
          <table:table-cell office:value-type="float" office:value="808.76">
            <text:p>808.76</text:p>
          </table:table-cell>
          <table:table-cell office:value-type="float" office:value="821.11">
            <text:p>821.11</text:p>
          </table:table-cell>
          <table:table-cell table:number-columns-repeated="2"/>
          <table:table-cell office:value-type="float" office:value="17417049216">
            <text:p>17417049216</text:p>
          </table:table-cell>
          <table:table-cell/>
        </table:table-row>
        <table:table-row table:style-name="ro2">
          <table:table-cell office:value-type="string">
            <text:p>2008-09-24</text:p>
          </table:table-cell>
          <table:table-cell office:value-type="float" office:value="824.73">
            <text:p>824.73</text:p>
          </table:table-cell>
          <table:table-cell office:value-type="float" office:value="812.83">
            <text:p>812.83</text:p>
          </table:table-cell>
          <table:table-cell office:value-type="float" office:value="816.7">
            <text:p>816.7</text:p>
          </table:table-cell>
          <table:table-cell table:number-columns-repeated="2"/>
          <table:table-cell office:value-type="float" office:value="15811270789">
            <text:p>15811270789</text:p>
          </table:table-cell>
          <table:table-cell/>
        </table:table-row>
        <table:table-row table:style-name="ro2">
          <table:table-cell office:value-type="string">
            <text:p>2008-09-25</text:p>
          </table:table-cell>
          <table:table-cell office:value-type="float" office:value="837.57">
            <text:p>837.57</text:p>
          </table:table-cell>
          <table:table-cell office:value-type="float" office:value="813.45">
            <text:p>813.45</text:p>
          </table:table-cell>
          <table:table-cell office:value-type="float" office:value="836.86">
            <text:p>836.86</text:p>
          </table:table-cell>
          <table:table-cell table:number-columns-repeated="2"/>
          <table:table-cell office:value-type="float" office:value="15155503339">
            <text:p>15155503339</text:p>
          </table:table-cell>
          <table:table-cell/>
        </table:table-row>
        <table:table-row table:style-name="ro2">
          <table:table-cell office:value-type="string">
            <text:p>2008-09-26</text:p>
          </table:table-cell>
          <table:table-cell office:value-type="float" office:value="835.99">
            <text:p>835.99</text:p>
          </table:table-cell>
          <table:table-cell office:value-type="float" office:value="811.27">
            <text:p>811.27</text:p>
          </table:table-cell>
          <table:table-cell office:value-type="float" office:value="821.38">
            <text:p>821.38</text:p>
          </table:table-cell>
          <table:table-cell table:number-columns-repeated="2"/>
          <table:table-cell office:value-type="float" office:value="12975501858">
            <text:p>12975501858</text:p>
          </table:table-cell>
          <table:table-cell/>
        </table:table-row>
        <table:table-row table:style-name="ro2">
          <table:table-cell office:value-type="string">
            <text:p>2008-09-29</text:p>
          </table:table-cell>
          <table:table-cell office:value-type="float" office:value="821.99">
            <text:p>821.99</text:p>
          </table:table-cell>
          <table:table-cell office:value-type="float" office:value="771.91">
            <text:p>771.91</text:p>
          </table:table-cell>
          <table:table-cell office:value-type="float" office:value="774.33">
            <text:p>774.33</text:p>
          </table:table-cell>
          <table:table-cell table:number-columns-repeated="2"/>
          <table:table-cell office:value-type="float" office:value="16561060072">
            <text:p>16561060072</text:p>
          </table:table-cell>
          <table:table-cell/>
        </table:table-row>
        <table:table-row table:style-name="ro2">
          <table:table-cell office:value-type="string">
            <text:p>2008-09-30</text:p>
          </table:table-cell>
          <table:table-cell office:value-type="float" office:value="785.19">
            <text:p>785.19</text:p>
          </table:table-cell>
          <table:table-cell office:value-type="float" office:value="748.78">
            <text:p>748.78</text:p>
          </table:table-cell>
          <table:table-cell office:value-type="float" office:value="768.49">
            <text:p>768.49</text:p>
          </table:table-cell>
          <table:table-cell table:number-columns-repeated="2"/>
          <table:table-cell office:value-type="float" office:value="23498829215">
            <text:p>23498829215</text:p>
          </table:table-cell>
          <table:table-cell/>
        </table:table-row>
        <table:table-row table:style-name="ro2">
          <table:table-cell office:value-type="string">
            <text:p>2008-10-01</text:p>
          </table:table-cell>
          <table:table-cell office:value-type="float" office:value="783.97">
            <text:p>783.97</text:p>
          </table:table-cell>
          <table:table-cell office:value-type="float" office:value="764.38">
            <text:p>764.38</text:p>
          </table:table-cell>
          <table:table-cell office:value-type="float" office:value="769.33">
            <text:p>769.33</text:p>
          </table:table-cell>
          <table:table-cell table:number-columns-repeated="2"/>
          <table:table-cell office:value-type="float" office:value="18244501911">
            <text:p>18244501911</text:p>
          </table:table-cell>
          <table:table-cell/>
        </table:table-row>
        <table:table-row table:style-name="ro2">
          <table:table-cell office:value-type="string">
            <text:p>2008-10-02</text:p>
          </table:table-cell>
          <table:table-cell office:value-type="float" office:value="786.97">
            <text:p>786.97</text:p>
          </table:table-cell>
          <table:table-cell office:value-type="float" office:value="757.67">
            <text:p>757.67</text:p>
          </table:table-cell>
          <table:table-cell office:value-type="float" office:value="761.69">
            <text:p>761.69</text:p>
          </table:table-cell>
          <table:table-cell table:number-columns-repeated="2"/>
          <table:table-cell office:value-type="float" office:value="18544212612">
            <text:p>18544212612</text:p>
          </table:table-cell>
          <table:table-cell/>
        </table:table-row>
        <table:table-row table:style-name="ro2">
          <table:table-cell office:value-type="string">
            <text:p>2008-10-03</text:p>
          </table:table-cell>
          <table:table-cell office:value-type="float" office:value="784.43">
            <text:p>784.43</text:p>
          </table:table-cell>
          <table:table-cell office:value-type="float" office:value="753.29">
            <text:p>753.29</text:p>
          </table:table-cell>
          <table:table-cell office:value-type="float" office:value="780.39">
            <text:p>780.39</text:p>
          </table:table-cell>
          <table:table-cell table:number-columns-repeated="2"/>
          <table:table-cell office:value-type="float" office:value="15978226370">
            <text:p>15978226370</text:p>
          </table:table-cell>
          <table:table-cell/>
        </table:table-row>
        <table:table-row table:style-name="ro2">
          <table:table-cell office:value-type="string">
            <text:p>2008-10-06</text:p>
          </table:table-cell>
          <table:table-cell office:value-type="float" office:value="778.91">
            <text:p>778.91</text:p>
          </table:table-cell>
          <table:table-cell office:value-type="float" office:value="718.16">
            <text:p>718.16</text:p>
          </table:table-cell>
          <table:table-cell office:value-type="float" office:value="723.91">
            <text:p>723.91</text:p>
          </table:table-cell>
          <table:table-cell table:number-columns-repeated="2"/>
          <table:table-cell office:value-type="float" office:value="18049205266">
            <text:p>18049205266</text:p>
          </table:table-cell>
          <table:table-cell/>
        </table:table-row>
        <table:table-row table:style-name="ro2">
          <table:table-cell office:value-type="string">
            <text:p>2008-10-07</text:p>
          </table:table-cell>
          <table:table-cell office:value-type="float" office:value="740.52">
            <text:p>740.52</text:p>
          </table:table-cell>
          <table:table-cell office:value-type="float" office:value="704.86">
            <text:p>704.86</text:p>
          </table:table-cell>
          <table:table-cell office:value-type="float" office:value="707.21">
            <text:p>707.21</text:p>
          </table:table-cell>
          <table:table-cell table:number-columns-repeated="2"/>
          <table:table-cell office:value-type="float" office:value="17629126625">
            <text:p>17629126625</text:p>
          </table:table-cell>
          <table:table-cell/>
        </table:table-row>
        <table:table-row table:style-name="ro2">
          <table:table-cell office:value-type="string">
            <text:p>2008-10-08</text:p>
          </table:table-cell>
          <table:table-cell office:value-type="float" office:value="714.07">
            <text:p>714.07</text:p>
          </table:table-cell>
          <table:table-cell office:value-type="float" office:value="653.79">
            <text:p>653.79</text:p>
          </table:table-cell>
          <table:table-cell office:value-type="float" office:value="663.69">
            <text:p>663.69</text:p>
          </table:table-cell>
          <table:table-cell table:number-columns-repeated="2"/>
          <table:table-cell office:value-type="float" office:value="25889584842">
            <text:p>25889584842</text:p>
          </table:table-cell>
          <table:table-cell/>
        </table:table-row>
        <table:table-row table:style-name="ro2">
          <table:table-cell office:value-type="string">
            <text:p>2008-10-09</text:p>
          </table:table-cell>
          <table:table-cell office:value-type="float" office:value="693.02">
            <text:p>693.02</text:p>
          </table:table-cell>
          <table:table-cell office:value-type="float" office:value="655.6">
            <text:p>655.6</text:p>
          </table:table-cell>
          <table:table-cell office:value-type="float" office:value="659.07">
            <text:p>659.07</text:p>
          </table:table-cell>
          <table:table-cell table:number-columns-repeated="2"/>
          <table:table-cell office:value-type="float" office:value="17513771984">
            <text:p>17513771984</text:p>
          </table:table-cell>
          <table:table-cell/>
        </table:table-row>
        <table:table-row table:style-name="ro2">
          <table:table-cell office:value-type="string">
            <text:p>2008-10-10</text:p>
          </table:table-cell>
          <table:table-cell office:value-type="float" office:value="656.36">
            <text:p>656.36</text:p>
          </table:table-cell>
          <table:table-cell office:value-type="float" office:value="601.42">
            <text:p>601.42</text:p>
          </table:table-cell>
          <table:table-cell office:value-type="float" office:value="622.98">
            <text:p>622.98</text:p>
          </table:table-cell>
          <table:table-cell table:number-columns-repeated="2"/>
          <table:table-cell office:value-type="float" office:value="23656450357">
            <text:p>23656450357</text:p>
          </table:table-cell>
          <table:table-cell/>
        </table:table-row>
        <table:table-row table:style-name="ro2">
          <table:table-cell office:value-type="string">
            <text:p>2008-10-13</text:p>
          </table:table-cell>
          <table:table-cell office:value-type="float" office:value="679.79">
            <text:p>679.79</text:p>
          </table:table-cell>
          <table:table-cell office:value-type="float" office:value="626.8">
            <text:p>626.8</text:p>
          </table:table-cell>
          <table:table-cell office:value-type="float" office:value="675.85">
            <text:p>675.85</text:p>
          </table:table-cell>
          <table:table-cell table:number-columns-repeated="2"/>
          <table:table-cell office:value-type="float" office:value="14190123544">
            <text:p>14190123544</text:p>
          </table:table-cell>
          <table:table-cell/>
        </table:table-row>
        <table:table-row table:style-name="ro2">
          <table:table-cell office:value-type="string">
            <text:p>2008-10-14</text:p>
          </table:table-cell>
          <table:table-cell office:value-type="float" office:value="722.82">
            <text:p>722.82</text:p>
          </table:table-cell>
          <table:table-cell office:value-type="float" office:value="678.56">
            <text:p>678.56</text:p>
          </table:table-cell>
          <table:table-cell office:value-type="float" office:value="686.24">
            <text:p>686.24</text:p>
          </table:table-cell>
          <table:table-cell table:number-columns-repeated="2"/>
          <table:table-cell office:value-type="float" office:value="20029836301">
            <text:p>20029836301</text:p>
          </table:table-cell>
          <table:table-cell/>
        </table:table-row>
        <table:table-row table:style-name="ro2">
          <table:table-cell office:value-type="string">
            <text:p>2008-10-15</text:p>
          </table:table-cell>
          <table:table-cell office:value-type="float" office:value="691.39">
            <text:p>691.39</text:p>
          </table:table-cell>
          <table:table-cell office:value-type="float" office:value="643.78">
            <text:p>643.78</text:p>
          </table:table-cell>
          <table:table-cell office:value-type="float" office:value="647.03">
            <text:p>647.03</text:p>
          </table:table-cell>
          <table:table-cell table:number-columns-repeated="2"/>
          <table:table-cell office:value-type="float" office:value="15334473301">
            <text:p>15334473301</text:p>
          </table:table-cell>
          <table:table-cell/>
        </table:table-row>
        <table:table-row table:style-name="ro2">
          <table:table-cell office:value-type="string">
            <text:p>2008-10-16</text:p>
          </table:table-cell>
          <table:table-cell office:value-type="float" office:value="662.27">
            <text:p>662.27</text:p>
          </table:table-cell>
          <table:table-cell office:value-type="float" office:value="615.6">
            <text:p>615.6</text:p>
          </table:table-cell>
          <table:table-cell office:value-type="float" office:value="627.55">
            <text:p>627.55</text:p>
          </table:table-cell>
          <table:table-cell table:number-columns-repeated="2"/>
          <table:table-cell office:value-type="float" office:value="17532709030">
            <text:p>17532709030</text:p>
          </table:table-cell>
          <table:table-cell/>
        </table:table-row>
        <table:table-row table:style-name="ro2">
          <table:table-cell office:value-type="string">
            <text:p>2008-10-17</text:p>
          </table:table-cell>
          <table:table-cell office:value-type="float" office:value="656.91">
            <text:p>656.91</text:p>
          </table:table-cell>
          <table:table-cell office:value-type="float" office:value="619.38">
            <text:p>619.38</text:p>
          </table:table-cell>
          <table:table-cell office:value-type="float" office:value="632.34">
            <text:p>632.34</text:p>
          </table:table-cell>
          <table:table-cell table:number-columns-repeated="2"/>
          <table:table-cell office:value-type="float" office:value="13738019305">
            <text:p>13738019305</text:p>
          </table:table-cell>
          <table:table-cell/>
        </table:table-row>
        <table:table-row table:style-name="ro2">
          <table:table-cell office:value-type="string">
            <text:p>2008-10-20</text:p>
          </table:table-cell>
          <table:table-cell office:value-type="float" office:value="664.81">
            <text:p>664.81</text:p>
          </table:table-cell>
          <table:table-cell office:value-type="float" office:value="641.37">
            <text:p>641.37</text:p>
          </table:table-cell>
          <table:table-cell office:value-type="float" office:value="661.7">
            <text:p>661.7</text:p>
          </table:table-cell>
          <table:table-cell table:number-columns-repeated="2"/>
          <table:table-cell office:value-type="float" office:value="14894365601">
            <text:p>14894365601</text:p>
          </table:table-cell>
          <table:table-cell/>
        </table:table-row>
        <table:table-row table:style-name="ro2">
          <table:table-cell office:value-type="string">
            <text:p>2008-10-21</text:p>
          </table:table-cell>
          <table:table-cell office:value-type="float" office:value="683.09">
            <text:p>683.09</text:p>
          </table:table-cell>
          <table:table-cell office:value-type="float" office:value="662.3">
            <text:p>662.3</text:p>
          </table:table-cell>
          <table:table-cell office:value-type="float" office:value="666.8">
            <text:p>666.8</text:p>
          </table:table-cell>
          <table:table-cell table:number-columns-repeated="2"/>
          <table:table-cell office:value-type="float" office:value="15190707633">
            <text:p>15190707633</text:p>
          </table:table-cell>
          <table:table-cell/>
        </table:table-row>
        <table:table-row table:style-name="ro2">
          <table:table-cell office:value-type="string">
            <text:p>2008-10-22</text:p>
          </table:table-cell>
          <table:table-cell office:value-type="float" office:value="666.09">
            <text:p>666.09</text:p>
          </table:table-cell>
          <table:table-cell office:value-type="float" office:value="636.14">
            <text:p>636.14</text:p>
          </table:table-cell>
          <table:table-cell office:value-type="float" office:value="642.19">
            <text:p>642.19</text:p>
          </table:table-cell>
          <table:table-cell table:number-columns-repeated="2"/>
          <table:table-cell office:value-type="float" office:value="13670461683">
            <text:p>13670461683</text:p>
          </table:table-cell>
          <table:table-cell/>
        </table:table-row>
        <table:table-row table:style-name="ro2">
          <table:table-cell office:value-type="string">
            <text:p>2008-10-23</text:p>
          </table:table-cell>
          <table:table-cell office:value-type="float" office:value="646.16">
            <text:p>646.16</text:p>
          </table:table-cell>
          <table:table-cell office:value-type="float" office:value="616.91">
            <text:p>616.91</text:p>
          </table:table-cell>
          <table:table-cell office:value-type="float" office:value="631.19">
            <text:p>631.19</text:p>
          </table:table-cell>
          <table:table-cell table:number-columns-repeated="2"/>
          <table:table-cell office:value-type="float" office:value="14980779963">
            <text:p>14980779963</text:p>
          </table:table-cell>
          <table:table-cell/>
        </table:table-row>
        <table:table-row table:style-name="ro2">
          <table:table-cell office:value-type="string">
            <text:p>2008-10-24</text:p>
          </table:table-cell>
          <table:table-cell office:value-type="float" office:value="628.35">
            <text:p>628.35</text:p>
          </table:table-cell>
          <table:table-cell office:value-type="float" office:value="567.34">
            <text:p>567.34</text:p>
          </table:table-cell>
          <table:table-cell office:value-type="float" office:value="593.87">
            <text:p>593.87</text:p>
          </table:table-cell>
          <table:table-cell table:number-columns-repeated="2"/>
          <table:table-cell office:value-type="float" office:value="16274114585">
            <text:p>16274114585</text:p>
          </table:table-cell>
          <table:table-cell/>
        </table:table-row>
        <table:table-row table:style-name="ro2">
          <table:table-cell office:value-type="string">
            <text:p>2008-10-27</text:p>
          </table:table-cell>
          <table:table-cell office:value-type="float" office:value="594.12">
            <text:p>594.12</text:p>
          </table:table-cell>
          <table:table-cell office:value-type="float" office:value="556.77">
            <text:p>556.77</text:p>
          </table:table-cell>
          <table:table-cell office:value-type="float" office:value="575.71">
            <text:p>575.71</text:p>
          </table:table-cell>
          <table:table-cell table:number-columns-repeated="2"/>
          <table:table-cell office:value-type="float" office:value="11913084261">
            <text:p>11913084261</text:p>
          </table:table-cell>
          <table:table-cell/>
        </table:table-row>
        <table:table-row table:style-name="ro2">
          <table:table-cell office:value-type="string">
            <text:p>2008-10-28</text:p>
          </table:table-cell>
          <table:table-cell office:value-type="float" office:value="594.96">
            <text:p>594.96</text:p>
          </table:table-cell>
          <table:table-cell office:value-type="float" office:value="567.87">
            <text:p>567.87</text:p>
          </table:table-cell>
          <table:table-cell office:value-type="float" office:value="582.5">
            <text:p>582.5</text:p>
          </table:table-cell>
          <table:table-cell table:number-columns-repeated="2"/>
          <table:table-cell office:value-type="float" office:value="12277700841">
            <text:p>12277700841</text:p>
          </table:table-cell>
          <table:table-cell/>
        </table:table-row>
        <table:table-row table:style-name="ro2">
          <table:table-cell office:value-type="string">
            <text:p>2008-10-29</text:p>
          </table:table-cell>
          <table:table-cell office:value-type="float" office:value="619.04">
            <text:p>619.04</text:p>
          </table:table-cell>
          <table:table-cell office:value-type="float" office:value="585.09">
            <text:p>585.09</text:p>
          </table:table-cell>
          <table:table-cell office:value-type="float" office:value="615.67">
            <text:p>615.67</text:p>
          </table:table-cell>
          <table:table-cell table:number-columns-repeated="2"/>
          <table:table-cell office:value-type="float" office:value="14346872467">
            <text:p>14346872467</text:p>
          </table:table-cell>
          <table:table-cell/>
        </table:table-row>
        <table:table-row table:style-name="ro2">
          <table:table-cell office:value-type="string">
            <text:p>2008-10-30</text:p>
          </table:table-cell>
          <table:table-cell office:value-type="float" office:value="655.34">
            <text:p>655.34</text:p>
          </table:table-cell>
          <table:table-cell office:value-type="float" office:value="617.04">
            <text:p>617.04</text:p>
          </table:table-cell>
          <table:table-cell office:value-type="float" office:value="646.09">
            <text:p>646.09</text:p>
          </table:table-cell>
          <table:table-cell table:number-columns-repeated="2"/>
          <table:table-cell office:value-type="float" office:value="17033849385">
            <text:p>17033849385</text:p>
          </table:table-cell>
          <table:table-cell/>
        </table:table-row>
        <table:table-row table:style-name="ro2">
          <table:table-cell office:value-type="string">
            <text:p>2008-10-31</text:p>
          </table:table-cell>
          <table:table-cell office:value-type="float" office:value="648.91">
            <text:p>648.91</text:p>
          </table:table-cell>
          <table:table-cell office:value-type="float" office:value="634.81">
            <text:p>634.81</text:p>
          </table:table-cell>
          <table:table-cell office:value-type="float" office:value="638.91">
            <text:p>638.91</text:p>
          </table:table-cell>
          <table:table-cell table:number-columns-repeated="2"/>
          <table:table-cell office:value-type="float" office:value="6098650237">
            <text:p>6098650237</text:p>
          </table:table-cell>
          <table:table-cell/>
        </table:table-row>
        <table:table-row table:style-name="ro2">
          <table:table-cell office:value-type="string">
            <text:p>2008-11-03</text:p>
          </table:table-cell>
          <table:table-cell office:value-type="float" office:value="667.88">
            <text:p>667.88</text:p>
          </table:table-cell>
          <table:table-cell office:value-type="float" office:value="640.39">
            <text:p>640.39</text:p>
          </table:table-cell>
          <table:table-cell office:value-type="float" office:value="667.88">
            <text:p>667.88</text:p>
          </table:table-cell>
          <table:table-cell table:number-columns-repeated="2"/>
          <table:table-cell office:value-type="float" office:value="10301499299">
            <text:p>10301499299</text:p>
          </table:table-cell>
          <table:table-cell/>
        </table:table-row>
        <table:table-row table:style-name="ro2">
          <table:table-cell office:value-type="string">
            <text:p>2008-11-04</text:p>
          </table:table-cell>
          <table:table-cell office:value-type="float" office:value="716.55">
            <text:p>716.55</text:p>
          </table:table-cell>
          <table:table-cell office:value-type="float" office:value="667.69">
            <text:p>667.69</text:p>
          </table:table-cell>
          <table:table-cell office:value-type="float" office:value="713.67">
            <text:p>713.67</text:p>
          </table:table-cell>
          <table:table-cell table:number-columns-repeated="2"/>
          <table:table-cell office:value-type="float" office:value="13809386567">
            <text:p>13809386567</text:p>
          </table:table-cell>
          <table:table-cell/>
        </table:table-row>
        <table:table-row table:style-name="ro2">
          <table:table-cell office:value-type="string">
            <text:p>2008-11-05</text:p>
          </table:table-cell>
          <table:table-cell office:value-type="float" office:value="715.2">
            <text:p>715.2</text:p>
          </table:table-cell>
          <table:table-cell office:value-type="float" office:value="692.65">
            <text:p>692.65</text:p>
          </table:table-cell>
          <table:table-cell office:value-type="float" office:value="702.52">
            <text:p>702.52</text:p>
          </table:table-cell>
          <table:table-cell table:number-columns-repeated="2"/>
          <table:table-cell office:value-type="float" office:value="12845825740">
            <text:p>12845825740</text:p>
          </table:table-cell>
          <table:table-cell/>
        </table:table-row>
        <table:table-row table:style-name="ro2">
          <table:table-cell office:value-type="string">
            <text:p>2008-11-06</text:p>
          </table:table-cell>
          <table:table-cell office:value-type="float" office:value="699.31">
            <text:p>699.31</text:p>
          </table:table-cell>
          <table:table-cell office:value-type="float" office:value="655.63">
            <text:p>655.63</text:p>
          </table:table-cell>
          <table:table-cell office:value-type="float" office:value="658.02">
            <text:p>658.02</text:p>
          </table:table-cell>
          <table:table-cell table:number-columns-repeated="2"/>
          <table:table-cell office:value-type="float" office:value="14753459240">
            <text:p>14753459240</text:p>
          </table:table-cell>
          <table:table-cell/>
        </table:table-row>
        <table:table-row table:style-name="ro2">
          <table:table-cell office:value-type="string">
            <text:p>2008-11-07</text:p>
          </table:table-cell>
          <table:table-cell office:value-type="float" office:value="685.45">
            <text:p>685.45</text:p>
          </table:table-cell>
          <table:table-cell office:value-type="float" office:value="658.88">
            <text:p>658.88</text:p>
          </table:table-cell>
          <table:table-cell office:value-type="float" office:value="679.2">
            <text:p>679.2</text:p>
          </table:table-cell>
          <table:table-cell table:number-columns-repeated="2"/>
          <table:table-cell office:value-type="float" office:value="10808147351">
            <text:p>10808147351</text:p>
          </table:table-cell>
          <table:table-cell/>
        </table:table-row>
        <table:table-row table:style-name="ro2">
          <table:table-cell office:value-type="string">
            <text:p>2008-11-10</text:p>
          </table:table-cell>
          <table:table-cell office:value-type="float" office:value="708.3">
            <text:p>708.3</text:p>
          </table:table-cell>
          <table:table-cell office:value-type="float" office:value="680.92">
            <text:p>680.92</text:p>
          </table:table-cell>
          <table:table-cell office:value-type="float" office:value="684.71">
            <text:p>684.71</text:p>
          </table:table-cell>
          <table:table-cell table:number-columns-repeated="2"/>
          <table:table-cell office:value-type="float" office:value="10331886030">
            <text:p>10331886030</text:p>
          </table:table-cell>
          <table:table-cell/>
        </table:table-row>
        <table:table-row table:style-name="ro2">
          <table:table-cell office:value-type="string">
            <text:p>2008-11-11</text:p>
          </table:table-cell>
          <table:table-cell office:value-type="float" office:value="683.73">
            <text:p>683.73</text:p>
          </table:table-cell>
          <table:table-cell office:value-type="float" office:value="645.49">
            <text:p>645.49</text:p>
          </table:table-cell>
          <table:table-cell office:value-type="float" office:value="649.46">
            <text:p>649.46</text:p>
          </table:table-cell>
          <table:table-cell table:number-columns-repeated="2"/>
          <table:table-cell office:value-type="float" office:value="9763243599">
            <text:p>9763243599</text:p>
          </table:table-cell>
          <table:table-cell/>
        </table:table-row>
        <table:table-row table:style-name="ro2">
          <table:table-cell office:value-type="string">
            <text:p>2008-11-12</text:p>
          </table:table-cell>
          <table:table-cell office:value-type="float" office:value="661.94">
            <text:p>661.94</text:p>
          </table:table-cell>
          <table:table-cell office:value-type="float" office:value="623.59">
            <text:p>623.59</text:p>
          </table:table-cell>
          <table:table-cell office:value-type="float" office:value="630.26">
            <text:p>630.26</text:p>
          </table:table-cell>
          <table:table-cell table:number-columns-repeated="2"/>
          <table:table-cell office:value-type="float" office:value="11903846938">
            <text:p>11903846938</text:p>
          </table:table-cell>
          <table:table-cell/>
        </table:table-row>
        <table:table-row table:style-name="ro2">
          <table:table-cell office:value-type="string">
            <text:p>2008-11-13</text:p>
          </table:table-cell>
          <table:table-cell office:value-type="float" office:value="644.13">
            <text:p>644.13</text:p>
          </table:table-cell>
          <table:table-cell office:value-type="float" office:value="622.95">
            <text:p>622.95</text:p>
          </table:table-cell>
          <table:table-cell office:value-type="float" office:value="634.72">
            <text:p>634.72</text:p>
          </table:table-cell>
          <table:table-cell table:number-columns-repeated="2"/>
          <table:table-cell office:value-type="float" office:value="11734129190">
            <text:p>11734129190</text:p>
          </table:table-cell>
          <table:table-cell/>
        </table:table-row>
        <table:table-row table:style-name="ro2">
          <table:table-cell office:value-type="string">
            <text:p>2008-11-14</text:p>
          </table:table-cell>
          <table:table-cell office:value-type="float" office:value="658.22">
            <text:p>658.22</text:p>
          </table:table-cell>
          <table:table-cell office:value-type="float" office:value="630.18">
            <text:p>630.18</text:p>
          </table:table-cell>
          <table:table-cell office:value-type="float" office:value="635.59">
            <text:p>635.59</text:p>
          </table:table-cell>
          <table:table-cell table:number-columns-repeated="2"/>
          <table:table-cell office:value-type="float" office:value="10319322765">
            <text:p>10319322765</text:p>
          </table:table-cell>
          <table:table-cell/>
        </table:table-row>
        <table:table-row table:style-name="ro2">
          <table:table-cell office:value-type="string">
            <text:p>2008-11-17</text:p>
          </table:table-cell>
          <table:table-cell office:value-type="float" office:value="641.51">
            <text:p>641.51</text:p>
          </table:table-cell>
          <table:table-cell office:value-type="float" office:value="623.18">
            <text:p>623.18</text:p>
          </table:table-cell>
          <table:table-cell office:value-type="float" office:value="631.92">
            <text:p>631.92</text:p>
          </table:table-cell>
          <table:table-cell table:number-columns-repeated="2"/>
          <table:table-cell office:value-type="float" office:value="7274582868">
            <text:p>7274582868</text:p>
          </table:table-cell>
          <table:table-cell/>
        </table:table-row>
        <table:table-row table:style-name="ro2">
          <table:table-cell office:value-type="string">
            <text:p>2008-11-18</text:p>
          </table:table-cell>
          <table:table-cell office:value-type="float" office:value="633.58">
            <text:p>633.58</text:p>
          </table:table-cell>
          <table:table-cell office:value-type="float" office:value="608.91">
            <text:p>608.91</text:p>
          </table:table-cell>
          <table:table-cell office:value-type="float" office:value="627.37">
            <text:p>627.37</text:p>
          </table:table-cell>
          <table:table-cell table:number-columns-repeated="2"/>
          <table:table-cell office:value-type="float" office:value="9214440325">
            <text:p>9214440325</text:p>
          </table:table-cell>
          <table:table-cell/>
        </table:table-row>
        <table:table-row table:style-name="ro2">
          <table:table-cell office:value-type="string">
            <text:p>2008-11-19</text:p>
          </table:table-cell>
          <table:table-cell office:value-type="float" office:value="629.96">
            <text:p>629.96</text:p>
          </table:table-cell>
          <table:table-cell office:value-type="float" office:value="594.09">
            <text:p>594.09</text:p>
          </table:table-cell>
          <table:table-cell office:value-type="float" office:value="594.12">
            <text:p>594.12</text:p>
          </table:table-cell>
          <table:table-cell table:number-columns-repeated="2"/>
          <table:table-cell office:value-type="float" office:value="10402622293">
            <text:p>10402622293</text:p>
          </table:table-cell>
          <table:table-cell/>
        </table:table-row>
        <table:table-row table:style-name="ro2">
          <table:table-cell office:value-type="string">
            <text:p>2008-11-20</text:p>
          </table:table-cell>
          <table:table-cell office:value-type="float" office:value="592.7">
            <text:p>592.7</text:p>
          </table:table-cell>
          <table:table-cell office:value-type="float" office:value="571.91">
            <text:p>571.91</text:p>
          </table:table-cell>
          <table:table-cell office:value-type="float" office:value="587.71">
            <text:p>587.71</text:p>
          </table:table-cell>
          <table:table-cell table:number-columns-repeated="2"/>
          <table:table-cell office:value-type="float" office:value="11868205758">
            <text:p>11868205758</text:p>
          </table:table-cell>
          <table:table-cell/>
        </table:table-row>
        <table:table-row table:style-name="ro2">
          <table:table-cell office:value-type="string">
            <text:p>2008-11-21</text:p>
          </table:table-cell>
          <table:table-cell office:value-type="float" office:value="595.78">
            <text:p>595.78</text:p>
          </table:table-cell>
          <table:table-cell office:value-type="float" office:value="560.78">
            <text:p>560.78</text:p>
          </table:table-cell>
          <table:table-cell office:value-type="float" office:value="567.61">
            <text:p>567.61</text:p>
          </table:table-cell>
          <table:table-cell table:number-columns-repeated="2"/>
          <table:table-cell office:value-type="float" office:value="11354092997">
            <text:p>11354092997</text:p>
          </table:table-cell>
          <table:table-cell/>
        </table:table-row>
        <table:table-row table:style-name="ro2">
          <table:table-cell office:value-type="string">
            <text:p>2008-11-24</text:p>
          </table:table-cell>
          <table:table-cell office:value-type="float" office:value="629.7">
            <text:p>629.7</text:p>
          </table:table-cell>
          <table:table-cell office:value-type="float" office:value="567.12">
            <text:p>567.12</text:p>
          </table:table-cell>
          <table:table-cell office:value-type="float" office:value="626.46">
            <text:p>626.46</text:p>
          </table:table-cell>
          <table:table-cell table:number-columns-repeated="2"/>
          <table:table-cell office:value-type="float" office:value="12560282227">
            <text:p>12560282227</text:p>
          </table:table-cell>
          <table:table-cell/>
        </table:table-row>
        <table:table-row table:style-name="ro2">
          <table:table-cell office:value-type="string">
            <text:p>2008-11-25</text:p>
          </table:table-cell>
          <table:table-cell office:value-type="float" office:value="645.05">
            <text:p>645.05</text:p>
          </table:table-cell>
          <table:table-cell office:value-type="float" office:value="614.17">
            <text:p>614.17</text:p>
          </table:table-cell>
          <table:table-cell office:value-type="float" office:value="634.02">
            <text:p>634.02</text:p>
          </table:table-cell>
          <table:table-cell table:number-columns-repeated="2"/>
          <table:table-cell office:value-type="float" office:value="16994647336">
            <text:p>16994647336</text:p>
          </table:table-cell>
          <table:table-cell/>
        </table:table-row>
        <table:table-row table:style-name="ro2">
          <table:table-cell office:value-type="string">
            <text:p>2008-11-26</text:p>
          </table:table-cell>
          <table:table-cell office:value-type="float" office:value="638.88">
            <text:p>638.88</text:p>
          </table:table-cell>
          <table:table-cell office:value-type="float" office:value="617.28">
            <text:p>617.28</text:p>
          </table:table-cell>
          <table:table-cell office:value-type="float" office:value="628.86">
            <text:p>628.86</text:p>
          </table:table-cell>
          <table:table-cell table:number-columns-repeated="2"/>
          <table:table-cell office:value-type="float" office:value="12584780723">
            <text:p>12584780723</text:p>
          </table:table-cell>
          <table:table-cell/>
        </table:table-row>
        <table:table-row table:style-name="ro2">
          <table:table-cell office:value-type="string">
            <text:p>2008-11-27</text:p>
          </table:table-cell>
          <table:table-cell office:value-type="float" office:value="645.76">
            <text:p>645.76</text:p>
          </table:table-cell>
          <table:table-cell office:value-type="float" office:value="628.98">
            <text:p>628.98</text:p>
          </table:table-cell>
          <table:table-cell office:value-type="float" office:value="645.51">
            <text:p>645.51</text:p>
          </table:table-cell>
          <table:table-cell table:number-columns-repeated="2"/>
          <table:table-cell office:value-type="float" office:value="9463899772">
            <text:p>9463899772</text:p>
          </table:table-cell>
          <table:table-cell/>
        </table:table-row>
        <table:table-row table:style-name="ro2">
          <table:table-cell office:value-type="string">
            <text:p>2008-11-28</text:p>
          </table:table-cell>
          <table:table-cell office:value-type="float" office:value="648.03">
            <text:p>648.03</text:p>
          </table:table-cell>
          <table:table-cell office:value-type="float" office:value="628.59">
            <text:p>628.59</text:p>
          </table:table-cell>
          <table:table-cell office:value-type="float" office:value="641.74">
            <text:p>641.74</text:p>
          </table:table-cell>
          <table:table-cell table:number-columns-repeated="2"/>
          <table:table-cell office:value-type="float" office:value="10773694914">
            <text:p>10773694914</text:p>
          </table:table-cell>
          <table:table-cell/>
        </table:table-row>
        <table:table-row table:style-name="ro2">
          <table:table-cell office:value-type="string">
            <text:p>2008-12-01</text:p>
          </table:table-cell>
          <table:table-cell office:value-type="float" office:value="642.63">
            <text:p>642.63</text:p>
          </table:table-cell>
          <table:table-cell office:value-type="float" office:value="605.2">
            <text:p>605.2</text:p>
          </table:table-cell>
          <table:table-cell office:value-type="float" office:value="607.09">
            <text:p>607.09</text:p>
          </table:table-cell>
          <table:table-cell table:number-columns-repeated="2"/>
          <table:table-cell office:value-type="float" office:value="7705908692">
            <text:p>7705908692</text:p>
          </table:table-cell>
          <table:table-cell/>
        </table:table-row>
        <table:table-row table:style-name="ro2">
          <table:table-cell office:value-type="string">
            <text:p>2008-12-02</text:p>
          </table:table-cell>
          <table:table-cell office:value-type="float" office:value="636.64">
            <text:p>636.64</text:p>
          </table:table-cell>
          <table:table-cell office:value-type="float" office:value="591.24">
            <text:p>591.24</text:p>
          </table:table-cell>
          <table:table-cell office:value-type="float" office:value="636.64">
            <text:p>636.64</text:p>
          </table:table-cell>
          <table:table-cell table:number-columns-repeated="2"/>
          <table:table-cell office:value-type="float" office:value="10566785574">
            <text:p>10566785574</text:p>
          </table:table-cell>
          <table:table-cell/>
        </table:table-row>
        <table:table-row table:style-name="ro2">
          <table:table-cell office:value-type="string">
            <text:p>2008-12-03</text:p>
          </table:table-cell>
          <table:table-cell office:value-type="float" office:value="645.55">
            <text:p>645.55</text:p>
          </table:table-cell>
          <table:table-cell office:value-type="float" office:value="622.71">
            <text:p>622.71</text:p>
          </table:table-cell>
          <table:table-cell office:value-type="float" office:value="643.66">
            <text:p>643.66</text:p>
          </table:table-cell>
          <table:table-cell table:number-columns-repeated="2"/>
          <table:table-cell office:value-type="float" office:value="10187018515">
            <text:p>10187018515</text:p>
          </table:table-cell>
          <table:table-cell/>
        </table:table-row>
        <table:table-row table:style-name="ro2">
          <table:table-cell office:value-type="string">
            <text:p>2008-12-04</text:p>
          </table:table-cell>
          <table:table-cell office:value-type="float" office:value="664.54">
            <text:p>664.54</text:p>
          </table:table-cell>
          <table:table-cell office:value-type="float" office:value="633.59">
            <text:p>633.59</text:p>
          </table:table-cell>
          <table:table-cell office:value-type="float" office:value="640.39">
            <text:p>640.39</text:p>
          </table:table-cell>
          <table:table-cell table:number-columns-repeated="2"/>
          <table:table-cell office:value-type="float" office:value="12465043827">
            <text:p>12465043827</text:p>
          </table:table-cell>
          <table:table-cell/>
        </table:table-row>
        <table:table-row table:style-name="ro2">
          <table:table-cell office:value-type="string">
            <text:p>2008-12-05</text:p>
          </table:table-cell>
          <table:table-cell office:value-type="float" office:value="639.74">
            <text:p>639.74</text:p>
          </table:table-cell>
          <table:table-cell office:value-type="float" office:value="603.5">
            <text:p>603.5</text:p>
          </table:table-cell>
          <table:table-cell office:value-type="float" office:value="608.64">
            <text:p>608.64</text:p>
          </table:table-cell>
          <table:table-cell table:number-columns-repeated="2"/>
          <table:table-cell office:value-type="float" office:value="9894453424">
            <text:p>9894453424</text:p>
          </table:table-cell>
          <table:table-cell/>
        </table:table-row>
        <table:table-row table:style-name="ro2">
          <table:table-cell office:value-type="string">
            <text:p>2008-12-08</text:p>
          </table:table-cell>
          <table:table-cell office:value-type="float" office:value="669.59">
            <text:p>669.59</text:p>
          </table:table-cell>
          <table:table-cell office:value-type="float" office:value="611.36">
            <text:p>611.36</text:p>
          </table:table-cell>
          <table:table-cell office:value-type="float" office:value="666.65">
            <text:p>666.65</text:p>
          </table:table-cell>
          <table:table-cell table:number-columns-repeated="2"/>
          <table:table-cell office:value-type="float" office:value="12129466223">
            <text:p>12129466223</text:p>
          </table:table-cell>
          <table:table-cell/>
        </table:table-row>
        <table:table-row table:style-name="ro2">
          <table:table-cell office:value-type="string">
            <text:p>2008-12-09</text:p>
          </table:table-cell>
          <table:table-cell office:value-type="float" office:value="692.56">
            <text:p>692.56</text:p>
          </table:table-cell>
          <table:table-cell office:value-type="float" office:value="653.29">
            <text:p>653.29</text:p>
          </table:table-cell>
          <table:table-cell office:value-type="float" office:value="685.42">
            <text:p>685.42</text:p>
          </table:table-cell>
          <table:table-cell table:number-columns-repeated="2"/>
          <table:table-cell office:value-type="float" office:value="16792956848">
            <text:p>16792956848</text:p>
          </table:table-cell>
          <table:table-cell/>
        </table:table-row>
        <table:table-row table:style-name="ro2">
          <table:table-cell office:value-type="string">
            <text:p>2008-12-10</text:p>
          </table:table-cell>
          <table:table-cell office:value-type="float" office:value="688.63">
            <text:p>688.63</text:p>
          </table:table-cell>
          <table:table-cell office:value-type="float" office:value="672.07">
            <text:p>672.07</text:p>
          </table:table-cell>
          <table:table-cell office:value-type="float" office:value="688.33">
            <text:p>688.33</text:p>
          </table:table-cell>
          <table:table-cell table:number-columns-repeated="2"/>
          <table:table-cell office:value-type="float" office:value="11932135932">
            <text:p>11932135932</text:p>
          </table:table-cell>
          <table:table-cell/>
        </table:table-row>
        <table:table-row table:style-name="ro2">
          <table:table-cell office:value-type="string">
            <text:p>2008-12-11</text:p>
          </table:table-cell>
          <table:table-cell office:value-type="float" office:value="687.58">
            <text:p>687.58</text:p>
          </table:table-cell>
          <table:table-cell office:value-type="float" office:value="669.43">
            <text:p>669.43</text:p>
          </table:table-cell>
          <table:table-cell office:value-type="float" office:value="676.78">
            <text:p>676.78</text:p>
          </table:table-cell>
          <table:table-cell table:number-columns-repeated="2"/>
          <table:table-cell office:value-type="float" office:value="10857994390">
            <text:p>10857994390</text:p>
          </table:table-cell>
          <table:table-cell/>
        </table:table-row>
        <table:table-row table:style-name="ro2">
          <table:table-cell office:value-type="string">
            <text:p>2008-12-12</text:p>
          </table:table-cell>
          <table:table-cell office:value-type="float" office:value="673.57">
            <text:p>673.57</text:p>
          </table:table-cell>
          <table:table-cell office:value-type="float" office:value="646.17">
            <text:p>646.17</text:p>
          </table:table-cell>
          <table:table-cell office:value-type="float" office:value="659.8">
            <text:p>659.8</text:p>
          </table:table-cell>
          <table:table-cell table:number-columns-repeated="2"/>
          <table:table-cell office:value-type="float" office:value="9787130933">
            <text:p>9787130933</text:p>
          </table:table-cell>
          <table:table-cell/>
        </table:table-row>
        <table:table-row table:style-name="ro2">
          <table:table-cell office:value-type="string">
            <text:p>2008-12-15</text:p>
          </table:table-cell>
          <table:table-cell office:value-type="float" office:value="672.56">
            <text:p>672.56</text:p>
          </table:table-cell>
          <table:table-cell office:value-type="float" office:value="650.41">
            <text:p>650.41</text:p>
          </table:table-cell>
          <table:table-cell office:value-type="float" office:value="651.18">
            <text:p>651.18</text:p>
          </table:table-cell>
          <table:table-cell table:number-columns-repeated="2"/>
          <table:table-cell office:value-type="float" office:value="8607209094">
            <text:p>8607209094</text:p>
          </table:table-cell>
          <table:table-cell/>
        </table:table-row>
        <table:table-row table:style-name="ro2">
          <table:table-cell office:value-type="string">
            <text:p>2008-12-16</text:p>
          </table:table-cell>
          <table:table-cell office:value-type="float" office:value="667.02">
            <text:p>667.02</text:p>
          </table:table-cell>
          <table:table-cell office:value-type="float" office:value="649.32">
            <text:p>649.32</text:p>
          </table:table-cell>
          <table:table-cell office:value-type="float" office:value="667">
            <text:p>667</text:p>
          </table:table-cell>
          <table:table-cell table:number-columns-repeated="2"/>
          <table:table-cell office:value-type="float" office:value="9396621624">
            <text:p>9396621624</text:p>
          </table:table-cell>
          <table:table-cell/>
        </table:table-row>
        <table:table-row table:style-name="ro2">
          <table:table-cell office:value-type="string">
            <text:p>2008-12-17</text:p>
          </table:table-cell>
          <table:table-cell office:value-type="float" office:value="679.61">
            <text:p>679.61</text:p>
          </table:table-cell>
          <table:table-cell office:value-type="float" office:value="654.61">
            <text:p>654.61</text:p>
          </table:table-cell>
          <table:table-cell office:value-type="float" office:value="664.34">
            <text:p>664.34</text:p>
          </table:table-cell>
          <table:table-cell table:number-columns-repeated="2"/>
          <table:table-cell office:value-type="float" office:value="10754996134">
            <text:p>10754996134</text:p>
          </table:table-cell>
          <table:table-cell/>
        </table:table-row>
        <table:table-row table:style-name="ro2">
          <table:table-cell office:value-type="string">
            <text:p>2008-12-18</text:p>
          </table:table-cell>
          <table:table-cell office:value-type="float" office:value="677.06">
            <text:p>677.06</text:p>
          </table:table-cell>
          <table:table-cell office:value-type="float" office:value="664.72">
            <text:p>664.72</text:p>
          </table:table-cell>
          <table:table-cell office:value-type="float" office:value="672.26">
            <text:p>672.26</text:p>
          </table:table-cell>
          <table:table-cell table:number-columns-repeated="2"/>
          <table:table-cell office:value-type="float" office:value="9827439631">
            <text:p>9827439631</text:p>
          </table:table-cell>
          <table:table-cell/>
        </table:table-row>
        <table:table-row table:style-name="ro2">
          <table:table-cell office:value-type="string">
            <text:p>2008-12-19</text:p>
          </table:table-cell>
          <table:table-cell office:value-type="float" office:value="672.38">
            <text:p>672.38</text:p>
          </table:table-cell>
          <table:table-cell office:value-type="float" office:value="662.89">
            <text:p>662.89</text:p>
          </table:table-cell>
          <table:table-cell office:value-type="float" office:value="663.98">
            <text:p>663.98</text:p>
          </table:table-cell>
          <table:table-cell table:number-columns-repeated="2"/>
          <table:table-cell office:value-type="float" office:value="9560341228">
            <text:p>9560341228</text:p>
          </table:table-cell>
          <table:table-cell/>
        </table:table-row>
        <table:table-row table:style-name="ro2">
          <table:table-cell office:value-type="string">
            <text:p>2008-12-22</text:p>
          </table:table-cell>
          <table:table-cell office:value-type="float" office:value="664.83">
            <text:p>664.83</text:p>
          </table:table-cell>
          <table:table-cell office:value-type="float" office:value="650.62">
            <text:p>650.62</text:p>
          </table:table-cell>
          <table:table-cell office:value-type="float" office:value="655.63">
            <text:p>655.63</text:p>
          </table:table-cell>
          <table:table-cell table:number-columns-repeated="2"/>
          <table:table-cell office:value-type="float" office:value="7183133416">
            <text:p>7183133416</text:p>
          </table:table-cell>
          <table:table-cell/>
        </table:table-row>
        <table:table-row table:style-name="ro2">
          <table:table-cell office:value-type="string">
            <text:p>2008-12-23</text:p>
          </table:table-cell>
          <table:table-cell office:value-type="float" office:value="661.6">
            <text:p>661.6</text:p>
          </table:table-cell>
          <table:table-cell office:value-type="float" office:value="649.92">
            <text:p>649.92</text:p>
          </table:table-cell>
          <table:table-cell office:value-type="float" office:value="659.18">
            <text:p>659.18</text:p>
          </table:table-cell>
          <table:table-cell table:number-columns-repeated="2"/>
          <table:table-cell office:value-type="float" office:value="5709866048">
            <text:p>5709866048</text:p>
          </table:table-cell>
          <table:table-cell/>
        </table:table-row>
        <table:table-row table:style-name="ro2">
          <table:table-cell office:value-type="string">
            <text:p>2008-12-29</text:p>
          </table:table-cell>
          <table:table-cell office:value-type="float" office:value="665.69">
            <text:p>665.69</text:p>
          </table:table-cell>
          <table:table-cell office:value-type="float" office:value="654.28">
            <text:p>654.28</text:p>
          </table:table-cell>
          <table:table-cell office:value-type="float" office:value="657.27">
            <text:p>657.27</text:p>
          </table:table-cell>
          <table:table-cell table:number-columns-repeated="2"/>
          <table:table-cell office:value-type="float" office:value="4222194774">
            <text:p>4222194774</text:p>
          </table:table-cell>
          <table:table-cell/>
        </table:table-row>
        <table:table-row table:style-name="ro2">
          <table:table-cell office:value-type="string">
            <text:p>2008-12-30</text:p>
          </table:table-cell>
          <table:table-cell office:value-type="float" office:value="666.93">
            <text:p>666.93</text:p>
          </table:table-cell>
          <table:table-cell office:value-type="float" office:value="657.52">
            <text:p>657.52</text:p>
          </table:table-cell>
          <table:table-cell office:value-type="float" office:value="662.33">
            <text:p>662.33</text:p>
          </table:table-cell>
          <table:table-cell table:number-columns-repeated="2"/>
          <table:table-cell office:value-type="float" office:value="7005494751">
            <text:p>7005494751</text:p>
          </table:table-cell>
          <table:table-cell/>
        </table:table-row>
        <table:table-row table:style-name="ro2">
          <table:table-cell office:value-type="string">
            <text:p>2009-01-02</text:p>
          </table:table-cell>
          <table:table-cell office:value-type="float" office:value="696.1">
            <text:p>696.1</text:p>
          </table:table-cell>
          <table:table-cell office:value-type="float" office:value="665.52">
            <text:p>665.52</text:p>
          </table:table-cell>
          <table:table-cell office:value-type="float" office:value="693.78">
            <text:p>693.78</text:p>
          </table:table-cell>
          <table:table-cell table:number-columns-repeated="2"/>
          <table:table-cell office:value-type="float" office:value="5777689099">
            <text:p>5777689099</text:p>
          </table:table-cell>
          <table:table-cell/>
        </table:table-row>
        <table:table-row table:style-name="ro2">
          <table:table-cell office:value-type="string">
            <text:p>2009-01-05</text:p>
          </table:table-cell>
          <table:table-cell office:value-type="float" office:value="704.51">
            <text:p>704.51</text:p>
          </table:table-cell>
          <table:table-cell office:value-type="float" office:value="690.25">
            <text:p>690.25</text:p>
          </table:table-cell>
          <table:table-cell office:value-type="float" office:value="693.76">
            <text:p>693.76</text:p>
          </table:table-cell>
          <table:table-cell table:number-columns-repeated="2"/>
          <table:table-cell office:value-type="float" office:value="3953752184">
            <text:p>3953752184</text:p>
          </table:table-cell>
          <table:table-cell/>
        </table:table-row>
        <table:table-row table:style-name="ro2">
          <table:table-cell office:value-type="string">
            <text:p>2009-01-07</text:p>
          </table:table-cell>
          <table:table-cell office:value-type="float" office:value="704.7">
            <text:p>704.7</text:p>
          </table:table-cell>
          <table:table-cell office:value-type="float" office:value="694.51">
            <text:p>694.51</text:p>
          </table:table-cell>
          <table:table-cell office:value-type="float" office:value="701.41">
            <text:p>701.41</text:p>
          </table:table-cell>
          <table:table-cell table:number-columns-repeated="2"/>
          <table:table-cell office:value-type="float" office:value="11265690973">
            <text:p>11265690973</text:p>
          </table:table-cell>
          <table:table-cell/>
        </table:table-row>
        <table:table-row table:style-name="ro2">
          <table:table-cell office:value-type="string">
            <text:p>2009-01-08</text:p>
          </table:table-cell>
          <table:table-cell office:value-type="float" office:value="700.15">
            <text:p>700.15</text:p>
          </table:table-cell>
          <table:table-cell office:value-type="float" office:value="684.42">
            <text:p>684.42</text:p>
          </table:table-cell>
          <table:table-cell office:value-type="float" office:value="695.95">
            <text:p>695.95</text:p>
          </table:table-cell>
          <table:table-cell table:number-columns-repeated="2"/>
          <table:table-cell office:value-type="float" office:value="9881842253">
            <text:p>9881842253</text:p>
          </table:table-cell>
          <table:table-cell/>
        </table:table-row>
        <table:table-row table:style-name="ro2">
          <table:table-cell office:value-type="string">
            <text:p>2009-01-09</text:p>
          </table:table-cell>
          <table:table-cell office:value-type="float" office:value="695.7">
            <text:p>695.7</text:p>
          </table:table-cell>
          <table:table-cell office:value-type="float" office:value="683.08">
            <text:p>683.08</text:p>
          </table:table-cell>
          <table:table-cell office:value-type="float" office:value="685.83">
            <text:p>685.83</text:p>
          </table:table-cell>
          <table:table-cell table:number-columns-repeated="2"/>
          <table:table-cell office:value-type="float" office:value="8932622712">
            <text:p>8932622712</text:p>
          </table:table-cell>
          <table:table-cell/>
        </table:table-row>
        <table:table-row table:style-name="ro2">
          <table:table-cell office:value-type="string">
            <text:p>2009-01-12</text:p>
          </table:table-cell>
          <table:table-cell office:value-type="float" office:value="684.95">
            <text:p>684.95</text:p>
          </table:table-cell>
          <table:table-cell office:value-type="float" office:value="666.01">
            <text:p>666.01</text:p>
          </table:table-cell>
          <table:table-cell office:value-type="float" office:value="667.97">
            <text:p>667.97</text:p>
          </table:table-cell>
          <table:table-cell table:number-columns-repeated="2"/>
          <table:table-cell office:value-type="float" office:value="7779902706">
            <text:p>7779902706</text:p>
          </table:table-cell>
          <table:table-cell/>
        </table:table-row>
        <table:table-row table:style-name="ro2">
          <table:table-cell office:value-type="string">
            <text:p>2009-01-13</text:p>
          </table:table-cell>
          <table:table-cell office:value-type="float" office:value="667.09">
            <text:p>667.09</text:p>
          </table:table-cell>
          <table:table-cell office:value-type="float" office:value="649.01">
            <text:p>649.01</text:p>
          </table:table-cell>
          <table:table-cell office:value-type="float" office:value="656.62">
            <text:p>656.62</text:p>
          </table:table-cell>
          <table:table-cell table:number-columns-repeated="2"/>
          <table:table-cell office:value-type="float" office:value="10375304914">
            <text:p>10375304914</text:p>
          </table:table-cell>
          <table:table-cell/>
        </table:table-row>
        <table:table-row table:style-name="ro2">
          <table:table-cell office:value-type="string">
            <text:p>2009-01-14</text:p>
          </table:table-cell>
          <table:table-cell office:value-type="float" office:value="662.58">
            <text:p>662.58</text:p>
          </table:table-cell>
          <table:table-cell office:value-type="float" office:value="619.01">
            <text:p>619.01</text:p>
          </table:table-cell>
          <table:table-cell office:value-type="float" office:value="622.59">
            <text:p>622.59</text:p>
          </table:table-cell>
          <table:table-cell table:number-columns-repeated="2"/>
          <table:table-cell office:value-type="float" office:value="14021391198">
            <text:p>14021391198</text:p>
          </table:table-cell>
          <table:table-cell/>
        </table:table-row>
        <table:table-row table:style-name="ro2">
          <table:table-cell office:value-type="string">
            <text:p>2009-01-15</text:p>
          </table:table-cell>
          <table:table-cell office:value-type="float" office:value="634.01">
            <text:p>634.01</text:p>
          </table:table-cell>
          <table:table-cell office:value-type="float" office:value="611.39">
            <text:p>611.39</text:p>
          </table:table-cell>
          <table:table-cell office:value-type="float" office:value="620.32">
            <text:p>620.32</text:p>
          </table:table-cell>
          <table:table-cell table:number-columns-repeated="2"/>
          <table:table-cell office:value-type="float" office:value="12622451033">
            <text:p>12622451033</text:p>
          </table:table-cell>
          <table:table-cell/>
        </table:table-row>
        <table:table-row table:style-name="ro2">
          <table:table-cell office:value-type="string">
            <text:p>2009-01-16</text:p>
          </table:table-cell>
          <table:table-cell office:value-type="float" office:value="636.8">
            <text:p>636.8</text:p>
          </table:table-cell>
          <table:table-cell office:value-type="float" office:value="621.2">
            <text:p>621.2</text:p>
          </table:table-cell>
          <table:table-cell office:value-type="float" office:value="628.69">
            <text:p>628.69</text:p>
          </table:table-cell>
          <table:table-cell table:number-columns-repeated="2"/>
          <table:table-cell office:value-type="float" office:value="9189106062">
            <text:p>9189106062</text:p>
          </table:table-cell>
          <table:table-cell/>
        </table:table-row>
        <table:table-row table:style-name="ro2">
          <table:table-cell office:value-type="string">
            <text:p>2009-01-19</text:p>
          </table:table-cell>
          <table:table-cell office:value-type="float" office:value="638.61">
            <text:p>638.61</text:p>
          </table:table-cell>
          <table:table-cell office:value-type="float" office:value="614.1">
            <text:p>614.1</text:p>
          </table:table-cell>
          <table:table-cell office:value-type="float" office:value="621.8">
            <text:p>621.8</text:p>
          </table:table-cell>
          <table:table-cell table:number-columns-repeated="2"/>
          <table:table-cell office:value-type="float" office:value="10631163371">
            <text:p>10631163371</text:p>
          </table:table-cell>
          <table:table-cell/>
        </table:table-row>
        <table:table-row table:style-name="ro2">
          <table:table-cell office:value-type="string">
            <text:p>2009-01-20</text:p>
          </table:table-cell>
          <table:table-cell office:value-type="float" office:value="627.42">
            <text:p>627.42</text:p>
          </table:table-cell>
          <table:table-cell office:value-type="float" office:value="595">
            <text:p>595</text:p>
          </table:table-cell>
          <table:table-cell office:value-type="float" office:value="597.76">
            <text:p>597.76</text:p>
          </table:table-cell>
          <table:table-cell table:number-columns-repeated="2"/>
          <table:table-cell office:value-type="float" office:value="12887953891">
            <text:p>12887953891</text:p>
          </table:table-cell>
          <table:table-cell/>
        </table:table-row>
        <table:table-row table:style-name="ro2">
          <table:table-cell office:value-type="string">
            <text:p>2009-01-21</text:p>
          </table:table-cell>
          <table:table-cell office:value-type="float" office:value="620.49">
            <text:p>620.49</text:p>
          </table:table-cell>
          <table:table-cell office:value-type="float" office:value="591.54">
            <text:p>591.54</text:p>
          </table:table-cell>
          <table:table-cell office:value-type="float" office:value="615.11">
            <text:p>615.11</text:p>
          </table:table-cell>
          <table:table-cell table:number-columns-repeated="2"/>
          <table:table-cell office:value-type="float" office:value="17656240860">
            <text:p>17656240860</text:p>
          </table:table-cell>
          <table:table-cell/>
        </table:table-row>
        <table:table-row table:style-name="ro2">
          <table:table-cell office:value-type="string">
            <text:p>2009-01-22</text:p>
          </table:table-cell>
          <table:table-cell office:value-type="float" office:value="628.03">
            <text:p>628.03</text:p>
          </table:table-cell>
          <table:table-cell office:value-type="float" office:value="606.19">
            <text:p>606.19</text:p>
          </table:table-cell>
          <table:table-cell office:value-type="float" office:value="608.73">
            <text:p>608.73</text:p>
          </table:table-cell>
          <table:table-cell table:number-columns-repeated="2"/>
          <table:table-cell office:value-type="float" office:value="11682464379">
            <text:p>11682464379</text:p>
          </table:table-cell>
          <table:table-cell/>
        </table:table-row>
        <table:table-row table:style-name="ro2">
          <table:table-cell office:value-type="string">
            <text:p>2009-01-23</text:p>
          </table:table-cell>
          <table:table-cell office:value-type="float" office:value="610.54">
            <text:p>610.54</text:p>
          </table:table-cell>
          <table:table-cell office:value-type="float" office:value="591.31">
            <text:p>591.31</text:p>
          </table:table-cell>
          <table:table-cell office:value-type="float" office:value="604.12">
            <text:p>604.12</text:p>
          </table:table-cell>
          <table:table-cell table:number-columns-repeated="2"/>
          <table:table-cell office:value-type="float" office:value="10538372868">
            <text:p>10538372868</text:p>
          </table:table-cell>
          <table:table-cell/>
        </table:table-row>
        <table:table-row table:style-name="ro2">
          <table:table-cell office:value-type="string">
            <text:p>2009-01-26</text:p>
          </table:table-cell>
          <table:table-cell office:value-type="float" office:value="625.2">
            <text:p>625.2</text:p>
          </table:table-cell>
          <table:table-cell office:value-type="float" office:value="600.05">
            <text:p>600.05</text:p>
          </table:table-cell>
          <table:table-cell office:value-type="float" office:value="623.25">
            <text:p>623.25</text:p>
          </table:table-cell>
          <table:table-cell table:number-columns-repeated="2"/>
          <table:table-cell office:value-type="float" office:value="10720866441">
            <text:p>10720866441</text:p>
          </table:table-cell>
          <table:table-cell/>
        </table:table-row>
        <table:table-row table:style-name="ro2">
          <table:table-cell office:value-type="string">
            <text:p>2009-01-27</text:p>
          </table:table-cell>
          <table:table-cell office:value-type="float" office:value="625">
            <text:p>625</text:p>
          </table:table-cell>
          <table:table-cell office:value-type="float" office:value="610.53">
            <text:p>610.53</text:p>
          </table:table-cell>
          <table:table-cell office:value-type="float" office:value="624.05">
            <text:p>624.05</text:p>
          </table:table-cell>
          <table:table-cell table:number-columns-repeated="2"/>
          <table:table-cell office:value-type="float" office:value="10963601838">
            <text:p>10963601838</text:p>
          </table:table-cell>
          <table:table-cell/>
        </table:table-row>
        <table:table-row table:style-name="ro2">
          <table:table-cell office:value-type="string">
            <text:p>2009-01-28</text:p>
          </table:table-cell>
          <table:table-cell office:value-type="float" office:value="643.3">
            <text:p>643.3</text:p>
          </table:table-cell>
          <table:table-cell office:value-type="float" office:value="625.05">
            <text:p>625.05</text:p>
          </table:table-cell>
          <table:table-cell office:value-type="float" office:value="639.29">
            <text:p>639.29</text:p>
          </table:table-cell>
          <table:table-cell table:number-columns-repeated="2"/>
          <table:table-cell office:value-type="float" office:value="12528456562">
            <text:p>12528456562</text:p>
          </table:table-cell>
          <table:table-cell/>
        </table:table-row>
        <table:table-row table:style-name="ro2">
          <table:table-cell office:value-type="string">
            <text:p>2009-01-29</text:p>
          </table:table-cell>
          <table:table-cell office:value-type="float" office:value="639.42">
            <text:p>639.42</text:p>
          </table:table-cell>
          <table:table-cell office:value-type="float" office:value="614.25">
            <text:p>614.25</text:p>
          </table:table-cell>
          <table:table-cell office:value-type="float" office:value="616.1">
            <text:p>616.1</text:p>
          </table:table-cell>
          <table:table-cell table:number-columns-repeated="2"/>
          <table:table-cell office:value-type="float" office:value="12800631637">
            <text:p>12800631637</text:p>
          </table:table-cell>
          <table:table-cell/>
        </table:table-row>
        <table:table-row table:style-name="ro2">
          <table:table-cell office:value-type="string">
            <text:p>2009-01-30</text:p>
          </table:table-cell>
          <table:table-cell office:value-type="float" office:value="627.61">
            <text:p>627.61</text:p>
          </table:table-cell>
          <table:table-cell office:value-type="float" office:value="613.16">
            <text:p>613.16</text:p>
          </table:table-cell>
          <table:table-cell office:value-type="float" office:value="617.38">
            <text:p>617.38</text:p>
          </table:table-cell>
          <table:table-cell table:number-columns-repeated="2"/>
          <table:table-cell office:value-type="float" office:value="12093122860">
            <text:p>12093122860</text:p>
          </table:table-cell>
          <table:table-cell/>
        </table:table-row>
        <table:table-row table:style-name="ro2">
          <table:table-cell office:value-type="string">
            <text:p>2009-02-02</text:p>
          </table:table-cell>
          <table:table-cell office:value-type="float" office:value="617.5">
            <text:p>617.5</text:p>
          </table:table-cell>
          <table:table-cell office:value-type="float" office:value="595.62">
            <text:p>595.62</text:p>
          </table:table-cell>
          <table:table-cell office:value-type="float" office:value="602.08">
            <text:p>602.08</text:p>
          </table:table-cell>
          <table:table-cell table:number-columns-repeated="2"/>
          <table:table-cell office:value-type="float" office:value="9151207243">
            <text:p>9151207243</text:p>
          </table:table-cell>
          <table:table-cell/>
        </table:table-row>
        <table:table-row table:style-name="ro2">
          <table:table-cell office:value-type="string">
            <text:p>2009-02-03</text:p>
          </table:table-cell>
          <table:table-cell office:value-type="float" office:value="623.64">
            <text:p>623.64</text:p>
          </table:table-cell>
          <table:table-cell office:value-type="float" office:value="597.7">
            <text:p>597.7</text:p>
          </table:table-cell>
          <table:table-cell office:value-type="float" office:value="622.74">
            <text:p>622.74</text:p>
          </table:table-cell>
          <table:table-cell table:number-columns-repeated="2"/>
          <table:table-cell office:value-type="float" office:value="11868009950">
            <text:p>11868009950</text:p>
          </table:table-cell>
          <table:table-cell/>
        </table:table-row>
        <table:table-row table:style-name="ro2">
          <table:table-cell office:value-type="string">
            <text:p>2009-02-04</text:p>
          </table:table-cell>
          <table:table-cell office:value-type="float" office:value="649.28">
            <text:p>649.28</text:p>
          </table:table-cell>
          <table:table-cell office:value-type="float" office:value="620.67">
            <text:p>620.67</text:p>
          </table:table-cell>
          <table:table-cell office:value-type="float" office:value="644.71">
            <text:p>644.71</text:p>
          </table:table-cell>
          <table:table-cell table:number-columns-repeated="2"/>
          <table:table-cell office:value-type="float" office:value="15290550302">
            <text:p>15290550302</text:p>
          </table:table-cell>
          <table:table-cell/>
        </table:table-row>
        <table:table-row table:style-name="ro2">
          <table:table-cell office:value-type="string">
            <text:p>2009-02-05</text:p>
          </table:table-cell>
          <table:table-cell office:value-type="float" office:value="644">
            <text:p>644</text:p>
          </table:table-cell>
          <table:table-cell office:value-type="float" office:value="627.68">
            <text:p>627.68</text:p>
          </table:table-cell>
          <table:table-cell office:value-type="float" office:value="643.2">
            <text:p>643.2</text:p>
          </table:table-cell>
          <table:table-cell table:number-columns-repeated="2"/>
          <table:table-cell office:value-type="float" office:value="12500846349">
            <text:p>12500846349</text:p>
          </table:table-cell>
          <table:table-cell/>
        </table:table-row>
        <table:table-row table:style-name="ro2">
          <table:table-cell office:value-type="string">
            <text:p>2009-02-06</text:p>
          </table:table-cell>
          <table:table-cell office:value-type="float" office:value="673.65">
            <text:p>673.65</text:p>
          </table:table-cell>
          <table:table-cell office:value-type="float" office:value="642.45">
            <text:p>642.45</text:p>
          </table:table-cell>
          <table:table-cell office:value-type="float" office:value="670.54">
            <text:p>670.54</text:p>
          </table:table-cell>
          <table:table-cell table:number-columns-repeated="2"/>
          <table:table-cell office:value-type="float" office:value="15127281717">
            <text:p>15127281717</text:p>
          </table:table-cell>
          <table:table-cell/>
        </table:table-row>
        <table:table-row table:style-name="ro2">
          <table:table-cell office:value-type="string">
            <text:p>2009-02-09</text:p>
          </table:table-cell>
          <table:table-cell office:value-type="float" office:value="690.51">
            <text:p>690.51</text:p>
          </table:table-cell>
          <table:table-cell office:value-type="float" office:value="663.79">
            <text:p>663.79</text:p>
          </table:table-cell>
          <table:table-cell office:value-type="float" office:value="688.42">
            <text:p>688.42</text:p>
          </table:table-cell>
          <table:table-cell table:number-columns-repeated="2"/>
          <table:table-cell office:value-type="float" office:value="14496059081">
            <text:p>14496059081</text:p>
          </table:table-cell>
          <table:table-cell/>
        </table:table-row>
        <table:table-row table:style-name="ro2">
          <table:table-cell office:value-type="string">
            <text:p>2009-02-10</text:p>
          </table:table-cell>
          <table:table-cell office:value-type="float" office:value="687.13">
            <text:p>687.13</text:p>
          </table:table-cell>
          <table:table-cell office:value-type="float" office:value="672.78">
            <text:p>672.78</text:p>
          </table:table-cell>
          <table:table-cell office:value-type="float" office:value="676.48">
            <text:p>676.48</text:p>
          </table:table-cell>
          <table:table-cell table:number-columns-repeated="2"/>
          <table:table-cell office:value-type="float" office:value="13676188962">
            <text:p>13676188962</text:p>
          </table:table-cell>
          <table:table-cell/>
        </table:table-row>
        <table:table-row table:style-name="ro2">
          <table:table-cell office:value-type="string">
            <text:p>2009-02-11</text:p>
          </table:table-cell>
          <table:table-cell office:value-type="float" office:value="684.23">
            <text:p>684.23</text:p>
          </table:table-cell>
          <table:table-cell office:value-type="float" office:value="665.34">
            <text:p>665.34</text:p>
          </table:table-cell>
          <table:table-cell office:value-type="float" office:value="676.35">
            <text:p>676.35</text:p>
          </table:table-cell>
          <table:table-cell table:number-columns-repeated="2"/>
          <table:table-cell office:value-type="float" office:value="10908241435">
            <text:p>10908241435</text:p>
          </table:table-cell>
          <table:table-cell/>
        </table:table-row>
        <table:table-row table:style-name="ro2">
          <table:table-cell office:value-type="string">
            <text:p>2009-02-12</text:p>
          </table:table-cell>
          <table:table-cell office:value-type="float" office:value="676.06">
            <text:p>676.06</text:p>
          </table:table-cell>
          <table:table-cell office:value-type="float" office:value="657.99">
            <text:p>657.99</text:p>
          </table:table-cell>
          <table:table-cell office:value-type="float" office:value="672.86">
            <text:p>672.86</text:p>
          </table:table-cell>
          <table:table-cell table:number-columns-repeated="2"/>
          <table:table-cell office:value-type="float" office:value="13271945892">
            <text:p>13271945892</text:p>
          </table:table-cell>
          <table:table-cell/>
        </table:table-row>
        <table:table-row table:style-name="ro2">
          <table:table-cell office:value-type="string">
            <text:p>2009-02-13</text:p>
          </table:table-cell>
          <table:table-cell office:value-type="float" office:value="685.48">
            <text:p>685.48</text:p>
          </table:table-cell>
          <table:table-cell office:value-type="float" office:value="673.36">
            <text:p>673.36</text:p>
          </table:table-cell>
          <table:table-cell office:value-type="float" office:value="677.7">
            <text:p>677.7</text:p>
          </table:table-cell>
          <table:table-cell table:number-columns-repeated="2"/>
          <table:table-cell office:value-type="float" office:value="11986485086">
            <text:p>11986485086</text:p>
          </table:table-cell>
          <table:table-cell/>
        </table:table-row>
        <table:table-row table:style-name="ro2">
          <table:table-cell office:value-type="string">
            <text:p>2009-02-16</text:p>
          </table:table-cell>
          <table:table-cell office:value-type="float" office:value="686.66">
            <text:p>686.66</text:p>
          </table:table-cell>
          <table:table-cell office:value-type="float" office:value="671.87">
            <text:p>671.87</text:p>
          </table:table-cell>
          <table:table-cell office:value-type="float" office:value="681.61">
            <text:p>681.61</text:p>
          </table:table-cell>
          <table:table-cell table:number-columns-repeated="2"/>
          <table:table-cell office:value-type="float" office:value="8070416442">
            <text:p>8070416442</text:p>
          </table:table-cell>
          <table:table-cell/>
        </table:table-row>
        <table:table-row table:style-name="ro2">
          <table:table-cell office:value-type="string">
            <text:p>2009-02-17</text:p>
          </table:table-cell>
          <table:table-cell office:value-type="float" office:value="680.73">
            <text:p>680.73</text:p>
          </table:table-cell>
          <table:table-cell office:value-type="float" office:value="645.36">
            <text:p>645.36</text:p>
          </table:table-cell>
          <table:table-cell office:value-type="float" office:value="647.84">
            <text:p>647.84</text:p>
          </table:table-cell>
          <table:table-cell table:number-columns-repeated="2"/>
          <table:table-cell office:value-type="float" office:value="12467446421">
            <text:p>12467446421</text:p>
          </table:table-cell>
          <table:table-cell/>
        </table:table-row>
        <table:table-row table:style-name="ro2">
          <table:table-cell office:value-type="string">
            <text:p>2009-02-18</text:p>
          </table:table-cell>
          <table:table-cell office:value-type="float" office:value="655.74">
            <text:p>655.74</text:p>
          </table:table-cell>
          <table:table-cell office:value-type="float" office:value="636.07">
            <text:p>636.07</text:p>
          </table:table-cell>
          <table:table-cell office:value-type="float" office:value="653.24">
            <text:p>653.24</text:p>
          </table:table-cell>
          <table:table-cell table:number-columns-repeated="2"/>
          <table:table-cell office:value-type="float" office:value="12997041001">
            <text:p>12997041001</text:p>
          </table:table-cell>
          <table:table-cell/>
        </table:table-row>
        <table:table-row table:style-name="ro2">
          <table:table-cell office:value-type="string">
            <text:p>2009-02-19</text:p>
          </table:table-cell>
          <table:table-cell office:value-type="float" office:value="663.79">
            <text:p>663.79</text:p>
          </table:table-cell>
          <table:table-cell office:value-type="float" office:value="646.11">
            <text:p>646.11</text:p>
          </table:table-cell>
          <table:table-cell office:value-type="float" office:value="662.45">
            <text:p>662.45</text:p>
          </table:table-cell>
          <table:table-cell table:number-columns-repeated="2"/>
          <table:table-cell office:value-type="float" office:value="12070602310">
            <text:p>12070602310</text:p>
          </table:table-cell>
          <table:table-cell/>
        </table:table-row>
        <table:table-row table:style-name="ro2">
          <table:table-cell office:value-type="string">
            <text:p>2009-02-20</text:p>
          </table:table-cell>
          <table:table-cell office:value-type="float" office:value="661.19">
            <text:p>661.19</text:p>
          </table:table-cell>
          <table:table-cell office:value-type="float" office:value="635.93">
            <text:p>635.93</text:p>
          </table:table-cell>
          <table:table-cell office:value-type="float" office:value="636.14">
            <text:p>636.14</text:p>
          </table:table-cell>
          <table:table-cell table:number-columns-repeated="2"/>
          <table:table-cell office:value-type="float" office:value="12305179971">
            <text:p>12305179971</text:p>
          </table:table-cell>
          <table:table-cell/>
        </table:table-row>
        <table:table-row table:style-name="ro2">
          <table:table-cell office:value-type="string">
            <text:p>2009-02-23</text:p>
          </table:table-cell>
          <table:table-cell office:value-type="float" office:value="646.82">
            <text:p>646.82</text:p>
          </table:table-cell>
          <table:table-cell office:value-type="float" office:value="617.8">
            <text:p>617.8</text:p>
          </table:table-cell>
          <table:table-cell office:value-type="float" office:value="619.13">
            <text:p>619.13</text:p>
          </table:table-cell>
          <table:table-cell table:number-columns-repeated="2"/>
          <table:table-cell office:value-type="float" office:value="9733650559">
            <text:p>9733650559</text:p>
          </table:table-cell>
          <table:table-cell/>
        </table:table-row>
        <table:table-row table:style-name="ro2">
          <table:table-cell office:value-type="string">
            <text:p>2009-02-24</text:p>
          </table:table-cell>
          <table:table-cell office:value-type="float" office:value="629.11">
            <text:p>629.11</text:p>
          </table:table-cell>
          <table:table-cell office:value-type="float" office:value="608.57">
            <text:p>608.57</text:p>
          </table:table-cell>
          <table:table-cell office:value-type="float" office:value="617.95">
            <text:p>617.95</text:p>
          </table:table-cell>
          <table:table-cell table:number-columns-repeated="2"/>
          <table:table-cell office:value-type="float" office:value="12400471399">
            <text:p>12400471399</text:p>
          </table:table-cell>
          <table:table-cell/>
        </table:table-row>
        <table:table-row table:style-name="ro2">
          <table:table-cell office:value-type="string">
            <text:p>2009-02-25</text:p>
          </table:table-cell>
          <table:table-cell office:value-type="float" office:value="633.7">
            <text:p>633.7</text:p>
          </table:table-cell>
          <table:table-cell office:value-type="float" office:value="615.88">
            <text:p>615.88</text:p>
          </table:table-cell>
          <table:table-cell office:value-type="float" office:value="617.4">
            <text:p>617.4</text:p>
          </table:table-cell>
          <table:table-cell table:number-columns-repeated="2"/>
          <table:table-cell office:value-type="float" office:value="9904002533">
            <text:p>9904002533</text:p>
          </table:table-cell>
          <table:table-cell/>
        </table:table-row>
        <table:table-row table:style-name="ro2">
          <table:table-cell office:value-type="string">
            <text:p>2009-02-26</text:p>
          </table:table-cell>
          <table:table-cell office:value-type="float" office:value="646.4">
            <text:p>646.4</text:p>
          </table:table-cell>
          <table:table-cell office:value-type="float" office:value="618.53">
            <text:p>618.53</text:p>
          </table:table-cell>
          <table:table-cell office:value-type="float" office:value="643.94">
            <text:p>643.94</text:p>
          </table:table-cell>
          <table:table-cell table:number-columns-repeated="2"/>
          <table:table-cell office:value-type="float" office:value="11189668298">
            <text:p>11189668298</text:p>
          </table:table-cell>
          <table:table-cell/>
        </table:table-row>
        <table:table-row table:style-name="ro2">
          <table:table-cell office:value-type="string">
            <text:p>2009-02-27</text:p>
          </table:table-cell>
          <table:table-cell office:value-type="float" office:value="643.06">
            <text:p>643.06</text:p>
          </table:table-cell>
          <table:table-cell office:value-type="float" office:value="629.7">
            <text:p>629.7</text:p>
          </table:table-cell>
          <table:table-cell office:value-type="float" office:value="640.39">
            <text:p>640.39</text:p>
          </table:table-cell>
          <table:table-cell table:number-columns-repeated="2"/>
          <table:table-cell office:value-type="float" office:value="11925898439">
            <text:p>11925898439</text:p>
          </table:table-cell>
          <table:table-cell/>
        </table:table-row>
        <table:table-row table:style-name="ro2">
          <table:table-cell office:value-type="string">
            <text:p>2009-03-02</text:p>
          </table:table-cell>
          <table:table-cell office:value-type="float" office:value="638.63">
            <text:p>638.63</text:p>
          </table:table-cell>
          <table:table-cell office:value-type="float" office:value="615.37">
            <text:p>615.37</text:p>
          </table:table-cell>
          <table:table-cell office:value-type="float" office:value="619.27">
            <text:p>619.27</text:p>
          </table:table-cell>
          <table:table-cell table:number-columns-repeated="2"/>
          <table:table-cell office:value-type="float" office:value="9562611390">
            <text:p>9562611390</text:p>
          </table:table-cell>
          <table:table-cell/>
        </table:table-row>
        <table:table-row table:style-name="ro2">
          <table:table-cell office:value-type="string">
            <text:p>2009-03-03</text:p>
          </table:table-cell>
          <table:table-cell office:value-type="float" office:value="623.51">
            <text:p>623.51</text:p>
          </table:table-cell>
          <table:table-cell office:value-type="float" office:value="602.66">
            <text:p>602.66</text:p>
          </table:table-cell>
          <table:table-cell office:value-type="float" office:value="604.31">
            <text:p>604.31</text:p>
          </table:table-cell>
          <table:table-cell table:number-columns-repeated="2"/>
          <table:table-cell office:value-type="float" office:value="9820695195">
            <text:p>9820695195</text:p>
          </table:table-cell>
          <table:table-cell/>
        </table:table-row>
        <table:table-row table:style-name="ro2">
          <table:table-cell office:value-type="string">
            <text:p>2009-03-04</text:p>
          </table:table-cell>
          <table:table-cell office:value-type="float" office:value="630.23">
            <text:p>630.23</text:p>
          </table:table-cell>
          <table:table-cell office:value-type="float" office:value="604.68">
            <text:p>604.68</text:p>
          </table:table-cell>
          <table:table-cell office:value-type="float" office:value="630.23">
            <text:p>630.23</text:p>
          </table:table-cell>
          <table:table-cell table:number-columns-repeated="2"/>
          <table:table-cell office:value-type="float" office:value="11973103843">
            <text:p>11973103843</text:p>
          </table:table-cell>
          <table:table-cell/>
        </table:table-row>
        <table:table-row table:style-name="ro2">
          <table:table-cell office:value-type="string">
            <text:p>2009-03-05</text:p>
          </table:table-cell>
          <table:table-cell office:value-type="float" office:value="629.98">
            <text:p>629.98</text:p>
          </table:table-cell>
          <table:table-cell office:value-type="float" office:value="605.4">
            <text:p>605.4</text:p>
          </table:table-cell>
          <table:table-cell office:value-type="float" office:value="608.98">
            <text:p>608.98</text:p>
          </table:table-cell>
          <table:table-cell table:number-columns-repeated="2"/>
          <table:table-cell office:value-type="float" office:value="11548076082">
            <text:p>11548076082</text:p>
          </table:table-cell>
          <table:table-cell/>
        </table:table-row>
        <table:table-row table:style-name="ro2">
          <table:table-cell office:value-type="string">
            <text:p>2009-03-06</text:p>
          </table:table-cell>
          <table:table-cell office:value-type="float" office:value="617.34">
            <text:p>617.34</text:p>
          </table:table-cell>
          <table:table-cell office:value-type="float" office:value="602.68">
            <text:p>602.68</text:p>
          </table:table-cell>
          <table:table-cell office:value-type="float" office:value="607.45">
            <text:p>607.45</text:p>
          </table:table-cell>
          <table:table-cell table:number-columns-repeated="2"/>
          <table:table-cell office:value-type="float" office:value="10714609786">
            <text:p>10714609786</text:p>
          </table:table-cell>
          <table:table-cell/>
        </table:table-row>
        <table:table-row table:style-name="ro2">
          <table:table-cell office:value-type="string">
            <text:p>2009-03-09</text:p>
          </table:table-cell>
          <table:table-cell office:value-type="float" office:value="615.77">
            <text:p>615.77</text:p>
          </table:table-cell>
          <table:table-cell office:value-type="float" office:value="593.28">
            <text:p>593.28</text:p>
          </table:table-cell>
          <table:table-cell office:value-type="float" office:value="615.55">
            <text:p>615.55</text:p>
          </table:table-cell>
          <table:table-cell table:number-columns-repeated="2"/>
          <table:table-cell office:value-type="float" office:value="10223374035">
            <text:p>10223374035</text:p>
          </table:table-cell>
          <table:table-cell/>
        </table:table-row>
        <table:table-row table:style-name="ro2">
          <table:table-cell office:value-type="string">
            <text:p>2009-03-10</text:p>
          </table:table-cell>
          <table:table-cell office:value-type="float" office:value="651.39">
            <text:p>651.39</text:p>
          </table:table-cell>
          <table:table-cell office:value-type="float" office:value="609.17">
            <text:p>609.17</text:p>
          </table:table-cell>
          <table:table-cell office:value-type="float" office:value="650.61">
            <text:p>650.61</text:p>
          </table:table-cell>
          <table:table-cell table:number-columns-repeated="2"/>
          <table:table-cell office:value-type="float" office:value="12668797516">
            <text:p>12668797516</text:p>
          </table:table-cell>
          <table:table-cell/>
        </table:table-row>
        <table:table-row table:style-name="ro2">
          <table:table-cell office:value-type="string">
            <text:p>2009-03-11</text:p>
          </table:table-cell>
          <table:table-cell office:value-type="float" office:value="671.13">
            <text:p>671.13</text:p>
          </table:table-cell>
          <table:table-cell office:value-type="float" office:value="642.64">
            <text:p>642.64</text:p>
          </table:table-cell>
          <table:table-cell office:value-type="float" office:value="666.58">
            <text:p>666.58</text:p>
          </table:table-cell>
          <table:table-cell table:number-columns-repeated="2"/>
          <table:table-cell office:value-type="float" office:value="15165546474">
            <text:p>15165546474</text:p>
          </table:table-cell>
          <table:table-cell/>
        </table:table-row>
        <table:table-row table:style-name="ro2">
          <table:table-cell office:value-type="string">
            <text:p>2009-03-12</text:p>
          </table:table-cell>
          <table:table-cell office:value-type="float" office:value="669.81">
            <text:p>669.81</text:p>
          </table:table-cell>
          <table:table-cell office:value-type="float" office:value="649.31">
            <text:p>649.31</text:p>
          </table:table-cell>
          <table:table-cell office:value-type="float" office:value="667.65">
            <text:p>667.65</text:p>
          </table:table-cell>
          <table:table-cell table:number-columns-repeated="2"/>
          <table:table-cell office:value-type="float" office:value="11746938398">
            <text:p>11746938398</text:p>
          </table:table-cell>
          <table:table-cell/>
        </table:table-row>
        <table:table-row table:style-name="ro2">
          <table:table-cell office:value-type="string">
            <text:p>2009-03-13</text:p>
          </table:table-cell>
          <table:table-cell office:value-type="float" office:value="685.33">
            <text:p>685.33</text:p>
          </table:table-cell>
          <table:table-cell office:value-type="float" office:value="652.58">
            <text:p>652.58</text:p>
          </table:table-cell>
          <table:table-cell office:value-type="float" office:value="659.31">
            <text:p>659.31</text:p>
          </table:table-cell>
          <table:table-cell table:number-columns-repeated="2"/>
          <table:table-cell office:value-type="float" office:value="11849504481">
            <text:p>11849504481</text:p>
          </table:table-cell>
          <table:table-cell/>
        </table:table-row>
        <table:table-row table:style-name="ro2">
          <table:table-cell office:value-type="string">
            <text:p>2009-03-16</text:p>
          </table:table-cell>
          <table:table-cell office:value-type="float" office:value="675.89">
            <text:p>675.89</text:p>
          </table:table-cell>
          <table:table-cell office:value-type="float" office:value="660.16">
            <text:p>660.16</text:p>
          </table:table-cell>
          <table:table-cell office:value-type="float" office:value="675.89">
            <text:p>675.89</text:p>
          </table:table-cell>
          <table:table-cell table:number-columns-repeated="2"/>
          <table:table-cell office:value-type="float" office:value="8808759146">
            <text:p>8808759146</text:p>
          </table:table-cell>
          <table:table-cell/>
        </table:table-row>
        <table:table-row table:style-name="ro2">
          <table:table-cell office:value-type="string">
            <text:p>2009-03-17</text:p>
          </table:table-cell>
          <table:table-cell office:value-type="float" office:value="675.47">
            <text:p>675.47</text:p>
          </table:table-cell>
          <table:table-cell office:value-type="float" office:value="661.76">
            <text:p>661.76</text:p>
          </table:table-cell>
          <table:table-cell office:value-type="float" office:value="664.05">
            <text:p>664.05</text:p>
          </table:table-cell>
          <table:table-cell table:number-columns-repeated="2"/>
          <table:table-cell office:value-type="float" office:value="10274427915">
            <text:p>10274427915</text:p>
          </table:table-cell>
          <table:table-cell/>
        </table:table-row>
        <table:table-row table:style-name="ro2">
          <table:table-cell office:value-type="string">
            <text:p>2009-03-18</text:p>
          </table:table-cell>
          <table:table-cell office:value-type="float" office:value="675.57">
            <text:p>675.57</text:p>
          </table:table-cell>
          <table:table-cell office:value-type="float" office:value="655.66">
            <text:p>655.66</text:p>
          </table:table-cell>
          <table:table-cell office:value-type="float" office:value="662.76">
            <text:p>662.76</text:p>
          </table:table-cell>
          <table:table-cell table:number-columns-repeated="2"/>
          <table:table-cell office:value-type="float" office:value="10537889132">
            <text:p>10537889132</text:p>
          </table:table-cell>
          <table:table-cell/>
        </table:table-row>
        <table:table-row table:style-name="ro2">
          <table:table-cell office:value-type="string">
            <text:p>2009-03-19</text:p>
          </table:table-cell>
          <table:table-cell office:value-type="float" office:value="689.96">
            <text:p>689.96</text:p>
          </table:table-cell>
          <table:table-cell office:value-type="float" office:value="658.99">
            <text:p>658.99</text:p>
          </table:table-cell>
          <table:table-cell office:value-type="float" office:value="679.58">
            <text:p>679.58</text:p>
          </table:table-cell>
          <table:table-cell table:number-columns-repeated="2"/>
          <table:table-cell office:value-type="float" office:value="16611661535">
            <text:p>16611661535</text:p>
          </table:table-cell>
          <table:table-cell/>
        </table:table-row>
        <table:table-row table:style-name="ro2">
          <table:table-cell office:value-type="string">
            <text:p>2009-03-20</text:p>
          </table:table-cell>
          <table:table-cell office:value-type="float" office:value="675.07">
            <text:p>675.07</text:p>
          </table:table-cell>
          <table:table-cell office:value-type="float" office:value="657.18">
            <text:p>657.18</text:p>
          </table:table-cell>
          <table:table-cell office:value-type="float" office:value="661.59">
            <text:p>661.59</text:p>
          </table:table-cell>
          <table:table-cell table:number-columns-repeated="2"/>
          <table:table-cell office:value-type="float" office:value="18219111547">
            <text:p>18219111547</text:p>
          </table:table-cell>
          <table:table-cell/>
        </table:table-row>
        <table:table-row table:style-name="ro2">
          <table:table-cell office:value-type="string">
            <text:p>2009-03-23</text:p>
          </table:table-cell>
          <table:table-cell office:value-type="float" office:value="670.5">
            <text:p>670.5</text:p>
          </table:table-cell>
          <table:table-cell office:value-type="float" office:value="652.43">
            <text:p>652.43</text:p>
          </table:table-cell>
          <table:table-cell office:value-type="float" office:value="667.98">
            <text:p>667.98</text:p>
          </table:table-cell>
          <table:table-cell table:number-columns-repeated="2"/>
          <table:table-cell office:value-type="float" office:value="12821892352">
            <text:p>12821892352</text:p>
          </table:table-cell>
          <table:table-cell/>
        </table:table-row>
        <table:table-row table:style-name="ro2">
          <table:table-cell office:value-type="string">
            <text:p>2009-03-24</text:p>
          </table:table-cell>
          <table:table-cell office:value-type="float" office:value="678.4">
            <text:p>678.4</text:p>
          </table:table-cell>
          <table:table-cell office:value-type="float" office:value="652.19">
            <text:p>652.19</text:p>
          </table:table-cell>
          <table:table-cell office:value-type="float" office:value="654.12">
            <text:p>654.12</text:p>
          </table:table-cell>
          <table:table-cell table:number-columns-repeated="2"/>
          <table:table-cell office:value-type="float" office:value="12983438040">
            <text:p>12983438040</text:p>
          </table:table-cell>
          <table:table-cell/>
        </table:table-row>
        <table:table-row table:style-name="ro2">
          <table:table-cell office:value-type="string">
            <text:p>2009-03-25</text:p>
          </table:table-cell>
          <table:table-cell office:value-type="float" office:value="672.04">
            <text:p>672.04</text:p>
          </table:table-cell>
          <table:table-cell office:value-type="float" office:value="646.16">
            <text:p>646.16</text:p>
          </table:table-cell>
          <table:table-cell office:value-type="float" office:value="665.76">
            <text:p>665.76</text:p>
          </table:table-cell>
          <table:table-cell table:number-columns-repeated="2"/>
          <table:table-cell office:value-type="float" office:value="12014734349">
            <text:p>12014734349</text:p>
          </table:table-cell>
          <table:table-cell/>
        </table:table-row>
        <table:table-row table:style-name="ro2">
          <table:table-cell office:value-type="string">
            <text:p>2009-03-26</text:p>
          </table:table-cell>
          <table:table-cell office:value-type="float" office:value="667.03">
            <text:p>667.03</text:p>
          </table:table-cell>
          <table:table-cell office:value-type="float" office:value="655.83">
            <text:p>655.83</text:p>
          </table:table-cell>
          <table:table-cell office:value-type="float" office:value="667.03">
            <text:p>667.03</text:p>
          </table:table-cell>
          <table:table-cell table:number-columns-repeated="2"/>
          <table:table-cell office:value-type="float" office:value="12365045816">
            <text:p>12365045816</text:p>
          </table:table-cell>
          <table:table-cell/>
        </table:table-row>
        <table:table-row table:style-name="ro2">
          <table:table-cell office:value-type="string">
            <text:p>2009-03-27</text:p>
          </table:table-cell>
          <table:table-cell office:value-type="float" office:value="668.93">
            <text:p>668.93</text:p>
          </table:table-cell>
          <table:table-cell office:value-type="float" office:value="653.18">
            <text:p>653.18</text:p>
          </table:table-cell>
          <table:table-cell office:value-type="float" office:value="655.59">
            <text:p>655.59</text:p>
          </table:table-cell>
          <table:table-cell table:number-columns-repeated="2"/>
          <table:table-cell office:value-type="float" office:value="10176364730">
            <text:p>10176364730</text:p>
          </table:table-cell>
          <table:table-cell/>
        </table:table-row>
        <table:table-row table:style-name="ro2">
          <table:table-cell office:value-type="string">
            <text:p>2009-03-30</text:p>
          </table:table-cell>
          <table:table-cell office:value-type="float" office:value="654">
            <text:p>654</text:p>
          </table:table-cell>
          <table:table-cell office:value-type="float" office:value="629.69">
            <text:p>629.69</text:p>
          </table:table-cell>
          <table:table-cell office:value-type="float" office:value="633.09">
            <text:p>633.09</text:p>
          </table:table-cell>
          <table:table-cell table:number-columns-repeated="2"/>
          <table:table-cell office:value-type="float" office:value="8990722615">
            <text:p>8990722615</text:p>
          </table:table-cell>
          <table:table-cell/>
        </table:table-row>
        <table:table-row table:style-name="ro2">
          <table:table-cell office:value-type="string">
            <text:p>2009-03-31</text:p>
          </table:table-cell>
          <table:table-cell office:value-type="float" office:value="653.45">
            <text:p>653.45</text:p>
          </table:table-cell>
          <table:table-cell office:value-type="float" office:value="633.82">
            <text:p>633.82</text:p>
          </table:table-cell>
          <table:table-cell office:value-type="float" office:value="653.04">
            <text:p>653.04</text:p>
          </table:table-cell>
          <table:table-cell table:number-columns-repeated="2"/>
          <table:table-cell office:value-type="float" office:value="11269388414">
            <text:p>11269388414</text:p>
          </table:table-cell>
          <table:table-cell/>
        </table:table-row>
        <table:table-row table:style-name="ro2">
          <table:table-cell office:value-type="string">
            <text:p>2009-04-01</text:p>
          </table:table-cell>
          <table:table-cell office:value-type="float" office:value="679.73">
            <text:p>679.73</text:p>
          </table:table-cell>
          <table:table-cell office:value-type="float" office:value="641.02">
            <text:p>641.02</text:p>
          </table:table-cell>
          <table:table-cell office:value-type="float" office:value="679.51">
            <text:p>679.51</text:p>
          </table:table-cell>
          <table:table-cell table:number-columns-repeated="2"/>
          <table:table-cell office:value-type="float" office:value="14114961512">
            <text:p>14114961512</text:p>
          </table:table-cell>
          <table:table-cell/>
        </table:table-row>
        <table:table-row table:style-name="ro2">
          <table:table-cell office:value-type="string">
            <text:p>2009-04-02</text:p>
          </table:table-cell>
          <table:table-cell office:value-type="float" office:value="716.58">
            <text:p>716.58</text:p>
          </table:table-cell>
          <table:table-cell office:value-type="float" office:value="678.58">
            <text:p>678.58</text:p>
          </table:table-cell>
          <table:table-cell office:value-type="float" office:value="713.8">
            <text:p>713.8</text:p>
          </table:table-cell>
          <table:table-cell table:number-columns-repeated="2"/>
          <table:table-cell office:value-type="float" office:value="17050083980">
            <text:p>17050083980</text:p>
          </table:table-cell>
          <table:table-cell/>
        </table:table-row>
        <table:table-row table:style-name="ro2">
          <table:table-cell office:value-type="string">
            <text:p>2009-04-03</text:p>
          </table:table-cell>
          <table:table-cell office:value-type="float" office:value="726.98">
            <text:p>726.98</text:p>
          </table:table-cell>
          <table:table-cell office:value-type="float" office:value="700.82">
            <text:p>700.82</text:p>
          </table:table-cell>
          <table:table-cell office:value-type="float" office:value="711.16">
            <text:p>711.16</text:p>
          </table:table-cell>
          <table:table-cell table:number-columns-repeated="2"/>
          <table:table-cell office:value-type="float" office:value="16465622135">
            <text:p>16465622135</text:p>
          </table:table-cell>
          <table:table-cell/>
        </table:table-row>
        <table:table-row table:style-name="ro2">
          <table:table-cell office:value-type="string">
            <text:p>2009-04-06</text:p>
          </table:table-cell>
          <table:table-cell office:value-type="float" office:value="727.87">
            <text:p>727.87</text:p>
          </table:table-cell>
          <table:table-cell office:value-type="float" office:value="704.12">
            <text:p>704.12</text:p>
          </table:table-cell>
          <table:table-cell office:value-type="float" office:value="709.57">
            <text:p>709.57</text:p>
          </table:table-cell>
          <table:table-cell table:number-columns-repeated="2"/>
          <table:table-cell office:value-type="float" office:value="12951695629">
            <text:p>12951695629</text:p>
          </table:table-cell>
          <table:table-cell/>
        </table:table-row>
        <table:table-row table:style-name="ro2">
          <table:table-cell office:value-type="string">
            <text:p>2009-04-07</text:p>
          </table:table-cell>
          <table:table-cell office:value-type="float" office:value="714.03">
            <text:p>714.03</text:p>
          </table:table-cell>
          <table:table-cell office:value-type="float" office:value="695.7">
            <text:p>695.7</text:p>
          </table:table-cell>
          <table:table-cell office:value-type="float" office:value="702.18">
            <text:p>702.18</text:p>
          </table:table-cell>
          <table:table-cell table:number-columns-repeated="2"/>
          <table:table-cell office:value-type="float" office:value="10558026707">
            <text:p>10558026707</text:p>
          </table:table-cell>
          <table:table-cell/>
        </table:table-row>
        <table:table-row table:style-name="ro2">
          <table:table-cell office:value-type="string">
            <text:p>2009-04-08</text:p>
          </table:table-cell>
          <table:table-cell office:value-type="float" office:value="709.16">
            <text:p>709.16</text:p>
          </table:table-cell>
          <table:table-cell office:value-type="float" office:value="689.78">
            <text:p>689.78</text:p>
          </table:table-cell>
          <table:table-cell office:value-type="float" office:value="707.32">
            <text:p>707.32</text:p>
          </table:table-cell>
          <table:table-cell table:number-columns-repeated="2"/>
          <table:table-cell office:value-type="float" office:value="10587938342">
            <text:p>10587938342</text:p>
          </table:table-cell>
          <table:table-cell/>
        </table:table-row>
        <table:table-row table:style-name="ro2">
          <table:table-cell office:value-type="string">
            <text:p>2009-04-09</text:p>
          </table:table-cell>
          <table:table-cell office:value-type="float" office:value="718.13">
            <text:p>718.13</text:p>
          </table:table-cell>
          <table:table-cell office:value-type="float" office:value="707.68">
            <text:p>707.68</text:p>
          </table:table-cell>
          <table:table-cell office:value-type="float" office:value="717.66">
            <text:p>717.66</text:p>
          </table:table-cell>
          <table:table-cell table:number-columns-repeated="2"/>
          <table:table-cell office:value-type="float" office:value="4510588080">
            <text:p>4510588080</text:p>
          </table:table-cell>
          <table:table-cell/>
        </table:table-row>
        <table:table-row table:style-name="ro2">
          <table:table-cell office:value-type="string">
            <text:p>2009-04-14</text:p>
          </table:table-cell>
          <table:table-cell office:value-type="float" office:value="751.74">
            <text:p>751.74</text:p>
          </table:table-cell>
          <table:table-cell office:value-type="float" office:value="717.17">
            <text:p>717.17</text:p>
          </table:table-cell>
          <table:table-cell office:value-type="float" office:value="744.16">
            <text:p>744.16</text:p>
          </table:table-cell>
          <table:table-cell table:number-columns-repeated="2"/>
          <table:table-cell office:value-type="float" office:value="15379829399">
            <text:p>15379829399</text:p>
          </table:table-cell>
          <table:table-cell/>
        </table:table-row>
        <table:table-row table:style-name="ro2">
          <table:table-cell office:value-type="string">
            <text:p>2009-04-15</text:p>
          </table:table-cell>
          <table:table-cell office:value-type="float" office:value="743.19">
            <text:p>743.19</text:p>
          </table:table-cell>
          <table:table-cell office:value-type="float" office:value="725.98">
            <text:p>725.98</text:p>
          </table:table-cell>
          <table:table-cell office:value-type="float" office:value="729.63">
            <text:p>729.63</text:p>
          </table:table-cell>
          <table:table-cell table:number-columns-repeated="2"/>
          <table:table-cell office:value-type="float" office:value="11563858228">
            <text:p>11563858228</text:p>
          </table:table-cell>
          <table:table-cell/>
        </table:table-row>
        <table:table-row table:style-name="ro2">
          <table:table-cell office:value-type="string">
            <text:p>2009-04-16</text:p>
          </table:table-cell>
          <table:table-cell office:value-type="float" office:value="748.61">
            <text:p>748.61</text:p>
          </table:table-cell>
          <table:table-cell office:value-type="float" office:value="726.82">
            <text:p>726.82</text:p>
          </table:table-cell>
          <table:table-cell office:value-type="float" office:value="745.55">
            <text:p>745.55</text:p>
          </table:table-cell>
          <table:table-cell table:number-columns-repeated="2"/>
          <table:table-cell office:value-type="float" office:value="12753302424">
            <text:p>12753302424</text:p>
          </table:table-cell>
          <table:table-cell/>
        </table:table-row>
        <table:table-row table:style-name="ro2">
          <table:table-cell office:value-type="string">
            <text:p>2009-04-17</text:p>
          </table:table-cell>
          <table:table-cell office:value-type="float" office:value="771.44">
            <text:p>771.44</text:p>
          </table:table-cell>
          <table:table-cell office:value-type="float" office:value="747.01">
            <text:p>747.01</text:p>
          </table:table-cell>
          <table:table-cell office:value-type="float" office:value="767.75">
            <text:p>767.75</text:p>
          </table:table-cell>
          <table:table-cell table:number-columns-repeated="2"/>
          <table:table-cell office:value-type="float" office:value="16188533196">
            <text:p>16188533196</text:p>
          </table:table-cell>
          <table:table-cell/>
        </table:table-row>
        <table:table-row table:style-name="ro2">
          <table:table-cell office:value-type="string">
            <text:p>2009-04-20</text:p>
          </table:table-cell>
          <table:table-cell office:value-type="float" office:value="770.99">
            <text:p>770.99</text:p>
          </table:table-cell>
          <table:table-cell office:value-type="float" office:value="727.71">
            <text:p>727.71</text:p>
          </table:table-cell>
          <table:table-cell office:value-type="float" office:value="731.1">
            <text:p>731.1</text:p>
          </table:table-cell>
          <table:table-cell table:number-columns-repeated="2"/>
          <table:table-cell office:value-type="float" office:value="15464252154">
            <text:p>15464252154</text:p>
          </table:table-cell>
          <table:table-cell/>
        </table:table-row>
        <table:table-row table:style-name="ro2">
          <table:table-cell office:value-type="string">
            <text:p>2009-04-21</text:p>
          </table:table-cell>
          <table:table-cell office:value-type="float" office:value="744.13">
            <text:p>744.13</text:p>
          </table:table-cell>
          <table:table-cell office:value-type="float" office:value="715.27">
            <text:p>715.27</text:p>
          </table:table-cell>
          <table:table-cell office:value-type="float" office:value="741.44">
            <text:p>741.44</text:p>
          </table:table-cell>
          <table:table-cell table:number-columns-repeated="2"/>
          <table:table-cell office:value-type="float" office:value="16336384415">
            <text:p>16336384415</text:p>
          </table:table-cell>
          <table:table-cell/>
        </table:table-row>
        <table:table-row table:style-name="ro2">
          <table:table-cell office:value-type="string">
            <text:p>2009-04-22</text:p>
          </table:table-cell>
          <table:table-cell office:value-type="float" office:value="770.45">
            <text:p>770.45</text:p>
          </table:table-cell>
          <table:table-cell office:value-type="float" office:value="739.56">
            <text:p>739.56</text:p>
          </table:table-cell>
          <table:table-cell office:value-type="float" office:value="768.11">
            <text:p>768.11</text:p>
          </table:table-cell>
          <table:table-cell table:number-columns-repeated="2"/>
          <table:table-cell office:value-type="float" office:value="20167313480">
            <text:p>20167313480</text:p>
          </table:table-cell>
          <table:table-cell/>
        </table:table-row>
        <table:table-row table:style-name="ro2">
          <table:table-cell office:value-type="string">
            <text:p>2009-04-23</text:p>
          </table:table-cell>
          <table:table-cell office:value-type="float" office:value="774.95">
            <text:p>774.95</text:p>
          </table:table-cell>
          <table:table-cell office:value-type="float" office:value="751.55">
            <text:p>751.55</text:p>
          </table:table-cell>
          <table:table-cell office:value-type="float" office:value="772.79">
            <text:p>772.79</text:p>
          </table:table-cell>
          <table:table-cell table:number-columns-repeated="2"/>
          <table:table-cell office:value-type="float" office:value="17310878919">
            <text:p>17310878919</text:p>
          </table:table-cell>
          <table:table-cell/>
        </table:table-row>
        <table:table-row table:style-name="ro2">
          <table:table-cell office:value-type="string">
            <text:p>2009-04-24</text:p>
          </table:table-cell>
          <table:table-cell office:value-type="float" office:value="781.84">
            <text:p>781.84</text:p>
          </table:table-cell>
          <table:table-cell office:value-type="float" office:value="756.65">
            <text:p>756.65</text:p>
          </table:table-cell>
          <table:table-cell office:value-type="float" office:value="779.16">
            <text:p>779.16</text:p>
          </table:table-cell>
          <table:table-cell table:number-columns-repeated="2"/>
          <table:table-cell office:value-type="float" office:value="14077007255">
            <text:p>14077007255</text:p>
          </table:table-cell>
          <table:table-cell/>
        </table:table-row>
        <table:table-row table:style-name="ro2">
          <table:table-cell office:value-type="string">
            <text:p>2009-04-27</text:p>
          </table:table-cell>
          <table:table-cell office:value-type="float" office:value="784.42">
            <text:p>784.42</text:p>
          </table:table-cell>
          <table:table-cell office:value-type="float" office:value="762.88">
            <text:p>762.88</text:p>
          </table:table-cell>
          <table:table-cell office:value-type="float" office:value="782.65">
            <text:p>782.65</text:p>
          </table:table-cell>
          <table:table-cell table:number-columns-repeated="2"/>
          <table:table-cell office:value-type="float" office:value="11902437196">
            <text:p>11902437196</text:p>
          </table:table-cell>
          <table:table-cell/>
        </table:table-row>
        <table:table-row table:style-name="ro2">
          <table:table-cell office:value-type="string">
            <text:p>2009-04-28</text:p>
          </table:table-cell>
          <table:table-cell office:value-type="float" office:value="781.92">
            <text:p>781.92</text:p>
          </table:table-cell>
          <table:table-cell office:value-type="float" office:value="745.35">
            <text:p>745.35</text:p>
          </table:table-cell>
          <table:table-cell office:value-type="float" office:value="751.28">
            <text:p>751.28</text:p>
          </table:table-cell>
          <table:table-cell table:number-columns-repeated="2"/>
          <table:table-cell office:value-type="float" office:value="17081759469">
            <text:p>17081759469</text:p>
          </table:table-cell>
          <table:table-cell/>
        </table:table-row>
        <table:table-row table:style-name="ro2">
          <table:table-cell office:value-type="string">
            <text:p>2009-04-29</text:p>
          </table:table-cell>
          <table:table-cell office:value-type="float" office:value="771.02">
            <text:p>771.02</text:p>
          </table:table-cell>
          <table:table-cell office:value-type="float" office:value="751.4">
            <text:p>751.4</text:p>
          </table:table-cell>
          <table:table-cell office:value-type="float" office:value="768.8">
            <text:p>768.8</text:p>
          </table:table-cell>
          <table:table-cell table:number-columns-repeated="2"/>
          <table:table-cell office:value-type="float" office:value="14012410708">
            <text:p>14012410708</text:p>
          </table:table-cell>
          <table:table-cell/>
        </table:table-row>
        <table:table-row table:style-name="ro2">
          <table:table-cell office:value-type="string">
            <text:p>2009-04-30</text:p>
          </table:table-cell>
          <table:table-cell office:value-type="float" office:value="779.4">
            <text:p>779.4</text:p>
          </table:table-cell>
          <table:table-cell table:number-columns-repeated="2" office:value-type="float" office:value="763.89">
            <text:p>763.89</text:p>
          </table:table-cell>
          <table:table-cell table:number-columns-repeated="2"/>
          <table:table-cell office:value-type="float" office:value="13151171618">
            <text:p>13151171618</text:p>
          </table:table-cell>
          <table:table-cell/>
        </table:table-row>
        <table:table-row table:style-name="ro2">
          <table:table-cell office:value-type="string">
            <text:p>2009-05-01</text:p>
          </table:table-cell>
          <table:table-cell table:style-name="ce4"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2009-05-04</text:p>
          </table:table-cell>
          <table:table-cell office:value-type="float" office:value="781.09">
            <text:p>781.09</text:p>
          </table:table-cell>
          <table:table-cell office:value-type="float" office:value="760.84">
            <text:p>760.84</text:p>
          </table:table-cell>
          <table:table-cell office:value-type="float" office:value="779.5">
            <text:p>779.5</text:p>
          </table:table-cell>
          <table:table-cell table:number-columns-repeated="2"/>
          <table:table-cell office:value-type="float" office:value="14490231088">
            <text:p>14490231088</text:p>
          </table:table-cell>
          <table:table-cell/>
        </table:table-row>
        <table:table-row table:style-name="ro2">
          <table:table-cell office:value-type="string">
            <text:p>2009-05-05</text:p>
          </table:table-cell>
          <table:table-cell office:value-type="float" office:value="785.11">
            <text:p>785.11</text:p>
          </table:table-cell>
          <table:table-cell office:value-type="float" office:value="771">
            <text:p>771</text:p>
          </table:table-cell>
          <table:table-cell office:value-type="float" office:value="783.03">
            <text:p>783.03</text:p>
          </table:table-cell>
          <table:table-cell table:number-columns-repeated="2"/>
          <table:table-cell office:value-type="float" office:value="18315145808">
            <text:p>18315145808</text:p>
          </table:table-cell>
          <table:table-cell/>
        </table:table-row>
        <table:table-row table:style-name="ro2">
          <table:table-cell office:value-type="string">
            <text:p>2009-05-06</text:p>
          </table:table-cell>
          <table:table-cell office:value-type="float" office:value="801.33">
            <text:p>801.33</text:p>
          </table:table-cell>
          <table:table-cell office:value-type="float" office:value="779.39">
            <text:p>779.39</text:p>
          </table:table-cell>
          <table:table-cell office:value-type="float" office:value="799.42">
            <text:p>799.42</text:p>
          </table:table-cell>
          <table:table-cell table:number-columns-repeated="2"/>
          <table:table-cell office:value-type="float" office:value="15401542854">
            <text:p>15401542854</text:p>
          </table:table-cell>
          <table:table-cell/>
        </table:table-row>
        <table:table-row table:style-name="ro2">
          <table:table-cell office:value-type="string">
            <text:p>2009-05-07</text:p>
          </table:table-cell>
          <table:table-cell office:value-type="float" office:value="816.35">
            <text:p>816.35</text:p>
          </table:table-cell>
          <table:table-cell office:value-type="float" office:value="788.95">
            <text:p>788.95</text:p>
          </table:table-cell>
          <table:table-cell office:value-type="float" office:value="792.47">
            <text:p>792.47</text:p>
          </table:table-cell>
          <table:table-cell table:number-columns-repeated="2"/>
          <table:table-cell office:value-type="float" office:value="19077349213">
            <text:p>19077349213</text:p>
          </table:table-cell>
          <table:table-cell/>
        </table:table-row>
        <table:table-row table:style-name="ro2">
          <table:table-cell office:value-type="string">
            <text:p>2009-05-08</text:p>
          </table:table-cell>
          <table:table-cell office:value-type="float" office:value="813.53">
            <text:p>813.53</text:p>
          </table:table-cell>
          <table:table-cell office:value-type="float" office:value="792.1">
            <text:p>792.1</text:p>
          </table:table-cell>
          <table:table-cell office:value-type="float" office:value="802.03">
            <text:p>802.03</text:p>
          </table:table-cell>
          <table:table-cell table:number-columns-repeated="2"/>
          <table:table-cell office:value-type="float" office:value="16025329336">
            <text:p>16025329336</text:p>
          </table:table-cell>
          <table:table-cell/>
        </table:table-row>
        <table:table-row table:style-name="ro2">
          <table:table-cell office:value-type="string">
            <text:p>2009-05-11</text:p>
          </table:table-cell>
          <table:table-cell office:value-type="float" office:value="804.18">
            <text:p>804.18</text:p>
          </table:table-cell>
          <table:table-cell office:value-type="float" office:value="774.68">
            <text:p>774.68</text:p>
          </table:table-cell>
          <table:table-cell office:value-type="float" office:value="783.39">
            <text:p>783.39</text:p>
          </table:table-cell>
          <table:table-cell table:number-columns-repeated="2"/>
          <table:table-cell office:value-type="float" office:value="14137344427">
            <text:p>14137344427</text:p>
          </table:table-cell>
          <table:table-cell/>
        </table:table-row>
        <table:table-row table:style-name="ro2">
          <table:table-cell office:value-type="string">
            <text:p>2009-05-12</text:p>
          </table:table-cell>
          <table:table-cell office:value-type="float" office:value="794.52">
            <text:p>794.52</text:p>
          </table:table-cell>
          <table:table-cell table:number-columns-repeated="2" office:value-type="float" office:value="769.34">
            <text:p>769.34</text:p>
          </table:table-cell>
          <table:table-cell table:number-columns-repeated="2"/>
          <table:table-cell office:value-type="float" office:value="13784372528">
            <text:p>13784372528</text:p>
          </table:table-cell>
          <table:table-cell/>
        </table:table-row>
        <table:table-row table:style-name="ro2">
          <table:table-cell office:value-type="string">
            <text:p>2009-05-13</text:p>
          </table:table-cell>
          <table:table-cell office:value-type="float" office:value="775.78">
            <text:p>775.78</text:p>
          </table:table-cell>
          <table:table-cell office:value-type="float" office:value="744.08">
            <text:p>744.08</text:p>
          </table:table-cell>
          <table:table-cell office:value-type="float" office:value="748.1">
            <text:p>748.1</text:p>
          </table:table-cell>
          <table:table-cell table:number-columns-repeated="2"/>
          <table:table-cell office:value-type="float" office:value="15366738350">
            <text:p>15366738350</text:p>
          </table:table-cell>
          <table:table-cell/>
        </table:table-row>
        <table:table-row table:style-name="ro2">
          <table:table-cell office:value-type="string">
            <text:p>2009-05-14</text:p>
          </table:table-cell>
          <table:table-cell office:value-type="float" office:value="758.46">
            <text:p>758.46</text:p>
          </table:table-cell>
          <table:table-cell office:value-type="float" office:value="734.12">
            <text:p>734.12</text:p>
          </table:table-cell>
          <table:table-cell office:value-type="float" office:value="757.66">
            <text:p>757.66</text:p>
          </table:table-cell>
          <table:table-cell table:number-columns-repeated="2"/>
          <table:table-cell office:value-type="float" office:value="12187779245">
            <text:p>12187779245</text:p>
          </table:table-cell>
          <table:table-cell/>
        </table:table-row>
        <table:table-row table:style-name="ro2">
          <table:table-cell office:value-type="string">
            <text:p>2009-05-15</text:p>
          </table:table-cell>
          <table:table-cell office:value-type="float" office:value="766.42">
            <text:p>766.42</text:p>
          </table:table-cell>
          <table:table-cell office:value-type="float" office:value="749.88">
            <text:p>749.88</text:p>
          </table:table-cell>
          <table:table-cell office:value-type="float" office:value="764.77">
            <text:p>764.77</text:p>
          </table:table-cell>
          <table:table-cell table:number-columns-repeated="2"/>
          <table:table-cell office:value-type="float" office:value="10769025818">
            <text:p>10769025818</text:p>
          </table:table-cell>
          <table:table-cell/>
        </table:table-row>
        <table:table-row table:style-name="ro2">
          <table:table-cell office:value-type="string">
            <text:p>2009-05-18</text:p>
          </table:table-cell>
          <table:table-cell office:value-type="float" office:value="780.72">
            <text:p>780.72</text:p>
          </table:table-cell>
          <table:table-cell office:value-type="float" office:value="751.05">
            <text:p>751.05</text:p>
          </table:table-cell>
          <table:table-cell office:value-type="float" office:value="779.89">
            <text:p>779.89</text:p>
          </table:table-cell>
          <table:table-cell table:number-columns-repeated="2"/>
          <table:table-cell office:value-type="float" office:value="10682772056">
            <text:p>10682772056</text:p>
          </table:table-cell>
          <table:table-cell/>
        </table:table-row>
        <table:table-row table:style-name="ro2">
          <table:table-cell office:value-type="string">
            <text:p>2009-05-19</text:p>
          </table:table-cell>
          <table:table-cell office:value-type="float" office:value="799.08">
            <text:p>799.08</text:p>
          </table:table-cell>
          <table:table-cell office:value-type="float" office:value="780.13">
            <text:p>780.13</text:p>
          </table:table-cell>
          <table:table-cell office:value-type="float" office:value="789.19">
            <text:p>789.19</text:p>
          </table:table-cell>
          <table:table-cell table:number-columns-repeated="2"/>
          <table:table-cell office:value-type="float" office:value="13236706864">
            <text:p>13236706864</text:p>
          </table:table-cell>
          <table:table-cell/>
        </table:table-row>
        <table:table-row table:style-name="ro2">
          <table:table-cell office:value-type="string">
            <text:p>2009-05-20</text:p>
          </table:table-cell>
          <table:table-cell office:value-type="float" office:value="789.48">
            <text:p>789.48</text:p>
          </table:table-cell>
          <table:table-cell office:value-type="float" office:value="778.71">
            <text:p>778.71</text:p>
          </table:table-cell>
          <table:table-cell office:value-type="float" office:value="783.72">
            <text:p>783.72</text:p>
          </table:table-cell>
          <table:table-cell table:number-columns-repeated="2"/>
          <table:table-cell office:value-type="float" office:value="6060931536">
            <text:p>6060931536</text:p>
          </table:table-cell>
          <table:table-cell/>
        </table:table-row>
        <table:table-row table:style-name="ro2">
          <table:table-cell office:value-type="string">
            <text:p>2009-05-21</text:p>
          </table:table-cell>
          <table:table-cell table:style-name="ce4"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2009-05-22</text:p>
          </table:table-cell>
          <table:table-cell office:value-type="float" office:value="781.89">
            <text:p>781.89</text:p>
          </table:table-cell>
          <table:table-cell office:value-type="float" office:value="758.82">
            <text:p>758.82</text:p>
          </table:table-cell>
          <table:table-cell office:value-type="float" office:value="769.4">
            <text:p>769.4</text:p>
          </table:table-cell>
          <table:table-cell table:number-columns-repeated="2"/>
          <table:table-cell office:value-type="float" office:value="8690853342">
            <text:p>8690853342</text:p>
          </table:table-cell>
          <table:table-cell/>
        </table:table-row>
        <table:table-row table:style-name="ro2">
          <table:table-cell office:value-type="string">
            <text:p>2009-05-25</text:p>
          </table:table-cell>
          <table:table-cell office:value-type="float" office:value="774.33">
            <text:p>774.33</text:p>
          </table:table-cell>
          <table:table-cell office:value-type="float" office:value="758.19">
            <text:p>758.19</text:p>
          </table:table-cell>
          <table:table-cell office:value-type="float" office:value="770.24">
            <text:p>770.24</text:p>
          </table:table-cell>
          <table:table-cell table:number-columns-repeated="2"/>
          <table:table-cell office:value-type="float" office:value="4214511402">
            <text:p>4214511402</text:p>
          </table:table-cell>
          <table:table-cell/>
        </table:table-row>
        <table:table-row table:style-name="ro2">
          <table:table-cell office:value-type="string">
            <text:p>2009-05-26</text:p>
          </table:table-cell>
          <table:table-cell office:value-type="float" office:value="775.74">
            <text:p>775.74</text:p>
          </table:table-cell>
          <table:table-cell office:value-type="float" office:value="752.81">
            <text:p>752.81</text:p>
          </table:table-cell>
          <table:table-cell office:value-type="float" office:value="773.7">
            <text:p>773.7</text:p>
          </table:table-cell>
          <table:table-cell table:number-columns-repeated="2"/>
          <table:table-cell office:value-type="float" office:value="11233667622">
            <text:p>11233667622</text:p>
          </table:table-cell>
          <table:table-cell/>
        </table:table-row>
        <table:table-row table:style-name="ro2">
          <table:table-cell office:value-type="string">
            <text:p>2009-05-27</text:p>
          </table:table-cell>
          <table:table-cell office:value-type="float" office:value="782.1">
            <text:p>782.1</text:p>
          </table:table-cell>
          <table:table-cell office:value-type="float" office:value="769.17">
            <text:p>769.17</text:p>
          </table:table-cell>
          <table:table-cell office:value-type="float" office:value="773.68">
            <text:p>773.68</text:p>
          </table:table-cell>
          <table:table-cell table:number-columns-repeated="2"/>
          <table:table-cell office:value-type="float" office:value="10870020341">
            <text:p>10870020341</text:p>
          </table:table-cell>
          <table:table-cell/>
        </table:table-row>
        <table:table-row table:style-name="ro2">
          <table:table-cell office:value-type="string">
            <text:p>2009-05-28</text:p>
          </table:table-cell>
          <table:table-cell office:value-type="float" office:value="773.45">
            <text:p>773.45</text:p>
          </table:table-cell>
          <table:table-cell office:value-type="float" office:value="762.61">
            <text:p>762.61</text:p>
          </table:table-cell>
          <table:table-cell office:value-type="float" office:value="771.82">
            <text:p>771.82</text:p>
          </table:table-cell>
          <table:table-cell table:number-columns-repeated="2"/>
          <table:table-cell office:value-type="float" office:value="9478558830">
            <text:p>9478558830</text:p>
          </table:table-cell>
          <table:table-cell/>
        </table:table-row>
        <table:table-row table:style-name="ro2">
          <table:table-cell office:value-type="string">
            <text:p>2009-05-29</text:p>
          </table:table-cell>
          <table:table-cell office:value-type="float" office:value="783.71">
            <text:p>783.71</text:p>
          </table:table-cell>
          <table:table-cell office:value-type="float" office:value="771.54">
            <text:p>771.54</text:p>
          </table:table-cell>
          <table:table-cell office:value-type="float" office:value="776.5">
            <text:p>776.5</text:p>
          </table:table-cell>
          <table:table-cell table:number-columns-repeated="2"/>
          <table:table-cell office:value-type="float" office:value="11768488549">
            <text:p>11768488549</text:p>
          </table:table-cell>
          <table:table-cell/>
        </table:table-row>
        <table:table-row table:style-name="ro2">
          <table:table-cell office:value-type="string">
            <text:p>2009-06-01</text:p>
          </table:table-cell>
          <table:table-cell office:value-type="float" office:value="802.92">
            <text:p>802.92</text:p>
          </table:table-cell>
          <table:table-cell office:value-type="float" office:value="777.34">
            <text:p>777.34</text:p>
          </table:table-cell>
          <table:table-cell office:value-type="float" office:value="801.57">
            <text:p>801.57</text:p>
          </table:table-cell>
          <table:table-cell table:number-columns-repeated="2"/>
          <table:table-cell office:value-type="float" office:value="9571042820">
            <text:p>9571042820</text:p>
          </table:table-cell>
          <table:table-cell/>
        </table:table-row>
        <table:table-row table:style-name="ro2">
          <table:table-cell office:value-type="string">
            <text:p>2009-06-02</text:p>
          </table:table-cell>
          <table:table-cell office:value-type="float" office:value="801.08">
            <text:p>801.08</text:p>
          </table:table-cell>
          <table:table-cell office:value-type="float" office:value="788.06">
            <text:p>788.06</text:p>
          </table:table-cell>
          <table:table-cell office:value-type="float" office:value="795.25">
            <text:p>795.25</text:p>
          </table:table-cell>
          <table:table-cell table:number-columns-repeated="2"/>
          <table:table-cell office:value-type="float" office:value="10605790912">
            <text:p>10605790912</text:p>
          </table:table-cell>
          <table:table-cell/>
        </table:table-row>
        <table:table-row table:style-name="ro2">
          <table:table-cell office:value-type="string">
            <text:p>2009-06-03</text:p>
          </table:table-cell>
          <table:table-cell office:value-type="float" office:value="797.27">
            <text:p>797.27</text:p>
          </table:table-cell>
          <table:table-cell office:value-type="float" office:value="765.12">
            <text:p>765.12</text:p>
          </table:table-cell>
          <table:table-cell office:value-type="float" office:value="770.61">
            <text:p>770.61</text:p>
          </table:table-cell>
          <table:table-cell table:number-columns-repeated="2"/>
          <table:table-cell office:value-type="float" office:value="12810821369">
            <text:p>12810821369</text:p>
          </table:table-cell>
          <table:table-cell/>
        </table:table-row>
        <table:table-row table:style-name="ro2">
          <table:table-cell office:value-type="string">
            <text:p>2009-06-04</text:p>
          </table:table-cell>
          <table:table-cell office:value-type="float" office:value="777.78">
            <text:p>777.78</text:p>
          </table:table-cell>
          <table:table-cell office:value-type="float" office:value="761.03">
            <text:p>761.03</text:p>
          </table:table-cell>
          <table:table-cell office:value-type="float" office:value="768.57">
            <text:p>768.57</text:p>
          </table:table-cell>
          <table:table-cell table:number-columns-repeated="2"/>
          <table:table-cell office:value-type="float" office:value="11073578364">
            <text:p>11073578364</text:p>
          </table:table-cell>
          <table:table-cell/>
        </table:table-row>
        <table:table-row table:style-name="ro2">
          <table:table-cell office:value-type="string">
            <text:p>2009-06-05</text:p>
          </table:table-cell>
          <table:table-cell office:value-type="float" office:value="782.59">
            <text:p>782.59</text:p>
          </table:table-cell>
          <table:table-cell office:value-type="float" office:value="769.54">
            <text:p>769.54</text:p>
          </table:table-cell>
          <table:table-cell office:value-type="float" office:value="770.48">
            <text:p>770.48</text:p>
          </table:table-cell>
          <table:table-cell table:number-columns-repeated="2"/>
          <table:table-cell office:value-type="float" office:value="8889444772">
            <text:p>8889444772</text:p>
          </table:table-cell>
          <table:table-cell/>
        </table:table-row>
        <table:table-row table:style-name="ro2">
          <table:table-cell office:value-type="string">
            <text:p>2009-06-08</text:p>
          </table:table-cell>
          <table:table-cell office:value-type="float" office:value="771.77">
            <text:p>771.77</text:p>
          </table:table-cell>
          <table:table-cell office:value-type="float" office:value="755.53">
            <text:p>755.53</text:p>
          </table:table-cell>
          <table:table-cell office:value-type="float" office:value="770.32">
            <text:p>770.32</text:p>
          </table:table-cell>
          <table:table-cell table:number-columns-repeated="2"/>
          <table:table-cell office:value-type="float" office:value="8324900459">
            <text:p>8324900459</text:p>
          </table:table-cell>
          <table:table-cell/>
        </table:table-row>
        <table:table-row table:style-name="ro2">
          <table:table-cell office:value-type="string">
            <text:p>2009-06-09</text:p>
          </table:table-cell>
          <table:table-cell office:value-type="float" office:value="774.18">
            <text:p>774.18</text:p>
          </table:table-cell>
          <table:table-cell office:value-type="float" office:value="760.43">
            <text:p>760.43</text:p>
          </table:table-cell>
          <table:table-cell office:value-type="float" office:value="769.67">
            <text:p>769.67</text:p>
          </table:table-cell>
          <table:table-cell table:number-columns-repeated="2"/>
          <table:table-cell office:value-type="float" office:value="9341570735">
            <text:p>9341570735</text:p>
          </table:table-cell>
          <table:table-cell/>
        </table:table-row>
        <table:table-row table:style-name="ro2">
          <table:table-cell office:value-type="string">
            <text:p>2009-06-10</text:p>
          </table:table-cell>
          <table:table-cell office:value-type="float" office:value="793.22">
            <text:p>793.22</text:p>
          </table:table-cell>
          <table:table-cell office:value-type="float" office:value="769.55">
            <text:p>769.55</text:p>
          </table:table-cell>
          <table:table-cell office:value-type="float" office:value="787.11">
            <text:p>787.11</text:p>
          </table:table-cell>
          <table:table-cell table:number-columns-repeated="2"/>
          <table:table-cell office:value-type="float" office:value="12125409497">
            <text:p>12125409497</text:p>
          </table:table-cell>
          <table:table-cell/>
        </table:table-row>
        <table:table-row table:style-name="ro2">
          <table:table-cell office:value-type="string">
            <text:p>2009-06-11</text:p>
          </table:table-cell>
          <table:table-cell office:value-type="float" office:value="808.43">
            <text:p>808.43</text:p>
          </table:table-cell>
          <table:table-cell office:value-type="float" office:value="786.06">
            <text:p>786.06</text:p>
          </table:table-cell>
          <table:table-cell office:value-type="float" office:value="805.85">
            <text:p>805.85</text:p>
          </table:table-cell>
          <table:table-cell table:number-columns-repeated="2"/>
          <table:table-cell office:value-type="float" office:value="13000210459">
            <text:p>13000210459</text:p>
          </table:table-cell>
          <table:table-cell/>
        </table:table-row>
        <table:table-row table:style-name="ro2">
          <table:table-cell office:value-type="string">
            <text:p>2009-06-12</text:p>
          </table:table-cell>
          <table:table-cell office:value-type="float" office:value="810.03">
            <text:p>810.03</text:p>
          </table:table-cell>
          <table:table-cell office:value-type="float" office:value="797.58">
            <text:p>797.58</text:p>
          </table:table-cell>
          <table:table-cell office:value-type="float" office:value="799.65">
            <text:p>799.65</text:p>
          </table:table-cell>
          <table:table-cell table:number-columns-repeated="2"/>
          <table:table-cell office:value-type="float" office:value="9815105900">
            <text:p>9815105900</text:p>
          </table:table-cell>
          <table:table-cell/>
        </table:table-row>
        <table:table-row table:style-name="ro2">
          <table:table-cell office:value-type="string">
            <text:p>2009-06-15</text:p>
          </table:table-cell>
          <table:table-cell office:value-type="float" office:value="799.89">
            <text:p>799.89</text:p>
          </table:table-cell>
          <table:table-cell office:value-type="float" office:value="782.92">
            <text:p>782.92</text:p>
          </table:table-cell>
          <table:table-cell office:value-type="float" office:value="784.49">
            <text:p>784.49</text:p>
          </table:table-cell>
          <table:table-cell table:number-columns-repeated="2"/>
          <table:table-cell office:value-type="float" office:value="9033380853">
            <text:p>9033380853</text:p>
          </table:table-cell>
          <table:table-cell/>
        </table:table-row>
        <table:table-row table:style-name="ro2">
          <table:table-cell office:value-type="string">
            <text:p>2009-06-16</text:p>
          </table:table-cell>
          <table:table-cell office:value-type="float" office:value="795.96">
            <text:p>795.96</text:p>
          </table:table-cell>
          <table:table-cell office:value-type="float" office:value="779.02">
            <text:p>779.02</text:p>
          </table:table-cell>
          <table:table-cell office:value-type="float" office:value="789.22">
            <text:p>789.22</text:p>
          </table:table-cell>
          <table:table-cell table:number-columns-repeated="2"/>
          <table:table-cell office:value-type="float" office:value="9664752486">
            <text:p>9664752486</text:p>
          </table:table-cell>
          <table:table-cell/>
        </table:table-row>
        <table:table-row table:style-name="ro2">
          <table:table-cell office:value-type="string">
            <text:p>2009-06-17</text:p>
          </table:table-cell>
          <table:table-cell office:value-type="float" office:value="788.73">
            <text:p>788.73</text:p>
          </table:table-cell>
          <table:table-cell office:value-type="float" office:value="768.2">
            <text:p>768.2</text:p>
          </table:table-cell>
          <table:table-cell office:value-type="float" office:value="773.99">
            <text:p>773.99</text:p>
          </table:table-cell>
          <table:table-cell table:number-columns-repeated="2"/>
          <table:table-cell office:value-type="float" office:value="16797320220">
            <text:p>16797320220</text:p>
          </table:table-cell>
          <table:table-cell/>
        </table:table-row>
        <table:table-row table:style-name="ro2">
          <table:table-cell office:value-type="string">
            <text:p>2009-06-18</text:p>
          </table:table-cell>
          <table:table-cell office:value-type="float" office:value="780.4">
            <text:p>780.4</text:p>
          </table:table-cell>
          <table:table-cell office:value-type="float" office:value="767.83">
            <text:p>767.83</text:p>
          </table:table-cell>
          <table:table-cell office:value-type="float" office:value="778.09">
            <text:p>778.09</text:p>
          </table:table-cell>
          <table:table-cell table:number-columns-repeated="2"/>
          <table:table-cell office:value-type="float" office:value="9892160514">
            <text:p>9892160514</text:p>
          </table:table-cell>
          <table:table-cell/>
        </table:table-row>
        <table:table-row table:style-name="ro2">
          <table:table-cell office:value-type="string">
            <text:p>2009-06-19</text:p>
          </table:table-cell>
          <table:table-cell table:style-name="ce4"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2009-06-22</text:p>
          </table:table-cell>
          <table:table-cell office:value-type="float" office:value="780.41">
            <text:p>780.41</text:p>
          </table:table-cell>
          <table:table-cell office:value-type="float" office:value="752.3">
            <text:p>752.3</text:p>
          </table:table-cell>
          <table:table-cell office:value-type="float" office:value="754.52">
            <text:p>754.52</text:p>
          </table:table-cell>
          <table:table-cell table:number-columns-repeated="2"/>
          <table:table-cell office:value-type="float" office:value="10393071501">
            <text:p>10393071501</text:p>
          </table:table-cell>
          <table:table-cell/>
        </table:table-row>
        <table:table-row table:style-name="ro2">
          <table:table-cell office:value-type="string">
            <text:p>2009-06-23</text:p>
          </table:table-cell>
          <table:table-cell office:value-type="float" office:value="761.82">
            <text:p>761.82</text:p>
          </table:table-cell>
          <table:table-cell office:value-type="float" office:value="749.07">
            <text:p>749.07</text:p>
          </table:table-cell>
          <table:table-cell office:value-type="float" office:value="753.94">
            <text:p>753.94</text:p>
          </table:table-cell>
          <table:table-cell table:number-columns-repeated="2"/>
          <table:table-cell office:value-type="float" office:value="9763025514">
            <text:p>9763025514</text:p>
          </table:table-cell>
          <table:table-cell/>
        </table:table-row>
        <table:table-row table:style-name="ro2">
          <table:table-cell office:value-type="string">
            <text:p>2009-06-24</text:p>
          </table:table-cell>
          <table:table-cell office:value-type="float" office:value="783.48">
            <text:p>783.48</text:p>
          </table:table-cell>
          <table:table-cell office:value-type="float" office:value="754.54">
            <text:p>754.54</text:p>
          </table:table-cell>
          <table:table-cell office:value-type="float" office:value="783.48">
            <text:p>783.48</text:p>
          </table:table-cell>
          <table:table-cell table:number-columns-repeated="2"/>
          <table:table-cell office:value-type="float" office:value="9174126195">
            <text:p>9174126195</text:p>
          </table:table-cell>
          <table:table-cell/>
        </table:table-row>
        <table:table-row table:style-name="ro2">
          <table:table-cell office:value-type="string">
            <text:p>2009-06-25</text:p>
          </table:table-cell>
          <table:table-cell office:value-type="float" office:value="784.64">
            <text:p>784.64</text:p>
          </table:table-cell>
          <table:table-cell office:value-type="float" office:value="769.52">
            <text:p>769.52</text:p>
          </table:table-cell>
          <table:table-cell office:value-type="float" office:value="779.12">
            <text:p>779.12</text:p>
          </table:table-cell>
          <table:table-cell table:number-columns-repeated="2"/>
          <table:table-cell office:value-type="float" office:value="8328337298">
            <text:p>8328337298</text:p>
          </table:table-cell>
          <table:table-cell/>
        </table:table-row>
        <table:table-row table:style-name="ro2">
          <table:table-cell office:value-type="string">
            <text:p>2009-06-26</text:p>
          </table:table-cell>
          <table:table-cell office:value-type="float" office:value="792.07">
            <text:p>792.07</text:p>
          </table:table-cell>
          <table:table-cell office:value-type="float" office:value="779.36">
            <text:p>779.36</text:p>
          </table:table-cell>
          <table:table-cell office:value-type="float" office:value="786.82">
            <text:p>786.82</text:p>
          </table:table-cell>
          <table:table-cell table:number-columns-repeated="2"/>
          <table:table-cell office:value-type="float" office:value="8408383256">
            <text:p>8408383256</text:p>
          </table:table-cell>
          <table:table-cell/>
        </table:table-row>
        <table:table-row table:style-name="ro2">
          <table:table-cell office:value-type="string">
            <text:p>2009-06-29</text:p>
          </table:table-cell>
          <table:table-cell office:value-type="float" office:value="806.44">
            <text:p>806.44</text:p>
          </table:table-cell>
          <table:table-cell office:value-type="float" office:value="784.96">
            <text:p>784.96</text:p>
          </table:table-cell>
          <table:table-cell office:value-type="float" office:value="804.33">
            <text:p>804.33</text:p>
          </table:table-cell>
          <table:table-cell table:number-columns-repeated="2"/>
          <table:table-cell office:value-type="float" office:value="6917291196">
            <text:p>6917291196</text:p>
          </table:table-cell>
          <table:table-cell/>
        </table:table-row>
        <table:table-row table:style-name="ro2">
          <table:table-cell office:value-type="string">
            <text:p>2009-06-30</text:p>
          </table:table-cell>
          <table:table-cell office:value-type="float" office:value="805.64">
            <text:p>805.64</text:p>
          </table:table-cell>
          <table:table-cell office:value-type="float" office:value="793.05">
            <text:p>793.05</text:p>
          </table:table-cell>
          <table:table-cell office:value-type="float" office:value="795.8">
            <text:p>795.8</text:p>
          </table:table-cell>
          <table:table-cell table:number-columns-repeated="2"/>
          <table:table-cell office:value-type="float" office:value="9587658930">
            <text:p>9587658930</text:p>
          </table:table-cell>
          <table:table-cell/>
        </table:table-row>
        <table:table-row table:style-name="ro2">
          <table:table-cell office:value-type="string">
            <text:p>2009-07-01</text:p>
          </table:table-cell>
          <table:table-cell office:value-type="float" office:value="814.73">
            <text:p>814.73</text:p>
          </table:table-cell>
          <table:table-cell office:value-type="float" office:value="795.8">
            <text:p>795.8</text:p>
          </table:table-cell>
          <table:table-cell office:value-type="float" office:value="813.7">
            <text:p>813.7</text:p>
          </table:table-cell>
          <table:table-cell table:number-columns-repeated="2"/>
          <table:table-cell office:value-type="float" office:value="8933876602">
            <text:p>8933876602</text:p>
          </table:table-cell>
          <table:table-cell/>
        </table:table-row>
        <table:table-row table:style-name="ro2">
          <table:table-cell office:value-type="string">
            <text:p>2009-07-02</text:p>
          </table:table-cell>
          <table:table-cell office:value-type="float" office:value="812.98">
            <text:p>812.98</text:p>
          </table:table-cell>
          <table:table-cell office:value-type="float" office:value="791.03">
            <text:p>791.03</text:p>
          </table:table-cell>
          <table:table-cell office:value-type="float" office:value="792.45">
            <text:p>792.45</text:p>
          </table:table-cell>
          <table:table-cell table:number-columns-repeated="2"/>
          <table:table-cell office:value-type="float" office:value="9048419864">
            <text:p>9048419864</text:p>
          </table:table-cell>
          <table:table-cell/>
        </table:table-row>
        <table:table-row table:style-name="ro2">
          <table:table-cell office:value-type="string">
            <text:p>2009-07-03</text:p>
          </table:table-cell>
          <table:table-cell office:value-type="float" office:value="796.91">
            <text:p>796.91</text:p>
          </table:table-cell>
          <table:table-cell office:value-type="float" office:value="788.15">
            <text:p>788.15</text:p>
          </table:table-cell>
          <table:table-cell office:value-type="float" office:value="790.45">
            <text:p>790.45</text:p>
          </table:table-cell>
          <table:table-cell table:number-columns-repeated="2"/>
          <table:table-cell office:value-type="float" office:value="4468285095">
            <text:p>4468285095</text:p>
          </table:table-cell>
          <table:table-cell/>
        </table:table-row>
        <table:table-row table:style-name="ro2">
          <table:table-cell office:value-type="string">
            <text:p>2009-07-06</text:p>
          </table:table-cell>
          <table:table-cell office:value-type="float" office:value="790.45">
            <text:p>790.45</text:p>
          </table:table-cell>
          <table:table-cell office:value-type="float" office:value="774.82">
            <text:p>774.82</text:p>
          </table:table-cell>
          <table:table-cell office:value-type="float" office:value="783.34">
            <text:p>783.34</text:p>
          </table:table-cell>
          <table:table-cell table:number-columns-repeated="2"/>
          <table:table-cell office:value-type="float" office:value="5736855610">
            <text:p>5736855610</text:p>
          </table:table-cell>
          <table:table-cell/>
        </table:table-row>
        <table:table-row table:style-name="ro2">
          <table:table-cell office:value-type="string">
            <text:p>2009-07-07</text:p>
          </table:table-cell>
          <table:table-cell office:value-type="float" office:value="793.4">
            <text:p>793.4</text:p>
          </table:table-cell>
          <table:table-cell office:value-type="float" office:value="782.15">
            <text:p>782.15</text:p>
          </table:table-cell>
          <table:table-cell office:value-type="float" office:value="784.56">
            <text:p>784.56</text:p>
          </table:table-cell>
          <table:table-cell table:number-columns-repeated="2"/>
          <table:table-cell office:value-type="float" office:value="6242059713">
            <text:p>6242059713</text:p>
          </table:table-cell>
          <table:table-cell/>
        </table:table-row>
        <table:table-row table:style-name="ro2">
          <table:table-cell office:value-type="string">
            <text:p>2009-07-08</text:p>
          </table:table-cell>
          <table:table-cell office:value-type="float" office:value="786.07">
            <text:p>786.07</text:p>
          </table:table-cell>
          <table:table-cell office:value-type="float" office:value="777">
            <text:p>777</text:p>
          </table:table-cell>
          <table:table-cell office:value-type="float" office:value="777.48">
            <text:p>777.48</text:p>
          </table:table-cell>
          <table:table-cell table:number-columns-repeated="2"/>
          <table:table-cell office:value-type="float" office:value="7474116028">
            <text:p>7474116028</text:p>
          </table:table-cell>
          <table:table-cell/>
        </table:table-row>
        <table:table-row table:style-name="ro2">
          <table:table-cell office:value-type="string">
            <text:p>2009-07-09</text:p>
          </table:table-cell>
          <table:table-cell office:value-type="float" office:value="787.84">
            <text:p>787.84</text:p>
          </table:table-cell>
          <table:table-cell office:value-type="float" office:value="774.74">
            <text:p>774.74</text:p>
          </table:table-cell>
          <table:table-cell office:value-type="float" office:value="777.98">
            <text:p>777.98</text:p>
          </table:table-cell>
          <table:table-cell table:number-columns-repeated="2"/>
          <table:table-cell office:value-type="float" office:value="6223673826">
            <text:p>6223673826</text:p>
          </table:table-cell>
          <table:table-cell/>
        </table:table-row>
        <table:table-row table:style-name="ro2">
          <table:table-cell office:value-type="string">
            <text:p>2009-07-10</text:p>
          </table:table-cell>
          <table:table-cell office:value-type="float" office:value="779.28">
            <text:p>779.28</text:p>
          </table:table-cell>
          <table:table-cell office:value-type="float" office:value="770.24">
            <text:p>770.24</text:p>
          </table:table-cell>
          <table:table-cell office:value-type="float" office:value="774.12">
            <text:p>774.12</text:p>
          </table:table-cell>
          <table:table-cell table:number-columns-repeated="2"/>
          <table:table-cell office:value-type="float" office:value="5884090073">
            <text:p>5884090073</text:p>
          </table:table-cell>
          <table:table-cell/>
        </table:table-row>
        <table:table-row table:style-name="ro2">
          <table:table-cell office:value-type="string">
            <text:p>2009-07-13</text:p>
          </table:table-cell>
          <table:table-cell office:value-type="float" office:value="789.76">
            <text:p>789.76</text:p>
          </table:table-cell>
          <table:table-cell office:value-type="float" office:value="766.71">
            <text:p>766.71</text:p>
          </table:table-cell>
          <table:table-cell office:value-type="float" office:value="785.99">
            <text:p>785.99</text:p>
          </table:table-cell>
          <table:table-cell table:number-columns-repeated="2"/>
          <table:table-cell office:value-type="float" office:value="6880543450">
            <text:p>6880543450</text:p>
          </table:table-cell>
          <table:table-cell/>
        </table:table-row>
        <table:table-row table:style-name="ro2">
          <table:table-cell office:value-type="string">
            <text:p>2009-07-14</text:p>
          </table:table-cell>
          <table:table-cell office:value-type="float" office:value="795.86">
            <text:p>795.86</text:p>
          </table:table-cell>
          <table:table-cell office:value-type="float" office:value="786.59">
            <text:p>786.59</text:p>
          </table:table-cell>
          <table:table-cell office:value-type="float" office:value="794.3">
            <text:p>794.3</text:p>
          </table:table-cell>
          <table:table-cell table:number-columns-repeated="2"/>
          <table:table-cell office:value-type="float" office:value="7632849604">
            <text:p>7632849604</text:p>
          </table:table-cell>
          <table:table-cell/>
        </table:table-row>
        <table:table-row table:style-name="ro2">
          <table:table-cell office:value-type="string">
            <text:p>2009-07-15</text:p>
          </table:table-cell>
          <table:table-cell office:value-type="float" office:value="820.93">
            <text:p>820.93</text:p>
          </table:table-cell>
          <table:table-cell office:value-type="float" office:value="794.35">
            <text:p>794.35</text:p>
          </table:table-cell>
          <table:table-cell office:value-type="float" office:value="820.93">
            <text:p>820.93</text:p>
          </table:table-cell>
          <table:table-cell table:number-columns-repeated="2"/>
          <table:table-cell office:value-type="float" office:value="10298990976">
            <text:p>10298990976</text:p>
          </table:table-cell>
          <table:table-cell/>
        </table:table-row>
        <table:table-row table:style-name="ro2">
          <table:table-cell office:value-type="string">
            <text:p>2009-07-16</text:p>
          </table:table-cell>
          <table:table-cell office:value-type="float" office:value="827.77">
            <text:p>827.77</text:p>
          </table:table-cell>
          <table:table-cell office:value-type="float" office:value="819.88">
            <text:p>819.88</text:p>
          </table:table-cell>
          <table:table-cell office:value-type="float" office:value="823.33">
            <text:p>823.33</text:p>
          </table:table-cell>
          <table:table-cell table:number-columns-repeated="2"/>
          <table:table-cell office:value-type="float" office:value="10436691448">
            <text:p>10436691448</text:p>
          </table:table-cell>
          <table:table-cell/>
        </table:table-row>
        <table:table-row table:style-name="ro2">
          <table:table-cell office:value-type="string">
            <text:p>2009-07-17</text:p>
          </table:table-cell>
          <table:table-cell office:value-type="float" office:value="844.13">
            <text:p>844.13</text:p>
          </table:table-cell>
          <table:table-cell office:value-type="float" office:value="824.06">
            <text:p>824.06</text:p>
          </table:table-cell>
          <table:table-cell office:value-type="float" office:value="842.15">
            <text:p>842.15</text:p>
          </table:table-cell>
          <table:table-cell table:number-columns-repeated="2"/>
          <table:table-cell office:value-type="float" office:value="10512031848">
            <text:p>10512031848</text:p>
          </table:table-cell>
          <table:table-cell/>
        </table:table-row>
        <table:table-row table:style-name="ro2">
          <table:table-cell office:value-type="string">
            <text:p>2009-07-19</text:p>
          </table:table-cell>
          <table:table-cell office:value-type="float" office:value="844.13">
            <text:p>844.13</text:p>
          </table:table-cell>
          <table:table-cell office:value-type="float" office:value="824.06">
            <text:p>824.06</text:p>
          </table:table-cell>
          <table:table-cell office:value-type="float" office:value="842.15">
            <text:p>842.15</text:p>
          </table:table-cell>
          <table:table-cell table:number-columns-repeated="2"/>
          <table:table-cell office:value-type="float" office:value="10512031848">
            <text:p>10512031848</text:p>
          </table:table-cell>
          <table:table-cell/>
        </table:table-row>
        <table:table-row table:style-name="ro2">
          <table:table-cell office:value-type="string">
            <text:p>2009-07-20</text:p>
          </table:table-cell>
          <table:table-cell office:value-type="float" office:value="852.31">
            <text:p>852.31</text:p>
          </table:table-cell>
          <table:table-cell office:value-type="float" office:value="838.26">
            <text:p>838.26</text:p>
          </table:table-cell>
          <table:table-cell office:value-type="float" office:value="843.48">
            <text:p>843.48</text:p>
          </table:table-cell>
          <table:table-cell table:number-columns-repeated="2"/>
          <table:table-cell office:value-type="float" office:value="10470218085">
            <text:p>10470218085</text:p>
          </table:table-cell>
          <table:table-cell/>
        </table:table-row>
        <table:table-row table:style-name="ro2">
          <table:table-cell office:value-type="string">
            <text:p>2009-07-21</text:p>
          </table:table-cell>
          <table:table-cell office:value-type="float" office:value="854.26">
            <text:p>854.26</text:p>
          </table:table-cell>
          <table:table-cell office:value-type="float" office:value="842.86">
            <text:p>842.86</text:p>
          </table:table-cell>
          <table:table-cell office:value-type="float" office:value="852.26">
            <text:p>852.26</text:p>
          </table:table-cell>
          <table:table-cell table:number-columns-repeated="2"/>
          <table:table-cell office:value-type="float" office:value="11452440465">
            <text:p>11452440465</text:p>
          </table:table-cell>
          <table:table-cell/>
        </table:table-row>
        <table:table-row table:style-name="ro2">
          <table:table-cell office:value-type="string">
            <text:p>2009-07-22</text:p>
          </table:table-cell>
          <table:table-cell office:value-type="float" office:value="853.38">
            <text:p>853.38</text:p>
          </table:table-cell>
          <table:table-cell office:value-type="float" office:value="841.71">
            <text:p>841.71</text:p>
          </table:table-cell>
          <table:table-cell office:value-type="float" office:value="852.9">
            <text:p>852.9</text:p>
          </table:table-cell>
          <table:table-cell table:number-columns-repeated="2"/>
          <table:table-cell office:value-type="float" office:value="9893450224">
            <text:p>9893450224</text:p>
          </table:table-cell>
          <table:table-cell/>
        </table:table-row>
        <table:table-row table:style-name="ro2">
          <table:table-cell office:value-type="string">
            <text:p>2009-07-23</text:p>
          </table:table-cell>
          <table:table-cell office:value-type="float" office:value="874.48">
            <text:p>874.48</text:p>
          </table:table-cell>
          <table:table-cell office:value-type="float" office:value="848.57">
            <text:p>848.57</text:p>
          </table:table-cell>
          <table:table-cell office:value-type="float" office:value="871.89">
            <text:p>871.89</text:p>
          </table:table-cell>
          <table:table-cell table:number-columns-repeated="2"/>
          <table:table-cell office:value-type="float" office:value="11919456463">
            <text:p>11919456463</text:p>
          </table:table-cell>
          <table:table-cell/>
        </table:table-row>
        <table:table-row table:style-name="ro2">
          <table:table-cell office:value-type="string">
            <text:p>2009-07-24</text:p>
          </table:table-cell>
          <table:table-cell office:value-type="float" office:value="874.42">
            <text:p>874.42</text:p>
          </table:table-cell>
          <table:table-cell office:value-type="float" office:value="859.88">
            <text:p>859.88</text:p>
          </table:table-cell>
          <table:table-cell office:value-type="float" office:value="870.98">
            <text:p>870.98</text:p>
          </table:table-cell>
          <table:table-cell table:number-columns-repeated="2"/>
          <table:table-cell office:value-type="float" office:value="13902399860">
            <text:p>13902399860</text:p>
          </table:table-cell>
          <table:table-cell/>
        </table:table-row>
        <table:table-row table:style-name="ro2">
          <table:table-cell office:value-type="string">
            <text:p>2009-07-25</text:p>
          </table:table-cell>
          <table:table-cell office:value-type="float" office:value="874.42">
            <text:p>874.42</text:p>
          </table:table-cell>
          <table:table-cell office:value-type="float" office:value="859.88">
            <text:p>859.88</text:p>
          </table:table-cell>
          <table:table-cell office:value-type="float" office:value="870.98">
            <text:p>870.98</text:p>
          </table:table-cell>
          <table:table-cell table:number-columns-repeated="2"/>
          <table:table-cell office:value-type="float" office:value="13902399859">
            <text:p>13902399859</text:p>
          </table:table-cell>
          <table:table-cell/>
        </table:table-row>
        <table:table-row table:style-name="ro2">
          <table:table-cell office:value-type="string">
            <text:p>2009-07-27</text:p>
          </table:table-cell>
          <table:table-cell office:value-type="float" office:value="877.4">
            <text:p>877.4</text:p>
          </table:table-cell>
          <table:table-cell office:value-type="float" office:value="849.93">
            <text:p>849.93</text:p>
          </table:table-cell>
          <table:table-cell office:value-type="float" office:value="854.62">
            <text:p>854.62</text:p>
          </table:table-cell>
          <table:table-cell table:number-columns-repeated="2"/>
          <table:table-cell office:value-type="float" office:value="9431005384">
            <text:p>9431005384</text:p>
          </table:table-cell>
          <table:table-cell/>
        </table:table-row>
        <table:table-row table:style-name="ro2">
          <table:table-cell office:value-type="string">
            <text:p>2009-07-28</text:p>
          </table:table-cell>
          <table:table-cell office:value-type="float" office:value="862.88">
            <text:p>862.88</text:p>
          </table:table-cell>
          <table:table-cell office:value-type="float" office:value="849.18">
            <text:p>849.18</text:p>
          </table:table-cell>
          <table:table-cell office:value-type="float" office:value="852.51">
            <text:p>852.51</text:p>
          </table:table-cell>
          <table:table-cell table:number-columns-repeated="2"/>
          <table:table-cell office:value-type="float" office:value="7870405740">
            <text:p>7870405740</text:p>
          </table:table-cell>
          <table:table-cell/>
        </table:table-row>
        <table:table-row table:style-name="ro2">
          <table:table-cell office:value-type="string">
            <text:p>2009-07-29</text:p>
          </table:table-cell>
          <table:table-cell office:value-type="float" office:value="859.51">
            <text:p>859.51</text:p>
          </table:table-cell>
          <table:table-cell office:value-type="float" office:value="851.4">
            <text:p>851.4</text:p>
          </table:table-cell>
          <table:table-cell office:value-type="float" office:value="858.05">
            <text:p>858.05</text:p>
          </table:table-cell>
          <table:table-cell table:number-columns-repeated="2"/>
          <table:table-cell office:value-type="float" office:value="8306168022">
            <text:p>8306168022</text:p>
          </table:table-cell>
          <table:table-cell/>
        </table:table-row>
        <table:table-row table:style-name="ro2">
          <table:table-cell office:value-type="string">
            <text:p>2009-07-30</text:p>
          </table:table-cell>
          <table:table-cell office:value-type="float" office:value="880.29">
            <text:p>880.29</text:p>
          </table:table-cell>
          <table:table-cell office:value-type="float" office:value="857.46">
            <text:p>857.46</text:p>
          </table:table-cell>
          <table:table-cell office:value-type="float" office:value="879.2">
            <text:p>879.2</text:p>
          </table:table-cell>
          <table:table-cell table:number-columns-repeated="2"/>
          <table:table-cell office:value-type="float" office:value="11110008584">
            <text:p>11110008584</text:p>
          </table:table-cell>
          <table:table-cell/>
        </table:table-row>
        <table:table-row table:style-name="ro2">
          <table:table-cell office:value-type="string">
            <text:p>2009-07-31</text:p>
          </table:table-cell>
          <table:table-cell office:value-type="float" office:value="884.12">
            <text:p>884.12</text:p>
          </table:table-cell>
          <table:table-cell office:value-type="float" office:value="871.08">
            <text:p>871.08</text:p>
          </table:table-cell>
          <table:table-cell office:value-type="float" office:value="882.05">
            <text:p>882.05</text:p>
          </table:table-cell>
          <table:table-cell table:number-columns-repeated="2"/>
          <table:table-cell office:value-type="float" office:value="9307574467">
            <text:p>9307574467</text:p>
          </table:table-cell>
          <table:table-cell/>
        </table:table-row>
        <table:table-row table:style-name="ro2">
          <table:table-cell office:value-type="string">
            <text:p>2009-08-03</text:p>
          </table:table-cell>
          <table:table-cell office:value-type="float" office:value="896.81">
            <text:p>896.81</text:p>
          </table:table-cell>
          <table:table-cell office:value-type="float" office:value="877.5">
            <text:p>877.5</text:p>
          </table:table-cell>
          <table:table-cell office:value-type="float" office:value="895.14">
            <text:p>895.14</text:p>
          </table:table-cell>
          <table:table-cell table:number-columns-repeated="2"/>
          <table:table-cell office:value-type="float" office:value="9011499093">
            <text:p>9011499093</text:p>
          </table:table-cell>
          <table:table-cell/>
        </table:table-row>
        <table:table-row table:style-name="ro2">
          <table:table-cell office:value-type="string">
            <text:p>2009-08-04</text:p>
          </table:table-cell>
          <table:table-cell office:value-type="float" office:value="894.54">
            <text:p>894.54</text:p>
          </table:table-cell>
          <table:table-cell office:value-type="float" office:value="876.86">
            <text:p>876.86</text:p>
          </table:table-cell>
          <table:table-cell office:value-type="float" office:value="879.45">
            <text:p>879.45</text:p>
          </table:table-cell>
          <table:table-cell table:number-columns-repeated="2"/>
          <table:table-cell office:value-type="float" office:value="8396075098">
            <text:p>8396075098</text:p>
          </table:table-cell>
          <table:table-cell/>
        </table:table-row>
        <table:table-row table:style-name="ro2">
          <table:table-cell office:value-type="string">
            <text:p>2009-08-05</text:p>
          </table:table-cell>
          <table:table-cell office:value-type="float" office:value="888.57">
            <text:p>888.57</text:p>
          </table:table-cell>
          <table:table-cell office:value-type="float" office:value="871.88">
            <text:p>871.88</text:p>
          </table:table-cell>
          <table:table-cell office:value-type="float" office:value="874.46">
            <text:p>874.46</text:p>
          </table:table-cell>
          <table:table-cell table:number-columns-repeated="2"/>
          <table:table-cell office:value-type="float" office:value="9347940877">
            <text:p>9347940877</text:p>
          </table:table-cell>
          <table:table-cell/>
        </table:table-row>
        <table:table-row table:style-name="ro2">
          <table:table-cell office:value-type="string">
            <text:p>2009-08-06</text:p>
          </table:table-cell>
          <table:table-cell office:value-type="float" office:value="884.51">
            <text:p>884.51</text:p>
          </table:table-cell>
          <table:table-cell office:value-type="float" office:value="869.27">
            <text:p>869.27</text:p>
          </table:table-cell>
          <table:table-cell office:value-type="float" office:value="873.88">
            <text:p>873.88</text:p>
          </table:table-cell>
          <table:table-cell table:number-columns-repeated="2"/>
          <table:table-cell office:value-type="float" office:value="8995405079">
            <text:p>8995405079</text:p>
          </table:table-cell>
          <table:table-cell/>
        </table:table-row>
        <table:table-row table:style-name="ro2">
          <table:table-cell office:value-type="string">
            <text:p>2009-08-07</text:p>
          </table:table-cell>
          <table:table-cell office:value-type="float" office:value="893.96">
            <text:p>893.96</text:p>
          </table:table-cell>
          <table:table-cell office:value-type="float" office:value="864.08">
            <text:p>864.08</text:p>
          </table:table-cell>
          <table:table-cell office:value-type="float" office:value="892.19">
            <text:p>892.19</text:p>
          </table:table-cell>
          <table:table-cell table:number-columns-repeated="2"/>
          <table:table-cell office:value-type="float" office:value="9787662992">
            <text:p>9787662992</text:p>
          </table:table-cell>
          <table:table-cell/>
        </table:table-row>
        <table:table-row table:style-name="ro2">
          <table:table-cell office:value-type="string">
            <text:p>2009-08-10</text:p>
          </table:table-cell>
          <table:table-cell office:value-type="float" office:value="892.19">
            <text:p>892.19</text:p>
          </table:table-cell>
          <table:table-cell office:value-type="float" office:value="880.5">
            <text:p>880.5</text:p>
          </table:table-cell>
          <table:table-cell office:value-type="float" office:value="883.14">
            <text:p>883.14</text:p>
          </table:table-cell>
          <table:table-cell table:number-columns-repeated="2"/>
          <table:table-cell office:value-type="float" office:value="6965801910">
            <text:p>6965801910</text:p>
          </table:table-cell>
          <table:table-cell/>
        </table:table-row>
        <table:table-row table:style-name="ro2">
          <table:table-cell office:value-type="string">
            <text:p>2009-08-11</text:p>
          </table:table-cell>
          <table:table-cell office:value-type="float" office:value="890.8">
            <text:p>890.8</text:p>
          </table:table-cell>
          <table:table-cell office:value-type="float" office:value="861.74">
            <text:p>861.74</text:p>
          </table:table-cell>
          <table:table-cell office:value-type="float" office:value="864.03">
            <text:p>864.03</text:p>
          </table:table-cell>
          <table:table-cell table:number-columns-repeated="2"/>
          <table:table-cell office:value-type="float" office:value="12189120635">
            <text:p>12189120635</text:p>
          </table:table-cell>
          <table:table-cell/>
        </table:table-row>
        <table:table-row table:style-name="ro2">
          <table:table-cell office:value-type="string">
            <text:p>2009-08-12</text:p>
          </table:table-cell>
          <table:table-cell office:value-type="float" office:value="877.41">
            <text:p>877.41</text:p>
          </table:table-cell>
          <table:table-cell office:value-type="float" office:value="859.27">
            <text:p>859.27</text:p>
          </table:table-cell>
          <table:table-cell office:value-type="float" office:value="876.71">
            <text:p>876.71</text:p>
          </table:table-cell>
          <table:table-cell table:number-columns-repeated="2"/>
          <table:table-cell office:value-type="float" office:value="9163108178">
            <text:p>9163108178</text:p>
          </table:table-cell>
          <table:table-cell/>
        </table:table-row>
        <table:table-row table:style-name="ro2">
          <table:table-cell office:value-type="string">
            <text:p>2009-08-13</text:p>
          </table:table-cell>
          <table:table-cell office:value-type="float" office:value="898.16">
            <text:p>898.16</text:p>
          </table:table-cell>
          <table:table-cell office:value-type="float" office:value="876.95">
            <text:p>876.95</text:p>
          </table:table-cell>
          <table:table-cell office:value-type="float" office:value="888.87">
            <text:p>888.87</text:p>
          </table:table-cell>
          <table:table-cell table:number-columns-repeated="2"/>
          <table:table-cell office:value-type="float" office:value="11256029612">
            <text:p>11256029612</text:p>
          </table:table-cell>
          <table:table-cell/>
        </table:table-row>
        <table:table-row table:style-name="ro2">
          <table:table-cell office:value-type="string">
            <text:p>2009-08-14</text:p>
          </table:table-cell>
          <table:table-cell office:value-type="float" office:value="894.29">
            <text:p>894.29</text:p>
          </table:table-cell>
          <table:table-cell office:value-type="float" office:value="871.08">
            <text:p>871.08</text:p>
          </table:table-cell>
          <table:table-cell office:value-type="float" office:value="876.74">
            <text:p>876.74</text:p>
          </table:table-cell>
          <table:table-cell table:number-columns-repeated="2"/>
          <table:table-cell office:value-type="float" office:value="8255027911">
            <text:p>8255027911</text:p>
          </table:table-cell>
          <table:table-cell/>
        </table:table-row>
        <table:table-row table:style-name="ro2">
          <table:table-cell office:value-type="string">
            <text:p>2009-08-17</text:p>
          </table:table-cell>
          <table:table-cell office:value-type="float" office:value="876.74">
            <text:p>876.74</text:p>
          </table:table-cell>
          <table:table-cell office:value-type="float" office:value="853.26">
            <text:p>853.26</text:p>
          </table:table-cell>
          <table:table-cell office:value-type="float" office:value="858.15">
            <text:p>858.15</text:p>
          </table:table-cell>
          <table:table-cell table:number-columns-repeated="2"/>
          <table:table-cell office:value-type="float" office:value="9711446993">
            <text:p>9711446993</text:p>
          </table:table-cell>
          <table:table-cell/>
        </table:table-row>
        <table:table-row table:style-name="ro2">
          <table:table-cell office:value-type="string">
            <text:p>2009-08-18</text:p>
          </table:table-cell>
          <table:table-cell office:value-type="float" office:value="876.58">
            <text:p>876.58</text:p>
          </table:table-cell>
          <table:table-cell office:value-type="float" office:value="858.63">
            <text:p>858.63</text:p>
          </table:table-cell>
          <table:table-cell office:value-type="float" office:value="873.1">
            <text:p>873.1</text:p>
          </table:table-cell>
          <table:table-cell table:number-columns-repeated="2"/>
          <table:table-cell office:value-type="float" office:value="10533303312">
            <text:p>10533303312</text:p>
          </table:table-cell>
          <table:table-cell/>
        </table:table-row>
        <table:table-row table:style-name="ro2">
          <table:table-cell office:value-type="string">
            <text:p>2009-08-19</text:p>
          </table:table-cell>
          <table:table-cell office:value-type="float" office:value="872.74">
            <text:p>872.74</text:p>
          </table:table-cell>
          <table:table-cell office:value-type="float" office:value="857.37">
            <text:p>857.37</text:p>
          </table:table-cell>
          <table:table-cell office:value-type="float" office:value="869.23">
            <text:p>869.23</text:p>
          </table:table-cell>
          <table:table-cell table:number-columns-repeated="2"/>
          <table:table-cell office:value-type="float" office:value="10283188702">
            <text:p>10283188702</text:p>
          </table:table-cell>
          <table:table-cell/>
        </table:table-row>
        <table:table-row table:style-name="ro2">
          <table:table-cell office:value-type="string">
            <text:p>2009-08-20</text:p>
          </table:table-cell>
          <table:table-cell office:value-type="float" office:value="889.07">
            <text:p>889.07</text:p>
          </table:table-cell>
          <table:table-cell office:value-type="float" office:value="869.72">
            <text:p>869.72</text:p>
          </table:table-cell>
          <table:table-cell office:value-type="float" office:value="886.46">
            <text:p>886.46</text:p>
          </table:table-cell>
          <table:table-cell table:number-columns-repeated="2"/>
          <table:table-cell office:value-type="float" office:value="12233432849">
            <text:p>12233432849</text:p>
          </table:table-cell>
          <table:table-cell/>
        </table:table-row>
        <table:table-row table:style-name="ro2">
          <table:table-cell office:value-type="string">
            <text:p>2009-08-21</text:p>
          </table:table-cell>
          <table:table-cell office:value-type="float" office:value="917.18">
            <text:p>917.18</text:p>
          </table:table-cell>
          <table:table-cell office:value-type="float" office:value="884.08">
            <text:p>884.08</text:p>
          </table:table-cell>
          <table:table-cell office:value-type="float" office:value="913.84">
            <text:p>913.84</text:p>
          </table:table-cell>
          <table:table-cell table:number-columns-repeated="2"/>
          <table:table-cell office:value-type="float" office:value="14702127785">
            <text:p>14702127785</text:p>
          </table:table-cell>
          <table:table-cell/>
        </table:table-row>
        <table:table-row table:style-name="ro2">
          <table:table-cell office:value-type="string">
            <text:p>2009-08-24</text:p>
          </table:table-cell>
          <table:table-cell office:value-type="float" office:value="925.03">
            <text:p>925.03</text:p>
          </table:table-cell>
          <table:table-cell office:value-type="float" office:value="912.4">
            <text:p>912.4</text:p>
          </table:table-cell>
          <table:table-cell office:value-type="float" office:value="921.63">
            <text:p>921.63</text:p>
          </table:table-cell>
          <table:table-cell table:number-columns-repeated="2"/>
          <table:table-cell office:value-type="float" office:value="12028086135">
            <text:p>12028086135</text:p>
          </table:table-cell>
          <table:table-cell/>
        </table:table-row>
        <table:table-row table:style-name="ro2">
          <table:table-cell office:value-type="string">
            <text:p>2009-08-25</text:p>
          </table:table-cell>
          <table:table-cell office:value-type="float" office:value="921.03">
            <text:p>921.03</text:p>
          </table:table-cell>
          <table:table-cell office:value-type="float" office:value="908.97">
            <text:p>908.97</text:p>
          </table:table-cell>
          <table:table-cell office:value-type="float" office:value="916.06">
            <text:p>916.06</text:p>
          </table:table-cell>
          <table:table-cell table:number-columns-repeated="2"/>
          <table:table-cell office:value-type="float" office:value="12258858286">
            <text:p>12258858286</text:p>
          </table:table-cell>
          <table:table-cell/>
        </table:table-row>
        <table:table-row table:style-name="ro2">
          <table:table-cell office:value-type="string">
            <text:p>2009-08-26</text:p>
          </table:table-cell>
          <table:table-cell office:value-type="float" office:value="921.41">
            <text:p>921.41</text:p>
          </table:table-cell>
          <table:table-cell office:value-type="float" office:value="901.6">
            <text:p>901.6</text:p>
          </table:table-cell>
          <table:table-cell office:value-type="float" office:value="902.79">
            <text:p>902.79</text:p>
          </table:table-cell>
          <table:table-cell table:number-columns-repeated="2"/>
          <table:table-cell office:value-type="float" office:value="12543133884">
            <text:p>12543133884</text:p>
          </table:table-cell>
          <table:table-cell/>
        </table:table-row>
        <table:table-row table:style-name="ro2">
          <table:table-cell office:value-type="string">
            <text:p>2009-08-27</text:p>
          </table:table-cell>
          <table:table-cell office:value-type="float" office:value="909.18">
            <text:p>909.18</text:p>
          </table:table-cell>
          <table:table-cell office:value-type="float" office:value="894.9">
            <text:p>894.9</text:p>
          </table:table-cell>
          <table:table-cell office:value-type="float" office:value="901.95">
            <text:p>901.95</text:p>
          </table:table-cell>
          <table:table-cell table:number-columns-repeated="2"/>
          <table:table-cell office:value-type="float" office:value="11226170629">
            <text:p>11226170629</text:p>
          </table:table-cell>
          <table:table-cell/>
        </table:table-row>
        <table:table-row table:style-name="ro2">
          <table:table-cell office:value-type="string">
            <text:p>2009-08-28</text:p>
          </table:table-cell>
          <table:table-cell office:value-type="float" office:value="923.28">
            <text:p>923.28</text:p>
          </table:table-cell>
          <table:table-cell office:value-type="float" office:value="902.31">
            <text:p>902.31</text:p>
          </table:table-cell>
          <table:table-cell office:value-type="float" office:value="919.91">
            <text:p>919.91</text:p>
          </table:table-cell>
          <table:table-cell table:number-columns-repeated="2"/>
          <table:table-cell office:value-type="float" office:value="14184157863">
            <text:p>14184157863</text:p>
          </table:table-cell>
          <table:table-cell/>
        </table:table-row>
        <table:table-row table:style-name="ro2">
          <table:table-cell office:value-type="string">
            <text:p>2009-08-31</text:p>
          </table:table-cell>
          <table:table-cell office:value-type="float" office:value="919.67">
            <text:p>919.67</text:p>
          </table:table-cell>
          <table:table-cell office:value-type="float" office:value="901.72">
            <text:p>901.72</text:p>
          </table:table-cell>
          <table:table-cell office:value-type="float" office:value="904.84">
            <text:p>904.84</text:p>
          </table:table-cell>
          <table:table-cell table:number-columns-repeated="2"/>
          <table:table-cell office:value-type="float" office:value="8484369591">
            <text:p>8484369591</text:p>
          </table:table-cell>
          <table:table-cell/>
        </table:table-row>
        <table:table-row table:style-name="ro2">
          <table:table-cell office:value-type="string">
            <text:p>2009-09-01</text:p>
          </table:table-cell>
          <table:table-cell office:value-type="float" office:value="911.18">
            <text:p>911.18</text:p>
          </table:table-cell>
          <table:table-cell office:value-type="float" office:value="884.76">
            <text:p>884.76</text:p>
          </table:table-cell>
          <table:table-cell office:value-type="float" office:value="888.5">
            <text:p>888.5</text:p>
          </table:table-cell>
          <table:table-cell table:number-columns-repeated="2"/>
          <table:table-cell office:value-type="float" office:value="12625184526">
            <text:p>12625184526</text:p>
          </table:table-cell>
          <table:table-cell/>
        </table:table-row>
        <table:table-row table:style-name="ro2">
          <table:table-cell office:value-type="string">
            <text:p>2009-09-02</text:p>
          </table:table-cell>
          <table:table-cell office:value-type="float" office:value="889.3">
            <text:p>889.3</text:p>
          </table:table-cell>
          <table:table-cell office:value-type="float" office:value="867.88">
            <text:p>867.88</text:p>
          </table:table-cell>
          <table:table-cell office:value-type="float" office:value="873.35">
            <text:p>873.35</text:p>
          </table:table-cell>
          <table:table-cell table:number-columns-repeated="2"/>
          <table:table-cell office:value-type="float" office:value="14562467636">
            <text:p>14562467636</text:p>
          </table:table-cell>
          <table:table-cell/>
        </table:table-row>
        <table:table-row table:style-name="ro2">
          <table:table-cell office:value-type="string">
            <text:p>2009-09-03</text:p>
          </table:table-cell>
          <table:table-cell office:value-type="float" office:value="888.19">
            <text:p>888.19</text:p>
          </table:table-cell>
          <table:table-cell office:value-type="float" office:value="871.84">
            <text:p>871.84</text:p>
          </table:table-cell>
          <table:table-cell office:value-type="float" office:value="879.28">
            <text:p>879.28</text:p>
          </table:table-cell>
          <table:table-cell table:number-columns-repeated="2"/>
          <table:table-cell office:value-type="float" office:value="11962030372">
            <text:p>11962030372</text:p>
          </table:table-cell>
          <table:table-cell/>
        </table:table-row>
        <table:table-row table:style-name="ro2">
          <table:table-cell office:value-type="string">
            <text:p>2009-09-04</text:p>
          </table:table-cell>
          <table:table-cell office:value-type="float" office:value="893.48">
            <text:p>893.48</text:p>
          </table:table-cell>
          <table:table-cell office:value-type="float" office:value="879.16">
            <text:p>879.16</text:p>
          </table:table-cell>
          <table:table-cell office:value-type="float" office:value="891.39">
            <text:p>891.39</text:p>
          </table:table-cell>
          <table:table-cell table:number-columns-repeated="2"/>
          <table:table-cell office:value-type="float" office:value="11079825969">
            <text:p>11079825969</text:p>
          </table:table-cell>
          <table:table-cell/>
        </table:table-row>
        <table:table-row table:style-name="ro2">
          <table:table-cell office:value-type="string">
            <text:p>2009-09-07</text:p>
          </table:table-cell>
          <table:table-cell office:value-type="float" office:value="903.75">
            <text:p>903.75</text:p>
          </table:table-cell>
          <table:table-cell office:value-type="float" office:value="892.35">
            <text:p>892.35</text:p>
          </table:table-cell>
          <table:table-cell office:value-type="float" office:value="903.62">
            <text:p>903.62</text:p>
          </table:table-cell>
          <table:table-cell table:number-columns-repeated="2"/>
          <table:table-cell office:value-type="float" office:value="7160184000">
            <text:p>7160184000</text:p>
          </table:table-cell>
          <table:table-cell/>
        </table:table-row>
        <table:table-row table:style-name="ro2">
          <table:table-cell office:value-type="string">
            <text:p>2009-09-08</text:p>
          </table:table-cell>
          <table:table-cell office:value-type="float" office:value="908.86">
            <text:p>908.86</text:p>
          </table:table-cell>
          <table:table-cell office:value-type="float" office:value="900.67">
            <text:p>900.67</text:p>
          </table:table-cell>
          <table:table-cell office:value-type="float" office:value="905.68">
            <text:p>905.68</text:p>
          </table:table-cell>
          <table:table-cell table:number-columns-repeated="2"/>
          <table:table-cell office:value-type="float" office:value="11222658553">
            <text:p>11222658553</text:p>
          </table:table-cell>
          <table:table-cell/>
        </table:table-row>
        <table:table-row table:style-name="ro2">
          <table:table-cell office:value-type="string">
            <text:p>2009-09-09</text:p>
          </table:table-cell>
          <table:table-cell office:value-type="float" office:value="921.75">
            <text:p>921.75</text:p>
          </table:table-cell>
          <table:table-cell office:value-type="float" office:value="901">
            <text:p>901</text:p>
          </table:table-cell>
          <table:table-cell office:value-type="float" office:value="921.48">
            <text:p>921.48</text:p>
          </table:table-cell>
          <table:table-cell table:number-columns-repeated="2"/>
          <table:table-cell office:value-type="float" office:value="13418783191">
            <text:p>13418783191</text:p>
          </table:table-cell>
          <table:table-cell/>
        </table:table-row>
        <table:table-row table:style-name="ro2">
          <table:table-cell office:value-type="string">
            <text:p>2009-09-10</text:p>
          </table:table-cell>
          <table:table-cell office:value-type="float" office:value="926.68">
            <text:p>926.68</text:p>
          </table:table-cell>
          <table:table-cell office:value-type="float" office:value="909.54">
            <text:p>909.54</text:p>
          </table:table-cell>
          <table:table-cell office:value-type="float" office:value="916.53">
            <text:p>916.53</text:p>
          </table:table-cell>
          <table:table-cell table:number-columns-repeated="2"/>
          <table:table-cell office:value-type="float" office:value="13220496857">
            <text:p>13220496857</text:p>
          </table:table-cell>
          <table:table-cell/>
        </table:table-row>
        <table:table-row table:style-name="ro2">
          <table:table-cell office:value-type="string">
            <text:p>2009-09-11</text:p>
          </table:table-cell>
          <table:table-cell office:value-type="float" office:value="921.15">
            <text:p>921.15</text:p>
          </table:table-cell>
          <table:table-cell office:value-type="float" office:value="913.4">
            <text:p>913.4</text:p>
          </table:table-cell>
          <table:table-cell office:value-type="float" office:value="918.19">
            <text:p>918.19</text:p>
          </table:table-cell>
          <table:table-cell table:number-columns-repeated="2"/>
          <table:table-cell office:value-type="float" office:value="9482822788">
            <text:p>9482822788</text:p>
          </table:table-cell>
          <table:table-cell/>
        </table:table-row>
        <table:table-row table:style-name="ro2">
          <table:table-cell office:value-type="string">
            <text:p>2009-09-14</text:p>
          </table:table-cell>
          <table:table-cell office:value-type="float" office:value="917.22">
            <text:p>917.22</text:p>
          </table:table-cell>
          <table:table-cell office:value-type="float" office:value="901.16">
            <text:p>901.16</text:p>
          </table:table-cell>
          <table:table-cell office:value-type="float" office:value="914.31">
            <text:p>914.31</text:p>
          </table:table-cell>
          <table:table-cell table:number-columns-repeated="2"/>
          <table:table-cell office:value-type="float" office:value="9212956887">
            <text:p>9212956887</text:p>
          </table:table-cell>
          <table:table-cell/>
        </table:table-row>
        <table:table-row table:style-name="ro2">
          <table:table-cell office:value-type="string">
            <text:p>2009-09-15</text:p>
          </table:table-cell>
          <table:table-cell office:value-type="float" office:value="919.99">
            <text:p>919.99</text:p>
          </table:table-cell>
          <table:table-cell office:value-type="float" office:value="909.27">
            <text:p>909.27</text:p>
          </table:table-cell>
          <table:table-cell office:value-type="float" office:value="913.07">
            <text:p>913.07</text:p>
          </table:table-cell>
          <table:table-cell table:number-columns-repeated="2"/>
          <table:table-cell office:value-type="float" office:value="11301069775">
            <text:p>11301069775</text:p>
          </table:table-cell>
          <table:table-cell/>
        </table:table-row>
        <table:table-row table:style-name="ro2">
          <table:table-cell office:value-type="string">
            <text:p>2009-09-16</text:p>
          </table:table-cell>
          <table:table-cell office:value-type="float" office:value="925.27">
            <text:p>925.27</text:p>
          </table:table-cell>
          <table:table-cell office:value-type="float" office:value="913.55">
            <text:p>913.55</text:p>
          </table:table-cell>
          <table:table-cell office:value-type="float" office:value="918.44">
            <text:p>918.44</text:p>
          </table:table-cell>
          <table:table-cell table:number-columns-repeated="2"/>
          <table:table-cell office:value-type="float" office:value="11327162846">
            <text:p>11327162846</text:p>
          </table:table-cell>
          <table:table-cell/>
        </table:table-row>
        <table:table-row table:style-name="ro2">
          <table:table-cell office:value-type="string">
            <text:p>2009-09-17</text:p>
          </table:table-cell>
          <table:table-cell office:value-type="float" office:value="929.59">
            <text:p>929.59</text:p>
          </table:table-cell>
          <table:table-cell office:value-type="float" office:value="918.95">
            <text:p>918.95</text:p>
          </table:table-cell>
          <table:table-cell office:value-type="float" office:value="923.82">
            <text:p>923.82</text:p>
          </table:table-cell>
          <table:table-cell table:number-columns-repeated="2"/>
          <table:table-cell office:value-type="float" office:value="12913402152">
            <text:p>12913402152</text:p>
          </table:table-cell>
          <table:table-cell/>
        </table:table-row>
        <table:table-row table:style-name="ro2">
          <table:table-cell office:value-type="string">
            <text:p>2009-09-18</text:p>
          </table:table-cell>
          <table:table-cell office:value-type="float" office:value="923.47">
            <text:p>923.47</text:p>
          </table:table-cell>
          <table:table-cell office:value-type="float" office:value="909.23">
            <text:p>909.23</text:p>
          </table:table-cell>
          <table:table-cell office:value-type="float" office:value="920.23">
            <text:p>920.23</text:p>
          </table:table-cell>
          <table:table-cell table:number-columns-repeated="2"/>
          <table:table-cell office:value-type="float" office:value="11120390443">
            <text:p>11120390443</text:p>
          </table:table-cell>
          <table:table-cell/>
        </table:table-row>
        <table:table-row table:style-name="ro2">
          <table:table-cell office:value-type="string">
            <text:p>2009-09-21</text:p>
          </table:table-cell>
          <table:table-cell office:value-type="float" office:value="920.26">
            <text:p>920.26</text:p>
          </table:table-cell>
          <table:table-cell office:value-type="float" office:value="910.5">
            <text:p>910.5</text:p>
          </table:table-cell>
          <table:table-cell office:value-type="float" office:value="913.05">
            <text:p>913.05</text:p>
          </table:table-cell>
          <table:table-cell table:number-columns-repeated="2"/>
          <table:table-cell office:value-type="float" office:value="9041927697">
            <text:p>9041927697</text:p>
          </table:table-cell>
          <table:table-cell/>
        </table:table-row>
        <table:table-row table:style-name="ro2">
          <table:table-cell office:value-type="string">
            <text:p>2009-09-22</text:p>
          </table:table-cell>
          <table:table-cell office:value-type="float" office:value="923.73">
            <text:p>923.73</text:p>
          </table:table-cell>
          <table:table-cell office:value-type="float" office:value="912.93">
            <text:p>912.93</text:p>
          </table:table-cell>
          <table:table-cell office:value-type="float" office:value="922.24">
            <text:p>922.24</text:p>
          </table:table-cell>
          <table:table-cell table:number-columns-repeated="2"/>
          <table:table-cell office:value-type="float" office:value="10288534140">
            <text:p>10288534140</text:p>
          </table:table-cell>
          <table:table-cell/>
        </table:table-row>
        <table:table-row table:style-name="ro2">
          <table:table-cell office:value-type="string">
            <text:p>2009-09-23</text:p>
          </table:table-cell>
          <table:table-cell office:value-type="float" office:value="928.94">
            <text:p>928.94</text:p>
          </table:table-cell>
          <table:table-cell office:value-type="float" office:value="920.15">
            <text:p>920.15</text:p>
          </table:table-cell>
          <table:table-cell office:value-type="float" office:value="922.99">
            <text:p>922.99</text:p>
          </table:table-cell>
          <table:table-cell table:number-columns-repeated="2"/>
          <table:table-cell office:value-type="float" office:value="10868973246">
            <text:p>10868973246</text:p>
          </table:table-cell>
          <table:table-cell/>
        </table:table-row>
        <table:table-row table:style-name="ro2">
          <table:table-cell office:value-type="string">
            <text:p>2009-09-24</text:p>
          </table:table-cell>
          <table:table-cell office:value-type="float" office:value="922.75">
            <text:p>922.75</text:p>
          </table:table-cell>
          <table:table-cell office:value-type="float" office:value="900.07">
            <text:p>900.07</text:p>
          </table:table-cell>
          <table:table-cell office:value-type="float" office:value="901.87">
            <text:p>901.87</text:p>
          </table:table-cell>
          <table:table-cell table:number-columns-repeated="2"/>
          <table:table-cell office:value-type="float" office:value="13944797486">
            <text:p>13944797486</text:p>
          </table:table-cell>
          <table:table-cell/>
        </table:table-row>
        <table:table-row table:style-name="ro2">
          <table:table-cell office:value-type="string">
            <text:p>2009-09-25</text:p>
          </table:table-cell>
          <table:table-cell office:value-type="float" office:value="907.64">
            <text:p>907.64</text:p>
          </table:table-cell>
          <table:table-cell office:value-type="float" office:value="895.76">
            <text:p>895.76</text:p>
          </table:table-cell>
          <table:table-cell office:value-type="float" office:value="899.87">
            <text:p>899.87</text:p>
          </table:table-cell>
          <table:table-cell table:number-columns-repeated="2"/>
          <table:table-cell office:value-type="float" office:value="9615570218">
            <text:p>9615570218</text:p>
          </table:table-cell>
          <table:table-cell/>
        </table:table-row>
        <table:table-row table:style-name="ro2">
          <table:table-cell office:value-type="string">
            <text:p>2009-09-28</text:p>
          </table:table-cell>
          <table:table-cell office:value-type="float" office:value="917.23">
            <text:p>917.23</text:p>
          </table:table-cell>
          <table:table-cell office:value-type="float" office:value="889.37">
            <text:p>889.37</text:p>
          </table:table-cell>
          <table:table-cell office:value-type="float" office:value="913.55">
            <text:p>913.55</text:p>
          </table:table-cell>
          <table:table-cell table:number-columns-repeated="2"/>
          <table:table-cell office:value-type="float" office:value="10875386898">
            <text:p>10875386898</text:p>
          </table:table-cell>
          <table:table-cell/>
        </table:table-row>
        <table:table-row table:style-name="ro2">
          <table:table-cell office:value-type="string">
            <text:p>2009-09-29</text:p>
          </table:table-cell>
          <table:table-cell office:value-type="float" office:value="917.64">
            <text:p>917.64</text:p>
          </table:table-cell>
          <table:table-cell office:value-type="float" office:value="902.22">
            <text:p>902.22</text:p>
          </table:table-cell>
          <table:table-cell office:value-type="float" office:value="902.82">
            <text:p>902.82</text:p>
          </table:table-cell>
          <table:table-cell table:number-columns-repeated="2"/>
          <table:table-cell office:value-type="float" office:value="10330152944">
            <text:p>10330152944</text:p>
          </table:table-cell>
          <table:table-cell/>
        </table:table-row>
        <table:table-row table:style-name="ro2">
          <table:table-cell office:value-type="string">
            <text:p>2009-09-30</text:p>
          </table:table-cell>
          <table:table-cell office:value-type="float" office:value="912.33">
            <text:p>912.33</text:p>
          </table:table-cell>
          <table:table-cell office:value-type="float" office:value="892.54">
            <text:p>892.54</text:p>
          </table:table-cell>
          <table:table-cell office:value-type="float" office:value="896.76">
            <text:p>896.76</text:p>
          </table:table-cell>
          <table:table-cell table:number-columns-repeated="2"/>
          <table:table-cell office:value-type="float" office:value="12766673254">
            <text:p>12766673254</text:p>
          </table:table-cell>
          <table:table-cell/>
        </table:table-row>
        <table:table-row table:style-name="ro2">
          <table:table-cell office:value-type="string">
            <text:p>2009-10-01</text:p>
          </table:table-cell>
          <table:table-cell office:value-type="float" office:value="902.51">
            <text:p>902.51</text:p>
          </table:table-cell>
          <table:table-cell office:value-type="float" office:value="877.01">
            <text:p>877.01</text:p>
          </table:table-cell>
          <table:table-cell office:value-type="float" office:value="878.33">
            <text:p>878.33</text:p>
          </table:table-cell>
          <table:table-cell table:number-columns-repeated="2"/>
          <table:table-cell office:value-type="float" office:value="11929216645">
            <text:p>11929216645</text:p>
          </table:table-cell>
          <table:table-cell/>
        </table:table-row>
        <table:table-row table:style-name="ro2">
          <table:table-cell office:value-type="string">
            <text:p>2009-10-02</text:p>
          </table:table-cell>
          <table:table-cell office:value-type="float" office:value="877.61">
            <text:p>877.61</text:p>
          </table:table-cell>
          <table:table-cell office:value-type="float" office:value="859.88">
            <text:p>859.88</text:p>
          </table:table-cell>
          <table:table-cell office:value-type="float" office:value="867.84">
            <text:p>867.84</text:p>
          </table:table-cell>
          <table:table-cell table:number-columns-repeated="2"/>
          <table:table-cell office:value-type="float" office:value="12921856705">
            <text:p>12921856705</text:p>
          </table:table-cell>
          <table:table-cell/>
        </table:table-row>
        <table:table-row table:style-name="ro2">
          <table:table-cell office:value-type="string">
            <text:p>2009-10-05</text:p>
          </table:table-cell>
          <table:table-cell office:value-type="float" office:value="881.83">
            <text:p>881.83</text:p>
          </table:table-cell>
          <table:table-cell office:value-type="float" office:value="865.69">
            <text:p>865.69</text:p>
          </table:table-cell>
          <table:table-cell office:value-type="float" office:value="876.43">
            <text:p>876.43</text:p>
          </table:table-cell>
          <table:table-cell table:number-columns-repeated="2"/>
          <table:table-cell office:value-type="float" office:value="8299740335">
            <text:p>8299740335</text:p>
          </table:table-cell>
          <table:table-cell/>
        </table:table-row>
        <table:table-row table:style-name="ro2">
          <table:table-cell office:value-type="string">
            <text:p>2009-10-06</text:p>
          </table:table-cell>
          <table:table-cell office:value-type="float" office:value="894.68">
            <text:p>894.68</text:p>
          </table:table-cell>
          <table:table-cell office:value-type="float" office:value="876.66">
            <text:p>876.66</text:p>
          </table:table-cell>
          <table:table-cell office:value-type="float" office:value="891.88">
            <text:p>891.88</text:p>
          </table:table-cell>
          <table:table-cell table:number-columns-repeated="2"/>
          <table:table-cell office:value-type="float" office:value="11538602080">
            <text:p>11538602080</text:p>
          </table:table-cell>
          <table:table-cell/>
        </table:table-row>
        <table:table-row table:style-name="ro2">
          <table:table-cell office:value-type="string">
            <text:p>2009-10-07</text:p>
          </table:table-cell>
          <table:table-cell office:value-type="float" office:value="895.57">
            <text:p>895.57</text:p>
          </table:table-cell>
          <table:table-cell office:value-type="float" office:value="882.78">
            <text:p>882.78</text:p>
          </table:table-cell>
          <table:table-cell office:value-type="float" office:value="885.43">
            <text:p>885.43</text:p>
          </table:table-cell>
          <table:table-cell table:number-columns-repeated="2"/>
          <table:table-cell office:value-type="float" office:value="10190303443">
            <text:p>10190303443</text:p>
          </table:table-cell>
          <table:table-cell/>
        </table:table-row>
        <table:table-row table:style-name="ro2">
          <table:table-cell office:value-type="string">
            <text:p>2009-10-08</text:p>
          </table:table-cell>
          <table:table-cell office:value-type="float" office:value="897.16">
            <text:p>897.16</text:p>
          </table:table-cell>
          <table:table-cell office:value-type="float" office:value="886.03">
            <text:p>886.03</text:p>
          </table:table-cell>
          <table:table-cell office:value-type="float" office:value="895.35">
            <text:p>895.35</text:p>
          </table:table-cell>
          <table:table-cell table:number-columns-repeated="2"/>
          <table:table-cell office:value-type="float" office:value="10039442966">
            <text:p>10039442966</text:p>
          </table:table-cell>
          <table:table-cell/>
        </table:table-row>
        <table:table-row table:style-name="ro2">
          <table:table-cell office:value-type="string">
            <text:p>2009-10-09</text:p>
          </table:table-cell>
          <table:table-cell office:value-type="float" office:value="903.97">
            <text:p>903.97</text:p>
          </table:table-cell>
          <table:table-cell office:value-type="float" office:value="892.93">
            <text:p>892.93</text:p>
          </table:table-cell>
          <table:table-cell office:value-type="float" office:value="899.7">
            <text:p>899.7</text:p>
          </table:table-cell>
          <table:table-cell table:number-columns-repeated="2"/>
          <table:table-cell office:value-type="float" office:value="9448088498">
            <text:p>9448088498</text:p>
          </table:table-cell>
          <table:table-cell/>
        </table:table-row>
        <table:table-row table:style-name="ro2">
          <table:table-cell office:value-type="string">
            <text:p>2009-10-12</text:p>
          </table:table-cell>
          <table:table-cell office:value-type="float" office:value="915.04">
            <text:p>915.04</text:p>
          </table:table-cell>
          <table:table-cell office:value-type="float" office:value="899.64">
            <text:p>899.64</text:p>
          </table:table-cell>
          <table:table-cell office:value-type="float" office:value="910.79">
            <text:p>910.79</text:p>
          </table:table-cell>
          <table:table-cell table:number-columns-repeated="2"/>
          <table:table-cell office:value-type="float" office:value="8788435419">
            <text:p>8788435419</text:p>
          </table:table-cell>
          <table:table-cell/>
        </table:table-row>
        <table:table-row table:style-name="ro2">
          <table:table-cell office:value-type="string">
            <text:p>2009-10-13</text:p>
          </table:table-cell>
          <table:table-cell office:value-type="float" office:value="912.93">
            <text:p>912.93</text:p>
          </table:table-cell>
          <table:table-cell office:value-type="float" office:value="900.59">
            <text:p>900.59</text:p>
          </table:table-cell>
          <table:table-cell office:value-type="float" office:value="903.03">
            <text:p>903.03</text:p>
          </table:table-cell>
          <table:table-cell table:number-columns-repeated="2"/>
          <table:table-cell office:value-type="float" office:value="9542986439">
            <text:p>9542986439</text:p>
          </table:table-cell>
          <table:table-cell/>
        </table:table-row>
        <table:table-row table:style-name="ro2">
          <table:table-cell office:value-type="string">
            <text:p>2009-10-14</text:p>
          </table:table-cell>
          <table:table-cell office:value-type="float" office:value="929.54">
            <text:p>929.54</text:p>
          </table:table-cell>
          <table:table-cell office:value-type="float" office:value="903.2">
            <text:p>903.2</text:p>
          </table:table-cell>
          <table:table-cell office:value-type="float" office:value="928.59">
            <text:p>928.59</text:p>
          </table:table-cell>
          <table:table-cell table:number-columns-repeated="2"/>
          <table:table-cell office:value-type="float" office:value="16577199853">
            <text:p>16577199853</text:p>
          </table:table-cell>
          <table:table-cell/>
        </table:table-row>
        <table:table-row table:style-name="ro2">
          <table:table-cell office:value-type="string">
            <text:p>2009-10-15</text:p>
          </table:table-cell>
          <table:table-cell office:value-type="float" office:value="935.98">
            <text:p>935.98</text:p>
          </table:table-cell>
          <table:table-cell office:value-type="float" office:value="926.13">
            <text:p>926.13</text:p>
          </table:table-cell>
          <table:table-cell office:value-type="float" office:value="927.05">
            <text:p>927.05</text:p>
          </table:table-cell>
          <table:table-cell table:number-columns-repeated="2"/>
          <table:table-cell office:value-type="float" office:value="13128934140">
            <text:p>13128934140</text:p>
          </table:table-cell>
          <table:table-cell/>
        </table:table-row>
        <table:table-row table:style-name="ro2">
          <table:table-cell office:value-type="string">
            <text:p>2009-10-16</text:p>
          </table:table-cell>
          <table:table-cell office:value-type="float" office:value="938.63">
            <text:p>938.63</text:p>
          </table:table-cell>
          <table:table-cell office:value-type="float" office:value="927.12">
            <text:p>927.12</text:p>
          </table:table-cell>
          <table:table-cell office:value-type="float" office:value="927.76">
            <text:p>927.76</text:p>
          </table:table-cell>
          <table:table-cell table:number-columns-repeated="2"/>
          <table:table-cell office:value-type="float" office:value="12304649459">
            <text:p>12304649459</text:p>
          </table:table-cell>
          <table:table-cell/>
        </table:table-row>
        <table:table-row table:style-name="ro2">
          <table:table-cell office:value-type="string">
            <text:p>2009-10-19</text:p>
          </table:table-cell>
          <table:table-cell office:value-type="float" office:value="945.51">
            <text:p>945.51</text:p>
          </table:table-cell>
          <table:table-cell office:value-type="float" office:value="927.4">
            <text:p>927.4</text:p>
          </table:table-cell>
          <table:table-cell office:value-type="float" office:value="941.67">
            <text:p>941.67</text:p>
          </table:table-cell>
          <table:table-cell table:number-columns-repeated="2"/>
          <table:table-cell office:value-type="float" office:value="9980070118">
            <text:p>9980070118</text:p>
          </table:table-cell>
          <table:table-cell/>
        </table:table-row>
        <table:table-row table:style-name="ro2">
          <table:table-cell office:value-type="string">
            <text:p>2009-10-20</text:p>
          </table:table-cell>
          <table:table-cell office:value-type="float" office:value="950.89">
            <text:p>950.89</text:p>
          </table:table-cell>
          <table:table-cell office:value-type="float" office:value="938.18">
            <text:p>938.18</text:p>
          </table:table-cell>
          <table:table-cell office:value-type="float" office:value="942.67">
            <text:p>942.67</text:p>
          </table:table-cell>
          <table:table-cell table:number-columns-repeated="2"/>
          <table:table-cell office:value-type="float" office:value="13994445064">
            <text:p>13994445064</text:p>
          </table:table-cell>
          <table:table-cell/>
        </table:table-row>
        <table:table-row table:style-name="ro2">
          <table:table-cell office:value-type="string">
            <text:p>2009-10-21</text:p>
          </table:table-cell>
          <table:table-cell office:value-type="float" office:value="946.09">
            <text:p>946.09</text:p>
          </table:table-cell>
          <table:table-cell office:value-type="float" office:value="926.31">
            <text:p>926.31</text:p>
          </table:table-cell>
          <table:table-cell office:value-type="float" office:value="940.22">
            <text:p>940.22</text:p>
          </table:table-cell>
          <table:table-cell table:number-columns-repeated="2"/>
          <table:table-cell office:value-type="float" office:value="13002843140">
            <text:p>13002843140</text:p>
          </table:table-cell>
          <table:table-cell/>
        </table:table-row>
        <table:table-row table:style-name="ro2">
          <table:table-cell office:value-type="string">
            <text:p>2009-10-22</text:p>
          </table:table-cell>
          <table:table-cell office:value-type="float" office:value="933.62">
            <text:p>933.62</text:p>
          </table:table-cell>
          <table:table-cell office:value-type="float" office:value="920.33">
            <text:p>920.33</text:p>
          </table:table-cell>
          <table:table-cell office:value-type="float" office:value="927.47">
            <text:p>927.47</text:p>
          </table:table-cell>
          <table:table-cell table:number-columns-repeated="2"/>
          <table:table-cell office:value-type="float" office:value="15799656240">
            <text:p>15799656240</text:p>
          </table:table-cell>
          <table:table-cell/>
        </table:table-row>
        <table:table-row table:style-name="ro2">
          <table:table-cell office:value-type="string">
            <text:p>2009-10-23</text:p>
          </table:table-cell>
          <table:table-cell office:value-type="float" office:value="942.87">
            <text:p>942.87</text:p>
          </table:table-cell>
          <table:table-cell office:value-type="float" office:value="930.23">
            <text:p>930.23</text:p>
          </table:table-cell>
          <table:table-cell office:value-type="float" office:value="932.29">
            <text:p>932.29</text:p>
          </table:table-cell>
          <table:table-cell table:number-columns-repeated="2"/>
          <table:table-cell office:value-type="float" office:value="13847226380">
            <text:p>13847226380</text:p>
          </table:table-cell>
          <table:table-cell/>
        </table:table-row>
        <table:table-row table:style-name="ro2">
          <table:table-cell office:value-type="string">
            <text:p>2009-10-26</text:p>
          </table:table-cell>
          <table:table-cell office:value-type="float" office:value="940.12">
            <text:p>940.12</text:p>
          </table:table-cell>
          <table:table-cell office:value-type="float" office:value="915.79">
            <text:p>915.79</text:p>
          </table:table-cell>
          <table:table-cell office:value-type="float" office:value="918.24">
            <text:p>918.2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762036174">
            <text:p>12762036174</text:p>
          </table:table-cell>
          <table:table-cell/>
        </table:table-row>
        <table:table-row table:style-name="ro2">
          <table:table-cell office:value-type="string">
            <text:p>2009-10-27</text:p>
          </table:table-cell>
          <table:table-cell office:value-type="float" office:value="934.4">
            <text:p>934.4</text:p>
          </table:table-cell>
          <table:table-cell office:value-type="float" office:value="918.22">
            <text:p>918.22</text:p>
          </table:table-cell>
          <table:table-cell office:value-type="float" office:value="929.54">
            <text:p>929.5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716986993">
            <text:p>13716986993</text:p>
          </table:table-cell>
          <table:table-cell/>
        </table:table-row>
        <table:table-row table:style-name="ro2">
          <table:table-cell office:value-type="string">
            <text:p>2009-10-28</text:p>
          </table:table-cell>
          <table:table-cell office:value-type="float" office:value="936.41">
            <text:p>936.41</text:p>
          </table:table-cell>
          <table:table-cell office:value-type="float" office:value="916.15">
            <text:p>916.15</text:p>
          </table:table-cell>
          <table:table-cell office:value-type="float" office:value="924.27">
            <text:p>924.2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8468494529">
            <text:p>18468494529</text:p>
          </table:table-cell>
          <table:table-cell/>
        </table:table-row>
        <table:table-row table:style-name="ro2">
          <table:table-cell office:value-type="string">
            <text:p>2009-10-29</text:p>
          </table:table-cell>
          <table:table-cell office:value-type="float" office:value="939.87">
            <text:p>939.87</text:p>
          </table:table-cell>
          <table:table-cell office:value-type="float" office:value="915.65">
            <text:p>915.65</text:p>
          </table:table-cell>
          <table:table-cell office:value-type="float" office:value="939.82">
            <text:p>939.8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6453414247">
            <text:p>16453414247</text:p>
          </table:table-cell>
          <table:table-cell/>
        </table:table-row>
        <table:table-row table:style-name="ro2">
          <table:table-cell office:value-type="string">
            <text:p>2009-10-30</text:p>
          </table:table-cell>
          <table:table-cell office:value-type="float" office:value="949.49">
            <text:p>949.49</text:p>
          </table:table-cell>
          <table:table-cell office:value-type="float" office:value="938.99">
            <text:p>938.99</text:p>
          </table:table-cell>
          <table:table-cell office:value-type="float" office:value="944.67">
            <text:p>944.6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465639402">
            <text:p>10465639402</text:p>
          </table:table-cell>
          <table:table-cell/>
        </table:table-row>
        <table:table-row table:style-name="ro2">
          <table:table-cell office:value-type="string">
            <text:p>2009-11-02</text:p>
          </table:table-cell>
          <table:table-cell office:value-type="float" office:value="942.34">
            <text:p>942.34</text:p>
          </table:table-cell>
          <table:table-cell office:value-type="float" office:value="923.58">
            <text:p>923.58</text:p>
          </table:table-cell>
          <table:table-cell office:value-type="float" office:value="932.06">
            <text:p>932.0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146136887">
            <text:p>13146136887</text:p>
          </table:table-cell>
          <table:table-cell/>
        </table:table-row>
        <table:table-row table:style-name="ro2">
          <table:table-cell office:value-type="string">
            <text:p>2009-11-03</text:p>
          </table:table-cell>
          <table:table-cell office:value-type="float" office:value="931.17">
            <text:p>931.17</text:p>
          </table:table-cell>
          <table:table-cell office:value-type="float" office:value="916.79">
            <text:p>916.79</text:p>
          </table:table-cell>
          <table:table-cell office:value-type="float" office:value="919.27">
            <text:p>919.2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100247162">
            <text:p>13100247162</text:p>
          </table:table-cell>
          <table:table-cell/>
        </table:table-row>
        <table:table-row table:style-name="ro2">
          <table:table-cell office:value-type="string">
            <text:p>2009-11-04</text:p>
          </table:table-cell>
          <table:table-cell office:value-type="float" office:value="938.39">
            <text:p>938.39</text:p>
          </table:table-cell>
          <table:table-cell office:value-type="float" office:value="919.33">
            <text:p>919.33</text:p>
          </table:table-cell>
          <table:table-cell office:value-type="float" office:value="937.42">
            <text:p>937.4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626147892">
            <text:p>11626147892</text:p>
          </table:table-cell>
          <table:table-cell/>
        </table:table-row>
        <table:table-row table:style-name="ro2">
          <table:table-cell office:value-type="string">
            <text:p>2009-11-05</text:p>
          </table:table-cell>
          <table:table-cell office:value-type="float" office:value="950.26">
            <text:p>950.26</text:p>
          </table:table-cell>
          <table:table-cell office:value-type="float" office:value="926.82">
            <text:p>926.82</text:p>
          </table:table-cell>
          <table:table-cell office:value-type="float" office:value="944.22">
            <text:p>944.2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4010028528">
            <text:p>14010028528</text:p>
          </table:table-cell>
          <table:table-cell/>
        </table:table-row>
        <table:table-row table:style-name="ro2">
          <table:table-cell office:value-type="string">
            <text:p>2009-11-06</text:p>
          </table:table-cell>
          <table:table-cell office:value-type="float" office:value="950.18">
            <text:p>950.18</text:p>
          </table:table-cell>
          <table:table-cell office:value-type="float" office:value="934.24">
            <text:p>934.24</text:p>
          </table:table-cell>
          <table:table-cell office:value-type="float" office:value="941.48">
            <text:p>941.4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083324366">
            <text:p>11083324366</text:p>
          </table:table-cell>
          <table:table-cell/>
        </table:table-row>
        <table:table-row table:style-name="ro2">
          <table:table-cell office:value-type="string">
            <text:p>2009-11-09</text:p>
          </table:table-cell>
          <table:table-cell office:value-type="float" office:value="961.11">
            <text:p>961.11</text:p>
          </table:table-cell>
          <table:table-cell office:value-type="float" office:value="941.54">
            <text:p>941.54</text:p>
          </table:table-cell>
          <table:table-cell office:value-type="float" office:value="960.46">
            <text:p>960.4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710967160">
            <text:p>8710967160</text:p>
          </table:table-cell>
          <table:table-cell/>
        </table:table-row>
        <table:table-row table:style-name="ro2">
          <table:table-cell office:value-type="string">
            <text:p>2009-11-10</text:p>
          </table:table-cell>
          <table:table-cell office:value-type="float" office:value="961.72">
            <text:p>961.72</text:p>
          </table:table-cell>
          <table:table-cell office:value-type="float" office:value="953.57">
            <text:p>953.57</text:p>
          </table:table-cell>
          <table:table-cell office:value-type="float" office:value="957.98">
            <text:p>957.9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277613221">
            <text:p>10277613221</text:p>
          </table:table-cell>
          <table:table-cell/>
        </table:table-row>
        <table:table-row table:style-name="ro2">
          <table:table-cell office:value-type="string">
            <text:p>2009-11-11</text:p>
          </table:table-cell>
          <table:table-cell office:value-type="float" office:value="968.14">
            <text:p>968.14</text:p>
          </table:table-cell>
          <table:table-cell office:value-type="float" office:value="958.46">
            <text:p>958.46</text:p>
          </table:table-cell>
          <table:table-cell office:value-type="float" office:value="964.55">
            <text:p>964.5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211628581">
            <text:p>9211628581</text:p>
          </table:table-cell>
          <table:table-cell/>
        </table:table-row>
        <table:table-row table:style-name="ro2">
          <table:table-cell office:value-type="string">
            <text:p>2009-11-12</text:p>
          </table:table-cell>
          <table:table-cell office:value-type="float" office:value="976.86">
            <text:p>976.86</text:p>
          </table:table-cell>
          <table:table-cell office:value-type="float" office:value="963.32">
            <text:p>963.32</text:p>
          </table:table-cell>
          <table:table-cell office:value-type="float" office:value="970.36">
            <text:p>970.3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049406955">
            <text:p>11049406955</text:p>
          </table:table-cell>
          <table:table-cell/>
        </table:table-row>
        <table:table-row table:style-name="ro2">
          <table:table-cell office:value-type="string">
            <text:p>2009-11-13</text:p>
          </table:table-cell>
          <table:table-cell office:value-type="float" office:value="971.53">
            <text:p>971.53</text:p>
          </table:table-cell>
          <table:table-cell office:value-type="float" office:value="962.36">
            <text:p>962.36</text:p>
          </table:table-cell>
          <table:table-cell office:value-type="float" office:value="967.44">
            <text:p>967.4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594533816">
            <text:p>8594533816</text:p>
          </table:table-cell>
          <table:table-cell/>
        </table:table-row>
        <table:table-row table:style-name="ro2">
          <table:table-cell office:value-type="string">
            <text:p>2009-11-16</text:p>
          </table:table-cell>
          <table:table-cell office:value-type="float" office:value="975.52">
            <text:p>975.52</text:p>
          </table:table-cell>
          <table:table-cell office:value-type="float" office:value="967.34">
            <text:p>967.34</text:p>
          </table:table-cell>
          <table:table-cell office:value-type="float" office:value="975.01">
            <text:p>975.0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062209564">
            <text:p>11062209564</text:p>
          </table:table-cell>
          <table:table-cell/>
        </table:table-row>
        <table:table-row table:style-name="ro2">
          <table:table-cell office:value-type="string">
            <text:p>2009-11-17</text:p>
          </table:table-cell>
          <table:table-cell office:value-type="float" office:value="974.65">
            <text:p>974.65</text:p>
          </table:table-cell>
          <table:table-cell office:value-type="float" office:value="963.76">
            <text:p>963.76</text:p>
          </table:table-cell>
          <table:table-cell office:value-type="float" office:value="964.52">
            <text:p>964.5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194595208">
            <text:p>9194595208</text:p>
          </table:table-cell>
          <table:table-cell/>
        </table:table-row>
        <table:table-row table:style-name="ro2">
          <table:table-cell office:value-type="string">
            <text:p>2009-11-18</text:p>
          </table:table-cell>
          <table:table-cell office:value-type="float" office:value="972.35">
            <text:p>972.35</text:p>
          </table:table-cell>
          <table:table-cell office:value-type="float" office:value="964.7">
            <text:p>964.7</text:p>
          </table:table-cell>
          <table:table-cell office:value-type="float" office:value="965.88">
            <text:p>965.8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563121010">
            <text:p>9563121010</text:p>
          </table:table-cell>
          <table:table-cell/>
        </table:table-row>
        <table:table-row table:style-name="ro2">
          <table:table-cell office:value-type="string">
            <text:p>2009-11-19</text:p>
          </table:table-cell>
          <table:table-cell office:value-type="float" office:value="965.92">
            <text:p>965.92</text:p>
          </table:table-cell>
          <table:table-cell office:value-type="float" office:value="949.21">
            <text:p>949.21</text:p>
          </table:table-cell>
          <table:table-cell office:value-type="float" office:value="951.44">
            <text:p>951.4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331417894">
            <text:p>9331417894</text:p>
          </table:table-cell>
          <table:table-cell/>
        </table:table-row>
        <table:table-row table:style-name="ro2">
          <table:table-cell office:value-type="string">
            <text:p>2009-11-20</text:p>
          </table:table-cell>
          <table:table-cell office:value-type="float" office:value="959.25">
            <text:p>959.25</text:p>
          </table:table-cell>
          <table:table-cell office:value-type="float" office:value="947.39">
            <text:p>947.39</text:p>
          </table:table-cell>
          <table:table-cell office:value-type="float" office:value="951.57">
            <text:p>951.5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513305307">
            <text:p>8513305307</text:p>
          </table:table-cell>
          <table:table-cell/>
        </table:table-row>
        <table:table-row table:style-name="ro2">
          <table:table-cell office:value-type="string">
            <text:p>2009-11-23</text:p>
          </table:table-cell>
          <table:table-cell office:value-type="float" office:value="976.6">
            <text:p>976.6</text:p>
          </table:table-cell>
          <table:table-cell office:value-type="float" office:value="951.69">
            <text:p>951.69</text:p>
          </table:table-cell>
          <table:table-cell office:value-type="float" office:value="975.47">
            <text:p>975.4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896187669">
            <text:p>11896187669</text:p>
          </table:table-cell>
          <table:table-cell/>
        </table:table-row>
        <table:table-row table:style-name="ro2">
          <table:table-cell office:value-type="string">
            <text:p>2009-11-24</text:p>
          </table:table-cell>
          <table:table-cell office:value-type="float" office:value="976.16">
            <text:p>976.16</text:p>
          </table:table-cell>
          <table:table-cell table:number-columns-repeated="2" office:value-type="float" office:value="965.54">
            <text:p>965.5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793470707">
            <text:p>10793470707</text:p>
          </table:table-cell>
          <table:table-cell/>
        </table:table-row>
        <table:table-row table:style-name="ro2">
          <table:table-cell office:value-type="string">
            <text:p>2009-11-25</text:p>
          </table:table-cell>
          <table:table-cell office:value-type="float" office:value="974.48">
            <text:p>974.48</text:p>
          </table:table-cell>
          <table:table-cell office:value-type="float" office:value="963.18">
            <text:p>963.18</text:p>
          </table:table-cell>
          <table:table-cell office:value-type="float" office:value="971.42">
            <text:p>971.4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246674657">
            <text:p>10246674657</text:p>
          </table:table-cell>
          <table:table-cell/>
        </table:table-row>
        <table:table-row table:style-name="ro2">
          <table:table-cell office:value-type="string">
            <text:p>2009-11-26</text:p>
          </table:table-cell>
          <table:table-cell office:value-type="float" office:value="970.64">
            <text:p>970.64</text:p>
          </table:table-cell>
          <table:table-cell office:value-type="float" office:value="939.01">
            <text:p>939.01</text:p>
          </table:table-cell>
          <table:table-cell office:value-type="float" office:value="939.68">
            <text:p>939.6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653573288">
            <text:p>9653573288</text:p>
          </table:table-cell>
          <table:table-cell/>
        </table:table-row>
        <table:table-row table:style-name="ro2">
          <table:table-cell office:value-type="string">
            <text:p>2009-11-27</text:p>
          </table:table-cell>
          <table:table-cell office:value-type="float" office:value="953.57">
            <text:p>953.57</text:p>
          </table:table-cell>
          <table:table-cell office:value-type="float" office:value="926.63">
            <text:p>926.63</text:p>
          </table:table-cell>
          <table:table-cell office:value-type="float" office:value="952.53">
            <text:p>952.5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571377805">
            <text:p>10571377805</text:p>
          </table:table-cell>
          <table:table-cell/>
        </table:table-row>
        <table:table-row table:style-name="ro2">
          <table:table-cell office:value-type="string">
            <text:p>2009-11-30</text:p>
          </table:table-cell>
          <table:table-cell office:value-type="float" office:value="957.98">
            <text:p>957.98</text:p>
          </table:table-cell>
          <table:table-cell table:number-columns-repeated="2" office:value-type="float" office:value="936.19">
            <text:p>936.1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191507720">
            <text:p>11191507720</text:p>
          </table:table-cell>
          <table:table-cell/>
        </table:table-row>
        <table:table-row table:style-name="ro2">
          <table:table-cell office:value-type="string">
            <text:p>2009-12-01</text:p>
          </table:table-cell>
          <table:table-cell office:value-type="float" office:value="954.97">
            <text:p>954.97</text:p>
          </table:table-cell>
          <table:table-cell office:value-type="float" office:value="937.39">
            <text:p>937.39</text:p>
          </table:table-cell>
          <table:table-cell office:value-type="float" office:value="953.88">
            <text:p>953.8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701655111">
            <text:p>11701655111</text:p>
          </table:table-cell>
          <table:table-cell/>
        </table:table-row>
        <table:table-row table:style-name="ro2">
          <table:table-cell office:value-type="string">
            <text:p>2009-12-02</text:p>
          </table:table-cell>
          <table:table-cell office:value-type="float" office:value="957.89">
            <text:p>957.89</text:p>
          </table:table-cell>
          <table:table-cell office:value-type="float" office:value="945.69">
            <text:p>945.69</text:p>
          </table:table-cell>
          <table:table-cell office:value-type="float" office:value="957.1">
            <text:p>957.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282030299">
            <text:p>11282030299</text:p>
          </table:table-cell>
          <table:table-cell/>
        </table:table-row>
        <table:table-row table:style-name="ro2">
          <table:table-cell office:value-type="string">
            <text:p>2009-12-03</text:p>
          </table:table-cell>
          <table:table-cell office:value-type="float" office:value="965.82">
            <text:p>965.82</text:p>
          </table:table-cell>
          <table:table-cell table:number-columns-repeated="2" office:value-type="float" office:value="954.64">
            <text:p>954.6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936510281">
            <text:p>11936510281</text:p>
          </table:table-cell>
          <table:table-cell/>
        </table:table-row>
        <table:table-row table:style-name="ro2">
          <table:table-cell office:value-type="string">
            <text:p>2009-12-04</text:p>
          </table:table-cell>
          <table:table-cell office:value-type="float" office:value="973.58">
            <text:p>973.58</text:p>
          </table:table-cell>
          <table:table-cell office:value-type="float" office:value="949.14">
            <text:p>949.14</text:p>
          </table:table-cell>
          <table:table-cell office:value-type="float" office:value="966.97">
            <text:p>966.9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263867269">
            <text:p>13263867269</text:p>
          </table:table-cell>
          <table:table-cell/>
        </table:table-row>
        <table:table-row table:style-name="ro2">
          <table:table-cell office:value-type="string">
            <text:p>2009-12-07</text:p>
          </table:table-cell>
          <table:table-cell office:value-type="float" office:value="971.85">
            <text:p>971.85</text:p>
          </table:table-cell>
          <table:table-cell office:value-type="float" office:value="959.84">
            <text:p>959.84</text:p>
          </table:table-cell>
          <table:table-cell office:value-type="float" office:value="966.14">
            <text:p>966.1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490579966">
            <text:p>10490579966</text:p>
          </table:table-cell>
          <table:table-cell/>
        </table:table-row>
        <table:table-row table:style-name="ro2">
          <table:table-cell office:value-type="string">
            <text:p>2009-12-08</text:p>
          </table:table-cell>
          <table:table-cell office:value-type="float" office:value="973.27">
            <text:p>973.27</text:p>
          </table:table-cell>
          <table:table-cell office:value-type="float" office:value="948.55">
            <text:p>948.55</text:p>
          </table:table-cell>
          <table:table-cell office:value-type="float" office:value="953.48">
            <text:p>953.4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382224564">
            <text:p>13382224564</text:p>
          </table:table-cell>
          <table:table-cell/>
        </table:table-row>
        <table:table-row table:style-name="ro2">
          <table:table-cell office:value-type="string">
            <text:p>2009-12-09</text:p>
          </table:table-cell>
          <table:table-cell office:value-type="float" office:value="956.05">
            <text:p>956.05</text:p>
          </table:table-cell>
          <table:table-cell office:value-type="float" office:value="941.22">
            <text:p>941.22</text:p>
          </table:table-cell>
          <table:table-cell office:value-type="float" office:value="944.95">
            <text:p>944.9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891439787">
            <text:p>10891439787</text:p>
          </table:table-cell>
          <table:table-cell/>
        </table:table-row>
        <table:table-row table:style-name="ro2">
          <table:table-cell office:value-type="string">
            <text:p>2009-12-10</text:p>
          </table:table-cell>
          <table:table-cell office:value-type="float" office:value="952.53">
            <text:p>952.53</text:p>
          </table:table-cell>
          <table:table-cell office:value-type="float" office:value="943.74">
            <text:p>943.74</text:p>
          </table:table-cell>
          <table:table-cell office:value-type="float" office:value="947.33">
            <text:p>947.3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241942377">
            <text:p>9241942377</text:p>
          </table:table-cell>
          <table:table-cell/>
        </table:table-row>
        <table:table-row table:style-name="ro2">
          <table:table-cell office:value-type="string">
            <text:p>2009-12-11</text:p>
          </table:table-cell>
          <table:table-cell office:value-type="float" office:value="956.85">
            <text:p>956.85</text:p>
          </table:table-cell>
          <table:table-cell office:value-type="float" office:value="947.81">
            <text:p>947.81</text:p>
          </table:table-cell>
          <table:table-cell office:value-type="float" office:value="949.84">
            <text:p>949.8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019330474">
            <text:p>10019330474</text:p>
          </table:table-cell>
          <table:table-cell/>
        </table:table-row>
        <table:table-row table:style-name="ro2">
          <table:table-cell office:value-type="string">
            <text:p>2009-12-14</text:p>
          </table:table-cell>
          <table:table-cell office:value-type="float" office:value="960.58">
            <text:p>960.58</text:p>
          </table:table-cell>
          <table:table-cell office:value-type="float" office:value="950.49">
            <text:p>950.49</text:p>
          </table:table-cell>
          <table:table-cell office:value-type="float" office:value="956.25">
            <text:p>956.2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096210413">
            <text:p>8096210413</text:p>
          </table:table-cell>
          <table:table-cell/>
        </table:table-row>
        <table:table-row table:style-name="ro2">
          <table:table-cell office:value-type="string">
            <text:p>2009-12-15</text:p>
          </table:table-cell>
          <table:table-cell office:value-type="float" office:value="957.82">
            <text:p>957.82</text:p>
          </table:table-cell>
          <table:table-cell office:value-type="float" office:value="942.62">
            <text:p>942.62</text:p>
          </table:table-cell>
          <table:table-cell office:value-type="float" office:value="949.07">
            <text:p>949.0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120602925">
            <text:p>9120602925</text:p>
          </table:table-cell>
          <table:table-cell/>
        </table:table-row>
        <table:table-row table:style-name="ro2">
          <table:table-cell office:value-type="string">
            <text:p>2009-12-16</text:p>
          </table:table-cell>
          <table:table-cell office:value-type="float" office:value="960.18">
            <text:p>960.18</text:p>
          </table:table-cell>
          <table:table-cell office:value-type="float" office:value="949.37">
            <text:p>949.37</text:p>
          </table:table-cell>
          <table:table-cell office:value-type="float" office:value="959.6">
            <text:p>959.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226890163">
            <text:p>9226890163</text:p>
          </table:table-cell>
          <table:table-cell/>
        </table:table-row>
        <table:table-row table:style-name="ro2">
          <table:table-cell office:value-type="string">
            <text:p>2009-12-17</text:p>
          </table:table-cell>
          <table:table-cell office:value-type="float" office:value="959.18">
            <text:p>959.18</text:p>
          </table:table-cell>
          <table:table-cell office:value-type="float" office:value="946.48">
            <text:p>946.48</text:p>
          </table:table-cell>
          <table:table-cell office:value-type="float" office:value="946.58">
            <text:p>946.5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840426307">
            <text:p>9840426307</text:p>
          </table:table-cell>
          <table:table-cell/>
        </table:table-row>
        <table:table-row table:style-name="ro2">
          <table:table-cell office:value-type="string">
            <text:p>2009-12-18</text:p>
          </table:table-cell>
          <table:table-cell office:value-type="float" office:value="950.19">
            <text:p>950.19</text:p>
          </table:table-cell>
          <table:table-cell office:value-type="float" office:value="935.81">
            <text:p>935.81</text:p>
          </table:table-cell>
          <table:table-cell office:value-type="float" office:value="936.03">
            <text:p>936.0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404924612">
            <text:p>10404924612</text:p>
          </table:table-cell>
          <table:table-cell/>
        </table:table-row>
        <table:table-row table:style-name="ro2">
          <table:table-cell office:value-type="string">
            <text:p>2009-12-21</text:p>
          </table:table-cell>
          <table:table-cell office:value-type="float" office:value="949.76">
            <text:p>949.76</text:p>
          </table:table-cell>
          <table:table-cell office:value-type="float" office:value="935.91">
            <text:p>935.91</text:p>
          </table:table-cell>
          <table:table-cell office:value-type="float" office:value="948.38">
            <text:p>948.3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538099964">
            <text:p>8538099964</text:p>
          </table:table-cell>
          <table:table-cell/>
        </table:table-row>
        <table:table-row table:style-name="ro2">
          <table:table-cell office:value-type="string">
            <text:p>2009-12-22</text:p>
          </table:table-cell>
          <table:table-cell office:value-type="float" office:value="963.22">
            <text:p>963.22</text:p>
          </table:table-cell>
          <table:table-cell office:value-type="float" office:value="948.56">
            <text:p>948.56</text:p>
          </table:table-cell>
          <table:table-cell office:value-type="float" office:value="961.88">
            <text:p>961.8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209231864">
            <text:p>9209231864</text:p>
          </table:table-cell>
          <table:table-cell/>
        </table:table-row>
        <table:table-row table:style-name="ro2">
          <table:table-cell office:value-type="string">
            <text:p>2009-12-23</text:p>
          </table:table-cell>
          <table:table-cell office:value-type="float" office:value="967.01">
            <text:p>967.01</text:p>
          </table:table-cell>
          <table:table-cell office:value-type="float" office:value="960.28">
            <text:p>960.28</text:p>
          </table:table-cell>
          <table:table-cell office:value-type="float" office:value="961.54">
            <text:p>961.5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5218561417">
            <text:p>5218561417</text:p>
          </table:table-cell>
          <table:table-cell/>
        </table:table-row>
        <table:table-row table:style-name="ro2">
          <table:table-cell office:value-type="string">
            <text:p>2009-12-28</text:p>
          </table:table-cell>
          <table:table-cell office:value-type="float" office:value="969.42">
            <text:p>969.42</text:p>
          </table:table-cell>
          <table:table-cell office:value-type="float" office:value="961.37">
            <text:p>961.37</text:p>
          </table:table-cell>
          <table:table-cell office:value-type="float" office:value="965.05">
            <text:p>965.0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4007306146">
            <text:p>4007306146</text:p>
          </table:table-cell>
          <table:table-cell/>
        </table:table-row>
        <table:table-row table:style-name="ro2">
          <table:table-cell office:value-type="string">
            <text:p>2009-12-29</text:p>
          </table:table-cell>
          <table:table-cell office:value-type="float" office:value="969.17">
            <text:p>969.17</text:p>
          </table:table-cell>
          <table:table-cell office:value-type="float" office:value="963.89">
            <text:p>963.89</text:p>
          </table:table-cell>
          <table:table-cell office:value-type="float" office:value="965.8">
            <text:p>965.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5514259948">
            <text:p>5514259948</text:p>
          </table:table-cell>
          <table:table-cell/>
        </table:table-row>
        <table:table-row table:style-name="ro2">
          <table:table-cell office:value-type="string">
            <text:p>2009-12-30</text:p>
          </table:table-cell>
          <table:table-cell office:value-type="float" office:value="968.24">
            <text:p>968.24</text:p>
          </table:table-cell>
          <table:table-cell office:value-type="float" office:value="951.54">
            <text:p>951.54</text:p>
          </table:table-cell>
          <table:table-cell office:value-type="float" office:value="951.72">
            <text:p>951.7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285966895">
            <text:p>7285966895</text:p>
          </table:table-cell>
          <table:table-cell/>
        </table:table-row>
        <table:table-row table:style-name="ro2">
          <table:table-cell office:value-type="string">
            <text:p>2010-01-04</text:p>
          </table:table-cell>
          <table:table-cell office:value-type="float" office:value="964.73">
            <text:p>964.73</text:p>
          </table:table-cell>
          <table:table-cell office:value-type="float" office:value="951.72">
            <text:p>951.72</text:p>
          </table:table-cell>
          <table:table-cell office:value-type="float" office:value="963.56">
            <text:p>963.5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954441352">
            <text:p>7954441352</text:p>
          </table:table-cell>
          <table:table-cell/>
        </table:table-row>
        <table:table-row table:style-name="ro2">
          <table:table-cell office:value-type="string">
            <text:p>2010-01-05</text:p>
          </table:table-cell>
          <table:table-cell office:value-type="float" office:value="968.68">
            <text:p>968.68</text:p>
          </table:table-cell>
          <table:table-cell office:value-type="float" office:value="961.46">
            <text:p>961.46</text:p>
          </table:table-cell>
          <table:table-cell office:value-type="float" office:value="967.27">
            <text:p>967.2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6010807002">
            <text:p>6010807002</text:p>
          </table:table-cell>
          <table:table-cell/>
        </table:table-row>
        <table:table-row table:style-name="ro2">
          <table:table-cell office:value-type="string">
            <text:p>2010-01-07</text:p>
          </table:table-cell>
          <table:table-cell office:value-type="float" office:value="970.26">
            <text:p>970.26</text:p>
          </table:table-cell>
          <table:table-cell office:value-type="float" office:value="962.27">
            <text:p>962.27</text:p>
          </table:table-cell>
          <table:table-cell office:value-type="float" office:value="965.82">
            <text:p>965.8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890750227">
            <text:p>12890750227</text:p>
          </table:table-cell>
          <table:table-cell/>
        </table:table-row>
        <table:table-row table:style-name="ro2">
          <table:table-cell office:value-type="string">
            <text:p>2010-01-08</text:p>
          </table:table-cell>
          <table:table-cell office:value-type="float" office:value="974.9">
            <text:p>974.9</text:p>
          </table:table-cell>
          <table:table-cell office:value-type="float" office:value="965.7">
            <text:p>965.7</text:p>
          </table:table-cell>
          <table:table-cell office:value-type="float" office:value="973.44">
            <text:p>973.4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286589677">
            <text:p>10286589677</text:p>
          </table:table-cell>
          <table:table-cell/>
        </table:table-row>
        <table:table-row table:style-name="ro2">
          <table:table-cell office:value-type="string">
            <text:p>2010-01-11</text:p>
          </table:table-cell>
          <table:table-cell office:value-type="float" office:value="985.69">
            <text:p>985.69</text:p>
          </table:table-cell>
          <table:table-cell office:value-type="float" office:value="973.15">
            <text:p>973.15</text:p>
          </table:table-cell>
          <table:table-cell office:value-type="float" office:value="978.18">
            <text:p>978.1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862477172">
            <text:p>10862477172</text:p>
          </table:table-cell>
          <table:table-cell/>
        </table:table-row>
        <table:table-row table:style-name="ro2">
          <table:table-cell office:value-type="string">
            <text:p>2010-01-12</text:p>
          </table:table-cell>
          <table:table-cell office:value-type="float" office:value="981.08">
            <text:p>981.08</text:p>
          </table:table-cell>
          <table:table-cell office:value-type="float" office:value="967.49">
            <text:p>967.49</text:p>
          </table:table-cell>
          <table:table-cell office:value-type="float" office:value="969.55">
            <text:p>969.5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522148122">
            <text:p>11522148122</text:p>
          </table:table-cell>
          <table:table-cell/>
        </table:table-row>
        <table:table-row table:style-name="ro2">
          <table:table-cell office:value-type="string">
            <text:p>2010-01-13</text:p>
          </table:table-cell>
          <table:table-cell office:value-type="float" office:value="974.96">
            <text:p>974.96</text:p>
          </table:table-cell>
          <table:table-cell office:value-type="float" office:value="964.35">
            <text:p>964.35</text:p>
          </table:table-cell>
          <table:table-cell office:value-type="float" office:value="974.96">
            <text:p>974.9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331823943">
            <text:p>12331823943</text:p>
          </table:table-cell>
          <table:table-cell/>
        </table:table-row>
        <table:table-row table:style-name="ro2">
          <table:table-cell office:value-type="string">
            <text:p>2010-01-14</text:p>
          </table:table-cell>
          <table:table-cell office:value-type="float" office:value="984.65">
            <text:p>984.65</text:p>
          </table:table-cell>
          <table:table-cell office:value-type="float" office:value="975.61">
            <text:p>975.61</text:p>
          </table:table-cell>
          <table:table-cell office:value-type="float" office:value="981.5">
            <text:p>981.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4762507220">
            <text:p>14762507220</text:p>
          </table:table-cell>
          <table:table-cell/>
        </table:table-row>
        <table:table-row table:style-name="ro2">
          <table:table-cell office:value-type="string">
            <text:p>2010-01-15</text:p>
          </table:table-cell>
          <table:table-cell office:value-type="float" office:value="986">
            <text:p>986</text:p>
          </table:table-cell>
          <table:table-cell office:value-type="float" office:value="968.5">
            <text:p>968.5</text:p>
          </table:table-cell>
          <table:table-cell office:value-type="float" office:value="970.65">
            <text:p>970.6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146871970">
            <text:p>11146871970</text:p>
          </table:table-cell>
          <table:table-cell/>
        </table:table-row>
        <table:table-row table:style-name="ro2">
          <table:table-cell office:value-type="string">
            <text:p>2010-01-18</text:p>
          </table:table-cell>
          <table:table-cell office:value-type="float" office:value="975.83">
            <text:p>975.83</text:p>
          </table:table-cell>
          <table:table-cell office:value-type="float" office:value="968.76">
            <text:p>968.76</text:p>
          </table:table-cell>
          <table:table-cell office:value-type="float" office:value="974.05">
            <text:p>974.0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478749105">
            <text:p>9478749105</text:p>
          </table:table-cell>
          <table:table-cell/>
        </table:table-row>
        <table:table-row table:style-name="ro2">
          <table:table-cell office:value-type="string">
            <text:p>2010-01-19</text:p>
          </table:table-cell>
          <table:table-cell office:value-type="float" office:value="977.83">
            <text:p>977.83</text:p>
          </table:table-cell>
          <table:table-cell office:value-type="float" office:value="960.65">
            <text:p>960.65</text:p>
          </table:table-cell>
          <table:table-cell office:value-type="float" office:value="976">
            <text:p>97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198336581">
            <text:p>13198336581</text:p>
          </table:table-cell>
          <table:table-cell/>
        </table:table-row>
        <table:table-row table:style-name="ro2">
          <table:table-cell office:value-type="string">
            <text:p>2010-01-20</text:p>
          </table:table-cell>
          <table:table-cell office:value-type="float" office:value="976.79">
            <text:p>976.79</text:p>
          </table:table-cell>
          <table:table-cell office:value-type="float" office:value="957.16">
            <text:p>957.16</text:p>
          </table:table-cell>
          <table:table-cell office:value-type="float" office:value="957.53">
            <text:p>957.5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364205795">
            <text:p>12364205795</text:p>
          </table:table-cell>
          <table:table-cell/>
        </table:table-row>
        <table:table-row table:style-name="ro2">
          <table:table-cell office:value-type="string">
            <text:p>2010-01-21</text:p>
          </table:table-cell>
          <table:table-cell office:value-type="float" office:value="968.06">
            <text:p>968.06</text:p>
          </table:table-cell>
          <table:table-cell office:value-type="float" office:value="951.49">
            <text:p>951.49</text:p>
          </table:table-cell>
          <table:table-cell office:value-type="float" office:value="954.02">
            <text:p>954.0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4151962427">
            <text:p>14151962427</text:p>
          </table:table-cell>
          <table:table-cell/>
        </table:table-row>
        <table:table-row table:style-name="ro2">
          <table:table-cell office:value-type="string">
            <text:p>2010-01-22</text:p>
          </table:table-cell>
          <table:table-cell office:value-type="float" office:value="957.57">
            <text:p>957.57</text:p>
          </table:table-cell>
          <table:table-cell office:value-type="float" office:value="943.61">
            <text:p>943.61</text:p>
          </table:table-cell>
          <table:table-cell office:value-type="float" office:value="951.06">
            <text:p>951.0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631268022">
            <text:p>13631268022</text:p>
          </table:table-cell>
          <table:table-cell/>
        </table:table-row>
        <table:table-row table:style-name="ro2">
          <table:table-cell office:value-type="string">
            <text:p>2010-01-25</text:p>
          </table:table-cell>
          <table:table-cell office:value-type="float" office:value="956.18">
            <text:p>956.18</text:p>
          </table:table-cell>
          <table:table-cell office:value-type="float" office:value="940.21">
            <text:p>940.21</text:p>
          </table:table-cell>
          <table:table-cell office:value-type="float" office:value="947.56">
            <text:p>947.5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446109232">
            <text:p>12446109232</text:p>
          </table:table-cell>
          <table:table-cell/>
        </table:table-row>
        <table:table-row table:style-name="ro2">
          <table:table-cell office:value-type="string">
            <text:p>2010-01-26</text:p>
          </table:table-cell>
          <table:table-cell office:value-type="float" office:value="945.84">
            <text:p>945.84</text:p>
          </table:table-cell>
          <table:table-cell office:value-type="float" office:value="935.66">
            <text:p>935.66</text:p>
          </table:table-cell>
          <table:table-cell office:value-type="float" office:value="942.94">
            <text:p>942.9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618737603">
            <text:p>12618737603</text:p>
          </table:table-cell>
          <table:table-cell/>
        </table:table-row>
        <table:table-row table:style-name="ro2">
          <table:table-cell office:value-type="string">
            <text:p>2010-01-27</text:p>
          </table:table-cell>
          <table:table-cell office:value-type="float" office:value="954.02">
            <text:p>954.02</text:p>
          </table:table-cell>
          <table:table-cell office:value-type="float" office:value="934.66">
            <text:p>934.66</text:p>
          </table:table-cell>
          <table:table-cell office:value-type="float" office:value="946.7">
            <text:p>946.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141168199">
            <text:p>13141168199</text:p>
          </table:table-cell>
          <table:table-cell/>
        </table:table-row>
        <table:table-row table:style-name="ro2">
          <table:table-cell office:value-type="string">
            <text:p>2010-01-28</text:p>
          </table:table-cell>
          <table:table-cell office:value-type="float" office:value="965.09">
            <text:p>965.09</text:p>
          </table:table-cell>
          <table:table-cell office:value-type="float" office:value="935.46">
            <text:p>935.46</text:p>
          </table:table-cell>
          <table:table-cell office:value-type="float" office:value="937.22">
            <text:p>937.2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24750600648">
            <text:p>24750600648</text:p>
          </table:table-cell>
          <table:table-cell/>
        </table:table-row>
        <table:table-row table:style-name="ro2">
          <table:table-cell office:value-type="string">
            <text:p>2010-01-29</text:p>
          </table:table-cell>
          <table:table-cell office:value-type="float" office:value="957.1">
            <text:p>957.1</text:p>
          </table:table-cell>
          <table:table-cell office:value-type="float" office:value="937.93">
            <text:p>937.93</text:p>
          </table:table-cell>
          <table:table-cell office:value-type="float" office:value="953.71">
            <text:p>953.7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5452829593">
            <text:p>15452829593</text:p>
          </table:table-cell>
          <table:table-cell/>
        </table:table-row>
        <table:table-row table:style-name="ro2">
          <table:table-cell office:value-type="string">
            <text:p>2010-02-01</text:p>
          </table:table-cell>
          <table:table-cell office:value-type="float" office:value="967.77">
            <text:p>967.77</text:p>
          </table:table-cell>
          <table:table-cell office:value-type="float" office:value="947.45">
            <text:p>947.45</text:p>
          </table:table-cell>
          <table:table-cell office:value-type="float" office:value="967.77">
            <text:p>967.7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318429004">
            <text:p>13318429004</text:p>
          </table:table-cell>
          <table:table-cell/>
        </table:table-row>
        <table:table-row table:style-name="ro2">
          <table:table-cell office:value-type="string">
            <text:p>2010-02-02</text:p>
          </table:table-cell>
          <table:table-cell office:value-type="float" office:value="972.75">
            <text:p>972.75</text:p>
          </table:table-cell>
          <table:table-cell office:value-type="float" office:value="963.73">
            <text:p>963.73</text:p>
          </table:table-cell>
          <table:table-cell office:value-type="float" office:value="971.8">
            <text:p>971.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4310517308">
            <text:p>14310517308</text:p>
          </table:table-cell>
          <table:table-cell/>
        </table:table-row>
        <table:table-row table:style-name="ro2">
          <table:table-cell office:value-type="string">
            <text:p>2010-02-03</text:p>
          </table:table-cell>
          <table:table-cell office:value-type="float" office:value="974.95">
            <text:p>974.95</text:p>
          </table:table-cell>
          <table:table-cell office:value-type="float" office:value="966.08">
            <text:p>966.08</text:p>
          </table:table-cell>
          <table:table-cell office:value-type="float" office:value="970">
            <text:p>970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6728850594">
            <text:p>16728850594</text:p>
          </table:table-cell>
          <table:table-cell/>
        </table:table-row>
        <table:table-row table:style-name="ro2">
          <table:table-cell office:value-type="string">
            <text:p>2010-02-04</text:p>
          </table:table-cell>
          <table:table-cell office:value-type="float" office:value="975.25">
            <text:p>975.25</text:p>
          </table:table-cell>
          <table:table-cell office:value-type="float" office:value="948.21">
            <text:p>948.21</text:p>
          </table:table-cell>
          <table:table-cell office:value-type="float" office:value="948.62">
            <text:p>948.6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4911949610">
            <text:p>14911949610</text:p>
          </table:table-cell>
          <table:table-cell/>
        </table:table-row>
        <table:table-row table:style-name="ro2">
          <table:table-cell office:value-type="string">
            <text:p>2010-02-05</text:p>
          </table:table-cell>
          <table:table-cell office:value-type="float" office:value="951.48">
            <text:p>951.48</text:p>
          </table:table-cell>
          <table:table-cell office:value-type="float" office:value="934.38">
            <text:p>934.38</text:p>
          </table:table-cell>
          <table:table-cell office:value-type="float" office:value="935.89">
            <text:p>935.8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9935422615">
            <text:p>19935422615</text:p>
          </table:table-cell>
          <table:table-cell/>
        </table:table-row>
        <table:table-row table:style-name="ro2">
          <table:table-cell office:value-type="string">
            <text:p>2010-02-08</text:p>
          </table:table-cell>
          <table:table-cell office:value-type="float" office:value="940.43">
            <text:p>940.43</text:p>
          </table:table-cell>
          <table:table-cell office:value-type="float" office:value="920.29">
            <text:p>920.29</text:p>
          </table:table-cell>
          <table:table-cell office:value-type="float" office:value="938.42">
            <text:p>938.4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576144854">
            <text:p>12576144854</text:p>
          </table:table-cell>
          <table:table-cell/>
        </table:table-row>
        <table:table-row table:style-name="ro2">
          <table:table-cell office:value-type="string">
            <text:p>2010-02-09</text:p>
          </table:table-cell>
          <table:table-cell office:value-type="float" office:value="951.89">
            <text:p>951.89</text:p>
          </table:table-cell>
          <table:table-cell office:value-type="float" office:value="934.84">
            <text:p>934.84</text:p>
          </table:table-cell>
          <table:table-cell office:value-type="float" office:value="944.8">
            <text:p>944.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601427393">
            <text:p>12601427393</text:p>
          </table:table-cell>
          <table:table-cell/>
        </table:table-row>
        <table:table-row table:style-name="ro2">
          <table:table-cell office:value-type="string">
            <text:p>2010-02-10</text:p>
          </table:table-cell>
          <table:table-cell office:value-type="float" office:value="950.59">
            <text:p>950.59</text:p>
          </table:table-cell>
          <table:table-cell office:value-type="float" office:value="931.39">
            <text:p>931.39</text:p>
          </table:table-cell>
          <table:table-cell office:value-type="float" office:value="937.05">
            <text:p>937.0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237946194">
            <text:p>13237946194</text:p>
          </table:table-cell>
          <table:table-cell/>
        </table:table-row>
        <table:table-row table:style-name="ro2">
          <table:table-cell office:value-type="string">
            <text:p>2010-02-11</text:p>
          </table:table-cell>
          <table:table-cell office:value-type="float" office:value="949.9">
            <text:p>949.9</text:p>
          </table:table-cell>
          <table:table-cell office:value-type="float" office:value="935.27">
            <text:p>935.27</text:p>
          </table:table-cell>
          <table:table-cell office:value-type="float" office:value="943.66">
            <text:p>943.6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971371666">
            <text:p>11971371666</text:p>
          </table:table-cell>
          <table:table-cell/>
        </table:table-row>
        <table:table-row table:style-name="ro2">
          <table:table-cell office:value-type="string">
            <text:p>2010-02-12</text:p>
          </table:table-cell>
          <table:table-cell office:value-type="float" office:value="951.96">
            <text:p>951.96</text:p>
          </table:table-cell>
          <table:table-cell office:value-type="float" office:value="924.93">
            <text:p>924.93</text:p>
          </table:table-cell>
          <table:table-cell office:value-type="float" office:value="931.35">
            <text:p>931.3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415166728">
            <text:p>13415166728</text:p>
          </table:table-cell>
          <table:table-cell/>
        </table:table-row>
        <table:table-row table:style-name="ro2">
          <table:table-cell office:value-type="string">
            <text:p>2010-02-15</text:p>
          </table:table-cell>
          <table:table-cell office:value-type="float" office:value="935.4">
            <text:p>935.4</text:p>
          </table:table-cell>
          <table:table-cell office:value-type="float" office:value="919.39">
            <text:p>919.39</text:p>
          </table:table-cell>
          <table:table-cell office:value-type="float" office:value="923.37">
            <text:p>923.3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996646536">
            <text:p>7996646536</text:p>
          </table:table-cell>
          <table:table-cell/>
        </table:table-row>
        <table:table-row table:style-name="ro2">
          <table:table-cell office:value-type="string">
            <text:p>2010-02-16</text:p>
          </table:table-cell>
          <table:table-cell office:value-type="float" office:value="934.31">
            <text:p>934.31</text:p>
          </table:table-cell>
          <table:table-cell office:value-type="float" office:value="922.75">
            <text:p>922.75</text:p>
          </table:table-cell>
          <table:table-cell office:value-type="float" office:value="934.31">
            <text:p>934.3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128983609">
            <text:p>10128983609</text:p>
          </table:table-cell>
          <table:table-cell/>
        </table:table-row>
        <table:table-row table:style-name="ro2">
          <table:table-cell office:value-type="string">
            <text:p>2010-02-17</text:p>
          </table:table-cell>
          <table:table-cell office:value-type="float" office:value="945.27">
            <text:p>945.27</text:p>
          </table:table-cell>
          <table:table-cell office:value-type="float" office:value="938.56">
            <text:p>938.56</text:p>
          </table:table-cell>
          <table:table-cell office:value-type="float" office:value="943.69">
            <text:p>943.6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347022981">
            <text:p>10347022981</text:p>
          </table:table-cell>
          <table:table-cell/>
        </table:table-row>
        <table:table-row table:style-name="ro2">
          <table:table-cell office:value-type="string">
            <text:p>2010-02-18</text:p>
          </table:table-cell>
          <table:table-cell office:value-type="float" office:value="947.25">
            <text:p>947.25</text:p>
          </table:table-cell>
          <table:table-cell office:value-type="float" office:value="940.87">
            <text:p>940.87</text:p>
          </table:table-cell>
          <table:table-cell office:value-type="float" office:value="946.97">
            <text:p>946.9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957096195">
            <text:p>11957096195</text:p>
          </table:table-cell>
          <table:table-cell/>
        </table:table-row>
        <table:table-row table:style-name="ro2">
          <table:table-cell office:value-type="string">
            <text:p>2010-02-19</text:p>
          </table:table-cell>
          <table:table-cell office:value-type="float" office:value="957.45">
            <text:p>957.45</text:p>
          </table:table-cell>
          <table:table-cell office:value-type="float" office:value="938.66">
            <text:p>938.66</text:p>
          </table:table-cell>
          <table:table-cell office:value-type="float" office:value="957.27">
            <text:p>957.2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463287384">
            <text:p>10463287384</text:p>
          </table:table-cell>
          <table:table-cell/>
        </table:table-row>
        <table:table-row table:style-name="ro2">
          <table:table-cell office:value-type="string">
            <text:p>2010-02-22</text:p>
          </table:table-cell>
          <table:table-cell office:value-type="float" office:value="959.11">
            <text:p>959.11</text:p>
          </table:table-cell>
          <table:table-cell office:value-type="float" office:value="951.48">
            <text:p>951.48</text:p>
          </table:table-cell>
          <table:table-cell office:value-type="float" office:value="954.1">
            <text:p>954.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049997684">
            <text:p>9049997684</text:p>
          </table:table-cell>
          <table:table-cell/>
        </table:table-row>
        <table:table-row table:style-name="ro2">
          <table:table-cell office:value-type="string">
            <text:p>2010-02-23</text:p>
          </table:table-cell>
          <table:table-cell office:value-type="float" office:value="958.6">
            <text:p>958.6</text:p>
          </table:table-cell>
          <table:table-cell office:value-type="float" office:value="941.26">
            <text:p>941.26</text:p>
          </table:table-cell>
          <table:table-cell office:value-type="float" office:value="942.05">
            <text:p>942.0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806643389">
            <text:p>9806643389</text:p>
          </table:table-cell>
          <table:table-cell/>
        </table:table-row>
        <table:table-row table:style-name="ro2">
          <table:table-cell office:value-type="string">
            <text:p>2010-02-24</text:p>
          </table:table-cell>
          <table:table-cell office:value-type="float" office:value="946.03">
            <text:p>946.03</text:p>
          </table:table-cell>
          <table:table-cell office:value-type="float" office:value="936.25">
            <text:p>936.25</text:p>
          </table:table-cell>
          <table:table-cell office:value-type="float" office:value="944.31">
            <text:p>944.3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575021625">
            <text:p>9575021625</text:p>
          </table:table-cell>
          <table:table-cell/>
        </table:table-row>
        <table:table-row table:style-name="ro2">
          <table:table-cell office:value-type="string">
            <text:p>2010-02-25</text:p>
          </table:table-cell>
          <table:table-cell office:value-type="float" office:value="950.72">
            <text:p>950.72</text:p>
          </table:table-cell>
          <table:table-cell office:value-type="float" office:value="935.88">
            <text:p>935.88</text:p>
          </table:table-cell>
          <table:table-cell office:value-type="float" office:value="940.51">
            <text:p>940.5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187562897">
            <text:p>10187562897</text:p>
          </table:table-cell>
          <table:table-cell/>
        </table:table-row>
        <table:table-row table:style-name="ro2">
          <table:table-cell office:value-type="string">
            <text:p>2010-02-26</text:p>
          </table:table-cell>
          <table:table-cell office:value-type="float" office:value="948.92">
            <text:p>948.92</text:p>
          </table:table-cell>
          <table:table-cell office:value-type="float" office:value="939.29">
            <text:p>939.29</text:p>
          </table:table-cell>
          <table:table-cell office:value-type="float" office:value="947.39">
            <text:p>947.3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566436922">
            <text:p>9566436922</text:p>
          </table:table-cell>
          <table:table-cell/>
        </table:table-row>
        <table:table-row table:style-name="ro2">
          <table:table-cell office:value-type="string">
            <text:p>2010-03-01</text:p>
          </table:table-cell>
          <table:table-cell office:value-type="float" office:value="967.47">
            <text:p>967.47</text:p>
          </table:table-cell>
          <table:table-cell office:value-type="float" office:value="953.54">
            <text:p>953.54</text:p>
          </table:table-cell>
          <table:table-cell office:value-type="float" office:value="966.38">
            <text:p>966.3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621990345">
            <text:p>9621990345</text:p>
          </table:table-cell>
          <table:table-cell/>
        </table:table-row>
        <table:table-row table:style-name="ro2">
          <table:table-cell office:value-type="string">
            <text:p>2010-03-02</text:p>
          </table:table-cell>
          <table:table-cell office:value-type="float" office:value="972.99">
            <text:p>972.99</text:p>
          </table:table-cell>
          <table:table-cell office:value-type="float" office:value="961.57">
            <text:p>961.57</text:p>
          </table:table-cell>
          <table:table-cell office:value-type="float" office:value="971.67">
            <text:p>971.6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729556627">
            <text:p>8729556627</text:p>
          </table:table-cell>
          <table:table-cell/>
        </table:table-row>
        <table:table-row table:style-name="ro2">
          <table:table-cell office:value-type="string">
            <text:p>2010-03-03</text:p>
          </table:table-cell>
          <table:table-cell office:value-type="float" office:value="981.57">
            <text:p>981.57</text:p>
          </table:table-cell>
          <table:table-cell office:value-type="float" office:value="970.15">
            <text:p>970.15</text:p>
          </table:table-cell>
          <table:table-cell office:value-type="float" office:value="981.19">
            <text:p>981.1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029770994">
            <text:p>10029770994</text:p>
          </table:table-cell>
          <table:table-cell/>
        </table:table-row>
        <table:table-row table:style-name="ro2">
          <table:table-cell office:value-type="string">
            <text:p>2010-03-04</text:p>
          </table:table-cell>
          <table:table-cell office:value-type="float" office:value="986.42">
            <text:p>986.42</text:p>
          </table:table-cell>
          <table:table-cell office:value-type="float" office:value="974.99">
            <text:p>974.99</text:p>
          </table:table-cell>
          <table:table-cell office:value-type="float" office:value="984.33">
            <text:p>984.3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238658429">
            <text:p>10238658429</text:p>
          </table:table-cell>
          <table:table-cell/>
        </table:table-row>
        <table:table-row table:style-name="ro2">
          <table:table-cell office:value-type="string">
            <text:p>2010-03-05</text:p>
          </table:table-cell>
          <table:table-cell office:value-type="float" office:value="999.65">
            <text:p>999.65</text:p>
          </table:table-cell>
          <table:table-cell office:value-type="float" office:value="983.41">
            <text:p>983.41</text:p>
          </table:table-cell>
          <table:table-cell office:value-type="float" office:value="998.07">
            <text:p>998.0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341766795">
            <text:p>10341766795</text:p>
          </table:table-cell>
          <table:table-cell/>
        </table:table-row>
        <table:table-row table:style-name="ro2">
          <table:table-cell office:value-type="string">
            <text:p>2010-03-08</text:p>
          </table:table-cell>
          <table:table-cell office:value-type="float" office:value="1005.74">
            <text:p>1005.74</text:p>
          </table:table-cell>
          <table:table-cell office:value-type="float" office:value="998.52">
            <text:p>998.52</text:p>
          </table:table-cell>
          <table:table-cell office:value-type="float" office:value="1003.39">
            <text:p>1003.3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852941264">
            <text:p>8852941264</text:p>
          </table:table-cell>
          <table:table-cell/>
        </table:table-row>
        <table:table-row table:style-name="ro2">
          <table:table-cell office:value-type="string">
            <text:p>2010-03-09</text:p>
          </table:table-cell>
          <table:table-cell office:value-type="float" office:value="1005.97">
            <text:p>1005.97</text:p>
          </table:table-cell>
          <table:table-cell office:value-type="float" office:value="994.93">
            <text:p>994.93</text:p>
          </table:table-cell>
          <table:table-cell office:value-type="float" office:value="1000.5">
            <text:p>1000.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858899254">
            <text:p>9858899254</text:p>
          </table:table-cell>
          <table:table-cell/>
        </table:table-row>
        <table:table-row table:style-name="ro2">
          <table:table-cell office:value-type="string">
            <text:p>2010-03-10</text:p>
          </table:table-cell>
          <table:table-cell office:value-type="float" office:value="1013.28">
            <text:p>1013.28</text:p>
          </table:table-cell>
          <table:table-cell office:value-type="float" office:value="996.43">
            <text:p>996.43</text:p>
          </table:table-cell>
          <table:table-cell office:value-type="float" office:value="1013.04">
            <text:p>1013.0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583572047">
            <text:p>10583572047</text:p>
          </table:table-cell>
          <table:table-cell/>
        </table:table-row>
        <table:table-row table:style-name="ro2">
          <table:table-cell office:value-type="string">
            <text:p>2010-03-11</text:p>
          </table:table-cell>
          <table:table-cell office:value-type="float" office:value="1013.2">
            <text:p>1013.2</text:p>
          </table:table-cell>
          <table:table-cell office:value-type="float" office:value="1005.48">
            <text:p>1005.48</text:p>
          </table:table-cell>
          <table:table-cell office:value-type="float" office:value="1008.93">
            <text:p>1008.9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607950212">
            <text:p>9607950212</text:p>
          </table:table-cell>
          <table:table-cell/>
        </table:table-row>
        <table:table-row table:style-name="ro2">
          <table:table-cell office:value-type="string">
            <text:p>2010-03-12</text:p>
          </table:table-cell>
          <table:table-cell office:value-type="float" office:value="1022.48">
            <text:p>1022.48</text:p>
          </table:table-cell>
          <table:table-cell office:value-type="float" office:value="1009.1">
            <text:p>1009.1</text:p>
          </table:table-cell>
          <table:table-cell office:value-type="float" office:value="1018.15">
            <text:p>1018.1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219521594">
            <text:p>12219521594</text:p>
          </table:table-cell>
          <table:table-cell/>
        </table:table-row>
        <table:table-row table:style-name="ro2">
          <table:table-cell office:value-type="string">
            <text:p>2010-03-15</text:p>
          </table:table-cell>
          <table:table-cell office:value-type="float" office:value="1019.35">
            <text:p>1019.35</text:p>
          </table:table-cell>
          <table:table-cell office:value-type="float" office:value="1012.64">
            <text:p>1012.64</text:p>
          </table:table-cell>
          <table:table-cell office:value-type="float" office:value="1013.51">
            <text:p>1013.5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862158138">
            <text:p>8862158138</text:p>
          </table:table-cell>
          <table:table-cell/>
        </table:table-row>
        <table:table-row table:style-name="ro2">
          <table:table-cell office:value-type="string">
            <text:p>2010-03-16</text:p>
          </table:table-cell>
          <table:table-cell office:value-type="float" office:value="1021.75">
            <text:p>1021.75</text:p>
          </table:table-cell>
          <table:table-cell office:value-type="float" office:value="1011.83">
            <text:p>1011.83</text:p>
          </table:table-cell>
          <table:table-cell office:value-type="float" office:value="1020.05">
            <text:p>1020.0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827936762">
            <text:p>9827936762</text:p>
          </table:table-cell>
          <table:table-cell/>
        </table:table-row>
        <table:table-row table:style-name="ro2">
          <table:table-cell office:value-type="string">
            <text:p>2010-03-17</text:p>
          </table:table-cell>
          <table:table-cell office:value-type="float" office:value="1028.53">
            <text:p>1028.53</text:p>
          </table:table-cell>
          <table:table-cell office:value-type="float" office:value="1023.03">
            <text:p>1023.03</text:p>
          </table:table-cell>
          <table:table-cell office:value-type="float" office:value="1025.58">
            <text:p>1025.5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233077733">
            <text:p>12233077733</text:p>
          </table:table-cell>
          <table:table-cell/>
        </table:table-row>
        <table:table-row table:style-name="ro2">
          <table:table-cell office:value-type="string">
            <text:p>2010-03-18</text:p>
          </table:table-cell>
          <table:table-cell office:value-type="float" office:value="1023.98">
            <text:p>1023.98</text:p>
          </table:table-cell>
          <table:table-cell office:value-type="float" office:value="1016.49">
            <text:p>1016.49</text:p>
          </table:table-cell>
          <table:table-cell office:value-type="float" office:value="1018.19">
            <text:p>1018.1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470086567">
            <text:p>10470086567</text:p>
          </table:table-cell>
          <table:table-cell/>
        </table:table-row>
        <table:table-row table:style-name="ro2">
          <table:table-cell office:value-type="string">
            <text:p>2010-03-19</text:p>
          </table:table-cell>
          <table:table-cell office:value-type="float" office:value="1027.73">
            <text:p>1027.73</text:p>
          </table:table-cell>
          <table:table-cell office:value-type="float" office:value="1017.14">
            <text:p>1017.14</text:p>
          </table:table-cell>
          <table:table-cell office:value-type="float" office:value="1020.26">
            <text:p>1020.2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5718521747">
            <text:p>15718521747</text:p>
          </table:table-cell>
          <table:table-cell/>
        </table:table-row>
        <table:table-row table:style-name="ro2">
          <table:table-cell office:value-type="string">
            <text:p>2010-03-22</text:p>
          </table:table-cell>
          <table:table-cell office:value-type="float" office:value="1027.37">
            <text:p>1027.37</text:p>
          </table:table-cell>
          <table:table-cell office:value-type="float" office:value="1011.83">
            <text:p>1011.83</text:p>
          </table:table-cell>
          <table:table-cell office:value-type="float" office:value="1021.42">
            <text:p>1021.4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178822663">
            <text:p>13178822663</text:p>
          </table:table-cell>
          <table:table-cell/>
        </table:table-row>
        <table:table-row table:style-name="ro2">
          <table:table-cell office:value-type="string">
            <text:p>2010-03-23</text:p>
          </table:table-cell>
          <table:table-cell office:value-type="float" office:value="1030.17">
            <text:p>1030.17</text:p>
          </table:table-cell>
          <table:table-cell office:value-type="float" office:value="1021.9">
            <text:p>1021.9</text:p>
          </table:table-cell>
          <table:table-cell office:value-type="float" office:value="1030.13">
            <text:p>1030.1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026804822">
            <text:p>10026804822</text:p>
          </table:table-cell>
          <table:table-cell/>
        </table:table-row>
        <table:table-row table:style-name="ro2">
          <table:table-cell office:value-type="string">
            <text:p>2010-03-24</text:p>
          </table:table-cell>
          <table:table-cell office:value-type="float" office:value="1033.13">
            <text:p>1033.13</text:p>
          </table:table-cell>
          <table:table-cell office:value-type="float" office:value="1017.52">
            <text:p>1017.52</text:p>
          </table:table-cell>
          <table:table-cell office:value-type="float" office:value="1027.08">
            <text:p>1027.0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405380989">
            <text:p>10405380989</text:p>
          </table:table-cell>
          <table:table-cell/>
        </table:table-row>
        <table:table-row table:style-name="ro2">
          <table:table-cell office:value-type="string">
            <text:p>2010-03-25</text:p>
          </table:table-cell>
          <table:table-cell office:value-type="float" office:value="1036.3">
            <text:p>1036.3</text:p>
          </table:table-cell>
          <table:table-cell office:value-type="float" office:value="1024.92">
            <text:p>1024.92</text:p>
          </table:table-cell>
          <table:table-cell office:value-type="float" office:value="1033.34">
            <text:p>1033.3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611783617">
            <text:p>10611783617</text:p>
          </table:table-cell>
          <table:table-cell/>
        </table:table-row>
        <table:table-row table:style-name="ro2">
          <table:table-cell office:value-type="string">
            <text:p>2010-03-26</text:p>
          </table:table-cell>
          <table:table-cell office:value-type="float" office:value="1029.73">
            <text:p>1029.73</text:p>
          </table:table-cell>
          <table:table-cell office:value-type="float" office:value="1022.38">
            <text:p>1022.38</text:p>
          </table:table-cell>
          <table:table-cell office:value-type="float" office:value="1027.42">
            <text:p>1027.4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915332418">
            <text:p>9915332418</text:p>
          </table:table-cell>
          <table:table-cell/>
        </table:table-row>
        <table:table-row table:style-name="ro2">
          <table:table-cell office:value-type="string">
            <text:p>2010-03-29</text:p>
          </table:table-cell>
          <table:table-cell office:value-type="float" office:value="1034.15">
            <text:p>1034.15</text:p>
          </table:table-cell>
          <table:table-cell office:value-type="float" office:value="1024.3">
            <text:p>1024.3</text:p>
          </table:table-cell>
          <table:table-cell office:value-type="float" office:value="1026.7">
            <text:p>1026.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685244664">
            <text:p>8685244664</text:p>
          </table:table-cell>
          <table:table-cell/>
        </table:table-row>
        <table:table-row table:style-name="ro2">
          <table:table-cell office:value-type="string">
            <text:p>2010-03-30</text:p>
          </table:table-cell>
          <table:table-cell office:value-type="float" office:value="1031.52">
            <text:p>1031.52</text:p>
          </table:table-cell>
          <table:table-cell office:value-type="float" office:value="1022.05">
            <text:p>1022.05</text:p>
          </table:table-cell>
          <table:table-cell office:value-type="float" office:value="1022.79">
            <text:p>1022.7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111371425">
            <text:p>9111371425</text:p>
          </table:table-cell>
          <table:table-cell/>
        </table:table-row>
        <table:table-row table:style-name="ro2">
          <table:table-cell office:value-type="string">
            <text:p>2010-03-31</text:p>
          </table:table-cell>
          <table:table-cell office:value-type="float" office:value="1024.68">
            <text:p>1024.68</text:p>
          </table:table-cell>
          <table:table-cell office:value-type="float" office:value="1016.26">
            <text:p>1016.26</text:p>
          </table:table-cell>
          <table:table-cell office:value-type="float" office:value="1021.08">
            <text:p>1021.0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603050823">
            <text:p>13603050823</text:p>
          </table:table-cell>
          <table:table-cell/>
        </table:table-row>
        <table:table-row table:style-name="ro2">
          <table:table-cell office:value-type="string">
            <text:p>2010-04-01</text:p>
          </table:table-cell>
          <table:table-cell office:value-type="float" office:value="1037.04">
            <text:p>1037.04</text:p>
          </table:table-cell>
          <table:table-cell office:value-type="float" office:value="1025.69">
            <text:p>1025.69</text:p>
          </table:table-cell>
          <table:table-cell office:value-type="float" office:value="1036.93">
            <text:p>1036.9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6610441018">
            <text:p>6610441018</text:p>
          </table:table-cell>
          <table:table-cell/>
        </table:table-row>
        <table:table-row table:style-name="ro2">
          <table:table-cell office:value-type="string">
            <text:p>2010-04-06</text:p>
          </table:table-cell>
          <table:table-cell office:value-type="float" office:value="1046.25">
            <text:p>1046.25</text:p>
          </table:table-cell>
          <table:table-cell office:value-type="float" office:value="1036.95">
            <text:p>1036.95</text:p>
          </table:table-cell>
          <table:table-cell office:value-type="float" office:value="1046">
            <text:p>104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602424336">
            <text:p>12602424336</text:p>
          </table:table-cell>
          <table:table-cell/>
        </table:table-row>
        <table:table-row table:style-name="ro2">
          <table:table-cell office:value-type="string">
            <text:p>2010-04-07</text:p>
          </table:table-cell>
          <table:table-cell office:value-type="float" office:value="1046.58">
            <text:p>1046.58</text:p>
          </table:table-cell>
          <table:table-cell office:value-type="float" office:value="1040.93">
            <text:p>1040.93</text:p>
          </table:table-cell>
          <table:table-cell office:value-type="float" office:value="1042.78">
            <text:p>1042.7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425670814">
            <text:p>10425670814</text:p>
          </table:table-cell>
          <table:table-cell/>
        </table:table-row>
        <table:table-row table:style-name="ro2">
          <table:table-cell office:value-type="string">
            <text:p>2010-04-08</text:p>
          </table:table-cell>
          <table:table-cell office:value-type="float" office:value="1040.2">
            <text:p>1040.2</text:p>
          </table:table-cell>
          <table:table-cell office:value-type="float" office:value="1028.47">
            <text:p>1028.47</text:p>
          </table:table-cell>
          <table:table-cell office:value-type="float" office:value="1036.73">
            <text:p>1036.7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033719460">
            <text:p>13033719460</text:p>
          </table:table-cell>
          <table:table-cell/>
        </table:table-row>
        <table:table-row table:style-name="ro2">
          <table:table-cell office:value-type="string">
            <text:p>2010-04-09</text:p>
          </table:table-cell>
          <table:table-cell office:value-type="float" office:value="1044.68">
            <text:p>1044.68</text:p>
          </table:table-cell>
          <table:table-cell office:value-type="float" office:value="1040.83">
            <text:p>1040.83</text:p>
          </table:table-cell>
          <table:table-cell office:value-type="float" office:value="1044.58">
            <text:p>1044.5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196037487">
            <text:p>10196037487</text:p>
          </table:table-cell>
          <table:table-cell/>
        </table:table-row>
        <table:table-row table:style-name="ro2">
          <table:table-cell office:value-type="string">
            <text:p>2010-04-12</text:p>
          </table:table-cell>
          <table:table-cell office:value-type="float" office:value="1049.54">
            <text:p>1049.54</text:p>
          </table:table-cell>
          <table:table-cell office:value-type="float" office:value="1044.96">
            <text:p>1044.96</text:p>
          </table:table-cell>
          <table:table-cell office:value-type="float" office:value="1048.27">
            <text:p>1048.2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932675954">
            <text:p>8932675954</text:p>
          </table:table-cell>
          <table:table-cell/>
        </table:table-row>
        <table:table-row table:style-name="ro2">
          <table:table-cell office:value-type="string">
            <text:p>2010-04-13</text:p>
          </table:table-cell>
          <table:table-cell office:value-type="float" office:value="1048.1">
            <text:p>1048.1</text:p>
          </table:table-cell>
          <table:table-cell office:value-type="float" office:value="1037.56">
            <text:p>1037.56</text:p>
          </table:table-cell>
          <table:table-cell office:value-type="float" office:value="1046.5">
            <text:p>1046.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218776186">
            <text:p>12218776186</text:p>
          </table:table-cell>
          <table:table-cell/>
        </table:table-row>
        <table:table-row table:style-name="ro2">
          <table:table-cell office:value-type="string">
            <text:p>2010-04-14</text:p>
          </table:table-cell>
          <table:table-cell office:value-type="float" office:value="1052.28">
            <text:p>1052.28</text:p>
          </table:table-cell>
          <table:table-cell office:value-type="float" office:value="1043.33">
            <text:p>1043.33</text:p>
          </table:table-cell>
          <table:table-cell office:value-type="float" office:value="1051.76">
            <text:p>1051.7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694318575">
            <text:p>11694318575</text:p>
          </table:table-cell>
          <table:table-cell/>
        </table:table-row>
        <table:table-row table:style-name="ro2">
          <table:table-cell office:value-type="string">
            <text:p>2010-04-15</text:p>
          </table:table-cell>
          <table:table-cell office:value-type="float" office:value="1053.61">
            <text:p>1053.61</text:p>
          </table:table-cell>
          <table:table-cell office:value-type="float" office:value="1044">
            <text:p>1044</text:p>
          </table:table-cell>
          <table:table-cell office:value-type="float" office:value="1053.25">
            <text:p>1053.2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536202503">
            <text:p>12536202503</text:p>
          </table:table-cell>
          <table:table-cell/>
        </table:table-row>
        <table:table-row table:style-name="ro2">
          <table:table-cell office:value-type="string">
            <text:p>2010-04-16</text:p>
          </table:table-cell>
          <table:table-cell office:value-type="float" office:value="1063.61">
            <text:p>1063.61</text:p>
          </table:table-cell>
          <table:table-cell office:value-type="float" office:value="1046.37">
            <text:p>1046.37</text:p>
          </table:table-cell>
          <table:table-cell office:value-type="float" office:value="1050.24">
            <text:p>1050.2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8421414038">
            <text:p>18421414038</text:p>
          </table:table-cell>
          <table:table-cell/>
        </table:table-row>
        <table:table-row table:style-name="ro2">
          <table:table-cell office:value-type="string">
            <text:p>2010-04-19</text:p>
          </table:table-cell>
          <table:table-cell office:value-type="float" office:value="1049.13">
            <text:p>1049.13</text:p>
          </table:table-cell>
          <table:table-cell office:value-type="float" office:value="1036.44">
            <text:p>1036.44</text:p>
          </table:table-cell>
          <table:table-cell office:value-type="float" office:value="1043.04">
            <text:p>1043.0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819674784">
            <text:p>12819674784</text:p>
          </table:table-cell>
          <table:table-cell/>
        </table:table-row>
        <table:table-row table:style-name="ro2">
          <table:table-cell office:value-type="string">
            <text:p>2010-04-20</text:p>
          </table:table-cell>
          <table:table-cell office:value-type="float" office:value="1057.72">
            <text:p>1057.72</text:p>
          </table:table-cell>
          <table:table-cell office:value-type="float" office:value="1047.47">
            <text:p>1047.47</text:p>
          </table:table-cell>
          <table:table-cell office:value-type="float" office:value="1055.34">
            <text:p>1055.3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940759461">
            <text:p>11940759461</text:p>
          </table:table-cell>
          <table:table-cell/>
        </table:table-row>
        <table:table-row table:style-name="ro2">
          <table:table-cell office:value-type="string">
            <text:p>2010-04-21</text:p>
          </table:table-cell>
          <table:table-cell office:value-type="float" office:value="1058.18">
            <text:p>1058.18</text:p>
          </table:table-cell>
          <table:table-cell office:value-type="float" office:value="1042.23">
            <text:p>1042.23</text:p>
          </table:table-cell>
          <table:table-cell office:value-type="float" office:value="1042.48">
            <text:p>1042.4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5189182592">
            <text:p>15189182592</text:p>
          </table:table-cell>
          <table:table-cell/>
        </table:table-row>
        <table:table-row table:style-name="ro2">
          <table:table-cell office:value-type="string">
            <text:p>2010-04-22</text:p>
          </table:table-cell>
          <table:table-cell office:value-type="float" office:value="1049.64">
            <text:p>1049.64</text:p>
          </table:table-cell>
          <table:table-cell office:value-type="float" office:value="1028.81">
            <text:p>1028.81</text:p>
          </table:table-cell>
          <table:table-cell office:value-type="float" office:value="1038.34">
            <text:p>1038.3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8132729311">
            <text:p>18132729311</text:p>
          </table:table-cell>
          <table:table-cell/>
        </table:table-row>
        <table:table-row table:style-name="ro2">
          <table:table-cell office:value-type="string">
            <text:p>2010-04-23</text:p>
          </table:table-cell>
          <table:table-cell office:value-type="float" office:value="1068.29">
            <text:p>1068.29</text:p>
          </table:table-cell>
          <table:table-cell office:value-type="float" office:value="1039.25">
            <text:p>1039.25</text:p>
          </table:table-cell>
          <table:table-cell office:value-type="float" office:value="1066.82">
            <text:p>1066.8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25003631108">
            <text:p>25003631108</text:p>
          </table:table-cell>
          <table:table-cell/>
        </table:table-row>
        <table:table-row table:style-name="ro2">
          <table:table-cell office:value-type="string">
            <text:p>2010-04-26</text:p>
          </table:table-cell>
          <table:table-cell office:value-type="float" office:value="1077.47">
            <text:p>1077.47</text:p>
          </table:table-cell>
          <table:table-cell office:value-type="float" office:value="1067.82">
            <text:p>1067.82</text:p>
          </table:table-cell>
          <table:table-cell office:value-type="float" office:value="1067.9">
            <text:p>1067.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6151586506">
            <text:p>16151586506</text:p>
          </table:table-cell>
          <table:table-cell/>
        </table:table-row>
        <table:table-row table:style-name="ro2">
          <table:table-cell office:value-type="string">
            <text:p>2010-04-27</text:p>
          </table:table-cell>
          <table:table-cell office:value-type="float" office:value="1070.74">
            <text:p>1070.74</text:p>
          </table:table-cell>
          <table:table-cell table:number-columns-repeated="2" office:value-type="float" office:value="1042.82">
            <text:p>1042.8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8552932727">
            <text:p>18552932727</text:p>
          </table:table-cell>
          <table:table-cell/>
        </table:table-row>
        <table:table-row table:style-name="ro2">
          <table:table-cell office:value-type="string">
            <text:p>2010-04-28</text:p>
          </table:table-cell>
          <table:table-cell office:value-type="float" office:value="1059.9">
            <text:p>1059.9</text:p>
          </table:table-cell>
          <table:table-cell office:value-type="float" office:value="1032.79">
            <text:p>1032.79</text:p>
          </table:table-cell>
          <table:table-cell office:value-type="float" office:value="1042.87">
            <text:p>1042.8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23278218731">
            <text:p>23278218731</text:p>
          </table:table-cell>
          <table:table-cell/>
        </table:table-row>
        <table:table-row table:style-name="ro2">
          <table:table-cell office:value-type="string">
            <text:p>2010-04-29</text:p>
          </table:table-cell>
          <table:table-cell office:value-type="float" office:value="1061.77">
            <text:p>1061.77</text:p>
          </table:table-cell>
          <table:table-cell office:value-type="float" office:value="1042.06">
            <text:p>1042.06</text:p>
          </table:table-cell>
          <table:table-cell office:value-type="float" office:value="1061.77">
            <text:p>1061.7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7946222801">
            <text:p>17946222801</text:p>
          </table:table-cell>
          <table:table-cell/>
        </table:table-row>
        <table:table-row table:style-name="ro2">
          <table:table-cell office:value-type="string">
            <text:p>2010-04-30</text:p>
          </table:table-cell>
          <table:table-cell office:value-type="float" office:value="1061.84">
            <text:p>1061.84</text:p>
          </table:table-cell>
          <table:table-cell office:value-type="float" office:value="1049.82">
            <text:p>1049.82</text:p>
          </table:table-cell>
          <table:table-cell office:value-type="float" office:value="1053.88">
            <text:p>1053.8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507997252">
            <text:p>9507997252</text:p>
          </table:table-cell>
          <table:table-cell/>
        </table:table-row>
        <table:table-row table:style-name="ro2">
          <table:table-cell office:value-type="string">
            <text:p>2010-05-03</text:p>
          </table:table-cell>
          <table:table-cell office:value-type="float" office:value="1059.58">
            <text:p>1059.58</text:p>
          </table:table-cell>
          <table:table-cell office:value-type="float" office:value="1044.61">
            <text:p>1044.61</text:p>
          </table:table-cell>
          <table:table-cell office:value-type="float" office:value="1059.44">
            <text:p>1059.4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022219608">
            <text:p>9022219608</text:p>
          </table:table-cell>
          <table:table-cell/>
        </table:table-row>
        <table:table-row table:style-name="ro2">
          <table:table-cell office:value-type="string">
            <text:p>2010-05-04</text:p>
          </table:table-cell>
          <table:table-cell office:value-type="float" office:value="1062.88">
            <text:p>1062.88</text:p>
          </table:table-cell>
          <table:table-cell table:number-columns-repeated="2" office:value-type="float" office:value="1027.5">
            <text:p>1027.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7821292632">
            <text:p>17821292632</text:p>
          </table:table-cell>
          <table:table-cell/>
        </table:table-row>
        <table:table-row table:style-name="ro2">
          <table:table-cell office:value-type="string">
            <text:p>2010-05-05</text:p>
          </table:table-cell>
          <table:table-cell office:value-type="float" office:value="1030.77">
            <text:p>1030.77</text:p>
          </table:table-cell>
          <table:table-cell office:value-type="float" office:value="1000.41">
            <text:p>1000.41</text:p>
          </table:table-cell>
          <table:table-cell office:value-type="float" office:value="1000.7">
            <text:p>1000.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20153878479">
            <text:p>20153878479</text:p>
          </table:table-cell>
          <table:table-cell/>
        </table:table-row>
        <table:table-row table:style-name="ro2">
          <table:table-cell office:value-type="string">
            <text:p>2010-05-06</text:p>
          </table:table-cell>
          <table:table-cell office:value-type="float" office:value="1010.45">
            <text:p>1010.45</text:p>
          </table:table-cell>
          <table:table-cell office:value-type="float" office:value="973.2">
            <text:p>973.2</text:p>
          </table:table-cell>
          <table:table-cell office:value-type="float" office:value="977.25">
            <text:p>977.2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22637432423">
            <text:p>22637432423</text:p>
          </table:table-cell>
          <table:table-cell/>
        </table:table-row>
        <table:table-row table:style-name="ro2">
          <table:table-cell office:value-type="string">
            <text:p>2010-05-07</text:p>
          </table:table-cell>
          <table:table-cell office:value-type="float" office:value="973.61">
            <text:p>973.61</text:p>
          </table:table-cell>
          <table:table-cell office:value-type="float" office:value="929.02">
            <text:p>929.02</text:p>
          </table:table-cell>
          <table:table-cell office:value-type="float" office:value="944.57">
            <text:p>944.5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30659527749">
            <text:p>30659527749</text:p>
          </table:table-cell>
          <table:table-cell/>
        </table:table-row>
        <table:table-row table:style-name="ro2">
          <table:table-cell office:value-type="string">
            <text:p>2010-05-10</text:p>
          </table:table-cell>
          <table:table-cell office:value-type="float" office:value="1005.34">
            <text:p>1005.34</text:p>
          </table:table-cell>
          <table:table-cell office:value-type="float" office:value="974.44">
            <text:p>974.44</text:p>
          </table:table-cell>
          <table:table-cell office:value-type="float" office:value="1005.34">
            <text:p>1005.3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21773644645">
            <text:p>21773644645</text:p>
          </table:table-cell>
          <table:table-cell/>
        </table:table-row>
        <table:table-row table:style-name="ro2">
          <table:table-cell office:value-type="string">
            <text:p>2010-05-11</text:p>
          </table:table-cell>
          <table:table-cell office:value-type="float" office:value="999.23">
            <text:p>999.23</text:p>
          </table:table-cell>
          <table:table-cell office:value-type="float" office:value="983.58">
            <text:p>983.58</text:p>
          </table:table-cell>
          <table:table-cell office:value-type="float" office:value="993.04">
            <text:p>993.0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4821649003">
            <text:p>14821649003</text:p>
          </table:table-cell>
          <table:table-cell/>
        </table:table-row>
        <table:table-row table:style-name="ro2">
          <table:table-cell office:value-type="string">
            <text:p>2010-05-12</text:p>
          </table:table-cell>
          <table:table-cell office:value-type="float" office:value="1011.11">
            <text:p>1011.11</text:p>
          </table:table-cell>
          <table:table-cell office:value-type="float" office:value="984.29">
            <text:p>984.29</text:p>
          </table:table-cell>
          <table:table-cell office:value-type="float" office:value="1010.25">
            <text:p>1010.2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665882719">
            <text:p>8665882719</text:p>
          </table:table-cell>
          <table:table-cell/>
        </table:table-row>
        <table:table-row table:style-name="ro2">
          <table:table-cell office:value-type="string">
            <text:p>2010-05-14</text:p>
          </table:table-cell>
          <table:table-cell office:value-type="float" office:value="1013.57">
            <text:p>1013.57</text:p>
          </table:table-cell>
          <table:table-cell office:value-type="float" office:value="983.74">
            <text:p>983.74</text:p>
          </table:table-cell>
          <table:table-cell office:value-type="float" office:value="984.91">
            <text:p>984.9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4508886376">
            <text:p>14508886376</text:p>
          </table:table-cell>
          <table:table-cell/>
        </table:table-row>
        <table:table-row table:style-name="ro2">
          <table:table-cell office:value-type="string">
            <text:p>2010-05-17</text:p>
          </table:table-cell>
          <table:table-cell office:value-type="float" office:value="1000.9">
            <text:p>1000.9</text:p>
          </table:table-cell>
          <table:table-cell office:value-type="float" office:value="974.17">
            <text:p>974.17</text:p>
          </table:table-cell>
          <table:table-cell office:value-type="float" office:value="991.58">
            <text:p>991.5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4062883392">
            <text:p>14062883392</text:p>
          </table:table-cell>
          <table:table-cell/>
        </table:table-row>
        <table:table-row table:style-name="ro2">
          <table:table-cell office:value-type="string">
            <text:p>2010-05-18</text:p>
          </table:table-cell>
          <table:table-cell office:value-type="float" office:value="1003.88">
            <text:p>1003.88</text:p>
          </table:table-cell>
          <table:table-cell office:value-type="float" office:value="994.5">
            <text:p>994.5</text:p>
          </table:table-cell>
          <table:table-cell office:value-type="float" office:value="1000.41">
            <text:p>1000.4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205275746">
            <text:p>11205275746</text:p>
          </table:table-cell>
          <table:table-cell/>
        </table:table-row>
        <table:table-row table:style-name="ro2">
          <table:table-cell office:value-type="string">
            <text:p>2010-05-19</text:p>
          </table:table-cell>
          <table:table-cell office:value-type="float" office:value="991.29">
            <text:p>991.29</text:p>
          </table:table-cell>
          <table:table-cell office:value-type="float" office:value="967.16">
            <text:p>967.16</text:p>
          </table:table-cell>
          <table:table-cell office:value-type="float" office:value="969.06">
            <text:p>969.0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5883322981">
            <text:p>15883322981</text:p>
          </table:table-cell>
          <table:table-cell/>
        </table:table-row>
        <table:table-row table:style-name="ro2">
          <table:table-cell office:value-type="string">
            <text:p>2010-05-20</text:p>
          </table:table-cell>
          <table:table-cell office:value-type="float" office:value="981.6">
            <text:p>981.6</text:p>
          </table:table-cell>
          <table:table-cell office:value-type="float" office:value="933.16">
            <text:p>933.16</text:p>
          </table:table-cell>
          <table:table-cell office:value-type="float" office:value="947.93">
            <text:p>947.9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7525625710">
            <text:p>17525625710</text:p>
          </table:table-cell>
          <table:table-cell/>
        </table:table-row>
        <table:table-row table:style-name="ro2">
          <table:table-cell office:value-type="string">
            <text:p>2010-05-21</text:p>
          </table:table-cell>
          <table:table-cell office:value-type="float" office:value="958.48">
            <text:p>958.48</text:p>
          </table:table-cell>
          <table:table-cell office:value-type="float" office:value="934.02">
            <text:p>934.02</text:p>
          </table:table-cell>
          <table:table-cell office:value-type="float" office:value="953.77">
            <text:p>953.7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7327619921">
            <text:p>17327619921</text:p>
          </table:table-cell>
          <table:table-cell/>
        </table:table-row>
        <table:table-row table:style-name="ro2">
          <table:table-cell office:value-type="string">
            <text:p>2010-05-24</text:p>
          </table:table-cell>
          <table:table-cell office:value-type="float" office:value="963.88">
            <text:p>963.88</text:p>
          </table:table-cell>
          <table:table-cell office:value-type="float" office:value="939.69">
            <text:p>939.69</text:p>
          </table:table-cell>
          <table:table-cell office:value-type="float" office:value="953.54">
            <text:p>953.5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744801521">
            <text:p>10744801521</text:p>
          </table:table-cell>
          <table:table-cell/>
        </table:table-row>
        <table:table-row table:style-name="ro2">
          <table:table-cell office:value-type="string">
            <text:p>2010-05-25</text:p>
          </table:table-cell>
          <table:table-cell office:value-type="float" office:value="938.9">
            <text:p>938.9</text:p>
          </table:table-cell>
          <table:table-cell office:value-type="float" office:value="923.13">
            <text:p>923.13</text:p>
          </table:table-cell>
          <table:table-cell office:value-type="float" office:value="931.48">
            <text:p>931.4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7402698886">
            <text:p>17402698886</text:p>
          </table:table-cell>
          <table:table-cell/>
        </table:table-row>
        <table:table-row table:style-name="ro2">
          <table:table-cell office:value-type="string">
            <text:p>2010-05-26</text:p>
          </table:table-cell>
          <table:table-cell office:value-type="float" office:value="961.35">
            <text:p>961.35</text:p>
          </table:table-cell>
          <table:table-cell office:value-type="float" office:value="942.82">
            <text:p>942.82</text:p>
          </table:table-cell>
          <table:table-cell office:value-type="float" office:value="957.05">
            <text:p>957.0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7925099337">
            <text:p>17925099337</text:p>
          </table:table-cell>
          <table:table-cell/>
        </table:table-row>
        <table:table-row table:style-name="ro2">
          <table:table-cell office:value-type="string">
            <text:p>2010-05-27</text:p>
          </table:table-cell>
          <table:table-cell office:value-type="float" office:value="979.06">
            <text:p>979.06</text:p>
          </table:table-cell>
          <table:table-cell office:value-type="float" office:value="959.18">
            <text:p>959.18</text:p>
          </table:table-cell>
          <table:table-cell office:value-type="float" office:value="978.55">
            <text:p>978.5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032122349">
            <text:p>12032122349</text:p>
          </table:table-cell>
          <table:table-cell/>
        </table:table-row>
        <table:table-row table:style-name="ro2">
          <table:table-cell office:value-type="string">
            <text:p>2010-05-28</text:p>
          </table:table-cell>
          <table:table-cell office:value-type="float" office:value="988.92">
            <text:p>988.92</text:p>
          </table:table-cell>
          <table:table-cell office:value-type="float" office:value="975.39">
            <text:p>975.39</text:p>
          </table:table-cell>
          <table:table-cell office:value-type="float" office:value="979.12">
            <text:p>979.1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210981042">
            <text:p>10210981042</text:p>
          </table:table-cell>
          <table:table-cell/>
        </table:table-row>
        <table:table-row table:style-name="ro2">
          <table:table-cell office:value-type="string">
            <text:p>2010-05-31</text:p>
          </table:table-cell>
          <table:table-cell office:value-type="float" office:value="985.32">
            <text:p>985.32</text:p>
          </table:table-cell>
          <table:table-cell office:value-type="float" office:value="977.82">
            <text:p>977.82</text:p>
          </table:table-cell>
          <table:table-cell office:value-type="float" office:value="980.63">
            <text:p>980.6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4437607716">
            <text:p>4437607716</text:p>
          </table:table-cell>
          <table:table-cell/>
        </table:table-row>
        <table:table-row table:style-name="ro2">
          <table:table-cell office:value-type="string">
            <text:p>2010-06-01</text:p>
          </table:table-cell>
          <table:table-cell office:value-type="float" office:value="985.63">
            <text:p>985.63</text:p>
          </table:table-cell>
          <table:table-cell office:value-type="float" office:value="961.16">
            <text:p>961.16</text:p>
          </table:table-cell>
          <table:table-cell office:value-type="float" office:value="981.25">
            <text:p>981.2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081153389">
            <text:p>9081153389</text:p>
          </table:table-cell>
          <table:table-cell/>
        </table:table-row>
        <table:table-row table:style-name="ro2">
          <table:table-cell office:value-type="string">
            <text:p>2010-06-02</text:p>
          </table:table-cell>
          <table:table-cell office:value-type="float" office:value="991.22">
            <text:p>991.22</text:p>
          </table:table-cell>
          <table:table-cell office:value-type="float" office:value="970.06">
            <text:p>970.06</text:p>
          </table:table-cell>
          <table:table-cell office:value-type="float" office:value="989.77">
            <text:p>989.7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877643176">
            <text:p>9877643176</text:p>
          </table:table-cell>
          <table:table-cell/>
        </table:table-row>
        <table:table-row table:style-name="ro2">
          <table:table-cell office:value-type="string">
            <text:p>2010-06-03</text:p>
          </table:table-cell>
          <table:table-cell office:value-type="float" office:value="1013.02">
            <text:p>1013.02</text:p>
          </table:table-cell>
          <table:table-cell office:value-type="float" office:value="1000.93">
            <text:p>1000.93</text:p>
          </table:table-cell>
          <table:table-cell office:value-type="float" office:value="1005.93">
            <text:p>1005.9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773693024">
            <text:p>10773693024</text:p>
          </table:table-cell>
          <table:table-cell/>
        </table:table-row>
        <table:table-row table:style-name="ro2">
          <table:table-cell office:value-type="string">
            <text:p>2010-06-04</text:p>
          </table:table-cell>
          <table:table-cell office:value-type="float" office:value="1014.94">
            <text:p>1014.94</text:p>
          </table:table-cell>
          <table:table-cell office:value-type="float" office:value="985.88">
            <text:p>985.88</text:p>
          </table:table-cell>
          <table:table-cell office:value-type="float" office:value="988.46">
            <text:p>988.4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989292657">
            <text:p>11989292657</text:p>
          </table:table-cell>
          <table:table-cell/>
        </table:table-row>
        <table:table-row table:style-name="ro2">
          <table:table-cell office:value-type="string">
            <text:p>2010-06-07</text:p>
          </table:table-cell>
          <table:table-cell office:value-type="float" office:value="990.29">
            <text:p>990.29</text:p>
          </table:table-cell>
          <table:table-cell office:value-type="float" office:value="970.44">
            <text:p>970.44</text:p>
          </table:table-cell>
          <table:table-cell office:value-type="float" office:value="977.63">
            <text:p>977.6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195565851">
            <text:p>10195565851</text:p>
          </table:table-cell>
          <table:table-cell/>
        </table:table-row>
        <table:table-row table:style-name="ro2">
          <table:table-cell office:value-type="string">
            <text:p>2010-06-08</text:p>
          </table:table-cell>
          <table:table-cell office:value-type="float" office:value="984.26">
            <text:p>984.26</text:p>
          </table:table-cell>
          <table:table-cell office:value-type="float" office:value="963.55">
            <text:p>963.55</text:p>
          </table:table-cell>
          <table:table-cell office:value-type="float" office:value="972">
            <text:p>97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883360527">
            <text:p>10883360527</text:p>
          </table:table-cell>
          <table:table-cell/>
        </table:table-row>
        <table:table-row table:style-name="ro2">
          <table:table-cell office:value-type="string">
            <text:p>2010-06-09</text:p>
          </table:table-cell>
          <table:table-cell office:value-type="float" office:value="996.99">
            <text:p>996.99</text:p>
          </table:table-cell>
          <table:table-cell office:value-type="float" office:value="972.22">
            <text:p>972.22</text:p>
          </table:table-cell>
          <table:table-cell office:value-type="float" office:value="996.84">
            <text:p>996.8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282516957">
            <text:p>10282516957</text:p>
          </table:table-cell>
          <table:table-cell/>
        </table:table-row>
        <table:table-row table:style-name="ro2">
          <table:table-cell office:value-type="string">
            <text:p>2010-06-10</text:p>
          </table:table-cell>
          <table:table-cell office:value-type="float" office:value="1018.58">
            <text:p>1018.58</text:p>
          </table:table-cell>
          <table:table-cell office:value-type="float" office:value="989.06">
            <text:p>989.06</text:p>
          </table:table-cell>
          <table:table-cell office:value-type="float" office:value="1017.74">
            <text:p>1017.7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408452712">
            <text:p>12408452712</text:p>
          </table:table-cell>
          <table:table-cell/>
        </table:table-row>
        <table:table-row table:style-name="ro2">
          <table:table-cell office:value-type="string">
            <text:p>2010-06-11</text:p>
          </table:table-cell>
          <table:table-cell office:value-type="float" office:value="1022.39">
            <text:p>1022.39</text:p>
          </table:table-cell>
          <table:table-cell office:value-type="float" office:value="1006.26">
            <text:p>1006.26</text:p>
          </table:table-cell>
          <table:table-cell office:value-type="float" office:value="1016.29">
            <text:p>1016.2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918095519">
            <text:p>11918095519</text:p>
          </table:table-cell>
          <table:table-cell/>
        </table:table-row>
        <table:table-row table:style-name="ro2">
          <table:table-cell office:value-type="string">
            <text:p>2010-06-14</text:p>
          </table:table-cell>
          <table:table-cell office:value-type="float" office:value="1033.01">
            <text:p>1033.01</text:p>
          </table:table-cell>
          <table:table-cell office:value-type="float" office:value="1022.93">
            <text:p>1022.93</text:p>
          </table:table-cell>
          <table:table-cell office:value-type="float" office:value="1032.6">
            <text:p>1032.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676702220">
            <text:p>8676702220</text:p>
          </table:table-cell>
          <table:table-cell/>
        </table:table-row>
        <table:table-row table:style-name="ro2">
          <table:table-cell office:value-type="string">
            <text:p>2010-06-15</text:p>
          </table:table-cell>
          <table:table-cell office:value-type="float" office:value="1045.81">
            <text:p>1045.81</text:p>
          </table:table-cell>
          <table:table-cell office:value-type="float" office:value="1026.14">
            <text:p>1026.14</text:p>
          </table:table-cell>
          <table:table-cell office:value-type="float" office:value="1045.29">
            <text:p>1045.2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552403289">
            <text:p>10552403289</text:p>
          </table:table-cell>
          <table:table-cell/>
        </table:table-row>
        <table:table-row table:style-name="ro2">
          <table:table-cell office:value-type="string">
            <text:p>2010-06-16</text:p>
          </table:table-cell>
          <table:table-cell office:value-type="float" office:value="1051.33">
            <text:p>1051.33</text:p>
          </table:table-cell>
          <table:table-cell office:value-type="float" office:value="1032.62">
            <text:p>1032.62</text:p>
          </table:table-cell>
          <table:table-cell office:value-type="float" office:value="1045.73">
            <text:p>1045.7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440772596">
            <text:p>11440772596</text:p>
          </table:table-cell>
          <table:table-cell/>
        </table:table-row>
        <table:table-row table:style-name="ro2">
          <table:table-cell office:value-type="string">
            <text:p>2010-06-17</text:p>
          </table:table-cell>
          <table:table-cell office:value-type="float" office:value="1053.1">
            <text:p>1053.1</text:p>
          </table:table-cell>
          <table:table-cell office:value-type="float" office:value="1038.61">
            <text:p>1038.61</text:p>
          </table:table-cell>
          <table:table-cell office:value-type="float" office:value="1046.51">
            <text:p>1046.5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200806315">
            <text:p>11200806315</text:p>
          </table:table-cell>
          <table:table-cell/>
        </table:table-row>
        <table:table-row table:style-name="ro2">
          <table:table-cell office:value-type="string">
            <text:p>2010-06-18</text:p>
          </table:table-cell>
          <table:table-cell office:value-type="float" office:value="1056.65">
            <text:p>1056.65</text:p>
          </table:table-cell>
          <table:table-cell office:value-type="float" office:value="1047.47">
            <text:p>1047.47</text:p>
          </table:table-cell>
          <table:table-cell office:value-type="float" office:value="1054.58">
            <text:p>1054.5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952434604">
            <text:p>11952434604</text:p>
          </table:table-cell>
          <table:table-cell/>
        </table:table-row>
        <table:table-row table:style-name="ro2">
          <table:table-cell office:value-type="string">
            <text:p>2010-06-21</text:p>
          </table:table-cell>
          <table:table-cell office:value-type="float" office:value="1069.72">
            <text:p>1069.72</text:p>
          </table:table-cell>
          <table:table-cell office:value-type="float" office:value="1055.59">
            <text:p>1055.59</text:p>
          </table:table-cell>
          <table:table-cell office:value-type="float" office:value="1060.51">
            <text:p>1060.5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821468080">
            <text:p>10821468080</text:p>
          </table:table-cell>
          <table:table-cell/>
        </table:table-row>
        <table:table-row table:style-name="ro2">
          <table:table-cell office:value-type="string">
            <text:p>2010-06-22</text:p>
          </table:table-cell>
          <table:table-cell office:value-type="float" office:value="1065.93">
            <text:p>1065.93</text:p>
          </table:table-cell>
          <table:table-cell office:value-type="float" office:value="1049.4">
            <text:p>1049.4</text:p>
          </table:table-cell>
          <table:table-cell office:value-type="float" office:value="1059.38">
            <text:p>1059.3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114972726">
            <text:p>10114972726</text:p>
          </table:table-cell>
          <table:table-cell/>
        </table:table-row>
        <table:table-row table:style-name="ro2">
          <table:table-cell office:value-type="string">
            <text:p>2010-06-23</text:p>
          </table:table-cell>
          <table:table-cell office:value-type="float" office:value="1064.51">
            <text:p>1064.51</text:p>
          </table:table-cell>
          <table:table-cell office:value-type="float" office:value="1044.68">
            <text:p>1044.68</text:p>
          </table:table-cell>
          <table:table-cell office:value-type="float" office:value="1047.67">
            <text:p>1047.6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536627887">
            <text:p>9536627887</text:p>
          </table:table-cell>
          <table:table-cell/>
        </table:table-row>
        <table:table-row table:style-name="ro2">
          <table:table-cell office:value-type="string">
            <text:p>2010-06-24</text:p>
          </table:table-cell>
          <table:table-cell office:value-type="float" office:value="1053.49">
            <text:p>1053.49</text:p>
          </table:table-cell>
          <table:table-cell office:value-type="float" office:value="1019.87">
            <text:p>1019.87</text:p>
          </table:table-cell>
          <table:table-cell office:value-type="float" office:value="1021.43">
            <text:p>1021.4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636658851">
            <text:p>10636658851</text:p>
          </table:table-cell>
          <table:table-cell/>
        </table:table-row>
        <table:table-row table:style-name="ro2">
          <table:table-cell office:value-type="string">
            <text:p>2010-06-28</text:p>
          </table:table-cell>
          <table:table-cell office:value-type="float" office:value="1028.41">
            <text:p>1028.41</text:p>
          </table:table-cell>
          <table:table-cell office:value-type="float" office:value="1012.28">
            <text:p>1012.28</text:p>
          </table:table-cell>
          <table:table-cell office:value-type="float" office:value="1025.89">
            <text:p>1025.8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942922008">
            <text:p>10942922008</text:p>
          </table:table-cell>
          <table:table-cell/>
        </table:table-row>
        <table:table-row table:style-name="ro2">
          <table:table-cell office:value-type="string">
            <text:p>2010-06-29</text:p>
          </table:table-cell>
          <table:table-cell office:value-type="float" office:value="1016.74">
            <text:p>1016.74</text:p>
          </table:table-cell>
          <table:table-cell office:value-type="float" office:value="989.8">
            <text:p>989.8</text:p>
          </table:table-cell>
          <table:table-cell office:value-type="float" office:value="993.92">
            <text:p>993.9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096388189">
            <text:p>11096388189</text:p>
          </table:table-cell>
          <table:table-cell/>
        </table:table-row>
        <table:table-row table:style-name="ro2">
          <table:table-cell office:value-type="string">
            <text:p>2010-06-30</text:p>
          </table:table-cell>
          <table:table-cell office:value-type="float" office:value="1009.33">
            <text:p>1009.33</text:p>
          </table:table-cell>
          <table:table-cell office:value-type="float" office:value="991.11">
            <text:p>991.11</text:p>
          </table:table-cell>
          <table:table-cell office:value-type="float" office:value="1005.93">
            <text:p>1005.9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5837223773">
            <text:p>15837223773</text:p>
          </table:table-cell>
          <table:table-cell/>
        </table:table-row>
        <table:table-row table:style-name="ro2">
          <table:table-cell office:value-type="string">
            <text:p>2010-07-01</text:p>
          </table:table-cell>
          <table:table-cell office:value-type="float" office:value="1005.48">
            <text:p>1005.48</text:p>
          </table:table-cell>
          <table:table-cell office:value-type="float" office:value="975.49">
            <text:p>975.49</text:p>
          </table:table-cell>
          <table:table-cell office:value-type="float" office:value="981.54">
            <text:p>981.5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154499232">
            <text:p>12154499232</text:p>
          </table:table-cell>
          <table:table-cell/>
        </table:table-row>
        <table:table-row table:style-name="ro2">
          <table:table-cell office:value-type="string">
            <text:p>2010-07-02</text:p>
          </table:table-cell>
          <table:table-cell office:value-type="float" office:value="995.59">
            <text:p>995.59</text:p>
          </table:table-cell>
          <table:table-cell office:value-type="float" office:value="980.98">
            <text:p>980.98</text:p>
          </table:table-cell>
          <table:table-cell office:value-type="float" office:value="983.3">
            <text:p>983.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122673128">
            <text:p>9122673128</text:p>
          </table:table-cell>
          <table:table-cell/>
        </table:table-row>
        <table:table-row table:style-name="ro2">
          <table:table-cell office:value-type="string">
            <text:p>2010-07-05</text:p>
          </table:table-cell>
          <table:table-cell office:value-type="float" office:value="991.4">
            <text:p>991.4</text:p>
          </table:table-cell>
          <table:table-cell office:value-type="float" office:value="979.11">
            <text:p>979.11</text:p>
          </table:table-cell>
          <table:table-cell office:value-type="float" office:value="980.94">
            <text:p>980.9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5406428094">
            <text:p>5406428094</text:p>
          </table:table-cell>
          <table:table-cell/>
        </table:table-row>
        <table:table-row table:style-name="ro2">
          <table:table-cell office:value-type="string">
            <text:p>2010-07-06</text:p>
          </table:table-cell>
          <table:table-cell office:value-type="float" office:value="1011.92">
            <text:p>1011.92</text:p>
          </table:table-cell>
          <table:table-cell office:value-type="float" office:value="984.9">
            <text:p>984.9</text:p>
          </table:table-cell>
          <table:table-cell office:value-type="float" office:value="1009.41">
            <text:p>1009.4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149314525">
            <text:p>9149314525</text:p>
          </table:table-cell>
          <table:table-cell/>
        </table:table-row>
        <table:table-row table:style-name="ro2">
          <table:table-cell office:value-type="string">
            <text:p>2010-07-07</text:p>
          </table:table-cell>
          <table:table-cell office:value-type="float" office:value="1022.65">
            <text:p>1022.65</text:p>
          </table:table-cell>
          <table:table-cell office:value-type="float" office:value="992.24">
            <text:p>992.24</text:p>
          </table:table-cell>
          <table:table-cell office:value-type="float" office:value="1020.43">
            <text:p>1020.4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142682835">
            <text:p>8142682835</text:p>
          </table:table-cell>
          <table:table-cell/>
        </table:table-row>
        <table:table-row table:style-name="ro2">
          <table:table-cell office:value-type="string">
            <text:p>2010-07-08</text:p>
          </table:table-cell>
          <table:table-cell office:value-type="float" office:value="1029.28">
            <text:p>1029.28</text:p>
          </table:table-cell>
          <table:table-cell office:value-type="float" office:value="1007.07">
            <text:p>1007.07</text:p>
          </table:table-cell>
          <table:table-cell office:value-type="float" office:value="1013.16">
            <text:p>1013.1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699248077">
            <text:p>9699248077</text:p>
          </table:table-cell>
          <table:table-cell/>
        </table:table-row>
        <table:table-row table:style-name="ro2">
          <table:table-cell office:value-type="string">
            <text:p>2010-07-09</text:p>
          </table:table-cell>
          <table:table-cell office:value-type="float" office:value="1029.35">
            <text:p>1029.35</text:p>
          </table:table-cell>
          <table:table-cell office:value-type="float" office:value="1016.26">
            <text:p>1016.26</text:p>
          </table:table-cell>
          <table:table-cell office:value-type="float" office:value="1028.12">
            <text:p>1028.1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106056487">
            <text:p>7106056487</text:p>
          </table:table-cell>
          <table:table-cell/>
        </table:table-row>
        <table:table-row table:style-name="ro2">
          <table:table-cell office:value-type="string">
            <text:p>2010-07-12</text:p>
          </table:table-cell>
          <table:table-cell office:value-type="float" office:value="1034.31">
            <text:p>1034.31</text:p>
          </table:table-cell>
          <table:table-cell office:value-type="float" office:value="1020.28">
            <text:p>1020.28</text:p>
          </table:table-cell>
          <table:table-cell office:value-type="float" office:value="1030.18">
            <text:p>1030.1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5560224055">
            <text:p>5560224055</text:p>
          </table:table-cell>
          <table:table-cell/>
        </table:table-row>
        <table:table-row table:style-name="ro2">
          <table:table-cell office:value-type="string">
            <text:p>2010-07-13</text:p>
          </table:table-cell>
          <table:table-cell office:value-type="float" office:value="1061.1">
            <text:p>1061.1</text:p>
          </table:table-cell>
          <table:table-cell office:value-type="float" office:value="1028.98">
            <text:p>1028.98</text:p>
          </table:table-cell>
          <table:table-cell office:value-type="float" office:value="1061.1">
            <text:p>1061.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616565090">
            <text:p>10616565090</text:p>
          </table:table-cell>
          <table:table-cell/>
        </table:table-row>
        <table:table-row table:style-name="ro2">
          <table:table-cell office:value-type="string">
            <text:p>2010-07-14</text:p>
          </table:table-cell>
          <table:table-cell office:value-type="float" office:value="1067.5">
            <text:p>1067.5</text:p>
          </table:table-cell>
          <table:table-cell office:value-type="float" office:value="1055.16">
            <text:p>1055.16</text:p>
          </table:table-cell>
          <table:table-cell office:value-type="float" office:value="1063.74">
            <text:p>1063.7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175823106">
            <text:p>8175823106</text:p>
          </table:table-cell>
          <table:table-cell/>
        </table:table-row>
        <table:table-row table:style-name="ro2">
          <table:table-cell office:value-type="string">
            <text:p>2010-07-15</text:p>
          </table:table-cell>
          <table:table-cell office:value-type="float" office:value="1067.55">
            <text:p>1067.55</text:p>
          </table:table-cell>
          <table:table-cell office:value-type="float" office:value="1048.87">
            <text:p>1048.87</text:p>
          </table:table-cell>
          <table:table-cell office:value-type="float" office:value="1055.52">
            <text:p>1055.5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399270076">
            <text:p>11399270076</text:p>
          </table:table-cell>
          <table:table-cell/>
        </table:table-row>
        <table:table-row table:style-name="ro2">
          <table:table-cell office:value-type="string">
            <text:p>2010-07-16</text:p>
          </table:table-cell>
          <table:table-cell office:value-type="float" office:value="1062.31">
            <text:p>1062.31</text:p>
          </table:table-cell>
          <table:table-cell office:value-type="float" office:value="1032.97">
            <text:p>1032.97</text:p>
          </table:table-cell>
          <table:table-cell office:value-type="float" office:value="1034.69">
            <text:p>1034.6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256661213">
            <text:p>12256661213</text:p>
          </table:table-cell>
          <table:table-cell/>
        </table:table-row>
        <table:table-row table:style-name="ro2">
          <table:table-cell office:value-type="string">
            <text:p>2010-07-19</text:p>
          </table:table-cell>
          <table:table-cell office:value-type="float" office:value="1044.92">
            <text:p>1044.92</text:p>
          </table:table-cell>
          <table:table-cell office:value-type="float" office:value="1024.66">
            <text:p>1024.66</text:p>
          </table:table-cell>
          <table:table-cell office:value-type="float" office:value="1032.73">
            <text:p>1032.7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678502259">
            <text:p>9678502259</text:p>
          </table:table-cell>
          <table:table-cell/>
        </table:table-row>
        <table:table-row table:style-name="ro2">
          <table:table-cell office:value-type="string">
            <text:p>2010-07-20</text:p>
          </table:table-cell>
          <table:table-cell office:value-type="float" office:value="1040.23">
            <text:p>1040.23</text:p>
          </table:table-cell>
          <table:table-cell office:value-type="float" office:value="1016.54">
            <text:p>1016.54</text:p>
          </table:table-cell>
          <table:table-cell office:value-type="float" office:value="1027.36">
            <text:p>1027.3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213857039">
            <text:p>11213857039</text:p>
          </table:table-cell>
          <table:table-cell/>
        </table:table-row>
        <table:table-row table:style-name="ro2">
          <table:table-cell office:value-type="string">
            <text:p>2010-07-21</text:p>
          </table:table-cell>
          <table:table-cell office:value-type="float" office:value="1053.45">
            <text:p>1053.45</text:p>
          </table:table-cell>
          <table:table-cell office:value-type="float" office:value="1034.51">
            <text:p>1034.51</text:p>
          </table:table-cell>
          <table:table-cell office:value-type="float" office:value="1040.84">
            <text:p>1040.8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690241681">
            <text:p>11690241681</text:p>
          </table:table-cell>
          <table:table-cell/>
        </table:table-row>
        <table:table-row table:style-name="ro2">
          <table:table-cell office:value-type="string">
            <text:p>2010-07-22</text:p>
          </table:table-cell>
          <table:table-cell office:value-type="float" office:value="1067.08">
            <text:p>1067.08</text:p>
          </table:table-cell>
          <table:table-cell office:value-type="float" office:value="1035.95">
            <text:p>1035.95</text:p>
          </table:table-cell>
          <table:table-cell office:value-type="float" office:value="1065.37">
            <text:p>1065.3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032591931">
            <text:p>12032591931</text:p>
          </table:table-cell>
          <table:table-cell/>
        </table:table-row>
        <table:table-row table:style-name="ro2">
          <table:table-cell office:value-type="string">
            <text:p>2010-07-23</text:p>
          </table:table-cell>
          <table:table-cell office:value-type="float" office:value="1067.29">
            <text:p>1067.29</text:p>
          </table:table-cell>
          <table:table-cell office:value-type="float" office:value="1050.11">
            <text:p>1050.11</text:p>
          </table:table-cell>
          <table:table-cell office:value-type="float" office:value="1057.77">
            <text:p>1057.7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683186604">
            <text:p>11683186604</text:p>
          </table:table-cell>
          <table:table-cell/>
        </table:table-row>
        <table:table-row table:style-name="ro2">
          <table:table-cell office:value-type="string">
            <text:p>2010-07-26</text:p>
          </table:table-cell>
          <table:table-cell office:value-type="float" office:value="1066.85">
            <text:p>1066.85</text:p>
          </table:table-cell>
          <table:table-cell office:value-type="float" office:value="1050.85">
            <text:p>1050.85</text:p>
          </table:table-cell>
          <table:table-cell office:value-type="float" office:value="1059.44">
            <text:p>1059.4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884948154">
            <text:p>7884948154</text:p>
          </table:table-cell>
          <table:table-cell/>
        </table:table-row>
        <table:table-row table:style-name="ro2">
          <table:table-cell office:value-type="string">
            <text:p>2010-07-27</text:p>
          </table:table-cell>
          <table:table-cell office:value-type="float" office:value="1068.7">
            <text:p>1068.7</text:p>
          </table:table-cell>
          <table:table-cell office:value-type="float" office:value="1056.6">
            <text:p>1056.6</text:p>
          </table:table-cell>
          <table:table-cell office:value-type="float" office:value="1059.29">
            <text:p>1059.2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773481306">
            <text:p>11773481306</text:p>
          </table:table-cell>
          <table:table-cell/>
        </table:table-row>
        <table:table-row table:style-name="ro2">
          <table:table-cell office:value-type="string">
            <text:p>2010-07-28</text:p>
          </table:table-cell>
          <table:table-cell office:value-type="float" office:value="1066.99">
            <text:p>1066.99</text:p>
          </table:table-cell>
          <table:table-cell office:value-type="float" office:value="1048.85">
            <text:p>1048.85</text:p>
          </table:table-cell>
          <table:table-cell office:value-type="float" office:value="1050.84">
            <text:p>1050.8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589893920">
            <text:p>10589893920</text:p>
          </table:table-cell>
          <table:table-cell/>
        </table:table-row>
        <table:table-row table:style-name="ro2">
          <table:table-cell office:value-type="string">
            <text:p>2010-07-29</text:p>
          </table:table-cell>
          <table:table-cell office:value-type="float" office:value="1060.17">
            <text:p>1060.17</text:p>
          </table:table-cell>
          <table:table-cell office:value-type="float" office:value="1047.38">
            <text:p>1047.38</text:p>
          </table:table-cell>
          <table:table-cell office:value-type="float" office:value="1049.02">
            <text:p>1049.0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336070562">
            <text:p>10336070562</text:p>
          </table:table-cell>
          <table:table-cell/>
        </table:table-row>
        <table:table-row table:style-name="ro2">
          <table:table-cell office:value-type="string">
            <text:p>2010-07-30</text:p>
          </table:table-cell>
          <table:table-cell office:value-type="float" office:value="1055.28">
            <text:p>1055.28</text:p>
          </table:table-cell>
          <table:table-cell office:value-type="float" office:value="1037.72">
            <text:p>1037.72</text:p>
          </table:table-cell>
          <table:table-cell office:value-type="float" office:value="1047.26">
            <text:p>1047.2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500525617">
            <text:p>9500525617</text:p>
          </table:table-cell>
          <table:table-cell/>
        </table:table-row>
        <table:table-row table:style-name="ro2">
          <table:table-cell office:value-type="string">
            <text:p>2010-08-02</text:p>
          </table:table-cell>
          <table:table-cell office:value-type="float" office:value="1076.02">
            <text:p>1076.02</text:p>
          </table:table-cell>
          <table:table-cell office:value-type="float" office:value="1051.59">
            <text:p>1051.59</text:p>
          </table:table-cell>
          <table:table-cell office:value-type="float" office:value="1074.61">
            <text:p>1074.6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866237226">
            <text:p>9866237226</text:p>
          </table:table-cell>
          <table:table-cell/>
        </table:table-row>
        <table:table-row table:style-name="ro2">
          <table:table-cell office:value-type="string">
            <text:p>2010-08-03</text:p>
          </table:table-cell>
          <table:table-cell office:value-type="float" office:value="1074.69">
            <text:p>1074.69</text:p>
          </table:table-cell>
          <table:table-cell office:value-type="float" office:value="1067.73">
            <text:p>1067.73</text:p>
          </table:table-cell>
          <table:table-cell office:value-type="float" office:value="1073.17">
            <text:p>1073.1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171025811">
            <text:p>7171025811</text:p>
          </table:table-cell>
          <table:table-cell/>
        </table:table-row>
        <table:table-row table:style-name="ro2">
          <table:table-cell office:value-type="string">
            <text:p>2010-08-04</text:p>
          </table:table-cell>
          <table:table-cell office:value-type="float" office:value="1075.45">
            <text:p>1075.45</text:p>
          </table:table-cell>
          <table:table-cell office:value-type="float" office:value="1063.61">
            <text:p>1063.61</text:p>
          </table:table-cell>
          <table:table-cell office:value-type="float" office:value="1071.28">
            <text:p>1071.2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910821747">
            <text:p>7910821747</text:p>
          </table:table-cell>
          <table:table-cell/>
        </table:table-row>
        <table:table-row table:style-name="ro2">
          <table:table-cell office:value-type="string">
            <text:p>2010-08-05</text:p>
          </table:table-cell>
          <table:table-cell office:value-type="float" office:value="1083.9">
            <text:p>1083.9</text:p>
          </table:table-cell>
          <table:table-cell office:value-type="float" office:value="1069.14">
            <text:p>1069.14</text:p>
          </table:table-cell>
          <table:table-cell office:value-type="float" office:value="1074.4">
            <text:p>1074.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063360606">
            <text:p>8063360606</text:p>
          </table:table-cell>
          <table:table-cell/>
        </table:table-row>
        <table:table-row table:style-name="ro2">
          <table:table-cell office:value-type="string">
            <text:p>2010-08-06</text:p>
          </table:table-cell>
          <table:table-cell office:value-type="float" office:value="1082.51">
            <text:p>1082.51</text:p>
          </table:table-cell>
          <table:table-cell office:value-type="float" office:value="1062.22">
            <text:p>1062.22</text:p>
          </table:table-cell>
          <table:table-cell office:value-type="float" office:value="1065.22">
            <text:p>1065.2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240885582">
            <text:p>9240885582</text:p>
          </table:table-cell>
          <table:table-cell/>
        </table:table-row>
        <table:table-row table:style-name="ro2">
          <table:table-cell office:value-type="string">
            <text:p>2010-08-09</text:p>
          </table:table-cell>
          <table:table-cell office:value-type="float" office:value="1077.78">
            <text:p>1077.78</text:p>
          </table:table-cell>
          <table:table-cell office:value-type="float" office:value="1066.87">
            <text:p>1066.87</text:p>
          </table:table-cell>
          <table:table-cell office:value-type="float" office:value="1073.53">
            <text:p>1073.5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5963272877">
            <text:p>5963272877</text:p>
          </table:table-cell>
          <table:table-cell/>
        </table:table-row>
        <table:table-row table:style-name="ro2">
          <table:table-cell office:value-type="string">
            <text:p>2010-08-10</text:p>
          </table:table-cell>
          <table:table-cell office:value-type="float" office:value="1071.66">
            <text:p>1071.66</text:p>
          </table:table-cell>
          <table:table-cell office:value-type="float" office:value="1059.78">
            <text:p>1059.78</text:p>
          </table:table-cell>
          <table:table-cell office:value-type="float" office:value="1063.32">
            <text:p>1063.3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062487225">
            <text:p>7062487225</text:p>
          </table:table-cell>
          <table:table-cell/>
        </table:table-row>
        <table:table-row table:style-name="ro2">
          <table:table-cell office:value-type="string">
            <text:p>2010-08-11</text:p>
          </table:table-cell>
          <table:table-cell office:value-type="float" office:value="1060.34">
            <text:p>1060.34</text:p>
          </table:table-cell>
          <table:table-cell office:value-type="float" office:value="1034.64">
            <text:p>1034.64</text:p>
          </table:table-cell>
          <table:table-cell office:value-type="float" office:value="1036.28">
            <text:p>1036.2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399006976">
            <text:p>9399006976</text:p>
          </table:table-cell>
          <table:table-cell/>
        </table:table-row>
        <table:table-row table:style-name="ro2">
          <table:table-cell office:value-type="string">
            <text:p>2010-08-12</text:p>
          </table:table-cell>
          <table:table-cell office:value-type="float" office:value="1042.84">
            <text:p>1042.84</text:p>
          </table:table-cell>
          <table:table-cell office:value-type="float" office:value="1022.48">
            <text:p>1022.48</text:p>
          </table:table-cell>
          <table:table-cell office:value-type="float" office:value="1031.23">
            <text:p>1031.2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812829320">
            <text:p>10812829320</text:p>
          </table:table-cell>
          <table:table-cell/>
        </table:table-row>
        <table:table-row table:style-name="ro2">
          <table:table-cell office:value-type="string">
            <text:p>2010-08-13</text:p>
          </table:table-cell>
          <table:table-cell office:value-type="float" office:value="1040.68">
            <text:p>1040.68</text:p>
          </table:table-cell>
          <table:table-cell office:value-type="float" office:value="1021.94">
            <text:p>1021.94</text:p>
          </table:table-cell>
          <table:table-cell office:value-type="float" office:value="1036.45">
            <text:p>1036.4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944772907">
            <text:p>8944772907</text:p>
          </table:table-cell>
          <table:table-cell/>
        </table:table-row>
        <table:table-row table:style-name="ro2">
          <table:table-cell office:value-type="string">
            <text:p>2010-08-16</text:p>
          </table:table-cell>
          <table:table-cell office:value-type="float" office:value="1046.69">
            <text:p>1046.69</text:p>
          </table:table-cell>
          <table:table-cell office:value-type="float" office:value="1033.25">
            <text:p>1033.25</text:p>
          </table:table-cell>
          <table:table-cell office:value-type="float" office:value="1046.09">
            <text:p>1046.0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255006428">
            <text:p>9255006428</text:p>
          </table:table-cell>
          <table:table-cell/>
        </table:table-row>
        <table:table-row table:style-name="ro2">
          <table:table-cell office:value-type="string">
            <text:p>2010-08-17</text:p>
          </table:table-cell>
          <table:table-cell office:value-type="float" office:value="1057.46">
            <text:p>1057.46</text:p>
          </table:table-cell>
          <table:table-cell office:value-type="float" office:value="1045.7">
            <text:p>1045.7</text:p>
          </table:table-cell>
          <table:table-cell office:value-type="float" office:value="1057.14">
            <text:p>1057.1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264701357">
            <text:p>8264701357</text:p>
          </table:table-cell>
          <table:table-cell/>
        </table:table-row>
        <table:table-row table:style-name="ro2">
          <table:table-cell office:value-type="string">
            <text:p>2010-08-18</text:p>
          </table:table-cell>
          <table:table-cell office:value-type="float" office:value="1060.28">
            <text:p>1060.28</text:p>
          </table:table-cell>
          <table:table-cell office:value-type="float" office:value="1050.84">
            <text:p>1050.84</text:p>
          </table:table-cell>
          <table:table-cell office:value-type="float" office:value="1057.2">
            <text:p>1057.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946101513">
            <text:p>7946101513</text:p>
          </table:table-cell>
          <table:table-cell/>
        </table:table-row>
        <table:table-row table:style-name="ro2">
          <table:table-cell office:value-type="string">
            <text:p>2010-08-19</text:p>
          </table:table-cell>
          <table:table-cell office:value-type="float" office:value="1061.63">
            <text:p>1061.63</text:p>
          </table:table-cell>
          <table:table-cell office:value-type="float" office:value="1039.9">
            <text:p>1039.9</text:p>
          </table:table-cell>
          <table:table-cell office:value-type="float" office:value="1040.42">
            <text:p>1040.4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116417012">
            <text:p>10116417012</text:p>
          </table:table-cell>
          <table:table-cell/>
        </table:table-row>
        <table:table-row table:style-name="ro2">
          <table:table-cell office:value-type="string">
            <text:p>2010-08-20</text:p>
          </table:table-cell>
          <table:table-cell office:value-type="float" office:value="1044.26">
            <text:p>1044.26</text:p>
          </table:table-cell>
          <table:table-cell office:value-type="float" office:value="1018.35">
            <text:p>1018.35</text:p>
          </table:table-cell>
          <table:table-cell office:value-type="float" office:value="1020.63">
            <text:p>1020.6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716927040">
            <text:p>9716927040</text:p>
          </table:table-cell>
          <table:table-cell/>
        </table:table-row>
        <table:table-row table:style-name="ro2">
          <table:table-cell office:value-type="string">
            <text:p>2010-08-23</text:p>
          </table:table-cell>
          <table:table-cell office:value-type="float" office:value="1029.93">
            <text:p>1029.93</text:p>
          </table:table-cell>
          <table:table-cell office:value-type="float" office:value="1014.26">
            <text:p>1014.26</text:p>
          </table:table-cell>
          <table:table-cell office:value-type="float" office:value="1021.78">
            <text:p>1021.7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225217741">
            <text:p>10225217741</text:p>
          </table:table-cell>
          <table:table-cell/>
        </table:table-row>
        <table:table-row table:style-name="ro2">
          <table:table-cell office:value-type="string">
            <text:p>2010-08-24</text:p>
          </table:table-cell>
          <table:table-cell office:value-type="float" office:value="1016.06">
            <text:p>1016.06</text:p>
          </table:table-cell>
          <table:table-cell office:value-type="float" office:value="994.63">
            <text:p>994.63</text:p>
          </table:table-cell>
          <table:table-cell office:value-type="float" office:value="1005.34">
            <text:p>1005.3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990387955">
            <text:p>10990387955</text:p>
          </table:table-cell>
          <table:table-cell/>
        </table:table-row>
        <table:table-row table:style-name="ro2">
          <table:table-cell office:value-type="string">
            <text:p>2010-08-25</text:p>
          </table:table-cell>
          <table:table-cell office:value-type="float" office:value="1011.84">
            <text:p>1011.84</text:p>
          </table:table-cell>
          <table:table-cell office:value-type="float" office:value="982.52">
            <text:p>982.52</text:p>
          </table:table-cell>
          <table:table-cell office:value-type="float" office:value="995.68">
            <text:p>995.6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340310078">
            <text:p>11340310078</text:p>
          </table:table-cell>
          <table:table-cell/>
        </table:table-row>
        <table:table-row table:style-name="ro2">
          <table:table-cell office:value-type="string">
            <text:p>2010-08-26</text:p>
          </table:table-cell>
          <table:table-cell office:value-type="float" office:value="1009.56">
            <text:p>1009.56</text:p>
          </table:table-cell>
          <table:table-cell office:value-type="float" office:value="1000.26">
            <text:p>1000.26</text:p>
          </table:table-cell>
          <table:table-cell office:value-type="float" office:value="1006.16">
            <text:p>1006.1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874023922">
            <text:p>8874023922</text:p>
          </table:table-cell>
          <table:table-cell/>
        </table:table-row>
        <table:table-row table:style-name="ro2">
          <table:table-cell office:value-type="string">
            <text:p>2010-08-27</text:p>
          </table:table-cell>
          <table:table-cell office:value-type="float" office:value="1018.97">
            <text:p>1018.97</text:p>
          </table:table-cell>
          <table:table-cell office:value-type="float" office:value="998.75">
            <text:p>998.75</text:p>
          </table:table-cell>
          <table:table-cell office:value-type="float" office:value="1018.89">
            <text:p>1018.8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492956441">
            <text:p>9492956441</text:p>
          </table:table-cell>
          <table:table-cell/>
        </table:table-row>
        <table:table-row table:style-name="ro2">
          <table:table-cell office:value-type="string">
            <text:p>2010-08-30</text:p>
          </table:table-cell>
          <table:table-cell office:value-type="float" office:value="1025.84">
            <text:p>1025.84</text:p>
          </table:table-cell>
          <table:table-cell office:value-type="float" office:value="1000.87">
            <text:p>1000.87</text:p>
          </table:table-cell>
          <table:table-cell office:value-type="float" office:value="1008.52">
            <text:p>1008.5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310208240">
            <text:p>7310208240</text:p>
          </table:table-cell>
          <table:table-cell/>
        </table:table-row>
        <table:table-row table:style-name="ro2">
          <table:table-cell office:value-type="string">
            <text:p>2010-08-31</text:p>
          </table:table-cell>
          <table:table-cell office:value-type="float" office:value="1011.7">
            <text:p>1011.7</text:p>
          </table:table-cell>
          <table:table-cell office:value-type="float" office:value="993.46">
            <text:p>993.46</text:p>
          </table:table-cell>
          <table:table-cell office:value-type="float" office:value="1011.7">
            <text:p>1011.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985171763">
            <text:p>10985171763</text:p>
          </table:table-cell>
          <table:table-cell/>
        </table:table-row>
        <table:table-row table:style-name="ro2">
          <table:table-cell office:value-type="string">
            <text:p>2010-09-01</text:p>
          </table:table-cell>
          <table:table-cell office:value-type="float" office:value="1050.65">
            <text:p>1050.65</text:p>
          </table:table-cell>
          <table:table-cell office:value-type="float" office:value="1009.74">
            <text:p>1009.74</text:p>
          </table:table-cell>
          <table:table-cell office:value-type="float" office:value="1049.26">
            <text:p>1049.2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414393576">
            <text:p>13414393576</text:p>
          </table:table-cell>
          <table:table-cell/>
        </table:table-row>
        <table:table-row table:style-name="ro2">
          <table:table-cell office:value-type="string">
            <text:p>2010-09-02</text:p>
          </table:table-cell>
          <table:table-cell office:value-type="float" office:value="1048.34">
            <text:p>1048.34</text:p>
          </table:table-cell>
          <table:table-cell office:value-type="float" office:value="1039.82">
            <text:p>1039.82</text:p>
          </table:table-cell>
          <table:table-cell office:value-type="float" office:value="1043.09">
            <text:p>1043.0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909648457">
            <text:p>8909648457</text:p>
          </table:table-cell>
          <table:table-cell/>
        </table:table-row>
        <table:table-row table:style-name="ro2">
          <table:table-cell office:value-type="string">
            <text:p>2010-09-03</text:p>
          </table:table-cell>
          <table:table-cell office:value-type="float" office:value="1057.71">
            <text:p>1057.71</text:p>
          </table:table-cell>
          <table:table-cell office:value-type="float" office:value="1041.69">
            <text:p>1041.69</text:p>
          </table:table-cell>
          <table:table-cell office:value-type="float" office:value="1047.99">
            <text:p>1047.9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049329741">
            <text:p>10049329741</text:p>
          </table:table-cell>
          <table:table-cell/>
        </table:table-row>
        <table:table-row table:style-name="ro2">
          <table:table-cell office:value-type="string">
            <text:p>2010-09-06</text:p>
          </table:table-cell>
          <table:table-cell office:value-type="float" office:value="1054.06">
            <text:p>1054.06</text:p>
          </table:table-cell>
          <table:table-cell office:value-type="float" office:value="1048.17">
            <text:p>1048.17</text:p>
          </table:table-cell>
          <table:table-cell office:value-type="float" office:value="1052.53">
            <text:p>1052.5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4988762148">
            <text:p>4988762148</text:p>
          </table:table-cell>
          <table:table-cell/>
        </table:table-row>
        <table:table-row table:style-name="ro2">
          <table:table-cell office:value-type="string">
            <text:p>2010-09-07</text:p>
          </table:table-cell>
          <table:table-cell office:value-type="float" office:value="1050.78">
            <text:p>1050.78</text:p>
          </table:table-cell>
          <table:table-cell office:value-type="float" office:value="1042.43">
            <text:p>1042.43</text:p>
          </table:table-cell>
          <table:table-cell office:value-type="float" office:value="1048.65">
            <text:p>1048.6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267494904">
            <text:p>10267494904</text:p>
          </table:table-cell>
          <table:table-cell/>
        </table:table-row>
        <table:table-row table:style-name="ro2">
          <table:table-cell office:value-type="string">
            <text:p>2010-09-08</text:p>
          </table:table-cell>
          <table:table-cell office:value-type="float" office:value="1060.15">
            <text:p>1060.15</text:p>
          </table:table-cell>
          <table:table-cell office:value-type="float" office:value="1040.07">
            <text:p>1040.07</text:p>
          </table:table-cell>
          <table:table-cell office:value-type="float" office:value="1059.6">
            <text:p>1059.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514122121">
            <text:p>9514122121</text:p>
          </table:table-cell>
          <table:table-cell/>
        </table:table-row>
        <table:table-row table:style-name="ro2">
          <table:table-cell office:value-type="string">
            <text:p>2010-09-09</text:p>
          </table:table-cell>
          <table:table-cell office:value-type="float" office:value="1068.35">
            <text:p>1068.35</text:p>
          </table:table-cell>
          <table:table-cell office:value-type="float" office:value="1054.55">
            <text:p>1054.55</text:p>
          </table:table-cell>
          <table:table-cell office:value-type="float" office:value="1067.04">
            <text:p>1067.0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823939715">
            <text:p>9823939715</text:p>
          </table:table-cell>
          <table:table-cell/>
        </table:table-row>
        <table:table-row table:style-name="ro2">
          <table:table-cell office:value-type="string">
            <text:p>2010-09-10</text:p>
          </table:table-cell>
          <table:table-cell office:value-type="float" office:value="1072.34">
            <text:p>1072.34</text:p>
          </table:table-cell>
          <table:table-cell office:value-type="float" office:value="1062.38">
            <text:p>1062.38</text:p>
          </table:table-cell>
          <table:table-cell office:value-type="float" office:value="1068.89">
            <text:p>1068.8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006581416">
            <text:p>9006581416</text:p>
          </table:table-cell>
          <table:table-cell/>
        </table:table-row>
        <table:table-row table:style-name="ro2">
          <table:table-cell office:value-type="string">
            <text:p>2010-09-13</text:p>
          </table:table-cell>
          <table:table-cell office:value-type="float" office:value="1081.87">
            <text:p>1081.87</text:p>
          </table:table-cell>
          <table:table-cell office:value-type="float" office:value="1071.18">
            <text:p>1071.18</text:p>
          </table:table-cell>
          <table:table-cell office:value-type="float" office:value="1080.72">
            <text:p>1080.7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787887362">
            <text:p>8787887362</text:p>
          </table:table-cell>
          <table:table-cell/>
        </table:table-row>
        <table:table-row table:style-name="ro2">
          <table:table-cell office:value-type="string">
            <text:p>2010-09-14</text:p>
          </table:table-cell>
          <table:table-cell office:value-type="float" office:value="1084.61">
            <text:p>1084.61</text:p>
          </table:table-cell>
          <table:table-cell office:value-type="float" office:value="1074.48">
            <text:p>1074.48</text:p>
          </table:table-cell>
          <table:table-cell office:value-type="float" office:value="1082.49">
            <text:p>1082.4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156166144">
            <text:p>10156166144</text:p>
          </table:table-cell>
          <table:table-cell/>
        </table:table-row>
        <table:table-row table:style-name="ro2">
          <table:table-cell office:value-type="string">
            <text:p>2010-09-15</text:p>
          </table:table-cell>
          <table:table-cell office:value-type="float" office:value="1086.99">
            <text:p>1086.99</text:p>
          </table:table-cell>
          <table:table-cell office:value-type="float" office:value="1074.32">
            <text:p>1074.32</text:p>
          </table:table-cell>
          <table:table-cell office:value-type="float" office:value="1080.22">
            <text:p>1080.2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684770547">
            <text:p>10684770547</text:p>
          </table:table-cell>
          <table:table-cell/>
        </table:table-row>
        <table:table-row table:style-name="ro2">
          <table:table-cell office:value-type="string">
            <text:p>2010-09-16</text:p>
          </table:table-cell>
          <table:table-cell office:value-type="float" office:value="1084.17">
            <text:p>1084.17</text:p>
          </table:table-cell>
          <table:table-cell office:value-type="float" office:value="1074.57">
            <text:p>1074.57</text:p>
          </table:table-cell>
          <table:table-cell office:value-type="float" office:value="1078.19">
            <text:p>1078.1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614428160">
            <text:p>10614428160</text:p>
          </table:table-cell>
          <table:table-cell/>
        </table:table-row>
        <table:table-row table:style-name="ro2">
          <table:table-cell office:value-type="string">
            <text:p>2010-09-17</text:p>
          </table:table-cell>
          <table:table-cell office:value-type="float" office:value="1089.68">
            <text:p>1089.68</text:p>
          </table:table-cell>
          <table:table-cell office:value-type="float" office:value="1076.87">
            <text:p>1076.87</text:p>
          </table:table-cell>
          <table:table-cell office:value-type="float" office:value="1081.98">
            <text:p>1081.9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7045912470">
            <text:p>17045912470</text:p>
          </table:table-cell>
          <table:table-cell/>
        </table:table-row>
        <table:table-row table:style-name="ro2">
          <table:table-cell office:value-type="string">
            <text:p>2010-09-20</text:p>
          </table:table-cell>
          <table:table-cell office:value-type="float" office:value="1092.49">
            <text:p>1092.49</text:p>
          </table:table-cell>
          <table:table-cell office:value-type="float" office:value="1080.05">
            <text:p>1080.05</text:p>
          </table:table-cell>
          <table:table-cell office:value-type="float" office:value="1092.49">
            <text:p>1092.4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485422288">
            <text:p>11485422288</text:p>
          </table:table-cell>
          <table:table-cell/>
        </table:table-row>
        <table:table-row table:style-name="ro2">
          <table:table-cell office:value-type="string">
            <text:p>2010-09-21</text:p>
          </table:table-cell>
          <table:table-cell office:value-type="float" office:value="1099.87">
            <text:p>1099.87</text:p>
          </table:table-cell>
          <table:table-cell office:value-type="float" office:value="1091.1">
            <text:p>1091.1</text:p>
          </table:table-cell>
          <table:table-cell office:value-type="float" office:value="1093.41">
            <text:p>1093.4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393513563">
            <text:p>11393513563</text:p>
          </table:table-cell>
          <table:table-cell/>
        </table:table-row>
        <table:table-row table:style-name="ro2">
          <table:table-cell office:value-type="string">
            <text:p>2010-09-22</text:p>
          </table:table-cell>
          <table:table-cell office:value-type="float" office:value="1097.11">
            <text:p>1097.11</text:p>
          </table:table-cell>
          <table:table-cell office:value-type="float" office:value="1078.69">
            <text:p>1078.69</text:p>
          </table:table-cell>
          <table:table-cell office:value-type="float" office:value="1085.11">
            <text:p>1085.1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973376387">
            <text:p>9973376387</text:p>
          </table:table-cell>
          <table:table-cell/>
        </table:table-row>
        <table:table-row table:style-name="ro2">
          <table:table-cell office:value-type="string">
            <text:p>2010-09-23</text:p>
          </table:table-cell>
          <table:table-cell office:value-type="float" office:value="1090.66">
            <text:p>1090.66</text:p>
          </table:table-cell>
          <table:table-cell office:value-type="float" office:value="1066.86">
            <text:p>1066.86</text:p>
          </table:table-cell>
          <table:table-cell office:value-type="float" office:value="1074.07">
            <text:p>1074.0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798523917">
            <text:p>10798523917</text:p>
          </table:table-cell>
          <table:table-cell/>
        </table:table-row>
        <table:table-row table:style-name="ro2">
          <table:table-cell office:value-type="string">
            <text:p>2010-09-24</text:p>
          </table:table-cell>
          <table:table-cell office:value-type="float" office:value="1095.73">
            <text:p>1095.73</text:p>
          </table:table-cell>
          <table:table-cell office:value-type="float" office:value="1071.17">
            <text:p>1071.17</text:p>
          </table:table-cell>
          <table:table-cell office:value-type="float" office:value="1095.59">
            <text:p>1095.5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555414289">
            <text:p>10555414289</text:p>
          </table:table-cell>
          <table:table-cell/>
        </table:table-row>
        <table:table-row table:style-name="ro2">
          <table:table-cell office:value-type="string">
            <text:p>2010-09-27</text:p>
          </table:table-cell>
          <table:table-cell office:value-type="float" office:value="1099.32">
            <text:p>1099.32</text:p>
          </table:table-cell>
          <table:table-cell office:value-type="float" office:value="1085.91">
            <text:p>1085.91</text:p>
          </table:table-cell>
          <table:table-cell office:value-type="float" office:value="1086.24">
            <text:p>1086.2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456807958">
            <text:p>8456807958</text:p>
          </table:table-cell>
          <table:table-cell/>
        </table:table-row>
        <table:table-row table:style-name="ro2">
          <table:table-cell office:value-type="string">
            <text:p>2010-09-28</text:p>
          </table:table-cell>
          <table:table-cell office:value-type="float" office:value="1094.67">
            <text:p>1094.67</text:p>
          </table:table-cell>
          <table:table-cell office:value-type="float" office:value="1077.93">
            <text:p>1077.93</text:p>
          </table:table-cell>
          <table:table-cell office:value-type="float" office:value="1090.77">
            <text:p>1090.7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905178552">
            <text:p>10905178552</text:p>
          </table:table-cell>
          <table:table-cell/>
        </table:table-row>
        <table:table-row table:style-name="ro2">
          <table:table-cell office:value-type="string">
            <text:p>2010-09-29</text:p>
          </table:table-cell>
          <table:table-cell office:value-type="float" office:value="1092.74">
            <text:p>1092.74</text:p>
          </table:table-cell>
          <table:table-cell office:value-type="float" office:value="1079.23">
            <text:p>1079.23</text:p>
          </table:table-cell>
          <table:table-cell office:value-type="float" office:value="1085.09">
            <text:p>1085.0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4258012393">
            <text:p>14258012393</text:p>
          </table:table-cell>
          <table:table-cell/>
        </table:table-row>
        <table:table-row table:style-name="ro2">
          <table:table-cell office:value-type="string">
            <text:p>2010-09-30</text:p>
          </table:table-cell>
          <table:table-cell office:value-type="float" office:value="1100.73">
            <text:p>1100.73</text:p>
          </table:table-cell>
          <table:table-cell office:value-type="float" office:value="1079.88">
            <text:p>1079.88</text:p>
          </table:table-cell>
          <table:table-cell office:value-type="float" office:value="1087.71">
            <text:p>1087.7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998528874">
            <text:p>13998528874</text:p>
          </table:table-cell>
          <table:table-cell/>
        </table:table-row>
        <table:table-row table:style-name="ro2">
          <table:table-cell office:value-type="string">
            <text:p>2010-10-01</text:p>
          </table:table-cell>
          <table:table-cell office:value-type="float" office:value="1092.14">
            <text:p>1092.14</text:p>
          </table:table-cell>
          <table:table-cell office:value-type="float" office:value="1077.83">
            <text:p>1077.83</text:p>
          </table:table-cell>
          <table:table-cell office:value-type="float" office:value="1082.37">
            <text:p>1082.3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850336037">
            <text:p>10850336037</text:p>
          </table:table-cell>
          <table:table-cell/>
        </table:table-row>
        <table:table-row table:style-name="ro2">
          <table:table-cell office:value-type="string">
            <text:p>2010-10-04</text:p>
          </table:table-cell>
          <table:table-cell office:value-type="float" office:value="1083.93">
            <text:p>1083.93</text:p>
          </table:table-cell>
          <table:table-cell office:value-type="float" office:value="1068">
            <text:p>1068</text:p>
          </table:table-cell>
          <table:table-cell office:value-type="float" office:value="1068.74">
            <text:p>1068.7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606207525">
            <text:p>8606207525</text:p>
          </table:table-cell>
          <table:table-cell/>
        </table:table-row>
        <table:table-row table:style-name="ro2">
          <table:table-cell office:value-type="string">
            <text:p>2010-10-05</text:p>
          </table:table-cell>
          <table:table-cell office:value-type="float" office:value="1093.87">
            <text:p>1093.87</text:p>
          </table:table-cell>
          <table:table-cell office:value-type="float" office:value="1061.98">
            <text:p>1061.98</text:p>
          </table:table-cell>
          <table:table-cell office:value-type="float" office:value="1089.31">
            <text:p>1089.3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939872082">
            <text:p>10939872082</text:p>
          </table:table-cell>
          <table:table-cell/>
        </table:table-row>
        <table:table-row table:style-name="ro2">
          <table:table-cell office:value-type="string">
            <text:p>2010-10-06</text:p>
          </table:table-cell>
          <table:table-cell office:value-type="float" office:value="1096.88">
            <text:p>1096.88</text:p>
          </table:table-cell>
          <table:table-cell office:value-type="float" office:value="1087.09">
            <text:p>1087.09</text:p>
          </table:table-cell>
          <table:table-cell office:value-type="float" office:value="1089.08">
            <text:p>1089.0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111386934">
            <text:p>12111386934</text:p>
          </table:table-cell>
          <table:table-cell/>
        </table:table-row>
        <table:table-row table:style-name="ro2">
          <table:table-cell office:value-type="string">
            <text:p>2010-10-07</text:p>
          </table:table-cell>
          <table:table-cell office:value-type="float" office:value="1091.95">
            <text:p>1091.95</text:p>
          </table:table-cell>
          <table:table-cell office:value-type="float" office:value="1081.36">
            <text:p>1081.36</text:p>
          </table:table-cell>
          <table:table-cell office:value-type="float" office:value="1085.78">
            <text:p>1085.7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6217968815">
            <text:p>16217968815</text:p>
          </table:table-cell>
          <table:table-cell/>
        </table:table-row>
        <table:table-row table:style-name="ro2">
          <table:table-cell office:value-type="string">
            <text:p>2010-10-08</text:p>
          </table:table-cell>
          <table:table-cell office:value-type="float" office:value="1087.4">
            <text:p>1087.4</text:p>
          </table:table-cell>
          <table:table-cell office:value-type="float" office:value="1078.35">
            <text:p>1078.35</text:p>
          </table:table-cell>
          <table:table-cell office:value-type="float" office:value="1085.51">
            <text:p>1085.5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972081882">
            <text:p>9972081882</text:p>
          </table:table-cell>
          <table:table-cell/>
        </table:table-row>
        <table:table-row table:style-name="ro2">
          <table:table-cell office:value-type="string">
            <text:p>2010-10-11</text:p>
          </table:table-cell>
          <table:table-cell office:value-type="float" office:value="1094.12">
            <text:p>1094.12</text:p>
          </table:table-cell>
          <table:table-cell office:value-type="float" office:value="1085.94">
            <text:p>1085.94</text:p>
          </table:table-cell>
          <table:table-cell office:value-type="float" office:value="1092.34">
            <text:p>1092.3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936712773">
            <text:p>8936712773</text:p>
          </table:table-cell>
          <table:table-cell/>
        </table:table-row>
        <table:table-row table:style-name="ro2">
          <table:table-cell office:value-type="string">
            <text:p>2010-10-12</text:p>
          </table:table-cell>
          <table:table-cell office:value-type="float" office:value="1091.07">
            <text:p>1091.07</text:p>
          </table:table-cell>
          <table:table-cell office:value-type="float" office:value="1077.14">
            <text:p>1077.14</text:p>
          </table:table-cell>
          <table:table-cell office:value-type="float" office:value="1089.89">
            <text:p>1089.8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240199189">
            <text:p>9240199189</text:p>
          </table:table-cell>
          <table:table-cell/>
        </table:table-row>
        <table:table-row table:style-name="ro2">
          <table:table-cell office:value-type="string">
            <text:p>2010-10-13</text:p>
          </table:table-cell>
          <table:table-cell office:value-type="float" office:value="1108.52">
            <text:p>1108.52</text:p>
          </table:table-cell>
          <table:table-cell office:value-type="float" office:value="1091.34">
            <text:p>1091.34</text:p>
          </table:table-cell>
          <table:table-cell office:value-type="float" office:value="1104.08">
            <text:p>1104.0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974419320">
            <text:p>10974419320</text:p>
          </table:table-cell>
          <table:table-cell/>
        </table:table-row>
        <table:table-row table:style-name="ro2">
          <table:table-cell office:value-type="string">
            <text:p>2010-10-14</text:p>
          </table:table-cell>
          <table:table-cell office:value-type="float" office:value="1109.31">
            <text:p>1109.31</text:p>
          </table:table-cell>
          <table:table-cell office:value-type="float" office:value="1096.2">
            <text:p>1096.2</text:p>
          </table:table-cell>
          <table:table-cell office:value-type="float" office:value="1098.43">
            <text:p>1098.4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403212286">
            <text:p>10403212286</text:p>
          </table:table-cell>
          <table:table-cell/>
        </table:table-row>
        <table:table-row table:style-name="ro2">
          <table:table-cell office:value-type="string">
            <text:p>2010-10-15</text:p>
          </table:table-cell>
          <table:table-cell office:value-type="float" office:value="1101.51">
            <text:p>1101.51</text:p>
          </table:table-cell>
          <table:table-cell office:value-type="float" office:value="1089.81">
            <text:p>1089.81</text:p>
          </table:table-cell>
          <table:table-cell office:value-type="float" office:value="1094.52">
            <text:p>1094.5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721042903">
            <text:p>9721042903</text:p>
          </table:table-cell>
          <table:table-cell/>
        </table:table-row>
        <table:table-row table:style-name="ro2">
          <table:table-cell office:value-type="string">
            <text:p>2010-10-18</text:p>
          </table:table-cell>
          <table:table-cell office:value-type="float" office:value="1100.27">
            <text:p>1100.27</text:p>
          </table:table-cell>
          <table:table-cell office:value-type="float" office:value="1087.15">
            <text:p>1087.15</text:p>
          </table:table-cell>
          <table:table-cell office:value-type="float" office:value="1097.3">
            <text:p>1097.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208393183">
            <text:p>8208393183</text:p>
          </table:table-cell>
          <table:table-cell/>
        </table:table-row>
        <table:table-row table:style-name="ro2">
          <table:table-cell office:value-type="string">
            <text:p>2010-10-19</text:p>
          </table:table-cell>
          <table:table-cell office:value-type="float" office:value="1110.17">
            <text:p>1110.17</text:p>
          </table:table-cell>
          <table:table-cell office:value-type="float" office:value="1095.12">
            <text:p>1095.12</text:p>
          </table:table-cell>
          <table:table-cell office:value-type="float" office:value="1095.46">
            <text:p>1095.4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5706525719">
            <text:p>15706525719</text:p>
          </table:table-cell>
          <table:table-cell/>
        </table:table-row>
        <table:table-row table:style-name="ro2">
          <table:table-cell office:value-type="string">
            <text:p>2010-10-20</text:p>
          </table:table-cell>
          <table:table-cell office:value-type="float" office:value="1098.9">
            <text:p>1098.9</text:p>
          </table:table-cell>
          <table:table-cell office:value-type="float" office:value="1089.82">
            <text:p>1089.82</text:p>
          </table:table-cell>
          <table:table-cell office:value-type="float" office:value="1098.88">
            <text:p>1098.8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731008040">
            <text:p>11731008040</text:p>
          </table:table-cell>
          <table:table-cell/>
        </table:table-row>
        <table:table-row table:style-name="ro2">
          <table:table-cell office:value-type="string">
            <text:p>2010-10-21</text:p>
          </table:table-cell>
          <table:table-cell office:value-type="float" office:value="1118.35">
            <text:p>1118.35</text:p>
          </table:table-cell>
          <table:table-cell office:value-type="float" office:value="1096.94">
            <text:p>1096.94</text:p>
          </table:table-cell>
          <table:table-cell office:value-type="float" office:value="1116.63">
            <text:p>1116.6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6421829716">
            <text:p>16421829716</text:p>
          </table:table-cell>
          <table:table-cell/>
        </table:table-row>
        <table:table-row table:style-name="ro2">
          <table:table-cell office:value-type="string">
            <text:p>2010-10-22</text:p>
          </table:table-cell>
          <table:table-cell office:value-type="float" office:value="1119.19">
            <text:p>1119.19</text:p>
          </table:table-cell>
          <table:table-cell office:value-type="float" office:value="1109.95">
            <text:p>1109.95</text:p>
          </table:table-cell>
          <table:table-cell office:value-type="float" office:value="1109.96">
            <text:p>1109.9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589410135">
            <text:p>13589410135</text:p>
          </table:table-cell>
          <table:table-cell/>
        </table:table-row>
        <table:table-row table:style-name="ro2">
          <table:table-cell office:value-type="string">
            <text:p>2010-10-25</text:p>
          </table:table-cell>
          <table:table-cell office:value-type="float" office:value="1117.65">
            <text:p>1117.65</text:p>
          </table:table-cell>
          <table:table-cell office:value-type="float" office:value="1107.61">
            <text:p>1107.61</text:p>
          </table:table-cell>
          <table:table-cell office:value-type="float" office:value="1110.38">
            <text:p>1110.3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066197920">
            <text:p>9066197920</text:p>
          </table:table-cell>
          <table:table-cell/>
        </table:table-row>
        <table:table-row table:style-name="ro2">
          <table:table-cell office:value-type="string">
            <text:p>2010-10-26</text:p>
          </table:table-cell>
          <table:table-cell office:value-type="float" office:value="1110.44">
            <text:p>1110.44</text:p>
          </table:table-cell>
          <table:table-cell office:value-type="float" office:value="1100.61">
            <text:p>1100.61</text:p>
          </table:table-cell>
          <table:table-cell office:value-type="float" office:value="1106.48">
            <text:p>1106.4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693691431">
            <text:p>9693691431</text:p>
          </table:table-cell>
          <table:table-cell/>
        </table:table-row>
        <table:table-row table:style-name="ro2">
          <table:table-cell office:value-type="string">
            <text:p>2010-10-27</text:p>
          </table:table-cell>
          <table:table-cell office:value-type="float" office:value="1112.41">
            <text:p>1112.41</text:p>
          </table:table-cell>
          <table:table-cell office:value-type="float" office:value="1102.09">
            <text:p>1102.09</text:p>
          </table:table-cell>
          <table:table-cell office:value-type="float" office:value="1103.86">
            <text:p>1103.8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890750932">
            <text:p>11890750932</text:p>
          </table:table-cell>
          <table:table-cell/>
        </table:table-row>
        <table:table-row table:style-name="ro2">
          <table:table-cell office:value-type="string">
            <text:p>2010-10-28</text:p>
          </table:table-cell>
          <table:table-cell office:value-type="float" office:value="1106.11">
            <text:p>1106.11</text:p>
          </table:table-cell>
          <table:table-cell office:value-type="float" office:value="1088.83">
            <text:p>1088.83</text:p>
          </table:table-cell>
          <table:table-cell office:value-type="float" office:value="1091.65">
            <text:p>1091.6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700177872">
            <text:p>12700177872</text:p>
          </table:table-cell>
          <table:table-cell/>
        </table:table-row>
        <table:table-row table:style-name="ro2">
          <table:table-cell office:value-type="string">
            <text:p>2010-10-29</text:p>
          </table:table-cell>
          <table:table-cell office:value-type="float" office:value="1090.37">
            <text:p>1090.37</text:p>
          </table:table-cell>
          <table:table-cell office:value-type="float" office:value="1079.6">
            <text:p>1079.6</text:p>
          </table:table-cell>
          <table:table-cell office:value-type="float" office:value="1089.32">
            <text:p>1089.3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509679485">
            <text:p>11509679485</text:p>
          </table:table-cell>
          <table:table-cell/>
        </table:table-row>
        <table:table-row table:style-name="ro2">
          <table:table-cell office:value-type="string">
            <text:p>2010-11-01</text:p>
          </table:table-cell>
          <table:table-cell office:value-type="float" office:value="1095.55">
            <text:p>1095.55</text:p>
          </table:table-cell>
          <table:table-cell office:value-type="float" office:value="1083.59">
            <text:p>1083.59</text:p>
          </table:table-cell>
          <table:table-cell office:value-type="float" office:value="1091.69">
            <text:p>1091.6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338947596">
            <text:p>9338947596</text:p>
          </table:table-cell>
          <table:table-cell/>
        </table:table-row>
        <table:table-row table:style-name="ro2">
          <table:table-cell office:value-type="string">
            <text:p>2010-11-02</text:p>
          </table:table-cell>
          <table:table-cell office:value-type="float" office:value="1097.97">
            <text:p>1097.97</text:p>
          </table:table-cell>
          <table:table-cell office:value-type="float" office:value="1088.44">
            <text:p>1088.44</text:p>
          </table:table-cell>
          <table:table-cell office:value-type="float" office:value="1096.59">
            <text:p>1096.5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500562381">
            <text:p>9500562381</text:p>
          </table:table-cell>
          <table:table-cell/>
        </table:table-row>
        <table:table-row table:style-name="ro2">
          <table:table-cell office:value-type="string">
            <text:p>2010-11-03</text:p>
          </table:table-cell>
          <table:table-cell office:value-type="float" office:value="1102.7">
            <text:p>1102.7</text:p>
          </table:table-cell>
          <table:table-cell office:value-type="float" office:value="1087.92">
            <text:p>1087.92</text:p>
          </table:table-cell>
          <table:table-cell office:value-type="float" office:value="1089.47">
            <text:p>1089.4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578571739">
            <text:p>8578571739</text:p>
          </table:table-cell>
          <table:table-cell/>
        </table:table-row>
        <table:table-row table:style-name="ro2">
          <table:table-cell office:value-type="string">
            <text:p>2010-11-04</text:p>
          </table:table-cell>
          <table:table-cell office:value-type="float" office:value="1114.97">
            <text:p>1114.97</text:p>
          </table:table-cell>
          <table:table-cell office:value-type="float" office:value="1098.63">
            <text:p>1098.63</text:p>
          </table:table-cell>
          <table:table-cell office:value-type="float" office:value="1109.37">
            <text:p>1109.3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945267267">
            <text:p>13945267267</text:p>
          </table:table-cell>
          <table:table-cell/>
        </table:table-row>
        <table:table-row table:style-name="ro2">
          <table:table-cell office:value-type="string">
            <text:p>2010-11-05</text:p>
          </table:table-cell>
          <table:table-cell office:value-type="float" office:value="1111.64">
            <text:p>1111.64</text:p>
          </table:table-cell>
          <table:table-cell office:value-type="float" office:value="1094.01">
            <text:p>1094.01</text:p>
          </table:table-cell>
          <table:table-cell office:value-type="float" office:value="1098.69">
            <text:p>1098.6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5807442892">
            <text:p>5807442892</text:p>
          </table:table-cell>
          <table:table-cell/>
        </table:table-row>
        <table:table-row table:style-name="ro2">
          <table:table-cell office:value-type="string">
            <text:p>2010-11-08</text:p>
          </table:table-cell>
          <table:table-cell office:value-type="float" office:value="1107.8">
            <text:p>1107.8</text:p>
          </table:table-cell>
          <table:table-cell office:value-type="float" office:value="1099.35">
            <text:p>1099.35</text:p>
          </table:table-cell>
          <table:table-cell office:value-type="float" office:value="1105.31">
            <text:p>1105.3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640458187">
            <text:p>8640458187</text:p>
          </table:table-cell>
          <table:table-cell/>
        </table:table-row>
        <table:table-row table:style-name="ro2">
          <table:table-cell office:value-type="string">
            <text:p>2010-11-09</text:p>
          </table:table-cell>
          <table:table-cell office:value-type="float" office:value="1116.1">
            <text:p>1116.1</text:p>
          </table:table-cell>
          <table:table-cell office:value-type="float" office:value="1102.7">
            <text:p>1102.7</text:p>
          </table:table-cell>
          <table:table-cell office:value-type="float" office:value="1113.42">
            <text:p>1113.4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324063393">
            <text:p>9324063393</text:p>
          </table:table-cell>
          <table:table-cell/>
        </table:table-row>
        <table:table-row table:style-name="ro2">
          <table:table-cell office:value-type="string">
            <text:p>2010-11-10</text:p>
          </table:table-cell>
          <table:table-cell office:value-type="float" office:value="1112.42">
            <text:p>1112.42</text:p>
          </table:table-cell>
          <table:table-cell office:value-type="float" office:value="1101.73">
            <text:p>1101.73</text:p>
          </table:table-cell>
          <table:table-cell office:value-type="float" office:value="1106.34">
            <text:p>1106.3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634290450">
            <text:p>8634290450</text:p>
          </table:table-cell>
          <table:table-cell/>
        </table:table-row>
        <table:table-row table:style-name="ro2">
          <table:table-cell office:value-type="string">
            <text:p>2010-11-11</text:p>
          </table:table-cell>
          <table:table-cell office:value-type="float" office:value="1109.74">
            <text:p>1109.74</text:p>
          </table:table-cell>
          <table:table-cell office:value-type="float" office:value="1097.66">
            <text:p>1097.66</text:p>
          </table:table-cell>
          <table:table-cell office:value-type="float" office:value="1103.12">
            <text:p>1103.1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437867918">
            <text:p>7437867918</text:p>
          </table:table-cell>
          <table:table-cell/>
        </table:table-row>
        <table:table-row table:style-name="ro2">
          <table:table-cell office:value-type="string">
            <text:p>2010-11-12</text:p>
          </table:table-cell>
          <table:table-cell office:value-type="float" office:value="1100.09">
            <text:p>1100.09</text:p>
          </table:table-cell>
          <table:table-cell office:value-type="float" office:value="1086.03">
            <text:p>1086.03</text:p>
          </table:table-cell>
          <table:table-cell office:value-type="float" office:value="1094.55">
            <text:p>1094.5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926112742">
            <text:p>9926112742</text:p>
          </table:table-cell>
          <table:table-cell/>
        </table:table-row>
        <table:table-row table:style-name="ro2">
          <table:table-cell office:value-type="string">
            <text:p>2010-11-15</text:p>
          </table:table-cell>
          <table:table-cell office:value-type="float" office:value="1104.73">
            <text:p>1104.73</text:p>
          </table:table-cell>
          <table:table-cell office:value-type="float" office:value="1088.87">
            <text:p>1088.87</text:p>
          </table:table-cell>
          <table:table-cell office:value-type="float" office:value="1104.04">
            <text:p>1104.0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347131040">
            <text:p>8347131040</text:p>
          </table:table-cell>
          <table:table-cell/>
        </table:table-row>
        <table:table-row table:style-name="ro2">
          <table:table-cell office:value-type="string">
            <text:p>2010-11-16</text:p>
          </table:table-cell>
          <table:table-cell office:value-type="float" office:value="1097.98">
            <text:p>1097.98</text:p>
          </table:table-cell>
          <table:table-cell office:value-type="float" office:value="1079.67">
            <text:p>1079.67</text:p>
          </table:table-cell>
          <table:table-cell office:value-type="float" office:value="1083.92">
            <text:p>1083.9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316068996">
            <text:p>10316068996</text:p>
          </table:table-cell>
          <table:table-cell/>
        </table:table-row>
        <table:table-row table:style-name="ro2">
          <table:table-cell office:value-type="string">
            <text:p>2010-11-17</text:p>
          </table:table-cell>
          <table:table-cell office:value-type="float" office:value="1089.34">
            <text:p>1089.34</text:p>
          </table:table-cell>
          <table:table-cell office:value-type="float" office:value="1078.27">
            <text:p>1078.27</text:p>
          </table:table-cell>
          <table:table-cell office:value-type="float" office:value="1086.53">
            <text:p>1086.5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048593872">
            <text:p>10048593872</text:p>
          </table:table-cell>
          <table:table-cell/>
        </table:table-row>
        <table:table-row table:style-name="ro2">
          <table:table-cell office:value-type="string">
            <text:p>2010-11-18</text:p>
          </table:table-cell>
          <table:table-cell office:value-type="float" office:value="1106.81">
            <text:p>1106.81</text:p>
          </table:table-cell>
          <table:table-cell office:value-type="float" office:value="1090.57">
            <text:p>1090.57</text:p>
          </table:table-cell>
          <table:table-cell office:value-type="float" office:value="1106.32">
            <text:p>1106.3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295738847">
            <text:p>9295738847</text:p>
          </table:table-cell>
          <table:table-cell/>
        </table:table-row>
        <table:table-row table:style-name="ro2">
          <table:table-cell office:value-type="string">
            <text:p>2010-11-19</text:p>
          </table:table-cell>
          <table:table-cell office:value-type="float" office:value="1110.55">
            <text:p>1110.55</text:p>
          </table:table-cell>
          <table:table-cell office:value-type="float" office:value="1101.36">
            <text:p>1101.36</text:p>
          </table:table-cell>
          <table:table-cell office:value-type="float" office:value="1110.55">
            <text:p>1110.5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213044274">
            <text:p>9213044274</text:p>
          </table:table-cell>
          <table:table-cell/>
        </table:table-row>
        <table:table-row table:style-name="ro2">
          <table:table-cell office:value-type="string">
            <text:p>2010-11-22</text:p>
          </table:table-cell>
          <table:table-cell office:value-type="float" office:value="1119.07">
            <text:p>1119.07</text:p>
          </table:table-cell>
          <table:table-cell office:value-type="float" office:value="1103.11">
            <text:p>1103.11</text:p>
          </table:table-cell>
          <table:table-cell office:value-type="float" office:value="1106.55">
            <text:p>1106.5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457219380">
            <text:p>11457219380</text:p>
          </table:table-cell>
          <table:table-cell/>
        </table:table-row>
        <table:table-row table:style-name="ro2">
          <table:table-cell office:value-type="string">
            <text:p>2010-11-23</text:p>
          </table:table-cell>
          <table:table-cell office:value-type="float" office:value="1103.53">
            <text:p>1103.53</text:p>
          </table:table-cell>
          <table:table-cell office:value-type="float" office:value="1087.42">
            <text:p>1087.42</text:p>
          </table:table-cell>
          <table:table-cell office:value-type="float" office:value="1088.81">
            <text:p>1088.8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895755175">
            <text:p>10895755175</text:p>
          </table:table-cell>
          <table:table-cell/>
        </table:table-row>
        <table:table-row table:style-name="ro2">
          <table:table-cell office:value-type="string">
            <text:p>2010-11-24</text:p>
          </table:table-cell>
          <table:table-cell office:value-type="float" office:value="1102.15">
            <text:p>1102.15</text:p>
          </table:table-cell>
          <table:table-cell office:value-type="float" office:value="1083.16">
            <text:p>1083.16</text:p>
          </table:table-cell>
          <table:table-cell office:value-type="float" office:value="1100">
            <text:p>1100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207654314">
            <text:p>10207654314</text:p>
          </table:table-cell>
          <table:table-cell/>
        </table:table-row>
        <table:table-row table:style-name="ro2">
          <table:table-cell office:value-type="string">
            <text:p>2010-11-25</text:p>
          </table:table-cell>
          <table:table-cell office:value-type="float" office:value="1112.17">
            <text:p>1112.17</text:p>
          </table:table-cell>
          <table:table-cell office:value-type="float" office:value="1100.44">
            <text:p>1100.44</text:p>
          </table:table-cell>
          <table:table-cell office:value-type="float" office:value="1111.16">
            <text:p>1111.1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137009206">
            <text:p>7137009206</text:p>
          </table:table-cell>
          <table:table-cell/>
        </table:table-row>
        <table:table-row table:style-name="ro2">
          <table:table-cell office:value-type="string">
            <text:p>2010-11-26</text:p>
          </table:table-cell>
          <table:table-cell office:value-type="float" office:value="1114.41">
            <text:p>1114.41</text:p>
          </table:table-cell>
          <table:table-cell office:value-type="float" office:value="1100.76">
            <text:p>1100.76</text:p>
          </table:table-cell>
          <table:table-cell office:value-type="float" office:value="1110.11">
            <text:p>1110.1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968382081">
            <text:p>8968382081</text:p>
          </table:table-cell>
          <table:table-cell/>
        </table:table-row>
        <table:table-row table:style-name="ro2">
          <table:table-cell office:value-type="string">
            <text:p>2010-11-29</text:p>
          </table:table-cell>
          <table:table-cell office:value-type="float" office:value="1121.38">
            <text:p>1121.38</text:p>
          </table:table-cell>
          <table:table-cell office:value-type="float" office:value="1100.75">
            <text:p>1100.75</text:p>
          </table:table-cell>
          <table:table-cell office:value-type="float" office:value="1104.35">
            <text:p>1104.3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347966153">
            <text:p>11347966153</text:p>
          </table:table-cell>
          <table:table-cell/>
        </table:table-row>
        <table:table-row table:style-name="ro2">
          <table:table-cell office:value-type="string">
            <text:p>2010-11-30</text:p>
          </table:table-cell>
          <table:table-cell office:value-type="float" office:value="1110.12">
            <text:p>1110.12</text:p>
          </table:table-cell>
          <table:table-cell office:value-type="float" office:value="1096.73">
            <text:p>1096.73</text:p>
          </table:table-cell>
          <table:table-cell office:value-type="float" office:value="1107.05">
            <text:p>1107.0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5195681861">
            <text:p>15195681861</text:p>
          </table:table-cell>
          <table:table-cell/>
        </table:table-row>
        <table:table-row table:style-name="ro2">
          <table:table-cell office:value-type="string">
            <text:p>2010-12-01</text:p>
          </table:table-cell>
          <table:table-cell office:value-type="float" office:value="1134.35">
            <text:p>1134.35</text:p>
          </table:table-cell>
          <table:table-cell office:value-type="float" office:value="1111.77">
            <text:p>1111.77</text:p>
          </table:table-cell>
          <table:table-cell office:value-type="float" office:value="1134.27">
            <text:p>1134.2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4782197531">
            <text:p>14782197531</text:p>
          </table:table-cell>
          <table:table-cell/>
        </table:table-row>
        <table:table-row table:style-name="ro2">
          <table:table-cell office:value-type="string">
            <text:p>2010-12-02</text:p>
          </table:table-cell>
          <table:table-cell office:value-type="float" office:value="1145.51">
            <text:p>1145.51</text:p>
          </table:table-cell>
          <table:table-cell office:value-type="float" office:value="1129.72">
            <text:p>1129.72</text:p>
          </table:table-cell>
          <table:table-cell office:value-type="float" office:value="1145.51">
            <text:p>1145.5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2809789552">
            <text:p>12809789552</text:p>
          </table:table-cell>
          <table:table-cell/>
        </table:table-row>
        <table:table-row table:style-name="ro2">
          <table:table-cell office:value-type="string">
            <text:p>2010-12-03</text:p>
          </table:table-cell>
          <table:table-cell office:value-type="float" office:value="1149.8">
            <text:p>1149.8</text:p>
          </table:table-cell>
          <table:table-cell office:value-type="float" office:value="1135.13">
            <text:p>1135.13</text:p>
          </table:table-cell>
          <table:table-cell office:value-type="float" office:value="1149.56">
            <text:p>1149.5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270521057">
            <text:p>11270521057</text:p>
          </table:table-cell>
          <table:table-cell/>
        </table:table-row>
        <table:table-row table:style-name="ro2">
          <table:table-cell office:value-type="string">
            <text:p>2010-12-06</text:p>
          </table:table-cell>
          <table:table-cell office:value-type="float" office:value="1149.93">
            <text:p>1149.93</text:p>
          </table:table-cell>
          <table:table-cell office:value-type="float" office:value="1141.07">
            <text:p>1141.07</text:p>
          </table:table-cell>
          <table:table-cell office:value-type="float" office:value="1144.44">
            <text:p>1144.4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8146025288">
            <text:p>8146025288</text:p>
          </table:table-cell>
          <table:table-cell/>
        </table:table-row>
        <table:table-row table:style-name="ro2">
          <table:table-cell office:value-type="string">
            <text:p>2010-12-07</text:p>
          </table:table-cell>
          <table:table-cell office:value-type="float" office:value="1157.22">
            <text:p>1157.22</text:p>
          </table:table-cell>
          <table:table-cell office:value-type="float" office:value="1144.62">
            <text:p>1144.62</text:p>
          </table:table-cell>
          <table:table-cell office:value-type="float" office:value="1148.98">
            <text:p>1148.9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155500607">
            <text:p>13155500607</text:p>
          </table:table-cell>
          <table:table-cell/>
        </table:table-row>
        <table:table-row table:style-name="ro2">
          <table:table-cell office:value-type="string">
            <text:p>2010-12-08</text:p>
          </table:table-cell>
          <table:table-cell office:value-type="float" office:value="1150.22">
            <text:p>1150.22</text:p>
          </table:table-cell>
          <table:table-cell office:value-type="float" office:value="1142.84">
            <text:p>1142.84</text:p>
          </table:table-cell>
          <table:table-cell office:value-type="float" office:value="1145.63">
            <text:p>1145.6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234037795">
            <text:p>13234037795</text:p>
          </table:table-cell>
          <table:table-cell/>
        </table:table-row>
        <table:table-row table:style-name="ro2">
          <table:table-cell office:value-type="string">
            <text:p>2010-12-09</text:p>
          </table:table-cell>
          <table:table-cell office:value-type="float" office:value="1151.3">
            <text:p>1151.3</text:p>
          </table:table-cell>
          <table:table-cell office:value-type="float" office:value="1131.12">
            <text:p>1131.12</text:p>
          </table:table-cell>
          <table:table-cell office:value-type="float" office:value="1133.52">
            <text:p>1133.52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397175815">
            <text:p>13397175815</text:p>
          </table:table-cell>
          <table:table-cell/>
        </table:table-row>
        <table:table-row table:style-name="ro2">
          <table:table-cell office:value-type="string">
            <text:p>2010-12-10</text:p>
          </table:table-cell>
          <table:table-cell office:value-type="float" office:value="1139.16">
            <text:p>1139.16</text:p>
          </table:table-cell>
          <table:table-cell office:value-type="float" office:value="1133.68">
            <text:p>1133.68</text:p>
          </table:table-cell>
          <table:table-cell office:value-type="float" office:value="1139.16">
            <text:p>1139.1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272822315">
            <text:p>9272822315</text:p>
          </table:table-cell>
          <table:table-cell/>
        </table:table-row>
        <table:table-row table:style-name="ro2">
          <table:table-cell office:value-type="string">
            <text:p>2010-12-13</text:p>
          </table:table-cell>
          <table:table-cell office:value-type="float" office:value="1150.39">
            <text:p>1150.39</text:p>
          </table:table-cell>
          <table:table-cell office:value-type="float" office:value="1141.24">
            <text:p>1141.24</text:p>
          </table:table-cell>
          <table:table-cell office:value-type="float" office:value="1146.15">
            <text:p>1146.1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414801216">
            <text:p>9414801216</text:p>
          </table:table-cell>
          <table:table-cell/>
        </table:table-row>
        <table:table-row table:style-name="ro2">
          <table:table-cell office:value-type="string">
            <text:p>2010-12-14</text:p>
          </table:table-cell>
          <table:table-cell office:value-type="float" office:value="1155.84">
            <text:p>1155.84</text:p>
          </table:table-cell>
          <table:table-cell office:value-type="float" office:value="1143.81">
            <text:p>1143.81</text:p>
          </table:table-cell>
          <table:table-cell office:value-type="float" office:value="1155.84">
            <text:p>1155.8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580933444">
            <text:p>10580933444</text:p>
          </table:table-cell>
          <table:table-cell/>
        </table:table-row>
        <table:table-row table:style-name="ro2">
          <table:table-cell office:value-type="string">
            <text:p>2010-12-15</text:p>
          </table:table-cell>
          <table:table-cell office:value-type="float" office:value="1159.1">
            <text:p>1159.1</text:p>
          </table:table-cell>
          <table:table-cell office:value-type="float" office:value="1148.38">
            <text:p>1148.38</text:p>
          </table:table-cell>
          <table:table-cell office:value-type="float" office:value="1156.4">
            <text:p>1156.4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0929713573">
            <text:p>10929713573</text:p>
          </table:table-cell>
          <table:table-cell/>
        </table:table-row>
        <table:table-row table:style-name="ro2">
          <table:table-cell office:value-type="string">
            <text:p>2010-12-16</text:p>
          </table:table-cell>
          <table:table-cell office:value-type="float" office:value="1157.91">
            <text:p>1157.91</text:p>
          </table:table-cell>
          <table:table-cell office:value-type="float" office:value="1149.9">
            <text:p>1149.9</text:p>
          </table:table-cell>
          <table:table-cell office:value-type="float" office:value="1153.85">
            <text:p>1153.8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901873181">
            <text:p>11901873181</text:p>
          </table:table-cell>
          <table:table-cell/>
        </table:table-row>
        <table:table-row table:style-name="ro2">
          <table:table-cell office:value-type="string">
            <text:p>2010-12-17</text:p>
          </table:table-cell>
          <table:table-cell office:value-type="float" office:value="1156.72">
            <text:p>1156.72</text:p>
          </table:table-cell>
          <table:table-cell office:value-type="float" office:value="1148.37">
            <text:p>1148.37</text:p>
          </table:table-cell>
          <table:table-cell office:value-type="float" office:value="1153.13">
            <text:p>1153.13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3629497883">
            <text:p>13629497883</text:p>
          </table:table-cell>
          <table:table-cell/>
        </table:table-row>
        <table:table-row table:style-name="ro2">
          <table:table-cell office:value-type="string">
            <text:p>2010-12-20</text:p>
          </table:table-cell>
          <table:table-cell office:value-type="float" office:value="1160.39">
            <text:p>1160.39</text:p>
          </table:table-cell>
          <table:table-cell office:value-type="float" office:value="1149.13">
            <text:p>1149.13</text:p>
          </table:table-cell>
          <table:table-cell office:value-type="float" office:value="1154.19">
            <text:p>1154.19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11423232998">
            <text:p>11423232998</text:p>
          </table:table-cell>
          <table:table-cell/>
        </table:table-row>
        <table:table-row table:style-name="ro2">
          <table:table-cell office:value-type="string">
            <text:p>2010-12-21</text:p>
          </table:table-cell>
          <table:table-cell office:value-type="float" office:value="1166.49">
            <text:p>1166.49</text:p>
          </table:table-cell>
          <table:table-cell office:value-type="float" office:value="1158.23">
            <text:p>1158.23</text:p>
          </table:table-cell>
          <table:table-cell office:value-type="float" office:value="1166">
            <text:p>1166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9212576935">
            <text:p>9212576935</text:p>
          </table:table-cell>
          <table:table-cell/>
        </table:table-row>
        <table:table-row table:style-name="ro2">
          <table:table-cell office:value-type="string">
            <text:p>2010-12-22</text:p>
          </table:table-cell>
          <table:table-cell office:value-type="float" office:value="1169.46">
            <text:p>1169.46</text:p>
          </table:table-cell>
          <table:table-cell office:value-type="float" office:value="1161.33">
            <text:p>1161.33</text:p>
          </table:table-cell>
          <table:table-cell office:value-type="float" office:value="1163.27">
            <text:p>1163.2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7699265817">
            <text:p>7699265817</text:p>
          </table:table-cell>
          <table:table-cell/>
        </table:table-row>
        <table:table-row table:style-name="ro2">
          <table:table-cell office:value-type="string">
            <text:p>2010-12-23</text:p>
          </table:table-cell>
          <table:table-cell office:value-type="float" office:value="1162.23">
            <text:p>1162.23</text:p>
          </table:table-cell>
          <table:table-cell office:value-type="float" office:value="1156.27">
            <text:p>1156.27</text:p>
          </table:table-cell>
          <table:table-cell office:value-type="float" office:value="1160.55">
            <text:p>1160.55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5103509882">
            <text:p>5103509882</text:p>
          </table:table-cell>
          <table:table-cell/>
        </table:table-row>
        <table:table-row table:style-name="ro2">
          <table:table-cell office:value-type="string">
            <text:p>2010-12-27</text:p>
          </table:table-cell>
          <table:table-cell office:value-type="float" office:value="1161.6">
            <text:p>1161.6</text:p>
          </table:table-cell>
          <table:table-cell office:value-type="float" office:value="1154.81">
            <text:p>1154.81</text:p>
          </table:table-cell>
          <table:table-cell office:value-type="float" office:value="1160.28">
            <text:p>1160.2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3410495988">
            <text:p>3410495988</text:p>
          </table:table-cell>
          <table:table-cell/>
        </table:table-row>
        <table:table-row table:style-name="ro2">
          <table:table-cell office:value-type="string">
            <text:p>2010-12-28</text:p>
          </table:table-cell>
          <table:table-cell office:value-type="float" office:value="1163.42">
            <text:p>1163.42</text:p>
          </table:table-cell>
          <table:table-cell office:value-type="float" office:value="1158.05">
            <text:p>1158.05</text:p>
          </table:table-cell>
          <table:table-cell office:value-type="float" office:value="1159.8">
            <text:p>1159.8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3376579406">
            <text:p>3376579406</text:p>
          </table:table-cell>
          <table:table-cell/>
        </table:table-row>
        <table:table-row table:style-name="ro2">
          <table:table-cell office:value-type="string">
            <text:p>2010-12-29</text:p>
          </table:table-cell>
          <table:table-cell office:value-type="float" office:value="1165.9">
            <text:p>1165.9</text:p>
          </table:table-cell>
          <table:table-cell office:value-type="float" office:value="1160.68">
            <text:p>1160.68</text:p>
          </table:table-cell>
          <table:table-cell office:value-type="float" office:value="1165.11">
            <text:p>1165.11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5178903948">
            <text:p>5178903948</text:p>
          </table:table-cell>
          <table:table-cell/>
        </table:table-row>
        <table:table-row table:style-name="ro2">
          <table:table-cell office:value-type="string">
            <text:p>2010-12-30</text:p>
          </table:table-cell>
          <table:table-cell office:value-type="float" office:value="1165.59">
            <text:p>1165.59</text:p>
          </table:table-cell>
          <table:table-cell table:number-columns-repeated="2" office:value-type="float" office:value="1155.57">
            <text:p>1155.57</text:p>
          </table:table-cell>
          <table:table-cell/>
          <table:table-cell table:style-name="ce3" office:value-type="float" office:value="1">
            <text:p>1</text:p>
          </table:table-cell>
          <table:table-cell office:value-type="float" office:value="6367571055">
            <text:p>6367571055</text:p>
          </table:table-cell>
          <table:table-cell/>
        </table:table-row>
      </table:table>
      <table:table table:name="Sheet2" table:style-name="ta1" table:print="false">
        <table:table-column table:style-name="co2" table:number-columns-repeated="5" table:default-cell-style-name="Default"/>
        <table:table-column table:style-name="co2" table:default-cell-style-name="ce5"/>
        <table:table-column table:style-name="co2" table:number-columns-repeated="10" table:default-cell-style-name="Default"/>
        <table:table-row table:style-name="ro2">
          <table:table-cell table:formula="of:=[Sheet1.A1]" office:value-type="string" office:string-value="Date">
            <text:p>Date</text:p>
          </table:table-cell>
          <table:table-cell office:value-type="string">
            <text:p>Day</text:p>
          </table:table-cell>
          <table:table-cell office:value-type="string">
            <text:p>Week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table:style-name="Default" table:formula="of:=[Sheet1.D1]" office:value-type="string" office:string-value="Closing price">
            <text:p>Closing price</text:p>
          </table:table-cell>
          <table:table-cell table:number-columns-repeated="2"/>
          <table:table-cell office:value-type="string">
            <text:p>Day</text:p>
          </table:table-cell>
          <table:table-cell office:value-type="string">
            <text:p>Value</text:p>
          </table:table-cell>
          <table:table-cell office:value-type="string">
            <text:p>Week</text:p>
          </table:table-cell>
          <table:table-cell office:value-type="string">
            <text:p>Value</text:p>
          </table:table-cell>
          <table:table-cell office:value-type="string">
            <text:p>Month</text:p>
          </table:table-cell>
          <table:table-cell office:value-type="string">
            <text:p>Value</text:p>
          </table:table-cell>
          <table:table-cell office:value-type="string">
            <text:p>Year</text:p>
          </table:table-cell>
          <table:table-cell office:value-type="string">
            <text:p>Value</text:p>
          </table:table-cell>
        </table:table-row>
        <table:table-row table:style-name="ro2">
          <table:table-cell table:formula="of:=[Sheet1.A2]" office:value-type="string" office:string-value="2007-01-02">
            <text:p>2007-01-02</text:p>
          </table:table-cell>
          <table:table-cell table:formula="of:=WEEKDAY([.A2:.A2])" office:value-type="float" office:value="3">
            <text:p>3</text:p>
          </table:table-cell>
          <table:table-cell table:formula="of:=ISOWEEKNUM([.A2];1)" office:value-type="float" office:value="1">
            <text:p>1</text:p>
          </table:table-cell>
          <table:table-cell table:formula="of:=MONTH([.A2])" office:value-type="float" office:value="1">
            <text:p>1</text:p>
          </table:table-cell>
          <table:table-cell table:formula="of:=YEAR([.A2])" office:value-type="float" office:value="2007">
            <text:p>2007</text:p>
          </table:table-cell>
          <table:table-cell table:formula="of:=[Sheet1.D2]" office:value-type="float" office:value="1164.12">
            <text:p>1,16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5" table:formula="of:=SUMIF([.$B$2:.$B$1012];[.I2:.I2];[.$F$2:.$F$1012])/COUNTIF([.$B$2:.$B$1012];[.I2:.I2])" office:value-type="float" office:value="842.15">
            <text:p>842.15</text:p>
          </table:table-cell>
          <table:table-cell office:value-type="float" office:value="1">
            <text:p>1</text:p>
          </table:table-cell>
          <table:table-cell table:style-name="ce5" table:formula="of:=SUMIF([.$C$2:.$C$1012];[.K2:.K2];[.$F$2:.$F$1012])/COUNTIF([.$C$2:.$C$1012];[.K2:.K2])" office:value-type="float" office:value="959.33">
            <text:p>959.33</text:p>
          </table:table-cell>
          <table:table-cell office:value-type="float" office:value="1">
            <text:p>1</text:p>
          </table:table-cell>
          <table:table-cell table:style-name="ce5" table:formula="of:=SUMIF([.$D$2:.$D$1012];[.M2:.M2];[.$F$2:.$F$1012])/COUNTIF([.$D$2:.$D$1012];[.M2:.M2])" office:value-type="float" office:value="943.841566265061">
            <text:p>943.84</text:p>
          </table:table-cell>
          <table:table-cell office:value-type="float" office:value="2007">
            <text:p>2007</text:p>
          </table:table-cell>
          <table:table-cell table:style-name="ce5" table:formula="of:=SUMIF([.$E$2:.$E$1012];[.O2:.O2];[.$F$2:.$F$1012])/COUNTIF([.$E$2:.$E$1012];[.O2:.O2])" office:value-type="float" office:value="1201.87736">
            <text:p>1,201.88</text:p>
          </table:table-cell>
        </table:table-row>
        <table:table-row table:style-name="ro2">
          <table:table-cell table:formula="of:=[Sheet1.A3]" office:value-type="string" office:string-value="2007-01-03">
            <text:p>2007-01-03</text:p>
          </table:table-cell>
          <table:table-cell table:formula="of:=WEEKDAY([.A3:.A3])" office:value-type="float" office:value="4">
            <text:p>4</text:p>
          </table:table-cell>
          <table:table-cell table:formula="of:=ISOWEEKNUM([.A3];1)" office:value-type="float" office:value="1">
            <text:p>1</text:p>
          </table:table-cell>
          <table:table-cell table:formula="of:=MONTH([.A3])" office:value-type="float" office:value="1">
            <text:p>1</text:p>
          </table:table-cell>
          <table:table-cell table:formula="of:=YEAR([.A3])" office:value-type="float" office:value="2007">
            <text:p>2007</text:p>
          </table:table-cell>
          <table:table-cell table:formula="of:=[Sheet1.D3]" office:value-type="float" office:value="1158.38">
            <text:p>1,158.38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5" table:formula="of:=SUMIF([.$B$2:.$B$1012];[.I3:.I3];[.$F$2:.$F$1012])/COUNTIF([.$B$2:.$B$1012];[.I3:.I3])" office:value-type="float" office:value="975.870099502488">
            <text:p>975.87</text:p>
          </table:table-cell>
          <table:table-cell office:value-type="float" office:value="2">
            <text:p>2</text:p>
          </table:table-cell>
          <table:table-cell table:style-name="ce5" table:formula="of:=SUMIF([.$C$2:.$C$1012];[.K3:.K3];[.$F$2:.$F$1012])/COUNTIF([.$C$2:.$C$1012];[.K3:.K3])" office:value-type="float" office:value="941.4195">
            <text:p>941.42</text:p>
          </table:table-cell>
          <table:table-cell office:value-type="float" office:value="2">
            <text:p>2</text:p>
          </table:table-cell>
          <table:table-cell table:style-name="ce5" table:formula="of:=SUMIF([.$D$2:.$D$1012];[.M3:.M3];[.$F$2:.$F$1012])/COUNTIF([.$D$2:.$D$1012];[.M3:.M3])" office:value-type="float" office:value="938.253580246914">
            <text:p>938.25</text:p>
          </table:table-cell>
          <table:table-cell office:value-type="float" office:value="2008">
            <text:p>2008</text:p>
          </table:table-cell>
          <table:table-cell table:style-name="ce5" table:formula="of:=SUMIF([.$E$2:.$E$1012];[.O3:.O3];[.$F$2:.$F$1012])/COUNTIF([.$E$2:.$E$1012];[.O3:.O3])" office:value-type="float" office:value="854.896071428571">
            <text:p>854.90</text:p>
          </table:table-cell>
        </table:table-row>
        <table:table-row table:style-name="ro2">
          <table:table-cell table:formula="of:=[Sheet1.A4]" office:value-type="string" office:string-value="2007-01-04">
            <text:p>2007-01-04</text:p>
          </table:table-cell>
          <table:table-cell table:formula="of:=WEEKDAY([.A4:.A4])" office:value-type="float" office:value="5">
            <text:p>5</text:p>
          </table:table-cell>
          <table:table-cell table:formula="of:=ISOWEEKNUM([.A4];1)" office:value-type="float" office:value="1">
            <text:p>1</text:p>
          </table:table-cell>
          <table:table-cell table:formula="of:=MONTH([.A4])" office:value-type="float" office:value="1">
            <text:p>1</text:p>
          </table:table-cell>
          <table:table-cell table:formula="of:=YEAR([.A4])" office:value-type="float" office:value="2007">
            <text:p>2007</text:p>
          </table:table-cell>
          <table:table-cell table:formula="of:=[Sheet1.D4]" office:value-type="float" office:value="1149.58">
            <text:p>1,149.58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5" table:formula="of:=SUMIF([.$B$2:.$B$1012];[.I4:.I4];[.$F$2:.$F$1012])/COUNTIF([.$B$2:.$B$1012];[.I4:.I4])" office:value-type="float" office:value="975.354975609757">
            <text:p>975.35</text:p>
          </table:table-cell>
          <table:table-cell office:value-type="float" office:value="3">
            <text:p>3</text:p>
          </table:table-cell>
          <table:table-cell table:style-name="ce5" table:formula="of:=SUMIF([.$C$2:.$C$1012];[.K4:.K4];[.$F$2:.$F$1012])/COUNTIF([.$C$2:.$C$1012];[.K4:.K4])" office:value-type="float" office:value="930.222">
            <text:p>930.22</text:p>
          </table:table-cell>
          <table:table-cell office:value-type="float" office:value="3">
            <text:p>3</text:p>
          </table:table-cell>
          <table:table-cell table:style-name="ce5" table:formula="of:=SUMIF([.$D$2:.$D$1012];[.M4:.M4];[.$F$2:.$F$1012])/COUNTIF([.$D$2:.$D$1012];[.M4:.M4])" office:value-type="float" office:value="945.687294117647">
            <text:p>945.69</text:p>
          </table:table-cell>
          <table:table-cell office:value-type="float" office:value="2009">
            <text:p>2009</text:p>
          </table:table-cell>
          <table:table-cell table:style-name="ce5" table:formula="of:=SUMIF([.$E$2:.$E$1012];[.O4:.O4];[.$F$2:.$F$1012])/COUNTIF([.$E$2:.$E$1012];[.O4:.O4])" office:value-type="float" office:value="799.52171875">
            <text:p>799.52</text:p>
          </table:table-cell>
        </table:table-row>
        <table:table-row table:style-name="ro2">
          <table:table-cell table:formula="of:=[Sheet1.A5]" office:value-type="string" office:string-value="2007-01-05">
            <text:p>2007-01-05</text:p>
          </table:table-cell>
          <table:table-cell table:formula="of:=WEEKDAY([.A5:.A5])" office:value-type="float" office:value="6">
            <text:p>6</text:p>
          </table:table-cell>
          <table:table-cell table:formula="of:=ISOWEEKNUM([.A5];1)" office:value-type="float" office:value="1">
            <text:p>1</text:p>
          </table:table-cell>
          <table:table-cell table:formula="of:=MONTH([.A5])" office:value-type="float" office:value="1">
            <text:p>1</text:p>
          </table:table-cell>
          <table:table-cell table:formula="of:=YEAR([.A5])" office:value-type="float" office:value="2007">
            <text:p>2007</text:p>
          </table:table-cell>
          <table:table-cell table:formula="of:=[Sheet1.D5]" office:value-type="float" office:value="1147.22">
            <text:p>1,147.22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5" table:formula="of:=SUMIF([.$B$2:.$B$1012];[.I5:.I5];[.$F$2:.$F$1012])/COUNTIF([.$B$2:.$B$1012];[.I5:.I5])" office:value-type="float" office:value="978.424166666666">
            <text:p>978.42</text:p>
          </table:table-cell>
          <table:table-cell office:value-type="float" office:value="4">
            <text:p>4</text:p>
          </table:table-cell>
          <table:table-cell table:style-name="ce5" table:formula="of:=SUMIF([.$C$2:.$C$1012];[.K5:.K5];[.$F$2:.$F$1012])/COUNTIF([.$C$2:.$C$1012];[.K5:.K5])" office:value-type="float" office:value="923.047">
            <text:p>923.05</text:p>
          </table:table-cell>
          <table:table-cell office:value-type="float" office:value="4">
            <text:p>4</text:p>
          </table:table-cell>
          <table:table-cell table:style-name="ce5" table:formula="of:=SUMIF([.$D$2:.$D$1012];[.M5:.M5];[.$F$2:.$F$1012])/COUNTIF([.$D$2:.$D$1012];[.M5:.M5])" office:value-type="float" office:value="1002.88407407407">
            <text:p>1,002.88</text:p>
          </table:table-cell>
          <table:table-cell office:value-type="float" office:value="2010">
            <text:p>2010</text:p>
          </table:table-cell>
          <table:table-cell table:style-name="ce5" table:formula="of:=SUMIF([.$E$2:.$E$1012];[.O5:.O5];[.$F$2:.$F$1012])/COUNTIF([.$E$2:.$E$1012];[.O5:.O5])" office:value-type="float" office:value="1040.14766798419">
            <text:p>1,040.15</text:p>
          </table:table-cell>
        </table:table-row>
        <table:table-row table:style-name="ro2">
          <table:table-cell table:formula="of:=[Sheet1.A6]" office:value-type="string" office:string-value="2007-01-08">
            <text:p>2007-01-08</text:p>
          </table:table-cell>
          <table:table-cell table:formula="of:=WEEKDAY([.A6:.A6])" office:value-type="float" office:value="2">
            <text:p>2</text:p>
          </table:table-cell>
          <table:table-cell table:formula="of:=ISOWEEKNUM([.A6];1)" office:value-type="float" office:value="2">
            <text:p>2</text:p>
          </table:table-cell>
          <table:table-cell table:formula="of:=MONTH([.A6])" office:value-type="float" office:value="1">
            <text:p>1</text:p>
          </table:table-cell>
          <table:table-cell table:formula="of:=YEAR([.A6])" office:value-type="float" office:value="2007">
            <text:p>2007</text:p>
          </table:table-cell>
          <table:table-cell table:formula="of:=[Sheet1.D6]" office:value-type="float" office:value="1144.48">
            <text:p>1,144.48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5" table:formula="of:=SUMIF([.$B$2:.$B$1012];[.I6:.I6];[.$F$2:.$F$1012])/COUNTIF([.$B$2:.$B$1012];[.I6:.I6])" office:value-type="float" office:value="974.29702970297">
            <text:p>974.30</text:p>
          </table:table-cell>
          <table:table-cell office:value-type="float" office:value="5">
            <text:p>5</text:p>
          </table:table-cell>
          <table:table-cell table:style-name="ce5" table:formula="of:=SUMIF([.$C$2:.$C$1012];[.K6:.K6];[.$F$2:.$F$1012])/COUNTIF([.$C$2:.$C$1012];[.K6:.K6])" office:value-type="float" office:value="934.6965">
            <text:p>934.70</text:p>
          </table:table-cell>
          <table:table-cell office:value-type="float" office:value="5">
            <text:p>5</text:p>
          </table:table-cell>
          <table:table-cell table:style-name="ce5" table:formula="of:=SUMIF([.$D$2:.$D$1012];[.M6:.M6];[.$F$2:.$F$1012])/COUNTIF([.$D$2:.$D$1012];[.M6:.M6])" office:value-type="float" office:value="989.017590361446">
            <text:p>989.02</text:p>
          </table:table-cell>
          <table:table-cell table:number-columns-repeated="2"/>
        </table:table-row>
        <table:table-row table:style-name="ro2">
          <table:table-cell table:formula="of:=[Sheet1.A7]" office:value-type="string" office:string-value="2007-01-09">
            <text:p>2007-01-09</text:p>
          </table:table-cell>
          <table:table-cell table:formula="of:=WEEKDAY([.A7:.A7])" office:value-type="float" office:value="3">
            <text:p>3</text:p>
          </table:table-cell>
          <table:table-cell table:formula="of:=ISOWEEKNUM([.A7];1)" office:value-type="float" office:value="2">
            <text:p>2</text:p>
          </table:table-cell>
          <table:table-cell table:formula="of:=MONTH([.A7])" office:value-type="float" office:value="1">
            <text:p>1</text:p>
          </table:table-cell>
          <table:table-cell table:formula="of:=YEAR([.A7])" office:value-type="float" office:value="2007">
            <text:p>2007</text:p>
          </table:table-cell>
          <table:table-cell table:formula="of:=[Sheet1.D7]" office:value-type="float" office:value="1143.09">
            <text:p>1,143.09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5" table:formula="of:=SUMIF([.$B$2:.$B$1012];[.I7:.I7];[.$F$2:.$F$1012])/COUNTIF([.$B$2:.$B$1012];[.I7:.I7])" office:value-type="float" office:value="962.034263959391">
            <text:p>962.03</text:p>
          </table:table-cell>
          <table:table-cell office:value-type="float" office:value="6">
            <text:p>6</text:p>
          </table:table-cell>
          <table:table-cell table:style-name="ce5" table:formula="of:=SUMIF([.$C$2:.$C$1012];[.K7:.K7];[.$F$2:.$F$1012])/COUNTIF([.$C$2:.$C$1012];[.K7:.K7])" office:value-type="float" office:value="940.1055">
            <text:p>940.11</text:p>
          </table:table-cell>
          <table:table-cell office:value-type="float" office:value="6">
            <text:p>6</text:p>
          </table:table-cell>
          <table:table-cell table:style-name="ce5" table:formula="of:=SUMIF([.$D$2:.$D$1012];[.M7:.M7];[.$F$2:.$F$1012])/COUNTIF([.$D$2:.$D$1012];[.M7:.M7])" office:value-type="float" office:value="970.215">
            <text:p>970.22</text:p>
          </table:table-cell>
          <table:table-cell table:number-columns-repeated="2"/>
        </table:table-row>
        <table:table-row table:style-name="ro2">
          <table:table-cell table:formula="of:=[Sheet1.A8]" office:value-type="string" office:string-value="2007-01-10">
            <text:p>2007-01-10</text:p>
          </table:table-cell>
          <table:table-cell table:formula="of:=WEEKDAY([.A8:.A8])" office:value-type="float" office:value="4">
            <text:p>4</text:p>
          </table:table-cell>
          <table:table-cell table:formula="of:=ISOWEEKNUM([.A8];1)" office:value-type="float" office:value="2">
            <text:p>2</text:p>
          </table:table-cell>
          <table:table-cell table:formula="of:=MONTH([.A8])" office:value-type="float" office:value="1">
            <text:p>1</text:p>
          </table:table-cell>
          <table:table-cell table:formula="of:=YEAR([.A8])" office:value-type="float" office:value="2007">
            <text:p>2007</text:p>
          </table:table-cell>
          <table:table-cell table:formula="of:=[Sheet1.D8]" office:value-type="float" office:value="1133.05">
            <text:p>1,133.05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5" table:formula="of:=SUMIF([.$B$2:.$B$1012];[.I8:.I8];[.$F$2:.$F$1012])/COUNTIF([.$B$2:.$B$1012];[.I8:.I8])" office:value-type="float" office:value="870.98">
            <text:p>870.98</text:p>
          </table:table-cell>
          <table:table-cell office:value-type="float" office:value="7">
            <text:p>7</text:p>
          </table:table-cell>
          <table:table-cell table:style-name="ce5" table:formula="of:=SUMIF([.$C$2:.$C$1012];[.K8:.K8];[.$F$2:.$F$1012])/COUNTIF([.$C$2:.$C$1012];[.K8:.K8])" office:value-type="float" office:value="935.362">
            <text:p>935.36</text:p>
          </table:table-cell>
          <table:table-cell office:value-type="float" office:value="7">
            <text:p>7</text:p>
          </table:table-cell>
          <table:table-cell table:style-name="ce5" table:formula="of:=SUMIF([.$D$2:.$D$1012];[.M8:.M8];[.$F$2:.$F$1012])/COUNTIF([.$D$2:.$D$1012];[.M8:.M8])" office:value-type="float" office:value="989.747282608696">
            <text:p>989.75</text:p>
          </table:table-cell>
          <table:table-cell table:number-columns-repeated="2"/>
        </table:table-row>
        <table:table-row table:style-name="ro2">
          <table:table-cell table:formula="of:=[Sheet1.A9]" office:value-type="string" office:string-value="2007-01-11">
            <text:p>2007-01-11</text:p>
          </table:table-cell>
          <table:table-cell table:formula="of:=WEEKDAY([.A9:.A9])" office:value-type="float" office:value="5">
            <text:p>5</text:p>
          </table:table-cell>
          <table:table-cell table:formula="of:=ISOWEEKNUM([.A9];1)" office:value-type="float" office:value="2">
            <text:p>2</text:p>
          </table:table-cell>
          <table:table-cell table:formula="of:=MONTH([.A9])" office:value-type="float" office:value="1">
            <text:p>1</text:p>
          </table:table-cell>
          <table:table-cell table:formula="of:=YEAR([.A9])" office:value-type="float" office:value="2007">
            <text:p>2007</text:p>
          </table:table-cell>
          <table:table-cell table:formula="of:=[Sheet1.D9]" office:value-type="float" office:value="1160.04">
            <text:p>1,160.04</text:p>
          </table:table-cell>
          <table:table-cell table:number-columns-repeated="4"/>
          <table:table-cell office:value-type="float" office:value="8">
            <text:p>8</text:p>
          </table:table-cell>
          <table:table-cell table:style-name="ce5" table:formula="of:=SUMIF([.$C$2:.$C$1012];[.K9:.K9];[.$F$2:.$F$1012])/COUNTIF([.$C$2:.$C$1012];[.K9:.K9])" office:value-type="float" office:value="936.07">
            <text:p>936.07</text:p>
          </table:table-cell>
          <table:table-cell office:value-type="float" office:value="8">
            <text:p>8</text:p>
          </table:table-cell>
          <table:table-cell table:style-name="ce5" table:formula="of:=SUMIF([.$D$2:.$D$1012];[.M9:.M9];[.$F$2:.$F$1012])/COUNTIF([.$D$2:.$D$1012];[.M9:.M9])" office:value-type="float" office:value="1003.64988505747">
            <text:p>1,003.65</text:p>
          </table:table-cell>
          <table:table-cell table:number-columns-repeated="2"/>
        </table:table-row>
        <table:table-row table:style-name="ro2">
          <table:table-cell table:formula="of:=[Sheet1.A10]" office:value-type="string" office:string-value="2007-01-12">
            <text:p>2007-01-12</text:p>
          </table:table-cell>
          <table:table-cell table:formula="of:=WEEKDAY([.A10:.A10])" office:value-type="float" office:value="6">
            <text:p>6</text:p>
          </table:table-cell>
          <table:table-cell table:formula="of:=ISOWEEKNUM([.A10];1)" office:value-type="float" office:value="2">
            <text:p>2</text:p>
          </table:table-cell>
          <table:table-cell table:formula="of:=MONTH([.A10])" office:value-type="float" office:value="1">
            <text:p>1</text:p>
          </table:table-cell>
          <table:table-cell table:formula="of:=YEAR([.A10])" office:value-type="float" office:value="2007">
            <text:p>2007</text:p>
          </table:table-cell>
          <table:table-cell table:formula="of:=[Sheet1.D10]" office:value-type="float" office:value="1159.46">
            <text:p>1,159.46</text:p>
          </table:table-cell>
          <table:table-cell table:number-columns-repeated="4"/>
          <table:table-cell office:value-type="float" office:value="9">
            <text:p>9</text:p>
          </table:table-cell>
          <table:table-cell table:style-name="ce5" table:formula="of:=SUMIF([.$C$2:.$C$1012];[.K10:.K10];[.$F$2:.$F$1012])/COUNTIF([.$C$2:.$C$1012];[.K10:.K10])" office:value-type="float" office:value="935.891">
            <text:p>935.89</text:p>
          </table:table-cell>
          <table:table-cell office:value-type="float" office:value="9">
            <text:p>9</text:p>
          </table:table-cell>
          <table:table-cell table:style-name="ce5" table:formula="of:=SUMIF([.$D$2:.$D$1012];[.M10:.M10];[.$F$2:.$F$1012])/COUNTIF([.$D$2:.$D$1012];[.M10:.M10])" office:value-type="float" office:value="996.779418604652">
            <text:p>996.78</text:p>
          </table:table-cell>
          <table:table-cell table:number-columns-repeated="2"/>
        </table:table-row>
        <table:table-row table:style-name="ro2">
          <table:table-cell table:formula="of:=[Sheet1.A11]" office:value-type="string" office:string-value="2007-01-15">
            <text:p>2007-01-15</text:p>
          </table:table-cell>
          <table:table-cell table:formula="of:=WEEKDAY([.A11:.A11])" office:value-type="float" office:value="2">
            <text:p>2</text:p>
          </table:table-cell>
          <table:table-cell table:formula="of:=ISOWEEKNUM([.A11];1)" office:value-type="float" office:value="3">
            <text:p>3</text:p>
          </table:table-cell>
          <table:table-cell table:formula="of:=MONTH([.A11])" office:value-type="float" office:value="1">
            <text:p>1</text:p>
          </table:table-cell>
          <table:table-cell table:formula="of:=YEAR([.A11])" office:value-type="float" office:value="2007">
            <text:p>2007</text:p>
          </table:table-cell>
          <table:table-cell table:formula="of:=[Sheet1.D11]" office:value-type="float" office:value="1173.87">
            <text:p>1,173.87</text:p>
          </table:table-cell>
          <table:table-cell table:number-columns-repeated="4"/>
          <table:table-cell office:value-type="float" office:value="10">
            <text:p>10</text:p>
          </table:table-cell>
          <table:table-cell table:style-name="ce5" table:formula="of:=SUMIF([.$C$2:.$C$1012];[.K11:.K11];[.$F$2:.$F$1012])/COUNTIF([.$C$2:.$C$1012];[.K11:.K11])" office:value-type="float" office:value="942.028">
            <text:p>942.03</text:p>
          </table:table-cell>
          <table:table-cell office:value-type="float" office:value="10">
            <text:p>10</text:p>
          </table:table-cell>
          <table:table-cell table:style-name="ce5" table:formula="of:=SUMIF([.$D$2:.$D$1012];[.M11:.M11];[.$F$2:.$F$1012])/COUNTIF([.$D$2:.$D$1012];[.M11:.M11])" office:value-type="float" office:value="968.826292134832">
            <text:p>968.83</text:p>
          </table:table-cell>
          <table:table-cell table:number-columns-repeated="2"/>
        </table:table-row>
        <table:table-row table:style-name="ro2">
          <table:table-cell table:formula="of:=[Sheet1.A12]" office:value-type="string" office:string-value="2007-01-16">
            <text:p>2007-01-16</text:p>
          </table:table-cell>
          <table:table-cell table:formula="of:=WEEKDAY([.A12:.A12])" office:value-type="float" office:value="3">
            <text:p>3</text:p>
          </table:table-cell>
          <table:table-cell table:formula="of:=ISOWEEKNUM([.A12];1)" office:value-type="float" office:value="3">
            <text:p>3</text:p>
          </table:table-cell>
          <table:table-cell table:formula="of:=MONTH([.A12])" office:value-type="float" office:value="1">
            <text:p>1</text:p>
          </table:table-cell>
          <table:table-cell table:formula="of:=YEAR([.A12])" office:value-type="float" office:value="2007">
            <text:p>2007</text:p>
          </table:table-cell>
          <table:table-cell table:formula="of:=[Sheet1.D12]" office:value-type="float" office:value="1170.63">
            <text:p>1,170.63</text:p>
          </table:table-cell>
          <table:table-cell table:number-columns-repeated="4"/>
          <table:table-cell office:value-type="float" office:value="11">
            <text:p>11</text:p>
          </table:table-cell>
          <table:table-cell table:style-name="ce5" table:formula="of:=SUMIF([.$C$2:.$C$1012];[.K12:.K12];[.$F$2:.$F$1012])/COUNTIF([.$C$2:.$C$1012];[.K12:.K12])" office:value-type="float" office:value="946.606">
            <text:p>946.61</text:p>
          </table:table-cell>
          <table:table-cell office:value-type="float" office:value="11">
            <text:p>11</text:p>
          </table:table-cell>
          <table:table-cell table:style-name="ce5" table:formula="of:=SUMIF([.$D$2:.$D$1012];[.M12:.M12];[.$F$2:.$F$1012])/COUNTIF([.$D$2:.$D$1012];[.M12:.M12])" office:value-type="float" office:value="958.43705882353">
            <text:p>958.44</text:p>
          </table:table-cell>
          <table:table-cell table:number-columns-repeated="2"/>
        </table:table-row>
        <table:table-row table:style-name="ro2">
          <table:table-cell table:formula="of:=[Sheet1.A13]" office:value-type="string" office:string-value="2007-01-17">
            <text:p>2007-01-17</text:p>
          </table:table-cell>
          <table:table-cell table:formula="of:=WEEKDAY([.A13:.A13])" office:value-type="float" office:value="4">
            <text:p>4</text:p>
          </table:table-cell>
          <table:table-cell table:formula="of:=ISOWEEKNUM([.A13];1)" office:value-type="float" office:value="3">
            <text:p>3</text:p>
          </table:table-cell>
          <table:table-cell table:formula="of:=MONTH([.A13])" office:value-type="float" office:value="1">
            <text:p>1</text:p>
          </table:table-cell>
          <table:table-cell table:formula="of:=YEAR([.A13])" office:value-type="float" office:value="2007">
            <text:p>2007</text:p>
          </table:table-cell>
          <table:table-cell table:formula="of:=[Sheet1.D13]" office:value-type="float" office:value="1175.9">
            <text:p>1,175.90</text:p>
          </table:table-cell>
          <table:table-cell/>
          <table:table-cell>
            <draw:frame table:end-cell-address="Sheet2.O29" table:end-x="0.4409in" table:end-y="0.0654in" draw:z-index="0" draw:style-name="gr1" svg:width="5.8472in" svg:height="2.7555in" svg:x="0.8169in" svg:y="0.1437in">
              <draw:object draw:notify-on-update-of-ranges="Sheet2.N2:Sheet2.N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office:value-type="float" office:value="12">
            <text:p>12</text:p>
          </table:table-cell>
          <table:table-cell table:style-name="ce5" table:formula="of:=SUMIF([.$C$2:.$C$1012];[.K13:.K13];[.$F$2:.$F$1012])/COUNTIF([.$C$2:.$C$1012];[.K13:.K13])" office:value-type="float" office:value="955.551111111111">
            <text:p>955.55</text:p>
          </table:table-cell>
          <table:table-cell office:value-type="float" office:value="12">
            <text:p>12</text:p>
          </table:table-cell>
          <table:table-cell table:style-name="ce5" table:formula="of:=SUMIF([.$D$2:.$D$1012];[.M13:.M13];[.$F$2:.$F$1012])/COUNTIF([.$D$2:.$D$1012];[.M13:.M13])" office:value-type="float" office:value="965.552597402598">
            <text:p>965.55</text:p>
          </table:table-cell>
          <table:table-cell table:number-columns-repeated="2"/>
        </table:table-row>
        <table:table-row table:style-name="ro2">
          <table:table-cell table:formula="of:=[Sheet1.A14]" office:value-type="string" office:string-value="2007-01-18">
            <text:p>2007-01-18</text:p>
          </table:table-cell>
          <table:table-cell table:formula="of:=WEEKDAY([.A14:.A14])" office:value-type="float" office:value="5">
            <text:p>5</text:p>
          </table:table-cell>
          <table:table-cell table:formula="of:=ISOWEEKNUM([.A14];1)" office:value-type="float" office:value="3">
            <text:p>3</text:p>
          </table:table-cell>
          <table:table-cell table:formula="of:=MONTH([.A14])" office:value-type="float" office:value="1">
            <text:p>1</text:p>
          </table:table-cell>
          <table:table-cell table:formula="of:=YEAR([.A14])" office:value-type="float" office:value="2007">
            <text:p>2007</text:p>
          </table:table-cell>
          <table:table-cell table:formula="of:=[Sheet1.D14]" office:value-type="float" office:value="1173.59">
            <text:p>1,173.59</text:p>
          </table:table-cell>
          <table:table-cell table:number-columns-repeated="4"/>
          <table:table-cell office:value-type="float" office:value="13">
            <text:p>13</text:p>
          </table:table-cell>
          <table:table-cell table:style-name="ce5" table:formula="of:=SUMIF([.$C$2:.$C$1012];[.K14:.K14];[.$F$2:.$F$1012])/COUNTIF([.$C$2:.$C$1012];[.K14:.K14])" office:value-type="float" office:value="962.082222222222">
            <text:p>962.08</text:p>
          </table:table-cell>
          <table:table-cell table:number-columns-repeated="4"/>
        </table:table-row>
        <table:table-row table:style-name="ro2">
          <table:table-cell table:formula="of:=[Sheet1.A15]" office:value-type="string" office:string-value="2007-01-19">
            <text:p>2007-01-19</text:p>
          </table:table-cell>
          <table:table-cell table:formula="of:=WEEKDAY([.A15:.A15])" office:value-type="float" office:value="6">
            <text:p>6</text:p>
          </table:table-cell>
          <table:table-cell table:formula="of:=ISOWEEKNUM([.A15];1)" office:value-type="float" office:value="3">
            <text:p>3</text:p>
          </table:table-cell>
          <table:table-cell table:formula="of:=MONTH([.A15])" office:value-type="float" office:value="1">
            <text:p>1</text:p>
          </table:table-cell>
          <table:table-cell table:formula="of:=YEAR([.A15])" office:value-type="float" office:value="2007">
            <text:p>2007</text:p>
          </table:table-cell>
          <table:table-cell table:formula="of:=[Sheet1.D15]" office:value-type="float" office:value="1180.57">
            <text:p>1,180.57</text:p>
          </table:table-cell>
          <table:table-cell table:number-columns-repeated="4"/>
          <table:table-cell office:value-type="float" office:value="14">
            <text:p>14</text:p>
          </table:table-cell>
          <table:table-cell table:style-name="ce5" table:formula="of:=SUMIF([.$C$2:.$C$1012];[.K15:.K15];[.$F$2:.$F$1012])/COUNTIF([.$C$2:.$C$1012];[.K15:.K15])" office:value-type="float" office:value="991.724705882353">
            <text:p>991.72</text:p>
          </table:table-cell>
          <table:table-cell table:number-columns-repeated="4"/>
        </table:table-row>
        <table:table-row table:style-name="ro2">
          <table:table-cell table:formula="of:=[Sheet1.A16]" office:value-type="string" office:string-value="2007-01-22">
            <text:p>2007-01-22</text:p>
          </table:table-cell>
          <table:table-cell table:formula="of:=WEEKDAY([.A16:.A16])" office:value-type="float" office:value="2">
            <text:p>2</text:p>
          </table:table-cell>
          <table:table-cell table:formula="of:=ISOWEEKNUM([.A16];1)" office:value-type="float" office:value="4">
            <text:p>4</text:p>
          </table:table-cell>
          <table:table-cell table:formula="of:=MONTH([.A16])" office:value-type="float" office:value="1">
            <text:p>1</text:p>
          </table:table-cell>
          <table:table-cell table:formula="of:=YEAR([.A16])" office:value-type="float" office:value="2007">
            <text:p>2007</text:p>
          </table:table-cell>
          <table:table-cell table:formula="of:=[Sheet1.D16]" office:value-type="float" office:value="1181.35">
            <text:p>1,181.35</text:p>
          </table:table-cell>
          <table:table-cell table:number-columns-repeated="4"/>
          <table:table-cell office:value-type="float" office:value="15">
            <text:p>15</text:p>
          </table:table-cell>
          <table:table-cell table:style-name="ce5" table:formula="of:=SUMIF([.$C$2:.$C$1012];[.K16:.K16];[.$F$2:.$F$1012])/COUNTIF([.$C$2:.$C$1012];[.K16:.K16])" office:value-type="float" office:value="1007.67277777778">
            <text:p>1,007.67</text:p>
          </table:table-cell>
          <table:table-cell table:number-columns-repeated="4"/>
        </table:table-row>
        <table:table-row table:style-name="ro2">
          <table:table-cell table:formula="of:=[Sheet1.A17]" office:value-type="string" office:string-value="2007-01-23">
            <text:p>2007-01-23</text:p>
          </table:table-cell>
          <table:table-cell table:formula="of:=WEEKDAY([.A17:.A17])" office:value-type="float" office:value="3">
            <text:p>3</text:p>
          </table:table-cell>
          <table:table-cell table:formula="of:=ISOWEEKNUM([.A17];1)" office:value-type="float" office:value="4">
            <text:p>4</text:p>
          </table:table-cell>
          <table:table-cell table:formula="of:=MONTH([.A17])" office:value-type="float" office:value="1">
            <text:p>1</text:p>
          </table:table-cell>
          <table:table-cell table:formula="of:=YEAR([.A17])" office:value-type="float" office:value="2007">
            <text:p>2007</text:p>
          </table:table-cell>
          <table:table-cell table:formula="of:=[Sheet1.D17]" office:value-type="float" office:value="1175.13">
            <text:p>1,175.13</text:p>
          </table:table-cell>
          <table:table-cell table:number-columns-repeated="4"/>
          <table:table-cell office:value-type="float" office:value="16">
            <text:p>16</text:p>
          </table:table-cell>
          <table:table-cell table:style-name="ce5" table:formula="of:=SUMIF([.$C$2:.$C$1012];[.K17:.K17];[.$F$2:.$F$1012])/COUNTIF([.$C$2:.$C$1012];[.K17:.K17])" office:value-type="float" office:value="1011.8845">
            <text:p>1,011.88</text:p>
          </table:table-cell>
          <table:table-cell table:number-columns-repeated="4"/>
        </table:table-row>
        <table:table-row table:style-name="ro2">
          <table:table-cell table:formula="of:=[Sheet1.A18]" office:value-type="string" office:string-value="2007-01-24">
            <text:p>2007-01-24</text:p>
          </table:table-cell>
          <table:table-cell table:formula="of:=WEEKDAY([.A18:.A18])" office:value-type="float" office:value="4">
            <text:p>4</text:p>
          </table:table-cell>
          <table:table-cell table:formula="of:=ISOWEEKNUM([.A18];1)" office:value-type="float" office:value="4">
            <text:p>4</text:p>
          </table:table-cell>
          <table:table-cell table:formula="of:=MONTH([.A18])" office:value-type="float" office:value="1">
            <text:p>1</text:p>
          </table:table-cell>
          <table:table-cell table:formula="of:=YEAR([.A18])" office:value-type="float" office:value="2007">
            <text:p>2007</text:p>
          </table:table-cell>
          <table:table-cell table:formula="of:=[Sheet1.D18]" office:value-type="float" office:value="1177.89">
            <text:p>1,177.89</text:p>
          </table:table-cell>
          <table:table-cell table:number-columns-repeated="4"/>
          <table:table-cell office:value-type="float" office:value="17">
            <text:p>17</text:p>
          </table:table-cell>
          <table:table-cell table:style-name="ce5" table:formula="of:=SUMIF([.$C$2:.$C$1012];[.K18:.K18];[.$F$2:.$F$1012])/COUNTIF([.$C$2:.$C$1012];[.K18:.K18])" office:value-type="float" office:value="977.665">
            <text:p>977.67</text:p>
          </table:table-cell>
          <table:table-cell table:number-columns-repeated="4"/>
        </table:table-row>
        <table:table-row table:style-name="ro2">
          <table:table-cell table:formula="of:=[Sheet1.A19]" office:value-type="string" office:string-value="2007-01-25">
            <text:p>2007-01-25</text:p>
          </table:table-cell>
          <table:table-cell table:formula="of:=WEEKDAY([.A19:.A19])" office:value-type="float" office:value="5">
            <text:p>5</text:p>
          </table:table-cell>
          <table:table-cell table:formula="of:=ISOWEEKNUM([.A19];1)" office:value-type="float" office:value="4">
            <text:p>4</text:p>
          </table:table-cell>
          <table:table-cell table:formula="of:=MONTH([.A19])" office:value-type="float" office:value="1">
            <text:p>1</text:p>
          </table:table-cell>
          <table:table-cell table:formula="of:=YEAR([.A19])" office:value-type="float" office:value="2007">
            <text:p>2007</text:p>
          </table:table-cell>
          <table:table-cell table:formula="of:=[Sheet1.D19]" office:value-type="float" office:value="1185.82">
            <text:p>1,185.82</text:p>
          </table:table-cell>
          <table:table-cell table:number-columns-repeated="4"/>
          <table:table-cell office:value-type="float" office:value="18">
            <text:p>18</text:p>
          </table:table-cell>
          <table:table-cell table:style-name="ce5" table:formula="of:=SUMIF([.$C$2:.$C$1012];[.K19:.K19];[.$F$2:.$F$1012])/COUNTIF([.$C$2:.$C$1012];[.K19:.K19])" office:value-type="float" office:value="1001.04222222222">
            <text:p>1,001.04</text:p>
          </table:table-cell>
          <table:table-cell table:number-columns-repeated="4"/>
        </table:table-row>
        <table:table-row table:style-name="ro2">
          <table:table-cell table:formula="of:=[Sheet1.A20]" office:value-type="string" office:string-value="2007-01-26">
            <text:p>2007-01-26</text:p>
          </table:table-cell>
          <table:table-cell table:formula="of:=WEEKDAY([.A20:.A20])" office:value-type="float" office:value="6">
            <text:p>6</text:p>
          </table:table-cell>
          <table:table-cell table:formula="of:=ISOWEEKNUM([.A20];1)" office:value-type="float" office:value="4">
            <text:p>4</text:p>
          </table:table-cell>
          <table:table-cell table:formula="of:=MONTH([.A20])" office:value-type="float" office:value="1">
            <text:p>1</text:p>
          </table:table-cell>
          <table:table-cell table:formula="of:=YEAR([.A20])" office:value-type="float" office:value="2007">
            <text:p>2007</text:p>
          </table:table-cell>
          <table:table-cell table:formula="of:=[Sheet1.D20]" office:value-type="float" office:value="1177.35">
            <text:p>1,177.35</text:p>
          </table:table-cell>
          <table:table-cell table:number-columns-repeated="4"/>
          <table:table-cell office:value-type="float" office:value="19">
            <text:p>19</text:p>
          </table:table-cell>
          <table:table-cell table:style-name="ce5" table:formula="of:=SUMIF([.$C$2:.$C$1012];[.K20:.K20];[.$F$2:.$F$1012])/COUNTIF([.$C$2:.$C$1012];[.K20:.K20])" office:value-type="float" office:value="1004.79368421053">
            <text:p>1,004.79</text:p>
          </table:table-cell>
          <table:table-cell table:number-columns-repeated="4"/>
        </table:table-row>
        <table:table-row table:style-name="ro2">
          <table:table-cell table:formula="of:=[Sheet1.A21]" office:value-type="string" office:string-value="2007-01-29">
            <text:p>2007-01-29</text:p>
          </table:table-cell>
          <table:table-cell table:formula="of:=WEEKDAY([.A21:.A21])" office:value-type="float" office:value="2">
            <text:p>2</text:p>
          </table:table-cell>
          <table:table-cell table:formula="of:=ISOWEEKNUM([.A21];1)" office:value-type="float" office:value="5">
            <text:p>5</text:p>
          </table:table-cell>
          <table:table-cell table:formula="of:=MONTH([.A21])" office:value-type="float" office:value="1">
            <text:p>1</text:p>
          </table:table-cell>
          <table:table-cell table:formula="of:=YEAR([.A21])" office:value-type="float" office:value="2007">
            <text:p>2007</text:p>
          </table:table-cell>
          <table:table-cell table:formula="of:=[Sheet1.D21]" office:value-type="float" office:value="1178.88">
            <text:p>1,178.88</text:p>
          </table:table-cell>
          <table:table-cell table:number-columns-repeated="4"/>
          <table:table-cell office:value-type="float" office:value="20">
            <text:p>20</text:p>
          </table:table-cell>
          <table:table-cell table:style-name="ce5" table:formula="of:=SUMIF([.$C$2:.$C$1012];[.K21:.K21];[.$F$2:.$F$1012])/COUNTIF([.$C$2:.$C$1012];[.K21:.K21])" office:value-type="float" office:value="952.634736842105">
            <text:p>952.63</text:p>
          </table:table-cell>
          <table:table-cell table:number-columns-repeated="4"/>
        </table:table-row>
        <table:table-row table:style-name="ro2">
          <table:table-cell table:formula="of:=[Sheet1.A22]" office:value-type="string" office:string-value="2007-01-30">
            <text:p>2007-01-30</text:p>
          </table:table-cell>
          <table:table-cell table:formula="of:=WEEKDAY([.A22:.A22])" office:value-type="float" office:value="3">
            <text:p>3</text:p>
          </table:table-cell>
          <table:table-cell table:formula="of:=ISOWEEKNUM([.A22];1)" office:value-type="float" office:value="5">
            <text:p>5</text:p>
          </table:table-cell>
          <table:table-cell table:formula="of:=MONTH([.A22])" office:value-type="float" office:value="1">
            <text:p>1</text:p>
          </table:table-cell>
          <table:table-cell table:formula="of:=YEAR([.A22])" office:value-type="float" office:value="2007">
            <text:p>2007</text:p>
          </table:table-cell>
          <table:table-cell table:formula="of:=[Sheet1.D22]" office:value-type="float" office:value="1190.26">
            <text:p>1,190.26</text:p>
          </table:table-cell>
          <table:table-cell table:number-columns-repeated="4"/>
          <table:table-cell office:value-type="float" office:value="21">
            <text:p>21</text:p>
          </table:table-cell>
          <table:table-cell table:style-name="ce5" table:formula="of:=SUMIF([.$C$2:.$C$1012];[.K22:.K22];[.$F$2:.$F$1012])/COUNTIF([.$C$2:.$C$1012];[.K22:.K22])" office:value-type="float" office:value="1003.502">
            <text:p>1,003.50</text:p>
          </table:table-cell>
          <table:table-cell table:number-columns-repeated="4"/>
        </table:table-row>
        <table:table-row table:style-name="ro2">
          <table:table-cell table:formula="of:=[Sheet1.A23]" office:value-type="string" office:string-value="2007-01-31">
            <text:p>2007-01-31</text:p>
          </table:table-cell>
          <table:table-cell table:formula="of:=WEEKDAY([.A23:.A23])" office:value-type="float" office:value="4">
            <text:p>4</text:p>
          </table:table-cell>
          <table:table-cell table:formula="of:=ISOWEEKNUM([.A23];1)" office:value-type="float" office:value="5">
            <text:p>5</text:p>
          </table:table-cell>
          <table:table-cell table:formula="of:=MONTH([.A23])" office:value-type="float" office:value="1">
            <text:p>1</text:p>
          </table:table-cell>
          <table:table-cell table:formula="of:=YEAR([.A23])" office:value-type="float" office:value="2007">
            <text:p>2007</text:p>
          </table:table-cell>
          <table:table-cell table:formula="of:=[Sheet1.D23]" office:value-type="float" office:value="1185.98">
            <text:p>1,185.98</text:p>
          </table:table-cell>
          <table:table-cell table:number-columns-repeated="4"/>
          <table:table-cell office:value-type="float" office:value="22">
            <text:p>22</text:p>
          </table:table-cell>
          <table:table-cell table:style-name="ce5" table:formula="of:=SUMIF([.$C$2:.$C$1012];[.K23:.K23];[.$F$2:.$F$1012])/COUNTIF([.$C$2:.$C$1012];[.K23:.K23])" office:value-type="float" office:value="1011.4175">
            <text:p>1,011.42</text:p>
          </table:table-cell>
          <table:table-cell table:number-columns-repeated="4"/>
        </table:table-row>
        <table:table-row table:style-name="ro2">
          <table:table-cell table:formula="of:=[Sheet1.A24]" office:value-type="string" office:string-value="2007-02-01">
            <text:p>2007-02-01</text:p>
          </table:table-cell>
          <table:table-cell table:formula="of:=WEEKDAY([.A24:.A24])" office:value-type="float" office:value="5">
            <text:p>5</text:p>
          </table:table-cell>
          <table:table-cell table:formula="of:=ISOWEEKNUM([.A24];1)" office:value-type="float" office:value="5">
            <text:p>5</text:p>
          </table:table-cell>
          <table:table-cell table:formula="of:=MONTH([.A24])" office:value-type="float" office:value="2">
            <text:p>2</text:p>
          </table:table-cell>
          <table:table-cell table:formula="of:=YEAR([.A24])" office:value-type="float" office:value="2007">
            <text:p>2007</text:p>
          </table:table-cell>
          <table:table-cell table:formula="of:=[Sheet1.D24]" office:value-type="float" office:value="1191.71">
            <text:p>1,191.71</text:p>
          </table:table-cell>
          <table:table-cell table:number-columns-repeated="4"/>
          <table:table-cell office:value-type="float" office:value="23">
            <text:p>23</text:p>
          </table:table-cell>
          <table:table-cell table:style-name="ce5" table:formula="of:=SUMIF([.$C$2:.$C$1012];[.K24:.K24];[.$F$2:.$F$1012])/COUNTIF([.$C$2:.$C$1012];[.K24:.K24])" office:value-type="float" office:value="942.567368421053">
            <text:p>942.57</text:p>
          </table:table-cell>
          <table:table-cell table:number-columns-repeated="4"/>
        </table:table-row>
        <table:table-row table:style-name="ro2">
          <table:table-cell table:formula="of:=[Sheet1.A25]" office:value-type="string" office:string-value="2007-02-02">
            <text:p>2007-02-02</text:p>
          </table:table-cell>
          <table:table-cell table:formula="of:=WEEKDAY([.A25:.A25])" office:value-type="float" office:value="6">
            <text:p>6</text:p>
          </table:table-cell>
          <table:table-cell table:formula="of:=ISOWEEKNUM([.A25];1)" office:value-type="float" office:value="5">
            <text:p>5</text:p>
          </table:table-cell>
          <table:table-cell table:formula="of:=MONTH([.A25])" office:value-type="float" office:value="2">
            <text:p>2</text:p>
          </table:table-cell>
          <table:table-cell table:formula="of:=YEAR([.A25])" office:value-type="float" office:value="2007">
            <text:p>2007</text:p>
          </table:table-cell>
          <table:table-cell table:formula="of:=[Sheet1.D25]" office:value-type="float" office:value="1187.09">
            <text:p>1,187.09</text:p>
          </table:table-cell>
          <table:table-cell table:number-columns-repeated="4"/>
          <table:table-cell office:value-type="float" office:value="24">
            <text:p>24</text:p>
          </table:table-cell>
          <table:table-cell table:style-name="ce5" table:formula="of:=SUMIF([.$C$2:.$C$1012];[.K25:.K25];[.$F$2:.$F$1012])/COUNTIF([.$C$2:.$C$1012];[.K25:.K25])" office:value-type="float" office:value="968.25">
            <text:p>968.25</text:p>
          </table:table-cell>
          <table:table-cell table:number-columns-repeated="4"/>
        </table:table-row>
        <table:table-row table:style-name="ro2">
          <table:table-cell table:formula="of:=[Sheet1.A26]" office:value-type="string" office:string-value="2007-02-05">
            <text:p>2007-02-05</text:p>
          </table:table-cell>
          <table:table-cell table:formula="of:=WEEKDAY([.A26:.A26])" office:value-type="float" office:value="2">
            <text:p>2</text:p>
          </table:table-cell>
          <table:table-cell table:formula="of:=ISOWEEKNUM([.A26];1)" office:value-type="float" office:value="6">
            <text:p>6</text:p>
          </table:table-cell>
          <table:table-cell table:formula="of:=MONTH([.A26])" office:value-type="float" office:value="2">
            <text:p>2</text:p>
          </table:table-cell>
          <table:table-cell table:formula="of:=YEAR([.A26])" office:value-type="float" office:value="2007">
            <text:p>2007</text:p>
          </table:table-cell>
          <table:table-cell table:formula="of:=[Sheet1.D26]" office:value-type="float" office:value="1192.64">
            <text:p>1,192.64</text:p>
          </table:table-cell>
          <table:table-cell table:number-columns-repeated="4"/>
          <table:table-cell office:value-type="float" office:value="25">
            <text:p>25</text:p>
          </table:table-cell>
          <table:table-cell table:style-name="ce5" table:formula="of:=SUMIF([.$C$2:.$C$1012];[.K26:.K26];[.$F$2:.$F$1012])/COUNTIF([.$C$2:.$C$1012];[.K26:.K26])" office:value-type="float" office:value="995.4">
            <text:p>995.40</text:p>
          </table:table-cell>
          <table:table-cell table:number-columns-repeated="4"/>
        </table:table-row>
        <table:table-row table:style-name="ro2">
          <table:table-cell table:formula="of:=[Sheet1.A27]" office:value-type="string" office:string-value="2007-02-06">
            <text:p>2007-02-06</text:p>
          </table:table-cell>
          <table:table-cell table:formula="of:=WEEKDAY([.A27:.A27])" office:value-type="float" office:value="3">
            <text:p>3</text:p>
          </table:table-cell>
          <table:table-cell table:formula="of:=ISOWEEKNUM([.A27];1)" office:value-type="float" office:value="6">
            <text:p>6</text:p>
          </table:table-cell>
          <table:table-cell table:formula="of:=MONTH([.A27])" office:value-type="float" office:value="2">
            <text:p>2</text:p>
          </table:table-cell>
          <table:table-cell table:formula="of:=YEAR([.A27])" office:value-type="float" office:value="2007">
            <text:p>2007</text:p>
          </table:table-cell>
          <table:table-cell table:formula="of:=[Sheet1.D27]" office:value-type="float" office:value="1201.03">
            <text:p>1,201.03</text:p>
          </table:table-cell>
          <table:table-cell table:number-columns-repeated="4"/>
          <table:table-cell office:value-type="float" office:value="26">
            <text:p>26</text:p>
          </table:table-cell>
          <table:table-cell table:style-name="ce5" table:formula="of:=SUMIF([.$C$2:.$C$1012];[.K27:.K27];[.$F$2:.$F$1012])/COUNTIF([.$C$2:.$C$1012];[.K27:.K27])" office:value-type="float" office:value="985.0965">
            <text:p>985.10</text:p>
          </table:table-cell>
          <table:table-cell table:number-columns-repeated="4"/>
        </table:table-row>
        <table:table-row table:style-name="ro2">
          <table:table-cell table:formula="of:=[Sheet1.A28]" office:value-type="string" office:string-value="2007-02-07">
            <text:p>2007-02-07</text:p>
          </table:table-cell>
          <table:table-cell table:formula="of:=WEEKDAY([.A28:.A28])" office:value-type="float" office:value="4">
            <text:p>4</text:p>
          </table:table-cell>
          <table:table-cell table:formula="of:=ISOWEEKNUM([.A28];1)" office:value-type="float" office:value="6">
            <text:p>6</text:p>
          </table:table-cell>
          <table:table-cell table:formula="of:=MONTH([.A28])" office:value-type="float" office:value="2">
            <text:p>2</text:p>
          </table:table-cell>
          <table:table-cell table:formula="of:=YEAR([.A28])" office:value-type="float" office:value="2007">
            <text:p>2007</text:p>
          </table:table-cell>
          <table:table-cell table:formula="of:=[Sheet1.D28]" office:value-type="float" office:value="1206.02">
            <text:p>1,206.02</text:p>
          </table:table-cell>
          <table:table-cell table:number-columns-repeated="4"/>
          <table:table-cell office:value-type="float" office:value="27">
            <text:p>27</text:p>
          </table:table-cell>
          <table:table-cell table:style-name="ce5" table:formula="of:=SUMIF([.$C$2:.$C$1012];[.K28:.K28];[.$F$2:.$F$1012])/COUNTIF([.$C$2:.$C$1012];[.K28:.K28])" office:value-type="float" office:value="977.509">
            <text:p>977.51</text:p>
          </table:table-cell>
          <table:table-cell table:number-columns-repeated="4"/>
        </table:table-row>
        <table:table-row table:style-name="ro2">
          <table:table-cell table:formula="of:=[Sheet1.A29]" office:value-type="string" office:string-value="2007-02-08">
            <text:p>2007-02-08</text:p>
          </table:table-cell>
          <table:table-cell table:formula="of:=WEEKDAY([.A29:.A29])" office:value-type="float" office:value="5">
            <text:p>5</text:p>
          </table:table-cell>
          <table:table-cell table:formula="of:=ISOWEEKNUM([.A29];1)" office:value-type="float" office:value="6">
            <text:p>6</text:p>
          </table:table-cell>
          <table:table-cell table:formula="of:=MONTH([.A29])" office:value-type="float" office:value="2">
            <text:p>2</text:p>
          </table:table-cell>
          <table:table-cell table:formula="of:=YEAR([.A29])" office:value-type="float" office:value="2007">
            <text:p>2007</text:p>
          </table:table-cell>
          <table:table-cell table:formula="of:=[Sheet1.D29]" office:value-type="float" office:value="1193.62">
            <text:p>1,193.62</text:p>
          </table:table-cell>
          <table:table-cell table:number-columns-repeated="4"/>
          <table:table-cell office:value-type="float" office:value="28">
            <text:p>28</text:p>
          </table:table-cell>
          <table:table-cell table:style-name="ce5" table:formula="of:=SUMIF([.$C$2:.$C$1012];[.K29:.K29];[.$F$2:.$F$1012])/COUNTIF([.$C$2:.$C$1012];[.K29:.K29])" office:value-type="float" office:value="998.947">
            <text:p>998.95</text:p>
          </table:table-cell>
          <table:table-cell table:number-columns-repeated="4"/>
        </table:table-row>
        <table:table-row table:style-name="ro2">
          <table:table-cell table:formula="of:=[Sheet1.A30]" office:value-type="string" office:string-value="2007-02-09">
            <text:p>2007-02-09</text:p>
          </table:table-cell>
          <table:table-cell table:formula="of:=WEEKDAY([.A30:.A30])" office:value-type="float" office:value="6">
            <text:p>6</text:p>
          </table:table-cell>
          <table:table-cell table:formula="of:=ISOWEEKNUM([.A30];1)" office:value-type="float" office:value="6">
            <text:p>6</text:p>
          </table:table-cell>
          <table:table-cell table:formula="of:=MONTH([.A30])" office:value-type="float" office:value="2">
            <text:p>2</text:p>
          </table:table-cell>
          <table:table-cell table:formula="of:=YEAR([.A30])" office:value-type="float" office:value="2007">
            <text:p>2007</text:p>
          </table:table-cell>
          <table:table-cell table:formula="of:=[Sheet1.D30]" office:value-type="float" office:value="1201.15">
            <text:p>1,201.15</text:p>
          </table:table-cell>
          <table:table-cell table:number-columns-repeated="4"/>
          <table:table-cell office:value-type="float" office:value="29">
            <text:p>29</text:p>
          </table:table-cell>
          <table:table-cell table:style-name="ce5" table:formula="of:=SUMIF([.$C$2:.$C$1012];[.K30:.K30];[.$F$2:.$F$1012])/COUNTIF([.$C$2:.$C$1012];[.K30:.K30])" office:value-type="float" office:value="996.662272727273">
            <text:p>996.66</text:p>
          </table:table-cell>
          <table:table-cell table:number-columns-repeated="4"/>
        </table:table-row>
        <table:table-row table:style-name="ro2">
          <table:table-cell table:formula="of:=[Sheet1.A31]" office:value-type="string" office:string-value="2007-02-12">
            <text:p>2007-02-12</text:p>
          </table:table-cell>
          <table:table-cell table:formula="of:=WEEKDAY([.A31:.A31])" office:value-type="float" office:value="2">
            <text:p>2</text:p>
          </table:table-cell>
          <table:table-cell table:formula="of:=ISOWEEKNUM([.A31];1)" office:value-type="float" office:value="7">
            <text:p>7</text:p>
          </table:table-cell>
          <table:table-cell table:formula="of:=MONTH([.A31])" office:value-type="float" office:value="2">
            <text:p>2</text:p>
          </table:table-cell>
          <table:table-cell table:formula="of:=YEAR([.A31])" office:value-type="float" office:value="2007">
            <text:p>2007</text:p>
          </table:table-cell>
          <table:table-cell table:formula="of:=[Sheet1.D31]" office:value-type="float" office:value="1187.12">
            <text:p>1,187.12</text:p>
          </table:table-cell>
          <table:table-cell table:number-columns-repeated="4"/>
          <table:table-cell office:value-type="float" office:value="30">
            <text:p>30</text:p>
          </table:table-cell>
          <table:table-cell table:style-name="ce5" table:formula="of:=SUMIF([.$C$2:.$C$1012];[.K31:.K31];[.$F$2:.$F$1012])/COUNTIF([.$C$2:.$C$1012];[.K31:.K31])" office:value-type="float" office:value="1009.484">
            <text:p>1,009.48</text:p>
          </table:table-cell>
          <table:table-cell table:number-columns-repeated="4"/>
        </table:table-row>
        <table:table-row table:style-name="ro2">
          <table:table-cell table:formula="of:=[Sheet1.A32]" office:value-type="string" office:string-value="2007-02-13">
            <text:p>2007-02-13</text:p>
          </table:table-cell>
          <table:table-cell table:formula="of:=WEEKDAY([.A32:.A32])" office:value-type="float" office:value="3">
            <text:p>3</text:p>
          </table:table-cell>
          <table:table-cell table:formula="of:=ISOWEEKNUM([.A32];1)" office:value-type="float" office:value="7">
            <text:p>7</text:p>
          </table:table-cell>
          <table:table-cell table:formula="of:=MONTH([.A32])" office:value-type="float" office:value="2">
            <text:p>2</text:p>
          </table:table-cell>
          <table:table-cell table:formula="of:=YEAR([.A32])" office:value-type="float" office:value="2007">
            <text:p>2007</text:p>
          </table:table-cell>
          <table:table-cell table:formula="of:=[Sheet1.D32]" office:value-type="float" office:value="1190.1">
            <text:p>1,190.10</text:p>
          </table:table-cell>
          <table:table-cell table:number-columns-repeated="4"/>
          <table:table-cell office:value-type="float" office:value="31">
            <text:p>31</text:p>
          </table:table-cell>
          <table:table-cell table:style-name="ce5" table:formula="of:=SUMIF([.$C$2:.$C$1012];[.K32:.K32];[.$F$2:.$F$1012])/COUNTIF([.$C$2:.$C$1012];[.K32:.K32])" office:value-type="float" office:value="1010.6885">
            <text:p>1,010.69</text:p>
          </table:table-cell>
          <table:table-cell table:number-columns-repeated="4"/>
        </table:table-row>
        <table:table-row table:style-name="ro2">
          <table:table-cell table:formula="of:=[Sheet1.A33]" office:value-type="string" office:string-value="2007-02-14">
            <text:p>2007-02-14</text:p>
          </table:table-cell>
          <table:table-cell table:formula="of:=WEEKDAY([.A33:.A33])" office:value-type="float" office:value="4">
            <text:p>4</text:p>
          </table:table-cell>
          <table:table-cell table:formula="of:=ISOWEEKNUM([.A33];1)" office:value-type="float" office:value="7">
            <text:p>7</text:p>
          </table:table-cell>
          <table:table-cell table:formula="of:=MONTH([.A33])" office:value-type="float" office:value="2">
            <text:p>2</text:p>
          </table:table-cell>
          <table:table-cell table:formula="of:=YEAR([.A33])" office:value-type="float" office:value="2007">
            <text:p>2007</text:p>
          </table:table-cell>
          <table:table-cell table:formula="of:=[Sheet1.D33]" office:value-type="float" office:value="1212.24">
            <text:p>1,212.24</text:p>
          </table:table-cell>
          <table:table-cell table:number-columns-repeated="4"/>
          <table:table-cell office:value-type="float" office:value="32">
            <text:p>32</text:p>
          </table:table-cell>
          <table:table-cell table:style-name="ce5" table:formula="of:=SUMIF([.$C$2:.$C$1012];[.K33:.K33];[.$F$2:.$F$1012])/COUNTIF([.$C$2:.$C$1012];[.K33:.K33])" office:value-type="float" office:value="1002.5415">
            <text:p>1,002.54</text:p>
          </table:table-cell>
          <table:table-cell table:number-columns-repeated="4"/>
        </table:table-row>
        <table:table-row table:style-name="ro2">
          <table:table-cell table:formula="of:=[Sheet1.A34]" office:value-type="string" office:string-value="2007-02-15">
            <text:p>2007-02-15</text:p>
          </table:table-cell>
          <table:table-cell table:formula="of:=WEEKDAY([.A34:.A34])" office:value-type="float" office:value="5">
            <text:p>5</text:p>
          </table:table-cell>
          <table:table-cell table:formula="of:=ISOWEEKNUM([.A34];1)" office:value-type="float" office:value="7">
            <text:p>7</text:p>
          </table:table-cell>
          <table:table-cell table:formula="of:=MONTH([.A34])" office:value-type="float" office:value="2">
            <text:p>2</text:p>
          </table:table-cell>
          <table:table-cell table:formula="of:=YEAR([.A34])" office:value-type="float" office:value="2007">
            <text:p>2007</text:p>
          </table:table-cell>
          <table:table-cell table:formula="of:=[Sheet1.D34]" office:value-type="float" office:value="1220.37">
            <text:p>1,220.37</text:p>
          </table:table-cell>
          <table:table-cell table:number-columns-repeated="4"/>
          <table:table-cell office:value-type="float" office:value="33">
            <text:p>33</text:p>
          </table:table-cell>
          <table:table-cell table:style-name="ce5" table:formula="of:=SUMIF([.$C$2:.$C$1012];[.K34:.K34];[.$F$2:.$F$1012])/COUNTIF([.$C$2:.$C$1012];[.K34:.K34])" office:value-type="float" office:value="996.235">
            <text:p>996.24</text:p>
          </table:table-cell>
          <table:table-cell table:number-columns-repeated="4"/>
        </table:table-row>
        <table:table-row table:style-name="ro2">
          <table:table-cell table:formula="of:=[Sheet1.A35]" office:value-type="string" office:string-value="2007-02-16">
            <text:p>2007-02-16</text:p>
          </table:table-cell>
          <table:table-cell table:formula="of:=WEEKDAY([.A35:.A35])" office:value-type="float" office:value="6">
            <text:p>6</text:p>
          </table:table-cell>
          <table:table-cell table:formula="of:=ISOWEEKNUM([.A35];1)" office:value-type="float" office:value="7">
            <text:p>7</text:p>
          </table:table-cell>
          <table:table-cell table:formula="of:=MONTH([.A35])" office:value-type="float" office:value="2">
            <text:p>2</text:p>
          </table:table-cell>
          <table:table-cell table:formula="of:=YEAR([.A35])" office:value-type="float" office:value="2007">
            <text:p>2007</text:p>
          </table:table-cell>
          <table:table-cell table:formula="of:=[Sheet1.D35]" office:value-type="float" office:value="1215.04">
            <text:p>1,215.04</text:p>
          </table:table-cell>
          <table:table-cell table:number-columns-repeated="4"/>
          <table:table-cell office:value-type="float" office:value="34">
            <text:p>34</text:p>
          </table:table-cell>
          <table:table-cell table:style-name="ce5" table:formula="of:=SUMIF([.$C$2:.$C$1012];[.K35:.K35];[.$F$2:.$F$1012])/COUNTIF([.$C$2:.$C$1012];[.K35:.K35])" office:value-type="float" office:value="990.704">
            <text:p>990.70</text:p>
          </table:table-cell>
          <table:table-cell table:number-columns-repeated="4"/>
        </table:table-row>
        <table:table-row table:style-name="ro2">
          <table:table-cell table:formula="of:=[Sheet1.A36]" office:value-type="string" office:string-value="2007-02-19">
            <text:p>2007-02-19</text:p>
          </table:table-cell>
          <table:table-cell table:formula="of:=WEEKDAY([.A36:.A36])" office:value-type="float" office:value="2">
            <text:p>2</text:p>
          </table:table-cell>
          <table:table-cell table:formula="of:=ISOWEEKNUM([.A36];1)" office:value-type="float" office:value="8">
            <text:p>8</text:p>
          </table:table-cell>
          <table:table-cell table:formula="of:=MONTH([.A36])" office:value-type="float" office:value="2">
            <text:p>2</text:p>
          </table:table-cell>
          <table:table-cell table:formula="of:=YEAR([.A36])" office:value-type="float" office:value="2007">
            <text:p>2007</text:p>
          </table:table-cell>
          <table:table-cell table:formula="of:=[Sheet1.D36]" office:value-type="float" office:value="1221.45">
            <text:p>1,221.45</text:p>
          </table:table-cell>
          <table:table-cell table:number-columns-repeated="4"/>
          <table:table-cell office:value-type="float" office:value="35">
            <text:p>35</text:p>
          </table:table-cell>
          <table:table-cell table:style-name="ce5" table:formula="of:=SUMIF([.$C$2:.$C$1012];[.K36:.K36];[.$F$2:.$F$1012])/COUNTIF([.$C$2:.$C$1012];[.K36:.K36])" office:value-type="float" office:value="994.7305">
            <text:p>994.73</text:p>
          </table:table-cell>
          <table:table-cell table:number-columns-repeated="4"/>
        </table:table-row>
        <table:table-row table:style-name="ro2">
          <table:table-cell table:formula="of:=[Sheet1.A37]" office:value-type="string" office:string-value="2007-02-20">
            <text:p>2007-02-20</text:p>
          </table:table-cell>
          <table:table-cell table:formula="of:=WEEKDAY([.A37:.A37])" office:value-type="float" office:value="3">
            <text:p>3</text:p>
          </table:table-cell>
          <table:table-cell table:formula="of:=ISOWEEKNUM([.A37];1)" office:value-type="float" office:value="8">
            <text:p>8</text:p>
          </table:table-cell>
          <table:table-cell table:formula="of:=MONTH([.A37])" office:value-type="float" office:value="2">
            <text:p>2</text:p>
          </table:table-cell>
          <table:table-cell table:formula="of:=YEAR([.A37])" office:value-type="float" office:value="2007">
            <text:p>2007</text:p>
          </table:table-cell>
          <table:table-cell table:formula="of:=[Sheet1.D37]" office:value-type="float" office:value="1211.47">
            <text:p>1,211.47</text:p>
          </table:table-cell>
          <table:table-cell table:number-columns-repeated="4"/>
          <table:table-cell office:value-type="float" office:value="36">
            <text:p>36</text:p>
          </table:table-cell>
          <table:table-cell table:style-name="ce5" table:formula="of:=SUMIF([.$C$2:.$C$1012];[.K37:.K37];[.$F$2:.$F$1012])/COUNTIF([.$C$2:.$C$1012];[.K37:.K37])" office:value-type="float" office:value="1008.896">
            <text:p>1,008.90</text:p>
          </table:table-cell>
          <table:table-cell table:number-columns-repeated="4"/>
        </table:table-row>
        <table:table-row table:style-name="ro2">
          <table:table-cell table:formula="of:=[Sheet1.A38]" office:value-type="string" office:string-value="2007-02-21">
            <text:p>2007-02-21</text:p>
          </table:table-cell>
          <table:table-cell table:formula="of:=WEEKDAY([.A38:.A38])" office:value-type="float" office:value="4">
            <text:p>4</text:p>
          </table:table-cell>
          <table:table-cell table:formula="of:=ISOWEEKNUM([.A38];1)" office:value-type="float" office:value="8">
            <text:p>8</text:p>
          </table:table-cell>
          <table:table-cell table:formula="of:=MONTH([.A38])" office:value-type="float" office:value="2">
            <text:p>2</text:p>
          </table:table-cell>
          <table:table-cell table:formula="of:=YEAR([.A38])" office:value-type="float" office:value="2007">
            <text:p>2007</text:p>
          </table:table-cell>
          <table:table-cell table:formula="of:=[Sheet1.D38]" office:value-type="float" office:value="1207.26">
            <text:p>1,207.26</text:p>
          </table:table-cell>
          <table:table-cell table:number-columns-repeated="4"/>
          <table:table-cell office:value-type="float" office:value="37">
            <text:p>37</text:p>
          </table:table-cell>
          <table:table-cell table:style-name="ce5" table:formula="of:=SUMIF([.$C$2:.$C$1012];[.K38:.K38];[.$F$2:.$F$1012])/COUNTIF([.$C$2:.$C$1012];[.K38:.K38])" office:value-type="float" office:value="1004.4205">
            <text:p>1,004.42</text:p>
          </table:table-cell>
          <table:table-cell table:number-columns-repeated="4"/>
        </table:table-row>
        <table:table-row table:style-name="ro2">
          <table:table-cell table:formula="of:=[Sheet1.A39]" office:value-type="string" office:string-value="2007-02-22">
            <text:p>2007-02-22</text:p>
          </table:table-cell>
          <table:table-cell table:formula="of:=WEEKDAY([.A39:.A39])" office:value-type="float" office:value="5">
            <text:p>5</text:p>
          </table:table-cell>
          <table:table-cell table:formula="of:=ISOWEEKNUM([.A39];1)" office:value-type="float" office:value="8">
            <text:p>8</text:p>
          </table:table-cell>
          <table:table-cell table:formula="of:=MONTH([.A39])" office:value-type="float" office:value="2">
            <text:p>2</text:p>
          </table:table-cell>
          <table:table-cell table:formula="of:=YEAR([.A39])" office:value-type="float" office:value="2007">
            <text:p>2007</text:p>
          </table:table-cell>
          <table:table-cell table:formula="of:=[Sheet1.D39]" office:value-type="float" office:value="1207.73">
            <text:p>1,207.73</text:p>
          </table:table-cell>
          <table:table-cell table:number-columns-repeated="4"/>
          <table:table-cell office:value-type="float" office:value="38">
            <text:p>38</text:p>
          </table:table-cell>
          <table:table-cell table:style-name="ce5" table:formula="of:=SUMIF([.$C$2:.$C$1012];[.K39:.K39];[.$F$2:.$F$1012])/COUNTIF([.$C$2:.$C$1012];[.K39:.K39])" office:value-type="float" office:value="1001.3585">
            <text:p>1,001.36</text:p>
          </table:table-cell>
          <table:table-cell table:number-columns-repeated="4"/>
        </table:table-row>
        <table:table-row table:style-name="ro2">
          <table:table-cell table:formula="of:=[Sheet1.A40]" office:value-type="string" office:string-value="2007-02-23">
            <text:p>2007-02-23</text:p>
          </table:table-cell>
          <table:table-cell table:formula="of:=WEEKDAY([.A40:.A40])" office:value-type="float" office:value="6">
            <text:p>6</text:p>
          </table:table-cell>
          <table:table-cell table:formula="of:=ISOWEEKNUM([.A40];1)" office:value-type="float" office:value="8">
            <text:p>8</text:p>
          </table:table-cell>
          <table:table-cell table:formula="of:=MONTH([.A40])" office:value-type="float" office:value="2">
            <text:p>2</text:p>
          </table:table-cell>
          <table:table-cell table:formula="of:=YEAR([.A40])" office:value-type="float" office:value="2007">
            <text:p>2007</text:p>
          </table:table-cell>
          <table:table-cell table:formula="of:=[Sheet1.D40]" office:value-type="float" office:value="1218.32">
            <text:p>1,218.32</text:p>
          </table:table-cell>
          <table:table-cell table:number-columns-repeated="4"/>
          <table:table-cell office:value-type="float" office:value="39">
            <text:p>39</text:p>
          </table:table-cell>
          <table:table-cell table:style-name="ce5" table:formula="of:=SUMIF([.$C$2:.$C$1012];[.K40:.K40];[.$F$2:.$F$1012])/COUNTIF([.$C$2:.$C$1012];[.K40:.K40])" office:value-type="float" office:value="1002.1195">
            <text:p>1,002.12</text:p>
          </table:table-cell>
          <table:table-cell table:number-columns-repeated="4"/>
        </table:table-row>
        <table:table-row table:style-name="ro2">
          <table:table-cell table:formula="of:=[Sheet1.A41]" office:value-type="string" office:string-value="2007-02-26">
            <text:p>2007-02-26</text:p>
          </table:table-cell>
          <table:table-cell table:formula="of:=WEEKDAY([.A41:.A41])" office:value-type="float" office:value="2">
            <text:p>2</text:p>
          </table:table-cell>
          <table:table-cell table:formula="of:=ISOWEEKNUM([.A41];1)" office:value-type="float" office:value="9">
            <text:p>9</text:p>
          </table:table-cell>
          <table:table-cell table:formula="of:=MONTH([.A41])" office:value-type="float" office:value="2">
            <text:p>2</text:p>
          </table:table-cell>
          <table:table-cell table:formula="of:=YEAR([.A41])" office:value-type="float" office:value="2007">
            <text:p>2007</text:p>
          </table:table-cell>
          <table:table-cell table:formula="of:=[Sheet1.D41]" office:value-type="float" office:value="1229.65">
            <text:p>1,229.65</text:p>
          </table:table-cell>
          <table:table-cell table:number-columns-repeated="4"/>
          <table:table-cell office:value-type="float" office:value="40">
            <text:p>40</text:p>
          </table:table-cell>
          <table:table-cell table:style-name="ce5" table:formula="of:=SUMIF([.$C$2:.$C$1012];[.K41:.K41];[.$F$2:.$F$1012])/COUNTIF([.$C$2:.$C$1012];[.K41:.K41])" office:value-type="float" office:value="996.486">
            <text:p>996.49</text:p>
          </table:table-cell>
          <table:table-cell table:number-columns-repeated="4"/>
        </table:table-row>
        <table:table-row table:style-name="ro2">
          <table:table-cell table:formula="of:=[Sheet1.A42]" office:value-type="string" office:string-value="2007-02-27">
            <text:p>2007-02-27</text:p>
          </table:table-cell>
          <table:table-cell table:formula="of:=WEEKDAY([.A42:.A42])" office:value-type="float" office:value="3">
            <text:p>3</text:p>
          </table:table-cell>
          <table:table-cell table:formula="of:=ISOWEEKNUM([.A42];1)" office:value-type="float" office:value="9">
            <text:p>9</text:p>
          </table:table-cell>
          <table:table-cell table:formula="of:=MONTH([.A42])" office:value-type="float" office:value="2">
            <text:p>2</text:p>
          </table:table-cell>
          <table:table-cell table:formula="of:=YEAR([.A42])" office:value-type="float" office:value="2007">
            <text:p>2007</text:p>
          </table:table-cell>
          <table:table-cell table:formula="of:=[Sheet1.D42]" office:value-type="float" office:value="1183.07">
            <text:p>1,183.07</text:p>
          </table:table-cell>
          <table:table-cell table:number-columns-repeated="4"/>
          <table:table-cell office:value-type="float" office:value="41">
            <text:p>41</text:p>
          </table:table-cell>
          <table:table-cell table:style-name="ce5" table:formula="of:=SUMIF([.$C$2:.$C$1012];[.K42:.K42];[.$F$2:.$F$1012])/COUNTIF([.$C$2:.$C$1012];[.K42:.K42])" office:value-type="float" office:value="987.606">
            <text:p>987.61</text:p>
          </table:table-cell>
          <table:table-cell table:number-columns-repeated="4"/>
        </table:table-row>
        <table:table-row table:style-name="ro2">
          <table:table-cell table:formula="of:=[Sheet1.A43]" office:value-type="string" office:string-value="2007-02-28">
            <text:p>2007-02-28</text:p>
          </table:table-cell>
          <table:table-cell table:formula="of:=WEEKDAY([.A43:.A43])" office:value-type="float" office:value="4">
            <text:p>4</text:p>
          </table:table-cell>
          <table:table-cell table:formula="of:=ISOWEEKNUM([.A43];1)" office:value-type="float" office:value="9">
            <text:p>9</text:p>
          </table:table-cell>
          <table:table-cell table:formula="of:=MONTH([.A43])" office:value-type="float" office:value="2">
            <text:p>2</text:p>
          </table:table-cell>
          <table:table-cell table:formula="of:=YEAR([.A43])" office:value-type="float" office:value="2007">
            <text:p>2007</text:p>
          </table:table-cell>
          <table:table-cell table:formula="of:=[Sheet1.D43]" office:value-type="float" office:value="1157.84">
            <text:p>1,157.84</text:p>
          </table:table-cell>
          <table:table-cell table:number-columns-repeated="4"/>
          <table:table-cell office:value-type="float" office:value="42">
            <text:p>42</text:p>
          </table:table-cell>
          <table:table-cell table:style-name="ce5" table:formula="of:=SUMIF([.$C$2:.$C$1012];[.K43:.K43];[.$F$2:.$F$1012])/COUNTIF([.$C$2:.$C$1012];[.K43:.K43])" office:value-type="float" office:value="974.4535">
            <text:p>974.45</text:p>
          </table:table-cell>
          <table:table-cell table:number-columns-repeated="4"/>
        </table:table-row>
        <table:table-row table:style-name="ro2">
          <table:table-cell table:formula="of:=[Sheet1.A44]" office:value-type="string" office:string-value="2007-03-01">
            <text:p>2007-03-01</text:p>
          </table:table-cell>
          <table:table-cell table:formula="of:=WEEKDAY([.A44:.A44])" office:value-type="float" office:value="5">
            <text:p>5</text:p>
          </table:table-cell>
          <table:table-cell table:formula="of:=ISOWEEKNUM([.A44];1)" office:value-type="float" office:value="9">
            <text:p>9</text:p>
          </table:table-cell>
          <table:table-cell table:formula="of:=MONTH([.A44])" office:value-type="float" office:value="3">
            <text:p>3</text:p>
          </table:table-cell>
          <table:table-cell table:formula="of:=YEAR([.A44])" office:value-type="float" office:value="2007">
            <text:p>2007</text:p>
          </table:table-cell>
          <table:table-cell table:formula="of:=[Sheet1.D44]" office:value-type="float" office:value="1151.18">
            <text:p>1,151.18</text:p>
          </table:table-cell>
          <table:table-cell table:number-columns-repeated="4"/>
          <table:table-cell office:value-type="float" office:value="43">
            <text:p>43</text:p>
          </table:table-cell>
          <table:table-cell table:style-name="ce5" table:formula="of:=SUMIF([.$C$2:.$C$1012];[.K44:.K44];[.$F$2:.$F$1012])/COUNTIF([.$C$2:.$C$1012];[.K44:.K44])" office:value-type="float" office:value="958.993">
            <text:p>958.99</text:p>
          </table:table-cell>
          <table:table-cell table:number-columns-repeated="4"/>
        </table:table-row>
        <table:table-row table:style-name="ro2">
          <table:table-cell table:formula="of:=[Sheet1.A45]" office:value-type="string" office:string-value="2007-03-02">
            <text:p>2007-03-02</text:p>
          </table:table-cell>
          <table:table-cell table:formula="of:=WEEKDAY([.A45:.A45])" office:value-type="float" office:value="6">
            <text:p>6</text:p>
          </table:table-cell>
          <table:table-cell table:formula="of:=ISOWEEKNUM([.A45];1)" office:value-type="float" office:value="9">
            <text:p>9</text:p>
          </table:table-cell>
          <table:table-cell table:formula="of:=MONTH([.A45])" office:value-type="float" office:value="3">
            <text:p>3</text:p>
          </table:table-cell>
          <table:table-cell table:formula="of:=YEAR([.A45])" office:value-type="float" office:value="2007">
            <text:p>2007</text:p>
          </table:table-cell>
          <table:table-cell table:formula="of:=[Sheet1.D45]" office:value-type="float" office:value="1159.55">
            <text:p>1,159.55</text:p>
          </table:table-cell>
          <table:table-cell table:number-columns-repeated="4"/>
          <table:table-cell office:value-type="float" office:value="44">
            <text:p>44</text:p>
          </table:table-cell>
          <table:table-cell table:style-name="ce5" table:formula="of:=SUMIF([.$C$2:.$C$1012];[.K45:.K45];[.$F$2:.$F$1012])/COUNTIF([.$C$2:.$C$1012];[.K45:.K45])" office:value-type="float" office:value="953.551">
            <text:p>953.55</text:p>
          </table:table-cell>
          <table:table-cell table:number-columns-repeated="4"/>
        </table:table-row>
        <table:table-row table:style-name="ro2">
          <table:table-cell table:formula="of:=[Sheet1.A46]" office:value-type="string" office:string-value="2007-03-05">
            <text:p>2007-03-05</text:p>
          </table:table-cell>
          <table:table-cell table:formula="of:=WEEKDAY([.A46:.A46])" office:value-type="float" office:value="2">
            <text:p>2</text:p>
          </table:table-cell>
          <table:table-cell table:formula="of:=ISOWEEKNUM([.A46];1)" office:value-type="float" office:value="10">
            <text:p>10</text:p>
          </table:table-cell>
          <table:table-cell table:formula="of:=MONTH([.A46])" office:value-type="float" office:value="3">
            <text:p>3</text:p>
          </table:table-cell>
          <table:table-cell table:formula="of:=YEAR([.A46])" office:value-type="float" office:value="2007">
            <text:p>2007</text:p>
          </table:table-cell>
          <table:table-cell table:formula="of:=[Sheet1.D46]" office:value-type="float" office:value="1147.93">
            <text:p>1,147.93</text:p>
          </table:table-cell>
          <table:table-cell table:number-columns-repeated="4"/>
          <table:table-cell office:value-type="float" office:value="45">
            <text:p>45</text:p>
          </table:table-cell>
          <table:table-cell table:style-name="ce5" table:formula="of:=SUMIF([.$C$2:.$C$1012];[.K46:.K46];[.$F$2:.$F$1012])/COUNTIF([.$C$2:.$C$1012];[.K46:.K46])" office:value-type="float" office:value="974.827">
            <text:p>974.83</text:p>
          </table:table-cell>
          <table:table-cell table:number-columns-repeated="4"/>
        </table:table-row>
        <table:table-row table:style-name="ro2">
          <table:table-cell table:formula="of:=[Sheet1.A47]" office:value-type="string" office:string-value="2007-03-06">
            <text:p>2007-03-06</text:p>
          </table:table-cell>
          <table:table-cell table:formula="of:=WEEKDAY([.A47:.A47])" office:value-type="float" office:value="3">
            <text:p>3</text:p>
          </table:table-cell>
          <table:table-cell table:formula="of:=ISOWEEKNUM([.A47];1)" office:value-type="float" office:value="10">
            <text:p>10</text:p>
          </table:table-cell>
          <table:table-cell table:formula="of:=MONTH([.A47])" office:value-type="float" office:value="3">
            <text:p>3</text:p>
          </table:table-cell>
          <table:table-cell table:formula="of:=YEAR([.A47])" office:value-type="float" office:value="2007">
            <text:p>2007</text:p>
          </table:table-cell>
          <table:table-cell table:formula="of:=[Sheet1.D47]" office:value-type="float" office:value="1148.57">
            <text:p>1,148.57</text:p>
          </table:table-cell>
          <table:table-cell table:number-columns-repeated="4"/>
          <table:table-cell office:value-type="float" office:value="46">
            <text:p>46</text:p>
          </table:table-cell>
          <table:table-cell table:style-name="ce5" table:formula="of:=SUMIF([.$C$2:.$C$1012];[.K47:.K47];[.$F$2:.$F$1012])/COUNTIF([.$C$2:.$C$1012];[.K47:.K47])" office:value-type="float" office:value="955.083">
            <text:p>955.08</text:p>
          </table:table-cell>
          <table:table-cell table:number-columns-repeated="4"/>
        </table:table-row>
        <table:table-row table:style-name="ro2">
          <table:table-cell table:formula="of:=[Sheet1.A48]" office:value-type="string" office:string-value="2007-03-07">
            <text:p>2007-03-07</text:p>
          </table:table-cell>
          <table:table-cell table:formula="of:=WEEKDAY([.A48:.A48])" office:value-type="float" office:value="4">
            <text:p>4</text:p>
          </table:table-cell>
          <table:table-cell table:formula="of:=ISOWEEKNUM([.A48];1)" office:value-type="float" office:value="10">
            <text:p>10</text:p>
          </table:table-cell>
          <table:table-cell table:formula="of:=MONTH([.A48])" office:value-type="float" office:value="3">
            <text:p>3</text:p>
          </table:table-cell>
          <table:table-cell table:formula="of:=YEAR([.A48])" office:value-type="float" office:value="2007">
            <text:p>2007</text:p>
          </table:table-cell>
          <table:table-cell table:formula="of:=[Sheet1.D48]" office:value-type="float" office:value="1164.44">
            <text:p>1,164.44</text:p>
          </table:table-cell>
          <table:table-cell table:number-columns-repeated="4"/>
          <table:table-cell office:value-type="float" office:value="47">
            <text:p>47</text:p>
          </table:table-cell>
          <table:table-cell table:style-name="ce5" table:formula="of:=SUMIF([.$C$2:.$C$1012];[.K48:.K48];[.$F$2:.$F$1012])/COUNTIF([.$C$2:.$C$1012];[.K48:.K48])" office:value-type="float" office:value="932.067">
            <text:p>932.07</text:p>
          </table:table-cell>
          <table:table-cell table:number-columns-repeated="4"/>
        </table:table-row>
        <table:table-row table:style-name="ro2">
          <table:table-cell table:formula="of:=[Sheet1.A49]" office:value-type="string" office:string-value="2007-03-08">
            <text:p>2007-03-08</text:p>
          </table:table-cell>
          <table:table-cell table:formula="of:=WEEKDAY([.A49:.A49])" office:value-type="float" office:value="5">
            <text:p>5</text:p>
          </table:table-cell>
          <table:table-cell table:formula="of:=ISOWEEKNUM([.A49];1)" office:value-type="float" office:value="10">
            <text:p>10</text:p>
          </table:table-cell>
          <table:table-cell table:formula="of:=MONTH([.A49])" office:value-type="float" office:value="3">
            <text:p>3</text:p>
          </table:table-cell>
          <table:table-cell table:formula="of:=YEAR([.A49])" office:value-type="float" office:value="2007">
            <text:p>2007</text:p>
          </table:table-cell>
          <table:table-cell table:formula="of:=[Sheet1.D49]" office:value-type="float" office:value="1187.24">
            <text:p>1,187.24</text:p>
          </table:table-cell>
          <table:table-cell table:number-columns-repeated="4"/>
          <table:table-cell office:value-type="float" office:value="48">
            <text:p>48</text:p>
          </table:table-cell>
          <table:table-cell table:style-name="ce5" table:formula="of:=SUMIF([.$C$2:.$C$1012];[.K49:.K49];[.$F$2:.$F$1012])/COUNTIF([.$C$2:.$C$1012];[.K49:.K49])" office:value-type="float" office:value="950.3785">
            <text:p>950.38</text:p>
          </table:table-cell>
          <table:table-cell table:number-columns-repeated="4"/>
        </table:table-row>
        <table:table-row table:style-name="ro2">
          <table:table-cell table:formula="of:=[Sheet1.A50]" office:value-type="string" office:string-value="2007-03-09">
            <text:p>2007-03-09</text:p>
          </table:table-cell>
          <table:table-cell table:formula="of:=WEEKDAY([.A50:.A50])" office:value-type="float" office:value="6">
            <text:p>6</text:p>
          </table:table-cell>
          <table:table-cell table:formula="of:=ISOWEEKNUM([.A50];1)" office:value-type="float" office:value="10">
            <text:p>10</text:p>
          </table:table-cell>
          <table:table-cell table:formula="of:=MONTH([.A50])" office:value-type="float" office:value="3">
            <text:p>3</text:p>
          </table:table-cell>
          <table:table-cell table:formula="of:=YEAR([.A50])" office:value-type="float" office:value="2007">
            <text:p>2007</text:p>
          </table:table-cell>
          <table:table-cell table:formula="of:=[Sheet1.D50]" office:value-type="float" office:value="1188.88">
            <text:p>1,188.88</text:p>
          </table:table-cell>
          <table:table-cell table:number-columns-repeated="4"/>
          <table:table-cell office:value-type="float" office:value="49">
            <text:p>49</text:p>
          </table:table-cell>
          <table:table-cell table:style-name="ce5" table:formula="of:=SUMIF([.$C$2:.$C$1012];[.K50:.K50];[.$F$2:.$F$1012])/COUNTIF([.$C$2:.$C$1012];[.K50:.K50])" office:value-type="float" office:value="956.015">
            <text:p>956.02</text:p>
          </table:table-cell>
          <table:table-cell table:number-columns-repeated="4"/>
        </table:table-row>
        <table:table-row table:style-name="ro2">
          <table:table-cell table:formula="of:=[Sheet1.A51]" office:value-type="string" office:string-value="2007-03-12">
            <text:p>2007-03-12</text:p>
          </table:table-cell>
          <table:table-cell table:formula="of:=WEEKDAY([.A51:.A51])" office:value-type="float" office:value="2">
            <text:p>2</text:p>
          </table:table-cell>
          <table:table-cell table:formula="of:=ISOWEEKNUM([.A51];1)" office:value-type="float" office:value="11">
            <text:p>11</text:p>
          </table:table-cell>
          <table:table-cell table:formula="of:=MONTH([.A51])" office:value-type="float" office:value="3">
            <text:p>3</text:p>
          </table:table-cell>
          <table:table-cell table:formula="of:=YEAR([.A51])" office:value-type="float" office:value="2007">
            <text:p>2007</text:p>
          </table:table-cell>
          <table:table-cell table:formula="of:=[Sheet1.D51]" office:value-type="float" office:value="1191.53">
            <text:p>1,191.53</text:p>
          </table:table-cell>
          <table:table-cell table:number-columns-repeated="4"/>
          <table:table-cell office:value-type="float" office:value="50">
            <text:p>50</text:p>
          </table:table-cell>
          <table:table-cell table:style-name="ce5" table:formula="of:=SUMIF([.$C$2:.$C$1012];[.K51:.K51];[.$F$2:.$F$1012])/COUNTIF([.$C$2:.$C$1012];[.K51:.K51])" office:value-type="float" office:value="974.1025">
            <text:p>974.10</text:p>
          </table:table-cell>
          <table:table-cell table:number-columns-repeated="4"/>
        </table:table-row>
        <table:table-row table:style-name="ro2">
          <table:table-cell table:formula="of:=[Sheet1.A52]" office:value-type="string" office:string-value="2007-03-13">
            <text:p>2007-03-13</text:p>
          </table:table-cell>
          <table:table-cell table:formula="of:=WEEKDAY([.A52:.A52])" office:value-type="float" office:value="3">
            <text:p>3</text:p>
          </table:table-cell>
          <table:table-cell table:formula="of:=ISOWEEKNUM([.A52];1)" office:value-type="float" office:value="11">
            <text:p>11</text:p>
          </table:table-cell>
          <table:table-cell table:formula="of:=MONTH([.A52])" office:value-type="float" office:value="3">
            <text:p>3</text:p>
          </table:table-cell>
          <table:table-cell table:formula="of:=YEAR([.A52])" office:value-type="float" office:value="2007">
            <text:p>2007</text:p>
          </table:table-cell>
          <table:table-cell table:formula="of:=[Sheet1.D52]" office:value-type="float" office:value="1175.75">
            <text:p>1,175.75</text:p>
          </table:table-cell>
          <table:table-cell table:number-columns-repeated="4"/>
          <table:table-cell office:value-type="float" office:value="51">
            <text:p>51</text:p>
          </table:table-cell>
          <table:table-cell table:style-name="ce5" table:formula="of:=SUMIF([.$C$2:.$C$1012];[.K52:.K52];[.$F$2:.$F$1012])/COUNTIF([.$C$2:.$C$1012];[.K52:.K52])" office:value-type="float" office:value="951.201764705882">
            <text:p>951.20</text:p>
          </table:table-cell>
          <table:table-cell table:number-columns-repeated="4"/>
        </table:table-row>
        <table:table-row table:style-name="ro2">
          <table:table-cell table:formula="of:=[Sheet1.A53]" office:value-type="string" office:string-value="2007-03-14">
            <text:p>2007-03-14</text:p>
          </table:table-cell>
          <table:table-cell table:formula="of:=WEEKDAY([.A53:.A53])" office:value-type="float" office:value="4">
            <text:p>4</text:p>
          </table:table-cell>
          <table:table-cell table:formula="of:=ISOWEEKNUM([.A53];1)" office:value-type="float" office:value="11">
            <text:p>11</text:p>
          </table:table-cell>
          <table:table-cell table:formula="of:=MONTH([.A53])" office:value-type="float" office:value="3">
            <text:p>3</text:p>
          </table:table-cell>
          <table:table-cell table:formula="of:=YEAR([.A53])" office:value-type="float" office:value="2007">
            <text:p>2007</text:p>
          </table:table-cell>
          <table:table-cell table:formula="of:=[Sheet1.D53]" office:value-type="float" office:value="1136.83">
            <text:p>1,136.83</text:p>
          </table:table-cell>
          <table:table-cell table:number-columns-repeated="4"/>
          <table:table-cell office:value-type="float" office:value="52">
            <text:p>52</text:p>
          </table:table-cell>
          <table:table-cell table:style-name="ce5" table:formula="of:=SUMIF([.$C$2:.$C$1012];[.K53:.K53];[.$F$2:.$F$1012])/COUNTIF([.$C$2:.$C$1012];[.K53:.K53])" office:value-type="float" office:value="999.385454545455">
            <text:p>999.39</text:p>
          </table:table-cell>
          <table:table-cell table:number-columns-repeated="4"/>
        </table:table-row>
        <table:table-row table:style-name="ro2">
          <table:table-cell table:formula="of:=[Sheet1.A54]" office:value-type="string" office:string-value="2007-03-15">
            <text:p>2007-03-15</text:p>
          </table:table-cell>
          <table:table-cell table:formula="of:=WEEKDAY([.A54:.A54])" office:value-type="float" office:value="5">
            <text:p>5</text:p>
          </table:table-cell>
          <table:table-cell table:formula="of:=ISOWEEKNUM([.A54];1)" office:value-type="float" office:value="11">
            <text:p>11</text:p>
          </table:table-cell>
          <table:table-cell table:formula="of:=MONTH([.A54])" office:value-type="float" office:value="3">
            <text:p>3</text:p>
          </table:table-cell>
          <table:table-cell table:formula="of:=YEAR([.A54])" office:value-type="float" office:value="2007">
            <text:p>2007</text:p>
          </table:table-cell>
          <table:table-cell table:formula="of:=[Sheet1.D54]" office:value-type="float" office:value="1166.73">
            <text:p>1,166.73</text:p>
          </table:table-cell>
          <table:table-cell table:number-columns-repeated="4"/>
          <table:table-cell office:value-type="float" office:value="53">
            <text:p>53</text:p>
          </table:table-cell>
          <table:table-cell table:style-name="ce5" table:formula="of:=SUMIF([.$C$2:.$C$1012];[.K54:.K54];[.$F$2:.$F$1012])/COUNTIF([.$C$2:.$C$1012];[.K54:.K54])" office:value-type="float" office:value="671.126666666667">
            <text:p>671.13</text:p>
          </table:table-cell>
          <table:table-cell table:number-columns-repeated="4"/>
        </table:table-row>
        <table:table-row table:style-name="ro2">
          <table:table-cell table:formula="of:=[Sheet1.A55]" office:value-type="string" office:string-value="2007-03-16">
            <text:p>2007-03-16</text:p>
          </table:table-cell>
          <table:table-cell table:formula="of:=WEEKDAY([.A55:.A55])" office:value-type="float" office:value="6">
            <text:p>6</text:p>
          </table:table-cell>
          <table:table-cell table:formula="of:=ISOWEEKNUM([.A55];1)" office:value-type="float" office:value="11">
            <text:p>11</text:p>
          </table:table-cell>
          <table:table-cell table:formula="of:=MONTH([.A55])" office:value-type="float" office:value="3">
            <text:p>3</text:p>
          </table:table-cell>
          <table:table-cell table:formula="of:=YEAR([.A55])" office:value-type="float" office:value="2007">
            <text:p>2007</text:p>
          </table:table-cell>
          <table:table-cell table:formula="of:=[Sheet1.D55]" office:value-type="float" office:value="1166.98">
            <text:p>1,166.98</text:p>
          </table:table-cell>
          <table:table-cell table:number-columns-repeated="10"/>
        </table:table-row>
        <table:table-row table:style-name="ro2">
          <table:table-cell table:formula="of:=[Sheet1.A56]" office:value-type="string" office:string-value="2007-03-19">
            <text:p>2007-03-19</text:p>
          </table:table-cell>
          <table:table-cell table:formula="of:=WEEKDAY([.A56:.A56])" office:value-type="float" office:value="2">
            <text:p>2</text:p>
          </table:table-cell>
          <table:table-cell table:formula="of:=ISOWEEKNUM([.A56];1)" office:value-type="float" office:value="12">
            <text:p>12</text:p>
          </table:table-cell>
          <table:table-cell table:formula="of:=MONTH([.A56])" office:value-type="float" office:value="3">
            <text:p>3</text:p>
          </table:table-cell>
          <table:table-cell table:formula="of:=YEAR([.A56])" office:value-type="float" office:value="2007">
            <text:p>2007</text:p>
          </table:table-cell>
          <table:table-cell table:formula="of:=[Sheet1.D56]" office:value-type="float" office:value="1188.73">
            <text:p>1,188.73</text:p>
          </table:table-cell>
          <table:table-cell table:number-columns-repeated="10"/>
        </table:table-row>
        <table:table-row table:style-name="ro2">
          <table:table-cell table:formula="of:=[Sheet1.A57]" office:value-type="string" office:string-value="2007-03-20">
            <text:p>2007-03-20</text:p>
          </table:table-cell>
          <table:table-cell table:formula="of:=WEEKDAY([.A57:.A57])" office:value-type="float" office:value="3">
            <text:p>3</text:p>
          </table:table-cell>
          <table:table-cell table:formula="of:=ISOWEEKNUM([.A57];1)" office:value-type="float" office:value="12">
            <text:p>12</text:p>
          </table:table-cell>
          <table:table-cell table:formula="of:=MONTH([.A57])" office:value-type="float" office:value="3">
            <text:p>3</text:p>
          </table:table-cell>
          <table:table-cell table:formula="of:=YEAR([.A57])" office:value-type="float" office:value="2007">
            <text:p>2007</text:p>
          </table:table-cell>
          <table:table-cell table:formula="of:=[Sheet1.D57]" office:value-type="float" office:value="1196.26">
            <text:p>1,196.26</text:p>
          </table:table-cell>
          <table:table-cell table:number-columns-repeated="10"/>
        </table:table-row>
        <table:table-row table:style-name="ro2">
          <table:table-cell table:formula="of:=[Sheet1.A58]" office:value-type="string" office:string-value="2007-03-21">
            <text:p>2007-03-21</text:p>
          </table:table-cell>
          <table:table-cell table:formula="of:=WEEKDAY([.A58:.A58])" office:value-type="float" office:value="4">
            <text:p>4</text:p>
          </table:table-cell>
          <table:table-cell table:formula="of:=ISOWEEKNUM([.A58];1)" office:value-type="float" office:value="12">
            <text:p>12</text:p>
          </table:table-cell>
          <table:table-cell table:formula="of:=MONTH([.A58])" office:value-type="float" office:value="3">
            <text:p>3</text:p>
          </table:table-cell>
          <table:table-cell table:formula="of:=YEAR([.A58])" office:value-type="float" office:value="2007">
            <text:p>2007</text:p>
          </table:table-cell>
          <table:table-cell table:formula="of:=[Sheet1.D58]" office:value-type="float" office:value="1204.67">
            <text:p>1,204.67</text:p>
          </table:table-cell>
          <table:table-cell table:number-columns-repeated="10"/>
        </table:table-row>
        <table:table-row table:style-name="ro2">
          <table:table-cell table:formula="of:=[Sheet1.A59]" office:value-type="string" office:string-value="2007-03-22">
            <text:p>2007-03-22</text:p>
          </table:table-cell>
          <table:table-cell table:formula="of:=WEEKDAY([.A59:.A59])" office:value-type="float" office:value="5">
            <text:p>5</text:p>
          </table:table-cell>
          <table:table-cell table:formula="of:=ISOWEEKNUM([.A59];1)" office:value-type="float" office:value="12">
            <text:p>12</text:p>
          </table:table-cell>
          <table:table-cell table:formula="of:=MONTH([.A59])" office:value-type="float" office:value="3">
            <text:p>3</text:p>
          </table:table-cell>
          <table:table-cell table:formula="of:=YEAR([.A59])" office:value-type="float" office:value="2007">
            <text:p>2007</text:p>
          </table:table-cell>
          <table:table-cell table:formula="of:=[Sheet1.D59]" office:value-type="float" office:value="1223.57">
            <text:p>1,223.57</text:p>
          </table:table-cell>
          <table:table-cell table:number-columns-repeated="10"/>
        </table:table-row>
        <table:table-row table:style-name="ro2">
          <table:table-cell table:formula="of:=[Sheet1.A60]" office:value-type="string" office:string-value="2007-03-23">
            <text:p>2007-03-23</text:p>
          </table:table-cell>
          <table:table-cell table:formula="of:=WEEKDAY([.A60:.A60])" office:value-type="float" office:value="6">
            <text:p>6</text:p>
          </table:table-cell>
          <table:table-cell table:formula="of:=ISOWEEKNUM([.A60];1)" office:value-type="float" office:value="12">
            <text:p>12</text:p>
          </table:table-cell>
          <table:table-cell table:formula="of:=MONTH([.A60])" office:value-type="float" office:value="3">
            <text:p>3</text:p>
          </table:table-cell>
          <table:table-cell table:formula="of:=YEAR([.A60])" office:value-type="float" office:value="2007">
            <text:p>2007</text:p>
          </table:table-cell>
          <table:table-cell table:formula="of:=[Sheet1.D60]" office:value-type="float" office:value="1221.85">
            <text:p>1,221.85</text:p>
          </table:table-cell>
          <table:table-cell table:number-columns-repeated="10"/>
        </table:table-row>
        <table:table-row table:style-name="ro2">
          <table:table-cell table:formula="of:=[Sheet1.A61]" office:value-type="string" office:string-value="2007-03-26">
            <text:p>2007-03-26</text:p>
          </table:table-cell>
          <table:table-cell table:formula="of:=WEEKDAY([.A61:.A61])" office:value-type="float" office:value="2">
            <text:p>2</text:p>
          </table:table-cell>
          <table:table-cell table:formula="of:=ISOWEEKNUM([.A61];1)" office:value-type="float" office:value="13">
            <text:p>13</text:p>
          </table:table-cell>
          <table:table-cell table:formula="of:=MONTH([.A61])" office:value-type="float" office:value="3">
            <text:p>3</text:p>
          </table:table-cell>
          <table:table-cell table:formula="of:=YEAR([.A61])" office:value-type="float" office:value="2007">
            <text:p>2007</text:p>
          </table:table-cell>
          <table:table-cell table:formula="of:=[Sheet1.D61]" office:value-type="float" office:value="1206.26">
            <text:p>1,206.26</text:p>
          </table:table-cell>
          <table:table-cell table:number-columns-repeated="10"/>
        </table:table-row>
        <table:table-row table:style-name="ro2">
          <table:table-cell table:formula="of:=[Sheet1.A62]" office:value-type="string" office:string-value="2007-03-27">
            <text:p>2007-03-27</text:p>
          </table:table-cell>
          <table:table-cell table:formula="of:=WEEKDAY([.A62:.A62])" office:value-type="float" office:value="3">
            <text:p>3</text:p>
          </table:table-cell>
          <table:table-cell table:formula="of:=ISOWEEKNUM([.A62];1)" office:value-type="float" office:value="13">
            <text:p>13</text:p>
          </table:table-cell>
          <table:table-cell table:formula="of:=MONTH([.A62])" office:value-type="float" office:value="3">
            <text:p>3</text:p>
          </table:table-cell>
          <table:table-cell table:formula="of:=YEAR([.A62])" office:value-type="float" office:value="2007">
            <text:p>2007</text:p>
          </table:table-cell>
          <table:table-cell table:formula="of:=[Sheet1.D62]" office:value-type="float" office:value="1214.63">
            <text:p>1,214.63</text:p>
          </table:table-cell>
          <table:table-cell table:number-columns-repeated="10"/>
        </table:table-row>
        <table:table-row table:style-name="ro2">
          <table:table-cell table:formula="of:=[Sheet1.A63]" office:value-type="string" office:string-value="2007-03-28">
            <text:p>2007-03-28</text:p>
          </table:table-cell>
          <table:table-cell table:formula="of:=WEEKDAY([.A63:.A63])" office:value-type="float" office:value="4">
            <text:p>4</text:p>
          </table:table-cell>
          <table:table-cell table:formula="of:=ISOWEEKNUM([.A63];1)" office:value-type="float" office:value="13">
            <text:p>13</text:p>
          </table:table-cell>
          <table:table-cell table:formula="of:=MONTH([.A63])" office:value-type="float" office:value="3">
            <text:p>3</text:p>
          </table:table-cell>
          <table:table-cell table:formula="of:=YEAR([.A63])" office:value-type="float" office:value="2007">
            <text:p>2007</text:p>
          </table:table-cell>
          <table:table-cell table:formula="of:=[Sheet1.D63]" office:value-type="float" office:value="1201.14">
            <text:p>1,201.14</text:p>
          </table:table-cell>
          <table:table-cell table:number-columns-repeated="10"/>
        </table:table-row>
        <table:table-row table:style-name="ro2">
          <table:table-cell table:formula="of:=[Sheet1.A64]" office:value-type="string" office:string-value="2007-03-29">
            <text:p>2007-03-29</text:p>
          </table:table-cell>
          <table:table-cell table:formula="of:=WEEKDAY([.A64:.A64])" office:value-type="float" office:value="5">
            <text:p>5</text:p>
          </table:table-cell>
          <table:table-cell table:formula="of:=ISOWEEKNUM([.A64];1)" office:value-type="float" office:value="13">
            <text:p>13</text:p>
          </table:table-cell>
          <table:table-cell table:formula="of:=MONTH([.A64])" office:value-type="float" office:value="3">
            <text:p>3</text:p>
          </table:table-cell>
          <table:table-cell table:formula="of:=YEAR([.A64])" office:value-type="float" office:value="2007">
            <text:p>2007</text:p>
          </table:table-cell>
          <table:table-cell table:formula="of:=[Sheet1.D64]" office:value-type="float" office:value="1214.28">
            <text:p>1,214.28</text:p>
          </table:table-cell>
          <table:table-cell table:number-columns-repeated="10"/>
        </table:table-row>
        <table:table-row table:style-name="ro2">
          <table:table-cell table:formula="of:=[Sheet1.A65]" office:value-type="string" office:string-value="2007-03-30">
            <text:p>2007-03-30</text:p>
          </table:table-cell>
          <table:table-cell table:formula="of:=WEEKDAY([.A65:.A65])" office:value-type="float" office:value="6">
            <text:p>6</text:p>
          </table:table-cell>
          <table:table-cell table:formula="of:=ISOWEEKNUM([.A65];1)" office:value-type="float" office:value="13">
            <text:p>13</text:p>
          </table:table-cell>
          <table:table-cell table:formula="of:=MONTH([.A65])" office:value-type="float" office:value="3">
            <text:p>3</text:p>
          </table:table-cell>
          <table:table-cell table:formula="of:=YEAR([.A65])" office:value-type="float" office:value="2007">
            <text:p>2007</text:p>
          </table:table-cell>
          <table:table-cell table:formula="of:=[Sheet1.D65]" office:value-type="float" office:value="1214.41">
            <text:p>1,214.41</text:p>
          </table:table-cell>
          <table:table-cell table:number-columns-repeated="10"/>
        </table:table-row>
        <table:table-row table:style-name="ro2">
          <table:table-cell table:formula="of:=[Sheet1.A66]" office:value-type="string" office:string-value="2007-04-02">
            <text:p>2007-04-02</text:p>
          </table:table-cell>
          <table:table-cell table:formula="of:=WEEKDAY([.A66:.A66])" office:value-type="float" office:value="2">
            <text:p>2</text:p>
          </table:table-cell>
          <table:table-cell table:formula="of:=ISOWEEKNUM([.A66];1)" office:value-type="float" office:value="14">
            <text:p>14</text:p>
          </table:table-cell>
          <table:table-cell table:formula="of:=MONTH([.A66])" office:value-type="float" office:value="4">
            <text:p>4</text:p>
          </table:table-cell>
          <table:table-cell table:formula="of:=YEAR([.A66])" office:value-type="float" office:value="2007">
            <text:p>2007</text:p>
          </table:table-cell>
          <table:table-cell table:formula="of:=[Sheet1.D66]" office:value-type="float" office:value="1225.98">
            <text:p>1,225.98</text:p>
          </table:table-cell>
          <table:table-cell table:number-columns-repeated="10"/>
        </table:table-row>
        <table:table-row table:style-name="ro2">
          <table:table-cell table:formula="of:=[Sheet1.A67]" office:value-type="string" office:string-value="2007-04-03">
            <text:p>2007-04-03</text:p>
          </table:table-cell>
          <table:table-cell table:formula="of:=WEEKDAY([.A67:.A67])" office:value-type="float" office:value="3">
            <text:p>3</text:p>
          </table:table-cell>
          <table:table-cell table:formula="of:=ISOWEEKNUM([.A67];1)" office:value-type="float" office:value="14">
            <text:p>14</text:p>
          </table:table-cell>
          <table:table-cell table:formula="of:=MONTH([.A67])" office:value-type="float" office:value="4">
            <text:p>4</text:p>
          </table:table-cell>
          <table:table-cell table:formula="of:=YEAR([.A67])" office:value-type="float" office:value="2007">
            <text:p>2007</text:p>
          </table:table-cell>
          <table:table-cell table:formula="of:=[Sheet1.D67]" office:value-type="float" office:value="1245.57">
            <text:p>1,245.57</text:p>
          </table:table-cell>
          <table:table-cell table:number-columns-repeated="10"/>
        </table:table-row>
        <table:table-row table:style-name="ro2">
          <table:table-cell table:formula="of:=[Sheet1.A68]" office:value-type="string" office:string-value="2007-04-04">
            <text:p>2007-04-04</text:p>
          </table:table-cell>
          <table:table-cell table:formula="of:=WEEKDAY([.A68:.A68])" office:value-type="float" office:value="4">
            <text:p>4</text:p>
          </table:table-cell>
          <table:table-cell table:formula="of:=ISOWEEKNUM([.A68];1)" office:value-type="float" office:value="14">
            <text:p>14</text:p>
          </table:table-cell>
          <table:table-cell table:formula="of:=MONTH([.A68])" office:value-type="float" office:value="4">
            <text:p>4</text:p>
          </table:table-cell>
          <table:table-cell table:formula="of:=YEAR([.A68])" office:value-type="float" office:value="2007">
            <text:p>2007</text:p>
          </table:table-cell>
          <table:table-cell table:formula="of:=[Sheet1.D68]" office:value-type="float" office:value="1241.43">
            <text:p>1,241.43</text:p>
          </table:table-cell>
          <table:table-cell table:number-columns-repeated="10"/>
        </table:table-row>
        <table:table-row table:style-name="ro2">
          <table:table-cell table:formula="of:=[Sheet1.A69]" office:value-type="string" office:string-value="2007-04-05">
            <text:p>2007-04-05</text:p>
          </table:table-cell>
          <table:table-cell table:formula="of:=WEEKDAY([.A69:.A69])" office:value-type="float" office:value="5">
            <text:p>5</text:p>
          </table:table-cell>
          <table:table-cell table:formula="of:=ISOWEEKNUM([.A69];1)" office:value-type="float" office:value="14">
            <text:p>14</text:p>
          </table:table-cell>
          <table:table-cell table:formula="of:=MONTH([.A69])" office:value-type="float" office:value="4">
            <text:p>4</text:p>
          </table:table-cell>
          <table:table-cell table:formula="of:=YEAR([.A69])" office:value-type="float" office:value="2007">
            <text:p>2007</text:p>
          </table:table-cell>
          <table:table-cell table:formula="of:=[Sheet1.D69]" office:value-type="float" office:value="1242.18">
            <text:p>1,242.18</text:p>
          </table:table-cell>
          <table:table-cell table:number-columns-repeated="10"/>
        </table:table-row>
        <table:table-row table:style-name="ro2">
          <table:table-cell table:formula="of:=[Sheet1.A70]" office:value-type="string" office:string-value="2007-04-10">
            <text:p>2007-04-10</text:p>
          </table:table-cell>
          <table:table-cell table:formula="of:=WEEKDAY([.A70:.A70])" office:value-type="float" office:value="3">
            <text:p>3</text:p>
          </table:table-cell>
          <table:table-cell table:formula="of:=ISOWEEKNUM([.A70];1)" office:value-type="float" office:value="15">
            <text:p>15</text:p>
          </table:table-cell>
          <table:table-cell table:formula="of:=MONTH([.A70])" office:value-type="float" office:value="4">
            <text:p>4</text:p>
          </table:table-cell>
          <table:table-cell table:formula="of:=YEAR([.A70])" office:value-type="float" office:value="2007">
            <text:p>2007</text:p>
          </table:table-cell>
          <table:table-cell table:formula="of:=[Sheet1.D70]" office:value-type="float" office:value="1255.73">
            <text:p>1,255.73</text:p>
          </table:table-cell>
          <table:table-cell table:number-columns-repeated="10"/>
        </table:table-row>
        <table:table-row table:style-name="ro2">
          <table:table-cell table:formula="of:=[Sheet1.A71]" office:value-type="string" office:string-value="2007-04-11">
            <text:p>2007-04-11</text:p>
          </table:table-cell>
          <table:table-cell table:formula="of:=WEEKDAY([.A71:.A71])" office:value-type="float" office:value="4">
            <text:p>4</text:p>
          </table:table-cell>
          <table:table-cell table:formula="of:=ISOWEEKNUM([.A71];1)" office:value-type="float" office:value="15">
            <text:p>15</text:p>
          </table:table-cell>
          <table:table-cell table:formula="of:=MONTH([.A71])" office:value-type="float" office:value="4">
            <text:p>4</text:p>
          </table:table-cell>
          <table:table-cell table:formula="of:=YEAR([.A71])" office:value-type="float" office:value="2007">
            <text:p>2007</text:p>
          </table:table-cell>
          <table:table-cell table:formula="of:=[Sheet1.D71]" office:value-type="float" office:value="1249.19">
            <text:p>1,249.19</text:p>
          </table:table-cell>
          <table:table-cell table:number-columns-repeated="10"/>
        </table:table-row>
        <table:table-row table:style-name="ro2">
          <table:table-cell table:formula="of:=[Sheet1.A72]" office:value-type="string" office:string-value="2007-04-12">
            <text:p>2007-04-12</text:p>
          </table:table-cell>
          <table:table-cell table:formula="of:=WEEKDAY([.A72:.A72])" office:value-type="float" office:value="5">
            <text:p>5</text:p>
          </table:table-cell>
          <table:table-cell table:formula="of:=ISOWEEKNUM([.A72];1)" office:value-type="float" office:value="15">
            <text:p>15</text:p>
          </table:table-cell>
          <table:table-cell table:formula="of:=MONTH([.A72])" office:value-type="float" office:value="4">
            <text:p>4</text:p>
          </table:table-cell>
          <table:table-cell table:formula="of:=YEAR([.A72])" office:value-type="float" office:value="2007">
            <text:p>2007</text:p>
          </table:table-cell>
          <table:table-cell table:formula="of:=[Sheet1.D72]" office:value-type="float" office:value="1253.21">
            <text:p>1,253.21</text:p>
          </table:table-cell>
          <table:table-cell table:number-columns-repeated="10"/>
        </table:table-row>
        <table:table-row table:style-name="ro2">
          <table:table-cell table:formula="of:=[Sheet1.A73]" office:value-type="string" office:string-value="2007-04-13">
            <text:p>2007-04-13</text:p>
          </table:table-cell>
          <table:table-cell table:formula="of:=WEEKDAY([.A73:.A73])" office:value-type="float" office:value="6">
            <text:p>6</text:p>
          </table:table-cell>
          <table:table-cell table:formula="of:=ISOWEEKNUM([.A73];1)" office:value-type="float" office:value="15">
            <text:p>15</text:p>
          </table:table-cell>
          <table:table-cell table:formula="of:=MONTH([.A73])" office:value-type="float" office:value="4">
            <text:p>4</text:p>
          </table:table-cell>
          <table:table-cell table:formula="of:=YEAR([.A73])" office:value-type="float" office:value="2007">
            <text:p>2007</text:p>
          </table:table-cell>
          <table:table-cell table:formula="of:=[Sheet1.D73]" office:value-type="float" office:value="1263.53">
            <text:p>1,263.53</text:p>
          </table:table-cell>
          <table:table-cell table:number-columns-repeated="10"/>
        </table:table-row>
        <table:table-row table:style-name="ro2">
          <table:table-cell table:formula="of:=[Sheet1.A74]" office:value-type="string" office:string-value="2007-04-16">
            <text:p>2007-04-16</text:p>
          </table:table-cell>
          <table:table-cell table:formula="of:=WEEKDAY([.A74:.A74])" office:value-type="float" office:value="2">
            <text:p>2</text:p>
          </table:table-cell>
          <table:table-cell table:formula="of:=ISOWEEKNUM([.A74];1)" office:value-type="float" office:value="16">
            <text:p>16</text:p>
          </table:table-cell>
          <table:table-cell table:formula="of:=MONTH([.A74])" office:value-type="float" office:value="4">
            <text:p>4</text:p>
          </table:table-cell>
          <table:table-cell table:formula="of:=YEAR([.A74])" office:value-type="float" office:value="2007">
            <text:p>2007</text:p>
          </table:table-cell>
          <table:table-cell table:formula="of:=[Sheet1.D74]" office:value-type="float" office:value="1277.64">
            <text:p>1,277.64</text:p>
          </table:table-cell>
          <table:table-cell table:number-columns-repeated="10"/>
        </table:table-row>
        <table:table-row table:style-name="ro2">
          <table:table-cell table:formula="of:=[Sheet1.A75]" office:value-type="string" office:string-value="2007-04-17">
            <text:p>2007-04-17</text:p>
          </table:table-cell>
          <table:table-cell table:formula="of:=WEEKDAY([.A75:.A75])" office:value-type="float" office:value="3">
            <text:p>3</text:p>
          </table:table-cell>
          <table:table-cell table:formula="of:=ISOWEEKNUM([.A75];1)" office:value-type="float" office:value="16">
            <text:p>16</text:p>
          </table:table-cell>
          <table:table-cell table:formula="of:=MONTH([.A75])" office:value-type="float" office:value="4">
            <text:p>4</text:p>
          </table:table-cell>
          <table:table-cell table:formula="of:=YEAR([.A75])" office:value-type="float" office:value="2007">
            <text:p>2007</text:p>
          </table:table-cell>
          <table:table-cell table:formula="of:=[Sheet1.D75]" office:value-type="float" office:value="1278.27">
            <text:p>1,278.27</text:p>
          </table:table-cell>
          <table:table-cell table:number-columns-repeated="10"/>
        </table:table-row>
        <table:table-row table:style-name="ro2">
          <table:table-cell table:formula="of:=[Sheet1.A76]" office:value-type="string" office:string-value="2007-04-18">
            <text:p>2007-04-18</text:p>
          </table:table-cell>
          <table:table-cell table:formula="of:=WEEKDAY([.A76:.A76])" office:value-type="float" office:value="4">
            <text:p>4</text:p>
          </table:table-cell>
          <table:table-cell table:formula="of:=ISOWEEKNUM([.A76];1)" office:value-type="float" office:value="16">
            <text:p>16</text:p>
          </table:table-cell>
          <table:table-cell table:formula="of:=MONTH([.A76])" office:value-type="float" office:value="4">
            <text:p>4</text:p>
          </table:table-cell>
          <table:table-cell table:formula="of:=YEAR([.A76])" office:value-type="float" office:value="2007">
            <text:p>2007</text:p>
          </table:table-cell>
          <table:table-cell table:formula="of:=[Sheet1.D76]" office:value-type="float" office:value="1271.75">
            <text:p>1,271.75</text:p>
          </table:table-cell>
          <table:table-cell table:number-columns-repeated="10"/>
        </table:table-row>
        <table:table-row table:style-name="ro2">
          <table:table-cell table:formula="of:=[Sheet1.A77]" office:value-type="string" office:string-value="2007-04-19">
            <text:p>2007-04-19</text:p>
          </table:table-cell>
          <table:table-cell table:formula="of:=WEEKDAY([.A77:.A77])" office:value-type="float" office:value="5">
            <text:p>5</text:p>
          </table:table-cell>
          <table:table-cell table:formula="of:=ISOWEEKNUM([.A77];1)" office:value-type="float" office:value="16">
            <text:p>16</text:p>
          </table:table-cell>
          <table:table-cell table:formula="of:=MONTH([.A77])" office:value-type="float" office:value="4">
            <text:p>4</text:p>
          </table:table-cell>
          <table:table-cell table:formula="of:=YEAR([.A77])" office:value-type="float" office:value="2007">
            <text:p>2007</text:p>
          </table:table-cell>
          <table:table-cell table:formula="of:=[Sheet1.D77]" office:value-type="float" office:value="1267.38">
            <text:p>1,267.38</text:p>
          </table:table-cell>
          <table:table-cell table:number-columns-repeated="10"/>
        </table:table-row>
        <table:table-row table:style-name="ro2">
          <table:table-cell table:formula="of:=[Sheet1.A78]" office:value-type="string" office:string-value="2007-04-20">
            <text:p>2007-04-20</text:p>
          </table:table-cell>
          <table:table-cell table:formula="of:=WEEKDAY([.A78:.A78])" office:value-type="float" office:value="6">
            <text:p>6</text:p>
          </table:table-cell>
          <table:table-cell table:formula="of:=ISOWEEKNUM([.A78];1)" office:value-type="float" office:value="16">
            <text:p>16</text:p>
          </table:table-cell>
          <table:table-cell table:formula="of:=MONTH([.A78])" office:value-type="float" office:value="4">
            <text:p>4</text:p>
          </table:table-cell>
          <table:table-cell table:formula="of:=YEAR([.A78])" office:value-type="float" office:value="2007">
            <text:p>2007</text:p>
          </table:table-cell>
          <table:table-cell table:formula="of:=[Sheet1.D78]" office:value-type="float" office:value="1282.18">
            <text:p>1,282.18</text:p>
          </table:table-cell>
          <table:table-cell table:number-columns-repeated="10"/>
        </table:table-row>
        <table:table-row table:style-name="ro2">
          <table:table-cell table:formula="of:=[Sheet1.A79]" office:value-type="string" office:string-value="2007-04-23">
            <text:p>2007-04-23</text:p>
          </table:table-cell>
          <table:table-cell table:formula="of:=WEEKDAY([.A79:.A79])" office:value-type="float" office:value="2">
            <text:p>2</text:p>
          </table:table-cell>
          <table:table-cell table:formula="of:=ISOWEEKNUM([.A79];1)" office:value-type="float" office:value="17">
            <text:p>17</text:p>
          </table:table-cell>
          <table:table-cell table:formula="of:=MONTH([.A79])" office:value-type="float" office:value="4">
            <text:p>4</text:p>
          </table:table-cell>
          <table:table-cell table:formula="of:=YEAR([.A79])" office:value-type="float" office:value="2007">
            <text:p>2007</text:p>
          </table:table-cell>
          <table:table-cell table:formula="of:=[Sheet1.D79]" office:value-type="float" office:value="1278.43">
            <text:p>1,278.43</text:p>
          </table:table-cell>
          <table:table-cell table:number-columns-repeated="10"/>
        </table:table-row>
        <table:table-row table:style-name="ro2">
          <table:table-cell table:formula="of:=[Sheet1.A80]" office:value-type="string" office:string-value="2007-04-24">
            <text:p>2007-04-24</text:p>
          </table:table-cell>
          <table:table-cell table:formula="of:=WEEKDAY([.A80:.A80])" office:value-type="float" office:value="3">
            <text:p>3</text:p>
          </table:table-cell>
          <table:table-cell table:formula="of:=ISOWEEKNUM([.A80];1)" office:value-type="float" office:value="17">
            <text:p>17</text:p>
          </table:table-cell>
          <table:table-cell table:formula="of:=MONTH([.A80])" office:value-type="float" office:value="4">
            <text:p>4</text:p>
          </table:table-cell>
          <table:table-cell table:formula="of:=YEAR([.A80])" office:value-type="float" office:value="2007">
            <text:p>2007</text:p>
          </table:table-cell>
          <table:table-cell table:formula="of:=[Sheet1.D80]" office:value-type="float" office:value="1260.99">
            <text:p>1,260.99</text:p>
          </table:table-cell>
          <table:table-cell table:number-columns-repeated="10"/>
        </table:table-row>
        <table:table-row table:style-name="ro2">
          <table:table-cell table:formula="of:=[Sheet1.A81]" office:value-type="string" office:string-value="2007-04-25">
            <text:p>2007-04-25</text:p>
          </table:table-cell>
          <table:table-cell table:formula="of:=WEEKDAY([.A81:.A81])" office:value-type="float" office:value="4">
            <text:p>4</text:p>
          </table:table-cell>
          <table:table-cell table:formula="of:=ISOWEEKNUM([.A81];1)" office:value-type="float" office:value="17">
            <text:p>17</text:p>
          </table:table-cell>
          <table:table-cell table:formula="of:=MONTH([.A81])" office:value-type="float" office:value="4">
            <text:p>4</text:p>
          </table:table-cell>
          <table:table-cell table:formula="of:=YEAR([.A81])" office:value-type="float" office:value="2007">
            <text:p>2007</text:p>
          </table:table-cell>
          <table:table-cell table:formula="of:=[Sheet1.D81]" office:value-type="float" office:value="1264.73">
            <text:p>1,264.73</text:p>
          </table:table-cell>
          <table:table-cell table:number-columns-repeated="10"/>
        </table:table-row>
        <table:table-row table:style-name="ro2">
          <table:table-cell table:formula="of:=[Sheet1.A82]" office:value-type="string" office:string-value="2007-04-26">
            <text:p>2007-04-26</text:p>
          </table:table-cell>
          <table:table-cell table:formula="of:=WEEKDAY([.A82:.A82])" office:value-type="float" office:value="5">
            <text:p>5</text:p>
          </table:table-cell>
          <table:table-cell table:formula="of:=ISOWEEKNUM([.A82];1)" office:value-type="float" office:value="17">
            <text:p>17</text:p>
          </table:table-cell>
          <table:table-cell table:formula="of:=MONTH([.A82])" office:value-type="float" office:value="4">
            <text:p>4</text:p>
          </table:table-cell>
          <table:table-cell table:formula="of:=YEAR([.A82])" office:value-type="float" office:value="2007">
            <text:p>2007</text:p>
          </table:table-cell>
          <table:table-cell table:formula="of:=[Sheet1.D82]" office:value-type="float" office:value="1274.8">
            <text:p>1,274.80</text:p>
          </table:table-cell>
          <table:table-cell table:number-columns-repeated="10"/>
        </table:table-row>
        <table:table-row table:style-name="ro2">
          <table:table-cell table:formula="of:=[Sheet1.A83]" office:value-type="string" office:string-value="2007-04-27">
            <text:p>2007-04-27</text:p>
          </table:table-cell>
          <table:table-cell table:formula="of:=WEEKDAY([.A83:.A83])" office:value-type="float" office:value="6">
            <text:p>6</text:p>
          </table:table-cell>
          <table:table-cell table:formula="of:=ISOWEEKNUM([.A83];1)" office:value-type="float" office:value="17">
            <text:p>17</text:p>
          </table:table-cell>
          <table:table-cell table:formula="of:=MONTH([.A83])" office:value-type="float" office:value="4">
            <text:p>4</text:p>
          </table:table-cell>
          <table:table-cell table:formula="of:=YEAR([.A83])" office:value-type="float" office:value="2007">
            <text:p>2007</text:p>
          </table:table-cell>
          <table:table-cell table:formula="of:=[Sheet1.D83]" office:value-type="float" office:value="1264.61">
            <text:p>1,264.61</text:p>
          </table:table-cell>
          <table:table-cell table:number-columns-repeated="10"/>
        </table:table-row>
        <table:table-row table:style-name="ro2">
          <table:table-cell table:formula="of:=[Sheet1.A84]" office:value-type="string" office:string-value="2007-04-30">
            <text:p>2007-04-30</text:p>
          </table:table-cell>
          <table:table-cell table:formula="of:=WEEKDAY([.A84:.A84])" office:value-type="float" office:value="2">
            <text:p>2</text:p>
          </table:table-cell>
          <table:table-cell table:formula="of:=ISOWEEKNUM([.A84];1)" office:value-type="float" office:value="18">
            <text:p>18</text:p>
          </table:table-cell>
          <table:table-cell table:formula="of:=MONTH([.A84])" office:value-type="float" office:value="4">
            <text:p>4</text:p>
          </table:table-cell>
          <table:table-cell table:formula="of:=YEAR([.A84])" office:value-type="float" office:value="2007">
            <text:p>2007</text:p>
          </table:table-cell>
          <table:table-cell table:formula="of:=[Sheet1.D84]" office:value-type="float" office:value="1273.83">
            <text:p>1,273.83</text:p>
          </table:table-cell>
          <table:table-cell table:number-columns-repeated="10"/>
        </table:table-row>
        <table:table-row table:style-name="ro2">
          <table:table-cell table:formula="of:=[Sheet1.A85]" office:value-type="string" office:string-value="2007-05-02">
            <text:p>2007-05-02</text:p>
          </table:table-cell>
          <table:table-cell table:formula="of:=WEEKDAY([.A85:.A85])" office:value-type="float" office:value="4">
            <text:p>4</text:p>
          </table:table-cell>
          <table:table-cell table:formula="of:=ISOWEEKNUM([.A85];1)" office:value-type="float" office:value="18">
            <text:p>18</text:p>
          </table:table-cell>
          <table:table-cell table:formula="of:=MONTH([.A85])" office:value-type="float" office:value="5">
            <text:p>5</text:p>
          </table:table-cell>
          <table:table-cell table:formula="of:=YEAR([.A85])" office:value-type="float" office:value="2007">
            <text:p>2007</text:p>
          </table:table-cell>
          <table:table-cell table:formula="of:=[Sheet1.D85]" office:value-type="float" office:value="1267.79">
            <text:p>1,267.79</text:p>
          </table:table-cell>
          <table:table-cell table:number-columns-repeated="10"/>
        </table:table-row>
        <table:table-row table:style-name="ro2">
          <table:table-cell table:formula="of:=[Sheet1.A86]" office:value-type="string" office:string-value="2007-05-03">
            <text:p>2007-05-03</text:p>
          </table:table-cell>
          <table:table-cell table:formula="of:=WEEKDAY([.A86:.A86])" office:value-type="float" office:value="5">
            <text:p>5</text:p>
          </table:table-cell>
          <table:table-cell table:formula="of:=ISOWEEKNUM([.A86];1)" office:value-type="float" office:value="18">
            <text:p>18</text:p>
          </table:table-cell>
          <table:table-cell table:formula="of:=MONTH([.A86])" office:value-type="float" office:value="5">
            <text:p>5</text:p>
          </table:table-cell>
          <table:table-cell table:formula="of:=YEAR([.A86])" office:value-type="float" office:value="2007">
            <text:p>2007</text:p>
          </table:table-cell>
          <table:table-cell table:formula="of:=[Sheet1.D86]" office:value-type="float" office:value="1256.75">
            <text:p>1,256.75</text:p>
          </table:table-cell>
          <table:table-cell table:number-columns-repeated="10"/>
        </table:table-row>
        <table:table-row table:style-name="ro2">
          <table:table-cell table:formula="of:=[Sheet1.A87]" office:value-type="string" office:string-value="2007-05-04">
            <text:p>2007-05-04</text:p>
          </table:table-cell>
          <table:table-cell table:formula="of:=WEEKDAY([.A87:.A87])" office:value-type="float" office:value="6">
            <text:p>6</text:p>
          </table:table-cell>
          <table:table-cell table:formula="of:=ISOWEEKNUM([.A87];1)" office:value-type="float" office:value="18">
            <text:p>18</text:p>
          </table:table-cell>
          <table:table-cell table:formula="of:=MONTH([.A87])" office:value-type="float" office:value="5">
            <text:p>5</text:p>
          </table:table-cell>
          <table:table-cell table:formula="of:=YEAR([.A87])" office:value-type="float" office:value="2007">
            <text:p>2007</text:p>
          </table:table-cell>
          <table:table-cell table:formula="of:=[Sheet1.D87]" office:value-type="float" office:value="1264.19">
            <text:p>1,264.19</text:p>
          </table:table-cell>
          <table:table-cell table:number-columns-repeated="10"/>
        </table:table-row>
        <table:table-row table:style-name="ro2">
          <table:table-cell table:formula="of:=[Sheet1.A88]" office:value-type="string" office:string-value="2007-05-07">
            <text:p>2007-05-07</text:p>
          </table:table-cell>
          <table:table-cell table:formula="of:=WEEKDAY([.A88:.A88])" office:value-type="float" office:value="2">
            <text:p>2</text:p>
          </table:table-cell>
          <table:table-cell table:formula="of:=ISOWEEKNUM([.A88];1)" office:value-type="float" office:value="19">
            <text:p>19</text:p>
          </table:table-cell>
          <table:table-cell table:formula="of:=MONTH([.A88])" office:value-type="float" office:value="5">
            <text:p>5</text:p>
          </table:table-cell>
          <table:table-cell table:formula="of:=YEAR([.A88])" office:value-type="float" office:value="2007">
            <text:p>2007</text:p>
          </table:table-cell>
          <table:table-cell table:formula="of:=[Sheet1.D88]" office:value-type="float" office:value="1272.62">
            <text:p>1,272.62</text:p>
          </table:table-cell>
          <table:table-cell table:number-columns-repeated="10"/>
        </table:table-row>
        <table:table-row table:style-name="ro2">
          <table:table-cell table:formula="of:=[Sheet1.A89]" office:value-type="string" office:string-value="2007-05-08">
            <text:p>2007-05-08</text:p>
          </table:table-cell>
          <table:table-cell table:formula="of:=WEEKDAY([.A89:.A89])" office:value-type="float" office:value="3">
            <text:p>3</text:p>
          </table:table-cell>
          <table:table-cell table:formula="of:=ISOWEEKNUM([.A89];1)" office:value-type="float" office:value="19">
            <text:p>19</text:p>
          </table:table-cell>
          <table:table-cell table:formula="of:=MONTH([.A89])" office:value-type="float" office:value="5">
            <text:p>5</text:p>
          </table:table-cell>
          <table:table-cell table:formula="of:=YEAR([.A89])" office:value-type="float" office:value="2007">
            <text:p>2007</text:p>
          </table:table-cell>
          <table:table-cell table:formula="of:=[Sheet1.D89]" office:value-type="float" office:value="1240.59">
            <text:p>1,240.59</text:p>
          </table:table-cell>
          <table:table-cell table:number-columns-repeated="10"/>
        </table:table-row>
        <table:table-row table:style-name="ro2">
          <table:table-cell table:formula="of:=[Sheet1.A90]" office:value-type="string" office:string-value="2007-05-09">
            <text:p>2007-05-09</text:p>
          </table:table-cell>
          <table:table-cell table:formula="of:=WEEKDAY([.A90:.A90])" office:value-type="float" office:value="4">
            <text:p>4</text:p>
          </table:table-cell>
          <table:table-cell table:formula="of:=ISOWEEKNUM([.A90];1)" office:value-type="float" office:value="19">
            <text:p>19</text:p>
          </table:table-cell>
          <table:table-cell table:formula="of:=MONTH([.A90])" office:value-type="float" office:value="5">
            <text:p>5</text:p>
          </table:table-cell>
          <table:table-cell table:formula="of:=YEAR([.A90])" office:value-type="float" office:value="2007">
            <text:p>2007</text:p>
          </table:table-cell>
          <table:table-cell table:formula="of:=[Sheet1.D90]" office:value-type="float" office:value="1239.7">
            <text:p>1,239.70</text:p>
          </table:table-cell>
          <table:table-cell table:number-columns-repeated="10"/>
        </table:table-row>
        <table:table-row table:style-name="ro2">
          <table:table-cell table:formula="of:=[Sheet1.A91]" office:value-type="string" office:string-value="2007-05-10">
            <text:p>2007-05-10</text:p>
          </table:table-cell>
          <table:table-cell table:formula="of:=WEEKDAY([.A91:.A91])" office:value-type="float" office:value="5">
            <text:p>5</text:p>
          </table:table-cell>
          <table:table-cell table:formula="of:=ISOWEEKNUM([.A91];1)" office:value-type="float" office:value="19">
            <text:p>19</text:p>
          </table:table-cell>
          <table:table-cell table:formula="of:=MONTH([.A91])" office:value-type="float" office:value="5">
            <text:p>5</text:p>
          </table:table-cell>
          <table:table-cell table:formula="of:=YEAR([.A91])" office:value-type="float" office:value="2007">
            <text:p>2007</text:p>
          </table:table-cell>
          <table:table-cell table:formula="of:=[Sheet1.D91]" office:value-type="float" office:value="1221.69">
            <text:p>1,221.69</text:p>
          </table:table-cell>
          <table:table-cell table:number-columns-repeated="10"/>
        </table:table-row>
        <table:table-row table:style-name="ro2">
          <table:table-cell table:formula="of:=[Sheet1.A92]" office:value-type="string" office:string-value="2007-05-11">
            <text:p>2007-05-11</text:p>
          </table:table-cell>
          <table:table-cell table:formula="of:=WEEKDAY([.A92:.A92])" office:value-type="float" office:value="6">
            <text:p>6</text:p>
          </table:table-cell>
          <table:table-cell table:formula="of:=ISOWEEKNUM([.A92];1)" office:value-type="float" office:value="19">
            <text:p>19</text:p>
          </table:table-cell>
          <table:table-cell table:formula="of:=MONTH([.A92])" office:value-type="float" office:value="5">
            <text:p>5</text:p>
          </table:table-cell>
          <table:table-cell table:formula="of:=YEAR([.A92])" office:value-type="float" office:value="2007">
            <text:p>2007</text:p>
          </table:table-cell>
          <table:table-cell table:formula="of:=[Sheet1.D92]" office:value-type="float" office:value="1240.39">
            <text:p>1,240.39</text:p>
          </table:table-cell>
          <table:table-cell table:number-columns-repeated="10"/>
        </table:table-row>
        <table:table-row table:style-name="ro2">
          <table:table-cell table:formula="of:=[Sheet1.A93]" office:value-type="string" office:string-value="2007-05-14">
            <text:p>2007-05-14</text:p>
          </table:table-cell>
          <table:table-cell table:formula="of:=WEEKDAY([.A93:.A93])" office:value-type="float" office:value="2">
            <text:p>2</text:p>
          </table:table-cell>
          <table:table-cell table:formula="of:=ISOWEEKNUM([.A93];1)" office:value-type="float" office:value="20">
            <text:p>20</text:p>
          </table:table-cell>
          <table:table-cell table:formula="of:=MONTH([.A93])" office:value-type="float" office:value="5">
            <text:p>5</text:p>
          </table:table-cell>
          <table:table-cell table:formula="of:=YEAR([.A93])" office:value-type="float" office:value="2007">
            <text:p>2007</text:p>
          </table:table-cell>
          <table:table-cell table:formula="of:=[Sheet1.D93]" office:value-type="float" office:value="1254.45">
            <text:p>1,254.45</text:p>
          </table:table-cell>
          <table:table-cell table:number-columns-repeated="10"/>
        </table:table-row>
        <table:table-row table:style-name="ro2">
          <table:table-cell table:formula="of:=[Sheet1.A94]" office:value-type="string" office:string-value="2007-05-15">
            <text:p>2007-05-15</text:p>
          </table:table-cell>
          <table:table-cell table:formula="of:=WEEKDAY([.A94:.A94])" office:value-type="float" office:value="3">
            <text:p>3</text:p>
          </table:table-cell>
          <table:table-cell table:formula="of:=ISOWEEKNUM([.A94];1)" office:value-type="float" office:value="20">
            <text:p>20</text:p>
          </table:table-cell>
          <table:table-cell table:formula="of:=MONTH([.A94])" office:value-type="float" office:value="5">
            <text:p>5</text:p>
          </table:table-cell>
          <table:table-cell table:formula="of:=YEAR([.A94])" office:value-type="float" office:value="2007">
            <text:p>2007</text:p>
          </table:table-cell>
          <table:table-cell table:formula="of:=[Sheet1.D94]" office:value-type="float" office:value="1257.6">
            <text:p>1,257.60</text:p>
          </table:table-cell>
          <table:table-cell table:number-columns-repeated="10"/>
        </table:table-row>
        <table:table-row table:style-name="ro2">
          <table:table-cell table:formula="of:=[Sheet1.A95]" office:value-type="string" office:string-value="2007-05-16">
            <text:p>2007-05-16</text:p>
          </table:table-cell>
          <table:table-cell table:formula="of:=WEEKDAY([.A95:.A95])" office:value-type="float" office:value="4">
            <text:p>4</text:p>
          </table:table-cell>
          <table:table-cell table:formula="of:=ISOWEEKNUM([.A95];1)" office:value-type="float" office:value="20">
            <text:p>20</text:p>
          </table:table-cell>
          <table:table-cell table:formula="of:=MONTH([.A95])" office:value-type="float" office:value="5">
            <text:p>5</text:p>
          </table:table-cell>
          <table:table-cell table:formula="of:=YEAR([.A95])" office:value-type="float" office:value="2007">
            <text:p>2007</text:p>
          </table:table-cell>
          <table:table-cell table:formula="of:=[Sheet1.D95]" office:value-type="float" office:value="1259.27">
            <text:p>1,259.27</text:p>
          </table:table-cell>
          <table:table-cell table:number-columns-repeated="10"/>
        </table:table-row>
        <table:table-row table:style-name="ro2">
          <table:table-cell table:formula="of:=[Sheet1.A96]" office:value-type="string" office:string-value="2007-05-18">
            <text:p>2007-05-18</text:p>
          </table:table-cell>
          <table:table-cell table:formula="of:=WEEKDAY([.A96:.A96])" office:value-type="float" office:value="6">
            <text:p>6</text:p>
          </table:table-cell>
          <table:table-cell table:formula="of:=ISOWEEKNUM([.A96];1)" office:value-type="float" office:value="20">
            <text:p>20</text:p>
          </table:table-cell>
          <table:table-cell table:formula="of:=MONTH([.A96])" office:value-type="float" office:value="5">
            <text:p>5</text:p>
          </table:table-cell>
          <table:table-cell table:formula="of:=YEAR([.A96])" office:value-type="float" office:value="2007">
            <text:p>2007</text:p>
          </table:table-cell>
          <table:table-cell table:formula="of:=[Sheet1.D96]" office:value-type="float" office:value="1269.46">
            <text:p>1,269.46</text:p>
          </table:table-cell>
          <table:table-cell table:number-columns-repeated="10"/>
        </table:table-row>
        <table:table-row table:style-name="ro2">
          <table:table-cell table:formula="of:=[Sheet1.A97]" office:value-type="string" office:string-value="2007-05-21">
            <text:p>2007-05-21</text:p>
          </table:table-cell>
          <table:table-cell table:formula="of:=WEEKDAY([.A97:.A97])" office:value-type="float" office:value="2">
            <text:p>2</text:p>
          </table:table-cell>
          <table:table-cell table:formula="of:=ISOWEEKNUM([.A97];1)" office:value-type="float" office:value="21">
            <text:p>21</text:p>
          </table:table-cell>
          <table:table-cell table:formula="of:=MONTH([.A97])" office:value-type="float" office:value="5">
            <text:p>5</text:p>
          </table:table-cell>
          <table:table-cell table:formula="of:=YEAR([.A97])" office:value-type="float" office:value="2007">
            <text:p>2007</text:p>
          </table:table-cell>
          <table:table-cell table:formula="of:=[Sheet1.D97]" office:value-type="float" office:value="1263.3">
            <text:p>1,263.30</text:p>
          </table:table-cell>
          <table:table-cell table:number-columns-repeated="10"/>
        </table:table-row>
        <table:table-row table:style-name="ro2">
          <table:table-cell table:formula="of:=[Sheet1.A98]" office:value-type="string" office:string-value="2007-05-22">
            <text:p>2007-05-22</text:p>
          </table:table-cell>
          <table:table-cell table:formula="of:=WEEKDAY([.A98:.A98])" office:value-type="float" office:value="3">
            <text:p>3</text:p>
          </table:table-cell>
          <table:table-cell table:formula="of:=ISOWEEKNUM([.A98];1)" office:value-type="float" office:value="21">
            <text:p>21</text:p>
          </table:table-cell>
          <table:table-cell table:formula="of:=MONTH([.A98])" office:value-type="float" office:value="5">
            <text:p>5</text:p>
          </table:table-cell>
          <table:table-cell table:formula="of:=YEAR([.A98])" office:value-type="float" office:value="2007">
            <text:p>2007</text:p>
          </table:table-cell>
          <table:table-cell table:formula="of:=[Sheet1.D98]" office:value-type="float" office:value="1255.49">
            <text:p>1,255.49</text:p>
          </table:table-cell>
          <table:table-cell table:number-columns-repeated="10"/>
        </table:table-row>
        <table:table-row table:style-name="ro2">
          <table:table-cell table:formula="of:=[Sheet1.A99]" office:value-type="string" office:string-value="2007-05-23">
            <text:p>2007-05-23</text:p>
          </table:table-cell>
          <table:table-cell table:formula="of:=WEEKDAY([.A99:.A99])" office:value-type="float" office:value="4">
            <text:p>4</text:p>
          </table:table-cell>
          <table:table-cell table:formula="of:=ISOWEEKNUM([.A99];1)" office:value-type="float" office:value="21">
            <text:p>21</text:p>
          </table:table-cell>
          <table:table-cell table:formula="of:=MONTH([.A99])" office:value-type="float" office:value="5">
            <text:p>5</text:p>
          </table:table-cell>
          <table:table-cell table:formula="of:=YEAR([.A99])" office:value-type="float" office:value="2007">
            <text:p>2007</text:p>
          </table:table-cell>
          <table:table-cell table:formula="of:=[Sheet1.D99]" office:value-type="float" office:value="1279.17">
            <text:p>1,279.17</text:p>
          </table:table-cell>
          <table:table-cell table:number-columns-repeated="10"/>
        </table:table-row>
        <table:table-row table:style-name="ro2">
          <table:table-cell table:formula="of:=[Sheet1.A100]" office:value-type="string" office:string-value="2007-05-24">
            <text:p>2007-05-24</text:p>
          </table:table-cell>
          <table:table-cell table:formula="of:=WEEKDAY([.A100:.A100])" office:value-type="float" office:value="5">
            <text:p>5</text:p>
          </table:table-cell>
          <table:table-cell table:formula="of:=ISOWEEKNUM([.A100];1)" office:value-type="float" office:value="21">
            <text:p>21</text:p>
          </table:table-cell>
          <table:table-cell table:formula="of:=MONTH([.A100])" office:value-type="float" office:value="5">
            <text:p>5</text:p>
          </table:table-cell>
          <table:table-cell table:formula="of:=YEAR([.A100])" office:value-type="float" office:value="2007">
            <text:p>2007</text:p>
          </table:table-cell>
          <table:table-cell table:formula="of:=[Sheet1.D100]" office:value-type="float" office:value="1273.09">
            <text:p>1,273.09</text:p>
          </table:table-cell>
          <table:table-cell table:number-columns-repeated="10"/>
        </table:table-row>
        <table:table-row table:style-name="ro2">
          <table:table-cell table:formula="of:=[Sheet1.A101]" office:value-type="string" office:string-value="2007-05-25">
            <text:p>2007-05-25</text:p>
          </table:table-cell>
          <table:table-cell table:formula="of:=WEEKDAY([.A101:.A101])" office:value-type="float" office:value="6">
            <text:p>6</text:p>
          </table:table-cell>
          <table:table-cell table:formula="of:=ISOWEEKNUM([.A101];1)" office:value-type="float" office:value="21">
            <text:p>21</text:p>
          </table:table-cell>
          <table:table-cell table:formula="of:=MONTH([.A101])" office:value-type="float" office:value="5">
            <text:p>5</text:p>
          </table:table-cell>
          <table:table-cell table:formula="of:=YEAR([.A101])" office:value-type="float" office:value="2007">
            <text:p>2007</text:p>
          </table:table-cell>
          <table:table-cell table:formula="of:=[Sheet1.D101]" office:value-type="float" office:value="1269.04">
            <text:p>1,269.04</text:p>
          </table:table-cell>
          <table:table-cell table:number-columns-repeated="10"/>
        </table:table-row>
        <table:table-row table:style-name="ro2">
          <table:table-cell table:formula="of:=[Sheet1.A102]" office:value-type="string" office:string-value="2007-05-28">
            <text:p>2007-05-28</text:p>
          </table:table-cell>
          <table:table-cell table:formula="of:=WEEKDAY([.A102:.A102])" office:value-type="float" office:value="2">
            <text:p>2</text:p>
          </table:table-cell>
          <table:table-cell table:formula="of:=ISOWEEKNUM([.A102];1)" office:value-type="float" office:value="22">
            <text:p>22</text:p>
          </table:table-cell>
          <table:table-cell table:formula="of:=MONTH([.A102])" office:value-type="float" office:value="5">
            <text:p>5</text:p>
          </table:table-cell>
          <table:table-cell table:formula="of:=YEAR([.A102])" office:value-type="float" office:value="2007">
            <text:p>2007</text:p>
          </table:table-cell>
          <table:table-cell table:formula="of:=[Sheet1.D102]" office:value-type="float" office:value="1275.09">
            <text:p>1,275.09</text:p>
          </table:table-cell>
          <table:table-cell table:number-columns-repeated="10"/>
        </table:table-row>
        <table:table-row table:style-name="ro2">
          <table:table-cell table:formula="of:=[Sheet1.A103]" office:value-type="string" office:string-value="2007-05-29">
            <text:p>2007-05-29</text:p>
          </table:table-cell>
          <table:table-cell table:formula="of:=WEEKDAY([.A103:.A103])" office:value-type="float" office:value="3">
            <text:p>3</text:p>
          </table:table-cell>
          <table:table-cell table:formula="of:=ISOWEEKNUM([.A103];1)" office:value-type="float" office:value="22">
            <text:p>22</text:p>
          </table:table-cell>
          <table:table-cell table:formula="of:=MONTH([.A103])" office:value-type="float" office:value="5">
            <text:p>5</text:p>
          </table:table-cell>
          <table:table-cell table:formula="of:=YEAR([.A103])" office:value-type="float" office:value="2007">
            <text:p>2007</text:p>
          </table:table-cell>
          <table:table-cell table:formula="of:=[Sheet1.D103]" office:value-type="float" office:value="1271.01">
            <text:p>1,271.01</text:p>
          </table:table-cell>
          <table:table-cell table:number-columns-repeated="10"/>
        </table:table-row>
        <table:table-row table:style-name="ro2">
          <table:table-cell table:formula="of:=[Sheet1.A104]" office:value-type="string" office:string-value="2007-05-30">
            <text:p>2007-05-30</text:p>
          </table:table-cell>
          <table:table-cell table:formula="of:=WEEKDAY([.A104:.A104])" office:value-type="float" office:value="4">
            <text:p>4</text:p>
          </table:table-cell>
          <table:table-cell table:formula="of:=ISOWEEKNUM([.A104];1)" office:value-type="float" office:value="22">
            <text:p>22</text:p>
          </table:table-cell>
          <table:table-cell table:formula="of:=MONTH([.A104])" office:value-type="float" office:value="5">
            <text:p>5</text:p>
          </table:table-cell>
          <table:table-cell table:formula="of:=YEAR([.A104])" office:value-type="float" office:value="2007">
            <text:p>2007</text:p>
          </table:table-cell>
          <table:table-cell table:formula="of:=[Sheet1.D104]" office:value-type="float" office:value="1261.27">
            <text:p>1,261.27</text:p>
          </table:table-cell>
          <table:table-cell table:number-columns-repeated="10"/>
        </table:table-row>
        <table:table-row table:style-name="ro2">
          <table:table-cell table:formula="of:=[Sheet1.A105]" office:value-type="string" office:string-value="2007-05-31">
            <text:p>2007-05-31</text:p>
          </table:table-cell>
          <table:table-cell table:formula="of:=WEEKDAY([.A105:.A105])" office:value-type="float" office:value="5">
            <text:p>5</text:p>
          </table:table-cell>
          <table:table-cell table:formula="of:=ISOWEEKNUM([.A105];1)" office:value-type="float" office:value="22">
            <text:p>22</text:p>
          </table:table-cell>
          <table:table-cell table:formula="of:=MONTH([.A105])" office:value-type="float" office:value="5">
            <text:p>5</text:p>
          </table:table-cell>
          <table:table-cell table:formula="of:=YEAR([.A105])" office:value-type="float" office:value="2007">
            <text:p>2007</text:p>
          </table:table-cell>
          <table:table-cell table:formula="of:=[Sheet1.D105]" office:value-type="float" office:value="1276.32">
            <text:p>1,276.32</text:p>
          </table:table-cell>
          <table:table-cell table:number-columns-repeated="10"/>
        </table:table-row>
        <table:table-row table:style-name="ro2">
          <table:table-cell table:formula="of:=[Sheet1.A106]" office:value-type="string" office:string-value="2007-06-01">
            <text:p>2007-06-01</text:p>
          </table:table-cell>
          <table:table-cell table:formula="of:=WEEKDAY([.A106:.A106])" office:value-type="float" office:value="6">
            <text:p>6</text:p>
          </table:table-cell>
          <table:table-cell table:formula="of:=ISOWEEKNUM([.A106];1)" office:value-type="float" office:value="22">
            <text:p>22</text:p>
          </table:table-cell>
          <table:table-cell table:formula="of:=MONTH([.A106])" office:value-type="float" office:value="6">
            <text:p>6</text:p>
          </table:table-cell>
          <table:table-cell table:formula="of:=YEAR([.A106])" office:value-type="float" office:value="2007">
            <text:p>2007</text:p>
          </table:table-cell>
          <table:table-cell table:formula="of:=[Sheet1.D106]" office:value-type="float" office:value="1292.02">
            <text:p>1,292.02</text:p>
          </table:table-cell>
          <table:table-cell table:number-columns-repeated="10"/>
        </table:table-row>
        <table:table-row table:style-name="ro2">
          <table:table-cell table:formula="of:=[Sheet1.A107]" office:value-type="string" office:string-value="2007-06-04">
            <text:p>2007-06-04</text:p>
          </table:table-cell>
          <table:table-cell table:formula="of:=WEEKDAY([.A107:.A107])" office:value-type="float" office:value="2">
            <text:p>2</text:p>
          </table:table-cell>
          <table:table-cell table:formula="of:=ISOWEEKNUM([.A107];1)" office:value-type="float" office:value="23">
            <text:p>23</text:p>
          </table:table-cell>
          <table:table-cell table:formula="of:=MONTH([.A107])" office:value-type="float" office:value="6">
            <text:p>6</text:p>
          </table:table-cell>
          <table:table-cell table:formula="of:=YEAR([.A107])" office:value-type="float" office:value="2007">
            <text:p>2007</text:p>
          </table:table-cell>
          <table:table-cell table:formula="of:=[Sheet1.D107]" office:value-type="float" office:value="1284.82">
            <text:p>1,284.82</text:p>
          </table:table-cell>
          <table:table-cell table:number-columns-repeated="10"/>
        </table:table-row>
        <table:table-row table:style-name="ro2">
          <table:table-cell table:formula="of:=[Sheet1.A108]" office:value-type="string" office:string-value="2007-06-05">
            <text:p>2007-06-05</text:p>
          </table:table-cell>
          <table:table-cell table:formula="of:=WEEKDAY([.A108:.A108])" office:value-type="float" office:value="3">
            <text:p>3</text:p>
          </table:table-cell>
          <table:table-cell table:formula="of:=ISOWEEKNUM([.A108];1)" office:value-type="float" office:value="23">
            <text:p>23</text:p>
          </table:table-cell>
          <table:table-cell table:formula="of:=MONTH([.A108])" office:value-type="float" office:value="6">
            <text:p>6</text:p>
          </table:table-cell>
          <table:table-cell table:formula="of:=YEAR([.A108])" office:value-type="float" office:value="2007">
            <text:p>2007</text:p>
          </table:table-cell>
          <table:table-cell table:formula="of:=[Sheet1.D108]" office:value-type="float" office:value="1281.04">
            <text:p>1,281.04</text:p>
          </table:table-cell>
          <table:table-cell table:number-columns-repeated="10"/>
        </table:table-row>
        <table:table-row table:style-name="ro2">
          <table:table-cell table:formula="of:=[Sheet1.A109]" office:value-type="string" office:string-value="2007-06-07">
            <text:p>2007-06-07</text:p>
          </table:table-cell>
          <table:table-cell table:formula="of:=WEEKDAY([.A109:.A109])" office:value-type="float" office:value="5">
            <text:p>5</text:p>
          </table:table-cell>
          <table:table-cell table:formula="of:=ISOWEEKNUM([.A109];1)" office:value-type="float" office:value="23">
            <text:p>23</text:p>
          </table:table-cell>
          <table:table-cell table:formula="of:=MONTH([.A109])" office:value-type="float" office:value="6">
            <text:p>6</text:p>
          </table:table-cell>
          <table:table-cell table:formula="of:=YEAR([.A109])" office:value-type="float" office:value="2007">
            <text:p>2007</text:p>
          </table:table-cell>
          <table:table-cell table:formula="of:=[Sheet1.D109]" office:value-type="float" office:value="1232.8">
            <text:p>1,232.80</text:p>
          </table:table-cell>
          <table:table-cell table:number-columns-repeated="10"/>
        </table:table-row>
        <table:table-row table:style-name="ro2">
          <table:table-cell table:formula="of:=[Sheet1.A110]" office:value-type="string" office:string-value="2007-06-08">
            <text:p>2007-06-08</text:p>
          </table:table-cell>
          <table:table-cell table:formula="of:=WEEKDAY([.A110:.A110])" office:value-type="float" office:value="6">
            <text:p>6</text:p>
          </table:table-cell>
          <table:table-cell table:formula="of:=ISOWEEKNUM([.A110];1)" office:value-type="float" office:value="23">
            <text:p>23</text:p>
          </table:table-cell>
          <table:table-cell table:formula="of:=MONTH([.A110])" office:value-type="float" office:value="6">
            <text:p>6</text:p>
          </table:table-cell>
          <table:table-cell table:formula="of:=YEAR([.A110])" office:value-type="float" office:value="2007">
            <text:p>2007</text:p>
          </table:table-cell>
          <table:table-cell table:formula="of:=[Sheet1.D110]" office:value-type="float" office:value="1238.91">
            <text:p>1,238.91</text:p>
          </table:table-cell>
          <table:table-cell table:number-columns-repeated="10"/>
        </table:table-row>
        <table:table-row table:style-name="ro2">
          <table:table-cell table:formula="of:=[Sheet1.A111]" office:value-type="string" office:string-value="2007-06-11">
            <text:p>2007-06-11</text:p>
          </table:table-cell>
          <table:table-cell table:formula="of:=WEEKDAY([.A111:.A111])" office:value-type="float" office:value="2">
            <text:p>2</text:p>
          </table:table-cell>
          <table:table-cell table:formula="of:=ISOWEEKNUM([.A111];1)" office:value-type="float" office:value="24">
            <text:p>24</text:p>
          </table:table-cell>
          <table:table-cell table:formula="of:=MONTH([.A111])" office:value-type="float" office:value="6">
            <text:p>6</text:p>
          </table:table-cell>
          <table:table-cell table:formula="of:=YEAR([.A111])" office:value-type="float" office:value="2007">
            <text:p>2007</text:p>
          </table:table-cell>
          <table:table-cell table:formula="of:=[Sheet1.D111]" office:value-type="float" office:value="1249.7">
            <text:p>1,249.70</text:p>
          </table:table-cell>
          <table:table-cell table:number-columns-repeated="10"/>
        </table:table-row>
        <table:table-row table:style-name="ro2">
          <table:table-cell table:formula="of:=[Sheet1.A112]" office:value-type="string" office:string-value="2007-06-12">
            <text:p>2007-06-12</text:p>
          </table:table-cell>
          <table:table-cell table:formula="of:=WEEKDAY([.A112:.A112])" office:value-type="float" office:value="3">
            <text:p>3</text:p>
          </table:table-cell>
          <table:table-cell table:formula="of:=ISOWEEKNUM([.A112];1)" office:value-type="float" office:value="24">
            <text:p>24</text:p>
          </table:table-cell>
          <table:table-cell table:formula="of:=MONTH([.A112])" office:value-type="float" office:value="6">
            <text:p>6</text:p>
          </table:table-cell>
          <table:table-cell table:formula="of:=YEAR([.A112])" office:value-type="float" office:value="2007">
            <text:p>2007</text:p>
          </table:table-cell>
          <table:table-cell table:formula="of:=[Sheet1.D112]" office:value-type="float" office:value="1237.4">
            <text:p>1,237.40</text:p>
          </table:table-cell>
          <table:table-cell table:number-columns-repeated="10"/>
        </table:table-row>
        <table:table-row table:style-name="ro2">
          <table:table-cell table:formula="of:=[Sheet1.A113]" office:value-type="string" office:string-value="2007-06-13">
            <text:p>2007-06-13</text:p>
          </table:table-cell>
          <table:table-cell table:formula="of:=WEEKDAY([.A113:.A113])" office:value-type="float" office:value="4">
            <text:p>4</text:p>
          </table:table-cell>
          <table:table-cell table:formula="of:=ISOWEEKNUM([.A113];1)" office:value-type="float" office:value="24">
            <text:p>24</text:p>
          </table:table-cell>
          <table:table-cell table:formula="of:=MONTH([.A113])" office:value-type="float" office:value="6">
            <text:p>6</text:p>
          </table:table-cell>
          <table:table-cell table:formula="of:=YEAR([.A113])" office:value-type="float" office:value="2007">
            <text:p>2007</text:p>
          </table:table-cell>
          <table:table-cell table:formula="of:=[Sheet1.D113]" office:value-type="float" office:value="1244.43">
            <text:p>1,244.43</text:p>
          </table:table-cell>
          <table:table-cell table:number-columns-repeated="10"/>
        </table:table-row>
        <table:table-row table:style-name="ro2">
          <table:table-cell table:formula="of:=[Sheet1.A114]" office:value-type="string" office:string-value="2007-06-14">
            <text:p>2007-06-14</text:p>
          </table:table-cell>
          <table:table-cell table:formula="of:=WEEKDAY([.A114:.A114])" office:value-type="float" office:value="5">
            <text:p>5</text:p>
          </table:table-cell>
          <table:table-cell table:formula="of:=ISOWEEKNUM([.A114];1)" office:value-type="float" office:value="24">
            <text:p>24</text:p>
          </table:table-cell>
          <table:table-cell table:formula="of:=MONTH([.A114])" office:value-type="float" office:value="6">
            <text:p>6</text:p>
          </table:table-cell>
          <table:table-cell table:formula="of:=YEAR([.A114])" office:value-type="float" office:value="2007">
            <text:p>2007</text:p>
          </table:table-cell>
          <table:table-cell table:formula="of:=[Sheet1.D114]" office:value-type="float" office:value="1267.73">
            <text:p>1,267.73</text:p>
          </table:table-cell>
          <table:table-cell table:number-columns-repeated="10"/>
        </table:table-row>
        <table:table-row table:style-name="ro2">
          <table:table-cell table:formula="of:=[Sheet1.A115]" office:value-type="string" office:string-value="2007-06-15">
            <text:p>2007-06-15</text:p>
          </table:table-cell>
          <table:table-cell table:formula="of:=WEEKDAY([.A115:.A115])" office:value-type="float" office:value="6">
            <text:p>6</text:p>
          </table:table-cell>
          <table:table-cell table:formula="of:=ISOWEEKNUM([.A115];1)" office:value-type="float" office:value="24">
            <text:p>24</text:p>
          </table:table-cell>
          <table:table-cell table:formula="of:=MONTH([.A115])" office:value-type="float" office:value="6">
            <text:p>6</text:p>
          </table:table-cell>
          <table:table-cell table:formula="of:=YEAR([.A115])" office:value-type="float" office:value="2007">
            <text:p>2007</text:p>
          </table:table-cell>
          <table:table-cell table:formula="of:=[Sheet1.D115]" office:value-type="float" office:value="1276.03">
            <text:p>1,276.03</text:p>
          </table:table-cell>
          <table:table-cell table:number-columns-repeated="10"/>
        </table:table-row>
        <table:table-row table:style-name="ro2">
          <table:table-cell table:formula="of:=[Sheet1.A116]" office:value-type="string" office:string-value="2007-06-18">
            <text:p>2007-06-18</text:p>
          </table:table-cell>
          <table:table-cell table:formula="of:=WEEKDAY([.A116:.A116])" office:value-type="float" office:value="2">
            <text:p>2</text:p>
          </table:table-cell>
          <table:table-cell table:formula="of:=ISOWEEKNUM([.A116];1)" office:value-type="float" office:value="25">
            <text:p>25</text:p>
          </table:table-cell>
          <table:table-cell table:formula="of:=MONTH([.A116])" office:value-type="float" office:value="6">
            <text:p>6</text:p>
          </table:table-cell>
          <table:table-cell table:formula="of:=YEAR([.A116])" office:value-type="float" office:value="2007">
            <text:p>2007</text:p>
          </table:table-cell>
          <table:table-cell table:formula="of:=[Sheet1.D116]" office:value-type="float" office:value="1288.09">
            <text:p>1,288.09</text:p>
          </table:table-cell>
          <table:table-cell table:number-columns-repeated="10"/>
        </table:table-row>
        <table:table-row table:style-name="ro2">
          <table:table-cell table:formula="of:=[Sheet1.A117]" office:value-type="string" office:string-value="2007-06-19">
            <text:p>2007-06-19</text:p>
          </table:table-cell>
          <table:table-cell table:formula="of:=WEEKDAY([.A117:.A117])" office:value-type="float" office:value="3">
            <text:p>3</text:p>
          </table:table-cell>
          <table:table-cell table:formula="of:=ISOWEEKNUM([.A117];1)" office:value-type="float" office:value="25">
            <text:p>25</text:p>
          </table:table-cell>
          <table:table-cell table:formula="of:=MONTH([.A117])" office:value-type="float" office:value="6">
            <text:p>6</text:p>
          </table:table-cell>
          <table:table-cell table:formula="of:=YEAR([.A117])" office:value-type="float" office:value="2007">
            <text:p>2007</text:p>
          </table:table-cell>
          <table:table-cell table:formula="of:=[Sheet1.D117]" office:value-type="float" office:value="1276.61">
            <text:p>1,276.61</text:p>
          </table:table-cell>
          <table:table-cell table:number-columns-repeated="10"/>
        </table:table-row>
        <table:table-row table:style-name="ro2">
          <table:table-cell table:formula="of:=[Sheet1.A118]" office:value-type="string" office:string-value="2007-06-20">
            <text:p>2007-06-20</text:p>
          </table:table-cell>
          <table:table-cell table:formula="of:=WEEKDAY([.A118:.A118])" office:value-type="float" office:value="4">
            <text:p>4</text:p>
          </table:table-cell>
          <table:table-cell table:formula="of:=ISOWEEKNUM([.A118];1)" office:value-type="float" office:value="25">
            <text:p>25</text:p>
          </table:table-cell>
          <table:table-cell table:formula="of:=MONTH([.A118])" office:value-type="float" office:value="6">
            <text:p>6</text:p>
          </table:table-cell>
          <table:table-cell table:formula="of:=YEAR([.A118])" office:value-type="float" office:value="2007">
            <text:p>2007</text:p>
          </table:table-cell>
          <table:table-cell table:formula="of:=[Sheet1.D118]" office:value-type="float" office:value="1278.52">
            <text:p>1,278.52</text:p>
          </table:table-cell>
          <table:table-cell table:number-columns-repeated="10"/>
        </table:table-row>
        <table:table-row table:style-name="ro2">
          <table:table-cell table:formula="of:=[Sheet1.A119]" office:value-type="string" office:string-value="2007-06-21">
            <text:p>2007-06-21</text:p>
          </table:table-cell>
          <table:table-cell table:formula="of:=WEEKDAY([.A119:.A119])" office:value-type="float" office:value="5">
            <text:p>5</text:p>
          </table:table-cell>
          <table:table-cell table:formula="of:=ISOWEEKNUM([.A119];1)" office:value-type="float" office:value="25">
            <text:p>25</text:p>
          </table:table-cell>
          <table:table-cell table:formula="of:=MONTH([.A119])" office:value-type="float" office:value="6">
            <text:p>6</text:p>
          </table:table-cell>
          <table:table-cell table:formula="of:=YEAR([.A119])" office:value-type="float" office:value="2007">
            <text:p>2007</text:p>
          </table:table-cell>
          <table:table-cell table:formula="of:=[Sheet1.D119]" office:value-type="float" office:value="1252.88">
            <text:p>1,252.88</text:p>
          </table:table-cell>
          <table:table-cell table:number-columns-repeated="10"/>
        </table:table-row>
        <table:table-row table:style-name="ro2">
          <table:table-cell table:formula="of:=[Sheet1.A120]" office:value-type="string" office:string-value="2007-06-25">
            <text:p>2007-06-25</text:p>
          </table:table-cell>
          <table:table-cell table:formula="of:=WEEKDAY([.A120:.A120])" office:value-type="float" office:value="2">
            <text:p>2</text:p>
          </table:table-cell>
          <table:table-cell table:formula="of:=ISOWEEKNUM([.A120];1)" office:value-type="float" office:value="26">
            <text:p>26</text:p>
          </table:table-cell>
          <table:table-cell table:formula="of:=MONTH([.A120])" office:value-type="float" office:value="6">
            <text:p>6</text:p>
          </table:table-cell>
          <table:table-cell table:formula="of:=YEAR([.A120])" office:value-type="float" office:value="2007">
            <text:p>2007</text:p>
          </table:table-cell>
          <table:table-cell table:formula="of:=[Sheet1.D120]" office:value-type="float" office:value="1250.16">
            <text:p>1,250.16</text:p>
          </table:table-cell>
          <table:table-cell table:number-columns-repeated="10"/>
        </table:table-row>
        <table:table-row table:style-name="ro2">
          <table:table-cell table:formula="of:=[Sheet1.A121]" office:value-type="string" office:string-value="2007-06-26">
            <text:p>2007-06-26</text:p>
          </table:table-cell>
          <table:table-cell table:formula="of:=WEEKDAY([.A121:.A121])" office:value-type="float" office:value="3">
            <text:p>3</text:p>
          </table:table-cell>
          <table:table-cell table:formula="of:=ISOWEEKNUM([.A121];1)" office:value-type="float" office:value="26">
            <text:p>26</text:p>
          </table:table-cell>
          <table:table-cell table:formula="of:=MONTH([.A121])" office:value-type="float" office:value="6">
            <text:p>6</text:p>
          </table:table-cell>
          <table:table-cell table:formula="of:=YEAR([.A121])" office:value-type="float" office:value="2007">
            <text:p>2007</text:p>
          </table:table-cell>
          <table:table-cell table:formula="of:=[Sheet1.D121]" office:value-type="float" office:value="1244.47">
            <text:p>1,244.47</text:p>
          </table:table-cell>
          <table:table-cell table:number-columns-repeated="10"/>
        </table:table-row>
        <table:table-row table:style-name="ro2">
          <table:table-cell table:formula="of:=[Sheet1.A122]" office:value-type="string" office:string-value="2007-06-27">
            <text:p>2007-06-27</text:p>
          </table:table-cell>
          <table:table-cell table:formula="of:=WEEKDAY([.A122:.A122])" office:value-type="float" office:value="4">
            <text:p>4</text:p>
          </table:table-cell>
          <table:table-cell table:formula="of:=ISOWEEKNUM([.A122];1)" office:value-type="float" office:value="26">
            <text:p>26</text:p>
          </table:table-cell>
          <table:table-cell table:formula="of:=MONTH([.A122])" office:value-type="float" office:value="6">
            <text:p>6</text:p>
          </table:table-cell>
          <table:table-cell table:formula="of:=YEAR([.A122])" office:value-type="float" office:value="2007">
            <text:p>2007</text:p>
          </table:table-cell>
          <table:table-cell table:formula="of:=[Sheet1.D122]" office:value-type="float" office:value="1241.22">
            <text:p>1,241.22</text:p>
          </table:table-cell>
          <table:table-cell table:number-columns-repeated="10"/>
        </table:table-row>
        <table:table-row table:style-name="ro2">
          <table:table-cell table:formula="of:=[Sheet1.A123]" office:value-type="string" office:string-value="2007-06-28">
            <text:p>2007-06-28</text:p>
          </table:table-cell>
          <table:table-cell table:formula="of:=WEEKDAY([.A123:.A123])" office:value-type="float" office:value="5">
            <text:p>5</text:p>
          </table:table-cell>
          <table:table-cell table:formula="of:=ISOWEEKNUM([.A123];1)" office:value-type="float" office:value="26">
            <text:p>26</text:p>
          </table:table-cell>
          <table:table-cell table:formula="of:=MONTH([.A123])" office:value-type="float" office:value="6">
            <text:p>6</text:p>
          </table:table-cell>
          <table:table-cell table:formula="of:=YEAR([.A123])" office:value-type="float" office:value="2007">
            <text:p>2007</text:p>
          </table:table-cell>
          <table:table-cell table:formula="of:=[Sheet1.D123]" office:value-type="float" office:value="1257.94">
            <text:p>1,257.94</text:p>
          </table:table-cell>
          <table:table-cell table:number-columns-repeated="10"/>
        </table:table-row>
        <table:table-row table:style-name="ro2">
          <table:table-cell table:formula="of:=[Sheet1.A124]" office:value-type="string" office:string-value="2007-06-29">
            <text:p>2007-06-29</text:p>
          </table:table-cell>
          <table:table-cell table:formula="of:=WEEKDAY([.A124:.A124])" office:value-type="float" office:value="6">
            <text:p>6</text:p>
          </table:table-cell>
          <table:table-cell table:formula="of:=ISOWEEKNUM([.A124];1)" office:value-type="float" office:value="26">
            <text:p>26</text:p>
          </table:table-cell>
          <table:table-cell table:formula="of:=MONTH([.A124])" office:value-type="float" office:value="6">
            <text:p>6</text:p>
          </table:table-cell>
          <table:table-cell table:formula="of:=YEAR([.A124])" office:value-type="float" office:value="2007">
            <text:p>2007</text:p>
          </table:table-cell>
          <table:table-cell table:formula="of:=[Sheet1.D124]" office:value-type="float" office:value="1254.86">
            <text:p>1,254.86</text:p>
          </table:table-cell>
          <table:table-cell table:number-columns-repeated="10"/>
        </table:table-row>
        <table:table-row table:style-name="ro2">
          <table:table-cell table:formula="of:=[Sheet1.A125]" office:value-type="string" office:string-value="2007-07-02">
            <text:p>2007-07-02</text:p>
          </table:table-cell>
          <table:table-cell table:formula="of:=WEEKDAY([.A125:.A125])" office:value-type="float" office:value="2">
            <text:p>2</text:p>
          </table:table-cell>
          <table:table-cell table:formula="of:=ISOWEEKNUM([.A125];1)" office:value-type="float" office:value="27">
            <text:p>27</text:p>
          </table:table-cell>
          <table:table-cell table:formula="of:=MONTH([.A125])" office:value-type="float" office:value="7">
            <text:p>7</text:p>
          </table:table-cell>
          <table:table-cell table:formula="of:=YEAR([.A125])" office:value-type="float" office:value="2007">
            <text:p>2007</text:p>
          </table:table-cell>
          <table:table-cell table:formula="of:=[Sheet1.D125]" office:value-type="float" office:value="1254.49">
            <text:p>1,254.49</text:p>
          </table:table-cell>
          <table:table-cell table:number-columns-repeated="10"/>
        </table:table-row>
        <table:table-row table:style-name="ro2">
          <table:table-cell table:formula="of:=[Sheet1.A126]" office:value-type="string" office:string-value="2007-07-03">
            <text:p>2007-07-03</text:p>
          </table:table-cell>
          <table:table-cell table:formula="of:=WEEKDAY([.A126:.A126])" office:value-type="float" office:value="3">
            <text:p>3</text:p>
          </table:table-cell>
          <table:table-cell table:formula="of:=ISOWEEKNUM([.A126];1)" office:value-type="float" office:value="27">
            <text:p>27</text:p>
          </table:table-cell>
          <table:table-cell table:formula="of:=MONTH([.A126])" office:value-type="float" office:value="7">
            <text:p>7</text:p>
          </table:table-cell>
          <table:table-cell table:formula="of:=YEAR([.A126])" office:value-type="float" office:value="2007">
            <text:p>2007</text:p>
          </table:table-cell>
          <table:table-cell table:formula="of:=[Sheet1.D126]" office:value-type="float" office:value="1274.49">
            <text:p>1,274.49</text:p>
          </table:table-cell>
          <table:table-cell table:number-columns-repeated="10"/>
        </table:table-row>
        <table:table-row table:style-name="ro2">
          <table:table-cell table:formula="of:=[Sheet1.A127]" office:value-type="string" office:string-value="2007-07-04">
            <text:p>2007-07-04</text:p>
          </table:table-cell>
          <table:table-cell table:formula="of:=WEEKDAY([.A127:.A127])" office:value-type="float" office:value="4">
            <text:p>4</text:p>
          </table:table-cell>
          <table:table-cell table:formula="of:=ISOWEEKNUM([.A127];1)" office:value-type="float" office:value="27">
            <text:p>27</text:p>
          </table:table-cell>
          <table:table-cell table:formula="of:=MONTH([.A127])" office:value-type="float" office:value="7">
            <text:p>7</text:p>
          </table:table-cell>
          <table:table-cell table:formula="of:=YEAR([.A127])" office:value-type="float" office:value="2007">
            <text:p>2007</text:p>
          </table:table-cell>
          <table:table-cell table:formula="of:=[Sheet1.D127]" office:value-type="float" office:value="1279.49">
            <text:p>1,279.49</text:p>
          </table:table-cell>
          <table:table-cell table:number-columns-repeated="10"/>
        </table:table-row>
        <table:table-row table:style-name="ro2">
          <table:table-cell table:formula="of:=[Sheet1.A128]" office:value-type="string" office:string-value="2007-07-05">
            <text:p>2007-07-05</text:p>
          </table:table-cell>
          <table:table-cell table:formula="of:=WEEKDAY([.A128:.A128])" office:value-type="float" office:value="5">
            <text:p>5</text:p>
          </table:table-cell>
          <table:table-cell table:formula="of:=ISOWEEKNUM([.A128];1)" office:value-type="float" office:value="27">
            <text:p>27</text:p>
          </table:table-cell>
          <table:table-cell table:formula="of:=MONTH([.A128])" office:value-type="float" office:value="7">
            <text:p>7</text:p>
          </table:table-cell>
          <table:table-cell table:formula="of:=YEAR([.A128])" office:value-type="float" office:value="2007">
            <text:p>2007</text:p>
          </table:table-cell>
          <table:table-cell table:formula="of:=[Sheet1.D128]" office:value-type="float" office:value="1274.07">
            <text:p>1,274.07</text:p>
          </table:table-cell>
          <table:table-cell table:number-columns-repeated="10"/>
        </table:table-row>
        <table:table-row table:style-name="ro2">
          <table:table-cell table:formula="of:=[Sheet1.A129]" office:value-type="string" office:string-value="2007-07-06">
            <text:p>2007-07-06</text:p>
          </table:table-cell>
          <table:table-cell table:formula="of:=WEEKDAY([.A129:.A129])" office:value-type="float" office:value="6">
            <text:p>6</text:p>
          </table:table-cell>
          <table:table-cell table:formula="of:=ISOWEEKNUM([.A129];1)" office:value-type="float" office:value="27">
            <text:p>27</text:p>
          </table:table-cell>
          <table:table-cell table:formula="of:=MONTH([.A129])" office:value-type="float" office:value="7">
            <text:p>7</text:p>
          </table:table-cell>
          <table:table-cell table:formula="of:=YEAR([.A129])" office:value-type="float" office:value="2007">
            <text:p>2007</text:p>
          </table:table-cell>
          <table:table-cell table:formula="of:=[Sheet1.D129]" office:value-type="float" office:value="1278.38">
            <text:p>1,278.38</text:p>
          </table:table-cell>
          <table:table-cell table:number-columns-repeated="10"/>
        </table:table-row>
        <table:table-row table:style-name="ro2">
          <table:table-cell table:formula="of:=[Sheet1.A130]" office:value-type="string" office:string-value="2007-07-09">
            <text:p>2007-07-09</text:p>
          </table:table-cell>
          <table:table-cell table:formula="of:=WEEKDAY([.A130:.A130])" office:value-type="float" office:value="2">
            <text:p>2</text:p>
          </table:table-cell>
          <table:table-cell table:formula="of:=ISOWEEKNUM([.A130];1)" office:value-type="float" office:value="28">
            <text:p>28</text:p>
          </table:table-cell>
          <table:table-cell table:formula="of:=MONTH([.A130])" office:value-type="float" office:value="7">
            <text:p>7</text:p>
          </table:table-cell>
          <table:table-cell table:formula="of:=YEAR([.A130])" office:value-type="float" office:value="2007">
            <text:p>2007</text:p>
          </table:table-cell>
          <table:table-cell table:formula="of:=[Sheet1.D130]" office:value-type="float" office:value="1293.25">
            <text:p>1,293.25</text:p>
          </table:table-cell>
          <table:table-cell table:number-columns-repeated="10"/>
        </table:table-row>
        <table:table-row table:style-name="ro2">
          <table:table-cell table:formula="of:=[Sheet1.A131]" office:value-type="string" office:string-value="2007-07-10">
            <text:p>2007-07-10</text:p>
          </table:table-cell>
          <table:table-cell table:formula="of:=WEEKDAY([.A131:.A131])" office:value-type="float" office:value="3">
            <text:p>3</text:p>
          </table:table-cell>
          <table:table-cell table:formula="of:=ISOWEEKNUM([.A131];1)" office:value-type="float" office:value="28">
            <text:p>28</text:p>
          </table:table-cell>
          <table:table-cell table:formula="of:=MONTH([.A131])" office:value-type="float" office:value="7">
            <text:p>7</text:p>
          </table:table-cell>
          <table:table-cell table:formula="of:=YEAR([.A131])" office:value-type="float" office:value="2007">
            <text:p>2007</text:p>
          </table:table-cell>
          <table:table-cell table:formula="of:=[Sheet1.D131]" office:value-type="float" office:value="1284.98">
            <text:p>1,284.98</text:p>
          </table:table-cell>
          <table:table-cell table:number-columns-repeated="10"/>
        </table:table-row>
        <table:table-row table:style-name="ro2">
          <table:table-cell table:formula="of:=[Sheet1.A132]" office:value-type="string" office:string-value="2007-07-11">
            <text:p>2007-07-11</text:p>
          </table:table-cell>
          <table:table-cell table:formula="of:=WEEKDAY([.A132:.A132])" office:value-type="float" office:value="4">
            <text:p>4</text:p>
          </table:table-cell>
          <table:table-cell table:formula="of:=ISOWEEKNUM([.A132];1)" office:value-type="float" office:value="28">
            <text:p>28</text:p>
          </table:table-cell>
          <table:table-cell table:formula="of:=MONTH([.A132])" office:value-type="float" office:value="7">
            <text:p>7</text:p>
          </table:table-cell>
          <table:table-cell table:formula="of:=YEAR([.A132])" office:value-type="float" office:value="2007">
            <text:p>2007</text:p>
          </table:table-cell>
          <table:table-cell table:formula="of:=[Sheet1.D132]" office:value-type="float" office:value="1284.58">
            <text:p>1,284.58</text:p>
          </table:table-cell>
          <table:table-cell table:number-columns-repeated="10"/>
        </table:table-row>
        <table:table-row table:style-name="ro2">
          <table:table-cell table:formula="of:=[Sheet1.A133]" office:value-type="string" office:string-value="2007-07-12">
            <text:p>2007-07-12</text:p>
          </table:table-cell>
          <table:table-cell table:formula="of:=WEEKDAY([.A133:.A133])" office:value-type="float" office:value="5">
            <text:p>5</text:p>
          </table:table-cell>
          <table:table-cell table:formula="of:=ISOWEEKNUM([.A133];1)" office:value-type="float" office:value="28">
            <text:p>28</text:p>
          </table:table-cell>
          <table:table-cell table:formula="of:=MONTH([.A133])" office:value-type="float" office:value="7">
            <text:p>7</text:p>
          </table:table-cell>
          <table:table-cell table:formula="of:=YEAR([.A133])" office:value-type="float" office:value="2007">
            <text:p>2007</text:p>
          </table:table-cell>
          <table:table-cell table:formula="of:=[Sheet1.D133]" office:value-type="float" office:value="1307.3">
            <text:p>1,307.30</text:p>
          </table:table-cell>
          <table:table-cell table:number-columns-repeated="10"/>
        </table:table-row>
        <table:table-row table:style-name="ro2">
          <table:table-cell table:formula="of:=[Sheet1.A134]" office:value-type="string" office:string-value="2007-07-13">
            <text:p>2007-07-13</text:p>
          </table:table-cell>
          <table:table-cell table:formula="of:=WEEKDAY([.A134:.A134])" office:value-type="float" office:value="6">
            <text:p>6</text:p>
          </table:table-cell>
          <table:table-cell table:formula="of:=ISOWEEKNUM([.A134];1)" office:value-type="float" office:value="28">
            <text:p>28</text:p>
          </table:table-cell>
          <table:table-cell table:formula="of:=MONTH([.A134])" office:value-type="float" office:value="7">
            <text:p>7</text:p>
          </table:table-cell>
          <table:table-cell table:formula="of:=YEAR([.A134])" office:value-type="float" office:value="2007">
            <text:p>2007</text:p>
          </table:table-cell>
          <table:table-cell table:formula="of:=[Sheet1.D134]" office:value-type="float" office:value="1308.76">
            <text:p>1,308.76</text:p>
          </table:table-cell>
          <table:table-cell table:number-columns-repeated="10"/>
        </table:table-row>
        <table:table-row table:style-name="ro2">
          <table:table-cell table:formula="of:=[Sheet1.A135]" office:value-type="string" office:string-value="2007-07-16">
            <text:p>2007-07-16</text:p>
          </table:table-cell>
          <table:table-cell table:formula="of:=WEEKDAY([.A135:.A135])" office:value-type="float" office:value="2">
            <text:p>2</text:p>
          </table:table-cell>
          <table:table-cell table:formula="of:=ISOWEEKNUM([.A135];1)" office:value-type="float" office:value="29">
            <text:p>29</text:p>
          </table:table-cell>
          <table:table-cell table:formula="of:=MONTH([.A135])" office:value-type="float" office:value="7">
            <text:p>7</text:p>
          </table:table-cell>
          <table:table-cell table:formula="of:=YEAR([.A135])" office:value-type="float" office:value="2007">
            <text:p>2007</text:p>
          </table:table-cell>
          <table:table-cell table:formula="of:=[Sheet1.D135]" office:value-type="float" office:value="1311.87">
            <text:p>1,311.87</text:p>
          </table:table-cell>
          <table:table-cell table:number-columns-repeated="10"/>
        </table:table-row>
        <table:table-row table:style-name="ro2">
          <table:table-cell table:formula="of:=[Sheet1.A136]" office:value-type="string" office:string-value="2007-07-17">
            <text:p>2007-07-17</text:p>
          </table:table-cell>
          <table:table-cell table:formula="of:=WEEKDAY([.A136:.A136])" office:value-type="float" office:value="3">
            <text:p>3</text:p>
          </table:table-cell>
          <table:table-cell table:formula="of:=ISOWEEKNUM([.A136];1)" office:value-type="float" office:value="29">
            <text:p>29</text:p>
          </table:table-cell>
          <table:table-cell table:formula="of:=MONTH([.A136])" office:value-type="float" office:value="7">
            <text:p>7</text:p>
          </table:table-cell>
          <table:table-cell table:formula="of:=YEAR([.A136])" office:value-type="float" office:value="2007">
            <text:p>2007</text:p>
          </table:table-cell>
          <table:table-cell table:formula="of:=[Sheet1.D136]" office:value-type="float" office:value="1300.28">
            <text:p>1,300.28</text:p>
          </table:table-cell>
          <table:table-cell table:number-columns-repeated="10"/>
        </table:table-row>
        <table:table-row table:style-name="ro2">
          <table:table-cell table:formula="of:=[Sheet1.A137]" office:value-type="string" office:string-value="2007-07-18">
            <text:p>2007-07-18</text:p>
          </table:table-cell>
          <table:table-cell table:formula="of:=WEEKDAY([.A137:.A137])" office:value-type="float" office:value="4">
            <text:p>4</text:p>
          </table:table-cell>
          <table:table-cell table:formula="of:=ISOWEEKNUM([.A137];1)" office:value-type="float" office:value="29">
            <text:p>29</text:p>
          </table:table-cell>
          <table:table-cell table:formula="of:=MONTH([.A137])" office:value-type="float" office:value="7">
            <text:p>7</text:p>
          </table:table-cell>
          <table:table-cell table:formula="of:=YEAR([.A137])" office:value-type="float" office:value="2007">
            <text:p>2007</text:p>
          </table:table-cell>
          <table:table-cell table:formula="of:=[Sheet1.D137]" office:value-type="float" office:value="1291.75">
            <text:p>1,291.75</text:p>
          </table:table-cell>
          <table:table-cell table:number-columns-repeated="10"/>
        </table:table-row>
        <table:table-row table:style-name="ro2">
          <table:table-cell table:formula="of:=[Sheet1.A138]" office:value-type="string" office:string-value="2007-07-19">
            <text:p>2007-07-19</text:p>
          </table:table-cell>
          <table:table-cell table:formula="of:=WEEKDAY([.A138:.A138])" office:value-type="float" office:value="5">
            <text:p>5</text:p>
          </table:table-cell>
          <table:table-cell table:formula="of:=ISOWEEKNUM([.A138];1)" office:value-type="float" office:value="29">
            <text:p>29</text:p>
          </table:table-cell>
          <table:table-cell table:formula="of:=MONTH([.A138])" office:value-type="float" office:value="7">
            <text:p>7</text:p>
          </table:table-cell>
          <table:table-cell table:formula="of:=YEAR([.A138])" office:value-type="float" office:value="2007">
            <text:p>2007</text:p>
          </table:table-cell>
          <table:table-cell table:formula="of:=[Sheet1.D138]" office:value-type="float" office:value="1302.96">
            <text:p>1,302.96</text:p>
          </table:table-cell>
          <table:table-cell table:number-columns-repeated="10"/>
        </table:table-row>
        <table:table-row table:style-name="ro2">
          <table:table-cell table:formula="of:=[Sheet1.A139]" office:value-type="string" office:string-value="2007-07-20">
            <text:p>2007-07-20</text:p>
          </table:table-cell>
          <table:table-cell table:formula="of:=WEEKDAY([.A139:.A139])" office:value-type="float" office:value="6">
            <text:p>6</text:p>
          </table:table-cell>
          <table:table-cell table:formula="of:=ISOWEEKNUM([.A139];1)" office:value-type="float" office:value="29">
            <text:p>29</text:p>
          </table:table-cell>
          <table:table-cell table:formula="of:=MONTH([.A139])" office:value-type="float" office:value="7">
            <text:p>7</text:p>
          </table:table-cell>
          <table:table-cell table:formula="of:=YEAR([.A139])" office:value-type="float" office:value="2007">
            <text:p>2007</text:p>
          </table:table-cell>
          <table:table-cell table:formula="of:=[Sheet1.D139]" office:value-type="float" office:value="1283.17">
            <text:p>1,283.17</text:p>
          </table:table-cell>
          <table:table-cell table:number-columns-repeated="10"/>
        </table:table-row>
        <table:table-row table:style-name="ro2">
          <table:table-cell table:formula="of:=[Sheet1.A140]" office:value-type="string" office:string-value="2007-07-23">
            <text:p>2007-07-23</text:p>
          </table:table-cell>
          <table:table-cell table:formula="of:=WEEKDAY([.A140:.A140])" office:value-type="float" office:value="2">
            <text:p>2</text:p>
          </table:table-cell>
          <table:table-cell table:formula="of:=ISOWEEKNUM([.A140];1)" office:value-type="float" office:value="30">
            <text:p>30</text:p>
          </table:table-cell>
          <table:table-cell table:formula="of:=MONTH([.A140])" office:value-type="float" office:value="7">
            <text:p>7</text:p>
          </table:table-cell>
          <table:table-cell table:formula="of:=YEAR([.A140])" office:value-type="float" office:value="2007">
            <text:p>2007</text:p>
          </table:table-cell>
          <table:table-cell table:formula="of:=[Sheet1.D140]" office:value-type="float" office:value="1293.17">
            <text:p>1,293.17</text:p>
          </table:table-cell>
          <table:table-cell table:number-columns-repeated="10"/>
        </table:table-row>
        <table:table-row table:style-name="ro2">
          <table:table-cell table:formula="of:=[Sheet1.A141]" office:value-type="string" office:string-value="2007-07-24">
            <text:p>2007-07-24</text:p>
          </table:table-cell>
          <table:table-cell table:formula="of:=WEEKDAY([.A141:.A141])" office:value-type="float" office:value="3">
            <text:p>3</text:p>
          </table:table-cell>
          <table:table-cell table:formula="of:=ISOWEEKNUM([.A141];1)" office:value-type="float" office:value="30">
            <text:p>30</text:p>
          </table:table-cell>
          <table:table-cell table:formula="of:=MONTH([.A141])" office:value-type="float" office:value="7">
            <text:p>7</text:p>
          </table:table-cell>
          <table:table-cell table:formula="of:=YEAR([.A141])" office:value-type="float" office:value="2007">
            <text:p>2007</text:p>
          </table:table-cell>
          <table:table-cell table:formula="of:=[Sheet1.D141]" office:value-type="float" office:value="1274.9">
            <text:p>1,274.90</text:p>
          </table:table-cell>
          <table:table-cell table:number-columns-repeated="10"/>
        </table:table-row>
        <table:table-row table:style-name="ro2">
          <table:table-cell table:formula="of:=[Sheet1.A142]" office:value-type="string" office:string-value="2007-07-25">
            <text:p>2007-07-25</text:p>
          </table:table-cell>
          <table:table-cell table:formula="of:=WEEKDAY([.A142:.A142])" office:value-type="float" office:value="4">
            <text:p>4</text:p>
          </table:table-cell>
          <table:table-cell table:formula="of:=ISOWEEKNUM([.A142];1)" office:value-type="float" office:value="30">
            <text:p>30</text:p>
          </table:table-cell>
          <table:table-cell table:formula="of:=MONTH([.A142])" office:value-type="float" office:value="7">
            <text:p>7</text:p>
          </table:table-cell>
          <table:table-cell table:formula="of:=YEAR([.A142])" office:value-type="float" office:value="2007">
            <text:p>2007</text:p>
          </table:table-cell>
          <table:table-cell table:formula="of:=[Sheet1.D142]" office:value-type="float" office:value="1255.25">
            <text:p>1,255.25</text:p>
          </table:table-cell>
          <table:table-cell table:number-columns-repeated="10"/>
        </table:table-row>
        <table:table-row table:style-name="ro2">
          <table:table-cell table:formula="of:=[Sheet1.A143]" office:value-type="string" office:string-value="2007-07-26">
            <text:p>2007-07-26</text:p>
          </table:table-cell>
          <table:table-cell table:formula="of:=WEEKDAY([.A143:.A143])" office:value-type="float" office:value="5">
            <text:p>5</text:p>
          </table:table-cell>
          <table:table-cell table:formula="of:=ISOWEEKNUM([.A143];1)" office:value-type="float" office:value="30">
            <text:p>30</text:p>
          </table:table-cell>
          <table:table-cell table:formula="of:=MONTH([.A143])" office:value-type="float" office:value="7">
            <text:p>7</text:p>
          </table:table-cell>
          <table:table-cell table:formula="of:=YEAR([.A143])" office:value-type="float" office:value="2007">
            <text:p>2007</text:p>
          </table:table-cell>
          <table:table-cell table:formula="of:=[Sheet1.D143]" office:value-type="float" office:value="1212.34">
            <text:p>1,212.34</text:p>
          </table:table-cell>
          <table:table-cell table:number-columns-repeated="10"/>
        </table:table-row>
        <table:table-row table:style-name="ro2">
          <table:table-cell table:formula="of:=[Sheet1.A144]" office:value-type="string" office:string-value="2007-07-27">
            <text:p>2007-07-27</text:p>
          </table:table-cell>
          <table:table-cell table:formula="of:=WEEKDAY([.A144:.A144])" office:value-type="float" office:value="6">
            <text:p>6</text:p>
          </table:table-cell>
          <table:table-cell table:formula="of:=ISOWEEKNUM([.A144];1)" office:value-type="float" office:value="30">
            <text:p>30</text:p>
          </table:table-cell>
          <table:table-cell table:formula="of:=MONTH([.A144])" office:value-type="float" office:value="7">
            <text:p>7</text:p>
          </table:table-cell>
          <table:table-cell table:formula="of:=YEAR([.A144])" office:value-type="float" office:value="2007">
            <text:p>2007</text:p>
          </table:table-cell>
          <table:table-cell table:formula="of:=[Sheet1.D144]" office:value-type="float" office:value="1215.46">
            <text:p>1,215.46</text:p>
          </table:table-cell>
          <table:table-cell table:number-columns-repeated="10"/>
        </table:table-row>
        <table:table-row table:style-name="ro2">
          <table:table-cell table:formula="of:=[Sheet1.A145]" office:value-type="string" office:string-value="2007-07-30">
            <text:p>2007-07-30</text:p>
          </table:table-cell>
          <table:table-cell table:formula="of:=WEEKDAY([.A145:.A145])" office:value-type="float" office:value="2">
            <text:p>2</text:p>
          </table:table-cell>
          <table:table-cell table:formula="of:=ISOWEEKNUM([.A145];1)" office:value-type="float" office:value="31">
            <text:p>31</text:p>
          </table:table-cell>
          <table:table-cell table:formula="of:=MONTH([.A145])" office:value-type="float" office:value="7">
            <text:p>7</text:p>
          </table:table-cell>
          <table:table-cell table:formula="of:=YEAR([.A145])" office:value-type="float" office:value="2007">
            <text:p>2007</text:p>
          </table:table-cell>
          <table:table-cell table:formula="of:=[Sheet1.D145]" office:value-type="float" office:value="1228.39">
            <text:p>1,228.39</text:p>
          </table:table-cell>
          <table:table-cell table:number-columns-repeated="10"/>
        </table:table-row>
        <table:table-row table:style-name="ro2">
          <table:table-cell table:formula="of:=[Sheet1.A146]" office:value-type="string" office:string-value="2007-07-31">
            <text:p>2007-07-31</text:p>
          </table:table-cell>
          <table:table-cell table:formula="of:=WEEKDAY([.A146:.A146])" office:value-type="float" office:value="3">
            <text:p>3</text:p>
          </table:table-cell>
          <table:table-cell table:formula="of:=ISOWEEKNUM([.A146];1)" office:value-type="float" office:value="31">
            <text:p>31</text:p>
          </table:table-cell>
          <table:table-cell table:formula="of:=MONTH([.A146])" office:value-type="float" office:value="7">
            <text:p>7</text:p>
          </table:table-cell>
          <table:table-cell table:formula="of:=YEAR([.A146])" office:value-type="float" office:value="2007">
            <text:p>2007</text:p>
          </table:table-cell>
          <table:table-cell table:formula="of:=[Sheet1.D146]" office:value-type="float" office:value="1243.87">
            <text:p>1,243.87</text:p>
          </table:table-cell>
          <table:table-cell table:number-columns-repeated="10"/>
        </table:table-row>
        <table:table-row table:style-name="ro2">
          <table:table-cell table:formula="of:=[Sheet1.A147]" office:value-type="string" office:string-value="2007-08-01">
            <text:p>2007-08-01</text:p>
          </table:table-cell>
          <table:table-cell table:formula="of:=WEEKDAY([.A147:.A147])" office:value-type="float" office:value="4">
            <text:p>4</text:p>
          </table:table-cell>
          <table:table-cell table:formula="of:=ISOWEEKNUM([.A147];1)" office:value-type="float" office:value="31">
            <text:p>31</text:p>
          </table:table-cell>
          <table:table-cell table:formula="of:=MONTH([.A147])" office:value-type="float" office:value="8">
            <text:p>8</text:p>
          </table:table-cell>
          <table:table-cell table:formula="of:=YEAR([.A147])" office:value-type="float" office:value="2007">
            <text:p>2007</text:p>
          </table:table-cell>
          <table:table-cell table:formula="of:=[Sheet1.D147]" office:value-type="float" office:value="1221.08">
            <text:p>1,221.08</text:p>
          </table:table-cell>
          <table:table-cell table:number-columns-repeated="10"/>
        </table:table-row>
        <table:table-row table:style-name="ro2">
          <table:table-cell table:formula="of:=[Sheet1.A148]" office:value-type="string" office:string-value="2007-08-02">
            <text:p>2007-08-02</text:p>
          </table:table-cell>
          <table:table-cell table:formula="of:=WEEKDAY([.A148:.A148])" office:value-type="float" office:value="5">
            <text:p>5</text:p>
          </table:table-cell>
          <table:table-cell table:formula="of:=ISOWEEKNUM([.A148];1)" office:value-type="float" office:value="31">
            <text:p>31</text:p>
          </table:table-cell>
          <table:table-cell table:formula="of:=MONTH([.A148])" office:value-type="float" office:value="8">
            <text:p>8</text:p>
          </table:table-cell>
          <table:table-cell table:formula="of:=YEAR([.A148])" office:value-type="float" office:value="2007">
            <text:p>2007</text:p>
          </table:table-cell>
          <table:table-cell table:formula="of:=[Sheet1.D148]" office:value-type="float" office:value="1235.86">
            <text:p>1,235.86</text:p>
          </table:table-cell>
          <table:table-cell table:number-columns-repeated="10"/>
        </table:table-row>
        <table:table-row table:style-name="ro2">
          <table:table-cell table:formula="of:=[Sheet1.A149]" office:value-type="string" office:string-value="2007-08-03">
            <text:p>2007-08-03</text:p>
          </table:table-cell>
          <table:table-cell table:formula="of:=WEEKDAY([.A149:.A149])" office:value-type="float" office:value="6">
            <text:p>6</text:p>
          </table:table-cell>
          <table:table-cell table:formula="of:=ISOWEEKNUM([.A149];1)" office:value-type="float" office:value="31">
            <text:p>31</text:p>
          </table:table-cell>
          <table:table-cell table:formula="of:=MONTH([.A149])" office:value-type="float" office:value="8">
            <text:p>8</text:p>
          </table:table-cell>
          <table:table-cell table:formula="of:=YEAR([.A149])" office:value-type="float" office:value="2007">
            <text:p>2007</text:p>
          </table:table-cell>
          <table:table-cell table:formula="of:=[Sheet1.D149]" office:value-type="float" office:value="1220.76">
            <text:p>1,220.76</text:p>
          </table:table-cell>
          <table:table-cell table:number-columns-repeated="10"/>
        </table:table-row>
        <table:table-row table:style-name="ro2">
          <table:table-cell table:formula="of:=[Sheet1.A150]" office:value-type="string" office:string-value="2007-08-06">
            <text:p>2007-08-06</text:p>
          </table:table-cell>
          <table:table-cell table:formula="of:=WEEKDAY([.A150:.A150])" office:value-type="float" office:value="2">
            <text:p>2</text:p>
          </table:table-cell>
          <table:table-cell table:formula="of:=ISOWEEKNUM([.A150];1)" office:value-type="float" office:value="32">
            <text:p>32</text:p>
          </table:table-cell>
          <table:table-cell table:formula="of:=MONTH([.A150])" office:value-type="float" office:value="8">
            <text:p>8</text:p>
          </table:table-cell>
          <table:table-cell table:formula="of:=YEAR([.A150])" office:value-type="float" office:value="2007">
            <text:p>2007</text:p>
          </table:table-cell>
          <table:table-cell table:formula="of:=[Sheet1.D150]" office:value-type="float" office:value="1203.84">
            <text:p>1,203.84</text:p>
          </table:table-cell>
          <table:table-cell table:number-columns-repeated="10"/>
        </table:table-row>
        <table:table-row table:style-name="ro2">
          <table:table-cell table:formula="of:=[Sheet1.A151]" office:value-type="string" office:string-value="2007-08-07">
            <text:p>2007-08-07</text:p>
          </table:table-cell>
          <table:table-cell table:formula="of:=WEEKDAY([.A151:.A151])" office:value-type="float" office:value="3">
            <text:p>3</text:p>
          </table:table-cell>
          <table:table-cell table:formula="of:=ISOWEEKNUM([.A151];1)" office:value-type="float" office:value="32">
            <text:p>32</text:p>
          </table:table-cell>
          <table:table-cell table:formula="of:=MONTH([.A151])" office:value-type="float" office:value="8">
            <text:p>8</text:p>
          </table:table-cell>
          <table:table-cell table:formula="of:=YEAR([.A151])" office:value-type="float" office:value="2007">
            <text:p>2007</text:p>
          </table:table-cell>
          <table:table-cell table:formula="of:=[Sheet1.D151]" office:value-type="float" office:value="1216.57">
            <text:p>1,216.57</text:p>
          </table:table-cell>
          <table:table-cell table:number-columns-repeated="10"/>
        </table:table-row>
        <table:table-row table:style-name="ro2">
          <table:table-cell table:formula="of:=[Sheet1.A152]" office:value-type="string" office:string-value="2007-08-08">
            <text:p>2007-08-08</text:p>
          </table:table-cell>
          <table:table-cell table:formula="of:=WEEKDAY([.A152:.A152])" office:value-type="float" office:value="4">
            <text:p>4</text:p>
          </table:table-cell>
          <table:table-cell table:formula="of:=ISOWEEKNUM([.A152];1)" office:value-type="float" office:value="32">
            <text:p>32</text:p>
          </table:table-cell>
          <table:table-cell table:formula="of:=MONTH([.A152])" office:value-type="float" office:value="8">
            <text:p>8</text:p>
          </table:table-cell>
          <table:table-cell table:formula="of:=YEAR([.A152])" office:value-type="float" office:value="2007">
            <text:p>2007</text:p>
          </table:table-cell>
          <table:table-cell table:formula="of:=[Sheet1.D152]" office:value-type="float" office:value="1243.49">
            <text:p>1,243.49</text:p>
          </table:table-cell>
          <table:table-cell table:number-columns-repeated="10"/>
        </table:table-row>
        <table:table-row table:style-name="ro2">
          <table:table-cell table:formula="of:=[Sheet1.A153]" office:value-type="string" office:string-value="2007-08-09">
            <text:p>2007-08-09</text:p>
          </table:table-cell>
          <table:table-cell table:formula="of:=WEEKDAY([.A153:.A153])" office:value-type="float" office:value="5">
            <text:p>5</text:p>
          </table:table-cell>
          <table:table-cell table:formula="of:=ISOWEEKNUM([.A153];1)" office:value-type="float" office:value="32">
            <text:p>32</text:p>
          </table:table-cell>
          <table:table-cell table:formula="of:=MONTH([.A153])" office:value-type="float" office:value="8">
            <text:p>8</text:p>
          </table:table-cell>
          <table:table-cell table:formula="of:=YEAR([.A153])" office:value-type="float" office:value="2007">
            <text:p>2007</text:p>
          </table:table-cell>
          <table:table-cell table:formula="of:=[Sheet1.D153]" office:value-type="float" office:value="1209.93">
            <text:p>1,209.93</text:p>
          </table:table-cell>
          <table:table-cell table:number-columns-repeated="10"/>
        </table:table-row>
        <table:table-row table:style-name="ro2">
          <table:table-cell table:formula="of:=[Sheet1.A154]" office:value-type="string" office:string-value="2007-08-10">
            <text:p>2007-08-10</text:p>
          </table:table-cell>
          <table:table-cell table:formula="of:=WEEKDAY([.A154:.A154])" office:value-type="float" office:value="6">
            <text:p>6</text:p>
          </table:table-cell>
          <table:table-cell table:formula="of:=ISOWEEKNUM([.A154];1)" office:value-type="float" office:value="32">
            <text:p>32</text:p>
          </table:table-cell>
          <table:table-cell table:formula="of:=MONTH([.A154])" office:value-type="float" office:value="8">
            <text:p>8</text:p>
          </table:table-cell>
          <table:table-cell table:formula="of:=YEAR([.A154])" office:value-type="float" office:value="2007">
            <text:p>2007</text:p>
          </table:table-cell>
          <table:table-cell table:formula="of:=[Sheet1.D154]" office:value-type="float" office:value="1170.08">
            <text:p>1,170.08</text:p>
          </table:table-cell>
          <table:table-cell table:number-columns-repeated="10"/>
        </table:table-row>
        <table:table-row table:style-name="ro2">
          <table:table-cell table:formula="of:=[Sheet1.A155]" office:value-type="string" office:string-value="2007-08-13">
            <text:p>2007-08-13</text:p>
          </table:table-cell>
          <table:table-cell table:formula="of:=WEEKDAY([.A155:.A155])" office:value-type="float" office:value="2">
            <text:p>2</text:p>
          </table:table-cell>
          <table:table-cell table:formula="of:=ISOWEEKNUM([.A155];1)" office:value-type="float" office:value="33">
            <text:p>33</text:p>
          </table:table-cell>
          <table:table-cell table:formula="of:=MONTH([.A155])" office:value-type="float" office:value="8">
            <text:p>8</text:p>
          </table:table-cell>
          <table:table-cell table:formula="of:=YEAR([.A155])" office:value-type="float" office:value="2007">
            <text:p>2007</text:p>
          </table:table-cell>
          <table:table-cell table:formula="of:=[Sheet1.D155]" office:value-type="float" office:value="1205.45">
            <text:p>1,205.45</text:p>
          </table:table-cell>
          <table:table-cell table:number-columns-repeated="10"/>
        </table:table-row>
        <table:table-row table:style-name="ro2">
          <table:table-cell table:formula="of:=[Sheet1.A156]" office:value-type="string" office:string-value="2007-08-14">
            <text:p>2007-08-14</text:p>
          </table:table-cell>
          <table:table-cell table:formula="of:=WEEKDAY([.A156:.A156])" office:value-type="float" office:value="3">
            <text:p>3</text:p>
          </table:table-cell>
          <table:table-cell table:formula="of:=ISOWEEKNUM([.A156];1)" office:value-type="float" office:value="33">
            <text:p>33</text:p>
          </table:table-cell>
          <table:table-cell table:formula="of:=MONTH([.A156])" office:value-type="float" office:value="8">
            <text:p>8</text:p>
          </table:table-cell>
          <table:table-cell table:formula="of:=YEAR([.A156])" office:value-type="float" office:value="2007">
            <text:p>2007</text:p>
          </table:table-cell>
          <table:table-cell table:formula="of:=[Sheet1.D156]" office:value-type="float" office:value="1193.77">
            <text:p>1,193.77</text:p>
          </table:table-cell>
          <table:table-cell table:number-columns-repeated="10"/>
        </table:table-row>
        <table:table-row table:style-name="ro2">
          <table:table-cell table:formula="of:=[Sheet1.A157]" office:value-type="string" office:string-value="2007-08-15">
            <text:p>2007-08-15</text:p>
          </table:table-cell>
          <table:table-cell table:formula="of:=WEEKDAY([.A157:.A157])" office:value-type="float" office:value="4">
            <text:p>4</text:p>
          </table:table-cell>
          <table:table-cell table:formula="of:=ISOWEEKNUM([.A157];1)" office:value-type="float" office:value="33">
            <text:p>33</text:p>
          </table:table-cell>
          <table:table-cell table:formula="of:=MONTH([.A157])" office:value-type="float" office:value="8">
            <text:p>8</text:p>
          </table:table-cell>
          <table:table-cell table:formula="of:=YEAR([.A157])" office:value-type="float" office:value="2007">
            <text:p>2007</text:p>
          </table:table-cell>
          <table:table-cell table:formula="of:=[Sheet1.D157]" office:value-type="float" office:value="1183.45">
            <text:p>1,183.45</text:p>
          </table:table-cell>
          <table:table-cell table:number-columns-repeated="10"/>
        </table:table-row>
        <table:table-row table:style-name="ro2">
          <table:table-cell table:formula="of:=[Sheet1.A158]" office:value-type="string" office:string-value="2007-08-16">
            <text:p>2007-08-16</text:p>
          </table:table-cell>
          <table:table-cell table:formula="of:=WEEKDAY([.A158:.A158])" office:value-type="float" office:value="5">
            <text:p>5</text:p>
          </table:table-cell>
          <table:table-cell table:formula="of:=ISOWEEKNUM([.A158];1)" office:value-type="float" office:value="33">
            <text:p>33</text:p>
          </table:table-cell>
          <table:table-cell table:formula="of:=MONTH([.A158])" office:value-type="float" office:value="8">
            <text:p>8</text:p>
          </table:table-cell>
          <table:table-cell table:formula="of:=YEAR([.A158])" office:value-type="float" office:value="2007">
            <text:p>2007</text:p>
          </table:table-cell>
          <table:table-cell table:formula="of:=[Sheet1.D158]" office:value-type="float" office:value="1145.43">
            <text:p>1,145.43</text:p>
          </table:table-cell>
          <table:table-cell table:number-columns-repeated="10"/>
        </table:table-row>
        <table:table-row table:style-name="ro2">
          <table:table-cell table:formula="of:=[Sheet1.A159]" office:value-type="string" office:string-value="2007-08-17">
            <text:p>2007-08-17</text:p>
          </table:table-cell>
          <table:table-cell table:formula="of:=WEEKDAY([.A159:.A159])" office:value-type="float" office:value="6">
            <text:p>6</text:p>
          </table:table-cell>
          <table:table-cell table:formula="of:=ISOWEEKNUM([.A159];1)" office:value-type="float" office:value="33">
            <text:p>33</text:p>
          </table:table-cell>
          <table:table-cell table:formula="of:=MONTH([.A159])" office:value-type="float" office:value="8">
            <text:p>8</text:p>
          </table:table-cell>
          <table:table-cell table:formula="of:=YEAR([.A159])" office:value-type="float" office:value="2007">
            <text:p>2007</text:p>
          </table:table-cell>
          <table:table-cell table:formula="of:=[Sheet1.D159]" office:value-type="float" office:value="1163.21">
            <text:p>1,163.21</text:p>
          </table:table-cell>
          <table:table-cell table:number-columns-repeated="10"/>
        </table:table-row>
        <table:table-row table:style-name="ro2">
          <table:table-cell table:formula="of:=[Sheet1.A160]" office:value-type="string" office:string-value="2007-08-20">
            <text:p>2007-08-20</text:p>
          </table:table-cell>
          <table:table-cell table:formula="of:=WEEKDAY([.A160:.A160])" office:value-type="float" office:value="2">
            <text:p>2</text:p>
          </table:table-cell>
          <table:table-cell table:formula="of:=ISOWEEKNUM([.A160];1)" office:value-type="float" office:value="34">
            <text:p>34</text:p>
          </table:table-cell>
          <table:table-cell table:formula="of:=MONTH([.A160])" office:value-type="float" office:value="8">
            <text:p>8</text:p>
          </table:table-cell>
          <table:table-cell table:formula="of:=YEAR([.A160])" office:value-type="float" office:value="2007">
            <text:p>2007</text:p>
          </table:table-cell>
          <table:table-cell table:formula="of:=[Sheet1.D160]" office:value-type="float" office:value="1176.22">
            <text:p>1,176.22</text:p>
          </table:table-cell>
          <table:table-cell table:number-columns-repeated="10"/>
        </table:table-row>
        <table:table-row table:style-name="ro2">
          <table:table-cell table:formula="of:=[Sheet1.A161]" office:value-type="string" office:string-value="2007-08-21">
            <text:p>2007-08-21</text:p>
          </table:table-cell>
          <table:table-cell table:formula="of:=WEEKDAY([.A161:.A161])" office:value-type="float" office:value="3">
            <text:p>3</text:p>
          </table:table-cell>
          <table:table-cell table:formula="of:=ISOWEEKNUM([.A161];1)" office:value-type="float" office:value="34">
            <text:p>34</text:p>
          </table:table-cell>
          <table:table-cell table:formula="of:=MONTH([.A161])" office:value-type="float" office:value="8">
            <text:p>8</text:p>
          </table:table-cell>
          <table:table-cell table:formula="of:=YEAR([.A161])" office:value-type="float" office:value="2007">
            <text:p>2007</text:p>
          </table:table-cell>
          <table:table-cell table:formula="of:=[Sheet1.D161]" office:value-type="float" office:value="1170.25">
            <text:p>1,170.25</text:p>
          </table:table-cell>
          <table:table-cell table:number-columns-repeated="10"/>
        </table:table-row>
        <table:table-row table:style-name="ro2">
          <table:table-cell table:formula="of:=[Sheet1.A162]" office:value-type="string" office:string-value="2007-08-22">
            <text:p>2007-08-22</text:p>
          </table:table-cell>
          <table:table-cell table:formula="of:=WEEKDAY([.A162:.A162])" office:value-type="float" office:value="4">
            <text:p>4</text:p>
          </table:table-cell>
          <table:table-cell table:formula="of:=ISOWEEKNUM([.A162];1)" office:value-type="float" office:value="34">
            <text:p>34</text:p>
          </table:table-cell>
          <table:table-cell table:formula="of:=MONTH([.A162])" office:value-type="float" office:value="8">
            <text:p>8</text:p>
          </table:table-cell>
          <table:table-cell table:formula="of:=YEAR([.A162])" office:value-type="float" office:value="2007">
            <text:p>2007</text:p>
          </table:table-cell>
          <table:table-cell table:formula="of:=[Sheet1.D162]" office:value-type="float" office:value="1191.99">
            <text:p>1,191.99</text:p>
          </table:table-cell>
          <table:table-cell table:number-columns-repeated="10"/>
        </table:table-row>
        <table:table-row table:style-name="ro2">
          <table:table-cell table:formula="of:=[Sheet1.A163]" office:value-type="string" office:string-value="2007-08-23">
            <text:p>2007-08-23</text:p>
          </table:table-cell>
          <table:table-cell table:formula="of:=WEEKDAY([.A163:.A163])" office:value-type="float" office:value="5">
            <text:p>5</text:p>
          </table:table-cell>
          <table:table-cell table:formula="of:=ISOWEEKNUM([.A163];1)" office:value-type="float" office:value="34">
            <text:p>34</text:p>
          </table:table-cell>
          <table:table-cell table:formula="of:=MONTH([.A163])" office:value-type="float" office:value="8">
            <text:p>8</text:p>
          </table:table-cell>
          <table:table-cell table:formula="of:=YEAR([.A163])" office:value-type="float" office:value="2007">
            <text:p>2007</text:p>
          </table:table-cell>
          <table:table-cell table:formula="of:=[Sheet1.D163]" office:value-type="float" office:value="1197.82">
            <text:p>1,197.82</text:p>
          </table:table-cell>
          <table:table-cell table:number-columns-repeated="10"/>
        </table:table-row>
        <table:table-row table:style-name="ro2">
          <table:table-cell table:formula="of:=[Sheet1.A164]" office:value-type="string" office:string-value="2007-08-24">
            <text:p>2007-08-24</text:p>
          </table:table-cell>
          <table:table-cell table:formula="of:=WEEKDAY([.A164:.A164])" office:value-type="float" office:value="6">
            <text:p>6</text:p>
          </table:table-cell>
          <table:table-cell table:formula="of:=ISOWEEKNUM([.A164];1)" office:value-type="float" office:value="34">
            <text:p>34</text:p>
          </table:table-cell>
          <table:table-cell table:formula="of:=MONTH([.A164])" office:value-type="float" office:value="8">
            <text:p>8</text:p>
          </table:table-cell>
          <table:table-cell table:formula="of:=YEAR([.A164])" office:value-type="float" office:value="2007">
            <text:p>2007</text:p>
          </table:table-cell>
          <table:table-cell table:formula="of:=[Sheet1.D164]" office:value-type="float" office:value="1209.81">
            <text:p>1,209.81</text:p>
          </table:table-cell>
          <table:table-cell table:number-columns-repeated="10"/>
        </table:table-row>
        <table:table-row table:style-name="ro2">
          <table:table-cell table:formula="of:=[Sheet1.A165]" office:value-type="string" office:string-value="2007-08-27">
            <text:p>2007-08-27</text:p>
          </table:table-cell>
          <table:table-cell table:formula="of:=WEEKDAY([.A165:.A165])" office:value-type="float" office:value="2">
            <text:p>2</text:p>
          </table:table-cell>
          <table:table-cell table:formula="of:=ISOWEEKNUM([.A165];1)" office:value-type="float" office:value="35">
            <text:p>35</text:p>
          </table:table-cell>
          <table:table-cell table:formula="of:=MONTH([.A165])" office:value-type="float" office:value="8">
            <text:p>8</text:p>
          </table:table-cell>
          <table:table-cell table:formula="of:=YEAR([.A165])" office:value-type="float" office:value="2007">
            <text:p>2007</text:p>
          </table:table-cell>
          <table:table-cell table:formula="of:=[Sheet1.D165]" office:value-type="float" office:value="1200.75">
            <text:p>1,200.75</text:p>
          </table:table-cell>
          <table:table-cell table:number-columns-repeated="10"/>
        </table:table-row>
        <table:table-row table:style-name="ro2">
          <table:table-cell table:formula="of:=[Sheet1.A166]" office:value-type="string" office:string-value="2007-08-28">
            <text:p>2007-08-28</text:p>
          </table:table-cell>
          <table:table-cell table:formula="of:=WEEKDAY([.A166:.A166])" office:value-type="float" office:value="3">
            <text:p>3</text:p>
          </table:table-cell>
          <table:table-cell table:formula="of:=ISOWEEKNUM([.A166];1)" office:value-type="float" office:value="35">
            <text:p>35</text:p>
          </table:table-cell>
          <table:table-cell table:formula="of:=MONTH([.A166])" office:value-type="float" office:value="8">
            <text:p>8</text:p>
          </table:table-cell>
          <table:table-cell table:formula="of:=YEAR([.A166])" office:value-type="float" office:value="2007">
            <text:p>2007</text:p>
          </table:table-cell>
          <table:table-cell table:formula="of:=[Sheet1.D166]" office:value-type="float" office:value="1170.89">
            <text:p>1,170.89</text:p>
          </table:table-cell>
          <table:table-cell table:number-columns-repeated="10"/>
        </table:table-row>
        <table:table-row table:style-name="ro2">
          <table:table-cell table:formula="of:=[Sheet1.A167]" office:value-type="string" office:string-value="2007-08-29">
            <text:p>2007-08-29</text:p>
          </table:table-cell>
          <table:table-cell table:formula="of:=WEEKDAY([.A167:.A167])" office:value-type="float" office:value="4">
            <text:p>4</text:p>
          </table:table-cell>
          <table:table-cell table:formula="of:=ISOWEEKNUM([.A167];1)" office:value-type="float" office:value="35">
            <text:p>35</text:p>
          </table:table-cell>
          <table:table-cell table:formula="of:=MONTH([.A167])" office:value-type="float" office:value="8">
            <text:p>8</text:p>
          </table:table-cell>
          <table:table-cell table:formula="of:=YEAR([.A167])" office:value-type="float" office:value="2007">
            <text:p>2007</text:p>
          </table:table-cell>
          <table:table-cell table:formula="of:=[Sheet1.D167]" office:value-type="float" office:value="1187.27">
            <text:p>1,187.27</text:p>
          </table:table-cell>
          <table:table-cell table:number-columns-repeated="10"/>
        </table:table-row>
        <table:table-row table:style-name="ro2">
          <table:table-cell table:formula="of:=[Sheet1.A168]" office:value-type="string" office:string-value="2007-08-30">
            <text:p>2007-08-30</text:p>
          </table:table-cell>
          <table:table-cell table:formula="of:=WEEKDAY([.A168:.A168])" office:value-type="float" office:value="5">
            <text:p>5</text:p>
          </table:table-cell>
          <table:table-cell table:formula="of:=ISOWEEKNUM([.A168];1)" office:value-type="float" office:value="35">
            <text:p>35</text:p>
          </table:table-cell>
          <table:table-cell table:formula="of:=MONTH([.A168])" office:value-type="float" office:value="8">
            <text:p>8</text:p>
          </table:table-cell>
          <table:table-cell table:formula="of:=YEAR([.A168])" office:value-type="float" office:value="2007">
            <text:p>2007</text:p>
          </table:table-cell>
          <table:table-cell table:formula="of:=[Sheet1.D168]" office:value-type="float" office:value="1201.1">
            <text:p>1,201.10</text:p>
          </table:table-cell>
          <table:table-cell table:number-columns-repeated="10"/>
        </table:table-row>
        <table:table-row table:style-name="ro2">
          <table:table-cell table:formula="of:=[Sheet1.A169]" office:value-type="string" office:string-value="2007-08-31">
            <text:p>2007-08-31</text:p>
          </table:table-cell>
          <table:table-cell table:formula="of:=WEEKDAY([.A169:.A169])" office:value-type="float" office:value="6">
            <text:p>6</text:p>
          </table:table-cell>
          <table:table-cell table:formula="of:=ISOWEEKNUM([.A169];1)" office:value-type="float" office:value="35">
            <text:p>35</text:p>
          </table:table-cell>
          <table:table-cell table:formula="of:=MONTH([.A169])" office:value-type="float" office:value="8">
            <text:p>8</text:p>
          </table:table-cell>
          <table:table-cell table:formula="of:=YEAR([.A169])" office:value-type="float" office:value="2007">
            <text:p>2007</text:p>
          </table:table-cell>
          <table:table-cell table:formula="of:=[Sheet1.D169]" office:value-type="float" office:value="1213.24">
            <text:p>1,213.24</text:p>
          </table:table-cell>
          <table:table-cell table:number-columns-repeated="10"/>
        </table:table-row>
        <table:table-row table:style-name="ro2">
          <table:table-cell table:formula="of:=[Sheet1.A170]" office:value-type="string" office:string-value="2007-09-03">
            <text:p>2007-09-03</text:p>
          </table:table-cell>
          <table:table-cell table:formula="of:=WEEKDAY([.A170:.A170])" office:value-type="float" office:value="2">
            <text:p>2</text:p>
          </table:table-cell>
          <table:table-cell table:formula="of:=ISOWEEKNUM([.A170];1)" office:value-type="float" office:value="36">
            <text:p>36</text:p>
          </table:table-cell>
          <table:table-cell table:formula="of:=MONTH([.A170])" office:value-type="float" office:value="9">
            <text:p>9</text:p>
          </table:table-cell>
          <table:table-cell table:formula="of:=YEAR([.A170])" office:value-type="float" office:value="2007">
            <text:p>2007</text:p>
          </table:table-cell>
          <table:table-cell table:formula="of:=[Sheet1.D170]" office:value-type="float" office:value="1222.31">
            <text:p>1,222.31</text:p>
          </table:table-cell>
          <table:table-cell table:number-columns-repeated="10"/>
        </table:table-row>
        <table:table-row table:style-name="ro2">
          <table:table-cell table:formula="of:=[Sheet1.A171]" office:value-type="string" office:string-value="2007-09-04">
            <text:p>2007-09-04</text:p>
          </table:table-cell>
          <table:table-cell table:formula="of:=WEEKDAY([.A171:.A171])" office:value-type="float" office:value="3">
            <text:p>3</text:p>
          </table:table-cell>
          <table:table-cell table:formula="of:=ISOWEEKNUM([.A171];1)" office:value-type="float" office:value="36">
            <text:p>36</text:p>
          </table:table-cell>
          <table:table-cell table:formula="of:=MONTH([.A171])" office:value-type="float" office:value="9">
            <text:p>9</text:p>
          </table:table-cell>
          <table:table-cell table:formula="of:=YEAR([.A171])" office:value-type="float" office:value="2007">
            <text:p>2007</text:p>
          </table:table-cell>
          <table:table-cell table:formula="of:=[Sheet1.D171]" office:value-type="float" office:value="1226.08">
            <text:p>1,226.08</text:p>
          </table:table-cell>
          <table:table-cell table:number-columns-repeated="10"/>
        </table:table-row>
        <table:table-row table:style-name="ro2">
          <table:table-cell table:formula="of:=[Sheet1.A172]" office:value-type="string" office:string-value="2007-09-05">
            <text:p>2007-09-05</text:p>
          </table:table-cell>
          <table:table-cell table:formula="of:=WEEKDAY([.A172:.A172])" office:value-type="float" office:value="4">
            <text:p>4</text:p>
          </table:table-cell>
          <table:table-cell table:formula="of:=ISOWEEKNUM([.A172];1)" office:value-type="float" office:value="36">
            <text:p>36</text:p>
          </table:table-cell>
          <table:table-cell table:formula="of:=MONTH([.A172])" office:value-type="float" office:value="9">
            <text:p>9</text:p>
          </table:table-cell>
          <table:table-cell table:formula="of:=YEAR([.A172])" office:value-type="float" office:value="2007">
            <text:p>2007</text:p>
          </table:table-cell>
          <table:table-cell table:formula="of:=[Sheet1.D172]" office:value-type="float" office:value="1197.64">
            <text:p>1,197.64</text:p>
          </table:table-cell>
          <table:table-cell table:number-columns-repeated="10"/>
        </table:table-row>
        <table:table-row table:style-name="ro2">
          <table:table-cell table:formula="of:=[Sheet1.A173]" office:value-type="string" office:string-value="2007-09-06">
            <text:p>2007-09-06</text:p>
          </table:table-cell>
          <table:table-cell table:formula="of:=WEEKDAY([.A173:.A173])" office:value-type="float" office:value="5">
            <text:p>5</text:p>
          </table:table-cell>
          <table:table-cell table:formula="of:=ISOWEEKNUM([.A173];1)" office:value-type="float" office:value="36">
            <text:p>36</text:p>
          </table:table-cell>
          <table:table-cell table:formula="of:=MONTH([.A173])" office:value-type="float" office:value="9">
            <text:p>9</text:p>
          </table:table-cell>
          <table:table-cell table:formula="of:=YEAR([.A173])" office:value-type="float" office:value="2007">
            <text:p>2007</text:p>
          </table:table-cell>
          <table:table-cell table:formula="of:=[Sheet1.D173]" office:value-type="float" office:value="1190.67">
            <text:p>1,190.67</text:p>
          </table:table-cell>
          <table:table-cell table:number-columns-repeated="10"/>
        </table:table-row>
        <table:table-row table:style-name="ro2">
          <table:table-cell table:formula="of:=[Sheet1.A174]" office:value-type="string" office:string-value="2007-09-07">
            <text:p>2007-09-07</text:p>
          </table:table-cell>
          <table:table-cell table:formula="of:=WEEKDAY([.A174:.A174])" office:value-type="float" office:value="6">
            <text:p>6</text:p>
          </table:table-cell>
          <table:table-cell table:formula="of:=ISOWEEKNUM([.A174];1)" office:value-type="float" office:value="36">
            <text:p>36</text:p>
          </table:table-cell>
          <table:table-cell table:formula="of:=MONTH([.A174])" office:value-type="float" office:value="9">
            <text:p>9</text:p>
          </table:table-cell>
          <table:table-cell table:formula="of:=YEAR([.A174])" office:value-type="float" office:value="2007">
            <text:p>2007</text:p>
          </table:table-cell>
          <table:table-cell table:formula="of:=[Sheet1.D174]" office:value-type="float" office:value="1159.95">
            <text:p>1,159.95</text:p>
          </table:table-cell>
          <table:table-cell table:number-columns-repeated="10"/>
        </table:table-row>
        <table:table-row table:style-name="ro2">
          <table:table-cell table:formula="of:=[Sheet1.A175]" office:value-type="string" office:string-value="2007-09-10">
            <text:p>2007-09-10</text:p>
          </table:table-cell>
          <table:table-cell table:formula="of:=WEEKDAY([.A175:.A175])" office:value-type="float" office:value="2">
            <text:p>2</text:p>
          </table:table-cell>
          <table:table-cell table:formula="of:=ISOWEEKNUM([.A175];1)" office:value-type="float" office:value="37">
            <text:p>37</text:p>
          </table:table-cell>
          <table:table-cell table:formula="of:=MONTH([.A175])" office:value-type="float" office:value="9">
            <text:p>9</text:p>
          </table:table-cell>
          <table:table-cell table:formula="of:=YEAR([.A175])" office:value-type="float" office:value="2007">
            <text:p>2007</text:p>
          </table:table-cell>
          <table:table-cell table:formula="of:=[Sheet1.D175]" office:value-type="float" office:value="1147.2">
            <text:p>1,147.20</text:p>
          </table:table-cell>
          <table:table-cell table:number-columns-repeated="10"/>
        </table:table-row>
        <table:table-row table:style-name="ro2">
          <table:table-cell table:formula="of:=[Sheet1.A176]" office:value-type="string" office:string-value="2007-09-11">
            <text:p>2007-09-11</text:p>
          </table:table-cell>
          <table:table-cell table:formula="of:=WEEKDAY([.A176:.A176])" office:value-type="float" office:value="3">
            <text:p>3</text:p>
          </table:table-cell>
          <table:table-cell table:formula="of:=ISOWEEKNUM([.A176];1)" office:value-type="float" office:value="37">
            <text:p>37</text:p>
          </table:table-cell>
          <table:table-cell table:formula="of:=MONTH([.A176])" office:value-type="float" office:value="9">
            <text:p>9</text:p>
          </table:table-cell>
          <table:table-cell table:formula="of:=YEAR([.A176])" office:value-type="float" office:value="2007">
            <text:p>2007</text:p>
          </table:table-cell>
          <table:table-cell table:formula="of:=[Sheet1.D176]" office:value-type="float" office:value="1172.42">
            <text:p>1,172.42</text:p>
          </table:table-cell>
          <table:table-cell table:number-columns-repeated="10"/>
        </table:table-row>
        <table:table-row table:style-name="ro2">
          <table:table-cell table:formula="of:=[Sheet1.A177]" office:value-type="string" office:string-value="2007-09-12">
            <text:p>2007-09-12</text:p>
          </table:table-cell>
          <table:table-cell table:formula="of:=WEEKDAY([.A177:.A177])" office:value-type="float" office:value="4">
            <text:p>4</text:p>
          </table:table-cell>
          <table:table-cell table:formula="of:=ISOWEEKNUM([.A177];1)" office:value-type="float" office:value="37">
            <text:p>37</text:p>
          </table:table-cell>
          <table:table-cell table:formula="of:=MONTH([.A177])" office:value-type="float" office:value="9">
            <text:p>9</text:p>
          </table:table-cell>
          <table:table-cell table:formula="of:=YEAR([.A177])" office:value-type="float" office:value="2007">
            <text:p>2007</text:p>
          </table:table-cell>
          <table:table-cell table:formula="of:=[Sheet1.D177]" office:value-type="float" office:value="1180.6">
            <text:p>1,180.60</text:p>
          </table:table-cell>
          <table:table-cell table:number-columns-repeated="10"/>
        </table:table-row>
        <table:table-row table:style-name="ro2">
          <table:table-cell table:formula="of:=[Sheet1.A178]" office:value-type="string" office:string-value="2007-09-13">
            <text:p>2007-09-13</text:p>
          </table:table-cell>
          <table:table-cell table:formula="of:=WEEKDAY([.A178:.A178])" office:value-type="float" office:value="5">
            <text:p>5</text:p>
          </table:table-cell>
          <table:table-cell table:formula="of:=ISOWEEKNUM([.A178];1)" office:value-type="float" office:value="37">
            <text:p>37</text:p>
          </table:table-cell>
          <table:table-cell table:formula="of:=MONTH([.A178])" office:value-type="float" office:value="9">
            <text:p>9</text:p>
          </table:table-cell>
          <table:table-cell table:formula="of:=YEAR([.A178])" office:value-type="float" office:value="2007">
            <text:p>2007</text:p>
          </table:table-cell>
          <table:table-cell table:formula="of:=[Sheet1.D178]" office:value-type="float" office:value="1196.63">
            <text:p>1,196.63</text:p>
          </table:table-cell>
          <table:table-cell table:number-columns-repeated="10"/>
        </table:table-row>
        <table:table-row table:style-name="ro2">
          <table:table-cell table:formula="of:=[Sheet1.A179]" office:value-type="string" office:string-value="2007-09-14">
            <text:p>2007-09-14</text:p>
          </table:table-cell>
          <table:table-cell table:formula="of:=WEEKDAY([.A179:.A179])" office:value-type="float" office:value="6">
            <text:p>6</text:p>
          </table:table-cell>
          <table:table-cell table:formula="of:=ISOWEEKNUM([.A179];1)" office:value-type="float" office:value="37">
            <text:p>37</text:p>
          </table:table-cell>
          <table:table-cell table:formula="of:=MONTH([.A179])" office:value-type="float" office:value="9">
            <text:p>9</text:p>
          </table:table-cell>
          <table:table-cell table:formula="of:=YEAR([.A179])" office:value-type="float" office:value="2007">
            <text:p>2007</text:p>
          </table:table-cell>
          <table:table-cell table:formula="of:=[Sheet1.D179]" office:value-type="float" office:value="1179.76">
            <text:p>1,179.76</text:p>
          </table:table-cell>
          <table:table-cell table:number-columns-repeated="10"/>
        </table:table-row>
        <table:table-row table:style-name="ro2">
          <table:table-cell table:formula="of:=[Sheet1.A180]" office:value-type="string" office:string-value="2007-09-17">
            <text:p>2007-09-17</text:p>
          </table:table-cell>
          <table:table-cell table:formula="of:=WEEKDAY([.A180:.A180])" office:value-type="float" office:value="2">
            <text:p>2</text:p>
          </table:table-cell>
          <table:table-cell table:formula="of:=ISOWEEKNUM([.A180];1)" office:value-type="float" office:value="38">
            <text:p>38</text:p>
          </table:table-cell>
          <table:table-cell table:formula="of:=MONTH([.A180])" office:value-type="float" office:value="9">
            <text:p>9</text:p>
          </table:table-cell>
          <table:table-cell table:formula="of:=YEAR([.A180])" office:value-type="float" office:value="2007">
            <text:p>2007</text:p>
          </table:table-cell>
          <table:table-cell table:formula="of:=[Sheet1.D180]" office:value-type="float" office:value="1160.75">
            <text:p>1,160.75</text:p>
          </table:table-cell>
          <table:table-cell table:number-columns-repeated="10"/>
        </table:table-row>
        <table:table-row table:style-name="ro2">
          <table:table-cell table:formula="of:=[Sheet1.A181]" office:value-type="string" office:string-value="2007-09-18">
            <text:p>2007-09-18</text:p>
          </table:table-cell>
          <table:table-cell table:formula="of:=WEEKDAY([.A181:.A181])" office:value-type="float" office:value="3">
            <text:p>3</text:p>
          </table:table-cell>
          <table:table-cell table:formula="of:=ISOWEEKNUM([.A181];1)" office:value-type="float" office:value="38">
            <text:p>38</text:p>
          </table:table-cell>
          <table:table-cell table:formula="of:=MONTH([.A181])" office:value-type="float" office:value="9">
            <text:p>9</text:p>
          </table:table-cell>
          <table:table-cell table:formula="of:=YEAR([.A181])" office:value-type="float" office:value="2007">
            <text:p>2007</text:p>
          </table:table-cell>
          <table:table-cell table:formula="of:=[Sheet1.D181]" office:value-type="float" office:value="1178.97">
            <text:p>1,178.97</text:p>
          </table:table-cell>
          <table:table-cell table:number-columns-repeated="10"/>
        </table:table-row>
        <table:table-row table:style-name="ro2">
          <table:table-cell table:formula="of:=[Sheet1.A182]" office:value-type="string" office:string-value="2007-09-19">
            <text:p>2007-09-19</text:p>
          </table:table-cell>
          <table:table-cell table:formula="of:=WEEKDAY([.A182:.A182])" office:value-type="float" office:value="4">
            <text:p>4</text:p>
          </table:table-cell>
          <table:table-cell table:formula="of:=ISOWEEKNUM([.A182];1)" office:value-type="float" office:value="38">
            <text:p>38</text:p>
          </table:table-cell>
          <table:table-cell table:formula="of:=MONTH([.A182])" office:value-type="float" office:value="9">
            <text:p>9</text:p>
          </table:table-cell>
          <table:table-cell table:formula="of:=YEAR([.A182])" office:value-type="float" office:value="2007">
            <text:p>2007</text:p>
          </table:table-cell>
          <table:table-cell table:formula="of:=[Sheet1.D182]" office:value-type="float" office:value="1221.77">
            <text:p>1,221.77</text:p>
          </table:table-cell>
          <table:table-cell table:number-columns-repeated="10"/>
        </table:table-row>
        <table:table-row table:style-name="ro2">
          <table:table-cell table:formula="of:=[Sheet1.A183]" office:value-type="string" office:string-value="2007-09-20">
            <text:p>2007-09-20</text:p>
          </table:table-cell>
          <table:table-cell table:formula="of:=WEEKDAY([.A183:.A183])" office:value-type="float" office:value="5">
            <text:p>5</text:p>
          </table:table-cell>
          <table:table-cell table:formula="of:=ISOWEEKNUM([.A183];1)" office:value-type="float" office:value="38">
            <text:p>38</text:p>
          </table:table-cell>
          <table:table-cell table:formula="of:=MONTH([.A183])" office:value-type="float" office:value="9">
            <text:p>9</text:p>
          </table:table-cell>
          <table:table-cell table:formula="of:=YEAR([.A183])" office:value-type="float" office:value="2007">
            <text:p>2007</text:p>
          </table:table-cell>
          <table:table-cell table:formula="of:=[Sheet1.D183]" office:value-type="float" office:value="1208.32">
            <text:p>1,208.32</text:p>
          </table:table-cell>
          <table:table-cell table:number-columns-repeated="10"/>
        </table:table-row>
        <table:table-row table:style-name="ro2">
          <table:table-cell table:formula="of:=[Sheet1.A184]" office:value-type="string" office:string-value="2007-09-21">
            <text:p>2007-09-21</text:p>
          </table:table-cell>
          <table:table-cell table:formula="of:=WEEKDAY([.A184:.A184])" office:value-type="float" office:value="6">
            <text:p>6</text:p>
          </table:table-cell>
          <table:table-cell table:formula="of:=ISOWEEKNUM([.A184];1)" office:value-type="float" office:value="38">
            <text:p>38</text:p>
          </table:table-cell>
          <table:table-cell table:formula="of:=MONTH([.A184])" office:value-type="float" office:value="9">
            <text:p>9</text:p>
          </table:table-cell>
          <table:table-cell table:formula="of:=YEAR([.A184])" office:value-type="float" office:value="2007">
            <text:p>2007</text:p>
          </table:table-cell>
          <table:table-cell table:formula="of:=[Sheet1.D184]" office:value-type="float" office:value="1212.54">
            <text:p>1,212.54</text:p>
          </table:table-cell>
          <table:table-cell table:number-columns-repeated="10"/>
        </table:table-row>
        <table:table-row table:style-name="ro2">
          <table:table-cell table:formula="of:=[Sheet1.A185]" office:value-type="string" office:string-value="2007-09-24">
            <text:p>2007-09-24</text:p>
          </table:table-cell>
          <table:table-cell table:formula="of:=WEEKDAY([.A185:.A185])" office:value-type="float" office:value="2">
            <text:p>2</text:p>
          </table:table-cell>
          <table:table-cell table:formula="of:=ISOWEEKNUM([.A185];1)" office:value-type="float" office:value="39">
            <text:p>39</text:p>
          </table:table-cell>
          <table:table-cell table:formula="of:=MONTH([.A185])" office:value-type="float" office:value="9">
            <text:p>9</text:p>
          </table:table-cell>
          <table:table-cell table:formula="of:=YEAR([.A185])" office:value-type="float" office:value="2007">
            <text:p>2007</text:p>
          </table:table-cell>
          <table:table-cell table:formula="of:=[Sheet1.D185]" office:value-type="float" office:value="1198.5">
            <text:p>1,198.50</text:p>
          </table:table-cell>
          <table:table-cell table:number-columns-repeated="10"/>
        </table:table-row>
        <table:table-row table:style-name="ro2">
          <table:table-cell table:formula="of:=[Sheet1.A186]" office:value-type="string" office:string-value="2007-09-25">
            <text:p>2007-09-25</text:p>
          </table:table-cell>
          <table:table-cell table:formula="of:=WEEKDAY([.A186:.A186])" office:value-type="float" office:value="3">
            <text:p>3</text:p>
          </table:table-cell>
          <table:table-cell table:formula="of:=ISOWEEKNUM([.A186];1)" office:value-type="float" office:value="39">
            <text:p>39</text:p>
          </table:table-cell>
          <table:table-cell table:formula="of:=MONTH([.A186])" office:value-type="float" office:value="9">
            <text:p>9</text:p>
          </table:table-cell>
          <table:table-cell table:formula="of:=YEAR([.A186])" office:value-type="float" office:value="2007">
            <text:p>2007</text:p>
          </table:table-cell>
          <table:table-cell table:formula="of:=[Sheet1.D186]" office:value-type="float" office:value="1184.49">
            <text:p>1,184.49</text:p>
          </table:table-cell>
          <table:table-cell table:number-columns-repeated="10"/>
        </table:table-row>
        <table:table-row table:style-name="ro2">
          <table:table-cell table:formula="of:=[Sheet1.A187]" office:value-type="string" office:string-value="2007-09-26">
            <text:p>2007-09-26</text:p>
          </table:table-cell>
          <table:table-cell table:formula="of:=WEEKDAY([.A187:.A187])" office:value-type="float" office:value="4">
            <text:p>4</text:p>
          </table:table-cell>
          <table:table-cell table:formula="of:=ISOWEEKNUM([.A187];1)" office:value-type="float" office:value="39">
            <text:p>39</text:p>
          </table:table-cell>
          <table:table-cell table:formula="of:=MONTH([.A187])" office:value-type="float" office:value="9">
            <text:p>9</text:p>
          </table:table-cell>
          <table:table-cell table:formula="of:=YEAR([.A187])" office:value-type="float" office:value="2007">
            <text:p>2007</text:p>
          </table:table-cell>
          <table:table-cell table:formula="of:=[Sheet1.D187]" office:value-type="float" office:value="1196.66">
            <text:p>1,196.66</text:p>
          </table:table-cell>
          <table:table-cell table:number-columns-repeated="10"/>
        </table:table-row>
        <table:table-row table:style-name="ro2">
          <table:table-cell table:formula="of:=[Sheet1.A188]" office:value-type="string" office:string-value="2007-09-27">
            <text:p>2007-09-27</text:p>
          </table:table-cell>
          <table:table-cell table:formula="of:=WEEKDAY([.A188:.A188])" office:value-type="float" office:value="5">
            <text:p>5</text:p>
          </table:table-cell>
          <table:table-cell table:formula="of:=ISOWEEKNUM([.A188];1)" office:value-type="float" office:value="39">
            <text:p>39</text:p>
          </table:table-cell>
          <table:table-cell table:formula="of:=MONTH([.A188])" office:value-type="float" office:value="9">
            <text:p>9</text:p>
          </table:table-cell>
          <table:table-cell table:formula="of:=YEAR([.A188])" office:value-type="float" office:value="2007">
            <text:p>2007</text:p>
          </table:table-cell>
          <table:table-cell table:formula="of:=[Sheet1.D188]" office:value-type="float" office:value="1217.24">
            <text:p>1,217.24</text:p>
          </table:table-cell>
          <table:table-cell table:number-columns-repeated="10"/>
        </table:table-row>
        <table:table-row table:style-name="ro2">
          <table:table-cell table:formula="of:=[Sheet1.A189]" office:value-type="string" office:string-value="2007-09-28">
            <text:p>2007-09-28</text:p>
          </table:table-cell>
          <table:table-cell table:formula="of:=WEEKDAY([.A189:.A189])" office:value-type="float" office:value="6">
            <text:p>6</text:p>
          </table:table-cell>
          <table:table-cell table:formula="of:=ISOWEEKNUM([.A189];1)" office:value-type="float" office:value="39">
            <text:p>39</text:p>
          </table:table-cell>
          <table:table-cell table:formula="of:=MONTH([.A189])" office:value-type="float" office:value="9">
            <text:p>9</text:p>
          </table:table-cell>
          <table:table-cell table:formula="of:=YEAR([.A189])" office:value-type="float" office:value="2007">
            <text:p>2007</text:p>
          </table:table-cell>
          <table:table-cell table:formula="of:=[Sheet1.D189]" office:value-type="float" office:value="1221.54">
            <text:p>1,221.54</text:p>
          </table:table-cell>
          <table:table-cell table:number-columns-repeated="10"/>
        </table:table-row>
        <table:table-row table:style-name="ro2">
          <table:table-cell table:formula="of:=[Sheet1.A190]" office:value-type="string" office:string-value="2007-10-01">
            <text:p>2007-10-01</text:p>
          </table:table-cell>
          <table:table-cell table:formula="of:=WEEKDAY([.A190:.A190])" office:value-type="float" office:value="2">
            <text:p>2</text:p>
          </table:table-cell>
          <table:table-cell table:formula="of:=ISOWEEKNUM([.A190];1)" office:value-type="float" office:value="40">
            <text:p>40</text:p>
          </table:table-cell>
          <table:table-cell table:formula="of:=MONTH([.A190])" office:value-type="float" office:value="10">
            <text:p>10</text:p>
          </table:table-cell>
          <table:table-cell table:formula="of:=YEAR([.A190])" office:value-type="float" office:value="2007">
            <text:p>2007</text:p>
          </table:table-cell>
          <table:table-cell table:formula="of:=[Sheet1.D190]" office:value-type="float" office:value="1229.3">
            <text:p>1,229.30</text:p>
          </table:table-cell>
          <table:table-cell table:number-columns-repeated="10"/>
        </table:table-row>
        <table:table-row table:style-name="ro2">
          <table:table-cell table:formula="of:=[Sheet1.A191]" office:value-type="string" office:string-value="2007-10-02">
            <text:p>2007-10-02</text:p>
          </table:table-cell>
          <table:table-cell table:formula="of:=WEEKDAY([.A191:.A191])" office:value-type="float" office:value="3">
            <text:p>3</text:p>
          </table:table-cell>
          <table:table-cell table:formula="of:=ISOWEEKNUM([.A191];1)" office:value-type="float" office:value="40">
            <text:p>40</text:p>
          </table:table-cell>
          <table:table-cell table:formula="of:=MONTH([.A191])" office:value-type="float" office:value="10">
            <text:p>10</text:p>
          </table:table-cell>
          <table:table-cell table:formula="of:=YEAR([.A191])" office:value-type="float" office:value="2007">
            <text:p>2007</text:p>
          </table:table-cell>
          <table:table-cell table:formula="of:=[Sheet1.D191]" office:value-type="float" office:value="1235.87">
            <text:p>1,235.87</text:p>
          </table:table-cell>
          <table:table-cell table:number-columns-repeated="10"/>
        </table:table-row>
        <table:table-row table:style-name="ro2">
          <table:table-cell table:formula="of:=[Sheet1.A192]" office:value-type="string" office:string-value="2007-10-03">
            <text:p>2007-10-03</text:p>
          </table:table-cell>
          <table:table-cell table:formula="of:=WEEKDAY([.A192:.A192])" office:value-type="float" office:value="4">
            <text:p>4</text:p>
          </table:table-cell>
          <table:table-cell table:formula="of:=ISOWEEKNUM([.A192];1)" office:value-type="float" office:value="40">
            <text:p>40</text:p>
          </table:table-cell>
          <table:table-cell table:formula="of:=MONTH([.A192])" office:value-type="float" office:value="10">
            <text:p>10</text:p>
          </table:table-cell>
          <table:table-cell table:formula="of:=YEAR([.A192])" office:value-type="float" office:value="2007">
            <text:p>2007</text:p>
          </table:table-cell>
          <table:table-cell table:formula="of:=[Sheet1.D192]" office:value-type="float" office:value="1241.77">
            <text:p>1,241.77</text:p>
          </table:table-cell>
          <table:table-cell table:number-columns-repeated="10"/>
        </table:table-row>
        <table:table-row table:style-name="ro2">
          <table:table-cell table:formula="of:=[Sheet1.A193]" office:value-type="string" office:string-value="2007-10-04">
            <text:p>2007-10-04</text:p>
          </table:table-cell>
          <table:table-cell table:formula="of:=WEEKDAY([.A193:.A193])" office:value-type="float" office:value="5">
            <text:p>5</text:p>
          </table:table-cell>
          <table:table-cell table:formula="of:=ISOWEEKNUM([.A193];1)" office:value-type="float" office:value="40">
            <text:p>40</text:p>
          </table:table-cell>
          <table:table-cell table:formula="of:=MONTH([.A193])" office:value-type="float" office:value="10">
            <text:p>10</text:p>
          </table:table-cell>
          <table:table-cell table:formula="of:=YEAR([.A193])" office:value-type="float" office:value="2007">
            <text:p>2007</text:p>
          </table:table-cell>
          <table:table-cell table:formula="of:=[Sheet1.D193]" office:value-type="float" office:value="1243.64">
            <text:p>1,243.64</text:p>
          </table:table-cell>
          <table:table-cell table:number-columns-repeated="10"/>
        </table:table-row>
        <table:table-row table:style-name="ro2">
          <table:table-cell table:formula="of:=[Sheet1.A194]" office:value-type="string" office:string-value="2007-10-05">
            <text:p>2007-10-05</text:p>
          </table:table-cell>
          <table:table-cell table:formula="of:=WEEKDAY([.A194:.A194])" office:value-type="float" office:value="6">
            <text:p>6</text:p>
          </table:table-cell>
          <table:table-cell table:formula="of:=ISOWEEKNUM([.A194];1)" office:value-type="float" office:value="40">
            <text:p>40</text:p>
          </table:table-cell>
          <table:table-cell table:formula="of:=MONTH([.A194])" office:value-type="float" office:value="10">
            <text:p>10</text:p>
          </table:table-cell>
          <table:table-cell table:formula="of:=YEAR([.A194])" office:value-type="float" office:value="2007">
            <text:p>2007</text:p>
          </table:table-cell>
          <table:table-cell table:formula="of:=[Sheet1.D194]" office:value-type="float" office:value="1257.7">
            <text:p>1,257.70</text:p>
          </table:table-cell>
          <table:table-cell table:number-columns-repeated="10"/>
        </table:table-row>
        <table:table-row table:style-name="ro2">
          <table:table-cell table:formula="of:=[Sheet1.A195]" office:value-type="string" office:string-value="2007-10-08">
            <text:p>2007-10-08</text:p>
          </table:table-cell>
          <table:table-cell table:formula="of:=WEEKDAY([.A195:.A195])" office:value-type="float" office:value="2">
            <text:p>2</text:p>
          </table:table-cell>
          <table:table-cell table:formula="of:=ISOWEEKNUM([.A195];1)" office:value-type="float" office:value="41">
            <text:p>41</text:p>
          </table:table-cell>
          <table:table-cell table:formula="of:=MONTH([.A195])" office:value-type="float" office:value="10">
            <text:p>10</text:p>
          </table:table-cell>
          <table:table-cell table:formula="of:=YEAR([.A195])" office:value-type="float" office:value="2007">
            <text:p>2007</text:p>
          </table:table-cell>
          <table:table-cell table:formula="of:=[Sheet1.D195]" office:value-type="float" office:value="1251.79">
            <text:p>1,251.79</text:p>
          </table:table-cell>
          <table:table-cell table:number-columns-repeated="10"/>
        </table:table-row>
        <table:table-row table:style-name="ro2">
          <table:table-cell table:formula="of:=[Sheet1.A196]" office:value-type="string" office:string-value="2007-10-09">
            <text:p>2007-10-09</text:p>
          </table:table-cell>
          <table:table-cell table:formula="of:=WEEKDAY([.A196:.A196])" office:value-type="float" office:value="3">
            <text:p>3</text:p>
          </table:table-cell>
          <table:table-cell table:formula="of:=ISOWEEKNUM([.A196];1)" office:value-type="float" office:value="41">
            <text:p>41</text:p>
          </table:table-cell>
          <table:table-cell table:formula="of:=MONTH([.A196])" office:value-type="float" office:value="10">
            <text:p>10</text:p>
          </table:table-cell>
          <table:table-cell table:formula="of:=YEAR([.A196])" office:value-type="float" office:value="2007">
            <text:p>2007</text:p>
          </table:table-cell>
          <table:table-cell table:formula="of:=[Sheet1.D196]" office:value-type="float" office:value="1258.59">
            <text:p>1,258.59</text:p>
          </table:table-cell>
          <table:table-cell table:number-columns-repeated="10"/>
        </table:table-row>
        <table:table-row table:style-name="ro2">
          <table:table-cell table:formula="of:=[Sheet1.A197]" office:value-type="string" office:string-value="2007-10-10">
            <text:p>2007-10-10</text:p>
          </table:table-cell>
          <table:table-cell table:formula="of:=WEEKDAY([.A197:.A197])" office:value-type="float" office:value="4">
            <text:p>4</text:p>
          </table:table-cell>
          <table:table-cell table:formula="of:=ISOWEEKNUM([.A197];1)" office:value-type="float" office:value="41">
            <text:p>41</text:p>
          </table:table-cell>
          <table:table-cell table:formula="of:=MONTH([.A197])" office:value-type="float" office:value="10">
            <text:p>10</text:p>
          </table:table-cell>
          <table:table-cell table:formula="of:=YEAR([.A197])" office:value-type="float" office:value="2007">
            <text:p>2007</text:p>
          </table:table-cell>
          <table:table-cell table:formula="of:=[Sheet1.D197]" office:value-type="float" office:value="1260.4">
            <text:p>1,260.40</text:p>
          </table:table-cell>
          <table:table-cell table:number-columns-repeated="10"/>
        </table:table-row>
        <table:table-row table:style-name="ro2">
          <table:table-cell table:formula="of:=[Sheet1.A198]" office:value-type="string" office:string-value="2007-10-11">
            <text:p>2007-10-11</text:p>
          </table:table-cell>
          <table:table-cell table:formula="of:=WEEKDAY([.A198:.A198])" office:value-type="float" office:value="5">
            <text:p>5</text:p>
          </table:table-cell>
          <table:table-cell table:formula="of:=ISOWEEKNUM([.A198];1)" office:value-type="float" office:value="41">
            <text:p>41</text:p>
          </table:table-cell>
          <table:table-cell table:formula="of:=MONTH([.A198])" office:value-type="float" office:value="10">
            <text:p>10</text:p>
          </table:table-cell>
          <table:table-cell table:formula="of:=YEAR([.A198])" office:value-type="float" office:value="2007">
            <text:p>2007</text:p>
          </table:table-cell>
          <table:table-cell table:formula="of:=[Sheet1.D198]" office:value-type="float" office:value="1267.7">
            <text:p>1,267.70</text:p>
          </table:table-cell>
          <table:table-cell table:number-columns-repeated="10"/>
        </table:table-row>
        <table:table-row table:style-name="ro2">
          <table:table-cell table:formula="of:=[Sheet1.A199]" office:value-type="string" office:string-value="2007-10-12">
            <text:p>2007-10-12</text:p>
          </table:table-cell>
          <table:table-cell table:formula="of:=WEEKDAY([.A199:.A199])" office:value-type="float" office:value="6">
            <text:p>6</text:p>
          </table:table-cell>
          <table:table-cell table:formula="of:=ISOWEEKNUM([.A199];1)" office:value-type="float" office:value="41">
            <text:p>41</text:p>
          </table:table-cell>
          <table:table-cell table:formula="of:=MONTH([.A199])" office:value-type="float" office:value="10">
            <text:p>10</text:p>
          </table:table-cell>
          <table:table-cell table:formula="of:=YEAR([.A199])" office:value-type="float" office:value="2007">
            <text:p>2007</text:p>
          </table:table-cell>
          <table:table-cell table:formula="of:=[Sheet1.D199]" office:value-type="float" office:value="1260.3">
            <text:p>1,260.30</text:p>
          </table:table-cell>
          <table:table-cell table:number-columns-repeated="10"/>
        </table:table-row>
        <table:table-row table:style-name="ro2">
          <table:table-cell table:formula="of:=[Sheet1.A200]" office:value-type="string" office:string-value="2007-10-15">
            <text:p>2007-10-15</text:p>
          </table:table-cell>
          <table:table-cell table:formula="of:=WEEKDAY([.A200:.A200])" office:value-type="float" office:value="2">
            <text:p>2</text:p>
          </table:table-cell>
          <table:table-cell table:formula="of:=ISOWEEKNUM([.A200];1)" office:value-type="float" office:value="42">
            <text:p>42</text:p>
          </table:table-cell>
          <table:table-cell table:formula="of:=MONTH([.A200])" office:value-type="float" office:value="10">
            <text:p>10</text:p>
          </table:table-cell>
          <table:table-cell table:formula="of:=YEAR([.A200])" office:value-type="float" office:value="2007">
            <text:p>2007</text:p>
          </table:table-cell>
          <table:table-cell table:formula="of:=[Sheet1.D200]" office:value-type="float" office:value="1249.65">
            <text:p>1,249.65</text:p>
          </table:table-cell>
          <table:table-cell table:number-columns-repeated="10"/>
        </table:table-row>
        <table:table-row table:style-name="ro2">
          <table:table-cell table:formula="of:=[Sheet1.A201]" office:value-type="string" office:string-value="2007-10-16">
            <text:p>2007-10-16</text:p>
          </table:table-cell>
          <table:table-cell table:formula="of:=WEEKDAY([.A201:.A201])" office:value-type="float" office:value="3">
            <text:p>3</text:p>
          </table:table-cell>
          <table:table-cell table:formula="of:=ISOWEEKNUM([.A201];1)" office:value-type="float" office:value="42">
            <text:p>42</text:p>
          </table:table-cell>
          <table:table-cell table:formula="of:=MONTH([.A201])" office:value-type="float" office:value="10">
            <text:p>10</text:p>
          </table:table-cell>
          <table:table-cell table:formula="of:=YEAR([.A201])" office:value-type="float" office:value="2007">
            <text:p>2007</text:p>
          </table:table-cell>
          <table:table-cell table:formula="of:=[Sheet1.D201]" office:value-type="float" office:value="1203.95">
            <text:p>1,203.95</text:p>
          </table:table-cell>
          <table:table-cell table:number-columns-repeated="10"/>
        </table:table-row>
        <table:table-row table:style-name="ro2">
          <table:table-cell table:formula="of:=[Sheet1.A202]" office:value-type="string" office:string-value="2007-10-17">
            <text:p>2007-10-17</text:p>
          </table:table-cell>
          <table:table-cell table:formula="of:=WEEKDAY([.A202:.A202])" office:value-type="float" office:value="4">
            <text:p>4</text:p>
          </table:table-cell>
          <table:table-cell table:formula="of:=ISOWEEKNUM([.A202];1)" office:value-type="float" office:value="42">
            <text:p>42</text:p>
          </table:table-cell>
          <table:table-cell table:formula="of:=MONTH([.A202])" office:value-type="float" office:value="10">
            <text:p>10</text:p>
          </table:table-cell>
          <table:table-cell table:formula="of:=YEAR([.A202])" office:value-type="float" office:value="2007">
            <text:p>2007</text:p>
          </table:table-cell>
          <table:table-cell table:formula="of:=[Sheet1.D202]" office:value-type="float" office:value="1206.86">
            <text:p>1,206.86</text:p>
          </table:table-cell>
          <table:table-cell table:number-columns-repeated="10"/>
        </table:table-row>
        <table:table-row table:style-name="ro2">
          <table:table-cell table:formula="of:=[Sheet1.A203]" office:value-type="string" office:string-value="2007-10-18">
            <text:p>2007-10-18</text:p>
          </table:table-cell>
          <table:table-cell table:formula="of:=WEEKDAY([.A203:.A203])" office:value-type="float" office:value="5">
            <text:p>5</text:p>
          </table:table-cell>
          <table:table-cell table:formula="of:=ISOWEEKNUM([.A203];1)" office:value-type="float" office:value="42">
            <text:p>42</text:p>
          </table:table-cell>
          <table:table-cell table:formula="of:=MONTH([.A203])" office:value-type="float" office:value="10">
            <text:p>10</text:p>
          </table:table-cell>
          <table:table-cell table:formula="of:=YEAR([.A203])" office:value-type="float" office:value="2007">
            <text:p>2007</text:p>
          </table:table-cell>
          <table:table-cell table:formula="of:=[Sheet1.D203]" office:value-type="float" office:value="1187.36">
            <text:p>1,187.36</text:p>
          </table:table-cell>
          <table:table-cell table:number-columns-repeated="10"/>
        </table:table-row>
        <table:table-row table:style-name="ro2">
          <table:table-cell table:formula="of:=[Sheet1.A204]" office:value-type="string" office:string-value="2007-10-19">
            <text:p>2007-10-19</text:p>
          </table:table-cell>
          <table:table-cell table:formula="of:=WEEKDAY([.A204:.A204])" office:value-type="float" office:value="6">
            <text:p>6</text:p>
          </table:table-cell>
          <table:table-cell table:formula="of:=ISOWEEKNUM([.A204];1)" office:value-type="float" office:value="42">
            <text:p>42</text:p>
          </table:table-cell>
          <table:table-cell table:formula="of:=MONTH([.A204])" office:value-type="float" office:value="10">
            <text:p>10</text:p>
          </table:table-cell>
          <table:table-cell table:formula="of:=YEAR([.A204])" office:value-type="float" office:value="2007">
            <text:p>2007</text:p>
          </table:table-cell>
          <table:table-cell table:formula="of:=[Sheet1.D204]" office:value-type="float" office:value="1169.69">
            <text:p>1,169.69</text:p>
          </table:table-cell>
          <table:table-cell table:number-columns-repeated="10"/>
        </table:table-row>
        <table:table-row table:style-name="ro2">
          <table:table-cell table:formula="of:=[Sheet1.A205]" office:value-type="string" office:string-value="2007-10-22">
            <text:p>2007-10-22</text:p>
          </table:table-cell>
          <table:table-cell table:formula="of:=WEEKDAY([.A205:.A205])" office:value-type="float" office:value="2">
            <text:p>2</text:p>
          </table:table-cell>
          <table:table-cell table:formula="of:=ISOWEEKNUM([.A205];1)" office:value-type="float" office:value="43">
            <text:p>43</text:p>
          </table:table-cell>
          <table:table-cell table:formula="of:=MONTH([.A205])" office:value-type="float" office:value="10">
            <text:p>10</text:p>
          </table:table-cell>
          <table:table-cell table:formula="of:=YEAR([.A205])" office:value-type="float" office:value="2007">
            <text:p>2007</text:p>
          </table:table-cell>
          <table:table-cell table:formula="of:=[Sheet1.D205]" office:value-type="float" office:value="1145.87">
            <text:p>1,145.87</text:p>
          </table:table-cell>
          <table:table-cell table:number-columns-repeated="10"/>
        </table:table-row>
        <table:table-row table:style-name="ro2">
          <table:table-cell table:formula="of:=[Sheet1.A206]" office:value-type="string" office:string-value="2007-10-23">
            <text:p>2007-10-23</text:p>
          </table:table-cell>
          <table:table-cell table:formula="of:=WEEKDAY([.A206:.A206])" office:value-type="float" office:value="3">
            <text:p>3</text:p>
          </table:table-cell>
          <table:table-cell table:formula="of:=ISOWEEKNUM([.A206];1)" office:value-type="float" office:value="43">
            <text:p>43</text:p>
          </table:table-cell>
          <table:table-cell table:formula="of:=MONTH([.A206])" office:value-type="float" office:value="10">
            <text:p>10</text:p>
          </table:table-cell>
          <table:table-cell table:formula="of:=YEAR([.A206])" office:value-type="float" office:value="2007">
            <text:p>2007</text:p>
          </table:table-cell>
          <table:table-cell table:formula="of:=[Sheet1.D206]" office:value-type="float" office:value="1175.39">
            <text:p>1,175.39</text:p>
          </table:table-cell>
          <table:table-cell table:number-columns-repeated="10"/>
        </table:table-row>
        <table:table-row table:style-name="ro2">
          <table:table-cell table:formula="of:=[Sheet1.A207]" office:value-type="string" office:string-value="2007-10-24">
            <text:p>2007-10-24</text:p>
          </table:table-cell>
          <table:table-cell table:formula="of:=WEEKDAY([.A207:.A207])" office:value-type="float" office:value="4">
            <text:p>4</text:p>
          </table:table-cell>
          <table:table-cell table:formula="of:=ISOWEEKNUM([.A207];1)" office:value-type="float" office:value="43">
            <text:p>43</text:p>
          </table:table-cell>
          <table:table-cell table:formula="of:=MONTH([.A207])" office:value-type="float" office:value="10">
            <text:p>10</text:p>
          </table:table-cell>
          <table:table-cell table:formula="of:=YEAR([.A207])" office:value-type="float" office:value="2007">
            <text:p>2007</text:p>
          </table:table-cell>
          <table:table-cell table:formula="of:=[Sheet1.D207]" office:value-type="float" office:value="1158.83">
            <text:p>1,158.83</text:p>
          </table:table-cell>
          <table:table-cell table:number-columns-repeated="10"/>
        </table:table-row>
        <table:table-row table:style-name="ro2">
          <table:table-cell table:formula="of:=[Sheet1.A208]" office:value-type="string" office:string-value="2007-10-25">
            <text:p>2007-10-25</text:p>
          </table:table-cell>
          <table:table-cell table:formula="of:=WEEKDAY([.A208:.A208])" office:value-type="float" office:value="5">
            <text:p>5</text:p>
          </table:table-cell>
          <table:table-cell table:formula="of:=ISOWEEKNUM([.A208];1)" office:value-type="float" office:value="43">
            <text:p>43</text:p>
          </table:table-cell>
          <table:table-cell table:formula="of:=MONTH([.A208])" office:value-type="float" office:value="10">
            <text:p>10</text:p>
          </table:table-cell>
          <table:table-cell table:formula="of:=YEAR([.A208])" office:value-type="float" office:value="2007">
            <text:p>2007</text:p>
          </table:table-cell>
          <table:table-cell table:formula="of:=[Sheet1.D208]" office:value-type="float" office:value="1172.48">
            <text:p>1,172.48</text:p>
          </table:table-cell>
          <table:table-cell table:number-columns-repeated="10"/>
        </table:table-row>
        <table:table-row table:style-name="ro2">
          <table:table-cell table:formula="of:=[Sheet1.A209]" office:value-type="string" office:string-value="2007-10-26">
            <text:p>2007-10-26</text:p>
          </table:table-cell>
          <table:table-cell table:formula="of:=WEEKDAY([.A209:.A209])" office:value-type="float" office:value="6">
            <text:p>6</text:p>
          </table:table-cell>
          <table:table-cell table:formula="of:=ISOWEEKNUM([.A209];1)" office:value-type="float" office:value="43">
            <text:p>43</text:p>
          </table:table-cell>
          <table:table-cell table:formula="of:=MONTH([.A209])" office:value-type="float" office:value="10">
            <text:p>10</text:p>
          </table:table-cell>
          <table:table-cell table:formula="of:=YEAR([.A209])" office:value-type="float" office:value="2007">
            <text:p>2007</text:p>
          </table:table-cell>
          <table:table-cell table:formula="of:=[Sheet1.D209]" office:value-type="float" office:value="1173.31">
            <text:p>1,173.31</text:p>
          </table:table-cell>
          <table:table-cell table:number-columns-repeated="10"/>
        </table:table-row>
        <table:table-row table:style-name="ro2">
          <table:table-cell table:formula="of:=[Sheet1.A210]" office:value-type="string" office:string-value="2007-10-29">
            <text:p>2007-10-29</text:p>
          </table:table-cell>
          <table:table-cell table:formula="of:=WEEKDAY([.A210:.A210])" office:value-type="float" office:value="2">
            <text:p>2</text:p>
          </table:table-cell>
          <table:table-cell table:formula="of:=ISOWEEKNUM([.A210];1)" office:value-type="float" office:value="44">
            <text:p>44</text:p>
          </table:table-cell>
          <table:table-cell table:formula="of:=MONTH([.A210])" office:value-type="float" office:value="10">
            <text:p>10</text:p>
          </table:table-cell>
          <table:table-cell table:formula="of:=YEAR([.A210])" office:value-type="float" office:value="2007">
            <text:p>2007</text:p>
          </table:table-cell>
          <table:table-cell table:formula="of:=[Sheet1.D210]" office:value-type="float" office:value="1176.62">
            <text:p>1,176.62</text:p>
          </table:table-cell>
          <table:table-cell table:number-columns-repeated="10"/>
        </table:table-row>
        <table:table-row table:style-name="ro2">
          <table:table-cell table:formula="of:=[Sheet1.A211]" office:value-type="string" office:string-value="2007-10-30">
            <text:p>2007-10-30</text:p>
          </table:table-cell>
          <table:table-cell table:formula="of:=WEEKDAY([.A211:.A211])" office:value-type="float" office:value="3">
            <text:p>3</text:p>
          </table:table-cell>
          <table:table-cell table:formula="of:=ISOWEEKNUM([.A211];1)" office:value-type="float" office:value="44">
            <text:p>44</text:p>
          </table:table-cell>
          <table:table-cell table:formula="of:=MONTH([.A211])" office:value-type="float" office:value="10">
            <text:p>10</text:p>
          </table:table-cell>
          <table:table-cell table:formula="of:=YEAR([.A211])" office:value-type="float" office:value="2007">
            <text:p>2007</text:p>
          </table:table-cell>
          <table:table-cell table:formula="of:=[Sheet1.D211]" office:value-type="float" office:value="1170.35">
            <text:p>1,170.35</text:p>
          </table:table-cell>
          <table:table-cell table:number-columns-repeated="10"/>
        </table:table-row>
        <table:table-row table:style-name="ro2">
          <table:table-cell table:formula="of:=[Sheet1.A212]" office:value-type="string" office:string-value="2007-10-31">
            <text:p>2007-10-31</text:p>
          </table:table-cell>
          <table:table-cell table:formula="of:=WEEKDAY([.A212:.A212])" office:value-type="float" office:value="4">
            <text:p>4</text:p>
          </table:table-cell>
          <table:table-cell table:formula="of:=ISOWEEKNUM([.A212];1)" office:value-type="float" office:value="44">
            <text:p>44</text:p>
          </table:table-cell>
          <table:table-cell table:formula="of:=MONTH([.A212])" office:value-type="float" office:value="10">
            <text:p>10</text:p>
          </table:table-cell>
          <table:table-cell table:formula="of:=YEAR([.A212])" office:value-type="float" office:value="2007">
            <text:p>2007</text:p>
          </table:table-cell>
          <table:table-cell table:formula="of:=[Sheet1.D212]" office:value-type="float" office:value="1183.2">
            <text:p>1,183.20</text:p>
          </table:table-cell>
          <table:table-cell table:number-columns-repeated="10"/>
        </table:table-row>
        <table:table-row table:style-name="ro2">
          <table:table-cell table:formula="of:=[Sheet1.A213]" office:value-type="string" office:string-value="2007-11-01">
            <text:p>2007-11-01</text:p>
          </table:table-cell>
          <table:table-cell table:formula="of:=WEEKDAY([.A213:.A213])" office:value-type="float" office:value="5">
            <text:p>5</text:p>
          </table:table-cell>
          <table:table-cell table:formula="of:=ISOWEEKNUM([.A213];1)" office:value-type="float" office:value="44">
            <text:p>44</text:p>
          </table:table-cell>
          <table:table-cell table:formula="of:=MONTH([.A213])" office:value-type="float" office:value="11">
            <text:p>11</text:p>
          </table:table-cell>
          <table:table-cell table:formula="of:=YEAR([.A213])" office:value-type="float" office:value="2007">
            <text:p>2007</text:p>
          </table:table-cell>
          <table:table-cell table:formula="of:=[Sheet1.D213]" office:value-type="float" office:value="1168.49">
            <text:p>1,168.49</text:p>
          </table:table-cell>
          <table:table-cell table:number-columns-repeated="10"/>
        </table:table-row>
        <table:table-row table:style-name="ro2">
          <table:table-cell table:formula="of:=[Sheet1.A214]" office:value-type="string" office:string-value="2007-11-02">
            <text:p>2007-11-02</text:p>
          </table:table-cell>
          <table:table-cell table:formula="of:=WEEKDAY([.A214:.A214])" office:value-type="float" office:value="6">
            <text:p>6</text:p>
          </table:table-cell>
          <table:table-cell table:formula="of:=ISOWEEKNUM([.A214];1)" office:value-type="float" office:value="44">
            <text:p>44</text:p>
          </table:table-cell>
          <table:table-cell table:formula="of:=MONTH([.A214])" office:value-type="float" office:value="11">
            <text:p>11</text:p>
          </table:table-cell>
          <table:table-cell table:formula="of:=YEAR([.A214])" office:value-type="float" office:value="2007">
            <text:p>2007</text:p>
          </table:table-cell>
          <table:table-cell table:formula="of:=[Sheet1.D214]" office:value-type="float" office:value="1153.22">
            <text:p>1,153.22</text:p>
          </table:table-cell>
          <table:table-cell table:number-columns-repeated="10"/>
        </table:table-row>
        <table:table-row table:style-name="ro2">
          <table:table-cell table:formula="of:=[Sheet1.A215]" office:value-type="string" office:string-value="2007-11-05">
            <text:p>2007-11-05</text:p>
          </table:table-cell>
          <table:table-cell table:formula="of:=WEEKDAY([.A215:.A215])" office:value-type="float" office:value="2">
            <text:p>2</text:p>
          </table:table-cell>
          <table:table-cell table:formula="of:=ISOWEEKNUM([.A215];1)" office:value-type="float" office:value="45">
            <text:p>45</text:p>
          </table:table-cell>
          <table:table-cell table:formula="of:=MONTH([.A215])" office:value-type="float" office:value="11">
            <text:p>11</text:p>
          </table:table-cell>
          <table:table-cell table:formula="of:=YEAR([.A215])" office:value-type="float" office:value="2007">
            <text:p>2007</text:p>
          </table:table-cell>
          <table:table-cell table:formula="of:=[Sheet1.D215]" office:value-type="float" office:value="1157.55">
            <text:p>1,157.55</text:p>
          </table:table-cell>
          <table:table-cell table:number-columns-repeated="10"/>
        </table:table-row>
        <table:table-row table:style-name="ro2">
          <table:table-cell table:formula="of:=[Sheet1.A216]" office:value-type="string" office:string-value="2007-11-06">
            <text:p>2007-11-06</text:p>
          </table:table-cell>
          <table:table-cell table:formula="of:=WEEKDAY([.A216:.A216])" office:value-type="float" office:value="3">
            <text:p>3</text:p>
          </table:table-cell>
          <table:table-cell table:formula="of:=ISOWEEKNUM([.A216];1)" office:value-type="float" office:value="45">
            <text:p>45</text:p>
          </table:table-cell>
          <table:table-cell table:formula="of:=MONTH([.A216])" office:value-type="float" office:value="11">
            <text:p>11</text:p>
          </table:table-cell>
          <table:table-cell table:formula="of:=YEAR([.A216])" office:value-type="float" office:value="2007">
            <text:p>2007</text:p>
          </table:table-cell>
          <table:table-cell table:formula="of:=[Sheet1.D216]" office:value-type="float" office:value="1163.21">
            <text:p>1,163.21</text:p>
          </table:table-cell>
          <table:table-cell table:number-columns-repeated="10"/>
        </table:table-row>
        <table:table-row table:style-name="ro2">
          <table:table-cell table:formula="of:=[Sheet1.A217]" office:value-type="string" office:string-value="2007-11-07">
            <text:p>2007-11-07</text:p>
          </table:table-cell>
          <table:table-cell table:formula="of:=WEEKDAY([.A217:.A217])" office:value-type="float" office:value="4">
            <text:p>4</text:p>
          </table:table-cell>
          <table:table-cell table:formula="of:=ISOWEEKNUM([.A217];1)" office:value-type="float" office:value="45">
            <text:p>45</text:p>
          </table:table-cell>
          <table:table-cell table:formula="of:=MONTH([.A217])" office:value-type="float" office:value="11">
            <text:p>11</text:p>
          </table:table-cell>
          <table:table-cell table:formula="of:=YEAR([.A217])" office:value-type="float" office:value="2007">
            <text:p>2007</text:p>
          </table:table-cell>
          <table:table-cell table:formula="of:=[Sheet1.D217]" office:value-type="float" office:value="1150.38">
            <text:p>1,150.38</text:p>
          </table:table-cell>
          <table:table-cell table:number-columns-repeated="10"/>
        </table:table-row>
        <table:table-row table:style-name="ro2">
          <table:table-cell table:formula="of:=[Sheet1.A218]" office:value-type="string" office:string-value="2007-11-08">
            <text:p>2007-11-08</text:p>
          </table:table-cell>
          <table:table-cell table:formula="of:=WEEKDAY([.A218:.A218])" office:value-type="float" office:value="5">
            <text:p>5</text:p>
          </table:table-cell>
          <table:table-cell table:formula="of:=ISOWEEKNUM([.A218];1)" office:value-type="float" office:value="45">
            <text:p>45</text:p>
          </table:table-cell>
          <table:table-cell table:formula="of:=MONTH([.A218])" office:value-type="float" office:value="11">
            <text:p>11</text:p>
          </table:table-cell>
          <table:table-cell table:formula="of:=YEAR([.A218])" office:value-type="float" office:value="2007">
            <text:p>2007</text:p>
          </table:table-cell>
          <table:table-cell table:formula="of:=[Sheet1.D218]" office:value-type="float" office:value="1145.49">
            <text:p>1,145.49</text:p>
          </table:table-cell>
          <table:table-cell table:number-columns-repeated="10"/>
        </table:table-row>
        <table:table-row table:style-name="ro2">
          <table:table-cell table:formula="of:=[Sheet1.A219]" office:value-type="string" office:string-value="2007-11-09">
            <text:p>2007-11-09</text:p>
          </table:table-cell>
          <table:table-cell table:formula="of:=WEEKDAY([.A219:.A219])" office:value-type="float" office:value="6">
            <text:p>6</text:p>
          </table:table-cell>
          <table:table-cell table:formula="of:=ISOWEEKNUM([.A219];1)" office:value-type="float" office:value="45">
            <text:p>45</text:p>
          </table:table-cell>
          <table:table-cell table:formula="of:=MONTH([.A219])" office:value-type="float" office:value="11">
            <text:p>11</text:p>
          </table:table-cell>
          <table:table-cell table:formula="of:=YEAR([.A219])" office:value-type="float" office:value="2007">
            <text:p>2007</text:p>
          </table:table-cell>
          <table:table-cell table:formula="of:=[Sheet1.D219]" office:value-type="float" office:value="1115.09">
            <text:p>1,115.09</text:p>
          </table:table-cell>
          <table:table-cell table:number-columns-repeated="10"/>
        </table:table-row>
        <table:table-row table:style-name="ro2">
          <table:table-cell table:formula="of:=[Sheet1.A220]" office:value-type="string" office:string-value="2007-11-12">
            <text:p>2007-11-12</text:p>
          </table:table-cell>
          <table:table-cell table:formula="of:=WEEKDAY([.A220:.A220])" office:value-type="float" office:value="2">
            <text:p>2</text:p>
          </table:table-cell>
          <table:table-cell table:formula="of:=ISOWEEKNUM([.A220];1)" office:value-type="float" office:value="46">
            <text:p>46</text:p>
          </table:table-cell>
          <table:table-cell table:formula="of:=MONTH([.A220])" office:value-type="float" office:value="11">
            <text:p>11</text:p>
          </table:table-cell>
          <table:table-cell table:formula="of:=YEAR([.A220])" office:value-type="float" office:value="2007">
            <text:p>2007</text:p>
          </table:table-cell>
          <table:table-cell table:formula="of:=[Sheet1.D220]" office:value-type="float" office:value="1126">
            <text:p>1,126.00</text:p>
          </table:table-cell>
          <table:table-cell table:number-columns-repeated="10"/>
        </table:table-row>
        <table:table-row table:style-name="ro2">
          <table:table-cell table:formula="of:=[Sheet1.A221]" office:value-type="string" office:string-value="2007-11-13">
            <text:p>2007-11-13</text:p>
          </table:table-cell>
          <table:table-cell table:formula="of:=WEEKDAY([.A221:.A221])" office:value-type="float" office:value="3">
            <text:p>3</text:p>
          </table:table-cell>
          <table:table-cell table:formula="of:=ISOWEEKNUM([.A221];1)" office:value-type="float" office:value="46">
            <text:p>46</text:p>
          </table:table-cell>
          <table:table-cell table:formula="of:=MONTH([.A221])" office:value-type="float" office:value="11">
            <text:p>11</text:p>
          </table:table-cell>
          <table:table-cell table:formula="of:=YEAR([.A221])" office:value-type="float" office:value="2007">
            <text:p>2007</text:p>
          </table:table-cell>
          <table:table-cell table:formula="of:=[Sheet1.D221]" office:value-type="float" office:value="1120.29">
            <text:p>1,120.29</text:p>
          </table:table-cell>
          <table:table-cell table:number-columns-repeated="10"/>
        </table:table-row>
        <table:table-row table:style-name="ro2">
          <table:table-cell table:formula="of:=[Sheet1.A222]" office:value-type="string" office:string-value="2007-11-14">
            <text:p>2007-11-14</text:p>
          </table:table-cell>
          <table:table-cell table:formula="of:=WEEKDAY([.A222:.A222])" office:value-type="float" office:value="4">
            <text:p>4</text:p>
          </table:table-cell>
          <table:table-cell table:formula="of:=ISOWEEKNUM([.A222];1)" office:value-type="float" office:value="46">
            <text:p>46</text:p>
          </table:table-cell>
          <table:table-cell table:formula="of:=MONTH([.A222])" office:value-type="float" office:value="11">
            <text:p>11</text:p>
          </table:table-cell>
          <table:table-cell table:formula="of:=YEAR([.A222])" office:value-type="float" office:value="2007">
            <text:p>2007</text:p>
          </table:table-cell>
          <table:table-cell table:formula="of:=[Sheet1.D222]" office:value-type="float" office:value="1121.57">
            <text:p>1,121.57</text:p>
          </table:table-cell>
          <table:table-cell table:number-columns-repeated="10"/>
        </table:table-row>
        <table:table-row table:style-name="ro2">
          <table:table-cell table:formula="of:=[Sheet1.A223]" office:value-type="string" office:string-value="2007-11-15">
            <text:p>2007-11-15</text:p>
          </table:table-cell>
          <table:table-cell table:formula="of:=WEEKDAY([.A223:.A223])" office:value-type="float" office:value="5">
            <text:p>5</text:p>
          </table:table-cell>
          <table:table-cell table:formula="of:=ISOWEEKNUM([.A223];1)" office:value-type="float" office:value="46">
            <text:p>46</text:p>
          </table:table-cell>
          <table:table-cell table:formula="of:=MONTH([.A223])" office:value-type="float" office:value="11">
            <text:p>11</text:p>
          </table:table-cell>
          <table:table-cell table:formula="of:=YEAR([.A223])" office:value-type="float" office:value="2007">
            <text:p>2007</text:p>
          </table:table-cell>
          <table:table-cell table:formula="of:=[Sheet1.D223]" office:value-type="float" office:value="1102.59">
            <text:p>1,102.59</text:p>
          </table:table-cell>
          <table:table-cell table:number-columns-repeated="10"/>
        </table:table-row>
        <table:table-row table:style-name="ro2">
          <table:table-cell table:formula="of:=[Sheet1.A224]" office:value-type="string" office:string-value="2007-11-16">
            <text:p>2007-11-16</text:p>
          </table:table-cell>
          <table:table-cell table:formula="of:=WEEKDAY([.A224:.A224])" office:value-type="float" office:value="6">
            <text:p>6</text:p>
          </table:table-cell>
          <table:table-cell table:formula="of:=ISOWEEKNUM([.A224];1)" office:value-type="float" office:value="46">
            <text:p>46</text:p>
          </table:table-cell>
          <table:table-cell table:formula="of:=MONTH([.A224])" office:value-type="float" office:value="11">
            <text:p>11</text:p>
          </table:table-cell>
          <table:table-cell table:formula="of:=YEAR([.A224])" office:value-type="float" office:value="2007">
            <text:p>2007</text:p>
          </table:table-cell>
          <table:table-cell table:formula="of:=[Sheet1.D224]" office:value-type="float" office:value="1096.69">
            <text:p>1,096.69</text:p>
          </table:table-cell>
          <table:table-cell table:number-columns-repeated="10"/>
        </table:table-row>
        <table:table-row table:style-name="ro2">
          <table:table-cell table:formula="of:=[Sheet1.A225]" office:value-type="string" office:string-value="2007-11-19">
            <text:p>2007-11-19</text:p>
          </table:table-cell>
          <table:table-cell table:formula="of:=WEEKDAY([.A225:.A225])" office:value-type="float" office:value="2">
            <text:p>2</text:p>
          </table:table-cell>
          <table:table-cell table:formula="of:=ISOWEEKNUM([.A225];1)" office:value-type="float" office:value="47">
            <text:p>47</text:p>
          </table:table-cell>
          <table:table-cell table:formula="of:=MONTH([.A225])" office:value-type="float" office:value="11">
            <text:p>11</text:p>
          </table:table-cell>
          <table:table-cell table:formula="of:=YEAR([.A225])" office:value-type="float" office:value="2007">
            <text:p>2007</text:p>
          </table:table-cell>
          <table:table-cell table:formula="of:=[Sheet1.D225]" office:value-type="float" office:value="1065.74">
            <text:p>1,065.74</text:p>
          </table:table-cell>
          <table:table-cell table:number-columns-repeated="10"/>
        </table:table-row>
        <table:table-row table:style-name="ro2">
          <table:table-cell table:formula="of:=[Sheet1.A226]" office:value-type="string" office:string-value="2007-11-20">
            <text:p>2007-11-20</text:p>
          </table:table-cell>
          <table:table-cell table:formula="of:=WEEKDAY([.A226:.A226])" office:value-type="float" office:value="3">
            <text:p>3</text:p>
          </table:table-cell>
          <table:table-cell table:formula="of:=ISOWEEKNUM([.A226];1)" office:value-type="float" office:value="47">
            <text:p>47</text:p>
          </table:table-cell>
          <table:table-cell table:formula="of:=MONTH([.A226])" office:value-type="float" office:value="11">
            <text:p>11</text:p>
          </table:table-cell>
          <table:table-cell table:formula="of:=YEAR([.A226])" office:value-type="float" office:value="2007">
            <text:p>2007</text:p>
          </table:table-cell>
          <table:table-cell table:formula="of:=[Sheet1.D226]" office:value-type="float" office:value="1076.95">
            <text:p>1,076.95</text:p>
          </table:table-cell>
          <table:table-cell table:number-columns-repeated="10"/>
        </table:table-row>
        <table:table-row table:style-name="ro2">
          <table:table-cell table:formula="of:=[Sheet1.A227]" office:value-type="string" office:string-value="2007-11-21">
            <text:p>2007-11-21</text:p>
          </table:table-cell>
          <table:table-cell table:formula="of:=WEEKDAY([.A227:.A227])" office:value-type="float" office:value="4">
            <text:p>4</text:p>
          </table:table-cell>
          <table:table-cell table:formula="of:=ISOWEEKNUM([.A227];1)" office:value-type="float" office:value="47">
            <text:p>47</text:p>
          </table:table-cell>
          <table:table-cell table:formula="of:=MONTH([.A227])" office:value-type="float" office:value="11">
            <text:p>11</text:p>
          </table:table-cell>
          <table:table-cell table:formula="of:=YEAR([.A227])" office:value-type="float" office:value="2007">
            <text:p>2007</text:p>
          </table:table-cell>
          <table:table-cell table:formula="of:=[Sheet1.D227]" office:value-type="float" office:value="1059.08">
            <text:p>1,059.08</text:p>
          </table:table-cell>
          <table:table-cell table:number-columns-repeated="10"/>
        </table:table-row>
        <table:table-row table:style-name="ro2">
          <table:table-cell table:formula="of:=[Sheet1.A228]" office:value-type="string" office:string-value="2007-11-22">
            <text:p>2007-11-22</text:p>
          </table:table-cell>
          <table:table-cell table:formula="of:=WEEKDAY([.A228:.A228])" office:value-type="float" office:value="5">
            <text:p>5</text:p>
          </table:table-cell>
          <table:table-cell table:formula="of:=ISOWEEKNUM([.A228];1)" office:value-type="float" office:value="47">
            <text:p>47</text:p>
          </table:table-cell>
          <table:table-cell table:formula="of:=MONTH([.A228])" office:value-type="float" office:value="11">
            <text:p>11</text:p>
          </table:table-cell>
          <table:table-cell table:formula="of:=YEAR([.A228])" office:value-type="float" office:value="2007">
            <text:p>2007</text:p>
          </table:table-cell>
          <table:table-cell table:formula="of:=[Sheet1.D228]" office:value-type="float" office:value="1053.64">
            <text:p>1,053.64</text:p>
          </table:table-cell>
          <table:table-cell table:number-columns-repeated="10"/>
        </table:table-row>
        <table:table-row table:style-name="ro2">
          <table:table-cell table:formula="of:=[Sheet1.A229]" office:value-type="string" office:string-value="2007-11-23">
            <text:p>2007-11-23</text:p>
          </table:table-cell>
          <table:table-cell table:formula="of:=WEEKDAY([.A229:.A229])" office:value-type="float" office:value="6">
            <text:p>6</text:p>
          </table:table-cell>
          <table:table-cell table:formula="of:=ISOWEEKNUM([.A229];1)" office:value-type="float" office:value="47">
            <text:p>47</text:p>
          </table:table-cell>
          <table:table-cell table:formula="of:=MONTH([.A229])" office:value-type="float" office:value="11">
            <text:p>11</text:p>
          </table:table-cell>
          <table:table-cell table:formula="of:=YEAR([.A229])" office:value-type="float" office:value="2007">
            <text:p>2007</text:p>
          </table:table-cell>
          <table:table-cell table:formula="of:=[Sheet1.D229]" office:value-type="float" office:value="1055.93">
            <text:p>1,055.93</text:p>
          </table:table-cell>
          <table:table-cell table:number-columns-repeated="10"/>
        </table:table-row>
        <table:table-row table:style-name="ro2">
          <table:table-cell table:formula="of:=[Sheet1.A230]" office:value-type="string" office:string-value="2007-11-26">
            <text:p>2007-11-26</text:p>
          </table:table-cell>
          <table:table-cell table:formula="of:=WEEKDAY([.A230:.A230])" office:value-type="float" office:value="2">
            <text:p>2</text:p>
          </table:table-cell>
          <table:table-cell table:formula="of:=ISOWEEKNUM([.A230];1)" office:value-type="float" office:value="48">
            <text:p>48</text:p>
          </table:table-cell>
          <table:table-cell table:formula="of:=MONTH([.A230])" office:value-type="float" office:value="11">
            <text:p>11</text:p>
          </table:table-cell>
          <table:table-cell table:formula="of:=YEAR([.A230])" office:value-type="float" office:value="2007">
            <text:p>2007</text:p>
          </table:table-cell>
          <table:table-cell table:formula="of:=[Sheet1.D230]" office:value-type="float" office:value="1062.65">
            <text:p>1,062.65</text:p>
          </table:table-cell>
          <table:table-cell table:number-columns-repeated="10"/>
        </table:table-row>
        <table:table-row table:style-name="ro2">
          <table:table-cell table:formula="of:=[Sheet1.A231]" office:value-type="string" office:string-value="2007-11-27">
            <text:p>2007-11-27</text:p>
          </table:table-cell>
          <table:table-cell table:formula="of:=WEEKDAY([.A231:.A231])" office:value-type="float" office:value="3">
            <text:p>3</text:p>
          </table:table-cell>
          <table:table-cell table:formula="of:=ISOWEEKNUM([.A231];1)" office:value-type="float" office:value="48">
            <text:p>48</text:p>
          </table:table-cell>
          <table:table-cell table:formula="of:=MONTH([.A231])" office:value-type="float" office:value="11">
            <text:p>11</text:p>
          </table:table-cell>
          <table:table-cell table:formula="of:=YEAR([.A231])" office:value-type="float" office:value="2007">
            <text:p>2007</text:p>
          </table:table-cell>
          <table:table-cell table:formula="of:=[Sheet1.D231]" office:value-type="float" office:value="1058.63">
            <text:p>1,058.63</text:p>
          </table:table-cell>
          <table:table-cell table:number-columns-repeated="10"/>
        </table:table-row>
        <table:table-row table:style-name="ro2">
          <table:table-cell table:formula="of:=[Sheet1.A232]" office:value-type="string" office:string-value="2007-11-28">
            <text:p>2007-11-28</text:p>
          </table:table-cell>
          <table:table-cell table:formula="of:=WEEKDAY([.A232:.A232])" office:value-type="float" office:value="4">
            <text:p>4</text:p>
          </table:table-cell>
          <table:table-cell table:formula="of:=ISOWEEKNUM([.A232];1)" office:value-type="float" office:value="48">
            <text:p>48</text:p>
          </table:table-cell>
          <table:table-cell table:formula="of:=MONTH([.A232])" office:value-type="float" office:value="11">
            <text:p>11</text:p>
          </table:table-cell>
          <table:table-cell table:formula="of:=YEAR([.A232])" office:value-type="float" office:value="2007">
            <text:p>2007</text:p>
          </table:table-cell>
          <table:table-cell table:formula="of:=[Sheet1.D232]" office:value-type="float" office:value="1094.36">
            <text:p>1,094.36</text:p>
          </table:table-cell>
          <table:table-cell table:number-columns-repeated="10"/>
        </table:table-row>
        <table:table-row table:style-name="ro2">
          <table:table-cell table:formula="of:=[Sheet1.A233]" office:value-type="string" office:string-value="2007-11-29">
            <text:p>2007-11-29</text:p>
          </table:table-cell>
          <table:table-cell table:formula="of:=WEEKDAY([.A233:.A233])" office:value-type="float" office:value="5">
            <text:p>5</text:p>
          </table:table-cell>
          <table:table-cell table:formula="of:=ISOWEEKNUM([.A233];1)" office:value-type="float" office:value="48">
            <text:p>48</text:p>
          </table:table-cell>
          <table:table-cell table:formula="of:=MONTH([.A233])" office:value-type="float" office:value="11">
            <text:p>11</text:p>
          </table:table-cell>
          <table:table-cell table:formula="of:=YEAR([.A233])" office:value-type="float" office:value="2007">
            <text:p>2007</text:p>
          </table:table-cell>
          <table:table-cell table:formula="of:=[Sheet1.D233]" office:value-type="float" office:value="1099.11">
            <text:p>1,099.11</text:p>
          </table:table-cell>
          <table:table-cell table:number-columns-repeated="10"/>
        </table:table-row>
        <table:table-row table:style-name="ro2">
          <table:table-cell table:formula="of:=[Sheet1.A234]" office:value-type="string" office:string-value="2007-11-30">
            <text:p>2007-11-30</text:p>
          </table:table-cell>
          <table:table-cell table:formula="of:=WEEKDAY([.A234:.A234])" office:value-type="float" office:value="6">
            <text:p>6</text:p>
          </table:table-cell>
          <table:table-cell table:formula="of:=ISOWEEKNUM([.A234];1)" office:value-type="float" office:value="48">
            <text:p>48</text:p>
          </table:table-cell>
          <table:table-cell table:formula="of:=MONTH([.A234])" office:value-type="float" office:value="11">
            <text:p>11</text:p>
          </table:table-cell>
          <table:table-cell table:formula="of:=YEAR([.A234])" office:value-type="float" office:value="2007">
            <text:p>2007</text:p>
          </table:table-cell>
          <table:table-cell table:formula="of:=[Sheet1.D234]" office:value-type="float" office:value="1106.71">
            <text:p>1,106.71</text:p>
          </table:table-cell>
          <table:table-cell table:number-columns-repeated="10"/>
        </table:table-row>
        <table:table-row table:style-name="ro2">
          <table:table-cell table:formula="of:=[Sheet1.A235]" office:value-type="string" office:string-value="2007-12-03">
            <text:p>2007-12-03</text:p>
          </table:table-cell>
          <table:table-cell table:formula="of:=WEEKDAY([.A235:.A235])" office:value-type="float" office:value="2">
            <text:p>2</text:p>
          </table:table-cell>
          <table:table-cell table:formula="of:=ISOWEEKNUM([.A235];1)" office:value-type="float" office:value="49">
            <text:p>49</text:p>
          </table:table-cell>
          <table:table-cell table:formula="of:=MONTH([.A235])" office:value-type="float" office:value="12">
            <text:p>12</text:p>
          </table:table-cell>
          <table:table-cell table:formula="of:=YEAR([.A235])" office:value-type="float" office:value="2007">
            <text:p>2007</text:p>
          </table:table-cell>
          <table:table-cell table:formula="of:=[Sheet1.D235]" office:value-type="float" office:value="1102.39">
            <text:p>1,102.39</text:p>
          </table:table-cell>
          <table:table-cell table:number-columns-repeated="10"/>
        </table:table-row>
        <table:table-row table:style-name="ro2">
          <table:table-cell table:formula="of:=[Sheet1.A236]" office:value-type="string" office:string-value="2007-12-04">
            <text:p>2007-12-04</text:p>
          </table:table-cell>
          <table:table-cell table:formula="of:=WEEKDAY([.A236:.A236])" office:value-type="float" office:value="3">
            <text:p>3</text:p>
          </table:table-cell>
          <table:table-cell table:formula="of:=ISOWEEKNUM([.A236];1)" office:value-type="float" office:value="49">
            <text:p>49</text:p>
          </table:table-cell>
          <table:table-cell table:formula="of:=MONTH([.A236])" office:value-type="float" office:value="12">
            <text:p>12</text:p>
          </table:table-cell>
          <table:table-cell table:formula="of:=YEAR([.A236])" office:value-type="float" office:value="2007">
            <text:p>2007</text:p>
          </table:table-cell>
          <table:table-cell table:formula="of:=[Sheet1.D236]" office:value-type="float" office:value="1081.22">
            <text:p>1,081.22</text:p>
          </table:table-cell>
          <table:table-cell table:number-columns-repeated="10"/>
        </table:table-row>
        <table:table-row table:style-name="ro2">
          <table:table-cell table:formula="of:=[Sheet1.A237]" office:value-type="string" office:string-value="2007-12-05">
            <text:p>2007-12-05</text:p>
          </table:table-cell>
          <table:table-cell table:formula="of:=WEEKDAY([.A237:.A237])" office:value-type="float" office:value="4">
            <text:p>4</text:p>
          </table:table-cell>
          <table:table-cell table:formula="of:=ISOWEEKNUM([.A237];1)" office:value-type="float" office:value="49">
            <text:p>49</text:p>
          </table:table-cell>
          <table:table-cell table:formula="of:=MONTH([.A237])" office:value-type="float" office:value="12">
            <text:p>12</text:p>
          </table:table-cell>
          <table:table-cell table:formula="of:=YEAR([.A237])" office:value-type="float" office:value="2007">
            <text:p>2007</text:p>
          </table:table-cell>
          <table:table-cell table:formula="of:=[Sheet1.D237]" office:value-type="float" office:value="1101.87">
            <text:p>1,101.87</text:p>
          </table:table-cell>
          <table:table-cell table:number-columns-repeated="10"/>
        </table:table-row>
        <table:table-row table:style-name="ro2">
          <table:table-cell table:formula="of:=[Sheet1.A238]" office:value-type="string" office:string-value="2007-12-06">
            <text:p>2007-12-06</text:p>
          </table:table-cell>
          <table:table-cell table:formula="of:=WEEKDAY([.A238:.A238])" office:value-type="float" office:value="5">
            <text:p>5</text:p>
          </table:table-cell>
          <table:table-cell table:formula="of:=ISOWEEKNUM([.A238];1)" office:value-type="float" office:value="49">
            <text:p>49</text:p>
          </table:table-cell>
          <table:table-cell table:formula="of:=MONTH([.A238])" office:value-type="float" office:value="12">
            <text:p>12</text:p>
          </table:table-cell>
          <table:table-cell table:formula="of:=YEAR([.A238])" office:value-type="float" office:value="2007">
            <text:p>2007</text:p>
          </table:table-cell>
          <table:table-cell table:formula="of:=[Sheet1.D238]" office:value-type="float" office:value="1105.23">
            <text:p>1,105.23</text:p>
          </table:table-cell>
          <table:table-cell table:number-columns-repeated="10"/>
        </table:table-row>
        <table:table-row table:style-name="ro2">
          <table:table-cell table:formula="of:=[Sheet1.A239]" office:value-type="string" office:string-value="2007-12-07">
            <text:p>2007-12-07</text:p>
          </table:table-cell>
          <table:table-cell table:formula="of:=WEEKDAY([.A239:.A239])" office:value-type="float" office:value="6">
            <text:p>6</text:p>
          </table:table-cell>
          <table:table-cell table:formula="of:=ISOWEEKNUM([.A239];1)" office:value-type="float" office:value="49">
            <text:p>49</text:p>
          </table:table-cell>
          <table:table-cell table:formula="of:=MONTH([.A239])" office:value-type="float" office:value="12">
            <text:p>12</text:p>
          </table:table-cell>
          <table:table-cell table:formula="of:=YEAR([.A239])" office:value-type="float" office:value="2007">
            <text:p>2007</text:p>
          </table:table-cell>
          <table:table-cell table:formula="of:=[Sheet1.D239]" office:value-type="float" office:value="1119.7">
            <text:p>1,119.70</text:p>
          </table:table-cell>
          <table:table-cell table:number-columns-repeated="10"/>
        </table:table-row>
        <table:table-row table:style-name="ro2">
          <table:table-cell table:formula="of:=[Sheet1.A240]" office:value-type="string" office:string-value="2007-12-10">
            <text:p>2007-12-10</text:p>
          </table:table-cell>
          <table:table-cell table:formula="of:=WEEKDAY([.A240:.A240])" office:value-type="float" office:value="2">
            <text:p>2</text:p>
          </table:table-cell>
          <table:table-cell table:formula="of:=ISOWEEKNUM([.A240];1)" office:value-type="float" office:value="50">
            <text:p>50</text:p>
          </table:table-cell>
          <table:table-cell table:formula="of:=MONTH([.A240])" office:value-type="float" office:value="12">
            <text:p>12</text:p>
          </table:table-cell>
          <table:table-cell table:formula="of:=YEAR([.A240])" office:value-type="float" office:value="2007">
            <text:p>2007</text:p>
          </table:table-cell>
          <table:table-cell table:formula="of:=[Sheet1.D240]" office:value-type="float" office:value="1130.9">
            <text:p>1,130.90</text:p>
          </table:table-cell>
          <table:table-cell table:number-columns-repeated="10"/>
        </table:table-row>
        <table:table-row table:style-name="ro2">
          <table:table-cell table:formula="of:=[Sheet1.A241]" office:value-type="string" office:string-value="2007-12-11">
            <text:p>2007-12-11</text:p>
          </table:table-cell>
          <table:table-cell table:formula="of:=WEEKDAY([.A241:.A241])" office:value-type="float" office:value="3">
            <text:p>3</text:p>
          </table:table-cell>
          <table:table-cell table:formula="of:=ISOWEEKNUM([.A241];1)" office:value-type="float" office:value="50">
            <text:p>50</text:p>
          </table:table-cell>
          <table:table-cell table:formula="of:=MONTH([.A241])" office:value-type="float" office:value="12">
            <text:p>12</text:p>
          </table:table-cell>
          <table:table-cell table:formula="of:=YEAR([.A241])" office:value-type="float" office:value="2007">
            <text:p>2007</text:p>
          </table:table-cell>
          <table:table-cell table:formula="of:=[Sheet1.D241]" office:value-type="float" office:value="1131.58">
            <text:p>1,131.58</text:p>
          </table:table-cell>
          <table:table-cell table:number-columns-repeated="10"/>
        </table:table-row>
        <table:table-row table:style-name="ro2">
          <table:table-cell table:formula="of:=[Sheet1.A242]" office:value-type="string" office:string-value="2007-12-12">
            <text:p>2007-12-12</text:p>
          </table:table-cell>
          <table:table-cell table:formula="of:=WEEKDAY([.A242:.A242])" office:value-type="float" office:value="4">
            <text:p>4</text:p>
          </table:table-cell>
          <table:table-cell table:formula="of:=ISOWEEKNUM([.A242];1)" office:value-type="float" office:value="50">
            <text:p>50</text:p>
          </table:table-cell>
          <table:table-cell table:formula="of:=MONTH([.A242])" office:value-type="float" office:value="12">
            <text:p>12</text:p>
          </table:table-cell>
          <table:table-cell table:formula="of:=YEAR([.A242])" office:value-type="float" office:value="2007">
            <text:p>2007</text:p>
          </table:table-cell>
          <table:table-cell table:formula="of:=[Sheet1.D242]" office:value-type="float" office:value="1129.88">
            <text:p>1,129.88</text:p>
          </table:table-cell>
          <table:table-cell table:number-columns-repeated="10"/>
        </table:table-row>
        <table:table-row table:style-name="ro2">
          <table:table-cell table:formula="of:=[Sheet1.A243]" office:value-type="string" office:string-value="2007-12-13">
            <text:p>2007-12-13</text:p>
          </table:table-cell>
          <table:table-cell table:formula="of:=WEEKDAY([.A243:.A243])" office:value-type="float" office:value="5">
            <text:p>5</text:p>
          </table:table-cell>
          <table:table-cell table:formula="of:=ISOWEEKNUM([.A243];1)" office:value-type="float" office:value="50">
            <text:p>50</text:p>
          </table:table-cell>
          <table:table-cell table:formula="of:=MONTH([.A243])" office:value-type="float" office:value="12">
            <text:p>12</text:p>
          </table:table-cell>
          <table:table-cell table:formula="of:=YEAR([.A243])" office:value-type="float" office:value="2007">
            <text:p>2007</text:p>
          </table:table-cell>
          <table:table-cell table:formula="of:=[Sheet1.D243]" office:value-type="float" office:value="1102.12">
            <text:p>1,102.12</text:p>
          </table:table-cell>
          <table:table-cell table:number-columns-repeated="10"/>
        </table:table-row>
        <table:table-row table:style-name="ro2">
          <table:table-cell table:formula="of:=[Sheet1.A244]" office:value-type="string" office:string-value="2007-12-14">
            <text:p>2007-12-14</text:p>
          </table:table-cell>
          <table:table-cell table:formula="of:=WEEKDAY([.A244:.A244])" office:value-type="float" office:value="6">
            <text:p>6</text:p>
          </table:table-cell>
          <table:table-cell table:formula="of:=ISOWEEKNUM([.A244];1)" office:value-type="float" office:value="50">
            <text:p>50</text:p>
          </table:table-cell>
          <table:table-cell table:formula="of:=MONTH([.A244])" office:value-type="float" office:value="12">
            <text:p>12</text:p>
          </table:table-cell>
          <table:table-cell table:formula="of:=YEAR([.A244])" office:value-type="float" office:value="2007">
            <text:p>2007</text:p>
          </table:table-cell>
          <table:table-cell table:formula="of:=[Sheet1.D244]" office:value-type="float" office:value="1097.69">
            <text:p>1,097.69</text:p>
          </table:table-cell>
          <table:table-cell table:number-columns-repeated="10"/>
        </table:table-row>
        <table:table-row table:style-name="ro2">
          <table:table-cell table:formula="of:=[Sheet1.A245]" office:value-type="string" office:string-value="2007-12-17">
            <text:p>2007-12-17</text:p>
          </table:table-cell>
          <table:table-cell table:formula="of:=WEEKDAY([.A245:.A245])" office:value-type="float" office:value="2">
            <text:p>2</text:p>
          </table:table-cell>
          <table:table-cell table:formula="of:=ISOWEEKNUM([.A245];1)" office:value-type="float" office:value="51">
            <text:p>51</text:p>
          </table:table-cell>
          <table:table-cell table:formula="of:=MONTH([.A245])" office:value-type="float" office:value="12">
            <text:p>12</text:p>
          </table:table-cell>
          <table:table-cell table:formula="of:=YEAR([.A245])" office:value-type="float" office:value="2007">
            <text:p>2007</text:p>
          </table:table-cell>
          <table:table-cell table:formula="of:=[Sheet1.D245]" office:value-type="float" office:value="1067.85">
            <text:p>1,067.85</text:p>
          </table:table-cell>
          <table:table-cell table:number-columns-repeated="10"/>
        </table:table-row>
        <table:table-row table:style-name="ro2">
          <table:table-cell table:formula="of:=[Sheet1.A246]" office:value-type="string" office:string-value="2007-12-18">
            <text:p>2007-12-18</text:p>
          </table:table-cell>
          <table:table-cell table:formula="of:=WEEKDAY([.A246:.A246])" office:value-type="float" office:value="3">
            <text:p>3</text:p>
          </table:table-cell>
          <table:table-cell table:formula="of:=ISOWEEKNUM([.A246];1)" office:value-type="float" office:value="51">
            <text:p>51</text:p>
          </table:table-cell>
          <table:table-cell table:formula="of:=MONTH([.A246])" office:value-type="float" office:value="12">
            <text:p>12</text:p>
          </table:table-cell>
          <table:table-cell table:formula="of:=YEAR([.A246])" office:value-type="float" office:value="2007">
            <text:p>2007</text:p>
          </table:table-cell>
          <table:table-cell table:formula="of:=[Sheet1.D246]" office:value-type="float" office:value="1064.62">
            <text:p>1,064.62</text:p>
          </table:table-cell>
          <table:table-cell table:number-columns-repeated="10"/>
        </table:table-row>
        <table:table-row table:style-name="ro2">
          <table:table-cell table:formula="of:=[Sheet1.A247]" office:value-type="string" office:string-value="2007-12-19">
            <text:p>2007-12-19</text:p>
          </table:table-cell>
          <table:table-cell table:formula="of:=WEEKDAY([.A247:.A247])" office:value-type="float" office:value="4">
            <text:p>4</text:p>
          </table:table-cell>
          <table:table-cell table:formula="of:=ISOWEEKNUM([.A247];1)" office:value-type="float" office:value="51">
            <text:p>51</text:p>
          </table:table-cell>
          <table:table-cell table:formula="of:=MONTH([.A247])" office:value-type="float" office:value="12">
            <text:p>12</text:p>
          </table:table-cell>
          <table:table-cell table:formula="of:=YEAR([.A247])" office:value-type="float" office:value="2007">
            <text:p>2007</text:p>
          </table:table-cell>
          <table:table-cell table:formula="of:=[Sheet1.D247]" office:value-type="float" office:value="1064.47">
            <text:p>1,064.47</text:p>
          </table:table-cell>
          <table:table-cell table:number-columns-repeated="10"/>
        </table:table-row>
        <table:table-row table:style-name="ro2">
          <table:table-cell table:formula="of:=[Sheet1.A248]" office:value-type="string" office:string-value="2007-12-20">
            <text:p>2007-12-20</text:p>
          </table:table-cell>
          <table:table-cell table:formula="of:=WEEKDAY([.A248:.A248])" office:value-type="float" office:value="5">
            <text:p>5</text:p>
          </table:table-cell>
          <table:table-cell table:formula="of:=ISOWEEKNUM([.A248];1)" office:value-type="float" office:value="51">
            <text:p>51</text:p>
          </table:table-cell>
          <table:table-cell table:formula="of:=MONTH([.A248])" office:value-type="float" office:value="12">
            <text:p>12</text:p>
          </table:table-cell>
          <table:table-cell table:formula="of:=YEAR([.A248])" office:value-type="float" office:value="2007">
            <text:p>2007</text:p>
          </table:table-cell>
          <table:table-cell table:formula="of:=[Sheet1.D248]" office:value-type="float" office:value="1059.99">
            <text:p>1,059.99</text:p>
          </table:table-cell>
          <table:table-cell table:number-columns-repeated="10"/>
        </table:table-row>
        <table:table-row table:style-name="ro2">
          <table:table-cell table:formula="of:=[Sheet1.A249]" office:value-type="string" office:string-value="2007-12-21">
            <text:p>2007-12-21</text:p>
          </table:table-cell>
          <table:table-cell table:formula="of:=WEEKDAY([.A249:.A249])" office:value-type="float" office:value="6">
            <text:p>6</text:p>
          </table:table-cell>
          <table:table-cell table:formula="of:=ISOWEEKNUM([.A249];1)" office:value-type="float" office:value="51">
            <text:p>51</text:p>
          </table:table-cell>
          <table:table-cell table:formula="of:=MONTH([.A249])" office:value-type="float" office:value="12">
            <text:p>12</text:p>
          </table:table-cell>
          <table:table-cell table:formula="of:=YEAR([.A249])" office:value-type="float" office:value="2007">
            <text:p>2007</text:p>
          </table:table-cell>
          <table:table-cell table:formula="of:=[Sheet1.D249]" office:value-type="float" office:value="1078.93">
            <text:p>1,078.93</text:p>
          </table:table-cell>
          <table:table-cell table:number-columns-repeated="10"/>
        </table:table-row>
        <table:table-row table:style-name="ro2">
          <table:table-cell table:formula="of:=[Sheet1.A250]" office:value-type="string" office:string-value="2007-12-27">
            <text:p>2007-12-27</text:p>
          </table:table-cell>
          <table:table-cell table:formula="of:=WEEKDAY([.A250:.A250])" office:value-type="float" office:value="5">
            <text:p>5</text:p>
          </table:table-cell>
          <table:table-cell table:formula="of:=ISOWEEKNUM([.A250];1)" office:value-type="float" office:value="52">
            <text:p>52</text:p>
          </table:table-cell>
          <table:table-cell table:formula="of:=MONTH([.A250])" office:value-type="float" office:value="12">
            <text:p>12</text:p>
          </table:table-cell>
          <table:table-cell table:formula="of:=YEAR([.A250])" office:value-type="float" office:value="2007">
            <text:p>2007</text:p>
          </table:table-cell>
          <table:table-cell table:formula="of:=[Sheet1.D250]" office:value-type="float" office:value="1073.66">
            <text:p>1,073.66</text:p>
          </table:table-cell>
          <table:table-cell table:number-columns-repeated="10"/>
        </table:table-row>
        <table:table-row table:style-name="ro2">
          <table:table-cell table:formula="of:=[Sheet1.A251]" office:value-type="string" office:string-value="2007-12-28">
            <text:p>2007-12-28</text:p>
          </table:table-cell>
          <table:table-cell table:formula="of:=WEEKDAY([.A251:.A251])" office:value-type="float" office:value="6">
            <text:p>6</text:p>
          </table:table-cell>
          <table:table-cell table:formula="of:=ISOWEEKNUM([.A251];1)" office:value-type="float" office:value="52">
            <text:p>52</text:p>
          </table:table-cell>
          <table:table-cell table:formula="of:=MONTH([.A251])" office:value-type="float" office:value="12">
            <text:p>12</text:p>
          </table:table-cell>
          <table:table-cell table:formula="of:=YEAR([.A251])" office:value-type="float" office:value="2007">
            <text:p>2007</text:p>
          </table:table-cell>
          <table:table-cell table:formula="of:=[Sheet1.D251]" office:value-type="float" office:value="1081.44">
            <text:p>1,081.44</text:p>
          </table:table-cell>
          <table:table-cell table:number-columns-repeated="10"/>
        </table:table-row>
        <table:table-row table:style-name="ro2">
          <table:table-cell table:formula="of:=[Sheet1.A252]" office:value-type="string" office:string-value="2008-01-02">
            <text:p>2008-01-02</text:p>
          </table:table-cell>
          <table:table-cell table:formula="of:=WEEKDAY([.A252:.A252])" office:value-type="float" office:value="4">
            <text:p>4</text:p>
          </table:table-cell>
          <table:table-cell table:formula="of:=ISOWEEKNUM([.A252];1)" office:value-type="float" office:value="1">
            <text:p>1</text:p>
          </table:table-cell>
          <table:table-cell table:formula="of:=MONTH([.A252])" office:value-type="float" office:value="1">
            <text:p>1</text:p>
          </table:table-cell>
          <table:table-cell table:formula="of:=YEAR([.A252])" office:value-type="float" office:value="2008">
            <text:p>2008</text:p>
          </table:table-cell>
          <table:table-cell table:formula="of:=[Sheet1.D252]" office:value-type="float" office:value="1058.37">
            <text:p>1,058.37</text:p>
          </table:table-cell>
          <table:table-cell table:number-columns-repeated="10"/>
        </table:table-row>
        <table:table-row table:style-name="ro2">
          <table:table-cell table:formula="of:=[Sheet1.A253]" office:value-type="string" office:string-value="2008-01-03">
            <text:p>2008-01-03</text:p>
          </table:table-cell>
          <table:table-cell table:formula="of:=WEEKDAY([.A253:.A253])" office:value-type="float" office:value="5">
            <text:p>5</text:p>
          </table:table-cell>
          <table:table-cell table:formula="of:=ISOWEEKNUM([.A253];1)" office:value-type="float" office:value="1">
            <text:p>1</text:p>
          </table:table-cell>
          <table:table-cell table:formula="of:=MONTH([.A253])" office:value-type="float" office:value="1">
            <text:p>1</text:p>
          </table:table-cell>
          <table:table-cell table:formula="of:=YEAR([.A253])" office:value-type="float" office:value="2008">
            <text:p>2008</text:p>
          </table:table-cell>
          <table:table-cell table:formula="of:=[Sheet1.D253]" office:value-type="float" office:value="1050.61">
            <text:p>1,050.61</text:p>
          </table:table-cell>
          <table:table-cell table:number-columns-repeated="10"/>
        </table:table-row>
        <table:table-row table:style-name="ro2">
          <table:table-cell table:formula="of:=[Sheet1.A254]" office:value-type="string" office:string-value="2008-01-04">
            <text:p>2008-01-04</text:p>
          </table:table-cell>
          <table:table-cell table:formula="of:=WEEKDAY([.A254:.A254])" office:value-type="float" office:value="6">
            <text:p>6</text:p>
          </table:table-cell>
          <table:table-cell table:formula="of:=ISOWEEKNUM([.A254];1)" office:value-type="float" office:value="1">
            <text:p>1</text:p>
          </table:table-cell>
          <table:table-cell table:formula="of:=MONTH([.A254])" office:value-type="float" office:value="1">
            <text:p>1</text:p>
          </table:table-cell>
          <table:table-cell table:formula="of:=YEAR([.A254])" office:value-type="float" office:value="2008">
            <text:p>2008</text:p>
          </table:table-cell>
          <table:table-cell table:formula="of:=[Sheet1.D254]" office:value-type="float" office:value="1014.63">
            <text:p>1,014.63</text:p>
          </table:table-cell>
          <table:table-cell table:number-columns-repeated="10"/>
        </table:table-row>
        <table:table-row table:style-name="ro2">
          <table:table-cell table:formula="of:=[Sheet1.A255]" office:value-type="string" office:string-value="2008-01-07">
            <text:p>2008-01-07</text:p>
          </table:table-cell>
          <table:table-cell table:formula="of:=WEEKDAY([.A255:.A255])" office:value-type="float" office:value="2">
            <text:p>2</text:p>
          </table:table-cell>
          <table:table-cell table:formula="of:=ISOWEEKNUM([.A255];1)" office:value-type="float" office:value="2">
            <text:p>2</text:p>
          </table:table-cell>
          <table:table-cell table:formula="of:=MONTH([.A255])" office:value-type="float" office:value="1">
            <text:p>1</text:p>
          </table:table-cell>
          <table:table-cell table:formula="of:=YEAR([.A255])" office:value-type="float" office:value="2008">
            <text:p>2008</text:p>
          </table:table-cell>
          <table:table-cell table:formula="of:=[Sheet1.D255]" office:value-type="float" office:value="1011.49">
            <text:p>1,011.49</text:p>
          </table:table-cell>
          <table:table-cell table:number-columns-repeated="10"/>
        </table:table-row>
        <table:table-row table:style-name="ro2">
          <table:table-cell table:formula="of:=[Sheet1.A256]" office:value-type="string" office:string-value="2008-01-08">
            <text:p>2008-01-08</text:p>
          </table:table-cell>
          <table:table-cell table:formula="of:=WEEKDAY([.A256:.A256])" office:value-type="float" office:value="3">
            <text:p>3</text:p>
          </table:table-cell>
          <table:table-cell table:formula="of:=ISOWEEKNUM([.A256];1)" office:value-type="float" office:value="2">
            <text:p>2</text:p>
          </table:table-cell>
          <table:table-cell table:formula="of:=MONTH([.A256])" office:value-type="float" office:value="1">
            <text:p>1</text:p>
          </table:table-cell>
          <table:table-cell table:formula="of:=YEAR([.A256])" office:value-type="float" office:value="2008">
            <text:p>2008</text:p>
          </table:table-cell>
          <table:table-cell table:formula="of:=[Sheet1.D256]" office:value-type="float" office:value="1024.42">
            <text:p>1,024.42</text:p>
          </table:table-cell>
          <table:table-cell table:number-columns-repeated="10"/>
        </table:table-row>
        <table:table-row table:style-name="ro2">
          <table:table-cell table:formula="of:=[Sheet1.A257]" office:value-type="string" office:string-value="2008-01-09">
            <text:p>2008-01-09</text:p>
          </table:table-cell>
          <table:table-cell table:formula="of:=WEEKDAY([.A257:.A257])" office:value-type="float" office:value="4">
            <text:p>4</text:p>
          </table:table-cell>
          <table:table-cell table:formula="of:=ISOWEEKNUM([.A257];1)" office:value-type="float" office:value="2">
            <text:p>2</text:p>
          </table:table-cell>
          <table:table-cell table:formula="of:=MONTH([.A257])" office:value-type="float" office:value="1">
            <text:p>1</text:p>
          </table:table-cell>
          <table:table-cell table:formula="of:=YEAR([.A257])" office:value-type="float" office:value="2008">
            <text:p>2008</text:p>
          </table:table-cell>
          <table:table-cell table:formula="of:=[Sheet1.D257]" office:value-type="float" office:value="1003.69">
            <text:p>1,003.69</text:p>
          </table:table-cell>
          <table:table-cell table:number-columns-repeated="10"/>
        </table:table-row>
        <table:table-row table:style-name="ro2">
          <table:table-cell table:formula="of:=[Sheet1.A258]" office:value-type="string" office:string-value="2008-01-10">
            <text:p>2008-01-10</text:p>
          </table:table-cell>
          <table:table-cell table:formula="of:=WEEKDAY([.A258:.A258])" office:value-type="float" office:value="5">
            <text:p>5</text:p>
          </table:table-cell>
          <table:table-cell table:formula="of:=ISOWEEKNUM([.A258];1)" office:value-type="float" office:value="2">
            <text:p>2</text:p>
          </table:table-cell>
          <table:table-cell table:formula="of:=MONTH([.A258])" office:value-type="float" office:value="1">
            <text:p>1</text:p>
          </table:table-cell>
          <table:table-cell table:formula="of:=YEAR([.A258])" office:value-type="float" office:value="2008">
            <text:p>2008</text:p>
          </table:table-cell>
          <table:table-cell table:formula="of:=[Sheet1.D258]" office:value-type="float" office:value="989.7">
            <text:p>989.70</text:p>
          </table:table-cell>
          <table:table-cell table:number-columns-repeated="10"/>
        </table:table-row>
        <table:table-row table:style-name="ro2">
          <table:table-cell table:formula="of:=[Sheet1.A259]" office:value-type="string" office:string-value="2008-01-11">
            <text:p>2008-01-11</text:p>
          </table:table-cell>
          <table:table-cell table:formula="of:=WEEKDAY([.A259:.A259])" office:value-type="float" office:value="6">
            <text:p>6</text:p>
          </table:table-cell>
          <table:table-cell table:formula="of:=ISOWEEKNUM([.A259];1)" office:value-type="float" office:value="2">
            <text:p>2</text:p>
          </table:table-cell>
          <table:table-cell table:formula="of:=MONTH([.A259])" office:value-type="float" office:value="1">
            <text:p>1</text:p>
          </table:table-cell>
          <table:table-cell table:formula="of:=YEAR([.A259])" office:value-type="float" office:value="2008">
            <text:p>2008</text:p>
          </table:table-cell>
          <table:table-cell table:formula="of:=[Sheet1.D259]" office:value-type="float" office:value="987.94">
            <text:p>987.94</text:p>
          </table:table-cell>
          <table:table-cell table:number-columns-repeated="10"/>
        </table:table-row>
        <table:table-row table:style-name="ro2">
          <table:table-cell table:formula="of:=[Sheet1.A260]" office:value-type="string" office:string-value="2008-01-14">
            <text:p>2008-01-14</text:p>
          </table:table-cell>
          <table:table-cell table:formula="of:=WEEKDAY([.A260:.A260])" office:value-type="float" office:value="2">
            <text:p>2</text:p>
          </table:table-cell>
          <table:table-cell table:formula="of:=ISOWEEKNUM([.A260];1)" office:value-type="float" office:value="3">
            <text:p>3</text:p>
          </table:table-cell>
          <table:table-cell table:formula="of:=MONTH([.A260])" office:value-type="float" office:value="1">
            <text:p>1</text:p>
          </table:table-cell>
          <table:table-cell table:formula="of:=YEAR([.A260])" office:value-type="float" office:value="2008">
            <text:p>2008</text:p>
          </table:table-cell>
          <table:table-cell table:formula="of:=[Sheet1.D260]" office:value-type="float" office:value="1008">
            <text:p>1,008.00</text:p>
          </table:table-cell>
          <table:table-cell table:number-columns-repeated="10"/>
        </table:table-row>
        <table:table-row table:style-name="ro2">
          <table:table-cell table:formula="of:=[Sheet1.A261]" office:value-type="string" office:string-value="2008-01-15">
            <text:p>2008-01-15</text:p>
          </table:table-cell>
          <table:table-cell table:formula="of:=WEEKDAY([.A261:.A261])" office:value-type="float" office:value="3">
            <text:p>3</text:p>
          </table:table-cell>
          <table:table-cell table:formula="of:=ISOWEEKNUM([.A261];1)" office:value-type="float" office:value="3">
            <text:p>3</text:p>
          </table:table-cell>
          <table:table-cell table:formula="of:=MONTH([.A261])" office:value-type="float" office:value="1">
            <text:p>1</text:p>
          </table:table-cell>
          <table:table-cell table:formula="of:=YEAR([.A261])" office:value-type="float" office:value="2008">
            <text:p>2008</text:p>
          </table:table-cell>
          <table:table-cell table:formula="of:=[Sheet1.D261]" office:value-type="float" office:value="972.15">
            <text:p>972.15</text:p>
          </table:table-cell>
          <table:table-cell table:number-columns-repeated="10"/>
        </table:table-row>
        <table:table-row table:style-name="ro2">
          <table:table-cell table:formula="of:=[Sheet1.A262]" office:value-type="string" office:string-value="2008-01-16">
            <text:p>2008-01-16</text:p>
          </table:table-cell>
          <table:table-cell table:formula="of:=WEEKDAY([.A262:.A262])" office:value-type="float" office:value="4">
            <text:p>4</text:p>
          </table:table-cell>
          <table:table-cell table:formula="of:=ISOWEEKNUM([.A262];1)" office:value-type="float" office:value="3">
            <text:p>3</text:p>
          </table:table-cell>
          <table:table-cell table:formula="of:=MONTH([.A262])" office:value-type="float" office:value="1">
            <text:p>1</text:p>
          </table:table-cell>
          <table:table-cell table:formula="of:=YEAR([.A262])" office:value-type="float" office:value="2008">
            <text:p>2008</text:p>
          </table:table-cell>
          <table:table-cell table:formula="of:=[Sheet1.D262]" office:value-type="float" office:value="965.63">
            <text:p>965.63</text:p>
          </table:table-cell>
          <table:table-cell table:number-columns-repeated="10"/>
        </table:table-row>
        <table:table-row table:style-name="ro2">
          <table:table-cell table:formula="of:=[Sheet1.A263]" office:value-type="string" office:string-value="2008-01-17">
            <text:p>2008-01-17</text:p>
          </table:table-cell>
          <table:table-cell table:formula="of:=WEEKDAY([.A263:.A263])" office:value-type="float" office:value="5">
            <text:p>5</text:p>
          </table:table-cell>
          <table:table-cell table:formula="of:=ISOWEEKNUM([.A263];1)" office:value-type="float" office:value="3">
            <text:p>3</text:p>
          </table:table-cell>
          <table:table-cell table:formula="of:=MONTH([.A263])" office:value-type="float" office:value="1">
            <text:p>1</text:p>
          </table:table-cell>
          <table:table-cell table:formula="of:=YEAR([.A263])" office:value-type="float" office:value="2008">
            <text:p>2008</text:p>
          </table:table-cell>
          <table:table-cell table:formula="of:=[Sheet1.D263]" office:value-type="float" office:value="966.29">
            <text:p>966.29</text:p>
          </table:table-cell>
          <table:table-cell table:number-columns-repeated="10"/>
        </table:table-row>
        <table:table-row table:style-name="ro2">
          <table:table-cell table:formula="of:=[Sheet1.A264]" office:value-type="string" office:string-value="2008-01-18">
            <text:p>2008-01-18</text:p>
          </table:table-cell>
          <table:table-cell table:formula="of:=WEEKDAY([.A264:.A264])" office:value-type="float" office:value="6">
            <text:p>6</text:p>
          </table:table-cell>
          <table:table-cell table:formula="of:=ISOWEEKNUM([.A264];1)" office:value-type="float" office:value="3">
            <text:p>3</text:p>
          </table:table-cell>
          <table:table-cell table:formula="of:=MONTH([.A264])" office:value-type="float" office:value="1">
            <text:p>1</text:p>
          </table:table-cell>
          <table:table-cell table:formula="of:=YEAR([.A264])" office:value-type="float" office:value="2008">
            <text:p>2008</text:p>
          </table:table-cell>
          <table:table-cell table:formula="of:=[Sheet1.D264]" office:value-type="float" office:value="957.63">
            <text:p>957.63</text:p>
          </table:table-cell>
          <table:table-cell table:number-columns-repeated="10"/>
        </table:table-row>
        <table:table-row table:style-name="ro2">
          <table:table-cell table:formula="of:=[Sheet1.A265]" office:value-type="string" office:string-value="2008-01-21">
            <text:p>2008-01-21</text:p>
          </table:table-cell>
          <table:table-cell table:formula="of:=WEEKDAY([.A265:.A265])" office:value-type="float" office:value="2">
            <text:p>2</text:p>
          </table:table-cell>
          <table:table-cell table:formula="of:=ISOWEEKNUM([.A265];1)" office:value-type="float" office:value="4">
            <text:p>4</text:p>
          </table:table-cell>
          <table:table-cell table:formula="of:=MONTH([.A265])" office:value-type="float" office:value="1">
            <text:p>1</text:p>
          </table:table-cell>
          <table:table-cell table:formula="of:=YEAR([.A265])" office:value-type="float" office:value="2008">
            <text:p>2008</text:p>
          </table:table-cell>
          <table:table-cell table:formula="of:=[Sheet1.D265]" office:value-type="float" office:value="917.75">
            <text:p>917.75</text:p>
          </table:table-cell>
          <table:table-cell table:number-columns-repeated="10"/>
        </table:table-row>
        <table:table-row table:style-name="ro2">
          <table:table-cell table:formula="of:=[Sheet1.A266]" office:value-type="string" office:string-value="2008-01-22">
            <text:p>2008-01-22</text:p>
          </table:table-cell>
          <table:table-cell table:formula="of:=WEEKDAY([.A266:.A266])" office:value-type="float" office:value="3">
            <text:p>3</text:p>
          </table:table-cell>
          <table:table-cell table:formula="of:=ISOWEEKNUM([.A266];1)" office:value-type="float" office:value="4">
            <text:p>4</text:p>
          </table:table-cell>
          <table:table-cell table:formula="of:=MONTH([.A266])" office:value-type="float" office:value="1">
            <text:p>1</text:p>
          </table:table-cell>
          <table:table-cell table:formula="of:=YEAR([.A266])" office:value-type="float" office:value="2008">
            <text:p>2008</text:p>
          </table:table-cell>
          <table:table-cell table:formula="of:=[Sheet1.D266]" office:value-type="float" office:value="955.93">
            <text:p>955.93</text:p>
          </table:table-cell>
          <table:table-cell table:number-columns-repeated="10"/>
        </table:table-row>
        <table:table-row table:style-name="ro2">
          <table:table-cell table:formula="of:=[Sheet1.A267]" office:value-type="string" office:string-value="2008-01-23">
            <text:p>2008-01-23</text:p>
          </table:table-cell>
          <table:table-cell table:formula="of:=WEEKDAY([.A267:.A267])" office:value-type="float" office:value="4">
            <text:p>4</text:p>
          </table:table-cell>
          <table:table-cell table:formula="of:=ISOWEEKNUM([.A267];1)" office:value-type="float" office:value="4">
            <text:p>4</text:p>
          </table:table-cell>
          <table:table-cell table:formula="of:=MONTH([.A267])" office:value-type="float" office:value="1">
            <text:p>1</text:p>
          </table:table-cell>
          <table:table-cell table:formula="of:=YEAR([.A267])" office:value-type="float" office:value="2008">
            <text:p>2008</text:p>
          </table:table-cell>
          <table:table-cell table:formula="of:=[Sheet1.D267]" office:value-type="float" office:value="921.28">
            <text:p>921.28</text:p>
          </table:table-cell>
          <table:table-cell table:number-columns-repeated="10"/>
        </table:table-row>
        <table:table-row table:style-name="ro2">
          <table:table-cell table:formula="of:=[Sheet1.A268]" office:value-type="string" office:string-value="2008-01-24">
            <text:p>2008-01-24</text:p>
          </table:table-cell>
          <table:table-cell table:formula="of:=WEEKDAY([.A268:.A268])" office:value-type="float" office:value="5">
            <text:p>5</text:p>
          </table:table-cell>
          <table:table-cell table:formula="of:=ISOWEEKNUM([.A268];1)" office:value-type="float" office:value="4">
            <text:p>4</text:p>
          </table:table-cell>
          <table:table-cell table:formula="of:=MONTH([.A268])" office:value-type="float" office:value="1">
            <text:p>1</text:p>
          </table:table-cell>
          <table:table-cell table:formula="of:=YEAR([.A268])" office:value-type="float" office:value="2008">
            <text:p>2008</text:p>
          </table:table-cell>
          <table:table-cell table:formula="of:=[Sheet1.D268]" office:value-type="float" office:value="958.55">
            <text:p>958.55</text:p>
          </table:table-cell>
          <table:table-cell table:number-columns-repeated="10"/>
        </table:table-row>
        <table:table-row table:style-name="ro2">
          <table:table-cell table:formula="of:=[Sheet1.A269]" office:value-type="string" office:string-value="2008-01-25">
            <text:p>2008-01-25</text:p>
          </table:table-cell>
          <table:table-cell table:formula="of:=WEEKDAY([.A269:.A269])" office:value-type="float" office:value="6">
            <text:p>6</text:p>
          </table:table-cell>
          <table:table-cell table:formula="of:=ISOWEEKNUM([.A269];1)" office:value-type="float" office:value="4">
            <text:p>4</text:p>
          </table:table-cell>
          <table:table-cell table:formula="of:=MONTH([.A269])" office:value-type="float" office:value="1">
            <text:p>1</text:p>
          </table:table-cell>
          <table:table-cell table:formula="of:=YEAR([.A269])" office:value-type="float" office:value="2008">
            <text:p>2008</text:p>
          </table:table-cell>
          <table:table-cell table:formula="of:=[Sheet1.D269]" office:value-type="float" office:value="961.69">
            <text:p>961.69</text:p>
          </table:table-cell>
          <table:table-cell table:number-columns-repeated="10"/>
        </table:table-row>
        <table:table-row table:style-name="ro2">
          <table:table-cell table:formula="of:=[Sheet1.A270]" office:value-type="string" office:string-value="2008-01-28">
            <text:p>2008-01-28</text:p>
          </table:table-cell>
          <table:table-cell table:formula="of:=WEEKDAY([.A270:.A270])" office:value-type="float" office:value="2">
            <text:p>2</text:p>
          </table:table-cell>
          <table:table-cell table:formula="of:=ISOWEEKNUM([.A270];1)" office:value-type="float" office:value="5">
            <text:p>5</text:p>
          </table:table-cell>
          <table:table-cell table:formula="of:=MONTH([.A270])" office:value-type="float" office:value="1">
            <text:p>1</text:p>
          </table:table-cell>
          <table:table-cell table:formula="of:=YEAR([.A270])" office:value-type="float" office:value="2008">
            <text:p>2008</text:p>
          </table:table-cell>
          <table:table-cell table:formula="of:=[Sheet1.D270]" office:value-type="float" office:value="949.08">
            <text:p>949.08</text:p>
          </table:table-cell>
          <table:table-cell table:number-columns-repeated="10"/>
        </table:table-row>
        <table:table-row table:style-name="ro2">
          <table:table-cell table:formula="of:=[Sheet1.A271]" office:value-type="string" office:string-value="2008-01-29">
            <text:p>2008-01-29</text:p>
          </table:table-cell>
          <table:table-cell table:formula="of:=WEEKDAY([.A271:.A271])" office:value-type="float" office:value="3">
            <text:p>3</text:p>
          </table:table-cell>
          <table:table-cell table:formula="of:=ISOWEEKNUM([.A271];1)" office:value-type="float" office:value="5">
            <text:p>5</text:p>
          </table:table-cell>
          <table:table-cell table:formula="of:=MONTH([.A271])" office:value-type="float" office:value="1">
            <text:p>1</text:p>
          </table:table-cell>
          <table:table-cell table:formula="of:=YEAR([.A271])" office:value-type="float" office:value="2008">
            <text:p>2008</text:p>
          </table:table-cell>
          <table:table-cell table:formula="of:=[Sheet1.D271]" office:value-type="float" office:value="956.97">
            <text:p>956.97</text:p>
          </table:table-cell>
          <table:table-cell table:number-columns-repeated="10"/>
        </table:table-row>
        <table:table-row table:style-name="ro2">
          <table:table-cell table:formula="of:=[Sheet1.A272]" office:value-type="string" office:string-value="2008-01-30">
            <text:p>2008-01-30</text:p>
          </table:table-cell>
          <table:table-cell table:formula="of:=WEEKDAY([.A272:.A272])" office:value-type="float" office:value="4">
            <text:p>4</text:p>
          </table:table-cell>
          <table:table-cell table:formula="of:=ISOWEEKNUM([.A272];1)" office:value-type="float" office:value="5">
            <text:p>5</text:p>
          </table:table-cell>
          <table:table-cell table:formula="of:=MONTH([.A272])" office:value-type="float" office:value="1">
            <text:p>1</text:p>
          </table:table-cell>
          <table:table-cell table:formula="of:=YEAR([.A272])" office:value-type="float" office:value="2008">
            <text:p>2008</text:p>
          </table:table-cell>
          <table:table-cell table:formula="of:=[Sheet1.D272]" office:value-type="float" office:value="951.14">
            <text:p>951.14</text:p>
          </table:table-cell>
          <table:table-cell table:number-columns-repeated="10"/>
        </table:table-row>
        <table:table-row table:style-name="ro2">
          <table:table-cell table:formula="of:=[Sheet1.A273]" office:value-type="string" office:string-value="2008-01-31">
            <text:p>2008-01-31</text:p>
          </table:table-cell>
          <table:table-cell table:formula="of:=WEEKDAY([.A273:.A273])" office:value-type="float" office:value="5">
            <text:p>5</text:p>
          </table:table-cell>
          <table:table-cell table:formula="of:=ISOWEEKNUM([.A273];1)" office:value-type="float" office:value="5">
            <text:p>5</text:p>
          </table:table-cell>
          <table:table-cell table:formula="of:=MONTH([.A273])" office:value-type="float" office:value="1">
            <text:p>1</text:p>
          </table:table-cell>
          <table:table-cell table:formula="of:=YEAR([.A273])" office:value-type="float" office:value="2008">
            <text:p>2008</text:p>
          </table:table-cell>
          <table:table-cell table:formula="of:=[Sheet1.D273]" office:value-type="float" office:value="949.04">
            <text:p>949.04</text:p>
          </table:table-cell>
          <table:table-cell table:number-columns-repeated="10"/>
        </table:table-row>
        <table:table-row table:style-name="ro2">
          <table:table-cell table:formula="of:=[Sheet1.A274]" office:value-type="string" office:string-value="2008-02-01">
            <text:p>2008-02-01</text:p>
          </table:table-cell>
          <table:table-cell table:formula="of:=WEEKDAY([.A274:.A274])" office:value-type="float" office:value="6">
            <text:p>6</text:p>
          </table:table-cell>
          <table:table-cell table:formula="of:=ISOWEEKNUM([.A274];1)" office:value-type="float" office:value="5">
            <text:p>5</text:p>
          </table:table-cell>
          <table:table-cell table:formula="of:=MONTH([.A274])" office:value-type="float" office:value="2">
            <text:p>2</text:p>
          </table:table-cell>
          <table:table-cell table:formula="of:=YEAR([.A274])" office:value-type="float" office:value="2008">
            <text:p>2008</text:p>
          </table:table-cell>
          <table:table-cell table:formula="of:=[Sheet1.D274]" office:value-type="float" office:value="976.43">
            <text:p>976.43</text:p>
          </table:table-cell>
          <table:table-cell table:number-columns-repeated="10"/>
        </table:table-row>
        <table:table-row table:style-name="ro2">
          <table:table-cell table:formula="of:=[Sheet1.A275]" office:value-type="string" office:string-value="2008-02-04">
            <text:p>2008-02-04</text:p>
          </table:table-cell>
          <table:table-cell table:formula="of:=WEEKDAY([.A275:.A275])" office:value-type="float" office:value="2">
            <text:p>2</text:p>
          </table:table-cell>
          <table:table-cell table:formula="of:=ISOWEEKNUM([.A275];1)" office:value-type="float" office:value="6">
            <text:p>6</text:p>
          </table:table-cell>
          <table:table-cell table:formula="of:=MONTH([.A275])" office:value-type="float" office:value="2">
            <text:p>2</text:p>
          </table:table-cell>
          <table:table-cell table:formula="of:=YEAR([.A275])" office:value-type="float" office:value="2008">
            <text:p>2008</text:p>
          </table:table-cell>
          <table:table-cell table:formula="of:=[Sheet1.D275]" office:value-type="float" office:value="976.46">
            <text:p>976.46</text:p>
          </table:table-cell>
          <table:table-cell table:number-columns-repeated="10"/>
        </table:table-row>
        <table:table-row table:style-name="ro2">
          <table:table-cell table:formula="of:=[Sheet1.A276]" office:value-type="string" office:string-value="2008-02-05">
            <text:p>2008-02-05</text:p>
          </table:table-cell>
          <table:table-cell table:formula="of:=WEEKDAY([.A276:.A276])" office:value-type="float" office:value="3">
            <text:p>3</text:p>
          </table:table-cell>
          <table:table-cell table:formula="of:=ISOWEEKNUM([.A276];1)" office:value-type="float" office:value="6">
            <text:p>6</text:p>
          </table:table-cell>
          <table:table-cell table:formula="of:=MONTH([.A276])" office:value-type="float" office:value="2">
            <text:p>2</text:p>
          </table:table-cell>
          <table:table-cell table:formula="of:=YEAR([.A276])" office:value-type="float" office:value="2008">
            <text:p>2008</text:p>
          </table:table-cell>
          <table:table-cell table:formula="of:=[Sheet1.D276]" office:value-type="float" office:value="945.63">
            <text:p>945.63</text:p>
          </table:table-cell>
          <table:table-cell table:number-columns-repeated="10"/>
        </table:table-row>
        <table:table-row table:style-name="ro2">
          <table:table-cell table:formula="of:=[Sheet1.A277]" office:value-type="string" office:string-value="2008-02-06">
            <text:p>2008-02-06</text:p>
          </table:table-cell>
          <table:table-cell table:formula="of:=WEEKDAY([.A277:.A277])" office:value-type="float" office:value="4">
            <text:p>4</text:p>
          </table:table-cell>
          <table:table-cell table:formula="of:=ISOWEEKNUM([.A277];1)" office:value-type="float" office:value="6">
            <text:p>6</text:p>
          </table:table-cell>
          <table:table-cell table:formula="of:=MONTH([.A277])" office:value-type="float" office:value="2">
            <text:p>2</text:p>
          </table:table-cell>
          <table:table-cell table:formula="of:=YEAR([.A277])" office:value-type="float" office:value="2008">
            <text:p>2008</text:p>
          </table:table-cell>
          <table:table-cell table:formula="of:=[Sheet1.D277]" office:value-type="float" office:value="951.84">
            <text:p>951.84</text:p>
          </table:table-cell>
          <table:table-cell table:number-columns-repeated="10"/>
        </table:table-row>
        <table:table-row table:style-name="ro2">
          <table:table-cell table:formula="of:=[Sheet1.A278]" office:value-type="string" office:string-value="2008-02-07">
            <text:p>2008-02-07</text:p>
          </table:table-cell>
          <table:table-cell table:formula="of:=WEEKDAY([.A278:.A278])" office:value-type="float" office:value="5">
            <text:p>5</text:p>
          </table:table-cell>
          <table:table-cell table:formula="of:=ISOWEEKNUM([.A278];1)" office:value-type="float" office:value="6">
            <text:p>6</text:p>
          </table:table-cell>
          <table:table-cell table:formula="of:=MONTH([.A278])" office:value-type="float" office:value="2">
            <text:p>2</text:p>
          </table:table-cell>
          <table:table-cell table:formula="of:=YEAR([.A278])" office:value-type="float" office:value="2008">
            <text:p>2008</text:p>
          </table:table-cell>
          <table:table-cell table:formula="of:=[Sheet1.D278]" office:value-type="float" office:value="925.87">
            <text:p>925.87</text:p>
          </table:table-cell>
          <table:table-cell table:number-columns-repeated="10"/>
        </table:table-row>
        <table:table-row table:style-name="ro2">
          <table:table-cell table:formula="of:=[Sheet1.A279]" office:value-type="string" office:string-value="2008-02-08">
            <text:p>2008-02-08</text:p>
          </table:table-cell>
          <table:table-cell table:formula="of:=WEEKDAY([.A279:.A279])" office:value-type="float" office:value="6">
            <text:p>6</text:p>
          </table:table-cell>
          <table:table-cell table:formula="of:=ISOWEEKNUM([.A279];1)" office:value-type="float" office:value="6">
            <text:p>6</text:p>
          </table:table-cell>
          <table:table-cell table:formula="of:=MONTH([.A279])" office:value-type="float" office:value="2">
            <text:p>2</text:p>
          </table:table-cell>
          <table:table-cell table:formula="of:=YEAR([.A279])" office:value-type="float" office:value="2008">
            <text:p>2008</text:p>
          </table:table-cell>
          <table:table-cell table:formula="of:=[Sheet1.D279]" office:value-type="float" office:value="920.76">
            <text:p>920.76</text:p>
          </table:table-cell>
          <table:table-cell table:number-columns-repeated="10"/>
        </table:table-row>
        <table:table-row table:style-name="ro2">
          <table:table-cell table:formula="of:=[Sheet1.A280]" office:value-type="string" office:string-value="2008-02-11">
            <text:p>2008-02-11</text:p>
          </table:table-cell>
          <table:table-cell table:formula="of:=WEEKDAY([.A280:.A280])" office:value-type="float" office:value="2">
            <text:p>2</text:p>
          </table:table-cell>
          <table:table-cell table:formula="of:=ISOWEEKNUM([.A280];1)" office:value-type="float" office:value="7">
            <text:p>7</text:p>
          </table:table-cell>
          <table:table-cell table:formula="of:=MONTH([.A280])" office:value-type="float" office:value="2">
            <text:p>2</text:p>
          </table:table-cell>
          <table:table-cell table:formula="of:=YEAR([.A280])" office:value-type="float" office:value="2008">
            <text:p>2008</text:p>
          </table:table-cell>
          <table:table-cell table:formula="of:=[Sheet1.D280]" office:value-type="float" office:value="911.39">
            <text:p>911.39</text:p>
          </table:table-cell>
          <table:table-cell table:number-columns-repeated="10"/>
        </table:table-row>
        <table:table-row table:style-name="ro2">
          <table:table-cell table:formula="of:=[Sheet1.A281]" office:value-type="string" office:string-value="2008-02-12">
            <text:p>2008-02-12</text:p>
          </table:table-cell>
          <table:table-cell table:formula="of:=WEEKDAY([.A281:.A281])" office:value-type="float" office:value="3">
            <text:p>3</text:p>
          </table:table-cell>
          <table:table-cell table:formula="of:=ISOWEEKNUM([.A281];1)" office:value-type="float" office:value="7">
            <text:p>7</text:p>
          </table:table-cell>
          <table:table-cell table:formula="of:=MONTH([.A281])" office:value-type="float" office:value="2">
            <text:p>2</text:p>
          </table:table-cell>
          <table:table-cell table:formula="of:=YEAR([.A281])" office:value-type="float" office:value="2008">
            <text:p>2008</text:p>
          </table:table-cell>
          <table:table-cell table:formula="of:=[Sheet1.D281]" office:value-type="float" office:value="945.41">
            <text:p>945.41</text:p>
          </table:table-cell>
          <table:table-cell table:number-columns-repeated="10"/>
        </table:table-row>
        <table:table-row table:style-name="ro2">
          <table:table-cell table:formula="of:=[Sheet1.A282]" office:value-type="string" office:string-value="2008-02-13">
            <text:p>2008-02-13</text:p>
          </table:table-cell>
          <table:table-cell table:formula="of:=WEEKDAY([.A282:.A282])" office:value-type="float" office:value="4">
            <text:p>4</text:p>
          </table:table-cell>
          <table:table-cell table:formula="of:=ISOWEEKNUM([.A282];1)" office:value-type="float" office:value="7">
            <text:p>7</text:p>
          </table:table-cell>
          <table:table-cell table:formula="of:=MONTH([.A282])" office:value-type="float" office:value="2">
            <text:p>2</text:p>
          </table:table-cell>
          <table:table-cell table:formula="of:=YEAR([.A282])" office:value-type="float" office:value="2008">
            <text:p>2008</text:p>
          </table:table-cell>
          <table:table-cell table:formula="of:=[Sheet1.D282]" office:value-type="float" office:value="949.05">
            <text:p>949.05</text:p>
          </table:table-cell>
          <table:table-cell table:number-columns-repeated="10"/>
        </table:table-row>
        <table:table-row table:style-name="ro2">
          <table:table-cell table:formula="of:=[Sheet1.A283]" office:value-type="string" office:string-value="2008-02-14">
            <text:p>2008-02-14</text:p>
          </table:table-cell>
          <table:table-cell table:formula="of:=WEEKDAY([.A283:.A283])" office:value-type="float" office:value="5">
            <text:p>5</text:p>
          </table:table-cell>
          <table:table-cell table:formula="of:=ISOWEEKNUM([.A283];1)" office:value-type="float" office:value="7">
            <text:p>7</text:p>
          </table:table-cell>
          <table:table-cell table:formula="of:=MONTH([.A283])" office:value-type="float" office:value="2">
            <text:p>2</text:p>
          </table:table-cell>
          <table:table-cell table:formula="of:=YEAR([.A283])" office:value-type="float" office:value="2008">
            <text:p>2008</text:p>
          </table:table-cell>
          <table:table-cell table:formula="of:=[Sheet1.D283]" office:value-type="float" office:value="950.84">
            <text:p>950.84</text:p>
          </table:table-cell>
          <table:table-cell table:number-columns-repeated="10"/>
        </table:table-row>
        <table:table-row table:style-name="ro2">
          <table:table-cell table:formula="of:=[Sheet1.A284]" office:value-type="string" office:string-value="2008-02-15">
            <text:p>2008-02-15</text:p>
          </table:table-cell>
          <table:table-cell table:formula="of:=WEEKDAY([.A284:.A284])" office:value-type="float" office:value="6">
            <text:p>6</text:p>
          </table:table-cell>
          <table:table-cell table:formula="of:=ISOWEEKNUM([.A284];1)" office:value-type="float" office:value="7">
            <text:p>7</text:p>
          </table:table-cell>
          <table:table-cell table:formula="of:=MONTH([.A284])" office:value-type="float" office:value="2">
            <text:p>2</text:p>
          </table:table-cell>
          <table:table-cell table:formula="of:=YEAR([.A284])" office:value-type="float" office:value="2008">
            <text:p>2008</text:p>
          </table:table-cell>
          <table:table-cell table:formula="of:=[Sheet1.D284]" office:value-type="float" office:value="938.79">
            <text:p>938.79</text:p>
          </table:table-cell>
          <table:table-cell table:number-columns-repeated="10"/>
        </table:table-row>
        <table:table-row table:style-name="ro2">
          <table:table-cell table:formula="of:=[Sheet1.A285]" office:value-type="string" office:string-value="2008-02-18">
            <text:p>2008-02-18</text:p>
          </table:table-cell>
          <table:table-cell table:formula="of:=WEEKDAY([.A285:.A285])" office:value-type="float" office:value="2">
            <text:p>2</text:p>
          </table:table-cell>
          <table:table-cell table:formula="of:=ISOWEEKNUM([.A285];1)" office:value-type="float" office:value="8">
            <text:p>8</text:p>
          </table:table-cell>
          <table:table-cell table:formula="of:=MONTH([.A285])" office:value-type="float" office:value="2">
            <text:p>2</text:p>
          </table:table-cell>
          <table:table-cell table:formula="of:=YEAR([.A285])" office:value-type="float" office:value="2008">
            <text:p>2008</text:p>
          </table:table-cell>
          <table:table-cell table:formula="of:=[Sheet1.D285]" office:value-type="float" office:value="962.13">
            <text:p>962.13</text:p>
          </table:table-cell>
          <table:table-cell table:number-columns-repeated="10"/>
        </table:table-row>
        <table:table-row table:style-name="ro2">
          <table:table-cell table:formula="of:=[Sheet1.A286]" office:value-type="string" office:string-value="2008-02-19">
            <text:p>2008-02-19</text:p>
          </table:table-cell>
          <table:table-cell table:formula="of:=WEEKDAY([.A286:.A286])" office:value-type="float" office:value="3">
            <text:p>3</text:p>
          </table:table-cell>
          <table:table-cell table:formula="of:=ISOWEEKNUM([.A286];1)" office:value-type="float" office:value="8">
            <text:p>8</text:p>
          </table:table-cell>
          <table:table-cell table:formula="of:=MONTH([.A286])" office:value-type="float" office:value="2">
            <text:p>2</text:p>
          </table:table-cell>
          <table:table-cell table:formula="of:=YEAR([.A286])" office:value-type="float" office:value="2008">
            <text:p>2008</text:p>
          </table:table-cell>
          <table:table-cell table:formula="of:=[Sheet1.D286]" office:value-type="float" office:value="967.42">
            <text:p>967.42</text:p>
          </table:table-cell>
          <table:table-cell table:number-columns-repeated="10"/>
        </table:table-row>
        <table:table-row table:style-name="ro2">
          <table:table-cell table:formula="of:=[Sheet1.A287]" office:value-type="string" office:string-value="2008-02-20">
            <text:p>2008-02-20</text:p>
          </table:table-cell>
          <table:table-cell table:formula="of:=WEEKDAY([.A287:.A287])" office:value-type="float" office:value="4">
            <text:p>4</text:p>
          </table:table-cell>
          <table:table-cell table:formula="of:=ISOWEEKNUM([.A287];1)" office:value-type="float" office:value="8">
            <text:p>8</text:p>
          </table:table-cell>
          <table:table-cell table:formula="of:=MONTH([.A287])" office:value-type="float" office:value="2">
            <text:p>2</text:p>
          </table:table-cell>
          <table:table-cell table:formula="of:=YEAR([.A287])" office:value-type="float" office:value="2008">
            <text:p>2008</text:p>
          </table:table-cell>
          <table:table-cell table:formula="of:=[Sheet1.D287]" office:value-type="float" office:value="954.53">
            <text:p>954.53</text:p>
          </table:table-cell>
          <table:table-cell table:number-columns-repeated="10"/>
        </table:table-row>
        <table:table-row table:style-name="ro2">
          <table:table-cell table:formula="of:=[Sheet1.A288]" office:value-type="string" office:string-value="2008-02-21">
            <text:p>2008-02-21</text:p>
          </table:table-cell>
          <table:table-cell table:formula="of:=WEEKDAY([.A288:.A288])" office:value-type="float" office:value="5">
            <text:p>5</text:p>
          </table:table-cell>
          <table:table-cell table:formula="of:=ISOWEEKNUM([.A288];1)" office:value-type="float" office:value="8">
            <text:p>8</text:p>
          </table:table-cell>
          <table:table-cell table:formula="of:=MONTH([.A288])" office:value-type="float" office:value="2">
            <text:p>2</text:p>
          </table:table-cell>
          <table:table-cell table:formula="of:=YEAR([.A288])" office:value-type="float" office:value="2008">
            <text:p>2008</text:p>
          </table:table-cell>
          <table:table-cell table:formula="of:=[Sheet1.D288]" office:value-type="float" office:value="959.79">
            <text:p>959.79</text:p>
          </table:table-cell>
          <table:table-cell table:number-columns-repeated="10"/>
        </table:table-row>
        <table:table-row table:style-name="ro2">
          <table:table-cell table:formula="of:=[Sheet1.A289]" office:value-type="string" office:string-value="2008-02-22">
            <text:p>2008-02-22</text:p>
          </table:table-cell>
          <table:table-cell table:formula="of:=WEEKDAY([.A289:.A289])" office:value-type="float" office:value="6">
            <text:p>6</text:p>
          </table:table-cell>
          <table:table-cell table:formula="of:=ISOWEEKNUM([.A289];1)" office:value-type="float" office:value="8">
            <text:p>8</text:p>
          </table:table-cell>
          <table:table-cell table:formula="of:=MONTH([.A289])" office:value-type="float" office:value="2">
            <text:p>2</text:p>
          </table:table-cell>
          <table:table-cell table:formula="of:=YEAR([.A289])" office:value-type="float" office:value="2008">
            <text:p>2008</text:p>
          </table:table-cell>
          <table:table-cell table:formula="of:=[Sheet1.D289]" office:value-type="float" office:value="944.13">
            <text:p>944.13</text:p>
          </table:table-cell>
          <table:table-cell table:number-columns-repeated="10"/>
        </table:table-row>
        <table:table-row table:style-name="ro2">
          <table:table-cell table:formula="of:=[Sheet1.A290]" office:value-type="string" office:string-value="2008-02-25">
            <text:p>2008-02-25</text:p>
          </table:table-cell>
          <table:table-cell table:formula="of:=WEEKDAY([.A290:.A290])" office:value-type="float" office:value="2">
            <text:p>2</text:p>
          </table:table-cell>
          <table:table-cell table:formula="of:=ISOWEEKNUM([.A290];1)" office:value-type="float" office:value="9">
            <text:p>9</text:p>
          </table:table-cell>
          <table:table-cell table:formula="of:=MONTH([.A290])" office:value-type="float" office:value="2">
            <text:p>2</text:p>
          </table:table-cell>
          <table:table-cell table:formula="of:=YEAR([.A290])" office:value-type="float" office:value="2008">
            <text:p>2008</text:p>
          </table:table-cell>
          <table:table-cell table:formula="of:=[Sheet1.D290]" office:value-type="float" office:value="961.88">
            <text:p>961.88</text:p>
          </table:table-cell>
          <table:table-cell table:number-columns-repeated="10"/>
        </table:table-row>
        <table:table-row table:style-name="ro2">
          <table:table-cell table:formula="of:=[Sheet1.A291]" office:value-type="string" office:string-value="2008-02-26">
            <text:p>2008-02-26</text:p>
          </table:table-cell>
          <table:table-cell table:formula="of:=WEEKDAY([.A291:.A291])" office:value-type="float" office:value="3">
            <text:p>3</text:p>
          </table:table-cell>
          <table:table-cell table:formula="of:=ISOWEEKNUM([.A291];1)" office:value-type="float" office:value="9">
            <text:p>9</text:p>
          </table:table-cell>
          <table:table-cell table:formula="of:=MONTH([.A291])" office:value-type="float" office:value="2">
            <text:p>2</text:p>
          </table:table-cell>
          <table:table-cell table:formula="of:=YEAR([.A291])" office:value-type="float" office:value="2008">
            <text:p>2008</text:p>
          </table:table-cell>
          <table:table-cell table:formula="of:=[Sheet1.D291]" office:value-type="float" office:value="980.1">
            <text:p>980.10</text:p>
          </table:table-cell>
          <table:table-cell table:number-columns-repeated="10"/>
        </table:table-row>
        <table:table-row table:style-name="ro2">
          <table:table-cell table:formula="of:=[Sheet1.A292]" office:value-type="string" office:string-value="2008-02-27">
            <text:p>2008-02-27</text:p>
          </table:table-cell>
          <table:table-cell table:formula="of:=WEEKDAY([.A292:.A292])" office:value-type="float" office:value="4">
            <text:p>4</text:p>
          </table:table-cell>
          <table:table-cell table:formula="of:=ISOWEEKNUM([.A292];1)" office:value-type="float" office:value="9">
            <text:p>9</text:p>
          </table:table-cell>
          <table:table-cell table:formula="of:=MONTH([.A292])" office:value-type="float" office:value="2">
            <text:p>2</text:p>
          </table:table-cell>
          <table:table-cell table:formula="of:=YEAR([.A292])" office:value-type="float" office:value="2008">
            <text:p>2008</text:p>
          </table:table-cell>
          <table:table-cell table:formula="of:=[Sheet1.D292]" office:value-type="float" office:value="986.3">
            <text:p>986.30</text:p>
          </table:table-cell>
          <table:table-cell table:number-columns-repeated="10"/>
        </table:table-row>
        <table:table-row table:style-name="ro2">
          <table:table-cell table:formula="of:=[Sheet1.A293]" office:value-type="string" office:string-value="2008-02-28">
            <text:p>2008-02-28</text:p>
          </table:table-cell>
          <table:table-cell table:formula="of:=WEEKDAY([.A293:.A293])" office:value-type="float" office:value="5">
            <text:p>5</text:p>
          </table:table-cell>
          <table:table-cell table:formula="of:=ISOWEEKNUM([.A293];1)" office:value-type="float" office:value="9">
            <text:p>9</text:p>
          </table:table-cell>
          <table:table-cell table:formula="of:=MONTH([.A293])" office:value-type="float" office:value="2">
            <text:p>2</text:p>
          </table:table-cell>
          <table:table-cell table:formula="of:=YEAR([.A293])" office:value-type="float" office:value="2008">
            <text:p>2008</text:p>
          </table:table-cell>
          <table:table-cell table:formula="of:=[Sheet1.D293]" office:value-type="float" office:value="971.08">
            <text:p>971.08</text:p>
          </table:table-cell>
          <table:table-cell table:number-columns-repeated="10"/>
        </table:table-row>
        <table:table-row table:style-name="ro2">
          <table:table-cell table:formula="of:=[Sheet1.A294]" office:value-type="string" office:string-value="2008-02-29">
            <text:p>2008-02-29</text:p>
          </table:table-cell>
          <table:table-cell table:formula="of:=WEEKDAY([.A294:.A294])" office:value-type="float" office:value="6">
            <text:p>6</text:p>
          </table:table-cell>
          <table:table-cell table:formula="of:=ISOWEEKNUM([.A294];1)" office:value-type="float" office:value="9">
            <text:p>9</text:p>
          </table:table-cell>
          <table:table-cell table:formula="of:=MONTH([.A294])" office:value-type="float" office:value="2">
            <text:p>2</text:p>
          </table:table-cell>
          <table:table-cell table:formula="of:=YEAR([.A294])" office:value-type="float" office:value="2008">
            <text:p>2008</text:p>
          </table:table-cell>
          <table:table-cell table:formula="of:=[Sheet1.D294]" office:value-type="float" office:value="965.29">
            <text:p>965.29</text:p>
          </table:table-cell>
          <table:table-cell table:number-columns-repeated="10"/>
        </table:table-row>
        <table:table-row table:style-name="ro2">
          <table:table-cell table:formula="of:=[Sheet1.A295]" office:value-type="string" office:string-value="2008-03-03">
            <text:p>2008-03-03</text:p>
          </table:table-cell>
          <table:table-cell table:formula="of:=WEEKDAY([.A295:.A295])" office:value-type="float" office:value="2">
            <text:p>2</text:p>
          </table:table-cell>
          <table:table-cell table:formula="of:=ISOWEEKNUM([.A295];1)" office:value-type="float" office:value="10">
            <text:p>10</text:p>
          </table:table-cell>
          <table:table-cell table:formula="of:=MONTH([.A295])" office:value-type="float" office:value="3">
            <text:p>3</text:p>
          </table:table-cell>
          <table:table-cell table:formula="of:=YEAR([.A295])" office:value-type="float" office:value="2008">
            <text:p>2008</text:p>
          </table:table-cell>
          <table:table-cell table:formula="of:=[Sheet1.D295]" office:value-type="float" office:value="954.22">
            <text:p>954.22</text:p>
          </table:table-cell>
          <table:table-cell table:number-columns-repeated="10"/>
        </table:table-row>
        <table:table-row table:style-name="ro2">
          <table:table-cell table:formula="of:=[Sheet1.A296]" office:value-type="string" office:string-value="2008-03-04">
            <text:p>2008-03-04</text:p>
          </table:table-cell>
          <table:table-cell table:formula="of:=WEEKDAY([.A296:.A296])" office:value-type="float" office:value="3">
            <text:p>3</text:p>
          </table:table-cell>
          <table:table-cell table:formula="of:=ISOWEEKNUM([.A296];1)" office:value-type="float" office:value="10">
            <text:p>10</text:p>
          </table:table-cell>
          <table:table-cell table:formula="of:=MONTH([.A296])" office:value-type="float" office:value="3">
            <text:p>3</text:p>
          </table:table-cell>
          <table:table-cell table:formula="of:=YEAR([.A296])" office:value-type="float" office:value="2008">
            <text:p>2008</text:p>
          </table:table-cell>
          <table:table-cell table:formula="of:=[Sheet1.D296]" office:value-type="float" office:value="931.71">
            <text:p>931.71</text:p>
          </table:table-cell>
          <table:table-cell table:number-columns-repeated="10"/>
        </table:table-row>
        <table:table-row table:style-name="ro2">
          <table:table-cell table:formula="of:=[Sheet1.A297]" office:value-type="string" office:string-value="2008-03-05">
            <text:p>2008-03-05</text:p>
          </table:table-cell>
          <table:table-cell table:formula="of:=WEEKDAY([.A297:.A297])" office:value-type="float" office:value="4">
            <text:p>4</text:p>
          </table:table-cell>
          <table:table-cell table:formula="of:=ISOWEEKNUM([.A297];1)" office:value-type="float" office:value="10">
            <text:p>10</text:p>
          </table:table-cell>
          <table:table-cell table:formula="of:=MONTH([.A297])" office:value-type="float" office:value="3">
            <text:p>3</text:p>
          </table:table-cell>
          <table:table-cell table:formula="of:=YEAR([.A297])" office:value-type="float" office:value="2008">
            <text:p>2008</text:p>
          </table:table-cell>
          <table:table-cell table:formula="of:=[Sheet1.D297]" office:value-type="float" office:value="950.25">
            <text:p>950.25</text:p>
          </table:table-cell>
          <table:table-cell table:number-columns-repeated="10"/>
        </table:table-row>
        <table:table-row table:style-name="ro2">
          <table:table-cell table:formula="of:=[Sheet1.A298]" office:value-type="string" office:string-value="2008-03-06">
            <text:p>2008-03-06</text:p>
          </table:table-cell>
          <table:table-cell table:formula="of:=WEEKDAY([.A298:.A298])" office:value-type="float" office:value="5">
            <text:p>5</text:p>
          </table:table-cell>
          <table:table-cell table:formula="of:=ISOWEEKNUM([.A298];1)" office:value-type="float" office:value="10">
            <text:p>10</text:p>
          </table:table-cell>
          <table:table-cell table:formula="of:=MONTH([.A298])" office:value-type="float" office:value="3">
            <text:p>3</text:p>
          </table:table-cell>
          <table:table-cell table:formula="of:=YEAR([.A298])" office:value-type="float" office:value="2008">
            <text:p>2008</text:p>
          </table:table-cell>
          <table:table-cell table:formula="of:=[Sheet1.D298]" office:value-type="float" office:value="938.07">
            <text:p>938.07</text:p>
          </table:table-cell>
          <table:table-cell table:number-columns-repeated="10"/>
        </table:table-row>
        <table:table-row table:style-name="ro2">
          <table:table-cell table:formula="of:=[Sheet1.A299]" office:value-type="string" office:string-value="2008-03-07">
            <text:p>2008-03-07</text:p>
          </table:table-cell>
          <table:table-cell table:formula="of:=WEEKDAY([.A299:.A299])" office:value-type="float" office:value="6">
            <text:p>6</text:p>
          </table:table-cell>
          <table:table-cell table:formula="of:=ISOWEEKNUM([.A299];1)" office:value-type="float" office:value="10">
            <text:p>10</text:p>
          </table:table-cell>
          <table:table-cell table:formula="of:=MONTH([.A299])" office:value-type="float" office:value="3">
            <text:p>3</text:p>
          </table:table-cell>
          <table:table-cell table:formula="of:=YEAR([.A299])" office:value-type="float" office:value="2008">
            <text:p>2008</text:p>
          </table:table-cell>
          <table:table-cell table:formula="of:=[Sheet1.D299]" office:value-type="float" office:value="925.54">
            <text:p>925.54</text:p>
          </table:table-cell>
          <table:table-cell table:number-columns-repeated="10"/>
        </table:table-row>
        <table:table-row table:style-name="ro2">
          <table:table-cell table:formula="of:=[Sheet1.A300]" office:value-type="string" office:string-value="2008-03-10">
            <text:p>2008-03-10</text:p>
          </table:table-cell>
          <table:table-cell table:formula="of:=WEEKDAY([.A300:.A300])" office:value-type="float" office:value="2">
            <text:p>2</text:p>
          </table:table-cell>
          <table:table-cell table:formula="of:=ISOWEEKNUM([.A300];1)" office:value-type="float" office:value="11">
            <text:p>11</text:p>
          </table:table-cell>
          <table:table-cell table:formula="of:=MONTH([.A300])" office:value-type="float" office:value="3">
            <text:p>3</text:p>
          </table:table-cell>
          <table:table-cell table:formula="of:=YEAR([.A300])" office:value-type="float" office:value="2008">
            <text:p>2008</text:p>
          </table:table-cell>
          <table:table-cell table:formula="of:=[Sheet1.D300]" office:value-type="float" office:value="914.68">
            <text:p>914.68</text:p>
          </table:table-cell>
          <table:table-cell table:number-columns-repeated="10"/>
        </table:table-row>
        <table:table-row table:style-name="ro2">
          <table:table-cell table:formula="of:=[Sheet1.A301]" office:value-type="string" office:string-value="2008-03-11">
            <text:p>2008-03-11</text:p>
          </table:table-cell>
          <table:table-cell table:formula="of:=WEEKDAY([.A301:.A301])" office:value-type="float" office:value="3">
            <text:p>3</text:p>
          </table:table-cell>
          <table:table-cell table:formula="of:=ISOWEEKNUM([.A301];1)" office:value-type="float" office:value="11">
            <text:p>11</text:p>
          </table:table-cell>
          <table:table-cell table:formula="of:=MONTH([.A301])" office:value-type="float" office:value="3">
            <text:p>3</text:p>
          </table:table-cell>
          <table:table-cell table:formula="of:=YEAR([.A301])" office:value-type="float" office:value="2008">
            <text:p>2008</text:p>
          </table:table-cell>
          <table:table-cell table:formula="of:=[Sheet1.D301]" office:value-type="float" office:value="929.63">
            <text:p>929.63</text:p>
          </table:table-cell>
          <table:table-cell table:number-columns-repeated="10"/>
        </table:table-row>
        <table:table-row table:style-name="ro2">
          <table:table-cell table:formula="of:=[Sheet1.A302]" office:value-type="string" office:string-value="2008-03-12">
            <text:p>2008-03-12</text:p>
          </table:table-cell>
          <table:table-cell table:formula="of:=WEEKDAY([.A302:.A302])" office:value-type="float" office:value="4">
            <text:p>4</text:p>
          </table:table-cell>
          <table:table-cell table:formula="of:=ISOWEEKNUM([.A302];1)" office:value-type="float" office:value="11">
            <text:p>11</text:p>
          </table:table-cell>
          <table:table-cell table:formula="of:=MONTH([.A302])" office:value-type="float" office:value="3">
            <text:p>3</text:p>
          </table:table-cell>
          <table:table-cell table:formula="of:=YEAR([.A302])" office:value-type="float" office:value="2008">
            <text:p>2008</text:p>
          </table:table-cell>
          <table:table-cell table:formula="of:=[Sheet1.D302]" office:value-type="float" office:value="947.79">
            <text:p>947.79</text:p>
          </table:table-cell>
          <table:table-cell table:number-columns-repeated="10"/>
        </table:table-row>
        <table:table-row table:style-name="ro2">
          <table:table-cell table:formula="of:=[Sheet1.A303]" office:value-type="string" office:string-value="2008-03-13">
            <text:p>2008-03-13</text:p>
          </table:table-cell>
          <table:table-cell table:formula="of:=WEEKDAY([.A303:.A303])" office:value-type="float" office:value="5">
            <text:p>5</text:p>
          </table:table-cell>
          <table:table-cell table:formula="of:=ISOWEEKNUM([.A303];1)" office:value-type="float" office:value="11">
            <text:p>11</text:p>
          </table:table-cell>
          <table:table-cell table:formula="of:=MONTH([.A303])" office:value-type="float" office:value="3">
            <text:p>3</text:p>
          </table:table-cell>
          <table:table-cell table:formula="of:=YEAR([.A303])" office:value-type="float" office:value="2008">
            <text:p>2008</text:p>
          </table:table-cell>
          <table:table-cell table:formula="of:=[Sheet1.D303]" office:value-type="float" office:value="936.52">
            <text:p>936.52</text:p>
          </table:table-cell>
          <table:table-cell table:number-columns-repeated="10"/>
        </table:table-row>
        <table:table-row table:style-name="ro2">
          <table:table-cell table:formula="of:=[Sheet1.A304]" office:value-type="string" office:string-value="2008-03-14">
            <text:p>2008-03-14</text:p>
          </table:table-cell>
          <table:table-cell table:formula="of:=WEEKDAY([.A304:.A304])" office:value-type="float" office:value="6">
            <text:p>6</text:p>
          </table:table-cell>
          <table:table-cell table:formula="of:=ISOWEEKNUM([.A304];1)" office:value-type="float" office:value="11">
            <text:p>11</text:p>
          </table:table-cell>
          <table:table-cell table:formula="of:=MONTH([.A304])" office:value-type="float" office:value="3">
            <text:p>3</text:p>
          </table:table-cell>
          <table:table-cell table:formula="of:=YEAR([.A304])" office:value-type="float" office:value="2008">
            <text:p>2008</text:p>
          </table:table-cell>
          <table:table-cell table:formula="of:=[Sheet1.D304]" office:value-type="float" office:value="924.22">
            <text:p>924.22</text:p>
          </table:table-cell>
          <table:table-cell table:number-columns-repeated="10"/>
        </table:table-row>
        <table:table-row table:style-name="ro2">
          <table:table-cell table:formula="of:=[Sheet1.A305]" office:value-type="string" office:string-value="2008-03-18">
            <text:p>2008-03-18</text:p>
          </table:table-cell>
          <table:table-cell table:formula="of:=WEEKDAY([.A305:.A305])" office:value-type="float" office:value="3">
            <text:p>3</text:p>
          </table:table-cell>
          <table:table-cell table:formula="of:=ISOWEEKNUM([.A305];1)" office:value-type="float" office:value="12">
            <text:p>12</text:p>
          </table:table-cell>
          <table:table-cell table:formula="of:=MONTH([.A305])" office:value-type="float" office:value="3">
            <text:p>3</text:p>
          </table:table-cell>
          <table:table-cell table:formula="of:=YEAR([.A305])" office:value-type="float" office:value="2008">
            <text:p>2008</text:p>
          </table:table-cell>
          <table:table-cell table:formula="of:=[Sheet1.D305]" office:value-type="float" office:value="914.55">
            <text:p>914.55</text:p>
          </table:table-cell>
          <table:table-cell table:number-columns-repeated="10"/>
        </table:table-row>
        <table:table-row table:style-name="ro2">
          <table:table-cell table:formula="of:=[Sheet1.A306]" office:value-type="string" office:string-value="2008-03-19">
            <text:p>2008-03-19</text:p>
          </table:table-cell>
          <table:table-cell table:formula="of:=WEEKDAY([.A306:.A306])" office:value-type="float" office:value="4">
            <text:p>4</text:p>
          </table:table-cell>
          <table:table-cell table:formula="of:=ISOWEEKNUM([.A306];1)" office:value-type="float" office:value="12">
            <text:p>12</text:p>
          </table:table-cell>
          <table:table-cell table:formula="of:=MONTH([.A306])" office:value-type="float" office:value="3">
            <text:p>3</text:p>
          </table:table-cell>
          <table:table-cell table:formula="of:=YEAR([.A306])" office:value-type="float" office:value="2008">
            <text:p>2008</text:p>
          </table:table-cell>
          <table:table-cell table:formula="of:=[Sheet1.D306]" office:value-type="float" office:value="905.64">
            <text:p>905.64</text:p>
          </table:table-cell>
          <table:table-cell table:number-columns-repeated="10"/>
        </table:table-row>
        <table:table-row table:style-name="ro2">
          <table:table-cell table:formula="of:=[Sheet1.A307]" office:value-type="string" office:string-value="2008-03-20">
            <text:p>2008-03-20</text:p>
          </table:table-cell>
          <table:table-cell table:formula="of:=WEEKDAY([.A307:.A307])" office:value-type="float" office:value="5">
            <text:p>5</text:p>
          </table:table-cell>
          <table:table-cell table:formula="of:=ISOWEEKNUM([.A307];1)" office:value-type="float" office:value="12">
            <text:p>12</text:p>
          </table:table-cell>
          <table:table-cell table:formula="of:=MONTH([.A307])" office:value-type="float" office:value="3">
            <text:p>3</text:p>
          </table:table-cell>
          <table:table-cell table:formula="of:=YEAR([.A307])" office:value-type="float" office:value="2008">
            <text:p>2008</text:p>
          </table:table-cell>
          <table:table-cell table:formula="of:=[Sheet1.D307]" office:value-type="float" office:value="894.78">
            <text:p>894.78</text:p>
          </table:table-cell>
          <table:table-cell table:number-columns-repeated="10"/>
        </table:table-row>
        <table:table-row table:style-name="ro2">
          <table:table-cell table:formula="of:=[Sheet1.A308]" office:value-type="string" office:string-value="2008-03-25">
            <text:p>2008-03-25</text:p>
          </table:table-cell>
          <table:table-cell table:formula="of:=WEEKDAY([.A308:.A308])" office:value-type="float" office:value="3">
            <text:p>3</text:p>
          </table:table-cell>
          <table:table-cell table:formula="of:=ISOWEEKNUM([.A308];1)" office:value-type="float" office:value="13">
            <text:p>13</text:p>
          </table:table-cell>
          <table:table-cell table:formula="of:=MONTH([.A308])" office:value-type="float" office:value="3">
            <text:p>3</text:p>
          </table:table-cell>
          <table:table-cell table:formula="of:=YEAR([.A308])" office:value-type="float" office:value="2008">
            <text:p>2008</text:p>
          </table:table-cell>
          <table:table-cell table:formula="of:=[Sheet1.D308]" office:value-type="float" office:value="932.09">
            <text:p>932.09</text:p>
          </table:table-cell>
          <table:table-cell table:number-columns-repeated="10"/>
        </table:table-row>
        <table:table-row table:style-name="ro2">
          <table:table-cell table:formula="of:=[Sheet1.A309]" office:value-type="string" office:string-value="2008-03-26">
            <text:p>2008-03-26</text:p>
          </table:table-cell>
          <table:table-cell table:formula="of:=WEEKDAY([.A309:.A309])" office:value-type="float" office:value="4">
            <text:p>4</text:p>
          </table:table-cell>
          <table:table-cell table:formula="of:=ISOWEEKNUM([.A309];1)" office:value-type="float" office:value="13">
            <text:p>13</text:p>
          </table:table-cell>
          <table:table-cell table:formula="of:=MONTH([.A309])" office:value-type="float" office:value="3">
            <text:p>3</text:p>
          </table:table-cell>
          <table:table-cell table:formula="of:=YEAR([.A309])" office:value-type="float" office:value="2008">
            <text:p>2008</text:p>
          </table:table-cell>
          <table:table-cell table:formula="of:=[Sheet1.D309]" office:value-type="float" office:value="931.87">
            <text:p>931.87</text:p>
          </table:table-cell>
          <table:table-cell table:number-columns-repeated="10"/>
        </table:table-row>
        <table:table-row table:style-name="ro2">
          <table:table-cell table:formula="of:=[Sheet1.A310]" office:value-type="string" office:string-value="2008-03-27">
            <text:p>2008-03-27</text:p>
          </table:table-cell>
          <table:table-cell table:formula="of:=WEEKDAY([.A310:.A310])" office:value-type="float" office:value="5">
            <text:p>5</text:p>
          </table:table-cell>
          <table:table-cell table:formula="of:=ISOWEEKNUM([.A310];1)" office:value-type="float" office:value="13">
            <text:p>13</text:p>
          </table:table-cell>
          <table:table-cell table:formula="of:=MONTH([.A310])" office:value-type="float" office:value="3">
            <text:p>3</text:p>
          </table:table-cell>
          <table:table-cell table:formula="of:=YEAR([.A310])" office:value-type="float" office:value="2008">
            <text:p>2008</text:p>
          </table:table-cell>
          <table:table-cell table:formula="of:=[Sheet1.D310]" office:value-type="float" office:value="952.99">
            <text:p>952.99</text:p>
          </table:table-cell>
          <table:table-cell table:number-columns-repeated="10"/>
        </table:table-row>
        <table:table-row table:style-name="ro2">
          <table:table-cell table:formula="of:=[Sheet1.A311]" office:value-type="string" office:string-value="2008-03-28">
            <text:p>2008-03-28</text:p>
          </table:table-cell>
          <table:table-cell table:formula="of:=WEEKDAY([.A311:.A311])" office:value-type="float" office:value="6">
            <text:p>6</text:p>
          </table:table-cell>
          <table:table-cell table:formula="of:=ISOWEEKNUM([.A311];1)" office:value-type="float" office:value="13">
            <text:p>13</text:p>
          </table:table-cell>
          <table:table-cell table:formula="of:=MONTH([.A311])" office:value-type="float" office:value="3">
            <text:p>3</text:p>
          </table:table-cell>
          <table:table-cell table:formula="of:=YEAR([.A311])" office:value-type="float" office:value="2008">
            <text:p>2008</text:p>
          </table:table-cell>
          <table:table-cell table:formula="of:=[Sheet1.D311]" office:value-type="float" office:value="951.71">
            <text:p>951.71</text:p>
          </table:table-cell>
          <table:table-cell table:number-columns-repeated="10"/>
        </table:table-row>
        <table:table-row table:style-name="ro2">
          <table:table-cell table:formula="of:=[Sheet1.A312]" office:value-type="string" office:string-value="2008-03-31">
            <text:p>2008-03-31</text:p>
          </table:table-cell>
          <table:table-cell table:formula="of:=WEEKDAY([.A312:.A312])" office:value-type="float" office:value="2">
            <text:p>2</text:p>
          </table:table-cell>
          <table:table-cell table:formula="of:=ISOWEEKNUM([.A312];1)" office:value-type="float" office:value="14">
            <text:p>14</text:p>
          </table:table-cell>
          <table:table-cell table:formula="of:=MONTH([.A312])" office:value-type="float" office:value="3">
            <text:p>3</text:p>
          </table:table-cell>
          <table:table-cell table:formula="of:=YEAR([.A312])" office:value-type="float" office:value="2008">
            <text:p>2008</text:p>
          </table:table-cell>
          <table:table-cell table:formula="of:=[Sheet1.D312]" office:value-type="float" office:value="952.13">
            <text:p>952.13</text:p>
          </table:table-cell>
          <table:table-cell table:number-columns-repeated="10"/>
        </table:table-row>
        <table:table-row table:style-name="ro2">
          <table:table-cell table:formula="of:=[Sheet1.A313]" office:value-type="string" office:string-value="2008-04-01">
            <text:p>2008-04-01</text:p>
          </table:table-cell>
          <table:table-cell table:formula="of:=WEEKDAY([.A313:.A313])" office:value-type="float" office:value="3">
            <text:p>3</text:p>
          </table:table-cell>
          <table:table-cell table:formula="of:=ISOWEEKNUM([.A313];1)" office:value-type="float" office:value="14">
            <text:p>14</text:p>
          </table:table-cell>
          <table:table-cell table:formula="of:=MONTH([.A313])" office:value-type="float" office:value="4">
            <text:p>4</text:p>
          </table:table-cell>
          <table:table-cell table:formula="of:=YEAR([.A313])" office:value-type="float" office:value="2008">
            <text:p>2008</text:p>
          </table:table-cell>
          <table:table-cell table:formula="of:=[Sheet1.D313]" office:value-type="float" office:value="981.23">
            <text:p>981.23</text:p>
          </table:table-cell>
          <table:table-cell table:number-columns-repeated="10"/>
        </table:table-row>
        <table:table-row table:style-name="ro2">
          <table:table-cell table:formula="of:=[Sheet1.A314]" office:value-type="string" office:string-value="2008-04-02">
            <text:p>2008-04-02</text:p>
          </table:table-cell>
          <table:table-cell table:formula="of:=WEEKDAY([.A314:.A314])" office:value-type="float" office:value="4">
            <text:p>4</text:p>
          </table:table-cell>
          <table:table-cell table:formula="of:=ISOWEEKNUM([.A314];1)" office:value-type="float" office:value="14">
            <text:p>14</text:p>
          </table:table-cell>
          <table:table-cell table:formula="of:=MONTH([.A314])" office:value-type="float" office:value="4">
            <text:p>4</text:p>
          </table:table-cell>
          <table:table-cell table:formula="of:=YEAR([.A314])" office:value-type="float" office:value="2008">
            <text:p>2008</text:p>
          </table:table-cell>
          <table:table-cell table:formula="of:=[Sheet1.D314]" office:value-type="float" office:value="996.91">
            <text:p>996.91</text:p>
          </table:table-cell>
          <table:table-cell table:number-columns-repeated="10"/>
        </table:table-row>
        <table:table-row table:style-name="ro2">
          <table:table-cell table:formula="of:=[Sheet1.A315]" office:value-type="string" office:string-value="2008-04-03">
            <text:p>2008-04-03</text:p>
          </table:table-cell>
          <table:table-cell table:formula="of:=WEEKDAY([.A315:.A315])" office:value-type="float" office:value="5">
            <text:p>5</text:p>
          </table:table-cell>
          <table:table-cell table:formula="of:=ISOWEEKNUM([.A315];1)" office:value-type="float" office:value="14">
            <text:p>14</text:p>
          </table:table-cell>
          <table:table-cell table:formula="of:=MONTH([.A315])" office:value-type="float" office:value="4">
            <text:p>4</text:p>
          </table:table-cell>
          <table:table-cell table:formula="of:=YEAR([.A315])" office:value-type="float" office:value="2008">
            <text:p>2008</text:p>
          </table:table-cell>
          <table:table-cell table:formula="of:=[Sheet1.D315]" office:value-type="float" office:value="987.5">
            <text:p>987.50</text:p>
          </table:table-cell>
          <table:table-cell table:number-columns-repeated="10"/>
        </table:table-row>
        <table:table-row table:style-name="ro2">
          <table:table-cell table:formula="of:=[Sheet1.A316]" office:value-type="string" office:string-value="2008-04-04">
            <text:p>2008-04-04</text:p>
          </table:table-cell>
          <table:table-cell table:formula="of:=WEEKDAY([.A316:.A316])" office:value-type="float" office:value="6">
            <text:p>6</text:p>
          </table:table-cell>
          <table:table-cell table:formula="of:=ISOWEEKNUM([.A316];1)" office:value-type="float" office:value="14">
            <text:p>14</text:p>
          </table:table-cell>
          <table:table-cell table:formula="of:=MONTH([.A316])" office:value-type="float" office:value="4">
            <text:p>4</text:p>
          </table:table-cell>
          <table:table-cell table:formula="of:=YEAR([.A316])" office:value-type="float" office:value="2008">
            <text:p>2008</text:p>
          </table:table-cell>
          <table:table-cell table:formula="of:=[Sheet1.D316]" office:value-type="float" office:value="979.57">
            <text:p>979.57</text:p>
          </table:table-cell>
          <table:table-cell table:number-columns-repeated="10"/>
        </table:table-row>
        <table:table-row table:style-name="ro2">
          <table:table-cell table:formula="of:=[Sheet1.A317]" office:value-type="string" office:string-value="2008-04-07">
            <text:p>2008-04-07</text:p>
          </table:table-cell>
          <table:table-cell table:formula="of:=WEEKDAY([.A317:.A317])" office:value-type="float" office:value="2">
            <text:p>2</text:p>
          </table:table-cell>
          <table:table-cell table:formula="of:=ISOWEEKNUM([.A317];1)" office:value-type="float" office:value="15">
            <text:p>15</text:p>
          </table:table-cell>
          <table:table-cell table:formula="of:=MONTH([.A317])" office:value-type="float" office:value="4">
            <text:p>4</text:p>
          </table:table-cell>
          <table:table-cell table:formula="of:=YEAR([.A317])" office:value-type="float" office:value="2008">
            <text:p>2008</text:p>
          </table:table-cell>
          <table:table-cell table:formula="of:=[Sheet1.D317]" office:value-type="float" office:value="993.34">
            <text:p>993.34</text:p>
          </table:table-cell>
          <table:table-cell table:number-columns-repeated="10"/>
        </table:table-row>
        <table:table-row table:style-name="ro2">
          <table:table-cell table:formula="of:=[Sheet1.A318]" office:value-type="string" office:string-value="2008-04-08">
            <text:p>2008-04-08</text:p>
          </table:table-cell>
          <table:table-cell table:formula="of:=WEEKDAY([.A318:.A318])" office:value-type="float" office:value="3">
            <text:p>3</text:p>
          </table:table-cell>
          <table:table-cell table:formula="of:=ISOWEEKNUM([.A318];1)" office:value-type="float" office:value="15">
            <text:p>15</text:p>
          </table:table-cell>
          <table:table-cell table:formula="of:=MONTH([.A318])" office:value-type="float" office:value="4">
            <text:p>4</text:p>
          </table:table-cell>
          <table:table-cell table:formula="of:=YEAR([.A318])" office:value-type="float" office:value="2008">
            <text:p>2008</text:p>
          </table:table-cell>
          <table:table-cell table:formula="of:=[Sheet1.D318]" office:value-type="float" office:value="981.09">
            <text:p>981.09</text:p>
          </table:table-cell>
          <table:table-cell table:number-columns-repeated="10"/>
        </table:table-row>
        <table:table-row table:style-name="ro2">
          <table:table-cell table:formula="of:=[Sheet1.A319]" office:value-type="string" office:string-value="2008-04-09">
            <text:p>2008-04-09</text:p>
          </table:table-cell>
          <table:table-cell table:formula="of:=WEEKDAY([.A319:.A319])" office:value-type="float" office:value="4">
            <text:p>4</text:p>
          </table:table-cell>
          <table:table-cell table:formula="of:=ISOWEEKNUM([.A319];1)" office:value-type="float" office:value="15">
            <text:p>15</text:p>
          </table:table-cell>
          <table:table-cell table:formula="of:=MONTH([.A319])" office:value-type="float" office:value="4">
            <text:p>4</text:p>
          </table:table-cell>
          <table:table-cell table:formula="of:=YEAR([.A319])" office:value-type="float" office:value="2008">
            <text:p>2008</text:p>
          </table:table-cell>
          <table:table-cell table:formula="of:=[Sheet1.D319]" office:value-type="float" office:value="978.5">
            <text:p>978.50</text:p>
          </table:table-cell>
          <table:table-cell table:number-columns-repeated="10"/>
        </table:table-row>
        <table:table-row table:style-name="ro2">
          <table:table-cell table:formula="of:=[Sheet1.A320]" office:value-type="string" office:string-value="2008-04-10">
            <text:p>2008-04-10</text:p>
          </table:table-cell>
          <table:table-cell table:formula="of:=WEEKDAY([.A320:.A320])" office:value-type="float" office:value="5">
            <text:p>5</text:p>
          </table:table-cell>
          <table:table-cell table:formula="of:=ISOWEEKNUM([.A320];1)" office:value-type="float" office:value="15">
            <text:p>15</text:p>
          </table:table-cell>
          <table:table-cell table:formula="of:=MONTH([.A320])" office:value-type="float" office:value="4">
            <text:p>4</text:p>
          </table:table-cell>
          <table:table-cell table:formula="of:=YEAR([.A320])" office:value-type="float" office:value="2008">
            <text:p>2008</text:p>
          </table:table-cell>
          <table:table-cell table:formula="of:=[Sheet1.D320]" office:value-type="float" office:value="969.89">
            <text:p>969.89</text:p>
          </table:table-cell>
          <table:table-cell table:number-columns-repeated="10"/>
        </table:table-row>
        <table:table-row table:style-name="ro2">
          <table:table-cell table:formula="of:=[Sheet1.A321]" office:value-type="string" office:string-value="2008-04-11">
            <text:p>2008-04-11</text:p>
          </table:table-cell>
          <table:table-cell table:formula="of:=WEEKDAY([.A321:.A321])" office:value-type="float" office:value="6">
            <text:p>6</text:p>
          </table:table-cell>
          <table:table-cell table:formula="of:=ISOWEEKNUM([.A321];1)" office:value-type="float" office:value="15">
            <text:p>15</text:p>
          </table:table-cell>
          <table:table-cell table:formula="of:=MONTH([.A321])" office:value-type="float" office:value="4">
            <text:p>4</text:p>
          </table:table-cell>
          <table:table-cell table:formula="of:=YEAR([.A321])" office:value-type="float" office:value="2008">
            <text:p>2008</text:p>
          </table:table-cell>
          <table:table-cell table:formula="of:=[Sheet1.D321]" office:value-type="float" office:value="956.52">
            <text:p>956.52</text:p>
          </table:table-cell>
          <table:table-cell table:number-columns-repeated="10"/>
        </table:table-row>
        <table:table-row table:style-name="ro2">
          <table:table-cell table:formula="of:=[Sheet1.A322]" office:value-type="string" office:string-value="2008-04-14">
            <text:p>2008-04-14</text:p>
          </table:table-cell>
          <table:table-cell table:formula="of:=WEEKDAY([.A322:.A322])" office:value-type="float" office:value="2">
            <text:p>2</text:p>
          </table:table-cell>
          <table:table-cell table:formula="of:=ISOWEEKNUM([.A322];1)" office:value-type="float" office:value="16">
            <text:p>16</text:p>
          </table:table-cell>
          <table:table-cell table:formula="of:=MONTH([.A322])" office:value-type="float" office:value="4">
            <text:p>4</text:p>
          </table:table-cell>
          <table:table-cell table:formula="of:=YEAR([.A322])" office:value-type="float" office:value="2008">
            <text:p>2008</text:p>
          </table:table-cell>
          <table:table-cell table:formula="of:=[Sheet1.D322]" office:value-type="float" office:value="948.4">
            <text:p>948.40</text:p>
          </table:table-cell>
          <table:table-cell table:number-columns-repeated="10"/>
        </table:table-row>
        <table:table-row table:style-name="ro2">
          <table:table-cell table:formula="of:=[Sheet1.A323]" office:value-type="string" office:string-value="2008-04-15">
            <text:p>2008-04-15</text:p>
          </table:table-cell>
          <table:table-cell table:formula="of:=WEEKDAY([.A323:.A323])" office:value-type="float" office:value="3">
            <text:p>3</text:p>
          </table:table-cell>
          <table:table-cell table:formula="of:=ISOWEEKNUM([.A323];1)" office:value-type="float" office:value="16">
            <text:p>16</text:p>
          </table:table-cell>
          <table:table-cell table:formula="of:=MONTH([.A323])" office:value-type="float" office:value="4">
            <text:p>4</text:p>
          </table:table-cell>
          <table:table-cell table:formula="of:=YEAR([.A323])" office:value-type="float" office:value="2008">
            <text:p>2008</text:p>
          </table:table-cell>
          <table:table-cell table:formula="of:=[Sheet1.D323]" office:value-type="float" office:value="950.19">
            <text:p>950.19</text:p>
          </table:table-cell>
          <table:table-cell table:number-columns-repeated="10"/>
        </table:table-row>
        <table:table-row table:style-name="ro2">
          <table:table-cell table:formula="of:=[Sheet1.A324]" office:value-type="string" office:string-value="2008-04-16">
            <text:p>2008-04-16</text:p>
          </table:table-cell>
          <table:table-cell table:formula="of:=WEEKDAY([.A324:.A324])" office:value-type="float" office:value="4">
            <text:p>4</text:p>
          </table:table-cell>
          <table:table-cell table:formula="of:=ISOWEEKNUM([.A324];1)" office:value-type="float" office:value="16">
            <text:p>16</text:p>
          </table:table-cell>
          <table:table-cell table:formula="of:=MONTH([.A324])" office:value-type="float" office:value="4">
            <text:p>4</text:p>
          </table:table-cell>
          <table:table-cell table:formula="of:=YEAR([.A324])" office:value-type="float" office:value="2008">
            <text:p>2008</text:p>
          </table:table-cell>
          <table:table-cell table:formula="of:=[Sheet1.D324]" office:value-type="float" office:value="978.03">
            <text:p>978.03</text:p>
          </table:table-cell>
          <table:table-cell table:number-columns-repeated="10"/>
        </table:table-row>
        <table:table-row table:style-name="ro2">
          <table:table-cell table:formula="of:=[Sheet1.A325]" office:value-type="string" office:string-value="2008-04-17">
            <text:p>2008-04-17</text:p>
          </table:table-cell>
          <table:table-cell table:formula="of:=WEEKDAY([.A325:.A325])" office:value-type="float" office:value="5">
            <text:p>5</text:p>
          </table:table-cell>
          <table:table-cell table:formula="of:=ISOWEEKNUM([.A325];1)" office:value-type="float" office:value="16">
            <text:p>16</text:p>
          </table:table-cell>
          <table:table-cell table:formula="of:=MONTH([.A325])" office:value-type="float" office:value="4">
            <text:p>4</text:p>
          </table:table-cell>
          <table:table-cell table:formula="of:=YEAR([.A325])" office:value-type="float" office:value="2008">
            <text:p>2008</text:p>
          </table:table-cell>
          <table:table-cell table:formula="of:=[Sheet1.D325]" office:value-type="float" office:value="963.79">
            <text:p>963.79</text:p>
          </table:table-cell>
          <table:table-cell table:number-columns-repeated="10"/>
        </table:table-row>
        <table:table-row table:style-name="ro2">
          <table:table-cell table:formula="of:=[Sheet1.A326]" office:value-type="string" office:string-value="2008-04-18">
            <text:p>2008-04-18</text:p>
          </table:table-cell>
          <table:table-cell table:formula="of:=WEEKDAY([.A326:.A326])" office:value-type="float" office:value="6">
            <text:p>6</text:p>
          </table:table-cell>
          <table:table-cell table:formula="of:=ISOWEEKNUM([.A326];1)" office:value-type="float" office:value="16">
            <text:p>16</text:p>
          </table:table-cell>
          <table:table-cell table:formula="of:=MONTH([.A326])" office:value-type="float" office:value="4">
            <text:p>4</text:p>
          </table:table-cell>
          <table:table-cell table:formula="of:=YEAR([.A326])" office:value-type="float" office:value="2008">
            <text:p>2008</text:p>
          </table:table-cell>
          <table:table-cell table:formula="of:=[Sheet1.D326]" office:value-type="float" office:value="981.44">
            <text:p>981.44</text:p>
          </table:table-cell>
          <table:table-cell table:number-columns-repeated="10"/>
        </table:table-row>
        <table:table-row table:style-name="ro2">
          <table:table-cell table:formula="of:=[Sheet1.A327]" office:value-type="string" office:string-value="2008-04-21">
            <text:p>2008-04-21</text:p>
          </table:table-cell>
          <table:table-cell table:formula="of:=WEEKDAY([.A327:.A327])" office:value-type="float" office:value="2">
            <text:p>2</text:p>
          </table:table-cell>
          <table:table-cell table:formula="of:=ISOWEEKNUM([.A327];1)" office:value-type="float" office:value="17">
            <text:p>17</text:p>
          </table:table-cell>
          <table:table-cell table:formula="of:=MONTH([.A327])" office:value-type="float" office:value="4">
            <text:p>4</text:p>
          </table:table-cell>
          <table:table-cell table:formula="of:=YEAR([.A327])" office:value-type="float" office:value="2008">
            <text:p>2008</text:p>
          </table:table-cell>
          <table:table-cell table:formula="of:=[Sheet1.D327]" office:value-type="float" office:value="969.19">
            <text:p>969.19</text:p>
          </table:table-cell>
          <table:table-cell table:number-columns-repeated="10"/>
        </table:table-row>
        <table:table-row table:style-name="ro2">
          <table:table-cell table:formula="of:=[Sheet1.A328]" office:value-type="string" office:string-value="2008-04-22">
            <text:p>2008-04-22</text:p>
          </table:table-cell>
          <table:table-cell table:formula="of:=WEEKDAY([.A328:.A328])" office:value-type="float" office:value="3">
            <text:p>3</text:p>
          </table:table-cell>
          <table:table-cell table:formula="of:=ISOWEEKNUM([.A328];1)" office:value-type="float" office:value="17">
            <text:p>17</text:p>
          </table:table-cell>
          <table:table-cell table:formula="of:=MONTH([.A328])" office:value-type="float" office:value="4">
            <text:p>4</text:p>
          </table:table-cell>
          <table:table-cell table:formula="of:=YEAR([.A328])" office:value-type="float" office:value="2008">
            <text:p>2008</text:p>
          </table:table-cell>
          <table:table-cell table:formula="of:=[Sheet1.D328]" office:value-type="float" office:value="962.35">
            <text:p>962.35</text:p>
          </table:table-cell>
          <table:table-cell table:number-columns-repeated="10"/>
        </table:table-row>
        <table:table-row table:style-name="ro2">
          <table:table-cell table:formula="of:=[Sheet1.A329]" office:value-type="string" office:string-value="2008-04-23">
            <text:p>2008-04-23</text:p>
          </table:table-cell>
          <table:table-cell table:formula="of:=WEEKDAY([.A329:.A329])" office:value-type="float" office:value="4">
            <text:p>4</text:p>
          </table:table-cell>
          <table:table-cell table:formula="of:=ISOWEEKNUM([.A329];1)" office:value-type="float" office:value="17">
            <text:p>17</text:p>
          </table:table-cell>
          <table:table-cell table:formula="of:=MONTH([.A329])" office:value-type="float" office:value="4">
            <text:p>4</text:p>
          </table:table-cell>
          <table:table-cell table:formula="of:=YEAR([.A329])" office:value-type="float" office:value="2008">
            <text:p>2008</text:p>
          </table:table-cell>
          <table:table-cell table:formula="of:=[Sheet1.D329]" office:value-type="float" office:value="976.52">
            <text:p>976.52</text:p>
          </table:table-cell>
          <table:table-cell table:number-columns-repeated="10"/>
        </table:table-row>
        <table:table-row table:style-name="ro2">
          <table:table-cell table:formula="of:=[Sheet1.A330]" office:value-type="string" office:string-value="2008-04-24">
            <text:p>2008-04-24</text:p>
          </table:table-cell>
          <table:table-cell table:formula="of:=WEEKDAY([.A330:.A330])" office:value-type="float" office:value="5">
            <text:p>5</text:p>
          </table:table-cell>
          <table:table-cell table:formula="of:=ISOWEEKNUM([.A330];1)" office:value-type="float" office:value="17">
            <text:p>17</text:p>
          </table:table-cell>
          <table:table-cell table:formula="of:=MONTH([.A330])" office:value-type="float" office:value="4">
            <text:p>4</text:p>
          </table:table-cell>
          <table:table-cell table:formula="of:=YEAR([.A330])" office:value-type="float" office:value="2008">
            <text:p>2008</text:p>
          </table:table-cell>
          <table:table-cell table:formula="of:=[Sheet1.D330]" office:value-type="float" office:value="966.99">
            <text:p>966.99</text:p>
          </table:table-cell>
          <table:table-cell table:number-columns-repeated="10"/>
        </table:table-row>
        <table:table-row table:style-name="ro2">
          <table:table-cell table:formula="of:=[Sheet1.A331]" office:value-type="string" office:string-value="2008-04-25">
            <text:p>2008-04-25</text:p>
          </table:table-cell>
          <table:table-cell table:formula="of:=WEEKDAY([.A331:.A331])" office:value-type="float" office:value="6">
            <text:p>6</text:p>
          </table:table-cell>
          <table:table-cell table:formula="of:=ISOWEEKNUM([.A331];1)" office:value-type="float" office:value="17">
            <text:p>17</text:p>
          </table:table-cell>
          <table:table-cell table:formula="of:=MONTH([.A331])" office:value-type="float" office:value="4">
            <text:p>4</text:p>
          </table:table-cell>
          <table:table-cell table:formula="of:=YEAR([.A331])" office:value-type="float" office:value="2008">
            <text:p>2008</text:p>
          </table:table-cell>
          <table:table-cell table:formula="of:=[Sheet1.D331]" office:value-type="float" office:value="998.83">
            <text:p>998.83</text:p>
          </table:table-cell>
          <table:table-cell table:number-columns-repeated="10"/>
        </table:table-row>
        <table:table-row table:style-name="ro2">
          <table:table-cell table:formula="of:=[Sheet1.A332]" office:value-type="string" office:string-value="2008-04-28">
            <text:p>2008-04-28</text:p>
          </table:table-cell>
          <table:table-cell table:formula="of:=WEEKDAY([.A332:.A332])" office:value-type="float" office:value="2">
            <text:p>2</text:p>
          </table:table-cell>
          <table:table-cell table:formula="of:=ISOWEEKNUM([.A332];1)" office:value-type="float" office:value="18">
            <text:p>18</text:p>
          </table:table-cell>
          <table:table-cell table:formula="of:=MONTH([.A332])" office:value-type="float" office:value="4">
            <text:p>4</text:p>
          </table:table-cell>
          <table:table-cell table:formula="of:=YEAR([.A332])" office:value-type="float" office:value="2008">
            <text:p>2008</text:p>
          </table:table-cell>
          <table:table-cell table:formula="of:=[Sheet1.D332]" office:value-type="float" office:value="1005.31">
            <text:p>1,005.31</text:p>
          </table:table-cell>
          <table:table-cell table:number-columns-repeated="10"/>
        </table:table-row>
        <table:table-row table:style-name="ro2">
          <table:table-cell table:formula="of:=[Sheet1.A333]" office:value-type="string" office:string-value="2008-04-29">
            <text:p>2008-04-29</text:p>
          </table:table-cell>
          <table:table-cell table:formula="of:=WEEKDAY([.A333:.A333])" office:value-type="float" office:value="3">
            <text:p>3</text:p>
          </table:table-cell>
          <table:table-cell table:formula="of:=ISOWEEKNUM([.A333];1)" office:value-type="float" office:value="18">
            <text:p>18</text:p>
          </table:table-cell>
          <table:table-cell table:formula="of:=MONTH([.A333])" office:value-type="float" office:value="4">
            <text:p>4</text:p>
          </table:table-cell>
          <table:table-cell table:formula="of:=YEAR([.A333])" office:value-type="float" office:value="2008">
            <text:p>2008</text:p>
          </table:table-cell>
          <table:table-cell table:formula="of:=[Sheet1.D333]" office:value-type="float" office:value="990.72">
            <text:p>990.72</text:p>
          </table:table-cell>
          <table:table-cell table:number-columns-repeated="10"/>
        </table:table-row>
        <table:table-row table:style-name="ro2">
          <table:table-cell table:formula="of:=[Sheet1.A334]" office:value-type="string" office:string-value="2008-04-30">
            <text:p>2008-04-30</text:p>
          </table:table-cell>
          <table:table-cell table:formula="of:=WEEKDAY([.A334:.A334])" office:value-type="float" office:value="4">
            <text:p>4</text:p>
          </table:table-cell>
          <table:table-cell table:formula="of:=ISOWEEKNUM([.A334];1)" office:value-type="float" office:value="18">
            <text:p>18</text:p>
          </table:table-cell>
          <table:table-cell table:formula="of:=MONTH([.A334])" office:value-type="float" office:value="4">
            <text:p>4</text:p>
          </table:table-cell>
          <table:table-cell table:formula="of:=YEAR([.A334])" office:value-type="float" office:value="2008">
            <text:p>2008</text:p>
          </table:table-cell>
          <table:table-cell table:formula="of:=[Sheet1.D334]" office:value-type="float" office:value="986.06">
            <text:p>986.06</text:p>
          </table:table-cell>
          <table:table-cell table:number-columns-repeated="10"/>
        </table:table-row>
        <table:table-row table:style-name="ro2">
          <table:table-cell table:formula="of:=[Sheet1.A335]" office:value-type="string" office:string-value="2008-05-02">
            <text:p>2008-05-02</text:p>
          </table:table-cell>
          <table:table-cell table:formula="of:=WEEKDAY([.A335:.A335])" office:value-type="float" office:value="6">
            <text:p>6</text:p>
          </table:table-cell>
          <table:table-cell table:formula="of:=ISOWEEKNUM([.A335];1)" office:value-type="float" office:value="18">
            <text:p>18</text:p>
          </table:table-cell>
          <table:table-cell table:formula="of:=MONTH([.A335])" office:value-type="float" office:value="5">
            <text:p>5</text:p>
          </table:table-cell>
          <table:table-cell table:formula="of:=YEAR([.A335])" office:value-type="float" office:value="2008">
            <text:p>2008</text:p>
          </table:table-cell>
          <table:table-cell table:formula="of:=[Sheet1.D335]" office:value-type="float" office:value="1008.2">
            <text:p>1,008.20</text:p>
          </table:table-cell>
          <table:table-cell table:number-columns-repeated="10"/>
        </table:table-row>
        <table:table-row table:style-name="ro2">
          <table:table-cell table:formula="of:=[Sheet1.A336]" office:value-type="string" office:string-value="2008-05-05">
            <text:p>2008-05-05</text:p>
          </table:table-cell>
          <table:table-cell table:formula="of:=WEEKDAY([.A336:.A336])" office:value-type="float" office:value="2">
            <text:p>2</text:p>
          </table:table-cell>
          <table:table-cell table:formula="of:=ISOWEEKNUM([.A336];1)" office:value-type="float" office:value="19">
            <text:p>19</text:p>
          </table:table-cell>
          <table:table-cell table:formula="of:=MONTH([.A336])" office:value-type="float" office:value="5">
            <text:p>5</text:p>
          </table:table-cell>
          <table:table-cell table:formula="of:=YEAR([.A336])" office:value-type="float" office:value="2008">
            <text:p>2008</text:p>
          </table:table-cell>
          <table:table-cell table:formula="of:=[Sheet1.D336]" office:value-type="float" office:value="1009.33">
            <text:p>1,009.33</text:p>
          </table:table-cell>
          <table:table-cell table:number-columns-repeated="10"/>
        </table:table-row>
        <table:table-row table:style-name="ro2">
          <table:table-cell table:formula="of:=[Sheet1.A337]" office:value-type="string" office:string-value="2008-05-06">
            <text:p>2008-05-06</text:p>
          </table:table-cell>
          <table:table-cell table:formula="of:=WEEKDAY([.A337:.A337])" office:value-type="float" office:value="3">
            <text:p>3</text:p>
          </table:table-cell>
          <table:table-cell table:formula="of:=ISOWEEKNUM([.A337];1)" office:value-type="float" office:value="19">
            <text:p>19</text:p>
          </table:table-cell>
          <table:table-cell table:formula="of:=MONTH([.A337])" office:value-type="float" office:value="5">
            <text:p>5</text:p>
          </table:table-cell>
          <table:table-cell table:formula="of:=YEAR([.A337])" office:value-type="float" office:value="2008">
            <text:p>2008</text:p>
          </table:table-cell>
          <table:table-cell table:formula="of:=[Sheet1.D337]" office:value-type="float" office:value="1006.73">
            <text:p>1,006.73</text:p>
          </table:table-cell>
          <table:table-cell table:number-columns-repeated="10"/>
        </table:table-row>
        <table:table-row table:style-name="ro2">
          <table:table-cell table:formula="of:=[Sheet1.A338]" office:value-type="string" office:string-value="2008-05-07">
            <text:p>2008-05-07</text:p>
          </table:table-cell>
          <table:table-cell table:formula="of:=WEEKDAY([.A338:.A338])" office:value-type="float" office:value="4">
            <text:p>4</text:p>
          </table:table-cell>
          <table:table-cell table:formula="of:=ISOWEEKNUM([.A338];1)" office:value-type="float" office:value="19">
            <text:p>19</text:p>
          </table:table-cell>
          <table:table-cell table:formula="of:=MONTH([.A338])" office:value-type="float" office:value="5">
            <text:p>5</text:p>
          </table:table-cell>
          <table:table-cell table:formula="of:=YEAR([.A338])" office:value-type="float" office:value="2008">
            <text:p>2008</text:p>
          </table:table-cell>
          <table:table-cell table:formula="of:=[Sheet1.D338]" office:value-type="float" office:value="1020.05">
            <text:p>1,020.05</text:p>
          </table:table-cell>
          <table:table-cell table:number-columns-repeated="10"/>
        </table:table-row>
        <table:table-row table:style-name="ro2">
          <table:table-cell table:formula="of:=[Sheet1.A339]" office:value-type="string" office:string-value="2008-05-08">
            <text:p>2008-05-08</text:p>
          </table:table-cell>
          <table:table-cell table:formula="of:=WEEKDAY([.A339:.A339])" office:value-type="float" office:value="5">
            <text:p>5</text:p>
          </table:table-cell>
          <table:table-cell table:formula="of:=ISOWEEKNUM([.A339];1)" office:value-type="float" office:value="19">
            <text:p>19</text:p>
          </table:table-cell>
          <table:table-cell table:formula="of:=MONTH([.A339])" office:value-type="float" office:value="5">
            <text:p>5</text:p>
          </table:table-cell>
          <table:table-cell table:formula="of:=YEAR([.A339])" office:value-type="float" office:value="2008">
            <text:p>2008</text:p>
          </table:table-cell>
          <table:table-cell table:formula="of:=[Sheet1.D339]" office:value-type="float" office:value="1019.67">
            <text:p>1,019.67</text:p>
          </table:table-cell>
          <table:table-cell table:number-columns-repeated="10"/>
        </table:table-row>
        <table:table-row table:style-name="ro2">
          <table:table-cell table:formula="of:=[Sheet1.A340]" office:value-type="string" office:string-value="2008-05-09">
            <text:p>2008-05-09</text:p>
          </table:table-cell>
          <table:table-cell table:formula="of:=WEEKDAY([.A340:.A340])" office:value-type="float" office:value="6">
            <text:p>6</text:p>
          </table:table-cell>
          <table:table-cell table:formula="of:=ISOWEEKNUM([.A340];1)" office:value-type="float" office:value="19">
            <text:p>19</text:p>
          </table:table-cell>
          <table:table-cell table:formula="of:=MONTH([.A340])" office:value-type="float" office:value="5">
            <text:p>5</text:p>
          </table:table-cell>
          <table:table-cell table:formula="of:=YEAR([.A340])" office:value-type="float" office:value="2008">
            <text:p>2008</text:p>
          </table:table-cell>
          <table:table-cell table:formula="of:=[Sheet1.D340]" office:value-type="float" office:value="1003.51">
            <text:p>1,003.51</text:p>
          </table:table-cell>
          <table:table-cell table:number-columns-repeated="10"/>
        </table:table-row>
        <table:table-row table:style-name="ro2">
          <table:table-cell table:formula="of:=[Sheet1.A341]" office:value-type="string" office:string-value="2008-05-12">
            <text:p>2008-05-12</text:p>
          </table:table-cell>
          <table:table-cell table:formula="of:=WEEKDAY([.A341:.A341])" office:value-type="float" office:value="2">
            <text:p>2</text:p>
          </table:table-cell>
          <table:table-cell table:formula="of:=ISOWEEKNUM([.A341];1)" office:value-type="float" office:value="20">
            <text:p>20</text:p>
          </table:table-cell>
          <table:table-cell table:formula="of:=MONTH([.A341])" office:value-type="float" office:value="5">
            <text:p>5</text:p>
          </table:table-cell>
          <table:table-cell table:formula="of:=YEAR([.A341])" office:value-type="float" office:value="2008">
            <text:p>2008</text:p>
          </table:table-cell>
          <table:table-cell table:formula="of:=[Sheet1.D341]" office:value-type="float" office:value="1008.3">
            <text:p>1,008.30</text:p>
          </table:table-cell>
          <table:table-cell table:number-columns-repeated="10"/>
        </table:table-row>
        <table:table-row table:style-name="ro2">
          <table:table-cell table:formula="of:=[Sheet1.A342]" office:value-type="string" office:string-value="2008-05-13">
            <text:p>2008-05-13</text:p>
          </table:table-cell>
          <table:table-cell table:formula="of:=WEEKDAY([.A342:.A342])" office:value-type="float" office:value="3">
            <text:p>3</text:p>
          </table:table-cell>
          <table:table-cell table:formula="of:=ISOWEEKNUM([.A342];1)" office:value-type="float" office:value="20">
            <text:p>20</text:p>
          </table:table-cell>
          <table:table-cell table:formula="of:=MONTH([.A342])" office:value-type="float" office:value="5">
            <text:p>5</text:p>
          </table:table-cell>
          <table:table-cell table:formula="of:=YEAR([.A342])" office:value-type="float" office:value="2008">
            <text:p>2008</text:p>
          </table:table-cell>
          <table:table-cell table:formula="of:=[Sheet1.D342]" office:value-type="float" office:value="1011.86">
            <text:p>1,011.86</text:p>
          </table:table-cell>
          <table:table-cell table:number-columns-repeated="10"/>
        </table:table-row>
        <table:table-row table:style-name="ro2">
          <table:table-cell table:formula="of:=[Sheet1.A343]" office:value-type="string" office:string-value="2008-05-14">
            <text:p>2008-05-14</text:p>
          </table:table-cell>
          <table:table-cell table:formula="of:=WEEKDAY([.A343:.A343])" office:value-type="float" office:value="4">
            <text:p>4</text:p>
          </table:table-cell>
          <table:table-cell table:formula="of:=ISOWEEKNUM([.A343];1)" office:value-type="float" office:value="20">
            <text:p>20</text:p>
          </table:table-cell>
          <table:table-cell table:formula="of:=MONTH([.A343])" office:value-type="float" office:value="5">
            <text:p>5</text:p>
          </table:table-cell>
          <table:table-cell table:formula="of:=YEAR([.A343])" office:value-type="float" office:value="2008">
            <text:p>2008</text:p>
          </table:table-cell>
          <table:table-cell table:formula="of:=[Sheet1.D343]" office:value-type="float" office:value="1012.86">
            <text:p>1,012.86</text:p>
          </table:table-cell>
          <table:table-cell table:number-columns-repeated="10"/>
        </table:table-row>
        <table:table-row table:style-name="ro2">
          <table:table-cell table:formula="of:=[Sheet1.A344]" office:value-type="string" office:string-value="2008-05-15">
            <text:p>2008-05-15</text:p>
          </table:table-cell>
          <table:table-cell table:formula="of:=WEEKDAY([.A344:.A344])" office:value-type="float" office:value="5">
            <text:p>5</text:p>
          </table:table-cell>
          <table:table-cell table:formula="of:=ISOWEEKNUM([.A344];1)" office:value-type="float" office:value="20">
            <text:p>20</text:p>
          </table:table-cell>
          <table:table-cell table:formula="of:=MONTH([.A344])" office:value-type="float" office:value="5">
            <text:p>5</text:p>
          </table:table-cell>
          <table:table-cell table:formula="of:=YEAR([.A344])" office:value-type="float" office:value="2008">
            <text:p>2008</text:p>
          </table:table-cell>
          <table:table-cell table:formula="of:=[Sheet1.D344]" office:value-type="float" office:value="1018.13">
            <text:p>1,018.13</text:p>
          </table:table-cell>
          <table:table-cell table:number-columns-repeated="10"/>
        </table:table-row>
        <table:table-row table:style-name="ro2">
          <table:table-cell table:formula="of:=[Sheet1.A345]" office:value-type="string" office:string-value="2008-05-16">
            <text:p>2008-05-16</text:p>
          </table:table-cell>
          <table:table-cell table:formula="of:=WEEKDAY([.A345:.A345])" office:value-type="float" office:value="6">
            <text:p>6</text:p>
          </table:table-cell>
          <table:table-cell table:formula="of:=ISOWEEKNUM([.A345];1)" office:value-type="float" office:value="20">
            <text:p>20</text:p>
          </table:table-cell>
          <table:table-cell table:formula="of:=MONTH([.A345])" office:value-type="float" office:value="5">
            <text:p>5</text:p>
          </table:table-cell>
          <table:table-cell table:formula="of:=YEAR([.A345])" office:value-type="float" office:value="2008">
            <text:p>2008</text:p>
          </table:table-cell>
          <table:table-cell table:formula="of:=[Sheet1.D345]" office:value-type="float" office:value="1023.18">
            <text:p>1,023.18</text:p>
          </table:table-cell>
          <table:table-cell table:number-columns-repeated="10"/>
        </table:table-row>
        <table:table-row table:style-name="ro2">
          <table:table-cell table:formula="of:=[Sheet1.A346]" office:value-type="string" office:string-value="2008-05-19">
            <text:p>2008-05-19</text:p>
          </table:table-cell>
          <table:table-cell table:formula="of:=WEEKDAY([.A346:.A346])" office:value-type="float" office:value="2">
            <text:p>2</text:p>
          </table:table-cell>
          <table:table-cell table:formula="of:=ISOWEEKNUM([.A346];1)" office:value-type="float" office:value="21">
            <text:p>21</text:p>
          </table:table-cell>
          <table:table-cell table:formula="of:=MONTH([.A346])" office:value-type="float" office:value="5">
            <text:p>5</text:p>
          </table:table-cell>
          <table:table-cell table:formula="of:=YEAR([.A346])" office:value-type="float" office:value="2008">
            <text:p>2008</text:p>
          </table:table-cell>
          <table:table-cell table:formula="of:=[Sheet1.D346]" office:value-type="float" office:value="1036.86">
            <text:p>1,036.86</text:p>
          </table:table-cell>
          <table:table-cell table:number-columns-repeated="10"/>
        </table:table-row>
        <table:table-row table:style-name="ro2">
          <table:table-cell table:formula="of:=[Sheet1.A347]" office:value-type="string" office:string-value="2008-05-20">
            <text:p>2008-05-20</text:p>
          </table:table-cell>
          <table:table-cell table:formula="of:=WEEKDAY([.A347:.A347])" office:value-type="float" office:value="3">
            <text:p>3</text:p>
          </table:table-cell>
          <table:table-cell table:formula="of:=ISOWEEKNUM([.A347];1)" office:value-type="float" office:value="21">
            <text:p>21</text:p>
          </table:table-cell>
          <table:table-cell table:formula="of:=MONTH([.A347])" office:value-type="float" office:value="5">
            <text:p>5</text:p>
          </table:table-cell>
          <table:table-cell table:formula="of:=YEAR([.A347])" office:value-type="float" office:value="2008">
            <text:p>2008</text:p>
          </table:table-cell>
          <table:table-cell table:formula="of:=[Sheet1.D347]" office:value-type="float" office:value="1011.62">
            <text:p>1,011.62</text:p>
          </table:table-cell>
          <table:table-cell table:number-columns-repeated="10"/>
        </table:table-row>
        <table:table-row table:style-name="ro2">
          <table:table-cell table:formula="of:=[Sheet1.A348]" office:value-type="string" office:string-value="2008-05-21">
            <text:p>2008-05-21</text:p>
          </table:table-cell>
          <table:table-cell table:formula="of:=WEEKDAY([.A348:.A348])" office:value-type="float" office:value="4">
            <text:p>4</text:p>
          </table:table-cell>
          <table:table-cell table:formula="of:=ISOWEEKNUM([.A348];1)" office:value-type="float" office:value="21">
            <text:p>21</text:p>
          </table:table-cell>
          <table:table-cell table:formula="of:=MONTH([.A348])" office:value-type="float" office:value="5">
            <text:p>5</text:p>
          </table:table-cell>
          <table:table-cell table:formula="of:=YEAR([.A348])" office:value-type="float" office:value="2008">
            <text:p>2008</text:p>
          </table:table-cell>
          <table:table-cell table:formula="of:=[Sheet1.D348]" office:value-type="float" office:value="1004.36">
            <text:p>1,004.36</text:p>
          </table:table-cell>
          <table:table-cell table:number-columns-repeated="10"/>
        </table:table-row>
        <table:table-row table:style-name="ro2">
          <table:table-cell table:formula="of:=[Sheet1.A349]" office:value-type="string" office:string-value="2008-05-22">
            <text:p>2008-05-22</text:p>
          </table:table-cell>
          <table:table-cell table:formula="of:=WEEKDAY([.A349:.A349])" office:value-type="float" office:value="5">
            <text:p>5</text:p>
          </table:table-cell>
          <table:table-cell table:formula="of:=ISOWEEKNUM([.A349];1)" office:value-type="float" office:value="21">
            <text:p>21</text:p>
          </table:table-cell>
          <table:table-cell table:formula="of:=MONTH([.A349])" office:value-type="float" office:value="5">
            <text:p>5</text:p>
          </table:table-cell>
          <table:table-cell table:formula="of:=YEAR([.A349])" office:value-type="float" office:value="2008">
            <text:p>2008</text:p>
          </table:table-cell>
          <table:table-cell table:formula="of:=[Sheet1.D349]" office:value-type="float" office:value="1017.2">
            <text:p>1,017.20</text:p>
          </table:table-cell>
          <table:table-cell table:number-columns-repeated="10"/>
        </table:table-row>
        <table:table-row table:style-name="ro2">
          <table:table-cell table:formula="of:=[Sheet1.A350]" office:value-type="string" office:string-value="2008-05-23">
            <text:p>2008-05-23</text:p>
          </table:table-cell>
          <table:table-cell table:formula="of:=WEEKDAY([.A350:.A350])" office:value-type="float" office:value="6">
            <text:p>6</text:p>
          </table:table-cell>
          <table:table-cell table:formula="of:=ISOWEEKNUM([.A350];1)" office:value-type="float" office:value="21">
            <text:p>21</text:p>
          </table:table-cell>
          <table:table-cell table:formula="of:=MONTH([.A350])" office:value-type="float" office:value="5">
            <text:p>5</text:p>
          </table:table-cell>
          <table:table-cell table:formula="of:=YEAR([.A350])" office:value-type="float" office:value="2008">
            <text:p>2008</text:p>
          </table:table-cell>
          <table:table-cell table:formula="of:=[Sheet1.D350]" office:value-type="float" office:value="994.23">
            <text:p>994.23</text:p>
          </table:table-cell>
          <table:table-cell table:number-columns-repeated="10"/>
        </table:table-row>
        <table:table-row table:style-name="ro2">
          <table:table-cell table:formula="of:=[Sheet1.A351]" office:value-type="string" office:string-value="2008-05-26">
            <text:p>2008-05-26</text:p>
          </table:table-cell>
          <table:table-cell table:formula="of:=WEEKDAY([.A351:.A351])" office:value-type="float" office:value="2">
            <text:p>2</text:p>
          </table:table-cell>
          <table:table-cell table:formula="of:=ISOWEEKNUM([.A351];1)" office:value-type="float" office:value="22">
            <text:p>22</text:p>
          </table:table-cell>
          <table:table-cell table:formula="of:=MONTH([.A351])" office:value-type="float" office:value="5">
            <text:p>5</text:p>
          </table:table-cell>
          <table:table-cell table:formula="of:=YEAR([.A351])" office:value-type="float" office:value="2008">
            <text:p>2008</text:p>
          </table:table-cell>
          <table:table-cell table:formula="of:=[Sheet1.D351]" office:value-type="float" office:value="997.56">
            <text:p>997.56</text:p>
          </table:table-cell>
          <table:table-cell table:number-columns-repeated="10"/>
        </table:table-row>
        <table:table-row table:style-name="ro2">
          <table:table-cell table:formula="of:=[Sheet1.A352]" office:value-type="string" office:string-value="2008-05-27">
            <text:p>2008-05-27</text:p>
          </table:table-cell>
          <table:table-cell table:formula="of:=WEEKDAY([.A352:.A352])" office:value-type="float" office:value="3">
            <text:p>3</text:p>
          </table:table-cell>
          <table:table-cell table:formula="of:=ISOWEEKNUM([.A352];1)" office:value-type="float" office:value="22">
            <text:p>22</text:p>
          </table:table-cell>
          <table:table-cell table:formula="of:=MONTH([.A352])" office:value-type="float" office:value="5">
            <text:p>5</text:p>
          </table:table-cell>
          <table:table-cell table:formula="of:=YEAR([.A352])" office:value-type="float" office:value="2008">
            <text:p>2008</text:p>
          </table:table-cell>
          <table:table-cell table:formula="of:=[Sheet1.D352]" office:value-type="float" office:value="993">
            <text:p>993.00</text:p>
          </table:table-cell>
          <table:table-cell table:number-columns-repeated="10"/>
        </table:table-row>
        <table:table-row table:style-name="ro2">
          <table:table-cell table:formula="of:=[Sheet1.A353]" office:value-type="string" office:string-value="2008-05-28">
            <text:p>2008-05-28</text:p>
          </table:table-cell>
          <table:table-cell table:formula="of:=WEEKDAY([.A353:.A353])" office:value-type="float" office:value="4">
            <text:p>4</text:p>
          </table:table-cell>
          <table:table-cell table:formula="of:=ISOWEEKNUM([.A353];1)" office:value-type="float" office:value="22">
            <text:p>22</text:p>
          </table:table-cell>
          <table:table-cell table:formula="of:=MONTH([.A353])" office:value-type="float" office:value="5">
            <text:p>5</text:p>
          </table:table-cell>
          <table:table-cell table:formula="of:=YEAR([.A353])" office:value-type="float" office:value="2008">
            <text:p>2008</text:p>
          </table:table-cell>
          <table:table-cell table:formula="of:=[Sheet1.D353]" office:value-type="float" office:value="1002.83">
            <text:p>1,002.83</text:p>
          </table:table-cell>
          <table:table-cell table:number-columns-repeated="10"/>
        </table:table-row>
        <table:table-row table:style-name="ro2">
          <table:table-cell table:formula="of:=[Sheet1.A354]" office:value-type="string" office:string-value="2008-05-29">
            <text:p>2008-05-29</text:p>
          </table:table-cell>
          <table:table-cell table:formula="of:=WEEKDAY([.A354:.A354])" office:value-type="float" office:value="5">
            <text:p>5</text:p>
          </table:table-cell>
          <table:table-cell table:formula="of:=ISOWEEKNUM([.A354];1)" office:value-type="float" office:value="22">
            <text:p>22</text:p>
          </table:table-cell>
          <table:table-cell table:formula="of:=MONTH([.A354])" office:value-type="float" office:value="5">
            <text:p>5</text:p>
          </table:table-cell>
          <table:table-cell table:formula="of:=YEAR([.A354])" office:value-type="float" office:value="2008">
            <text:p>2008</text:p>
          </table:table-cell>
          <table:table-cell table:formula="of:=[Sheet1.D354]" office:value-type="float" office:value="1001.83">
            <text:p>1,001.83</text:p>
          </table:table-cell>
          <table:table-cell table:number-columns-repeated="10"/>
        </table:table-row>
        <table:table-row table:style-name="ro2">
          <table:table-cell table:formula="of:=[Sheet1.A355]" office:value-type="string" office:string-value="2008-05-30">
            <text:p>2008-05-30</text:p>
          </table:table-cell>
          <table:table-cell table:formula="of:=WEEKDAY([.A355:.A355])" office:value-type="float" office:value="6">
            <text:p>6</text:p>
          </table:table-cell>
          <table:table-cell table:formula="of:=ISOWEEKNUM([.A355];1)" office:value-type="float" office:value="22">
            <text:p>22</text:p>
          </table:table-cell>
          <table:table-cell table:formula="of:=MONTH([.A355])" office:value-type="float" office:value="5">
            <text:p>5</text:p>
          </table:table-cell>
          <table:table-cell table:formula="of:=YEAR([.A355])" office:value-type="float" office:value="2008">
            <text:p>2008</text:p>
          </table:table-cell>
          <table:table-cell table:formula="of:=[Sheet1.D355]" office:value-type="float" office:value="1004.9">
            <text:p>1,004.90</text:p>
          </table:table-cell>
          <table:table-cell table:number-columns-repeated="10"/>
        </table:table-row>
        <table:table-row table:style-name="ro2">
          <table:table-cell table:formula="of:=[Sheet1.A356]" office:value-type="string" office:string-value="2008-06-02">
            <text:p>2008-06-02</text:p>
          </table:table-cell>
          <table:table-cell table:formula="of:=WEEKDAY([.A356:.A356])" office:value-type="float" office:value="2">
            <text:p>2</text:p>
          </table:table-cell>
          <table:table-cell table:formula="of:=ISOWEEKNUM([.A356];1)" office:value-type="float" office:value="23">
            <text:p>23</text:p>
          </table:table-cell>
          <table:table-cell table:formula="of:=MONTH([.A356])" office:value-type="float" office:value="6">
            <text:p>6</text:p>
          </table:table-cell>
          <table:table-cell table:formula="of:=YEAR([.A356])" office:value-type="float" office:value="2008">
            <text:p>2008</text:p>
          </table:table-cell>
          <table:table-cell table:formula="of:=[Sheet1.D356]" office:value-type="float" office:value="995.59">
            <text:p>995.59</text:p>
          </table:table-cell>
          <table:table-cell table:number-columns-repeated="10"/>
        </table:table-row>
        <table:table-row table:style-name="ro2">
          <table:table-cell table:formula="of:=[Sheet1.A357]" office:value-type="string" office:string-value="2008-06-03">
            <text:p>2008-06-03</text:p>
          </table:table-cell>
          <table:table-cell table:formula="of:=WEEKDAY([.A357:.A357])" office:value-type="float" office:value="3">
            <text:p>3</text:p>
          </table:table-cell>
          <table:table-cell table:formula="of:=ISOWEEKNUM([.A357];1)" office:value-type="float" office:value="23">
            <text:p>23</text:p>
          </table:table-cell>
          <table:table-cell table:formula="of:=MONTH([.A357])" office:value-type="float" office:value="6">
            <text:p>6</text:p>
          </table:table-cell>
          <table:table-cell table:formula="of:=YEAR([.A357])" office:value-type="float" office:value="2008">
            <text:p>2008</text:p>
          </table:table-cell>
          <table:table-cell table:formula="of:=[Sheet1.D357]" office:value-type="float" office:value="997.86">
            <text:p>997.86</text:p>
          </table:table-cell>
          <table:table-cell table:number-columns-repeated="10"/>
        </table:table-row>
        <table:table-row table:style-name="ro2">
          <table:table-cell table:formula="of:=[Sheet1.A358]" office:value-type="string" office:string-value="2008-06-04">
            <text:p>2008-06-04</text:p>
          </table:table-cell>
          <table:table-cell table:formula="of:=WEEKDAY([.A358:.A358])" office:value-type="float" office:value="4">
            <text:p>4</text:p>
          </table:table-cell>
          <table:table-cell table:formula="of:=ISOWEEKNUM([.A358];1)" office:value-type="float" office:value="23">
            <text:p>23</text:p>
          </table:table-cell>
          <table:table-cell table:formula="of:=MONTH([.A358])" office:value-type="float" office:value="6">
            <text:p>6</text:p>
          </table:table-cell>
          <table:table-cell table:formula="of:=YEAR([.A358])" office:value-type="float" office:value="2008">
            <text:p>2008</text:p>
          </table:table-cell>
          <table:table-cell table:formula="of:=[Sheet1.D358]" office:value-type="float" office:value="983.51">
            <text:p>983.51</text:p>
          </table:table-cell>
          <table:table-cell table:number-columns-repeated="10"/>
        </table:table-row>
        <table:table-row table:style-name="ro2">
          <table:table-cell table:formula="of:=[Sheet1.A359]" office:value-type="string" office:string-value="2008-06-05">
            <text:p>2008-06-05</text:p>
          </table:table-cell>
          <table:table-cell table:formula="of:=WEEKDAY([.A359:.A359])" office:value-type="float" office:value="5">
            <text:p>5</text:p>
          </table:table-cell>
          <table:table-cell table:formula="of:=ISOWEEKNUM([.A359];1)" office:value-type="float" office:value="23">
            <text:p>23</text:p>
          </table:table-cell>
          <table:table-cell table:formula="of:=MONTH([.A359])" office:value-type="float" office:value="6">
            <text:p>6</text:p>
          </table:table-cell>
          <table:table-cell table:formula="of:=YEAR([.A359])" office:value-type="float" office:value="2008">
            <text:p>2008</text:p>
          </table:table-cell>
          <table:table-cell table:formula="of:=[Sheet1.D359]" office:value-type="float" office:value="981.15">
            <text:p>981.15</text:p>
          </table:table-cell>
          <table:table-cell table:number-columns-repeated="10"/>
        </table:table-row>
        <table:table-row table:style-name="ro2">
          <table:table-cell table:formula="of:=[Sheet1.A360]" office:value-type="string" office:string-value="2008-06-06">
            <text:p>2008-06-06</text:p>
          </table:table-cell>
          <table:table-cell table:formula="of:=WEEKDAY([.A360:.A360])" office:value-type="float" office:value="6">
            <text:p>6</text:p>
          </table:table-cell>
          <table:table-cell table:formula="of:=ISOWEEKNUM([.A360];1)" office:value-type="float" office:value="23">
            <text:p>23</text:p>
          </table:table-cell>
          <table:table-cell table:formula="of:=MONTH([.A360])" office:value-type="float" office:value="6">
            <text:p>6</text:p>
          </table:table-cell>
          <table:table-cell table:formula="of:=YEAR([.A360])" office:value-type="float" office:value="2008">
            <text:p>2008</text:p>
          </table:table-cell>
          <table:table-cell table:formula="of:=[Sheet1.D360]" office:value-type="float" office:value="0">
            <text:p>0.00</text:p>
          </table:table-cell>
          <table:table-cell table:number-columns-repeated="10"/>
        </table:table-row>
        <table:table-row table:style-name="ro2">
          <table:table-cell table:formula="of:=[Sheet1.A361]" office:value-type="string" office:string-value="2008-06-09">
            <text:p>2008-06-09</text:p>
          </table:table-cell>
          <table:table-cell table:formula="of:=WEEKDAY([.A361:.A361])" office:value-type="float" office:value="2">
            <text:p>2</text:p>
          </table:table-cell>
          <table:table-cell table:formula="of:=ISOWEEKNUM([.A361];1)" office:value-type="float" office:value="24">
            <text:p>24</text:p>
          </table:table-cell>
          <table:table-cell table:formula="of:=MONTH([.A361])" office:value-type="float" office:value="6">
            <text:p>6</text:p>
          </table:table-cell>
          <table:table-cell table:formula="of:=YEAR([.A361])" office:value-type="float" office:value="2008">
            <text:p>2008</text:p>
          </table:table-cell>
          <table:table-cell table:formula="of:=[Sheet1.D361]" office:value-type="float" office:value="957.83">
            <text:p>957.83</text:p>
          </table:table-cell>
          <table:table-cell table:number-columns-repeated="10"/>
        </table:table-row>
        <table:table-row table:style-name="ro2">
          <table:table-cell table:formula="of:=[Sheet1.A362]" office:value-type="string" office:string-value="2008-06-10">
            <text:p>2008-06-10</text:p>
          </table:table-cell>
          <table:table-cell table:formula="of:=WEEKDAY([.A362:.A362])" office:value-type="float" office:value="3">
            <text:p>3</text:p>
          </table:table-cell>
          <table:table-cell table:formula="of:=ISOWEEKNUM([.A362];1)" office:value-type="float" office:value="24">
            <text:p>24</text:p>
          </table:table-cell>
          <table:table-cell table:formula="of:=MONTH([.A362])" office:value-type="float" office:value="6">
            <text:p>6</text:p>
          </table:table-cell>
          <table:table-cell table:formula="of:=YEAR([.A362])" office:value-type="float" office:value="2008">
            <text:p>2008</text:p>
          </table:table-cell>
          <table:table-cell table:formula="of:=[Sheet1.D362]" office:value-type="float" office:value="951.47">
            <text:p>951.47</text:p>
          </table:table-cell>
          <table:table-cell table:number-columns-repeated="10"/>
        </table:table-row>
        <table:table-row table:style-name="ro2">
          <table:table-cell table:formula="of:=[Sheet1.A363]" office:value-type="string" office:string-value="2008-06-11">
            <text:p>2008-06-11</text:p>
          </table:table-cell>
          <table:table-cell table:formula="of:=WEEKDAY([.A363:.A363])" office:value-type="float" office:value="4">
            <text:p>4</text:p>
          </table:table-cell>
          <table:table-cell table:formula="of:=ISOWEEKNUM([.A363];1)" office:value-type="float" office:value="24">
            <text:p>24</text:p>
          </table:table-cell>
          <table:table-cell table:formula="of:=MONTH([.A363])" office:value-type="float" office:value="6">
            <text:p>6</text:p>
          </table:table-cell>
          <table:table-cell table:formula="of:=YEAR([.A363])" office:value-type="float" office:value="2008">
            <text:p>2008</text:p>
          </table:table-cell>
          <table:table-cell table:formula="of:=[Sheet1.D363]" office:value-type="float" office:value="934.86">
            <text:p>934.86</text:p>
          </table:table-cell>
          <table:table-cell table:number-columns-repeated="10"/>
        </table:table-row>
        <table:table-row table:style-name="ro2">
          <table:table-cell table:formula="of:=[Sheet1.A364]" office:value-type="string" office:string-value="2008-06-12">
            <text:p>2008-06-12</text:p>
          </table:table-cell>
          <table:table-cell table:formula="of:=WEEKDAY([.A364:.A364])" office:value-type="float" office:value="5">
            <text:p>5</text:p>
          </table:table-cell>
          <table:table-cell table:formula="of:=ISOWEEKNUM([.A364];1)" office:value-type="float" office:value="24">
            <text:p>24</text:p>
          </table:table-cell>
          <table:table-cell table:formula="of:=MONTH([.A364])" office:value-type="float" office:value="6">
            <text:p>6</text:p>
          </table:table-cell>
          <table:table-cell table:formula="of:=YEAR([.A364])" office:value-type="float" office:value="2008">
            <text:p>2008</text:p>
          </table:table-cell>
          <table:table-cell table:formula="of:=[Sheet1.D364]" office:value-type="float" office:value="947.47">
            <text:p>947.47</text:p>
          </table:table-cell>
          <table:table-cell table:number-columns-repeated="10"/>
        </table:table-row>
        <table:table-row table:style-name="ro2">
          <table:table-cell table:formula="of:=[Sheet1.A365]" office:value-type="string" office:string-value="2008-06-13">
            <text:p>2008-06-13</text:p>
          </table:table-cell>
          <table:table-cell table:formula="of:=WEEKDAY([.A365:.A365])" office:value-type="float" office:value="6">
            <text:p>6</text:p>
          </table:table-cell>
          <table:table-cell table:formula="of:=ISOWEEKNUM([.A365];1)" office:value-type="float" office:value="24">
            <text:p>24</text:p>
          </table:table-cell>
          <table:table-cell table:formula="of:=MONTH([.A365])" office:value-type="float" office:value="6">
            <text:p>6</text:p>
          </table:table-cell>
          <table:table-cell table:formula="of:=YEAR([.A365])" office:value-type="float" office:value="2008">
            <text:p>2008</text:p>
          </table:table-cell>
          <table:table-cell table:formula="of:=[Sheet1.D365]" office:value-type="float" office:value="947.58">
            <text:p>947.58</text:p>
          </table:table-cell>
          <table:table-cell table:number-columns-repeated="10"/>
        </table:table-row>
        <table:table-row table:style-name="ro2">
          <table:table-cell table:formula="of:=[Sheet1.A366]" office:value-type="string" office:string-value="2008-06-16">
            <text:p>2008-06-16</text:p>
          </table:table-cell>
          <table:table-cell table:formula="of:=WEEKDAY([.A366:.A366])" office:value-type="float" office:value="2">
            <text:p>2</text:p>
          </table:table-cell>
          <table:table-cell table:formula="of:=ISOWEEKNUM([.A366];1)" office:value-type="float" office:value="25">
            <text:p>25</text:p>
          </table:table-cell>
          <table:table-cell table:formula="of:=MONTH([.A366])" office:value-type="float" office:value="6">
            <text:p>6</text:p>
          </table:table-cell>
          <table:table-cell table:formula="of:=YEAR([.A366])" office:value-type="float" office:value="2008">
            <text:p>2008</text:p>
          </table:table-cell>
          <table:table-cell table:formula="of:=[Sheet1.D366]" office:value-type="float" office:value="947.49">
            <text:p>947.49</text:p>
          </table:table-cell>
          <table:table-cell table:number-columns-repeated="10"/>
        </table:table-row>
        <table:table-row table:style-name="ro2">
          <table:table-cell table:formula="of:=[Sheet1.A367]" office:value-type="string" office:string-value="2008-06-17">
            <text:p>2008-06-17</text:p>
          </table:table-cell>
          <table:table-cell table:formula="of:=WEEKDAY([.A367:.A367])" office:value-type="float" office:value="3">
            <text:p>3</text:p>
          </table:table-cell>
          <table:table-cell table:formula="of:=ISOWEEKNUM([.A367];1)" office:value-type="float" office:value="25">
            <text:p>25</text:p>
          </table:table-cell>
          <table:table-cell table:formula="of:=MONTH([.A367])" office:value-type="float" office:value="6">
            <text:p>6</text:p>
          </table:table-cell>
          <table:table-cell table:formula="of:=YEAR([.A367])" office:value-type="float" office:value="2008">
            <text:p>2008</text:p>
          </table:table-cell>
          <table:table-cell table:formula="of:=[Sheet1.D367]" office:value-type="float" office:value="956.9">
            <text:p>956.90</text:p>
          </table:table-cell>
          <table:table-cell table:number-columns-repeated="10"/>
        </table:table-row>
        <table:table-row table:style-name="ro2">
          <table:table-cell table:formula="of:=[Sheet1.A368]" office:value-type="string" office:string-value="2008-06-18">
            <text:p>2008-06-18</text:p>
          </table:table-cell>
          <table:table-cell table:formula="of:=WEEKDAY([.A368:.A368])" office:value-type="float" office:value="4">
            <text:p>4</text:p>
          </table:table-cell>
          <table:table-cell table:formula="of:=ISOWEEKNUM([.A368];1)" office:value-type="float" office:value="25">
            <text:p>25</text:p>
          </table:table-cell>
          <table:table-cell table:formula="of:=MONTH([.A368])" office:value-type="float" office:value="6">
            <text:p>6</text:p>
          </table:table-cell>
          <table:table-cell table:formula="of:=YEAR([.A368])" office:value-type="float" office:value="2008">
            <text:p>2008</text:p>
          </table:table-cell>
          <table:table-cell table:formula="of:=[Sheet1.D368]" office:value-type="float" office:value="941.62">
            <text:p>941.62</text:p>
          </table:table-cell>
          <table:table-cell table:number-columns-repeated="10"/>
        </table:table-row>
        <table:table-row table:style-name="ro2">
          <table:table-cell table:formula="of:=[Sheet1.A369]" office:value-type="string" office:string-value="2008-06-19">
            <text:p>2008-06-19</text:p>
          </table:table-cell>
          <table:table-cell table:formula="of:=WEEKDAY([.A369:.A369])" office:value-type="float" office:value="5">
            <text:p>5</text:p>
          </table:table-cell>
          <table:table-cell table:formula="of:=ISOWEEKNUM([.A369];1)" office:value-type="float" office:value="25">
            <text:p>25</text:p>
          </table:table-cell>
          <table:table-cell table:formula="of:=MONTH([.A369])" office:value-type="float" office:value="6">
            <text:p>6</text:p>
          </table:table-cell>
          <table:table-cell table:formula="of:=YEAR([.A369])" office:value-type="float" office:value="2008">
            <text:p>2008</text:p>
          </table:table-cell>
          <table:table-cell table:formula="of:=[Sheet1.D369]" office:value-type="float" office:value="932.82">
            <text:p>932.82</text:p>
          </table:table-cell>
          <table:table-cell table:number-columns-repeated="10"/>
        </table:table-row>
        <table:table-row table:style-name="ro2">
          <table:table-cell table:formula="of:=[Sheet1.A370]" office:value-type="string" office:string-value="2008-06-23">
            <text:p>2008-06-23</text:p>
          </table:table-cell>
          <table:table-cell table:formula="of:=WEEKDAY([.A370:.A370])" office:value-type="float" office:value="2">
            <text:p>2</text:p>
          </table:table-cell>
          <table:table-cell table:formula="of:=ISOWEEKNUM([.A370];1)" office:value-type="float" office:value="26">
            <text:p>26</text:p>
          </table:table-cell>
          <table:table-cell table:formula="of:=MONTH([.A370])" office:value-type="float" office:value="6">
            <text:p>6</text:p>
          </table:table-cell>
          <table:table-cell table:formula="of:=YEAR([.A370])" office:value-type="float" office:value="2008">
            <text:p>2008</text:p>
          </table:table-cell>
          <table:table-cell table:formula="of:=[Sheet1.D370]" office:value-type="float" office:value="914.4">
            <text:p>914.40</text:p>
          </table:table-cell>
          <table:table-cell table:number-columns-repeated="10"/>
        </table:table-row>
        <table:table-row table:style-name="ro2">
          <table:table-cell table:formula="of:=[Sheet1.A371]" office:value-type="string" office:string-value="2008-06-24">
            <text:p>2008-06-24</text:p>
          </table:table-cell>
          <table:table-cell table:formula="of:=WEEKDAY([.A371:.A371])" office:value-type="float" office:value="3">
            <text:p>3</text:p>
          </table:table-cell>
          <table:table-cell table:formula="of:=ISOWEEKNUM([.A371];1)" office:value-type="float" office:value="26">
            <text:p>26</text:p>
          </table:table-cell>
          <table:table-cell table:formula="of:=MONTH([.A371])" office:value-type="float" office:value="6">
            <text:p>6</text:p>
          </table:table-cell>
          <table:table-cell table:formula="of:=YEAR([.A371])" office:value-type="float" office:value="2008">
            <text:p>2008</text:p>
          </table:table-cell>
          <table:table-cell table:formula="of:=[Sheet1.D371]" office:value-type="float" office:value="897.72">
            <text:p>897.72</text:p>
          </table:table-cell>
          <table:table-cell table:number-columns-repeated="10"/>
        </table:table-row>
        <table:table-row table:style-name="ro2">
          <table:table-cell table:formula="of:=[Sheet1.A372]" office:value-type="string" office:string-value="2008-06-25">
            <text:p>2008-06-25</text:p>
          </table:table-cell>
          <table:table-cell table:formula="of:=WEEKDAY([.A372:.A372])" office:value-type="float" office:value="4">
            <text:p>4</text:p>
          </table:table-cell>
          <table:table-cell table:formula="of:=ISOWEEKNUM([.A372];1)" office:value-type="float" office:value="26">
            <text:p>26</text:p>
          </table:table-cell>
          <table:table-cell table:formula="of:=MONTH([.A372])" office:value-type="float" office:value="6">
            <text:p>6</text:p>
          </table:table-cell>
          <table:table-cell table:formula="of:=YEAR([.A372])" office:value-type="float" office:value="2008">
            <text:p>2008</text:p>
          </table:table-cell>
          <table:table-cell table:formula="of:=[Sheet1.D372]" office:value-type="float" office:value="910.64">
            <text:p>910.64</text:p>
          </table:table-cell>
          <table:table-cell table:number-columns-repeated="10"/>
        </table:table-row>
        <table:table-row table:style-name="ro2">
          <table:table-cell table:formula="of:=[Sheet1.A373]" office:value-type="string" office:string-value="2008-06-26">
            <text:p>2008-06-26</text:p>
          </table:table-cell>
          <table:table-cell table:formula="of:=WEEKDAY([.A373:.A373])" office:value-type="float" office:value="5">
            <text:p>5</text:p>
          </table:table-cell>
          <table:table-cell table:formula="of:=ISOWEEKNUM([.A373];1)" office:value-type="float" office:value="26">
            <text:p>26</text:p>
          </table:table-cell>
          <table:table-cell table:formula="of:=MONTH([.A373])" office:value-type="float" office:value="6">
            <text:p>6</text:p>
          </table:table-cell>
          <table:table-cell table:formula="of:=YEAR([.A373])" office:value-type="float" office:value="2008">
            <text:p>2008</text:p>
          </table:table-cell>
          <table:table-cell table:formula="of:=[Sheet1.D373]" office:value-type="float" office:value="880.56">
            <text:p>880.56</text:p>
          </table:table-cell>
          <table:table-cell table:number-columns-repeated="10"/>
        </table:table-row>
        <table:table-row table:style-name="ro2">
          <table:table-cell table:formula="of:=[Sheet1.A374]" office:value-type="string" office:string-value="2008-06-27">
            <text:p>2008-06-27</text:p>
          </table:table-cell>
          <table:table-cell table:formula="of:=WEEKDAY([.A374:.A374])" office:value-type="float" office:value="6">
            <text:p>6</text:p>
          </table:table-cell>
          <table:table-cell table:formula="of:=ISOWEEKNUM([.A374];1)" office:value-type="float" office:value="26">
            <text:p>26</text:p>
          </table:table-cell>
          <table:table-cell table:formula="of:=MONTH([.A374])" office:value-type="float" office:value="6">
            <text:p>6</text:p>
          </table:table-cell>
          <table:table-cell table:formula="of:=YEAR([.A374])" office:value-type="float" office:value="2008">
            <text:p>2008</text:p>
          </table:table-cell>
          <table:table-cell table:formula="of:=[Sheet1.D374]" office:value-type="float" office:value="862.65">
            <text:p>862.65</text:p>
          </table:table-cell>
          <table:table-cell table:number-columns-repeated="10"/>
        </table:table-row>
        <table:table-row table:style-name="ro2">
          <table:table-cell table:formula="of:=[Sheet1.A375]" office:value-type="string" office:string-value="2008-06-30">
            <text:p>2008-06-30</text:p>
          </table:table-cell>
          <table:table-cell table:formula="of:=WEEKDAY([.A375:.A375])" office:value-type="float" office:value="2">
            <text:p>2</text:p>
          </table:table-cell>
          <table:table-cell table:formula="of:=ISOWEEKNUM([.A375];1)" office:value-type="float" office:value="27">
            <text:p>27</text:p>
          </table:table-cell>
          <table:table-cell table:formula="of:=MONTH([.A375])" office:value-type="float" office:value="6">
            <text:p>6</text:p>
          </table:table-cell>
          <table:table-cell table:formula="of:=YEAR([.A375])" office:value-type="float" office:value="2008">
            <text:p>2008</text:p>
          </table:table-cell>
          <table:table-cell table:formula="of:=[Sheet1.D375]" office:value-type="float" office:value="857.65">
            <text:p>857.65</text:p>
          </table:table-cell>
          <table:table-cell table:number-columns-repeated="10"/>
        </table:table-row>
        <table:table-row table:style-name="ro2">
          <table:table-cell table:formula="of:=[Sheet1.A376]" office:value-type="string" office:string-value="2008-07-01">
            <text:p>2008-07-01</text:p>
          </table:table-cell>
          <table:table-cell table:formula="of:=WEEKDAY([.A376:.A376])" office:value-type="float" office:value="3">
            <text:p>3</text:p>
          </table:table-cell>
          <table:table-cell table:formula="of:=ISOWEEKNUM([.A376];1)" office:value-type="float" office:value="27">
            <text:p>27</text:p>
          </table:table-cell>
          <table:table-cell table:formula="of:=MONTH([.A376])" office:value-type="float" office:value="7">
            <text:p>7</text:p>
          </table:table-cell>
          <table:table-cell table:formula="of:=YEAR([.A376])" office:value-type="float" office:value="2008">
            <text:p>2008</text:p>
          </table:table-cell>
          <table:table-cell table:formula="of:=[Sheet1.D376]" office:value-type="float" office:value="841.07">
            <text:p>841.07</text:p>
          </table:table-cell>
          <table:table-cell table:number-columns-repeated="10"/>
        </table:table-row>
        <table:table-row table:style-name="ro2">
          <table:table-cell table:formula="of:=[Sheet1.A377]" office:value-type="string" office:string-value="2008-07-02">
            <text:p>2008-07-02</text:p>
          </table:table-cell>
          <table:table-cell table:formula="of:=WEEKDAY([.A377:.A377])" office:value-type="float" office:value="4">
            <text:p>4</text:p>
          </table:table-cell>
          <table:table-cell table:formula="of:=ISOWEEKNUM([.A377];1)" office:value-type="float" office:value="27">
            <text:p>27</text:p>
          </table:table-cell>
          <table:table-cell table:formula="of:=MONTH([.A377])" office:value-type="float" office:value="7">
            <text:p>7</text:p>
          </table:table-cell>
          <table:table-cell table:formula="of:=YEAR([.A377])" office:value-type="float" office:value="2008">
            <text:p>2008</text:p>
          </table:table-cell>
          <table:table-cell table:formula="of:=[Sheet1.D377]" office:value-type="float" office:value="849.5">
            <text:p>849.50</text:p>
          </table:table-cell>
          <table:table-cell table:number-columns-repeated="10"/>
        </table:table-row>
        <table:table-row table:style-name="ro2">
          <table:table-cell table:formula="of:=[Sheet1.A378]" office:value-type="string" office:string-value="2008-07-03">
            <text:p>2008-07-03</text:p>
          </table:table-cell>
          <table:table-cell table:formula="of:=WEEKDAY([.A378:.A378])" office:value-type="float" office:value="5">
            <text:p>5</text:p>
          </table:table-cell>
          <table:table-cell table:formula="of:=ISOWEEKNUM([.A378];1)" office:value-type="float" office:value="27">
            <text:p>27</text:p>
          </table:table-cell>
          <table:table-cell table:formula="of:=MONTH([.A378])" office:value-type="float" office:value="7">
            <text:p>7</text:p>
          </table:table-cell>
          <table:table-cell table:formula="of:=YEAR([.A378])" office:value-type="float" office:value="2008">
            <text:p>2008</text:p>
          </table:table-cell>
          <table:table-cell table:formula="of:=[Sheet1.D378]" office:value-type="float" office:value="851.58">
            <text:p>851.58</text:p>
          </table:table-cell>
          <table:table-cell table:number-columns-repeated="10"/>
        </table:table-row>
        <table:table-row table:style-name="ro2">
          <table:table-cell table:formula="of:=[Sheet1.A379]" office:value-type="string" office:string-value="2008-07-04">
            <text:p>2008-07-04</text:p>
          </table:table-cell>
          <table:table-cell table:formula="of:=WEEKDAY([.A379:.A379])" office:value-type="float" office:value="6">
            <text:p>6</text:p>
          </table:table-cell>
          <table:table-cell table:formula="of:=ISOWEEKNUM([.A379];1)" office:value-type="float" office:value="27">
            <text:p>27</text:p>
          </table:table-cell>
          <table:table-cell table:formula="of:=MONTH([.A379])" office:value-type="float" office:value="7">
            <text:p>7</text:p>
          </table:table-cell>
          <table:table-cell table:formula="of:=YEAR([.A379])" office:value-type="float" office:value="2008">
            <text:p>2008</text:p>
          </table:table-cell>
          <table:table-cell table:formula="of:=[Sheet1.D379]" office:value-type="float" office:value="839.92">
            <text:p>839.92</text:p>
          </table:table-cell>
          <table:table-cell table:number-columns-repeated="10"/>
        </table:table-row>
        <table:table-row table:style-name="ro2">
          <table:table-cell table:formula="of:=[Sheet1.A380]" office:value-type="string" office:string-value="2008-07-07">
            <text:p>2008-07-07</text:p>
          </table:table-cell>
          <table:table-cell table:formula="of:=WEEKDAY([.A380:.A380])" office:value-type="float" office:value="2">
            <text:p>2</text:p>
          </table:table-cell>
          <table:table-cell table:formula="of:=ISOWEEKNUM([.A380];1)" office:value-type="float" office:value="28">
            <text:p>28</text:p>
          </table:table-cell>
          <table:table-cell table:formula="of:=MONTH([.A380])" office:value-type="float" office:value="7">
            <text:p>7</text:p>
          </table:table-cell>
          <table:table-cell table:formula="of:=YEAR([.A380])" office:value-type="float" office:value="2008">
            <text:p>2008</text:p>
          </table:table-cell>
          <table:table-cell table:formula="of:=[Sheet1.D380]" office:value-type="float" office:value="853.14">
            <text:p>853.14</text:p>
          </table:table-cell>
          <table:table-cell table:number-columns-repeated="10"/>
        </table:table-row>
        <table:table-row table:style-name="ro2">
          <table:table-cell table:formula="of:=[Sheet1.A381]" office:value-type="string" office:string-value="2008-07-08">
            <text:p>2008-07-08</text:p>
          </table:table-cell>
          <table:table-cell table:formula="of:=WEEKDAY([.A381:.A381])" office:value-type="float" office:value="3">
            <text:p>3</text:p>
          </table:table-cell>
          <table:table-cell table:formula="of:=ISOWEEKNUM([.A381];1)" office:value-type="float" office:value="28">
            <text:p>28</text:p>
          </table:table-cell>
          <table:table-cell table:formula="of:=MONTH([.A381])" office:value-type="float" office:value="7">
            <text:p>7</text:p>
          </table:table-cell>
          <table:table-cell table:formula="of:=YEAR([.A381])" office:value-type="float" office:value="2008">
            <text:p>2008</text:p>
          </table:table-cell>
          <table:table-cell table:formula="of:=[Sheet1.D381]" office:value-type="float" office:value="836.38">
            <text:p>836.38</text:p>
          </table:table-cell>
          <table:table-cell table:number-columns-repeated="10"/>
        </table:table-row>
        <table:table-row table:style-name="ro2">
          <table:table-cell table:formula="of:=[Sheet1.A382]" office:value-type="string" office:string-value="2008-07-09">
            <text:p>2008-07-09</text:p>
          </table:table-cell>
          <table:table-cell table:formula="of:=WEEKDAY([.A382:.A382])" office:value-type="float" office:value="4">
            <text:p>4</text:p>
          </table:table-cell>
          <table:table-cell table:formula="of:=ISOWEEKNUM([.A382];1)" office:value-type="float" office:value="28">
            <text:p>28</text:p>
          </table:table-cell>
          <table:table-cell table:formula="of:=MONTH([.A382])" office:value-type="float" office:value="7">
            <text:p>7</text:p>
          </table:table-cell>
          <table:table-cell table:formula="of:=YEAR([.A382])" office:value-type="float" office:value="2008">
            <text:p>2008</text:p>
          </table:table-cell>
          <table:table-cell table:formula="of:=[Sheet1.D382]" office:value-type="float" office:value="851.44">
            <text:p>851.44</text:p>
          </table:table-cell>
          <table:table-cell table:number-columns-repeated="10"/>
        </table:table-row>
        <table:table-row table:style-name="ro2">
          <table:table-cell table:formula="of:=[Sheet1.A383]" office:value-type="string" office:string-value="2008-07-10">
            <text:p>2008-07-10</text:p>
          </table:table-cell>
          <table:table-cell table:formula="of:=WEEKDAY([.A383:.A383])" office:value-type="float" office:value="5">
            <text:p>5</text:p>
          </table:table-cell>
          <table:table-cell table:formula="of:=ISOWEEKNUM([.A383];1)" office:value-type="float" office:value="28">
            <text:p>28</text:p>
          </table:table-cell>
          <table:table-cell table:formula="of:=MONTH([.A383])" office:value-type="float" office:value="7">
            <text:p>7</text:p>
          </table:table-cell>
          <table:table-cell table:formula="of:=YEAR([.A383])" office:value-type="float" office:value="2008">
            <text:p>2008</text:p>
          </table:table-cell>
          <table:table-cell table:formula="of:=[Sheet1.D383]" office:value-type="float" office:value="833.58">
            <text:p>833.58</text:p>
          </table:table-cell>
          <table:table-cell table:number-columns-repeated="10"/>
        </table:table-row>
        <table:table-row table:style-name="ro2">
          <table:table-cell table:formula="of:=[Sheet1.A384]" office:value-type="string" office:string-value="2008-07-11">
            <text:p>2008-07-11</text:p>
          </table:table-cell>
          <table:table-cell table:formula="of:=WEEKDAY([.A384:.A384])" office:value-type="float" office:value="6">
            <text:p>6</text:p>
          </table:table-cell>
          <table:table-cell table:formula="of:=ISOWEEKNUM([.A384];1)" office:value-type="float" office:value="28">
            <text:p>28</text:p>
          </table:table-cell>
          <table:table-cell table:formula="of:=MONTH([.A384])" office:value-type="float" office:value="7">
            <text:p>7</text:p>
          </table:table-cell>
          <table:table-cell table:formula="of:=YEAR([.A384])" office:value-type="float" office:value="2008">
            <text:p>2008</text:p>
          </table:table-cell>
          <table:table-cell table:formula="of:=[Sheet1.D384]" office:value-type="float" office:value="813.6">
            <text:p>813.60</text:p>
          </table:table-cell>
          <table:table-cell table:number-columns-repeated="10"/>
        </table:table-row>
        <table:table-row table:style-name="ro2">
          <table:table-cell table:formula="of:=[Sheet1.A385]" office:value-type="string" office:string-value="2008-07-14">
            <text:p>2008-07-14</text:p>
          </table:table-cell>
          <table:table-cell table:formula="of:=WEEKDAY([.A385:.A385])" office:value-type="float" office:value="2">
            <text:p>2</text:p>
          </table:table-cell>
          <table:table-cell table:formula="of:=ISOWEEKNUM([.A385];1)" office:value-type="float" office:value="29">
            <text:p>29</text:p>
          </table:table-cell>
          <table:table-cell table:formula="of:=MONTH([.A385])" office:value-type="float" office:value="7">
            <text:p>7</text:p>
          </table:table-cell>
          <table:table-cell table:formula="of:=YEAR([.A385])" office:value-type="float" office:value="2008">
            <text:p>2008</text:p>
          </table:table-cell>
          <table:table-cell table:formula="of:=[Sheet1.D385]" office:value-type="float" office:value="826.59">
            <text:p>826.59</text:p>
          </table:table-cell>
          <table:table-cell table:number-columns-repeated="10"/>
        </table:table-row>
        <table:table-row table:style-name="ro2">
          <table:table-cell table:formula="of:=[Sheet1.A386]" office:value-type="string" office:string-value="2008-07-15">
            <text:p>2008-07-15</text:p>
          </table:table-cell>
          <table:table-cell table:formula="of:=WEEKDAY([.A386:.A386])" office:value-type="float" office:value="3">
            <text:p>3</text:p>
          </table:table-cell>
          <table:table-cell table:formula="of:=ISOWEEKNUM([.A386];1)" office:value-type="float" office:value="29">
            <text:p>29</text:p>
          </table:table-cell>
          <table:table-cell table:formula="of:=MONTH([.A386])" office:value-type="float" office:value="7">
            <text:p>7</text:p>
          </table:table-cell>
          <table:table-cell table:formula="of:=YEAR([.A386])" office:value-type="float" office:value="2008">
            <text:p>2008</text:p>
          </table:table-cell>
          <table:table-cell table:formula="of:=[Sheet1.D386]" office:value-type="float" office:value="814.99">
            <text:p>814.99</text:p>
          </table:table-cell>
          <table:table-cell table:number-columns-repeated="10"/>
        </table:table-row>
        <table:table-row table:style-name="ro2">
          <table:table-cell table:formula="of:=[Sheet1.A387]" office:value-type="string" office:string-value="2008-07-16">
            <text:p>2008-07-16</text:p>
          </table:table-cell>
          <table:table-cell table:formula="of:=WEEKDAY([.A387:.A387])" office:value-type="float" office:value="4">
            <text:p>4</text:p>
          </table:table-cell>
          <table:table-cell table:formula="of:=ISOWEEKNUM([.A387];1)" office:value-type="float" office:value="29">
            <text:p>29</text:p>
          </table:table-cell>
          <table:table-cell table:formula="of:=MONTH([.A387])" office:value-type="float" office:value="7">
            <text:p>7</text:p>
          </table:table-cell>
          <table:table-cell table:formula="of:=YEAR([.A387])" office:value-type="float" office:value="2008">
            <text:p>2008</text:p>
          </table:table-cell>
          <table:table-cell table:formula="of:=[Sheet1.D387]" office:value-type="float" office:value="826.83">
            <text:p>826.83</text:p>
          </table:table-cell>
          <table:table-cell table:number-columns-repeated="10"/>
        </table:table-row>
        <table:table-row table:style-name="ro2">
          <table:table-cell table:formula="of:=[Sheet1.A388]" office:value-type="string" office:string-value="2008-07-17">
            <text:p>2008-07-17</text:p>
          </table:table-cell>
          <table:table-cell table:formula="of:=WEEKDAY([.A388:.A388])" office:value-type="float" office:value="5">
            <text:p>5</text:p>
          </table:table-cell>
          <table:table-cell table:formula="of:=ISOWEEKNUM([.A388];1)" office:value-type="float" office:value="29">
            <text:p>29</text:p>
          </table:table-cell>
          <table:table-cell table:formula="of:=MONTH([.A388])" office:value-type="float" office:value="7">
            <text:p>7</text:p>
          </table:table-cell>
          <table:table-cell table:formula="of:=YEAR([.A388])" office:value-type="float" office:value="2008">
            <text:p>2008</text:p>
          </table:table-cell>
          <table:table-cell table:formula="of:=[Sheet1.D388]" office:value-type="float" office:value="858.4">
            <text:p>858.40</text:p>
          </table:table-cell>
          <table:table-cell table:number-columns-repeated="10"/>
        </table:table-row>
        <table:table-row table:style-name="ro2">
          <table:table-cell table:formula="of:=[Sheet1.A389]" office:value-type="string" office:string-value="2008-07-18">
            <text:p>2008-07-18</text:p>
          </table:table-cell>
          <table:table-cell table:formula="of:=WEEKDAY([.A389:.A389])" office:value-type="float" office:value="6">
            <text:p>6</text:p>
          </table:table-cell>
          <table:table-cell table:formula="of:=ISOWEEKNUM([.A389];1)" office:value-type="float" office:value="29">
            <text:p>29</text:p>
          </table:table-cell>
          <table:table-cell table:formula="of:=MONTH([.A389])" office:value-type="float" office:value="7">
            <text:p>7</text:p>
          </table:table-cell>
          <table:table-cell table:formula="of:=YEAR([.A389])" office:value-type="float" office:value="2008">
            <text:p>2008</text:p>
          </table:table-cell>
          <table:table-cell table:formula="of:=[Sheet1.D389]" office:value-type="float" office:value="881.02">
            <text:p>881.02</text:p>
          </table:table-cell>
          <table:table-cell table:number-columns-repeated="10"/>
        </table:table-row>
        <table:table-row table:style-name="ro2">
          <table:table-cell table:formula="of:=[Sheet1.A390]" office:value-type="string" office:string-value="2008-07-21">
            <text:p>2008-07-21</text:p>
          </table:table-cell>
          <table:table-cell table:formula="of:=WEEKDAY([.A390:.A390])" office:value-type="float" office:value="2">
            <text:p>2</text:p>
          </table:table-cell>
          <table:table-cell table:formula="of:=ISOWEEKNUM([.A390];1)" office:value-type="float" office:value="30">
            <text:p>30</text:p>
          </table:table-cell>
          <table:table-cell table:formula="of:=MONTH([.A390])" office:value-type="float" office:value="7">
            <text:p>7</text:p>
          </table:table-cell>
          <table:table-cell table:formula="of:=YEAR([.A390])" office:value-type="float" office:value="2008">
            <text:p>2008</text:p>
          </table:table-cell>
          <table:table-cell table:formula="of:=[Sheet1.D390]" office:value-type="float" office:value="886.62">
            <text:p>886.62</text:p>
          </table:table-cell>
          <table:table-cell table:number-columns-repeated="10"/>
        </table:table-row>
        <table:table-row table:style-name="ro2">
          <table:table-cell table:formula="of:=[Sheet1.A391]" office:value-type="string" office:string-value="2008-07-22">
            <text:p>2008-07-22</text:p>
          </table:table-cell>
          <table:table-cell table:formula="of:=WEEKDAY([.A391:.A391])" office:value-type="float" office:value="3">
            <text:p>3</text:p>
          </table:table-cell>
          <table:table-cell table:formula="of:=ISOWEEKNUM([.A391];1)" office:value-type="float" office:value="30">
            <text:p>30</text:p>
          </table:table-cell>
          <table:table-cell table:formula="of:=MONTH([.A391])" office:value-type="float" office:value="7">
            <text:p>7</text:p>
          </table:table-cell>
          <table:table-cell table:formula="of:=YEAR([.A391])" office:value-type="float" office:value="2008">
            <text:p>2008</text:p>
          </table:table-cell>
          <table:table-cell table:formula="of:=[Sheet1.D391]" office:value-type="float" office:value="863.47">
            <text:p>863.47</text:p>
          </table:table-cell>
          <table:table-cell table:number-columns-repeated="10"/>
        </table:table-row>
        <table:table-row table:style-name="ro2">
          <table:table-cell table:formula="of:=[Sheet1.A392]" office:value-type="string" office:string-value="2008-07-23">
            <text:p>2008-07-23</text:p>
          </table:table-cell>
          <table:table-cell table:formula="of:=WEEKDAY([.A392:.A392])" office:value-type="float" office:value="4">
            <text:p>4</text:p>
          </table:table-cell>
          <table:table-cell table:formula="of:=ISOWEEKNUM([.A392];1)" office:value-type="float" office:value="30">
            <text:p>30</text:p>
          </table:table-cell>
          <table:table-cell table:formula="of:=MONTH([.A392])" office:value-type="float" office:value="7">
            <text:p>7</text:p>
          </table:table-cell>
          <table:table-cell table:formula="of:=YEAR([.A392])" office:value-type="float" office:value="2008">
            <text:p>2008</text:p>
          </table:table-cell>
          <table:table-cell table:formula="of:=[Sheet1.D392]" office:value-type="float" office:value="880.57">
            <text:p>880.57</text:p>
          </table:table-cell>
          <table:table-cell table:number-columns-repeated="10"/>
        </table:table-row>
        <table:table-row table:style-name="ro2">
          <table:table-cell table:formula="of:=[Sheet1.A393]" office:value-type="string" office:string-value="2008-07-24">
            <text:p>2008-07-24</text:p>
          </table:table-cell>
          <table:table-cell table:formula="of:=WEEKDAY([.A393:.A393])" office:value-type="float" office:value="5">
            <text:p>5</text:p>
          </table:table-cell>
          <table:table-cell table:formula="of:=ISOWEEKNUM([.A393];1)" office:value-type="float" office:value="30">
            <text:p>30</text:p>
          </table:table-cell>
          <table:table-cell table:formula="of:=MONTH([.A393])" office:value-type="float" office:value="7">
            <text:p>7</text:p>
          </table:table-cell>
          <table:table-cell table:formula="of:=YEAR([.A393])" office:value-type="float" office:value="2008">
            <text:p>2008</text:p>
          </table:table-cell>
          <table:table-cell table:formula="of:=[Sheet1.D393]" office:value-type="float" office:value="857.33">
            <text:p>857.33</text:p>
          </table:table-cell>
          <table:table-cell table:number-columns-repeated="10"/>
        </table:table-row>
        <table:table-row table:style-name="ro2">
          <table:table-cell table:formula="of:=[Sheet1.A394]" office:value-type="string" office:string-value="2008-07-25">
            <text:p>2008-07-25</text:p>
          </table:table-cell>
          <table:table-cell table:formula="of:=WEEKDAY([.A394:.A394])" office:value-type="float" office:value="6">
            <text:p>6</text:p>
          </table:table-cell>
          <table:table-cell table:formula="of:=ISOWEEKNUM([.A394];1)" office:value-type="float" office:value="30">
            <text:p>30</text:p>
          </table:table-cell>
          <table:table-cell table:formula="of:=MONTH([.A394])" office:value-type="float" office:value="7">
            <text:p>7</text:p>
          </table:table-cell>
          <table:table-cell table:formula="of:=YEAR([.A394])" office:value-type="float" office:value="2008">
            <text:p>2008</text:p>
          </table:table-cell>
          <table:table-cell table:formula="of:=[Sheet1.D394]" office:value-type="float" office:value="858.29">
            <text:p>858.29</text:p>
          </table:table-cell>
          <table:table-cell table:number-columns-repeated="10"/>
        </table:table-row>
        <table:table-row table:style-name="ro2">
          <table:table-cell table:formula="of:=[Sheet1.A395]" office:value-type="string" office:string-value="2008-07-28">
            <text:p>2008-07-28</text:p>
          </table:table-cell>
          <table:table-cell table:formula="of:=WEEKDAY([.A395:.A395])" office:value-type="float" office:value="2">
            <text:p>2</text:p>
          </table:table-cell>
          <table:table-cell table:formula="of:=ISOWEEKNUM([.A395];1)" office:value-type="float" office:value="31">
            <text:p>31</text:p>
          </table:table-cell>
          <table:table-cell table:formula="of:=MONTH([.A395])" office:value-type="float" office:value="7">
            <text:p>7</text:p>
          </table:table-cell>
          <table:table-cell table:formula="of:=YEAR([.A395])" office:value-type="float" office:value="2008">
            <text:p>2008</text:p>
          </table:table-cell>
          <table:table-cell table:formula="of:=[Sheet1.D395]" office:value-type="float" office:value="850.31">
            <text:p>850.31</text:p>
          </table:table-cell>
          <table:table-cell table:number-columns-repeated="10"/>
        </table:table-row>
        <table:table-row table:style-name="ro2">
          <table:table-cell table:formula="of:=[Sheet1.A396]" office:value-type="string" office:string-value="2008-07-29">
            <text:p>2008-07-29</text:p>
          </table:table-cell>
          <table:table-cell table:formula="of:=WEEKDAY([.A396:.A396])" office:value-type="float" office:value="3">
            <text:p>3</text:p>
          </table:table-cell>
          <table:table-cell table:formula="of:=ISOWEEKNUM([.A396];1)" office:value-type="float" office:value="31">
            <text:p>31</text:p>
          </table:table-cell>
          <table:table-cell table:formula="of:=MONTH([.A396])" office:value-type="float" office:value="7">
            <text:p>7</text:p>
          </table:table-cell>
          <table:table-cell table:formula="of:=YEAR([.A396])" office:value-type="float" office:value="2008">
            <text:p>2008</text:p>
          </table:table-cell>
          <table:table-cell table:formula="of:=[Sheet1.D396]" office:value-type="float" office:value="851.63">
            <text:p>851.63</text:p>
          </table:table-cell>
          <table:table-cell table:number-columns-repeated="10"/>
        </table:table-row>
        <table:table-row table:style-name="ro2">
          <table:table-cell table:formula="of:=[Sheet1.A397]" office:value-type="string" office:string-value="2008-07-30">
            <text:p>2008-07-30</text:p>
          </table:table-cell>
          <table:table-cell table:formula="of:=WEEKDAY([.A397:.A397])" office:value-type="float" office:value="4">
            <text:p>4</text:p>
          </table:table-cell>
          <table:table-cell table:formula="of:=ISOWEEKNUM([.A397];1)" office:value-type="float" office:value="31">
            <text:p>31</text:p>
          </table:table-cell>
          <table:table-cell table:formula="of:=MONTH([.A397])" office:value-type="float" office:value="7">
            <text:p>7</text:p>
          </table:table-cell>
          <table:table-cell table:formula="of:=YEAR([.A397])" office:value-type="float" office:value="2008">
            <text:p>2008</text:p>
          </table:table-cell>
          <table:table-cell table:formula="of:=[Sheet1.D397]" office:value-type="float" office:value="865.95">
            <text:p>865.95</text:p>
          </table:table-cell>
          <table:table-cell table:number-columns-repeated="10"/>
        </table:table-row>
        <table:table-row table:style-name="ro2">
          <table:table-cell table:formula="of:=[Sheet1.A398]" office:value-type="string" office:string-value="2008-07-31">
            <text:p>2008-07-31</text:p>
          </table:table-cell>
          <table:table-cell table:formula="of:=WEEKDAY([.A398:.A398])" office:value-type="float" office:value="5">
            <text:p>5</text:p>
          </table:table-cell>
          <table:table-cell table:formula="of:=ISOWEEKNUM([.A398];1)" office:value-type="float" office:value="31">
            <text:p>31</text:p>
          </table:table-cell>
          <table:table-cell table:formula="of:=MONTH([.A398])" office:value-type="float" office:value="7">
            <text:p>7</text:p>
          </table:table-cell>
          <table:table-cell table:formula="of:=YEAR([.A398])" office:value-type="float" office:value="2008">
            <text:p>2008</text:p>
          </table:table-cell>
          <table:table-cell table:formula="of:=[Sheet1.D398]" office:value-type="float" office:value="867.44">
            <text:p>867.44</text:p>
          </table:table-cell>
          <table:table-cell table:number-columns-repeated="10"/>
        </table:table-row>
        <table:table-row table:style-name="ro2">
          <table:table-cell table:formula="of:=[Sheet1.A399]" office:value-type="string" office:string-value="2008-08-01">
            <text:p>2008-08-01</text:p>
          </table:table-cell>
          <table:table-cell table:formula="of:=WEEKDAY([.A399:.A399])" office:value-type="float" office:value="6">
            <text:p>6</text:p>
          </table:table-cell>
          <table:table-cell table:formula="of:=ISOWEEKNUM([.A399];1)" office:value-type="float" office:value="31">
            <text:p>31</text:p>
          </table:table-cell>
          <table:table-cell table:formula="of:=MONTH([.A399])" office:value-type="float" office:value="8">
            <text:p>8</text:p>
          </table:table-cell>
          <table:table-cell table:formula="of:=YEAR([.A399])" office:value-type="float" office:value="2008">
            <text:p>2008</text:p>
          </table:table-cell>
          <table:table-cell table:formula="of:=[Sheet1.D399]" office:value-type="float" office:value="854.68">
            <text:p>854.68</text:p>
          </table:table-cell>
          <table:table-cell table:number-columns-repeated="10"/>
        </table:table-row>
        <table:table-row table:style-name="ro2">
          <table:table-cell table:formula="of:=[Sheet1.A400]" office:value-type="string" office:string-value="2008-08-04">
            <text:p>2008-08-04</text:p>
          </table:table-cell>
          <table:table-cell table:formula="of:=WEEKDAY([.A400:.A400])" office:value-type="float" office:value="2">
            <text:p>2</text:p>
          </table:table-cell>
          <table:table-cell table:formula="of:=ISOWEEKNUM([.A400];1)" office:value-type="float" office:value="32">
            <text:p>32</text:p>
          </table:table-cell>
          <table:table-cell table:formula="of:=MONTH([.A400])" office:value-type="float" office:value="8">
            <text:p>8</text:p>
          </table:table-cell>
          <table:table-cell table:formula="of:=YEAR([.A400])" office:value-type="float" office:value="2008">
            <text:p>2008</text:p>
          </table:table-cell>
          <table:table-cell table:formula="of:=[Sheet1.D400]" office:value-type="float" office:value="847.15">
            <text:p>847.15</text:p>
          </table:table-cell>
          <table:table-cell table:number-columns-repeated="10"/>
        </table:table-row>
        <table:table-row table:style-name="ro2">
          <table:table-cell table:formula="of:=[Sheet1.A401]" office:value-type="string" office:string-value="2008-08-05">
            <text:p>2008-08-05</text:p>
          </table:table-cell>
          <table:table-cell table:formula="of:=WEEKDAY([.A401:.A401])" office:value-type="float" office:value="3">
            <text:p>3</text:p>
          </table:table-cell>
          <table:table-cell table:formula="of:=ISOWEEKNUM([.A401];1)" office:value-type="float" office:value="32">
            <text:p>32</text:p>
          </table:table-cell>
          <table:table-cell table:formula="of:=MONTH([.A401])" office:value-type="float" office:value="8">
            <text:p>8</text:p>
          </table:table-cell>
          <table:table-cell table:formula="of:=YEAR([.A401])" office:value-type="float" office:value="2008">
            <text:p>2008</text:p>
          </table:table-cell>
          <table:table-cell table:formula="of:=[Sheet1.D401]" office:value-type="float" office:value="876.59">
            <text:p>876.59</text:p>
          </table:table-cell>
          <table:table-cell table:number-columns-repeated="10"/>
        </table:table-row>
        <table:table-row table:style-name="ro2">
          <table:table-cell table:formula="of:=[Sheet1.A402]" office:value-type="string" office:string-value="2008-08-06">
            <text:p>2008-08-06</text:p>
          </table:table-cell>
          <table:table-cell table:formula="of:=WEEKDAY([.A402:.A402])" office:value-type="float" office:value="4">
            <text:p>4</text:p>
          </table:table-cell>
          <table:table-cell table:formula="of:=ISOWEEKNUM([.A402];1)" office:value-type="float" office:value="32">
            <text:p>32</text:p>
          </table:table-cell>
          <table:table-cell table:formula="of:=MONTH([.A402])" office:value-type="float" office:value="8">
            <text:p>8</text:p>
          </table:table-cell>
          <table:table-cell table:formula="of:=YEAR([.A402])" office:value-type="float" office:value="2008">
            <text:p>2008</text:p>
          </table:table-cell>
          <table:table-cell table:formula="of:=[Sheet1.D402]" office:value-type="float" office:value="886.52">
            <text:p>886.52</text:p>
          </table:table-cell>
          <table:table-cell table:number-columns-repeated="10"/>
        </table:table-row>
        <table:table-row table:style-name="ro2">
          <table:table-cell table:formula="of:=[Sheet1.A403]" office:value-type="string" office:string-value="2008-08-07">
            <text:p>2008-08-07</text:p>
          </table:table-cell>
          <table:table-cell table:formula="of:=WEEKDAY([.A403:.A403])" office:value-type="float" office:value="5">
            <text:p>5</text:p>
          </table:table-cell>
          <table:table-cell table:formula="of:=ISOWEEKNUM([.A403];1)" office:value-type="float" office:value="32">
            <text:p>32</text:p>
          </table:table-cell>
          <table:table-cell table:formula="of:=MONTH([.A403])" office:value-type="float" office:value="8">
            <text:p>8</text:p>
          </table:table-cell>
          <table:table-cell table:formula="of:=YEAR([.A403])" office:value-type="float" office:value="2008">
            <text:p>2008</text:p>
          </table:table-cell>
          <table:table-cell table:formula="of:=[Sheet1.D403]" office:value-type="float" office:value="881.35">
            <text:p>881.35</text:p>
          </table:table-cell>
          <table:table-cell table:number-columns-repeated="10"/>
        </table:table-row>
        <table:table-row table:style-name="ro2">
          <table:table-cell table:formula="of:=[Sheet1.A404]" office:value-type="string" office:string-value="2008-08-08">
            <text:p>2008-08-08</text:p>
          </table:table-cell>
          <table:table-cell table:formula="of:=WEEKDAY([.A404:.A404])" office:value-type="float" office:value="6">
            <text:p>6</text:p>
          </table:table-cell>
          <table:table-cell table:formula="of:=ISOWEEKNUM([.A404];1)" office:value-type="float" office:value="32">
            <text:p>32</text:p>
          </table:table-cell>
          <table:table-cell table:formula="of:=MONTH([.A404])" office:value-type="float" office:value="8">
            <text:p>8</text:p>
          </table:table-cell>
          <table:table-cell table:formula="of:=YEAR([.A404])" office:value-type="float" office:value="2008">
            <text:p>2008</text:p>
          </table:table-cell>
          <table:table-cell table:formula="of:=[Sheet1.D404]" office:value-type="float" office:value="885.01">
            <text:p>885.01</text:p>
          </table:table-cell>
          <table:table-cell table:number-columns-repeated="10"/>
        </table:table-row>
        <table:table-row table:style-name="ro2">
          <table:table-cell table:formula="of:=[Sheet1.A405]" office:value-type="string" office:string-value="2008-08-11">
            <text:p>2008-08-11</text:p>
          </table:table-cell>
          <table:table-cell table:formula="of:=WEEKDAY([.A405:.A405])" office:value-type="float" office:value="2">
            <text:p>2</text:p>
          </table:table-cell>
          <table:table-cell table:formula="of:=ISOWEEKNUM([.A405];1)" office:value-type="float" office:value="33">
            <text:p>33</text:p>
          </table:table-cell>
          <table:table-cell table:formula="of:=MONTH([.A405])" office:value-type="float" office:value="8">
            <text:p>8</text:p>
          </table:table-cell>
          <table:table-cell table:formula="of:=YEAR([.A405])" office:value-type="float" office:value="2008">
            <text:p>2008</text:p>
          </table:table-cell>
          <table:table-cell table:formula="of:=[Sheet1.D405]" office:value-type="float" office:value="900.26">
            <text:p>900.26</text:p>
          </table:table-cell>
          <table:table-cell table:number-columns-repeated="10"/>
        </table:table-row>
        <table:table-row table:style-name="ro2">
          <table:table-cell table:formula="of:=[Sheet1.A406]" office:value-type="string" office:string-value="2008-08-12">
            <text:p>2008-08-12</text:p>
          </table:table-cell>
          <table:table-cell table:formula="of:=WEEKDAY([.A406:.A406])" office:value-type="float" office:value="3">
            <text:p>3</text:p>
          </table:table-cell>
          <table:table-cell table:formula="of:=ISOWEEKNUM([.A406];1)" office:value-type="float" office:value="33">
            <text:p>33</text:p>
          </table:table-cell>
          <table:table-cell table:formula="of:=MONTH([.A406])" office:value-type="float" office:value="8">
            <text:p>8</text:p>
          </table:table-cell>
          <table:table-cell table:formula="of:=YEAR([.A406])" office:value-type="float" office:value="2008">
            <text:p>2008</text:p>
          </table:table-cell>
          <table:table-cell table:formula="of:=[Sheet1.D406]" office:value-type="float" office:value="894">
            <text:p>894.00</text:p>
          </table:table-cell>
          <table:table-cell table:number-columns-repeated="10"/>
        </table:table-row>
        <table:table-row table:style-name="ro2">
          <table:table-cell table:formula="of:=[Sheet1.A407]" office:value-type="string" office:string-value="2008-08-13">
            <text:p>2008-08-13</text:p>
          </table:table-cell>
          <table:table-cell table:formula="of:=WEEKDAY([.A407:.A407])" office:value-type="float" office:value="4">
            <text:p>4</text:p>
          </table:table-cell>
          <table:table-cell table:formula="of:=ISOWEEKNUM([.A407];1)" office:value-type="float" office:value="33">
            <text:p>33</text:p>
          </table:table-cell>
          <table:table-cell table:formula="of:=MONTH([.A407])" office:value-type="float" office:value="8">
            <text:p>8</text:p>
          </table:table-cell>
          <table:table-cell table:formula="of:=YEAR([.A407])" office:value-type="float" office:value="2008">
            <text:p>2008</text:p>
          </table:table-cell>
          <table:table-cell table:formula="of:=[Sheet1.D407]" office:value-type="float" office:value="868.81">
            <text:p>868.81</text:p>
          </table:table-cell>
          <table:table-cell table:number-columns-repeated="10"/>
        </table:table-row>
        <table:table-row table:style-name="ro2">
          <table:table-cell table:formula="of:=[Sheet1.A408]" office:value-type="string" office:string-value="2008-08-14">
            <text:p>2008-08-14</text:p>
          </table:table-cell>
          <table:table-cell table:formula="of:=WEEKDAY([.A408:.A408])" office:value-type="float" office:value="5">
            <text:p>5</text:p>
          </table:table-cell>
          <table:table-cell table:formula="of:=ISOWEEKNUM([.A408];1)" office:value-type="float" office:value="33">
            <text:p>33</text:p>
          </table:table-cell>
          <table:table-cell table:formula="of:=MONTH([.A408])" office:value-type="float" office:value="8">
            <text:p>8</text:p>
          </table:table-cell>
          <table:table-cell table:formula="of:=YEAR([.A408])" office:value-type="float" office:value="2008">
            <text:p>2008</text:p>
          </table:table-cell>
          <table:table-cell table:formula="of:=[Sheet1.D408]" office:value-type="float" office:value="874.73">
            <text:p>874.73</text:p>
          </table:table-cell>
          <table:table-cell table:number-columns-repeated="10"/>
        </table:table-row>
        <table:table-row table:style-name="ro2">
          <table:table-cell table:formula="of:=[Sheet1.A409]" office:value-type="string" office:string-value="2008-08-15">
            <text:p>2008-08-15</text:p>
          </table:table-cell>
          <table:table-cell table:formula="of:=WEEKDAY([.A409:.A409])" office:value-type="float" office:value="6">
            <text:p>6</text:p>
          </table:table-cell>
          <table:table-cell table:formula="of:=ISOWEEKNUM([.A409];1)" office:value-type="float" office:value="33">
            <text:p>33</text:p>
          </table:table-cell>
          <table:table-cell table:formula="of:=MONTH([.A409])" office:value-type="float" office:value="8">
            <text:p>8</text:p>
          </table:table-cell>
          <table:table-cell table:formula="of:=YEAR([.A409])" office:value-type="float" office:value="2008">
            <text:p>2008</text:p>
          </table:table-cell>
          <table:table-cell table:formula="of:=[Sheet1.D409]" office:value-type="float" office:value="873.33">
            <text:p>873.33</text:p>
          </table:table-cell>
          <table:table-cell table:number-columns-repeated="10"/>
        </table:table-row>
        <table:table-row table:style-name="ro2">
          <table:table-cell table:formula="of:=[Sheet1.A410]" office:value-type="string" office:string-value="2008-08-18">
            <text:p>2008-08-18</text:p>
          </table:table-cell>
          <table:table-cell table:formula="of:=WEEKDAY([.A410:.A410])" office:value-type="float" office:value="2">
            <text:p>2</text:p>
          </table:table-cell>
          <table:table-cell table:formula="of:=ISOWEEKNUM([.A410];1)" office:value-type="float" office:value="34">
            <text:p>34</text:p>
          </table:table-cell>
          <table:table-cell table:formula="of:=MONTH([.A410])" office:value-type="float" office:value="8">
            <text:p>8</text:p>
          </table:table-cell>
          <table:table-cell table:formula="of:=YEAR([.A410])" office:value-type="float" office:value="2008">
            <text:p>2008</text:p>
          </table:table-cell>
          <table:table-cell table:formula="of:=[Sheet1.D410]" office:value-type="float" office:value="875.27">
            <text:p>875.27</text:p>
          </table:table-cell>
          <table:table-cell table:number-columns-repeated="10"/>
        </table:table-row>
        <table:table-row table:style-name="ro2">
          <table:table-cell table:formula="of:=[Sheet1.A411]" office:value-type="string" office:string-value="2008-08-19">
            <text:p>2008-08-19</text:p>
          </table:table-cell>
          <table:table-cell table:formula="of:=WEEKDAY([.A411:.A411])" office:value-type="float" office:value="3">
            <text:p>3</text:p>
          </table:table-cell>
          <table:table-cell table:formula="of:=ISOWEEKNUM([.A411];1)" office:value-type="float" office:value="34">
            <text:p>34</text:p>
          </table:table-cell>
          <table:table-cell table:formula="of:=MONTH([.A411])" office:value-type="float" office:value="8">
            <text:p>8</text:p>
          </table:table-cell>
          <table:table-cell table:formula="of:=YEAR([.A411])" office:value-type="float" office:value="2008">
            <text:p>2008</text:p>
          </table:table-cell>
          <table:table-cell table:formula="of:=[Sheet1.D411]" office:value-type="float" office:value="838">
            <text:p>838.00</text:p>
          </table:table-cell>
          <table:table-cell table:number-columns-repeated="10"/>
        </table:table-row>
        <table:table-row table:style-name="ro2">
          <table:table-cell table:formula="of:=[Sheet1.A412]" office:value-type="string" office:string-value="2008-08-20">
            <text:p>2008-08-20</text:p>
          </table:table-cell>
          <table:table-cell table:formula="of:=WEEKDAY([.A412:.A412])" office:value-type="float" office:value="4">
            <text:p>4</text:p>
          </table:table-cell>
          <table:table-cell table:formula="of:=ISOWEEKNUM([.A412];1)" office:value-type="float" office:value="34">
            <text:p>34</text:p>
          </table:table-cell>
          <table:table-cell table:formula="of:=MONTH([.A412])" office:value-type="float" office:value="8">
            <text:p>8</text:p>
          </table:table-cell>
          <table:table-cell table:formula="of:=YEAR([.A412])" office:value-type="float" office:value="2008">
            <text:p>2008</text:p>
          </table:table-cell>
          <table:table-cell table:formula="of:=[Sheet1.D412]" office:value-type="float" office:value="842.44">
            <text:p>842.44</text:p>
          </table:table-cell>
          <table:table-cell table:number-columns-repeated="10"/>
        </table:table-row>
        <table:table-row table:style-name="ro2">
          <table:table-cell table:formula="of:=[Sheet1.A413]" office:value-type="string" office:string-value="2008-08-21">
            <text:p>2008-08-21</text:p>
          </table:table-cell>
          <table:table-cell table:formula="of:=WEEKDAY([.A413:.A413])" office:value-type="float" office:value="5">
            <text:p>5</text:p>
          </table:table-cell>
          <table:table-cell table:formula="of:=ISOWEEKNUM([.A413];1)" office:value-type="float" office:value="34">
            <text:p>34</text:p>
          </table:table-cell>
          <table:table-cell table:formula="of:=MONTH([.A413])" office:value-type="float" office:value="8">
            <text:p>8</text:p>
          </table:table-cell>
          <table:table-cell table:formula="of:=YEAR([.A413])" office:value-type="float" office:value="2008">
            <text:p>2008</text:p>
          </table:table-cell>
          <table:table-cell table:formula="of:=[Sheet1.D413]" office:value-type="float" office:value="837.07">
            <text:p>837.07</text:p>
          </table:table-cell>
          <table:table-cell table:number-columns-repeated="10"/>
        </table:table-row>
        <table:table-row table:style-name="ro2">
          <table:table-cell table:formula="of:=[Sheet1.A414]" office:value-type="string" office:string-value="2008-08-22">
            <text:p>2008-08-22</text:p>
          </table:table-cell>
          <table:table-cell table:formula="of:=WEEKDAY([.A414:.A414])" office:value-type="float" office:value="6">
            <text:p>6</text:p>
          </table:table-cell>
          <table:table-cell table:formula="of:=ISOWEEKNUM([.A414];1)" office:value-type="float" office:value="34">
            <text:p>34</text:p>
          </table:table-cell>
          <table:table-cell table:formula="of:=MONTH([.A414])" office:value-type="float" office:value="8">
            <text:p>8</text:p>
          </table:table-cell>
          <table:table-cell table:formula="of:=YEAR([.A414])" office:value-type="float" office:value="2008">
            <text:p>2008</text:p>
          </table:table-cell>
          <table:table-cell table:formula="of:=[Sheet1.D414]" office:value-type="float" office:value="865.02">
            <text:p>865.02</text:p>
          </table:table-cell>
          <table:table-cell table:number-columns-repeated="10"/>
        </table:table-row>
        <table:table-row table:style-name="ro2">
          <table:table-cell table:formula="of:=[Sheet1.A415]" office:value-type="string" office:string-value="2008-08-25">
            <text:p>2008-08-25</text:p>
          </table:table-cell>
          <table:table-cell table:formula="of:=WEEKDAY([.A415:.A415])" office:value-type="float" office:value="2">
            <text:p>2</text:p>
          </table:table-cell>
          <table:table-cell table:formula="of:=ISOWEEKNUM([.A415];1)" office:value-type="float" office:value="35">
            <text:p>35</text:p>
          </table:table-cell>
          <table:table-cell table:formula="of:=MONTH([.A415])" office:value-type="float" office:value="8">
            <text:p>8</text:p>
          </table:table-cell>
          <table:table-cell table:formula="of:=YEAR([.A415])" office:value-type="float" office:value="2008">
            <text:p>2008</text:p>
          </table:table-cell>
          <table:table-cell table:formula="of:=[Sheet1.D415]" office:value-type="float" office:value="852.2">
            <text:p>852.20</text:p>
          </table:table-cell>
          <table:table-cell table:number-columns-repeated="10"/>
        </table:table-row>
        <table:table-row table:style-name="ro2">
          <table:table-cell table:formula="of:=[Sheet1.A416]" office:value-type="string" office:string-value="2008-08-26">
            <text:p>2008-08-26</text:p>
          </table:table-cell>
          <table:table-cell table:formula="of:=WEEKDAY([.A416:.A416])" office:value-type="float" office:value="3">
            <text:p>3</text:p>
          </table:table-cell>
          <table:table-cell table:formula="of:=ISOWEEKNUM([.A416];1)" office:value-type="float" office:value="35">
            <text:p>35</text:p>
          </table:table-cell>
          <table:table-cell table:formula="of:=MONTH([.A416])" office:value-type="float" office:value="8">
            <text:p>8</text:p>
          </table:table-cell>
          <table:table-cell table:formula="of:=YEAR([.A416])" office:value-type="float" office:value="2008">
            <text:p>2008</text:p>
          </table:table-cell>
          <table:table-cell table:formula="of:=[Sheet1.D416]" office:value-type="float" office:value="860.71">
            <text:p>860.71</text:p>
          </table:table-cell>
          <table:table-cell table:number-columns-repeated="10"/>
        </table:table-row>
        <table:table-row table:style-name="ro2">
          <table:table-cell table:formula="of:=[Sheet1.A417]" office:value-type="string" office:string-value="2008-08-27">
            <text:p>2008-08-27</text:p>
          </table:table-cell>
          <table:table-cell table:formula="of:=WEEKDAY([.A417:.A417])" office:value-type="float" office:value="4">
            <text:p>4</text:p>
          </table:table-cell>
          <table:table-cell table:formula="of:=ISOWEEKNUM([.A417];1)" office:value-type="float" office:value="35">
            <text:p>35</text:p>
          </table:table-cell>
          <table:table-cell table:formula="of:=MONTH([.A417])" office:value-type="float" office:value="8">
            <text:p>8</text:p>
          </table:table-cell>
          <table:table-cell table:formula="of:=YEAR([.A417])" office:value-type="float" office:value="2008">
            <text:p>2008</text:p>
          </table:table-cell>
          <table:table-cell table:formula="of:=[Sheet1.D417]" office:value-type="float" office:value="862.93">
            <text:p>862.93</text:p>
          </table:table-cell>
          <table:table-cell table:number-columns-repeated="10"/>
        </table:table-row>
        <table:table-row table:style-name="ro2">
          <table:table-cell table:formula="of:=[Sheet1.A418]" office:value-type="string" office:string-value="2008-08-28">
            <text:p>2008-08-28</text:p>
          </table:table-cell>
          <table:table-cell table:formula="of:=WEEKDAY([.A418:.A418])" office:value-type="float" office:value="5">
            <text:p>5</text:p>
          </table:table-cell>
          <table:table-cell table:formula="of:=ISOWEEKNUM([.A418];1)" office:value-type="float" office:value="35">
            <text:p>35</text:p>
          </table:table-cell>
          <table:table-cell table:formula="of:=MONTH([.A418])" office:value-type="float" office:value="8">
            <text:p>8</text:p>
          </table:table-cell>
          <table:table-cell table:formula="of:=YEAR([.A418])" office:value-type="float" office:value="2008">
            <text:p>2008</text:p>
          </table:table-cell>
          <table:table-cell table:formula="of:=[Sheet1.D418]" office:value-type="float" office:value="876.74">
            <text:p>876.74</text:p>
          </table:table-cell>
          <table:table-cell table:number-columns-repeated="10"/>
        </table:table-row>
        <table:table-row table:style-name="ro2">
          <table:table-cell table:formula="of:=[Sheet1.A419]" office:value-type="string" office:string-value="2008-08-29">
            <text:p>2008-08-29</text:p>
          </table:table-cell>
          <table:table-cell table:formula="of:=WEEKDAY([.A419:.A419])" office:value-type="float" office:value="6">
            <text:p>6</text:p>
          </table:table-cell>
          <table:table-cell table:formula="of:=ISOWEEKNUM([.A419];1)" office:value-type="float" office:value="35">
            <text:p>35</text:p>
          </table:table-cell>
          <table:table-cell table:formula="of:=MONTH([.A419])" office:value-type="float" office:value="8">
            <text:p>8</text:p>
          </table:table-cell>
          <table:table-cell table:formula="of:=YEAR([.A419])" office:value-type="float" office:value="2008">
            <text:p>2008</text:p>
          </table:table-cell>
          <table:table-cell table:formula="of:=[Sheet1.D419]" office:value-type="float" office:value="870.86">
            <text:p>870.86</text:p>
          </table:table-cell>
          <table:table-cell table:number-columns-repeated="10"/>
        </table:table-row>
        <table:table-row table:style-name="ro2">
          <table:table-cell table:formula="of:=[Sheet1.A420]" office:value-type="string" office:string-value="2008-09-01">
            <text:p>2008-09-01</text:p>
          </table:table-cell>
          <table:table-cell table:formula="of:=WEEKDAY([.A420:.A420])" office:value-type="float" office:value="2">
            <text:p>2</text:p>
          </table:table-cell>
          <table:table-cell table:formula="of:=ISOWEEKNUM([.A420];1)" office:value-type="float" office:value="36">
            <text:p>36</text:p>
          </table:table-cell>
          <table:table-cell table:formula="of:=MONTH([.A420])" office:value-type="float" office:value="9">
            <text:p>9</text:p>
          </table:table-cell>
          <table:table-cell table:formula="of:=YEAR([.A420])" office:value-type="float" office:value="2008">
            <text:p>2008</text:p>
          </table:table-cell>
          <table:table-cell table:formula="of:=[Sheet1.D420]" office:value-type="float" office:value="873.41">
            <text:p>873.41</text:p>
          </table:table-cell>
          <table:table-cell table:number-columns-repeated="10"/>
        </table:table-row>
        <table:table-row table:style-name="ro2">
          <table:table-cell table:formula="of:=[Sheet1.A421]" office:value-type="string" office:string-value="2008-09-02">
            <text:p>2008-09-02</text:p>
          </table:table-cell>
          <table:table-cell table:formula="of:=WEEKDAY([.A421:.A421])" office:value-type="float" office:value="3">
            <text:p>3</text:p>
          </table:table-cell>
          <table:table-cell table:formula="of:=ISOWEEKNUM([.A421];1)" office:value-type="float" office:value="36">
            <text:p>36</text:p>
          </table:table-cell>
          <table:table-cell table:formula="of:=MONTH([.A421])" office:value-type="float" office:value="9">
            <text:p>9</text:p>
          </table:table-cell>
          <table:table-cell table:formula="of:=YEAR([.A421])" office:value-type="float" office:value="2008">
            <text:p>2008</text:p>
          </table:table-cell>
          <table:table-cell table:formula="of:=[Sheet1.D421]" office:value-type="float" office:value="889.36">
            <text:p>889.36</text:p>
          </table:table-cell>
          <table:table-cell table:number-columns-repeated="10"/>
        </table:table-row>
        <table:table-row table:style-name="ro2">
          <table:table-cell table:formula="of:=[Sheet1.A422]" office:value-type="string" office:string-value="2008-09-03">
            <text:p>2008-09-03</text:p>
          </table:table-cell>
          <table:table-cell table:formula="of:=WEEKDAY([.A422:.A422])" office:value-type="float" office:value="4">
            <text:p>4</text:p>
          </table:table-cell>
          <table:table-cell table:formula="of:=ISOWEEKNUM([.A422];1)" office:value-type="float" office:value="36">
            <text:p>36</text:p>
          </table:table-cell>
          <table:table-cell table:formula="of:=MONTH([.A422])" office:value-type="float" office:value="9">
            <text:p>9</text:p>
          </table:table-cell>
          <table:table-cell table:formula="of:=YEAR([.A422])" office:value-type="float" office:value="2008">
            <text:p>2008</text:p>
          </table:table-cell>
          <table:table-cell table:formula="of:=[Sheet1.D422]" office:value-type="float" office:value="880.75">
            <text:p>880.75</text:p>
          </table:table-cell>
          <table:table-cell table:number-columns-repeated="10"/>
        </table:table-row>
        <table:table-row table:style-name="ro2">
          <table:table-cell table:formula="of:=[Sheet1.A423]" office:value-type="string" office:string-value="2008-09-04">
            <text:p>2008-09-04</text:p>
          </table:table-cell>
          <table:table-cell table:formula="of:=WEEKDAY([.A423:.A423])" office:value-type="float" office:value="5">
            <text:p>5</text:p>
          </table:table-cell>
          <table:table-cell table:formula="of:=ISOWEEKNUM([.A423];1)" office:value-type="float" office:value="36">
            <text:p>36</text:p>
          </table:table-cell>
          <table:table-cell table:formula="of:=MONTH([.A423])" office:value-type="float" office:value="9">
            <text:p>9</text:p>
          </table:table-cell>
          <table:table-cell table:formula="of:=YEAR([.A423])" office:value-type="float" office:value="2008">
            <text:p>2008</text:p>
          </table:table-cell>
          <table:table-cell table:formula="of:=[Sheet1.D423]" office:value-type="float" office:value="850.53">
            <text:p>850.53</text:p>
          </table:table-cell>
          <table:table-cell table:number-columns-repeated="10"/>
        </table:table-row>
        <table:table-row table:style-name="ro2">
          <table:table-cell table:formula="of:=[Sheet1.A424]" office:value-type="string" office:string-value="2008-09-05">
            <text:p>2008-09-05</text:p>
          </table:table-cell>
          <table:table-cell table:formula="of:=WEEKDAY([.A424:.A424])" office:value-type="float" office:value="6">
            <text:p>6</text:p>
          </table:table-cell>
          <table:table-cell table:formula="of:=ISOWEEKNUM([.A424];1)" office:value-type="float" office:value="36">
            <text:p>36</text:p>
          </table:table-cell>
          <table:table-cell table:formula="of:=MONTH([.A424])" office:value-type="float" office:value="9">
            <text:p>9</text:p>
          </table:table-cell>
          <table:table-cell table:formula="of:=YEAR([.A424])" office:value-type="float" office:value="2008">
            <text:p>2008</text:p>
          </table:table-cell>
          <table:table-cell table:formula="of:=[Sheet1.D424]" office:value-type="float" office:value="825.01">
            <text:p>825.01</text:p>
          </table:table-cell>
          <table:table-cell table:number-columns-repeated="10"/>
        </table:table-row>
        <table:table-row table:style-name="ro2">
          <table:table-cell table:formula="of:=[Sheet1.A425]" office:value-type="string" office:string-value="2008-09-08">
            <text:p>2008-09-08</text:p>
          </table:table-cell>
          <table:table-cell table:formula="of:=WEEKDAY([.A425:.A425])" office:value-type="float" office:value="2">
            <text:p>2</text:p>
          </table:table-cell>
          <table:table-cell table:formula="of:=ISOWEEKNUM([.A425];1)" office:value-type="float" office:value="37">
            <text:p>37</text:p>
          </table:table-cell>
          <table:table-cell table:formula="of:=MONTH([.A425])" office:value-type="float" office:value="9">
            <text:p>9</text:p>
          </table:table-cell>
          <table:table-cell table:formula="of:=YEAR([.A425])" office:value-type="float" office:value="2008">
            <text:p>2008</text:p>
          </table:table-cell>
          <table:table-cell table:formula="of:=[Sheet1.D425]" office:value-type="float" office:value="855.95">
            <text:p>855.95</text:p>
          </table:table-cell>
          <table:table-cell table:number-columns-repeated="10"/>
        </table:table-row>
        <table:table-row table:style-name="ro2">
          <table:table-cell table:formula="of:=[Sheet1.A426]" office:value-type="string" office:string-value="2008-09-09">
            <text:p>2008-09-09</text:p>
          </table:table-cell>
          <table:table-cell table:formula="of:=WEEKDAY([.A426:.A426])" office:value-type="float" office:value="3">
            <text:p>3</text:p>
          </table:table-cell>
          <table:table-cell table:formula="of:=ISOWEEKNUM([.A426];1)" office:value-type="float" office:value="37">
            <text:p>37</text:p>
          </table:table-cell>
          <table:table-cell table:formula="of:=MONTH([.A426])" office:value-type="float" office:value="9">
            <text:p>9</text:p>
          </table:table-cell>
          <table:table-cell table:formula="of:=YEAR([.A426])" office:value-type="float" office:value="2008">
            <text:p>2008</text:p>
          </table:table-cell>
          <table:table-cell table:formula="of:=[Sheet1.D426]" office:value-type="float" office:value="846.6">
            <text:p>846.60</text:p>
          </table:table-cell>
          <table:table-cell table:number-columns-repeated="10"/>
        </table:table-row>
        <table:table-row table:style-name="ro2">
          <table:table-cell table:formula="of:=[Sheet1.A427]" office:value-type="string" office:string-value="2008-09-10">
            <text:p>2008-09-10</text:p>
          </table:table-cell>
          <table:table-cell table:formula="of:=WEEKDAY([.A427:.A427])" office:value-type="float" office:value="4">
            <text:p>4</text:p>
          </table:table-cell>
          <table:table-cell table:formula="of:=ISOWEEKNUM([.A427];1)" office:value-type="float" office:value="37">
            <text:p>37</text:p>
          </table:table-cell>
          <table:table-cell table:formula="of:=MONTH([.A427])" office:value-type="float" office:value="9">
            <text:p>9</text:p>
          </table:table-cell>
          <table:table-cell table:formula="of:=YEAR([.A427])" office:value-type="float" office:value="2008">
            <text:p>2008</text:p>
          </table:table-cell>
          <table:table-cell table:formula="of:=[Sheet1.D427]" office:value-type="float" office:value="840.33">
            <text:p>840.33</text:p>
          </table:table-cell>
          <table:table-cell table:number-columns-repeated="10"/>
        </table:table-row>
        <table:table-row table:style-name="ro2">
          <table:table-cell table:formula="of:=[Sheet1.A428]" office:value-type="string" office:string-value="2008-09-11">
            <text:p>2008-09-11</text:p>
          </table:table-cell>
          <table:table-cell table:formula="of:=WEEKDAY([.A428:.A428])" office:value-type="float" office:value="5">
            <text:p>5</text:p>
          </table:table-cell>
          <table:table-cell table:formula="of:=ISOWEEKNUM([.A428];1)" office:value-type="float" office:value="37">
            <text:p>37</text:p>
          </table:table-cell>
          <table:table-cell table:formula="of:=MONTH([.A428])" office:value-type="float" office:value="9">
            <text:p>9</text:p>
          </table:table-cell>
          <table:table-cell table:formula="of:=YEAR([.A428])" office:value-type="float" office:value="2008">
            <text:p>2008</text:p>
          </table:table-cell>
          <table:table-cell table:formula="of:=[Sheet1.D428]" office:value-type="float" office:value="827.66">
            <text:p>827.66</text:p>
          </table:table-cell>
          <table:table-cell table:number-columns-repeated="10"/>
        </table:table-row>
        <table:table-row table:style-name="ro2">
          <table:table-cell table:formula="of:=[Sheet1.A429]" office:value-type="string" office:string-value="2008-09-12">
            <text:p>2008-09-12</text:p>
          </table:table-cell>
          <table:table-cell table:formula="of:=WEEKDAY([.A429:.A429])" office:value-type="float" office:value="6">
            <text:p>6</text:p>
          </table:table-cell>
          <table:table-cell table:formula="of:=ISOWEEKNUM([.A429];1)" office:value-type="float" office:value="37">
            <text:p>37</text:p>
          </table:table-cell>
          <table:table-cell table:formula="of:=MONTH([.A429])" office:value-type="float" office:value="9">
            <text:p>9</text:p>
          </table:table-cell>
          <table:table-cell table:formula="of:=YEAR([.A429])" office:value-type="float" office:value="2008">
            <text:p>2008</text:p>
          </table:table-cell>
          <table:table-cell table:formula="of:=[Sheet1.D429]" office:value-type="float" office:value="847.79">
            <text:p>847.79</text:p>
          </table:table-cell>
          <table:table-cell table:number-columns-repeated="10"/>
        </table:table-row>
        <table:table-row table:style-name="ro2">
          <table:table-cell table:formula="of:=[Sheet1.A430]" office:value-type="string" office:string-value="2008-09-15">
            <text:p>2008-09-15</text:p>
          </table:table-cell>
          <table:table-cell table:formula="of:=WEEKDAY([.A430:.A430])" office:value-type="float" office:value="2">
            <text:p>2</text:p>
          </table:table-cell>
          <table:table-cell table:formula="of:=ISOWEEKNUM([.A430];1)" office:value-type="float" office:value="38">
            <text:p>38</text:p>
          </table:table-cell>
          <table:table-cell table:formula="of:=MONTH([.A430])" office:value-type="float" office:value="9">
            <text:p>9</text:p>
          </table:table-cell>
          <table:table-cell table:formula="of:=YEAR([.A430])" office:value-type="float" office:value="2008">
            <text:p>2008</text:p>
          </table:table-cell>
          <table:table-cell table:formula="of:=[Sheet1.D430]" office:value-type="float" office:value="822.6">
            <text:p>822.60</text:p>
          </table:table-cell>
          <table:table-cell table:number-columns-repeated="10"/>
        </table:table-row>
        <table:table-row table:style-name="ro2">
          <table:table-cell table:formula="of:=[Sheet1.A431]" office:value-type="string" office:string-value="2008-09-16">
            <text:p>2008-09-16</text:p>
          </table:table-cell>
          <table:table-cell table:formula="of:=WEEKDAY([.A431:.A431])" office:value-type="float" office:value="3">
            <text:p>3</text:p>
          </table:table-cell>
          <table:table-cell table:formula="of:=ISOWEEKNUM([.A431];1)" office:value-type="float" office:value="38">
            <text:p>38</text:p>
          </table:table-cell>
          <table:table-cell table:formula="of:=MONTH([.A431])" office:value-type="float" office:value="9">
            <text:p>9</text:p>
          </table:table-cell>
          <table:table-cell table:formula="of:=YEAR([.A431])" office:value-type="float" office:value="2008">
            <text:p>2008</text:p>
          </table:table-cell>
          <table:table-cell table:formula="of:=[Sheet1.D431]" office:value-type="float" office:value="808.91">
            <text:p>808.91</text:p>
          </table:table-cell>
          <table:table-cell table:number-columns-repeated="10"/>
        </table:table-row>
        <table:table-row table:style-name="ro2">
          <table:table-cell table:formula="of:=[Sheet1.A432]" office:value-type="string" office:string-value="2008-09-17">
            <text:p>2008-09-17</text:p>
          </table:table-cell>
          <table:table-cell table:formula="of:=WEEKDAY([.A432:.A432])" office:value-type="float" office:value="4">
            <text:p>4</text:p>
          </table:table-cell>
          <table:table-cell table:formula="of:=ISOWEEKNUM([.A432];1)" office:value-type="float" office:value="38">
            <text:p>38</text:p>
          </table:table-cell>
          <table:table-cell table:formula="of:=MONTH([.A432])" office:value-type="float" office:value="9">
            <text:p>9</text:p>
          </table:table-cell>
          <table:table-cell table:formula="of:=YEAR([.A432])" office:value-type="float" office:value="2008">
            <text:p>2008</text:p>
          </table:table-cell>
          <table:table-cell table:formula="of:=[Sheet1.D432]" office:value-type="float" office:value="779.37">
            <text:p>779.37</text:p>
          </table:table-cell>
          <table:table-cell table:number-columns-repeated="10"/>
        </table:table-row>
        <table:table-row table:style-name="ro2">
          <table:table-cell table:formula="of:=[Sheet1.A433]" office:value-type="string" office:string-value="2008-09-18">
            <text:p>2008-09-18</text:p>
          </table:table-cell>
          <table:table-cell table:formula="of:=WEEKDAY([.A433:.A433])" office:value-type="float" office:value="5">
            <text:p>5</text:p>
          </table:table-cell>
          <table:table-cell table:formula="of:=ISOWEEKNUM([.A433];1)" office:value-type="float" office:value="38">
            <text:p>38</text:p>
          </table:table-cell>
          <table:table-cell table:formula="of:=MONTH([.A433])" office:value-type="float" office:value="9">
            <text:p>9</text:p>
          </table:table-cell>
          <table:table-cell table:formula="of:=YEAR([.A433])" office:value-type="float" office:value="2008">
            <text:p>2008</text:p>
          </table:table-cell>
          <table:table-cell table:formula="of:=[Sheet1.D433]" office:value-type="float" office:value="781.53">
            <text:p>781.53</text:p>
          </table:table-cell>
          <table:table-cell table:number-columns-repeated="10"/>
        </table:table-row>
        <table:table-row table:style-name="ro2">
          <table:table-cell table:formula="of:=[Sheet1.A434]" office:value-type="string" office:string-value="2008-09-19">
            <text:p>2008-09-19</text:p>
          </table:table-cell>
          <table:table-cell table:formula="of:=WEEKDAY([.A434:.A434])" office:value-type="float" office:value="6">
            <text:p>6</text:p>
          </table:table-cell>
          <table:table-cell table:formula="of:=ISOWEEKNUM([.A434];1)" office:value-type="float" office:value="38">
            <text:p>38</text:p>
          </table:table-cell>
          <table:table-cell table:formula="of:=MONTH([.A434])" office:value-type="float" office:value="9">
            <text:p>9</text:p>
          </table:table-cell>
          <table:table-cell table:formula="of:=YEAR([.A434])" office:value-type="float" office:value="2008">
            <text:p>2008</text:p>
          </table:table-cell>
          <table:table-cell table:formula="of:=[Sheet1.D434]" office:value-type="float" office:value="851.72">
            <text:p>851.72</text:p>
          </table:table-cell>
          <table:table-cell table:number-columns-repeated="10"/>
        </table:table-row>
        <table:table-row table:style-name="ro2">
          <table:table-cell table:formula="of:=[Sheet1.A435]" office:value-type="string" office:string-value="2008-09-22">
            <text:p>2008-09-22</text:p>
          </table:table-cell>
          <table:table-cell table:formula="of:=WEEKDAY([.A435:.A435])" office:value-type="float" office:value="2">
            <text:p>2</text:p>
          </table:table-cell>
          <table:table-cell table:formula="of:=ISOWEEKNUM([.A435];1)" office:value-type="float" office:value="39">
            <text:p>39</text:p>
          </table:table-cell>
          <table:table-cell table:formula="of:=MONTH([.A435])" office:value-type="float" office:value="9">
            <text:p>9</text:p>
          </table:table-cell>
          <table:table-cell table:formula="of:=YEAR([.A435])" office:value-type="float" office:value="2008">
            <text:p>2008</text:p>
          </table:table-cell>
          <table:table-cell table:formula="of:=[Sheet1.D435]" office:value-type="float" office:value="836.43">
            <text:p>836.43</text:p>
          </table:table-cell>
          <table:table-cell table:number-columns-repeated="10"/>
        </table:table-row>
        <table:table-row table:style-name="ro2">
          <table:table-cell table:formula="of:=[Sheet1.A436]" office:value-type="string" office:string-value="2008-09-23">
            <text:p>2008-09-23</text:p>
          </table:table-cell>
          <table:table-cell table:formula="of:=WEEKDAY([.A436:.A436])" office:value-type="float" office:value="3">
            <text:p>3</text:p>
          </table:table-cell>
          <table:table-cell table:formula="of:=ISOWEEKNUM([.A436];1)" office:value-type="float" office:value="39">
            <text:p>39</text:p>
          </table:table-cell>
          <table:table-cell table:formula="of:=MONTH([.A436])" office:value-type="float" office:value="9">
            <text:p>9</text:p>
          </table:table-cell>
          <table:table-cell table:formula="of:=YEAR([.A436])" office:value-type="float" office:value="2008">
            <text:p>2008</text:p>
          </table:table-cell>
          <table:table-cell table:formula="of:=[Sheet1.D436]" office:value-type="float" office:value="821.11">
            <text:p>821.11</text:p>
          </table:table-cell>
          <table:table-cell table:number-columns-repeated="10"/>
        </table:table-row>
        <table:table-row table:style-name="ro2">
          <table:table-cell table:formula="of:=[Sheet1.A437]" office:value-type="string" office:string-value="2008-09-24">
            <text:p>2008-09-24</text:p>
          </table:table-cell>
          <table:table-cell table:formula="of:=WEEKDAY([.A437:.A437])" office:value-type="float" office:value="4">
            <text:p>4</text:p>
          </table:table-cell>
          <table:table-cell table:formula="of:=ISOWEEKNUM([.A437];1)" office:value-type="float" office:value="39">
            <text:p>39</text:p>
          </table:table-cell>
          <table:table-cell table:formula="of:=MONTH([.A437])" office:value-type="float" office:value="9">
            <text:p>9</text:p>
          </table:table-cell>
          <table:table-cell table:formula="of:=YEAR([.A437])" office:value-type="float" office:value="2008">
            <text:p>2008</text:p>
          </table:table-cell>
          <table:table-cell table:formula="of:=[Sheet1.D437]" office:value-type="float" office:value="816.7">
            <text:p>816.70</text:p>
          </table:table-cell>
          <table:table-cell table:number-columns-repeated="10"/>
        </table:table-row>
        <table:table-row table:style-name="ro2">
          <table:table-cell table:formula="of:=[Sheet1.A438]" office:value-type="string" office:string-value="2008-09-25">
            <text:p>2008-09-25</text:p>
          </table:table-cell>
          <table:table-cell table:formula="of:=WEEKDAY([.A438:.A438])" office:value-type="float" office:value="5">
            <text:p>5</text:p>
          </table:table-cell>
          <table:table-cell table:formula="of:=ISOWEEKNUM([.A438];1)" office:value-type="float" office:value="39">
            <text:p>39</text:p>
          </table:table-cell>
          <table:table-cell table:formula="of:=MONTH([.A438])" office:value-type="float" office:value="9">
            <text:p>9</text:p>
          </table:table-cell>
          <table:table-cell table:formula="of:=YEAR([.A438])" office:value-type="float" office:value="2008">
            <text:p>2008</text:p>
          </table:table-cell>
          <table:table-cell table:formula="of:=[Sheet1.D438]" office:value-type="float" office:value="836.86">
            <text:p>836.86</text:p>
          </table:table-cell>
          <table:table-cell table:number-columns-repeated="10"/>
        </table:table-row>
        <table:table-row table:style-name="ro2">
          <table:table-cell table:formula="of:=[Sheet1.A439]" office:value-type="string" office:string-value="2008-09-26">
            <text:p>2008-09-26</text:p>
          </table:table-cell>
          <table:table-cell table:formula="of:=WEEKDAY([.A439:.A439])" office:value-type="float" office:value="6">
            <text:p>6</text:p>
          </table:table-cell>
          <table:table-cell table:formula="of:=ISOWEEKNUM([.A439];1)" office:value-type="float" office:value="39">
            <text:p>39</text:p>
          </table:table-cell>
          <table:table-cell table:formula="of:=MONTH([.A439])" office:value-type="float" office:value="9">
            <text:p>9</text:p>
          </table:table-cell>
          <table:table-cell table:formula="of:=YEAR([.A439])" office:value-type="float" office:value="2008">
            <text:p>2008</text:p>
          </table:table-cell>
          <table:table-cell table:formula="of:=[Sheet1.D439]" office:value-type="float" office:value="821.38">
            <text:p>821.38</text:p>
          </table:table-cell>
          <table:table-cell table:number-columns-repeated="10"/>
        </table:table-row>
        <table:table-row table:style-name="ro2">
          <table:table-cell table:formula="of:=[Sheet1.A440]" office:value-type="string" office:string-value="2008-09-29">
            <text:p>2008-09-29</text:p>
          </table:table-cell>
          <table:table-cell table:formula="of:=WEEKDAY([.A440:.A440])" office:value-type="float" office:value="2">
            <text:p>2</text:p>
          </table:table-cell>
          <table:table-cell table:formula="of:=ISOWEEKNUM([.A440];1)" office:value-type="float" office:value="40">
            <text:p>40</text:p>
          </table:table-cell>
          <table:table-cell table:formula="of:=MONTH([.A440])" office:value-type="float" office:value="9">
            <text:p>9</text:p>
          </table:table-cell>
          <table:table-cell table:formula="of:=YEAR([.A440])" office:value-type="float" office:value="2008">
            <text:p>2008</text:p>
          </table:table-cell>
          <table:table-cell table:formula="of:=[Sheet1.D440]" office:value-type="float" office:value="774.33">
            <text:p>774.33</text:p>
          </table:table-cell>
          <table:table-cell table:number-columns-repeated="10"/>
        </table:table-row>
        <table:table-row table:style-name="ro2">
          <table:table-cell table:formula="of:=[Sheet1.A441]" office:value-type="string" office:string-value="2008-09-30">
            <text:p>2008-09-30</text:p>
          </table:table-cell>
          <table:table-cell table:formula="of:=WEEKDAY([.A441:.A441])" office:value-type="float" office:value="3">
            <text:p>3</text:p>
          </table:table-cell>
          <table:table-cell table:formula="of:=ISOWEEKNUM([.A441];1)" office:value-type="float" office:value="40">
            <text:p>40</text:p>
          </table:table-cell>
          <table:table-cell table:formula="of:=MONTH([.A441])" office:value-type="float" office:value="9">
            <text:p>9</text:p>
          </table:table-cell>
          <table:table-cell table:formula="of:=YEAR([.A441])" office:value-type="float" office:value="2008">
            <text:p>2008</text:p>
          </table:table-cell>
          <table:table-cell table:formula="of:=[Sheet1.D441]" office:value-type="float" office:value="768.49">
            <text:p>768.49</text:p>
          </table:table-cell>
          <table:table-cell table:number-columns-repeated="10"/>
        </table:table-row>
        <table:table-row table:style-name="ro2">
          <table:table-cell table:formula="of:=[Sheet1.A442]" office:value-type="string" office:string-value="2008-10-01">
            <text:p>2008-10-01</text:p>
          </table:table-cell>
          <table:table-cell table:formula="of:=WEEKDAY([.A442:.A442])" office:value-type="float" office:value="4">
            <text:p>4</text:p>
          </table:table-cell>
          <table:table-cell table:formula="of:=ISOWEEKNUM([.A442];1)" office:value-type="float" office:value="40">
            <text:p>40</text:p>
          </table:table-cell>
          <table:table-cell table:formula="of:=MONTH([.A442])" office:value-type="float" office:value="10">
            <text:p>10</text:p>
          </table:table-cell>
          <table:table-cell table:formula="of:=YEAR([.A442])" office:value-type="float" office:value="2008">
            <text:p>2008</text:p>
          </table:table-cell>
          <table:table-cell table:formula="of:=[Sheet1.D442]" office:value-type="float" office:value="769.33">
            <text:p>769.33</text:p>
          </table:table-cell>
          <table:table-cell table:number-columns-repeated="10"/>
        </table:table-row>
        <table:table-row table:style-name="ro2">
          <table:table-cell table:formula="of:=[Sheet1.A443]" office:value-type="string" office:string-value="2008-10-02">
            <text:p>2008-10-02</text:p>
          </table:table-cell>
          <table:table-cell table:formula="of:=WEEKDAY([.A443:.A443])" office:value-type="float" office:value="5">
            <text:p>5</text:p>
          </table:table-cell>
          <table:table-cell table:formula="of:=ISOWEEKNUM([.A443];1)" office:value-type="float" office:value="40">
            <text:p>40</text:p>
          </table:table-cell>
          <table:table-cell table:formula="of:=MONTH([.A443])" office:value-type="float" office:value="10">
            <text:p>10</text:p>
          </table:table-cell>
          <table:table-cell table:formula="of:=YEAR([.A443])" office:value-type="float" office:value="2008">
            <text:p>2008</text:p>
          </table:table-cell>
          <table:table-cell table:formula="of:=[Sheet1.D443]" office:value-type="float" office:value="761.69">
            <text:p>761.69</text:p>
          </table:table-cell>
          <table:table-cell table:number-columns-repeated="10"/>
        </table:table-row>
        <table:table-row table:style-name="ro2">
          <table:table-cell table:formula="of:=[Sheet1.A444]" office:value-type="string" office:string-value="2008-10-03">
            <text:p>2008-10-03</text:p>
          </table:table-cell>
          <table:table-cell table:formula="of:=WEEKDAY([.A444:.A444])" office:value-type="float" office:value="6">
            <text:p>6</text:p>
          </table:table-cell>
          <table:table-cell table:formula="of:=ISOWEEKNUM([.A444];1)" office:value-type="float" office:value="40">
            <text:p>40</text:p>
          </table:table-cell>
          <table:table-cell table:formula="of:=MONTH([.A444])" office:value-type="float" office:value="10">
            <text:p>10</text:p>
          </table:table-cell>
          <table:table-cell table:formula="of:=YEAR([.A444])" office:value-type="float" office:value="2008">
            <text:p>2008</text:p>
          </table:table-cell>
          <table:table-cell table:formula="of:=[Sheet1.D444]" office:value-type="float" office:value="780.39">
            <text:p>780.39</text:p>
          </table:table-cell>
          <table:table-cell table:number-columns-repeated="10"/>
        </table:table-row>
        <table:table-row table:style-name="ro2">
          <table:table-cell table:formula="of:=[Sheet1.A445]" office:value-type="string" office:string-value="2008-10-06">
            <text:p>2008-10-06</text:p>
          </table:table-cell>
          <table:table-cell table:formula="of:=WEEKDAY([.A445:.A445])" office:value-type="float" office:value="2">
            <text:p>2</text:p>
          </table:table-cell>
          <table:table-cell table:formula="of:=ISOWEEKNUM([.A445];1)" office:value-type="float" office:value="41">
            <text:p>41</text:p>
          </table:table-cell>
          <table:table-cell table:formula="of:=MONTH([.A445])" office:value-type="float" office:value="10">
            <text:p>10</text:p>
          </table:table-cell>
          <table:table-cell table:formula="of:=YEAR([.A445])" office:value-type="float" office:value="2008">
            <text:p>2008</text:p>
          </table:table-cell>
          <table:table-cell table:formula="of:=[Sheet1.D445]" office:value-type="float" office:value="723.91">
            <text:p>723.91</text:p>
          </table:table-cell>
          <table:table-cell table:number-columns-repeated="10"/>
        </table:table-row>
        <table:table-row table:style-name="ro2">
          <table:table-cell table:formula="of:=[Sheet1.A446]" office:value-type="string" office:string-value="2008-10-07">
            <text:p>2008-10-07</text:p>
          </table:table-cell>
          <table:table-cell table:formula="of:=WEEKDAY([.A446:.A446])" office:value-type="float" office:value="3">
            <text:p>3</text:p>
          </table:table-cell>
          <table:table-cell table:formula="of:=ISOWEEKNUM([.A446];1)" office:value-type="float" office:value="41">
            <text:p>41</text:p>
          </table:table-cell>
          <table:table-cell table:formula="of:=MONTH([.A446])" office:value-type="float" office:value="10">
            <text:p>10</text:p>
          </table:table-cell>
          <table:table-cell table:formula="of:=YEAR([.A446])" office:value-type="float" office:value="2008">
            <text:p>2008</text:p>
          </table:table-cell>
          <table:table-cell table:formula="of:=[Sheet1.D446]" office:value-type="float" office:value="707.21">
            <text:p>707.21</text:p>
          </table:table-cell>
          <table:table-cell table:number-columns-repeated="10"/>
        </table:table-row>
        <table:table-row table:style-name="ro2">
          <table:table-cell table:formula="of:=[Sheet1.A447]" office:value-type="string" office:string-value="2008-10-08">
            <text:p>2008-10-08</text:p>
          </table:table-cell>
          <table:table-cell table:formula="of:=WEEKDAY([.A447:.A447])" office:value-type="float" office:value="4">
            <text:p>4</text:p>
          </table:table-cell>
          <table:table-cell table:formula="of:=ISOWEEKNUM([.A447];1)" office:value-type="float" office:value="41">
            <text:p>41</text:p>
          </table:table-cell>
          <table:table-cell table:formula="of:=MONTH([.A447])" office:value-type="float" office:value="10">
            <text:p>10</text:p>
          </table:table-cell>
          <table:table-cell table:formula="of:=YEAR([.A447])" office:value-type="float" office:value="2008">
            <text:p>2008</text:p>
          </table:table-cell>
          <table:table-cell table:formula="of:=[Sheet1.D447]" office:value-type="float" office:value="663.69">
            <text:p>663.69</text:p>
          </table:table-cell>
          <table:table-cell table:number-columns-repeated="10"/>
        </table:table-row>
        <table:table-row table:style-name="ro2">
          <table:table-cell table:formula="of:=[Sheet1.A448]" office:value-type="string" office:string-value="2008-10-09">
            <text:p>2008-10-09</text:p>
          </table:table-cell>
          <table:table-cell table:formula="of:=WEEKDAY([.A448:.A448])" office:value-type="float" office:value="5">
            <text:p>5</text:p>
          </table:table-cell>
          <table:table-cell table:formula="of:=ISOWEEKNUM([.A448];1)" office:value-type="float" office:value="41">
            <text:p>41</text:p>
          </table:table-cell>
          <table:table-cell table:formula="of:=MONTH([.A448])" office:value-type="float" office:value="10">
            <text:p>10</text:p>
          </table:table-cell>
          <table:table-cell table:formula="of:=YEAR([.A448])" office:value-type="float" office:value="2008">
            <text:p>2008</text:p>
          </table:table-cell>
          <table:table-cell table:formula="of:=[Sheet1.D448]" office:value-type="float" office:value="659.07">
            <text:p>659.07</text:p>
          </table:table-cell>
          <table:table-cell table:number-columns-repeated="10"/>
        </table:table-row>
        <table:table-row table:style-name="ro2">
          <table:table-cell table:formula="of:=[Sheet1.A449]" office:value-type="string" office:string-value="2008-10-10">
            <text:p>2008-10-10</text:p>
          </table:table-cell>
          <table:table-cell table:formula="of:=WEEKDAY([.A449:.A449])" office:value-type="float" office:value="6">
            <text:p>6</text:p>
          </table:table-cell>
          <table:table-cell table:formula="of:=ISOWEEKNUM([.A449];1)" office:value-type="float" office:value="41">
            <text:p>41</text:p>
          </table:table-cell>
          <table:table-cell table:formula="of:=MONTH([.A449])" office:value-type="float" office:value="10">
            <text:p>10</text:p>
          </table:table-cell>
          <table:table-cell table:formula="of:=YEAR([.A449])" office:value-type="float" office:value="2008">
            <text:p>2008</text:p>
          </table:table-cell>
          <table:table-cell table:formula="of:=[Sheet1.D449]" office:value-type="float" office:value="622.98">
            <text:p>622.98</text:p>
          </table:table-cell>
          <table:table-cell table:number-columns-repeated="10"/>
        </table:table-row>
        <table:table-row table:style-name="ro2">
          <table:table-cell table:formula="of:=[Sheet1.A450]" office:value-type="string" office:string-value="2008-10-13">
            <text:p>2008-10-13</text:p>
          </table:table-cell>
          <table:table-cell table:formula="of:=WEEKDAY([.A450:.A450])" office:value-type="float" office:value="2">
            <text:p>2</text:p>
          </table:table-cell>
          <table:table-cell table:formula="of:=ISOWEEKNUM([.A450];1)" office:value-type="float" office:value="42">
            <text:p>42</text:p>
          </table:table-cell>
          <table:table-cell table:formula="of:=MONTH([.A450])" office:value-type="float" office:value="10">
            <text:p>10</text:p>
          </table:table-cell>
          <table:table-cell table:formula="of:=YEAR([.A450])" office:value-type="float" office:value="2008">
            <text:p>2008</text:p>
          </table:table-cell>
          <table:table-cell table:formula="of:=[Sheet1.D450]" office:value-type="float" office:value="675.85">
            <text:p>675.85</text:p>
          </table:table-cell>
          <table:table-cell table:number-columns-repeated="10"/>
        </table:table-row>
        <table:table-row table:style-name="ro2">
          <table:table-cell table:formula="of:=[Sheet1.A451]" office:value-type="string" office:string-value="2008-10-14">
            <text:p>2008-10-14</text:p>
          </table:table-cell>
          <table:table-cell table:formula="of:=WEEKDAY([.A451:.A451])" office:value-type="float" office:value="3">
            <text:p>3</text:p>
          </table:table-cell>
          <table:table-cell table:formula="of:=ISOWEEKNUM([.A451];1)" office:value-type="float" office:value="42">
            <text:p>42</text:p>
          </table:table-cell>
          <table:table-cell table:formula="of:=MONTH([.A451])" office:value-type="float" office:value="10">
            <text:p>10</text:p>
          </table:table-cell>
          <table:table-cell table:formula="of:=YEAR([.A451])" office:value-type="float" office:value="2008">
            <text:p>2008</text:p>
          </table:table-cell>
          <table:table-cell table:formula="of:=[Sheet1.D451]" office:value-type="float" office:value="686.24">
            <text:p>686.24</text:p>
          </table:table-cell>
          <table:table-cell table:number-columns-repeated="10"/>
        </table:table-row>
        <table:table-row table:style-name="ro2">
          <table:table-cell table:formula="of:=[Sheet1.A452]" office:value-type="string" office:string-value="2008-10-15">
            <text:p>2008-10-15</text:p>
          </table:table-cell>
          <table:table-cell table:formula="of:=WEEKDAY([.A452:.A452])" office:value-type="float" office:value="4">
            <text:p>4</text:p>
          </table:table-cell>
          <table:table-cell table:formula="of:=ISOWEEKNUM([.A452];1)" office:value-type="float" office:value="42">
            <text:p>42</text:p>
          </table:table-cell>
          <table:table-cell table:formula="of:=MONTH([.A452])" office:value-type="float" office:value="10">
            <text:p>10</text:p>
          </table:table-cell>
          <table:table-cell table:formula="of:=YEAR([.A452])" office:value-type="float" office:value="2008">
            <text:p>2008</text:p>
          </table:table-cell>
          <table:table-cell table:formula="of:=[Sheet1.D452]" office:value-type="float" office:value="647.03">
            <text:p>647.03</text:p>
          </table:table-cell>
          <table:table-cell table:number-columns-repeated="10"/>
        </table:table-row>
        <table:table-row table:style-name="ro2">
          <table:table-cell table:formula="of:=[Sheet1.A453]" office:value-type="string" office:string-value="2008-10-16">
            <text:p>2008-10-16</text:p>
          </table:table-cell>
          <table:table-cell table:formula="of:=WEEKDAY([.A453:.A453])" office:value-type="float" office:value="5">
            <text:p>5</text:p>
          </table:table-cell>
          <table:table-cell table:formula="of:=ISOWEEKNUM([.A453];1)" office:value-type="float" office:value="42">
            <text:p>42</text:p>
          </table:table-cell>
          <table:table-cell table:formula="of:=MONTH([.A453])" office:value-type="float" office:value="10">
            <text:p>10</text:p>
          </table:table-cell>
          <table:table-cell table:formula="of:=YEAR([.A453])" office:value-type="float" office:value="2008">
            <text:p>2008</text:p>
          </table:table-cell>
          <table:table-cell table:formula="of:=[Sheet1.D453]" office:value-type="float" office:value="627.55">
            <text:p>627.55</text:p>
          </table:table-cell>
          <table:table-cell table:number-columns-repeated="10"/>
        </table:table-row>
        <table:table-row table:style-name="ro2">
          <table:table-cell table:formula="of:=[Sheet1.A454]" office:value-type="string" office:string-value="2008-10-17">
            <text:p>2008-10-17</text:p>
          </table:table-cell>
          <table:table-cell table:formula="of:=WEEKDAY([.A454:.A454])" office:value-type="float" office:value="6">
            <text:p>6</text:p>
          </table:table-cell>
          <table:table-cell table:formula="of:=ISOWEEKNUM([.A454];1)" office:value-type="float" office:value="42">
            <text:p>42</text:p>
          </table:table-cell>
          <table:table-cell table:formula="of:=MONTH([.A454])" office:value-type="float" office:value="10">
            <text:p>10</text:p>
          </table:table-cell>
          <table:table-cell table:formula="of:=YEAR([.A454])" office:value-type="float" office:value="2008">
            <text:p>2008</text:p>
          </table:table-cell>
          <table:table-cell table:formula="of:=[Sheet1.D454]" office:value-type="float" office:value="632.34">
            <text:p>632.34</text:p>
          </table:table-cell>
          <table:table-cell table:number-columns-repeated="10"/>
        </table:table-row>
        <table:table-row table:style-name="ro2">
          <table:table-cell table:formula="of:=[Sheet1.A455]" office:value-type="string" office:string-value="2008-10-20">
            <text:p>2008-10-20</text:p>
          </table:table-cell>
          <table:table-cell table:formula="of:=WEEKDAY([.A455:.A455])" office:value-type="float" office:value="2">
            <text:p>2</text:p>
          </table:table-cell>
          <table:table-cell table:formula="of:=ISOWEEKNUM([.A455];1)" office:value-type="float" office:value="43">
            <text:p>43</text:p>
          </table:table-cell>
          <table:table-cell table:formula="of:=MONTH([.A455])" office:value-type="float" office:value="10">
            <text:p>10</text:p>
          </table:table-cell>
          <table:table-cell table:formula="of:=YEAR([.A455])" office:value-type="float" office:value="2008">
            <text:p>2008</text:p>
          </table:table-cell>
          <table:table-cell table:formula="of:=[Sheet1.D455]" office:value-type="float" office:value="661.7">
            <text:p>661.70</text:p>
          </table:table-cell>
          <table:table-cell table:number-columns-repeated="10"/>
        </table:table-row>
        <table:table-row table:style-name="ro2">
          <table:table-cell table:formula="of:=[Sheet1.A456]" office:value-type="string" office:string-value="2008-10-21">
            <text:p>2008-10-21</text:p>
          </table:table-cell>
          <table:table-cell table:formula="of:=WEEKDAY([.A456:.A456])" office:value-type="float" office:value="3">
            <text:p>3</text:p>
          </table:table-cell>
          <table:table-cell table:formula="of:=ISOWEEKNUM([.A456];1)" office:value-type="float" office:value="43">
            <text:p>43</text:p>
          </table:table-cell>
          <table:table-cell table:formula="of:=MONTH([.A456])" office:value-type="float" office:value="10">
            <text:p>10</text:p>
          </table:table-cell>
          <table:table-cell table:formula="of:=YEAR([.A456])" office:value-type="float" office:value="2008">
            <text:p>2008</text:p>
          </table:table-cell>
          <table:table-cell table:formula="of:=[Sheet1.D456]" office:value-type="float" office:value="666.8">
            <text:p>666.80</text:p>
          </table:table-cell>
          <table:table-cell table:number-columns-repeated="10"/>
        </table:table-row>
        <table:table-row table:style-name="ro2">
          <table:table-cell table:formula="of:=[Sheet1.A457]" office:value-type="string" office:string-value="2008-10-22">
            <text:p>2008-10-22</text:p>
          </table:table-cell>
          <table:table-cell table:formula="of:=WEEKDAY([.A457:.A457])" office:value-type="float" office:value="4">
            <text:p>4</text:p>
          </table:table-cell>
          <table:table-cell table:formula="of:=ISOWEEKNUM([.A457];1)" office:value-type="float" office:value="43">
            <text:p>43</text:p>
          </table:table-cell>
          <table:table-cell table:formula="of:=MONTH([.A457])" office:value-type="float" office:value="10">
            <text:p>10</text:p>
          </table:table-cell>
          <table:table-cell table:formula="of:=YEAR([.A457])" office:value-type="float" office:value="2008">
            <text:p>2008</text:p>
          </table:table-cell>
          <table:table-cell table:formula="of:=[Sheet1.D457]" office:value-type="float" office:value="642.19">
            <text:p>642.19</text:p>
          </table:table-cell>
          <table:table-cell table:number-columns-repeated="10"/>
        </table:table-row>
        <table:table-row table:style-name="ro2">
          <table:table-cell table:formula="of:=[Sheet1.A458]" office:value-type="string" office:string-value="2008-10-23">
            <text:p>2008-10-23</text:p>
          </table:table-cell>
          <table:table-cell table:formula="of:=WEEKDAY([.A458:.A458])" office:value-type="float" office:value="5">
            <text:p>5</text:p>
          </table:table-cell>
          <table:table-cell table:formula="of:=ISOWEEKNUM([.A458];1)" office:value-type="float" office:value="43">
            <text:p>43</text:p>
          </table:table-cell>
          <table:table-cell table:formula="of:=MONTH([.A458])" office:value-type="float" office:value="10">
            <text:p>10</text:p>
          </table:table-cell>
          <table:table-cell table:formula="of:=YEAR([.A458])" office:value-type="float" office:value="2008">
            <text:p>2008</text:p>
          </table:table-cell>
          <table:table-cell table:formula="of:=[Sheet1.D458]" office:value-type="float" office:value="631.19">
            <text:p>631.19</text:p>
          </table:table-cell>
          <table:table-cell table:number-columns-repeated="10"/>
        </table:table-row>
        <table:table-row table:style-name="ro2">
          <table:table-cell table:formula="of:=[Sheet1.A459]" office:value-type="string" office:string-value="2008-10-24">
            <text:p>2008-10-24</text:p>
          </table:table-cell>
          <table:table-cell table:formula="of:=WEEKDAY([.A459:.A459])" office:value-type="float" office:value="6">
            <text:p>6</text:p>
          </table:table-cell>
          <table:table-cell table:formula="of:=ISOWEEKNUM([.A459];1)" office:value-type="float" office:value="43">
            <text:p>43</text:p>
          </table:table-cell>
          <table:table-cell table:formula="of:=MONTH([.A459])" office:value-type="float" office:value="10">
            <text:p>10</text:p>
          </table:table-cell>
          <table:table-cell table:formula="of:=YEAR([.A459])" office:value-type="float" office:value="2008">
            <text:p>2008</text:p>
          </table:table-cell>
          <table:table-cell table:formula="of:=[Sheet1.D459]" office:value-type="float" office:value="593.87">
            <text:p>593.87</text:p>
          </table:table-cell>
          <table:table-cell table:number-columns-repeated="10"/>
        </table:table-row>
        <table:table-row table:style-name="ro2">
          <table:table-cell table:formula="of:=[Sheet1.A460]" office:value-type="string" office:string-value="2008-10-27">
            <text:p>2008-10-27</text:p>
          </table:table-cell>
          <table:table-cell table:formula="of:=WEEKDAY([.A460:.A460])" office:value-type="float" office:value="2">
            <text:p>2</text:p>
          </table:table-cell>
          <table:table-cell table:formula="of:=ISOWEEKNUM([.A460];1)" office:value-type="float" office:value="44">
            <text:p>44</text:p>
          </table:table-cell>
          <table:table-cell table:formula="of:=MONTH([.A460])" office:value-type="float" office:value="10">
            <text:p>10</text:p>
          </table:table-cell>
          <table:table-cell table:formula="of:=YEAR([.A460])" office:value-type="float" office:value="2008">
            <text:p>2008</text:p>
          </table:table-cell>
          <table:table-cell table:formula="of:=[Sheet1.D460]" office:value-type="float" office:value="575.71">
            <text:p>575.71</text:p>
          </table:table-cell>
          <table:table-cell table:number-columns-repeated="10"/>
        </table:table-row>
        <table:table-row table:style-name="ro2">
          <table:table-cell table:formula="of:=[Sheet1.A461]" office:value-type="string" office:string-value="2008-10-28">
            <text:p>2008-10-28</text:p>
          </table:table-cell>
          <table:table-cell table:formula="of:=WEEKDAY([.A461:.A461])" office:value-type="float" office:value="3">
            <text:p>3</text:p>
          </table:table-cell>
          <table:table-cell table:formula="of:=ISOWEEKNUM([.A461];1)" office:value-type="float" office:value="44">
            <text:p>44</text:p>
          </table:table-cell>
          <table:table-cell table:formula="of:=MONTH([.A461])" office:value-type="float" office:value="10">
            <text:p>10</text:p>
          </table:table-cell>
          <table:table-cell table:formula="of:=YEAR([.A461])" office:value-type="float" office:value="2008">
            <text:p>2008</text:p>
          </table:table-cell>
          <table:table-cell table:formula="of:=[Sheet1.D461]" office:value-type="float" office:value="582.5">
            <text:p>582.50</text:p>
          </table:table-cell>
          <table:table-cell table:number-columns-repeated="10"/>
        </table:table-row>
        <table:table-row table:style-name="ro2">
          <table:table-cell table:formula="of:=[Sheet1.A462]" office:value-type="string" office:string-value="2008-10-29">
            <text:p>2008-10-29</text:p>
          </table:table-cell>
          <table:table-cell table:formula="of:=WEEKDAY([.A462:.A462])" office:value-type="float" office:value="4">
            <text:p>4</text:p>
          </table:table-cell>
          <table:table-cell table:formula="of:=ISOWEEKNUM([.A462];1)" office:value-type="float" office:value="44">
            <text:p>44</text:p>
          </table:table-cell>
          <table:table-cell table:formula="of:=MONTH([.A462])" office:value-type="float" office:value="10">
            <text:p>10</text:p>
          </table:table-cell>
          <table:table-cell table:formula="of:=YEAR([.A462])" office:value-type="float" office:value="2008">
            <text:p>2008</text:p>
          </table:table-cell>
          <table:table-cell table:formula="of:=[Sheet1.D462]" office:value-type="float" office:value="615.67">
            <text:p>615.67</text:p>
          </table:table-cell>
          <table:table-cell table:number-columns-repeated="10"/>
        </table:table-row>
        <table:table-row table:style-name="ro2">
          <table:table-cell table:formula="of:=[Sheet1.A463]" office:value-type="string" office:string-value="2008-10-30">
            <text:p>2008-10-30</text:p>
          </table:table-cell>
          <table:table-cell table:formula="of:=WEEKDAY([.A463:.A463])" office:value-type="float" office:value="5">
            <text:p>5</text:p>
          </table:table-cell>
          <table:table-cell table:formula="of:=ISOWEEKNUM([.A463];1)" office:value-type="float" office:value="44">
            <text:p>44</text:p>
          </table:table-cell>
          <table:table-cell table:formula="of:=MONTH([.A463])" office:value-type="float" office:value="10">
            <text:p>10</text:p>
          </table:table-cell>
          <table:table-cell table:formula="of:=YEAR([.A463])" office:value-type="float" office:value="2008">
            <text:p>2008</text:p>
          </table:table-cell>
          <table:table-cell table:formula="of:=[Sheet1.D463]" office:value-type="float" office:value="646.09">
            <text:p>646.09</text:p>
          </table:table-cell>
          <table:table-cell table:number-columns-repeated="10"/>
        </table:table-row>
        <table:table-row table:style-name="ro2">
          <table:table-cell table:formula="of:=[Sheet1.A464]" office:value-type="string" office:string-value="2008-10-31">
            <text:p>2008-10-31</text:p>
          </table:table-cell>
          <table:table-cell table:formula="of:=WEEKDAY([.A464:.A464])" office:value-type="float" office:value="6">
            <text:p>6</text:p>
          </table:table-cell>
          <table:table-cell table:formula="of:=ISOWEEKNUM([.A464];1)" office:value-type="float" office:value="44">
            <text:p>44</text:p>
          </table:table-cell>
          <table:table-cell table:formula="of:=MONTH([.A464])" office:value-type="float" office:value="10">
            <text:p>10</text:p>
          </table:table-cell>
          <table:table-cell table:formula="of:=YEAR([.A464])" office:value-type="float" office:value="2008">
            <text:p>2008</text:p>
          </table:table-cell>
          <table:table-cell table:formula="of:=[Sheet1.D464]" office:value-type="float" office:value="638.91">
            <text:p>638.91</text:p>
          </table:table-cell>
          <table:table-cell table:number-columns-repeated="10"/>
        </table:table-row>
        <table:table-row table:style-name="ro2">
          <table:table-cell table:formula="of:=[Sheet1.A465]" office:value-type="string" office:string-value="2008-11-03">
            <text:p>2008-11-03</text:p>
          </table:table-cell>
          <table:table-cell table:formula="of:=WEEKDAY([.A465:.A465])" office:value-type="float" office:value="2">
            <text:p>2</text:p>
          </table:table-cell>
          <table:table-cell table:formula="of:=ISOWEEKNUM([.A465];1)" office:value-type="float" office:value="45">
            <text:p>45</text:p>
          </table:table-cell>
          <table:table-cell table:formula="of:=MONTH([.A465])" office:value-type="float" office:value="11">
            <text:p>11</text:p>
          </table:table-cell>
          <table:table-cell table:formula="of:=YEAR([.A465])" office:value-type="float" office:value="2008">
            <text:p>2008</text:p>
          </table:table-cell>
          <table:table-cell table:formula="of:=[Sheet1.D465]" office:value-type="float" office:value="667.88">
            <text:p>667.88</text:p>
          </table:table-cell>
          <table:table-cell table:number-columns-repeated="10"/>
        </table:table-row>
        <table:table-row table:style-name="ro2">
          <table:table-cell table:formula="of:=[Sheet1.A466]" office:value-type="string" office:string-value="2008-11-04">
            <text:p>2008-11-04</text:p>
          </table:table-cell>
          <table:table-cell table:formula="of:=WEEKDAY([.A466:.A466])" office:value-type="float" office:value="3">
            <text:p>3</text:p>
          </table:table-cell>
          <table:table-cell table:formula="of:=ISOWEEKNUM([.A466];1)" office:value-type="float" office:value="45">
            <text:p>45</text:p>
          </table:table-cell>
          <table:table-cell table:formula="of:=MONTH([.A466])" office:value-type="float" office:value="11">
            <text:p>11</text:p>
          </table:table-cell>
          <table:table-cell table:formula="of:=YEAR([.A466])" office:value-type="float" office:value="2008">
            <text:p>2008</text:p>
          </table:table-cell>
          <table:table-cell table:formula="of:=[Sheet1.D466]" office:value-type="float" office:value="713.67">
            <text:p>713.67</text:p>
          </table:table-cell>
          <table:table-cell table:number-columns-repeated="10"/>
        </table:table-row>
        <table:table-row table:style-name="ro2">
          <table:table-cell table:formula="of:=[Sheet1.A467]" office:value-type="string" office:string-value="2008-11-05">
            <text:p>2008-11-05</text:p>
          </table:table-cell>
          <table:table-cell table:formula="of:=WEEKDAY([.A467:.A467])" office:value-type="float" office:value="4">
            <text:p>4</text:p>
          </table:table-cell>
          <table:table-cell table:formula="of:=ISOWEEKNUM([.A467];1)" office:value-type="float" office:value="45">
            <text:p>45</text:p>
          </table:table-cell>
          <table:table-cell table:formula="of:=MONTH([.A467])" office:value-type="float" office:value="11">
            <text:p>11</text:p>
          </table:table-cell>
          <table:table-cell table:formula="of:=YEAR([.A467])" office:value-type="float" office:value="2008">
            <text:p>2008</text:p>
          </table:table-cell>
          <table:table-cell table:formula="of:=[Sheet1.D467]" office:value-type="float" office:value="702.52">
            <text:p>702.52</text:p>
          </table:table-cell>
          <table:table-cell table:number-columns-repeated="10"/>
        </table:table-row>
        <table:table-row table:style-name="ro2">
          <table:table-cell table:formula="of:=[Sheet1.A468]" office:value-type="string" office:string-value="2008-11-06">
            <text:p>2008-11-06</text:p>
          </table:table-cell>
          <table:table-cell table:formula="of:=WEEKDAY([.A468:.A468])" office:value-type="float" office:value="5">
            <text:p>5</text:p>
          </table:table-cell>
          <table:table-cell table:formula="of:=ISOWEEKNUM([.A468];1)" office:value-type="float" office:value="45">
            <text:p>45</text:p>
          </table:table-cell>
          <table:table-cell table:formula="of:=MONTH([.A468])" office:value-type="float" office:value="11">
            <text:p>11</text:p>
          </table:table-cell>
          <table:table-cell table:formula="of:=YEAR([.A468])" office:value-type="float" office:value="2008">
            <text:p>2008</text:p>
          </table:table-cell>
          <table:table-cell table:formula="of:=[Sheet1.D468]" office:value-type="float" office:value="658.02">
            <text:p>658.02</text:p>
          </table:table-cell>
          <table:table-cell table:number-columns-repeated="10"/>
        </table:table-row>
        <table:table-row table:style-name="ro2">
          <table:table-cell table:formula="of:=[Sheet1.A469]" office:value-type="string" office:string-value="2008-11-07">
            <text:p>2008-11-07</text:p>
          </table:table-cell>
          <table:table-cell table:formula="of:=WEEKDAY([.A469:.A469])" office:value-type="float" office:value="6">
            <text:p>6</text:p>
          </table:table-cell>
          <table:table-cell table:formula="of:=ISOWEEKNUM([.A469];1)" office:value-type="float" office:value="45">
            <text:p>45</text:p>
          </table:table-cell>
          <table:table-cell table:formula="of:=MONTH([.A469])" office:value-type="float" office:value="11">
            <text:p>11</text:p>
          </table:table-cell>
          <table:table-cell table:formula="of:=YEAR([.A469])" office:value-type="float" office:value="2008">
            <text:p>2008</text:p>
          </table:table-cell>
          <table:table-cell table:formula="of:=[Sheet1.D469]" office:value-type="float" office:value="679.2">
            <text:p>679.20</text:p>
          </table:table-cell>
          <table:table-cell table:number-columns-repeated="10"/>
        </table:table-row>
        <table:table-row table:style-name="ro2">
          <table:table-cell table:formula="of:=[Sheet1.A470]" office:value-type="string" office:string-value="2008-11-10">
            <text:p>2008-11-10</text:p>
          </table:table-cell>
          <table:table-cell table:formula="of:=WEEKDAY([.A470:.A470])" office:value-type="float" office:value="2">
            <text:p>2</text:p>
          </table:table-cell>
          <table:table-cell table:formula="of:=ISOWEEKNUM([.A470];1)" office:value-type="float" office:value="46">
            <text:p>46</text:p>
          </table:table-cell>
          <table:table-cell table:formula="of:=MONTH([.A470])" office:value-type="float" office:value="11">
            <text:p>11</text:p>
          </table:table-cell>
          <table:table-cell table:formula="of:=YEAR([.A470])" office:value-type="float" office:value="2008">
            <text:p>2008</text:p>
          </table:table-cell>
          <table:table-cell table:formula="of:=[Sheet1.D470]" office:value-type="float" office:value="684.71">
            <text:p>684.71</text:p>
          </table:table-cell>
          <table:table-cell table:number-columns-repeated="10"/>
        </table:table-row>
        <table:table-row table:style-name="ro2">
          <table:table-cell table:formula="of:=[Sheet1.A471]" office:value-type="string" office:string-value="2008-11-11">
            <text:p>2008-11-11</text:p>
          </table:table-cell>
          <table:table-cell table:formula="of:=WEEKDAY([.A471:.A471])" office:value-type="float" office:value="3">
            <text:p>3</text:p>
          </table:table-cell>
          <table:table-cell table:formula="of:=ISOWEEKNUM([.A471];1)" office:value-type="float" office:value="46">
            <text:p>46</text:p>
          </table:table-cell>
          <table:table-cell table:formula="of:=MONTH([.A471])" office:value-type="float" office:value="11">
            <text:p>11</text:p>
          </table:table-cell>
          <table:table-cell table:formula="of:=YEAR([.A471])" office:value-type="float" office:value="2008">
            <text:p>2008</text:p>
          </table:table-cell>
          <table:table-cell table:formula="of:=[Sheet1.D471]" office:value-type="float" office:value="649.46">
            <text:p>649.46</text:p>
          </table:table-cell>
          <table:table-cell table:number-columns-repeated="10"/>
        </table:table-row>
        <table:table-row table:style-name="ro2">
          <table:table-cell table:formula="of:=[Sheet1.A472]" office:value-type="string" office:string-value="2008-11-12">
            <text:p>2008-11-12</text:p>
          </table:table-cell>
          <table:table-cell table:formula="of:=WEEKDAY([.A472:.A472])" office:value-type="float" office:value="4">
            <text:p>4</text:p>
          </table:table-cell>
          <table:table-cell table:formula="of:=ISOWEEKNUM([.A472];1)" office:value-type="float" office:value="46">
            <text:p>46</text:p>
          </table:table-cell>
          <table:table-cell table:formula="of:=MONTH([.A472])" office:value-type="float" office:value="11">
            <text:p>11</text:p>
          </table:table-cell>
          <table:table-cell table:formula="of:=YEAR([.A472])" office:value-type="float" office:value="2008">
            <text:p>2008</text:p>
          </table:table-cell>
          <table:table-cell table:formula="of:=[Sheet1.D472]" office:value-type="float" office:value="630.26">
            <text:p>630.26</text:p>
          </table:table-cell>
          <table:table-cell table:number-columns-repeated="10"/>
        </table:table-row>
        <table:table-row table:style-name="ro2">
          <table:table-cell table:formula="of:=[Sheet1.A473]" office:value-type="string" office:string-value="2008-11-13">
            <text:p>2008-11-13</text:p>
          </table:table-cell>
          <table:table-cell table:formula="of:=WEEKDAY([.A473:.A473])" office:value-type="float" office:value="5">
            <text:p>5</text:p>
          </table:table-cell>
          <table:table-cell table:formula="of:=ISOWEEKNUM([.A473];1)" office:value-type="float" office:value="46">
            <text:p>46</text:p>
          </table:table-cell>
          <table:table-cell table:formula="of:=MONTH([.A473])" office:value-type="float" office:value="11">
            <text:p>11</text:p>
          </table:table-cell>
          <table:table-cell table:formula="of:=YEAR([.A473])" office:value-type="float" office:value="2008">
            <text:p>2008</text:p>
          </table:table-cell>
          <table:table-cell table:formula="of:=[Sheet1.D473]" office:value-type="float" office:value="634.72">
            <text:p>634.72</text:p>
          </table:table-cell>
          <table:table-cell table:number-columns-repeated="10"/>
        </table:table-row>
        <table:table-row table:style-name="ro2">
          <table:table-cell table:formula="of:=[Sheet1.A474]" office:value-type="string" office:string-value="2008-11-14">
            <text:p>2008-11-14</text:p>
          </table:table-cell>
          <table:table-cell table:formula="of:=WEEKDAY([.A474:.A474])" office:value-type="float" office:value="6">
            <text:p>6</text:p>
          </table:table-cell>
          <table:table-cell table:formula="of:=ISOWEEKNUM([.A474];1)" office:value-type="float" office:value="46">
            <text:p>46</text:p>
          </table:table-cell>
          <table:table-cell table:formula="of:=MONTH([.A474])" office:value-type="float" office:value="11">
            <text:p>11</text:p>
          </table:table-cell>
          <table:table-cell table:formula="of:=YEAR([.A474])" office:value-type="float" office:value="2008">
            <text:p>2008</text:p>
          </table:table-cell>
          <table:table-cell table:formula="of:=[Sheet1.D474]" office:value-type="float" office:value="635.59">
            <text:p>635.59</text:p>
          </table:table-cell>
          <table:table-cell table:number-columns-repeated="10"/>
        </table:table-row>
        <table:table-row table:style-name="ro2">
          <table:table-cell table:formula="of:=[Sheet1.A475]" office:value-type="string" office:string-value="2008-11-17">
            <text:p>2008-11-17</text:p>
          </table:table-cell>
          <table:table-cell table:formula="of:=WEEKDAY([.A475:.A475])" office:value-type="float" office:value="2">
            <text:p>2</text:p>
          </table:table-cell>
          <table:table-cell table:formula="of:=ISOWEEKNUM([.A475];1)" office:value-type="float" office:value="47">
            <text:p>47</text:p>
          </table:table-cell>
          <table:table-cell table:formula="of:=MONTH([.A475])" office:value-type="float" office:value="11">
            <text:p>11</text:p>
          </table:table-cell>
          <table:table-cell table:formula="of:=YEAR([.A475])" office:value-type="float" office:value="2008">
            <text:p>2008</text:p>
          </table:table-cell>
          <table:table-cell table:formula="of:=[Sheet1.D475]" office:value-type="float" office:value="631.92">
            <text:p>631.92</text:p>
          </table:table-cell>
          <table:table-cell table:number-columns-repeated="10"/>
        </table:table-row>
        <table:table-row table:style-name="ro2">
          <table:table-cell table:formula="of:=[Sheet1.A476]" office:value-type="string" office:string-value="2008-11-18">
            <text:p>2008-11-18</text:p>
          </table:table-cell>
          <table:table-cell table:formula="of:=WEEKDAY([.A476:.A476])" office:value-type="float" office:value="3">
            <text:p>3</text:p>
          </table:table-cell>
          <table:table-cell table:formula="of:=ISOWEEKNUM([.A476];1)" office:value-type="float" office:value="47">
            <text:p>47</text:p>
          </table:table-cell>
          <table:table-cell table:formula="of:=MONTH([.A476])" office:value-type="float" office:value="11">
            <text:p>11</text:p>
          </table:table-cell>
          <table:table-cell table:formula="of:=YEAR([.A476])" office:value-type="float" office:value="2008">
            <text:p>2008</text:p>
          </table:table-cell>
          <table:table-cell table:formula="of:=[Sheet1.D476]" office:value-type="float" office:value="627.37">
            <text:p>627.37</text:p>
          </table:table-cell>
          <table:table-cell table:number-columns-repeated="10"/>
        </table:table-row>
        <table:table-row table:style-name="ro2">
          <table:table-cell table:formula="of:=[Sheet1.A477]" office:value-type="string" office:string-value="2008-11-19">
            <text:p>2008-11-19</text:p>
          </table:table-cell>
          <table:table-cell table:formula="of:=WEEKDAY([.A477:.A477])" office:value-type="float" office:value="4">
            <text:p>4</text:p>
          </table:table-cell>
          <table:table-cell table:formula="of:=ISOWEEKNUM([.A477];1)" office:value-type="float" office:value="47">
            <text:p>47</text:p>
          </table:table-cell>
          <table:table-cell table:formula="of:=MONTH([.A477])" office:value-type="float" office:value="11">
            <text:p>11</text:p>
          </table:table-cell>
          <table:table-cell table:formula="of:=YEAR([.A477])" office:value-type="float" office:value="2008">
            <text:p>2008</text:p>
          </table:table-cell>
          <table:table-cell table:formula="of:=[Sheet1.D477]" office:value-type="float" office:value="594.12">
            <text:p>594.12</text:p>
          </table:table-cell>
          <table:table-cell table:number-columns-repeated="10"/>
        </table:table-row>
        <table:table-row table:style-name="ro2">
          <table:table-cell table:formula="of:=[Sheet1.A478]" office:value-type="string" office:string-value="2008-11-20">
            <text:p>2008-11-20</text:p>
          </table:table-cell>
          <table:table-cell table:formula="of:=WEEKDAY([.A478:.A478])" office:value-type="float" office:value="5">
            <text:p>5</text:p>
          </table:table-cell>
          <table:table-cell table:formula="of:=ISOWEEKNUM([.A478];1)" office:value-type="float" office:value="47">
            <text:p>47</text:p>
          </table:table-cell>
          <table:table-cell table:formula="of:=MONTH([.A478])" office:value-type="float" office:value="11">
            <text:p>11</text:p>
          </table:table-cell>
          <table:table-cell table:formula="of:=YEAR([.A478])" office:value-type="float" office:value="2008">
            <text:p>2008</text:p>
          </table:table-cell>
          <table:table-cell table:formula="of:=[Sheet1.D478]" office:value-type="float" office:value="587.71">
            <text:p>587.71</text:p>
          </table:table-cell>
          <table:table-cell table:number-columns-repeated="10"/>
        </table:table-row>
        <table:table-row table:style-name="ro2">
          <table:table-cell table:formula="of:=[Sheet1.A479]" office:value-type="string" office:string-value="2008-11-21">
            <text:p>2008-11-21</text:p>
          </table:table-cell>
          <table:table-cell table:formula="of:=WEEKDAY([.A479:.A479])" office:value-type="float" office:value="6">
            <text:p>6</text:p>
          </table:table-cell>
          <table:table-cell table:formula="of:=ISOWEEKNUM([.A479];1)" office:value-type="float" office:value="47">
            <text:p>47</text:p>
          </table:table-cell>
          <table:table-cell table:formula="of:=MONTH([.A479])" office:value-type="float" office:value="11">
            <text:p>11</text:p>
          </table:table-cell>
          <table:table-cell table:formula="of:=YEAR([.A479])" office:value-type="float" office:value="2008">
            <text:p>2008</text:p>
          </table:table-cell>
          <table:table-cell table:formula="of:=[Sheet1.D479]" office:value-type="float" office:value="567.61">
            <text:p>567.61</text:p>
          </table:table-cell>
          <table:table-cell table:number-columns-repeated="10"/>
        </table:table-row>
        <table:table-row table:style-name="ro2">
          <table:table-cell table:formula="of:=[Sheet1.A480]" office:value-type="string" office:string-value="2008-11-24">
            <text:p>2008-11-24</text:p>
          </table:table-cell>
          <table:table-cell table:formula="of:=WEEKDAY([.A480:.A480])" office:value-type="float" office:value="2">
            <text:p>2</text:p>
          </table:table-cell>
          <table:table-cell table:formula="of:=ISOWEEKNUM([.A480];1)" office:value-type="float" office:value="48">
            <text:p>48</text:p>
          </table:table-cell>
          <table:table-cell table:formula="of:=MONTH([.A480])" office:value-type="float" office:value="11">
            <text:p>11</text:p>
          </table:table-cell>
          <table:table-cell table:formula="of:=YEAR([.A480])" office:value-type="float" office:value="2008">
            <text:p>2008</text:p>
          </table:table-cell>
          <table:table-cell table:formula="of:=[Sheet1.D480]" office:value-type="float" office:value="626.46">
            <text:p>626.46</text:p>
          </table:table-cell>
          <table:table-cell table:number-columns-repeated="10"/>
        </table:table-row>
        <table:table-row table:style-name="ro2">
          <table:table-cell table:formula="of:=[Sheet1.A481]" office:value-type="string" office:string-value="2008-11-25">
            <text:p>2008-11-25</text:p>
          </table:table-cell>
          <table:table-cell table:formula="of:=WEEKDAY([.A481:.A481])" office:value-type="float" office:value="3">
            <text:p>3</text:p>
          </table:table-cell>
          <table:table-cell table:formula="of:=ISOWEEKNUM([.A481];1)" office:value-type="float" office:value="48">
            <text:p>48</text:p>
          </table:table-cell>
          <table:table-cell table:formula="of:=MONTH([.A481])" office:value-type="float" office:value="11">
            <text:p>11</text:p>
          </table:table-cell>
          <table:table-cell table:formula="of:=YEAR([.A481])" office:value-type="float" office:value="2008">
            <text:p>2008</text:p>
          </table:table-cell>
          <table:table-cell table:formula="of:=[Sheet1.D481]" office:value-type="float" office:value="634.02">
            <text:p>634.02</text:p>
          </table:table-cell>
          <table:table-cell table:number-columns-repeated="10"/>
        </table:table-row>
        <table:table-row table:style-name="ro2">
          <table:table-cell table:formula="of:=[Sheet1.A482]" office:value-type="string" office:string-value="2008-11-26">
            <text:p>2008-11-26</text:p>
          </table:table-cell>
          <table:table-cell table:formula="of:=WEEKDAY([.A482:.A482])" office:value-type="float" office:value="4">
            <text:p>4</text:p>
          </table:table-cell>
          <table:table-cell table:formula="of:=ISOWEEKNUM([.A482];1)" office:value-type="float" office:value="48">
            <text:p>48</text:p>
          </table:table-cell>
          <table:table-cell table:formula="of:=MONTH([.A482])" office:value-type="float" office:value="11">
            <text:p>11</text:p>
          </table:table-cell>
          <table:table-cell table:formula="of:=YEAR([.A482])" office:value-type="float" office:value="2008">
            <text:p>2008</text:p>
          </table:table-cell>
          <table:table-cell table:formula="of:=[Sheet1.D482]" office:value-type="float" office:value="628.86">
            <text:p>628.86</text:p>
          </table:table-cell>
          <table:table-cell table:number-columns-repeated="10"/>
        </table:table-row>
        <table:table-row table:style-name="ro2">
          <table:table-cell table:formula="of:=[Sheet1.A483]" office:value-type="string" office:string-value="2008-11-27">
            <text:p>2008-11-27</text:p>
          </table:table-cell>
          <table:table-cell table:formula="of:=WEEKDAY([.A483:.A483])" office:value-type="float" office:value="5">
            <text:p>5</text:p>
          </table:table-cell>
          <table:table-cell table:formula="of:=ISOWEEKNUM([.A483];1)" office:value-type="float" office:value="48">
            <text:p>48</text:p>
          </table:table-cell>
          <table:table-cell table:formula="of:=MONTH([.A483])" office:value-type="float" office:value="11">
            <text:p>11</text:p>
          </table:table-cell>
          <table:table-cell table:formula="of:=YEAR([.A483])" office:value-type="float" office:value="2008">
            <text:p>2008</text:p>
          </table:table-cell>
          <table:table-cell table:formula="of:=[Sheet1.D483]" office:value-type="float" office:value="645.51">
            <text:p>645.51</text:p>
          </table:table-cell>
          <table:table-cell table:number-columns-repeated="10"/>
        </table:table-row>
        <table:table-row table:style-name="ro2">
          <table:table-cell table:formula="of:=[Sheet1.A484]" office:value-type="string" office:string-value="2008-11-28">
            <text:p>2008-11-28</text:p>
          </table:table-cell>
          <table:table-cell table:formula="of:=WEEKDAY([.A484:.A484])" office:value-type="float" office:value="6">
            <text:p>6</text:p>
          </table:table-cell>
          <table:table-cell table:formula="of:=ISOWEEKNUM([.A484];1)" office:value-type="float" office:value="48">
            <text:p>48</text:p>
          </table:table-cell>
          <table:table-cell table:formula="of:=MONTH([.A484])" office:value-type="float" office:value="11">
            <text:p>11</text:p>
          </table:table-cell>
          <table:table-cell table:formula="of:=YEAR([.A484])" office:value-type="float" office:value="2008">
            <text:p>2008</text:p>
          </table:table-cell>
          <table:table-cell table:formula="of:=[Sheet1.D484]" office:value-type="float" office:value="641.74">
            <text:p>641.74</text:p>
          </table:table-cell>
          <table:table-cell table:number-columns-repeated="10"/>
        </table:table-row>
        <table:table-row table:style-name="ro2">
          <table:table-cell table:formula="of:=[Sheet1.A485]" office:value-type="string" office:string-value="2008-12-01">
            <text:p>2008-12-01</text:p>
          </table:table-cell>
          <table:table-cell table:formula="of:=WEEKDAY([.A485:.A485])" office:value-type="float" office:value="2">
            <text:p>2</text:p>
          </table:table-cell>
          <table:table-cell table:formula="of:=ISOWEEKNUM([.A485];1)" office:value-type="float" office:value="49">
            <text:p>49</text:p>
          </table:table-cell>
          <table:table-cell table:formula="of:=MONTH([.A485])" office:value-type="float" office:value="12">
            <text:p>12</text:p>
          </table:table-cell>
          <table:table-cell table:formula="of:=YEAR([.A485])" office:value-type="float" office:value="2008">
            <text:p>2008</text:p>
          </table:table-cell>
          <table:table-cell table:formula="of:=[Sheet1.D485]" office:value-type="float" office:value="607.09">
            <text:p>607.09</text:p>
          </table:table-cell>
          <table:table-cell table:number-columns-repeated="10"/>
        </table:table-row>
        <table:table-row table:style-name="ro2">
          <table:table-cell table:formula="of:=[Sheet1.A486]" office:value-type="string" office:string-value="2008-12-02">
            <text:p>2008-12-02</text:p>
          </table:table-cell>
          <table:table-cell table:formula="of:=WEEKDAY([.A486:.A486])" office:value-type="float" office:value="3">
            <text:p>3</text:p>
          </table:table-cell>
          <table:table-cell table:formula="of:=ISOWEEKNUM([.A486];1)" office:value-type="float" office:value="49">
            <text:p>49</text:p>
          </table:table-cell>
          <table:table-cell table:formula="of:=MONTH([.A486])" office:value-type="float" office:value="12">
            <text:p>12</text:p>
          </table:table-cell>
          <table:table-cell table:formula="of:=YEAR([.A486])" office:value-type="float" office:value="2008">
            <text:p>2008</text:p>
          </table:table-cell>
          <table:table-cell table:formula="of:=[Sheet1.D486]" office:value-type="float" office:value="636.64">
            <text:p>636.64</text:p>
          </table:table-cell>
          <table:table-cell table:number-columns-repeated="10"/>
        </table:table-row>
        <table:table-row table:style-name="ro2">
          <table:table-cell table:formula="of:=[Sheet1.A487]" office:value-type="string" office:string-value="2008-12-03">
            <text:p>2008-12-03</text:p>
          </table:table-cell>
          <table:table-cell table:formula="of:=WEEKDAY([.A487:.A487])" office:value-type="float" office:value="4">
            <text:p>4</text:p>
          </table:table-cell>
          <table:table-cell table:formula="of:=ISOWEEKNUM([.A487];1)" office:value-type="float" office:value="49">
            <text:p>49</text:p>
          </table:table-cell>
          <table:table-cell table:formula="of:=MONTH([.A487])" office:value-type="float" office:value="12">
            <text:p>12</text:p>
          </table:table-cell>
          <table:table-cell table:formula="of:=YEAR([.A487])" office:value-type="float" office:value="2008">
            <text:p>2008</text:p>
          </table:table-cell>
          <table:table-cell table:formula="of:=[Sheet1.D487]" office:value-type="float" office:value="643.66">
            <text:p>643.66</text:p>
          </table:table-cell>
          <table:table-cell table:number-columns-repeated="10"/>
        </table:table-row>
        <table:table-row table:style-name="ro2">
          <table:table-cell table:formula="of:=[Sheet1.A488]" office:value-type="string" office:string-value="2008-12-04">
            <text:p>2008-12-04</text:p>
          </table:table-cell>
          <table:table-cell table:formula="of:=WEEKDAY([.A488:.A488])" office:value-type="float" office:value="5">
            <text:p>5</text:p>
          </table:table-cell>
          <table:table-cell table:formula="of:=ISOWEEKNUM([.A488];1)" office:value-type="float" office:value="49">
            <text:p>49</text:p>
          </table:table-cell>
          <table:table-cell table:formula="of:=MONTH([.A488])" office:value-type="float" office:value="12">
            <text:p>12</text:p>
          </table:table-cell>
          <table:table-cell table:formula="of:=YEAR([.A488])" office:value-type="float" office:value="2008">
            <text:p>2008</text:p>
          </table:table-cell>
          <table:table-cell table:formula="of:=[Sheet1.D488]" office:value-type="float" office:value="640.39">
            <text:p>640.39</text:p>
          </table:table-cell>
          <table:table-cell table:number-columns-repeated="10"/>
        </table:table-row>
        <table:table-row table:style-name="ro2">
          <table:table-cell table:formula="of:=[Sheet1.A489]" office:value-type="string" office:string-value="2008-12-05">
            <text:p>2008-12-05</text:p>
          </table:table-cell>
          <table:table-cell table:formula="of:=WEEKDAY([.A489:.A489])" office:value-type="float" office:value="6">
            <text:p>6</text:p>
          </table:table-cell>
          <table:table-cell table:formula="of:=ISOWEEKNUM([.A489];1)" office:value-type="float" office:value="49">
            <text:p>49</text:p>
          </table:table-cell>
          <table:table-cell table:formula="of:=MONTH([.A489])" office:value-type="float" office:value="12">
            <text:p>12</text:p>
          </table:table-cell>
          <table:table-cell table:formula="of:=YEAR([.A489])" office:value-type="float" office:value="2008">
            <text:p>2008</text:p>
          </table:table-cell>
          <table:table-cell table:formula="of:=[Sheet1.D489]" office:value-type="float" office:value="608.64">
            <text:p>608.64</text:p>
          </table:table-cell>
          <table:table-cell table:number-columns-repeated="10"/>
        </table:table-row>
        <table:table-row table:style-name="ro2">
          <table:table-cell table:formula="of:=[Sheet1.A490]" office:value-type="string" office:string-value="2008-12-08">
            <text:p>2008-12-08</text:p>
          </table:table-cell>
          <table:table-cell table:formula="of:=WEEKDAY([.A490:.A490])" office:value-type="float" office:value="2">
            <text:p>2</text:p>
          </table:table-cell>
          <table:table-cell table:formula="of:=ISOWEEKNUM([.A490];1)" office:value-type="float" office:value="50">
            <text:p>50</text:p>
          </table:table-cell>
          <table:table-cell table:formula="of:=MONTH([.A490])" office:value-type="float" office:value="12">
            <text:p>12</text:p>
          </table:table-cell>
          <table:table-cell table:formula="of:=YEAR([.A490])" office:value-type="float" office:value="2008">
            <text:p>2008</text:p>
          </table:table-cell>
          <table:table-cell table:formula="of:=[Sheet1.D490]" office:value-type="float" office:value="666.65">
            <text:p>666.65</text:p>
          </table:table-cell>
          <table:table-cell table:number-columns-repeated="10"/>
        </table:table-row>
        <table:table-row table:style-name="ro2">
          <table:table-cell table:formula="of:=[Sheet1.A491]" office:value-type="string" office:string-value="2008-12-09">
            <text:p>2008-12-09</text:p>
          </table:table-cell>
          <table:table-cell table:formula="of:=WEEKDAY([.A491:.A491])" office:value-type="float" office:value="3">
            <text:p>3</text:p>
          </table:table-cell>
          <table:table-cell table:formula="of:=ISOWEEKNUM([.A491];1)" office:value-type="float" office:value="50">
            <text:p>50</text:p>
          </table:table-cell>
          <table:table-cell table:formula="of:=MONTH([.A491])" office:value-type="float" office:value="12">
            <text:p>12</text:p>
          </table:table-cell>
          <table:table-cell table:formula="of:=YEAR([.A491])" office:value-type="float" office:value="2008">
            <text:p>2008</text:p>
          </table:table-cell>
          <table:table-cell table:formula="of:=[Sheet1.D491]" office:value-type="float" office:value="685.42">
            <text:p>685.42</text:p>
          </table:table-cell>
          <table:table-cell table:number-columns-repeated="10"/>
        </table:table-row>
        <table:table-row table:style-name="ro2">
          <table:table-cell table:formula="of:=[Sheet1.A492]" office:value-type="string" office:string-value="2008-12-10">
            <text:p>2008-12-10</text:p>
          </table:table-cell>
          <table:table-cell table:formula="of:=WEEKDAY([.A492:.A492])" office:value-type="float" office:value="4">
            <text:p>4</text:p>
          </table:table-cell>
          <table:table-cell table:formula="of:=ISOWEEKNUM([.A492];1)" office:value-type="float" office:value="50">
            <text:p>50</text:p>
          </table:table-cell>
          <table:table-cell table:formula="of:=MONTH([.A492])" office:value-type="float" office:value="12">
            <text:p>12</text:p>
          </table:table-cell>
          <table:table-cell table:formula="of:=YEAR([.A492])" office:value-type="float" office:value="2008">
            <text:p>2008</text:p>
          </table:table-cell>
          <table:table-cell table:formula="of:=[Sheet1.D492]" office:value-type="float" office:value="688.33">
            <text:p>688.33</text:p>
          </table:table-cell>
          <table:table-cell table:number-columns-repeated="10"/>
        </table:table-row>
        <table:table-row table:style-name="ro2">
          <table:table-cell table:formula="of:=[Sheet1.A493]" office:value-type="string" office:string-value="2008-12-11">
            <text:p>2008-12-11</text:p>
          </table:table-cell>
          <table:table-cell table:formula="of:=WEEKDAY([.A493:.A493])" office:value-type="float" office:value="5">
            <text:p>5</text:p>
          </table:table-cell>
          <table:table-cell table:formula="of:=ISOWEEKNUM([.A493];1)" office:value-type="float" office:value="50">
            <text:p>50</text:p>
          </table:table-cell>
          <table:table-cell table:formula="of:=MONTH([.A493])" office:value-type="float" office:value="12">
            <text:p>12</text:p>
          </table:table-cell>
          <table:table-cell table:formula="of:=YEAR([.A493])" office:value-type="float" office:value="2008">
            <text:p>2008</text:p>
          </table:table-cell>
          <table:table-cell table:formula="of:=[Sheet1.D493]" office:value-type="float" office:value="676.78">
            <text:p>676.78</text:p>
          </table:table-cell>
          <table:table-cell table:number-columns-repeated="10"/>
        </table:table-row>
        <table:table-row table:style-name="ro2">
          <table:table-cell table:formula="of:=[Sheet1.A494]" office:value-type="string" office:string-value="2008-12-12">
            <text:p>2008-12-12</text:p>
          </table:table-cell>
          <table:table-cell table:formula="of:=WEEKDAY([.A494:.A494])" office:value-type="float" office:value="6">
            <text:p>6</text:p>
          </table:table-cell>
          <table:table-cell table:formula="of:=ISOWEEKNUM([.A494];1)" office:value-type="float" office:value="50">
            <text:p>50</text:p>
          </table:table-cell>
          <table:table-cell table:formula="of:=MONTH([.A494])" office:value-type="float" office:value="12">
            <text:p>12</text:p>
          </table:table-cell>
          <table:table-cell table:formula="of:=YEAR([.A494])" office:value-type="float" office:value="2008">
            <text:p>2008</text:p>
          </table:table-cell>
          <table:table-cell table:formula="of:=[Sheet1.D494]" office:value-type="float" office:value="659.8">
            <text:p>659.80</text:p>
          </table:table-cell>
          <table:table-cell table:number-columns-repeated="10"/>
        </table:table-row>
        <table:table-row table:style-name="ro2">
          <table:table-cell table:formula="of:=[Sheet1.A495]" office:value-type="string" office:string-value="2008-12-15">
            <text:p>2008-12-15</text:p>
          </table:table-cell>
          <table:table-cell table:formula="of:=WEEKDAY([.A495:.A495])" office:value-type="float" office:value="2">
            <text:p>2</text:p>
          </table:table-cell>
          <table:table-cell table:formula="of:=ISOWEEKNUM([.A495];1)" office:value-type="float" office:value="51">
            <text:p>51</text:p>
          </table:table-cell>
          <table:table-cell table:formula="of:=MONTH([.A495])" office:value-type="float" office:value="12">
            <text:p>12</text:p>
          </table:table-cell>
          <table:table-cell table:formula="of:=YEAR([.A495])" office:value-type="float" office:value="2008">
            <text:p>2008</text:p>
          </table:table-cell>
          <table:table-cell table:formula="of:=[Sheet1.D495]" office:value-type="float" office:value="651.18">
            <text:p>651.18</text:p>
          </table:table-cell>
          <table:table-cell table:number-columns-repeated="10"/>
        </table:table-row>
        <table:table-row table:style-name="ro2">
          <table:table-cell table:formula="of:=[Sheet1.A496]" office:value-type="string" office:string-value="2008-12-16">
            <text:p>2008-12-16</text:p>
          </table:table-cell>
          <table:table-cell table:formula="of:=WEEKDAY([.A496:.A496])" office:value-type="float" office:value="3">
            <text:p>3</text:p>
          </table:table-cell>
          <table:table-cell table:formula="of:=ISOWEEKNUM([.A496];1)" office:value-type="float" office:value="51">
            <text:p>51</text:p>
          </table:table-cell>
          <table:table-cell table:formula="of:=MONTH([.A496])" office:value-type="float" office:value="12">
            <text:p>12</text:p>
          </table:table-cell>
          <table:table-cell table:formula="of:=YEAR([.A496])" office:value-type="float" office:value="2008">
            <text:p>2008</text:p>
          </table:table-cell>
          <table:table-cell table:formula="of:=[Sheet1.D496]" office:value-type="float" office:value="667">
            <text:p>667.00</text:p>
          </table:table-cell>
          <table:table-cell table:number-columns-repeated="10"/>
        </table:table-row>
        <table:table-row table:style-name="ro2">
          <table:table-cell table:formula="of:=[Sheet1.A497]" office:value-type="string" office:string-value="2008-12-17">
            <text:p>2008-12-17</text:p>
          </table:table-cell>
          <table:table-cell table:formula="of:=WEEKDAY([.A497:.A497])" office:value-type="float" office:value="4">
            <text:p>4</text:p>
          </table:table-cell>
          <table:table-cell table:formula="of:=ISOWEEKNUM([.A497];1)" office:value-type="float" office:value="51">
            <text:p>51</text:p>
          </table:table-cell>
          <table:table-cell table:formula="of:=MONTH([.A497])" office:value-type="float" office:value="12">
            <text:p>12</text:p>
          </table:table-cell>
          <table:table-cell table:formula="of:=YEAR([.A497])" office:value-type="float" office:value="2008">
            <text:p>2008</text:p>
          </table:table-cell>
          <table:table-cell table:formula="of:=[Sheet1.D497]" office:value-type="float" office:value="664.34">
            <text:p>664.34</text:p>
          </table:table-cell>
          <table:table-cell table:number-columns-repeated="10"/>
        </table:table-row>
        <table:table-row table:style-name="ro2">
          <table:table-cell table:formula="of:=[Sheet1.A498]" office:value-type="string" office:string-value="2008-12-18">
            <text:p>2008-12-18</text:p>
          </table:table-cell>
          <table:table-cell table:formula="of:=WEEKDAY([.A498:.A498])" office:value-type="float" office:value="5">
            <text:p>5</text:p>
          </table:table-cell>
          <table:table-cell table:formula="of:=ISOWEEKNUM([.A498];1)" office:value-type="float" office:value="51">
            <text:p>51</text:p>
          </table:table-cell>
          <table:table-cell table:formula="of:=MONTH([.A498])" office:value-type="float" office:value="12">
            <text:p>12</text:p>
          </table:table-cell>
          <table:table-cell table:formula="of:=YEAR([.A498])" office:value-type="float" office:value="2008">
            <text:p>2008</text:p>
          </table:table-cell>
          <table:table-cell table:formula="of:=[Sheet1.D498]" office:value-type="float" office:value="672.26">
            <text:p>672.26</text:p>
          </table:table-cell>
          <table:table-cell table:number-columns-repeated="10"/>
        </table:table-row>
        <table:table-row table:style-name="ro2">
          <table:table-cell table:formula="of:=[Sheet1.A499]" office:value-type="string" office:string-value="2008-12-19">
            <text:p>2008-12-19</text:p>
          </table:table-cell>
          <table:table-cell table:formula="of:=WEEKDAY([.A499:.A499])" office:value-type="float" office:value="6">
            <text:p>6</text:p>
          </table:table-cell>
          <table:table-cell table:formula="of:=ISOWEEKNUM([.A499];1)" office:value-type="float" office:value="51">
            <text:p>51</text:p>
          </table:table-cell>
          <table:table-cell table:formula="of:=MONTH([.A499])" office:value-type="float" office:value="12">
            <text:p>12</text:p>
          </table:table-cell>
          <table:table-cell table:formula="of:=YEAR([.A499])" office:value-type="float" office:value="2008">
            <text:p>2008</text:p>
          </table:table-cell>
          <table:table-cell table:formula="of:=[Sheet1.D499]" office:value-type="float" office:value="663.98">
            <text:p>663.98</text:p>
          </table:table-cell>
          <table:table-cell table:number-columns-repeated="10"/>
        </table:table-row>
        <table:table-row table:style-name="ro2">
          <table:table-cell table:formula="of:=[Sheet1.A500]" office:value-type="string" office:string-value="2008-12-22">
            <text:p>2008-12-22</text:p>
          </table:table-cell>
          <table:table-cell table:formula="of:=WEEKDAY([.A500:.A500])" office:value-type="float" office:value="2">
            <text:p>2</text:p>
          </table:table-cell>
          <table:table-cell table:formula="of:=ISOWEEKNUM([.A500];1)" office:value-type="float" office:value="52">
            <text:p>52</text:p>
          </table:table-cell>
          <table:table-cell table:formula="of:=MONTH([.A500])" office:value-type="float" office:value="12">
            <text:p>12</text:p>
          </table:table-cell>
          <table:table-cell table:formula="of:=YEAR([.A500])" office:value-type="float" office:value="2008">
            <text:p>2008</text:p>
          </table:table-cell>
          <table:table-cell table:formula="of:=[Sheet1.D500]" office:value-type="float" office:value="655.63">
            <text:p>655.63</text:p>
          </table:table-cell>
          <table:table-cell table:number-columns-repeated="10"/>
        </table:table-row>
        <table:table-row table:style-name="ro2">
          <table:table-cell table:formula="of:=[Sheet1.A501]" office:value-type="string" office:string-value="2008-12-23">
            <text:p>2008-12-23</text:p>
          </table:table-cell>
          <table:table-cell table:formula="of:=WEEKDAY([.A501:.A501])" office:value-type="float" office:value="3">
            <text:p>3</text:p>
          </table:table-cell>
          <table:table-cell table:formula="of:=ISOWEEKNUM([.A501];1)" office:value-type="float" office:value="52">
            <text:p>52</text:p>
          </table:table-cell>
          <table:table-cell table:formula="of:=MONTH([.A501])" office:value-type="float" office:value="12">
            <text:p>12</text:p>
          </table:table-cell>
          <table:table-cell table:formula="of:=YEAR([.A501])" office:value-type="float" office:value="2008">
            <text:p>2008</text:p>
          </table:table-cell>
          <table:table-cell table:formula="of:=[Sheet1.D501]" office:value-type="float" office:value="659.18">
            <text:p>659.18</text:p>
          </table:table-cell>
          <table:table-cell table:number-columns-repeated="10"/>
        </table:table-row>
        <table:table-row table:style-name="ro2">
          <table:table-cell table:formula="of:=[Sheet1.A502]" office:value-type="string" office:string-value="2008-12-29">
            <text:p>2008-12-29</text:p>
          </table:table-cell>
          <table:table-cell table:formula="of:=WEEKDAY([.A502:.A502])" office:value-type="float" office:value="2">
            <text:p>2</text:p>
          </table:table-cell>
          <table:table-cell table:formula="of:=ISOWEEKNUM([.A502];1)" office:value-type="float" office:value="53">
            <text:p>53</text:p>
          </table:table-cell>
          <table:table-cell table:formula="of:=MONTH([.A502])" office:value-type="float" office:value="12">
            <text:p>12</text:p>
          </table:table-cell>
          <table:table-cell table:formula="of:=YEAR([.A502])" office:value-type="float" office:value="2008">
            <text:p>2008</text:p>
          </table:table-cell>
          <table:table-cell table:formula="of:=[Sheet1.D502]" office:value-type="float" office:value="657.27">
            <text:p>657.27</text:p>
          </table:table-cell>
          <table:table-cell table:number-columns-repeated="10"/>
        </table:table-row>
        <table:table-row table:style-name="ro2">
          <table:table-cell table:formula="of:=[Sheet1.A503]" office:value-type="string" office:string-value="2008-12-30">
            <text:p>2008-12-30</text:p>
          </table:table-cell>
          <table:table-cell table:formula="of:=WEEKDAY([.A503:.A503])" office:value-type="float" office:value="3">
            <text:p>3</text:p>
          </table:table-cell>
          <table:table-cell table:formula="of:=ISOWEEKNUM([.A503];1)" office:value-type="float" office:value="53">
            <text:p>53</text:p>
          </table:table-cell>
          <table:table-cell table:formula="of:=MONTH([.A503])" office:value-type="float" office:value="12">
            <text:p>12</text:p>
          </table:table-cell>
          <table:table-cell table:formula="of:=YEAR([.A503])" office:value-type="float" office:value="2008">
            <text:p>2008</text:p>
          </table:table-cell>
          <table:table-cell table:formula="of:=[Sheet1.D503]" office:value-type="float" office:value="662.33">
            <text:p>662.33</text:p>
          </table:table-cell>
          <table:table-cell table:number-columns-repeated="10"/>
        </table:table-row>
        <table:table-row table:style-name="ro2">
          <table:table-cell table:formula="of:=[Sheet1.A504]" office:value-type="string" office:string-value="2009-01-02">
            <text:p>2009-01-02</text:p>
          </table:table-cell>
          <table:table-cell table:formula="of:=WEEKDAY([.A504:.A504])" office:value-type="float" office:value="6">
            <text:p>6</text:p>
          </table:table-cell>
          <table:table-cell table:formula="of:=ISOWEEKNUM([.A504];1)" office:value-type="float" office:value="53">
            <text:p>53</text:p>
          </table:table-cell>
          <table:table-cell table:formula="of:=MONTH([.A504])" office:value-type="float" office:value="1">
            <text:p>1</text:p>
          </table:table-cell>
          <table:table-cell table:formula="of:=YEAR([.A504])" office:value-type="float" office:value="2009">
            <text:p>2009</text:p>
          </table:table-cell>
          <table:table-cell table:formula="of:=[Sheet1.D504]" office:value-type="float" office:value="693.78">
            <text:p>693.78</text:p>
          </table:table-cell>
          <table:table-cell table:number-columns-repeated="10"/>
        </table:table-row>
        <table:table-row table:style-name="ro2">
          <table:table-cell table:formula="of:=[Sheet1.A505]" office:value-type="string" office:string-value="2009-01-05">
            <text:p>2009-01-05</text:p>
          </table:table-cell>
          <table:table-cell table:formula="of:=WEEKDAY([.A505:.A505])" office:value-type="float" office:value="2">
            <text:p>2</text:p>
          </table:table-cell>
          <table:table-cell table:formula="of:=ISOWEEKNUM([.A505];1)" office:value-type="float" office:value="1">
            <text:p>1</text:p>
          </table:table-cell>
          <table:table-cell table:formula="of:=MONTH([.A505])" office:value-type="float" office:value="1">
            <text:p>1</text:p>
          </table:table-cell>
          <table:table-cell table:formula="of:=YEAR([.A505])" office:value-type="float" office:value="2009">
            <text:p>2009</text:p>
          </table:table-cell>
          <table:table-cell table:formula="of:=[Sheet1.D505]" office:value-type="float" office:value="693.76">
            <text:p>693.76</text:p>
          </table:table-cell>
          <table:table-cell table:number-columns-repeated="10"/>
        </table:table-row>
        <table:table-row table:style-name="ro2">
          <table:table-cell table:formula="of:=[Sheet1.A506]" office:value-type="string" office:string-value="2009-01-07">
            <text:p>2009-01-07</text:p>
          </table:table-cell>
          <table:table-cell table:formula="of:=WEEKDAY([.A506:.A506])" office:value-type="float" office:value="4">
            <text:p>4</text:p>
          </table:table-cell>
          <table:table-cell table:formula="of:=ISOWEEKNUM([.A506];1)" office:value-type="float" office:value="1">
            <text:p>1</text:p>
          </table:table-cell>
          <table:table-cell table:formula="of:=MONTH([.A506])" office:value-type="float" office:value="1">
            <text:p>1</text:p>
          </table:table-cell>
          <table:table-cell table:formula="of:=YEAR([.A506])" office:value-type="float" office:value="2009">
            <text:p>2009</text:p>
          </table:table-cell>
          <table:table-cell table:formula="of:=[Sheet1.D506]" office:value-type="float" office:value="701.41">
            <text:p>701.41</text:p>
          </table:table-cell>
          <table:table-cell table:number-columns-repeated="10"/>
        </table:table-row>
        <table:table-row table:style-name="ro2">
          <table:table-cell table:formula="of:=[Sheet1.A507]" office:value-type="string" office:string-value="2009-01-08">
            <text:p>2009-01-08</text:p>
          </table:table-cell>
          <table:table-cell table:formula="of:=WEEKDAY([.A507:.A507])" office:value-type="float" office:value="5">
            <text:p>5</text:p>
          </table:table-cell>
          <table:table-cell table:formula="of:=ISOWEEKNUM([.A507];1)" office:value-type="float" office:value="1">
            <text:p>1</text:p>
          </table:table-cell>
          <table:table-cell table:formula="of:=MONTH([.A507])" office:value-type="float" office:value="1">
            <text:p>1</text:p>
          </table:table-cell>
          <table:table-cell table:formula="of:=YEAR([.A507])" office:value-type="float" office:value="2009">
            <text:p>2009</text:p>
          </table:table-cell>
          <table:table-cell table:formula="of:=[Sheet1.D507]" office:value-type="float" office:value="695.95">
            <text:p>695.95</text:p>
          </table:table-cell>
          <table:table-cell table:number-columns-repeated="10"/>
        </table:table-row>
        <table:table-row table:style-name="ro2">
          <table:table-cell table:formula="of:=[Sheet1.A508]" office:value-type="string" office:string-value="2009-01-09">
            <text:p>2009-01-09</text:p>
          </table:table-cell>
          <table:table-cell table:formula="of:=WEEKDAY([.A508:.A508])" office:value-type="float" office:value="6">
            <text:p>6</text:p>
          </table:table-cell>
          <table:table-cell table:formula="of:=ISOWEEKNUM([.A508];1)" office:value-type="float" office:value="1">
            <text:p>1</text:p>
          </table:table-cell>
          <table:table-cell table:formula="of:=MONTH([.A508])" office:value-type="float" office:value="1">
            <text:p>1</text:p>
          </table:table-cell>
          <table:table-cell table:formula="of:=YEAR([.A508])" office:value-type="float" office:value="2009">
            <text:p>2009</text:p>
          </table:table-cell>
          <table:table-cell table:formula="of:=[Sheet1.D508]" office:value-type="float" office:value="685.83">
            <text:p>685.83</text:p>
          </table:table-cell>
          <table:table-cell table:number-columns-repeated="10"/>
        </table:table-row>
        <table:table-row table:style-name="ro2">
          <table:table-cell table:formula="of:=[Sheet1.A509]" office:value-type="string" office:string-value="2009-01-12">
            <text:p>2009-01-12</text:p>
          </table:table-cell>
          <table:table-cell table:formula="of:=WEEKDAY([.A509:.A509])" office:value-type="float" office:value="2">
            <text:p>2</text:p>
          </table:table-cell>
          <table:table-cell table:formula="of:=ISOWEEKNUM([.A509];1)" office:value-type="float" office:value="2">
            <text:p>2</text:p>
          </table:table-cell>
          <table:table-cell table:formula="of:=MONTH([.A509])" office:value-type="float" office:value="1">
            <text:p>1</text:p>
          </table:table-cell>
          <table:table-cell table:formula="of:=YEAR([.A509])" office:value-type="float" office:value="2009">
            <text:p>2009</text:p>
          </table:table-cell>
          <table:table-cell table:formula="of:=[Sheet1.D509]" office:value-type="float" office:value="667.97">
            <text:p>667.97</text:p>
          </table:table-cell>
          <table:table-cell table:number-columns-repeated="10"/>
        </table:table-row>
        <table:table-row table:style-name="ro2">
          <table:table-cell table:formula="of:=[Sheet1.A510]" office:value-type="string" office:string-value="2009-01-13">
            <text:p>2009-01-13</text:p>
          </table:table-cell>
          <table:table-cell table:formula="of:=WEEKDAY([.A510:.A510])" office:value-type="float" office:value="3">
            <text:p>3</text:p>
          </table:table-cell>
          <table:table-cell table:formula="of:=ISOWEEKNUM([.A510];1)" office:value-type="float" office:value="2">
            <text:p>2</text:p>
          </table:table-cell>
          <table:table-cell table:formula="of:=MONTH([.A510])" office:value-type="float" office:value="1">
            <text:p>1</text:p>
          </table:table-cell>
          <table:table-cell table:formula="of:=YEAR([.A510])" office:value-type="float" office:value="2009">
            <text:p>2009</text:p>
          </table:table-cell>
          <table:table-cell table:formula="of:=[Sheet1.D510]" office:value-type="float" office:value="656.62">
            <text:p>656.62</text:p>
          </table:table-cell>
          <table:table-cell table:number-columns-repeated="10"/>
        </table:table-row>
        <table:table-row table:style-name="ro2">
          <table:table-cell table:formula="of:=[Sheet1.A511]" office:value-type="string" office:string-value="2009-01-14">
            <text:p>2009-01-14</text:p>
          </table:table-cell>
          <table:table-cell table:formula="of:=WEEKDAY([.A511:.A511])" office:value-type="float" office:value="4">
            <text:p>4</text:p>
          </table:table-cell>
          <table:table-cell table:formula="of:=ISOWEEKNUM([.A511];1)" office:value-type="float" office:value="2">
            <text:p>2</text:p>
          </table:table-cell>
          <table:table-cell table:formula="of:=MONTH([.A511])" office:value-type="float" office:value="1">
            <text:p>1</text:p>
          </table:table-cell>
          <table:table-cell table:formula="of:=YEAR([.A511])" office:value-type="float" office:value="2009">
            <text:p>2009</text:p>
          </table:table-cell>
          <table:table-cell table:formula="of:=[Sheet1.D511]" office:value-type="float" office:value="622.59">
            <text:p>622.59</text:p>
          </table:table-cell>
          <table:table-cell table:number-columns-repeated="10"/>
        </table:table-row>
        <table:table-row table:style-name="ro2">
          <table:table-cell table:formula="of:=[Sheet1.A512]" office:value-type="string" office:string-value="2009-01-15">
            <text:p>2009-01-15</text:p>
          </table:table-cell>
          <table:table-cell table:formula="of:=WEEKDAY([.A512:.A512])" office:value-type="float" office:value="5">
            <text:p>5</text:p>
          </table:table-cell>
          <table:table-cell table:formula="of:=ISOWEEKNUM([.A512];1)" office:value-type="float" office:value="2">
            <text:p>2</text:p>
          </table:table-cell>
          <table:table-cell table:formula="of:=MONTH([.A512])" office:value-type="float" office:value="1">
            <text:p>1</text:p>
          </table:table-cell>
          <table:table-cell table:formula="of:=YEAR([.A512])" office:value-type="float" office:value="2009">
            <text:p>2009</text:p>
          </table:table-cell>
          <table:table-cell table:formula="of:=[Sheet1.D512]" office:value-type="float" office:value="620.32">
            <text:p>620.32</text:p>
          </table:table-cell>
          <table:table-cell table:number-columns-repeated="10"/>
        </table:table-row>
        <table:table-row table:style-name="ro2">
          <table:table-cell table:formula="of:=[Sheet1.A513]" office:value-type="string" office:string-value="2009-01-16">
            <text:p>2009-01-16</text:p>
          </table:table-cell>
          <table:table-cell table:formula="of:=WEEKDAY([.A513:.A513])" office:value-type="float" office:value="6">
            <text:p>6</text:p>
          </table:table-cell>
          <table:table-cell table:formula="of:=ISOWEEKNUM([.A513];1)" office:value-type="float" office:value="2">
            <text:p>2</text:p>
          </table:table-cell>
          <table:table-cell table:formula="of:=MONTH([.A513])" office:value-type="float" office:value="1">
            <text:p>1</text:p>
          </table:table-cell>
          <table:table-cell table:formula="of:=YEAR([.A513])" office:value-type="float" office:value="2009">
            <text:p>2009</text:p>
          </table:table-cell>
          <table:table-cell table:formula="of:=[Sheet1.D513]" office:value-type="float" office:value="628.69">
            <text:p>628.69</text:p>
          </table:table-cell>
          <table:table-cell table:number-columns-repeated="10"/>
        </table:table-row>
        <table:table-row table:style-name="ro2">
          <table:table-cell table:formula="of:=[Sheet1.A514]" office:value-type="string" office:string-value="2009-01-19">
            <text:p>2009-01-19</text:p>
          </table:table-cell>
          <table:table-cell table:formula="of:=WEEKDAY([.A514:.A514])" office:value-type="float" office:value="2">
            <text:p>2</text:p>
          </table:table-cell>
          <table:table-cell table:formula="of:=ISOWEEKNUM([.A514];1)" office:value-type="float" office:value="3">
            <text:p>3</text:p>
          </table:table-cell>
          <table:table-cell table:formula="of:=MONTH([.A514])" office:value-type="float" office:value="1">
            <text:p>1</text:p>
          </table:table-cell>
          <table:table-cell table:formula="of:=YEAR([.A514])" office:value-type="float" office:value="2009">
            <text:p>2009</text:p>
          </table:table-cell>
          <table:table-cell table:formula="of:=[Sheet1.D514]" office:value-type="float" office:value="621.8">
            <text:p>621.80</text:p>
          </table:table-cell>
          <table:table-cell table:number-columns-repeated="10"/>
        </table:table-row>
        <table:table-row table:style-name="ro2">
          <table:table-cell table:formula="of:=[Sheet1.A515]" office:value-type="string" office:string-value="2009-01-20">
            <text:p>2009-01-20</text:p>
          </table:table-cell>
          <table:table-cell table:formula="of:=WEEKDAY([.A515:.A515])" office:value-type="float" office:value="3">
            <text:p>3</text:p>
          </table:table-cell>
          <table:table-cell table:formula="of:=ISOWEEKNUM([.A515];1)" office:value-type="float" office:value="3">
            <text:p>3</text:p>
          </table:table-cell>
          <table:table-cell table:formula="of:=MONTH([.A515])" office:value-type="float" office:value="1">
            <text:p>1</text:p>
          </table:table-cell>
          <table:table-cell table:formula="of:=YEAR([.A515])" office:value-type="float" office:value="2009">
            <text:p>2009</text:p>
          </table:table-cell>
          <table:table-cell table:formula="of:=[Sheet1.D515]" office:value-type="float" office:value="597.76">
            <text:p>597.76</text:p>
          </table:table-cell>
          <table:table-cell table:number-columns-repeated="10"/>
        </table:table-row>
        <table:table-row table:style-name="ro2">
          <table:table-cell table:formula="of:=[Sheet1.A516]" office:value-type="string" office:string-value="2009-01-21">
            <text:p>2009-01-21</text:p>
          </table:table-cell>
          <table:table-cell table:formula="of:=WEEKDAY([.A516:.A516])" office:value-type="float" office:value="4">
            <text:p>4</text:p>
          </table:table-cell>
          <table:table-cell table:formula="of:=ISOWEEKNUM([.A516];1)" office:value-type="float" office:value="3">
            <text:p>3</text:p>
          </table:table-cell>
          <table:table-cell table:formula="of:=MONTH([.A516])" office:value-type="float" office:value="1">
            <text:p>1</text:p>
          </table:table-cell>
          <table:table-cell table:formula="of:=YEAR([.A516])" office:value-type="float" office:value="2009">
            <text:p>2009</text:p>
          </table:table-cell>
          <table:table-cell table:formula="of:=[Sheet1.D516]" office:value-type="float" office:value="615.11">
            <text:p>615.11</text:p>
          </table:table-cell>
          <table:table-cell table:number-columns-repeated="10"/>
        </table:table-row>
        <table:table-row table:style-name="ro2">
          <table:table-cell table:formula="of:=[Sheet1.A517]" office:value-type="string" office:string-value="2009-01-22">
            <text:p>2009-01-22</text:p>
          </table:table-cell>
          <table:table-cell table:formula="of:=WEEKDAY([.A517:.A517])" office:value-type="float" office:value="5">
            <text:p>5</text:p>
          </table:table-cell>
          <table:table-cell table:formula="of:=ISOWEEKNUM([.A517];1)" office:value-type="float" office:value="3">
            <text:p>3</text:p>
          </table:table-cell>
          <table:table-cell table:formula="of:=MONTH([.A517])" office:value-type="float" office:value="1">
            <text:p>1</text:p>
          </table:table-cell>
          <table:table-cell table:formula="of:=YEAR([.A517])" office:value-type="float" office:value="2009">
            <text:p>2009</text:p>
          </table:table-cell>
          <table:table-cell table:formula="of:=[Sheet1.D517]" office:value-type="float" office:value="608.73">
            <text:p>608.73</text:p>
          </table:table-cell>
          <table:table-cell table:number-columns-repeated="10"/>
        </table:table-row>
        <table:table-row table:style-name="ro2">
          <table:table-cell table:formula="of:=[Sheet1.A518]" office:value-type="string" office:string-value="2009-01-23">
            <text:p>2009-01-23</text:p>
          </table:table-cell>
          <table:table-cell table:formula="of:=WEEKDAY([.A518:.A518])" office:value-type="float" office:value="6">
            <text:p>6</text:p>
          </table:table-cell>
          <table:table-cell table:formula="of:=ISOWEEKNUM([.A518];1)" office:value-type="float" office:value="3">
            <text:p>3</text:p>
          </table:table-cell>
          <table:table-cell table:formula="of:=MONTH([.A518])" office:value-type="float" office:value="1">
            <text:p>1</text:p>
          </table:table-cell>
          <table:table-cell table:formula="of:=YEAR([.A518])" office:value-type="float" office:value="2009">
            <text:p>2009</text:p>
          </table:table-cell>
          <table:table-cell table:formula="of:=[Sheet1.D518]" office:value-type="float" office:value="604.12">
            <text:p>604.12</text:p>
          </table:table-cell>
          <table:table-cell table:number-columns-repeated="10"/>
        </table:table-row>
        <table:table-row table:style-name="ro2">
          <table:table-cell table:formula="of:=[Sheet1.A519]" office:value-type="string" office:string-value="2009-01-26">
            <text:p>2009-01-26</text:p>
          </table:table-cell>
          <table:table-cell table:formula="of:=WEEKDAY([.A519:.A519])" office:value-type="float" office:value="2">
            <text:p>2</text:p>
          </table:table-cell>
          <table:table-cell table:formula="of:=ISOWEEKNUM([.A519];1)" office:value-type="float" office:value="4">
            <text:p>4</text:p>
          </table:table-cell>
          <table:table-cell table:formula="of:=MONTH([.A519])" office:value-type="float" office:value="1">
            <text:p>1</text:p>
          </table:table-cell>
          <table:table-cell table:formula="of:=YEAR([.A519])" office:value-type="float" office:value="2009">
            <text:p>2009</text:p>
          </table:table-cell>
          <table:table-cell table:formula="of:=[Sheet1.D519]" office:value-type="float" office:value="623.25">
            <text:p>623.25</text:p>
          </table:table-cell>
          <table:table-cell table:number-columns-repeated="10"/>
        </table:table-row>
        <table:table-row table:style-name="ro2">
          <table:table-cell table:formula="of:=[Sheet1.A520]" office:value-type="string" office:string-value="2009-01-27">
            <text:p>2009-01-27</text:p>
          </table:table-cell>
          <table:table-cell table:formula="of:=WEEKDAY([.A520:.A520])" office:value-type="float" office:value="3">
            <text:p>3</text:p>
          </table:table-cell>
          <table:table-cell table:formula="of:=ISOWEEKNUM([.A520];1)" office:value-type="float" office:value="4">
            <text:p>4</text:p>
          </table:table-cell>
          <table:table-cell table:formula="of:=MONTH([.A520])" office:value-type="float" office:value="1">
            <text:p>1</text:p>
          </table:table-cell>
          <table:table-cell table:formula="of:=YEAR([.A520])" office:value-type="float" office:value="2009">
            <text:p>2009</text:p>
          </table:table-cell>
          <table:table-cell table:formula="of:=[Sheet1.D520]" office:value-type="float" office:value="624.05">
            <text:p>624.05</text:p>
          </table:table-cell>
          <table:table-cell table:number-columns-repeated="10"/>
        </table:table-row>
        <table:table-row table:style-name="ro2">
          <table:table-cell table:formula="of:=[Sheet1.A521]" office:value-type="string" office:string-value="2009-01-28">
            <text:p>2009-01-28</text:p>
          </table:table-cell>
          <table:table-cell table:formula="of:=WEEKDAY([.A521:.A521])" office:value-type="float" office:value="4">
            <text:p>4</text:p>
          </table:table-cell>
          <table:table-cell table:formula="of:=ISOWEEKNUM([.A521];1)" office:value-type="float" office:value="4">
            <text:p>4</text:p>
          </table:table-cell>
          <table:table-cell table:formula="of:=MONTH([.A521])" office:value-type="float" office:value="1">
            <text:p>1</text:p>
          </table:table-cell>
          <table:table-cell table:formula="of:=YEAR([.A521])" office:value-type="float" office:value="2009">
            <text:p>2009</text:p>
          </table:table-cell>
          <table:table-cell table:formula="of:=[Sheet1.D521]" office:value-type="float" office:value="639.29">
            <text:p>639.29</text:p>
          </table:table-cell>
          <table:table-cell table:number-columns-repeated="10"/>
        </table:table-row>
        <table:table-row table:style-name="ro2">
          <table:table-cell table:formula="of:=[Sheet1.A522]" office:value-type="string" office:string-value="2009-01-29">
            <text:p>2009-01-29</text:p>
          </table:table-cell>
          <table:table-cell table:formula="of:=WEEKDAY([.A522:.A522])" office:value-type="float" office:value="5">
            <text:p>5</text:p>
          </table:table-cell>
          <table:table-cell table:formula="of:=ISOWEEKNUM([.A522];1)" office:value-type="float" office:value="4">
            <text:p>4</text:p>
          </table:table-cell>
          <table:table-cell table:formula="of:=MONTH([.A522])" office:value-type="float" office:value="1">
            <text:p>1</text:p>
          </table:table-cell>
          <table:table-cell table:formula="of:=YEAR([.A522])" office:value-type="float" office:value="2009">
            <text:p>2009</text:p>
          </table:table-cell>
          <table:table-cell table:formula="of:=[Sheet1.D522]" office:value-type="float" office:value="616.1">
            <text:p>616.10</text:p>
          </table:table-cell>
          <table:table-cell table:number-columns-repeated="10"/>
        </table:table-row>
        <table:table-row table:style-name="ro2">
          <table:table-cell table:formula="of:=[Sheet1.A523]" office:value-type="string" office:string-value="2009-01-30">
            <text:p>2009-01-30</text:p>
          </table:table-cell>
          <table:table-cell table:formula="of:=WEEKDAY([.A523:.A523])" office:value-type="float" office:value="6">
            <text:p>6</text:p>
          </table:table-cell>
          <table:table-cell table:formula="of:=ISOWEEKNUM([.A523];1)" office:value-type="float" office:value="4">
            <text:p>4</text:p>
          </table:table-cell>
          <table:table-cell table:formula="of:=MONTH([.A523])" office:value-type="float" office:value="1">
            <text:p>1</text:p>
          </table:table-cell>
          <table:table-cell table:formula="of:=YEAR([.A523])" office:value-type="float" office:value="2009">
            <text:p>2009</text:p>
          </table:table-cell>
          <table:table-cell table:formula="of:=[Sheet1.D523]" office:value-type="float" office:value="617.38">
            <text:p>617.38</text:p>
          </table:table-cell>
          <table:table-cell table:number-columns-repeated="10"/>
        </table:table-row>
        <table:table-row table:style-name="ro2">
          <table:table-cell table:formula="of:=[Sheet1.A524]" office:value-type="string" office:string-value="2009-02-02">
            <text:p>2009-02-02</text:p>
          </table:table-cell>
          <table:table-cell table:formula="of:=WEEKDAY([.A524:.A524])" office:value-type="float" office:value="2">
            <text:p>2</text:p>
          </table:table-cell>
          <table:table-cell table:formula="of:=ISOWEEKNUM([.A524];1)" office:value-type="float" office:value="5">
            <text:p>5</text:p>
          </table:table-cell>
          <table:table-cell table:formula="of:=MONTH([.A524])" office:value-type="float" office:value="2">
            <text:p>2</text:p>
          </table:table-cell>
          <table:table-cell table:formula="of:=YEAR([.A524])" office:value-type="float" office:value="2009">
            <text:p>2009</text:p>
          </table:table-cell>
          <table:table-cell table:formula="of:=[Sheet1.D524]" office:value-type="float" office:value="602.08">
            <text:p>602.08</text:p>
          </table:table-cell>
          <table:table-cell table:number-columns-repeated="10"/>
        </table:table-row>
        <table:table-row table:style-name="ro2">
          <table:table-cell table:formula="of:=[Sheet1.A525]" office:value-type="string" office:string-value="2009-02-03">
            <text:p>2009-02-03</text:p>
          </table:table-cell>
          <table:table-cell table:formula="of:=WEEKDAY([.A525:.A525])" office:value-type="float" office:value="3">
            <text:p>3</text:p>
          </table:table-cell>
          <table:table-cell table:formula="of:=ISOWEEKNUM([.A525];1)" office:value-type="float" office:value="5">
            <text:p>5</text:p>
          </table:table-cell>
          <table:table-cell table:formula="of:=MONTH([.A525])" office:value-type="float" office:value="2">
            <text:p>2</text:p>
          </table:table-cell>
          <table:table-cell table:formula="of:=YEAR([.A525])" office:value-type="float" office:value="2009">
            <text:p>2009</text:p>
          </table:table-cell>
          <table:table-cell table:formula="of:=[Sheet1.D525]" office:value-type="float" office:value="622.74">
            <text:p>622.74</text:p>
          </table:table-cell>
          <table:table-cell table:number-columns-repeated="10"/>
        </table:table-row>
        <table:table-row table:style-name="ro2">
          <table:table-cell table:formula="of:=[Sheet1.A526]" office:value-type="string" office:string-value="2009-02-04">
            <text:p>2009-02-04</text:p>
          </table:table-cell>
          <table:table-cell table:formula="of:=WEEKDAY([.A526:.A526])" office:value-type="float" office:value="4">
            <text:p>4</text:p>
          </table:table-cell>
          <table:table-cell table:formula="of:=ISOWEEKNUM([.A526];1)" office:value-type="float" office:value="5">
            <text:p>5</text:p>
          </table:table-cell>
          <table:table-cell table:formula="of:=MONTH([.A526])" office:value-type="float" office:value="2">
            <text:p>2</text:p>
          </table:table-cell>
          <table:table-cell table:formula="of:=YEAR([.A526])" office:value-type="float" office:value="2009">
            <text:p>2009</text:p>
          </table:table-cell>
          <table:table-cell table:formula="of:=[Sheet1.D526]" office:value-type="float" office:value="644.71">
            <text:p>644.71</text:p>
          </table:table-cell>
          <table:table-cell table:number-columns-repeated="10"/>
        </table:table-row>
        <table:table-row table:style-name="ro2">
          <table:table-cell table:formula="of:=[Sheet1.A527]" office:value-type="string" office:string-value="2009-02-05">
            <text:p>2009-02-05</text:p>
          </table:table-cell>
          <table:table-cell table:formula="of:=WEEKDAY([.A527:.A527])" office:value-type="float" office:value="5">
            <text:p>5</text:p>
          </table:table-cell>
          <table:table-cell table:formula="of:=ISOWEEKNUM([.A527];1)" office:value-type="float" office:value="5">
            <text:p>5</text:p>
          </table:table-cell>
          <table:table-cell table:formula="of:=MONTH([.A527])" office:value-type="float" office:value="2">
            <text:p>2</text:p>
          </table:table-cell>
          <table:table-cell table:formula="of:=YEAR([.A527])" office:value-type="float" office:value="2009">
            <text:p>2009</text:p>
          </table:table-cell>
          <table:table-cell table:formula="of:=[Sheet1.D527]" office:value-type="float" office:value="643.2">
            <text:p>643.20</text:p>
          </table:table-cell>
          <table:table-cell table:number-columns-repeated="10"/>
        </table:table-row>
        <table:table-row table:style-name="ro2">
          <table:table-cell table:formula="of:=[Sheet1.A528]" office:value-type="string" office:string-value="2009-02-06">
            <text:p>2009-02-06</text:p>
          </table:table-cell>
          <table:table-cell table:formula="of:=WEEKDAY([.A528:.A528])" office:value-type="float" office:value="6">
            <text:p>6</text:p>
          </table:table-cell>
          <table:table-cell table:formula="of:=ISOWEEKNUM([.A528];1)" office:value-type="float" office:value="5">
            <text:p>5</text:p>
          </table:table-cell>
          <table:table-cell table:formula="of:=MONTH([.A528])" office:value-type="float" office:value="2">
            <text:p>2</text:p>
          </table:table-cell>
          <table:table-cell table:formula="of:=YEAR([.A528])" office:value-type="float" office:value="2009">
            <text:p>2009</text:p>
          </table:table-cell>
          <table:table-cell table:formula="of:=[Sheet1.D528]" office:value-type="float" office:value="670.54">
            <text:p>670.54</text:p>
          </table:table-cell>
          <table:table-cell table:number-columns-repeated="10"/>
        </table:table-row>
        <table:table-row table:style-name="ro2">
          <table:table-cell table:formula="of:=[Sheet1.A529]" office:value-type="string" office:string-value="2009-02-09">
            <text:p>2009-02-09</text:p>
          </table:table-cell>
          <table:table-cell table:formula="of:=WEEKDAY([.A529:.A529])" office:value-type="float" office:value="2">
            <text:p>2</text:p>
          </table:table-cell>
          <table:table-cell table:formula="of:=ISOWEEKNUM([.A529];1)" office:value-type="float" office:value="6">
            <text:p>6</text:p>
          </table:table-cell>
          <table:table-cell table:formula="of:=MONTH([.A529])" office:value-type="float" office:value="2">
            <text:p>2</text:p>
          </table:table-cell>
          <table:table-cell table:formula="of:=YEAR([.A529])" office:value-type="float" office:value="2009">
            <text:p>2009</text:p>
          </table:table-cell>
          <table:table-cell table:formula="of:=[Sheet1.D529]" office:value-type="float" office:value="688.42">
            <text:p>688.42</text:p>
          </table:table-cell>
          <table:table-cell table:number-columns-repeated="10"/>
        </table:table-row>
        <table:table-row table:style-name="ro2">
          <table:table-cell table:formula="of:=[Sheet1.A530]" office:value-type="string" office:string-value="2009-02-10">
            <text:p>2009-02-10</text:p>
          </table:table-cell>
          <table:table-cell table:formula="of:=WEEKDAY([.A530:.A530])" office:value-type="float" office:value="3">
            <text:p>3</text:p>
          </table:table-cell>
          <table:table-cell table:formula="of:=ISOWEEKNUM([.A530];1)" office:value-type="float" office:value="6">
            <text:p>6</text:p>
          </table:table-cell>
          <table:table-cell table:formula="of:=MONTH([.A530])" office:value-type="float" office:value="2">
            <text:p>2</text:p>
          </table:table-cell>
          <table:table-cell table:formula="of:=YEAR([.A530])" office:value-type="float" office:value="2009">
            <text:p>2009</text:p>
          </table:table-cell>
          <table:table-cell table:formula="of:=[Sheet1.D530]" office:value-type="float" office:value="676.48">
            <text:p>676.48</text:p>
          </table:table-cell>
          <table:table-cell table:number-columns-repeated="10"/>
        </table:table-row>
        <table:table-row table:style-name="ro2">
          <table:table-cell table:formula="of:=[Sheet1.A531]" office:value-type="string" office:string-value="2009-02-11">
            <text:p>2009-02-11</text:p>
          </table:table-cell>
          <table:table-cell table:formula="of:=WEEKDAY([.A531:.A531])" office:value-type="float" office:value="4">
            <text:p>4</text:p>
          </table:table-cell>
          <table:table-cell table:formula="of:=ISOWEEKNUM([.A531];1)" office:value-type="float" office:value="6">
            <text:p>6</text:p>
          </table:table-cell>
          <table:table-cell table:formula="of:=MONTH([.A531])" office:value-type="float" office:value="2">
            <text:p>2</text:p>
          </table:table-cell>
          <table:table-cell table:formula="of:=YEAR([.A531])" office:value-type="float" office:value="2009">
            <text:p>2009</text:p>
          </table:table-cell>
          <table:table-cell table:formula="of:=[Sheet1.D531]" office:value-type="float" office:value="676.35">
            <text:p>676.35</text:p>
          </table:table-cell>
          <table:table-cell table:number-columns-repeated="10"/>
        </table:table-row>
        <table:table-row table:style-name="ro2">
          <table:table-cell table:formula="of:=[Sheet1.A532]" office:value-type="string" office:string-value="2009-02-12">
            <text:p>2009-02-12</text:p>
          </table:table-cell>
          <table:table-cell table:formula="of:=WEEKDAY([.A532:.A532])" office:value-type="float" office:value="5">
            <text:p>5</text:p>
          </table:table-cell>
          <table:table-cell table:formula="of:=ISOWEEKNUM([.A532];1)" office:value-type="float" office:value="6">
            <text:p>6</text:p>
          </table:table-cell>
          <table:table-cell table:formula="of:=MONTH([.A532])" office:value-type="float" office:value="2">
            <text:p>2</text:p>
          </table:table-cell>
          <table:table-cell table:formula="of:=YEAR([.A532])" office:value-type="float" office:value="2009">
            <text:p>2009</text:p>
          </table:table-cell>
          <table:table-cell table:formula="of:=[Sheet1.D532]" office:value-type="float" office:value="672.86">
            <text:p>672.86</text:p>
          </table:table-cell>
          <table:table-cell table:number-columns-repeated="10"/>
        </table:table-row>
        <table:table-row table:style-name="ro2">
          <table:table-cell table:formula="of:=[Sheet1.A533]" office:value-type="string" office:string-value="2009-02-13">
            <text:p>2009-02-13</text:p>
          </table:table-cell>
          <table:table-cell table:formula="of:=WEEKDAY([.A533:.A533])" office:value-type="float" office:value="6">
            <text:p>6</text:p>
          </table:table-cell>
          <table:table-cell table:formula="of:=ISOWEEKNUM([.A533];1)" office:value-type="float" office:value="6">
            <text:p>6</text:p>
          </table:table-cell>
          <table:table-cell table:formula="of:=MONTH([.A533])" office:value-type="float" office:value="2">
            <text:p>2</text:p>
          </table:table-cell>
          <table:table-cell table:formula="of:=YEAR([.A533])" office:value-type="float" office:value="2009">
            <text:p>2009</text:p>
          </table:table-cell>
          <table:table-cell table:formula="of:=[Sheet1.D533]" office:value-type="float" office:value="677.7">
            <text:p>677.70</text:p>
          </table:table-cell>
          <table:table-cell table:number-columns-repeated="10"/>
        </table:table-row>
        <table:table-row table:style-name="ro2">
          <table:table-cell table:formula="of:=[Sheet1.A534]" office:value-type="string" office:string-value="2009-02-16">
            <text:p>2009-02-16</text:p>
          </table:table-cell>
          <table:table-cell table:formula="of:=WEEKDAY([.A534:.A534])" office:value-type="float" office:value="2">
            <text:p>2</text:p>
          </table:table-cell>
          <table:table-cell table:formula="of:=ISOWEEKNUM([.A534];1)" office:value-type="float" office:value="7">
            <text:p>7</text:p>
          </table:table-cell>
          <table:table-cell table:formula="of:=MONTH([.A534])" office:value-type="float" office:value="2">
            <text:p>2</text:p>
          </table:table-cell>
          <table:table-cell table:formula="of:=YEAR([.A534])" office:value-type="float" office:value="2009">
            <text:p>2009</text:p>
          </table:table-cell>
          <table:table-cell table:formula="of:=[Sheet1.D534]" office:value-type="float" office:value="681.61">
            <text:p>681.61</text:p>
          </table:table-cell>
          <table:table-cell table:number-columns-repeated="10"/>
        </table:table-row>
        <table:table-row table:style-name="ro2">
          <table:table-cell table:formula="of:=[Sheet1.A535]" office:value-type="string" office:string-value="2009-02-17">
            <text:p>2009-02-17</text:p>
          </table:table-cell>
          <table:table-cell table:formula="of:=WEEKDAY([.A535:.A535])" office:value-type="float" office:value="3">
            <text:p>3</text:p>
          </table:table-cell>
          <table:table-cell table:formula="of:=ISOWEEKNUM([.A535];1)" office:value-type="float" office:value="7">
            <text:p>7</text:p>
          </table:table-cell>
          <table:table-cell table:formula="of:=MONTH([.A535])" office:value-type="float" office:value="2">
            <text:p>2</text:p>
          </table:table-cell>
          <table:table-cell table:formula="of:=YEAR([.A535])" office:value-type="float" office:value="2009">
            <text:p>2009</text:p>
          </table:table-cell>
          <table:table-cell table:formula="of:=[Sheet1.D535]" office:value-type="float" office:value="647.84">
            <text:p>647.84</text:p>
          </table:table-cell>
          <table:table-cell table:number-columns-repeated="10"/>
        </table:table-row>
        <table:table-row table:style-name="ro2">
          <table:table-cell table:formula="of:=[Sheet1.A536]" office:value-type="string" office:string-value="2009-02-18">
            <text:p>2009-02-18</text:p>
          </table:table-cell>
          <table:table-cell table:formula="of:=WEEKDAY([.A536:.A536])" office:value-type="float" office:value="4">
            <text:p>4</text:p>
          </table:table-cell>
          <table:table-cell table:formula="of:=ISOWEEKNUM([.A536];1)" office:value-type="float" office:value="7">
            <text:p>7</text:p>
          </table:table-cell>
          <table:table-cell table:formula="of:=MONTH([.A536])" office:value-type="float" office:value="2">
            <text:p>2</text:p>
          </table:table-cell>
          <table:table-cell table:formula="of:=YEAR([.A536])" office:value-type="float" office:value="2009">
            <text:p>2009</text:p>
          </table:table-cell>
          <table:table-cell table:formula="of:=[Sheet1.D536]" office:value-type="float" office:value="653.24">
            <text:p>653.24</text:p>
          </table:table-cell>
          <table:table-cell table:number-columns-repeated="10"/>
        </table:table-row>
        <table:table-row table:style-name="ro2">
          <table:table-cell table:formula="of:=[Sheet1.A537]" office:value-type="string" office:string-value="2009-02-19">
            <text:p>2009-02-19</text:p>
          </table:table-cell>
          <table:table-cell table:formula="of:=WEEKDAY([.A537:.A537])" office:value-type="float" office:value="5">
            <text:p>5</text:p>
          </table:table-cell>
          <table:table-cell table:formula="of:=ISOWEEKNUM([.A537];1)" office:value-type="float" office:value="7">
            <text:p>7</text:p>
          </table:table-cell>
          <table:table-cell table:formula="of:=MONTH([.A537])" office:value-type="float" office:value="2">
            <text:p>2</text:p>
          </table:table-cell>
          <table:table-cell table:formula="of:=YEAR([.A537])" office:value-type="float" office:value="2009">
            <text:p>2009</text:p>
          </table:table-cell>
          <table:table-cell table:formula="of:=[Sheet1.D537]" office:value-type="float" office:value="662.45">
            <text:p>662.45</text:p>
          </table:table-cell>
          <table:table-cell table:number-columns-repeated="10"/>
        </table:table-row>
        <table:table-row table:style-name="ro2">
          <table:table-cell table:formula="of:=[Sheet1.A538]" office:value-type="string" office:string-value="2009-02-20">
            <text:p>2009-02-20</text:p>
          </table:table-cell>
          <table:table-cell table:formula="of:=WEEKDAY([.A538:.A538])" office:value-type="float" office:value="6">
            <text:p>6</text:p>
          </table:table-cell>
          <table:table-cell table:formula="of:=ISOWEEKNUM([.A538];1)" office:value-type="float" office:value="7">
            <text:p>7</text:p>
          </table:table-cell>
          <table:table-cell table:formula="of:=MONTH([.A538])" office:value-type="float" office:value="2">
            <text:p>2</text:p>
          </table:table-cell>
          <table:table-cell table:formula="of:=YEAR([.A538])" office:value-type="float" office:value="2009">
            <text:p>2009</text:p>
          </table:table-cell>
          <table:table-cell table:formula="of:=[Sheet1.D538]" office:value-type="float" office:value="636.14">
            <text:p>636.14</text:p>
          </table:table-cell>
          <table:table-cell table:number-columns-repeated="10"/>
        </table:table-row>
        <table:table-row table:style-name="ro2">
          <table:table-cell table:formula="of:=[Sheet1.A539]" office:value-type="string" office:string-value="2009-02-23">
            <text:p>2009-02-23</text:p>
          </table:table-cell>
          <table:table-cell table:formula="of:=WEEKDAY([.A539:.A539])" office:value-type="float" office:value="2">
            <text:p>2</text:p>
          </table:table-cell>
          <table:table-cell table:formula="of:=ISOWEEKNUM([.A539];1)" office:value-type="float" office:value="8">
            <text:p>8</text:p>
          </table:table-cell>
          <table:table-cell table:formula="of:=MONTH([.A539])" office:value-type="float" office:value="2">
            <text:p>2</text:p>
          </table:table-cell>
          <table:table-cell table:formula="of:=YEAR([.A539])" office:value-type="float" office:value="2009">
            <text:p>2009</text:p>
          </table:table-cell>
          <table:table-cell table:formula="of:=[Sheet1.D539]" office:value-type="float" office:value="619.13">
            <text:p>619.13</text:p>
          </table:table-cell>
          <table:table-cell table:number-columns-repeated="10"/>
        </table:table-row>
        <table:table-row table:style-name="ro2">
          <table:table-cell table:formula="of:=[Sheet1.A540]" office:value-type="string" office:string-value="2009-02-24">
            <text:p>2009-02-24</text:p>
          </table:table-cell>
          <table:table-cell table:formula="of:=WEEKDAY([.A540:.A540])" office:value-type="float" office:value="3">
            <text:p>3</text:p>
          </table:table-cell>
          <table:table-cell table:formula="of:=ISOWEEKNUM([.A540];1)" office:value-type="float" office:value="8">
            <text:p>8</text:p>
          </table:table-cell>
          <table:table-cell table:formula="of:=MONTH([.A540])" office:value-type="float" office:value="2">
            <text:p>2</text:p>
          </table:table-cell>
          <table:table-cell table:formula="of:=YEAR([.A540])" office:value-type="float" office:value="2009">
            <text:p>2009</text:p>
          </table:table-cell>
          <table:table-cell table:formula="of:=[Sheet1.D540]" office:value-type="float" office:value="617.95">
            <text:p>617.95</text:p>
          </table:table-cell>
          <table:table-cell table:number-columns-repeated="10"/>
        </table:table-row>
        <table:table-row table:style-name="ro2">
          <table:table-cell table:formula="of:=[Sheet1.A541]" office:value-type="string" office:string-value="2009-02-25">
            <text:p>2009-02-25</text:p>
          </table:table-cell>
          <table:table-cell table:formula="of:=WEEKDAY([.A541:.A541])" office:value-type="float" office:value="4">
            <text:p>4</text:p>
          </table:table-cell>
          <table:table-cell table:formula="of:=ISOWEEKNUM([.A541];1)" office:value-type="float" office:value="8">
            <text:p>8</text:p>
          </table:table-cell>
          <table:table-cell table:formula="of:=MONTH([.A541])" office:value-type="float" office:value="2">
            <text:p>2</text:p>
          </table:table-cell>
          <table:table-cell table:formula="of:=YEAR([.A541])" office:value-type="float" office:value="2009">
            <text:p>2009</text:p>
          </table:table-cell>
          <table:table-cell table:formula="of:=[Sheet1.D541]" office:value-type="float" office:value="617.4">
            <text:p>617.40</text:p>
          </table:table-cell>
          <table:table-cell table:number-columns-repeated="10"/>
        </table:table-row>
        <table:table-row table:style-name="ro2">
          <table:table-cell table:formula="of:=[Sheet1.A542]" office:value-type="string" office:string-value="2009-02-26">
            <text:p>2009-02-26</text:p>
          </table:table-cell>
          <table:table-cell table:formula="of:=WEEKDAY([.A542:.A542])" office:value-type="float" office:value="5">
            <text:p>5</text:p>
          </table:table-cell>
          <table:table-cell table:formula="of:=ISOWEEKNUM([.A542];1)" office:value-type="float" office:value="8">
            <text:p>8</text:p>
          </table:table-cell>
          <table:table-cell table:formula="of:=MONTH([.A542])" office:value-type="float" office:value="2">
            <text:p>2</text:p>
          </table:table-cell>
          <table:table-cell table:formula="of:=YEAR([.A542])" office:value-type="float" office:value="2009">
            <text:p>2009</text:p>
          </table:table-cell>
          <table:table-cell table:formula="of:=[Sheet1.D542]" office:value-type="float" office:value="643.94">
            <text:p>643.94</text:p>
          </table:table-cell>
          <table:table-cell table:number-columns-repeated="10"/>
        </table:table-row>
        <table:table-row table:style-name="ro2">
          <table:table-cell table:formula="of:=[Sheet1.A543]" office:value-type="string" office:string-value="2009-02-27">
            <text:p>2009-02-27</text:p>
          </table:table-cell>
          <table:table-cell table:formula="of:=WEEKDAY([.A543:.A543])" office:value-type="float" office:value="6">
            <text:p>6</text:p>
          </table:table-cell>
          <table:table-cell table:formula="of:=ISOWEEKNUM([.A543];1)" office:value-type="float" office:value="8">
            <text:p>8</text:p>
          </table:table-cell>
          <table:table-cell table:formula="of:=MONTH([.A543])" office:value-type="float" office:value="2">
            <text:p>2</text:p>
          </table:table-cell>
          <table:table-cell table:formula="of:=YEAR([.A543])" office:value-type="float" office:value="2009">
            <text:p>2009</text:p>
          </table:table-cell>
          <table:table-cell table:formula="of:=[Sheet1.D543]" office:value-type="float" office:value="640.39">
            <text:p>640.39</text:p>
          </table:table-cell>
          <table:table-cell table:number-columns-repeated="10"/>
        </table:table-row>
        <table:table-row table:style-name="ro2">
          <table:table-cell table:formula="of:=[Sheet1.A544]" office:value-type="string" office:string-value="2009-03-02">
            <text:p>2009-03-02</text:p>
          </table:table-cell>
          <table:table-cell table:formula="of:=WEEKDAY([.A544:.A544])" office:value-type="float" office:value="2">
            <text:p>2</text:p>
          </table:table-cell>
          <table:table-cell table:formula="of:=ISOWEEKNUM([.A544];1)" office:value-type="float" office:value="9">
            <text:p>9</text:p>
          </table:table-cell>
          <table:table-cell table:formula="of:=MONTH([.A544])" office:value-type="float" office:value="3">
            <text:p>3</text:p>
          </table:table-cell>
          <table:table-cell table:formula="of:=YEAR([.A544])" office:value-type="float" office:value="2009">
            <text:p>2009</text:p>
          </table:table-cell>
          <table:table-cell table:formula="of:=[Sheet1.D544]" office:value-type="float" office:value="619.27">
            <text:p>619.27</text:p>
          </table:table-cell>
          <table:table-cell table:number-columns-repeated="10"/>
        </table:table-row>
        <table:table-row table:style-name="ro2">
          <table:table-cell table:formula="of:=[Sheet1.A545]" office:value-type="string" office:string-value="2009-03-03">
            <text:p>2009-03-03</text:p>
          </table:table-cell>
          <table:table-cell table:formula="of:=WEEKDAY([.A545:.A545])" office:value-type="float" office:value="3">
            <text:p>3</text:p>
          </table:table-cell>
          <table:table-cell table:formula="of:=ISOWEEKNUM([.A545];1)" office:value-type="float" office:value="9">
            <text:p>9</text:p>
          </table:table-cell>
          <table:table-cell table:formula="of:=MONTH([.A545])" office:value-type="float" office:value="3">
            <text:p>3</text:p>
          </table:table-cell>
          <table:table-cell table:formula="of:=YEAR([.A545])" office:value-type="float" office:value="2009">
            <text:p>2009</text:p>
          </table:table-cell>
          <table:table-cell table:formula="of:=[Sheet1.D545]" office:value-type="float" office:value="604.31">
            <text:p>604.31</text:p>
          </table:table-cell>
          <table:table-cell table:number-columns-repeated="10"/>
        </table:table-row>
        <table:table-row table:style-name="ro2">
          <table:table-cell table:formula="of:=[Sheet1.A546]" office:value-type="string" office:string-value="2009-03-04">
            <text:p>2009-03-04</text:p>
          </table:table-cell>
          <table:table-cell table:formula="of:=WEEKDAY([.A546:.A546])" office:value-type="float" office:value="4">
            <text:p>4</text:p>
          </table:table-cell>
          <table:table-cell table:formula="of:=ISOWEEKNUM([.A546];1)" office:value-type="float" office:value="9">
            <text:p>9</text:p>
          </table:table-cell>
          <table:table-cell table:formula="of:=MONTH([.A546])" office:value-type="float" office:value="3">
            <text:p>3</text:p>
          </table:table-cell>
          <table:table-cell table:formula="of:=YEAR([.A546])" office:value-type="float" office:value="2009">
            <text:p>2009</text:p>
          </table:table-cell>
          <table:table-cell table:formula="of:=[Sheet1.D546]" office:value-type="float" office:value="630.23">
            <text:p>630.23</text:p>
          </table:table-cell>
          <table:table-cell table:number-columns-repeated="10"/>
        </table:table-row>
        <table:table-row table:style-name="ro2">
          <table:table-cell table:formula="of:=[Sheet1.A547]" office:value-type="string" office:string-value="2009-03-05">
            <text:p>2009-03-05</text:p>
          </table:table-cell>
          <table:table-cell table:formula="of:=WEEKDAY([.A547:.A547])" office:value-type="float" office:value="5">
            <text:p>5</text:p>
          </table:table-cell>
          <table:table-cell table:formula="of:=ISOWEEKNUM([.A547];1)" office:value-type="float" office:value="9">
            <text:p>9</text:p>
          </table:table-cell>
          <table:table-cell table:formula="of:=MONTH([.A547])" office:value-type="float" office:value="3">
            <text:p>3</text:p>
          </table:table-cell>
          <table:table-cell table:formula="of:=YEAR([.A547])" office:value-type="float" office:value="2009">
            <text:p>2009</text:p>
          </table:table-cell>
          <table:table-cell table:formula="of:=[Sheet1.D547]" office:value-type="float" office:value="608.98">
            <text:p>608.98</text:p>
          </table:table-cell>
          <table:table-cell table:number-columns-repeated="10"/>
        </table:table-row>
        <table:table-row table:style-name="ro2">
          <table:table-cell table:formula="of:=[Sheet1.A548]" office:value-type="string" office:string-value="2009-03-06">
            <text:p>2009-03-06</text:p>
          </table:table-cell>
          <table:table-cell table:formula="of:=WEEKDAY([.A548:.A548])" office:value-type="float" office:value="6">
            <text:p>6</text:p>
          </table:table-cell>
          <table:table-cell table:formula="of:=ISOWEEKNUM([.A548];1)" office:value-type="float" office:value="9">
            <text:p>9</text:p>
          </table:table-cell>
          <table:table-cell table:formula="of:=MONTH([.A548])" office:value-type="float" office:value="3">
            <text:p>3</text:p>
          </table:table-cell>
          <table:table-cell table:formula="of:=YEAR([.A548])" office:value-type="float" office:value="2009">
            <text:p>2009</text:p>
          </table:table-cell>
          <table:table-cell table:formula="of:=[Sheet1.D548]" office:value-type="float" office:value="607.45">
            <text:p>607.45</text:p>
          </table:table-cell>
          <table:table-cell table:number-columns-repeated="10"/>
        </table:table-row>
        <table:table-row table:style-name="ro2">
          <table:table-cell table:formula="of:=[Sheet1.A549]" office:value-type="string" office:string-value="2009-03-09">
            <text:p>2009-03-09</text:p>
          </table:table-cell>
          <table:table-cell table:formula="of:=WEEKDAY([.A549:.A549])" office:value-type="float" office:value="2">
            <text:p>2</text:p>
          </table:table-cell>
          <table:table-cell table:formula="of:=ISOWEEKNUM([.A549];1)" office:value-type="float" office:value="10">
            <text:p>10</text:p>
          </table:table-cell>
          <table:table-cell table:formula="of:=MONTH([.A549])" office:value-type="float" office:value="3">
            <text:p>3</text:p>
          </table:table-cell>
          <table:table-cell table:formula="of:=YEAR([.A549])" office:value-type="float" office:value="2009">
            <text:p>2009</text:p>
          </table:table-cell>
          <table:table-cell table:formula="of:=[Sheet1.D549]" office:value-type="float" office:value="615.55">
            <text:p>615.55</text:p>
          </table:table-cell>
          <table:table-cell table:number-columns-repeated="10"/>
        </table:table-row>
        <table:table-row table:style-name="ro2">
          <table:table-cell table:formula="of:=[Sheet1.A550]" office:value-type="string" office:string-value="2009-03-10">
            <text:p>2009-03-10</text:p>
          </table:table-cell>
          <table:table-cell table:formula="of:=WEEKDAY([.A550:.A550])" office:value-type="float" office:value="3">
            <text:p>3</text:p>
          </table:table-cell>
          <table:table-cell table:formula="of:=ISOWEEKNUM([.A550];1)" office:value-type="float" office:value="10">
            <text:p>10</text:p>
          </table:table-cell>
          <table:table-cell table:formula="of:=MONTH([.A550])" office:value-type="float" office:value="3">
            <text:p>3</text:p>
          </table:table-cell>
          <table:table-cell table:formula="of:=YEAR([.A550])" office:value-type="float" office:value="2009">
            <text:p>2009</text:p>
          </table:table-cell>
          <table:table-cell table:formula="of:=[Sheet1.D550]" office:value-type="float" office:value="650.61">
            <text:p>650.61</text:p>
          </table:table-cell>
          <table:table-cell table:number-columns-repeated="10"/>
        </table:table-row>
        <table:table-row table:style-name="ro2">
          <table:table-cell table:formula="of:=[Sheet1.A551]" office:value-type="string" office:string-value="2009-03-11">
            <text:p>2009-03-11</text:p>
          </table:table-cell>
          <table:table-cell table:formula="of:=WEEKDAY([.A551:.A551])" office:value-type="float" office:value="4">
            <text:p>4</text:p>
          </table:table-cell>
          <table:table-cell table:formula="of:=ISOWEEKNUM([.A551];1)" office:value-type="float" office:value="10">
            <text:p>10</text:p>
          </table:table-cell>
          <table:table-cell table:formula="of:=MONTH([.A551])" office:value-type="float" office:value="3">
            <text:p>3</text:p>
          </table:table-cell>
          <table:table-cell table:formula="of:=YEAR([.A551])" office:value-type="float" office:value="2009">
            <text:p>2009</text:p>
          </table:table-cell>
          <table:table-cell table:formula="of:=[Sheet1.D551]" office:value-type="float" office:value="666.58">
            <text:p>666.58</text:p>
          </table:table-cell>
          <table:table-cell table:number-columns-repeated="10"/>
        </table:table-row>
        <table:table-row table:style-name="ro2">
          <table:table-cell table:formula="of:=[Sheet1.A552]" office:value-type="string" office:string-value="2009-03-12">
            <text:p>2009-03-12</text:p>
          </table:table-cell>
          <table:table-cell table:formula="of:=WEEKDAY([.A552:.A552])" office:value-type="float" office:value="5">
            <text:p>5</text:p>
          </table:table-cell>
          <table:table-cell table:formula="of:=ISOWEEKNUM([.A552];1)" office:value-type="float" office:value="10">
            <text:p>10</text:p>
          </table:table-cell>
          <table:table-cell table:formula="of:=MONTH([.A552])" office:value-type="float" office:value="3">
            <text:p>3</text:p>
          </table:table-cell>
          <table:table-cell table:formula="of:=YEAR([.A552])" office:value-type="float" office:value="2009">
            <text:p>2009</text:p>
          </table:table-cell>
          <table:table-cell table:formula="of:=[Sheet1.D552]" office:value-type="float" office:value="667.65">
            <text:p>667.65</text:p>
          </table:table-cell>
          <table:table-cell table:number-columns-repeated="10"/>
        </table:table-row>
        <table:table-row table:style-name="ro2">
          <table:table-cell table:formula="of:=[Sheet1.A553]" office:value-type="string" office:string-value="2009-03-13">
            <text:p>2009-03-13</text:p>
          </table:table-cell>
          <table:table-cell table:formula="of:=WEEKDAY([.A553:.A553])" office:value-type="float" office:value="6">
            <text:p>6</text:p>
          </table:table-cell>
          <table:table-cell table:formula="of:=ISOWEEKNUM([.A553];1)" office:value-type="float" office:value="10">
            <text:p>10</text:p>
          </table:table-cell>
          <table:table-cell table:formula="of:=MONTH([.A553])" office:value-type="float" office:value="3">
            <text:p>3</text:p>
          </table:table-cell>
          <table:table-cell table:formula="of:=YEAR([.A553])" office:value-type="float" office:value="2009">
            <text:p>2009</text:p>
          </table:table-cell>
          <table:table-cell table:formula="of:=[Sheet1.D553]" office:value-type="float" office:value="659.31">
            <text:p>659.31</text:p>
          </table:table-cell>
          <table:table-cell table:number-columns-repeated="10"/>
        </table:table-row>
        <table:table-row table:style-name="ro2">
          <table:table-cell table:formula="of:=[Sheet1.A554]" office:value-type="string" office:string-value="2009-03-16">
            <text:p>2009-03-16</text:p>
          </table:table-cell>
          <table:table-cell table:formula="of:=WEEKDAY([.A554:.A554])" office:value-type="float" office:value="2">
            <text:p>2</text:p>
          </table:table-cell>
          <table:table-cell table:formula="of:=ISOWEEKNUM([.A554];1)" office:value-type="float" office:value="11">
            <text:p>11</text:p>
          </table:table-cell>
          <table:table-cell table:formula="of:=MONTH([.A554])" office:value-type="float" office:value="3">
            <text:p>3</text:p>
          </table:table-cell>
          <table:table-cell table:formula="of:=YEAR([.A554])" office:value-type="float" office:value="2009">
            <text:p>2009</text:p>
          </table:table-cell>
          <table:table-cell table:formula="of:=[Sheet1.D554]" office:value-type="float" office:value="675.89">
            <text:p>675.89</text:p>
          </table:table-cell>
          <table:table-cell table:number-columns-repeated="10"/>
        </table:table-row>
        <table:table-row table:style-name="ro2">
          <table:table-cell table:formula="of:=[Sheet1.A555]" office:value-type="string" office:string-value="2009-03-17">
            <text:p>2009-03-17</text:p>
          </table:table-cell>
          <table:table-cell table:formula="of:=WEEKDAY([.A555:.A555])" office:value-type="float" office:value="3">
            <text:p>3</text:p>
          </table:table-cell>
          <table:table-cell table:formula="of:=ISOWEEKNUM([.A555];1)" office:value-type="float" office:value="11">
            <text:p>11</text:p>
          </table:table-cell>
          <table:table-cell table:formula="of:=MONTH([.A555])" office:value-type="float" office:value="3">
            <text:p>3</text:p>
          </table:table-cell>
          <table:table-cell table:formula="of:=YEAR([.A555])" office:value-type="float" office:value="2009">
            <text:p>2009</text:p>
          </table:table-cell>
          <table:table-cell table:formula="of:=[Sheet1.D555]" office:value-type="float" office:value="664.05">
            <text:p>664.05</text:p>
          </table:table-cell>
          <table:table-cell table:number-columns-repeated="10"/>
        </table:table-row>
        <table:table-row table:style-name="ro2">
          <table:table-cell table:formula="of:=[Sheet1.A556]" office:value-type="string" office:string-value="2009-03-18">
            <text:p>2009-03-18</text:p>
          </table:table-cell>
          <table:table-cell table:formula="of:=WEEKDAY([.A556:.A556])" office:value-type="float" office:value="4">
            <text:p>4</text:p>
          </table:table-cell>
          <table:table-cell table:formula="of:=ISOWEEKNUM([.A556];1)" office:value-type="float" office:value="11">
            <text:p>11</text:p>
          </table:table-cell>
          <table:table-cell table:formula="of:=MONTH([.A556])" office:value-type="float" office:value="3">
            <text:p>3</text:p>
          </table:table-cell>
          <table:table-cell table:formula="of:=YEAR([.A556])" office:value-type="float" office:value="2009">
            <text:p>2009</text:p>
          </table:table-cell>
          <table:table-cell table:formula="of:=[Sheet1.D556]" office:value-type="float" office:value="662.76">
            <text:p>662.76</text:p>
          </table:table-cell>
          <table:table-cell table:number-columns-repeated="10"/>
        </table:table-row>
        <table:table-row table:style-name="ro2">
          <table:table-cell table:formula="of:=[Sheet1.A557]" office:value-type="string" office:string-value="2009-03-19">
            <text:p>2009-03-19</text:p>
          </table:table-cell>
          <table:table-cell table:formula="of:=WEEKDAY([.A557:.A557])" office:value-type="float" office:value="5">
            <text:p>5</text:p>
          </table:table-cell>
          <table:table-cell table:formula="of:=ISOWEEKNUM([.A557];1)" office:value-type="float" office:value="11">
            <text:p>11</text:p>
          </table:table-cell>
          <table:table-cell table:formula="of:=MONTH([.A557])" office:value-type="float" office:value="3">
            <text:p>3</text:p>
          </table:table-cell>
          <table:table-cell table:formula="of:=YEAR([.A557])" office:value-type="float" office:value="2009">
            <text:p>2009</text:p>
          </table:table-cell>
          <table:table-cell table:formula="of:=[Sheet1.D557]" office:value-type="float" office:value="679.58">
            <text:p>679.58</text:p>
          </table:table-cell>
          <table:table-cell table:number-columns-repeated="10"/>
        </table:table-row>
        <table:table-row table:style-name="ro2">
          <table:table-cell table:formula="of:=[Sheet1.A558]" office:value-type="string" office:string-value="2009-03-20">
            <text:p>2009-03-20</text:p>
          </table:table-cell>
          <table:table-cell table:formula="of:=WEEKDAY([.A558:.A558])" office:value-type="float" office:value="6">
            <text:p>6</text:p>
          </table:table-cell>
          <table:table-cell table:formula="of:=ISOWEEKNUM([.A558];1)" office:value-type="float" office:value="11">
            <text:p>11</text:p>
          </table:table-cell>
          <table:table-cell table:formula="of:=MONTH([.A558])" office:value-type="float" office:value="3">
            <text:p>3</text:p>
          </table:table-cell>
          <table:table-cell table:formula="of:=YEAR([.A558])" office:value-type="float" office:value="2009">
            <text:p>2009</text:p>
          </table:table-cell>
          <table:table-cell table:formula="of:=[Sheet1.D558]" office:value-type="float" office:value="661.59">
            <text:p>661.59</text:p>
          </table:table-cell>
          <table:table-cell table:number-columns-repeated="10"/>
        </table:table-row>
        <table:table-row table:style-name="ro2">
          <table:table-cell table:formula="of:=[Sheet1.A559]" office:value-type="string" office:string-value="2009-03-23">
            <text:p>2009-03-23</text:p>
          </table:table-cell>
          <table:table-cell table:formula="of:=WEEKDAY([.A559:.A559])" office:value-type="float" office:value="2">
            <text:p>2</text:p>
          </table:table-cell>
          <table:table-cell table:formula="of:=ISOWEEKNUM([.A559];1)" office:value-type="float" office:value="12">
            <text:p>12</text:p>
          </table:table-cell>
          <table:table-cell table:formula="of:=MONTH([.A559])" office:value-type="float" office:value="3">
            <text:p>3</text:p>
          </table:table-cell>
          <table:table-cell table:formula="of:=YEAR([.A559])" office:value-type="float" office:value="2009">
            <text:p>2009</text:p>
          </table:table-cell>
          <table:table-cell table:formula="of:=[Sheet1.D559]" office:value-type="float" office:value="667.98">
            <text:p>667.98</text:p>
          </table:table-cell>
          <table:table-cell table:number-columns-repeated="10"/>
        </table:table-row>
        <table:table-row table:style-name="ro2">
          <table:table-cell table:formula="of:=[Sheet1.A560]" office:value-type="string" office:string-value="2009-03-24">
            <text:p>2009-03-24</text:p>
          </table:table-cell>
          <table:table-cell table:formula="of:=WEEKDAY([.A560:.A560])" office:value-type="float" office:value="3">
            <text:p>3</text:p>
          </table:table-cell>
          <table:table-cell table:formula="of:=ISOWEEKNUM([.A560];1)" office:value-type="float" office:value="12">
            <text:p>12</text:p>
          </table:table-cell>
          <table:table-cell table:formula="of:=MONTH([.A560])" office:value-type="float" office:value="3">
            <text:p>3</text:p>
          </table:table-cell>
          <table:table-cell table:formula="of:=YEAR([.A560])" office:value-type="float" office:value="2009">
            <text:p>2009</text:p>
          </table:table-cell>
          <table:table-cell table:formula="of:=[Sheet1.D560]" office:value-type="float" office:value="654.12">
            <text:p>654.12</text:p>
          </table:table-cell>
          <table:table-cell table:number-columns-repeated="10"/>
        </table:table-row>
        <table:table-row table:style-name="ro2">
          <table:table-cell table:formula="of:=[Sheet1.A561]" office:value-type="string" office:string-value="2009-03-25">
            <text:p>2009-03-25</text:p>
          </table:table-cell>
          <table:table-cell table:formula="of:=WEEKDAY([.A561:.A561])" office:value-type="float" office:value="4">
            <text:p>4</text:p>
          </table:table-cell>
          <table:table-cell table:formula="of:=ISOWEEKNUM([.A561];1)" office:value-type="float" office:value="12">
            <text:p>12</text:p>
          </table:table-cell>
          <table:table-cell table:formula="of:=MONTH([.A561])" office:value-type="float" office:value="3">
            <text:p>3</text:p>
          </table:table-cell>
          <table:table-cell table:formula="of:=YEAR([.A561])" office:value-type="float" office:value="2009">
            <text:p>2009</text:p>
          </table:table-cell>
          <table:table-cell table:formula="of:=[Sheet1.D561]" office:value-type="float" office:value="665.76">
            <text:p>665.76</text:p>
          </table:table-cell>
          <table:table-cell table:number-columns-repeated="10"/>
        </table:table-row>
        <table:table-row table:style-name="ro2">
          <table:table-cell table:formula="of:=[Sheet1.A562]" office:value-type="string" office:string-value="2009-03-26">
            <text:p>2009-03-26</text:p>
          </table:table-cell>
          <table:table-cell table:formula="of:=WEEKDAY([.A562:.A562])" office:value-type="float" office:value="5">
            <text:p>5</text:p>
          </table:table-cell>
          <table:table-cell table:formula="of:=ISOWEEKNUM([.A562];1)" office:value-type="float" office:value="12">
            <text:p>12</text:p>
          </table:table-cell>
          <table:table-cell table:formula="of:=MONTH([.A562])" office:value-type="float" office:value="3">
            <text:p>3</text:p>
          </table:table-cell>
          <table:table-cell table:formula="of:=YEAR([.A562])" office:value-type="float" office:value="2009">
            <text:p>2009</text:p>
          </table:table-cell>
          <table:table-cell table:formula="of:=[Sheet1.D562]" office:value-type="float" office:value="667.03">
            <text:p>667.03</text:p>
          </table:table-cell>
          <table:table-cell table:number-columns-repeated="10"/>
        </table:table-row>
        <table:table-row table:style-name="ro2">
          <table:table-cell table:formula="of:=[Sheet1.A563]" office:value-type="string" office:string-value="2009-03-27">
            <text:p>2009-03-27</text:p>
          </table:table-cell>
          <table:table-cell table:formula="of:=WEEKDAY([.A563:.A563])" office:value-type="float" office:value="6">
            <text:p>6</text:p>
          </table:table-cell>
          <table:table-cell table:formula="of:=ISOWEEKNUM([.A563];1)" office:value-type="float" office:value="12">
            <text:p>12</text:p>
          </table:table-cell>
          <table:table-cell table:formula="of:=MONTH([.A563])" office:value-type="float" office:value="3">
            <text:p>3</text:p>
          </table:table-cell>
          <table:table-cell table:formula="of:=YEAR([.A563])" office:value-type="float" office:value="2009">
            <text:p>2009</text:p>
          </table:table-cell>
          <table:table-cell table:formula="of:=[Sheet1.D563]" office:value-type="float" office:value="655.59">
            <text:p>655.59</text:p>
          </table:table-cell>
          <table:table-cell table:number-columns-repeated="10"/>
        </table:table-row>
        <table:table-row table:style-name="ro2">
          <table:table-cell table:formula="of:=[Sheet1.A564]" office:value-type="string" office:string-value="2009-03-30">
            <text:p>2009-03-30</text:p>
          </table:table-cell>
          <table:table-cell table:formula="of:=WEEKDAY([.A564:.A564])" office:value-type="float" office:value="2">
            <text:p>2</text:p>
          </table:table-cell>
          <table:table-cell table:formula="of:=ISOWEEKNUM([.A564];1)" office:value-type="float" office:value="13">
            <text:p>13</text:p>
          </table:table-cell>
          <table:table-cell table:formula="of:=MONTH([.A564])" office:value-type="float" office:value="3">
            <text:p>3</text:p>
          </table:table-cell>
          <table:table-cell table:formula="of:=YEAR([.A564])" office:value-type="float" office:value="2009">
            <text:p>2009</text:p>
          </table:table-cell>
          <table:table-cell table:formula="of:=[Sheet1.D564]" office:value-type="float" office:value="633.09">
            <text:p>633.09</text:p>
          </table:table-cell>
          <table:table-cell table:number-columns-repeated="10"/>
        </table:table-row>
        <table:table-row table:style-name="ro2">
          <table:table-cell table:formula="of:=[Sheet1.A565]" office:value-type="string" office:string-value="2009-03-31">
            <text:p>2009-03-31</text:p>
          </table:table-cell>
          <table:table-cell table:formula="of:=WEEKDAY([.A565:.A565])" office:value-type="float" office:value="3">
            <text:p>3</text:p>
          </table:table-cell>
          <table:table-cell table:formula="of:=ISOWEEKNUM([.A565];1)" office:value-type="float" office:value="13">
            <text:p>13</text:p>
          </table:table-cell>
          <table:table-cell table:formula="of:=MONTH([.A565])" office:value-type="float" office:value="3">
            <text:p>3</text:p>
          </table:table-cell>
          <table:table-cell table:formula="of:=YEAR([.A565])" office:value-type="float" office:value="2009">
            <text:p>2009</text:p>
          </table:table-cell>
          <table:table-cell table:formula="of:=[Sheet1.D565]" office:value-type="float" office:value="653.04">
            <text:p>653.04</text:p>
          </table:table-cell>
          <table:table-cell table:number-columns-repeated="10"/>
        </table:table-row>
        <table:table-row table:style-name="ro2">
          <table:table-cell table:formula="of:=[Sheet1.A566]" office:value-type="string" office:string-value="2009-04-01">
            <text:p>2009-04-01</text:p>
          </table:table-cell>
          <table:table-cell table:formula="of:=WEEKDAY([.A566:.A566])" office:value-type="float" office:value="4">
            <text:p>4</text:p>
          </table:table-cell>
          <table:table-cell table:formula="of:=ISOWEEKNUM([.A566];1)" office:value-type="float" office:value="13">
            <text:p>13</text:p>
          </table:table-cell>
          <table:table-cell table:formula="of:=MONTH([.A566])" office:value-type="float" office:value="4">
            <text:p>4</text:p>
          </table:table-cell>
          <table:table-cell table:formula="of:=YEAR([.A566])" office:value-type="float" office:value="2009">
            <text:p>2009</text:p>
          </table:table-cell>
          <table:table-cell table:formula="of:=[Sheet1.D566]" office:value-type="float" office:value="679.51">
            <text:p>679.51</text:p>
          </table:table-cell>
          <table:table-cell table:number-columns-repeated="10"/>
        </table:table-row>
        <table:table-row table:style-name="ro2">
          <table:table-cell table:formula="of:=[Sheet1.A567]" office:value-type="string" office:string-value="2009-04-02">
            <text:p>2009-04-02</text:p>
          </table:table-cell>
          <table:table-cell table:formula="of:=WEEKDAY([.A567:.A567])" office:value-type="float" office:value="5">
            <text:p>5</text:p>
          </table:table-cell>
          <table:table-cell table:formula="of:=ISOWEEKNUM([.A567];1)" office:value-type="float" office:value="13">
            <text:p>13</text:p>
          </table:table-cell>
          <table:table-cell table:formula="of:=MONTH([.A567])" office:value-type="float" office:value="4">
            <text:p>4</text:p>
          </table:table-cell>
          <table:table-cell table:formula="of:=YEAR([.A567])" office:value-type="float" office:value="2009">
            <text:p>2009</text:p>
          </table:table-cell>
          <table:table-cell table:formula="of:=[Sheet1.D567]" office:value-type="float" office:value="713.8">
            <text:p>713.80</text:p>
          </table:table-cell>
          <table:table-cell table:number-columns-repeated="10"/>
        </table:table-row>
        <table:table-row table:style-name="ro2">
          <table:table-cell table:formula="of:=[Sheet1.A568]" office:value-type="string" office:string-value="2009-04-03">
            <text:p>2009-04-03</text:p>
          </table:table-cell>
          <table:table-cell table:formula="of:=WEEKDAY([.A568:.A568])" office:value-type="float" office:value="6">
            <text:p>6</text:p>
          </table:table-cell>
          <table:table-cell table:formula="of:=ISOWEEKNUM([.A568];1)" office:value-type="float" office:value="13">
            <text:p>13</text:p>
          </table:table-cell>
          <table:table-cell table:formula="of:=MONTH([.A568])" office:value-type="float" office:value="4">
            <text:p>4</text:p>
          </table:table-cell>
          <table:table-cell table:formula="of:=YEAR([.A568])" office:value-type="float" office:value="2009">
            <text:p>2009</text:p>
          </table:table-cell>
          <table:table-cell table:formula="of:=[Sheet1.D568]" office:value-type="float" office:value="711.16">
            <text:p>711.16</text:p>
          </table:table-cell>
          <table:table-cell table:number-columns-repeated="10"/>
        </table:table-row>
        <table:table-row table:style-name="ro2">
          <table:table-cell table:formula="of:=[Sheet1.A569]" office:value-type="string" office:string-value="2009-04-06">
            <text:p>2009-04-06</text:p>
          </table:table-cell>
          <table:table-cell table:formula="of:=WEEKDAY([.A569:.A569])" office:value-type="float" office:value="2">
            <text:p>2</text:p>
          </table:table-cell>
          <table:table-cell table:formula="of:=ISOWEEKNUM([.A569];1)" office:value-type="float" office:value="14">
            <text:p>14</text:p>
          </table:table-cell>
          <table:table-cell table:formula="of:=MONTH([.A569])" office:value-type="float" office:value="4">
            <text:p>4</text:p>
          </table:table-cell>
          <table:table-cell table:formula="of:=YEAR([.A569])" office:value-type="float" office:value="2009">
            <text:p>2009</text:p>
          </table:table-cell>
          <table:table-cell table:formula="of:=[Sheet1.D569]" office:value-type="float" office:value="709.57">
            <text:p>709.57</text:p>
          </table:table-cell>
          <table:table-cell table:number-columns-repeated="10"/>
        </table:table-row>
        <table:table-row table:style-name="ro2">
          <table:table-cell table:formula="of:=[Sheet1.A570]" office:value-type="string" office:string-value="2009-04-07">
            <text:p>2009-04-07</text:p>
          </table:table-cell>
          <table:table-cell table:formula="of:=WEEKDAY([.A570:.A570])" office:value-type="float" office:value="3">
            <text:p>3</text:p>
          </table:table-cell>
          <table:table-cell table:formula="of:=ISOWEEKNUM([.A570];1)" office:value-type="float" office:value="14">
            <text:p>14</text:p>
          </table:table-cell>
          <table:table-cell table:formula="of:=MONTH([.A570])" office:value-type="float" office:value="4">
            <text:p>4</text:p>
          </table:table-cell>
          <table:table-cell table:formula="of:=YEAR([.A570])" office:value-type="float" office:value="2009">
            <text:p>2009</text:p>
          </table:table-cell>
          <table:table-cell table:formula="of:=[Sheet1.D570]" office:value-type="float" office:value="702.18">
            <text:p>702.18</text:p>
          </table:table-cell>
          <table:table-cell table:number-columns-repeated="10"/>
        </table:table-row>
        <table:table-row table:style-name="ro2">
          <table:table-cell table:formula="of:=[Sheet1.A571]" office:value-type="string" office:string-value="2009-04-08">
            <text:p>2009-04-08</text:p>
          </table:table-cell>
          <table:table-cell table:formula="of:=WEEKDAY([.A571:.A571])" office:value-type="float" office:value="4">
            <text:p>4</text:p>
          </table:table-cell>
          <table:table-cell table:formula="of:=ISOWEEKNUM([.A571];1)" office:value-type="float" office:value="14">
            <text:p>14</text:p>
          </table:table-cell>
          <table:table-cell table:formula="of:=MONTH([.A571])" office:value-type="float" office:value="4">
            <text:p>4</text:p>
          </table:table-cell>
          <table:table-cell table:formula="of:=YEAR([.A571])" office:value-type="float" office:value="2009">
            <text:p>2009</text:p>
          </table:table-cell>
          <table:table-cell table:formula="of:=[Sheet1.D571]" office:value-type="float" office:value="707.32">
            <text:p>707.32</text:p>
          </table:table-cell>
          <table:table-cell table:number-columns-repeated="10"/>
        </table:table-row>
        <table:table-row table:style-name="ro2">
          <table:table-cell table:formula="of:=[Sheet1.A572]" office:value-type="string" office:string-value="2009-04-09">
            <text:p>2009-04-09</text:p>
          </table:table-cell>
          <table:table-cell table:formula="of:=WEEKDAY([.A572:.A572])" office:value-type="float" office:value="5">
            <text:p>5</text:p>
          </table:table-cell>
          <table:table-cell table:formula="of:=ISOWEEKNUM([.A572];1)" office:value-type="float" office:value="14">
            <text:p>14</text:p>
          </table:table-cell>
          <table:table-cell table:formula="of:=MONTH([.A572])" office:value-type="float" office:value="4">
            <text:p>4</text:p>
          </table:table-cell>
          <table:table-cell table:formula="of:=YEAR([.A572])" office:value-type="float" office:value="2009">
            <text:p>2009</text:p>
          </table:table-cell>
          <table:table-cell table:formula="of:=[Sheet1.D572]" office:value-type="float" office:value="717.66">
            <text:p>717.66</text:p>
          </table:table-cell>
          <table:table-cell table:number-columns-repeated="10"/>
        </table:table-row>
        <table:table-row table:style-name="ro2">
          <table:table-cell table:formula="of:=[Sheet1.A573]" office:value-type="string" office:string-value="2009-04-14">
            <text:p>2009-04-14</text:p>
          </table:table-cell>
          <table:table-cell table:formula="of:=WEEKDAY([.A573:.A573])" office:value-type="float" office:value="3">
            <text:p>3</text:p>
          </table:table-cell>
          <table:table-cell table:formula="of:=ISOWEEKNUM([.A573];1)" office:value-type="float" office:value="15">
            <text:p>15</text:p>
          </table:table-cell>
          <table:table-cell table:formula="of:=MONTH([.A573])" office:value-type="float" office:value="4">
            <text:p>4</text:p>
          </table:table-cell>
          <table:table-cell table:formula="of:=YEAR([.A573])" office:value-type="float" office:value="2009">
            <text:p>2009</text:p>
          </table:table-cell>
          <table:table-cell table:formula="of:=[Sheet1.D573]" office:value-type="float" office:value="744.16">
            <text:p>744.16</text:p>
          </table:table-cell>
          <table:table-cell table:number-columns-repeated="10"/>
        </table:table-row>
        <table:table-row table:style-name="ro2">
          <table:table-cell table:formula="of:=[Sheet1.A574]" office:value-type="string" office:string-value="2009-04-15">
            <text:p>2009-04-15</text:p>
          </table:table-cell>
          <table:table-cell table:formula="of:=WEEKDAY([.A574:.A574])" office:value-type="float" office:value="4">
            <text:p>4</text:p>
          </table:table-cell>
          <table:table-cell table:formula="of:=ISOWEEKNUM([.A574];1)" office:value-type="float" office:value="15">
            <text:p>15</text:p>
          </table:table-cell>
          <table:table-cell table:formula="of:=MONTH([.A574])" office:value-type="float" office:value="4">
            <text:p>4</text:p>
          </table:table-cell>
          <table:table-cell table:formula="of:=YEAR([.A574])" office:value-type="float" office:value="2009">
            <text:p>2009</text:p>
          </table:table-cell>
          <table:table-cell table:formula="of:=[Sheet1.D574]" office:value-type="float" office:value="729.63">
            <text:p>729.63</text:p>
          </table:table-cell>
          <table:table-cell table:number-columns-repeated="10"/>
        </table:table-row>
        <table:table-row table:style-name="ro2">
          <table:table-cell table:formula="of:=[Sheet1.A575]" office:value-type="string" office:string-value="2009-04-16">
            <text:p>2009-04-16</text:p>
          </table:table-cell>
          <table:table-cell table:formula="of:=WEEKDAY([.A575:.A575])" office:value-type="float" office:value="5">
            <text:p>5</text:p>
          </table:table-cell>
          <table:table-cell table:formula="of:=ISOWEEKNUM([.A575];1)" office:value-type="float" office:value="15">
            <text:p>15</text:p>
          </table:table-cell>
          <table:table-cell table:formula="of:=MONTH([.A575])" office:value-type="float" office:value="4">
            <text:p>4</text:p>
          </table:table-cell>
          <table:table-cell table:formula="of:=YEAR([.A575])" office:value-type="float" office:value="2009">
            <text:p>2009</text:p>
          </table:table-cell>
          <table:table-cell table:formula="of:=[Sheet1.D575]" office:value-type="float" office:value="745.55">
            <text:p>745.55</text:p>
          </table:table-cell>
          <table:table-cell table:number-columns-repeated="10"/>
        </table:table-row>
        <table:table-row table:style-name="ro2">
          <table:table-cell table:formula="of:=[Sheet1.A576]" office:value-type="string" office:string-value="2009-04-17">
            <text:p>2009-04-17</text:p>
          </table:table-cell>
          <table:table-cell table:formula="of:=WEEKDAY([.A576:.A576])" office:value-type="float" office:value="6">
            <text:p>6</text:p>
          </table:table-cell>
          <table:table-cell table:formula="of:=ISOWEEKNUM([.A576];1)" office:value-type="float" office:value="15">
            <text:p>15</text:p>
          </table:table-cell>
          <table:table-cell table:formula="of:=MONTH([.A576])" office:value-type="float" office:value="4">
            <text:p>4</text:p>
          </table:table-cell>
          <table:table-cell table:formula="of:=YEAR([.A576])" office:value-type="float" office:value="2009">
            <text:p>2009</text:p>
          </table:table-cell>
          <table:table-cell table:formula="of:=[Sheet1.D576]" office:value-type="float" office:value="767.75">
            <text:p>767.75</text:p>
          </table:table-cell>
          <table:table-cell table:number-columns-repeated="10"/>
        </table:table-row>
        <table:table-row table:style-name="ro2">
          <table:table-cell table:formula="of:=[Sheet1.A577]" office:value-type="string" office:string-value="2009-04-20">
            <text:p>2009-04-20</text:p>
          </table:table-cell>
          <table:table-cell table:formula="of:=WEEKDAY([.A577:.A577])" office:value-type="float" office:value="2">
            <text:p>2</text:p>
          </table:table-cell>
          <table:table-cell table:formula="of:=ISOWEEKNUM([.A577];1)" office:value-type="float" office:value="16">
            <text:p>16</text:p>
          </table:table-cell>
          <table:table-cell table:formula="of:=MONTH([.A577])" office:value-type="float" office:value="4">
            <text:p>4</text:p>
          </table:table-cell>
          <table:table-cell table:formula="of:=YEAR([.A577])" office:value-type="float" office:value="2009">
            <text:p>2009</text:p>
          </table:table-cell>
          <table:table-cell table:formula="of:=[Sheet1.D577]" office:value-type="float" office:value="731.1">
            <text:p>731.10</text:p>
          </table:table-cell>
          <table:table-cell table:number-columns-repeated="10"/>
        </table:table-row>
        <table:table-row table:style-name="ro2">
          <table:table-cell table:formula="of:=[Sheet1.A578]" office:value-type="string" office:string-value="2009-04-21">
            <text:p>2009-04-21</text:p>
          </table:table-cell>
          <table:table-cell table:formula="of:=WEEKDAY([.A578:.A578])" office:value-type="float" office:value="3">
            <text:p>3</text:p>
          </table:table-cell>
          <table:table-cell table:formula="of:=ISOWEEKNUM([.A578];1)" office:value-type="float" office:value="16">
            <text:p>16</text:p>
          </table:table-cell>
          <table:table-cell table:formula="of:=MONTH([.A578])" office:value-type="float" office:value="4">
            <text:p>4</text:p>
          </table:table-cell>
          <table:table-cell table:formula="of:=YEAR([.A578])" office:value-type="float" office:value="2009">
            <text:p>2009</text:p>
          </table:table-cell>
          <table:table-cell table:formula="of:=[Sheet1.D578]" office:value-type="float" office:value="741.44">
            <text:p>741.44</text:p>
          </table:table-cell>
          <table:table-cell table:number-columns-repeated="10"/>
        </table:table-row>
        <table:table-row table:style-name="ro2">
          <table:table-cell table:formula="of:=[Sheet1.A579]" office:value-type="string" office:string-value="2009-04-22">
            <text:p>2009-04-22</text:p>
          </table:table-cell>
          <table:table-cell table:formula="of:=WEEKDAY([.A579:.A579])" office:value-type="float" office:value="4">
            <text:p>4</text:p>
          </table:table-cell>
          <table:table-cell table:formula="of:=ISOWEEKNUM([.A579];1)" office:value-type="float" office:value="16">
            <text:p>16</text:p>
          </table:table-cell>
          <table:table-cell table:formula="of:=MONTH([.A579])" office:value-type="float" office:value="4">
            <text:p>4</text:p>
          </table:table-cell>
          <table:table-cell table:formula="of:=YEAR([.A579])" office:value-type="float" office:value="2009">
            <text:p>2009</text:p>
          </table:table-cell>
          <table:table-cell table:formula="of:=[Sheet1.D579]" office:value-type="float" office:value="768.11">
            <text:p>768.11</text:p>
          </table:table-cell>
          <table:table-cell table:number-columns-repeated="10"/>
        </table:table-row>
        <table:table-row table:style-name="ro2">
          <table:table-cell table:formula="of:=[Sheet1.A580]" office:value-type="string" office:string-value="2009-04-23">
            <text:p>2009-04-23</text:p>
          </table:table-cell>
          <table:table-cell table:formula="of:=WEEKDAY([.A580:.A580])" office:value-type="float" office:value="5">
            <text:p>5</text:p>
          </table:table-cell>
          <table:table-cell table:formula="of:=ISOWEEKNUM([.A580];1)" office:value-type="float" office:value="16">
            <text:p>16</text:p>
          </table:table-cell>
          <table:table-cell table:formula="of:=MONTH([.A580])" office:value-type="float" office:value="4">
            <text:p>4</text:p>
          </table:table-cell>
          <table:table-cell table:formula="of:=YEAR([.A580])" office:value-type="float" office:value="2009">
            <text:p>2009</text:p>
          </table:table-cell>
          <table:table-cell table:formula="of:=[Sheet1.D580]" office:value-type="float" office:value="772.79">
            <text:p>772.79</text:p>
          </table:table-cell>
          <table:table-cell table:number-columns-repeated="10"/>
        </table:table-row>
        <table:table-row table:style-name="ro2">
          <table:table-cell table:formula="of:=[Sheet1.A581]" office:value-type="string" office:string-value="2009-04-24">
            <text:p>2009-04-24</text:p>
          </table:table-cell>
          <table:table-cell table:formula="of:=WEEKDAY([.A581:.A581])" office:value-type="float" office:value="6">
            <text:p>6</text:p>
          </table:table-cell>
          <table:table-cell table:formula="of:=ISOWEEKNUM([.A581];1)" office:value-type="float" office:value="16">
            <text:p>16</text:p>
          </table:table-cell>
          <table:table-cell table:formula="of:=MONTH([.A581])" office:value-type="float" office:value="4">
            <text:p>4</text:p>
          </table:table-cell>
          <table:table-cell table:formula="of:=YEAR([.A581])" office:value-type="float" office:value="2009">
            <text:p>2009</text:p>
          </table:table-cell>
          <table:table-cell table:formula="of:=[Sheet1.D581]" office:value-type="float" office:value="779.16">
            <text:p>779.16</text:p>
          </table:table-cell>
          <table:table-cell table:number-columns-repeated="10"/>
        </table:table-row>
        <table:table-row table:style-name="ro2">
          <table:table-cell table:formula="of:=[Sheet1.A582]" office:value-type="string" office:string-value="2009-04-27">
            <text:p>2009-04-27</text:p>
          </table:table-cell>
          <table:table-cell table:formula="of:=WEEKDAY([.A582:.A582])" office:value-type="float" office:value="2">
            <text:p>2</text:p>
          </table:table-cell>
          <table:table-cell table:formula="of:=ISOWEEKNUM([.A582];1)" office:value-type="float" office:value="17">
            <text:p>17</text:p>
          </table:table-cell>
          <table:table-cell table:formula="of:=MONTH([.A582])" office:value-type="float" office:value="4">
            <text:p>4</text:p>
          </table:table-cell>
          <table:table-cell table:formula="of:=YEAR([.A582])" office:value-type="float" office:value="2009">
            <text:p>2009</text:p>
          </table:table-cell>
          <table:table-cell table:formula="of:=[Sheet1.D582]" office:value-type="float" office:value="782.65">
            <text:p>782.65</text:p>
          </table:table-cell>
          <table:table-cell table:number-columns-repeated="10"/>
        </table:table-row>
        <table:table-row table:style-name="ro2">
          <table:table-cell table:formula="of:=[Sheet1.A583]" office:value-type="string" office:string-value="2009-04-28">
            <text:p>2009-04-28</text:p>
          </table:table-cell>
          <table:table-cell table:formula="of:=WEEKDAY([.A583:.A583])" office:value-type="float" office:value="3">
            <text:p>3</text:p>
          </table:table-cell>
          <table:table-cell table:formula="of:=ISOWEEKNUM([.A583];1)" office:value-type="float" office:value="17">
            <text:p>17</text:p>
          </table:table-cell>
          <table:table-cell table:formula="of:=MONTH([.A583])" office:value-type="float" office:value="4">
            <text:p>4</text:p>
          </table:table-cell>
          <table:table-cell table:formula="of:=YEAR([.A583])" office:value-type="float" office:value="2009">
            <text:p>2009</text:p>
          </table:table-cell>
          <table:table-cell table:formula="of:=[Sheet1.D583]" office:value-type="float" office:value="751.28">
            <text:p>751.28</text:p>
          </table:table-cell>
          <table:table-cell table:number-columns-repeated="10"/>
        </table:table-row>
        <table:table-row table:style-name="ro2">
          <table:table-cell table:formula="of:=[Sheet1.A584]" office:value-type="string" office:string-value="2009-04-29">
            <text:p>2009-04-29</text:p>
          </table:table-cell>
          <table:table-cell table:formula="of:=WEEKDAY([.A584:.A584])" office:value-type="float" office:value="4">
            <text:p>4</text:p>
          </table:table-cell>
          <table:table-cell table:formula="of:=ISOWEEKNUM([.A584];1)" office:value-type="float" office:value="17">
            <text:p>17</text:p>
          </table:table-cell>
          <table:table-cell table:formula="of:=MONTH([.A584])" office:value-type="float" office:value="4">
            <text:p>4</text:p>
          </table:table-cell>
          <table:table-cell table:formula="of:=YEAR([.A584])" office:value-type="float" office:value="2009">
            <text:p>2009</text:p>
          </table:table-cell>
          <table:table-cell table:formula="of:=[Sheet1.D584]" office:value-type="float" office:value="768.8">
            <text:p>768.80</text:p>
          </table:table-cell>
          <table:table-cell table:number-columns-repeated="10"/>
        </table:table-row>
        <table:table-row table:style-name="ro2">
          <table:table-cell table:formula="of:=[Sheet1.A585]" office:value-type="string" office:string-value="2009-04-30">
            <text:p>2009-04-30</text:p>
          </table:table-cell>
          <table:table-cell table:formula="of:=WEEKDAY([.A585:.A585])" office:value-type="float" office:value="5">
            <text:p>5</text:p>
          </table:table-cell>
          <table:table-cell table:formula="of:=ISOWEEKNUM([.A585];1)" office:value-type="float" office:value="17">
            <text:p>17</text:p>
          </table:table-cell>
          <table:table-cell table:formula="of:=MONTH([.A585])" office:value-type="float" office:value="4">
            <text:p>4</text:p>
          </table:table-cell>
          <table:table-cell table:formula="of:=YEAR([.A585])" office:value-type="float" office:value="2009">
            <text:p>2009</text:p>
          </table:table-cell>
          <table:table-cell table:formula="of:=[Sheet1.D585]" office:value-type="float" office:value="763.89">
            <text:p>763.89</text:p>
          </table:table-cell>
          <table:table-cell table:number-columns-repeated="10"/>
        </table:table-row>
        <table:table-row table:style-name="ro2">
          <table:table-cell table:formula="of:=[Sheet1.A586]" office:value-type="string" office:string-value="2009-05-01">
            <text:p>2009-05-01</text:p>
          </table:table-cell>
          <table:table-cell table:formula="of:=WEEKDAY([.A586:.A586])" office:value-type="float" office:value="6">
            <text:p>6</text:p>
          </table:table-cell>
          <table:table-cell table:formula="of:=ISOWEEKNUM([.A586];1)" office:value-type="float" office:value="17">
            <text:p>17</text:p>
          </table:table-cell>
          <table:table-cell table:formula="of:=MONTH([.A586])" office:value-type="float" office:value="5">
            <text:p>5</text:p>
          </table:table-cell>
          <table:table-cell table:formula="of:=YEAR([.A586])" office:value-type="float" office:value="2009">
            <text:p>2009</text:p>
          </table:table-cell>
          <table:table-cell table:formula="of:=[Sheet1.D586]" office:value-type="float" office:value="0">
            <text:p>0.00</text:p>
          </table:table-cell>
          <table:table-cell table:number-columns-repeated="10"/>
        </table:table-row>
        <table:table-row table:style-name="ro2">
          <table:table-cell table:formula="of:=[Sheet1.A587]" office:value-type="string" office:string-value="2009-05-04">
            <text:p>2009-05-04</text:p>
          </table:table-cell>
          <table:table-cell table:formula="of:=WEEKDAY([.A587:.A587])" office:value-type="float" office:value="2">
            <text:p>2</text:p>
          </table:table-cell>
          <table:table-cell table:formula="of:=ISOWEEKNUM([.A587];1)" office:value-type="float" office:value="18">
            <text:p>18</text:p>
          </table:table-cell>
          <table:table-cell table:formula="of:=MONTH([.A587])" office:value-type="float" office:value="5">
            <text:p>5</text:p>
          </table:table-cell>
          <table:table-cell table:formula="of:=YEAR([.A587])" office:value-type="float" office:value="2009">
            <text:p>2009</text:p>
          </table:table-cell>
          <table:table-cell table:formula="of:=[Sheet1.D587]" office:value-type="float" office:value="779.5">
            <text:p>779.50</text:p>
          </table:table-cell>
          <table:table-cell table:number-columns-repeated="10"/>
        </table:table-row>
        <table:table-row table:style-name="ro2">
          <table:table-cell table:formula="of:=[Sheet1.A588]" office:value-type="string" office:string-value="2009-05-05">
            <text:p>2009-05-05</text:p>
          </table:table-cell>
          <table:table-cell table:formula="of:=WEEKDAY([.A588:.A588])" office:value-type="float" office:value="3">
            <text:p>3</text:p>
          </table:table-cell>
          <table:table-cell table:formula="of:=ISOWEEKNUM([.A588];1)" office:value-type="float" office:value="18">
            <text:p>18</text:p>
          </table:table-cell>
          <table:table-cell table:formula="of:=MONTH([.A588])" office:value-type="float" office:value="5">
            <text:p>5</text:p>
          </table:table-cell>
          <table:table-cell table:formula="of:=YEAR([.A588])" office:value-type="float" office:value="2009">
            <text:p>2009</text:p>
          </table:table-cell>
          <table:table-cell table:formula="of:=[Sheet1.D588]" office:value-type="float" office:value="783.03">
            <text:p>783.03</text:p>
          </table:table-cell>
          <table:table-cell table:number-columns-repeated="10"/>
        </table:table-row>
        <table:table-row table:style-name="ro2">
          <table:table-cell table:formula="of:=[Sheet1.A589]" office:value-type="string" office:string-value="2009-05-06">
            <text:p>2009-05-06</text:p>
          </table:table-cell>
          <table:table-cell table:formula="of:=WEEKDAY([.A589:.A589])" office:value-type="float" office:value="4">
            <text:p>4</text:p>
          </table:table-cell>
          <table:table-cell table:formula="of:=ISOWEEKNUM([.A589];1)" office:value-type="float" office:value="18">
            <text:p>18</text:p>
          </table:table-cell>
          <table:table-cell table:formula="of:=MONTH([.A589])" office:value-type="float" office:value="5">
            <text:p>5</text:p>
          </table:table-cell>
          <table:table-cell table:formula="of:=YEAR([.A589])" office:value-type="float" office:value="2009">
            <text:p>2009</text:p>
          </table:table-cell>
          <table:table-cell table:formula="of:=[Sheet1.D589]" office:value-type="float" office:value="799.42">
            <text:p>799.42</text:p>
          </table:table-cell>
          <table:table-cell table:number-columns-repeated="10"/>
        </table:table-row>
        <table:table-row table:style-name="ro2">
          <table:table-cell table:formula="of:=[Sheet1.A590]" office:value-type="string" office:string-value="2009-05-07">
            <text:p>2009-05-07</text:p>
          </table:table-cell>
          <table:table-cell table:formula="of:=WEEKDAY([.A590:.A590])" office:value-type="float" office:value="5">
            <text:p>5</text:p>
          </table:table-cell>
          <table:table-cell table:formula="of:=ISOWEEKNUM([.A590];1)" office:value-type="float" office:value="18">
            <text:p>18</text:p>
          </table:table-cell>
          <table:table-cell table:formula="of:=MONTH([.A590])" office:value-type="float" office:value="5">
            <text:p>5</text:p>
          </table:table-cell>
          <table:table-cell table:formula="of:=YEAR([.A590])" office:value-type="float" office:value="2009">
            <text:p>2009</text:p>
          </table:table-cell>
          <table:table-cell table:formula="of:=[Sheet1.D590]" office:value-type="float" office:value="792.47">
            <text:p>792.47</text:p>
          </table:table-cell>
          <table:table-cell table:number-columns-repeated="10"/>
        </table:table-row>
        <table:table-row table:style-name="ro2">
          <table:table-cell table:formula="of:=[Sheet1.A591]" office:value-type="string" office:string-value="2009-05-08">
            <text:p>2009-05-08</text:p>
          </table:table-cell>
          <table:table-cell table:formula="of:=WEEKDAY([.A591:.A591])" office:value-type="float" office:value="6">
            <text:p>6</text:p>
          </table:table-cell>
          <table:table-cell table:formula="of:=ISOWEEKNUM([.A591];1)" office:value-type="float" office:value="18">
            <text:p>18</text:p>
          </table:table-cell>
          <table:table-cell table:formula="of:=MONTH([.A591])" office:value-type="float" office:value="5">
            <text:p>5</text:p>
          </table:table-cell>
          <table:table-cell table:formula="of:=YEAR([.A591])" office:value-type="float" office:value="2009">
            <text:p>2009</text:p>
          </table:table-cell>
          <table:table-cell table:formula="of:=[Sheet1.D591]" office:value-type="float" office:value="802.03">
            <text:p>802.03</text:p>
          </table:table-cell>
          <table:table-cell table:number-columns-repeated="10"/>
        </table:table-row>
        <table:table-row table:style-name="ro2">
          <table:table-cell table:formula="of:=[Sheet1.A592]" office:value-type="string" office:string-value="2009-05-11">
            <text:p>2009-05-11</text:p>
          </table:table-cell>
          <table:table-cell table:formula="of:=WEEKDAY([.A592:.A592])" office:value-type="float" office:value="2">
            <text:p>2</text:p>
          </table:table-cell>
          <table:table-cell table:formula="of:=ISOWEEKNUM([.A592];1)" office:value-type="float" office:value="19">
            <text:p>19</text:p>
          </table:table-cell>
          <table:table-cell table:formula="of:=MONTH([.A592])" office:value-type="float" office:value="5">
            <text:p>5</text:p>
          </table:table-cell>
          <table:table-cell table:formula="of:=YEAR([.A592])" office:value-type="float" office:value="2009">
            <text:p>2009</text:p>
          </table:table-cell>
          <table:table-cell table:formula="of:=[Sheet1.D592]" office:value-type="float" office:value="783.39">
            <text:p>783.39</text:p>
          </table:table-cell>
          <table:table-cell table:number-columns-repeated="10"/>
        </table:table-row>
        <table:table-row table:style-name="ro2">
          <table:table-cell table:formula="of:=[Sheet1.A593]" office:value-type="string" office:string-value="2009-05-12">
            <text:p>2009-05-12</text:p>
          </table:table-cell>
          <table:table-cell table:formula="of:=WEEKDAY([.A593:.A593])" office:value-type="float" office:value="3">
            <text:p>3</text:p>
          </table:table-cell>
          <table:table-cell table:formula="of:=ISOWEEKNUM([.A593];1)" office:value-type="float" office:value="19">
            <text:p>19</text:p>
          </table:table-cell>
          <table:table-cell table:formula="of:=MONTH([.A593])" office:value-type="float" office:value="5">
            <text:p>5</text:p>
          </table:table-cell>
          <table:table-cell table:formula="of:=YEAR([.A593])" office:value-type="float" office:value="2009">
            <text:p>2009</text:p>
          </table:table-cell>
          <table:table-cell table:formula="of:=[Sheet1.D593]" office:value-type="float" office:value="769.34">
            <text:p>769.34</text:p>
          </table:table-cell>
          <table:table-cell table:number-columns-repeated="10"/>
        </table:table-row>
        <table:table-row table:style-name="ro2">
          <table:table-cell table:formula="of:=[Sheet1.A594]" office:value-type="string" office:string-value="2009-05-13">
            <text:p>2009-05-13</text:p>
          </table:table-cell>
          <table:table-cell table:formula="of:=WEEKDAY([.A594:.A594])" office:value-type="float" office:value="4">
            <text:p>4</text:p>
          </table:table-cell>
          <table:table-cell table:formula="of:=ISOWEEKNUM([.A594];1)" office:value-type="float" office:value="19">
            <text:p>19</text:p>
          </table:table-cell>
          <table:table-cell table:formula="of:=MONTH([.A594])" office:value-type="float" office:value="5">
            <text:p>5</text:p>
          </table:table-cell>
          <table:table-cell table:formula="of:=YEAR([.A594])" office:value-type="float" office:value="2009">
            <text:p>2009</text:p>
          </table:table-cell>
          <table:table-cell table:formula="of:=[Sheet1.D594]" office:value-type="float" office:value="748.1">
            <text:p>748.10</text:p>
          </table:table-cell>
          <table:table-cell table:number-columns-repeated="10"/>
        </table:table-row>
        <table:table-row table:style-name="ro2">
          <table:table-cell table:formula="of:=[Sheet1.A595]" office:value-type="string" office:string-value="2009-05-14">
            <text:p>2009-05-14</text:p>
          </table:table-cell>
          <table:table-cell table:formula="of:=WEEKDAY([.A595:.A595])" office:value-type="float" office:value="5">
            <text:p>5</text:p>
          </table:table-cell>
          <table:table-cell table:formula="of:=ISOWEEKNUM([.A595];1)" office:value-type="float" office:value="19">
            <text:p>19</text:p>
          </table:table-cell>
          <table:table-cell table:formula="of:=MONTH([.A595])" office:value-type="float" office:value="5">
            <text:p>5</text:p>
          </table:table-cell>
          <table:table-cell table:formula="of:=YEAR([.A595])" office:value-type="float" office:value="2009">
            <text:p>2009</text:p>
          </table:table-cell>
          <table:table-cell table:formula="of:=[Sheet1.D595]" office:value-type="float" office:value="757.66">
            <text:p>757.66</text:p>
          </table:table-cell>
          <table:table-cell table:number-columns-repeated="10"/>
        </table:table-row>
        <table:table-row table:style-name="ro2">
          <table:table-cell table:formula="of:=[Sheet1.A596]" office:value-type="string" office:string-value="2009-05-15">
            <text:p>2009-05-15</text:p>
          </table:table-cell>
          <table:table-cell table:formula="of:=WEEKDAY([.A596:.A596])" office:value-type="float" office:value="6">
            <text:p>6</text:p>
          </table:table-cell>
          <table:table-cell table:formula="of:=ISOWEEKNUM([.A596];1)" office:value-type="float" office:value="19">
            <text:p>19</text:p>
          </table:table-cell>
          <table:table-cell table:formula="of:=MONTH([.A596])" office:value-type="float" office:value="5">
            <text:p>5</text:p>
          </table:table-cell>
          <table:table-cell table:formula="of:=YEAR([.A596])" office:value-type="float" office:value="2009">
            <text:p>2009</text:p>
          </table:table-cell>
          <table:table-cell table:formula="of:=[Sheet1.D596]" office:value-type="float" office:value="764.77">
            <text:p>764.77</text:p>
          </table:table-cell>
          <table:table-cell table:number-columns-repeated="10"/>
        </table:table-row>
        <table:table-row table:style-name="ro2">
          <table:table-cell table:formula="of:=[Sheet1.A597]" office:value-type="string" office:string-value="2009-05-18">
            <text:p>2009-05-18</text:p>
          </table:table-cell>
          <table:table-cell table:formula="of:=WEEKDAY([.A597:.A597])" office:value-type="float" office:value="2">
            <text:p>2</text:p>
          </table:table-cell>
          <table:table-cell table:formula="of:=ISOWEEKNUM([.A597];1)" office:value-type="float" office:value="20">
            <text:p>20</text:p>
          </table:table-cell>
          <table:table-cell table:formula="of:=MONTH([.A597])" office:value-type="float" office:value="5">
            <text:p>5</text:p>
          </table:table-cell>
          <table:table-cell table:formula="of:=YEAR([.A597])" office:value-type="float" office:value="2009">
            <text:p>2009</text:p>
          </table:table-cell>
          <table:table-cell table:formula="of:=[Sheet1.D597]" office:value-type="float" office:value="779.89">
            <text:p>779.89</text:p>
          </table:table-cell>
          <table:table-cell table:number-columns-repeated="10"/>
        </table:table-row>
        <table:table-row table:style-name="ro2">
          <table:table-cell table:formula="of:=[Sheet1.A598]" office:value-type="string" office:string-value="2009-05-19">
            <text:p>2009-05-19</text:p>
          </table:table-cell>
          <table:table-cell table:formula="of:=WEEKDAY([.A598:.A598])" office:value-type="float" office:value="3">
            <text:p>3</text:p>
          </table:table-cell>
          <table:table-cell table:formula="of:=ISOWEEKNUM([.A598];1)" office:value-type="float" office:value="20">
            <text:p>20</text:p>
          </table:table-cell>
          <table:table-cell table:formula="of:=MONTH([.A598])" office:value-type="float" office:value="5">
            <text:p>5</text:p>
          </table:table-cell>
          <table:table-cell table:formula="of:=YEAR([.A598])" office:value-type="float" office:value="2009">
            <text:p>2009</text:p>
          </table:table-cell>
          <table:table-cell table:formula="of:=[Sheet1.D598]" office:value-type="float" office:value="789.19">
            <text:p>789.19</text:p>
          </table:table-cell>
          <table:table-cell table:number-columns-repeated="10"/>
        </table:table-row>
        <table:table-row table:style-name="ro2">
          <table:table-cell table:formula="of:=[Sheet1.A599]" office:value-type="string" office:string-value="2009-05-20">
            <text:p>2009-05-20</text:p>
          </table:table-cell>
          <table:table-cell table:formula="of:=WEEKDAY([.A599:.A599])" office:value-type="float" office:value="4">
            <text:p>4</text:p>
          </table:table-cell>
          <table:table-cell table:formula="of:=ISOWEEKNUM([.A599];1)" office:value-type="float" office:value="20">
            <text:p>20</text:p>
          </table:table-cell>
          <table:table-cell table:formula="of:=MONTH([.A599])" office:value-type="float" office:value="5">
            <text:p>5</text:p>
          </table:table-cell>
          <table:table-cell table:formula="of:=YEAR([.A599])" office:value-type="float" office:value="2009">
            <text:p>2009</text:p>
          </table:table-cell>
          <table:table-cell table:formula="of:=[Sheet1.D599]" office:value-type="float" office:value="783.72">
            <text:p>783.72</text:p>
          </table:table-cell>
          <table:table-cell table:number-columns-repeated="10"/>
        </table:table-row>
        <table:table-row table:style-name="ro2">
          <table:table-cell table:formula="of:=[Sheet1.A600]" office:value-type="string" office:string-value="2009-05-21">
            <text:p>2009-05-21</text:p>
          </table:table-cell>
          <table:table-cell table:formula="of:=WEEKDAY([.A600:.A600])" office:value-type="float" office:value="5">
            <text:p>5</text:p>
          </table:table-cell>
          <table:table-cell table:formula="of:=ISOWEEKNUM([.A600];1)" office:value-type="float" office:value="20">
            <text:p>20</text:p>
          </table:table-cell>
          <table:table-cell table:formula="of:=MONTH([.A600])" office:value-type="float" office:value="5">
            <text:p>5</text:p>
          </table:table-cell>
          <table:table-cell table:formula="of:=YEAR([.A600])" office:value-type="float" office:value="2009">
            <text:p>2009</text:p>
          </table:table-cell>
          <table:table-cell table:formula="of:=[Sheet1.D600]" office:value-type="float" office:value="0">
            <text:p>0.00</text:p>
          </table:table-cell>
          <table:table-cell table:number-columns-repeated="10"/>
        </table:table-row>
        <table:table-row table:style-name="ro2">
          <table:table-cell table:formula="of:=[Sheet1.A601]" office:value-type="string" office:string-value="2009-05-22">
            <text:p>2009-05-22</text:p>
          </table:table-cell>
          <table:table-cell table:formula="of:=WEEKDAY([.A601:.A601])" office:value-type="float" office:value="6">
            <text:p>6</text:p>
          </table:table-cell>
          <table:table-cell table:formula="of:=ISOWEEKNUM([.A601];1)" office:value-type="float" office:value="20">
            <text:p>20</text:p>
          </table:table-cell>
          <table:table-cell table:formula="of:=MONTH([.A601])" office:value-type="float" office:value="5">
            <text:p>5</text:p>
          </table:table-cell>
          <table:table-cell table:formula="of:=YEAR([.A601])" office:value-type="float" office:value="2009">
            <text:p>2009</text:p>
          </table:table-cell>
          <table:table-cell table:formula="of:=[Sheet1.D601]" office:value-type="float" office:value="769.4">
            <text:p>769.40</text:p>
          </table:table-cell>
          <table:table-cell table:number-columns-repeated="10"/>
        </table:table-row>
        <table:table-row table:style-name="ro2">
          <table:table-cell table:formula="of:=[Sheet1.A602]" office:value-type="string" office:string-value="2009-05-25">
            <text:p>2009-05-25</text:p>
          </table:table-cell>
          <table:table-cell table:formula="of:=WEEKDAY([.A602:.A602])" office:value-type="float" office:value="2">
            <text:p>2</text:p>
          </table:table-cell>
          <table:table-cell table:formula="of:=ISOWEEKNUM([.A602];1)" office:value-type="float" office:value="21">
            <text:p>21</text:p>
          </table:table-cell>
          <table:table-cell table:formula="of:=MONTH([.A602])" office:value-type="float" office:value="5">
            <text:p>5</text:p>
          </table:table-cell>
          <table:table-cell table:formula="of:=YEAR([.A602])" office:value-type="float" office:value="2009">
            <text:p>2009</text:p>
          </table:table-cell>
          <table:table-cell table:formula="of:=[Sheet1.D602]" office:value-type="float" office:value="770.24">
            <text:p>770.24</text:p>
          </table:table-cell>
          <table:table-cell table:number-columns-repeated="10"/>
        </table:table-row>
        <table:table-row table:style-name="ro2">
          <table:table-cell table:formula="of:=[Sheet1.A603]" office:value-type="string" office:string-value="2009-05-26">
            <text:p>2009-05-26</text:p>
          </table:table-cell>
          <table:table-cell table:formula="of:=WEEKDAY([.A603:.A603])" office:value-type="float" office:value="3">
            <text:p>3</text:p>
          </table:table-cell>
          <table:table-cell table:formula="of:=ISOWEEKNUM([.A603];1)" office:value-type="float" office:value="21">
            <text:p>21</text:p>
          </table:table-cell>
          <table:table-cell table:formula="of:=MONTH([.A603])" office:value-type="float" office:value="5">
            <text:p>5</text:p>
          </table:table-cell>
          <table:table-cell table:formula="of:=YEAR([.A603])" office:value-type="float" office:value="2009">
            <text:p>2009</text:p>
          </table:table-cell>
          <table:table-cell table:formula="of:=[Sheet1.D603]" office:value-type="float" office:value="773.7">
            <text:p>773.70</text:p>
          </table:table-cell>
          <table:table-cell table:number-columns-repeated="10"/>
        </table:table-row>
        <table:table-row table:style-name="ro2">
          <table:table-cell table:formula="of:=[Sheet1.A604]" office:value-type="string" office:string-value="2009-05-27">
            <text:p>2009-05-27</text:p>
          </table:table-cell>
          <table:table-cell table:formula="of:=WEEKDAY([.A604:.A604])" office:value-type="float" office:value="4">
            <text:p>4</text:p>
          </table:table-cell>
          <table:table-cell table:formula="of:=ISOWEEKNUM([.A604];1)" office:value-type="float" office:value="21">
            <text:p>21</text:p>
          </table:table-cell>
          <table:table-cell table:formula="of:=MONTH([.A604])" office:value-type="float" office:value="5">
            <text:p>5</text:p>
          </table:table-cell>
          <table:table-cell table:formula="of:=YEAR([.A604])" office:value-type="float" office:value="2009">
            <text:p>2009</text:p>
          </table:table-cell>
          <table:table-cell table:formula="of:=[Sheet1.D604]" office:value-type="float" office:value="773.68">
            <text:p>773.68</text:p>
          </table:table-cell>
          <table:table-cell table:number-columns-repeated="10"/>
        </table:table-row>
        <table:table-row table:style-name="ro2">
          <table:table-cell table:formula="of:=[Sheet1.A605]" office:value-type="string" office:string-value="2009-05-28">
            <text:p>2009-05-28</text:p>
          </table:table-cell>
          <table:table-cell table:formula="of:=WEEKDAY([.A605:.A605])" office:value-type="float" office:value="5">
            <text:p>5</text:p>
          </table:table-cell>
          <table:table-cell table:formula="of:=ISOWEEKNUM([.A605];1)" office:value-type="float" office:value="21">
            <text:p>21</text:p>
          </table:table-cell>
          <table:table-cell table:formula="of:=MONTH([.A605])" office:value-type="float" office:value="5">
            <text:p>5</text:p>
          </table:table-cell>
          <table:table-cell table:formula="of:=YEAR([.A605])" office:value-type="float" office:value="2009">
            <text:p>2009</text:p>
          </table:table-cell>
          <table:table-cell table:formula="of:=[Sheet1.D605]" office:value-type="float" office:value="771.82">
            <text:p>771.82</text:p>
          </table:table-cell>
          <table:table-cell table:number-columns-repeated="10"/>
        </table:table-row>
        <table:table-row table:style-name="ro2">
          <table:table-cell table:formula="of:=[Sheet1.A606]" office:value-type="string" office:string-value="2009-05-29">
            <text:p>2009-05-29</text:p>
          </table:table-cell>
          <table:table-cell table:formula="of:=WEEKDAY([.A606:.A606])" office:value-type="float" office:value="6">
            <text:p>6</text:p>
          </table:table-cell>
          <table:table-cell table:formula="of:=ISOWEEKNUM([.A606];1)" office:value-type="float" office:value="21">
            <text:p>21</text:p>
          </table:table-cell>
          <table:table-cell table:formula="of:=MONTH([.A606])" office:value-type="float" office:value="5">
            <text:p>5</text:p>
          </table:table-cell>
          <table:table-cell table:formula="of:=YEAR([.A606])" office:value-type="float" office:value="2009">
            <text:p>2009</text:p>
          </table:table-cell>
          <table:table-cell table:formula="of:=[Sheet1.D606]" office:value-type="float" office:value="776.5">
            <text:p>776.50</text:p>
          </table:table-cell>
          <table:table-cell table:number-columns-repeated="10"/>
        </table:table-row>
        <table:table-row table:style-name="ro2">
          <table:table-cell table:formula="of:=[Sheet1.A607]" office:value-type="string" office:string-value="2009-06-01">
            <text:p>2009-06-01</text:p>
          </table:table-cell>
          <table:table-cell table:formula="of:=WEEKDAY([.A607:.A607])" office:value-type="float" office:value="2">
            <text:p>2</text:p>
          </table:table-cell>
          <table:table-cell table:formula="of:=ISOWEEKNUM([.A607];1)" office:value-type="float" office:value="22">
            <text:p>22</text:p>
          </table:table-cell>
          <table:table-cell table:formula="of:=MONTH([.A607])" office:value-type="float" office:value="6">
            <text:p>6</text:p>
          </table:table-cell>
          <table:table-cell table:formula="of:=YEAR([.A607])" office:value-type="float" office:value="2009">
            <text:p>2009</text:p>
          </table:table-cell>
          <table:table-cell table:formula="of:=[Sheet1.D607]" office:value-type="float" office:value="801.57">
            <text:p>801.57</text:p>
          </table:table-cell>
          <table:table-cell table:number-columns-repeated="10"/>
        </table:table-row>
        <table:table-row table:style-name="ro2">
          <table:table-cell table:formula="of:=[Sheet1.A608]" office:value-type="string" office:string-value="2009-06-02">
            <text:p>2009-06-02</text:p>
          </table:table-cell>
          <table:table-cell table:formula="of:=WEEKDAY([.A608:.A608])" office:value-type="float" office:value="3">
            <text:p>3</text:p>
          </table:table-cell>
          <table:table-cell table:formula="of:=ISOWEEKNUM([.A608];1)" office:value-type="float" office:value="22">
            <text:p>22</text:p>
          </table:table-cell>
          <table:table-cell table:formula="of:=MONTH([.A608])" office:value-type="float" office:value="6">
            <text:p>6</text:p>
          </table:table-cell>
          <table:table-cell table:formula="of:=YEAR([.A608])" office:value-type="float" office:value="2009">
            <text:p>2009</text:p>
          </table:table-cell>
          <table:table-cell table:formula="of:=[Sheet1.D608]" office:value-type="float" office:value="795.25">
            <text:p>795.25</text:p>
          </table:table-cell>
          <table:table-cell table:number-columns-repeated="10"/>
        </table:table-row>
        <table:table-row table:style-name="ro2">
          <table:table-cell table:formula="of:=[Sheet1.A609]" office:value-type="string" office:string-value="2009-06-03">
            <text:p>2009-06-03</text:p>
          </table:table-cell>
          <table:table-cell table:formula="of:=WEEKDAY([.A609:.A609])" office:value-type="float" office:value="4">
            <text:p>4</text:p>
          </table:table-cell>
          <table:table-cell table:formula="of:=ISOWEEKNUM([.A609];1)" office:value-type="float" office:value="22">
            <text:p>22</text:p>
          </table:table-cell>
          <table:table-cell table:formula="of:=MONTH([.A609])" office:value-type="float" office:value="6">
            <text:p>6</text:p>
          </table:table-cell>
          <table:table-cell table:formula="of:=YEAR([.A609])" office:value-type="float" office:value="2009">
            <text:p>2009</text:p>
          </table:table-cell>
          <table:table-cell table:formula="of:=[Sheet1.D609]" office:value-type="float" office:value="770.61">
            <text:p>770.61</text:p>
          </table:table-cell>
          <table:table-cell table:number-columns-repeated="10"/>
        </table:table-row>
        <table:table-row table:style-name="ro2">
          <table:table-cell table:formula="of:=[Sheet1.A610]" office:value-type="string" office:string-value="2009-06-04">
            <text:p>2009-06-04</text:p>
          </table:table-cell>
          <table:table-cell table:formula="of:=WEEKDAY([.A610:.A610])" office:value-type="float" office:value="5">
            <text:p>5</text:p>
          </table:table-cell>
          <table:table-cell table:formula="of:=ISOWEEKNUM([.A610];1)" office:value-type="float" office:value="22">
            <text:p>22</text:p>
          </table:table-cell>
          <table:table-cell table:formula="of:=MONTH([.A610])" office:value-type="float" office:value="6">
            <text:p>6</text:p>
          </table:table-cell>
          <table:table-cell table:formula="of:=YEAR([.A610])" office:value-type="float" office:value="2009">
            <text:p>2009</text:p>
          </table:table-cell>
          <table:table-cell table:formula="of:=[Sheet1.D610]" office:value-type="float" office:value="768.57">
            <text:p>768.57</text:p>
          </table:table-cell>
          <table:table-cell table:number-columns-repeated="10"/>
        </table:table-row>
        <table:table-row table:style-name="ro2">
          <table:table-cell table:formula="of:=[Sheet1.A611]" office:value-type="string" office:string-value="2009-06-05">
            <text:p>2009-06-05</text:p>
          </table:table-cell>
          <table:table-cell table:formula="of:=WEEKDAY([.A611:.A611])" office:value-type="float" office:value="6">
            <text:p>6</text:p>
          </table:table-cell>
          <table:table-cell table:formula="of:=ISOWEEKNUM([.A611];1)" office:value-type="float" office:value="22">
            <text:p>22</text:p>
          </table:table-cell>
          <table:table-cell table:formula="of:=MONTH([.A611])" office:value-type="float" office:value="6">
            <text:p>6</text:p>
          </table:table-cell>
          <table:table-cell table:formula="of:=YEAR([.A611])" office:value-type="float" office:value="2009">
            <text:p>2009</text:p>
          </table:table-cell>
          <table:table-cell table:formula="of:=[Sheet1.D611]" office:value-type="float" office:value="770.48">
            <text:p>770.48</text:p>
          </table:table-cell>
          <table:table-cell table:number-columns-repeated="10"/>
        </table:table-row>
        <table:table-row table:style-name="ro2">
          <table:table-cell table:formula="of:=[Sheet1.A612]" office:value-type="string" office:string-value="2009-06-08">
            <text:p>2009-06-08</text:p>
          </table:table-cell>
          <table:table-cell table:formula="of:=WEEKDAY([.A612:.A612])" office:value-type="float" office:value="2">
            <text:p>2</text:p>
          </table:table-cell>
          <table:table-cell table:formula="of:=ISOWEEKNUM([.A612];1)" office:value-type="float" office:value="23">
            <text:p>23</text:p>
          </table:table-cell>
          <table:table-cell table:formula="of:=MONTH([.A612])" office:value-type="float" office:value="6">
            <text:p>6</text:p>
          </table:table-cell>
          <table:table-cell table:formula="of:=YEAR([.A612])" office:value-type="float" office:value="2009">
            <text:p>2009</text:p>
          </table:table-cell>
          <table:table-cell table:formula="of:=[Sheet1.D612]" office:value-type="float" office:value="770.32">
            <text:p>770.32</text:p>
          </table:table-cell>
          <table:table-cell table:number-columns-repeated="10"/>
        </table:table-row>
        <table:table-row table:style-name="ro2">
          <table:table-cell table:formula="of:=[Sheet1.A613]" office:value-type="string" office:string-value="2009-06-09">
            <text:p>2009-06-09</text:p>
          </table:table-cell>
          <table:table-cell table:formula="of:=WEEKDAY([.A613:.A613])" office:value-type="float" office:value="3">
            <text:p>3</text:p>
          </table:table-cell>
          <table:table-cell table:formula="of:=ISOWEEKNUM([.A613];1)" office:value-type="float" office:value="23">
            <text:p>23</text:p>
          </table:table-cell>
          <table:table-cell table:formula="of:=MONTH([.A613])" office:value-type="float" office:value="6">
            <text:p>6</text:p>
          </table:table-cell>
          <table:table-cell table:formula="of:=YEAR([.A613])" office:value-type="float" office:value="2009">
            <text:p>2009</text:p>
          </table:table-cell>
          <table:table-cell table:formula="of:=[Sheet1.D613]" office:value-type="float" office:value="769.67">
            <text:p>769.67</text:p>
          </table:table-cell>
          <table:table-cell table:number-columns-repeated="10"/>
        </table:table-row>
        <table:table-row table:style-name="ro2">
          <table:table-cell table:formula="of:=[Sheet1.A614]" office:value-type="string" office:string-value="2009-06-10">
            <text:p>2009-06-10</text:p>
          </table:table-cell>
          <table:table-cell table:formula="of:=WEEKDAY([.A614:.A614])" office:value-type="float" office:value="4">
            <text:p>4</text:p>
          </table:table-cell>
          <table:table-cell table:formula="of:=ISOWEEKNUM([.A614];1)" office:value-type="float" office:value="23">
            <text:p>23</text:p>
          </table:table-cell>
          <table:table-cell table:formula="of:=MONTH([.A614])" office:value-type="float" office:value="6">
            <text:p>6</text:p>
          </table:table-cell>
          <table:table-cell table:formula="of:=YEAR([.A614])" office:value-type="float" office:value="2009">
            <text:p>2009</text:p>
          </table:table-cell>
          <table:table-cell table:formula="of:=[Sheet1.D614]" office:value-type="float" office:value="787.11">
            <text:p>787.11</text:p>
          </table:table-cell>
          <table:table-cell table:number-columns-repeated="10"/>
        </table:table-row>
        <table:table-row table:style-name="ro2">
          <table:table-cell table:formula="of:=[Sheet1.A615]" office:value-type="string" office:string-value="2009-06-11">
            <text:p>2009-06-11</text:p>
          </table:table-cell>
          <table:table-cell table:formula="of:=WEEKDAY([.A615:.A615])" office:value-type="float" office:value="5">
            <text:p>5</text:p>
          </table:table-cell>
          <table:table-cell table:formula="of:=ISOWEEKNUM([.A615];1)" office:value-type="float" office:value="23">
            <text:p>23</text:p>
          </table:table-cell>
          <table:table-cell table:formula="of:=MONTH([.A615])" office:value-type="float" office:value="6">
            <text:p>6</text:p>
          </table:table-cell>
          <table:table-cell table:formula="of:=YEAR([.A615])" office:value-type="float" office:value="2009">
            <text:p>2009</text:p>
          </table:table-cell>
          <table:table-cell table:formula="of:=[Sheet1.D615]" office:value-type="float" office:value="805.85">
            <text:p>805.85</text:p>
          </table:table-cell>
          <table:table-cell table:number-columns-repeated="10"/>
        </table:table-row>
        <table:table-row table:style-name="ro2">
          <table:table-cell table:formula="of:=[Sheet1.A616]" office:value-type="string" office:string-value="2009-06-12">
            <text:p>2009-06-12</text:p>
          </table:table-cell>
          <table:table-cell table:formula="of:=WEEKDAY([.A616:.A616])" office:value-type="float" office:value="6">
            <text:p>6</text:p>
          </table:table-cell>
          <table:table-cell table:formula="of:=ISOWEEKNUM([.A616];1)" office:value-type="float" office:value="23">
            <text:p>23</text:p>
          </table:table-cell>
          <table:table-cell table:formula="of:=MONTH([.A616])" office:value-type="float" office:value="6">
            <text:p>6</text:p>
          </table:table-cell>
          <table:table-cell table:formula="of:=YEAR([.A616])" office:value-type="float" office:value="2009">
            <text:p>2009</text:p>
          </table:table-cell>
          <table:table-cell table:formula="of:=[Sheet1.D616]" office:value-type="float" office:value="799.65">
            <text:p>799.65</text:p>
          </table:table-cell>
          <table:table-cell table:number-columns-repeated="10"/>
        </table:table-row>
        <table:table-row table:style-name="ro2">
          <table:table-cell table:formula="of:=[Sheet1.A617]" office:value-type="string" office:string-value="2009-06-15">
            <text:p>2009-06-15</text:p>
          </table:table-cell>
          <table:table-cell table:formula="of:=WEEKDAY([.A617:.A617])" office:value-type="float" office:value="2">
            <text:p>2</text:p>
          </table:table-cell>
          <table:table-cell table:formula="of:=ISOWEEKNUM([.A617];1)" office:value-type="float" office:value="24">
            <text:p>24</text:p>
          </table:table-cell>
          <table:table-cell table:formula="of:=MONTH([.A617])" office:value-type="float" office:value="6">
            <text:p>6</text:p>
          </table:table-cell>
          <table:table-cell table:formula="of:=YEAR([.A617])" office:value-type="float" office:value="2009">
            <text:p>2009</text:p>
          </table:table-cell>
          <table:table-cell table:formula="of:=[Sheet1.D617]" office:value-type="float" office:value="784.49">
            <text:p>784.49</text:p>
          </table:table-cell>
          <table:table-cell table:number-columns-repeated="10"/>
        </table:table-row>
        <table:table-row table:style-name="ro2">
          <table:table-cell table:formula="of:=[Sheet1.A618]" office:value-type="string" office:string-value="2009-06-16">
            <text:p>2009-06-16</text:p>
          </table:table-cell>
          <table:table-cell table:formula="of:=WEEKDAY([.A618:.A618])" office:value-type="float" office:value="3">
            <text:p>3</text:p>
          </table:table-cell>
          <table:table-cell table:formula="of:=ISOWEEKNUM([.A618];1)" office:value-type="float" office:value="24">
            <text:p>24</text:p>
          </table:table-cell>
          <table:table-cell table:formula="of:=MONTH([.A618])" office:value-type="float" office:value="6">
            <text:p>6</text:p>
          </table:table-cell>
          <table:table-cell table:formula="of:=YEAR([.A618])" office:value-type="float" office:value="2009">
            <text:p>2009</text:p>
          </table:table-cell>
          <table:table-cell table:formula="of:=[Sheet1.D618]" office:value-type="float" office:value="789.22">
            <text:p>789.22</text:p>
          </table:table-cell>
          <table:table-cell table:number-columns-repeated="10"/>
        </table:table-row>
        <table:table-row table:style-name="ro2">
          <table:table-cell table:formula="of:=[Sheet1.A619]" office:value-type="string" office:string-value="2009-06-17">
            <text:p>2009-06-17</text:p>
          </table:table-cell>
          <table:table-cell table:formula="of:=WEEKDAY([.A619:.A619])" office:value-type="float" office:value="4">
            <text:p>4</text:p>
          </table:table-cell>
          <table:table-cell table:formula="of:=ISOWEEKNUM([.A619];1)" office:value-type="float" office:value="24">
            <text:p>24</text:p>
          </table:table-cell>
          <table:table-cell table:formula="of:=MONTH([.A619])" office:value-type="float" office:value="6">
            <text:p>6</text:p>
          </table:table-cell>
          <table:table-cell table:formula="of:=YEAR([.A619])" office:value-type="float" office:value="2009">
            <text:p>2009</text:p>
          </table:table-cell>
          <table:table-cell table:formula="of:=[Sheet1.D619]" office:value-type="float" office:value="773.99">
            <text:p>773.99</text:p>
          </table:table-cell>
          <table:table-cell table:number-columns-repeated="10"/>
        </table:table-row>
        <table:table-row table:style-name="ro2">
          <table:table-cell table:formula="of:=[Sheet1.A620]" office:value-type="string" office:string-value="2009-06-18">
            <text:p>2009-06-18</text:p>
          </table:table-cell>
          <table:table-cell table:formula="of:=WEEKDAY([.A620:.A620])" office:value-type="float" office:value="5">
            <text:p>5</text:p>
          </table:table-cell>
          <table:table-cell table:formula="of:=ISOWEEKNUM([.A620];1)" office:value-type="float" office:value="24">
            <text:p>24</text:p>
          </table:table-cell>
          <table:table-cell table:formula="of:=MONTH([.A620])" office:value-type="float" office:value="6">
            <text:p>6</text:p>
          </table:table-cell>
          <table:table-cell table:formula="of:=YEAR([.A620])" office:value-type="float" office:value="2009">
            <text:p>2009</text:p>
          </table:table-cell>
          <table:table-cell table:formula="of:=[Sheet1.D620]" office:value-type="float" office:value="778.09">
            <text:p>778.09</text:p>
          </table:table-cell>
          <table:table-cell table:number-columns-repeated="10"/>
        </table:table-row>
        <table:table-row table:style-name="ro2">
          <table:table-cell table:formula="of:=[Sheet1.A621]" office:value-type="string" office:string-value="2009-06-19">
            <text:p>2009-06-19</text:p>
          </table:table-cell>
          <table:table-cell table:formula="of:=WEEKDAY([.A621:.A621])" office:value-type="float" office:value="6">
            <text:p>6</text:p>
          </table:table-cell>
          <table:table-cell table:formula="of:=ISOWEEKNUM([.A621];1)" office:value-type="float" office:value="24">
            <text:p>24</text:p>
          </table:table-cell>
          <table:table-cell table:formula="of:=MONTH([.A621])" office:value-type="float" office:value="6">
            <text:p>6</text:p>
          </table:table-cell>
          <table:table-cell table:formula="of:=YEAR([.A621])" office:value-type="float" office:value="2009">
            <text:p>2009</text:p>
          </table:table-cell>
          <table:table-cell table:formula="of:=[Sheet1.D621]" office:value-type="float" office:value="0">
            <text:p>0.00</text:p>
          </table:table-cell>
          <table:table-cell table:number-columns-repeated="10"/>
        </table:table-row>
        <table:table-row table:style-name="ro2">
          <table:table-cell table:formula="of:=[Sheet1.A622]" office:value-type="string" office:string-value="2009-06-22">
            <text:p>2009-06-22</text:p>
          </table:table-cell>
          <table:table-cell table:formula="of:=WEEKDAY([.A622:.A622])" office:value-type="float" office:value="2">
            <text:p>2</text:p>
          </table:table-cell>
          <table:table-cell table:formula="of:=ISOWEEKNUM([.A622];1)" office:value-type="float" office:value="25">
            <text:p>25</text:p>
          </table:table-cell>
          <table:table-cell table:formula="of:=MONTH([.A622])" office:value-type="float" office:value="6">
            <text:p>6</text:p>
          </table:table-cell>
          <table:table-cell table:formula="of:=YEAR([.A622])" office:value-type="float" office:value="2009">
            <text:p>2009</text:p>
          </table:table-cell>
          <table:table-cell table:formula="of:=[Sheet1.D622]" office:value-type="float" office:value="754.52">
            <text:p>754.52</text:p>
          </table:table-cell>
          <table:table-cell table:number-columns-repeated="10"/>
        </table:table-row>
        <table:table-row table:style-name="ro2">
          <table:table-cell table:formula="of:=[Sheet1.A623]" office:value-type="string" office:string-value="2009-06-23">
            <text:p>2009-06-23</text:p>
          </table:table-cell>
          <table:table-cell table:formula="of:=WEEKDAY([.A623:.A623])" office:value-type="float" office:value="3">
            <text:p>3</text:p>
          </table:table-cell>
          <table:table-cell table:formula="of:=ISOWEEKNUM([.A623];1)" office:value-type="float" office:value="25">
            <text:p>25</text:p>
          </table:table-cell>
          <table:table-cell table:formula="of:=MONTH([.A623])" office:value-type="float" office:value="6">
            <text:p>6</text:p>
          </table:table-cell>
          <table:table-cell table:formula="of:=YEAR([.A623])" office:value-type="float" office:value="2009">
            <text:p>2009</text:p>
          </table:table-cell>
          <table:table-cell table:formula="of:=[Sheet1.D623]" office:value-type="float" office:value="753.94">
            <text:p>753.94</text:p>
          </table:table-cell>
          <table:table-cell table:number-columns-repeated="10"/>
        </table:table-row>
        <table:table-row table:style-name="ro2">
          <table:table-cell table:formula="of:=[Sheet1.A624]" office:value-type="string" office:string-value="2009-06-24">
            <text:p>2009-06-24</text:p>
          </table:table-cell>
          <table:table-cell table:formula="of:=WEEKDAY([.A624:.A624])" office:value-type="float" office:value="4">
            <text:p>4</text:p>
          </table:table-cell>
          <table:table-cell table:formula="of:=ISOWEEKNUM([.A624];1)" office:value-type="float" office:value="25">
            <text:p>25</text:p>
          </table:table-cell>
          <table:table-cell table:formula="of:=MONTH([.A624])" office:value-type="float" office:value="6">
            <text:p>6</text:p>
          </table:table-cell>
          <table:table-cell table:formula="of:=YEAR([.A624])" office:value-type="float" office:value="2009">
            <text:p>2009</text:p>
          </table:table-cell>
          <table:table-cell table:formula="of:=[Sheet1.D624]" office:value-type="float" office:value="783.48">
            <text:p>783.48</text:p>
          </table:table-cell>
          <table:table-cell table:number-columns-repeated="10"/>
        </table:table-row>
        <table:table-row table:style-name="ro2">
          <table:table-cell table:formula="of:=[Sheet1.A625]" office:value-type="string" office:string-value="2009-06-25">
            <text:p>2009-06-25</text:p>
          </table:table-cell>
          <table:table-cell table:formula="of:=WEEKDAY([.A625:.A625])" office:value-type="float" office:value="5">
            <text:p>5</text:p>
          </table:table-cell>
          <table:table-cell table:formula="of:=ISOWEEKNUM([.A625];1)" office:value-type="float" office:value="25">
            <text:p>25</text:p>
          </table:table-cell>
          <table:table-cell table:formula="of:=MONTH([.A625])" office:value-type="float" office:value="6">
            <text:p>6</text:p>
          </table:table-cell>
          <table:table-cell table:formula="of:=YEAR([.A625])" office:value-type="float" office:value="2009">
            <text:p>2009</text:p>
          </table:table-cell>
          <table:table-cell table:formula="of:=[Sheet1.D625]" office:value-type="float" office:value="779.12">
            <text:p>779.12</text:p>
          </table:table-cell>
          <table:table-cell table:number-columns-repeated="10"/>
        </table:table-row>
        <table:table-row table:style-name="ro2">
          <table:table-cell table:formula="of:=[Sheet1.A626]" office:value-type="string" office:string-value="2009-06-26">
            <text:p>2009-06-26</text:p>
          </table:table-cell>
          <table:table-cell table:formula="of:=WEEKDAY([.A626:.A626])" office:value-type="float" office:value="6">
            <text:p>6</text:p>
          </table:table-cell>
          <table:table-cell table:formula="of:=ISOWEEKNUM([.A626];1)" office:value-type="float" office:value="25">
            <text:p>25</text:p>
          </table:table-cell>
          <table:table-cell table:formula="of:=MONTH([.A626])" office:value-type="float" office:value="6">
            <text:p>6</text:p>
          </table:table-cell>
          <table:table-cell table:formula="of:=YEAR([.A626])" office:value-type="float" office:value="2009">
            <text:p>2009</text:p>
          </table:table-cell>
          <table:table-cell table:formula="of:=[Sheet1.D626]" office:value-type="float" office:value="786.82">
            <text:p>786.82</text:p>
          </table:table-cell>
          <table:table-cell table:number-columns-repeated="10"/>
        </table:table-row>
        <table:table-row table:style-name="ro2">
          <table:table-cell table:formula="of:=[Sheet1.A627]" office:value-type="string" office:string-value="2009-06-29">
            <text:p>2009-06-29</text:p>
          </table:table-cell>
          <table:table-cell table:formula="of:=WEEKDAY([.A627:.A627])" office:value-type="float" office:value="2">
            <text:p>2</text:p>
          </table:table-cell>
          <table:table-cell table:formula="of:=ISOWEEKNUM([.A627];1)" office:value-type="float" office:value="26">
            <text:p>26</text:p>
          </table:table-cell>
          <table:table-cell table:formula="of:=MONTH([.A627])" office:value-type="float" office:value="6">
            <text:p>6</text:p>
          </table:table-cell>
          <table:table-cell table:formula="of:=YEAR([.A627])" office:value-type="float" office:value="2009">
            <text:p>2009</text:p>
          </table:table-cell>
          <table:table-cell table:formula="of:=[Sheet1.D627]" office:value-type="float" office:value="804.33">
            <text:p>804.33</text:p>
          </table:table-cell>
          <table:table-cell table:number-columns-repeated="10"/>
        </table:table-row>
        <table:table-row table:style-name="ro2">
          <table:table-cell table:formula="of:=[Sheet1.A628]" office:value-type="string" office:string-value="2009-06-30">
            <text:p>2009-06-30</text:p>
          </table:table-cell>
          <table:table-cell table:formula="of:=WEEKDAY([.A628:.A628])" office:value-type="float" office:value="3">
            <text:p>3</text:p>
          </table:table-cell>
          <table:table-cell table:formula="of:=ISOWEEKNUM([.A628];1)" office:value-type="float" office:value="26">
            <text:p>26</text:p>
          </table:table-cell>
          <table:table-cell table:formula="of:=MONTH([.A628])" office:value-type="float" office:value="6">
            <text:p>6</text:p>
          </table:table-cell>
          <table:table-cell table:formula="of:=YEAR([.A628])" office:value-type="float" office:value="2009">
            <text:p>2009</text:p>
          </table:table-cell>
          <table:table-cell table:formula="of:=[Sheet1.D628]" office:value-type="float" office:value="795.8">
            <text:p>795.80</text:p>
          </table:table-cell>
          <table:table-cell table:number-columns-repeated="10"/>
        </table:table-row>
        <table:table-row table:style-name="ro2">
          <table:table-cell table:formula="of:=[Sheet1.A629]" office:value-type="string" office:string-value="2009-07-01">
            <text:p>2009-07-01</text:p>
          </table:table-cell>
          <table:table-cell table:formula="of:=WEEKDAY([.A629:.A629])" office:value-type="float" office:value="4">
            <text:p>4</text:p>
          </table:table-cell>
          <table:table-cell table:formula="of:=ISOWEEKNUM([.A629];1)" office:value-type="float" office:value="26">
            <text:p>26</text:p>
          </table:table-cell>
          <table:table-cell table:formula="of:=MONTH([.A629])" office:value-type="float" office:value="7">
            <text:p>7</text:p>
          </table:table-cell>
          <table:table-cell table:formula="of:=YEAR([.A629])" office:value-type="float" office:value="2009">
            <text:p>2009</text:p>
          </table:table-cell>
          <table:table-cell table:formula="of:=[Sheet1.D629]" office:value-type="float" office:value="813.7">
            <text:p>813.70</text:p>
          </table:table-cell>
          <table:table-cell table:number-columns-repeated="10"/>
        </table:table-row>
        <table:table-row table:style-name="ro2">
          <table:table-cell table:formula="of:=[Sheet1.A630]" office:value-type="string" office:string-value="2009-07-02">
            <text:p>2009-07-02</text:p>
          </table:table-cell>
          <table:table-cell table:formula="of:=WEEKDAY([.A630:.A630])" office:value-type="float" office:value="5">
            <text:p>5</text:p>
          </table:table-cell>
          <table:table-cell table:formula="of:=ISOWEEKNUM([.A630];1)" office:value-type="float" office:value="26">
            <text:p>26</text:p>
          </table:table-cell>
          <table:table-cell table:formula="of:=MONTH([.A630])" office:value-type="float" office:value="7">
            <text:p>7</text:p>
          </table:table-cell>
          <table:table-cell table:formula="of:=YEAR([.A630])" office:value-type="float" office:value="2009">
            <text:p>2009</text:p>
          </table:table-cell>
          <table:table-cell table:formula="of:=[Sheet1.D630]" office:value-type="float" office:value="792.45">
            <text:p>792.45</text:p>
          </table:table-cell>
          <table:table-cell table:number-columns-repeated="10"/>
        </table:table-row>
        <table:table-row table:style-name="ro2">
          <table:table-cell table:formula="of:=[Sheet1.A631]" office:value-type="string" office:string-value="2009-07-03">
            <text:p>2009-07-03</text:p>
          </table:table-cell>
          <table:table-cell table:formula="of:=WEEKDAY([.A631:.A631])" office:value-type="float" office:value="6">
            <text:p>6</text:p>
          </table:table-cell>
          <table:table-cell table:formula="of:=ISOWEEKNUM([.A631];1)" office:value-type="float" office:value="26">
            <text:p>26</text:p>
          </table:table-cell>
          <table:table-cell table:formula="of:=MONTH([.A631])" office:value-type="float" office:value="7">
            <text:p>7</text:p>
          </table:table-cell>
          <table:table-cell table:formula="of:=YEAR([.A631])" office:value-type="float" office:value="2009">
            <text:p>2009</text:p>
          </table:table-cell>
          <table:table-cell table:formula="of:=[Sheet1.D631]" office:value-type="float" office:value="790.45">
            <text:p>790.45</text:p>
          </table:table-cell>
          <table:table-cell table:number-columns-repeated="10"/>
        </table:table-row>
        <table:table-row table:style-name="ro2">
          <table:table-cell table:formula="of:=[Sheet1.A632]" office:value-type="string" office:string-value="2009-07-06">
            <text:p>2009-07-06</text:p>
          </table:table-cell>
          <table:table-cell table:formula="of:=WEEKDAY([.A632:.A632])" office:value-type="float" office:value="2">
            <text:p>2</text:p>
          </table:table-cell>
          <table:table-cell table:formula="of:=ISOWEEKNUM([.A632];1)" office:value-type="float" office:value="27">
            <text:p>27</text:p>
          </table:table-cell>
          <table:table-cell table:formula="of:=MONTH([.A632])" office:value-type="float" office:value="7">
            <text:p>7</text:p>
          </table:table-cell>
          <table:table-cell table:formula="of:=YEAR([.A632])" office:value-type="float" office:value="2009">
            <text:p>2009</text:p>
          </table:table-cell>
          <table:table-cell table:formula="of:=[Sheet1.D632]" office:value-type="float" office:value="783.34">
            <text:p>783.34</text:p>
          </table:table-cell>
          <table:table-cell table:number-columns-repeated="10"/>
        </table:table-row>
        <table:table-row table:style-name="ro2">
          <table:table-cell table:formula="of:=[Sheet1.A633]" office:value-type="string" office:string-value="2009-07-07">
            <text:p>2009-07-07</text:p>
          </table:table-cell>
          <table:table-cell table:formula="of:=WEEKDAY([.A633:.A633])" office:value-type="float" office:value="3">
            <text:p>3</text:p>
          </table:table-cell>
          <table:table-cell table:formula="of:=ISOWEEKNUM([.A633];1)" office:value-type="float" office:value="27">
            <text:p>27</text:p>
          </table:table-cell>
          <table:table-cell table:formula="of:=MONTH([.A633])" office:value-type="float" office:value="7">
            <text:p>7</text:p>
          </table:table-cell>
          <table:table-cell table:formula="of:=YEAR([.A633])" office:value-type="float" office:value="2009">
            <text:p>2009</text:p>
          </table:table-cell>
          <table:table-cell table:formula="of:=[Sheet1.D633]" office:value-type="float" office:value="784.56">
            <text:p>784.56</text:p>
          </table:table-cell>
          <table:table-cell table:number-columns-repeated="10"/>
        </table:table-row>
        <table:table-row table:style-name="ro2">
          <table:table-cell table:formula="of:=[Sheet1.A634]" office:value-type="string" office:string-value="2009-07-08">
            <text:p>2009-07-08</text:p>
          </table:table-cell>
          <table:table-cell table:formula="of:=WEEKDAY([.A634:.A634])" office:value-type="float" office:value="4">
            <text:p>4</text:p>
          </table:table-cell>
          <table:table-cell table:formula="of:=ISOWEEKNUM([.A634];1)" office:value-type="float" office:value="27">
            <text:p>27</text:p>
          </table:table-cell>
          <table:table-cell table:formula="of:=MONTH([.A634])" office:value-type="float" office:value="7">
            <text:p>7</text:p>
          </table:table-cell>
          <table:table-cell table:formula="of:=YEAR([.A634])" office:value-type="float" office:value="2009">
            <text:p>2009</text:p>
          </table:table-cell>
          <table:table-cell table:formula="of:=[Sheet1.D634]" office:value-type="float" office:value="777.48">
            <text:p>777.48</text:p>
          </table:table-cell>
          <table:table-cell table:number-columns-repeated="10"/>
        </table:table-row>
        <table:table-row table:style-name="ro2">
          <table:table-cell table:formula="of:=[Sheet1.A635]" office:value-type="string" office:string-value="2009-07-09">
            <text:p>2009-07-09</text:p>
          </table:table-cell>
          <table:table-cell table:formula="of:=WEEKDAY([.A635:.A635])" office:value-type="float" office:value="5">
            <text:p>5</text:p>
          </table:table-cell>
          <table:table-cell table:formula="of:=ISOWEEKNUM([.A635];1)" office:value-type="float" office:value="27">
            <text:p>27</text:p>
          </table:table-cell>
          <table:table-cell table:formula="of:=MONTH([.A635])" office:value-type="float" office:value="7">
            <text:p>7</text:p>
          </table:table-cell>
          <table:table-cell table:formula="of:=YEAR([.A635])" office:value-type="float" office:value="2009">
            <text:p>2009</text:p>
          </table:table-cell>
          <table:table-cell table:formula="of:=[Sheet1.D635]" office:value-type="float" office:value="777.98">
            <text:p>777.98</text:p>
          </table:table-cell>
          <table:table-cell table:number-columns-repeated="10"/>
        </table:table-row>
        <table:table-row table:style-name="ro2">
          <table:table-cell table:formula="of:=[Sheet1.A636]" office:value-type="string" office:string-value="2009-07-10">
            <text:p>2009-07-10</text:p>
          </table:table-cell>
          <table:table-cell table:formula="of:=WEEKDAY([.A636:.A636])" office:value-type="float" office:value="6">
            <text:p>6</text:p>
          </table:table-cell>
          <table:table-cell table:formula="of:=ISOWEEKNUM([.A636];1)" office:value-type="float" office:value="27">
            <text:p>27</text:p>
          </table:table-cell>
          <table:table-cell table:formula="of:=MONTH([.A636])" office:value-type="float" office:value="7">
            <text:p>7</text:p>
          </table:table-cell>
          <table:table-cell table:formula="of:=YEAR([.A636])" office:value-type="float" office:value="2009">
            <text:p>2009</text:p>
          </table:table-cell>
          <table:table-cell table:formula="of:=[Sheet1.D636]" office:value-type="float" office:value="774.12">
            <text:p>774.12</text:p>
          </table:table-cell>
          <table:table-cell table:number-columns-repeated="10"/>
        </table:table-row>
        <table:table-row table:style-name="ro2">
          <table:table-cell table:formula="of:=[Sheet1.A637]" office:value-type="string" office:string-value="2009-07-13">
            <text:p>2009-07-13</text:p>
          </table:table-cell>
          <table:table-cell table:formula="of:=WEEKDAY([.A637:.A637])" office:value-type="float" office:value="2">
            <text:p>2</text:p>
          </table:table-cell>
          <table:table-cell table:formula="of:=ISOWEEKNUM([.A637];1)" office:value-type="float" office:value="28">
            <text:p>28</text:p>
          </table:table-cell>
          <table:table-cell table:formula="of:=MONTH([.A637])" office:value-type="float" office:value="7">
            <text:p>7</text:p>
          </table:table-cell>
          <table:table-cell table:formula="of:=YEAR([.A637])" office:value-type="float" office:value="2009">
            <text:p>2009</text:p>
          </table:table-cell>
          <table:table-cell table:formula="of:=[Sheet1.D637]" office:value-type="float" office:value="785.99">
            <text:p>785.99</text:p>
          </table:table-cell>
          <table:table-cell table:number-columns-repeated="10"/>
        </table:table-row>
        <table:table-row table:style-name="ro2">
          <table:table-cell table:formula="of:=[Sheet1.A638]" office:value-type="string" office:string-value="2009-07-14">
            <text:p>2009-07-14</text:p>
          </table:table-cell>
          <table:table-cell table:formula="of:=WEEKDAY([.A638:.A638])" office:value-type="float" office:value="3">
            <text:p>3</text:p>
          </table:table-cell>
          <table:table-cell table:formula="of:=ISOWEEKNUM([.A638];1)" office:value-type="float" office:value="28">
            <text:p>28</text:p>
          </table:table-cell>
          <table:table-cell table:formula="of:=MONTH([.A638])" office:value-type="float" office:value="7">
            <text:p>7</text:p>
          </table:table-cell>
          <table:table-cell table:formula="of:=YEAR([.A638])" office:value-type="float" office:value="2009">
            <text:p>2009</text:p>
          </table:table-cell>
          <table:table-cell table:formula="of:=[Sheet1.D638]" office:value-type="float" office:value="794.3">
            <text:p>794.30</text:p>
          </table:table-cell>
          <table:table-cell table:number-columns-repeated="10"/>
        </table:table-row>
        <table:table-row table:style-name="ro2">
          <table:table-cell table:formula="of:=[Sheet1.A639]" office:value-type="string" office:string-value="2009-07-15">
            <text:p>2009-07-15</text:p>
          </table:table-cell>
          <table:table-cell table:formula="of:=WEEKDAY([.A639:.A639])" office:value-type="float" office:value="4">
            <text:p>4</text:p>
          </table:table-cell>
          <table:table-cell table:formula="of:=ISOWEEKNUM([.A639];1)" office:value-type="float" office:value="28">
            <text:p>28</text:p>
          </table:table-cell>
          <table:table-cell table:formula="of:=MONTH([.A639])" office:value-type="float" office:value="7">
            <text:p>7</text:p>
          </table:table-cell>
          <table:table-cell table:formula="of:=YEAR([.A639])" office:value-type="float" office:value="2009">
            <text:p>2009</text:p>
          </table:table-cell>
          <table:table-cell table:formula="of:=[Sheet1.D639]" office:value-type="float" office:value="820.93">
            <text:p>820.93</text:p>
          </table:table-cell>
          <table:table-cell table:number-columns-repeated="10"/>
        </table:table-row>
        <table:table-row table:style-name="ro2">
          <table:table-cell table:formula="of:=[Sheet1.A640]" office:value-type="string" office:string-value="2009-07-16">
            <text:p>2009-07-16</text:p>
          </table:table-cell>
          <table:table-cell table:formula="of:=WEEKDAY([.A640:.A640])" office:value-type="float" office:value="5">
            <text:p>5</text:p>
          </table:table-cell>
          <table:table-cell table:formula="of:=ISOWEEKNUM([.A640];1)" office:value-type="float" office:value="28">
            <text:p>28</text:p>
          </table:table-cell>
          <table:table-cell table:formula="of:=MONTH([.A640])" office:value-type="float" office:value="7">
            <text:p>7</text:p>
          </table:table-cell>
          <table:table-cell table:formula="of:=YEAR([.A640])" office:value-type="float" office:value="2009">
            <text:p>2009</text:p>
          </table:table-cell>
          <table:table-cell table:formula="of:=[Sheet1.D640]" office:value-type="float" office:value="823.33">
            <text:p>823.33</text:p>
          </table:table-cell>
          <table:table-cell table:number-columns-repeated="10"/>
        </table:table-row>
        <table:table-row table:style-name="ro2">
          <table:table-cell table:formula="of:=[Sheet1.A641]" office:value-type="string" office:string-value="2009-07-17">
            <text:p>2009-07-17</text:p>
          </table:table-cell>
          <table:table-cell table:formula="of:=WEEKDAY([.A641:.A641])" office:value-type="float" office:value="6">
            <text:p>6</text:p>
          </table:table-cell>
          <table:table-cell table:formula="of:=ISOWEEKNUM([.A641];1)" office:value-type="float" office:value="28">
            <text:p>28</text:p>
          </table:table-cell>
          <table:table-cell table:formula="of:=MONTH([.A641])" office:value-type="float" office:value="7">
            <text:p>7</text:p>
          </table:table-cell>
          <table:table-cell table:formula="of:=YEAR([.A641])" office:value-type="float" office:value="2009">
            <text:p>2009</text:p>
          </table:table-cell>
          <table:table-cell table:formula="of:=[Sheet1.D641]" office:value-type="float" office:value="842.15">
            <text:p>842.15</text:p>
          </table:table-cell>
          <table:table-cell table:number-columns-repeated="10"/>
        </table:table-row>
        <table:table-row table:style-name="ro2">
          <table:table-cell table:formula="of:=[Sheet1.A642]" office:value-type="string" office:string-value="2009-07-19">
            <text:p>2009-07-19</text:p>
          </table:table-cell>
          <table:table-cell table:formula="of:=WEEKDAY([.A642:.A642])" office:value-type="float" office:value="1">
            <text:p>1</text:p>
          </table:table-cell>
          <table:table-cell table:formula="of:=ISOWEEKNUM([.A642];1)" office:value-type="float" office:value="29">
            <text:p>29</text:p>
          </table:table-cell>
          <table:table-cell table:formula="of:=MONTH([.A642])" office:value-type="float" office:value="7">
            <text:p>7</text:p>
          </table:table-cell>
          <table:table-cell table:formula="of:=YEAR([.A642])" office:value-type="float" office:value="2009">
            <text:p>2009</text:p>
          </table:table-cell>
          <table:table-cell table:formula="of:=[Sheet1.D642]" office:value-type="float" office:value="842.15">
            <text:p>842.15</text:p>
          </table:table-cell>
          <table:table-cell table:number-columns-repeated="10"/>
        </table:table-row>
        <table:table-row table:style-name="ro2">
          <table:table-cell table:formula="of:=[Sheet1.A643]" office:value-type="string" office:string-value="2009-07-20">
            <text:p>2009-07-20</text:p>
          </table:table-cell>
          <table:table-cell table:formula="of:=WEEKDAY([.A643:.A643])" office:value-type="float" office:value="2">
            <text:p>2</text:p>
          </table:table-cell>
          <table:table-cell table:formula="of:=ISOWEEKNUM([.A643];1)" office:value-type="float" office:value="29">
            <text:p>29</text:p>
          </table:table-cell>
          <table:table-cell table:formula="of:=MONTH([.A643])" office:value-type="float" office:value="7">
            <text:p>7</text:p>
          </table:table-cell>
          <table:table-cell table:formula="of:=YEAR([.A643])" office:value-type="float" office:value="2009">
            <text:p>2009</text:p>
          </table:table-cell>
          <table:table-cell table:formula="of:=[Sheet1.D643]" office:value-type="float" office:value="843.48">
            <text:p>843.48</text:p>
          </table:table-cell>
          <table:table-cell table:number-columns-repeated="10"/>
        </table:table-row>
        <table:table-row table:style-name="ro2">
          <table:table-cell table:formula="of:=[Sheet1.A644]" office:value-type="string" office:string-value="2009-07-21">
            <text:p>2009-07-21</text:p>
          </table:table-cell>
          <table:table-cell table:formula="of:=WEEKDAY([.A644:.A644])" office:value-type="float" office:value="3">
            <text:p>3</text:p>
          </table:table-cell>
          <table:table-cell table:formula="of:=ISOWEEKNUM([.A644];1)" office:value-type="float" office:value="29">
            <text:p>29</text:p>
          </table:table-cell>
          <table:table-cell table:formula="of:=MONTH([.A644])" office:value-type="float" office:value="7">
            <text:p>7</text:p>
          </table:table-cell>
          <table:table-cell table:formula="of:=YEAR([.A644])" office:value-type="float" office:value="2009">
            <text:p>2009</text:p>
          </table:table-cell>
          <table:table-cell table:formula="of:=[Sheet1.D644]" office:value-type="float" office:value="852.26">
            <text:p>852.26</text:p>
          </table:table-cell>
          <table:table-cell table:number-columns-repeated="10"/>
        </table:table-row>
        <table:table-row table:style-name="ro2">
          <table:table-cell table:formula="of:=[Sheet1.A645]" office:value-type="string" office:string-value="2009-07-22">
            <text:p>2009-07-22</text:p>
          </table:table-cell>
          <table:table-cell table:formula="of:=WEEKDAY([.A645:.A645])" office:value-type="float" office:value="4">
            <text:p>4</text:p>
          </table:table-cell>
          <table:table-cell table:formula="of:=ISOWEEKNUM([.A645];1)" office:value-type="float" office:value="29">
            <text:p>29</text:p>
          </table:table-cell>
          <table:table-cell table:formula="of:=MONTH([.A645])" office:value-type="float" office:value="7">
            <text:p>7</text:p>
          </table:table-cell>
          <table:table-cell table:formula="of:=YEAR([.A645])" office:value-type="float" office:value="2009">
            <text:p>2009</text:p>
          </table:table-cell>
          <table:table-cell table:formula="of:=[Sheet1.D645]" office:value-type="float" office:value="852.9">
            <text:p>852.90</text:p>
          </table:table-cell>
          <table:table-cell table:number-columns-repeated="10"/>
        </table:table-row>
        <table:table-row table:style-name="ro2">
          <table:table-cell table:formula="of:=[Sheet1.A646]" office:value-type="string" office:string-value="2009-07-23">
            <text:p>2009-07-23</text:p>
          </table:table-cell>
          <table:table-cell table:formula="of:=WEEKDAY([.A646:.A646])" office:value-type="float" office:value="5">
            <text:p>5</text:p>
          </table:table-cell>
          <table:table-cell table:formula="of:=ISOWEEKNUM([.A646];1)" office:value-type="float" office:value="29">
            <text:p>29</text:p>
          </table:table-cell>
          <table:table-cell table:formula="of:=MONTH([.A646])" office:value-type="float" office:value="7">
            <text:p>7</text:p>
          </table:table-cell>
          <table:table-cell table:formula="of:=YEAR([.A646])" office:value-type="float" office:value="2009">
            <text:p>2009</text:p>
          </table:table-cell>
          <table:table-cell table:formula="of:=[Sheet1.D646]" office:value-type="float" office:value="871.89">
            <text:p>871.89</text:p>
          </table:table-cell>
          <table:table-cell table:number-columns-repeated="10"/>
        </table:table-row>
        <table:table-row table:style-name="ro2">
          <table:table-cell table:formula="of:=[Sheet1.A647]" office:value-type="string" office:string-value="2009-07-24">
            <text:p>2009-07-24</text:p>
          </table:table-cell>
          <table:table-cell table:formula="of:=WEEKDAY([.A647:.A647])" office:value-type="float" office:value="6">
            <text:p>6</text:p>
          </table:table-cell>
          <table:table-cell table:formula="of:=ISOWEEKNUM([.A647];1)" office:value-type="float" office:value="29">
            <text:p>29</text:p>
          </table:table-cell>
          <table:table-cell table:formula="of:=MONTH([.A647])" office:value-type="float" office:value="7">
            <text:p>7</text:p>
          </table:table-cell>
          <table:table-cell table:formula="of:=YEAR([.A647])" office:value-type="float" office:value="2009">
            <text:p>2009</text:p>
          </table:table-cell>
          <table:table-cell table:formula="of:=[Sheet1.D647]" office:value-type="float" office:value="870.98">
            <text:p>870.98</text:p>
          </table:table-cell>
          <table:table-cell table:number-columns-repeated="10"/>
        </table:table-row>
        <table:table-row table:style-name="ro2">
          <table:table-cell table:formula="of:=[Sheet1.A648]" office:value-type="string" office:string-value="2009-07-25">
            <text:p>2009-07-25</text:p>
          </table:table-cell>
          <table:table-cell table:formula="of:=WEEKDAY([.A648:.A648])" office:value-type="float" office:value="7">
            <text:p>7</text:p>
          </table:table-cell>
          <table:table-cell table:formula="of:=ISOWEEKNUM([.A648];1)" office:value-type="float" office:value="29">
            <text:p>29</text:p>
          </table:table-cell>
          <table:table-cell table:formula="of:=MONTH([.A648])" office:value-type="float" office:value="7">
            <text:p>7</text:p>
          </table:table-cell>
          <table:table-cell table:formula="of:=YEAR([.A648])" office:value-type="float" office:value="2009">
            <text:p>2009</text:p>
          </table:table-cell>
          <table:table-cell table:formula="of:=[Sheet1.D648]" office:value-type="float" office:value="870.98">
            <text:p>870.98</text:p>
          </table:table-cell>
          <table:table-cell table:number-columns-repeated="10"/>
        </table:table-row>
        <table:table-row table:style-name="ro2">
          <table:table-cell table:formula="of:=[Sheet1.A649]" office:value-type="string" office:string-value="2009-07-27">
            <text:p>2009-07-27</text:p>
          </table:table-cell>
          <table:table-cell table:formula="of:=WEEKDAY([.A649:.A649])" office:value-type="float" office:value="2">
            <text:p>2</text:p>
          </table:table-cell>
          <table:table-cell table:formula="of:=ISOWEEKNUM([.A649];1)" office:value-type="float" office:value="30">
            <text:p>30</text:p>
          </table:table-cell>
          <table:table-cell table:formula="of:=MONTH([.A649])" office:value-type="float" office:value="7">
            <text:p>7</text:p>
          </table:table-cell>
          <table:table-cell table:formula="of:=YEAR([.A649])" office:value-type="float" office:value="2009">
            <text:p>2009</text:p>
          </table:table-cell>
          <table:table-cell table:formula="of:=[Sheet1.D649]" office:value-type="float" office:value="854.62">
            <text:p>854.62</text:p>
          </table:table-cell>
          <table:table-cell table:number-columns-repeated="10"/>
        </table:table-row>
        <table:table-row table:style-name="ro2">
          <table:table-cell table:formula="of:=[Sheet1.A650]" office:value-type="string" office:string-value="2009-07-28">
            <text:p>2009-07-28</text:p>
          </table:table-cell>
          <table:table-cell table:formula="of:=WEEKDAY([.A650:.A650])" office:value-type="float" office:value="3">
            <text:p>3</text:p>
          </table:table-cell>
          <table:table-cell table:formula="of:=ISOWEEKNUM([.A650];1)" office:value-type="float" office:value="30">
            <text:p>30</text:p>
          </table:table-cell>
          <table:table-cell table:formula="of:=MONTH([.A650])" office:value-type="float" office:value="7">
            <text:p>7</text:p>
          </table:table-cell>
          <table:table-cell table:formula="of:=YEAR([.A650])" office:value-type="float" office:value="2009">
            <text:p>2009</text:p>
          </table:table-cell>
          <table:table-cell table:formula="of:=[Sheet1.D650]" office:value-type="float" office:value="852.51">
            <text:p>852.51</text:p>
          </table:table-cell>
          <table:table-cell table:number-columns-repeated="10"/>
        </table:table-row>
        <table:table-row table:style-name="ro2">
          <table:table-cell table:formula="of:=[Sheet1.A651]" office:value-type="string" office:string-value="2009-07-29">
            <text:p>2009-07-29</text:p>
          </table:table-cell>
          <table:table-cell table:formula="of:=WEEKDAY([.A651:.A651])" office:value-type="float" office:value="4">
            <text:p>4</text:p>
          </table:table-cell>
          <table:table-cell table:formula="of:=ISOWEEKNUM([.A651];1)" office:value-type="float" office:value="30">
            <text:p>30</text:p>
          </table:table-cell>
          <table:table-cell table:formula="of:=MONTH([.A651])" office:value-type="float" office:value="7">
            <text:p>7</text:p>
          </table:table-cell>
          <table:table-cell table:formula="of:=YEAR([.A651])" office:value-type="float" office:value="2009">
            <text:p>2009</text:p>
          </table:table-cell>
          <table:table-cell table:formula="of:=[Sheet1.D651]" office:value-type="float" office:value="858.05">
            <text:p>858.05</text:p>
          </table:table-cell>
          <table:table-cell table:number-columns-repeated="10"/>
        </table:table-row>
        <table:table-row table:style-name="ro2">
          <table:table-cell table:formula="of:=[Sheet1.A652]" office:value-type="string" office:string-value="2009-07-30">
            <text:p>2009-07-30</text:p>
          </table:table-cell>
          <table:table-cell table:formula="of:=WEEKDAY([.A652:.A652])" office:value-type="float" office:value="5">
            <text:p>5</text:p>
          </table:table-cell>
          <table:table-cell table:formula="of:=ISOWEEKNUM([.A652];1)" office:value-type="float" office:value="30">
            <text:p>30</text:p>
          </table:table-cell>
          <table:table-cell table:formula="of:=MONTH([.A652])" office:value-type="float" office:value="7">
            <text:p>7</text:p>
          </table:table-cell>
          <table:table-cell table:formula="of:=YEAR([.A652])" office:value-type="float" office:value="2009">
            <text:p>2009</text:p>
          </table:table-cell>
          <table:table-cell table:formula="of:=[Sheet1.D652]" office:value-type="float" office:value="879.2">
            <text:p>879.20</text:p>
          </table:table-cell>
          <table:table-cell table:number-columns-repeated="10"/>
        </table:table-row>
        <table:table-row table:style-name="ro2">
          <table:table-cell table:formula="of:=[Sheet1.A653]" office:value-type="string" office:string-value="2009-07-31">
            <text:p>2009-07-31</text:p>
          </table:table-cell>
          <table:table-cell table:formula="of:=WEEKDAY([.A653:.A653])" office:value-type="float" office:value="6">
            <text:p>6</text:p>
          </table:table-cell>
          <table:table-cell table:formula="of:=ISOWEEKNUM([.A653];1)" office:value-type="float" office:value="30">
            <text:p>30</text:p>
          </table:table-cell>
          <table:table-cell table:formula="of:=MONTH([.A653])" office:value-type="float" office:value="7">
            <text:p>7</text:p>
          </table:table-cell>
          <table:table-cell table:formula="of:=YEAR([.A653])" office:value-type="float" office:value="2009">
            <text:p>2009</text:p>
          </table:table-cell>
          <table:table-cell table:formula="of:=[Sheet1.D653]" office:value-type="float" office:value="882.05">
            <text:p>882.05</text:p>
          </table:table-cell>
          <table:table-cell table:number-columns-repeated="10"/>
        </table:table-row>
        <table:table-row table:style-name="ro2">
          <table:table-cell table:formula="of:=[Sheet1.A654]" office:value-type="string" office:string-value="2009-08-03">
            <text:p>2009-08-03</text:p>
          </table:table-cell>
          <table:table-cell table:formula="of:=WEEKDAY([.A654:.A654])" office:value-type="float" office:value="2">
            <text:p>2</text:p>
          </table:table-cell>
          <table:table-cell table:formula="of:=ISOWEEKNUM([.A654];1)" office:value-type="float" office:value="31">
            <text:p>31</text:p>
          </table:table-cell>
          <table:table-cell table:formula="of:=MONTH([.A654])" office:value-type="float" office:value="8">
            <text:p>8</text:p>
          </table:table-cell>
          <table:table-cell table:formula="of:=YEAR([.A654])" office:value-type="float" office:value="2009">
            <text:p>2009</text:p>
          </table:table-cell>
          <table:table-cell table:formula="of:=[Sheet1.D654]" office:value-type="float" office:value="895.14">
            <text:p>895.14</text:p>
          </table:table-cell>
          <table:table-cell table:number-columns-repeated="10"/>
        </table:table-row>
        <table:table-row table:style-name="ro2">
          <table:table-cell table:formula="of:=[Sheet1.A655]" office:value-type="string" office:string-value="2009-08-04">
            <text:p>2009-08-04</text:p>
          </table:table-cell>
          <table:table-cell table:formula="of:=WEEKDAY([.A655:.A655])" office:value-type="float" office:value="3">
            <text:p>3</text:p>
          </table:table-cell>
          <table:table-cell table:formula="of:=ISOWEEKNUM([.A655];1)" office:value-type="float" office:value="31">
            <text:p>31</text:p>
          </table:table-cell>
          <table:table-cell table:formula="of:=MONTH([.A655])" office:value-type="float" office:value="8">
            <text:p>8</text:p>
          </table:table-cell>
          <table:table-cell table:formula="of:=YEAR([.A655])" office:value-type="float" office:value="2009">
            <text:p>2009</text:p>
          </table:table-cell>
          <table:table-cell table:formula="of:=[Sheet1.D655]" office:value-type="float" office:value="879.45">
            <text:p>879.45</text:p>
          </table:table-cell>
          <table:table-cell table:number-columns-repeated="10"/>
        </table:table-row>
        <table:table-row table:style-name="ro2">
          <table:table-cell table:formula="of:=[Sheet1.A656]" office:value-type="string" office:string-value="2009-08-05">
            <text:p>2009-08-05</text:p>
          </table:table-cell>
          <table:table-cell table:formula="of:=WEEKDAY([.A656:.A656])" office:value-type="float" office:value="4">
            <text:p>4</text:p>
          </table:table-cell>
          <table:table-cell table:formula="of:=ISOWEEKNUM([.A656];1)" office:value-type="float" office:value="31">
            <text:p>31</text:p>
          </table:table-cell>
          <table:table-cell table:formula="of:=MONTH([.A656])" office:value-type="float" office:value="8">
            <text:p>8</text:p>
          </table:table-cell>
          <table:table-cell table:formula="of:=YEAR([.A656])" office:value-type="float" office:value="2009">
            <text:p>2009</text:p>
          </table:table-cell>
          <table:table-cell table:formula="of:=[Sheet1.D656]" office:value-type="float" office:value="874.46">
            <text:p>874.46</text:p>
          </table:table-cell>
          <table:table-cell table:number-columns-repeated="10"/>
        </table:table-row>
        <table:table-row table:style-name="ro2">
          <table:table-cell table:formula="of:=[Sheet1.A657]" office:value-type="string" office:string-value="2009-08-06">
            <text:p>2009-08-06</text:p>
          </table:table-cell>
          <table:table-cell table:formula="of:=WEEKDAY([.A657:.A657])" office:value-type="float" office:value="5">
            <text:p>5</text:p>
          </table:table-cell>
          <table:table-cell table:formula="of:=ISOWEEKNUM([.A657];1)" office:value-type="float" office:value="31">
            <text:p>31</text:p>
          </table:table-cell>
          <table:table-cell table:formula="of:=MONTH([.A657])" office:value-type="float" office:value="8">
            <text:p>8</text:p>
          </table:table-cell>
          <table:table-cell table:formula="of:=YEAR([.A657])" office:value-type="float" office:value="2009">
            <text:p>2009</text:p>
          </table:table-cell>
          <table:table-cell table:formula="of:=[Sheet1.D657]" office:value-type="float" office:value="873.88">
            <text:p>873.88</text:p>
          </table:table-cell>
          <table:table-cell table:number-columns-repeated="10"/>
        </table:table-row>
        <table:table-row table:style-name="ro2">
          <table:table-cell table:formula="of:=[Sheet1.A658]" office:value-type="string" office:string-value="2009-08-07">
            <text:p>2009-08-07</text:p>
          </table:table-cell>
          <table:table-cell table:formula="of:=WEEKDAY([.A658:.A658])" office:value-type="float" office:value="6">
            <text:p>6</text:p>
          </table:table-cell>
          <table:table-cell table:formula="of:=ISOWEEKNUM([.A658];1)" office:value-type="float" office:value="31">
            <text:p>31</text:p>
          </table:table-cell>
          <table:table-cell table:formula="of:=MONTH([.A658])" office:value-type="float" office:value="8">
            <text:p>8</text:p>
          </table:table-cell>
          <table:table-cell table:formula="of:=YEAR([.A658])" office:value-type="float" office:value="2009">
            <text:p>2009</text:p>
          </table:table-cell>
          <table:table-cell table:formula="of:=[Sheet1.D658]" office:value-type="float" office:value="892.19">
            <text:p>892.19</text:p>
          </table:table-cell>
          <table:table-cell table:number-columns-repeated="10"/>
        </table:table-row>
        <table:table-row table:style-name="ro2">
          <table:table-cell table:formula="of:=[Sheet1.A659]" office:value-type="string" office:string-value="2009-08-10">
            <text:p>2009-08-10</text:p>
          </table:table-cell>
          <table:table-cell table:formula="of:=WEEKDAY([.A659:.A659])" office:value-type="float" office:value="2">
            <text:p>2</text:p>
          </table:table-cell>
          <table:table-cell table:formula="of:=ISOWEEKNUM([.A659];1)" office:value-type="float" office:value="32">
            <text:p>32</text:p>
          </table:table-cell>
          <table:table-cell table:formula="of:=MONTH([.A659])" office:value-type="float" office:value="8">
            <text:p>8</text:p>
          </table:table-cell>
          <table:table-cell table:formula="of:=YEAR([.A659])" office:value-type="float" office:value="2009">
            <text:p>2009</text:p>
          </table:table-cell>
          <table:table-cell table:formula="of:=[Sheet1.D659]" office:value-type="float" office:value="883.14">
            <text:p>883.14</text:p>
          </table:table-cell>
          <table:table-cell table:number-columns-repeated="10"/>
        </table:table-row>
        <table:table-row table:style-name="ro2">
          <table:table-cell table:formula="of:=[Sheet1.A660]" office:value-type="string" office:string-value="2009-08-11">
            <text:p>2009-08-11</text:p>
          </table:table-cell>
          <table:table-cell table:formula="of:=WEEKDAY([.A660:.A660])" office:value-type="float" office:value="3">
            <text:p>3</text:p>
          </table:table-cell>
          <table:table-cell table:formula="of:=ISOWEEKNUM([.A660];1)" office:value-type="float" office:value="32">
            <text:p>32</text:p>
          </table:table-cell>
          <table:table-cell table:formula="of:=MONTH([.A660])" office:value-type="float" office:value="8">
            <text:p>8</text:p>
          </table:table-cell>
          <table:table-cell table:formula="of:=YEAR([.A660])" office:value-type="float" office:value="2009">
            <text:p>2009</text:p>
          </table:table-cell>
          <table:table-cell table:formula="of:=[Sheet1.D660]" office:value-type="float" office:value="864.03">
            <text:p>864.03</text:p>
          </table:table-cell>
          <table:table-cell table:number-columns-repeated="10"/>
        </table:table-row>
        <table:table-row table:style-name="ro2">
          <table:table-cell table:formula="of:=[Sheet1.A661]" office:value-type="string" office:string-value="2009-08-12">
            <text:p>2009-08-12</text:p>
          </table:table-cell>
          <table:table-cell table:formula="of:=WEEKDAY([.A661:.A661])" office:value-type="float" office:value="4">
            <text:p>4</text:p>
          </table:table-cell>
          <table:table-cell table:formula="of:=ISOWEEKNUM([.A661];1)" office:value-type="float" office:value="32">
            <text:p>32</text:p>
          </table:table-cell>
          <table:table-cell table:formula="of:=MONTH([.A661])" office:value-type="float" office:value="8">
            <text:p>8</text:p>
          </table:table-cell>
          <table:table-cell table:formula="of:=YEAR([.A661])" office:value-type="float" office:value="2009">
            <text:p>2009</text:p>
          </table:table-cell>
          <table:table-cell table:formula="of:=[Sheet1.D661]" office:value-type="float" office:value="876.71">
            <text:p>876.71</text:p>
          </table:table-cell>
          <table:table-cell table:number-columns-repeated="10"/>
        </table:table-row>
        <table:table-row table:style-name="ro2">
          <table:table-cell table:formula="of:=[Sheet1.A662]" office:value-type="string" office:string-value="2009-08-13">
            <text:p>2009-08-13</text:p>
          </table:table-cell>
          <table:table-cell table:formula="of:=WEEKDAY([.A662:.A662])" office:value-type="float" office:value="5">
            <text:p>5</text:p>
          </table:table-cell>
          <table:table-cell table:formula="of:=ISOWEEKNUM([.A662];1)" office:value-type="float" office:value="32">
            <text:p>32</text:p>
          </table:table-cell>
          <table:table-cell table:formula="of:=MONTH([.A662])" office:value-type="float" office:value="8">
            <text:p>8</text:p>
          </table:table-cell>
          <table:table-cell table:formula="of:=YEAR([.A662])" office:value-type="float" office:value="2009">
            <text:p>2009</text:p>
          </table:table-cell>
          <table:table-cell table:formula="of:=[Sheet1.D662]" office:value-type="float" office:value="888.87">
            <text:p>888.87</text:p>
          </table:table-cell>
          <table:table-cell table:number-columns-repeated="10"/>
        </table:table-row>
        <table:table-row table:style-name="ro2">
          <table:table-cell table:formula="of:=[Sheet1.A663]" office:value-type="string" office:string-value="2009-08-14">
            <text:p>2009-08-14</text:p>
          </table:table-cell>
          <table:table-cell table:formula="of:=WEEKDAY([.A663:.A663])" office:value-type="float" office:value="6">
            <text:p>6</text:p>
          </table:table-cell>
          <table:table-cell table:formula="of:=ISOWEEKNUM([.A663];1)" office:value-type="float" office:value="32">
            <text:p>32</text:p>
          </table:table-cell>
          <table:table-cell table:formula="of:=MONTH([.A663])" office:value-type="float" office:value="8">
            <text:p>8</text:p>
          </table:table-cell>
          <table:table-cell table:formula="of:=YEAR([.A663])" office:value-type="float" office:value="2009">
            <text:p>2009</text:p>
          </table:table-cell>
          <table:table-cell table:formula="of:=[Sheet1.D663]" office:value-type="float" office:value="876.74">
            <text:p>876.74</text:p>
          </table:table-cell>
          <table:table-cell table:number-columns-repeated="10"/>
        </table:table-row>
        <table:table-row table:style-name="ro2">
          <table:table-cell table:formula="of:=[Sheet1.A664]" office:value-type="string" office:string-value="2009-08-17">
            <text:p>2009-08-17</text:p>
          </table:table-cell>
          <table:table-cell table:formula="of:=WEEKDAY([.A664:.A664])" office:value-type="float" office:value="2">
            <text:p>2</text:p>
          </table:table-cell>
          <table:table-cell table:formula="of:=ISOWEEKNUM([.A664];1)" office:value-type="float" office:value="33">
            <text:p>33</text:p>
          </table:table-cell>
          <table:table-cell table:formula="of:=MONTH([.A664])" office:value-type="float" office:value="8">
            <text:p>8</text:p>
          </table:table-cell>
          <table:table-cell table:formula="of:=YEAR([.A664])" office:value-type="float" office:value="2009">
            <text:p>2009</text:p>
          </table:table-cell>
          <table:table-cell table:formula="of:=[Sheet1.D664]" office:value-type="float" office:value="858.15">
            <text:p>858.15</text:p>
          </table:table-cell>
          <table:table-cell table:number-columns-repeated="10"/>
        </table:table-row>
        <table:table-row table:style-name="ro2">
          <table:table-cell table:formula="of:=[Sheet1.A665]" office:value-type="string" office:string-value="2009-08-18">
            <text:p>2009-08-18</text:p>
          </table:table-cell>
          <table:table-cell table:formula="of:=WEEKDAY([.A665:.A665])" office:value-type="float" office:value="3">
            <text:p>3</text:p>
          </table:table-cell>
          <table:table-cell table:formula="of:=ISOWEEKNUM([.A665];1)" office:value-type="float" office:value="33">
            <text:p>33</text:p>
          </table:table-cell>
          <table:table-cell table:formula="of:=MONTH([.A665])" office:value-type="float" office:value="8">
            <text:p>8</text:p>
          </table:table-cell>
          <table:table-cell table:formula="of:=YEAR([.A665])" office:value-type="float" office:value="2009">
            <text:p>2009</text:p>
          </table:table-cell>
          <table:table-cell table:formula="of:=[Sheet1.D665]" office:value-type="float" office:value="873.1">
            <text:p>873.10</text:p>
          </table:table-cell>
          <table:table-cell table:number-columns-repeated="10"/>
        </table:table-row>
        <table:table-row table:style-name="ro2">
          <table:table-cell table:formula="of:=[Sheet1.A666]" office:value-type="string" office:string-value="2009-08-19">
            <text:p>2009-08-19</text:p>
          </table:table-cell>
          <table:table-cell table:formula="of:=WEEKDAY([.A666:.A666])" office:value-type="float" office:value="4">
            <text:p>4</text:p>
          </table:table-cell>
          <table:table-cell table:formula="of:=ISOWEEKNUM([.A666];1)" office:value-type="float" office:value="33">
            <text:p>33</text:p>
          </table:table-cell>
          <table:table-cell table:formula="of:=MONTH([.A666])" office:value-type="float" office:value="8">
            <text:p>8</text:p>
          </table:table-cell>
          <table:table-cell table:formula="of:=YEAR([.A666])" office:value-type="float" office:value="2009">
            <text:p>2009</text:p>
          </table:table-cell>
          <table:table-cell table:formula="of:=[Sheet1.D666]" office:value-type="float" office:value="869.23">
            <text:p>869.23</text:p>
          </table:table-cell>
          <table:table-cell table:number-columns-repeated="10"/>
        </table:table-row>
        <table:table-row table:style-name="ro2">
          <table:table-cell table:formula="of:=[Sheet1.A667]" office:value-type="string" office:string-value="2009-08-20">
            <text:p>2009-08-20</text:p>
          </table:table-cell>
          <table:table-cell table:formula="of:=WEEKDAY([.A667:.A667])" office:value-type="float" office:value="5">
            <text:p>5</text:p>
          </table:table-cell>
          <table:table-cell table:formula="of:=ISOWEEKNUM([.A667];1)" office:value-type="float" office:value="33">
            <text:p>33</text:p>
          </table:table-cell>
          <table:table-cell table:formula="of:=MONTH([.A667])" office:value-type="float" office:value="8">
            <text:p>8</text:p>
          </table:table-cell>
          <table:table-cell table:formula="of:=YEAR([.A667])" office:value-type="float" office:value="2009">
            <text:p>2009</text:p>
          </table:table-cell>
          <table:table-cell table:formula="of:=[Sheet1.D667]" office:value-type="float" office:value="886.46">
            <text:p>886.46</text:p>
          </table:table-cell>
          <table:table-cell table:number-columns-repeated="10"/>
        </table:table-row>
        <table:table-row table:style-name="ro2">
          <table:table-cell table:formula="of:=[Sheet1.A668]" office:value-type="string" office:string-value="2009-08-21">
            <text:p>2009-08-21</text:p>
          </table:table-cell>
          <table:table-cell table:formula="of:=WEEKDAY([.A668:.A668])" office:value-type="float" office:value="6">
            <text:p>6</text:p>
          </table:table-cell>
          <table:table-cell table:formula="of:=ISOWEEKNUM([.A668];1)" office:value-type="float" office:value="33">
            <text:p>33</text:p>
          </table:table-cell>
          <table:table-cell table:formula="of:=MONTH([.A668])" office:value-type="float" office:value="8">
            <text:p>8</text:p>
          </table:table-cell>
          <table:table-cell table:formula="of:=YEAR([.A668])" office:value-type="float" office:value="2009">
            <text:p>2009</text:p>
          </table:table-cell>
          <table:table-cell table:formula="of:=[Sheet1.D668]" office:value-type="float" office:value="913.84">
            <text:p>913.84</text:p>
          </table:table-cell>
          <table:table-cell table:number-columns-repeated="10"/>
        </table:table-row>
        <table:table-row table:style-name="ro2">
          <table:table-cell table:formula="of:=[Sheet1.A669]" office:value-type="string" office:string-value="2009-08-24">
            <text:p>2009-08-24</text:p>
          </table:table-cell>
          <table:table-cell table:formula="of:=WEEKDAY([.A669:.A669])" office:value-type="float" office:value="2">
            <text:p>2</text:p>
          </table:table-cell>
          <table:table-cell table:formula="of:=ISOWEEKNUM([.A669];1)" office:value-type="float" office:value="34">
            <text:p>34</text:p>
          </table:table-cell>
          <table:table-cell table:formula="of:=MONTH([.A669])" office:value-type="float" office:value="8">
            <text:p>8</text:p>
          </table:table-cell>
          <table:table-cell table:formula="of:=YEAR([.A669])" office:value-type="float" office:value="2009">
            <text:p>2009</text:p>
          </table:table-cell>
          <table:table-cell table:formula="of:=[Sheet1.D669]" office:value-type="float" office:value="921.63">
            <text:p>921.63</text:p>
          </table:table-cell>
          <table:table-cell table:number-columns-repeated="10"/>
        </table:table-row>
        <table:table-row table:style-name="ro2">
          <table:table-cell table:formula="of:=[Sheet1.A670]" office:value-type="string" office:string-value="2009-08-25">
            <text:p>2009-08-25</text:p>
          </table:table-cell>
          <table:table-cell table:formula="of:=WEEKDAY([.A670:.A670])" office:value-type="float" office:value="3">
            <text:p>3</text:p>
          </table:table-cell>
          <table:table-cell table:formula="of:=ISOWEEKNUM([.A670];1)" office:value-type="float" office:value="34">
            <text:p>34</text:p>
          </table:table-cell>
          <table:table-cell table:formula="of:=MONTH([.A670])" office:value-type="float" office:value="8">
            <text:p>8</text:p>
          </table:table-cell>
          <table:table-cell table:formula="of:=YEAR([.A670])" office:value-type="float" office:value="2009">
            <text:p>2009</text:p>
          </table:table-cell>
          <table:table-cell table:formula="of:=[Sheet1.D670]" office:value-type="float" office:value="916.06">
            <text:p>916.06</text:p>
          </table:table-cell>
          <table:table-cell table:number-columns-repeated="10"/>
        </table:table-row>
        <table:table-row table:style-name="ro2">
          <table:table-cell table:formula="of:=[Sheet1.A671]" office:value-type="string" office:string-value="2009-08-26">
            <text:p>2009-08-26</text:p>
          </table:table-cell>
          <table:table-cell table:formula="of:=WEEKDAY([.A671:.A671])" office:value-type="float" office:value="4">
            <text:p>4</text:p>
          </table:table-cell>
          <table:table-cell table:formula="of:=ISOWEEKNUM([.A671];1)" office:value-type="float" office:value="34">
            <text:p>34</text:p>
          </table:table-cell>
          <table:table-cell table:formula="of:=MONTH([.A671])" office:value-type="float" office:value="8">
            <text:p>8</text:p>
          </table:table-cell>
          <table:table-cell table:formula="of:=YEAR([.A671])" office:value-type="float" office:value="2009">
            <text:p>2009</text:p>
          </table:table-cell>
          <table:table-cell table:formula="of:=[Sheet1.D671]" office:value-type="float" office:value="902.79">
            <text:p>902.79</text:p>
          </table:table-cell>
          <table:table-cell table:number-columns-repeated="10"/>
        </table:table-row>
        <table:table-row table:style-name="ro2">
          <table:table-cell table:formula="of:=[Sheet1.A672]" office:value-type="string" office:string-value="2009-08-27">
            <text:p>2009-08-27</text:p>
          </table:table-cell>
          <table:table-cell table:formula="of:=WEEKDAY([.A672:.A672])" office:value-type="float" office:value="5">
            <text:p>5</text:p>
          </table:table-cell>
          <table:table-cell table:formula="of:=ISOWEEKNUM([.A672];1)" office:value-type="float" office:value="34">
            <text:p>34</text:p>
          </table:table-cell>
          <table:table-cell table:formula="of:=MONTH([.A672])" office:value-type="float" office:value="8">
            <text:p>8</text:p>
          </table:table-cell>
          <table:table-cell table:formula="of:=YEAR([.A672])" office:value-type="float" office:value="2009">
            <text:p>2009</text:p>
          </table:table-cell>
          <table:table-cell table:formula="of:=[Sheet1.D672]" office:value-type="float" office:value="901.95">
            <text:p>901.95</text:p>
          </table:table-cell>
          <table:table-cell table:number-columns-repeated="10"/>
        </table:table-row>
        <table:table-row table:style-name="ro2">
          <table:table-cell table:formula="of:=[Sheet1.A673]" office:value-type="string" office:string-value="2009-08-28">
            <text:p>2009-08-28</text:p>
          </table:table-cell>
          <table:table-cell table:formula="of:=WEEKDAY([.A673:.A673])" office:value-type="float" office:value="6">
            <text:p>6</text:p>
          </table:table-cell>
          <table:table-cell table:formula="of:=ISOWEEKNUM([.A673];1)" office:value-type="float" office:value="34">
            <text:p>34</text:p>
          </table:table-cell>
          <table:table-cell table:formula="of:=MONTH([.A673])" office:value-type="float" office:value="8">
            <text:p>8</text:p>
          </table:table-cell>
          <table:table-cell table:formula="of:=YEAR([.A673])" office:value-type="float" office:value="2009">
            <text:p>2009</text:p>
          </table:table-cell>
          <table:table-cell table:formula="of:=[Sheet1.D673]" office:value-type="float" office:value="919.91">
            <text:p>919.91</text:p>
          </table:table-cell>
          <table:table-cell table:number-columns-repeated="10"/>
        </table:table-row>
        <table:table-row table:style-name="ro2">
          <table:table-cell table:formula="of:=[Sheet1.A674]" office:value-type="string" office:string-value="2009-08-31">
            <text:p>2009-08-31</text:p>
          </table:table-cell>
          <table:table-cell table:formula="of:=WEEKDAY([.A674:.A674])" office:value-type="float" office:value="2">
            <text:p>2</text:p>
          </table:table-cell>
          <table:table-cell table:formula="of:=ISOWEEKNUM([.A674];1)" office:value-type="float" office:value="35">
            <text:p>35</text:p>
          </table:table-cell>
          <table:table-cell table:formula="of:=MONTH([.A674])" office:value-type="float" office:value="8">
            <text:p>8</text:p>
          </table:table-cell>
          <table:table-cell table:formula="of:=YEAR([.A674])" office:value-type="float" office:value="2009">
            <text:p>2009</text:p>
          </table:table-cell>
          <table:table-cell table:formula="of:=[Sheet1.D674]" office:value-type="float" office:value="904.84">
            <text:p>904.84</text:p>
          </table:table-cell>
          <table:table-cell table:number-columns-repeated="10"/>
        </table:table-row>
        <table:table-row table:style-name="ro2">
          <table:table-cell table:formula="of:=[Sheet1.A675]" office:value-type="string" office:string-value="2009-09-01">
            <text:p>2009-09-01</text:p>
          </table:table-cell>
          <table:table-cell table:formula="of:=WEEKDAY([.A675:.A675])" office:value-type="float" office:value="3">
            <text:p>3</text:p>
          </table:table-cell>
          <table:table-cell table:formula="of:=ISOWEEKNUM([.A675];1)" office:value-type="float" office:value="35">
            <text:p>35</text:p>
          </table:table-cell>
          <table:table-cell table:formula="of:=MONTH([.A675])" office:value-type="float" office:value="9">
            <text:p>9</text:p>
          </table:table-cell>
          <table:table-cell table:formula="of:=YEAR([.A675])" office:value-type="float" office:value="2009">
            <text:p>2009</text:p>
          </table:table-cell>
          <table:table-cell table:formula="of:=[Sheet1.D675]" office:value-type="float" office:value="888.5">
            <text:p>888.50</text:p>
          </table:table-cell>
          <table:table-cell table:number-columns-repeated="10"/>
        </table:table-row>
        <table:table-row table:style-name="ro2">
          <table:table-cell table:formula="of:=[Sheet1.A676]" office:value-type="string" office:string-value="2009-09-02">
            <text:p>2009-09-02</text:p>
          </table:table-cell>
          <table:table-cell table:formula="of:=WEEKDAY([.A676:.A676])" office:value-type="float" office:value="4">
            <text:p>4</text:p>
          </table:table-cell>
          <table:table-cell table:formula="of:=ISOWEEKNUM([.A676];1)" office:value-type="float" office:value="35">
            <text:p>35</text:p>
          </table:table-cell>
          <table:table-cell table:formula="of:=MONTH([.A676])" office:value-type="float" office:value="9">
            <text:p>9</text:p>
          </table:table-cell>
          <table:table-cell table:formula="of:=YEAR([.A676])" office:value-type="float" office:value="2009">
            <text:p>2009</text:p>
          </table:table-cell>
          <table:table-cell table:formula="of:=[Sheet1.D676]" office:value-type="float" office:value="873.35">
            <text:p>873.35</text:p>
          </table:table-cell>
          <table:table-cell table:number-columns-repeated="10"/>
        </table:table-row>
        <table:table-row table:style-name="ro2">
          <table:table-cell table:formula="of:=[Sheet1.A677]" office:value-type="string" office:string-value="2009-09-03">
            <text:p>2009-09-03</text:p>
          </table:table-cell>
          <table:table-cell table:formula="of:=WEEKDAY([.A677:.A677])" office:value-type="float" office:value="5">
            <text:p>5</text:p>
          </table:table-cell>
          <table:table-cell table:formula="of:=ISOWEEKNUM([.A677];1)" office:value-type="float" office:value="35">
            <text:p>35</text:p>
          </table:table-cell>
          <table:table-cell table:formula="of:=MONTH([.A677])" office:value-type="float" office:value="9">
            <text:p>9</text:p>
          </table:table-cell>
          <table:table-cell table:formula="of:=YEAR([.A677])" office:value-type="float" office:value="2009">
            <text:p>2009</text:p>
          </table:table-cell>
          <table:table-cell table:formula="of:=[Sheet1.D677]" office:value-type="float" office:value="879.28">
            <text:p>879.28</text:p>
          </table:table-cell>
          <table:table-cell table:number-columns-repeated="10"/>
        </table:table-row>
        <table:table-row table:style-name="ro2">
          <table:table-cell table:formula="of:=[Sheet1.A678]" office:value-type="string" office:string-value="2009-09-04">
            <text:p>2009-09-04</text:p>
          </table:table-cell>
          <table:table-cell table:formula="of:=WEEKDAY([.A678:.A678])" office:value-type="float" office:value="6">
            <text:p>6</text:p>
          </table:table-cell>
          <table:table-cell table:formula="of:=ISOWEEKNUM([.A678];1)" office:value-type="float" office:value="35">
            <text:p>35</text:p>
          </table:table-cell>
          <table:table-cell table:formula="of:=MONTH([.A678])" office:value-type="float" office:value="9">
            <text:p>9</text:p>
          </table:table-cell>
          <table:table-cell table:formula="of:=YEAR([.A678])" office:value-type="float" office:value="2009">
            <text:p>2009</text:p>
          </table:table-cell>
          <table:table-cell table:formula="of:=[Sheet1.D678]" office:value-type="float" office:value="891.39">
            <text:p>891.39</text:p>
          </table:table-cell>
          <table:table-cell table:number-columns-repeated="10"/>
        </table:table-row>
        <table:table-row table:style-name="ro2">
          <table:table-cell table:formula="of:=[Sheet1.A679]" office:value-type="string" office:string-value="2009-09-07">
            <text:p>2009-09-07</text:p>
          </table:table-cell>
          <table:table-cell table:formula="of:=WEEKDAY([.A679:.A679])" office:value-type="float" office:value="2">
            <text:p>2</text:p>
          </table:table-cell>
          <table:table-cell table:formula="of:=ISOWEEKNUM([.A679];1)" office:value-type="float" office:value="36">
            <text:p>36</text:p>
          </table:table-cell>
          <table:table-cell table:formula="of:=MONTH([.A679])" office:value-type="float" office:value="9">
            <text:p>9</text:p>
          </table:table-cell>
          <table:table-cell table:formula="of:=YEAR([.A679])" office:value-type="float" office:value="2009">
            <text:p>2009</text:p>
          </table:table-cell>
          <table:table-cell table:formula="of:=[Sheet1.D679]" office:value-type="float" office:value="903.62">
            <text:p>903.62</text:p>
          </table:table-cell>
          <table:table-cell table:number-columns-repeated="10"/>
        </table:table-row>
        <table:table-row table:style-name="ro2">
          <table:table-cell table:formula="of:=[Sheet1.A680]" office:value-type="string" office:string-value="2009-09-08">
            <text:p>2009-09-08</text:p>
          </table:table-cell>
          <table:table-cell table:formula="of:=WEEKDAY([.A680:.A680])" office:value-type="float" office:value="3">
            <text:p>3</text:p>
          </table:table-cell>
          <table:table-cell table:formula="of:=ISOWEEKNUM([.A680];1)" office:value-type="float" office:value="36">
            <text:p>36</text:p>
          </table:table-cell>
          <table:table-cell table:formula="of:=MONTH([.A680])" office:value-type="float" office:value="9">
            <text:p>9</text:p>
          </table:table-cell>
          <table:table-cell table:formula="of:=YEAR([.A680])" office:value-type="float" office:value="2009">
            <text:p>2009</text:p>
          </table:table-cell>
          <table:table-cell table:formula="of:=[Sheet1.D680]" office:value-type="float" office:value="905.68">
            <text:p>905.68</text:p>
          </table:table-cell>
          <table:table-cell table:number-columns-repeated="10"/>
        </table:table-row>
        <table:table-row table:style-name="ro2">
          <table:table-cell table:formula="of:=[Sheet1.A681]" office:value-type="string" office:string-value="2009-09-09">
            <text:p>2009-09-09</text:p>
          </table:table-cell>
          <table:table-cell table:formula="of:=WEEKDAY([.A681:.A681])" office:value-type="float" office:value="4">
            <text:p>4</text:p>
          </table:table-cell>
          <table:table-cell table:formula="of:=ISOWEEKNUM([.A681];1)" office:value-type="float" office:value="36">
            <text:p>36</text:p>
          </table:table-cell>
          <table:table-cell table:formula="of:=MONTH([.A681])" office:value-type="float" office:value="9">
            <text:p>9</text:p>
          </table:table-cell>
          <table:table-cell table:formula="of:=YEAR([.A681])" office:value-type="float" office:value="2009">
            <text:p>2009</text:p>
          </table:table-cell>
          <table:table-cell table:formula="of:=[Sheet1.D681]" office:value-type="float" office:value="921.48">
            <text:p>921.48</text:p>
          </table:table-cell>
          <table:table-cell table:number-columns-repeated="10"/>
        </table:table-row>
        <table:table-row table:style-name="ro2">
          <table:table-cell table:formula="of:=[Sheet1.A682]" office:value-type="string" office:string-value="2009-09-10">
            <text:p>2009-09-10</text:p>
          </table:table-cell>
          <table:table-cell table:formula="of:=WEEKDAY([.A682:.A682])" office:value-type="float" office:value="5">
            <text:p>5</text:p>
          </table:table-cell>
          <table:table-cell table:formula="of:=ISOWEEKNUM([.A682];1)" office:value-type="float" office:value="36">
            <text:p>36</text:p>
          </table:table-cell>
          <table:table-cell table:formula="of:=MONTH([.A682])" office:value-type="float" office:value="9">
            <text:p>9</text:p>
          </table:table-cell>
          <table:table-cell table:formula="of:=YEAR([.A682])" office:value-type="float" office:value="2009">
            <text:p>2009</text:p>
          </table:table-cell>
          <table:table-cell table:formula="of:=[Sheet1.D682]" office:value-type="float" office:value="916.53">
            <text:p>916.53</text:p>
          </table:table-cell>
          <table:table-cell table:number-columns-repeated="10"/>
        </table:table-row>
        <table:table-row table:style-name="ro2">
          <table:table-cell table:formula="of:=[Sheet1.A683]" office:value-type="string" office:string-value="2009-09-11">
            <text:p>2009-09-11</text:p>
          </table:table-cell>
          <table:table-cell table:formula="of:=WEEKDAY([.A683:.A683])" office:value-type="float" office:value="6">
            <text:p>6</text:p>
          </table:table-cell>
          <table:table-cell table:formula="of:=ISOWEEKNUM([.A683];1)" office:value-type="float" office:value="36">
            <text:p>36</text:p>
          </table:table-cell>
          <table:table-cell table:formula="of:=MONTH([.A683])" office:value-type="float" office:value="9">
            <text:p>9</text:p>
          </table:table-cell>
          <table:table-cell table:formula="of:=YEAR([.A683])" office:value-type="float" office:value="2009">
            <text:p>2009</text:p>
          </table:table-cell>
          <table:table-cell table:formula="of:=[Sheet1.D683]" office:value-type="float" office:value="918.19">
            <text:p>918.19</text:p>
          </table:table-cell>
          <table:table-cell table:number-columns-repeated="10"/>
        </table:table-row>
        <table:table-row table:style-name="ro2">
          <table:table-cell table:formula="of:=[Sheet1.A684]" office:value-type="string" office:string-value="2009-09-14">
            <text:p>2009-09-14</text:p>
          </table:table-cell>
          <table:table-cell table:formula="of:=WEEKDAY([.A684:.A684])" office:value-type="float" office:value="2">
            <text:p>2</text:p>
          </table:table-cell>
          <table:table-cell table:formula="of:=ISOWEEKNUM([.A684];1)" office:value-type="float" office:value="37">
            <text:p>37</text:p>
          </table:table-cell>
          <table:table-cell table:formula="of:=MONTH([.A684])" office:value-type="float" office:value="9">
            <text:p>9</text:p>
          </table:table-cell>
          <table:table-cell table:formula="of:=YEAR([.A684])" office:value-type="float" office:value="2009">
            <text:p>2009</text:p>
          </table:table-cell>
          <table:table-cell table:formula="of:=[Sheet1.D684]" office:value-type="float" office:value="914.31">
            <text:p>914.31</text:p>
          </table:table-cell>
          <table:table-cell table:number-columns-repeated="10"/>
        </table:table-row>
        <table:table-row table:style-name="ro2">
          <table:table-cell table:formula="of:=[Sheet1.A685]" office:value-type="string" office:string-value="2009-09-15">
            <text:p>2009-09-15</text:p>
          </table:table-cell>
          <table:table-cell table:formula="of:=WEEKDAY([.A685:.A685])" office:value-type="float" office:value="3">
            <text:p>3</text:p>
          </table:table-cell>
          <table:table-cell table:formula="of:=ISOWEEKNUM([.A685];1)" office:value-type="float" office:value="37">
            <text:p>37</text:p>
          </table:table-cell>
          <table:table-cell table:formula="of:=MONTH([.A685])" office:value-type="float" office:value="9">
            <text:p>9</text:p>
          </table:table-cell>
          <table:table-cell table:formula="of:=YEAR([.A685])" office:value-type="float" office:value="2009">
            <text:p>2009</text:p>
          </table:table-cell>
          <table:table-cell table:formula="of:=[Sheet1.D685]" office:value-type="float" office:value="913.07">
            <text:p>913.07</text:p>
          </table:table-cell>
          <table:table-cell table:number-columns-repeated="10"/>
        </table:table-row>
        <table:table-row table:style-name="ro2">
          <table:table-cell table:formula="of:=[Sheet1.A686]" office:value-type="string" office:string-value="2009-09-16">
            <text:p>2009-09-16</text:p>
          </table:table-cell>
          <table:table-cell table:formula="of:=WEEKDAY([.A686:.A686])" office:value-type="float" office:value="4">
            <text:p>4</text:p>
          </table:table-cell>
          <table:table-cell table:formula="of:=ISOWEEKNUM([.A686];1)" office:value-type="float" office:value="37">
            <text:p>37</text:p>
          </table:table-cell>
          <table:table-cell table:formula="of:=MONTH([.A686])" office:value-type="float" office:value="9">
            <text:p>9</text:p>
          </table:table-cell>
          <table:table-cell table:formula="of:=YEAR([.A686])" office:value-type="float" office:value="2009">
            <text:p>2009</text:p>
          </table:table-cell>
          <table:table-cell table:formula="of:=[Sheet1.D686]" office:value-type="float" office:value="918.44">
            <text:p>918.44</text:p>
          </table:table-cell>
          <table:table-cell table:number-columns-repeated="10"/>
        </table:table-row>
        <table:table-row table:style-name="ro2">
          <table:table-cell table:formula="of:=[Sheet1.A687]" office:value-type="string" office:string-value="2009-09-17">
            <text:p>2009-09-17</text:p>
          </table:table-cell>
          <table:table-cell table:formula="of:=WEEKDAY([.A687:.A687])" office:value-type="float" office:value="5">
            <text:p>5</text:p>
          </table:table-cell>
          <table:table-cell table:formula="of:=ISOWEEKNUM([.A687];1)" office:value-type="float" office:value="37">
            <text:p>37</text:p>
          </table:table-cell>
          <table:table-cell table:formula="of:=MONTH([.A687])" office:value-type="float" office:value="9">
            <text:p>9</text:p>
          </table:table-cell>
          <table:table-cell table:formula="of:=YEAR([.A687])" office:value-type="float" office:value="2009">
            <text:p>2009</text:p>
          </table:table-cell>
          <table:table-cell table:formula="of:=[Sheet1.D687]" office:value-type="float" office:value="923.82">
            <text:p>923.82</text:p>
          </table:table-cell>
          <table:table-cell table:number-columns-repeated="10"/>
        </table:table-row>
        <table:table-row table:style-name="ro2">
          <table:table-cell table:formula="of:=[Sheet1.A688]" office:value-type="string" office:string-value="2009-09-18">
            <text:p>2009-09-18</text:p>
          </table:table-cell>
          <table:table-cell table:formula="of:=WEEKDAY([.A688:.A688])" office:value-type="float" office:value="6">
            <text:p>6</text:p>
          </table:table-cell>
          <table:table-cell table:formula="of:=ISOWEEKNUM([.A688];1)" office:value-type="float" office:value="37">
            <text:p>37</text:p>
          </table:table-cell>
          <table:table-cell table:formula="of:=MONTH([.A688])" office:value-type="float" office:value="9">
            <text:p>9</text:p>
          </table:table-cell>
          <table:table-cell table:formula="of:=YEAR([.A688])" office:value-type="float" office:value="2009">
            <text:p>2009</text:p>
          </table:table-cell>
          <table:table-cell table:formula="of:=[Sheet1.D688]" office:value-type="float" office:value="920.23">
            <text:p>920.23</text:p>
          </table:table-cell>
          <table:table-cell table:number-columns-repeated="10"/>
        </table:table-row>
        <table:table-row table:style-name="ro2">
          <table:table-cell table:formula="of:=[Sheet1.A689]" office:value-type="string" office:string-value="2009-09-21">
            <text:p>2009-09-21</text:p>
          </table:table-cell>
          <table:table-cell table:formula="of:=WEEKDAY([.A689:.A689])" office:value-type="float" office:value="2">
            <text:p>2</text:p>
          </table:table-cell>
          <table:table-cell table:formula="of:=ISOWEEKNUM([.A689];1)" office:value-type="float" office:value="38">
            <text:p>38</text:p>
          </table:table-cell>
          <table:table-cell table:formula="of:=MONTH([.A689])" office:value-type="float" office:value="9">
            <text:p>9</text:p>
          </table:table-cell>
          <table:table-cell table:formula="of:=YEAR([.A689])" office:value-type="float" office:value="2009">
            <text:p>2009</text:p>
          </table:table-cell>
          <table:table-cell table:formula="of:=[Sheet1.D689]" office:value-type="float" office:value="913.05">
            <text:p>913.05</text:p>
          </table:table-cell>
          <table:table-cell table:number-columns-repeated="10"/>
        </table:table-row>
        <table:table-row table:style-name="ro2">
          <table:table-cell table:formula="of:=[Sheet1.A690]" office:value-type="string" office:string-value="2009-09-22">
            <text:p>2009-09-22</text:p>
          </table:table-cell>
          <table:table-cell table:formula="of:=WEEKDAY([.A690:.A690])" office:value-type="float" office:value="3">
            <text:p>3</text:p>
          </table:table-cell>
          <table:table-cell table:formula="of:=ISOWEEKNUM([.A690];1)" office:value-type="float" office:value="38">
            <text:p>38</text:p>
          </table:table-cell>
          <table:table-cell table:formula="of:=MONTH([.A690])" office:value-type="float" office:value="9">
            <text:p>9</text:p>
          </table:table-cell>
          <table:table-cell table:formula="of:=YEAR([.A690])" office:value-type="float" office:value="2009">
            <text:p>2009</text:p>
          </table:table-cell>
          <table:table-cell table:formula="of:=[Sheet1.D690]" office:value-type="float" office:value="922.24">
            <text:p>922.24</text:p>
          </table:table-cell>
          <table:table-cell table:number-columns-repeated="10"/>
        </table:table-row>
        <table:table-row table:style-name="ro2">
          <table:table-cell table:formula="of:=[Sheet1.A691]" office:value-type="string" office:string-value="2009-09-23">
            <text:p>2009-09-23</text:p>
          </table:table-cell>
          <table:table-cell table:formula="of:=WEEKDAY([.A691:.A691])" office:value-type="float" office:value="4">
            <text:p>4</text:p>
          </table:table-cell>
          <table:table-cell table:formula="of:=ISOWEEKNUM([.A691];1)" office:value-type="float" office:value="38">
            <text:p>38</text:p>
          </table:table-cell>
          <table:table-cell table:formula="of:=MONTH([.A691])" office:value-type="float" office:value="9">
            <text:p>9</text:p>
          </table:table-cell>
          <table:table-cell table:formula="of:=YEAR([.A691])" office:value-type="float" office:value="2009">
            <text:p>2009</text:p>
          </table:table-cell>
          <table:table-cell table:formula="of:=[Sheet1.D691]" office:value-type="float" office:value="922.99">
            <text:p>922.99</text:p>
          </table:table-cell>
          <table:table-cell table:number-columns-repeated="10"/>
        </table:table-row>
        <table:table-row table:style-name="ro2">
          <table:table-cell table:formula="of:=[Sheet1.A692]" office:value-type="string" office:string-value="2009-09-24">
            <text:p>2009-09-24</text:p>
          </table:table-cell>
          <table:table-cell table:formula="of:=WEEKDAY([.A692:.A692])" office:value-type="float" office:value="5">
            <text:p>5</text:p>
          </table:table-cell>
          <table:table-cell table:formula="of:=ISOWEEKNUM([.A692];1)" office:value-type="float" office:value="38">
            <text:p>38</text:p>
          </table:table-cell>
          <table:table-cell table:formula="of:=MONTH([.A692])" office:value-type="float" office:value="9">
            <text:p>9</text:p>
          </table:table-cell>
          <table:table-cell table:formula="of:=YEAR([.A692])" office:value-type="float" office:value="2009">
            <text:p>2009</text:p>
          </table:table-cell>
          <table:table-cell table:formula="of:=[Sheet1.D692]" office:value-type="float" office:value="901.87">
            <text:p>901.87</text:p>
          </table:table-cell>
          <table:table-cell table:number-columns-repeated="10"/>
        </table:table-row>
        <table:table-row table:style-name="ro2">
          <table:table-cell table:formula="of:=[Sheet1.A693]" office:value-type="string" office:string-value="2009-09-25">
            <text:p>2009-09-25</text:p>
          </table:table-cell>
          <table:table-cell table:formula="of:=WEEKDAY([.A693:.A693])" office:value-type="float" office:value="6">
            <text:p>6</text:p>
          </table:table-cell>
          <table:table-cell table:formula="of:=ISOWEEKNUM([.A693];1)" office:value-type="float" office:value="38">
            <text:p>38</text:p>
          </table:table-cell>
          <table:table-cell table:formula="of:=MONTH([.A693])" office:value-type="float" office:value="9">
            <text:p>9</text:p>
          </table:table-cell>
          <table:table-cell table:formula="of:=YEAR([.A693])" office:value-type="float" office:value="2009">
            <text:p>2009</text:p>
          </table:table-cell>
          <table:table-cell table:formula="of:=[Sheet1.D693]" office:value-type="float" office:value="899.87">
            <text:p>899.87</text:p>
          </table:table-cell>
          <table:table-cell table:number-columns-repeated="10"/>
        </table:table-row>
        <table:table-row table:style-name="ro2">
          <table:table-cell table:formula="of:=[Sheet1.A694]" office:value-type="string" office:string-value="2009-09-28">
            <text:p>2009-09-28</text:p>
          </table:table-cell>
          <table:table-cell table:formula="of:=WEEKDAY([.A694:.A694])" office:value-type="float" office:value="2">
            <text:p>2</text:p>
          </table:table-cell>
          <table:table-cell table:formula="of:=ISOWEEKNUM([.A694];1)" office:value-type="float" office:value="39">
            <text:p>39</text:p>
          </table:table-cell>
          <table:table-cell table:formula="of:=MONTH([.A694])" office:value-type="float" office:value="9">
            <text:p>9</text:p>
          </table:table-cell>
          <table:table-cell table:formula="of:=YEAR([.A694])" office:value-type="float" office:value="2009">
            <text:p>2009</text:p>
          </table:table-cell>
          <table:table-cell table:formula="of:=[Sheet1.D694]" office:value-type="float" office:value="913.55">
            <text:p>913.55</text:p>
          </table:table-cell>
          <table:table-cell table:number-columns-repeated="10"/>
        </table:table-row>
        <table:table-row table:style-name="ro2">
          <table:table-cell table:formula="of:=[Sheet1.A695]" office:value-type="string" office:string-value="2009-09-29">
            <text:p>2009-09-29</text:p>
          </table:table-cell>
          <table:table-cell table:formula="of:=WEEKDAY([.A695:.A695])" office:value-type="float" office:value="3">
            <text:p>3</text:p>
          </table:table-cell>
          <table:table-cell table:formula="of:=ISOWEEKNUM([.A695];1)" office:value-type="float" office:value="39">
            <text:p>39</text:p>
          </table:table-cell>
          <table:table-cell table:formula="of:=MONTH([.A695])" office:value-type="float" office:value="9">
            <text:p>9</text:p>
          </table:table-cell>
          <table:table-cell table:formula="of:=YEAR([.A695])" office:value-type="float" office:value="2009">
            <text:p>2009</text:p>
          </table:table-cell>
          <table:table-cell table:formula="of:=[Sheet1.D695]" office:value-type="float" office:value="902.82">
            <text:p>902.82</text:p>
          </table:table-cell>
          <table:table-cell table:number-columns-repeated="10"/>
        </table:table-row>
        <table:table-row table:style-name="ro2">
          <table:table-cell table:formula="of:=[Sheet1.A696]" office:value-type="string" office:string-value="2009-09-30">
            <text:p>2009-09-30</text:p>
          </table:table-cell>
          <table:table-cell table:formula="of:=WEEKDAY([.A696:.A696])" office:value-type="float" office:value="4">
            <text:p>4</text:p>
          </table:table-cell>
          <table:table-cell table:formula="of:=ISOWEEKNUM([.A696];1)" office:value-type="float" office:value="39">
            <text:p>39</text:p>
          </table:table-cell>
          <table:table-cell table:formula="of:=MONTH([.A696])" office:value-type="float" office:value="9">
            <text:p>9</text:p>
          </table:table-cell>
          <table:table-cell table:formula="of:=YEAR([.A696])" office:value-type="float" office:value="2009">
            <text:p>2009</text:p>
          </table:table-cell>
          <table:table-cell table:formula="of:=[Sheet1.D696]" office:value-type="float" office:value="896.76">
            <text:p>896.76</text:p>
          </table:table-cell>
          <table:table-cell table:number-columns-repeated="10"/>
        </table:table-row>
        <table:table-row table:style-name="ro2">
          <table:table-cell table:formula="of:=[Sheet1.A697]" office:value-type="string" office:string-value="2009-10-01">
            <text:p>2009-10-01</text:p>
          </table:table-cell>
          <table:table-cell table:formula="of:=WEEKDAY([.A697:.A697])" office:value-type="float" office:value="5">
            <text:p>5</text:p>
          </table:table-cell>
          <table:table-cell table:formula="of:=ISOWEEKNUM([.A697];1)" office:value-type="float" office:value="39">
            <text:p>39</text:p>
          </table:table-cell>
          <table:table-cell table:formula="of:=MONTH([.A697])" office:value-type="float" office:value="10">
            <text:p>10</text:p>
          </table:table-cell>
          <table:table-cell table:formula="of:=YEAR([.A697])" office:value-type="float" office:value="2009">
            <text:p>2009</text:p>
          </table:table-cell>
          <table:table-cell table:formula="of:=[Sheet1.D697]" office:value-type="float" office:value="878.33">
            <text:p>878.33</text:p>
          </table:table-cell>
          <table:table-cell table:number-columns-repeated="10"/>
        </table:table-row>
        <table:table-row table:style-name="ro2">
          <table:table-cell table:formula="of:=[Sheet1.A698]" office:value-type="string" office:string-value="2009-10-02">
            <text:p>2009-10-02</text:p>
          </table:table-cell>
          <table:table-cell table:formula="of:=WEEKDAY([.A698:.A698])" office:value-type="float" office:value="6">
            <text:p>6</text:p>
          </table:table-cell>
          <table:table-cell table:formula="of:=ISOWEEKNUM([.A698];1)" office:value-type="float" office:value="39">
            <text:p>39</text:p>
          </table:table-cell>
          <table:table-cell table:formula="of:=MONTH([.A698])" office:value-type="float" office:value="10">
            <text:p>10</text:p>
          </table:table-cell>
          <table:table-cell table:formula="of:=YEAR([.A698])" office:value-type="float" office:value="2009">
            <text:p>2009</text:p>
          </table:table-cell>
          <table:table-cell table:formula="of:=[Sheet1.D698]" office:value-type="float" office:value="867.84">
            <text:p>867.84</text:p>
          </table:table-cell>
          <table:table-cell table:number-columns-repeated="10"/>
        </table:table-row>
        <table:table-row table:style-name="ro2">
          <table:table-cell table:formula="of:=[Sheet1.A699]" office:value-type="string" office:string-value="2009-10-05">
            <text:p>2009-10-05</text:p>
          </table:table-cell>
          <table:table-cell table:formula="of:=WEEKDAY([.A699:.A699])" office:value-type="float" office:value="2">
            <text:p>2</text:p>
          </table:table-cell>
          <table:table-cell table:formula="of:=ISOWEEKNUM([.A699];1)" office:value-type="float" office:value="40">
            <text:p>40</text:p>
          </table:table-cell>
          <table:table-cell table:formula="of:=MONTH([.A699])" office:value-type="float" office:value="10">
            <text:p>10</text:p>
          </table:table-cell>
          <table:table-cell table:formula="of:=YEAR([.A699])" office:value-type="float" office:value="2009">
            <text:p>2009</text:p>
          </table:table-cell>
          <table:table-cell table:formula="of:=[Sheet1.D699]" office:value-type="float" office:value="876.43">
            <text:p>876.43</text:p>
          </table:table-cell>
          <table:table-cell table:number-columns-repeated="10"/>
        </table:table-row>
        <table:table-row table:style-name="ro2">
          <table:table-cell table:formula="of:=[Sheet1.A700]" office:value-type="string" office:string-value="2009-10-06">
            <text:p>2009-10-06</text:p>
          </table:table-cell>
          <table:table-cell table:formula="of:=WEEKDAY([.A700:.A700])" office:value-type="float" office:value="3">
            <text:p>3</text:p>
          </table:table-cell>
          <table:table-cell table:formula="of:=ISOWEEKNUM([.A700];1)" office:value-type="float" office:value="40">
            <text:p>40</text:p>
          </table:table-cell>
          <table:table-cell table:formula="of:=MONTH([.A700])" office:value-type="float" office:value="10">
            <text:p>10</text:p>
          </table:table-cell>
          <table:table-cell table:formula="of:=YEAR([.A700])" office:value-type="float" office:value="2009">
            <text:p>2009</text:p>
          </table:table-cell>
          <table:table-cell table:formula="of:=[Sheet1.D700]" office:value-type="float" office:value="891.88">
            <text:p>891.88</text:p>
          </table:table-cell>
          <table:table-cell table:number-columns-repeated="10"/>
        </table:table-row>
        <table:table-row table:style-name="ro2">
          <table:table-cell table:formula="of:=[Sheet1.A701]" office:value-type="string" office:string-value="2009-10-07">
            <text:p>2009-10-07</text:p>
          </table:table-cell>
          <table:table-cell table:formula="of:=WEEKDAY([.A701:.A701])" office:value-type="float" office:value="4">
            <text:p>4</text:p>
          </table:table-cell>
          <table:table-cell table:formula="of:=ISOWEEKNUM([.A701];1)" office:value-type="float" office:value="40">
            <text:p>40</text:p>
          </table:table-cell>
          <table:table-cell table:formula="of:=MONTH([.A701])" office:value-type="float" office:value="10">
            <text:p>10</text:p>
          </table:table-cell>
          <table:table-cell table:formula="of:=YEAR([.A701])" office:value-type="float" office:value="2009">
            <text:p>2009</text:p>
          </table:table-cell>
          <table:table-cell table:formula="of:=[Sheet1.D701]" office:value-type="float" office:value="885.43">
            <text:p>885.43</text:p>
          </table:table-cell>
          <table:table-cell table:number-columns-repeated="10"/>
        </table:table-row>
        <table:table-row table:style-name="ro2">
          <table:table-cell table:formula="of:=[Sheet1.A702]" office:value-type="string" office:string-value="2009-10-08">
            <text:p>2009-10-08</text:p>
          </table:table-cell>
          <table:table-cell table:formula="of:=WEEKDAY([.A702:.A702])" office:value-type="float" office:value="5">
            <text:p>5</text:p>
          </table:table-cell>
          <table:table-cell table:formula="of:=ISOWEEKNUM([.A702];1)" office:value-type="float" office:value="40">
            <text:p>40</text:p>
          </table:table-cell>
          <table:table-cell table:formula="of:=MONTH([.A702])" office:value-type="float" office:value="10">
            <text:p>10</text:p>
          </table:table-cell>
          <table:table-cell table:formula="of:=YEAR([.A702])" office:value-type="float" office:value="2009">
            <text:p>2009</text:p>
          </table:table-cell>
          <table:table-cell table:formula="of:=[Sheet1.D702]" office:value-type="float" office:value="895.35">
            <text:p>895.35</text:p>
          </table:table-cell>
          <table:table-cell table:number-columns-repeated="10"/>
        </table:table-row>
        <table:table-row table:style-name="ro2">
          <table:table-cell table:formula="of:=[Sheet1.A703]" office:value-type="string" office:string-value="2009-10-09">
            <text:p>2009-10-09</text:p>
          </table:table-cell>
          <table:table-cell table:formula="of:=WEEKDAY([.A703:.A703])" office:value-type="float" office:value="6">
            <text:p>6</text:p>
          </table:table-cell>
          <table:table-cell table:formula="of:=ISOWEEKNUM([.A703];1)" office:value-type="float" office:value="40">
            <text:p>40</text:p>
          </table:table-cell>
          <table:table-cell table:formula="of:=MONTH([.A703])" office:value-type="float" office:value="10">
            <text:p>10</text:p>
          </table:table-cell>
          <table:table-cell table:formula="of:=YEAR([.A703])" office:value-type="float" office:value="2009">
            <text:p>2009</text:p>
          </table:table-cell>
          <table:table-cell table:formula="of:=[Sheet1.D703]" office:value-type="float" office:value="899.7">
            <text:p>899.70</text:p>
          </table:table-cell>
          <table:table-cell table:number-columns-repeated="10"/>
        </table:table-row>
        <table:table-row table:style-name="ro2">
          <table:table-cell table:formula="of:=[Sheet1.A704]" office:value-type="string" office:string-value="2009-10-12">
            <text:p>2009-10-12</text:p>
          </table:table-cell>
          <table:table-cell table:formula="of:=WEEKDAY([.A704:.A704])" office:value-type="float" office:value="2">
            <text:p>2</text:p>
          </table:table-cell>
          <table:table-cell table:formula="of:=ISOWEEKNUM([.A704];1)" office:value-type="float" office:value="41">
            <text:p>41</text:p>
          </table:table-cell>
          <table:table-cell table:formula="of:=MONTH([.A704])" office:value-type="float" office:value="10">
            <text:p>10</text:p>
          </table:table-cell>
          <table:table-cell table:formula="of:=YEAR([.A704])" office:value-type="float" office:value="2009">
            <text:p>2009</text:p>
          </table:table-cell>
          <table:table-cell table:formula="of:=[Sheet1.D704]" office:value-type="float" office:value="910.79">
            <text:p>910.79</text:p>
          </table:table-cell>
          <table:table-cell table:number-columns-repeated="10"/>
        </table:table-row>
        <table:table-row table:style-name="ro2">
          <table:table-cell table:formula="of:=[Sheet1.A705]" office:value-type="string" office:string-value="2009-10-13">
            <text:p>2009-10-13</text:p>
          </table:table-cell>
          <table:table-cell table:formula="of:=WEEKDAY([.A705:.A705])" office:value-type="float" office:value="3">
            <text:p>3</text:p>
          </table:table-cell>
          <table:table-cell table:formula="of:=ISOWEEKNUM([.A705];1)" office:value-type="float" office:value="41">
            <text:p>41</text:p>
          </table:table-cell>
          <table:table-cell table:formula="of:=MONTH([.A705])" office:value-type="float" office:value="10">
            <text:p>10</text:p>
          </table:table-cell>
          <table:table-cell table:formula="of:=YEAR([.A705])" office:value-type="float" office:value="2009">
            <text:p>2009</text:p>
          </table:table-cell>
          <table:table-cell table:formula="of:=[Sheet1.D705]" office:value-type="float" office:value="903.03">
            <text:p>903.03</text:p>
          </table:table-cell>
          <table:table-cell table:number-columns-repeated="10"/>
        </table:table-row>
        <table:table-row table:style-name="ro2">
          <table:table-cell table:formula="of:=[Sheet1.A706]" office:value-type="string" office:string-value="2009-10-14">
            <text:p>2009-10-14</text:p>
          </table:table-cell>
          <table:table-cell table:formula="of:=WEEKDAY([.A706:.A706])" office:value-type="float" office:value="4">
            <text:p>4</text:p>
          </table:table-cell>
          <table:table-cell table:formula="of:=ISOWEEKNUM([.A706];1)" office:value-type="float" office:value="41">
            <text:p>41</text:p>
          </table:table-cell>
          <table:table-cell table:formula="of:=MONTH([.A706])" office:value-type="float" office:value="10">
            <text:p>10</text:p>
          </table:table-cell>
          <table:table-cell table:formula="of:=YEAR([.A706])" office:value-type="float" office:value="2009">
            <text:p>2009</text:p>
          </table:table-cell>
          <table:table-cell table:formula="of:=[Sheet1.D706]" office:value-type="float" office:value="928.59">
            <text:p>928.59</text:p>
          </table:table-cell>
          <table:table-cell table:number-columns-repeated="10"/>
        </table:table-row>
        <table:table-row table:style-name="ro2">
          <table:table-cell table:formula="of:=[Sheet1.A707]" office:value-type="string" office:string-value="2009-10-15">
            <text:p>2009-10-15</text:p>
          </table:table-cell>
          <table:table-cell table:formula="of:=WEEKDAY([.A707:.A707])" office:value-type="float" office:value="5">
            <text:p>5</text:p>
          </table:table-cell>
          <table:table-cell table:formula="of:=ISOWEEKNUM([.A707];1)" office:value-type="float" office:value="41">
            <text:p>41</text:p>
          </table:table-cell>
          <table:table-cell table:formula="of:=MONTH([.A707])" office:value-type="float" office:value="10">
            <text:p>10</text:p>
          </table:table-cell>
          <table:table-cell table:formula="of:=YEAR([.A707])" office:value-type="float" office:value="2009">
            <text:p>2009</text:p>
          </table:table-cell>
          <table:table-cell table:formula="of:=[Sheet1.D707]" office:value-type="float" office:value="927.05">
            <text:p>927.05</text:p>
          </table:table-cell>
          <table:table-cell table:number-columns-repeated="10"/>
        </table:table-row>
        <table:table-row table:style-name="ro2">
          <table:table-cell table:formula="of:=[Sheet1.A708]" office:value-type="string" office:string-value="2009-10-16">
            <text:p>2009-10-16</text:p>
          </table:table-cell>
          <table:table-cell table:formula="of:=WEEKDAY([.A708:.A708])" office:value-type="float" office:value="6">
            <text:p>6</text:p>
          </table:table-cell>
          <table:table-cell table:formula="of:=ISOWEEKNUM([.A708];1)" office:value-type="float" office:value="41">
            <text:p>41</text:p>
          </table:table-cell>
          <table:table-cell table:formula="of:=MONTH([.A708])" office:value-type="float" office:value="10">
            <text:p>10</text:p>
          </table:table-cell>
          <table:table-cell table:formula="of:=YEAR([.A708])" office:value-type="float" office:value="2009">
            <text:p>2009</text:p>
          </table:table-cell>
          <table:table-cell table:formula="of:=[Sheet1.D708]" office:value-type="float" office:value="927.76">
            <text:p>927.76</text:p>
          </table:table-cell>
          <table:table-cell table:number-columns-repeated="10"/>
        </table:table-row>
        <table:table-row table:style-name="ro2">
          <table:table-cell table:formula="of:=[Sheet1.A709]" office:value-type="string" office:string-value="2009-10-19">
            <text:p>2009-10-19</text:p>
          </table:table-cell>
          <table:table-cell table:formula="of:=WEEKDAY([.A709:.A709])" office:value-type="float" office:value="2">
            <text:p>2</text:p>
          </table:table-cell>
          <table:table-cell table:formula="of:=ISOWEEKNUM([.A709];1)" office:value-type="float" office:value="42">
            <text:p>42</text:p>
          </table:table-cell>
          <table:table-cell table:formula="of:=MONTH([.A709])" office:value-type="float" office:value="10">
            <text:p>10</text:p>
          </table:table-cell>
          <table:table-cell table:formula="of:=YEAR([.A709])" office:value-type="float" office:value="2009">
            <text:p>2009</text:p>
          </table:table-cell>
          <table:table-cell table:formula="of:=[Sheet1.D709]" office:value-type="float" office:value="941.67">
            <text:p>941.67</text:p>
          </table:table-cell>
          <table:table-cell table:number-columns-repeated="10"/>
        </table:table-row>
        <table:table-row table:style-name="ro2">
          <table:table-cell table:formula="of:=[Sheet1.A710]" office:value-type="string" office:string-value="2009-10-20">
            <text:p>2009-10-20</text:p>
          </table:table-cell>
          <table:table-cell table:formula="of:=WEEKDAY([.A710:.A710])" office:value-type="float" office:value="3">
            <text:p>3</text:p>
          </table:table-cell>
          <table:table-cell table:formula="of:=ISOWEEKNUM([.A710];1)" office:value-type="float" office:value="42">
            <text:p>42</text:p>
          </table:table-cell>
          <table:table-cell table:formula="of:=MONTH([.A710])" office:value-type="float" office:value="10">
            <text:p>10</text:p>
          </table:table-cell>
          <table:table-cell table:formula="of:=YEAR([.A710])" office:value-type="float" office:value="2009">
            <text:p>2009</text:p>
          </table:table-cell>
          <table:table-cell table:formula="of:=[Sheet1.D710]" office:value-type="float" office:value="942.67">
            <text:p>942.67</text:p>
          </table:table-cell>
          <table:table-cell table:number-columns-repeated="10"/>
        </table:table-row>
        <table:table-row table:style-name="ro2">
          <table:table-cell table:formula="of:=[Sheet1.A711]" office:value-type="string" office:string-value="2009-10-21">
            <text:p>2009-10-21</text:p>
          </table:table-cell>
          <table:table-cell table:formula="of:=WEEKDAY([.A711:.A711])" office:value-type="float" office:value="4">
            <text:p>4</text:p>
          </table:table-cell>
          <table:table-cell table:formula="of:=ISOWEEKNUM([.A711];1)" office:value-type="float" office:value="42">
            <text:p>42</text:p>
          </table:table-cell>
          <table:table-cell table:formula="of:=MONTH([.A711])" office:value-type="float" office:value="10">
            <text:p>10</text:p>
          </table:table-cell>
          <table:table-cell table:formula="of:=YEAR([.A711])" office:value-type="float" office:value="2009">
            <text:p>2009</text:p>
          </table:table-cell>
          <table:table-cell table:formula="of:=[Sheet1.D711]" office:value-type="float" office:value="940.22">
            <text:p>940.22</text:p>
          </table:table-cell>
          <table:table-cell table:number-columns-repeated="10"/>
        </table:table-row>
        <table:table-row table:style-name="ro2">
          <table:table-cell table:formula="of:=[Sheet1.A712]" office:value-type="string" office:string-value="2009-10-22">
            <text:p>2009-10-22</text:p>
          </table:table-cell>
          <table:table-cell table:formula="of:=WEEKDAY([.A712:.A712])" office:value-type="float" office:value="5">
            <text:p>5</text:p>
          </table:table-cell>
          <table:table-cell table:formula="of:=ISOWEEKNUM([.A712];1)" office:value-type="float" office:value="42">
            <text:p>42</text:p>
          </table:table-cell>
          <table:table-cell table:formula="of:=MONTH([.A712])" office:value-type="float" office:value="10">
            <text:p>10</text:p>
          </table:table-cell>
          <table:table-cell table:formula="of:=YEAR([.A712])" office:value-type="float" office:value="2009">
            <text:p>2009</text:p>
          </table:table-cell>
          <table:table-cell table:formula="of:=[Sheet1.D712]" office:value-type="float" office:value="927.47">
            <text:p>927.47</text:p>
          </table:table-cell>
          <table:table-cell table:number-columns-repeated="10"/>
        </table:table-row>
        <table:table-row table:style-name="ro2">
          <table:table-cell table:formula="of:=[Sheet1.A713]" office:value-type="string" office:string-value="2009-10-23">
            <text:p>2009-10-23</text:p>
          </table:table-cell>
          <table:table-cell table:formula="of:=WEEKDAY([.A713:.A713])" office:value-type="float" office:value="6">
            <text:p>6</text:p>
          </table:table-cell>
          <table:table-cell table:formula="of:=ISOWEEKNUM([.A713];1)" office:value-type="float" office:value="42">
            <text:p>42</text:p>
          </table:table-cell>
          <table:table-cell table:formula="of:=MONTH([.A713])" office:value-type="float" office:value="10">
            <text:p>10</text:p>
          </table:table-cell>
          <table:table-cell table:formula="of:=YEAR([.A713])" office:value-type="float" office:value="2009">
            <text:p>2009</text:p>
          </table:table-cell>
          <table:table-cell table:formula="of:=[Sheet1.D713]" office:value-type="float" office:value="932.29">
            <text:p>932.29</text:p>
          </table:table-cell>
          <table:table-cell table:number-columns-repeated="10"/>
        </table:table-row>
        <table:table-row table:style-name="ro2">
          <table:table-cell table:formula="of:=[Sheet1.A714]" office:value-type="string" office:string-value="2009-10-26">
            <text:p>2009-10-26</text:p>
          </table:table-cell>
          <table:table-cell table:formula="of:=WEEKDAY([.A714:.A714])" office:value-type="float" office:value="2">
            <text:p>2</text:p>
          </table:table-cell>
          <table:table-cell table:formula="of:=ISOWEEKNUM([.A714];1)" office:value-type="float" office:value="43">
            <text:p>43</text:p>
          </table:table-cell>
          <table:table-cell table:formula="of:=MONTH([.A714])" office:value-type="float" office:value="10">
            <text:p>10</text:p>
          </table:table-cell>
          <table:table-cell table:formula="of:=YEAR([.A714])" office:value-type="float" office:value="2009">
            <text:p>2009</text:p>
          </table:table-cell>
          <table:table-cell table:formula="of:=[Sheet1.D714]" office:value-type="float" office:value="918.24">
            <text:p>918.24</text:p>
          </table:table-cell>
          <table:table-cell table:number-columns-repeated="10"/>
        </table:table-row>
        <table:table-row table:style-name="ro2">
          <table:table-cell table:formula="of:=[Sheet1.A715]" office:value-type="string" office:string-value="2009-10-27">
            <text:p>2009-10-27</text:p>
          </table:table-cell>
          <table:table-cell table:formula="of:=WEEKDAY([.A715:.A715])" office:value-type="float" office:value="3">
            <text:p>3</text:p>
          </table:table-cell>
          <table:table-cell table:formula="of:=ISOWEEKNUM([.A715];1)" office:value-type="float" office:value="43">
            <text:p>43</text:p>
          </table:table-cell>
          <table:table-cell table:formula="of:=MONTH([.A715])" office:value-type="float" office:value="10">
            <text:p>10</text:p>
          </table:table-cell>
          <table:table-cell table:formula="of:=YEAR([.A715])" office:value-type="float" office:value="2009">
            <text:p>2009</text:p>
          </table:table-cell>
          <table:table-cell table:formula="of:=[Sheet1.D715]" office:value-type="float" office:value="929.54">
            <text:p>929.54</text:p>
          </table:table-cell>
          <table:table-cell table:number-columns-repeated="10"/>
        </table:table-row>
        <table:table-row table:style-name="ro2">
          <table:table-cell table:formula="of:=[Sheet1.A716]" office:value-type="string" office:string-value="2009-10-28">
            <text:p>2009-10-28</text:p>
          </table:table-cell>
          <table:table-cell table:formula="of:=WEEKDAY([.A716:.A716])" office:value-type="float" office:value="4">
            <text:p>4</text:p>
          </table:table-cell>
          <table:table-cell table:formula="of:=ISOWEEKNUM([.A716];1)" office:value-type="float" office:value="43">
            <text:p>43</text:p>
          </table:table-cell>
          <table:table-cell table:formula="of:=MONTH([.A716])" office:value-type="float" office:value="10">
            <text:p>10</text:p>
          </table:table-cell>
          <table:table-cell table:formula="of:=YEAR([.A716])" office:value-type="float" office:value="2009">
            <text:p>2009</text:p>
          </table:table-cell>
          <table:table-cell table:formula="of:=[Sheet1.D716]" office:value-type="float" office:value="924.27">
            <text:p>924.27</text:p>
          </table:table-cell>
          <table:table-cell table:number-columns-repeated="10"/>
        </table:table-row>
        <table:table-row table:style-name="ro2">
          <table:table-cell table:formula="of:=[Sheet1.A717]" office:value-type="string" office:string-value="2009-10-29">
            <text:p>2009-10-29</text:p>
          </table:table-cell>
          <table:table-cell table:formula="of:=WEEKDAY([.A717:.A717])" office:value-type="float" office:value="5">
            <text:p>5</text:p>
          </table:table-cell>
          <table:table-cell table:formula="of:=ISOWEEKNUM([.A717];1)" office:value-type="float" office:value="43">
            <text:p>43</text:p>
          </table:table-cell>
          <table:table-cell table:formula="of:=MONTH([.A717])" office:value-type="float" office:value="10">
            <text:p>10</text:p>
          </table:table-cell>
          <table:table-cell table:formula="of:=YEAR([.A717])" office:value-type="float" office:value="2009">
            <text:p>2009</text:p>
          </table:table-cell>
          <table:table-cell table:formula="of:=[Sheet1.D717]" office:value-type="float" office:value="939.82">
            <text:p>939.82</text:p>
          </table:table-cell>
          <table:table-cell table:number-columns-repeated="10"/>
        </table:table-row>
        <table:table-row table:style-name="ro2">
          <table:table-cell table:formula="of:=[Sheet1.A718]" office:value-type="string" office:string-value="2009-10-30">
            <text:p>2009-10-30</text:p>
          </table:table-cell>
          <table:table-cell table:formula="of:=WEEKDAY([.A718:.A718])" office:value-type="float" office:value="6">
            <text:p>6</text:p>
          </table:table-cell>
          <table:table-cell table:formula="of:=ISOWEEKNUM([.A718];1)" office:value-type="float" office:value="43">
            <text:p>43</text:p>
          </table:table-cell>
          <table:table-cell table:formula="of:=MONTH([.A718])" office:value-type="float" office:value="10">
            <text:p>10</text:p>
          </table:table-cell>
          <table:table-cell table:formula="of:=YEAR([.A718])" office:value-type="float" office:value="2009">
            <text:p>2009</text:p>
          </table:table-cell>
          <table:table-cell table:formula="of:=[Sheet1.D718]" office:value-type="float" office:value="944.67">
            <text:p>944.67</text:p>
          </table:table-cell>
          <table:table-cell table:number-columns-repeated="10"/>
        </table:table-row>
        <table:table-row table:style-name="ro2">
          <table:table-cell table:formula="of:=[Sheet1.A719]" office:value-type="string" office:string-value="2009-11-02">
            <text:p>2009-11-02</text:p>
          </table:table-cell>
          <table:table-cell table:formula="of:=WEEKDAY([.A719:.A719])" office:value-type="float" office:value="2">
            <text:p>2</text:p>
          </table:table-cell>
          <table:table-cell table:formula="of:=ISOWEEKNUM([.A719];1)" office:value-type="float" office:value="44">
            <text:p>44</text:p>
          </table:table-cell>
          <table:table-cell table:formula="of:=MONTH([.A719])" office:value-type="float" office:value="11">
            <text:p>11</text:p>
          </table:table-cell>
          <table:table-cell table:formula="of:=YEAR([.A719])" office:value-type="float" office:value="2009">
            <text:p>2009</text:p>
          </table:table-cell>
          <table:table-cell table:formula="of:=[Sheet1.D719]" office:value-type="float" office:value="932.06">
            <text:p>932.06</text:p>
          </table:table-cell>
          <table:table-cell table:number-columns-repeated="10"/>
        </table:table-row>
        <table:table-row table:style-name="ro2">
          <table:table-cell table:formula="of:=[Sheet1.A720]" office:value-type="string" office:string-value="2009-11-03">
            <text:p>2009-11-03</text:p>
          </table:table-cell>
          <table:table-cell table:formula="of:=WEEKDAY([.A720:.A720])" office:value-type="float" office:value="3">
            <text:p>3</text:p>
          </table:table-cell>
          <table:table-cell table:formula="of:=ISOWEEKNUM([.A720];1)" office:value-type="float" office:value="44">
            <text:p>44</text:p>
          </table:table-cell>
          <table:table-cell table:formula="of:=MONTH([.A720])" office:value-type="float" office:value="11">
            <text:p>11</text:p>
          </table:table-cell>
          <table:table-cell table:formula="of:=YEAR([.A720])" office:value-type="float" office:value="2009">
            <text:p>2009</text:p>
          </table:table-cell>
          <table:table-cell table:formula="of:=[Sheet1.D720]" office:value-type="float" office:value="919.27">
            <text:p>919.27</text:p>
          </table:table-cell>
          <table:table-cell table:number-columns-repeated="10"/>
        </table:table-row>
        <table:table-row table:style-name="ro2">
          <table:table-cell table:formula="of:=[Sheet1.A721]" office:value-type="string" office:string-value="2009-11-04">
            <text:p>2009-11-04</text:p>
          </table:table-cell>
          <table:table-cell table:formula="of:=WEEKDAY([.A721:.A721])" office:value-type="float" office:value="4">
            <text:p>4</text:p>
          </table:table-cell>
          <table:table-cell table:formula="of:=ISOWEEKNUM([.A721];1)" office:value-type="float" office:value="44">
            <text:p>44</text:p>
          </table:table-cell>
          <table:table-cell table:formula="of:=MONTH([.A721])" office:value-type="float" office:value="11">
            <text:p>11</text:p>
          </table:table-cell>
          <table:table-cell table:formula="of:=YEAR([.A721])" office:value-type="float" office:value="2009">
            <text:p>2009</text:p>
          </table:table-cell>
          <table:table-cell table:formula="of:=[Sheet1.D721]" office:value-type="float" office:value="937.42">
            <text:p>937.42</text:p>
          </table:table-cell>
          <table:table-cell table:number-columns-repeated="10"/>
        </table:table-row>
        <table:table-row table:style-name="ro2">
          <table:table-cell table:formula="of:=[Sheet1.A722]" office:value-type="string" office:string-value="2009-11-05">
            <text:p>2009-11-05</text:p>
          </table:table-cell>
          <table:table-cell table:formula="of:=WEEKDAY([.A722:.A722])" office:value-type="float" office:value="5">
            <text:p>5</text:p>
          </table:table-cell>
          <table:table-cell table:formula="of:=ISOWEEKNUM([.A722];1)" office:value-type="float" office:value="44">
            <text:p>44</text:p>
          </table:table-cell>
          <table:table-cell table:formula="of:=MONTH([.A722])" office:value-type="float" office:value="11">
            <text:p>11</text:p>
          </table:table-cell>
          <table:table-cell table:formula="of:=YEAR([.A722])" office:value-type="float" office:value="2009">
            <text:p>2009</text:p>
          </table:table-cell>
          <table:table-cell table:formula="of:=[Sheet1.D722]" office:value-type="float" office:value="944.22">
            <text:p>944.22</text:p>
          </table:table-cell>
          <table:table-cell table:number-columns-repeated="10"/>
        </table:table-row>
        <table:table-row table:style-name="ro2">
          <table:table-cell table:formula="of:=[Sheet1.A723]" office:value-type="string" office:string-value="2009-11-06">
            <text:p>2009-11-06</text:p>
          </table:table-cell>
          <table:table-cell table:formula="of:=WEEKDAY([.A723:.A723])" office:value-type="float" office:value="6">
            <text:p>6</text:p>
          </table:table-cell>
          <table:table-cell table:formula="of:=ISOWEEKNUM([.A723];1)" office:value-type="float" office:value="44">
            <text:p>44</text:p>
          </table:table-cell>
          <table:table-cell table:formula="of:=MONTH([.A723])" office:value-type="float" office:value="11">
            <text:p>11</text:p>
          </table:table-cell>
          <table:table-cell table:formula="of:=YEAR([.A723])" office:value-type="float" office:value="2009">
            <text:p>2009</text:p>
          </table:table-cell>
          <table:table-cell table:formula="of:=[Sheet1.D723]" office:value-type="float" office:value="941.48">
            <text:p>941.48</text:p>
          </table:table-cell>
          <table:table-cell table:number-columns-repeated="10"/>
        </table:table-row>
        <table:table-row table:style-name="ro2">
          <table:table-cell table:formula="of:=[Sheet1.A724]" office:value-type="string" office:string-value="2009-11-09">
            <text:p>2009-11-09</text:p>
          </table:table-cell>
          <table:table-cell table:formula="of:=WEEKDAY([.A724:.A724])" office:value-type="float" office:value="2">
            <text:p>2</text:p>
          </table:table-cell>
          <table:table-cell table:formula="of:=ISOWEEKNUM([.A724];1)" office:value-type="float" office:value="45">
            <text:p>45</text:p>
          </table:table-cell>
          <table:table-cell table:formula="of:=MONTH([.A724])" office:value-type="float" office:value="11">
            <text:p>11</text:p>
          </table:table-cell>
          <table:table-cell table:formula="of:=YEAR([.A724])" office:value-type="float" office:value="2009">
            <text:p>2009</text:p>
          </table:table-cell>
          <table:table-cell table:formula="of:=[Sheet1.D724]" office:value-type="float" office:value="960.46">
            <text:p>960.46</text:p>
          </table:table-cell>
          <table:table-cell table:number-columns-repeated="10"/>
        </table:table-row>
        <table:table-row table:style-name="ro2">
          <table:table-cell table:formula="of:=[Sheet1.A725]" office:value-type="string" office:string-value="2009-11-10">
            <text:p>2009-11-10</text:p>
          </table:table-cell>
          <table:table-cell table:formula="of:=WEEKDAY([.A725:.A725])" office:value-type="float" office:value="3">
            <text:p>3</text:p>
          </table:table-cell>
          <table:table-cell table:formula="of:=ISOWEEKNUM([.A725];1)" office:value-type="float" office:value="45">
            <text:p>45</text:p>
          </table:table-cell>
          <table:table-cell table:formula="of:=MONTH([.A725])" office:value-type="float" office:value="11">
            <text:p>11</text:p>
          </table:table-cell>
          <table:table-cell table:formula="of:=YEAR([.A725])" office:value-type="float" office:value="2009">
            <text:p>2009</text:p>
          </table:table-cell>
          <table:table-cell table:formula="of:=[Sheet1.D725]" office:value-type="float" office:value="957.98">
            <text:p>957.98</text:p>
          </table:table-cell>
          <table:table-cell table:number-columns-repeated="10"/>
        </table:table-row>
        <table:table-row table:style-name="ro2">
          <table:table-cell table:formula="of:=[Sheet1.A726]" office:value-type="string" office:string-value="2009-11-11">
            <text:p>2009-11-11</text:p>
          </table:table-cell>
          <table:table-cell table:formula="of:=WEEKDAY([.A726:.A726])" office:value-type="float" office:value="4">
            <text:p>4</text:p>
          </table:table-cell>
          <table:table-cell table:formula="of:=ISOWEEKNUM([.A726];1)" office:value-type="float" office:value="45">
            <text:p>45</text:p>
          </table:table-cell>
          <table:table-cell table:formula="of:=MONTH([.A726])" office:value-type="float" office:value="11">
            <text:p>11</text:p>
          </table:table-cell>
          <table:table-cell table:formula="of:=YEAR([.A726])" office:value-type="float" office:value="2009">
            <text:p>2009</text:p>
          </table:table-cell>
          <table:table-cell table:formula="of:=[Sheet1.D726]" office:value-type="float" office:value="964.55">
            <text:p>964.55</text:p>
          </table:table-cell>
          <table:table-cell table:number-columns-repeated="10"/>
        </table:table-row>
        <table:table-row table:style-name="ro2">
          <table:table-cell table:formula="of:=[Sheet1.A727]" office:value-type="string" office:string-value="2009-11-12">
            <text:p>2009-11-12</text:p>
          </table:table-cell>
          <table:table-cell table:formula="of:=WEEKDAY([.A727:.A727])" office:value-type="float" office:value="5">
            <text:p>5</text:p>
          </table:table-cell>
          <table:table-cell table:formula="of:=ISOWEEKNUM([.A727];1)" office:value-type="float" office:value="45">
            <text:p>45</text:p>
          </table:table-cell>
          <table:table-cell table:formula="of:=MONTH([.A727])" office:value-type="float" office:value="11">
            <text:p>11</text:p>
          </table:table-cell>
          <table:table-cell table:formula="of:=YEAR([.A727])" office:value-type="float" office:value="2009">
            <text:p>2009</text:p>
          </table:table-cell>
          <table:table-cell table:formula="of:=[Sheet1.D727]" office:value-type="float" office:value="970.36">
            <text:p>970.36</text:p>
          </table:table-cell>
          <table:table-cell table:number-columns-repeated="10"/>
        </table:table-row>
        <table:table-row table:style-name="ro2">
          <table:table-cell table:formula="of:=[Sheet1.A728]" office:value-type="string" office:string-value="2009-11-13">
            <text:p>2009-11-13</text:p>
          </table:table-cell>
          <table:table-cell table:formula="of:=WEEKDAY([.A728:.A728])" office:value-type="float" office:value="6">
            <text:p>6</text:p>
          </table:table-cell>
          <table:table-cell table:formula="of:=ISOWEEKNUM([.A728];1)" office:value-type="float" office:value="45">
            <text:p>45</text:p>
          </table:table-cell>
          <table:table-cell table:formula="of:=MONTH([.A728])" office:value-type="float" office:value="11">
            <text:p>11</text:p>
          </table:table-cell>
          <table:table-cell table:formula="of:=YEAR([.A728])" office:value-type="float" office:value="2009">
            <text:p>2009</text:p>
          </table:table-cell>
          <table:table-cell table:formula="of:=[Sheet1.D728]" office:value-type="float" office:value="967.44">
            <text:p>967.44</text:p>
          </table:table-cell>
          <table:table-cell table:number-columns-repeated="10"/>
        </table:table-row>
        <table:table-row table:style-name="ro2">
          <table:table-cell table:formula="of:=[Sheet1.A729]" office:value-type="string" office:string-value="2009-11-16">
            <text:p>2009-11-16</text:p>
          </table:table-cell>
          <table:table-cell table:formula="of:=WEEKDAY([.A729:.A729])" office:value-type="float" office:value="2">
            <text:p>2</text:p>
          </table:table-cell>
          <table:table-cell table:formula="of:=ISOWEEKNUM([.A729];1)" office:value-type="float" office:value="46">
            <text:p>46</text:p>
          </table:table-cell>
          <table:table-cell table:formula="of:=MONTH([.A729])" office:value-type="float" office:value="11">
            <text:p>11</text:p>
          </table:table-cell>
          <table:table-cell table:formula="of:=YEAR([.A729])" office:value-type="float" office:value="2009">
            <text:p>2009</text:p>
          </table:table-cell>
          <table:table-cell table:formula="of:=[Sheet1.D729]" office:value-type="float" office:value="975.01">
            <text:p>975.01</text:p>
          </table:table-cell>
          <table:table-cell table:number-columns-repeated="10"/>
        </table:table-row>
        <table:table-row table:style-name="ro2">
          <table:table-cell table:formula="of:=[Sheet1.A730]" office:value-type="string" office:string-value="2009-11-17">
            <text:p>2009-11-17</text:p>
          </table:table-cell>
          <table:table-cell table:formula="of:=WEEKDAY([.A730:.A730])" office:value-type="float" office:value="3">
            <text:p>3</text:p>
          </table:table-cell>
          <table:table-cell table:formula="of:=ISOWEEKNUM([.A730];1)" office:value-type="float" office:value="46">
            <text:p>46</text:p>
          </table:table-cell>
          <table:table-cell table:formula="of:=MONTH([.A730])" office:value-type="float" office:value="11">
            <text:p>11</text:p>
          </table:table-cell>
          <table:table-cell table:formula="of:=YEAR([.A730])" office:value-type="float" office:value="2009">
            <text:p>2009</text:p>
          </table:table-cell>
          <table:table-cell table:formula="of:=[Sheet1.D730]" office:value-type="float" office:value="964.52">
            <text:p>964.52</text:p>
          </table:table-cell>
          <table:table-cell table:number-columns-repeated="10"/>
        </table:table-row>
        <table:table-row table:style-name="ro2">
          <table:table-cell table:formula="of:=[Sheet1.A731]" office:value-type="string" office:string-value="2009-11-18">
            <text:p>2009-11-18</text:p>
          </table:table-cell>
          <table:table-cell table:formula="of:=WEEKDAY([.A731:.A731])" office:value-type="float" office:value="4">
            <text:p>4</text:p>
          </table:table-cell>
          <table:table-cell table:formula="of:=ISOWEEKNUM([.A731];1)" office:value-type="float" office:value="46">
            <text:p>46</text:p>
          </table:table-cell>
          <table:table-cell table:formula="of:=MONTH([.A731])" office:value-type="float" office:value="11">
            <text:p>11</text:p>
          </table:table-cell>
          <table:table-cell table:formula="of:=YEAR([.A731])" office:value-type="float" office:value="2009">
            <text:p>2009</text:p>
          </table:table-cell>
          <table:table-cell table:formula="of:=[Sheet1.D731]" office:value-type="float" office:value="965.88">
            <text:p>965.88</text:p>
          </table:table-cell>
          <table:table-cell table:number-columns-repeated="10"/>
        </table:table-row>
        <table:table-row table:style-name="ro2">
          <table:table-cell table:formula="of:=[Sheet1.A732]" office:value-type="string" office:string-value="2009-11-19">
            <text:p>2009-11-19</text:p>
          </table:table-cell>
          <table:table-cell table:formula="of:=WEEKDAY([.A732:.A732])" office:value-type="float" office:value="5">
            <text:p>5</text:p>
          </table:table-cell>
          <table:table-cell table:formula="of:=ISOWEEKNUM([.A732];1)" office:value-type="float" office:value="46">
            <text:p>46</text:p>
          </table:table-cell>
          <table:table-cell table:formula="of:=MONTH([.A732])" office:value-type="float" office:value="11">
            <text:p>11</text:p>
          </table:table-cell>
          <table:table-cell table:formula="of:=YEAR([.A732])" office:value-type="float" office:value="2009">
            <text:p>2009</text:p>
          </table:table-cell>
          <table:table-cell table:formula="of:=[Sheet1.D732]" office:value-type="float" office:value="951.44">
            <text:p>951.44</text:p>
          </table:table-cell>
          <table:table-cell table:number-columns-repeated="10"/>
        </table:table-row>
        <table:table-row table:style-name="ro2">
          <table:table-cell table:formula="of:=[Sheet1.A733]" office:value-type="string" office:string-value="2009-11-20">
            <text:p>2009-11-20</text:p>
          </table:table-cell>
          <table:table-cell table:formula="of:=WEEKDAY([.A733:.A733])" office:value-type="float" office:value="6">
            <text:p>6</text:p>
          </table:table-cell>
          <table:table-cell table:formula="of:=ISOWEEKNUM([.A733];1)" office:value-type="float" office:value="46">
            <text:p>46</text:p>
          </table:table-cell>
          <table:table-cell table:formula="of:=MONTH([.A733])" office:value-type="float" office:value="11">
            <text:p>11</text:p>
          </table:table-cell>
          <table:table-cell table:formula="of:=YEAR([.A733])" office:value-type="float" office:value="2009">
            <text:p>2009</text:p>
          </table:table-cell>
          <table:table-cell table:formula="of:=[Sheet1.D733]" office:value-type="float" office:value="951.57">
            <text:p>951.57</text:p>
          </table:table-cell>
          <table:table-cell table:number-columns-repeated="10"/>
        </table:table-row>
        <table:table-row table:style-name="ro2">
          <table:table-cell table:formula="of:=[Sheet1.A734]" office:value-type="string" office:string-value="2009-11-23">
            <text:p>2009-11-23</text:p>
          </table:table-cell>
          <table:table-cell table:formula="of:=WEEKDAY([.A734:.A734])" office:value-type="float" office:value="2">
            <text:p>2</text:p>
          </table:table-cell>
          <table:table-cell table:formula="of:=ISOWEEKNUM([.A734];1)" office:value-type="float" office:value="47">
            <text:p>47</text:p>
          </table:table-cell>
          <table:table-cell table:formula="of:=MONTH([.A734])" office:value-type="float" office:value="11">
            <text:p>11</text:p>
          </table:table-cell>
          <table:table-cell table:formula="of:=YEAR([.A734])" office:value-type="float" office:value="2009">
            <text:p>2009</text:p>
          </table:table-cell>
          <table:table-cell table:formula="of:=[Sheet1.D734]" office:value-type="float" office:value="975.47">
            <text:p>975.47</text:p>
          </table:table-cell>
          <table:table-cell table:number-columns-repeated="10"/>
        </table:table-row>
        <table:table-row table:style-name="ro2">
          <table:table-cell table:formula="of:=[Sheet1.A735]" office:value-type="string" office:string-value="2009-11-24">
            <text:p>2009-11-24</text:p>
          </table:table-cell>
          <table:table-cell table:formula="of:=WEEKDAY([.A735:.A735])" office:value-type="float" office:value="3">
            <text:p>3</text:p>
          </table:table-cell>
          <table:table-cell table:formula="of:=ISOWEEKNUM([.A735];1)" office:value-type="float" office:value="47">
            <text:p>47</text:p>
          </table:table-cell>
          <table:table-cell table:formula="of:=MONTH([.A735])" office:value-type="float" office:value="11">
            <text:p>11</text:p>
          </table:table-cell>
          <table:table-cell table:formula="of:=YEAR([.A735])" office:value-type="float" office:value="2009">
            <text:p>2009</text:p>
          </table:table-cell>
          <table:table-cell table:formula="of:=[Sheet1.D735]" office:value-type="float" office:value="965.54">
            <text:p>965.54</text:p>
          </table:table-cell>
          <table:table-cell table:number-columns-repeated="10"/>
        </table:table-row>
        <table:table-row table:style-name="ro2">
          <table:table-cell table:formula="of:=[Sheet1.A736]" office:value-type="string" office:string-value="2009-11-25">
            <text:p>2009-11-25</text:p>
          </table:table-cell>
          <table:table-cell table:formula="of:=WEEKDAY([.A736:.A736])" office:value-type="float" office:value="4">
            <text:p>4</text:p>
          </table:table-cell>
          <table:table-cell table:formula="of:=ISOWEEKNUM([.A736];1)" office:value-type="float" office:value="47">
            <text:p>47</text:p>
          </table:table-cell>
          <table:table-cell table:formula="of:=MONTH([.A736])" office:value-type="float" office:value="11">
            <text:p>11</text:p>
          </table:table-cell>
          <table:table-cell table:formula="of:=YEAR([.A736])" office:value-type="float" office:value="2009">
            <text:p>2009</text:p>
          </table:table-cell>
          <table:table-cell table:formula="of:=[Sheet1.D736]" office:value-type="float" office:value="971.42">
            <text:p>971.42</text:p>
          </table:table-cell>
          <table:table-cell table:number-columns-repeated="10"/>
        </table:table-row>
        <table:table-row table:style-name="ro2">
          <table:table-cell table:formula="of:=[Sheet1.A737]" office:value-type="string" office:string-value="2009-11-26">
            <text:p>2009-11-26</text:p>
          </table:table-cell>
          <table:table-cell table:formula="of:=WEEKDAY([.A737:.A737])" office:value-type="float" office:value="5">
            <text:p>5</text:p>
          </table:table-cell>
          <table:table-cell table:formula="of:=ISOWEEKNUM([.A737];1)" office:value-type="float" office:value="47">
            <text:p>47</text:p>
          </table:table-cell>
          <table:table-cell table:formula="of:=MONTH([.A737])" office:value-type="float" office:value="11">
            <text:p>11</text:p>
          </table:table-cell>
          <table:table-cell table:formula="of:=YEAR([.A737])" office:value-type="float" office:value="2009">
            <text:p>2009</text:p>
          </table:table-cell>
          <table:table-cell table:formula="of:=[Sheet1.D737]" office:value-type="float" office:value="939.68">
            <text:p>939.68</text:p>
          </table:table-cell>
          <table:table-cell table:number-columns-repeated="10"/>
        </table:table-row>
        <table:table-row table:style-name="ro2">
          <table:table-cell table:formula="of:=[Sheet1.A738]" office:value-type="string" office:string-value="2009-11-27">
            <text:p>2009-11-27</text:p>
          </table:table-cell>
          <table:table-cell table:formula="of:=WEEKDAY([.A738:.A738])" office:value-type="float" office:value="6">
            <text:p>6</text:p>
          </table:table-cell>
          <table:table-cell table:formula="of:=ISOWEEKNUM([.A738];1)" office:value-type="float" office:value="47">
            <text:p>47</text:p>
          </table:table-cell>
          <table:table-cell table:formula="of:=MONTH([.A738])" office:value-type="float" office:value="11">
            <text:p>11</text:p>
          </table:table-cell>
          <table:table-cell table:formula="of:=YEAR([.A738])" office:value-type="float" office:value="2009">
            <text:p>2009</text:p>
          </table:table-cell>
          <table:table-cell table:formula="of:=[Sheet1.D738]" office:value-type="float" office:value="952.53">
            <text:p>952.53</text:p>
          </table:table-cell>
          <table:table-cell table:number-columns-repeated="10"/>
        </table:table-row>
        <table:table-row table:style-name="ro2">
          <table:table-cell table:formula="of:=[Sheet1.A739]" office:value-type="string" office:string-value="2009-11-30">
            <text:p>2009-11-30</text:p>
          </table:table-cell>
          <table:table-cell table:formula="of:=WEEKDAY([.A739:.A739])" office:value-type="float" office:value="2">
            <text:p>2</text:p>
          </table:table-cell>
          <table:table-cell table:formula="of:=ISOWEEKNUM([.A739];1)" office:value-type="float" office:value="48">
            <text:p>48</text:p>
          </table:table-cell>
          <table:table-cell table:formula="of:=MONTH([.A739])" office:value-type="float" office:value="11">
            <text:p>11</text:p>
          </table:table-cell>
          <table:table-cell table:formula="of:=YEAR([.A739])" office:value-type="float" office:value="2009">
            <text:p>2009</text:p>
          </table:table-cell>
          <table:table-cell table:formula="of:=[Sheet1.D739]" office:value-type="float" office:value="936.19">
            <text:p>936.19</text:p>
          </table:table-cell>
          <table:table-cell table:number-columns-repeated="10"/>
        </table:table-row>
        <table:table-row table:style-name="ro2">
          <table:table-cell table:formula="of:=[Sheet1.A740]" office:value-type="string" office:string-value="2009-12-01">
            <text:p>2009-12-01</text:p>
          </table:table-cell>
          <table:table-cell table:formula="of:=WEEKDAY([.A740:.A740])" office:value-type="float" office:value="3">
            <text:p>3</text:p>
          </table:table-cell>
          <table:table-cell table:formula="of:=ISOWEEKNUM([.A740];1)" office:value-type="float" office:value="48">
            <text:p>48</text:p>
          </table:table-cell>
          <table:table-cell table:formula="of:=MONTH([.A740])" office:value-type="float" office:value="12">
            <text:p>12</text:p>
          </table:table-cell>
          <table:table-cell table:formula="of:=YEAR([.A740])" office:value-type="float" office:value="2009">
            <text:p>2009</text:p>
          </table:table-cell>
          <table:table-cell table:formula="of:=[Sheet1.D740]" office:value-type="float" office:value="953.88">
            <text:p>953.88</text:p>
          </table:table-cell>
          <table:table-cell table:number-columns-repeated="10"/>
        </table:table-row>
        <table:table-row table:style-name="ro2">
          <table:table-cell table:formula="of:=[Sheet1.A741]" office:value-type="string" office:string-value="2009-12-02">
            <text:p>2009-12-02</text:p>
          </table:table-cell>
          <table:table-cell table:formula="of:=WEEKDAY([.A741:.A741])" office:value-type="float" office:value="4">
            <text:p>4</text:p>
          </table:table-cell>
          <table:table-cell table:formula="of:=ISOWEEKNUM([.A741];1)" office:value-type="float" office:value="48">
            <text:p>48</text:p>
          </table:table-cell>
          <table:table-cell table:formula="of:=MONTH([.A741])" office:value-type="float" office:value="12">
            <text:p>12</text:p>
          </table:table-cell>
          <table:table-cell table:formula="of:=YEAR([.A741])" office:value-type="float" office:value="2009">
            <text:p>2009</text:p>
          </table:table-cell>
          <table:table-cell table:formula="of:=[Sheet1.D741]" office:value-type="float" office:value="957.1">
            <text:p>957.10</text:p>
          </table:table-cell>
          <table:table-cell table:number-columns-repeated="10"/>
        </table:table-row>
        <table:table-row table:style-name="ro2">
          <table:table-cell table:formula="of:=[Sheet1.A742]" office:value-type="string" office:string-value="2009-12-03">
            <text:p>2009-12-03</text:p>
          </table:table-cell>
          <table:table-cell table:formula="of:=WEEKDAY([.A742:.A742])" office:value-type="float" office:value="5">
            <text:p>5</text:p>
          </table:table-cell>
          <table:table-cell table:formula="of:=ISOWEEKNUM([.A742];1)" office:value-type="float" office:value="48">
            <text:p>48</text:p>
          </table:table-cell>
          <table:table-cell table:formula="of:=MONTH([.A742])" office:value-type="float" office:value="12">
            <text:p>12</text:p>
          </table:table-cell>
          <table:table-cell table:formula="of:=YEAR([.A742])" office:value-type="float" office:value="2009">
            <text:p>2009</text:p>
          </table:table-cell>
          <table:table-cell table:formula="of:=[Sheet1.D742]" office:value-type="float" office:value="954.64">
            <text:p>954.64</text:p>
          </table:table-cell>
          <table:table-cell table:number-columns-repeated="10"/>
        </table:table-row>
        <table:table-row table:style-name="ro2">
          <table:table-cell table:formula="of:=[Sheet1.A743]" office:value-type="string" office:string-value="2009-12-04">
            <text:p>2009-12-04</text:p>
          </table:table-cell>
          <table:table-cell table:formula="of:=WEEKDAY([.A743:.A743])" office:value-type="float" office:value="6">
            <text:p>6</text:p>
          </table:table-cell>
          <table:table-cell table:formula="of:=ISOWEEKNUM([.A743];1)" office:value-type="float" office:value="48">
            <text:p>48</text:p>
          </table:table-cell>
          <table:table-cell table:formula="of:=MONTH([.A743])" office:value-type="float" office:value="12">
            <text:p>12</text:p>
          </table:table-cell>
          <table:table-cell table:formula="of:=YEAR([.A743])" office:value-type="float" office:value="2009">
            <text:p>2009</text:p>
          </table:table-cell>
          <table:table-cell table:formula="of:=[Sheet1.D743]" office:value-type="float" office:value="966.97">
            <text:p>966.97</text:p>
          </table:table-cell>
          <table:table-cell table:number-columns-repeated="10"/>
        </table:table-row>
        <table:table-row table:style-name="ro2">
          <table:table-cell table:formula="of:=[Sheet1.A744]" office:value-type="string" office:string-value="2009-12-07">
            <text:p>2009-12-07</text:p>
          </table:table-cell>
          <table:table-cell table:formula="of:=WEEKDAY([.A744:.A744])" office:value-type="float" office:value="2">
            <text:p>2</text:p>
          </table:table-cell>
          <table:table-cell table:formula="of:=ISOWEEKNUM([.A744];1)" office:value-type="float" office:value="49">
            <text:p>49</text:p>
          </table:table-cell>
          <table:table-cell table:formula="of:=MONTH([.A744])" office:value-type="float" office:value="12">
            <text:p>12</text:p>
          </table:table-cell>
          <table:table-cell table:formula="of:=YEAR([.A744])" office:value-type="float" office:value="2009">
            <text:p>2009</text:p>
          </table:table-cell>
          <table:table-cell table:formula="of:=[Sheet1.D744]" office:value-type="float" office:value="966.14">
            <text:p>966.14</text:p>
          </table:table-cell>
          <table:table-cell table:number-columns-repeated="10"/>
        </table:table-row>
        <table:table-row table:style-name="ro2">
          <table:table-cell table:formula="of:=[Sheet1.A745]" office:value-type="string" office:string-value="2009-12-08">
            <text:p>2009-12-08</text:p>
          </table:table-cell>
          <table:table-cell table:formula="of:=WEEKDAY([.A745:.A745])" office:value-type="float" office:value="3">
            <text:p>3</text:p>
          </table:table-cell>
          <table:table-cell table:formula="of:=ISOWEEKNUM([.A745];1)" office:value-type="float" office:value="49">
            <text:p>49</text:p>
          </table:table-cell>
          <table:table-cell table:formula="of:=MONTH([.A745])" office:value-type="float" office:value="12">
            <text:p>12</text:p>
          </table:table-cell>
          <table:table-cell table:formula="of:=YEAR([.A745])" office:value-type="float" office:value="2009">
            <text:p>2009</text:p>
          </table:table-cell>
          <table:table-cell table:formula="of:=[Sheet1.D745]" office:value-type="float" office:value="953.48">
            <text:p>953.48</text:p>
          </table:table-cell>
          <table:table-cell table:number-columns-repeated="10"/>
        </table:table-row>
        <table:table-row table:style-name="ro2">
          <table:table-cell table:formula="of:=[Sheet1.A746]" office:value-type="string" office:string-value="2009-12-09">
            <text:p>2009-12-09</text:p>
          </table:table-cell>
          <table:table-cell table:formula="of:=WEEKDAY([.A746:.A746])" office:value-type="float" office:value="4">
            <text:p>4</text:p>
          </table:table-cell>
          <table:table-cell table:formula="of:=ISOWEEKNUM([.A746];1)" office:value-type="float" office:value="49">
            <text:p>49</text:p>
          </table:table-cell>
          <table:table-cell table:formula="of:=MONTH([.A746])" office:value-type="float" office:value="12">
            <text:p>12</text:p>
          </table:table-cell>
          <table:table-cell table:formula="of:=YEAR([.A746])" office:value-type="float" office:value="2009">
            <text:p>2009</text:p>
          </table:table-cell>
          <table:table-cell table:formula="of:=[Sheet1.D746]" office:value-type="float" office:value="944.95">
            <text:p>944.95</text:p>
          </table:table-cell>
          <table:table-cell table:number-columns-repeated="10"/>
        </table:table-row>
        <table:table-row table:style-name="ro2">
          <table:table-cell table:formula="of:=[Sheet1.A747]" office:value-type="string" office:string-value="2009-12-10">
            <text:p>2009-12-10</text:p>
          </table:table-cell>
          <table:table-cell table:formula="of:=WEEKDAY([.A747:.A747])" office:value-type="float" office:value="5">
            <text:p>5</text:p>
          </table:table-cell>
          <table:table-cell table:formula="of:=ISOWEEKNUM([.A747];1)" office:value-type="float" office:value="49">
            <text:p>49</text:p>
          </table:table-cell>
          <table:table-cell table:formula="of:=MONTH([.A747])" office:value-type="float" office:value="12">
            <text:p>12</text:p>
          </table:table-cell>
          <table:table-cell table:formula="of:=YEAR([.A747])" office:value-type="float" office:value="2009">
            <text:p>2009</text:p>
          </table:table-cell>
          <table:table-cell table:formula="of:=[Sheet1.D747]" office:value-type="float" office:value="947.33">
            <text:p>947.33</text:p>
          </table:table-cell>
          <table:table-cell table:number-columns-repeated="10"/>
        </table:table-row>
        <table:table-row table:style-name="ro2">
          <table:table-cell table:formula="of:=[Sheet1.A748]" office:value-type="string" office:string-value="2009-12-11">
            <text:p>2009-12-11</text:p>
          </table:table-cell>
          <table:table-cell table:formula="of:=WEEKDAY([.A748:.A748])" office:value-type="float" office:value="6">
            <text:p>6</text:p>
          </table:table-cell>
          <table:table-cell table:formula="of:=ISOWEEKNUM([.A748];1)" office:value-type="float" office:value="49">
            <text:p>49</text:p>
          </table:table-cell>
          <table:table-cell table:formula="of:=MONTH([.A748])" office:value-type="float" office:value="12">
            <text:p>12</text:p>
          </table:table-cell>
          <table:table-cell table:formula="of:=YEAR([.A748])" office:value-type="float" office:value="2009">
            <text:p>2009</text:p>
          </table:table-cell>
          <table:table-cell table:formula="of:=[Sheet1.D748]" office:value-type="float" office:value="949.84">
            <text:p>949.84</text:p>
          </table:table-cell>
          <table:table-cell table:number-columns-repeated="10"/>
        </table:table-row>
        <table:table-row table:style-name="ro2">
          <table:table-cell table:formula="of:=[Sheet1.A749]" office:value-type="string" office:string-value="2009-12-14">
            <text:p>2009-12-14</text:p>
          </table:table-cell>
          <table:table-cell table:formula="of:=WEEKDAY([.A749:.A749])" office:value-type="float" office:value="2">
            <text:p>2</text:p>
          </table:table-cell>
          <table:table-cell table:formula="of:=ISOWEEKNUM([.A749];1)" office:value-type="float" office:value="50">
            <text:p>50</text:p>
          </table:table-cell>
          <table:table-cell table:formula="of:=MONTH([.A749])" office:value-type="float" office:value="12">
            <text:p>12</text:p>
          </table:table-cell>
          <table:table-cell table:formula="of:=YEAR([.A749])" office:value-type="float" office:value="2009">
            <text:p>2009</text:p>
          </table:table-cell>
          <table:table-cell table:formula="of:=[Sheet1.D749]" office:value-type="float" office:value="956.25">
            <text:p>956.25</text:p>
          </table:table-cell>
          <table:table-cell table:number-columns-repeated="10"/>
        </table:table-row>
        <table:table-row table:style-name="ro2">
          <table:table-cell table:formula="of:=[Sheet1.A750]" office:value-type="string" office:string-value="2009-12-15">
            <text:p>2009-12-15</text:p>
          </table:table-cell>
          <table:table-cell table:formula="of:=WEEKDAY([.A750:.A750])" office:value-type="float" office:value="3">
            <text:p>3</text:p>
          </table:table-cell>
          <table:table-cell table:formula="of:=ISOWEEKNUM([.A750];1)" office:value-type="float" office:value="50">
            <text:p>50</text:p>
          </table:table-cell>
          <table:table-cell table:formula="of:=MONTH([.A750])" office:value-type="float" office:value="12">
            <text:p>12</text:p>
          </table:table-cell>
          <table:table-cell table:formula="of:=YEAR([.A750])" office:value-type="float" office:value="2009">
            <text:p>2009</text:p>
          </table:table-cell>
          <table:table-cell table:formula="of:=[Sheet1.D750]" office:value-type="float" office:value="949.07">
            <text:p>949.07</text:p>
          </table:table-cell>
          <table:table-cell table:number-columns-repeated="10"/>
        </table:table-row>
        <table:table-row table:style-name="ro2">
          <table:table-cell table:formula="of:=[Sheet1.A751]" office:value-type="string" office:string-value="2009-12-16">
            <text:p>2009-12-16</text:p>
          </table:table-cell>
          <table:table-cell table:formula="of:=WEEKDAY([.A751:.A751])" office:value-type="float" office:value="4">
            <text:p>4</text:p>
          </table:table-cell>
          <table:table-cell table:formula="of:=ISOWEEKNUM([.A751];1)" office:value-type="float" office:value="50">
            <text:p>50</text:p>
          </table:table-cell>
          <table:table-cell table:formula="of:=MONTH([.A751])" office:value-type="float" office:value="12">
            <text:p>12</text:p>
          </table:table-cell>
          <table:table-cell table:formula="of:=YEAR([.A751])" office:value-type="float" office:value="2009">
            <text:p>2009</text:p>
          </table:table-cell>
          <table:table-cell table:formula="of:=[Sheet1.D751]" office:value-type="float" office:value="959.6">
            <text:p>959.60</text:p>
          </table:table-cell>
          <table:table-cell table:number-columns-repeated="10"/>
        </table:table-row>
        <table:table-row table:style-name="ro2">
          <table:table-cell table:formula="of:=[Sheet1.A752]" office:value-type="string" office:string-value="2009-12-17">
            <text:p>2009-12-17</text:p>
          </table:table-cell>
          <table:table-cell table:formula="of:=WEEKDAY([.A752:.A752])" office:value-type="float" office:value="5">
            <text:p>5</text:p>
          </table:table-cell>
          <table:table-cell table:formula="of:=ISOWEEKNUM([.A752];1)" office:value-type="float" office:value="50">
            <text:p>50</text:p>
          </table:table-cell>
          <table:table-cell table:formula="of:=MONTH([.A752])" office:value-type="float" office:value="12">
            <text:p>12</text:p>
          </table:table-cell>
          <table:table-cell table:formula="of:=YEAR([.A752])" office:value-type="float" office:value="2009">
            <text:p>2009</text:p>
          </table:table-cell>
          <table:table-cell table:formula="of:=[Sheet1.D752]" office:value-type="float" office:value="946.58">
            <text:p>946.58</text:p>
          </table:table-cell>
          <table:table-cell table:number-columns-repeated="10"/>
        </table:table-row>
        <table:table-row table:style-name="ro2">
          <table:table-cell table:formula="of:=[Sheet1.A753]" office:value-type="string" office:string-value="2009-12-18">
            <text:p>2009-12-18</text:p>
          </table:table-cell>
          <table:table-cell table:formula="of:=WEEKDAY([.A753:.A753])" office:value-type="float" office:value="6">
            <text:p>6</text:p>
          </table:table-cell>
          <table:table-cell table:formula="of:=ISOWEEKNUM([.A753];1)" office:value-type="float" office:value="50">
            <text:p>50</text:p>
          </table:table-cell>
          <table:table-cell table:formula="of:=MONTH([.A753])" office:value-type="float" office:value="12">
            <text:p>12</text:p>
          </table:table-cell>
          <table:table-cell table:formula="of:=YEAR([.A753])" office:value-type="float" office:value="2009">
            <text:p>2009</text:p>
          </table:table-cell>
          <table:table-cell table:formula="of:=[Sheet1.D753]" office:value-type="float" office:value="936.03">
            <text:p>936.03</text:p>
          </table:table-cell>
          <table:table-cell table:number-columns-repeated="10"/>
        </table:table-row>
        <table:table-row table:style-name="ro2">
          <table:table-cell table:formula="of:=[Sheet1.A754]" office:value-type="string" office:string-value="2009-12-21">
            <text:p>2009-12-21</text:p>
          </table:table-cell>
          <table:table-cell table:formula="of:=WEEKDAY([.A754:.A754])" office:value-type="float" office:value="2">
            <text:p>2</text:p>
          </table:table-cell>
          <table:table-cell table:formula="of:=ISOWEEKNUM([.A754];1)" office:value-type="float" office:value="51">
            <text:p>51</text:p>
          </table:table-cell>
          <table:table-cell table:formula="of:=MONTH([.A754])" office:value-type="float" office:value="12">
            <text:p>12</text:p>
          </table:table-cell>
          <table:table-cell table:formula="of:=YEAR([.A754])" office:value-type="float" office:value="2009">
            <text:p>2009</text:p>
          </table:table-cell>
          <table:table-cell table:formula="of:=[Sheet1.D754]" office:value-type="float" office:value="948.38">
            <text:p>948.38</text:p>
          </table:table-cell>
          <table:table-cell table:number-columns-repeated="10"/>
        </table:table-row>
        <table:table-row table:style-name="ro2">
          <table:table-cell table:formula="of:=[Sheet1.A755]" office:value-type="string" office:string-value="2009-12-22">
            <text:p>2009-12-22</text:p>
          </table:table-cell>
          <table:table-cell table:formula="of:=WEEKDAY([.A755:.A755])" office:value-type="float" office:value="3">
            <text:p>3</text:p>
          </table:table-cell>
          <table:table-cell table:formula="of:=ISOWEEKNUM([.A755];1)" office:value-type="float" office:value="51">
            <text:p>51</text:p>
          </table:table-cell>
          <table:table-cell table:formula="of:=MONTH([.A755])" office:value-type="float" office:value="12">
            <text:p>12</text:p>
          </table:table-cell>
          <table:table-cell table:formula="of:=YEAR([.A755])" office:value-type="float" office:value="2009">
            <text:p>2009</text:p>
          </table:table-cell>
          <table:table-cell table:formula="of:=[Sheet1.D755]" office:value-type="float" office:value="961.88">
            <text:p>961.88</text:p>
          </table:table-cell>
          <table:table-cell table:number-columns-repeated="10"/>
        </table:table-row>
        <table:table-row table:style-name="ro2">
          <table:table-cell table:formula="of:=[Sheet1.A756]" office:value-type="string" office:string-value="2009-12-23">
            <text:p>2009-12-23</text:p>
          </table:table-cell>
          <table:table-cell table:formula="of:=WEEKDAY([.A756:.A756])" office:value-type="float" office:value="4">
            <text:p>4</text:p>
          </table:table-cell>
          <table:table-cell table:formula="of:=ISOWEEKNUM([.A756];1)" office:value-type="float" office:value="51">
            <text:p>51</text:p>
          </table:table-cell>
          <table:table-cell table:formula="of:=MONTH([.A756])" office:value-type="float" office:value="12">
            <text:p>12</text:p>
          </table:table-cell>
          <table:table-cell table:formula="of:=YEAR([.A756])" office:value-type="float" office:value="2009">
            <text:p>2009</text:p>
          </table:table-cell>
          <table:table-cell table:formula="of:=[Sheet1.D756]" office:value-type="float" office:value="961.54">
            <text:p>961.54</text:p>
          </table:table-cell>
          <table:table-cell table:number-columns-repeated="10"/>
        </table:table-row>
        <table:table-row table:style-name="ro2">
          <table:table-cell table:formula="of:=[Sheet1.A757]" office:value-type="string" office:string-value="2009-12-28">
            <text:p>2009-12-28</text:p>
          </table:table-cell>
          <table:table-cell table:formula="of:=WEEKDAY([.A757:.A757])" office:value-type="float" office:value="2">
            <text:p>2</text:p>
          </table:table-cell>
          <table:table-cell table:formula="of:=ISOWEEKNUM([.A757];1)" office:value-type="float" office:value="52">
            <text:p>52</text:p>
          </table:table-cell>
          <table:table-cell table:formula="of:=MONTH([.A757])" office:value-type="float" office:value="12">
            <text:p>12</text:p>
          </table:table-cell>
          <table:table-cell table:formula="of:=YEAR([.A757])" office:value-type="float" office:value="2009">
            <text:p>2009</text:p>
          </table:table-cell>
          <table:table-cell table:formula="of:=[Sheet1.D757]" office:value-type="float" office:value="965.05">
            <text:p>965.05</text:p>
          </table:table-cell>
          <table:table-cell table:number-columns-repeated="10"/>
        </table:table-row>
        <table:table-row table:style-name="ro2">
          <table:table-cell table:formula="of:=[Sheet1.A758]" office:value-type="string" office:string-value="2009-12-29">
            <text:p>2009-12-29</text:p>
          </table:table-cell>
          <table:table-cell table:formula="of:=WEEKDAY([.A758:.A758])" office:value-type="float" office:value="3">
            <text:p>3</text:p>
          </table:table-cell>
          <table:table-cell table:formula="of:=ISOWEEKNUM([.A758];1)" office:value-type="float" office:value="52">
            <text:p>52</text:p>
          </table:table-cell>
          <table:table-cell table:formula="of:=MONTH([.A758])" office:value-type="float" office:value="12">
            <text:p>12</text:p>
          </table:table-cell>
          <table:table-cell table:formula="of:=YEAR([.A758])" office:value-type="float" office:value="2009">
            <text:p>2009</text:p>
          </table:table-cell>
          <table:table-cell table:formula="of:=[Sheet1.D758]" office:value-type="float" office:value="965.8">
            <text:p>965.80</text:p>
          </table:table-cell>
          <table:table-cell table:number-columns-repeated="10"/>
        </table:table-row>
        <table:table-row table:style-name="ro2">
          <table:table-cell table:formula="of:=[Sheet1.A759]" office:value-type="string" office:string-value="2009-12-30">
            <text:p>2009-12-30</text:p>
          </table:table-cell>
          <table:table-cell table:formula="of:=WEEKDAY([.A759:.A759])" office:value-type="float" office:value="4">
            <text:p>4</text:p>
          </table:table-cell>
          <table:table-cell table:formula="of:=ISOWEEKNUM([.A759];1)" office:value-type="float" office:value="52">
            <text:p>52</text:p>
          </table:table-cell>
          <table:table-cell table:formula="of:=MONTH([.A759])" office:value-type="float" office:value="12">
            <text:p>12</text:p>
          </table:table-cell>
          <table:table-cell table:formula="of:=YEAR([.A759])" office:value-type="float" office:value="2009">
            <text:p>2009</text:p>
          </table:table-cell>
          <table:table-cell table:formula="of:=[Sheet1.D759]" office:value-type="float" office:value="951.72">
            <text:p>951.72</text:p>
          </table:table-cell>
          <table:table-cell table:number-columns-repeated="10"/>
        </table:table-row>
        <table:table-row table:style-name="ro2">
          <table:table-cell table:formula="of:=[Sheet1.A760]" office:value-type="string" office:string-value="2010-01-04">
            <text:p>2010-01-04</text:p>
          </table:table-cell>
          <table:table-cell table:formula="of:=WEEKDAY([.A760:.A760])" office:value-type="float" office:value="2">
            <text:p>2</text:p>
          </table:table-cell>
          <table:table-cell table:formula="of:=ISOWEEKNUM([.A760];1)" office:value-type="float" office:value="1">
            <text:p>1</text:p>
          </table:table-cell>
          <table:table-cell table:formula="of:=MONTH([.A760])" office:value-type="float" office:value="1">
            <text:p>1</text:p>
          </table:table-cell>
          <table:table-cell table:formula="of:=YEAR([.A760])" office:value-type="float" office:value="2010">
            <text:p>2010</text:p>
          </table:table-cell>
          <table:table-cell table:formula="of:=[Sheet1.D760]" office:value-type="float" office:value="963.56">
            <text:p>963.56</text:p>
          </table:table-cell>
          <table:table-cell table:number-columns-repeated="10"/>
        </table:table-row>
        <table:table-row table:style-name="ro2">
          <table:table-cell table:formula="of:=[Sheet1.A761]" office:value-type="string" office:string-value="2010-01-05">
            <text:p>2010-01-05</text:p>
          </table:table-cell>
          <table:table-cell table:formula="of:=WEEKDAY([.A761:.A761])" office:value-type="float" office:value="3">
            <text:p>3</text:p>
          </table:table-cell>
          <table:table-cell table:formula="of:=ISOWEEKNUM([.A761];1)" office:value-type="float" office:value="1">
            <text:p>1</text:p>
          </table:table-cell>
          <table:table-cell table:formula="of:=MONTH([.A761])" office:value-type="float" office:value="1">
            <text:p>1</text:p>
          </table:table-cell>
          <table:table-cell table:formula="of:=YEAR([.A761])" office:value-type="float" office:value="2010">
            <text:p>2010</text:p>
          </table:table-cell>
          <table:table-cell table:formula="of:=[Sheet1.D761]" office:value-type="float" office:value="967.27">
            <text:p>967.27</text:p>
          </table:table-cell>
          <table:table-cell table:number-columns-repeated="10"/>
        </table:table-row>
        <table:table-row table:style-name="ro2">
          <table:table-cell table:formula="of:=[Sheet1.A762]" office:value-type="string" office:string-value="2010-01-07">
            <text:p>2010-01-07</text:p>
          </table:table-cell>
          <table:table-cell table:formula="of:=WEEKDAY([.A762:.A762])" office:value-type="float" office:value="5">
            <text:p>5</text:p>
          </table:table-cell>
          <table:table-cell table:formula="of:=ISOWEEKNUM([.A762];1)" office:value-type="float" office:value="1">
            <text:p>1</text:p>
          </table:table-cell>
          <table:table-cell table:formula="of:=MONTH([.A762])" office:value-type="float" office:value="1">
            <text:p>1</text:p>
          </table:table-cell>
          <table:table-cell table:formula="of:=YEAR([.A762])" office:value-type="float" office:value="2010">
            <text:p>2010</text:p>
          </table:table-cell>
          <table:table-cell table:formula="of:=[Sheet1.D762]" office:value-type="float" office:value="965.82">
            <text:p>965.82</text:p>
          </table:table-cell>
          <table:table-cell table:number-columns-repeated="10"/>
        </table:table-row>
        <table:table-row table:style-name="ro2">
          <table:table-cell table:formula="of:=[Sheet1.A763]" office:value-type="string" office:string-value="2010-01-08">
            <text:p>2010-01-08</text:p>
          </table:table-cell>
          <table:table-cell table:formula="of:=WEEKDAY([.A763:.A763])" office:value-type="float" office:value="6">
            <text:p>6</text:p>
          </table:table-cell>
          <table:table-cell table:formula="of:=ISOWEEKNUM([.A763];1)" office:value-type="float" office:value="1">
            <text:p>1</text:p>
          </table:table-cell>
          <table:table-cell table:formula="of:=MONTH([.A763])" office:value-type="float" office:value="1">
            <text:p>1</text:p>
          </table:table-cell>
          <table:table-cell table:formula="of:=YEAR([.A763])" office:value-type="float" office:value="2010">
            <text:p>2010</text:p>
          </table:table-cell>
          <table:table-cell table:formula="of:=[Sheet1.D763]" office:value-type="float" office:value="973.44">
            <text:p>973.44</text:p>
          </table:table-cell>
          <table:table-cell table:number-columns-repeated="10"/>
        </table:table-row>
        <table:table-row table:style-name="ro2">
          <table:table-cell table:formula="of:=[Sheet1.A764]" office:value-type="string" office:string-value="2010-01-11">
            <text:p>2010-01-11</text:p>
          </table:table-cell>
          <table:table-cell table:formula="of:=WEEKDAY([.A764:.A764])" office:value-type="float" office:value="2">
            <text:p>2</text:p>
          </table:table-cell>
          <table:table-cell table:formula="of:=ISOWEEKNUM([.A764];1)" office:value-type="float" office:value="2">
            <text:p>2</text:p>
          </table:table-cell>
          <table:table-cell table:formula="of:=MONTH([.A764])" office:value-type="float" office:value="1">
            <text:p>1</text:p>
          </table:table-cell>
          <table:table-cell table:formula="of:=YEAR([.A764])" office:value-type="float" office:value="2010">
            <text:p>2010</text:p>
          </table:table-cell>
          <table:table-cell table:formula="of:=[Sheet1.D764]" office:value-type="float" office:value="978.18">
            <text:p>978.18</text:p>
          </table:table-cell>
          <table:table-cell table:number-columns-repeated="10"/>
        </table:table-row>
        <table:table-row table:style-name="ro2">
          <table:table-cell table:formula="of:=[Sheet1.A765]" office:value-type="string" office:string-value="2010-01-12">
            <text:p>2010-01-12</text:p>
          </table:table-cell>
          <table:table-cell table:formula="of:=WEEKDAY([.A765:.A765])" office:value-type="float" office:value="3">
            <text:p>3</text:p>
          </table:table-cell>
          <table:table-cell table:formula="of:=ISOWEEKNUM([.A765];1)" office:value-type="float" office:value="2">
            <text:p>2</text:p>
          </table:table-cell>
          <table:table-cell table:formula="of:=MONTH([.A765])" office:value-type="float" office:value="1">
            <text:p>1</text:p>
          </table:table-cell>
          <table:table-cell table:formula="of:=YEAR([.A765])" office:value-type="float" office:value="2010">
            <text:p>2010</text:p>
          </table:table-cell>
          <table:table-cell table:formula="of:=[Sheet1.D765]" office:value-type="float" office:value="969.55">
            <text:p>969.55</text:p>
          </table:table-cell>
          <table:table-cell table:number-columns-repeated="10"/>
        </table:table-row>
        <table:table-row table:style-name="ro2">
          <table:table-cell table:formula="of:=[Sheet1.A766]" office:value-type="string" office:string-value="2010-01-13">
            <text:p>2010-01-13</text:p>
          </table:table-cell>
          <table:table-cell table:formula="of:=WEEKDAY([.A766:.A766])" office:value-type="float" office:value="4">
            <text:p>4</text:p>
          </table:table-cell>
          <table:table-cell table:formula="of:=ISOWEEKNUM([.A766];1)" office:value-type="float" office:value="2">
            <text:p>2</text:p>
          </table:table-cell>
          <table:table-cell table:formula="of:=MONTH([.A766])" office:value-type="float" office:value="1">
            <text:p>1</text:p>
          </table:table-cell>
          <table:table-cell table:formula="of:=YEAR([.A766])" office:value-type="float" office:value="2010">
            <text:p>2010</text:p>
          </table:table-cell>
          <table:table-cell table:formula="of:=[Sheet1.D766]" office:value-type="float" office:value="974.96">
            <text:p>974.96</text:p>
          </table:table-cell>
          <table:table-cell table:number-columns-repeated="10"/>
        </table:table-row>
        <table:table-row table:style-name="ro2">
          <table:table-cell table:formula="of:=[Sheet1.A767]" office:value-type="string" office:string-value="2010-01-14">
            <text:p>2010-01-14</text:p>
          </table:table-cell>
          <table:table-cell table:formula="of:=WEEKDAY([.A767:.A767])" office:value-type="float" office:value="5">
            <text:p>5</text:p>
          </table:table-cell>
          <table:table-cell table:formula="of:=ISOWEEKNUM([.A767];1)" office:value-type="float" office:value="2">
            <text:p>2</text:p>
          </table:table-cell>
          <table:table-cell table:formula="of:=MONTH([.A767])" office:value-type="float" office:value="1">
            <text:p>1</text:p>
          </table:table-cell>
          <table:table-cell table:formula="of:=YEAR([.A767])" office:value-type="float" office:value="2010">
            <text:p>2010</text:p>
          </table:table-cell>
          <table:table-cell table:formula="of:=[Sheet1.D767]" office:value-type="float" office:value="981.5">
            <text:p>981.50</text:p>
          </table:table-cell>
          <table:table-cell table:number-columns-repeated="10"/>
        </table:table-row>
        <table:table-row table:style-name="ro2">
          <table:table-cell table:formula="of:=[Sheet1.A768]" office:value-type="string" office:string-value="2010-01-15">
            <text:p>2010-01-15</text:p>
          </table:table-cell>
          <table:table-cell table:formula="of:=WEEKDAY([.A768:.A768])" office:value-type="float" office:value="6">
            <text:p>6</text:p>
          </table:table-cell>
          <table:table-cell table:formula="of:=ISOWEEKNUM([.A768];1)" office:value-type="float" office:value="2">
            <text:p>2</text:p>
          </table:table-cell>
          <table:table-cell table:formula="of:=MONTH([.A768])" office:value-type="float" office:value="1">
            <text:p>1</text:p>
          </table:table-cell>
          <table:table-cell table:formula="of:=YEAR([.A768])" office:value-type="float" office:value="2010">
            <text:p>2010</text:p>
          </table:table-cell>
          <table:table-cell table:formula="of:=[Sheet1.D768]" office:value-type="float" office:value="970.65">
            <text:p>970.65</text:p>
          </table:table-cell>
          <table:table-cell table:number-columns-repeated="10"/>
        </table:table-row>
        <table:table-row table:style-name="ro2">
          <table:table-cell table:formula="of:=[Sheet1.A769]" office:value-type="string" office:string-value="2010-01-18">
            <text:p>2010-01-18</text:p>
          </table:table-cell>
          <table:table-cell table:formula="of:=WEEKDAY([.A769:.A769])" office:value-type="float" office:value="2">
            <text:p>2</text:p>
          </table:table-cell>
          <table:table-cell table:formula="of:=ISOWEEKNUM([.A769];1)" office:value-type="float" office:value="3">
            <text:p>3</text:p>
          </table:table-cell>
          <table:table-cell table:formula="of:=MONTH([.A769])" office:value-type="float" office:value="1">
            <text:p>1</text:p>
          </table:table-cell>
          <table:table-cell table:formula="of:=YEAR([.A769])" office:value-type="float" office:value="2010">
            <text:p>2010</text:p>
          </table:table-cell>
          <table:table-cell table:formula="of:=[Sheet1.D769]" office:value-type="float" office:value="974.05">
            <text:p>974.05</text:p>
          </table:table-cell>
          <table:table-cell table:number-columns-repeated="10"/>
        </table:table-row>
        <table:table-row table:style-name="ro2">
          <table:table-cell table:formula="of:=[Sheet1.A770]" office:value-type="string" office:string-value="2010-01-19">
            <text:p>2010-01-19</text:p>
          </table:table-cell>
          <table:table-cell table:formula="of:=WEEKDAY([.A770:.A770])" office:value-type="float" office:value="3">
            <text:p>3</text:p>
          </table:table-cell>
          <table:table-cell table:formula="of:=ISOWEEKNUM([.A770];1)" office:value-type="float" office:value="3">
            <text:p>3</text:p>
          </table:table-cell>
          <table:table-cell table:formula="of:=MONTH([.A770])" office:value-type="float" office:value="1">
            <text:p>1</text:p>
          </table:table-cell>
          <table:table-cell table:formula="of:=YEAR([.A770])" office:value-type="float" office:value="2010">
            <text:p>2010</text:p>
          </table:table-cell>
          <table:table-cell table:formula="of:=[Sheet1.D770]" office:value-type="float" office:value="976">
            <text:p>976.00</text:p>
          </table:table-cell>
          <table:table-cell table:number-columns-repeated="10"/>
        </table:table-row>
        <table:table-row table:style-name="ro2">
          <table:table-cell table:formula="of:=[Sheet1.A771]" office:value-type="string" office:string-value="2010-01-20">
            <text:p>2010-01-20</text:p>
          </table:table-cell>
          <table:table-cell table:formula="of:=WEEKDAY([.A771:.A771])" office:value-type="float" office:value="4">
            <text:p>4</text:p>
          </table:table-cell>
          <table:table-cell table:formula="of:=ISOWEEKNUM([.A771];1)" office:value-type="float" office:value="3">
            <text:p>3</text:p>
          </table:table-cell>
          <table:table-cell table:formula="of:=MONTH([.A771])" office:value-type="float" office:value="1">
            <text:p>1</text:p>
          </table:table-cell>
          <table:table-cell table:formula="of:=YEAR([.A771])" office:value-type="float" office:value="2010">
            <text:p>2010</text:p>
          </table:table-cell>
          <table:table-cell table:formula="of:=[Sheet1.D771]" office:value-type="float" office:value="957.53">
            <text:p>957.53</text:p>
          </table:table-cell>
          <table:table-cell table:number-columns-repeated="10"/>
        </table:table-row>
        <table:table-row table:style-name="ro2">
          <table:table-cell table:formula="of:=[Sheet1.A772]" office:value-type="string" office:string-value="2010-01-21">
            <text:p>2010-01-21</text:p>
          </table:table-cell>
          <table:table-cell table:formula="of:=WEEKDAY([.A772:.A772])" office:value-type="float" office:value="5">
            <text:p>5</text:p>
          </table:table-cell>
          <table:table-cell table:formula="of:=ISOWEEKNUM([.A772];1)" office:value-type="float" office:value="3">
            <text:p>3</text:p>
          </table:table-cell>
          <table:table-cell table:formula="of:=MONTH([.A772])" office:value-type="float" office:value="1">
            <text:p>1</text:p>
          </table:table-cell>
          <table:table-cell table:formula="of:=YEAR([.A772])" office:value-type="float" office:value="2010">
            <text:p>2010</text:p>
          </table:table-cell>
          <table:table-cell table:formula="of:=[Sheet1.D772]" office:value-type="float" office:value="954.02">
            <text:p>954.02</text:p>
          </table:table-cell>
          <table:table-cell table:number-columns-repeated="10"/>
        </table:table-row>
        <table:table-row table:style-name="ro2">
          <table:table-cell table:formula="of:=[Sheet1.A773]" office:value-type="string" office:string-value="2010-01-22">
            <text:p>2010-01-22</text:p>
          </table:table-cell>
          <table:table-cell table:formula="of:=WEEKDAY([.A773:.A773])" office:value-type="float" office:value="6">
            <text:p>6</text:p>
          </table:table-cell>
          <table:table-cell table:formula="of:=ISOWEEKNUM([.A773];1)" office:value-type="float" office:value="3">
            <text:p>3</text:p>
          </table:table-cell>
          <table:table-cell table:formula="of:=MONTH([.A773])" office:value-type="float" office:value="1">
            <text:p>1</text:p>
          </table:table-cell>
          <table:table-cell table:formula="of:=YEAR([.A773])" office:value-type="float" office:value="2010">
            <text:p>2010</text:p>
          </table:table-cell>
          <table:table-cell table:formula="of:=[Sheet1.D773]" office:value-type="float" office:value="951.06">
            <text:p>951.06</text:p>
          </table:table-cell>
          <table:table-cell table:number-columns-repeated="10"/>
        </table:table-row>
        <table:table-row table:style-name="ro2">
          <table:table-cell table:formula="of:=[Sheet1.A774]" office:value-type="string" office:string-value="2010-01-25">
            <text:p>2010-01-25</text:p>
          </table:table-cell>
          <table:table-cell table:formula="of:=WEEKDAY([.A774:.A774])" office:value-type="float" office:value="2">
            <text:p>2</text:p>
          </table:table-cell>
          <table:table-cell table:formula="of:=ISOWEEKNUM([.A774];1)" office:value-type="float" office:value="4">
            <text:p>4</text:p>
          </table:table-cell>
          <table:table-cell table:formula="of:=MONTH([.A774])" office:value-type="float" office:value="1">
            <text:p>1</text:p>
          </table:table-cell>
          <table:table-cell table:formula="of:=YEAR([.A774])" office:value-type="float" office:value="2010">
            <text:p>2010</text:p>
          </table:table-cell>
          <table:table-cell table:formula="of:=[Sheet1.D774]" office:value-type="float" office:value="947.56">
            <text:p>947.56</text:p>
          </table:table-cell>
          <table:table-cell table:number-columns-repeated="10"/>
        </table:table-row>
        <table:table-row table:style-name="ro2">
          <table:table-cell table:formula="of:=[Sheet1.A775]" office:value-type="string" office:string-value="2010-01-26">
            <text:p>2010-01-26</text:p>
          </table:table-cell>
          <table:table-cell table:formula="of:=WEEKDAY([.A775:.A775])" office:value-type="float" office:value="3">
            <text:p>3</text:p>
          </table:table-cell>
          <table:table-cell table:formula="of:=ISOWEEKNUM([.A775];1)" office:value-type="float" office:value="4">
            <text:p>4</text:p>
          </table:table-cell>
          <table:table-cell table:formula="of:=MONTH([.A775])" office:value-type="float" office:value="1">
            <text:p>1</text:p>
          </table:table-cell>
          <table:table-cell table:formula="of:=YEAR([.A775])" office:value-type="float" office:value="2010">
            <text:p>2010</text:p>
          </table:table-cell>
          <table:table-cell table:formula="of:=[Sheet1.D775]" office:value-type="float" office:value="942.94">
            <text:p>942.94</text:p>
          </table:table-cell>
          <table:table-cell table:number-columns-repeated="10"/>
        </table:table-row>
        <table:table-row table:style-name="ro2">
          <table:table-cell table:formula="of:=[Sheet1.A776]" office:value-type="string" office:string-value="2010-01-27">
            <text:p>2010-01-27</text:p>
          </table:table-cell>
          <table:table-cell table:formula="of:=WEEKDAY([.A776:.A776])" office:value-type="float" office:value="4">
            <text:p>4</text:p>
          </table:table-cell>
          <table:table-cell table:formula="of:=ISOWEEKNUM([.A776];1)" office:value-type="float" office:value="4">
            <text:p>4</text:p>
          </table:table-cell>
          <table:table-cell table:formula="of:=MONTH([.A776])" office:value-type="float" office:value="1">
            <text:p>1</text:p>
          </table:table-cell>
          <table:table-cell table:formula="of:=YEAR([.A776])" office:value-type="float" office:value="2010">
            <text:p>2010</text:p>
          </table:table-cell>
          <table:table-cell table:formula="of:=[Sheet1.D776]" office:value-type="float" office:value="946.7">
            <text:p>946.70</text:p>
          </table:table-cell>
          <table:table-cell table:number-columns-repeated="10"/>
        </table:table-row>
        <table:table-row table:style-name="ro2">
          <table:table-cell table:formula="of:=[Sheet1.A777]" office:value-type="string" office:string-value="2010-01-28">
            <text:p>2010-01-28</text:p>
          </table:table-cell>
          <table:table-cell table:formula="of:=WEEKDAY([.A777:.A777])" office:value-type="float" office:value="5">
            <text:p>5</text:p>
          </table:table-cell>
          <table:table-cell table:formula="of:=ISOWEEKNUM([.A777];1)" office:value-type="float" office:value="4">
            <text:p>4</text:p>
          </table:table-cell>
          <table:table-cell table:formula="of:=MONTH([.A777])" office:value-type="float" office:value="1">
            <text:p>1</text:p>
          </table:table-cell>
          <table:table-cell table:formula="of:=YEAR([.A777])" office:value-type="float" office:value="2010">
            <text:p>2010</text:p>
          </table:table-cell>
          <table:table-cell table:formula="of:=[Sheet1.D777]" office:value-type="float" office:value="937.22">
            <text:p>937.22</text:p>
          </table:table-cell>
          <table:table-cell table:number-columns-repeated="10"/>
        </table:table-row>
        <table:table-row table:style-name="ro2">
          <table:table-cell table:formula="of:=[Sheet1.A778]" office:value-type="string" office:string-value="2010-01-29">
            <text:p>2010-01-29</text:p>
          </table:table-cell>
          <table:table-cell table:formula="of:=WEEKDAY([.A778:.A778])" office:value-type="float" office:value="6">
            <text:p>6</text:p>
          </table:table-cell>
          <table:table-cell table:formula="of:=ISOWEEKNUM([.A778];1)" office:value-type="float" office:value="4">
            <text:p>4</text:p>
          </table:table-cell>
          <table:table-cell table:formula="of:=MONTH([.A778])" office:value-type="float" office:value="1">
            <text:p>1</text:p>
          </table:table-cell>
          <table:table-cell table:formula="of:=YEAR([.A778])" office:value-type="float" office:value="2010">
            <text:p>2010</text:p>
          </table:table-cell>
          <table:table-cell table:formula="of:=[Sheet1.D778]" office:value-type="float" office:value="953.71">
            <text:p>953.71</text:p>
          </table:table-cell>
          <table:table-cell table:number-columns-repeated="10"/>
        </table:table-row>
        <table:table-row table:style-name="ro2">
          <table:table-cell table:formula="of:=[Sheet1.A779]" office:value-type="string" office:string-value="2010-02-01">
            <text:p>2010-02-01</text:p>
          </table:table-cell>
          <table:table-cell table:formula="of:=WEEKDAY([.A779:.A779])" office:value-type="float" office:value="2">
            <text:p>2</text:p>
          </table:table-cell>
          <table:table-cell table:formula="of:=ISOWEEKNUM([.A779];1)" office:value-type="float" office:value="5">
            <text:p>5</text:p>
          </table:table-cell>
          <table:table-cell table:formula="of:=MONTH([.A779])" office:value-type="float" office:value="2">
            <text:p>2</text:p>
          </table:table-cell>
          <table:table-cell table:formula="of:=YEAR([.A779])" office:value-type="float" office:value="2010">
            <text:p>2010</text:p>
          </table:table-cell>
          <table:table-cell table:formula="of:=[Sheet1.D779]" office:value-type="float" office:value="967.77">
            <text:p>967.77</text:p>
          </table:table-cell>
          <table:table-cell table:number-columns-repeated="10"/>
        </table:table-row>
        <table:table-row table:style-name="ro2">
          <table:table-cell table:formula="of:=[Sheet1.A780]" office:value-type="string" office:string-value="2010-02-02">
            <text:p>2010-02-02</text:p>
          </table:table-cell>
          <table:table-cell table:formula="of:=WEEKDAY([.A780:.A780])" office:value-type="float" office:value="3">
            <text:p>3</text:p>
          </table:table-cell>
          <table:table-cell table:formula="of:=ISOWEEKNUM([.A780];1)" office:value-type="float" office:value="5">
            <text:p>5</text:p>
          </table:table-cell>
          <table:table-cell table:formula="of:=MONTH([.A780])" office:value-type="float" office:value="2">
            <text:p>2</text:p>
          </table:table-cell>
          <table:table-cell table:formula="of:=YEAR([.A780])" office:value-type="float" office:value="2010">
            <text:p>2010</text:p>
          </table:table-cell>
          <table:table-cell table:formula="of:=[Sheet1.D780]" office:value-type="float" office:value="971.8">
            <text:p>971.80</text:p>
          </table:table-cell>
          <table:table-cell table:number-columns-repeated="10"/>
        </table:table-row>
        <table:table-row table:style-name="ro2">
          <table:table-cell table:formula="of:=[Sheet1.A781]" office:value-type="string" office:string-value="2010-02-03">
            <text:p>2010-02-03</text:p>
          </table:table-cell>
          <table:table-cell table:formula="of:=WEEKDAY([.A781:.A781])" office:value-type="float" office:value="4">
            <text:p>4</text:p>
          </table:table-cell>
          <table:table-cell table:formula="of:=ISOWEEKNUM([.A781];1)" office:value-type="float" office:value="5">
            <text:p>5</text:p>
          </table:table-cell>
          <table:table-cell table:formula="of:=MONTH([.A781])" office:value-type="float" office:value="2">
            <text:p>2</text:p>
          </table:table-cell>
          <table:table-cell table:formula="of:=YEAR([.A781])" office:value-type="float" office:value="2010">
            <text:p>2010</text:p>
          </table:table-cell>
          <table:table-cell table:formula="of:=[Sheet1.D781]" office:value-type="float" office:value="970">
            <text:p>970.00</text:p>
          </table:table-cell>
          <table:table-cell table:number-columns-repeated="10"/>
        </table:table-row>
        <table:table-row table:style-name="ro2">
          <table:table-cell table:formula="of:=[Sheet1.A782]" office:value-type="string" office:string-value="2010-02-04">
            <text:p>2010-02-04</text:p>
          </table:table-cell>
          <table:table-cell table:formula="of:=WEEKDAY([.A782:.A782])" office:value-type="float" office:value="5">
            <text:p>5</text:p>
          </table:table-cell>
          <table:table-cell table:formula="of:=ISOWEEKNUM([.A782];1)" office:value-type="float" office:value="5">
            <text:p>5</text:p>
          </table:table-cell>
          <table:table-cell table:formula="of:=MONTH([.A782])" office:value-type="float" office:value="2">
            <text:p>2</text:p>
          </table:table-cell>
          <table:table-cell table:formula="of:=YEAR([.A782])" office:value-type="float" office:value="2010">
            <text:p>2010</text:p>
          </table:table-cell>
          <table:table-cell table:formula="of:=[Sheet1.D782]" office:value-type="float" office:value="948.62">
            <text:p>948.62</text:p>
          </table:table-cell>
          <table:table-cell table:number-columns-repeated="10"/>
        </table:table-row>
        <table:table-row table:style-name="ro2">
          <table:table-cell table:formula="of:=[Sheet1.A783]" office:value-type="string" office:string-value="2010-02-05">
            <text:p>2010-02-05</text:p>
          </table:table-cell>
          <table:table-cell table:formula="of:=WEEKDAY([.A783:.A783])" office:value-type="float" office:value="6">
            <text:p>6</text:p>
          </table:table-cell>
          <table:table-cell table:formula="of:=ISOWEEKNUM([.A783];1)" office:value-type="float" office:value="5">
            <text:p>5</text:p>
          </table:table-cell>
          <table:table-cell table:formula="of:=MONTH([.A783])" office:value-type="float" office:value="2">
            <text:p>2</text:p>
          </table:table-cell>
          <table:table-cell table:formula="of:=YEAR([.A783])" office:value-type="float" office:value="2010">
            <text:p>2010</text:p>
          </table:table-cell>
          <table:table-cell table:formula="of:=[Sheet1.D783]" office:value-type="float" office:value="935.89">
            <text:p>935.89</text:p>
          </table:table-cell>
          <table:table-cell table:number-columns-repeated="10"/>
        </table:table-row>
        <table:table-row table:style-name="ro2">
          <table:table-cell table:formula="of:=[Sheet1.A784]" office:value-type="string" office:string-value="2010-02-08">
            <text:p>2010-02-08</text:p>
          </table:table-cell>
          <table:table-cell table:formula="of:=WEEKDAY([.A784:.A784])" office:value-type="float" office:value="2">
            <text:p>2</text:p>
          </table:table-cell>
          <table:table-cell table:formula="of:=ISOWEEKNUM([.A784];1)" office:value-type="float" office:value="6">
            <text:p>6</text:p>
          </table:table-cell>
          <table:table-cell table:formula="of:=MONTH([.A784])" office:value-type="float" office:value="2">
            <text:p>2</text:p>
          </table:table-cell>
          <table:table-cell table:formula="of:=YEAR([.A784])" office:value-type="float" office:value="2010">
            <text:p>2010</text:p>
          </table:table-cell>
          <table:table-cell table:formula="of:=[Sheet1.D784]" office:value-type="float" office:value="938.42">
            <text:p>938.42</text:p>
          </table:table-cell>
          <table:table-cell table:number-columns-repeated="10"/>
        </table:table-row>
        <table:table-row table:style-name="ro2">
          <table:table-cell table:formula="of:=[Sheet1.A785]" office:value-type="string" office:string-value="2010-02-09">
            <text:p>2010-02-09</text:p>
          </table:table-cell>
          <table:table-cell table:formula="of:=WEEKDAY([.A785:.A785])" office:value-type="float" office:value="3">
            <text:p>3</text:p>
          </table:table-cell>
          <table:table-cell table:formula="of:=ISOWEEKNUM([.A785];1)" office:value-type="float" office:value="6">
            <text:p>6</text:p>
          </table:table-cell>
          <table:table-cell table:formula="of:=MONTH([.A785])" office:value-type="float" office:value="2">
            <text:p>2</text:p>
          </table:table-cell>
          <table:table-cell table:formula="of:=YEAR([.A785])" office:value-type="float" office:value="2010">
            <text:p>2010</text:p>
          </table:table-cell>
          <table:table-cell table:formula="of:=[Sheet1.D785]" office:value-type="float" office:value="944.8">
            <text:p>944.80</text:p>
          </table:table-cell>
          <table:table-cell table:number-columns-repeated="10"/>
        </table:table-row>
        <table:table-row table:style-name="ro2">
          <table:table-cell table:formula="of:=[Sheet1.A786]" office:value-type="string" office:string-value="2010-02-10">
            <text:p>2010-02-10</text:p>
          </table:table-cell>
          <table:table-cell table:formula="of:=WEEKDAY([.A786:.A786])" office:value-type="float" office:value="4">
            <text:p>4</text:p>
          </table:table-cell>
          <table:table-cell table:formula="of:=ISOWEEKNUM([.A786];1)" office:value-type="float" office:value="6">
            <text:p>6</text:p>
          </table:table-cell>
          <table:table-cell table:formula="of:=MONTH([.A786])" office:value-type="float" office:value="2">
            <text:p>2</text:p>
          </table:table-cell>
          <table:table-cell table:formula="of:=YEAR([.A786])" office:value-type="float" office:value="2010">
            <text:p>2010</text:p>
          </table:table-cell>
          <table:table-cell table:formula="of:=[Sheet1.D786]" office:value-type="float" office:value="937.05">
            <text:p>937.05</text:p>
          </table:table-cell>
          <table:table-cell table:number-columns-repeated="10"/>
        </table:table-row>
        <table:table-row table:style-name="ro2">
          <table:table-cell table:formula="of:=[Sheet1.A787]" office:value-type="string" office:string-value="2010-02-11">
            <text:p>2010-02-11</text:p>
          </table:table-cell>
          <table:table-cell table:formula="of:=WEEKDAY([.A787:.A787])" office:value-type="float" office:value="5">
            <text:p>5</text:p>
          </table:table-cell>
          <table:table-cell table:formula="of:=ISOWEEKNUM([.A787];1)" office:value-type="float" office:value="6">
            <text:p>6</text:p>
          </table:table-cell>
          <table:table-cell table:formula="of:=MONTH([.A787])" office:value-type="float" office:value="2">
            <text:p>2</text:p>
          </table:table-cell>
          <table:table-cell table:formula="of:=YEAR([.A787])" office:value-type="float" office:value="2010">
            <text:p>2010</text:p>
          </table:table-cell>
          <table:table-cell table:formula="of:=[Sheet1.D787]" office:value-type="float" office:value="943.66">
            <text:p>943.66</text:p>
          </table:table-cell>
          <table:table-cell table:number-columns-repeated="10"/>
        </table:table-row>
        <table:table-row table:style-name="ro2">
          <table:table-cell table:formula="of:=[Sheet1.A788]" office:value-type="string" office:string-value="2010-02-12">
            <text:p>2010-02-12</text:p>
          </table:table-cell>
          <table:table-cell table:formula="of:=WEEKDAY([.A788:.A788])" office:value-type="float" office:value="6">
            <text:p>6</text:p>
          </table:table-cell>
          <table:table-cell table:formula="of:=ISOWEEKNUM([.A788];1)" office:value-type="float" office:value="6">
            <text:p>6</text:p>
          </table:table-cell>
          <table:table-cell table:formula="of:=MONTH([.A788])" office:value-type="float" office:value="2">
            <text:p>2</text:p>
          </table:table-cell>
          <table:table-cell table:formula="of:=YEAR([.A788])" office:value-type="float" office:value="2010">
            <text:p>2010</text:p>
          </table:table-cell>
          <table:table-cell table:formula="of:=[Sheet1.D788]" office:value-type="float" office:value="931.35">
            <text:p>931.35</text:p>
          </table:table-cell>
          <table:table-cell table:number-columns-repeated="10"/>
        </table:table-row>
        <table:table-row table:style-name="ro2">
          <table:table-cell table:formula="of:=[Sheet1.A789]" office:value-type="string" office:string-value="2010-02-15">
            <text:p>2010-02-15</text:p>
          </table:table-cell>
          <table:table-cell table:formula="of:=WEEKDAY([.A789:.A789])" office:value-type="float" office:value="2">
            <text:p>2</text:p>
          </table:table-cell>
          <table:table-cell table:formula="of:=ISOWEEKNUM([.A789];1)" office:value-type="float" office:value="7">
            <text:p>7</text:p>
          </table:table-cell>
          <table:table-cell table:formula="of:=MONTH([.A789])" office:value-type="float" office:value="2">
            <text:p>2</text:p>
          </table:table-cell>
          <table:table-cell table:formula="of:=YEAR([.A789])" office:value-type="float" office:value="2010">
            <text:p>2010</text:p>
          </table:table-cell>
          <table:table-cell table:formula="of:=[Sheet1.D789]" office:value-type="float" office:value="923.37">
            <text:p>923.37</text:p>
          </table:table-cell>
          <table:table-cell table:number-columns-repeated="10"/>
        </table:table-row>
        <table:table-row table:style-name="ro2">
          <table:table-cell table:formula="of:=[Sheet1.A790]" office:value-type="string" office:string-value="2010-02-16">
            <text:p>2010-02-16</text:p>
          </table:table-cell>
          <table:table-cell table:formula="of:=WEEKDAY([.A790:.A790])" office:value-type="float" office:value="3">
            <text:p>3</text:p>
          </table:table-cell>
          <table:table-cell table:formula="of:=ISOWEEKNUM([.A790];1)" office:value-type="float" office:value="7">
            <text:p>7</text:p>
          </table:table-cell>
          <table:table-cell table:formula="of:=MONTH([.A790])" office:value-type="float" office:value="2">
            <text:p>2</text:p>
          </table:table-cell>
          <table:table-cell table:formula="of:=YEAR([.A790])" office:value-type="float" office:value="2010">
            <text:p>2010</text:p>
          </table:table-cell>
          <table:table-cell table:formula="of:=[Sheet1.D790]" office:value-type="float" office:value="934.31">
            <text:p>934.31</text:p>
          </table:table-cell>
          <table:table-cell table:number-columns-repeated="10"/>
        </table:table-row>
        <table:table-row table:style-name="ro2">
          <table:table-cell table:formula="of:=[Sheet1.A791]" office:value-type="string" office:string-value="2010-02-17">
            <text:p>2010-02-17</text:p>
          </table:table-cell>
          <table:table-cell table:formula="of:=WEEKDAY([.A791:.A791])" office:value-type="float" office:value="4">
            <text:p>4</text:p>
          </table:table-cell>
          <table:table-cell table:formula="of:=ISOWEEKNUM([.A791];1)" office:value-type="float" office:value="7">
            <text:p>7</text:p>
          </table:table-cell>
          <table:table-cell table:formula="of:=MONTH([.A791])" office:value-type="float" office:value="2">
            <text:p>2</text:p>
          </table:table-cell>
          <table:table-cell table:formula="of:=YEAR([.A791])" office:value-type="float" office:value="2010">
            <text:p>2010</text:p>
          </table:table-cell>
          <table:table-cell table:formula="of:=[Sheet1.D791]" office:value-type="float" office:value="943.69">
            <text:p>943.69</text:p>
          </table:table-cell>
          <table:table-cell table:number-columns-repeated="10"/>
        </table:table-row>
        <table:table-row table:style-name="ro2">
          <table:table-cell table:formula="of:=[Sheet1.A792]" office:value-type="string" office:string-value="2010-02-18">
            <text:p>2010-02-18</text:p>
          </table:table-cell>
          <table:table-cell table:formula="of:=WEEKDAY([.A792:.A792])" office:value-type="float" office:value="5">
            <text:p>5</text:p>
          </table:table-cell>
          <table:table-cell table:formula="of:=ISOWEEKNUM([.A792];1)" office:value-type="float" office:value="7">
            <text:p>7</text:p>
          </table:table-cell>
          <table:table-cell table:formula="of:=MONTH([.A792])" office:value-type="float" office:value="2">
            <text:p>2</text:p>
          </table:table-cell>
          <table:table-cell table:formula="of:=YEAR([.A792])" office:value-type="float" office:value="2010">
            <text:p>2010</text:p>
          </table:table-cell>
          <table:table-cell table:formula="of:=[Sheet1.D792]" office:value-type="float" office:value="946.97">
            <text:p>946.97</text:p>
          </table:table-cell>
          <table:table-cell table:number-columns-repeated="10"/>
        </table:table-row>
        <table:table-row table:style-name="ro2">
          <table:table-cell table:formula="of:=[Sheet1.A793]" office:value-type="string" office:string-value="2010-02-19">
            <text:p>2010-02-19</text:p>
          </table:table-cell>
          <table:table-cell table:formula="of:=WEEKDAY([.A793:.A793])" office:value-type="float" office:value="6">
            <text:p>6</text:p>
          </table:table-cell>
          <table:table-cell table:formula="of:=ISOWEEKNUM([.A793];1)" office:value-type="float" office:value="7">
            <text:p>7</text:p>
          </table:table-cell>
          <table:table-cell table:formula="of:=MONTH([.A793])" office:value-type="float" office:value="2">
            <text:p>2</text:p>
          </table:table-cell>
          <table:table-cell table:formula="of:=YEAR([.A793])" office:value-type="float" office:value="2010">
            <text:p>2010</text:p>
          </table:table-cell>
          <table:table-cell table:formula="of:=[Sheet1.D793]" office:value-type="float" office:value="957.27">
            <text:p>957.27</text:p>
          </table:table-cell>
          <table:table-cell table:number-columns-repeated="10"/>
        </table:table-row>
        <table:table-row table:style-name="ro2">
          <table:table-cell table:formula="of:=[Sheet1.A794]" office:value-type="string" office:string-value="2010-02-22">
            <text:p>2010-02-22</text:p>
          </table:table-cell>
          <table:table-cell table:formula="of:=WEEKDAY([.A794:.A794])" office:value-type="float" office:value="2">
            <text:p>2</text:p>
          </table:table-cell>
          <table:table-cell table:formula="of:=ISOWEEKNUM([.A794];1)" office:value-type="float" office:value="8">
            <text:p>8</text:p>
          </table:table-cell>
          <table:table-cell table:formula="of:=MONTH([.A794])" office:value-type="float" office:value="2">
            <text:p>2</text:p>
          </table:table-cell>
          <table:table-cell table:formula="of:=YEAR([.A794])" office:value-type="float" office:value="2010">
            <text:p>2010</text:p>
          </table:table-cell>
          <table:table-cell table:formula="of:=[Sheet1.D794]" office:value-type="float" office:value="954.1">
            <text:p>954.10</text:p>
          </table:table-cell>
          <table:table-cell table:number-columns-repeated="10"/>
        </table:table-row>
        <table:table-row table:style-name="ro2">
          <table:table-cell table:formula="of:=[Sheet1.A795]" office:value-type="string" office:string-value="2010-02-23">
            <text:p>2010-02-23</text:p>
          </table:table-cell>
          <table:table-cell table:formula="of:=WEEKDAY([.A795:.A795])" office:value-type="float" office:value="3">
            <text:p>3</text:p>
          </table:table-cell>
          <table:table-cell table:formula="of:=ISOWEEKNUM([.A795];1)" office:value-type="float" office:value="8">
            <text:p>8</text:p>
          </table:table-cell>
          <table:table-cell table:formula="of:=MONTH([.A795])" office:value-type="float" office:value="2">
            <text:p>2</text:p>
          </table:table-cell>
          <table:table-cell table:formula="of:=YEAR([.A795])" office:value-type="float" office:value="2010">
            <text:p>2010</text:p>
          </table:table-cell>
          <table:table-cell table:formula="of:=[Sheet1.D795]" office:value-type="float" office:value="942.05">
            <text:p>942.05</text:p>
          </table:table-cell>
          <table:table-cell table:number-columns-repeated="10"/>
        </table:table-row>
        <table:table-row table:style-name="ro2">
          <table:table-cell table:formula="of:=[Sheet1.A796]" office:value-type="string" office:string-value="2010-02-24">
            <text:p>2010-02-24</text:p>
          </table:table-cell>
          <table:table-cell table:formula="of:=WEEKDAY([.A796:.A796])" office:value-type="float" office:value="4">
            <text:p>4</text:p>
          </table:table-cell>
          <table:table-cell table:formula="of:=ISOWEEKNUM([.A796];1)" office:value-type="float" office:value="8">
            <text:p>8</text:p>
          </table:table-cell>
          <table:table-cell table:formula="of:=MONTH([.A796])" office:value-type="float" office:value="2">
            <text:p>2</text:p>
          </table:table-cell>
          <table:table-cell table:formula="of:=YEAR([.A796])" office:value-type="float" office:value="2010">
            <text:p>2010</text:p>
          </table:table-cell>
          <table:table-cell table:formula="of:=[Sheet1.D796]" office:value-type="float" office:value="944.31">
            <text:p>944.31</text:p>
          </table:table-cell>
          <table:table-cell table:number-columns-repeated="10"/>
        </table:table-row>
        <table:table-row table:style-name="ro2">
          <table:table-cell table:formula="of:=[Sheet1.A797]" office:value-type="string" office:string-value="2010-02-25">
            <text:p>2010-02-25</text:p>
          </table:table-cell>
          <table:table-cell table:formula="of:=WEEKDAY([.A797:.A797])" office:value-type="float" office:value="5">
            <text:p>5</text:p>
          </table:table-cell>
          <table:table-cell table:formula="of:=ISOWEEKNUM([.A797];1)" office:value-type="float" office:value="8">
            <text:p>8</text:p>
          </table:table-cell>
          <table:table-cell table:formula="of:=MONTH([.A797])" office:value-type="float" office:value="2">
            <text:p>2</text:p>
          </table:table-cell>
          <table:table-cell table:formula="of:=YEAR([.A797])" office:value-type="float" office:value="2010">
            <text:p>2010</text:p>
          </table:table-cell>
          <table:table-cell table:formula="of:=[Sheet1.D797]" office:value-type="float" office:value="940.51">
            <text:p>940.51</text:p>
          </table:table-cell>
          <table:table-cell table:number-columns-repeated="10"/>
        </table:table-row>
        <table:table-row table:style-name="ro2">
          <table:table-cell table:formula="of:=[Sheet1.A798]" office:value-type="string" office:string-value="2010-02-26">
            <text:p>2010-02-26</text:p>
          </table:table-cell>
          <table:table-cell table:formula="of:=WEEKDAY([.A798:.A798])" office:value-type="float" office:value="6">
            <text:p>6</text:p>
          </table:table-cell>
          <table:table-cell table:formula="of:=ISOWEEKNUM([.A798];1)" office:value-type="float" office:value="8">
            <text:p>8</text:p>
          </table:table-cell>
          <table:table-cell table:formula="of:=MONTH([.A798])" office:value-type="float" office:value="2">
            <text:p>2</text:p>
          </table:table-cell>
          <table:table-cell table:formula="of:=YEAR([.A798])" office:value-type="float" office:value="2010">
            <text:p>2010</text:p>
          </table:table-cell>
          <table:table-cell table:formula="of:=[Sheet1.D798]" office:value-type="float" office:value="947.39">
            <text:p>947.39</text:p>
          </table:table-cell>
          <table:table-cell table:number-columns-repeated="10"/>
        </table:table-row>
        <table:table-row table:style-name="ro2">
          <table:table-cell table:formula="of:=[Sheet1.A799]" office:value-type="string" office:string-value="2010-03-01">
            <text:p>2010-03-01</text:p>
          </table:table-cell>
          <table:table-cell table:formula="of:=WEEKDAY([.A799:.A799])" office:value-type="float" office:value="2">
            <text:p>2</text:p>
          </table:table-cell>
          <table:table-cell table:formula="of:=ISOWEEKNUM([.A799];1)" office:value-type="float" office:value="9">
            <text:p>9</text:p>
          </table:table-cell>
          <table:table-cell table:formula="of:=MONTH([.A799])" office:value-type="float" office:value="3">
            <text:p>3</text:p>
          </table:table-cell>
          <table:table-cell table:formula="of:=YEAR([.A799])" office:value-type="float" office:value="2010">
            <text:p>2010</text:p>
          </table:table-cell>
          <table:table-cell table:formula="of:=[Sheet1.D799]" office:value-type="float" office:value="966.38">
            <text:p>966.38</text:p>
          </table:table-cell>
          <table:table-cell table:number-columns-repeated="10"/>
        </table:table-row>
        <table:table-row table:style-name="ro2">
          <table:table-cell table:formula="of:=[Sheet1.A800]" office:value-type="string" office:string-value="2010-03-02">
            <text:p>2010-03-02</text:p>
          </table:table-cell>
          <table:table-cell table:formula="of:=WEEKDAY([.A800:.A800])" office:value-type="float" office:value="3">
            <text:p>3</text:p>
          </table:table-cell>
          <table:table-cell table:formula="of:=ISOWEEKNUM([.A800];1)" office:value-type="float" office:value="9">
            <text:p>9</text:p>
          </table:table-cell>
          <table:table-cell table:formula="of:=MONTH([.A800])" office:value-type="float" office:value="3">
            <text:p>3</text:p>
          </table:table-cell>
          <table:table-cell table:formula="of:=YEAR([.A800])" office:value-type="float" office:value="2010">
            <text:p>2010</text:p>
          </table:table-cell>
          <table:table-cell table:formula="of:=[Sheet1.D800]" office:value-type="float" office:value="971.67">
            <text:p>971.67</text:p>
          </table:table-cell>
          <table:table-cell table:number-columns-repeated="10"/>
        </table:table-row>
        <table:table-row table:style-name="ro2">
          <table:table-cell table:formula="of:=[Sheet1.A801]" office:value-type="string" office:string-value="2010-03-03">
            <text:p>2010-03-03</text:p>
          </table:table-cell>
          <table:table-cell table:formula="of:=WEEKDAY([.A801:.A801])" office:value-type="float" office:value="4">
            <text:p>4</text:p>
          </table:table-cell>
          <table:table-cell table:formula="of:=ISOWEEKNUM([.A801];1)" office:value-type="float" office:value="9">
            <text:p>9</text:p>
          </table:table-cell>
          <table:table-cell table:formula="of:=MONTH([.A801])" office:value-type="float" office:value="3">
            <text:p>3</text:p>
          </table:table-cell>
          <table:table-cell table:formula="of:=YEAR([.A801])" office:value-type="float" office:value="2010">
            <text:p>2010</text:p>
          </table:table-cell>
          <table:table-cell table:formula="of:=[Sheet1.D801]" office:value-type="float" office:value="981.19">
            <text:p>981.19</text:p>
          </table:table-cell>
          <table:table-cell table:number-columns-repeated="10"/>
        </table:table-row>
        <table:table-row table:style-name="ro2">
          <table:table-cell table:formula="of:=[Sheet1.A802]" office:value-type="string" office:string-value="2010-03-04">
            <text:p>2010-03-04</text:p>
          </table:table-cell>
          <table:table-cell table:formula="of:=WEEKDAY([.A802:.A802])" office:value-type="float" office:value="5">
            <text:p>5</text:p>
          </table:table-cell>
          <table:table-cell table:formula="of:=ISOWEEKNUM([.A802];1)" office:value-type="float" office:value="9">
            <text:p>9</text:p>
          </table:table-cell>
          <table:table-cell table:formula="of:=MONTH([.A802])" office:value-type="float" office:value="3">
            <text:p>3</text:p>
          </table:table-cell>
          <table:table-cell table:formula="of:=YEAR([.A802])" office:value-type="float" office:value="2010">
            <text:p>2010</text:p>
          </table:table-cell>
          <table:table-cell table:formula="of:=[Sheet1.D802]" office:value-type="float" office:value="984.33">
            <text:p>984.33</text:p>
          </table:table-cell>
          <table:table-cell table:number-columns-repeated="10"/>
        </table:table-row>
        <table:table-row table:style-name="ro2">
          <table:table-cell table:formula="of:=[Sheet1.A803]" office:value-type="string" office:string-value="2010-03-05">
            <text:p>2010-03-05</text:p>
          </table:table-cell>
          <table:table-cell table:formula="of:=WEEKDAY([.A803:.A803])" office:value-type="float" office:value="6">
            <text:p>6</text:p>
          </table:table-cell>
          <table:table-cell table:formula="of:=ISOWEEKNUM([.A803];1)" office:value-type="float" office:value="9">
            <text:p>9</text:p>
          </table:table-cell>
          <table:table-cell table:formula="of:=MONTH([.A803])" office:value-type="float" office:value="3">
            <text:p>3</text:p>
          </table:table-cell>
          <table:table-cell table:formula="of:=YEAR([.A803])" office:value-type="float" office:value="2010">
            <text:p>2010</text:p>
          </table:table-cell>
          <table:table-cell table:formula="of:=[Sheet1.D803]" office:value-type="float" office:value="998.07">
            <text:p>998.07</text:p>
          </table:table-cell>
          <table:table-cell table:number-columns-repeated="10"/>
        </table:table-row>
        <table:table-row table:style-name="ro2">
          <table:table-cell table:formula="of:=[Sheet1.A804]" office:value-type="string" office:string-value="2010-03-08">
            <text:p>2010-03-08</text:p>
          </table:table-cell>
          <table:table-cell table:formula="of:=WEEKDAY([.A804:.A804])" office:value-type="float" office:value="2">
            <text:p>2</text:p>
          </table:table-cell>
          <table:table-cell table:formula="of:=ISOWEEKNUM([.A804];1)" office:value-type="float" office:value="10">
            <text:p>10</text:p>
          </table:table-cell>
          <table:table-cell table:formula="of:=MONTH([.A804])" office:value-type="float" office:value="3">
            <text:p>3</text:p>
          </table:table-cell>
          <table:table-cell table:formula="of:=YEAR([.A804])" office:value-type="float" office:value="2010">
            <text:p>2010</text:p>
          </table:table-cell>
          <table:table-cell table:formula="of:=[Sheet1.D804]" office:value-type="float" office:value="1003.39">
            <text:p>1,003.39</text:p>
          </table:table-cell>
          <table:table-cell table:number-columns-repeated="10"/>
        </table:table-row>
        <table:table-row table:style-name="ro2">
          <table:table-cell table:formula="of:=[Sheet1.A805]" office:value-type="string" office:string-value="2010-03-09">
            <text:p>2010-03-09</text:p>
          </table:table-cell>
          <table:table-cell table:formula="of:=WEEKDAY([.A805:.A805])" office:value-type="float" office:value="3">
            <text:p>3</text:p>
          </table:table-cell>
          <table:table-cell table:formula="of:=ISOWEEKNUM([.A805];1)" office:value-type="float" office:value="10">
            <text:p>10</text:p>
          </table:table-cell>
          <table:table-cell table:formula="of:=MONTH([.A805])" office:value-type="float" office:value="3">
            <text:p>3</text:p>
          </table:table-cell>
          <table:table-cell table:formula="of:=YEAR([.A805])" office:value-type="float" office:value="2010">
            <text:p>2010</text:p>
          </table:table-cell>
          <table:table-cell table:formula="of:=[Sheet1.D805]" office:value-type="float" office:value="1000.5">
            <text:p>1,000.50</text:p>
          </table:table-cell>
          <table:table-cell table:number-columns-repeated="10"/>
        </table:table-row>
        <table:table-row table:style-name="ro2">
          <table:table-cell table:formula="of:=[Sheet1.A806]" office:value-type="string" office:string-value="2010-03-10">
            <text:p>2010-03-10</text:p>
          </table:table-cell>
          <table:table-cell table:formula="of:=WEEKDAY([.A806:.A806])" office:value-type="float" office:value="4">
            <text:p>4</text:p>
          </table:table-cell>
          <table:table-cell table:formula="of:=ISOWEEKNUM([.A806];1)" office:value-type="float" office:value="10">
            <text:p>10</text:p>
          </table:table-cell>
          <table:table-cell table:formula="of:=MONTH([.A806])" office:value-type="float" office:value="3">
            <text:p>3</text:p>
          </table:table-cell>
          <table:table-cell table:formula="of:=YEAR([.A806])" office:value-type="float" office:value="2010">
            <text:p>2010</text:p>
          </table:table-cell>
          <table:table-cell table:formula="of:=[Sheet1.D806]" office:value-type="float" office:value="1013.04">
            <text:p>1,013.04</text:p>
          </table:table-cell>
          <table:table-cell table:number-columns-repeated="10"/>
        </table:table-row>
        <table:table-row table:style-name="ro2">
          <table:table-cell table:formula="of:=[Sheet1.A807]" office:value-type="string" office:string-value="2010-03-11">
            <text:p>2010-03-11</text:p>
          </table:table-cell>
          <table:table-cell table:formula="of:=WEEKDAY([.A807:.A807])" office:value-type="float" office:value="5">
            <text:p>5</text:p>
          </table:table-cell>
          <table:table-cell table:formula="of:=ISOWEEKNUM([.A807];1)" office:value-type="float" office:value="10">
            <text:p>10</text:p>
          </table:table-cell>
          <table:table-cell table:formula="of:=MONTH([.A807])" office:value-type="float" office:value="3">
            <text:p>3</text:p>
          </table:table-cell>
          <table:table-cell table:formula="of:=YEAR([.A807])" office:value-type="float" office:value="2010">
            <text:p>2010</text:p>
          </table:table-cell>
          <table:table-cell table:formula="of:=[Sheet1.D807]" office:value-type="float" office:value="1008.93">
            <text:p>1,008.93</text:p>
          </table:table-cell>
          <table:table-cell table:number-columns-repeated="10"/>
        </table:table-row>
        <table:table-row table:style-name="ro2">
          <table:table-cell table:formula="of:=[Sheet1.A808]" office:value-type="string" office:string-value="2010-03-12">
            <text:p>2010-03-12</text:p>
          </table:table-cell>
          <table:table-cell table:formula="of:=WEEKDAY([.A808:.A808])" office:value-type="float" office:value="6">
            <text:p>6</text:p>
          </table:table-cell>
          <table:table-cell table:formula="of:=ISOWEEKNUM([.A808];1)" office:value-type="float" office:value="10">
            <text:p>10</text:p>
          </table:table-cell>
          <table:table-cell table:formula="of:=MONTH([.A808])" office:value-type="float" office:value="3">
            <text:p>3</text:p>
          </table:table-cell>
          <table:table-cell table:formula="of:=YEAR([.A808])" office:value-type="float" office:value="2010">
            <text:p>2010</text:p>
          </table:table-cell>
          <table:table-cell table:formula="of:=[Sheet1.D808]" office:value-type="float" office:value="1018.15">
            <text:p>1,018.15</text:p>
          </table:table-cell>
          <table:table-cell table:number-columns-repeated="10"/>
        </table:table-row>
        <table:table-row table:style-name="ro2">
          <table:table-cell table:formula="of:=[Sheet1.A809]" office:value-type="string" office:string-value="2010-03-15">
            <text:p>2010-03-15</text:p>
          </table:table-cell>
          <table:table-cell table:formula="of:=WEEKDAY([.A809:.A809])" office:value-type="float" office:value="2">
            <text:p>2</text:p>
          </table:table-cell>
          <table:table-cell table:formula="of:=ISOWEEKNUM([.A809];1)" office:value-type="float" office:value="11">
            <text:p>11</text:p>
          </table:table-cell>
          <table:table-cell table:formula="of:=MONTH([.A809])" office:value-type="float" office:value="3">
            <text:p>3</text:p>
          </table:table-cell>
          <table:table-cell table:formula="of:=YEAR([.A809])" office:value-type="float" office:value="2010">
            <text:p>2010</text:p>
          </table:table-cell>
          <table:table-cell table:formula="of:=[Sheet1.D809]" office:value-type="float" office:value="1013.51">
            <text:p>1,013.51</text:p>
          </table:table-cell>
          <table:table-cell table:number-columns-repeated="10"/>
        </table:table-row>
        <table:table-row table:style-name="ro2">
          <table:table-cell table:formula="of:=[Sheet1.A810]" office:value-type="string" office:string-value="2010-03-16">
            <text:p>2010-03-16</text:p>
          </table:table-cell>
          <table:table-cell table:formula="of:=WEEKDAY([.A810:.A810])" office:value-type="float" office:value="3">
            <text:p>3</text:p>
          </table:table-cell>
          <table:table-cell table:formula="of:=ISOWEEKNUM([.A810];1)" office:value-type="float" office:value="11">
            <text:p>11</text:p>
          </table:table-cell>
          <table:table-cell table:formula="of:=MONTH([.A810])" office:value-type="float" office:value="3">
            <text:p>3</text:p>
          </table:table-cell>
          <table:table-cell table:formula="of:=YEAR([.A810])" office:value-type="float" office:value="2010">
            <text:p>2010</text:p>
          </table:table-cell>
          <table:table-cell table:formula="of:=[Sheet1.D810]" office:value-type="float" office:value="1020.05">
            <text:p>1,020.05</text:p>
          </table:table-cell>
          <table:table-cell table:number-columns-repeated="10"/>
        </table:table-row>
        <table:table-row table:style-name="ro2">
          <table:table-cell table:formula="of:=[Sheet1.A811]" office:value-type="string" office:string-value="2010-03-17">
            <text:p>2010-03-17</text:p>
          </table:table-cell>
          <table:table-cell table:formula="of:=WEEKDAY([.A811:.A811])" office:value-type="float" office:value="4">
            <text:p>4</text:p>
          </table:table-cell>
          <table:table-cell table:formula="of:=ISOWEEKNUM([.A811];1)" office:value-type="float" office:value="11">
            <text:p>11</text:p>
          </table:table-cell>
          <table:table-cell table:formula="of:=MONTH([.A811])" office:value-type="float" office:value="3">
            <text:p>3</text:p>
          </table:table-cell>
          <table:table-cell table:formula="of:=YEAR([.A811])" office:value-type="float" office:value="2010">
            <text:p>2010</text:p>
          </table:table-cell>
          <table:table-cell table:formula="of:=[Sheet1.D811]" office:value-type="float" office:value="1025.58">
            <text:p>1,025.58</text:p>
          </table:table-cell>
          <table:table-cell table:number-columns-repeated="10"/>
        </table:table-row>
        <table:table-row table:style-name="ro2">
          <table:table-cell table:formula="of:=[Sheet1.A812]" office:value-type="string" office:string-value="2010-03-18">
            <text:p>2010-03-18</text:p>
          </table:table-cell>
          <table:table-cell table:formula="of:=WEEKDAY([.A812:.A812])" office:value-type="float" office:value="5">
            <text:p>5</text:p>
          </table:table-cell>
          <table:table-cell table:formula="of:=ISOWEEKNUM([.A812];1)" office:value-type="float" office:value="11">
            <text:p>11</text:p>
          </table:table-cell>
          <table:table-cell table:formula="of:=MONTH([.A812])" office:value-type="float" office:value="3">
            <text:p>3</text:p>
          </table:table-cell>
          <table:table-cell table:formula="of:=YEAR([.A812])" office:value-type="float" office:value="2010">
            <text:p>2010</text:p>
          </table:table-cell>
          <table:table-cell table:formula="of:=[Sheet1.D812]" office:value-type="float" office:value="1018.19">
            <text:p>1,018.19</text:p>
          </table:table-cell>
          <table:table-cell table:number-columns-repeated="10"/>
        </table:table-row>
        <table:table-row table:style-name="ro2">
          <table:table-cell table:formula="of:=[Sheet1.A813]" office:value-type="string" office:string-value="2010-03-19">
            <text:p>2010-03-19</text:p>
          </table:table-cell>
          <table:table-cell table:formula="of:=WEEKDAY([.A813:.A813])" office:value-type="float" office:value="6">
            <text:p>6</text:p>
          </table:table-cell>
          <table:table-cell table:formula="of:=ISOWEEKNUM([.A813];1)" office:value-type="float" office:value="11">
            <text:p>11</text:p>
          </table:table-cell>
          <table:table-cell table:formula="of:=MONTH([.A813])" office:value-type="float" office:value="3">
            <text:p>3</text:p>
          </table:table-cell>
          <table:table-cell table:formula="of:=YEAR([.A813])" office:value-type="float" office:value="2010">
            <text:p>2010</text:p>
          </table:table-cell>
          <table:table-cell table:formula="of:=[Sheet1.D813]" office:value-type="float" office:value="1020.26">
            <text:p>1,020.26</text:p>
          </table:table-cell>
          <table:table-cell table:number-columns-repeated="10"/>
        </table:table-row>
        <table:table-row table:style-name="ro2">
          <table:table-cell table:formula="of:=[Sheet1.A814]" office:value-type="string" office:string-value="2010-03-22">
            <text:p>2010-03-22</text:p>
          </table:table-cell>
          <table:table-cell table:formula="of:=WEEKDAY([.A814:.A814])" office:value-type="float" office:value="2">
            <text:p>2</text:p>
          </table:table-cell>
          <table:table-cell table:formula="of:=ISOWEEKNUM([.A814];1)" office:value-type="float" office:value="12">
            <text:p>12</text:p>
          </table:table-cell>
          <table:table-cell table:formula="of:=MONTH([.A814])" office:value-type="float" office:value="3">
            <text:p>3</text:p>
          </table:table-cell>
          <table:table-cell table:formula="of:=YEAR([.A814])" office:value-type="float" office:value="2010">
            <text:p>2010</text:p>
          </table:table-cell>
          <table:table-cell table:formula="of:=[Sheet1.D814]" office:value-type="float" office:value="1021.42">
            <text:p>1,021.42</text:p>
          </table:table-cell>
          <table:table-cell table:number-columns-repeated="10"/>
        </table:table-row>
        <table:table-row table:style-name="ro2">
          <table:table-cell table:formula="of:=[Sheet1.A815]" office:value-type="string" office:string-value="2010-03-23">
            <text:p>2010-03-23</text:p>
          </table:table-cell>
          <table:table-cell table:formula="of:=WEEKDAY([.A815:.A815])" office:value-type="float" office:value="3">
            <text:p>3</text:p>
          </table:table-cell>
          <table:table-cell table:formula="of:=ISOWEEKNUM([.A815];1)" office:value-type="float" office:value="12">
            <text:p>12</text:p>
          </table:table-cell>
          <table:table-cell table:formula="of:=MONTH([.A815])" office:value-type="float" office:value="3">
            <text:p>3</text:p>
          </table:table-cell>
          <table:table-cell table:formula="of:=YEAR([.A815])" office:value-type="float" office:value="2010">
            <text:p>2010</text:p>
          </table:table-cell>
          <table:table-cell table:formula="of:=[Sheet1.D815]" office:value-type="float" office:value="1030.13">
            <text:p>1,030.13</text:p>
          </table:table-cell>
          <table:table-cell table:number-columns-repeated="10"/>
        </table:table-row>
        <table:table-row table:style-name="ro2">
          <table:table-cell table:formula="of:=[Sheet1.A816]" office:value-type="string" office:string-value="2010-03-24">
            <text:p>2010-03-24</text:p>
          </table:table-cell>
          <table:table-cell table:formula="of:=WEEKDAY([.A816:.A816])" office:value-type="float" office:value="4">
            <text:p>4</text:p>
          </table:table-cell>
          <table:table-cell table:formula="of:=ISOWEEKNUM([.A816];1)" office:value-type="float" office:value="12">
            <text:p>12</text:p>
          </table:table-cell>
          <table:table-cell table:formula="of:=MONTH([.A816])" office:value-type="float" office:value="3">
            <text:p>3</text:p>
          </table:table-cell>
          <table:table-cell table:formula="of:=YEAR([.A816])" office:value-type="float" office:value="2010">
            <text:p>2010</text:p>
          </table:table-cell>
          <table:table-cell table:formula="of:=[Sheet1.D816]" office:value-type="float" office:value="1027.08">
            <text:p>1,027.08</text:p>
          </table:table-cell>
          <table:table-cell table:number-columns-repeated="10"/>
        </table:table-row>
        <table:table-row table:style-name="ro2">
          <table:table-cell table:formula="of:=[Sheet1.A817]" office:value-type="string" office:string-value="2010-03-25">
            <text:p>2010-03-25</text:p>
          </table:table-cell>
          <table:table-cell table:formula="of:=WEEKDAY([.A817:.A817])" office:value-type="float" office:value="5">
            <text:p>5</text:p>
          </table:table-cell>
          <table:table-cell table:formula="of:=ISOWEEKNUM([.A817];1)" office:value-type="float" office:value="12">
            <text:p>12</text:p>
          </table:table-cell>
          <table:table-cell table:formula="of:=MONTH([.A817])" office:value-type="float" office:value="3">
            <text:p>3</text:p>
          </table:table-cell>
          <table:table-cell table:formula="of:=YEAR([.A817])" office:value-type="float" office:value="2010">
            <text:p>2010</text:p>
          </table:table-cell>
          <table:table-cell table:formula="of:=[Sheet1.D817]" office:value-type="float" office:value="1033.34">
            <text:p>1,033.34</text:p>
          </table:table-cell>
          <table:table-cell table:number-columns-repeated="10"/>
        </table:table-row>
        <table:table-row table:style-name="ro2">
          <table:table-cell table:formula="of:=[Sheet1.A818]" office:value-type="string" office:string-value="2010-03-26">
            <text:p>2010-03-26</text:p>
          </table:table-cell>
          <table:table-cell table:formula="of:=WEEKDAY([.A818:.A818])" office:value-type="float" office:value="6">
            <text:p>6</text:p>
          </table:table-cell>
          <table:table-cell table:formula="of:=ISOWEEKNUM([.A818];1)" office:value-type="float" office:value="12">
            <text:p>12</text:p>
          </table:table-cell>
          <table:table-cell table:formula="of:=MONTH([.A818])" office:value-type="float" office:value="3">
            <text:p>3</text:p>
          </table:table-cell>
          <table:table-cell table:formula="of:=YEAR([.A818])" office:value-type="float" office:value="2010">
            <text:p>2010</text:p>
          </table:table-cell>
          <table:table-cell table:formula="of:=[Sheet1.D818]" office:value-type="float" office:value="1027.42">
            <text:p>1,027.42</text:p>
          </table:table-cell>
          <table:table-cell table:number-columns-repeated="10"/>
        </table:table-row>
        <table:table-row table:style-name="ro2">
          <table:table-cell table:formula="of:=[Sheet1.A819]" office:value-type="string" office:string-value="2010-03-29">
            <text:p>2010-03-29</text:p>
          </table:table-cell>
          <table:table-cell table:formula="of:=WEEKDAY([.A819:.A819])" office:value-type="float" office:value="2">
            <text:p>2</text:p>
          </table:table-cell>
          <table:table-cell table:formula="of:=ISOWEEKNUM([.A819];1)" office:value-type="float" office:value="13">
            <text:p>13</text:p>
          </table:table-cell>
          <table:table-cell table:formula="of:=MONTH([.A819])" office:value-type="float" office:value="3">
            <text:p>3</text:p>
          </table:table-cell>
          <table:table-cell table:formula="of:=YEAR([.A819])" office:value-type="float" office:value="2010">
            <text:p>2010</text:p>
          </table:table-cell>
          <table:table-cell table:formula="of:=[Sheet1.D819]" office:value-type="float" office:value="1026.7">
            <text:p>1,026.70</text:p>
          </table:table-cell>
          <table:table-cell table:number-columns-repeated="10"/>
        </table:table-row>
        <table:table-row table:style-name="ro2">
          <table:table-cell table:formula="of:=[Sheet1.A820]" office:value-type="string" office:string-value="2010-03-30">
            <text:p>2010-03-30</text:p>
          </table:table-cell>
          <table:table-cell table:formula="of:=WEEKDAY([.A820:.A820])" office:value-type="float" office:value="3">
            <text:p>3</text:p>
          </table:table-cell>
          <table:table-cell table:formula="of:=ISOWEEKNUM([.A820];1)" office:value-type="float" office:value="13">
            <text:p>13</text:p>
          </table:table-cell>
          <table:table-cell table:formula="of:=MONTH([.A820])" office:value-type="float" office:value="3">
            <text:p>3</text:p>
          </table:table-cell>
          <table:table-cell table:formula="of:=YEAR([.A820])" office:value-type="float" office:value="2010">
            <text:p>2010</text:p>
          </table:table-cell>
          <table:table-cell table:formula="of:=[Sheet1.D820]" office:value-type="float" office:value="1022.79">
            <text:p>1,022.79</text:p>
          </table:table-cell>
          <table:table-cell table:number-columns-repeated="10"/>
        </table:table-row>
        <table:table-row table:style-name="ro2">
          <table:table-cell table:formula="of:=[Sheet1.A821]" office:value-type="string" office:string-value="2010-03-31">
            <text:p>2010-03-31</text:p>
          </table:table-cell>
          <table:table-cell table:formula="of:=WEEKDAY([.A821:.A821])" office:value-type="float" office:value="4">
            <text:p>4</text:p>
          </table:table-cell>
          <table:table-cell table:formula="of:=ISOWEEKNUM([.A821];1)" office:value-type="float" office:value="13">
            <text:p>13</text:p>
          </table:table-cell>
          <table:table-cell table:formula="of:=MONTH([.A821])" office:value-type="float" office:value="3">
            <text:p>3</text:p>
          </table:table-cell>
          <table:table-cell table:formula="of:=YEAR([.A821])" office:value-type="float" office:value="2010">
            <text:p>2010</text:p>
          </table:table-cell>
          <table:table-cell table:formula="of:=[Sheet1.D821]" office:value-type="float" office:value="1021.08">
            <text:p>1,021.08</text:p>
          </table:table-cell>
          <table:table-cell table:number-columns-repeated="10"/>
        </table:table-row>
        <table:table-row table:style-name="ro2">
          <table:table-cell table:formula="of:=[Sheet1.A822]" office:value-type="string" office:string-value="2010-04-01">
            <text:p>2010-04-01</text:p>
          </table:table-cell>
          <table:table-cell table:formula="of:=WEEKDAY([.A822:.A822])" office:value-type="float" office:value="5">
            <text:p>5</text:p>
          </table:table-cell>
          <table:table-cell table:formula="of:=ISOWEEKNUM([.A822];1)" office:value-type="float" office:value="13">
            <text:p>13</text:p>
          </table:table-cell>
          <table:table-cell table:formula="of:=MONTH([.A822])" office:value-type="float" office:value="4">
            <text:p>4</text:p>
          </table:table-cell>
          <table:table-cell table:formula="of:=YEAR([.A822])" office:value-type="float" office:value="2010">
            <text:p>2010</text:p>
          </table:table-cell>
          <table:table-cell table:formula="of:=[Sheet1.D822]" office:value-type="float" office:value="1036.93">
            <text:p>1,036.93</text:p>
          </table:table-cell>
          <table:table-cell table:number-columns-repeated="10"/>
        </table:table-row>
        <table:table-row table:style-name="ro2">
          <table:table-cell table:formula="of:=[Sheet1.A823]" office:value-type="string" office:string-value="2010-04-06">
            <text:p>2010-04-06</text:p>
          </table:table-cell>
          <table:table-cell table:formula="of:=WEEKDAY([.A823:.A823])" office:value-type="float" office:value="3">
            <text:p>3</text:p>
          </table:table-cell>
          <table:table-cell table:formula="of:=ISOWEEKNUM([.A823];1)" office:value-type="float" office:value="14">
            <text:p>14</text:p>
          </table:table-cell>
          <table:table-cell table:formula="of:=MONTH([.A823])" office:value-type="float" office:value="4">
            <text:p>4</text:p>
          </table:table-cell>
          <table:table-cell table:formula="of:=YEAR([.A823])" office:value-type="float" office:value="2010">
            <text:p>2010</text:p>
          </table:table-cell>
          <table:table-cell table:formula="of:=[Sheet1.D823]" office:value-type="float" office:value="1046">
            <text:p>1,046.00</text:p>
          </table:table-cell>
          <table:table-cell table:number-columns-repeated="10"/>
        </table:table-row>
        <table:table-row table:style-name="ro2">
          <table:table-cell table:formula="of:=[Sheet1.A824]" office:value-type="string" office:string-value="2010-04-07">
            <text:p>2010-04-07</text:p>
          </table:table-cell>
          <table:table-cell table:formula="of:=WEEKDAY([.A824:.A824])" office:value-type="float" office:value="4">
            <text:p>4</text:p>
          </table:table-cell>
          <table:table-cell table:formula="of:=ISOWEEKNUM([.A824];1)" office:value-type="float" office:value="14">
            <text:p>14</text:p>
          </table:table-cell>
          <table:table-cell table:formula="of:=MONTH([.A824])" office:value-type="float" office:value="4">
            <text:p>4</text:p>
          </table:table-cell>
          <table:table-cell table:formula="of:=YEAR([.A824])" office:value-type="float" office:value="2010">
            <text:p>2010</text:p>
          </table:table-cell>
          <table:table-cell table:formula="of:=[Sheet1.D824]" office:value-type="float" office:value="1042.78">
            <text:p>1,042.78</text:p>
          </table:table-cell>
          <table:table-cell table:number-columns-repeated="10"/>
        </table:table-row>
        <table:table-row table:style-name="ro2">
          <table:table-cell table:formula="of:=[Sheet1.A825]" office:value-type="string" office:string-value="2010-04-08">
            <text:p>2010-04-08</text:p>
          </table:table-cell>
          <table:table-cell table:formula="of:=WEEKDAY([.A825:.A825])" office:value-type="float" office:value="5">
            <text:p>5</text:p>
          </table:table-cell>
          <table:table-cell table:formula="of:=ISOWEEKNUM([.A825];1)" office:value-type="float" office:value="14">
            <text:p>14</text:p>
          </table:table-cell>
          <table:table-cell table:formula="of:=MONTH([.A825])" office:value-type="float" office:value="4">
            <text:p>4</text:p>
          </table:table-cell>
          <table:table-cell table:formula="of:=YEAR([.A825])" office:value-type="float" office:value="2010">
            <text:p>2010</text:p>
          </table:table-cell>
          <table:table-cell table:formula="of:=[Sheet1.D825]" office:value-type="float" office:value="1036.73">
            <text:p>1,036.73</text:p>
          </table:table-cell>
          <table:table-cell table:number-columns-repeated="10"/>
        </table:table-row>
        <table:table-row table:style-name="ro2">
          <table:table-cell table:formula="of:=[Sheet1.A826]" office:value-type="string" office:string-value="2010-04-09">
            <text:p>2010-04-09</text:p>
          </table:table-cell>
          <table:table-cell table:formula="of:=WEEKDAY([.A826:.A826])" office:value-type="float" office:value="6">
            <text:p>6</text:p>
          </table:table-cell>
          <table:table-cell table:formula="of:=ISOWEEKNUM([.A826];1)" office:value-type="float" office:value="14">
            <text:p>14</text:p>
          </table:table-cell>
          <table:table-cell table:formula="of:=MONTH([.A826])" office:value-type="float" office:value="4">
            <text:p>4</text:p>
          </table:table-cell>
          <table:table-cell table:formula="of:=YEAR([.A826])" office:value-type="float" office:value="2010">
            <text:p>2010</text:p>
          </table:table-cell>
          <table:table-cell table:formula="of:=[Sheet1.D826]" office:value-type="float" office:value="1044.58">
            <text:p>1,044.58</text:p>
          </table:table-cell>
          <table:table-cell table:number-columns-repeated="10"/>
        </table:table-row>
        <table:table-row table:style-name="ro2">
          <table:table-cell table:formula="of:=[Sheet1.A827]" office:value-type="string" office:string-value="2010-04-12">
            <text:p>2010-04-12</text:p>
          </table:table-cell>
          <table:table-cell table:formula="of:=WEEKDAY([.A827:.A827])" office:value-type="float" office:value="2">
            <text:p>2</text:p>
          </table:table-cell>
          <table:table-cell table:formula="of:=ISOWEEKNUM([.A827];1)" office:value-type="float" office:value="15">
            <text:p>15</text:p>
          </table:table-cell>
          <table:table-cell table:formula="of:=MONTH([.A827])" office:value-type="float" office:value="4">
            <text:p>4</text:p>
          </table:table-cell>
          <table:table-cell table:formula="of:=YEAR([.A827])" office:value-type="float" office:value="2010">
            <text:p>2010</text:p>
          </table:table-cell>
          <table:table-cell table:formula="of:=[Sheet1.D827]" office:value-type="float" office:value="1048.27">
            <text:p>1,048.27</text:p>
          </table:table-cell>
          <table:table-cell table:number-columns-repeated="10"/>
        </table:table-row>
        <table:table-row table:style-name="ro2">
          <table:table-cell table:formula="of:=[Sheet1.A828]" office:value-type="string" office:string-value="2010-04-13">
            <text:p>2010-04-13</text:p>
          </table:table-cell>
          <table:table-cell table:formula="of:=WEEKDAY([.A828:.A828])" office:value-type="float" office:value="3">
            <text:p>3</text:p>
          </table:table-cell>
          <table:table-cell table:formula="of:=ISOWEEKNUM([.A828];1)" office:value-type="float" office:value="15">
            <text:p>15</text:p>
          </table:table-cell>
          <table:table-cell table:formula="of:=MONTH([.A828])" office:value-type="float" office:value="4">
            <text:p>4</text:p>
          </table:table-cell>
          <table:table-cell table:formula="of:=YEAR([.A828])" office:value-type="float" office:value="2010">
            <text:p>2010</text:p>
          </table:table-cell>
          <table:table-cell table:formula="of:=[Sheet1.D828]" office:value-type="float" office:value="1046.5">
            <text:p>1,046.50</text:p>
          </table:table-cell>
          <table:table-cell table:number-columns-repeated="10"/>
        </table:table-row>
        <table:table-row table:style-name="ro2">
          <table:table-cell table:formula="of:=[Sheet1.A829]" office:value-type="string" office:string-value="2010-04-14">
            <text:p>2010-04-14</text:p>
          </table:table-cell>
          <table:table-cell table:formula="of:=WEEKDAY([.A829:.A829])" office:value-type="float" office:value="4">
            <text:p>4</text:p>
          </table:table-cell>
          <table:table-cell table:formula="of:=ISOWEEKNUM([.A829];1)" office:value-type="float" office:value="15">
            <text:p>15</text:p>
          </table:table-cell>
          <table:table-cell table:formula="of:=MONTH([.A829])" office:value-type="float" office:value="4">
            <text:p>4</text:p>
          </table:table-cell>
          <table:table-cell table:formula="of:=YEAR([.A829])" office:value-type="float" office:value="2010">
            <text:p>2010</text:p>
          </table:table-cell>
          <table:table-cell table:formula="of:=[Sheet1.D829]" office:value-type="float" office:value="1051.76">
            <text:p>1,051.76</text:p>
          </table:table-cell>
          <table:table-cell table:number-columns-repeated="10"/>
        </table:table-row>
        <table:table-row table:style-name="ro2">
          <table:table-cell table:formula="of:=[Sheet1.A830]" office:value-type="string" office:string-value="2010-04-15">
            <text:p>2010-04-15</text:p>
          </table:table-cell>
          <table:table-cell table:formula="of:=WEEKDAY([.A830:.A830])" office:value-type="float" office:value="5">
            <text:p>5</text:p>
          </table:table-cell>
          <table:table-cell table:formula="of:=ISOWEEKNUM([.A830];1)" office:value-type="float" office:value="15">
            <text:p>15</text:p>
          </table:table-cell>
          <table:table-cell table:formula="of:=MONTH([.A830])" office:value-type="float" office:value="4">
            <text:p>4</text:p>
          </table:table-cell>
          <table:table-cell table:formula="of:=YEAR([.A830])" office:value-type="float" office:value="2010">
            <text:p>2010</text:p>
          </table:table-cell>
          <table:table-cell table:formula="of:=[Sheet1.D830]" office:value-type="float" office:value="1053.25">
            <text:p>1,053.25</text:p>
          </table:table-cell>
          <table:table-cell table:number-columns-repeated="10"/>
        </table:table-row>
        <table:table-row table:style-name="ro2">
          <table:table-cell table:formula="of:=[Sheet1.A831]" office:value-type="string" office:string-value="2010-04-16">
            <text:p>2010-04-16</text:p>
          </table:table-cell>
          <table:table-cell table:formula="of:=WEEKDAY([.A831:.A831])" office:value-type="float" office:value="6">
            <text:p>6</text:p>
          </table:table-cell>
          <table:table-cell table:formula="of:=ISOWEEKNUM([.A831];1)" office:value-type="float" office:value="15">
            <text:p>15</text:p>
          </table:table-cell>
          <table:table-cell table:formula="of:=MONTH([.A831])" office:value-type="float" office:value="4">
            <text:p>4</text:p>
          </table:table-cell>
          <table:table-cell table:formula="of:=YEAR([.A831])" office:value-type="float" office:value="2010">
            <text:p>2010</text:p>
          </table:table-cell>
          <table:table-cell table:formula="of:=[Sheet1.D831]" office:value-type="float" office:value="1050.24">
            <text:p>1,050.24</text:p>
          </table:table-cell>
          <table:table-cell table:number-columns-repeated="10"/>
        </table:table-row>
        <table:table-row table:style-name="ro2">
          <table:table-cell table:formula="of:=[Sheet1.A832]" office:value-type="string" office:string-value="2010-04-19">
            <text:p>2010-04-19</text:p>
          </table:table-cell>
          <table:table-cell table:formula="of:=WEEKDAY([.A832:.A832])" office:value-type="float" office:value="2">
            <text:p>2</text:p>
          </table:table-cell>
          <table:table-cell table:formula="of:=ISOWEEKNUM([.A832];1)" office:value-type="float" office:value="16">
            <text:p>16</text:p>
          </table:table-cell>
          <table:table-cell table:formula="of:=MONTH([.A832])" office:value-type="float" office:value="4">
            <text:p>4</text:p>
          </table:table-cell>
          <table:table-cell table:formula="of:=YEAR([.A832])" office:value-type="float" office:value="2010">
            <text:p>2010</text:p>
          </table:table-cell>
          <table:table-cell table:formula="of:=[Sheet1.D832]" office:value-type="float" office:value="1043.04">
            <text:p>1,043.04</text:p>
          </table:table-cell>
          <table:table-cell table:number-columns-repeated="10"/>
        </table:table-row>
        <table:table-row table:style-name="ro2">
          <table:table-cell table:formula="of:=[Sheet1.A833]" office:value-type="string" office:string-value="2010-04-20">
            <text:p>2010-04-20</text:p>
          </table:table-cell>
          <table:table-cell table:formula="of:=WEEKDAY([.A833:.A833])" office:value-type="float" office:value="3">
            <text:p>3</text:p>
          </table:table-cell>
          <table:table-cell table:formula="of:=ISOWEEKNUM([.A833];1)" office:value-type="float" office:value="16">
            <text:p>16</text:p>
          </table:table-cell>
          <table:table-cell table:formula="of:=MONTH([.A833])" office:value-type="float" office:value="4">
            <text:p>4</text:p>
          </table:table-cell>
          <table:table-cell table:formula="of:=YEAR([.A833])" office:value-type="float" office:value="2010">
            <text:p>2010</text:p>
          </table:table-cell>
          <table:table-cell table:formula="of:=[Sheet1.D833]" office:value-type="float" office:value="1055.34">
            <text:p>1,055.34</text:p>
          </table:table-cell>
          <table:table-cell table:number-columns-repeated="10"/>
        </table:table-row>
        <table:table-row table:style-name="ro2">
          <table:table-cell table:formula="of:=[Sheet1.A834]" office:value-type="string" office:string-value="2010-04-21">
            <text:p>2010-04-21</text:p>
          </table:table-cell>
          <table:table-cell table:formula="of:=WEEKDAY([.A834:.A834])" office:value-type="float" office:value="4">
            <text:p>4</text:p>
          </table:table-cell>
          <table:table-cell table:formula="of:=ISOWEEKNUM([.A834];1)" office:value-type="float" office:value="16">
            <text:p>16</text:p>
          </table:table-cell>
          <table:table-cell table:formula="of:=MONTH([.A834])" office:value-type="float" office:value="4">
            <text:p>4</text:p>
          </table:table-cell>
          <table:table-cell table:formula="of:=YEAR([.A834])" office:value-type="float" office:value="2010">
            <text:p>2010</text:p>
          </table:table-cell>
          <table:table-cell table:formula="of:=[Sheet1.D834]" office:value-type="float" office:value="1042.48">
            <text:p>1,042.48</text:p>
          </table:table-cell>
          <table:table-cell table:number-columns-repeated="10"/>
        </table:table-row>
        <table:table-row table:style-name="ro2">
          <table:table-cell table:formula="of:=[Sheet1.A835]" office:value-type="string" office:string-value="2010-04-22">
            <text:p>2010-04-22</text:p>
          </table:table-cell>
          <table:table-cell table:formula="of:=WEEKDAY([.A835:.A835])" office:value-type="float" office:value="5">
            <text:p>5</text:p>
          </table:table-cell>
          <table:table-cell table:formula="of:=ISOWEEKNUM([.A835];1)" office:value-type="float" office:value="16">
            <text:p>16</text:p>
          </table:table-cell>
          <table:table-cell table:formula="of:=MONTH([.A835])" office:value-type="float" office:value="4">
            <text:p>4</text:p>
          </table:table-cell>
          <table:table-cell table:formula="of:=YEAR([.A835])" office:value-type="float" office:value="2010">
            <text:p>2010</text:p>
          </table:table-cell>
          <table:table-cell table:formula="of:=[Sheet1.D835]" office:value-type="float" office:value="1038.34">
            <text:p>1,038.34</text:p>
          </table:table-cell>
          <table:table-cell table:number-columns-repeated="10"/>
        </table:table-row>
        <table:table-row table:style-name="ro2">
          <table:table-cell table:formula="of:=[Sheet1.A836]" office:value-type="string" office:string-value="2010-04-23">
            <text:p>2010-04-23</text:p>
          </table:table-cell>
          <table:table-cell table:formula="of:=WEEKDAY([.A836:.A836])" office:value-type="float" office:value="6">
            <text:p>6</text:p>
          </table:table-cell>
          <table:table-cell table:formula="of:=ISOWEEKNUM([.A836];1)" office:value-type="float" office:value="16">
            <text:p>16</text:p>
          </table:table-cell>
          <table:table-cell table:formula="of:=MONTH([.A836])" office:value-type="float" office:value="4">
            <text:p>4</text:p>
          </table:table-cell>
          <table:table-cell table:formula="of:=YEAR([.A836])" office:value-type="float" office:value="2010">
            <text:p>2010</text:p>
          </table:table-cell>
          <table:table-cell table:formula="of:=[Sheet1.D836]" office:value-type="float" office:value="1066.82">
            <text:p>1,066.82</text:p>
          </table:table-cell>
          <table:table-cell table:number-columns-repeated="10"/>
        </table:table-row>
        <table:table-row table:style-name="ro2">
          <table:table-cell table:formula="of:=[Sheet1.A837]" office:value-type="string" office:string-value="2010-04-26">
            <text:p>2010-04-26</text:p>
          </table:table-cell>
          <table:table-cell table:formula="of:=WEEKDAY([.A837:.A837])" office:value-type="float" office:value="2">
            <text:p>2</text:p>
          </table:table-cell>
          <table:table-cell table:formula="of:=ISOWEEKNUM([.A837];1)" office:value-type="float" office:value="17">
            <text:p>17</text:p>
          </table:table-cell>
          <table:table-cell table:formula="of:=MONTH([.A837])" office:value-type="float" office:value="4">
            <text:p>4</text:p>
          </table:table-cell>
          <table:table-cell table:formula="of:=YEAR([.A837])" office:value-type="float" office:value="2010">
            <text:p>2010</text:p>
          </table:table-cell>
          <table:table-cell table:formula="of:=[Sheet1.D837]" office:value-type="float" office:value="1067.9">
            <text:p>1,067.90</text:p>
          </table:table-cell>
          <table:table-cell table:number-columns-repeated="10"/>
        </table:table-row>
        <table:table-row table:style-name="ro2">
          <table:table-cell table:formula="of:=[Sheet1.A838]" office:value-type="string" office:string-value="2010-04-27">
            <text:p>2010-04-27</text:p>
          </table:table-cell>
          <table:table-cell table:formula="of:=WEEKDAY([.A838:.A838])" office:value-type="float" office:value="3">
            <text:p>3</text:p>
          </table:table-cell>
          <table:table-cell table:formula="of:=ISOWEEKNUM([.A838];1)" office:value-type="float" office:value="17">
            <text:p>17</text:p>
          </table:table-cell>
          <table:table-cell table:formula="of:=MONTH([.A838])" office:value-type="float" office:value="4">
            <text:p>4</text:p>
          </table:table-cell>
          <table:table-cell table:formula="of:=YEAR([.A838])" office:value-type="float" office:value="2010">
            <text:p>2010</text:p>
          </table:table-cell>
          <table:table-cell table:formula="of:=[Sheet1.D838]" office:value-type="float" office:value="1042.82">
            <text:p>1,042.82</text:p>
          </table:table-cell>
          <table:table-cell table:number-columns-repeated="10"/>
        </table:table-row>
        <table:table-row table:style-name="ro2">
          <table:table-cell table:formula="of:=[Sheet1.A839]" office:value-type="string" office:string-value="2010-04-28">
            <text:p>2010-04-28</text:p>
          </table:table-cell>
          <table:table-cell table:formula="of:=WEEKDAY([.A839:.A839])" office:value-type="float" office:value="4">
            <text:p>4</text:p>
          </table:table-cell>
          <table:table-cell table:formula="of:=ISOWEEKNUM([.A839];1)" office:value-type="float" office:value="17">
            <text:p>17</text:p>
          </table:table-cell>
          <table:table-cell table:formula="of:=MONTH([.A839])" office:value-type="float" office:value="4">
            <text:p>4</text:p>
          </table:table-cell>
          <table:table-cell table:formula="of:=YEAR([.A839])" office:value-type="float" office:value="2010">
            <text:p>2010</text:p>
          </table:table-cell>
          <table:table-cell table:formula="of:=[Sheet1.D839]" office:value-type="float" office:value="1042.87">
            <text:p>1,042.87</text:p>
          </table:table-cell>
          <table:table-cell table:number-columns-repeated="10"/>
        </table:table-row>
        <table:table-row table:style-name="ro2">
          <table:table-cell table:formula="of:=[Sheet1.A840]" office:value-type="string" office:string-value="2010-04-29">
            <text:p>2010-04-29</text:p>
          </table:table-cell>
          <table:table-cell table:formula="of:=WEEKDAY([.A840:.A840])" office:value-type="float" office:value="5">
            <text:p>5</text:p>
          </table:table-cell>
          <table:table-cell table:formula="of:=ISOWEEKNUM([.A840];1)" office:value-type="float" office:value="17">
            <text:p>17</text:p>
          </table:table-cell>
          <table:table-cell table:formula="of:=MONTH([.A840])" office:value-type="float" office:value="4">
            <text:p>4</text:p>
          </table:table-cell>
          <table:table-cell table:formula="of:=YEAR([.A840])" office:value-type="float" office:value="2010">
            <text:p>2010</text:p>
          </table:table-cell>
          <table:table-cell table:formula="of:=[Sheet1.D840]" office:value-type="float" office:value="1061.77">
            <text:p>1,061.77</text:p>
          </table:table-cell>
          <table:table-cell table:number-columns-repeated="10"/>
        </table:table-row>
        <table:table-row table:style-name="ro2">
          <table:table-cell table:formula="of:=[Sheet1.A841]" office:value-type="string" office:string-value="2010-04-30">
            <text:p>2010-04-30</text:p>
          </table:table-cell>
          <table:table-cell table:formula="of:=WEEKDAY([.A841:.A841])" office:value-type="float" office:value="6">
            <text:p>6</text:p>
          </table:table-cell>
          <table:table-cell table:formula="of:=ISOWEEKNUM([.A841];1)" office:value-type="float" office:value="17">
            <text:p>17</text:p>
          </table:table-cell>
          <table:table-cell table:formula="of:=MONTH([.A841])" office:value-type="float" office:value="4">
            <text:p>4</text:p>
          </table:table-cell>
          <table:table-cell table:formula="of:=YEAR([.A841])" office:value-type="float" office:value="2010">
            <text:p>2010</text:p>
          </table:table-cell>
          <table:table-cell table:formula="of:=[Sheet1.D841]" office:value-type="float" office:value="1053.88">
            <text:p>1,053.88</text:p>
          </table:table-cell>
          <table:table-cell table:number-columns-repeated="10"/>
        </table:table-row>
        <table:table-row table:style-name="ro2">
          <table:table-cell table:formula="of:=[Sheet1.A842]" office:value-type="string" office:string-value="2010-05-03">
            <text:p>2010-05-03</text:p>
          </table:table-cell>
          <table:table-cell table:formula="of:=WEEKDAY([.A842:.A842])" office:value-type="float" office:value="2">
            <text:p>2</text:p>
          </table:table-cell>
          <table:table-cell table:formula="of:=ISOWEEKNUM([.A842];1)" office:value-type="float" office:value="18">
            <text:p>18</text:p>
          </table:table-cell>
          <table:table-cell table:formula="of:=MONTH([.A842])" office:value-type="float" office:value="5">
            <text:p>5</text:p>
          </table:table-cell>
          <table:table-cell table:formula="of:=YEAR([.A842])" office:value-type="float" office:value="2010">
            <text:p>2010</text:p>
          </table:table-cell>
          <table:table-cell table:formula="of:=[Sheet1.D842]" office:value-type="float" office:value="1059.44">
            <text:p>1,059.44</text:p>
          </table:table-cell>
          <table:table-cell table:number-columns-repeated="10"/>
        </table:table-row>
        <table:table-row table:style-name="ro2">
          <table:table-cell table:formula="of:=[Sheet1.A843]" office:value-type="string" office:string-value="2010-05-04">
            <text:p>2010-05-04</text:p>
          </table:table-cell>
          <table:table-cell table:formula="of:=WEEKDAY([.A843:.A843])" office:value-type="float" office:value="3">
            <text:p>3</text:p>
          </table:table-cell>
          <table:table-cell table:formula="of:=ISOWEEKNUM([.A843];1)" office:value-type="float" office:value="18">
            <text:p>18</text:p>
          </table:table-cell>
          <table:table-cell table:formula="of:=MONTH([.A843])" office:value-type="float" office:value="5">
            <text:p>5</text:p>
          </table:table-cell>
          <table:table-cell table:formula="of:=YEAR([.A843])" office:value-type="float" office:value="2010">
            <text:p>2010</text:p>
          </table:table-cell>
          <table:table-cell table:formula="of:=[Sheet1.D843]" office:value-type="float" office:value="1027.5">
            <text:p>1,027.50</text:p>
          </table:table-cell>
          <table:table-cell table:number-columns-repeated="10"/>
        </table:table-row>
        <table:table-row table:style-name="ro2">
          <table:table-cell table:formula="of:=[Sheet1.A844]" office:value-type="string" office:string-value="2010-05-05">
            <text:p>2010-05-05</text:p>
          </table:table-cell>
          <table:table-cell table:formula="of:=WEEKDAY([.A844:.A844])" office:value-type="float" office:value="4">
            <text:p>4</text:p>
          </table:table-cell>
          <table:table-cell table:formula="of:=ISOWEEKNUM([.A844];1)" office:value-type="float" office:value="18">
            <text:p>18</text:p>
          </table:table-cell>
          <table:table-cell table:formula="of:=MONTH([.A844])" office:value-type="float" office:value="5">
            <text:p>5</text:p>
          </table:table-cell>
          <table:table-cell table:formula="of:=YEAR([.A844])" office:value-type="float" office:value="2010">
            <text:p>2010</text:p>
          </table:table-cell>
          <table:table-cell table:formula="of:=[Sheet1.D844]" office:value-type="float" office:value="1000.7">
            <text:p>1,000.70</text:p>
          </table:table-cell>
          <table:table-cell table:number-columns-repeated="10"/>
        </table:table-row>
        <table:table-row table:style-name="ro2">
          <table:table-cell table:formula="of:=[Sheet1.A845]" office:value-type="string" office:string-value="2010-05-06">
            <text:p>2010-05-06</text:p>
          </table:table-cell>
          <table:table-cell table:formula="of:=WEEKDAY([.A845:.A845])" office:value-type="float" office:value="5">
            <text:p>5</text:p>
          </table:table-cell>
          <table:table-cell table:formula="of:=ISOWEEKNUM([.A845];1)" office:value-type="float" office:value="18">
            <text:p>18</text:p>
          </table:table-cell>
          <table:table-cell table:formula="of:=MONTH([.A845])" office:value-type="float" office:value="5">
            <text:p>5</text:p>
          </table:table-cell>
          <table:table-cell table:formula="of:=YEAR([.A845])" office:value-type="float" office:value="2010">
            <text:p>2010</text:p>
          </table:table-cell>
          <table:table-cell table:formula="of:=[Sheet1.D845]" office:value-type="float" office:value="977.25">
            <text:p>977.25</text:p>
          </table:table-cell>
          <table:table-cell table:number-columns-repeated="10"/>
        </table:table-row>
        <table:table-row table:style-name="ro2">
          <table:table-cell table:formula="of:=[Sheet1.A846]" office:value-type="string" office:string-value="2010-05-07">
            <text:p>2010-05-07</text:p>
          </table:table-cell>
          <table:table-cell table:formula="of:=WEEKDAY([.A846:.A846])" office:value-type="float" office:value="6">
            <text:p>6</text:p>
          </table:table-cell>
          <table:table-cell table:formula="of:=ISOWEEKNUM([.A846];1)" office:value-type="float" office:value="18">
            <text:p>18</text:p>
          </table:table-cell>
          <table:table-cell table:formula="of:=MONTH([.A846])" office:value-type="float" office:value="5">
            <text:p>5</text:p>
          </table:table-cell>
          <table:table-cell table:formula="of:=YEAR([.A846])" office:value-type="float" office:value="2010">
            <text:p>2010</text:p>
          </table:table-cell>
          <table:table-cell table:formula="of:=[Sheet1.D846]" office:value-type="float" office:value="944.57">
            <text:p>944.57</text:p>
          </table:table-cell>
          <table:table-cell table:number-columns-repeated="10"/>
        </table:table-row>
        <table:table-row table:style-name="ro2">
          <table:table-cell table:formula="of:=[Sheet1.A847]" office:value-type="string" office:string-value="2010-05-10">
            <text:p>2010-05-10</text:p>
          </table:table-cell>
          <table:table-cell table:formula="of:=WEEKDAY([.A847:.A847])" office:value-type="float" office:value="2">
            <text:p>2</text:p>
          </table:table-cell>
          <table:table-cell table:formula="of:=ISOWEEKNUM([.A847];1)" office:value-type="float" office:value="19">
            <text:p>19</text:p>
          </table:table-cell>
          <table:table-cell table:formula="of:=MONTH([.A847])" office:value-type="float" office:value="5">
            <text:p>5</text:p>
          </table:table-cell>
          <table:table-cell table:formula="of:=YEAR([.A847])" office:value-type="float" office:value="2010">
            <text:p>2010</text:p>
          </table:table-cell>
          <table:table-cell table:formula="of:=[Sheet1.D847]" office:value-type="float" office:value="1005.34">
            <text:p>1,005.34</text:p>
          </table:table-cell>
          <table:table-cell table:number-columns-repeated="10"/>
        </table:table-row>
        <table:table-row table:style-name="ro2">
          <table:table-cell table:formula="of:=[Sheet1.A848]" office:value-type="string" office:string-value="2010-05-11">
            <text:p>2010-05-11</text:p>
          </table:table-cell>
          <table:table-cell table:formula="of:=WEEKDAY([.A848:.A848])" office:value-type="float" office:value="3">
            <text:p>3</text:p>
          </table:table-cell>
          <table:table-cell table:formula="of:=ISOWEEKNUM([.A848];1)" office:value-type="float" office:value="19">
            <text:p>19</text:p>
          </table:table-cell>
          <table:table-cell table:formula="of:=MONTH([.A848])" office:value-type="float" office:value="5">
            <text:p>5</text:p>
          </table:table-cell>
          <table:table-cell table:formula="of:=YEAR([.A848])" office:value-type="float" office:value="2010">
            <text:p>2010</text:p>
          </table:table-cell>
          <table:table-cell table:formula="of:=[Sheet1.D848]" office:value-type="float" office:value="993.04">
            <text:p>993.04</text:p>
          </table:table-cell>
          <table:table-cell table:number-columns-repeated="10"/>
        </table:table-row>
        <table:table-row table:style-name="ro2">
          <table:table-cell table:formula="of:=[Sheet1.A849]" office:value-type="string" office:string-value="2010-05-12">
            <text:p>2010-05-12</text:p>
          </table:table-cell>
          <table:table-cell table:formula="of:=WEEKDAY([.A849:.A849])" office:value-type="float" office:value="4">
            <text:p>4</text:p>
          </table:table-cell>
          <table:table-cell table:formula="of:=ISOWEEKNUM([.A849];1)" office:value-type="float" office:value="19">
            <text:p>19</text:p>
          </table:table-cell>
          <table:table-cell table:formula="of:=MONTH([.A849])" office:value-type="float" office:value="5">
            <text:p>5</text:p>
          </table:table-cell>
          <table:table-cell table:formula="of:=YEAR([.A849])" office:value-type="float" office:value="2010">
            <text:p>2010</text:p>
          </table:table-cell>
          <table:table-cell table:formula="of:=[Sheet1.D849]" office:value-type="float" office:value="1010.25">
            <text:p>1,010.25</text:p>
          </table:table-cell>
          <table:table-cell table:number-columns-repeated="10"/>
        </table:table-row>
        <table:table-row table:style-name="ro2">
          <table:table-cell table:formula="of:=[Sheet1.A850]" office:value-type="string" office:string-value="2010-05-14">
            <text:p>2010-05-14</text:p>
          </table:table-cell>
          <table:table-cell table:formula="of:=WEEKDAY([.A850:.A850])" office:value-type="float" office:value="6">
            <text:p>6</text:p>
          </table:table-cell>
          <table:table-cell table:formula="of:=ISOWEEKNUM([.A850];1)" office:value-type="float" office:value="19">
            <text:p>19</text:p>
          </table:table-cell>
          <table:table-cell table:formula="of:=MONTH([.A850])" office:value-type="float" office:value="5">
            <text:p>5</text:p>
          </table:table-cell>
          <table:table-cell table:formula="of:=YEAR([.A850])" office:value-type="float" office:value="2010">
            <text:p>2010</text:p>
          </table:table-cell>
          <table:table-cell table:formula="of:=[Sheet1.D850]" office:value-type="float" office:value="984.91">
            <text:p>984.91</text:p>
          </table:table-cell>
          <table:table-cell table:number-columns-repeated="10"/>
        </table:table-row>
        <table:table-row table:style-name="ro2">
          <table:table-cell table:formula="of:=[Sheet1.A851]" office:value-type="string" office:string-value="2010-05-17">
            <text:p>2010-05-17</text:p>
          </table:table-cell>
          <table:table-cell table:formula="of:=WEEKDAY([.A851:.A851])" office:value-type="float" office:value="2">
            <text:p>2</text:p>
          </table:table-cell>
          <table:table-cell table:formula="of:=ISOWEEKNUM([.A851];1)" office:value-type="float" office:value="20">
            <text:p>20</text:p>
          </table:table-cell>
          <table:table-cell table:formula="of:=MONTH([.A851])" office:value-type="float" office:value="5">
            <text:p>5</text:p>
          </table:table-cell>
          <table:table-cell table:formula="of:=YEAR([.A851])" office:value-type="float" office:value="2010">
            <text:p>2010</text:p>
          </table:table-cell>
          <table:table-cell table:formula="of:=[Sheet1.D851]" office:value-type="float" office:value="991.58">
            <text:p>991.58</text:p>
          </table:table-cell>
          <table:table-cell table:number-columns-repeated="10"/>
        </table:table-row>
        <table:table-row table:style-name="ro2">
          <table:table-cell table:formula="of:=[Sheet1.A852]" office:value-type="string" office:string-value="2010-05-18">
            <text:p>2010-05-18</text:p>
          </table:table-cell>
          <table:table-cell table:formula="of:=WEEKDAY([.A852:.A852])" office:value-type="float" office:value="3">
            <text:p>3</text:p>
          </table:table-cell>
          <table:table-cell table:formula="of:=ISOWEEKNUM([.A852];1)" office:value-type="float" office:value="20">
            <text:p>20</text:p>
          </table:table-cell>
          <table:table-cell table:formula="of:=MONTH([.A852])" office:value-type="float" office:value="5">
            <text:p>5</text:p>
          </table:table-cell>
          <table:table-cell table:formula="of:=YEAR([.A852])" office:value-type="float" office:value="2010">
            <text:p>2010</text:p>
          </table:table-cell>
          <table:table-cell table:formula="of:=[Sheet1.D852]" office:value-type="float" office:value="1000.41">
            <text:p>1,000.41</text:p>
          </table:table-cell>
          <table:table-cell table:number-columns-repeated="10"/>
        </table:table-row>
        <table:table-row table:style-name="ro2">
          <table:table-cell table:formula="of:=[Sheet1.A853]" office:value-type="string" office:string-value="2010-05-19">
            <text:p>2010-05-19</text:p>
          </table:table-cell>
          <table:table-cell table:formula="of:=WEEKDAY([.A853:.A853])" office:value-type="float" office:value="4">
            <text:p>4</text:p>
          </table:table-cell>
          <table:table-cell table:formula="of:=ISOWEEKNUM([.A853];1)" office:value-type="float" office:value="20">
            <text:p>20</text:p>
          </table:table-cell>
          <table:table-cell table:formula="of:=MONTH([.A853])" office:value-type="float" office:value="5">
            <text:p>5</text:p>
          </table:table-cell>
          <table:table-cell table:formula="of:=YEAR([.A853])" office:value-type="float" office:value="2010">
            <text:p>2010</text:p>
          </table:table-cell>
          <table:table-cell table:formula="of:=[Sheet1.D853]" office:value-type="float" office:value="969.06">
            <text:p>969.06</text:p>
          </table:table-cell>
          <table:table-cell table:number-columns-repeated="10"/>
        </table:table-row>
        <table:table-row table:style-name="ro2">
          <table:table-cell table:formula="of:=[Sheet1.A854]" office:value-type="string" office:string-value="2010-05-20">
            <text:p>2010-05-20</text:p>
          </table:table-cell>
          <table:table-cell table:formula="of:=WEEKDAY([.A854:.A854])" office:value-type="float" office:value="5">
            <text:p>5</text:p>
          </table:table-cell>
          <table:table-cell table:formula="of:=ISOWEEKNUM([.A854];1)" office:value-type="float" office:value="20">
            <text:p>20</text:p>
          </table:table-cell>
          <table:table-cell table:formula="of:=MONTH([.A854])" office:value-type="float" office:value="5">
            <text:p>5</text:p>
          </table:table-cell>
          <table:table-cell table:formula="of:=YEAR([.A854])" office:value-type="float" office:value="2010">
            <text:p>2010</text:p>
          </table:table-cell>
          <table:table-cell table:formula="of:=[Sheet1.D854]" office:value-type="float" office:value="947.93">
            <text:p>947.93</text:p>
          </table:table-cell>
          <table:table-cell table:number-columns-repeated="10"/>
        </table:table-row>
        <table:table-row table:style-name="ro2">
          <table:table-cell table:formula="of:=[Sheet1.A855]" office:value-type="string" office:string-value="2010-05-21">
            <text:p>2010-05-21</text:p>
          </table:table-cell>
          <table:table-cell table:formula="of:=WEEKDAY([.A855:.A855])" office:value-type="float" office:value="6">
            <text:p>6</text:p>
          </table:table-cell>
          <table:table-cell table:formula="of:=ISOWEEKNUM([.A855];1)" office:value-type="float" office:value="20">
            <text:p>20</text:p>
          </table:table-cell>
          <table:table-cell table:formula="of:=MONTH([.A855])" office:value-type="float" office:value="5">
            <text:p>5</text:p>
          </table:table-cell>
          <table:table-cell table:formula="of:=YEAR([.A855])" office:value-type="float" office:value="2010">
            <text:p>2010</text:p>
          </table:table-cell>
          <table:table-cell table:formula="of:=[Sheet1.D855]" office:value-type="float" office:value="953.77">
            <text:p>953.77</text:p>
          </table:table-cell>
          <table:table-cell table:number-columns-repeated="10"/>
        </table:table-row>
        <table:table-row table:style-name="ro2">
          <table:table-cell table:formula="of:=[Sheet1.A856]" office:value-type="string" office:string-value="2010-05-24">
            <text:p>2010-05-24</text:p>
          </table:table-cell>
          <table:table-cell table:formula="of:=WEEKDAY([.A856:.A856])" office:value-type="float" office:value="2">
            <text:p>2</text:p>
          </table:table-cell>
          <table:table-cell table:formula="of:=ISOWEEKNUM([.A856];1)" office:value-type="float" office:value="21">
            <text:p>21</text:p>
          </table:table-cell>
          <table:table-cell table:formula="of:=MONTH([.A856])" office:value-type="float" office:value="5">
            <text:p>5</text:p>
          </table:table-cell>
          <table:table-cell table:formula="of:=YEAR([.A856])" office:value-type="float" office:value="2010">
            <text:p>2010</text:p>
          </table:table-cell>
          <table:table-cell table:formula="of:=[Sheet1.D856]" office:value-type="float" office:value="953.54">
            <text:p>953.54</text:p>
          </table:table-cell>
          <table:table-cell table:number-columns-repeated="10"/>
        </table:table-row>
        <table:table-row table:style-name="ro2">
          <table:table-cell table:formula="of:=[Sheet1.A857]" office:value-type="string" office:string-value="2010-05-25">
            <text:p>2010-05-25</text:p>
          </table:table-cell>
          <table:table-cell table:formula="of:=WEEKDAY([.A857:.A857])" office:value-type="float" office:value="3">
            <text:p>3</text:p>
          </table:table-cell>
          <table:table-cell table:formula="of:=ISOWEEKNUM([.A857];1)" office:value-type="float" office:value="21">
            <text:p>21</text:p>
          </table:table-cell>
          <table:table-cell table:formula="of:=MONTH([.A857])" office:value-type="float" office:value="5">
            <text:p>5</text:p>
          </table:table-cell>
          <table:table-cell table:formula="of:=YEAR([.A857])" office:value-type="float" office:value="2010">
            <text:p>2010</text:p>
          </table:table-cell>
          <table:table-cell table:formula="of:=[Sheet1.D857]" office:value-type="float" office:value="931.48">
            <text:p>931.48</text:p>
          </table:table-cell>
          <table:table-cell table:number-columns-repeated="10"/>
        </table:table-row>
        <table:table-row table:style-name="ro2">
          <table:table-cell table:formula="of:=[Sheet1.A858]" office:value-type="string" office:string-value="2010-05-26">
            <text:p>2010-05-26</text:p>
          </table:table-cell>
          <table:table-cell table:formula="of:=WEEKDAY([.A858:.A858])" office:value-type="float" office:value="4">
            <text:p>4</text:p>
          </table:table-cell>
          <table:table-cell table:formula="of:=ISOWEEKNUM([.A858];1)" office:value-type="float" office:value="21">
            <text:p>21</text:p>
          </table:table-cell>
          <table:table-cell table:formula="of:=MONTH([.A858])" office:value-type="float" office:value="5">
            <text:p>5</text:p>
          </table:table-cell>
          <table:table-cell table:formula="of:=YEAR([.A858])" office:value-type="float" office:value="2010">
            <text:p>2010</text:p>
          </table:table-cell>
          <table:table-cell table:formula="of:=[Sheet1.D858]" office:value-type="float" office:value="957.05">
            <text:p>957.05</text:p>
          </table:table-cell>
          <table:table-cell table:number-columns-repeated="10"/>
        </table:table-row>
        <table:table-row table:style-name="ro2">
          <table:table-cell table:formula="of:=[Sheet1.A859]" office:value-type="string" office:string-value="2010-05-27">
            <text:p>2010-05-27</text:p>
          </table:table-cell>
          <table:table-cell table:formula="of:=WEEKDAY([.A859:.A859])" office:value-type="float" office:value="5">
            <text:p>5</text:p>
          </table:table-cell>
          <table:table-cell table:formula="of:=ISOWEEKNUM([.A859];1)" office:value-type="float" office:value="21">
            <text:p>21</text:p>
          </table:table-cell>
          <table:table-cell table:formula="of:=MONTH([.A859])" office:value-type="float" office:value="5">
            <text:p>5</text:p>
          </table:table-cell>
          <table:table-cell table:formula="of:=YEAR([.A859])" office:value-type="float" office:value="2010">
            <text:p>2010</text:p>
          </table:table-cell>
          <table:table-cell table:formula="of:=[Sheet1.D859]" office:value-type="float" office:value="978.55">
            <text:p>978.55</text:p>
          </table:table-cell>
          <table:table-cell table:number-columns-repeated="10"/>
        </table:table-row>
        <table:table-row table:style-name="ro2">
          <table:table-cell table:formula="of:=[Sheet1.A860]" office:value-type="string" office:string-value="2010-05-28">
            <text:p>2010-05-28</text:p>
          </table:table-cell>
          <table:table-cell table:formula="of:=WEEKDAY([.A860:.A860])" office:value-type="float" office:value="6">
            <text:p>6</text:p>
          </table:table-cell>
          <table:table-cell table:formula="of:=ISOWEEKNUM([.A860];1)" office:value-type="float" office:value="21">
            <text:p>21</text:p>
          </table:table-cell>
          <table:table-cell table:formula="of:=MONTH([.A860])" office:value-type="float" office:value="5">
            <text:p>5</text:p>
          </table:table-cell>
          <table:table-cell table:formula="of:=YEAR([.A860])" office:value-type="float" office:value="2010">
            <text:p>2010</text:p>
          </table:table-cell>
          <table:table-cell table:formula="of:=[Sheet1.D860]" office:value-type="float" office:value="979.12">
            <text:p>979.12</text:p>
          </table:table-cell>
          <table:table-cell table:number-columns-repeated="10"/>
        </table:table-row>
        <table:table-row table:style-name="ro2">
          <table:table-cell table:formula="of:=[Sheet1.A861]" office:value-type="string" office:string-value="2010-05-31">
            <text:p>2010-05-31</text:p>
          </table:table-cell>
          <table:table-cell table:formula="of:=WEEKDAY([.A861:.A861])" office:value-type="float" office:value="2">
            <text:p>2</text:p>
          </table:table-cell>
          <table:table-cell table:formula="of:=ISOWEEKNUM([.A861];1)" office:value-type="float" office:value="22">
            <text:p>22</text:p>
          </table:table-cell>
          <table:table-cell table:formula="of:=MONTH([.A861])" office:value-type="float" office:value="5">
            <text:p>5</text:p>
          </table:table-cell>
          <table:table-cell table:formula="of:=YEAR([.A861])" office:value-type="float" office:value="2010">
            <text:p>2010</text:p>
          </table:table-cell>
          <table:table-cell table:formula="of:=[Sheet1.D861]" office:value-type="float" office:value="980.63">
            <text:p>980.63</text:p>
          </table:table-cell>
          <table:table-cell table:number-columns-repeated="10"/>
        </table:table-row>
        <table:table-row table:style-name="ro2">
          <table:table-cell table:formula="of:=[Sheet1.A862]" office:value-type="string" office:string-value="2010-06-01">
            <text:p>2010-06-01</text:p>
          </table:table-cell>
          <table:table-cell table:formula="of:=WEEKDAY([.A862:.A862])" office:value-type="float" office:value="3">
            <text:p>3</text:p>
          </table:table-cell>
          <table:table-cell table:formula="of:=ISOWEEKNUM([.A862];1)" office:value-type="float" office:value="22">
            <text:p>22</text:p>
          </table:table-cell>
          <table:table-cell table:formula="of:=MONTH([.A862])" office:value-type="float" office:value="6">
            <text:p>6</text:p>
          </table:table-cell>
          <table:table-cell table:formula="of:=YEAR([.A862])" office:value-type="float" office:value="2010">
            <text:p>2010</text:p>
          </table:table-cell>
          <table:table-cell table:formula="of:=[Sheet1.D862]" office:value-type="float" office:value="981.25">
            <text:p>981.25</text:p>
          </table:table-cell>
          <table:table-cell table:number-columns-repeated="10"/>
        </table:table-row>
        <table:table-row table:style-name="ro2">
          <table:table-cell table:formula="of:=[Sheet1.A863]" office:value-type="string" office:string-value="2010-06-02">
            <text:p>2010-06-02</text:p>
          </table:table-cell>
          <table:table-cell table:formula="of:=WEEKDAY([.A863:.A863])" office:value-type="float" office:value="4">
            <text:p>4</text:p>
          </table:table-cell>
          <table:table-cell table:formula="of:=ISOWEEKNUM([.A863];1)" office:value-type="float" office:value="22">
            <text:p>22</text:p>
          </table:table-cell>
          <table:table-cell table:formula="of:=MONTH([.A863])" office:value-type="float" office:value="6">
            <text:p>6</text:p>
          </table:table-cell>
          <table:table-cell table:formula="of:=YEAR([.A863])" office:value-type="float" office:value="2010">
            <text:p>2010</text:p>
          </table:table-cell>
          <table:table-cell table:formula="of:=[Sheet1.D863]" office:value-type="float" office:value="989.77">
            <text:p>989.77</text:p>
          </table:table-cell>
          <table:table-cell table:number-columns-repeated="10"/>
        </table:table-row>
        <table:table-row table:style-name="ro2">
          <table:table-cell table:formula="of:=[Sheet1.A864]" office:value-type="string" office:string-value="2010-06-03">
            <text:p>2010-06-03</text:p>
          </table:table-cell>
          <table:table-cell table:formula="of:=WEEKDAY([.A864:.A864])" office:value-type="float" office:value="5">
            <text:p>5</text:p>
          </table:table-cell>
          <table:table-cell table:formula="of:=ISOWEEKNUM([.A864];1)" office:value-type="float" office:value="22">
            <text:p>22</text:p>
          </table:table-cell>
          <table:table-cell table:formula="of:=MONTH([.A864])" office:value-type="float" office:value="6">
            <text:p>6</text:p>
          </table:table-cell>
          <table:table-cell table:formula="of:=YEAR([.A864])" office:value-type="float" office:value="2010">
            <text:p>2010</text:p>
          </table:table-cell>
          <table:table-cell table:formula="of:=[Sheet1.D864]" office:value-type="float" office:value="1005.93">
            <text:p>1,005.93</text:p>
          </table:table-cell>
          <table:table-cell table:number-columns-repeated="10"/>
        </table:table-row>
        <table:table-row table:style-name="ro2">
          <table:table-cell table:formula="of:=[Sheet1.A865]" office:value-type="string" office:string-value="2010-06-04">
            <text:p>2010-06-04</text:p>
          </table:table-cell>
          <table:table-cell table:formula="of:=WEEKDAY([.A865:.A865])" office:value-type="float" office:value="6">
            <text:p>6</text:p>
          </table:table-cell>
          <table:table-cell table:formula="of:=ISOWEEKNUM([.A865];1)" office:value-type="float" office:value="22">
            <text:p>22</text:p>
          </table:table-cell>
          <table:table-cell table:formula="of:=MONTH([.A865])" office:value-type="float" office:value="6">
            <text:p>6</text:p>
          </table:table-cell>
          <table:table-cell table:formula="of:=YEAR([.A865])" office:value-type="float" office:value="2010">
            <text:p>2010</text:p>
          </table:table-cell>
          <table:table-cell table:formula="of:=[Sheet1.D865]" office:value-type="float" office:value="988.46">
            <text:p>988.46</text:p>
          </table:table-cell>
          <table:table-cell table:number-columns-repeated="10"/>
        </table:table-row>
        <table:table-row table:style-name="ro2">
          <table:table-cell table:formula="of:=[Sheet1.A866]" office:value-type="string" office:string-value="2010-06-07">
            <text:p>2010-06-07</text:p>
          </table:table-cell>
          <table:table-cell table:formula="of:=WEEKDAY([.A866:.A866])" office:value-type="float" office:value="2">
            <text:p>2</text:p>
          </table:table-cell>
          <table:table-cell table:formula="of:=ISOWEEKNUM([.A866];1)" office:value-type="float" office:value="23">
            <text:p>23</text:p>
          </table:table-cell>
          <table:table-cell table:formula="of:=MONTH([.A866])" office:value-type="float" office:value="6">
            <text:p>6</text:p>
          </table:table-cell>
          <table:table-cell table:formula="of:=YEAR([.A866])" office:value-type="float" office:value="2010">
            <text:p>2010</text:p>
          </table:table-cell>
          <table:table-cell table:formula="of:=[Sheet1.D866]" office:value-type="float" office:value="977.63">
            <text:p>977.63</text:p>
          </table:table-cell>
          <table:table-cell table:number-columns-repeated="10"/>
        </table:table-row>
        <table:table-row table:style-name="ro2">
          <table:table-cell table:formula="of:=[Sheet1.A867]" office:value-type="string" office:string-value="2010-06-08">
            <text:p>2010-06-08</text:p>
          </table:table-cell>
          <table:table-cell table:formula="of:=WEEKDAY([.A867:.A867])" office:value-type="float" office:value="3">
            <text:p>3</text:p>
          </table:table-cell>
          <table:table-cell table:formula="of:=ISOWEEKNUM([.A867];1)" office:value-type="float" office:value="23">
            <text:p>23</text:p>
          </table:table-cell>
          <table:table-cell table:formula="of:=MONTH([.A867])" office:value-type="float" office:value="6">
            <text:p>6</text:p>
          </table:table-cell>
          <table:table-cell table:formula="of:=YEAR([.A867])" office:value-type="float" office:value="2010">
            <text:p>2010</text:p>
          </table:table-cell>
          <table:table-cell table:formula="of:=[Sheet1.D867]" office:value-type="float" office:value="972">
            <text:p>972.00</text:p>
          </table:table-cell>
          <table:table-cell table:number-columns-repeated="10"/>
        </table:table-row>
        <table:table-row table:style-name="ro2">
          <table:table-cell table:formula="of:=[Sheet1.A868]" office:value-type="string" office:string-value="2010-06-09">
            <text:p>2010-06-09</text:p>
          </table:table-cell>
          <table:table-cell table:formula="of:=WEEKDAY([.A868:.A868])" office:value-type="float" office:value="4">
            <text:p>4</text:p>
          </table:table-cell>
          <table:table-cell table:formula="of:=ISOWEEKNUM([.A868];1)" office:value-type="float" office:value="23">
            <text:p>23</text:p>
          </table:table-cell>
          <table:table-cell table:formula="of:=MONTH([.A868])" office:value-type="float" office:value="6">
            <text:p>6</text:p>
          </table:table-cell>
          <table:table-cell table:formula="of:=YEAR([.A868])" office:value-type="float" office:value="2010">
            <text:p>2010</text:p>
          </table:table-cell>
          <table:table-cell table:formula="of:=[Sheet1.D868]" office:value-type="float" office:value="996.84">
            <text:p>996.84</text:p>
          </table:table-cell>
          <table:table-cell table:number-columns-repeated="10"/>
        </table:table-row>
        <table:table-row table:style-name="ro2">
          <table:table-cell table:formula="of:=[Sheet1.A869]" office:value-type="string" office:string-value="2010-06-10">
            <text:p>2010-06-10</text:p>
          </table:table-cell>
          <table:table-cell table:formula="of:=WEEKDAY([.A869:.A869])" office:value-type="float" office:value="5">
            <text:p>5</text:p>
          </table:table-cell>
          <table:table-cell table:formula="of:=ISOWEEKNUM([.A869];1)" office:value-type="float" office:value="23">
            <text:p>23</text:p>
          </table:table-cell>
          <table:table-cell table:formula="of:=MONTH([.A869])" office:value-type="float" office:value="6">
            <text:p>6</text:p>
          </table:table-cell>
          <table:table-cell table:formula="of:=YEAR([.A869])" office:value-type="float" office:value="2010">
            <text:p>2010</text:p>
          </table:table-cell>
          <table:table-cell table:formula="of:=[Sheet1.D869]" office:value-type="float" office:value="1017.74">
            <text:p>1,017.74</text:p>
          </table:table-cell>
          <table:table-cell table:number-columns-repeated="10"/>
        </table:table-row>
        <table:table-row table:style-name="ro2">
          <table:table-cell table:formula="of:=[Sheet1.A870]" office:value-type="string" office:string-value="2010-06-11">
            <text:p>2010-06-11</text:p>
          </table:table-cell>
          <table:table-cell table:formula="of:=WEEKDAY([.A870:.A870])" office:value-type="float" office:value="6">
            <text:p>6</text:p>
          </table:table-cell>
          <table:table-cell table:formula="of:=ISOWEEKNUM([.A870];1)" office:value-type="float" office:value="23">
            <text:p>23</text:p>
          </table:table-cell>
          <table:table-cell table:formula="of:=MONTH([.A870])" office:value-type="float" office:value="6">
            <text:p>6</text:p>
          </table:table-cell>
          <table:table-cell table:formula="of:=YEAR([.A870])" office:value-type="float" office:value="2010">
            <text:p>2010</text:p>
          </table:table-cell>
          <table:table-cell table:formula="of:=[Sheet1.D870]" office:value-type="float" office:value="1016.29">
            <text:p>1,016.29</text:p>
          </table:table-cell>
          <table:table-cell table:number-columns-repeated="10"/>
        </table:table-row>
        <table:table-row table:style-name="ro2">
          <table:table-cell table:formula="of:=[Sheet1.A871]" office:value-type="string" office:string-value="2010-06-14">
            <text:p>2010-06-14</text:p>
          </table:table-cell>
          <table:table-cell table:formula="of:=WEEKDAY([.A871:.A871])" office:value-type="float" office:value="2">
            <text:p>2</text:p>
          </table:table-cell>
          <table:table-cell table:formula="of:=ISOWEEKNUM([.A871];1)" office:value-type="float" office:value="24">
            <text:p>24</text:p>
          </table:table-cell>
          <table:table-cell table:formula="of:=MONTH([.A871])" office:value-type="float" office:value="6">
            <text:p>6</text:p>
          </table:table-cell>
          <table:table-cell table:formula="of:=YEAR([.A871])" office:value-type="float" office:value="2010">
            <text:p>2010</text:p>
          </table:table-cell>
          <table:table-cell table:formula="of:=[Sheet1.D871]" office:value-type="float" office:value="1032.6">
            <text:p>1,032.60</text:p>
          </table:table-cell>
          <table:table-cell table:number-columns-repeated="10"/>
        </table:table-row>
        <table:table-row table:style-name="ro2">
          <table:table-cell table:formula="of:=[Sheet1.A872]" office:value-type="string" office:string-value="2010-06-15">
            <text:p>2010-06-15</text:p>
          </table:table-cell>
          <table:table-cell table:formula="of:=WEEKDAY([.A872:.A872])" office:value-type="float" office:value="3">
            <text:p>3</text:p>
          </table:table-cell>
          <table:table-cell table:formula="of:=ISOWEEKNUM([.A872];1)" office:value-type="float" office:value="24">
            <text:p>24</text:p>
          </table:table-cell>
          <table:table-cell table:formula="of:=MONTH([.A872])" office:value-type="float" office:value="6">
            <text:p>6</text:p>
          </table:table-cell>
          <table:table-cell table:formula="of:=YEAR([.A872])" office:value-type="float" office:value="2010">
            <text:p>2010</text:p>
          </table:table-cell>
          <table:table-cell table:formula="of:=[Sheet1.D872]" office:value-type="float" office:value="1045.29">
            <text:p>1,045.29</text:p>
          </table:table-cell>
          <table:table-cell table:number-columns-repeated="10"/>
        </table:table-row>
        <table:table-row table:style-name="ro2">
          <table:table-cell table:formula="of:=[Sheet1.A873]" office:value-type="string" office:string-value="2010-06-16">
            <text:p>2010-06-16</text:p>
          </table:table-cell>
          <table:table-cell table:formula="of:=WEEKDAY([.A873:.A873])" office:value-type="float" office:value="4">
            <text:p>4</text:p>
          </table:table-cell>
          <table:table-cell table:formula="of:=ISOWEEKNUM([.A873];1)" office:value-type="float" office:value="24">
            <text:p>24</text:p>
          </table:table-cell>
          <table:table-cell table:formula="of:=MONTH([.A873])" office:value-type="float" office:value="6">
            <text:p>6</text:p>
          </table:table-cell>
          <table:table-cell table:formula="of:=YEAR([.A873])" office:value-type="float" office:value="2010">
            <text:p>2010</text:p>
          </table:table-cell>
          <table:table-cell table:formula="of:=[Sheet1.D873]" office:value-type="float" office:value="1045.73">
            <text:p>1,045.73</text:p>
          </table:table-cell>
          <table:table-cell table:number-columns-repeated="10"/>
        </table:table-row>
        <table:table-row table:style-name="ro2">
          <table:table-cell table:formula="of:=[Sheet1.A874]" office:value-type="string" office:string-value="2010-06-17">
            <text:p>2010-06-17</text:p>
          </table:table-cell>
          <table:table-cell table:formula="of:=WEEKDAY([.A874:.A874])" office:value-type="float" office:value="5">
            <text:p>5</text:p>
          </table:table-cell>
          <table:table-cell table:formula="of:=ISOWEEKNUM([.A874];1)" office:value-type="float" office:value="24">
            <text:p>24</text:p>
          </table:table-cell>
          <table:table-cell table:formula="of:=MONTH([.A874])" office:value-type="float" office:value="6">
            <text:p>6</text:p>
          </table:table-cell>
          <table:table-cell table:formula="of:=YEAR([.A874])" office:value-type="float" office:value="2010">
            <text:p>2010</text:p>
          </table:table-cell>
          <table:table-cell table:formula="of:=[Sheet1.D874]" office:value-type="float" office:value="1046.51">
            <text:p>1,046.51</text:p>
          </table:table-cell>
          <table:table-cell table:number-columns-repeated="10"/>
        </table:table-row>
        <table:table-row table:style-name="ro2">
          <table:table-cell table:formula="of:=[Sheet1.A875]" office:value-type="string" office:string-value="2010-06-18">
            <text:p>2010-06-18</text:p>
          </table:table-cell>
          <table:table-cell table:formula="of:=WEEKDAY([.A875:.A875])" office:value-type="float" office:value="6">
            <text:p>6</text:p>
          </table:table-cell>
          <table:table-cell table:formula="of:=ISOWEEKNUM([.A875];1)" office:value-type="float" office:value="24">
            <text:p>24</text:p>
          </table:table-cell>
          <table:table-cell table:formula="of:=MONTH([.A875])" office:value-type="float" office:value="6">
            <text:p>6</text:p>
          </table:table-cell>
          <table:table-cell table:formula="of:=YEAR([.A875])" office:value-type="float" office:value="2010">
            <text:p>2010</text:p>
          </table:table-cell>
          <table:table-cell table:formula="of:=[Sheet1.D875]" office:value-type="float" office:value="1054.58">
            <text:p>1,054.58</text:p>
          </table:table-cell>
          <table:table-cell table:number-columns-repeated="10"/>
        </table:table-row>
        <table:table-row table:style-name="ro2">
          <table:table-cell table:formula="of:=[Sheet1.A876]" office:value-type="string" office:string-value="2010-06-21">
            <text:p>2010-06-21</text:p>
          </table:table-cell>
          <table:table-cell table:formula="of:=WEEKDAY([.A876:.A876])" office:value-type="float" office:value="2">
            <text:p>2</text:p>
          </table:table-cell>
          <table:table-cell table:formula="of:=ISOWEEKNUM([.A876];1)" office:value-type="float" office:value="25">
            <text:p>25</text:p>
          </table:table-cell>
          <table:table-cell table:formula="of:=MONTH([.A876])" office:value-type="float" office:value="6">
            <text:p>6</text:p>
          </table:table-cell>
          <table:table-cell table:formula="of:=YEAR([.A876])" office:value-type="float" office:value="2010">
            <text:p>2010</text:p>
          </table:table-cell>
          <table:table-cell table:formula="of:=[Sheet1.D876]" office:value-type="float" office:value="1060.51">
            <text:p>1,060.51</text:p>
          </table:table-cell>
          <table:table-cell table:number-columns-repeated="10"/>
        </table:table-row>
        <table:table-row table:style-name="ro2">
          <table:table-cell table:formula="of:=[Sheet1.A877]" office:value-type="string" office:string-value="2010-06-22">
            <text:p>2010-06-22</text:p>
          </table:table-cell>
          <table:table-cell table:formula="of:=WEEKDAY([.A877:.A877])" office:value-type="float" office:value="3">
            <text:p>3</text:p>
          </table:table-cell>
          <table:table-cell table:formula="of:=ISOWEEKNUM([.A877];1)" office:value-type="float" office:value="25">
            <text:p>25</text:p>
          </table:table-cell>
          <table:table-cell table:formula="of:=MONTH([.A877])" office:value-type="float" office:value="6">
            <text:p>6</text:p>
          </table:table-cell>
          <table:table-cell table:formula="of:=YEAR([.A877])" office:value-type="float" office:value="2010">
            <text:p>2010</text:p>
          </table:table-cell>
          <table:table-cell table:formula="of:=[Sheet1.D877]" office:value-type="float" office:value="1059.38">
            <text:p>1,059.38</text:p>
          </table:table-cell>
          <table:table-cell table:number-columns-repeated="10"/>
        </table:table-row>
        <table:table-row table:style-name="ro2">
          <table:table-cell table:formula="of:=[Sheet1.A878]" office:value-type="string" office:string-value="2010-06-23">
            <text:p>2010-06-23</text:p>
          </table:table-cell>
          <table:table-cell table:formula="of:=WEEKDAY([.A878:.A878])" office:value-type="float" office:value="4">
            <text:p>4</text:p>
          </table:table-cell>
          <table:table-cell table:formula="of:=ISOWEEKNUM([.A878];1)" office:value-type="float" office:value="25">
            <text:p>25</text:p>
          </table:table-cell>
          <table:table-cell table:formula="of:=MONTH([.A878])" office:value-type="float" office:value="6">
            <text:p>6</text:p>
          </table:table-cell>
          <table:table-cell table:formula="of:=YEAR([.A878])" office:value-type="float" office:value="2010">
            <text:p>2010</text:p>
          </table:table-cell>
          <table:table-cell table:formula="of:=[Sheet1.D878]" office:value-type="float" office:value="1047.67">
            <text:p>1,047.67</text:p>
          </table:table-cell>
          <table:table-cell table:number-columns-repeated="10"/>
        </table:table-row>
        <table:table-row table:style-name="ro2">
          <table:table-cell table:formula="of:=[Sheet1.A879]" office:value-type="string" office:string-value="2010-06-24">
            <text:p>2010-06-24</text:p>
          </table:table-cell>
          <table:table-cell table:formula="of:=WEEKDAY([.A879:.A879])" office:value-type="float" office:value="5">
            <text:p>5</text:p>
          </table:table-cell>
          <table:table-cell table:formula="of:=ISOWEEKNUM([.A879];1)" office:value-type="float" office:value="25">
            <text:p>25</text:p>
          </table:table-cell>
          <table:table-cell table:formula="of:=MONTH([.A879])" office:value-type="float" office:value="6">
            <text:p>6</text:p>
          </table:table-cell>
          <table:table-cell table:formula="of:=YEAR([.A879])" office:value-type="float" office:value="2010">
            <text:p>2010</text:p>
          </table:table-cell>
          <table:table-cell table:formula="of:=[Sheet1.D879]" office:value-type="float" office:value="1021.43">
            <text:p>1,021.43</text:p>
          </table:table-cell>
          <table:table-cell table:number-columns-repeated="10"/>
        </table:table-row>
        <table:table-row table:style-name="ro2">
          <table:table-cell table:formula="of:=[Sheet1.A880]" office:value-type="string" office:string-value="2010-06-28">
            <text:p>2010-06-28</text:p>
          </table:table-cell>
          <table:table-cell table:formula="of:=WEEKDAY([.A880:.A880])" office:value-type="float" office:value="2">
            <text:p>2</text:p>
          </table:table-cell>
          <table:table-cell table:formula="of:=ISOWEEKNUM([.A880];1)" office:value-type="float" office:value="26">
            <text:p>26</text:p>
          </table:table-cell>
          <table:table-cell table:formula="of:=MONTH([.A880])" office:value-type="float" office:value="6">
            <text:p>6</text:p>
          </table:table-cell>
          <table:table-cell table:formula="of:=YEAR([.A880])" office:value-type="float" office:value="2010">
            <text:p>2010</text:p>
          </table:table-cell>
          <table:table-cell table:formula="of:=[Sheet1.D880]" office:value-type="float" office:value="1025.89">
            <text:p>1,025.89</text:p>
          </table:table-cell>
          <table:table-cell table:number-columns-repeated="10"/>
        </table:table-row>
        <table:table-row table:style-name="ro2">
          <table:table-cell table:formula="of:=[Sheet1.A881]" office:value-type="string" office:string-value="2010-06-29">
            <text:p>2010-06-29</text:p>
          </table:table-cell>
          <table:table-cell table:formula="of:=WEEKDAY([.A881:.A881])" office:value-type="float" office:value="3">
            <text:p>3</text:p>
          </table:table-cell>
          <table:table-cell table:formula="of:=ISOWEEKNUM([.A881];1)" office:value-type="float" office:value="26">
            <text:p>26</text:p>
          </table:table-cell>
          <table:table-cell table:formula="of:=MONTH([.A881])" office:value-type="float" office:value="6">
            <text:p>6</text:p>
          </table:table-cell>
          <table:table-cell table:formula="of:=YEAR([.A881])" office:value-type="float" office:value="2010">
            <text:p>2010</text:p>
          </table:table-cell>
          <table:table-cell table:formula="of:=[Sheet1.D881]" office:value-type="float" office:value="993.92">
            <text:p>993.92</text:p>
          </table:table-cell>
          <table:table-cell table:number-columns-repeated="10"/>
        </table:table-row>
        <table:table-row table:style-name="ro2">
          <table:table-cell table:formula="of:=[Sheet1.A882]" office:value-type="string" office:string-value="2010-06-30">
            <text:p>2010-06-30</text:p>
          </table:table-cell>
          <table:table-cell table:formula="of:=WEEKDAY([.A882:.A882])" office:value-type="float" office:value="4">
            <text:p>4</text:p>
          </table:table-cell>
          <table:table-cell table:formula="of:=ISOWEEKNUM([.A882];1)" office:value-type="float" office:value="26">
            <text:p>26</text:p>
          </table:table-cell>
          <table:table-cell table:formula="of:=MONTH([.A882])" office:value-type="float" office:value="6">
            <text:p>6</text:p>
          </table:table-cell>
          <table:table-cell table:formula="of:=YEAR([.A882])" office:value-type="float" office:value="2010">
            <text:p>2010</text:p>
          </table:table-cell>
          <table:table-cell table:formula="of:=[Sheet1.D882]" office:value-type="float" office:value="1005.93">
            <text:p>1,005.93</text:p>
          </table:table-cell>
          <table:table-cell table:number-columns-repeated="10"/>
        </table:table-row>
        <table:table-row table:style-name="ro2">
          <table:table-cell table:formula="of:=[Sheet1.A883]" office:value-type="string" office:string-value="2010-07-01">
            <text:p>2010-07-01</text:p>
          </table:table-cell>
          <table:table-cell table:formula="of:=WEEKDAY([.A883:.A883])" office:value-type="float" office:value="5">
            <text:p>5</text:p>
          </table:table-cell>
          <table:table-cell table:formula="of:=ISOWEEKNUM([.A883];1)" office:value-type="float" office:value="26">
            <text:p>26</text:p>
          </table:table-cell>
          <table:table-cell table:formula="of:=MONTH([.A883])" office:value-type="float" office:value="7">
            <text:p>7</text:p>
          </table:table-cell>
          <table:table-cell table:formula="of:=YEAR([.A883])" office:value-type="float" office:value="2010">
            <text:p>2010</text:p>
          </table:table-cell>
          <table:table-cell table:formula="of:=[Sheet1.D883]" office:value-type="float" office:value="981.54">
            <text:p>981.54</text:p>
          </table:table-cell>
          <table:table-cell table:number-columns-repeated="10"/>
        </table:table-row>
        <table:table-row table:style-name="ro2">
          <table:table-cell table:formula="of:=[Sheet1.A884]" office:value-type="string" office:string-value="2010-07-02">
            <text:p>2010-07-02</text:p>
          </table:table-cell>
          <table:table-cell table:formula="of:=WEEKDAY([.A884:.A884])" office:value-type="float" office:value="6">
            <text:p>6</text:p>
          </table:table-cell>
          <table:table-cell table:formula="of:=ISOWEEKNUM([.A884];1)" office:value-type="float" office:value="26">
            <text:p>26</text:p>
          </table:table-cell>
          <table:table-cell table:formula="of:=MONTH([.A884])" office:value-type="float" office:value="7">
            <text:p>7</text:p>
          </table:table-cell>
          <table:table-cell table:formula="of:=YEAR([.A884])" office:value-type="float" office:value="2010">
            <text:p>2010</text:p>
          </table:table-cell>
          <table:table-cell table:formula="of:=[Sheet1.D884]" office:value-type="float" office:value="983.3">
            <text:p>983.30</text:p>
          </table:table-cell>
          <table:table-cell table:number-columns-repeated="10"/>
        </table:table-row>
        <table:table-row table:style-name="ro2">
          <table:table-cell table:formula="of:=[Sheet1.A885]" office:value-type="string" office:string-value="2010-07-05">
            <text:p>2010-07-05</text:p>
          </table:table-cell>
          <table:table-cell table:formula="of:=WEEKDAY([.A885:.A885])" office:value-type="float" office:value="2">
            <text:p>2</text:p>
          </table:table-cell>
          <table:table-cell table:formula="of:=ISOWEEKNUM([.A885];1)" office:value-type="float" office:value="27">
            <text:p>27</text:p>
          </table:table-cell>
          <table:table-cell table:formula="of:=MONTH([.A885])" office:value-type="float" office:value="7">
            <text:p>7</text:p>
          </table:table-cell>
          <table:table-cell table:formula="of:=YEAR([.A885])" office:value-type="float" office:value="2010">
            <text:p>2010</text:p>
          </table:table-cell>
          <table:table-cell table:formula="of:=[Sheet1.D885]" office:value-type="float" office:value="980.94">
            <text:p>980.94</text:p>
          </table:table-cell>
          <table:table-cell table:number-columns-repeated="10"/>
        </table:table-row>
        <table:table-row table:style-name="ro2">
          <table:table-cell table:formula="of:=[Sheet1.A886]" office:value-type="string" office:string-value="2010-07-06">
            <text:p>2010-07-06</text:p>
          </table:table-cell>
          <table:table-cell table:formula="of:=WEEKDAY([.A886:.A886])" office:value-type="float" office:value="3">
            <text:p>3</text:p>
          </table:table-cell>
          <table:table-cell table:formula="of:=ISOWEEKNUM([.A886];1)" office:value-type="float" office:value="27">
            <text:p>27</text:p>
          </table:table-cell>
          <table:table-cell table:formula="of:=MONTH([.A886])" office:value-type="float" office:value="7">
            <text:p>7</text:p>
          </table:table-cell>
          <table:table-cell table:formula="of:=YEAR([.A886])" office:value-type="float" office:value="2010">
            <text:p>2010</text:p>
          </table:table-cell>
          <table:table-cell table:formula="of:=[Sheet1.D886]" office:value-type="float" office:value="1009.41">
            <text:p>1,009.41</text:p>
          </table:table-cell>
          <table:table-cell table:number-columns-repeated="10"/>
        </table:table-row>
        <table:table-row table:style-name="ro2">
          <table:table-cell table:formula="of:=[Sheet1.A887]" office:value-type="string" office:string-value="2010-07-07">
            <text:p>2010-07-07</text:p>
          </table:table-cell>
          <table:table-cell table:formula="of:=WEEKDAY([.A887:.A887])" office:value-type="float" office:value="4">
            <text:p>4</text:p>
          </table:table-cell>
          <table:table-cell table:formula="of:=ISOWEEKNUM([.A887];1)" office:value-type="float" office:value="27">
            <text:p>27</text:p>
          </table:table-cell>
          <table:table-cell table:formula="of:=MONTH([.A887])" office:value-type="float" office:value="7">
            <text:p>7</text:p>
          </table:table-cell>
          <table:table-cell table:formula="of:=YEAR([.A887])" office:value-type="float" office:value="2010">
            <text:p>2010</text:p>
          </table:table-cell>
          <table:table-cell table:formula="of:=[Sheet1.D887]" office:value-type="float" office:value="1020.43">
            <text:p>1,020.43</text:p>
          </table:table-cell>
          <table:table-cell table:number-columns-repeated="10"/>
        </table:table-row>
        <table:table-row table:style-name="ro2">
          <table:table-cell table:formula="of:=[Sheet1.A888]" office:value-type="string" office:string-value="2010-07-08">
            <text:p>2010-07-08</text:p>
          </table:table-cell>
          <table:table-cell table:formula="of:=WEEKDAY([.A888:.A888])" office:value-type="float" office:value="5">
            <text:p>5</text:p>
          </table:table-cell>
          <table:table-cell table:formula="of:=ISOWEEKNUM([.A888];1)" office:value-type="float" office:value="27">
            <text:p>27</text:p>
          </table:table-cell>
          <table:table-cell table:formula="of:=MONTH([.A888])" office:value-type="float" office:value="7">
            <text:p>7</text:p>
          </table:table-cell>
          <table:table-cell table:formula="of:=YEAR([.A888])" office:value-type="float" office:value="2010">
            <text:p>2010</text:p>
          </table:table-cell>
          <table:table-cell table:formula="of:=[Sheet1.D888]" office:value-type="float" office:value="1013.16">
            <text:p>1,013.16</text:p>
          </table:table-cell>
          <table:table-cell table:number-columns-repeated="10"/>
        </table:table-row>
        <table:table-row table:style-name="ro2">
          <table:table-cell table:formula="of:=[Sheet1.A889]" office:value-type="string" office:string-value="2010-07-09">
            <text:p>2010-07-09</text:p>
          </table:table-cell>
          <table:table-cell table:formula="of:=WEEKDAY([.A889:.A889])" office:value-type="float" office:value="6">
            <text:p>6</text:p>
          </table:table-cell>
          <table:table-cell table:formula="of:=ISOWEEKNUM([.A889];1)" office:value-type="float" office:value="27">
            <text:p>27</text:p>
          </table:table-cell>
          <table:table-cell table:formula="of:=MONTH([.A889])" office:value-type="float" office:value="7">
            <text:p>7</text:p>
          </table:table-cell>
          <table:table-cell table:formula="of:=YEAR([.A889])" office:value-type="float" office:value="2010">
            <text:p>2010</text:p>
          </table:table-cell>
          <table:table-cell table:formula="of:=[Sheet1.D889]" office:value-type="float" office:value="1028.12">
            <text:p>1,028.12</text:p>
          </table:table-cell>
          <table:table-cell table:number-columns-repeated="10"/>
        </table:table-row>
        <table:table-row table:style-name="ro2">
          <table:table-cell table:formula="of:=[Sheet1.A890]" office:value-type="string" office:string-value="2010-07-12">
            <text:p>2010-07-12</text:p>
          </table:table-cell>
          <table:table-cell table:formula="of:=WEEKDAY([.A890:.A890])" office:value-type="float" office:value="2">
            <text:p>2</text:p>
          </table:table-cell>
          <table:table-cell table:formula="of:=ISOWEEKNUM([.A890];1)" office:value-type="float" office:value="28">
            <text:p>28</text:p>
          </table:table-cell>
          <table:table-cell table:formula="of:=MONTH([.A890])" office:value-type="float" office:value="7">
            <text:p>7</text:p>
          </table:table-cell>
          <table:table-cell table:formula="of:=YEAR([.A890])" office:value-type="float" office:value="2010">
            <text:p>2010</text:p>
          </table:table-cell>
          <table:table-cell table:formula="of:=[Sheet1.D890]" office:value-type="float" office:value="1030.18">
            <text:p>1,030.18</text:p>
          </table:table-cell>
          <table:table-cell table:number-columns-repeated="10"/>
        </table:table-row>
        <table:table-row table:style-name="ro2">
          <table:table-cell table:formula="of:=[Sheet1.A891]" office:value-type="string" office:string-value="2010-07-13">
            <text:p>2010-07-13</text:p>
          </table:table-cell>
          <table:table-cell table:formula="of:=WEEKDAY([.A891:.A891])" office:value-type="float" office:value="3">
            <text:p>3</text:p>
          </table:table-cell>
          <table:table-cell table:formula="of:=ISOWEEKNUM([.A891];1)" office:value-type="float" office:value="28">
            <text:p>28</text:p>
          </table:table-cell>
          <table:table-cell table:formula="of:=MONTH([.A891])" office:value-type="float" office:value="7">
            <text:p>7</text:p>
          </table:table-cell>
          <table:table-cell table:formula="of:=YEAR([.A891])" office:value-type="float" office:value="2010">
            <text:p>2010</text:p>
          </table:table-cell>
          <table:table-cell table:formula="of:=[Sheet1.D891]" office:value-type="float" office:value="1061.1">
            <text:p>1,061.10</text:p>
          </table:table-cell>
          <table:table-cell table:number-columns-repeated="10"/>
        </table:table-row>
        <table:table-row table:style-name="ro2">
          <table:table-cell table:formula="of:=[Sheet1.A892]" office:value-type="string" office:string-value="2010-07-14">
            <text:p>2010-07-14</text:p>
          </table:table-cell>
          <table:table-cell table:formula="of:=WEEKDAY([.A892:.A892])" office:value-type="float" office:value="4">
            <text:p>4</text:p>
          </table:table-cell>
          <table:table-cell table:formula="of:=ISOWEEKNUM([.A892];1)" office:value-type="float" office:value="28">
            <text:p>28</text:p>
          </table:table-cell>
          <table:table-cell table:formula="of:=MONTH([.A892])" office:value-type="float" office:value="7">
            <text:p>7</text:p>
          </table:table-cell>
          <table:table-cell table:formula="of:=YEAR([.A892])" office:value-type="float" office:value="2010">
            <text:p>2010</text:p>
          </table:table-cell>
          <table:table-cell table:formula="of:=[Sheet1.D892]" office:value-type="float" office:value="1063.74">
            <text:p>1,063.74</text:p>
          </table:table-cell>
          <table:table-cell table:number-columns-repeated="10"/>
        </table:table-row>
        <table:table-row table:style-name="ro2">
          <table:table-cell table:formula="of:=[Sheet1.A893]" office:value-type="string" office:string-value="2010-07-15">
            <text:p>2010-07-15</text:p>
          </table:table-cell>
          <table:table-cell table:formula="of:=WEEKDAY([.A893:.A893])" office:value-type="float" office:value="5">
            <text:p>5</text:p>
          </table:table-cell>
          <table:table-cell table:formula="of:=ISOWEEKNUM([.A893];1)" office:value-type="float" office:value="28">
            <text:p>28</text:p>
          </table:table-cell>
          <table:table-cell table:formula="of:=MONTH([.A893])" office:value-type="float" office:value="7">
            <text:p>7</text:p>
          </table:table-cell>
          <table:table-cell table:formula="of:=YEAR([.A893])" office:value-type="float" office:value="2010">
            <text:p>2010</text:p>
          </table:table-cell>
          <table:table-cell table:formula="of:=[Sheet1.D893]" office:value-type="float" office:value="1055.52">
            <text:p>1,055.52</text:p>
          </table:table-cell>
          <table:table-cell table:number-columns-repeated="10"/>
        </table:table-row>
        <table:table-row table:style-name="ro2">
          <table:table-cell table:formula="of:=[Sheet1.A894]" office:value-type="string" office:string-value="2010-07-16">
            <text:p>2010-07-16</text:p>
          </table:table-cell>
          <table:table-cell table:formula="of:=WEEKDAY([.A894:.A894])" office:value-type="float" office:value="6">
            <text:p>6</text:p>
          </table:table-cell>
          <table:table-cell table:formula="of:=ISOWEEKNUM([.A894];1)" office:value-type="float" office:value="28">
            <text:p>28</text:p>
          </table:table-cell>
          <table:table-cell table:formula="of:=MONTH([.A894])" office:value-type="float" office:value="7">
            <text:p>7</text:p>
          </table:table-cell>
          <table:table-cell table:formula="of:=YEAR([.A894])" office:value-type="float" office:value="2010">
            <text:p>2010</text:p>
          </table:table-cell>
          <table:table-cell table:formula="of:=[Sheet1.D894]" office:value-type="float" office:value="1034.69">
            <text:p>1,034.69</text:p>
          </table:table-cell>
          <table:table-cell table:number-columns-repeated="10"/>
        </table:table-row>
        <table:table-row table:style-name="ro2">
          <table:table-cell table:formula="of:=[Sheet1.A895]" office:value-type="string" office:string-value="2010-07-19">
            <text:p>2010-07-19</text:p>
          </table:table-cell>
          <table:table-cell table:formula="of:=WEEKDAY([.A895:.A895])" office:value-type="float" office:value="2">
            <text:p>2</text:p>
          </table:table-cell>
          <table:table-cell table:formula="of:=ISOWEEKNUM([.A895];1)" office:value-type="float" office:value="29">
            <text:p>29</text:p>
          </table:table-cell>
          <table:table-cell table:formula="of:=MONTH([.A895])" office:value-type="float" office:value="7">
            <text:p>7</text:p>
          </table:table-cell>
          <table:table-cell table:formula="of:=YEAR([.A895])" office:value-type="float" office:value="2010">
            <text:p>2010</text:p>
          </table:table-cell>
          <table:table-cell table:formula="of:=[Sheet1.D895]" office:value-type="float" office:value="1032.73">
            <text:p>1,032.73</text:p>
          </table:table-cell>
          <table:table-cell table:number-columns-repeated="10"/>
        </table:table-row>
        <table:table-row table:style-name="ro2">
          <table:table-cell table:formula="of:=[Sheet1.A896]" office:value-type="string" office:string-value="2010-07-20">
            <text:p>2010-07-20</text:p>
          </table:table-cell>
          <table:table-cell table:formula="of:=WEEKDAY([.A896:.A896])" office:value-type="float" office:value="3">
            <text:p>3</text:p>
          </table:table-cell>
          <table:table-cell table:formula="of:=ISOWEEKNUM([.A896];1)" office:value-type="float" office:value="29">
            <text:p>29</text:p>
          </table:table-cell>
          <table:table-cell table:formula="of:=MONTH([.A896])" office:value-type="float" office:value="7">
            <text:p>7</text:p>
          </table:table-cell>
          <table:table-cell table:formula="of:=YEAR([.A896])" office:value-type="float" office:value="2010">
            <text:p>2010</text:p>
          </table:table-cell>
          <table:table-cell table:formula="of:=[Sheet1.D896]" office:value-type="float" office:value="1027.36">
            <text:p>1,027.36</text:p>
          </table:table-cell>
          <table:table-cell table:number-columns-repeated="10"/>
        </table:table-row>
        <table:table-row table:style-name="ro2">
          <table:table-cell table:formula="of:=[Sheet1.A897]" office:value-type="string" office:string-value="2010-07-21">
            <text:p>2010-07-21</text:p>
          </table:table-cell>
          <table:table-cell table:formula="of:=WEEKDAY([.A897:.A897])" office:value-type="float" office:value="4">
            <text:p>4</text:p>
          </table:table-cell>
          <table:table-cell table:formula="of:=ISOWEEKNUM([.A897];1)" office:value-type="float" office:value="29">
            <text:p>29</text:p>
          </table:table-cell>
          <table:table-cell table:formula="of:=MONTH([.A897])" office:value-type="float" office:value="7">
            <text:p>7</text:p>
          </table:table-cell>
          <table:table-cell table:formula="of:=YEAR([.A897])" office:value-type="float" office:value="2010">
            <text:p>2010</text:p>
          </table:table-cell>
          <table:table-cell table:formula="of:=[Sheet1.D897]" office:value-type="float" office:value="1040.84">
            <text:p>1,040.84</text:p>
          </table:table-cell>
          <table:table-cell table:number-columns-repeated="10"/>
        </table:table-row>
        <table:table-row table:style-name="ro2">
          <table:table-cell table:formula="of:=[Sheet1.A898]" office:value-type="string" office:string-value="2010-07-22">
            <text:p>2010-07-22</text:p>
          </table:table-cell>
          <table:table-cell table:formula="of:=WEEKDAY([.A898:.A898])" office:value-type="float" office:value="5">
            <text:p>5</text:p>
          </table:table-cell>
          <table:table-cell table:formula="of:=ISOWEEKNUM([.A898];1)" office:value-type="float" office:value="29">
            <text:p>29</text:p>
          </table:table-cell>
          <table:table-cell table:formula="of:=MONTH([.A898])" office:value-type="float" office:value="7">
            <text:p>7</text:p>
          </table:table-cell>
          <table:table-cell table:formula="of:=YEAR([.A898])" office:value-type="float" office:value="2010">
            <text:p>2010</text:p>
          </table:table-cell>
          <table:table-cell table:formula="of:=[Sheet1.D898]" office:value-type="float" office:value="1065.37">
            <text:p>1,065.37</text:p>
          </table:table-cell>
          <table:table-cell table:number-columns-repeated="10"/>
        </table:table-row>
        <table:table-row table:style-name="ro2">
          <table:table-cell table:formula="of:=[Sheet1.A899]" office:value-type="string" office:string-value="2010-07-23">
            <text:p>2010-07-23</text:p>
          </table:table-cell>
          <table:table-cell table:formula="of:=WEEKDAY([.A899:.A899])" office:value-type="float" office:value="6">
            <text:p>6</text:p>
          </table:table-cell>
          <table:table-cell table:formula="of:=ISOWEEKNUM([.A899];1)" office:value-type="float" office:value="29">
            <text:p>29</text:p>
          </table:table-cell>
          <table:table-cell table:formula="of:=MONTH([.A899])" office:value-type="float" office:value="7">
            <text:p>7</text:p>
          </table:table-cell>
          <table:table-cell table:formula="of:=YEAR([.A899])" office:value-type="float" office:value="2010">
            <text:p>2010</text:p>
          </table:table-cell>
          <table:table-cell table:formula="of:=[Sheet1.D899]" office:value-type="float" office:value="1057.77">
            <text:p>1,057.77</text:p>
          </table:table-cell>
          <table:table-cell table:number-columns-repeated="10"/>
        </table:table-row>
        <table:table-row table:style-name="ro2">
          <table:table-cell table:formula="of:=[Sheet1.A900]" office:value-type="string" office:string-value="2010-07-26">
            <text:p>2010-07-26</text:p>
          </table:table-cell>
          <table:table-cell table:formula="of:=WEEKDAY([.A900:.A900])" office:value-type="float" office:value="2">
            <text:p>2</text:p>
          </table:table-cell>
          <table:table-cell table:formula="of:=ISOWEEKNUM([.A900];1)" office:value-type="float" office:value="30">
            <text:p>30</text:p>
          </table:table-cell>
          <table:table-cell table:formula="of:=MONTH([.A900])" office:value-type="float" office:value="7">
            <text:p>7</text:p>
          </table:table-cell>
          <table:table-cell table:formula="of:=YEAR([.A900])" office:value-type="float" office:value="2010">
            <text:p>2010</text:p>
          </table:table-cell>
          <table:table-cell table:formula="of:=[Sheet1.D900]" office:value-type="float" office:value="1059.44">
            <text:p>1,059.44</text:p>
          </table:table-cell>
          <table:table-cell table:number-columns-repeated="10"/>
        </table:table-row>
        <table:table-row table:style-name="ro2">
          <table:table-cell table:formula="of:=[Sheet1.A901]" office:value-type="string" office:string-value="2010-07-27">
            <text:p>2010-07-27</text:p>
          </table:table-cell>
          <table:table-cell table:formula="of:=WEEKDAY([.A901:.A901])" office:value-type="float" office:value="3">
            <text:p>3</text:p>
          </table:table-cell>
          <table:table-cell table:formula="of:=ISOWEEKNUM([.A901];1)" office:value-type="float" office:value="30">
            <text:p>30</text:p>
          </table:table-cell>
          <table:table-cell table:formula="of:=MONTH([.A901])" office:value-type="float" office:value="7">
            <text:p>7</text:p>
          </table:table-cell>
          <table:table-cell table:formula="of:=YEAR([.A901])" office:value-type="float" office:value="2010">
            <text:p>2010</text:p>
          </table:table-cell>
          <table:table-cell table:formula="of:=[Sheet1.D901]" office:value-type="float" office:value="1059.29">
            <text:p>1,059.29</text:p>
          </table:table-cell>
          <table:table-cell table:number-columns-repeated="10"/>
        </table:table-row>
        <table:table-row table:style-name="ro2">
          <table:table-cell table:formula="of:=[Sheet1.A902]" office:value-type="string" office:string-value="2010-07-28">
            <text:p>2010-07-28</text:p>
          </table:table-cell>
          <table:table-cell table:formula="of:=WEEKDAY([.A902:.A902])" office:value-type="float" office:value="4">
            <text:p>4</text:p>
          </table:table-cell>
          <table:table-cell table:formula="of:=ISOWEEKNUM([.A902];1)" office:value-type="float" office:value="30">
            <text:p>30</text:p>
          </table:table-cell>
          <table:table-cell table:formula="of:=MONTH([.A902])" office:value-type="float" office:value="7">
            <text:p>7</text:p>
          </table:table-cell>
          <table:table-cell table:formula="of:=YEAR([.A902])" office:value-type="float" office:value="2010">
            <text:p>2010</text:p>
          </table:table-cell>
          <table:table-cell table:formula="of:=[Sheet1.D902]" office:value-type="float" office:value="1050.84">
            <text:p>1,050.84</text:p>
          </table:table-cell>
          <table:table-cell table:number-columns-repeated="10"/>
        </table:table-row>
        <table:table-row table:style-name="ro2">
          <table:table-cell table:formula="of:=[Sheet1.A903]" office:value-type="string" office:string-value="2010-07-29">
            <text:p>2010-07-29</text:p>
          </table:table-cell>
          <table:table-cell table:formula="of:=WEEKDAY([.A903:.A903])" office:value-type="float" office:value="5">
            <text:p>5</text:p>
          </table:table-cell>
          <table:table-cell table:formula="of:=ISOWEEKNUM([.A903];1)" office:value-type="float" office:value="30">
            <text:p>30</text:p>
          </table:table-cell>
          <table:table-cell table:formula="of:=MONTH([.A903])" office:value-type="float" office:value="7">
            <text:p>7</text:p>
          </table:table-cell>
          <table:table-cell table:formula="of:=YEAR([.A903])" office:value-type="float" office:value="2010">
            <text:p>2010</text:p>
          </table:table-cell>
          <table:table-cell table:formula="of:=[Sheet1.D903]" office:value-type="float" office:value="1049.02">
            <text:p>1,049.02</text:p>
          </table:table-cell>
          <table:table-cell table:number-columns-repeated="10"/>
        </table:table-row>
        <table:table-row table:style-name="ro2">
          <table:table-cell table:formula="of:=[Sheet1.A904]" office:value-type="string" office:string-value="2010-07-30">
            <text:p>2010-07-30</text:p>
          </table:table-cell>
          <table:table-cell table:formula="of:=WEEKDAY([.A904:.A904])" office:value-type="float" office:value="6">
            <text:p>6</text:p>
          </table:table-cell>
          <table:table-cell table:formula="of:=ISOWEEKNUM([.A904];1)" office:value-type="float" office:value="30">
            <text:p>30</text:p>
          </table:table-cell>
          <table:table-cell table:formula="of:=MONTH([.A904])" office:value-type="float" office:value="7">
            <text:p>7</text:p>
          </table:table-cell>
          <table:table-cell table:formula="of:=YEAR([.A904])" office:value-type="float" office:value="2010">
            <text:p>2010</text:p>
          </table:table-cell>
          <table:table-cell table:formula="of:=[Sheet1.D904]" office:value-type="float" office:value="1047.26">
            <text:p>1,047.26</text:p>
          </table:table-cell>
          <table:table-cell table:number-columns-repeated="10"/>
        </table:table-row>
        <table:table-row table:style-name="ro2">
          <table:table-cell table:formula="of:=[Sheet1.A905]" office:value-type="string" office:string-value="2010-08-02">
            <text:p>2010-08-02</text:p>
          </table:table-cell>
          <table:table-cell table:formula="of:=WEEKDAY([.A905:.A905])" office:value-type="float" office:value="2">
            <text:p>2</text:p>
          </table:table-cell>
          <table:table-cell table:formula="of:=ISOWEEKNUM([.A905];1)" office:value-type="float" office:value="31">
            <text:p>31</text:p>
          </table:table-cell>
          <table:table-cell table:formula="of:=MONTH([.A905])" office:value-type="float" office:value="8">
            <text:p>8</text:p>
          </table:table-cell>
          <table:table-cell table:formula="of:=YEAR([.A905])" office:value-type="float" office:value="2010">
            <text:p>2010</text:p>
          </table:table-cell>
          <table:table-cell table:formula="of:=[Sheet1.D905]" office:value-type="float" office:value="1074.61">
            <text:p>1,074.61</text:p>
          </table:table-cell>
          <table:table-cell table:number-columns-repeated="10"/>
        </table:table-row>
        <table:table-row table:style-name="ro2">
          <table:table-cell table:formula="of:=[Sheet1.A906]" office:value-type="string" office:string-value="2010-08-03">
            <text:p>2010-08-03</text:p>
          </table:table-cell>
          <table:table-cell table:formula="of:=WEEKDAY([.A906:.A906])" office:value-type="float" office:value="3">
            <text:p>3</text:p>
          </table:table-cell>
          <table:table-cell table:formula="of:=ISOWEEKNUM([.A906];1)" office:value-type="float" office:value="31">
            <text:p>31</text:p>
          </table:table-cell>
          <table:table-cell table:formula="of:=MONTH([.A906])" office:value-type="float" office:value="8">
            <text:p>8</text:p>
          </table:table-cell>
          <table:table-cell table:formula="of:=YEAR([.A906])" office:value-type="float" office:value="2010">
            <text:p>2010</text:p>
          </table:table-cell>
          <table:table-cell table:formula="of:=[Sheet1.D906]" office:value-type="float" office:value="1073.17">
            <text:p>1,073.17</text:p>
          </table:table-cell>
          <table:table-cell table:number-columns-repeated="10"/>
        </table:table-row>
        <table:table-row table:style-name="ro2">
          <table:table-cell table:formula="of:=[Sheet1.A907]" office:value-type="string" office:string-value="2010-08-04">
            <text:p>2010-08-04</text:p>
          </table:table-cell>
          <table:table-cell table:formula="of:=WEEKDAY([.A907:.A907])" office:value-type="float" office:value="4">
            <text:p>4</text:p>
          </table:table-cell>
          <table:table-cell table:formula="of:=ISOWEEKNUM([.A907];1)" office:value-type="float" office:value="31">
            <text:p>31</text:p>
          </table:table-cell>
          <table:table-cell table:formula="of:=MONTH([.A907])" office:value-type="float" office:value="8">
            <text:p>8</text:p>
          </table:table-cell>
          <table:table-cell table:formula="of:=YEAR([.A907])" office:value-type="float" office:value="2010">
            <text:p>2010</text:p>
          </table:table-cell>
          <table:table-cell table:formula="of:=[Sheet1.D907]" office:value-type="float" office:value="1071.28">
            <text:p>1,071.28</text:p>
          </table:table-cell>
          <table:table-cell table:number-columns-repeated="10"/>
        </table:table-row>
        <table:table-row table:style-name="ro2">
          <table:table-cell table:formula="of:=[Sheet1.A908]" office:value-type="string" office:string-value="2010-08-05">
            <text:p>2010-08-05</text:p>
          </table:table-cell>
          <table:table-cell table:formula="of:=WEEKDAY([.A908:.A908])" office:value-type="float" office:value="5">
            <text:p>5</text:p>
          </table:table-cell>
          <table:table-cell table:formula="of:=ISOWEEKNUM([.A908];1)" office:value-type="float" office:value="31">
            <text:p>31</text:p>
          </table:table-cell>
          <table:table-cell table:formula="of:=MONTH([.A908])" office:value-type="float" office:value="8">
            <text:p>8</text:p>
          </table:table-cell>
          <table:table-cell table:formula="of:=YEAR([.A908])" office:value-type="float" office:value="2010">
            <text:p>2010</text:p>
          </table:table-cell>
          <table:table-cell table:formula="of:=[Sheet1.D908]" office:value-type="float" office:value="1074.4">
            <text:p>1,074.40</text:p>
          </table:table-cell>
          <table:table-cell table:number-columns-repeated="10"/>
        </table:table-row>
        <table:table-row table:style-name="ro2">
          <table:table-cell table:formula="of:=[Sheet1.A909]" office:value-type="string" office:string-value="2010-08-06">
            <text:p>2010-08-06</text:p>
          </table:table-cell>
          <table:table-cell table:formula="of:=WEEKDAY([.A909:.A909])" office:value-type="float" office:value="6">
            <text:p>6</text:p>
          </table:table-cell>
          <table:table-cell table:formula="of:=ISOWEEKNUM([.A909];1)" office:value-type="float" office:value="31">
            <text:p>31</text:p>
          </table:table-cell>
          <table:table-cell table:formula="of:=MONTH([.A909])" office:value-type="float" office:value="8">
            <text:p>8</text:p>
          </table:table-cell>
          <table:table-cell table:formula="of:=YEAR([.A909])" office:value-type="float" office:value="2010">
            <text:p>2010</text:p>
          </table:table-cell>
          <table:table-cell table:formula="of:=[Sheet1.D909]" office:value-type="float" office:value="1065.22">
            <text:p>1,065.22</text:p>
          </table:table-cell>
          <table:table-cell table:number-columns-repeated="10"/>
        </table:table-row>
        <table:table-row table:style-name="ro2">
          <table:table-cell table:formula="of:=[Sheet1.A910]" office:value-type="string" office:string-value="2010-08-09">
            <text:p>2010-08-09</text:p>
          </table:table-cell>
          <table:table-cell table:formula="of:=WEEKDAY([.A910:.A910])" office:value-type="float" office:value="2">
            <text:p>2</text:p>
          </table:table-cell>
          <table:table-cell table:formula="of:=ISOWEEKNUM([.A910];1)" office:value-type="float" office:value="32">
            <text:p>32</text:p>
          </table:table-cell>
          <table:table-cell table:formula="of:=MONTH([.A910])" office:value-type="float" office:value="8">
            <text:p>8</text:p>
          </table:table-cell>
          <table:table-cell table:formula="of:=YEAR([.A910])" office:value-type="float" office:value="2010">
            <text:p>2010</text:p>
          </table:table-cell>
          <table:table-cell table:formula="of:=[Sheet1.D910]" office:value-type="float" office:value="1073.53">
            <text:p>1,073.53</text:p>
          </table:table-cell>
          <table:table-cell table:number-columns-repeated="10"/>
        </table:table-row>
        <table:table-row table:style-name="ro2">
          <table:table-cell table:formula="of:=[Sheet1.A911]" office:value-type="string" office:string-value="2010-08-10">
            <text:p>2010-08-10</text:p>
          </table:table-cell>
          <table:table-cell table:formula="of:=WEEKDAY([.A911:.A911])" office:value-type="float" office:value="3">
            <text:p>3</text:p>
          </table:table-cell>
          <table:table-cell table:formula="of:=ISOWEEKNUM([.A911];1)" office:value-type="float" office:value="32">
            <text:p>32</text:p>
          </table:table-cell>
          <table:table-cell table:formula="of:=MONTH([.A911])" office:value-type="float" office:value="8">
            <text:p>8</text:p>
          </table:table-cell>
          <table:table-cell table:formula="of:=YEAR([.A911])" office:value-type="float" office:value="2010">
            <text:p>2010</text:p>
          </table:table-cell>
          <table:table-cell table:formula="of:=[Sheet1.D911]" office:value-type="float" office:value="1063.32">
            <text:p>1,063.32</text:p>
          </table:table-cell>
          <table:table-cell table:number-columns-repeated="10"/>
        </table:table-row>
        <table:table-row table:style-name="ro2">
          <table:table-cell table:formula="of:=[Sheet1.A912]" office:value-type="string" office:string-value="2010-08-11">
            <text:p>2010-08-11</text:p>
          </table:table-cell>
          <table:table-cell table:formula="of:=WEEKDAY([.A912:.A912])" office:value-type="float" office:value="4">
            <text:p>4</text:p>
          </table:table-cell>
          <table:table-cell table:formula="of:=ISOWEEKNUM([.A912];1)" office:value-type="float" office:value="32">
            <text:p>32</text:p>
          </table:table-cell>
          <table:table-cell table:formula="of:=MONTH([.A912])" office:value-type="float" office:value="8">
            <text:p>8</text:p>
          </table:table-cell>
          <table:table-cell table:formula="of:=YEAR([.A912])" office:value-type="float" office:value="2010">
            <text:p>2010</text:p>
          </table:table-cell>
          <table:table-cell table:formula="of:=[Sheet1.D912]" office:value-type="float" office:value="1036.28">
            <text:p>1,036.28</text:p>
          </table:table-cell>
          <table:table-cell table:number-columns-repeated="10"/>
        </table:table-row>
        <table:table-row table:style-name="ro2">
          <table:table-cell table:formula="of:=[Sheet1.A913]" office:value-type="string" office:string-value="2010-08-12">
            <text:p>2010-08-12</text:p>
          </table:table-cell>
          <table:table-cell table:formula="of:=WEEKDAY([.A913:.A913])" office:value-type="float" office:value="5">
            <text:p>5</text:p>
          </table:table-cell>
          <table:table-cell table:formula="of:=ISOWEEKNUM([.A913];1)" office:value-type="float" office:value="32">
            <text:p>32</text:p>
          </table:table-cell>
          <table:table-cell table:formula="of:=MONTH([.A913])" office:value-type="float" office:value="8">
            <text:p>8</text:p>
          </table:table-cell>
          <table:table-cell table:formula="of:=YEAR([.A913])" office:value-type="float" office:value="2010">
            <text:p>2010</text:p>
          </table:table-cell>
          <table:table-cell table:formula="of:=[Sheet1.D913]" office:value-type="float" office:value="1031.23">
            <text:p>1,031.23</text:p>
          </table:table-cell>
          <table:table-cell table:number-columns-repeated="10"/>
        </table:table-row>
        <table:table-row table:style-name="ro2">
          <table:table-cell table:formula="of:=[Sheet1.A914]" office:value-type="string" office:string-value="2010-08-13">
            <text:p>2010-08-13</text:p>
          </table:table-cell>
          <table:table-cell table:formula="of:=WEEKDAY([.A914:.A914])" office:value-type="float" office:value="6">
            <text:p>6</text:p>
          </table:table-cell>
          <table:table-cell table:formula="of:=ISOWEEKNUM([.A914];1)" office:value-type="float" office:value="32">
            <text:p>32</text:p>
          </table:table-cell>
          <table:table-cell table:formula="of:=MONTH([.A914])" office:value-type="float" office:value="8">
            <text:p>8</text:p>
          </table:table-cell>
          <table:table-cell table:formula="of:=YEAR([.A914])" office:value-type="float" office:value="2010">
            <text:p>2010</text:p>
          </table:table-cell>
          <table:table-cell table:formula="of:=[Sheet1.D914]" office:value-type="float" office:value="1036.45">
            <text:p>1,036.45</text:p>
          </table:table-cell>
          <table:table-cell table:number-columns-repeated="10"/>
        </table:table-row>
        <table:table-row table:style-name="ro2">
          <table:table-cell table:formula="of:=[Sheet1.A915]" office:value-type="string" office:string-value="2010-08-16">
            <text:p>2010-08-16</text:p>
          </table:table-cell>
          <table:table-cell table:formula="of:=WEEKDAY([.A915:.A915])" office:value-type="float" office:value="2">
            <text:p>2</text:p>
          </table:table-cell>
          <table:table-cell table:formula="of:=ISOWEEKNUM([.A915];1)" office:value-type="float" office:value="33">
            <text:p>33</text:p>
          </table:table-cell>
          <table:table-cell table:formula="of:=MONTH([.A915])" office:value-type="float" office:value="8">
            <text:p>8</text:p>
          </table:table-cell>
          <table:table-cell table:formula="of:=YEAR([.A915])" office:value-type="float" office:value="2010">
            <text:p>2010</text:p>
          </table:table-cell>
          <table:table-cell table:formula="of:=[Sheet1.D915]" office:value-type="float" office:value="1046.09">
            <text:p>1,046.09</text:p>
          </table:table-cell>
          <table:table-cell table:number-columns-repeated="10"/>
        </table:table-row>
        <table:table-row table:style-name="ro2">
          <table:table-cell table:formula="of:=[Sheet1.A916]" office:value-type="string" office:string-value="2010-08-17">
            <text:p>2010-08-17</text:p>
          </table:table-cell>
          <table:table-cell table:formula="of:=WEEKDAY([.A916:.A916])" office:value-type="float" office:value="3">
            <text:p>3</text:p>
          </table:table-cell>
          <table:table-cell table:formula="of:=ISOWEEKNUM([.A916];1)" office:value-type="float" office:value="33">
            <text:p>33</text:p>
          </table:table-cell>
          <table:table-cell table:formula="of:=MONTH([.A916])" office:value-type="float" office:value="8">
            <text:p>8</text:p>
          </table:table-cell>
          <table:table-cell table:formula="of:=YEAR([.A916])" office:value-type="float" office:value="2010">
            <text:p>2010</text:p>
          </table:table-cell>
          <table:table-cell table:formula="of:=[Sheet1.D916]" office:value-type="float" office:value="1057.14">
            <text:p>1,057.14</text:p>
          </table:table-cell>
          <table:table-cell table:number-columns-repeated="10"/>
        </table:table-row>
        <table:table-row table:style-name="ro2">
          <table:table-cell table:formula="of:=[Sheet1.A917]" office:value-type="string" office:string-value="2010-08-18">
            <text:p>2010-08-18</text:p>
          </table:table-cell>
          <table:table-cell table:formula="of:=WEEKDAY([.A917:.A917])" office:value-type="float" office:value="4">
            <text:p>4</text:p>
          </table:table-cell>
          <table:table-cell table:formula="of:=ISOWEEKNUM([.A917];1)" office:value-type="float" office:value="33">
            <text:p>33</text:p>
          </table:table-cell>
          <table:table-cell table:formula="of:=MONTH([.A917])" office:value-type="float" office:value="8">
            <text:p>8</text:p>
          </table:table-cell>
          <table:table-cell table:formula="of:=YEAR([.A917])" office:value-type="float" office:value="2010">
            <text:p>2010</text:p>
          </table:table-cell>
          <table:table-cell table:formula="of:=[Sheet1.D917]" office:value-type="float" office:value="1057.2">
            <text:p>1,057.20</text:p>
          </table:table-cell>
          <table:table-cell table:number-columns-repeated="10"/>
        </table:table-row>
        <table:table-row table:style-name="ro2">
          <table:table-cell table:formula="of:=[Sheet1.A918]" office:value-type="string" office:string-value="2010-08-19">
            <text:p>2010-08-19</text:p>
          </table:table-cell>
          <table:table-cell table:formula="of:=WEEKDAY([.A918:.A918])" office:value-type="float" office:value="5">
            <text:p>5</text:p>
          </table:table-cell>
          <table:table-cell table:formula="of:=ISOWEEKNUM([.A918];1)" office:value-type="float" office:value="33">
            <text:p>33</text:p>
          </table:table-cell>
          <table:table-cell table:formula="of:=MONTH([.A918])" office:value-type="float" office:value="8">
            <text:p>8</text:p>
          </table:table-cell>
          <table:table-cell table:formula="of:=YEAR([.A918])" office:value-type="float" office:value="2010">
            <text:p>2010</text:p>
          </table:table-cell>
          <table:table-cell table:formula="of:=[Sheet1.D918]" office:value-type="float" office:value="1040.42">
            <text:p>1,040.42</text:p>
          </table:table-cell>
          <table:table-cell table:number-columns-repeated="10"/>
        </table:table-row>
        <table:table-row table:style-name="ro2">
          <table:table-cell table:formula="of:=[Sheet1.A919]" office:value-type="string" office:string-value="2010-08-20">
            <text:p>2010-08-20</text:p>
          </table:table-cell>
          <table:table-cell table:formula="of:=WEEKDAY([.A919:.A919])" office:value-type="float" office:value="6">
            <text:p>6</text:p>
          </table:table-cell>
          <table:table-cell table:formula="of:=ISOWEEKNUM([.A919];1)" office:value-type="float" office:value="33">
            <text:p>33</text:p>
          </table:table-cell>
          <table:table-cell table:formula="of:=MONTH([.A919])" office:value-type="float" office:value="8">
            <text:p>8</text:p>
          </table:table-cell>
          <table:table-cell table:formula="of:=YEAR([.A919])" office:value-type="float" office:value="2010">
            <text:p>2010</text:p>
          </table:table-cell>
          <table:table-cell table:formula="of:=[Sheet1.D919]" office:value-type="float" office:value="1020.63">
            <text:p>1,020.63</text:p>
          </table:table-cell>
          <table:table-cell table:number-columns-repeated="10"/>
        </table:table-row>
        <table:table-row table:style-name="ro2">
          <table:table-cell table:formula="of:=[Sheet1.A920]" office:value-type="string" office:string-value="2010-08-23">
            <text:p>2010-08-23</text:p>
          </table:table-cell>
          <table:table-cell table:formula="of:=WEEKDAY([.A920:.A920])" office:value-type="float" office:value="2">
            <text:p>2</text:p>
          </table:table-cell>
          <table:table-cell table:formula="of:=ISOWEEKNUM([.A920];1)" office:value-type="float" office:value="34">
            <text:p>34</text:p>
          </table:table-cell>
          <table:table-cell table:formula="of:=MONTH([.A920])" office:value-type="float" office:value="8">
            <text:p>8</text:p>
          </table:table-cell>
          <table:table-cell table:formula="of:=YEAR([.A920])" office:value-type="float" office:value="2010">
            <text:p>2010</text:p>
          </table:table-cell>
          <table:table-cell table:formula="of:=[Sheet1.D920]" office:value-type="float" office:value="1021.78">
            <text:p>1,021.78</text:p>
          </table:table-cell>
          <table:table-cell table:number-columns-repeated="10"/>
        </table:table-row>
        <table:table-row table:style-name="ro2">
          <table:table-cell table:formula="of:=[Sheet1.A921]" office:value-type="string" office:string-value="2010-08-24">
            <text:p>2010-08-24</text:p>
          </table:table-cell>
          <table:table-cell table:formula="of:=WEEKDAY([.A921:.A921])" office:value-type="float" office:value="3">
            <text:p>3</text:p>
          </table:table-cell>
          <table:table-cell table:formula="of:=ISOWEEKNUM([.A921];1)" office:value-type="float" office:value="34">
            <text:p>34</text:p>
          </table:table-cell>
          <table:table-cell table:formula="of:=MONTH([.A921])" office:value-type="float" office:value="8">
            <text:p>8</text:p>
          </table:table-cell>
          <table:table-cell table:formula="of:=YEAR([.A921])" office:value-type="float" office:value="2010">
            <text:p>2010</text:p>
          </table:table-cell>
          <table:table-cell table:formula="of:=[Sheet1.D921]" office:value-type="float" office:value="1005.34">
            <text:p>1,005.34</text:p>
          </table:table-cell>
          <table:table-cell table:number-columns-repeated="10"/>
        </table:table-row>
        <table:table-row table:style-name="ro2">
          <table:table-cell table:formula="of:=[Sheet1.A922]" office:value-type="string" office:string-value="2010-08-25">
            <text:p>2010-08-25</text:p>
          </table:table-cell>
          <table:table-cell table:formula="of:=WEEKDAY([.A922:.A922])" office:value-type="float" office:value="4">
            <text:p>4</text:p>
          </table:table-cell>
          <table:table-cell table:formula="of:=ISOWEEKNUM([.A922];1)" office:value-type="float" office:value="34">
            <text:p>34</text:p>
          </table:table-cell>
          <table:table-cell table:formula="of:=MONTH([.A922])" office:value-type="float" office:value="8">
            <text:p>8</text:p>
          </table:table-cell>
          <table:table-cell table:formula="of:=YEAR([.A922])" office:value-type="float" office:value="2010">
            <text:p>2010</text:p>
          </table:table-cell>
          <table:table-cell table:formula="of:=[Sheet1.D922]" office:value-type="float" office:value="995.68">
            <text:p>995.68</text:p>
          </table:table-cell>
          <table:table-cell table:number-columns-repeated="10"/>
        </table:table-row>
        <table:table-row table:style-name="ro2">
          <table:table-cell table:formula="of:=[Sheet1.A923]" office:value-type="string" office:string-value="2010-08-26">
            <text:p>2010-08-26</text:p>
          </table:table-cell>
          <table:table-cell table:formula="of:=WEEKDAY([.A923:.A923])" office:value-type="float" office:value="5">
            <text:p>5</text:p>
          </table:table-cell>
          <table:table-cell table:formula="of:=ISOWEEKNUM([.A923];1)" office:value-type="float" office:value="34">
            <text:p>34</text:p>
          </table:table-cell>
          <table:table-cell table:formula="of:=MONTH([.A923])" office:value-type="float" office:value="8">
            <text:p>8</text:p>
          </table:table-cell>
          <table:table-cell table:formula="of:=YEAR([.A923])" office:value-type="float" office:value="2010">
            <text:p>2010</text:p>
          </table:table-cell>
          <table:table-cell table:formula="of:=[Sheet1.D923]" office:value-type="float" office:value="1006.16">
            <text:p>1,006.16</text:p>
          </table:table-cell>
          <table:table-cell table:number-columns-repeated="10"/>
        </table:table-row>
        <table:table-row table:style-name="ro2">
          <table:table-cell table:formula="of:=[Sheet1.A924]" office:value-type="string" office:string-value="2010-08-27">
            <text:p>2010-08-27</text:p>
          </table:table-cell>
          <table:table-cell table:formula="of:=WEEKDAY([.A924:.A924])" office:value-type="float" office:value="6">
            <text:p>6</text:p>
          </table:table-cell>
          <table:table-cell table:formula="of:=ISOWEEKNUM([.A924];1)" office:value-type="float" office:value="34">
            <text:p>34</text:p>
          </table:table-cell>
          <table:table-cell table:formula="of:=MONTH([.A924])" office:value-type="float" office:value="8">
            <text:p>8</text:p>
          </table:table-cell>
          <table:table-cell table:formula="of:=YEAR([.A924])" office:value-type="float" office:value="2010">
            <text:p>2010</text:p>
          </table:table-cell>
          <table:table-cell table:formula="of:=[Sheet1.D924]" office:value-type="float" office:value="1018.89">
            <text:p>1,018.89</text:p>
          </table:table-cell>
          <table:table-cell table:number-columns-repeated="10"/>
        </table:table-row>
        <table:table-row table:style-name="ro2">
          <table:table-cell table:formula="of:=[Sheet1.A925]" office:value-type="string" office:string-value="2010-08-30">
            <text:p>2010-08-30</text:p>
          </table:table-cell>
          <table:table-cell table:formula="of:=WEEKDAY([.A925:.A925])" office:value-type="float" office:value="2">
            <text:p>2</text:p>
          </table:table-cell>
          <table:table-cell table:formula="of:=ISOWEEKNUM([.A925];1)" office:value-type="float" office:value="35">
            <text:p>35</text:p>
          </table:table-cell>
          <table:table-cell table:formula="of:=MONTH([.A925])" office:value-type="float" office:value="8">
            <text:p>8</text:p>
          </table:table-cell>
          <table:table-cell table:formula="of:=YEAR([.A925])" office:value-type="float" office:value="2010">
            <text:p>2010</text:p>
          </table:table-cell>
          <table:table-cell table:formula="of:=[Sheet1.D925]" office:value-type="float" office:value="1008.52">
            <text:p>1,008.52</text:p>
          </table:table-cell>
          <table:table-cell table:number-columns-repeated="10"/>
        </table:table-row>
        <table:table-row table:style-name="ro2">
          <table:table-cell table:formula="of:=[Sheet1.A926]" office:value-type="string" office:string-value="2010-08-31">
            <text:p>2010-08-31</text:p>
          </table:table-cell>
          <table:table-cell table:formula="of:=WEEKDAY([.A926:.A926])" office:value-type="float" office:value="3">
            <text:p>3</text:p>
          </table:table-cell>
          <table:table-cell table:formula="of:=ISOWEEKNUM([.A926];1)" office:value-type="float" office:value="35">
            <text:p>35</text:p>
          </table:table-cell>
          <table:table-cell table:formula="of:=MONTH([.A926])" office:value-type="float" office:value="8">
            <text:p>8</text:p>
          </table:table-cell>
          <table:table-cell table:formula="of:=YEAR([.A926])" office:value-type="float" office:value="2010">
            <text:p>2010</text:p>
          </table:table-cell>
          <table:table-cell table:formula="of:=[Sheet1.D926]" office:value-type="float" office:value="1011.7">
            <text:p>1,011.70</text:p>
          </table:table-cell>
          <table:table-cell table:number-columns-repeated="10"/>
        </table:table-row>
        <table:table-row table:style-name="ro2">
          <table:table-cell table:formula="of:=[Sheet1.A927]" office:value-type="string" office:string-value="2010-09-01">
            <text:p>2010-09-01</text:p>
          </table:table-cell>
          <table:table-cell table:formula="of:=WEEKDAY([.A927:.A927])" office:value-type="float" office:value="4">
            <text:p>4</text:p>
          </table:table-cell>
          <table:table-cell table:formula="of:=ISOWEEKNUM([.A927];1)" office:value-type="float" office:value="35">
            <text:p>35</text:p>
          </table:table-cell>
          <table:table-cell table:formula="of:=MONTH([.A927])" office:value-type="float" office:value="9">
            <text:p>9</text:p>
          </table:table-cell>
          <table:table-cell table:formula="of:=YEAR([.A927])" office:value-type="float" office:value="2010">
            <text:p>2010</text:p>
          </table:table-cell>
          <table:table-cell table:formula="of:=[Sheet1.D927]" office:value-type="float" office:value="1049.26">
            <text:p>1,049.26</text:p>
          </table:table-cell>
          <table:table-cell table:number-columns-repeated="10"/>
        </table:table-row>
        <table:table-row table:style-name="ro2">
          <table:table-cell table:formula="of:=[Sheet1.A928]" office:value-type="string" office:string-value="2010-09-02">
            <text:p>2010-09-02</text:p>
          </table:table-cell>
          <table:table-cell table:formula="of:=WEEKDAY([.A928:.A928])" office:value-type="float" office:value="5">
            <text:p>5</text:p>
          </table:table-cell>
          <table:table-cell table:formula="of:=ISOWEEKNUM([.A928];1)" office:value-type="float" office:value="35">
            <text:p>35</text:p>
          </table:table-cell>
          <table:table-cell table:formula="of:=MONTH([.A928])" office:value-type="float" office:value="9">
            <text:p>9</text:p>
          </table:table-cell>
          <table:table-cell table:formula="of:=YEAR([.A928])" office:value-type="float" office:value="2010">
            <text:p>2010</text:p>
          </table:table-cell>
          <table:table-cell table:formula="of:=[Sheet1.D928]" office:value-type="float" office:value="1043.09">
            <text:p>1,043.09</text:p>
          </table:table-cell>
          <table:table-cell table:number-columns-repeated="10"/>
        </table:table-row>
        <table:table-row table:style-name="ro2">
          <table:table-cell table:formula="of:=[Sheet1.A929]" office:value-type="string" office:string-value="2010-09-03">
            <text:p>2010-09-03</text:p>
          </table:table-cell>
          <table:table-cell table:formula="of:=WEEKDAY([.A929:.A929])" office:value-type="float" office:value="6">
            <text:p>6</text:p>
          </table:table-cell>
          <table:table-cell table:formula="of:=ISOWEEKNUM([.A929];1)" office:value-type="float" office:value="35">
            <text:p>35</text:p>
          </table:table-cell>
          <table:table-cell table:formula="of:=MONTH([.A929])" office:value-type="float" office:value="9">
            <text:p>9</text:p>
          </table:table-cell>
          <table:table-cell table:formula="of:=YEAR([.A929])" office:value-type="float" office:value="2010">
            <text:p>2010</text:p>
          </table:table-cell>
          <table:table-cell table:formula="of:=[Sheet1.D929]" office:value-type="float" office:value="1047.99">
            <text:p>1,047.99</text:p>
          </table:table-cell>
          <table:table-cell table:number-columns-repeated="10"/>
        </table:table-row>
        <table:table-row table:style-name="ro2">
          <table:table-cell table:formula="of:=[Sheet1.A930]" office:value-type="string" office:string-value="2010-09-06">
            <text:p>2010-09-06</text:p>
          </table:table-cell>
          <table:table-cell table:formula="of:=WEEKDAY([.A930:.A930])" office:value-type="float" office:value="2">
            <text:p>2</text:p>
          </table:table-cell>
          <table:table-cell table:formula="of:=ISOWEEKNUM([.A930];1)" office:value-type="float" office:value="36">
            <text:p>36</text:p>
          </table:table-cell>
          <table:table-cell table:formula="of:=MONTH([.A930])" office:value-type="float" office:value="9">
            <text:p>9</text:p>
          </table:table-cell>
          <table:table-cell table:formula="of:=YEAR([.A930])" office:value-type="float" office:value="2010">
            <text:p>2010</text:p>
          </table:table-cell>
          <table:table-cell table:formula="of:=[Sheet1.D930]" office:value-type="float" office:value="1052.53">
            <text:p>1,052.53</text:p>
          </table:table-cell>
          <table:table-cell table:number-columns-repeated="10"/>
        </table:table-row>
        <table:table-row table:style-name="ro2">
          <table:table-cell table:formula="of:=[Sheet1.A931]" office:value-type="string" office:string-value="2010-09-07">
            <text:p>2010-09-07</text:p>
          </table:table-cell>
          <table:table-cell table:formula="of:=WEEKDAY([.A931:.A931])" office:value-type="float" office:value="3">
            <text:p>3</text:p>
          </table:table-cell>
          <table:table-cell table:formula="of:=ISOWEEKNUM([.A931];1)" office:value-type="float" office:value="36">
            <text:p>36</text:p>
          </table:table-cell>
          <table:table-cell table:formula="of:=MONTH([.A931])" office:value-type="float" office:value="9">
            <text:p>9</text:p>
          </table:table-cell>
          <table:table-cell table:formula="of:=YEAR([.A931])" office:value-type="float" office:value="2010">
            <text:p>2010</text:p>
          </table:table-cell>
          <table:table-cell table:formula="of:=[Sheet1.D931]" office:value-type="float" office:value="1048.65">
            <text:p>1,048.65</text:p>
          </table:table-cell>
          <table:table-cell table:number-columns-repeated="10"/>
        </table:table-row>
        <table:table-row table:style-name="ro2">
          <table:table-cell table:formula="of:=[Sheet1.A932]" office:value-type="string" office:string-value="2010-09-08">
            <text:p>2010-09-08</text:p>
          </table:table-cell>
          <table:table-cell table:formula="of:=WEEKDAY([.A932:.A932])" office:value-type="float" office:value="4">
            <text:p>4</text:p>
          </table:table-cell>
          <table:table-cell table:formula="of:=ISOWEEKNUM([.A932];1)" office:value-type="float" office:value="36">
            <text:p>36</text:p>
          </table:table-cell>
          <table:table-cell table:formula="of:=MONTH([.A932])" office:value-type="float" office:value="9">
            <text:p>9</text:p>
          </table:table-cell>
          <table:table-cell table:formula="of:=YEAR([.A932])" office:value-type="float" office:value="2010">
            <text:p>2010</text:p>
          </table:table-cell>
          <table:table-cell table:formula="of:=[Sheet1.D932]" office:value-type="float" office:value="1059.6">
            <text:p>1,059.60</text:p>
          </table:table-cell>
          <table:table-cell table:number-columns-repeated="10"/>
        </table:table-row>
        <table:table-row table:style-name="ro2">
          <table:table-cell table:formula="of:=[Sheet1.A933]" office:value-type="string" office:string-value="2010-09-09">
            <text:p>2010-09-09</text:p>
          </table:table-cell>
          <table:table-cell table:formula="of:=WEEKDAY([.A933:.A933])" office:value-type="float" office:value="5">
            <text:p>5</text:p>
          </table:table-cell>
          <table:table-cell table:formula="of:=ISOWEEKNUM([.A933];1)" office:value-type="float" office:value="36">
            <text:p>36</text:p>
          </table:table-cell>
          <table:table-cell table:formula="of:=MONTH([.A933])" office:value-type="float" office:value="9">
            <text:p>9</text:p>
          </table:table-cell>
          <table:table-cell table:formula="of:=YEAR([.A933])" office:value-type="float" office:value="2010">
            <text:p>2010</text:p>
          </table:table-cell>
          <table:table-cell table:formula="of:=[Sheet1.D933]" office:value-type="float" office:value="1067.04">
            <text:p>1,067.04</text:p>
          </table:table-cell>
          <table:table-cell table:number-columns-repeated="10"/>
        </table:table-row>
        <table:table-row table:style-name="ro2">
          <table:table-cell table:formula="of:=[Sheet1.A934]" office:value-type="string" office:string-value="2010-09-10">
            <text:p>2010-09-10</text:p>
          </table:table-cell>
          <table:table-cell table:formula="of:=WEEKDAY([.A934:.A934])" office:value-type="float" office:value="6">
            <text:p>6</text:p>
          </table:table-cell>
          <table:table-cell table:formula="of:=ISOWEEKNUM([.A934];1)" office:value-type="float" office:value="36">
            <text:p>36</text:p>
          </table:table-cell>
          <table:table-cell table:formula="of:=MONTH([.A934])" office:value-type="float" office:value="9">
            <text:p>9</text:p>
          </table:table-cell>
          <table:table-cell table:formula="of:=YEAR([.A934])" office:value-type="float" office:value="2010">
            <text:p>2010</text:p>
          </table:table-cell>
          <table:table-cell table:formula="of:=[Sheet1.D934]" office:value-type="float" office:value="1068.89">
            <text:p>1,068.89</text:p>
          </table:table-cell>
          <table:table-cell table:number-columns-repeated="10"/>
        </table:table-row>
        <table:table-row table:style-name="ro2">
          <table:table-cell table:formula="of:=[Sheet1.A935]" office:value-type="string" office:string-value="2010-09-13">
            <text:p>2010-09-13</text:p>
          </table:table-cell>
          <table:table-cell table:formula="of:=WEEKDAY([.A935:.A935])" office:value-type="float" office:value="2">
            <text:p>2</text:p>
          </table:table-cell>
          <table:table-cell table:formula="of:=ISOWEEKNUM([.A935];1)" office:value-type="float" office:value="37">
            <text:p>37</text:p>
          </table:table-cell>
          <table:table-cell table:formula="of:=MONTH([.A935])" office:value-type="float" office:value="9">
            <text:p>9</text:p>
          </table:table-cell>
          <table:table-cell table:formula="of:=YEAR([.A935])" office:value-type="float" office:value="2010">
            <text:p>2010</text:p>
          </table:table-cell>
          <table:table-cell table:formula="of:=[Sheet1.D935]" office:value-type="float" office:value="1080.72">
            <text:p>1,080.72</text:p>
          </table:table-cell>
          <table:table-cell table:number-columns-repeated="10"/>
        </table:table-row>
        <table:table-row table:style-name="ro2">
          <table:table-cell table:formula="of:=[Sheet1.A936]" office:value-type="string" office:string-value="2010-09-14">
            <text:p>2010-09-14</text:p>
          </table:table-cell>
          <table:table-cell table:formula="of:=WEEKDAY([.A936:.A936])" office:value-type="float" office:value="3">
            <text:p>3</text:p>
          </table:table-cell>
          <table:table-cell table:formula="of:=ISOWEEKNUM([.A936];1)" office:value-type="float" office:value="37">
            <text:p>37</text:p>
          </table:table-cell>
          <table:table-cell table:formula="of:=MONTH([.A936])" office:value-type="float" office:value="9">
            <text:p>9</text:p>
          </table:table-cell>
          <table:table-cell table:formula="of:=YEAR([.A936])" office:value-type="float" office:value="2010">
            <text:p>2010</text:p>
          </table:table-cell>
          <table:table-cell table:formula="of:=[Sheet1.D936]" office:value-type="float" office:value="1082.49">
            <text:p>1,082.49</text:p>
          </table:table-cell>
          <table:table-cell table:number-columns-repeated="10"/>
        </table:table-row>
        <table:table-row table:style-name="ro2">
          <table:table-cell table:formula="of:=[Sheet1.A937]" office:value-type="string" office:string-value="2010-09-15">
            <text:p>2010-09-15</text:p>
          </table:table-cell>
          <table:table-cell table:formula="of:=WEEKDAY([.A937:.A937])" office:value-type="float" office:value="4">
            <text:p>4</text:p>
          </table:table-cell>
          <table:table-cell table:formula="of:=ISOWEEKNUM([.A937];1)" office:value-type="float" office:value="37">
            <text:p>37</text:p>
          </table:table-cell>
          <table:table-cell table:formula="of:=MONTH([.A937])" office:value-type="float" office:value="9">
            <text:p>9</text:p>
          </table:table-cell>
          <table:table-cell table:formula="of:=YEAR([.A937])" office:value-type="float" office:value="2010">
            <text:p>2010</text:p>
          </table:table-cell>
          <table:table-cell table:formula="of:=[Sheet1.D937]" office:value-type="float" office:value="1080.22">
            <text:p>1,080.22</text:p>
          </table:table-cell>
          <table:table-cell table:number-columns-repeated="10"/>
        </table:table-row>
        <table:table-row table:style-name="ro2">
          <table:table-cell table:formula="of:=[Sheet1.A938]" office:value-type="string" office:string-value="2010-09-16">
            <text:p>2010-09-16</text:p>
          </table:table-cell>
          <table:table-cell table:formula="of:=WEEKDAY([.A938:.A938])" office:value-type="float" office:value="5">
            <text:p>5</text:p>
          </table:table-cell>
          <table:table-cell table:formula="of:=ISOWEEKNUM([.A938];1)" office:value-type="float" office:value="37">
            <text:p>37</text:p>
          </table:table-cell>
          <table:table-cell table:formula="of:=MONTH([.A938])" office:value-type="float" office:value="9">
            <text:p>9</text:p>
          </table:table-cell>
          <table:table-cell table:formula="of:=YEAR([.A938])" office:value-type="float" office:value="2010">
            <text:p>2010</text:p>
          </table:table-cell>
          <table:table-cell table:formula="of:=[Sheet1.D938]" office:value-type="float" office:value="1078.19">
            <text:p>1,078.19</text:p>
          </table:table-cell>
          <table:table-cell table:number-columns-repeated="10"/>
        </table:table-row>
        <table:table-row table:style-name="ro2">
          <table:table-cell table:formula="of:=[Sheet1.A939]" office:value-type="string" office:string-value="2010-09-17">
            <text:p>2010-09-17</text:p>
          </table:table-cell>
          <table:table-cell table:formula="of:=WEEKDAY([.A939:.A939])" office:value-type="float" office:value="6">
            <text:p>6</text:p>
          </table:table-cell>
          <table:table-cell table:formula="of:=ISOWEEKNUM([.A939];1)" office:value-type="float" office:value="37">
            <text:p>37</text:p>
          </table:table-cell>
          <table:table-cell table:formula="of:=MONTH([.A939])" office:value-type="float" office:value="9">
            <text:p>9</text:p>
          </table:table-cell>
          <table:table-cell table:formula="of:=YEAR([.A939])" office:value-type="float" office:value="2010">
            <text:p>2010</text:p>
          </table:table-cell>
          <table:table-cell table:formula="of:=[Sheet1.D939]" office:value-type="float" office:value="1081.98">
            <text:p>1,081.98</text:p>
          </table:table-cell>
          <table:table-cell table:number-columns-repeated="10"/>
        </table:table-row>
        <table:table-row table:style-name="ro2">
          <table:table-cell table:formula="of:=[Sheet1.A940]" office:value-type="string" office:string-value="2010-09-20">
            <text:p>2010-09-20</text:p>
          </table:table-cell>
          <table:table-cell table:formula="of:=WEEKDAY([.A940:.A940])" office:value-type="float" office:value="2">
            <text:p>2</text:p>
          </table:table-cell>
          <table:table-cell table:formula="of:=ISOWEEKNUM([.A940];1)" office:value-type="float" office:value="38">
            <text:p>38</text:p>
          </table:table-cell>
          <table:table-cell table:formula="of:=MONTH([.A940])" office:value-type="float" office:value="9">
            <text:p>9</text:p>
          </table:table-cell>
          <table:table-cell table:formula="of:=YEAR([.A940])" office:value-type="float" office:value="2010">
            <text:p>2010</text:p>
          </table:table-cell>
          <table:table-cell table:formula="of:=[Sheet1.D940]" office:value-type="float" office:value="1092.49">
            <text:p>1,092.49</text:p>
          </table:table-cell>
          <table:table-cell table:number-columns-repeated="10"/>
        </table:table-row>
        <table:table-row table:style-name="ro2">
          <table:table-cell table:formula="of:=[Sheet1.A941]" office:value-type="string" office:string-value="2010-09-21">
            <text:p>2010-09-21</text:p>
          </table:table-cell>
          <table:table-cell table:formula="of:=WEEKDAY([.A941:.A941])" office:value-type="float" office:value="3">
            <text:p>3</text:p>
          </table:table-cell>
          <table:table-cell table:formula="of:=ISOWEEKNUM([.A941];1)" office:value-type="float" office:value="38">
            <text:p>38</text:p>
          </table:table-cell>
          <table:table-cell table:formula="of:=MONTH([.A941])" office:value-type="float" office:value="9">
            <text:p>9</text:p>
          </table:table-cell>
          <table:table-cell table:formula="of:=YEAR([.A941])" office:value-type="float" office:value="2010">
            <text:p>2010</text:p>
          </table:table-cell>
          <table:table-cell table:formula="of:=[Sheet1.D941]" office:value-type="float" office:value="1093.41">
            <text:p>1,093.41</text:p>
          </table:table-cell>
          <table:table-cell table:number-columns-repeated="10"/>
        </table:table-row>
        <table:table-row table:style-name="ro2">
          <table:table-cell table:formula="of:=[Sheet1.A942]" office:value-type="string" office:string-value="2010-09-22">
            <text:p>2010-09-22</text:p>
          </table:table-cell>
          <table:table-cell table:formula="of:=WEEKDAY([.A942:.A942])" office:value-type="float" office:value="4">
            <text:p>4</text:p>
          </table:table-cell>
          <table:table-cell table:formula="of:=ISOWEEKNUM([.A942];1)" office:value-type="float" office:value="38">
            <text:p>38</text:p>
          </table:table-cell>
          <table:table-cell table:formula="of:=MONTH([.A942])" office:value-type="float" office:value="9">
            <text:p>9</text:p>
          </table:table-cell>
          <table:table-cell table:formula="of:=YEAR([.A942])" office:value-type="float" office:value="2010">
            <text:p>2010</text:p>
          </table:table-cell>
          <table:table-cell table:formula="of:=[Sheet1.D942]" office:value-type="float" office:value="1085.11">
            <text:p>1,085.11</text:p>
          </table:table-cell>
          <table:table-cell table:number-columns-repeated="10"/>
        </table:table-row>
        <table:table-row table:style-name="ro2">
          <table:table-cell table:formula="of:=[Sheet1.A943]" office:value-type="string" office:string-value="2010-09-23">
            <text:p>2010-09-23</text:p>
          </table:table-cell>
          <table:table-cell table:formula="of:=WEEKDAY([.A943:.A943])" office:value-type="float" office:value="5">
            <text:p>5</text:p>
          </table:table-cell>
          <table:table-cell table:formula="of:=ISOWEEKNUM([.A943];1)" office:value-type="float" office:value="38">
            <text:p>38</text:p>
          </table:table-cell>
          <table:table-cell table:formula="of:=MONTH([.A943])" office:value-type="float" office:value="9">
            <text:p>9</text:p>
          </table:table-cell>
          <table:table-cell table:formula="of:=YEAR([.A943])" office:value-type="float" office:value="2010">
            <text:p>2010</text:p>
          </table:table-cell>
          <table:table-cell table:formula="of:=[Sheet1.D943]" office:value-type="float" office:value="1074.07">
            <text:p>1,074.07</text:p>
          </table:table-cell>
          <table:table-cell table:number-columns-repeated="10"/>
        </table:table-row>
        <table:table-row table:style-name="ro2">
          <table:table-cell table:formula="of:=[Sheet1.A944]" office:value-type="string" office:string-value="2010-09-24">
            <text:p>2010-09-24</text:p>
          </table:table-cell>
          <table:table-cell table:formula="of:=WEEKDAY([.A944:.A944])" office:value-type="float" office:value="6">
            <text:p>6</text:p>
          </table:table-cell>
          <table:table-cell table:formula="of:=ISOWEEKNUM([.A944];1)" office:value-type="float" office:value="38">
            <text:p>38</text:p>
          </table:table-cell>
          <table:table-cell table:formula="of:=MONTH([.A944])" office:value-type="float" office:value="9">
            <text:p>9</text:p>
          </table:table-cell>
          <table:table-cell table:formula="of:=YEAR([.A944])" office:value-type="float" office:value="2010">
            <text:p>2010</text:p>
          </table:table-cell>
          <table:table-cell table:formula="of:=[Sheet1.D944]" office:value-type="float" office:value="1095.59">
            <text:p>1,095.59</text:p>
          </table:table-cell>
          <table:table-cell table:number-columns-repeated="10"/>
        </table:table-row>
        <table:table-row table:style-name="ro2">
          <table:table-cell table:formula="of:=[Sheet1.A945]" office:value-type="string" office:string-value="2010-09-27">
            <text:p>2010-09-27</text:p>
          </table:table-cell>
          <table:table-cell table:formula="of:=WEEKDAY([.A945:.A945])" office:value-type="float" office:value="2">
            <text:p>2</text:p>
          </table:table-cell>
          <table:table-cell table:formula="of:=ISOWEEKNUM([.A945];1)" office:value-type="float" office:value="39">
            <text:p>39</text:p>
          </table:table-cell>
          <table:table-cell table:formula="of:=MONTH([.A945])" office:value-type="float" office:value="9">
            <text:p>9</text:p>
          </table:table-cell>
          <table:table-cell table:formula="of:=YEAR([.A945])" office:value-type="float" office:value="2010">
            <text:p>2010</text:p>
          </table:table-cell>
          <table:table-cell table:formula="of:=[Sheet1.D945]" office:value-type="float" office:value="1086.24">
            <text:p>1,086.24</text:p>
          </table:table-cell>
          <table:table-cell table:number-columns-repeated="10"/>
        </table:table-row>
        <table:table-row table:style-name="ro2">
          <table:table-cell table:formula="of:=[Sheet1.A946]" office:value-type="string" office:string-value="2010-09-28">
            <text:p>2010-09-28</text:p>
          </table:table-cell>
          <table:table-cell table:formula="of:=WEEKDAY([.A946:.A946])" office:value-type="float" office:value="3">
            <text:p>3</text:p>
          </table:table-cell>
          <table:table-cell table:formula="of:=ISOWEEKNUM([.A946];1)" office:value-type="float" office:value="39">
            <text:p>39</text:p>
          </table:table-cell>
          <table:table-cell table:formula="of:=MONTH([.A946])" office:value-type="float" office:value="9">
            <text:p>9</text:p>
          </table:table-cell>
          <table:table-cell table:formula="of:=YEAR([.A946])" office:value-type="float" office:value="2010">
            <text:p>2010</text:p>
          </table:table-cell>
          <table:table-cell table:formula="of:=[Sheet1.D946]" office:value-type="float" office:value="1090.77">
            <text:p>1,090.77</text:p>
          </table:table-cell>
          <table:table-cell table:number-columns-repeated="10"/>
        </table:table-row>
        <table:table-row table:style-name="ro2">
          <table:table-cell table:formula="of:=[Sheet1.A947]" office:value-type="string" office:string-value="2010-09-29">
            <text:p>2010-09-29</text:p>
          </table:table-cell>
          <table:table-cell table:formula="of:=WEEKDAY([.A947:.A947])" office:value-type="float" office:value="4">
            <text:p>4</text:p>
          </table:table-cell>
          <table:table-cell table:formula="of:=ISOWEEKNUM([.A947];1)" office:value-type="float" office:value="39">
            <text:p>39</text:p>
          </table:table-cell>
          <table:table-cell table:formula="of:=MONTH([.A947])" office:value-type="float" office:value="9">
            <text:p>9</text:p>
          </table:table-cell>
          <table:table-cell table:formula="of:=YEAR([.A947])" office:value-type="float" office:value="2010">
            <text:p>2010</text:p>
          </table:table-cell>
          <table:table-cell table:formula="of:=[Sheet1.D947]" office:value-type="float" office:value="1085.09">
            <text:p>1,085.09</text:p>
          </table:table-cell>
          <table:table-cell table:number-columns-repeated="10"/>
        </table:table-row>
        <table:table-row table:style-name="ro2">
          <table:table-cell table:formula="of:=[Sheet1.A948]" office:value-type="string" office:string-value="2010-09-30">
            <text:p>2010-09-30</text:p>
          </table:table-cell>
          <table:table-cell table:formula="of:=WEEKDAY([.A948:.A948])" office:value-type="float" office:value="5">
            <text:p>5</text:p>
          </table:table-cell>
          <table:table-cell table:formula="of:=ISOWEEKNUM([.A948];1)" office:value-type="float" office:value="39">
            <text:p>39</text:p>
          </table:table-cell>
          <table:table-cell table:formula="of:=MONTH([.A948])" office:value-type="float" office:value="9">
            <text:p>9</text:p>
          </table:table-cell>
          <table:table-cell table:formula="of:=YEAR([.A948])" office:value-type="float" office:value="2010">
            <text:p>2010</text:p>
          </table:table-cell>
          <table:table-cell table:formula="of:=[Sheet1.D948]" office:value-type="float" office:value="1087.71">
            <text:p>1,087.71</text:p>
          </table:table-cell>
          <table:table-cell table:number-columns-repeated="10"/>
        </table:table-row>
        <table:table-row table:style-name="ro2">
          <table:table-cell table:formula="of:=[Sheet1.A949]" office:value-type="string" office:string-value="2010-10-01">
            <text:p>2010-10-01</text:p>
          </table:table-cell>
          <table:table-cell table:formula="of:=WEEKDAY([.A949:.A949])" office:value-type="float" office:value="6">
            <text:p>6</text:p>
          </table:table-cell>
          <table:table-cell table:formula="of:=ISOWEEKNUM([.A949];1)" office:value-type="float" office:value="39">
            <text:p>39</text:p>
          </table:table-cell>
          <table:table-cell table:formula="of:=MONTH([.A949])" office:value-type="float" office:value="10">
            <text:p>10</text:p>
          </table:table-cell>
          <table:table-cell table:formula="of:=YEAR([.A949])" office:value-type="float" office:value="2010">
            <text:p>2010</text:p>
          </table:table-cell>
          <table:table-cell table:formula="of:=[Sheet1.D949]" office:value-type="float" office:value="1082.37">
            <text:p>1,082.37</text:p>
          </table:table-cell>
          <table:table-cell table:number-columns-repeated="10"/>
        </table:table-row>
        <table:table-row table:style-name="ro2">
          <table:table-cell table:formula="of:=[Sheet1.A950]" office:value-type="string" office:string-value="2010-10-04">
            <text:p>2010-10-04</text:p>
          </table:table-cell>
          <table:table-cell table:formula="of:=WEEKDAY([.A950:.A950])" office:value-type="float" office:value="2">
            <text:p>2</text:p>
          </table:table-cell>
          <table:table-cell table:formula="of:=ISOWEEKNUM([.A950];1)" office:value-type="float" office:value="40">
            <text:p>40</text:p>
          </table:table-cell>
          <table:table-cell table:formula="of:=MONTH([.A950])" office:value-type="float" office:value="10">
            <text:p>10</text:p>
          </table:table-cell>
          <table:table-cell table:formula="of:=YEAR([.A950])" office:value-type="float" office:value="2010">
            <text:p>2010</text:p>
          </table:table-cell>
          <table:table-cell table:formula="of:=[Sheet1.D950]" office:value-type="float" office:value="1068.74">
            <text:p>1,068.74</text:p>
          </table:table-cell>
          <table:table-cell table:number-columns-repeated="10"/>
        </table:table-row>
        <table:table-row table:style-name="ro2">
          <table:table-cell table:formula="of:=[Sheet1.A951]" office:value-type="string" office:string-value="2010-10-05">
            <text:p>2010-10-05</text:p>
          </table:table-cell>
          <table:table-cell table:formula="of:=WEEKDAY([.A951:.A951])" office:value-type="float" office:value="3">
            <text:p>3</text:p>
          </table:table-cell>
          <table:table-cell table:formula="of:=ISOWEEKNUM([.A951];1)" office:value-type="float" office:value="40">
            <text:p>40</text:p>
          </table:table-cell>
          <table:table-cell table:formula="of:=MONTH([.A951])" office:value-type="float" office:value="10">
            <text:p>10</text:p>
          </table:table-cell>
          <table:table-cell table:formula="of:=YEAR([.A951])" office:value-type="float" office:value="2010">
            <text:p>2010</text:p>
          </table:table-cell>
          <table:table-cell table:formula="of:=[Sheet1.D951]" office:value-type="float" office:value="1089.31">
            <text:p>1,089.31</text:p>
          </table:table-cell>
          <table:table-cell table:number-columns-repeated="10"/>
        </table:table-row>
        <table:table-row table:style-name="ro2">
          <table:table-cell table:formula="of:=[Sheet1.A952]" office:value-type="string" office:string-value="2010-10-06">
            <text:p>2010-10-06</text:p>
          </table:table-cell>
          <table:table-cell table:formula="of:=WEEKDAY([.A952:.A952])" office:value-type="float" office:value="4">
            <text:p>4</text:p>
          </table:table-cell>
          <table:table-cell table:formula="of:=ISOWEEKNUM([.A952];1)" office:value-type="float" office:value="40">
            <text:p>40</text:p>
          </table:table-cell>
          <table:table-cell table:formula="of:=MONTH([.A952])" office:value-type="float" office:value="10">
            <text:p>10</text:p>
          </table:table-cell>
          <table:table-cell table:formula="of:=YEAR([.A952])" office:value-type="float" office:value="2010">
            <text:p>2010</text:p>
          </table:table-cell>
          <table:table-cell table:formula="of:=[Sheet1.D952]" office:value-type="float" office:value="1089.08">
            <text:p>1,089.08</text:p>
          </table:table-cell>
          <table:table-cell table:number-columns-repeated="10"/>
        </table:table-row>
        <table:table-row table:style-name="ro2">
          <table:table-cell table:formula="of:=[Sheet1.A953]" office:value-type="string" office:string-value="2010-10-07">
            <text:p>2010-10-07</text:p>
          </table:table-cell>
          <table:table-cell table:formula="of:=WEEKDAY([.A953:.A953])" office:value-type="float" office:value="5">
            <text:p>5</text:p>
          </table:table-cell>
          <table:table-cell table:formula="of:=ISOWEEKNUM([.A953];1)" office:value-type="float" office:value="40">
            <text:p>40</text:p>
          </table:table-cell>
          <table:table-cell table:formula="of:=MONTH([.A953])" office:value-type="float" office:value="10">
            <text:p>10</text:p>
          </table:table-cell>
          <table:table-cell table:formula="of:=YEAR([.A953])" office:value-type="float" office:value="2010">
            <text:p>2010</text:p>
          </table:table-cell>
          <table:table-cell table:formula="of:=[Sheet1.D953]" office:value-type="float" office:value="1085.78">
            <text:p>1,085.78</text:p>
          </table:table-cell>
          <table:table-cell table:number-columns-repeated="10"/>
        </table:table-row>
        <table:table-row table:style-name="ro2">
          <table:table-cell table:formula="of:=[Sheet1.A954]" office:value-type="string" office:string-value="2010-10-08">
            <text:p>2010-10-08</text:p>
          </table:table-cell>
          <table:table-cell table:formula="of:=WEEKDAY([.A954:.A954])" office:value-type="float" office:value="6">
            <text:p>6</text:p>
          </table:table-cell>
          <table:table-cell table:formula="of:=ISOWEEKNUM([.A954];1)" office:value-type="float" office:value="40">
            <text:p>40</text:p>
          </table:table-cell>
          <table:table-cell table:formula="of:=MONTH([.A954])" office:value-type="float" office:value="10">
            <text:p>10</text:p>
          </table:table-cell>
          <table:table-cell table:formula="of:=YEAR([.A954])" office:value-type="float" office:value="2010">
            <text:p>2010</text:p>
          </table:table-cell>
          <table:table-cell table:formula="of:=[Sheet1.D954]" office:value-type="float" office:value="1085.51">
            <text:p>1,085.51</text:p>
          </table:table-cell>
          <table:table-cell table:number-columns-repeated="10"/>
        </table:table-row>
        <table:table-row table:style-name="ro2">
          <table:table-cell table:formula="of:=[Sheet1.A955]" office:value-type="string" office:string-value="2010-10-11">
            <text:p>2010-10-11</text:p>
          </table:table-cell>
          <table:table-cell table:formula="of:=WEEKDAY([.A955:.A955])" office:value-type="float" office:value="2">
            <text:p>2</text:p>
          </table:table-cell>
          <table:table-cell table:formula="of:=ISOWEEKNUM([.A955];1)" office:value-type="float" office:value="41">
            <text:p>41</text:p>
          </table:table-cell>
          <table:table-cell table:formula="of:=MONTH([.A955])" office:value-type="float" office:value="10">
            <text:p>10</text:p>
          </table:table-cell>
          <table:table-cell table:formula="of:=YEAR([.A955])" office:value-type="float" office:value="2010">
            <text:p>2010</text:p>
          </table:table-cell>
          <table:table-cell table:formula="of:=[Sheet1.D955]" office:value-type="float" office:value="1092.34">
            <text:p>1,092.34</text:p>
          </table:table-cell>
          <table:table-cell table:number-columns-repeated="10"/>
        </table:table-row>
        <table:table-row table:style-name="ro2">
          <table:table-cell table:formula="of:=[Sheet1.A956]" office:value-type="string" office:string-value="2010-10-12">
            <text:p>2010-10-12</text:p>
          </table:table-cell>
          <table:table-cell table:formula="of:=WEEKDAY([.A956:.A956])" office:value-type="float" office:value="3">
            <text:p>3</text:p>
          </table:table-cell>
          <table:table-cell table:formula="of:=ISOWEEKNUM([.A956];1)" office:value-type="float" office:value="41">
            <text:p>41</text:p>
          </table:table-cell>
          <table:table-cell table:formula="of:=MONTH([.A956])" office:value-type="float" office:value="10">
            <text:p>10</text:p>
          </table:table-cell>
          <table:table-cell table:formula="of:=YEAR([.A956])" office:value-type="float" office:value="2010">
            <text:p>2010</text:p>
          </table:table-cell>
          <table:table-cell table:formula="of:=[Sheet1.D956]" office:value-type="float" office:value="1089.89">
            <text:p>1,089.89</text:p>
          </table:table-cell>
          <table:table-cell table:number-columns-repeated="10"/>
        </table:table-row>
        <table:table-row table:style-name="ro2">
          <table:table-cell table:formula="of:=[Sheet1.A957]" office:value-type="string" office:string-value="2010-10-13">
            <text:p>2010-10-13</text:p>
          </table:table-cell>
          <table:table-cell table:formula="of:=WEEKDAY([.A957:.A957])" office:value-type="float" office:value="4">
            <text:p>4</text:p>
          </table:table-cell>
          <table:table-cell table:formula="of:=ISOWEEKNUM([.A957];1)" office:value-type="float" office:value="41">
            <text:p>41</text:p>
          </table:table-cell>
          <table:table-cell table:formula="of:=MONTH([.A957])" office:value-type="float" office:value="10">
            <text:p>10</text:p>
          </table:table-cell>
          <table:table-cell table:formula="of:=YEAR([.A957])" office:value-type="float" office:value="2010">
            <text:p>2010</text:p>
          </table:table-cell>
          <table:table-cell table:formula="of:=[Sheet1.D957]" office:value-type="float" office:value="1104.08">
            <text:p>1,104.08</text:p>
          </table:table-cell>
          <table:table-cell table:number-columns-repeated="10"/>
        </table:table-row>
        <table:table-row table:style-name="ro2">
          <table:table-cell table:formula="of:=[Sheet1.A958]" office:value-type="string" office:string-value="2010-10-14">
            <text:p>2010-10-14</text:p>
          </table:table-cell>
          <table:table-cell table:formula="of:=WEEKDAY([.A958:.A958])" office:value-type="float" office:value="5">
            <text:p>5</text:p>
          </table:table-cell>
          <table:table-cell table:formula="of:=ISOWEEKNUM([.A958];1)" office:value-type="float" office:value="41">
            <text:p>41</text:p>
          </table:table-cell>
          <table:table-cell table:formula="of:=MONTH([.A958])" office:value-type="float" office:value="10">
            <text:p>10</text:p>
          </table:table-cell>
          <table:table-cell table:formula="of:=YEAR([.A958])" office:value-type="float" office:value="2010">
            <text:p>2010</text:p>
          </table:table-cell>
          <table:table-cell table:formula="of:=[Sheet1.D958]" office:value-type="float" office:value="1098.43">
            <text:p>1,098.43</text:p>
          </table:table-cell>
          <table:table-cell table:number-columns-repeated="10"/>
        </table:table-row>
        <table:table-row table:style-name="ro2">
          <table:table-cell table:formula="of:=[Sheet1.A959]" office:value-type="string" office:string-value="2010-10-15">
            <text:p>2010-10-15</text:p>
          </table:table-cell>
          <table:table-cell table:formula="of:=WEEKDAY([.A959:.A959])" office:value-type="float" office:value="6">
            <text:p>6</text:p>
          </table:table-cell>
          <table:table-cell table:formula="of:=ISOWEEKNUM([.A959];1)" office:value-type="float" office:value="41">
            <text:p>41</text:p>
          </table:table-cell>
          <table:table-cell table:formula="of:=MONTH([.A959])" office:value-type="float" office:value="10">
            <text:p>10</text:p>
          </table:table-cell>
          <table:table-cell table:formula="of:=YEAR([.A959])" office:value-type="float" office:value="2010">
            <text:p>2010</text:p>
          </table:table-cell>
          <table:table-cell table:formula="of:=[Sheet1.D959]" office:value-type="float" office:value="1094.52">
            <text:p>1,094.52</text:p>
          </table:table-cell>
          <table:table-cell table:number-columns-repeated="10"/>
        </table:table-row>
        <table:table-row table:style-name="ro2">
          <table:table-cell table:formula="of:=[Sheet1.A960]" office:value-type="string" office:string-value="2010-10-18">
            <text:p>2010-10-18</text:p>
          </table:table-cell>
          <table:table-cell table:formula="of:=WEEKDAY([.A960:.A960])" office:value-type="float" office:value="2">
            <text:p>2</text:p>
          </table:table-cell>
          <table:table-cell table:formula="of:=ISOWEEKNUM([.A960];1)" office:value-type="float" office:value="42">
            <text:p>42</text:p>
          </table:table-cell>
          <table:table-cell table:formula="of:=MONTH([.A960])" office:value-type="float" office:value="10">
            <text:p>10</text:p>
          </table:table-cell>
          <table:table-cell table:formula="of:=YEAR([.A960])" office:value-type="float" office:value="2010">
            <text:p>2010</text:p>
          </table:table-cell>
          <table:table-cell table:formula="of:=[Sheet1.D960]" office:value-type="float" office:value="1097.3">
            <text:p>1,097.30</text:p>
          </table:table-cell>
          <table:table-cell table:number-columns-repeated="10"/>
        </table:table-row>
        <table:table-row table:style-name="ro2">
          <table:table-cell table:formula="of:=[Sheet1.A961]" office:value-type="string" office:string-value="2010-10-19">
            <text:p>2010-10-19</text:p>
          </table:table-cell>
          <table:table-cell table:formula="of:=WEEKDAY([.A961:.A961])" office:value-type="float" office:value="3">
            <text:p>3</text:p>
          </table:table-cell>
          <table:table-cell table:formula="of:=ISOWEEKNUM([.A961];1)" office:value-type="float" office:value="42">
            <text:p>42</text:p>
          </table:table-cell>
          <table:table-cell table:formula="of:=MONTH([.A961])" office:value-type="float" office:value="10">
            <text:p>10</text:p>
          </table:table-cell>
          <table:table-cell table:formula="of:=YEAR([.A961])" office:value-type="float" office:value="2010">
            <text:p>2010</text:p>
          </table:table-cell>
          <table:table-cell table:formula="of:=[Sheet1.D961]" office:value-type="float" office:value="1095.46">
            <text:p>1,095.46</text:p>
          </table:table-cell>
          <table:table-cell table:number-columns-repeated="10"/>
        </table:table-row>
        <table:table-row table:style-name="ro2">
          <table:table-cell table:formula="of:=[Sheet1.A962]" office:value-type="string" office:string-value="2010-10-20">
            <text:p>2010-10-20</text:p>
          </table:table-cell>
          <table:table-cell table:formula="of:=WEEKDAY([.A962:.A962])" office:value-type="float" office:value="4">
            <text:p>4</text:p>
          </table:table-cell>
          <table:table-cell table:formula="of:=ISOWEEKNUM([.A962];1)" office:value-type="float" office:value="42">
            <text:p>42</text:p>
          </table:table-cell>
          <table:table-cell table:formula="of:=MONTH([.A962])" office:value-type="float" office:value="10">
            <text:p>10</text:p>
          </table:table-cell>
          <table:table-cell table:formula="of:=YEAR([.A962])" office:value-type="float" office:value="2010">
            <text:p>2010</text:p>
          </table:table-cell>
          <table:table-cell table:formula="of:=[Sheet1.D962]" office:value-type="float" office:value="1098.88">
            <text:p>1,098.88</text:p>
          </table:table-cell>
          <table:table-cell table:number-columns-repeated="10"/>
        </table:table-row>
        <table:table-row table:style-name="ro2">
          <table:table-cell table:formula="of:=[Sheet1.A963]" office:value-type="string" office:string-value="2010-10-21">
            <text:p>2010-10-21</text:p>
          </table:table-cell>
          <table:table-cell table:formula="of:=WEEKDAY([.A963:.A963])" office:value-type="float" office:value="5">
            <text:p>5</text:p>
          </table:table-cell>
          <table:table-cell table:formula="of:=ISOWEEKNUM([.A963];1)" office:value-type="float" office:value="42">
            <text:p>42</text:p>
          </table:table-cell>
          <table:table-cell table:formula="of:=MONTH([.A963])" office:value-type="float" office:value="10">
            <text:p>10</text:p>
          </table:table-cell>
          <table:table-cell table:formula="of:=YEAR([.A963])" office:value-type="float" office:value="2010">
            <text:p>2010</text:p>
          </table:table-cell>
          <table:table-cell table:formula="of:=[Sheet1.D963]" office:value-type="float" office:value="1116.63">
            <text:p>1,116.63</text:p>
          </table:table-cell>
          <table:table-cell table:number-columns-repeated="10"/>
        </table:table-row>
        <table:table-row table:style-name="ro2">
          <table:table-cell table:formula="of:=[Sheet1.A964]" office:value-type="string" office:string-value="2010-10-22">
            <text:p>2010-10-22</text:p>
          </table:table-cell>
          <table:table-cell table:formula="of:=WEEKDAY([.A964:.A964])" office:value-type="float" office:value="6">
            <text:p>6</text:p>
          </table:table-cell>
          <table:table-cell table:formula="of:=ISOWEEKNUM([.A964];1)" office:value-type="float" office:value="42">
            <text:p>42</text:p>
          </table:table-cell>
          <table:table-cell table:formula="of:=MONTH([.A964])" office:value-type="float" office:value="10">
            <text:p>10</text:p>
          </table:table-cell>
          <table:table-cell table:formula="of:=YEAR([.A964])" office:value-type="float" office:value="2010">
            <text:p>2010</text:p>
          </table:table-cell>
          <table:table-cell table:formula="of:=[Sheet1.D964]" office:value-type="float" office:value="1109.96">
            <text:p>1,109.96</text:p>
          </table:table-cell>
          <table:table-cell table:number-columns-repeated="10"/>
        </table:table-row>
        <table:table-row table:style-name="ro2">
          <table:table-cell table:formula="of:=[Sheet1.A965]" office:value-type="string" office:string-value="2010-10-25">
            <text:p>2010-10-25</text:p>
          </table:table-cell>
          <table:table-cell table:formula="of:=WEEKDAY([.A965:.A965])" office:value-type="float" office:value="2">
            <text:p>2</text:p>
          </table:table-cell>
          <table:table-cell table:formula="of:=ISOWEEKNUM([.A965];1)" office:value-type="float" office:value="43">
            <text:p>43</text:p>
          </table:table-cell>
          <table:table-cell table:formula="of:=MONTH([.A965])" office:value-type="float" office:value="10">
            <text:p>10</text:p>
          </table:table-cell>
          <table:table-cell table:formula="of:=YEAR([.A965])" office:value-type="float" office:value="2010">
            <text:p>2010</text:p>
          </table:table-cell>
          <table:table-cell table:formula="of:=[Sheet1.D965]" office:value-type="float" office:value="1110.38">
            <text:p>1,110.38</text:p>
          </table:table-cell>
          <table:table-cell table:number-columns-repeated="10"/>
        </table:table-row>
        <table:table-row table:style-name="ro2">
          <table:table-cell table:formula="of:=[Sheet1.A966]" office:value-type="string" office:string-value="2010-10-26">
            <text:p>2010-10-26</text:p>
          </table:table-cell>
          <table:table-cell table:formula="of:=WEEKDAY([.A966:.A966])" office:value-type="float" office:value="3">
            <text:p>3</text:p>
          </table:table-cell>
          <table:table-cell table:formula="of:=ISOWEEKNUM([.A966];1)" office:value-type="float" office:value="43">
            <text:p>43</text:p>
          </table:table-cell>
          <table:table-cell table:formula="of:=MONTH([.A966])" office:value-type="float" office:value="10">
            <text:p>10</text:p>
          </table:table-cell>
          <table:table-cell table:formula="of:=YEAR([.A966])" office:value-type="float" office:value="2010">
            <text:p>2010</text:p>
          </table:table-cell>
          <table:table-cell table:formula="of:=[Sheet1.D966]" office:value-type="float" office:value="1106.48">
            <text:p>1,106.48</text:p>
          </table:table-cell>
          <table:table-cell table:number-columns-repeated="10"/>
        </table:table-row>
        <table:table-row table:style-name="ro2">
          <table:table-cell table:formula="of:=[Sheet1.A967]" office:value-type="string" office:string-value="2010-10-27">
            <text:p>2010-10-27</text:p>
          </table:table-cell>
          <table:table-cell table:formula="of:=WEEKDAY([.A967:.A967])" office:value-type="float" office:value="4">
            <text:p>4</text:p>
          </table:table-cell>
          <table:table-cell table:formula="of:=ISOWEEKNUM([.A967];1)" office:value-type="float" office:value="43">
            <text:p>43</text:p>
          </table:table-cell>
          <table:table-cell table:formula="of:=MONTH([.A967])" office:value-type="float" office:value="10">
            <text:p>10</text:p>
          </table:table-cell>
          <table:table-cell table:formula="of:=YEAR([.A967])" office:value-type="float" office:value="2010">
            <text:p>2010</text:p>
          </table:table-cell>
          <table:table-cell table:formula="of:=[Sheet1.D967]" office:value-type="float" office:value="1103.86">
            <text:p>1,103.86</text:p>
          </table:table-cell>
          <table:table-cell table:number-columns-repeated="10"/>
        </table:table-row>
        <table:table-row table:style-name="ro2">
          <table:table-cell table:formula="of:=[Sheet1.A968]" office:value-type="string" office:string-value="2010-10-28">
            <text:p>2010-10-28</text:p>
          </table:table-cell>
          <table:table-cell table:formula="of:=WEEKDAY([.A968:.A968])" office:value-type="float" office:value="5">
            <text:p>5</text:p>
          </table:table-cell>
          <table:table-cell table:formula="of:=ISOWEEKNUM([.A968];1)" office:value-type="float" office:value="43">
            <text:p>43</text:p>
          </table:table-cell>
          <table:table-cell table:formula="of:=MONTH([.A968])" office:value-type="float" office:value="10">
            <text:p>10</text:p>
          </table:table-cell>
          <table:table-cell table:formula="of:=YEAR([.A968])" office:value-type="float" office:value="2010">
            <text:p>2010</text:p>
          </table:table-cell>
          <table:table-cell table:formula="of:=[Sheet1.D968]" office:value-type="float" office:value="1091.65">
            <text:p>1,091.65</text:p>
          </table:table-cell>
          <table:table-cell table:number-columns-repeated="10"/>
        </table:table-row>
        <table:table-row table:style-name="ro2">
          <table:table-cell table:formula="of:=[Sheet1.A969]" office:value-type="string" office:string-value="2010-10-29">
            <text:p>2010-10-29</text:p>
          </table:table-cell>
          <table:table-cell table:formula="of:=WEEKDAY([.A969:.A969])" office:value-type="float" office:value="6">
            <text:p>6</text:p>
          </table:table-cell>
          <table:table-cell table:formula="of:=ISOWEEKNUM([.A969];1)" office:value-type="float" office:value="43">
            <text:p>43</text:p>
          </table:table-cell>
          <table:table-cell table:formula="of:=MONTH([.A969])" office:value-type="float" office:value="10">
            <text:p>10</text:p>
          </table:table-cell>
          <table:table-cell table:formula="of:=YEAR([.A969])" office:value-type="float" office:value="2010">
            <text:p>2010</text:p>
          </table:table-cell>
          <table:table-cell table:formula="of:=[Sheet1.D969]" office:value-type="float" office:value="1089.32">
            <text:p>1,089.32</text:p>
          </table:table-cell>
          <table:table-cell table:number-columns-repeated="10"/>
        </table:table-row>
        <table:table-row table:style-name="ro2">
          <table:table-cell table:formula="of:=[Sheet1.A970]" office:value-type="string" office:string-value="2010-11-01">
            <text:p>2010-11-01</text:p>
          </table:table-cell>
          <table:table-cell table:formula="of:=WEEKDAY([.A970:.A970])" office:value-type="float" office:value="2">
            <text:p>2</text:p>
          </table:table-cell>
          <table:table-cell table:formula="of:=ISOWEEKNUM([.A970];1)" office:value-type="float" office:value="44">
            <text:p>44</text:p>
          </table:table-cell>
          <table:table-cell table:formula="of:=MONTH([.A970])" office:value-type="float" office:value="11">
            <text:p>11</text:p>
          </table:table-cell>
          <table:table-cell table:formula="of:=YEAR([.A970])" office:value-type="float" office:value="2010">
            <text:p>2010</text:p>
          </table:table-cell>
          <table:table-cell table:formula="of:=[Sheet1.D970]" office:value-type="float" office:value="1091.69">
            <text:p>1,091.69</text:p>
          </table:table-cell>
          <table:table-cell table:number-columns-repeated="10"/>
        </table:table-row>
        <table:table-row table:style-name="ro2">
          <table:table-cell table:formula="of:=[Sheet1.A971]" office:value-type="string" office:string-value="2010-11-02">
            <text:p>2010-11-02</text:p>
          </table:table-cell>
          <table:table-cell table:formula="of:=WEEKDAY([.A971:.A971])" office:value-type="float" office:value="3">
            <text:p>3</text:p>
          </table:table-cell>
          <table:table-cell table:formula="of:=ISOWEEKNUM([.A971];1)" office:value-type="float" office:value="44">
            <text:p>44</text:p>
          </table:table-cell>
          <table:table-cell table:formula="of:=MONTH([.A971])" office:value-type="float" office:value="11">
            <text:p>11</text:p>
          </table:table-cell>
          <table:table-cell table:formula="of:=YEAR([.A971])" office:value-type="float" office:value="2010">
            <text:p>2010</text:p>
          </table:table-cell>
          <table:table-cell table:formula="of:=[Sheet1.D971]" office:value-type="float" office:value="1096.59">
            <text:p>1,096.59</text:p>
          </table:table-cell>
          <table:table-cell table:number-columns-repeated="10"/>
        </table:table-row>
        <table:table-row table:style-name="ro2">
          <table:table-cell table:formula="of:=[Sheet1.A972]" office:value-type="string" office:string-value="2010-11-03">
            <text:p>2010-11-03</text:p>
          </table:table-cell>
          <table:table-cell table:formula="of:=WEEKDAY([.A972:.A972])" office:value-type="float" office:value="4">
            <text:p>4</text:p>
          </table:table-cell>
          <table:table-cell table:formula="of:=ISOWEEKNUM([.A972];1)" office:value-type="float" office:value="44">
            <text:p>44</text:p>
          </table:table-cell>
          <table:table-cell table:formula="of:=MONTH([.A972])" office:value-type="float" office:value="11">
            <text:p>11</text:p>
          </table:table-cell>
          <table:table-cell table:formula="of:=YEAR([.A972])" office:value-type="float" office:value="2010">
            <text:p>2010</text:p>
          </table:table-cell>
          <table:table-cell table:formula="of:=[Sheet1.D972]" office:value-type="float" office:value="1089.47">
            <text:p>1,089.47</text:p>
          </table:table-cell>
          <table:table-cell table:number-columns-repeated="10"/>
        </table:table-row>
        <table:table-row table:style-name="ro2">
          <table:table-cell table:formula="of:=[Sheet1.A973]" office:value-type="string" office:string-value="2010-11-04">
            <text:p>2010-11-04</text:p>
          </table:table-cell>
          <table:table-cell table:formula="of:=WEEKDAY([.A973:.A973])" office:value-type="float" office:value="5">
            <text:p>5</text:p>
          </table:table-cell>
          <table:table-cell table:formula="of:=ISOWEEKNUM([.A973];1)" office:value-type="float" office:value="44">
            <text:p>44</text:p>
          </table:table-cell>
          <table:table-cell table:formula="of:=MONTH([.A973])" office:value-type="float" office:value="11">
            <text:p>11</text:p>
          </table:table-cell>
          <table:table-cell table:formula="of:=YEAR([.A973])" office:value-type="float" office:value="2010">
            <text:p>2010</text:p>
          </table:table-cell>
          <table:table-cell table:formula="of:=[Sheet1.D973]" office:value-type="float" office:value="1109.37">
            <text:p>1,109.37</text:p>
          </table:table-cell>
          <table:table-cell table:number-columns-repeated="10"/>
        </table:table-row>
        <table:table-row table:style-name="ro2">
          <table:table-cell table:formula="of:=[Sheet1.A974]" office:value-type="string" office:string-value="2010-11-05">
            <text:p>2010-11-05</text:p>
          </table:table-cell>
          <table:table-cell table:formula="of:=WEEKDAY([.A974:.A974])" office:value-type="float" office:value="6">
            <text:p>6</text:p>
          </table:table-cell>
          <table:table-cell table:formula="of:=ISOWEEKNUM([.A974];1)" office:value-type="float" office:value="44">
            <text:p>44</text:p>
          </table:table-cell>
          <table:table-cell table:formula="of:=MONTH([.A974])" office:value-type="float" office:value="11">
            <text:p>11</text:p>
          </table:table-cell>
          <table:table-cell table:formula="of:=YEAR([.A974])" office:value-type="float" office:value="2010">
            <text:p>2010</text:p>
          </table:table-cell>
          <table:table-cell table:formula="of:=[Sheet1.D974]" office:value-type="float" office:value="1098.69">
            <text:p>1,098.69</text:p>
          </table:table-cell>
          <table:table-cell table:number-columns-repeated="10"/>
        </table:table-row>
        <table:table-row table:style-name="ro2">
          <table:table-cell table:formula="of:=[Sheet1.A975]" office:value-type="string" office:string-value="2010-11-08">
            <text:p>2010-11-08</text:p>
          </table:table-cell>
          <table:table-cell table:formula="of:=WEEKDAY([.A975:.A975])" office:value-type="float" office:value="2">
            <text:p>2</text:p>
          </table:table-cell>
          <table:table-cell table:formula="of:=ISOWEEKNUM([.A975];1)" office:value-type="float" office:value="45">
            <text:p>45</text:p>
          </table:table-cell>
          <table:table-cell table:formula="of:=MONTH([.A975])" office:value-type="float" office:value="11">
            <text:p>11</text:p>
          </table:table-cell>
          <table:table-cell table:formula="of:=YEAR([.A975])" office:value-type="float" office:value="2010">
            <text:p>2010</text:p>
          </table:table-cell>
          <table:table-cell table:formula="of:=[Sheet1.D975]" office:value-type="float" office:value="1105.31">
            <text:p>1,105.31</text:p>
          </table:table-cell>
          <table:table-cell table:number-columns-repeated="10"/>
        </table:table-row>
        <table:table-row table:style-name="ro2">
          <table:table-cell table:formula="of:=[Sheet1.A976]" office:value-type="string" office:string-value="2010-11-09">
            <text:p>2010-11-09</text:p>
          </table:table-cell>
          <table:table-cell table:formula="of:=WEEKDAY([.A976:.A976])" office:value-type="float" office:value="3">
            <text:p>3</text:p>
          </table:table-cell>
          <table:table-cell table:formula="of:=ISOWEEKNUM([.A976];1)" office:value-type="float" office:value="45">
            <text:p>45</text:p>
          </table:table-cell>
          <table:table-cell table:formula="of:=MONTH([.A976])" office:value-type="float" office:value="11">
            <text:p>11</text:p>
          </table:table-cell>
          <table:table-cell table:formula="of:=YEAR([.A976])" office:value-type="float" office:value="2010">
            <text:p>2010</text:p>
          </table:table-cell>
          <table:table-cell table:formula="of:=[Sheet1.D976]" office:value-type="float" office:value="1113.42">
            <text:p>1,113.42</text:p>
          </table:table-cell>
          <table:table-cell table:number-columns-repeated="10"/>
        </table:table-row>
        <table:table-row table:style-name="ro2">
          <table:table-cell table:formula="of:=[Sheet1.A977]" office:value-type="string" office:string-value="2010-11-10">
            <text:p>2010-11-10</text:p>
          </table:table-cell>
          <table:table-cell table:formula="of:=WEEKDAY([.A977:.A977])" office:value-type="float" office:value="4">
            <text:p>4</text:p>
          </table:table-cell>
          <table:table-cell table:formula="of:=ISOWEEKNUM([.A977];1)" office:value-type="float" office:value="45">
            <text:p>45</text:p>
          </table:table-cell>
          <table:table-cell table:formula="of:=MONTH([.A977])" office:value-type="float" office:value="11">
            <text:p>11</text:p>
          </table:table-cell>
          <table:table-cell table:formula="of:=YEAR([.A977])" office:value-type="float" office:value="2010">
            <text:p>2010</text:p>
          </table:table-cell>
          <table:table-cell table:formula="of:=[Sheet1.D977]" office:value-type="float" office:value="1106.34">
            <text:p>1,106.34</text:p>
          </table:table-cell>
          <table:table-cell table:number-columns-repeated="10"/>
        </table:table-row>
        <table:table-row table:style-name="ro2">
          <table:table-cell table:formula="of:=[Sheet1.A978]" office:value-type="string" office:string-value="2010-11-11">
            <text:p>2010-11-11</text:p>
          </table:table-cell>
          <table:table-cell table:formula="of:=WEEKDAY([.A978:.A978])" office:value-type="float" office:value="5">
            <text:p>5</text:p>
          </table:table-cell>
          <table:table-cell table:formula="of:=ISOWEEKNUM([.A978];1)" office:value-type="float" office:value="45">
            <text:p>45</text:p>
          </table:table-cell>
          <table:table-cell table:formula="of:=MONTH([.A978])" office:value-type="float" office:value="11">
            <text:p>11</text:p>
          </table:table-cell>
          <table:table-cell table:formula="of:=YEAR([.A978])" office:value-type="float" office:value="2010">
            <text:p>2010</text:p>
          </table:table-cell>
          <table:table-cell table:formula="of:=[Sheet1.D978]" office:value-type="float" office:value="1103.12">
            <text:p>1,103.12</text:p>
          </table:table-cell>
          <table:table-cell table:number-columns-repeated="10"/>
        </table:table-row>
        <table:table-row table:style-name="ro2">
          <table:table-cell table:formula="of:=[Sheet1.A979]" office:value-type="string" office:string-value="2010-11-12">
            <text:p>2010-11-12</text:p>
          </table:table-cell>
          <table:table-cell table:formula="of:=WEEKDAY([.A979:.A979])" office:value-type="float" office:value="6">
            <text:p>6</text:p>
          </table:table-cell>
          <table:table-cell table:formula="of:=ISOWEEKNUM([.A979];1)" office:value-type="float" office:value="45">
            <text:p>45</text:p>
          </table:table-cell>
          <table:table-cell table:formula="of:=MONTH([.A979])" office:value-type="float" office:value="11">
            <text:p>11</text:p>
          </table:table-cell>
          <table:table-cell table:formula="of:=YEAR([.A979])" office:value-type="float" office:value="2010">
            <text:p>2010</text:p>
          </table:table-cell>
          <table:table-cell table:formula="of:=[Sheet1.D979]" office:value-type="float" office:value="1094.55">
            <text:p>1,094.55</text:p>
          </table:table-cell>
          <table:table-cell table:number-columns-repeated="10"/>
        </table:table-row>
        <table:table-row table:style-name="ro2">
          <table:table-cell table:formula="of:=[Sheet1.A980]" office:value-type="string" office:string-value="2010-11-15">
            <text:p>2010-11-15</text:p>
          </table:table-cell>
          <table:table-cell table:formula="of:=WEEKDAY([.A980:.A980])" office:value-type="float" office:value="2">
            <text:p>2</text:p>
          </table:table-cell>
          <table:table-cell table:formula="of:=ISOWEEKNUM([.A980];1)" office:value-type="float" office:value="46">
            <text:p>46</text:p>
          </table:table-cell>
          <table:table-cell table:formula="of:=MONTH([.A980])" office:value-type="float" office:value="11">
            <text:p>11</text:p>
          </table:table-cell>
          <table:table-cell table:formula="of:=YEAR([.A980])" office:value-type="float" office:value="2010">
            <text:p>2010</text:p>
          </table:table-cell>
          <table:table-cell table:formula="of:=[Sheet1.D980]" office:value-type="float" office:value="1104.04">
            <text:p>1,104.04</text:p>
          </table:table-cell>
          <table:table-cell table:number-columns-repeated="10"/>
        </table:table-row>
        <table:table-row table:style-name="ro2">
          <table:table-cell table:formula="of:=[Sheet1.A981]" office:value-type="string" office:string-value="2010-11-16">
            <text:p>2010-11-16</text:p>
          </table:table-cell>
          <table:table-cell table:formula="of:=WEEKDAY([.A981:.A981])" office:value-type="float" office:value="3">
            <text:p>3</text:p>
          </table:table-cell>
          <table:table-cell table:formula="of:=ISOWEEKNUM([.A981];1)" office:value-type="float" office:value="46">
            <text:p>46</text:p>
          </table:table-cell>
          <table:table-cell table:formula="of:=MONTH([.A981])" office:value-type="float" office:value="11">
            <text:p>11</text:p>
          </table:table-cell>
          <table:table-cell table:formula="of:=YEAR([.A981])" office:value-type="float" office:value="2010">
            <text:p>2010</text:p>
          </table:table-cell>
          <table:table-cell table:formula="of:=[Sheet1.D981]" office:value-type="float" office:value="1083.92">
            <text:p>1,083.92</text:p>
          </table:table-cell>
          <table:table-cell table:number-columns-repeated="10"/>
        </table:table-row>
        <table:table-row table:style-name="ro2">
          <table:table-cell table:formula="of:=[Sheet1.A982]" office:value-type="string" office:string-value="2010-11-17">
            <text:p>2010-11-17</text:p>
          </table:table-cell>
          <table:table-cell table:formula="of:=WEEKDAY([.A982:.A982])" office:value-type="float" office:value="4">
            <text:p>4</text:p>
          </table:table-cell>
          <table:table-cell table:formula="of:=ISOWEEKNUM([.A982];1)" office:value-type="float" office:value="46">
            <text:p>46</text:p>
          </table:table-cell>
          <table:table-cell table:formula="of:=MONTH([.A982])" office:value-type="float" office:value="11">
            <text:p>11</text:p>
          </table:table-cell>
          <table:table-cell table:formula="of:=YEAR([.A982])" office:value-type="float" office:value="2010">
            <text:p>2010</text:p>
          </table:table-cell>
          <table:table-cell table:formula="of:=[Sheet1.D982]" office:value-type="float" office:value="1086.53">
            <text:p>1,086.53</text:p>
          </table:table-cell>
          <table:table-cell table:number-columns-repeated="10"/>
        </table:table-row>
        <table:table-row table:style-name="ro2">
          <table:table-cell table:formula="of:=[Sheet1.A983]" office:value-type="string" office:string-value="2010-11-18">
            <text:p>2010-11-18</text:p>
          </table:table-cell>
          <table:table-cell table:formula="of:=WEEKDAY([.A983:.A983])" office:value-type="float" office:value="5">
            <text:p>5</text:p>
          </table:table-cell>
          <table:table-cell table:formula="of:=ISOWEEKNUM([.A983];1)" office:value-type="float" office:value="46">
            <text:p>46</text:p>
          </table:table-cell>
          <table:table-cell table:formula="of:=MONTH([.A983])" office:value-type="float" office:value="11">
            <text:p>11</text:p>
          </table:table-cell>
          <table:table-cell table:formula="of:=YEAR([.A983])" office:value-type="float" office:value="2010">
            <text:p>2010</text:p>
          </table:table-cell>
          <table:table-cell table:formula="of:=[Sheet1.D983]" office:value-type="float" office:value="1106.32">
            <text:p>1,106.32</text:p>
          </table:table-cell>
          <table:table-cell table:number-columns-repeated="10"/>
        </table:table-row>
        <table:table-row table:style-name="ro2">
          <table:table-cell table:formula="of:=[Sheet1.A984]" office:value-type="string" office:string-value="2010-11-19">
            <text:p>2010-11-19</text:p>
          </table:table-cell>
          <table:table-cell table:formula="of:=WEEKDAY([.A984:.A984])" office:value-type="float" office:value="6">
            <text:p>6</text:p>
          </table:table-cell>
          <table:table-cell table:formula="of:=ISOWEEKNUM([.A984];1)" office:value-type="float" office:value="46">
            <text:p>46</text:p>
          </table:table-cell>
          <table:table-cell table:formula="of:=MONTH([.A984])" office:value-type="float" office:value="11">
            <text:p>11</text:p>
          </table:table-cell>
          <table:table-cell table:formula="of:=YEAR([.A984])" office:value-type="float" office:value="2010">
            <text:p>2010</text:p>
          </table:table-cell>
          <table:table-cell table:formula="of:=[Sheet1.D984]" office:value-type="float" office:value="1110.55">
            <text:p>1,110.55</text:p>
          </table:table-cell>
          <table:table-cell table:number-columns-repeated="10"/>
        </table:table-row>
        <table:table-row table:style-name="ro2">
          <table:table-cell table:formula="of:=[Sheet1.A985]" office:value-type="string" office:string-value="2010-11-22">
            <text:p>2010-11-22</text:p>
          </table:table-cell>
          <table:table-cell table:formula="of:=WEEKDAY([.A985:.A985])" office:value-type="float" office:value="2">
            <text:p>2</text:p>
          </table:table-cell>
          <table:table-cell table:formula="of:=ISOWEEKNUM([.A985];1)" office:value-type="float" office:value="47">
            <text:p>47</text:p>
          </table:table-cell>
          <table:table-cell table:formula="of:=MONTH([.A985])" office:value-type="float" office:value="11">
            <text:p>11</text:p>
          </table:table-cell>
          <table:table-cell table:formula="of:=YEAR([.A985])" office:value-type="float" office:value="2010">
            <text:p>2010</text:p>
          </table:table-cell>
          <table:table-cell table:formula="of:=[Sheet1.D985]" office:value-type="float" office:value="1106.55">
            <text:p>1,106.55</text:p>
          </table:table-cell>
          <table:table-cell table:number-columns-repeated="10"/>
        </table:table-row>
        <table:table-row table:style-name="ro2">
          <table:table-cell table:formula="of:=[Sheet1.A986]" office:value-type="string" office:string-value="2010-11-23">
            <text:p>2010-11-23</text:p>
          </table:table-cell>
          <table:table-cell table:formula="of:=WEEKDAY([.A986:.A986])" office:value-type="float" office:value="3">
            <text:p>3</text:p>
          </table:table-cell>
          <table:table-cell table:formula="of:=ISOWEEKNUM([.A986];1)" office:value-type="float" office:value="47">
            <text:p>47</text:p>
          </table:table-cell>
          <table:table-cell table:formula="of:=MONTH([.A986])" office:value-type="float" office:value="11">
            <text:p>11</text:p>
          </table:table-cell>
          <table:table-cell table:formula="of:=YEAR([.A986])" office:value-type="float" office:value="2010">
            <text:p>2010</text:p>
          </table:table-cell>
          <table:table-cell table:formula="of:=[Sheet1.D986]" office:value-type="float" office:value="1088.81">
            <text:p>1,088.81</text:p>
          </table:table-cell>
          <table:table-cell table:number-columns-repeated="10"/>
        </table:table-row>
        <table:table-row table:style-name="ro2">
          <table:table-cell table:formula="of:=[Sheet1.A987]" office:value-type="string" office:string-value="2010-11-24">
            <text:p>2010-11-24</text:p>
          </table:table-cell>
          <table:table-cell table:formula="of:=WEEKDAY([.A987:.A987])" office:value-type="float" office:value="4">
            <text:p>4</text:p>
          </table:table-cell>
          <table:table-cell table:formula="of:=ISOWEEKNUM([.A987];1)" office:value-type="float" office:value="47">
            <text:p>47</text:p>
          </table:table-cell>
          <table:table-cell table:formula="of:=MONTH([.A987])" office:value-type="float" office:value="11">
            <text:p>11</text:p>
          </table:table-cell>
          <table:table-cell table:formula="of:=YEAR([.A987])" office:value-type="float" office:value="2010">
            <text:p>2010</text:p>
          </table:table-cell>
          <table:table-cell table:formula="of:=[Sheet1.D987]" office:value-type="float" office:value="1100">
            <text:p>1,100.00</text:p>
          </table:table-cell>
          <table:table-cell table:number-columns-repeated="10"/>
        </table:table-row>
        <table:table-row table:style-name="ro2">
          <table:table-cell table:formula="of:=[Sheet1.A988]" office:value-type="string" office:string-value="2010-11-25">
            <text:p>2010-11-25</text:p>
          </table:table-cell>
          <table:table-cell table:formula="of:=WEEKDAY([.A988:.A988])" office:value-type="float" office:value="5">
            <text:p>5</text:p>
          </table:table-cell>
          <table:table-cell table:formula="of:=ISOWEEKNUM([.A988];1)" office:value-type="float" office:value="47">
            <text:p>47</text:p>
          </table:table-cell>
          <table:table-cell table:formula="of:=MONTH([.A988])" office:value-type="float" office:value="11">
            <text:p>11</text:p>
          </table:table-cell>
          <table:table-cell table:formula="of:=YEAR([.A988])" office:value-type="float" office:value="2010">
            <text:p>2010</text:p>
          </table:table-cell>
          <table:table-cell table:formula="of:=[Sheet1.D988]" office:value-type="float" office:value="1111.16">
            <text:p>1,111.16</text:p>
          </table:table-cell>
          <table:table-cell table:number-columns-repeated="10"/>
        </table:table-row>
        <table:table-row table:style-name="ro2">
          <table:table-cell table:formula="of:=[Sheet1.A989]" office:value-type="string" office:string-value="2010-11-26">
            <text:p>2010-11-26</text:p>
          </table:table-cell>
          <table:table-cell table:formula="of:=WEEKDAY([.A989:.A989])" office:value-type="float" office:value="6">
            <text:p>6</text:p>
          </table:table-cell>
          <table:table-cell table:formula="of:=ISOWEEKNUM([.A989];1)" office:value-type="float" office:value="47">
            <text:p>47</text:p>
          </table:table-cell>
          <table:table-cell table:formula="of:=MONTH([.A989])" office:value-type="float" office:value="11">
            <text:p>11</text:p>
          </table:table-cell>
          <table:table-cell table:formula="of:=YEAR([.A989])" office:value-type="float" office:value="2010">
            <text:p>2010</text:p>
          </table:table-cell>
          <table:table-cell table:formula="of:=[Sheet1.D989]" office:value-type="float" office:value="1110.11">
            <text:p>1,110.11</text:p>
          </table:table-cell>
          <table:table-cell table:number-columns-repeated="10"/>
        </table:table-row>
        <table:table-row table:style-name="ro2">
          <table:table-cell table:formula="of:=[Sheet1.A990]" office:value-type="string" office:string-value="2010-11-29">
            <text:p>2010-11-29</text:p>
          </table:table-cell>
          <table:table-cell table:formula="of:=WEEKDAY([.A990:.A990])" office:value-type="float" office:value="2">
            <text:p>2</text:p>
          </table:table-cell>
          <table:table-cell table:formula="of:=ISOWEEKNUM([.A990];1)" office:value-type="float" office:value="48">
            <text:p>48</text:p>
          </table:table-cell>
          <table:table-cell table:formula="of:=MONTH([.A990])" office:value-type="float" office:value="11">
            <text:p>11</text:p>
          </table:table-cell>
          <table:table-cell table:formula="of:=YEAR([.A990])" office:value-type="float" office:value="2010">
            <text:p>2010</text:p>
          </table:table-cell>
          <table:table-cell table:formula="of:=[Sheet1.D990]" office:value-type="float" office:value="1104.35">
            <text:p>1,104.35</text:p>
          </table:table-cell>
          <table:table-cell table:number-columns-repeated="10"/>
        </table:table-row>
        <table:table-row table:style-name="ro2">
          <table:table-cell table:formula="of:=[Sheet1.A991]" office:value-type="string" office:string-value="2010-11-30">
            <text:p>2010-11-30</text:p>
          </table:table-cell>
          <table:table-cell table:formula="of:=WEEKDAY([.A991:.A991])" office:value-type="float" office:value="3">
            <text:p>3</text:p>
          </table:table-cell>
          <table:table-cell table:formula="of:=ISOWEEKNUM([.A991];1)" office:value-type="float" office:value="48">
            <text:p>48</text:p>
          </table:table-cell>
          <table:table-cell table:formula="of:=MONTH([.A991])" office:value-type="float" office:value="11">
            <text:p>11</text:p>
          </table:table-cell>
          <table:table-cell table:formula="of:=YEAR([.A991])" office:value-type="float" office:value="2010">
            <text:p>2010</text:p>
          </table:table-cell>
          <table:table-cell table:formula="of:=[Sheet1.D991]" office:value-type="float" office:value="1107.05">
            <text:p>1,107.05</text:p>
          </table:table-cell>
          <table:table-cell table:number-columns-repeated="10"/>
        </table:table-row>
        <table:table-row table:style-name="ro2">
          <table:table-cell table:formula="of:=[Sheet1.A992]" office:value-type="string" office:string-value="2010-12-01">
            <text:p>2010-12-01</text:p>
          </table:table-cell>
          <table:table-cell table:formula="of:=WEEKDAY([.A992:.A992])" office:value-type="float" office:value="4">
            <text:p>4</text:p>
          </table:table-cell>
          <table:table-cell table:formula="of:=ISOWEEKNUM([.A992];1)" office:value-type="float" office:value="48">
            <text:p>48</text:p>
          </table:table-cell>
          <table:table-cell table:formula="of:=MONTH([.A992])" office:value-type="float" office:value="12">
            <text:p>12</text:p>
          </table:table-cell>
          <table:table-cell table:formula="of:=YEAR([.A992])" office:value-type="float" office:value="2010">
            <text:p>2010</text:p>
          </table:table-cell>
          <table:table-cell table:formula="of:=[Sheet1.D992]" office:value-type="float" office:value="1134.27">
            <text:p>1,134.27</text:p>
          </table:table-cell>
          <table:table-cell table:number-columns-repeated="10"/>
        </table:table-row>
        <table:table-row table:style-name="ro2">
          <table:table-cell table:formula="of:=[Sheet1.A993]" office:value-type="string" office:string-value="2010-12-02">
            <text:p>2010-12-02</text:p>
          </table:table-cell>
          <table:table-cell table:formula="of:=WEEKDAY([.A993:.A993])" office:value-type="float" office:value="5">
            <text:p>5</text:p>
          </table:table-cell>
          <table:table-cell table:formula="of:=ISOWEEKNUM([.A993];1)" office:value-type="float" office:value="48">
            <text:p>48</text:p>
          </table:table-cell>
          <table:table-cell table:formula="of:=MONTH([.A993])" office:value-type="float" office:value="12">
            <text:p>12</text:p>
          </table:table-cell>
          <table:table-cell table:formula="of:=YEAR([.A993])" office:value-type="float" office:value="2010">
            <text:p>2010</text:p>
          </table:table-cell>
          <table:table-cell table:formula="of:=[Sheet1.D993]" office:value-type="float" office:value="1145.51">
            <text:p>1,145.51</text:p>
          </table:table-cell>
          <table:table-cell table:number-columns-repeated="10"/>
        </table:table-row>
        <table:table-row table:style-name="ro2">
          <table:table-cell table:formula="of:=[Sheet1.A994]" office:value-type="string" office:string-value="2010-12-03">
            <text:p>2010-12-03</text:p>
          </table:table-cell>
          <table:table-cell table:formula="of:=WEEKDAY([.A994:.A994])" office:value-type="float" office:value="6">
            <text:p>6</text:p>
          </table:table-cell>
          <table:table-cell table:formula="of:=ISOWEEKNUM([.A994];1)" office:value-type="float" office:value="48">
            <text:p>48</text:p>
          </table:table-cell>
          <table:table-cell table:formula="of:=MONTH([.A994])" office:value-type="float" office:value="12">
            <text:p>12</text:p>
          </table:table-cell>
          <table:table-cell table:formula="of:=YEAR([.A994])" office:value-type="float" office:value="2010">
            <text:p>2010</text:p>
          </table:table-cell>
          <table:table-cell table:formula="of:=[Sheet1.D994]" office:value-type="float" office:value="1149.56">
            <text:p>1,149.56</text:p>
          </table:table-cell>
          <table:table-cell table:number-columns-repeated="10"/>
        </table:table-row>
        <table:table-row table:style-name="ro2">
          <table:table-cell table:formula="of:=[Sheet1.A995]" office:value-type="string" office:string-value="2010-12-06">
            <text:p>2010-12-06</text:p>
          </table:table-cell>
          <table:table-cell table:formula="of:=WEEKDAY([.A995:.A995])" office:value-type="float" office:value="2">
            <text:p>2</text:p>
          </table:table-cell>
          <table:table-cell table:formula="of:=ISOWEEKNUM([.A995];1)" office:value-type="float" office:value="49">
            <text:p>49</text:p>
          </table:table-cell>
          <table:table-cell table:formula="of:=MONTH([.A995])" office:value-type="float" office:value="12">
            <text:p>12</text:p>
          </table:table-cell>
          <table:table-cell table:formula="of:=YEAR([.A995])" office:value-type="float" office:value="2010">
            <text:p>2010</text:p>
          </table:table-cell>
          <table:table-cell table:formula="of:=[Sheet1.D995]" office:value-type="float" office:value="1144.44">
            <text:p>1,144.44</text:p>
          </table:table-cell>
          <table:table-cell table:number-columns-repeated="10"/>
        </table:table-row>
        <table:table-row table:style-name="ro2">
          <table:table-cell table:formula="of:=[Sheet1.A996]" office:value-type="string" office:string-value="2010-12-07">
            <text:p>2010-12-07</text:p>
          </table:table-cell>
          <table:table-cell table:formula="of:=WEEKDAY([.A996:.A996])" office:value-type="float" office:value="3">
            <text:p>3</text:p>
          </table:table-cell>
          <table:table-cell table:formula="of:=ISOWEEKNUM([.A996];1)" office:value-type="float" office:value="49">
            <text:p>49</text:p>
          </table:table-cell>
          <table:table-cell table:formula="of:=MONTH([.A996])" office:value-type="float" office:value="12">
            <text:p>12</text:p>
          </table:table-cell>
          <table:table-cell table:formula="of:=YEAR([.A996])" office:value-type="float" office:value="2010">
            <text:p>2010</text:p>
          </table:table-cell>
          <table:table-cell table:formula="of:=[Sheet1.D996]" office:value-type="float" office:value="1148.98">
            <text:p>1,148.98</text:p>
          </table:table-cell>
          <table:table-cell table:number-columns-repeated="10"/>
        </table:table-row>
        <table:table-row table:style-name="ro2">
          <table:table-cell table:formula="of:=[Sheet1.A997]" office:value-type="string" office:string-value="2010-12-08">
            <text:p>2010-12-08</text:p>
          </table:table-cell>
          <table:table-cell table:formula="of:=WEEKDAY([.A997:.A997])" office:value-type="float" office:value="4">
            <text:p>4</text:p>
          </table:table-cell>
          <table:table-cell table:formula="of:=ISOWEEKNUM([.A997];1)" office:value-type="float" office:value="49">
            <text:p>49</text:p>
          </table:table-cell>
          <table:table-cell table:formula="of:=MONTH([.A997])" office:value-type="float" office:value="12">
            <text:p>12</text:p>
          </table:table-cell>
          <table:table-cell table:formula="of:=YEAR([.A997])" office:value-type="float" office:value="2010">
            <text:p>2010</text:p>
          </table:table-cell>
          <table:table-cell table:formula="of:=[Sheet1.D997]" office:value-type="float" office:value="1145.63">
            <text:p>1,145.63</text:p>
          </table:table-cell>
          <table:table-cell table:number-columns-repeated="10"/>
        </table:table-row>
        <table:table-row table:style-name="ro2">
          <table:table-cell table:formula="of:=[Sheet1.A998]" office:value-type="string" office:string-value="2010-12-09">
            <text:p>2010-12-09</text:p>
          </table:table-cell>
          <table:table-cell table:formula="of:=WEEKDAY([.A998:.A998])" office:value-type="float" office:value="5">
            <text:p>5</text:p>
          </table:table-cell>
          <table:table-cell table:formula="of:=ISOWEEKNUM([.A998];1)" office:value-type="float" office:value="49">
            <text:p>49</text:p>
          </table:table-cell>
          <table:table-cell table:formula="of:=MONTH([.A998])" office:value-type="float" office:value="12">
            <text:p>12</text:p>
          </table:table-cell>
          <table:table-cell table:formula="of:=YEAR([.A998])" office:value-type="float" office:value="2010">
            <text:p>2010</text:p>
          </table:table-cell>
          <table:table-cell table:formula="of:=[Sheet1.D998]" office:value-type="float" office:value="1133.52">
            <text:p>1,133.52</text:p>
          </table:table-cell>
          <table:table-cell table:number-columns-repeated="10"/>
        </table:table-row>
        <table:table-row table:style-name="ro2">
          <table:table-cell table:formula="of:=[Sheet1.A999]" office:value-type="string" office:string-value="2010-12-10">
            <text:p>2010-12-10</text:p>
          </table:table-cell>
          <table:table-cell table:formula="of:=WEEKDAY([.A999:.A999])" office:value-type="float" office:value="6">
            <text:p>6</text:p>
          </table:table-cell>
          <table:table-cell table:formula="of:=ISOWEEKNUM([.A999];1)" office:value-type="float" office:value="49">
            <text:p>49</text:p>
          </table:table-cell>
          <table:table-cell table:formula="of:=MONTH([.A999])" office:value-type="float" office:value="12">
            <text:p>12</text:p>
          </table:table-cell>
          <table:table-cell table:formula="of:=YEAR([.A999])" office:value-type="float" office:value="2010">
            <text:p>2010</text:p>
          </table:table-cell>
          <table:table-cell table:formula="of:=[Sheet1.D999]" office:value-type="float" office:value="1139.16">
            <text:p>1,139.16</text:p>
          </table:table-cell>
          <table:table-cell table:number-columns-repeated="10"/>
        </table:table-row>
        <table:table-row table:style-name="ro2">
          <table:table-cell table:formula="of:=[Sheet1.A1000]" office:value-type="string" office:string-value="2010-12-13">
            <text:p>2010-12-13</text:p>
          </table:table-cell>
          <table:table-cell table:formula="of:=WEEKDAY([.A1000:.A1000])" office:value-type="float" office:value="2">
            <text:p>2</text:p>
          </table:table-cell>
          <table:table-cell table:formula="of:=ISOWEEKNUM([.A1000];1)" office:value-type="float" office:value="50">
            <text:p>50</text:p>
          </table:table-cell>
          <table:table-cell table:formula="of:=MONTH([.A1000])" office:value-type="float" office:value="12">
            <text:p>12</text:p>
          </table:table-cell>
          <table:table-cell table:formula="of:=YEAR([.A1000])" office:value-type="float" office:value="2010">
            <text:p>2010</text:p>
          </table:table-cell>
          <table:table-cell table:formula="of:=[Sheet1.D1000]" office:value-type="float" office:value="1146.15">
            <text:p>1,146.15</text:p>
          </table:table-cell>
          <table:table-cell table:number-columns-repeated="10"/>
        </table:table-row>
        <table:table-row table:style-name="ro2">
          <table:table-cell table:formula="of:=[Sheet1.A1001]" office:value-type="string" office:string-value="2010-12-14">
            <text:p>2010-12-14</text:p>
          </table:table-cell>
          <table:table-cell table:formula="of:=WEEKDAY([.A1001:.A1001])" office:value-type="float" office:value="3">
            <text:p>3</text:p>
          </table:table-cell>
          <table:table-cell table:formula="of:=ISOWEEKNUM([.A1001];1)" office:value-type="float" office:value="50">
            <text:p>50</text:p>
          </table:table-cell>
          <table:table-cell table:formula="of:=MONTH([.A1001])" office:value-type="float" office:value="12">
            <text:p>12</text:p>
          </table:table-cell>
          <table:table-cell table:formula="of:=YEAR([.A1001])" office:value-type="float" office:value="2010">
            <text:p>2010</text:p>
          </table:table-cell>
          <table:table-cell table:formula="of:=[Sheet1.D1001]" office:value-type="float" office:value="1155.84">
            <text:p>1,155.84</text:p>
          </table:table-cell>
          <table:table-cell table:number-columns-repeated="10"/>
        </table:table-row>
        <table:table-row table:style-name="ro2">
          <table:table-cell table:formula="of:=[Sheet1.A1002]" office:value-type="string" office:string-value="2010-12-15">
            <text:p>2010-12-15</text:p>
          </table:table-cell>
          <table:table-cell table:formula="of:=WEEKDAY([.A1002:.A1002])" office:value-type="float" office:value="4">
            <text:p>4</text:p>
          </table:table-cell>
          <table:table-cell table:formula="of:=ISOWEEKNUM([.A1002];1)" office:value-type="float" office:value="50">
            <text:p>50</text:p>
          </table:table-cell>
          <table:table-cell table:formula="of:=MONTH([.A1002])" office:value-type="float" office:value="12">
            <text:p>12</text:p>
          </table:table-cell>
          <table:table-cell table:formula="of:=YEAR([.A1002])" office:value-type="float" office:value="2010">
            <text:p>2010</text:p>
          </table:table-cell>
          <table:table-cell table:formula="of:=[Sheet1.D1002]" office:value-type="float" office:value="1156.4">
            <text:p>1,156.40</text:p>
          </table:table-cell>
          <table:table-cell table:number-columns-repeated="10"/>
        </table:table-row>
        <table:table-row table:style-name="ro2">
          <table:table-cell table:formula="of:=[Sheet1.A1003]" office:value-type="string" office:string-value="2010-12-16">
            <text:p>2010-12-16</text:p>
          </table:table-cell>
          <table:table-cell table:formula="of:=WEEKDAY([.A1003:.A1003])" office:value-type="float" office:value="5">
            <text:p>5</text:p>
          </table:table-cell>
          <table:table-cell table:formula="of:=ISOWEEKNUM([.A1003];1)" office:value-type="float" office:value="50">
            <text:p>50</text:p>
          </table:table-cell>
          <table:table-cell table:formula="of:=MONTH([.A1003])" office:value-type="float" office:value="12">
            <text:p>12</text:p>
          </table:table-cell>
          <table:table-cell table:formula="of:=YEAR([.A1003])" office:value-type="float" office:value="2010">
            <text:p>2010</text:p>
          </table:table-cell>
          <table:table-cell table:formula="of:=[Sheet1.D1003]" office:value-type="float" office:value="1153.85">
            <text:p>1,153.85</text:p>
          </table:table-cell>
          <table:table-cell table:number-columns-repeated="10"/>
        </table:table-row>
        <table:table-row table:style-name="ro2">
          <table:table-cell table:formula="of:=[Sheet1.A1004]" office:value-type="string" office:string-value="2010-12-17">
            <text:p>2010-12-17</text:p>
          </table:table-cell>
          <table:table-cell table:formula="of:=WEEKDAY([.A1004:.A1004])" office:value-type="float" office:value="6">
            <text:p>6</text:p>
          </table:table-cell>
          <table:table-cell table:formula="of:=ISOWEEKNUM([.A1004];1)" office:value-type="float" office:value="50">
            <text:p>50</text:p>
          </table:table-cell>
          <table:table-cell table:formula="of:=MONTH([.A1004])" office:value-type="float" office:value="12">
            <text:p>12</text:p>
          </table:table-cell>
          <table:table-cell table:formula="of:=YEAR([.A1004])" office:value-type="float" office:value="2010">
            <text:p>2010</text:p>
          </table:table-cell>
          <table:table-cell table:formula="of:=[Sheet1.D1004]" office:value-type="float" office:value="1153.13">
            <text:p>1,153.13</text:p>
          </table:table-cell>
          <table:table-cell table:number-columns-repeated="10"/>
        </table:table-row>
        <table:table-row table:style-name="ro2">
          <table:table-cell table:formula="of:=[Sheet1.A1005]" office:value-type="string" office:string-value="2010-12-20">
            <text:p>2010-12-20</text:p>
          </table:table-cell>
          <table:table-cell table:formula="of:=WEEKDAY([.A1005:.A1005])" office:value-type="float" office:value="2">
            <text:p>2</text:p>
          </table:table-cell>
          <table:table-cell table:formula="of:=ISOWEEKNUM([.A1005];1)" office:value-type="float" office:value="51">
            <text:p>51</text:p>
          </table:table-cell>
          <table:table-cell table:formula="of:=MONTH([.A1005])" office:value-type="float" office:value="12">
            <text:p>12</text:p>
          </table:table-cell>
          <table:table-cell table:formula="of:=YEAR([.A1005])" office:value-type="float" office:value="2010">
            <text:p>2010</text:p>
          </table:table-cell>
          <table:table-cell table:formula="of:=[Sheet1.D1005]" office:value-type="float" office:value="1154.19">
            <text:p>1,154.19</text:p>
          </table:table-cell>
          <table:table-cell table:number-columns-repeated="10"/>
        </table:table-row>
        <table:table-row table:style-name="ro2">
          <table:table-cell table:formula="of:=[Sheet1.A1006]" office:value-type="string" office:string-value="2010-12-21">
            <text:p>2010-12-21</text:p>
          </table:table-cell>
          <table:table-cell table:formula="of:=WEEKDAY([.A1006:.A1006])" office:value-type="float" office:value="3">
            <text:p>3</text:p>
          </table:table-cell>
          <table:table-cell table:formula="of:=ISOWEEKNUM([.A1006];1)" office:value-type="float" office:value="51">
            <text:p>51</text:p>
          </table:table-cell>
          <table:table-cell table:formula="of:=MONTH([.A1006])" office:value-type="float" office:value="12">
            <text:p>12</text:p>
          </table:table-cell>
          <table:table-cell table:formula="of:=YEAR([.A1006])" office:value-type="float" office:value="2010">
            <text:p>2010</text:p>
          </table:table-cell>
          <table:table-cell table:formula="of:=[Sheet1.D1006]" office:value-type="float" office:value="1166">
            <text:p>1,166.00</text:p>
          </table:table-cell>
          <table:table-cell table:number-columns-repeated="10"/>
        </table:table-row>
        <table:table-row table:style-name="ro2">
          <table:table-cell table:formula="of:=[Sheet1.A1007]" office:value-type="string" office:string-value="2010-12-22">
            <text:p>2010-12-22</text:p>
          </table:table-cell>
          <table:table-cell table:formula="of:=WEEKDAY([.A1007:.A1007])" office:value-type="float" office:value="4">
            <text:p>4</text:p>
          </table:table-cell>
          <table:table-cell table:formula="of:=ISOWEEKNUM([.A1007];1)" office:value-type="float" office:value="51">
            <text:p>51</text:p>
          </table:table-cell>
          <table:table-cell table:formula="of:=MONTH([.A1007])" office:value-type="float" office:value="12">
            <text:p>12</text:p>
          </table:table-cell>
          <table:table-cell table:formula="of:=YEAR([.A1007])" office:value-type="float" office:value="2010">
            <text:p>2010</text:p>
          </table:table-cell>
          <table:table-cell table:formula="of:=[Sheet1.D1007]" office:value-type="float" office:value="1163.27">
            <text:p>1,163.27</text:p>
          </table:table-cell>
          <table:table-cell table:number-columns-repeated="10"/>
        </table:table-row>
        <table:table-row table:style-name="ro2">
          <table:table-cell table:formula="of:=[Sheet1.A1008]" office:value-type="string" office:string-value="2010-12-23">
            <text:p>2010-12-23</text:p>
          </table:table-cell>
          <table:table-cell table:formula="of:=WEEKDAY([.A1008:.A1008])" office:value-type="float" office:value="5">
            <text:p>5</text:p>
          </table:table-cell>
          <table:table-cell table:formula="of:=ISOWEEKNUM([.A1008];1)" office:value-type="float" office:value="51">
            <text:p>51</text:p>
          </table:table-cell>
          <table:table-cell table:formula="of:=MONTH([.A1008])" office:value-type="float" office:value="12">
            <text:p>12</text:p>
          </table:table-cell>
          <table:table-cell table:formula="of:=YEAR([.A1008])" office:value-type="float" office:value="2010">
            <text:p>2010</text:p>
          </table:table-cell>
          <table:table-cell table:formula="of:=[Sheet1.D1008]" office:value-type="float" office:value="1160.55">
            <text:p>1,160.55</text:p>
          </table:table-cell>
          <table:table-cell table:number-columns-repeated="10"/>
        </table:table-row>
        <table:table-row table:style-name="ro2">
          <table:table-cell table:formula="of:=[Sheet1.A1009]" office:value-type="string" office:string-value="2010-12-27">
            <text:p>2010-12-27</text:p>
          </table:table-cell>
          <table:table-cell table:formula="of:=WEEKDAY([.A1009:.A1009])" office:value-type="float" office:value="2">
            <text:p>2</text:p>
          </table:table-cell>
          <table:table-cell table:formula="of:=ISOWEEKNUM([.A1009];1)" office:value-type="float" office:value="52">
            <text:p>52</text:p>
          </table:table-cell>
          <table:table-cell table:formula="of:=MONTH([.A1009])" office:value-type="float" office:value="12">
            <text:p>12</text:p>
          </table:table-cell>
          <table:table-cell table:formula="of:=YEAR([.A1009])" office:value-type="float" office:value="2010">
            <text:p>2010</text:p>
          </table:table-cell>
          <table:table-cell table:formula="of:=[Sheet1.D1009]" office:value-type="float" office:value="1160.28">
            <text:p>1,160.28</text:p>
          </table:table-cell>
          <table:table-cell table:number-columns-repeated="10"/>
        </table:table-row>
        <table:table-row table:style-name="ro2">
          <table:table-cell table:formula="of:=[Sheet1.A1010]" office:value-type="string" office:string-value="2010-12-28">
            <text:p>2010-12-28</text:p>
          </table:table-cell>
          <table:table-cell table:formula="of:=WEEKDAY([.A1010:.A1010])" office:value-type="float" office:value="3">
            <text:p>3</text:p>
          </table:table-cell>
          <table:table-cell table:formula="of:=ISOWEEKNUM([.A1010];1)" office:value-type="float" office:value="52">
            <text:p>52</text:p>
          </table:table-cell>
          <table:table-cell table:formula="of:=MONTH([.A1010])" office:value-type="float" office:value="12">
            <text:p>12</text:p>
          </table:table-cell>
          <table:table-cell table:formula="of:=YEAR([.A1010])" office:value-type="float" office:value="2010">
            <text:p>2010</text:p>
          </table:table-cell>
          <table:table-cell table:formula="of:=[Sheet1.D1010]" office:value-type="float" office:value="1159.8">
            <text:p>1,159.80</text:p>
          </table:table-cell>
          <table:table-cell table:number-columns-repeated="10"/>
        </table:table-row>
        <table:table-row table:style-name="ro2">
          <table:table-cell table:formula="of:=[Sheet1.A1011]" office:value-type="string" office:string-value="2010-12-29">
            <text:p>2010-12-29</text:p>
          </table:table-cell>
          <table:table-cell table:formula="of:=WEEKDAY([.A1011:.A1011])" office:value-type="float" office:value="4">
            <text:p>4</text:p>
          </table:table-cell>
          <table:table-cell table:formula="of:=ISOWEEKNUM([.A1011];1)" office:value-type="float" office:value="52">
            <text:p>52</text:p>
          </table:table-cell>
          <table:table-cell table:formula="of:=MONTH([.A1011])" office:value-type="float" office:value="12">
            <text:p>12</text:p>
          </table:table-cell>
          <table:table-cell table:formula="of:=YEAR([.A1011])" office:value-type="float" office:value="2010">
            <text:p>2010</text:p>
          </table:table-cell>
          <table:table-cell table:formula="of:=[Sheet1.D1011]" office:value-type="float" office:value="1165.11">
            <text:p>1,165.11</text:p>
          </table:table-cell>
          <table:table-cell table:number-columns-repeated="10"/>
        </table:table-row>
        <table:table-row table:style-name="ro2">
          <table:table-cell table:formula="of:=[Sheet1.A1012]" office:value-type="string" office:string-value="2010-12-30">
            <text:p>2010-12-30</text:p>
          </table:table-cell>
          <table:table-cell table:formula="of:=WEEKDAY([.A1012:.A1012])" office:value-type="float" office:value="5">
            <text:p>5</text:p>
          </table:table-cell>
          <table:table-cell table:formula="of:=ISOWEEKNUM([.A1012];1)" office:value-type="float" office:value="52">
            <text:p>52</text:p>
          </table:table-cell>
          <table:table-cell table:formula="of:=MONTH([.A1012])" office:value-type="float" office:value="12">
            <text:p>12</text:p>
          </table:table-cell>
          <table:table-cell table:formula="of:=YEAR([.A1012])" office:value-type="float" office:value="2010">
            <text:p>2010</text:p>
          </table:table-cell>
          <table:table-cell table:formula="of:=[Sheet1.D1012]" office:value-type="float" office:value="1155.57">
            <text:p>1,155.57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6">01/16/2011</text:date>, <text:time>15:2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16T15:29:17</dc:date>
    <dc:creator>Michael Green</dc:creator>
    <meta:editing-duration>PT01H14M40S</meta:editing-duration>
    <meta:editing-cycles>5</meta:editing-cycles>
    <meta:document-statistic meta:table-count="2" meta:cell-count="1158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mean-value="tru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53cm" svg:height="7cm" xlink:href=".." chart:class="chart:bar" chart:style-name="ch1">
        <chart:legend chart:legend-position="end" svg:x="12.636cm" svg:y="3.218cm" chart:style-name="ch2"/>
        <chart:plot-area chart:style-name="ch3" table:cell-range-address="Sheet2.N2:Sheet2.N13" svg:x="0.297cm" svg:y="0.14cm" svg:width="12.043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N2:Sheet2.N13" chart:class="chart:bar">
            <chart:mean-value chart:style-name="ch8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3.841566265061">
                <text:p text:id="Sheet2.N2:Sheet2.N13">943.8415662650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8.253580246914">
                <text:p>938.253580246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5.687294117647">
                <text:p>945.687294117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2.88407407407">
                <text:p>1002.88407407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9.017590361446">
                <text:p>989.017590361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0.215">
                <text:p>970.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9.747282608696">
                <text:p>989.747282608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3.64988505747">
                <text:p>1003.64988505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6.779418604652">
                <text:p>996.779418604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8.826292134832">
                <text:p>968.826292134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8.43705882353">
                <text:p>958.43705882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5.552597402598">
                <text:p>965.5525974025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